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1.739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5638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9839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1.0945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4492in"/>
    </style:style>
    <style:style style:name="co19" style:family="table-column">
      <style:table-column-properties fo:break-before="auto" style:column-width="0.7319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0.2917in"/>
    </style:style>
    <style:style style:name="co22" style:family="table-column">
      <style:table-column-properties fo:break-before="auto" style:column-width="0.7409in"/>
    </style:style>
    <style:style style:name="co23" style:family="table-column">
      <style:table-column-properties fo:break-before="auto" style:column-width="0.7898in"/>
    </style:style>
    <style:style style:name="co24" style:family="table-column">
      <style:table-column-properties fo:break-before="auto" style:column-width="0.7283in"/>
    </style:style>
    <style:style style:name="co25" style:family="table-column">
      <style:table-column-properties fo:break-before="auto" style:column-width="0.5583in"/>
    </style:style>
    <style:style style:name="co26" style:family="table-column">
      <style:table-column-properties fo:break-before="auto" style:column-width="0.6134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1.0083in"/>
    </style:style>
    <style:style style:name="co29" style:family="table-column">
      <style:table-column-properties fo:break-before="auto" style:column-width="1.0209in"/>
    </style:style>
    <style:style style:name="co30" style:family="table-column">
      <style:table-column-properties fo:break-before="auto" style:column-width="1.6402in"/>
    </style:style>
    <style:style style:name="co31" style:family="table-column">
      <style:table-column-properties fo:break-before="auto" style:column-width="0.7772in"/>
    </style:style>
    <style:style style:name="co32" style:family="table-column">
      <style:table-column-properties fo:break-before="auto" style:column-width="0.3602in"/>
    </style:style>
    <style:style style:name="co33" style:family="table-column">
      <style:table-column-properties fo:break-before="auto" style:column-width="1.0701in"/>
    </style:style>
    <style:style style:name="co34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2.0339in"/>
    </style:style>
    <style:style style:name="co37" style:family="table-column">
      <style:table-column-properties fo:break-before="auto" style:column-width="1.7827in"/>
    </style:style>
    <style:style style:name="co38" style:family="table-column">
      <style:table-column-properties fo:break-before="auto" style:column-width="0.7882in"/>
    </style:style>
    <style:style style:name="co39" style:family="table-column">
      <style:table-column-properties fo:break-before="auto" style:column-width="0.548in"/>
    </style:style>
    <style:style style:name="co40" style:family="table-column">
      <style:table-column-properties fo:break-before="auto" style:column-width="3.2681in"/>
    </style:style>
    <style:style style:name="co41" style:family="table-column">
      <style:table-column-properties fo:break-before="auto" style:column-width="1.1272in"/>
    </style:style>
    <style:style style:name="co42" style:family="table-column">
      <style:table-column-properties fo:break-before="auto" style:column-width="0.2854in"/>
    </style:style>
    <style:style style:name="co43" style:family="table-column">
      <style:table-column-properties fo:break-before="auto" style:column-width="2.1319in"/>
    </style:style>
    <style:style style:name="co44" style:family="table-column">
      <style:table-column-properties fo:break-before="auto" style:column-width="2.0118in"/>
    </style:style>
    <style:style style:name="co45" style:family="table-column">
      <style:table-column-properties fo:break-before="auto" style:column-width="3.3665in"/>
    </style:style>
    <style:style style:name="co46" style:family="table-column">
      <style:table-column-properties fo:break-before="auto" style:column-width="1.0398in"/>
    </style:style>
    <style:style style:name="co47" style:family="table-column">
      <style:table-column-properties fo:break-before="auto" style:column-width="0.3819in"/>
    </style:style>
    <style:style style:name="co48" style:family="table-column">
      <style:table-column-properties fo:break-before="auto" style:column-width="1.6819in"/>
    </style:style>
    <style:style style:name="co49" style:family="table-column">
      <style:table-column-properties fo:break-before="auto" style:column-width="0.4827in"/>
    </style:style>
    <style:style style:name="co50" style:family="table-column">
      <style:table-column-properties fo:break-before="auto" style:column-width="0.439in"/>
    </style:style>
    <style:style style:name="co51" style:family="table-column">
      <style:table-column-properties fo:break-before="auto" style:column-width="0.6354in"/>
    </style:style>
    <style:style style:name="co52" style:family="table-column">
      <style:table-column-properties fo:break-before="auto" style:column-width="0.6571in"/>
    </style:style>
    <style:style style:name="co53" style:family="table-column">
      <style:table-column-properties fo:break-before="auto" style:column-width="0.60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0.5917in"/>
    </style:style>
    <style:style style:name="co56" style:family="table-column">
      <style:table-column-properties fo:break-before="auto" style:column-width="2.5256in"/>
    </style:style>
    <style:style style:name="co57" style:family="table-column">
      <style:table-column-properties fo:break-before="auto" style:column-width="4.6016in"/>
    </style:style>
    <style:style style:name="co58" style:family="table-column">
      <style:table-column-properties fo:break-before="auto" style:column-width="0.2752in"/>
    </style:style>
    <style:style style:name="co59" style:family="table-column">
      <style:table-column-properties fo:break-before="auto" style:column-width="1.5091in"/>
    </style:style>
    <style:style style:name="co60" style:family="table-column">
      <style:table-column-properties fo:break-before="auto" style:column-width="0.5154in"/>
    </style:style>
    <style:style style:name="co61" style:family="table-column">
      <style:table-column-properties fo:break-before="auto" style:column-width="0.7228in"/>
    </style:style>
    <style:style style:name="co62" style:family="table-column">
      <style:table-column-properties fo:break-before="auto" style:column-width="0.3189in"/>
    </style:style>
    <style:style style:name="co63" style:family="table-column">
      <style:table-column-properties fo:break-before="auto" style:column-width="0.7665in"/>
    </style:style>
    <style:style style:name="co64" style:family="table-column">
      <style:table-column-properties fo:break-before="auto" style:column-width="0.7335in"/>
    </style:style>
    <style:style style:name="co65" style:family="table-column">
      <style:table-column-properties fo:break-before="auto" style:column-width="0.7752in"/>
    </style:style>
    <style:style style:name="co66" style:family="table-column">
      <style:table-column-properties fo:break-before="auto" style:column-width="0.8646in"/>
    </style:style>
    <style:style style:name="co67" style:family="table-column">
      <style:table-column-properties fo:break-before="auto" style:column-width="1.75in"/>
    </style:style>
    <style:style style:name="co68" style:family="table-column">
      <style:table-column-properties fo:break-before="auto" style:column-width="0.9307in"/>
    </style:style>
    <style:style style:name="co69" style:family="table-column">
      <style:table-column-properties fo:break-before="auto" style:column-width="1.0173in"/>
    </style:style>
    <style:style style:name="co70" style:family="table-column">
      <style:table-column-properties fo:break-before="auto" style:column-width="3.028in"/>
    </style:style>
    <style:style style:name="co71" style:family="table-column">
      <style:table-column-properties fo:break-before="auto" style:column-width="4.0984in"/>
    </style:style>
    <style:style style:name="co72" style:family="table-column">
      <style:table-column-properties fo:break-before="auto" style:column-width="0.6902in"/>
    </style:style>
    <style:style style:name="co73" style:family="table-column">
      <style:table-column-properties fo:break-before="auto" style:column-width="0.5957in"/>
    </style:style>
    <style:style style:name="co80" style:family="table-column">
      <style:table-column-properties fo:break-before="auto" style:column-width="0.722in"/>
    </style:style>
    <style:style style:name="co81" style:family="table-column">
      <style:table-column-properties fo:break-before="auto" style:column-width="0.3661in"/>
    </style:style>
    <style:style style:name="co82" style:family="table-column">
      <style:table-column-properties fo:break-before="auto" style:column-width="0.1953in"/>
    </style:style>
    <style:style style:name="co75" style:family="table-column">
      <style:table-column-properties fo:break-before="auto" style:column-width="0.4118in"/>
    </style:style>
    <style:style style:name="co83" style:family="table-column">
      <style:table-column-properties fo:break-before="auto" style:column-width="0.4346in"/>
    </style:style>
    <style:style style:name="co84" style:family="table-column">
      <style:table-column-properties fo:break-before="auto" style:column-width="0.5264in"/>
    </style:style>
    <style:style style:name="co85" style:family="table-column">
      <style:table-column-properties fo:break-before="auto" style:column-width="0.5035in"/>
    </style:style>
    <style:style style:name="co86" style:family="table-column">
      <style:table-column-properties fo:break-before="auto" style:column-width="0.3543in"/>
    </style:style>
    <style:style style:name="co87" style:family="table-column">
      <style:table-column-properties fo:break-before="auto" style:column-width="0.5382in"/>
    </style:style>
    <style:style style:name="co88" style:family="table-column">
      <style:table-column-properties fo:break-before="auto" style:column-width="0.1602in"/>
    </style:style>
    <style:style style:name="co89" style:family="table-column">
      <style:table-column-properties fo:break-before="auto" style:column-width="0.4575in"/>
    </style:style>
    <style:style style:name="co90" style:family="table-column">
      <style:table-column-properties fo:break-before="auto" style:column-width="0.4693in"/>
    </style:style>
    <style:style style:name="co91" style:family="table-column">
      <style:table-column-properties fo:break-before="auto" style:column-width="1in"/>
    </style:style>
    <style:style style:name="co92" style:family="table-column">
      <style:table-column-properties fo:break-before="auto" style:column-width="0.3217in"/>
    </style:style>
    <style:style style:name="co93" style:family="table-column">
      <style:table-column-properties fo:break-before="auto" style:column-width="1.389in"/>
    </style:style>
    <style:style style:name="co94" style:family="table-column">
      <style:table-column-properties fo:break-before="auto" style:column-width="0.3791in"/>
    </style:style>
    <style:style style:name="co95" style:family="table-column">
      <style:table-column-properties fo:break-before="auto" style:column-width="0.61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heet3">
      <style:table-properties table:display="true" style:writing-mode="lr-tb"/>
    </style:style>
    <style:style style:name="ta2" style:family="table" style:master-page-name="PageStyle_5f_RACES">
      <style:table-properties table:display="true" style:writing-mode="lr-tb"/>
    </style:style>
    <style:style style:name="ta3" style:family="table" style:master-page-name="PageStyle_5f_CLASS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Excel_20_Built-in_20_Normal">
      <style:table-cell-properties style:text-align-source="value-type" style:repeat-content="false"/>
      <style:paragraph-properties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/>
      <style:paragraph-properties fo:margin-left="0in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6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bold" style:font-weight-asian="bold" style:font-weight-complex="bold"/>
    </style:style>
    <style:style style:name="ce22" style:family="table-cell" style:parent-style-name="Excel_20_Built-in_20_Normal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fo:background-color="#ff00ff" style:text-align-source="fix" style:repeat-content="false"/>
      <style:paragraph-properties fo:text-align="center" fo:margin-left="0in"/>
    </style:style>
    <style:style style:name="ce26" style:family="table-cell" style:parent-style-name="Excel_20_Built-in_20_Normal">
      <style:table-cell-properties fo:background-color="#ffff00" style:text-align-source="fix" style:repeat-content="false"/>
      <style:paragraph-properties fo:text-align="center" fo:margin-left="0in"/>
    </style:style>
    <style:style style:name="ce27" style:family="table-cell" style:parent-style-name="Excel_20_Built-in_20_Normal">
      <style:table-cell-properties fo:background-color="#00ffff" style:text-align-source="fix" style:repeat-content="false"/>
      <style:paragraph-properties fo:text-align="center" fo:margin-left="0in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1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GRAM NOT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number-columns-repeated="2" table:default-cell-style-name="ce6"/>
        <table:table-column table:style-name="co6" table:number-columns-repeated="2" table:default-cell-style-name="Excel_20_Built-in_20_Normal"/>
        <table:table-column table:style-name="co7" table:default-cell-style-name="ce10"/>
        <table:table-column table:style-name="co8" table:default-cell-style-name="ce12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07" table:default-cell-style-name="Excel_20_Built-in_20_Normal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Mem</text:p>
          </table:table-cell>
          <table:table-cell table:style-name="ce3" office:value-type="string">
            <text:p>Item</text:p>
          </table:table-cell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3"/>
          <table:table-cell table:style-name="ce11" office:value-type="string">
            <text:p>ADDR</text:p>
          </table:table-cell>
          <table:table-cell table:style-name="ce13" office:value-type="string">
            <text:p>ITEM</text:p>
          </table:table-cell>
          <table:table-cell table:style-name="ce15" office:value-type="string">
            <text:p>LINE</text:p>
          </table:table-cell>
          <table:table-cell table:style-name="ce16" office:value-type="string">
            <text:p>FUNCTION</text:p>
          </table:table-cell>
          <table:table-cell table:style-name="ce13" table:number-columns-repeated="1006"/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screen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/>
          <table:table-cell table:number-columns-repeated="2" table:style-name="ce6" office:value-type="float" office:value="0">
            <text:p>0</text:p>
          </table:table-cell>
          <table:table-cell table:style-name="ce8" office:value-type="string">
            <text:p>East Wall</text:p>
          </table:table-cell>
          <table:table-cell office:value-type="float" office:value="1023">
            <text:p>1023</text:p>
          </table:table-cell>
          <table:table-cell office:value-type="string">
            <text:p>Original 36865 value</text:p>
          </table:table-cell>
          <table:table-cell table:style-name="ce12" office:value-type="float" office:value="500">
            <text:p>500</text:p>
          </table:table-cell>
          <table:table-cell office:value-type="string">
            <text:p>Initialize</text:p>
          </table:table-cell>
          <table:table-cell table:number-columns-repeated="1008"/>
        </table:table-row>
        <table:table-row table:style-name="ro1">
          <table:table-cell office:value-type="float" office:value="4608">
            <text:p>4608</text:p>
          </table:table-cell>
          <table:table-cell office:value-type="string">
            <text:p>Image 1 or Maze Data</text:p>
          </table:table-cell>
          <table:table-cell table:number-columns-repeated="3"/>
          <table:table-cell table:style-name="ce7" office:value-type="string">
            <text:p>p</text:p>
          </table:table-cell>
          <table:table-cell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East Hall</text:p>
          </table:table-cell>
          <table:table-cell office:value-type="float" office:value="1022">
            <text:p>1022</text:p>
          </table:table-cell>
          <table:table-cell office:value-type="string">
            <text:p>MUSICNOTEDUR</text:p>
          </table:table-cell>
          <table:table-cell table:style-name="ce12" office:value-type="float" office:value="510">
            <text:p>510</text:p>
          </table:table-cell>
          <table:table-cell office:value-type="string">
            <text:p>List all characters, for c=0 to 7</text:p>
          </table:table-cell>
          <table:table-cell table:number-columns-repeated="1008"/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Image 2</text:p>
          </table:table-cell>
          <table:table-cell table:number-columns-repeated="3"/>
          <table:table-cell table:style-name="ce7" office:value-type="string">
            <text:p>: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 office:value-type="string">
            <text:p>East Door</text:p>
          </table:table-cell>
          <table:table-cell office:value-type="float" office:value="1021">
            <text:p>1021</text:p>
          </table:table-cell>
          <table:table-cell office:value-type="string">
            <text:p>MUSICNOTEPTR</text:p>
          </table:table-cell>
          <table:table-cell table:style-name="ce12" office:value-type="float" office:value="520">
            <text:p>520</text:p>
          </table:table-cell>
          <table:table-cell office:value-type="string">
            <text:p>List character – pass C</text:p>
          </table:table-cell>
          <table:table-cell table:number-columns-repeated="1008"/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Image 3</text:p>
          </table:table-cell>
          <table:table-cell table:number-columns-repeated="3"/>
          <table:table-cell table:style-name="ce7" office:value-type="string">
            <text:p>/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style-name="ce8" office:value-type="string">
            <text:p>East Secret Door (W)</text:p>
          </table:table-cell>
          <table:table-cell office:value-type="float" office:value="1020">
            <text:p>1020</text:p>
          </table:table-cell>
          <table:table-cell office:value-type="string">
            <text:p>Drive Number</text:p>
          </table:table-cell>
          <table:table-cell table:style-name="ce12" office:value-type="float" office:value="530">
            <text:p>530</text:p>
          </table:table-cell>
          <table:table-cell office:value-type="string">
            <text:p>Getk A$: return VAL X and ASC Y</text:p>
          </table:table-cell>
          <table:table-cell table:number-columns-repeated="1008"/>
        </table:table-row>
        <table:table-row table:style-name="ro1">
          <table:table-cell office:value-type="float" office:value="6144">
            <text:p>6144</text:p>
          </table:table-cell>
          <table:table-cell office:value-type="string">
            <text:p>Font</text:p>
          </table:table-cell>
          <table:table-cell table:number-columns-repeated="3"/>
          <table:table-cell table:style-name="ce7" office:value-type="string">
            <text:p>n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6" table:number-columns-repeated="2"/>
          <table:table-cell table:style-name="ce8" office:value-type="string">
            <text:p>South Wall</text:p>
          </table:table-cell>
          <table:table-cell table:style-name="ce2" office:value-type="string">
            <text:p>1013-1019</text:p>
          </table:table-cell>
          <table:table-cell office:value-type="string">
            <text:p>A-G draw maze</text:p>
          </table:table-cell>
          <table:table-cell table:style-name="ce12" office:value-type="float" office:value="533">
            <text:p>533</text:p>
          </table:table-cell>
          <table:table-cell office:value-type="string">
            <text:p>GET space</text:p>
          </table:table-cell>
          <table:table-cell table:number-columns-repeated="1008"/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Logo</text:p>
          </table:table-cell>
          <table:table-cell table:number-columns-repeated="3"/>
          <table:table-cell table:style-name="ce7"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table:number-columns-repeated="2"/>
          <table:table-cell table:style-name="ce8" office:value-type="string">
            <text:p>South Hall</text:p>
          </table:table-cell>
          <table:table-cell table:style-name="ce2" office:value-type="string">
            <text:p>1011-1012</text:p>
          </table:table-cell>
          <table:table-cell office:value-type="string">
            <text:p>H-I stairs + specials</text:p>
          </table:table-cell>
          <table:table-cell table:style-name="ce12" office:value-type="float" office:value="550">
            <text:p>550</text:p>
          </table:table-cell>
          <table:table-cell office:value-type="string">
            <text:p>Select pass p,q,l,s,m</text:p>
          </table:table-cell>
          <table:table-cell table:number-columns-repeated="1008"/>
        </table:table-row>
        <table:table-row table:style-name="ro1">
          <table:table-cell office:value-type="float" office:value="7168">
            <text:p>7168</text:p>
          </table:table-cell>
          <table:table-cell office:value-type="string">
            <text:p>Reverse Chars</text:p>
          </table:table-cell>
          <table:table-cell table:number-columns-repeated="3"/>
          <table:table-cell table:style-name="ce7" office:value-type="string">
            <text:p>&lt;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style-name="ce8" office:value-type="string">
            <text:p>South Door</text:p>
          </table:table-cell>
          <table:table-cell table:style-name="ce2" office:value-type="string">
            <text:p>1004-1010</text:p>
          </table:table-cell>
          <table:table-cell office:value-type="string">
            <text:p>L M I W T E S</text:p>
          </table:table-cell>
          <table:table-cell table:style-name="ce12" office:value-type="float" office:value="560">
            <text:p>560</text:p>
          </table:table-cell>
          <table:table-cell office:value-type="string">
            <text:p>Print STRINTWISetc</text:p>
          </table:table-cell>
          <table:table-cell table:number-columns-repeated="1008"/>
        </table:table-row>
        <table:table-row table:style-name="ro1">
          <table:table-cell office:value-type="float" office:value="7680">
            <text:p>7680</text:p>
          </table:table-cell>
          <table:table-cell office:value-type="string">
            <text:p>Displayed Frame</text:p>
          </table:table-cell>
          <table:table-cell table:number-columns-repeated="3"/>
          <table:table-cell table:style-name="ce7" office:value-type="string">
            <text:p>&gt;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6" table:number-columns-repeated="2"/>
          <table:table-cell table:style-name="ce8" office:value-type="string">
            <text:p>South Secret Door</text:p>
          </table:table-cell>
          <table:table-cell office:value-type="float" office:value="1003">
            <text:p>1003</text:p>
          </table:table-cell>
          <table:table-cell office:value-type="string">
            <text:p>TEMP</text:p>
          </table:table-cell>
          <table:table-cell table:style-name="ce12" office:value-type="float" office:value="565">
            <text:p>565</text:p>
          </table:table-cell>
          <table:table-cell office:value-type="string">
            <text:p>Highlight INV item</text:p>
          </table:table-cell>
          <table:table-cell table:number-columns-repeated="1008"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Machine Language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style-name="ce7" office:value-type="string">
            <text:p>spc</text:p>
          </table:table-cell>
          <table:table-cell table:style-name="ce6" table:number-columns-repeated="2"/>
          <table:table-cell table:style-name="ce8" office:value-type="string">
            <text:p>Empty Room</text:p>
          </table:table-cell>
          <table:table-cell office:value-type="float" office:value="1002">
            <text:p>1002</text:p>
          </table:table-cell>
          <table:table-cell office:value-type="string">
            <text:p>loader</text:p>
          </table:table-cell>
          <table:table-cell table:style-name="ce12" office:value-type="float" office:value="570">
            <text:p>570</text:p>
          </table:table-cell>
          <table:table-cell office:value-type="string">
            <text:p>View, pass CS</text:p>
          </table:table-cell>
          <table:table-cell table:number-columns-repeated="1008"/>
        </table:table-row>
        <table:table-row table:style-name="ro1">
          <table:table-cell office:value-type="float" office:value="14336">
            <text:p>14336</text:p>
          </table:table-cell>
          <table:table-cell office:value-type="string">
            <text:p>Monster Data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u</text:p>
          </table:table-cell>
          <table:table-cell table:style-name="ce6" table:number-columns-repeated="2"/>
          <table:table-cell table:style-name="ce8" office:value-type="string">
            <text:p>Down</text:p>
          </table:table-cell>
          <table:table-cell office:value-type="float" office:value="1001">
            <text:p>1001</text:p>
          </table:table-cell>
          <table:table-cell office:value-type="string">
            <text:p>boss combat?</text:p>
          </table:table-cell>
          <table:table-cell table:style-name="ce12" office:value-type="float" office:value="600">
            <text:p>600</text:p>
          </table:table-cell>
          <table:table-cell office:value-type="string">
            <text:p>get DA BD TH &amp; AC (pass CS) uses x and y</text:p>
          </table:table-cell>
          <table:table-cell table:number-columns-repeated="1008"/>
        </table:table-row>
        <table:table-row table:style-name="ro1">
          <table:table-cell office:value-type="float" office:value="16640">
            <text:p>16640</text:p>
          </table:table-cell>
          <table:table-cell office:value-type="string">
            <text:p>BASIC Progra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d</text:p>
          </table:table-cell>
          <table:table-cell table:style-name="ce6" table:number-columns-repeated="2"/>
          <table:table-cell table:style-name="ce8" office:value-type="string">
            <text:p>Up</text:p>
          </table:table-cell>
          <table:table-cell office:value-type="float" office:value="1000">
            <text:p>1000</text:p>
          </table:table-cell>
          <table:table-cell office:value-type="string">
            <text:p>Row 3</text:p>
          </table:table-cell>
          <table:table-cell table:style-name="ce12" office:value-type="float" office:value="610">
            <text:p>610</text:p>
          </table:table-cell>
          <table:table-cell office:value-type="string">
            <text:p>print bottom line and reverse top+bottom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7" office:value-type="string">
            <text:p>t</text:p>
          </table:table-cell>
          <table:table-cell table:style-name="ce6" table:number-columns-repeated="2"/>
          <table:table-cell table:style-name="ce8" office:value-type="string">
            <text:p>Trap Pit (T)</text:p>
          </table:table-cell>
          <table:table-cell table:style-name="Default" office:value-type="float" office:value="999">
            <text:p>999</text:p>
          </table:table-cell>
          <table:table-cell table:style-name="Default" office:value-type="string">
            <text:p>Row 2</text:p>
          </table:table-cell>
          <table:table-cell table:style-name="ce12" office:value-type="float" office:value="615">
            <text:p>615</text:p>
          </table:table-cell>
          <table:table-cell office:value-type="string">
            <text:p>Paus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7" office:value-type="string">
            <text:p>r</text:p>
          </table:table-cell>
          <table:table-cell table:number-columns-repeated="2"/>
          <table:table-cell table:style-name="ce9" office:value-type="string">
            <text:p>Turntable Right (M)</text:p>
          </table:table-cell>
          <table:table-cell table:style-name="Default" office:value-type="float" office:value="998">
            <text:p>998</text:p>
          </table:table-cell>
          <table:table-cell table:style-name="Default" office:value-type="string">
            <text:p>Row 1</text:p>
          </table:table-cell>
          <table:table-cell table:style-name="ce12" office:value-type="float" office:value="620">
            <text:p>620</text:p>
          </table:table-cell>
          <table:table-cell office:value-type="string">
            <text:p>Print GOLD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l</text:p>
          </table:table-cell>
          <table:table-cell table:number-columns-repeated="2"/>
          <table:table-cell table:style-name="ce9" office:value-type="string">
            <text:p>Turntable Left (M)</text:p>
          </table:table-cell>
          <table:table-cell table:style-name="Default" office:value-type="float" office:value="997">
            <text:p>997</text:p>
          </table:table-cell>
          <table:table-cell table:style-name="Default" office:value-type="string">
            <text:p>NM</text:p>
          </table:table-cell>
          <table:table-cell table:style-name="ce12" office:value-type="float" office:value="625">
            <text:p>625</text:p>
          </table:table-cell>
          <table:table-cell office:value-type="string">
            <text:p>Print NAME+status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a</text:p>
          </table:table-cell>
          <table:table-cell table:number-columns-repeated="2"/>
          <table:table-cell table:style-name="ce9" office:value-type="string">
            <text:p>Teleporter (M)</text:p>
          </table:table-cell>
          <table:table-cell table:style-name="Default" office:value-type="float" office:value="996">
            <text:p>996</text:p>
          </table:table-cell>
          <table:table-cell table:style-name="Default" office:value-type="string">
            <text:p>ML</text:p>
          </table:table-cell>
          <table:table-cell table:style-name="ce12" office:value-type="float" office:value="630">
            <text:p>630</text:p>
          </table:table-cell>
          <table:table-cell office:value-type="string">
            <text:p>Inventory is empty</text:p>
          </table:table-cell>
          <table:table-cell table:number-columns-repeated="1008"/>
        </table:table-row>
        <table:table-row table:style-name="ro1">
          <table:table-cell office:value-type="float" office:value="38400">
            <text:p>38400</text:p>
          </table:table-cell>
          <table:table-cell office:value-type="string">
            <text:p>Race/Class Data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7" office:value-type="string">
            <text:p>s</text:p>
          </table:table-cell>
          <table:table-cell table:number-columns-repeated="2"/>
          <table:table-cell table:style-name="ce9" office:value-type="string">
            <text:p>Teleport Destination</text:p>
          </table:table-cell>
          <table:table-cell table:style-name="Default" office:value-type="float" office:value="995">
            <text:p>995</text:p>
          </table:table-cell>
          <table:table-cell table:style-name="Default" office:value-type="string">
            <text:p>Initiative 1=mon 2=pla</text:p>
          </table:table-cell>
          <table:table-cell table:style-name="ce12" office:value-type="float" office:value="635">
            <text:p>635</text:p>
          </table:table-cell>
          <table:table-cell office:value-type="string">
            <text:p>Drop item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7" office:value-type="string">
            <text:p>b</text:p>
          </table:table-cell>
          <table:table-cell table:number-columns-repeated="2"/>
          <table:table-cell table:style-name="ce9" office:value-type="string">
            <text:p>Blackness(L)</text:p>
          </table:table-cell>
          <table:table-cell table:style-name="Default" office:value-type="float" office:value="994">
            <text:p>994</text:p>
          </table:table-cell>
          <table:table-cell table:style-name="Default" office:value-type="string">
            <text:p>Major battle treasure</text:p>
          </table:table-cell>
          <table:table-cell table:style-name="ce12" office:value-type="float" office:value="640">
            <text:p>640</text:p>
          </table:table-cell>
          <table:table-cell office:value-type="string">
            <text:p>Is Party mobile?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2"/>
          <table:table-cell table:style-name="ce9" office:value-type="string">
            <text:p>Message 1</text:p>
          </table:table-cell>
          <table:table-cell table:style-name="Default" office:value-type="float" office:value="993">
            <text:p>993</text:p>
          </table:table-cell>
          <table:table-cell table:style-name="Default" office:value-type="string">
            <text:p>FONT</text:p>
          </table:table-cell>
          <table:table-cell table:style-name="ce12" office:value-type="float" office:value="643">
            <text:p>643</text:p>
          </table:table-cell>
          <table:table-cell office:value-type="string">
            <text:p>Highlight char if CS was affected (gosub from 647(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7" office:value-type="float" office:value="2">
            <text:p>2</text:p>
          </table:table-cell>
          <table:table-cell table:number-columns-repeated="2"/>
          <table:table-cell table:style-name="ce9" office:value-type="string">
            <text:p>Message 2</text:p>
          </table:table-cell>
          <table:table-cell table:style-name="Default" office:value-type="float" office:value="992">
            <text:p>992</text:p>
          </table:table-cell>
          <table:table-cell table:style-name="Default" office:value-type="string">
            <text:p>24K</text:p>
          </table:table-cell>
          <table:table-cell table:style-name="ce12" office:value-type="float" office:value="645">
            <text:p>645</text:p>
          </table:table-cell>
          <table:table-cell office:value-type="string">
            <text:p>Is Char mobile? (pass CS)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7" office:value-type="float" office:value="3">
            <text:p>3</text:p>
          </table:table-cell>
          <table:table-cell table:number-columns-repeated="2"/>
          <table:table-cell table:style-name="ce9" office:value-type="string">
            <text:p>Message 3</text:p>
          </table:table-cell>
          <table:table-cell table:style-name="Default" table:number-columns-repeated="2"/>
          <table:table-cell table:style-name="ce12" office:value-type="float" office:value="646">
            <text:p>646</text:p>
          </table:table-cell>
          <table:table-cell office:value-type="string">
            <text:p>Is Party mobile? (dungeon, check for poison &amp; ring of reg)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2"/>
          <table:table-cell table:style-name="ce9" office:value-type="string">
            <text:p>NPC</text:p>
          </table:table-cell>
          <table:table-cell table:style-name="Default" office:value-type="float" office:value="1">
            <text:p>1</text:p>
          </table:table-cell>
          <table:table-cell table:style-name="ce14" office:value-type="string">
            <text:p>King Lanthorn</text:p>
          </table:table-cell>
          <table:table-cell table:style-name="ce12" office:value-type="float" office:value="650">
            <text:p>650</text:p>
          </table:table-cell>
          <table:table-cell office:value-type="string">
            <text:p>LOAD program (pass A$ as filename – pass M as start of BASIC)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5">
            <text:p>5</text:p>
          </table:table-cell>
          <table:table-cell table:number-columns-repeated="2"/>
          <table:table-cell table:style-name="ce9" office:value-type="string">
            <text:p>Key</text:p>
          </table:table-cell>
          <table:table-cell table:style-name="Default" office:value-type="float" office:value="2">
            <text:p>2</text:p>
          </table:table-cell>
          <table:table-cell table:style-name="ce14" office:value-type="string">
            <text:p>Lady Mirrenwen</text:p>
          </table:table-cell>
          <table:table-cell table:style-name="ce12" office:value-type="float" office:value="660">
            <text:p>660</text:p>
          </table:table-cell>
          <table:table-cell office:value-type="string">
            <text:p>Damage party member, pass D and CS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2"/>
          <table:table-cell table:style-name="ce9" office:value-type="string">
            <text:p>Lock</text:p>
          </table:table-cell>
          <table:table-cell table:style-name="Default" office:value-type="float" office:value="3">
            <text:p>3</text:p>
          </table:table-cell>
          <table:table-cell table:style-name="ce14" office:value-type="string">
            <text:p>Ghost of a Monarch</text:p>
          </table:table-cell>
          <table:table-cell table:style-name="ce12" office:value-type="float" office:value="670">
            <text:p>670</text:p>
          </table:table-cell>
          <table:table-cell office:value-type="string">
            <text:p>Clear text, PRINT A$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7" office:value-type="float" office:value="7">
            <text:p>7</text:p>
          </table:table-cell>
          <table:table-cell table:number-columns-repeated="2"/>
          <table:table-cell table:style-name="ce9" office:value-type="string">
            <text:p>Major Battle (E)</text:p>
          </table:table-cell>
          <table:table-cell table:style-name="Default" office:value-type="float" office:value="4">
            <text:p>4</text:p>
          </table:table-cell>
          <table:table-cell table:style-name="ce14" office:value-type="string">
            <text:p>Ancient Traveler</text:p>
          </table:table-cell>
          <table:table-cell table:style-name="ce12" office:value-type="float" office:value="671">
            <text:p>671</text:p>
          </table:table-cell>
          <table:table-cell office:value-type="string">
            <text:p>Clear text, PRINT A$, Pause 3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 office:value-type="float" office:value="5">
            <text:p>5</text:p>
          </table:table-cell>
          <table:table-cell table:style-name="ce14" office:value-type="string">
            <text:p>Grimble Grumble</text:p>
          </table:table-cell>
          <table:table-cell table:style-name="ce12" office:value-type="float" office:value="672">
            <text:p>672</text:p>
          </table:table-cell>
          <table:table-cell office:value-type="string">
            <text:p>Print A$ centered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602">
            <text:p>4602</text:p>
          </table:table-cell>
          <table:table-cell office:value-type="float" office:value="5136">
            <text:p>5136</text:p>
          </table:table-cell>
          <table:table-cell table:number-columns-repeated="7"/>
          <table:table-cell office:value-type="string">
            <text:p>Teleport Dest. LO</text:p>
          </table:table-cell>
          <table:table-cell table:style-name="Default" office:value-type="float" office:value="6">
            <text:p>6</text:p>
          </table:table-cell>
          <table:table-cell table:style-name="ce14" office:value-type="string">
            <text:p>Lovely Maiden</text:p>
          </table:table-cell>
          <table:table-cell table:style-name="ce12" office:value-type="float" office:value="680">
            <text:p>680</text:p>
          </table:table-cell>
          <table:table-cell office:value-type="string">
            <text:p>max hp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603">
            <text:p>4603</text:p>
          </table:table-cell>
          <table:table-cell office:value-type="float" office:value="5137">
            <text:p>5137</text:p>
          </table:table-cell>
          <table:table-cell table:number-columns-repeated="7"/>
          <table:table-cell office:value-type="string">
            <text:p>Teleport Dest. HI</text:p>
          </table:table-cell>
          <table:table-cell table:style-name="Default" office:value-type="float" office:value="7">
            <text:p>7</text:p>
          </table:table-cell>
          <table:table-cell table:style-name="ce14" office:value-type="string">
            <text:p>Didacus the Great</text:p>
          </table:table-cell>
          <table:table-cell table:style-name="ce12" office:value-type="float" office:value="681">
            <text:p>681</text:p>
          </table:table-cell>
          <table:table-cell office:value-type="string">
            <text:p>cure hp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604">
            <text:p>4604</text:p>
          </table:table-cell>
          <table:table-cell office:value-type="float" office:value="5138">
            <text:p>5138</text:p>
          </table:table-cell>
          <table:table-cell table:number-columns-repeated="7"/>
          <table:table-cell office:value-type="string">
            <text:p>NPC Treasure</text:p>
          </table:table-cell>
          <table:table-cell table:style-name="Default" office:value-type="float" office:value="8">
            <text:p>8</text:p>
          </table:table-cell>
          <table:table-cell table:style-name="ce14" office:value-type="string">
            <text:p>Guertch the Jester</text:p>
          </table:table-cell>
          <table:table-cell table:style-name="ce12" office:value-type="float" office:value="683">
            <text:p>683</text:p>
          </table:table-cell>
          <table:table-cell office:value-type="string">
            <text:p>max su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605">
            <text:p>4605</text:p>
          </table:table-cell>
          <table:table-cell office:value-type="float" office:value="5139">
            <text:p>5139</text:p>
          </table:table-cell>
          <table:table-cell table:number-columns-repeated="7"/>
          <table:table-cell office:value-type="string">
            <text:p>Major Battle Treasure</text:p>
          </table:table-cell>
          <table:table-cell table:style-name="Default" office:value-type="float" office:value="9">
            <text:p>9</text:p>
          </table:table-cell>
          <table:table-cell table:style-name="ce14" office:value-type="string">
            <text:p>Lady in the Water</text:p>
          </table:table-cell>
          <table:table-cell table:style-name="ce12" office:value-type="float" office:value="684">
            <text:p>684</text:p>
          </table:table-cell>
          <table:table-cell office:value-type="string">
            <text:p>set status to good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606">
            <text:p>4606</text:p>
          </table:table-cell>
          <table:table-cell office:value-type="float" office:value="5140">
            <text:p>5140</text:p>
          </table:table-cell>
          <table:table-cell table:number-columns-repeated="7"/>
          <table:table-cell office:value-type="string">
            <text:p>Major Monsters Row 0</text:p>
          </table:table-cell>
          <table:table-cell table:style-name="Default" office:value-type="float" office:value="10">
            <text:p>10</text:p>
          </table:table-cell>
          <table:table-cell table:style-name="ce14" office:value-type="string">
            <text:p>The Hermit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float" office:value="4607">
            <text:p>4607</text:p>
          </table:table-cell>
          <table:table-cell office:value-type="float" office:value="5141">
            <text:p>5141</text:p>
          </table:table-cell>
          <table:table-cell table:number-columns-repeated="7"/>
          <table:table-cell office:value-type="string">
            <text:p>Major Monsters Row 1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>
            <text:p>S0 VOICES</text:p>
          </table:table-cell>
          <table:table-cell table:style-name="Default" office:value-type="string">
            <text:p>BIT 0=36874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Default" office:value-type="string">
            <text:p>BIT 1=3687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Default" office:value-type="string">
            <text:p>BIT 2=3687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Default" office:value-type="string">
            <text:p>BIT 3=3687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1 START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2 END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3 STEP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4 SUSTAIN</text:p>
          </table:table-cell>
          <table:table-cell table:style-name="Default" table:number-columns-repeated="2"/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ES" table:style-name="ta2" table:print="false">
        <table:table-column table:style-name="co12" table:default-cell-style-name="Excel_20_Built-in_20_Normal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0" table:default-cell-style-name="ce6"/>
        <table:table-column table:style-name="co13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number-columns-repeated="1013" table:default-cell-style-name="Excel_20_Built-in_20_Normal"/>
        <table:table-row table:style-name="ro1">
          <table:table-cell table:style-name="ce13" office:value-type="string">
            <text:p>Race</text:p>
          </table:table-cell>
          <table:table-cell table:style-name="ce5" office:value-type="string">
            <text:p>STR</text:p>
          </table:table-cell>
          <table:table-cell table:style-name="ce5" office:value-type="string">
            <text:p>INT</text:p>
          </table:table-cell>
          <table:table-cell table:style-name="ce5" office:value-type="string">
            <text:p>WIS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CON</text:p>
          </table:table-cell>
          <table:table-cell table:style-name="ce5" office:value-type="string">
            <text:p>CHA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SCORE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EXP</text:p>
          </table:table-cell>
          <table:table-cell table:style-name="ce13" table:number-columns-repeated="1013"/>
        </table:table-row>
        <table:table-row table:style-name="ro1">
          <table:table-cell office:value-type="string">
            <text:p>Human</text:p>
          </table:table-cell>
          <table:table-cell table:number-columns-repeated="6"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[.B2]+[.C2]+[.D2]+[.E2]+[.F2]+[.G2]+[.I2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El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NL</text:p>
          </table:table-cell>
          <table:table-cell office:value-type="float" office:value="7">
            <text:p>7</text:p>
          </table:table-cell>
          <table:table-cell table:formula="of:=[.B3]+[.C3]+[.D3]+[.E3]+[.F3]+[.G3]+[.I3]"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Dwar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formula="of:=[.B4]+[.C4]+[.D4]+[.E4]+[.F4]+[.G4]+[.I4]"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Hobb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formula="of:=[.B5]+[.C5]+[.D5]+[.E5]+[.F5]+[.G5]+[.I5]"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Gno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6]+[.C6]+[.D6]+[.E6]+[.F6]+[.G6]+[.I6]"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Gnom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formula="of:=[.B7]+[.C7]+[.D7]+[.E7]+[.F7]+[.G7]+[.I7]"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Kobo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B8]+[.C8]+[.D8]+[.E8]+[.F8]+[.G8]+[.I8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gre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[.B9]+[.C9]+[.D9]+[.E9]+[.F9]+[.G9]+[.I9]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Orc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B10]+[.C10]+[.D10]+[.E10]+[.F10]+[.G10]+[.I10]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Sp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formula="of:=[.B11]+[.C11]+[.D11]+[.E11]+[.F11]+[.G11]+[.I11]"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3" office:value-type="string">
            <text:p>Race</text:p>
          </table:table-cell>
          <table:table-cell table:style-name="ce5" office:value-type="string">
            <text:p>STR</text:p>
          </table:table-cell>
          <table:table-cell table:style-name="ce5" office:value-type="string">
            <text:p>INT</text:p>
          </table:table-cell>
          <table:table-cell table:style-name="ce5" office:value-type="string">
            <text:p>WIS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CON</text:p>
          </table:table-cell>
          <table:table-cell table:style-name="ce5" office:value-type="string">
            <text:p>CHA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EXP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>
            <text:p>Human</text:p>
          </table:table-cell>
          <table:table-cell table:number-columns-repeated="6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[.K2]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El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K3]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Dwar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[.K4]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Hobb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K5]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Gno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K6]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Gnom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[.K7]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Kobo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K8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Ogre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K9]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Orc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K10]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Sp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formula="of:=[.K11]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&quot;.byte &quot; &amp; [.B15] &amp; &quot;,&quot; &amp; [.C15] &amp; &quot;,&quot; &amp; [.D15] &amp; &quot;,&quot; &amp; [.E15] &amp; &quot;,&quot; &amp; [.F15] &amp; &quot;,&quot; &amp; [.G15] &amp; &quot;,&quot; &amp; [.H15]/20 &amp; &quot;,&quot; &amp; [.I15] &amp; &quot;    ; &quot; &amp; [.A15]" office:value-type="string" office:string-value=".byte 3,3,3,3,3,3,4,4    ; Human">
            <text:p>.byte 3,3,3,3,3,3,4,4 <text:s text:c="3"/>; Human</text:p>
          </table:table-cell>
          <table:table-cell table:number-columns-repeated="1023"/>
        </table:table-row>
        <table:table-row table:style-name="ro1">
          <table:table-cell table:formula="of:=&quot;.byte &quot; &amp; [.B16] &amp; &quot;,&quot; &amp; [.C16] &amp; &quot;,&quot; &amp; [.D16] &amp; &quot;,&quot; &amp; [.E16] &amp; &quot;,&quot; &amp; [.F16] &amp; &quot;,&quot; &amp; [.G16] &amp; &quot;,&quot; &amp; [.H16]/20 &amp; &quot;,&quot; &amp; [.I16] &amp; &quot;    ; &quot; &amp; [.A16]" office:value-type="string" office:string-value=".byte 3,4,3,4,2,4,0,9    ; Elf">
            <text:p>.byte 3,4,3,4,2,4,0,9 <text:s text:c="3"/>; Elf</text:p>
          </table:table-cell>
          <table:table-cell table:number-columns-repeated="1023"/>
        </table:table-row>
        <table:table-row table:style-name="ro1">
          <table:table-cell table:formula="of:=&quot;.byte &quot; &amp; [.B17] &amp; &quot;,&quot; &amp; [.C17] &amp; &quot;,&quot; &amp; [.D17] &amp; &quot;,&quot; &amp; [.E17] &amp; &quot;,&quot; &amp; [.F17] &amp; &quot;,&quot; &amp; [.G17] &amp; &quot;,&quot; &amp; [.H17]/20 &amp; &quot;,&quot; &amp; [.I17] &amp; &quot;    ; &quot; &amp; [.A17]" office:value-type="string" office:string-value=".byte 4,2,3,2,4,2,10,5    ; Dwarf">
            <text:p>.byte 4,2,3,2,4,2,10,5 <text:s text:c="3"/>; Dwarf</text:p>
          </table:table-cell>
          <table:table-cell table:number-columns-repeated="1023"/>
        </table:table-row>
        <table:table-row table:style-name="ro1">
          <table:table-cell table:formula="of:=&quot;.byte &quot; &amp; [.B18] &amp; &quot;,&quot; &amp; [.C18] &amp; &quot;,&quot; &amp; [.D18] &amp; &quot;,&quot; &amp; [.E18] &amp; &quot;,&quot; &amp; [.F18] &amp; &quot;,&quot; &amp; [.G18] &amp; &quot;,&quot; &amp; [.H18]/20 &amp; &quot;,&quot; &amp; [.I18] &amp; &quot;    ; &quot; &amp; [.A18]" office:value-type="string" office:string-value=".byte 2,3,4,4,3,3,6,6    ; Hobbit">
            <text:p>.byte 2,3,4,4,3,3,6,6 <text:s text:c="3"/>; Hobbit</text:p>
          </table:table-cell>
          <table:table-cell table:number-columns-repeated="1023"/>
        </table:table-row>
        <table:table-row table:style-name="ro1">
          <table:table-cell table:formula="of:=&quot;.byte &quot; &amp; [.B19] &amp; &quot;,&quot; &amp; [.C19] &amp; &quot;,&quot; &amp; [.D19] &amp; &quot;,&quot; &amp; [.E19] &amp; &quot;,&quot; &amp; [.F19] &amp; &quot;,&quot; &amp; [.G19] &amp; &quot;,&quot; &amp; [.H19]/20 &amp; &quot;,&quot; &amp; [.I19] &amp; &quot;    ; &quot; &amp; [.A19]" office:value-type="string" office:string-value=".byte 4,1,3,4,4,1,3,3    ; Gnoll">
            <text:p>.byte 4,1,3,4,4,1,3,3 <text:s text:c="3"/>; Gnoll</text:p>
          </table:table-cell>
          <table:table-cell table:number-columns-repeated="1023"/>
        </table:table-row>
        <table:table-row table:style-name="ro1">
          <table:table-cell table:formula="of:=&quot;.byte &quot; &amp; [.B20] &amp; &quot;,&quot; &amp; [.C20] &amp; &quot;,&quot; &amp; [.D20] &amp; &quot;,&quot; &amp; [.E20] &amp; &quot;,&quot; &amp; [.F20] &amp; &quot;,&quot; &amp; [.G20] &amp; &quot;,&quot; &amp; [.H20]/20 &amp; &quot;,&quot; &amp; [.I20] &amp; &quot;    ; &quot; &amp; [.A20]" office:value-type="string" office:string-value=".byte 2,3,5,3,3,2,15,7    ; Gnome">
            <text:p>.byte 2,3,5,3,3,2,15,7 <text:s text:c="3"/>; Gnome</text:p>
          </table:table-cell>
          <table:table-cell table:number-columns-repeated="1023"/>
        </table:table-row>
        <table:table-row table:style-name="ro1">
          <table:table-cell table:formula="of:=&quot;.byte &quot; &amp; [.B21] &amp; &quot;,&quot; &amp; [.C21] &amp; &quot;,&quot; &amp; [.D21] &amp; &quot;,&quot; &amp; [.E21] &amp; &quot;,&quot; &amp; [.F21] &amp; &quot;,&quot; &amp; [.G21] &amp; &quot;,&quot; &amp; [.H21]/20 &amp; &quot;,&quot; &amp; [.I21] &amp; &quot;    ; &quot; &amp; [.A21]" office:value-type="string" office:string-value=".byte 2,1,2,3,2,1,5,0    ; Kobold">
            <text:p>.byte 2,1,2,3,2,1,5,0 <text:s text:c="3"/>; Kobold</text:p>
          </table:table-cell>
          <table:table-cell table:number-columns-repeated="1023"/>
        </table:table-row>
        <table:table-row table:style-name="ro1">
          <table:table-cell table:formula="of:=&quot;.byte &quot; &amp; [.B22] &amp; &quot;,&quot; &amp; [.C22] &amp; &quot;,&quot; &amp; [.D22] &amp; &quot;,&quot; &amp; [.E22] &amp; &quot;,&quot; &amp; [.F22] &amp; &quot;,&quot; &amp; [.G22] &amp; &quot;,&quot; &amp; [.H22]/20 &amp; &quot;,&quot; &amp; [.I22] &amp; &quot;    ; &quot; &amp; [.A22]" office:value-type="string" office:string-value=".byte 5,1,1,1,5,1,4,2    ; Ogre">
            <text:p>.byte 5,1,1,1,5,1,4,2 <text:s text:c="3"/>; Ogre</text:p>
          </table:table-cell>
          <table:table-cell table:number-columns-repeated="1023"/>
        </table:table-row>
        <table:table-row table:style-name="ro1">
          <table:table-cell table:formula="of:=&quot;.byte &quot; &amp; [.B23] &amp; &quot;,&quot; &amp; [.C23] &amp; &quot;,&quot; &amp; [.D23] &amp; &quot;,&quot; &amp; [.E23] &amp; &quot;,&quot; &amp; [.F23] &amp; &quot;,&quot; &amp; [.G23] &amp; &quot;,&quot; &amp; [.H23]/20 &amp; &quot;,&quot; &amp; [.I23] &amp; &quot;    ; &quot; &amp; [.A23]" office:value-type="string" office:string-value=".byte 4,2,2,3,4,1,2,1    ; Orc">
            <text:p>.byte 4,2,2,3,4,1,2,1 <text:s text:c="3"/>; Orc</text:p>
          </table:table-cell>
          <table:table-cell table:number-columns-repeated="1023"/>
        </table:table-row>
        <table:table-row table:style-name="ro1">
          <table:table-cell table:formula="of:=&quot;.byte &quot; &amp; [.B24] &amp; &quot;,&quot; &amp; [.C24] &amp; &quot;,&quot; &amp; [.D24] &amp; &quot;,&quot; &amp; [.E24] &amp; &quot;,&quot; &amp; [.F24] &amp; &quot;,&quot; &amp; [.G24] &amp; &quot;,&quot; &amp; [.H24]/20 &amp; &quot;,&quot; &amp; [.I24] &amp; &quot;    ; &quot; &amp; [.A24]" office:value-type="string" office:string-value=".byte 1,5,3,5,1,5,10,8    ; Sprite">
            <text:p>.byte 1,5,3,5,1,5,10,8 <text:s text:c="3"/>; Sprite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ES" table:style-name="ta3" table:print="false">
        <table:table-column table:style-name="co20" table:default-cell-style-name="Excel_20_Built-in_20_Normal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1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21" table:default-cell-style-name="ce6"/>
        <table:table-column table:style-name="co30" table:default-cell-style-name="ce6"/>
        <table:table-column table:style-name="co17" table:default-cell-style-name="ce6"/>
        <table:table-column table:style-name="co18" table:default-cell-style-name="ce6"/>
        <table:table-column table:style-name="co31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0" table:default-cell-style-name="ce6"/>
        <table:table-column table:style-name="co13" table:default-cell-style-name="ce6"/>
        <table:table-column table:style-name="co19" table:number-columns-repeated="1002" table:default-cell-style-name="Excel_20_Built-in_20_Normal"/>
        <table:table-row table:style-name="ro3">
          <table:table-cell table:style-name="ce13" office:value-type="string">
            <text:p>Class</text:p>
          </table:table-cell>
          <table:table-cell table:style-name="ce5" office:value-type="string">
            <text:p>HP</text:p>
          </table:table-cell>
          <table:table-cell table:style-name="ce5" office:value-type="string">
            <text:p>Backstab</text:p>
          </table:table-cell>
          <table:table-cell table:style-name="ce5" office:value-type="string">
            <text:p>Unarmed</text:p>
          </table:table-cell>
          <table:table-cell table:style-name="ce5" office:value-type="string">
            <text:p>Weapon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Wizard Max</text:p>
          </table:table-cell>
          <table:table-cell table:style-name="ce5" office:value-type="string">
            <text:p>Priest Max</text:p>
          </table:table-cell>
          <table:table-cell table:style-name="ce5" office:value-type="string">
            <text:p>Wizard Start</text:p>
          </table:table-cell>
          <table:table-cell table:style-name="ce5" office:value-type="string">
            <text:p>Priest Start</text:p>
          </table:table-cell>
          <table:table-cell table:style-name="ce5" office:value-type="string">
            <text:p>SU</text:p>
          </table:table-cell>
          <table:table-cell table:style-name="ce5" office:value-type="string">
            <text:p>Detect/Disarm Traps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EXP</text:p>
          </table:table-cell>
          <table:table-cell table:style-name="ce5"/>
          <table:table-cell table:style-name="ce5" office:value-type="string">
            <text:p>STR</text:p>
          </table:table-cell>
          <table:table-cell table:style-name="ce5" office:value-type="string">
            <text:p>INT</text:p>
          </table:table-cell>
          <table:table-cell table:style-name="ce5" office:value-type="string">
            <text:p>WIS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CON</text:p>
          </table:table-cell>
          <table:table-cell table:style-name="ce5" office:value-type="string">
            <text:p>CHA</text:p>
          </table:table-cell>
          <table:table-cell table:number-columns-repeated="1002"/>
        </table:table-row>
        <table:table-row table:style-name="ro1">
          <table:table-cell office:value-type="string">
            <text:p>Fighter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6"/>
          <table:table-cell table:formula="of:=[.B2]+([.C2]=&quot;YES&quot;)*2+([.D2]=&quot;YES&quot;)*2+[.E2]+[.F2]+([.G2]=&quot;YES&quot;)+[.H2]*3+[.I2]+([.J2]&gt;0)*(6-[.J2])+([.K2]&gt;0)*(6-[.K2])+[.L2]+([.M2]=&quot;YES&quot;)*2"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table:number-columns-repeated="1002"/>
        </table:table-row>
        <table:table-row table:style-name="ro1">
          <table:table-cell office:value-type="string">
            <text:p>Wizard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B3]+([.C3]=&quot;YES&quot;)*2+([.D3]=&quot;YES&quot;)*2+[.E3]+[.F3]+([.G3]=&quot;YES&quot;)+[.H3]*3+[.I3]+([.J3]&gt;0)*(6-[.J3])+([.K3]&gt;0)*(6-[.K3])+[.L3]+([.M3]=&quot;YES&quot;)*2"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/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number-columns-repeated="1002"/>
        </table:table-row>
        <table:table-row table:style-name="ro1">
          <table:table-cell office:value-type="string">
            <text:p>Priest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B4]+([.C4]=&quot;YES&quot;)*2+([.D4]=&quot;YES&quot;)*2+[.E4]+[.F4]+([.G4]=&quot;YES&quot;)+[.H4]*3+[.I4]+([.J4]&gt;0)*(6-[.J4])+([.K4]&gt;0)*(6-[.K4])+[.L4]+([.M4]=&quot;YES&quot;)*2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table:number-columns-repeated="1002"/>
        </table:table-row>
        <table:table-row table:style-name="ro1">
          <table:table-cell office:value-type="string">
            <text:p>Thief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YES</text:p>
          </table:table-cell>
          <table:table-cell table:formula="of:=[.B5]+([.C5]=&quot;YES&quot;)*2+([.D5]=&quot;YES&quot;)*2+[.E5]+[.F5]+([.G5]=&quot;YES&quot;)+[.H5]*3+[.I5]+([.J5]&gt;0)*(6-[.J5])+([.K5]&gt;0)*(6-[.K5])+[.L5]+([.M5]=&quot;YES&quot;)*2"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number-columns-repeated="1002"/>
        </table:table-row>
        <table:table-row table:style-name="ro1">
          <table:table-cell office:value-type="string">
            <text:p>Bard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B6]+([.C6]=&quot;YES&quot;)*2+([.D6]=&quot;YES&quot;)*2+[.E6]+[.F6]+([.G6]=&quot;YES&quot;)+[.H6]*3+[.I6]+([.J6]&gt;0)*(6-[.J6])+([.K6]&gt;0)*(6-[.K6])+[.L6]+([.M6]=&quot;YES&quot;)*2" office:value-type="float" office:value="34">
            <text:p>34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1002"/>
        </table:table-row>
        <table:table-row table:style-name="ro1">
          <table:table-cell office:value-type="string">
            <text:p>Lord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YES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formula="of:=[.B7]+([.C7]=&quot;YES&quot;)*2+([.D7]=&quot;YES&quot;)*2+[.E7]+[.F7]+([.G7]=&quot;YES&quot;)+[.H7]*3+[.I7]+([.J7]&gt;0)*(6-[.J7])+([.K7]&gt;0)*(6-[.K7])+[.L7]+([.M7]=&quot;YES&quot;)*2" office:value-type="float" office:value="47">
            <text:p>47</text:p>
          </table:table-cell>
          <table:table-cell office:value-type="float" office:value="8">
            <text:p>8</text:p>
          </table:table-cell>
          <table:table-cell/>
          <table:table-cell table:number-columns-repeated="5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office:value-type="string">
            <text:p>Monk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B8]+([.C8]=&quot;YES&quot;)*2+([.D8]=&quot;YES&quot;)*2+[.E8]+[.F8]+([.G8]=&quot;YES&quot;)+[.H8]*3+[.I8]+([.J8]&gt;0)*(6-[.J8])+([.K8]&gt;0)*(6-[.K8])+[.L8]+([.M8]=&quot;YES&quot;)*2"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1002"/>
        </table:table-row>
        <table:table-row table:style-name="ro1">
          <table:table-cell office:value-type="string">
            <text:p>Ninj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formula="of:=[.B9]+([.C9]=&quot;YES&quot;)*2+([.D9]=&quot;YES&quot;)*2+[.E9]+[.F9]+([.G9]=&quot;YES&quot;)+[.H9]*3+[.I9]+([.J9]&gt;0)*(6-[.J9])+([.K9]&gt;0)*(6-[.K9])+[.L9]+([.M9]=&quot;YES&quot;)*2" office:value-type="float" office:value="29">
            <text:p>2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number-columns-repeated="1002"/>
        </table:table-row>
        <table:table-row table:style-name="ro1">
          <table:table-cell office:value-type="string">
            <text:p>Paladin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[.B10]+([.C10]=&quot;YES&quot;)*2+([.D10]=&quot;YES&quot;)*2+[.E10]+[.F10]+([.G10]=&quot;YES&quot;)+[.H10]*3+[.I10]+([.J10]&gt;0)*(6-[.J10])+([.K10]&gt;0)*(6-[.K10])+[.L10]+([.M10]=&quot;YES&quot;)*2"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2"/>
        </table:table-row>
        <table:table-row table:style-name="ro1">
          <table:table-cell office:value-type="string">
            <text:p>Peasant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YES</text:p>
          </table:table-cell>
          <table:table-cell table:number-columns-repeated="6"/>
          <table:table-cell table:formula="of:=[.B11]+([.C11]=&quot;YES&quot;)*2+([.D11]=&quot;YES&quot;)*2+[.E11]+[.F11]+([.G11]=&quot;YES&quot;)+[.H11]*3+[.I11]+([.J11]&gt;0)*(6-[.J11])+([.K11]&gt;0)*(6-[.K11])+[.L11]+([.M11]=&quot;YES&quot;)*2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number-columns-repeated="6"/>
          <table:table-cell table:number-columns-repeated="1002"/>
        </table:table-row>
        <table:table-row table:style-name="ro1">
          <table:table-cell office:value-type="string">
            <text:p>Ran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12]+([.C12]=&quot;YES&quot;)*2+([.D12]=&quot;YES&quot;)*2+[.E12]+[.F12]+([.G12]=&quot;YES&quot;)+[.H12]*3+[.I12]+([.J12]&gt;0)*(6-[.J12])+([.K12]&gt;0)*(6-[.K12])+[.L12]+([.M12]=&quot;YES&quot;)*2" office:value-type="float" office:value="32">
            <text:p>32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2">
            <text:p>1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2"/>
        </table:table-row>
        <table:table-row table:style-name="ro1">
          <table:table-cell office:value-type="string">
            <text:p>Sage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B13]+([.C13]=&quot;YES&quot;)*2+([.D13]=&quot;YES&quot;)*2+[.E13]+[.F13]+([.G13]=&quot;YES&quot;)+[.H13]*3+[.I13]+([.J13]&gt;0)*(6-[.J13])+([.K13]&gt;0)*(6-[.K13])+[.L13]+([.M13]=&quot;YES&quot;)*2" office:value-type="float" office:value="40">
            <text:p>40</text:p>
          </table:table-cell>
          <table:table-cell office:value-type="float" office:value="7">
            <text:p>7</text:p>
          </table:table-cell>
          <table:table-cell/>
          <table:table-cell/>
          <table:table-cell table:number-columns-repeated="3" office:value-type="float" office:value="12">
            <text:p>12</text:p>
          </table:table-cell>
          <table:table-cell table:number-columns-repeated="2"/>
          <table:table-cell table:number-columns-repeated="1002"/>
        </table:table-row>
        <table:table-row table:style-name="ro1">
          <table:table-cell table:style-name="ce13"/>
          <table:table-cell table:style-name="ce5" table:number-columns-repeated="21"/>
          <table:table-cell table:number-columns-repeated="1002"/>
        </table:table-row>
        <table:table-row table:style-name="ro3">
          <table:table-cell table:style-name="ce13" office:value-type="string">
            <text:p>Class</text:p>
          </table:table-cell>
          <table:table-cell table:style-name="ce5" office:value-type="string">
            <text:p>HP</text:p>
          </table:table-cell>
          <table:table-cell table:style-name="ce5" office:value-type="string">
            <text:p>Backstab</text:p>
          </table:table-cell>
          <table:table-cell table:style-name="ce5" office:value-type="string">
            <text:p>Unarmed</text:p>
          </table:table-cell>
          <table:table-cell table:style-name="ce5" office:value-type="string">
            <text:p>Weapon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Wizard Max</text:p>
          </table:table-cell>
          <table:table-cell table:style-name="ce5" office:value-type="string">
            <text:p>Priest Max</text:p>
          </table:table-cell>
          <table:table-cell table:style-name="ce5" office:value-type="string">
            <text:p>Wizard Start</text:p>
          </table:table-cell>
          <table:table-cell table:style-name="ce5" office:value-type="string">
            <text:p>Priest Start</text:p>
          </table:table-cell>
          <table:table-cell table:style-name="ce5" office:value-type="string">
            <text:p>SU</text:p>
          </table:table-cell>
          <table:table-cell table:style-name="ce5" office:value-type="string">
            <text:p>Detect/Disarm Traps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STR</text:p>
          </table:table-cell>
          <table:table-cell table:style-name="ce5" office:value-type="string">
            <text:p>INT</text:p>
          </table:table-cell>
          <table:table-cell table:style-name="ce5" office:value-type="string">
            <text:p>WIS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CON</text:p>
          </table:table-cell>
          <table:table-cell table:style-name="ce5" office:value-type="string">
            <text:p>CHA</text:p>
          </table:table-cell>
          <table:table-cell table:number-columns-repeated="1004"/>
        </table:table-row>
        <table:table-row table:style-name="ro1">
          <table:table-cell table:formula="of:=[.A2]" office:value-type="string" office:string-value="Fighter">
            <text:p>Fighter</text:p>
          </table:table-cell>
          <table:table-cell table:style-name="ce17" table:formula="of:=[.B2]" office:value-type="float" office:value="12">
            <text:p>12</text:p>
          </table:table-cell>
          <table:table-cell table:formula="of:=([.C2]=&quot;YES&quot;)*1" office:value-type="float" office:value="0">
            <text:p>0</text:p>
          </table:table-cell>
          <table:table-cell table:formula="of:=([.D2]=&quot;YES&quot;)*1" office:value-type="float" office:value="0">
            <text:p>0</text:p>
          </table:table-cell>
          <table:table-cell table:formula="of:=[.E2]" office:value-type="float" office:value="4">
            <text:p>4</text:p>
          </table:table-cell>
          <table:table-cell table:formula="of:=[.F2]" office:value-type="float" office:value="4">
            <text:p>4</text:p>
          </table:table-cell>
          <table:table-cell table:formula="of:=([.G2]=&quot;YES&quot;)*1" office:value-type="float" office:value="1">
            <text:p>1</text:p>
          </table:table-cell>
          <table:table-cell table:formula="of:=[.H2]*1" office:value-type="float" office:value="0">
            <text:p>0</text:p>
          </table:table-cell>
          <table:table-cell table:formula="of:=[.I2]*1" office:value-type="float" office:value="0">
            <text:p>0</text:p>
          </table:table-cell>
          <table:table-cell table:formula="of:=[.J2]*1" office:value-type="float" office:value="0">
            <text:p>0</text:p>
          </table:table-cell>
          <table:table-cell table:formula="of:=[.K2]*1" office:value-type="float" office:value="0">
            <text:p>0</text:p>
          </table:table-cell>
          <table:table-cell table:formula="of:=[.L2]*1" office:value-type="float" office:value="0">
            <text:p>0</text:p>
          </table:table-cell>
          <table:table-cell table:formula="of:=([.M2]=&quot;YES&quot;)*1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2]*1" office:value-type="float" office:value="12">
            <text:p>12</text:p>
          </table:table-cell>
          <table:table-cell table:formula="of:=[.R2]*1" office:value-type="float" office:value="0">
            <text:p>0</text:p>
          </table:table-cell>
          <table:table-cell table:formula="of:=[.S2]*1" office:value-type="float" office:value="0">
            <text:p>0</text:p>
          </table:table-cell>
          <table:table-cell table:formula="of:=[.T2]*1" office:value-type="float" office:value="0">
            <text:p>0</text:p>
          </table:table-cell>
          <table:table-cell table:formula="of:=[.U2]*1" office:value-type="float" office:value="9">
            <text:p>9</text:p>
          </table:table-cell>
          <table:table-cell table:formula="of:=[.V2]*1" office:value-type="float" office:value="0">
            <text:p>0</text:p>
          </table:table-cell>
          <table:table-cell table:style-name="ce5"/>
          <table:table-cell table:number-columns-repeated="1003"/>
        </table:table-row>
        <table:table-row table:style-name="ro1">
          <table:table-cell table:formula="of:=[.A3]" office:value-type="string" office:string-value="Wizard">
            <text:p>Wizard</text:p>
          </table:table-cell>
          <table:table-cell table:style-name="ce17" table:formula="of:=[.B3]" office:value-type="float" office:value="4">
            <text:p>4</text:p>
          </table:table-cell>
          <table:table-cell table:formula="of:=([.C3]=&quot;YES&quot;)*1" office:value-type="float" office:value="0">
            <text:p>0</text:p>
          </table:table-cell>
          <table:table-cell table:formula="of:=([.D3]=&quot;YES&quot;)*1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[.F3]" office:value-type="float" office:value="1">
            <text:p>1</text:p>
          </table:table-cell>
          <table:table-cell table:formula="of:=([.G3]=&quot;YES&quot;)*1" office:value-type="float" office:value="0">
            <text:p>0</text:p>
          </table:table-cell>
          <table:table-cell table:formula="of:=[.H3]*1" office:value-type="float" office:value="6">
            <text:p>6</text:p>
          </table:table-cell>
          <table:table-cell table:formula="of:=[.I3]*1" office:value-type="float" office:value="0">
            <text:p>0</text:p>
          </table:table-cell>
          <table:table-cell table:formula="of:=[.J3]*1" office:value-type="float" office:value="1">
            <text:p>1</text:p>
          </table:table-cell>
          <table:table-cell table:formula="of:=[.K3]*1" office:value-type="float" office:value="0">
            <text:p>0</text:p>
          </table:table-cell>
          <table:table-cell table:formula="of:=[.L3]*1" office:value-type="float" office:value="2">
            <text:p>2</text:p>
          </table:table-cell>
          <table:table-cell table:formula="of:=([.M3]=&quot;YES&quot;)*1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Q3]*1" office:value-type="float" office:value="0">
            <text:p>0</text:p>
          </table:table-cell>
          <table:table-cell table:formula="of:=[.R3]*1" office:value-type="float" office:value="12">
            <text:p>12</text:p>
          </table:table-cell>
          <table:table-cell table:formula="of:=[.S3]*1" office:value-type="float" office:value="0">
            <text:p>0</text:p>
          </table:table-cell>
          <table:table-cell table:formula="of:=[.T3]*1" office:value-type="float" office:value="9">
            <text:p>9</text:p>
          </table:table-cell>
          <table:table-cell table:formula="of:=[.U3]*1" office:value-type="float" office:value="0">
            <text:p>0</text:p>
          </table:table-cell>
          <table:table-cell table:formula="of:=[.V3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.A4]" office:value-type="string" office:string-value="Priest">
            <text:p>Priest</text:p>
          </table:table-cell>
          <table:table-cell table:style-name="ce17" table:formula="of:=[.B4]" office:value-type="float" office:value="8">
            <text:p>8</text:p>
          </table:table-cell>
          <table:table-cell table:formula="of:=([.C4]=&quot;YES&quot;)*1" office:value-type="float" office:value="0">
            <text:p>0</text:p>
          </table:table-cell>
          <table:table-cell table:formula="of:=([.D4]=&quot;YES&quot;)*1" office:value-type="float" office:value="0">
            <text:p>0</text:p>
          </table:table-cell>
          <table:table-cell table:formula="of:=[.E4]" office:value-type="float" office:value="2">
            <text:p>2</text:p>
          </table:table-cell>
          <table:table-cell table:formula="of:=[.F4]" office:value-type="float" office:value="3">
            <text:p>3</text:p>
          </table:table-cell>
          <table:table-cell table:formula="of:=([.G4]=&quot;YES&quot;)*1" office:value-type="float" office:value="1">
            <text:p>1</text:p>
          </table:table-cell>
          <table:table-cell table:formula="of:=[.H4]*1" office:value-type="float" office:value="0">
            <text:p>0</text:p>
          </table:table-cell>
          <table:table-cell table:formula="of:=[.I4]*1" office:value-type="float" office:value="6">
            <text:p>6</text:p>
          </table:table-cell>
          <table:table-cell table:formula="of:=[.J4]*1" office:value-type="float" office:value="0">
            <text:p>0</text:p>
          </table:table-cell>
          <table:table-cell table:formula="of:=[.K4]*1" office:value-type="float" office:value="1">
            <text:p>1</text:p>
          </table:table-cell>
          <table:table-cell table:formula="of:=[.L4]*1" office:value-type="float" office:value="2">
            <text:p>2</text:p>
          </table:table-cell>
          <table:table-cell table:formula="of:=([.M4]=&quot;YES&quot;)*1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Q4]*1" office:value-type="float" office:value="9">
            <text:p>9</text:p>
          </table:table-cell>
          <table:table-cell table:formula="of:=[.R4]*1" office:value-type="float" office:value="0">
            <text:p>0</text:p>
          </table:table-cell>
          <table:table-cell table:formula="of:=[.S4]*1" office:value-type="float" office:value="12">
            <text:p>12</text:p>
          </table:table-cell>
          <table:table-cell table:formula="of:=[.T4]*1" office:value-type="float" office:value="0">
            <text:p>0</text:p>
          </table:table-cell>
          <table:table-cell table:formula="of:=[.U4]*1" office:value-type="float" office:value="0">
            <text:p>0</text:p>
          </table:table-cell>
          <table:table-cell table:formula="of:=[.V4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.A5]" office:value-type="string" office:string-value="Thief">
            <text:p>Thief</text:p>
          </table:table-cell>
          <table:table-cell table:style-name="ce17" table:formula="of:=[.B5]" office:value-type="float" office:value="6">
            <text:p>6</text:p>
          </table:table-cell>
          <table:table-cell table:formula="of:=([.C5]=&quot;YES&quot;)*1" office:value-type="float" office:value="1">
            <text:p>1</text:p>
          </table:table-cell>
          <table:table-cell table:formula="of:=([.D5]=&quot;YES&quot;)*1" office:value-type="float" office:value="0">
            <text:p>0</text:p>
          </table:table-cell>
          <table:table-cell table:formula="of:=[.E5]" office:value-type="float" office:value="3">
            <text:p>3</text:p>
          </table:table-cell>
          <table:table-cell table:formula="of:=[.F5]" office:value-type="float" office:value="2">
            <text:p>2</text:p>
          </table:table-cell>
          <table:table-cell table:formula="of:=([.G5]=&quot;YES&quot;)*1" office:value-type="float" office:value="0">
            <text:p>0</text:p>
          </table:table-cell>
          <table:table-cell table:formula="of:=[.H5]*1" office:value-type="float" office:value="0">
            <text:p>0</text:p>
          </table:table-cell>
          <table:table-cell table:formula="of:=[.I5]*1" office:value-type="float" office:value="0">
            <text:p>0</text:p>
          </table:table-cell>
          <table:table-cell table:formula="of:=[.J5]*1" office:value-type="float" office:value="0">
            <text:p>0</text:p>
          </table:table-cell>
          <table:table-cell table:formula="of:=[.K5]*1" office:value-type="float" office:value="0">
            <text:p>0</text:p>
          </table:table-cell>
          <table:table-cell table:formula="of:=[.L5]*1" office:value-type="float" office:value="0">
            <text:p>0</text:p>
          </table:table-cell>
          <table:table-cell table:formula="of:=([.M5]=&quot;YES&quot;)*1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Q5]*1" office:value-type="float" office:value="9">
            <text:p>9</text:p>
          </table:table-cell>
          <table:table-cell table:formula="of:=[.R5]*1" office:value-type="float" office:value="0">
            <text:p>0</text:p>
          </table:table-cell>
          <table:table-cell table:formula="of:=[.S5]*1" office:value-type="float" office:value="0">
            <text:p>0</text:p>
          </table:table-cell>
          <table:table-cell table:formula="of:=[.T5]*1" office:value-type="float" office:value="12">
            <text:p>12</text:p>
          </table:table-cell>
          <table:table-cell table:formula="of:=[.U5]*1" office:value-type="float" office:value="0">
            <text:p>0</text:p>
          </table:table-cell>
          <table:table-cell table:formula="of:=[.V5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.A6]" office:value-type="string" office:string-value="Bard">
            <text:p>Bard</text:p>
          </table:table-cell>
          <table:table-cell table:style-name="ce17" table:formula="of:=[.B6]" office:value-type="float" office:value="6">
            <text:p>6</text:p>
          </table:table-cell>
          <table:table-cell table:formula="of:=([.C6]=&quot;YES&quot;)*1" office:value-type="float" office:value="0">
            <text:p>0</text:p>
          </table:table-cell>
          <table:table-cell table:formula="of:=([.D6]=&quot;YES&quot;)*1" office:value-type="float" office:value="0">
            <text:p>0</text:p>
          </table:table-cell>
          <table:table-cell table:formula="of:=[.E6]" office:value-type="float" office:value="3">
            <text:p>3</text:p>
          </table:table-cell>
          <table:table-cell table:formula="of:=[.F6]" office:value-type="float" office:value="2">
            <text:p>2</text:p>
          </table:table-cell>
          <table:table-cell table:formula="of:=([.G6]=&quot;YES&quot;)*1" office:value-type="float" office:value="0">
            <text:p>0</text:p>
          </table:table-cell>
          <table:table-cell table:formula="of:=[.H6]*1" office:value-type="float" office:value="4">
            <text:p>4</text:p>
          </table:table-cell>
          <table:table-cell table:formula="of:=[.I6]*1" office:value-type="float" office:value="4">
            <text:p>4</text:p>
          </table:table-cell>
          <table:table-cell table:formula="of:=[.J6]*1" office:value-type="float" office:value="3">
            <text:p>3</text:p>
          </table:table-cell>
          <table:table-cell table:formula="of:=[.K6]*1" office:value-type="float" office:value="3">
            <text:p>3</text:p>
          </table:table-cell>
          <table:table-cell table:formula="of:=[.L6]*1" office:value-type="float" office:value="1">
            <text:p>1</text:p>
          </table:table-cell>
          <table:table-cell table:formula="of:=([.M6]=&quot;YES&quot;)*1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6]*1" office:value-type="float" office:value="9">
            <text:p>9</text:p>
          </table:table-cell>
          <table:table-cell table:formula="of:=[.R6]*1" office:value-type="float" office:value="12">
            <text:p>12</text:p>
          </table:table-cell>
          <table:table-cell table:formula="of:=[.S6]*1" office:value-type="float" office:value="12">
            <text:p>12</text:p>
          </table:table-cell>
          <table:table-cell table:formula="of:=[.T6]*1" office:value-type="float" office:value="12">
            <text:p>12</text:p>
          </table:table-cell>
          <table:table-cell table:formula="of:=[.U6]*1" office:value-type="float" office:value="0">
            <text:p>0</text:p>
          </table:table-cell>
          <table:table-cell table:formula="of:=[.V6]*1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table:formula="of:=[.A7]" office:value-type="string" office:string-value="Lord">
            <text:p>Lord</text:p>
          </table:table-cell>
          <table:table-cell table:style-name="ce17" table:formula="of:=[.B7]" office:value-type="float" office:value="10">
            <text:p>10</text:p>
          </table:table-cell>
          <table:table-cell table:formula="of:=([.C7]=&quot;YES&quot;)*1" office:value-type="float" office:value="0">
            <text:p>0</text:p>
          </table:table-cell>
          <table:table-cell table:formula="of:=([.D7]=&quot;YES&quot;)*1" office:value-type="float" office:value="0">
            <text:p>0</text:p>
          </table:table-cell>
          <table:table-cell table:formula="of:=[.E7]" office:value-type="float" office:value="4">
            <text:p>4</text:p>
          </table:table-cell>
          <table:table-cell table:formula="of:=[.F7]" office:value-type="float" office:value="4">
            <text:p>4</text:p>
          </table:table-cell>
          <table:table-cell table:formula="of:=([.G7]=&quot;YES&quot;)*1" office:value-type="float" office:value="1">
            <text:p>1</text:p>
          </table:table-cell>
          <table:table-cell table:formula="of:=[.H7]*1" office:value-type="float" office:value="6">
            <text:p>6</text:p>
          </table:table-cell>
          <table:table-cell table:formula="of:=[.I7]*1" office:value-type="float" office:value="6">
            <text:p>6</text:p>
          </table:table-cell>
          <table:table-cell table:formula="of:=[.J7]*1" office:value-type="float" office:value="5">
            <text:p>5</text:p>
          </table:table-cell>
          <table:table-cell table:formula="of:=[.K7]*1" office:value-type="float" office:value="5">
            <text:p>5</text:p>
          </table:table-cell>
          <table:table-cell table:formula="of:=[.L7]*1" office:value-type="float" office:value="2">
            <text:p>2</text:p>
          </table:table-cell>
          <table:table-cell table:formula="of:=([.M7]=&quot;YES&quot;)*1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7]*1" office:value-type="float" office:value="12">
            <text:p>12</text:p>
          </table:table-cell>
          <table:table-cell table:formula="of:=[.R7]*1" office:value-type="float" office:value="12">
            <text:p>12</text:p>
          </table:table-cell>
          <table:table-cell table:formula="of:=[.S7]*1" office:value-type="float" office:value="12">
            <text:p>12</text:p>
          </table:table-cell>
          <table:table-cell table:formula="of:=[.T7]*1" office:value-type="float" office:value="12">
            <text:p>12</text:p>
          </table:table-cell>
          <table:table-cell table:formula="of:=[.U7]*1" office:value-type="float" office:value="12">
            <text:p>12</text:p>
          </table:table-cell>
          <table:table-cell table:formula="of:=[.V7]*1" office:value-type="float" office:value="15">
            <text:p>15</text:p>
          </table:table-cell>
          <table:table-cell table:number-columns-repeated="1004"/>
        </table:table-row>
        <table:table-row table:style-name="ro1">
          <table:table-cell table:formula="of:=[.A8]" office:value-type="string" office:string-value="Monk">
            <text:p>Monk</text:p>
          </table:table-cell>
          <table:table-cell table:style-name="ce17" table:formula="of:=[.B8]" office:value-type="float" office:value="6">
            <text:p>6</text:p>
          </table:table-cell>
          <table:table-cell table:formula="of:=([.C8]=&quot;YES&quot;)*1" office:value-type="float" office:value="1">
            <text:p>1</text:p>
          </table:table-cell>
          <table:table-cell table:formula="of:=([.D8]=&quot;YES&quot;)*1" office:value-type="float" office:value="1">
            <text:p>1</text:p>
          </table:table-cell>
          <table:table-cell table:formula="of:=[.E8]" office:value-type="float" office:value="2">
            <text:p>2</text:p>
          </table:table-cell>
          <table:table-cell table:formula="of:=[.F8]" office:value-type="float" office:value="1">
            <text:p>1</text:p>
          </table:table-cell>
          <table:table-cell table:formula="of:=([.G8]=&quot;YES&quot;)*1" office:value-type="float" office:value="0">
            <text:p>0</text:p>
          </table:table-cell>
          <table:table-cell table:formula="of:=[.H8]*1" office:value-type="float" office:value="0">
            <text:p>0</text:p>
          </table:table-cell>
          <table:table-cell table:formula="of:=[.I8]*1" office:value-type="float" office:value="2">
            <text:p>2</text:p>
          </table:table-cell>
          <table:table-cell table:formula="of:=[.J8]*1" office:value-type="float" office:value="0">
            <text:p>0</text:p>
          </table:table-cell>
          <table:table-cell table:formula="of:=[.K8]*1" office:value-type="float" office:value="3">
            <text:p>3</text:p>
          </table:table-cell>
          <table:table-cell table:formula="of:=[.L8]*1" office:value-type="float" office:value="1">
            <text:p>1</text:p>
          </table:table-cell>
          <table:table-cell table:formula="of:=([.M8]=&quot;YES&quot;)*1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8]*1" office:value-type="float" office:value="9">
            <text:p>9</text:p>
          </table:table-cell>
          <table:table-cell table:formula="of:=[.R8]*1" office:value-type="float" office:value="0">
            <text:p>0</text:p>
          </table:table-cell>
          <table:table-cell table:formula="of:=[.S8]*1" office:value-type="float" office:value="9">
            <text:p>9</text:p>
          </table:table-cell>
          <table:table-cell table:formula="of:=[.T8]*1" office:value-type="float" office:value="9">
            <text:p>9</text:p>
          </table:table-cell>
          <table:table-cell table:formula="of:=[.U8]*1" office:value-type="float" office:value="0">
            <text:p>0</text:p>
          </table:table-cell>
          <table:table-cell table:formula="of:=[.V8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.A9]" office:value-type="string" office:string-value="Ninja">
            <text:p>Ninja</text:p>
          </table:table-cell>
          <table:table-cell table:style-name="ce17" table:formula="of:=[.B9]" office:value-type="float" office:value="8">
            <text:p>8</text:p>
          </table:table-cell>
          <table:table-cell table:formula="of:=([.C9]=&quot;YES&quot;)*1" office:value-type="float" office:value="1">
            <text:p>1</text:p>
          </table:table-cell>
          <table:table-cell table:formula="of:=([.D9]=&quot;YES&quot;)*1" office:value-type="float" office:value="1">
            <text:p>1</text:p>
          </table:table-cell>
          <table:table-cell table:formula="of:=[.E9]" office:value-type="float" office:value="3">
            <text:p>3</text:p>
          </table:table-cell>
          <table:table-cell table:formula="of:=[.F9]" office:value-type="float" office:value="2">
            <text:p>2</text:p>
          </table:table-cell>
          <table:table-cell table:formula="of:=([.G9]=&quot;YES&quot;)*1" office:value-type="float" office:value="0">
            <text:p>0</text:p>
          </table:table-cell>
          <table:table-cell table:formula="of:=[.H9]*1" office:value-type="float" office:value="2">
            <text:p>2</text:p>
          </table:table-cell>
          <table:table-cell table:formula="of:=[.I9]*1" office:value-type="float" office:value="0">
            <text:p>0</text:p>
          </table:table-cell>
          <table:table-cell table:formula="of:=[.J9]*1" office:value-type="float" office:value="3">
            <text:p>3</text:p>
          </table:table-cell>
          <table:table-cell table:formula="of:=[.K9]*1" office:value-type="float" office:value="0">
            <text:p>0</text:p>
          </table:table-cell>
          <table:table-cell table:formula="of:=[.L9]*1" office:value-type="float" office:value="1">
            <text:p>1</text:p>
          </table:table-cell>
          <table:table-cell table:formula="of:=([.M9]=&quot;YES&quot;)*1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Q9]*1" office:value-type="float" office:value="9">
            <text:p>9</text:p>
          </table:table-cell>
          <table:table-cell table:formula="of:=[.R9]*1" office:value-type="float" office:value="9">
            <text:p>9</text:p>
          </table:table-cell>
          <table:table-cell table:formula="of:=[.S9]*1" office:value-type="float" office:value="0">
            <text:p>0</text:p>
          </table:table-cell>
          <table:table-cell table:formula="of:=[.T9]*1" office:value-type="float" office:value="15">
            <text:p>15</text:p>
          </table:table-cell>
          <table:table-cell table:formula="of:=[.U9]*1" office:value-type="float" office:value="0">
            <text:p>0</text:p>
          </table:table-cell>
          <table:table-cell table:formula="of:=[.V9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.A10]" office:value-type="string" office:string-value="Paladin">
            <text:p>Paladin</text:p>
          </table:table-cell>
          <table:table-cell table:style-name="ce17" table:formula="of:=[.B10]" office:value-type="float" office:value="10">
            <text:p>10</text:p>
          </table:table-cell>
          <table:table-cell table:formula="of:=([.C10]=&quot;YES&quot;)*1" office:value-type="float" office:value="0">
            <text:p>0</text:p>
          </table:table-cell>
          <table:table-cell table:formula="of:=([.D10]=&quot;YES&quot;)*1" office:value-type="float" office:value="0">
            <text:p>0</text:p>
          </table:table-cell>
          <table:table-cell table:formula="of:=[.E10]" office:value-type="float" office:value="4">
            <text:p>4</text:p>
          </table:table-cell>
          <table:table-cell table:formula="of:=[.F10]" office:value-type="float" office:value="4">
            <text:p>4</text:p>
          </table:table-cell>
          <table:table-cell table:formula="of:=([.G10]=&quot;YES&quot;)*1" office:value-type="float" office:value="1">
            <text:p>1</text:p>
          </table:table-cell>
          <table:table-cell table:formula="of:=[.H10]*1" office:value-type="float" office:value="0">
            <text:p>0</text:p>
          </table:table-cell>
          <table:table-cell table:formula="of:=[.I10]*1" office:value-type="float" office:value="4">
            <text:p>4</text:p>
          </table:table-cell>
          <table:table-cell table:formula="of:=[.J10]*1" office:value-type="float" office:value="0">
            <text:p>0</text:p>
          </table:table-cell>
          <table:table-cell table:formula="of:=[.K10]*1" office:value-type="float" office:value="4">
            <text:p>4</text:p>
          </table:table-cell>
          <table:table-cell table:formula="of:=[.L10]*1" office:value-type="float" office:value="1">
            <text:p>1</text:p>
          </table:table-cell>
          <table:table-cell table:formula="of:=([.M10]=&quot;YES&quot;)*1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Q10]*1" office:value-type="float" office:value="12">
            <text:p>12</text:p>
          </table:table-cell>
          <table:table-cell table:formula="of:=[.R10]*1" office:value-type="float" office:value="0">
            <text:p>0</text:p>
          </table:table-cell>
          <table:table-cell table:formula="of:=[.S10]*1" office:value-type="float" office:value="12">
            <text:p>12</text:p>
          </table:table-cell>
          <table:table-cell table:formula="of:=[.T10]*1" office:value-type="float" office:value="0">
            <text:p>0</text:p>
          </table:table-cell>
          <table:table-cell table:formula="of:=[.U10]*1" office:value-type="float" office:value="9">
            <text:p>9</text:p>
          </table:table-cell>
          <table:table-cell table:formula="of:=[.V10]*1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table:formula="of:=[.A11]" office:value-type="string" office:string-value="Peasant">
            <text:p>Peasant</text:p>
          </table:table-cell>
          <table:table-cell table:style-name="ce17" table:formula="of:=[.B11]" office:value-type="float" office:value="6">
            <text:p>6</text:p>
          </table:table-cell>
          <table:table-cell table:formula="of:=([.C11]=&quot;YES&quot;)*1" office:value-type="float" office:value="0">
            <text:p>0</text:p>
          </table:table-cell>
          <table:table-cell table:formula="of:=([.D11]=&quot;YES&quot;)*1" office:value-type="float" office:value="0">
            <text:p>0</text:p>
          </table:table-cell>
          <table:table-cell table:formula="of:=[.E11]" office:value-type="float" office:value="2">
            <text:p>2</text:p>
          </table:table-cell>
          <table:table-cell table:formula="of:=[.F11]" office:value-type="float" office:value="2">
            <text:p>2</text:p>
          </table:table-cell>
          <table:table-cell table:formula="of:=([.G11]=&quot;YES&quot;)*1" office:value-type="float" office:value="1">
            <text:p>1</text:p>
          </table:table-cell>
          <table:table-cell table:formula="of:=[.H11]*1" office:value-type="float" office:value="0">
            <text:p>0</text:p>
          </table:table-cell>
          <table:table-cell table:formula="of:=[.I11]*1" office:value-type="float" office:value="0">
            <text:p>0</text:p>
          </table:table-cell>
          <table:table-cell table:formula="of:=[.J11]*1" office:value-type="float" office:value="0">
            <text:p>0</text:p>
          </table:table-cell>
          <table:table-cell table:formula="of:=[.K11]*1" office:value-type="float" office:value="0">
            <text:p>0</text:p>
          </table:table-cell>
          <table:table-cell table:formula="of:=[.L11]*1" office:value-type="float" office:value="0">
            <text:p>0</text:p>
          </table:table-cell>
          <table:table-cell table:formula="of:=([.M11]=&quot;YES&quot;)*1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11]*1" office:value-type="float" office:value="0">
            <text:p>0</text:p>
          </table:table-cell>
          <table:table-cell table:formula="of:=[.R11]*1" office:value-type="float" office:value="0">
            <text:p>0</text:p>
          </table:table-cell>
          <table:table-cell table:formula="of:=[.S11]*1" office:value-type="float" office:value="0">
            <text:p>0</text:p>
          </table:table-cell>
          <table:table-cell table:formula="of:=[.T11]*1" office:value-type="float" office:value="0">
            <text:p>0</text:p>
          </table:table-cell>
          <table:table-cell table:formula="of:=[.U11]*1" office:value-type="float" office:value="0">
            <text:p>0</text:p>
          </table:table-cell>
          <table:table-cell table:formula="of:=[.V11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formula="of:=[.A12]" office:value-type="string" office:string-value="Ranger">
            <text:p>Ranger</text:p>
          </table:table-cell>
          <table:table-cell table:style-name="ce17" table:formula="of:=[.B12]" office:value-type="float" office:value="10">
            <text:p>10</text:p>
          </table:table-cell>
          <table:table-cell table:formula="of:=([.C12]=&quot;YES&quot;)*1" office:value-type="float" office:value="0">
            <text:p>0</text:p>
          </table:table-cell>
          <table:table-cell table:formula="of:=([.D12]=&quot;YES&quot;)*1" office:value-type="float" office:value="0">
            <text:p>0</text:p>
          </table:table-cell>
          <table:table-cell table:formula="of:=[.E12]" office:value-type="float" office:value="4">
            <text:p>4</text:p>
          </table:table-cell>
          <table:table-cell table:formula="of:=[.F12]" office:value-type="float" office:value="2">
            <text:p>2</text:p>
          </table:table-cell>
          <table:table-cell table:formula="of:=([.G12]=&quot;YES&quot;)*1" office:value-type="float" office:value="1">
            <text:p>1</text:p>
          </table:table-cell>
          <table:table-cell table:formula="of:=[.H12]*1" office:value-type="float" office:value="4">
            <text:p>4</text:p>
          </table:table-cell>
          <table:table-cell table:formula="of:=[.I12]*1" office:value-type="float" office:value="0">
            <text:p>0</text:p>
          </table:table-cell>
          <table:table-cell table:formula="of:=[.J12]*1" office:value-type="float" office:value="4">
            <text:p>4</text:p>
          </table:table-cell>
          <table:table-cell table:formula="of:=[.K12]*1" office:value-type="float" office:value="0">
            <text:p>0</text:p>
          </table:table-cell>
          <table:table-cell table:formula="of:=[.L12]*1" office:value-type="float" office:value="1">
            <text:p>1</text:p>
          </table:table-cell>
          <table:table-cell table:formula="of:=([.M12]=&quot;YES&quot;)*1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Q12]*1" office:value-type="float" office:value="12">
            <text:p>12</text:p>
          </table:table-cell>
          <table:table-cell table:formula="of:=[.R12]*1" office:value-type="float" office:value="12">
            <text:p>12</text:p>
          </table:table-cell>
          <table:table-cell table:formula="of:=[.S12]*1" office:value-type="float" office:value="0">
            <text:p>0</text:p>
          </table:table-cell>
          <table:table-cell table:formula="of:=[.T12]*1" office:value-type="float" office:value="9">
            <text:p>9</text:p>
          </table:table-cell>
          <table:table-cell table:formula="of:=[.U12]*1" office:value-type="float" office:value="9">
            <text:p>9</text:p>
          </table:table-cell>
          <table:table-cell table:formula="of:=[.V12]*1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table:formula="of:=[.A13]" office:value-type="string" office:string-value="Sage">
            <text:p>Sage</text:p>
          </table:table-cell>
          <table:table-cell table:style-name="ce17" table:formula="of:=[.B13]" office:value-type="float" office:value="4">
            <text:p>4</text:p>
          </table:table-cell>
          <table:table-cell table:formula="of:=([.C13]=&quot;YES&quot;)*1" office:value-type="float" office:value="0">
            <text:p>0</text:p>
          </table:table-cell>
          <table:table-cell table:formula="of:=([.D13]=&quot;YES&quot;)*1" office:value-type="float" office:value="0">
            <text:p>0</text:p>
          </table:table-cell>
          <table:table-cell table:formula="of:=[.E13]" office:value-type="float" office:value="1">
            <text:p>1</text:p>
          </table:table-cell>
          <table:table-cell table:formula="of:=[.F13]" office:value-type="float" office:value="1">
            <text:p>1</text:p>
          </table:table-cell>
          <table:table-cell table:formula="of:=([.G13]=&quot;YES&quot;)*1" office:value-type="float" office:value="0">
            <text:p>0</text:p>
          </table:table-cell>
          <table:table-cell table:formula="of:=[.H13]*1" office:value-type="float" office:value="6">
            <text:p>6</text:p>
          </table:table-cell>
          <table:table-cell table:formula="of:=[.I13]*1" office:value-type="float" office:value="6">
            <text:p>6</text:p>
          </table:table-cell>
          <table:table-cell table:formula="of:=[.J13]*1" office:value-type="float" office:value="2">
            <text:p>2</text:p>
          </table:table-cell>
          <table:table-cell table:formula="of:=[.K13]*1" office:value-type="float" office:value="2">
            <text:p>2</text:p>
          </table:table-cell>
          <table:table-cell table:formula="of:=[.L13]*1" office:value-type="float" office:value="2">
            <text:p>2</text:p>
          </table:table-cell>
          <table:table-cell table:formula="of:=([.M13]=&quot;YES&quot;)*1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13]*1" office:value-type="float" office:value="0">
            <text:p>0</text:p>
          </table:table-cell>
          <table:table-cell table:formula="of:=[.R13]*1" office:value-type="float" office:value="12">
            <text:p>12</text:p>
          </table:table-cell>
          <table:table-cell table:formula="of:=[.S13]*1" office:value-type="float" office:value="12">
            <text:p>12</text:p>
          </table:table-cell>
          <table:table-cell table:formula="of:=[.T13]*1" office:value-type="float" office:value="12">
            <text:p>12</text:p>
          </table:table-cell>
          <table:table-cell table:formula="of:=[.U13]*1" office:value-type="float" office:value="0">
            <text:p>0</text:p>
          </table:table-cell>
          <table:table-cell table:formula="of:=[.V13]*1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formula="of:=&quot;.byte &quot; &amp; [.B16] &amp; &quot;,&quot; &amp; [.C16] &amp; &quot;,&quot; &amp; [.D16] &amp; &quot;,&quot; &amp; [.E16] &amp; &quot;,&quot; &amp; [.F16] &amp; &quot;,&quot; &amp; [.G16] &amp; &quot;,&quot; &amp; [.H16] &amp; &quot;,&quot; &amp; [.I16] &amp; &quot;,&quot; &amp; [.J16] &amp; &quot;,&quot; &amp; [.K16] &amp; &quot;,&quot; &amp; [.L16] &amp; &quot;,&quot; &amp; [.M16] &amp; &quot;,&quot; &amp; [.N16] &amp; &quot;,&quot; &amp; [.O16] &amp; &quot;,&quot; &amp; [.P16] &amp; &quot;,&quot; &amp; [.Q16] &amp; &quot;,&quot; &amp; [.R16] &amp; &quot;,&quot; &amp; [.S16] &amp; &quot;,&quot; &amp; [.T16] &amp; &quot;   ; &quot; &amp; [.A16]" office:value-type="string" office:string-value=".byte 12,0,0,4,4,1,0,0,0,0,0,0,2,12,0,0,0,9,0   ; Fighter">
            <text:p>.byte 12,0,0,4,4,1,0,0,0,0,0,0,2,12,0,0,0,9,0 <text:s text:c="2"/>; Fighter</text:p>
          </table:table-cell>
          <table:table-cell table:number-columns-repeated="1023"/>
        </table:table-row>
        <table:table-row table:style-name="ro1">
          <table:table-cell table:formula="of:=&quot;.byte &quot; &amp; [.B17] &amp; &quot;,&quot; &amp; [.C17] &amp; &quot;,&quot; &amp; [.D17] &amp; &quot;,&quot; &amp; [.E17] &amp; &quot;,&quot; &amp; [.F17] &amp; &quot;,&quot; &amp; [.G17] &amp; &quot;,&quot; &amp; [.H17] &amp; &quot;,&quot; &amp; [.I17] &amp; &quot;,&quot; &amp; [.J17] &amp; &quot;,&quot; &amp; [.K17] &amp; &quot;,&quot; &amp; [.L17] &amp; &quot;,&quot; &amp; [.M17] &amp; &quot;,&quot; &amp; [.N17] &amp; &quot;,&quot; &amp; [.O17] &amp; &quot;,&quot; &amp; [.P17] &amp; &quot;,&quot; &amp; [.Q17] &amp; &quot;,&quot; &amp; [.R17] &amp; &quot;,&quot; &amp; [.S17] &amp; &quot;,&quot; &amp; [.T17] &amp; &quot;   ; &quot; &amp; [.A17]" office:value-type="string" office:string-value=".byte 4,0,0,1,1,0,6,0,1,0,2,0,5,0,12,0,9,0,0   ; Wizard">
            <text:p>.byte 4,0,0,1,1,0,6,0,1,0,2,0,5,0,12,0,9,0,0 <text:s text:c="2"/>; Wizard</text:p>
          </table:table-cell>
          <table:table-cell table:number-columns-repeated="1023"/>
        </table:table-row>
        <table:table-row table:style-name="ro1">
          <table:table-cell table:formula="of:=&quot;.byte &quot; &amp; [.B18] &amp; &quot;,&quot; &amp; [.C18] &amp; &quot;,&quot; &amp; [.D18] &amp; &quot;,&quot; &amp; [.E18] &amp; &quot;,&quot; &amp; [.F18] &amp; &quot;,&quot; &amp; [.G18] &amp; &quot;,&quot; &amp; [.H18] &amp; &quot;,&quot; &amp; [.I18] &amp; &quot;,&quot; &amp; [.J18] &amp; &quot;,&quot; &amp; [.K18] &amp; &quot;,&quot; &amp; [.L18] &amp; &quot;,&quot; &amp; [.M18] &amp; &quot;,&quot; &amp; [.N18] &amp; &quot;,&quot; &amp; [.O18] &amp; &quot;,&quot; &amp; [.P18] &amp; &quot;,&quot; &amp; [.Q18] &amp; &quot;,&quot; &amp; [.R18] &amp; &quot;,&quot; &amp; [.S18] &amp; &quot;,&quot; &amp; [.T18] &amp; &quot;   ; &quot; &amp; [.A18]" office:value-type="string" office:string-value=".byte 8,0,0,2,3,1,0,6,0,1,2,0,3,9,0,12,0,0,0   ; Priest">
            <text:p>.byte 8,0,0,2,3,1,0,6,0,1,2,0,3,9,0,12,0,0,0 <text:s text:c="2"/>; Priest</text:p>
          </table:table-cell>
          <table:table-cell table:number-columns-repeated="1023"/>
        </table:table-row>
        <table:table-row table:style-name="ro1">
          <table:table-cell table:formula="of:=&quot;.byte &quot; &amp; [.B19] &amp; &quot;,&quot; &amp; [.C19] &amp; &quot;,&quot; &amp; [.D19] &amp; &quot;,&quot; &amp; [.E19] &amp; &quot;,&quot; &amp; [.F19] &amp; &quot;,&quot; &amp; [.G19] &amp; &quot;,&quot; &amp; [.H19] &amp; &quot;,&quot; &amp; [.I19] &amp; &quot;,&quot; &amp; [.J19] &amp; &quot;,&quot; &amp; [.K19] &amp; &quot;,&quot; &amp; [.L19] &amp; &quot;,&quot; &amp; [.M19] &amp; &quot;,&quot; &amp; [.N19] &amp; &quot;,&quot; &amp; [.O19] &amp; &quot;,&quot; &amp; [.P19] &amp; &quot;,&quot; &amp; [.Q19] &amp; &quot;,&quot; &amp; [.R19] &amp; &quot;,&quot; &amp; [.S19] &amp; &quot;,&quot; &amp; [.T19] &amp; &quot;   ; &quot; &amp; [.A19]" office:value-type="string" office:string-value=".byte 6,1,0,3,2,0,0,0,0,0,0,1,1,9,0,0,12,0,0   ; Thief">
            <text:p>.byte 6,1,0,3,2,0,0,0,0,0,0,1,1,9,0,0,12,0,0 <text:s text:c="2"/>; Thief</text:p>
          </table:table-cell>
          <table:table-cell table:number-columns-repeated="1023"/>
        </table:table-row>
        <table:table-row table:style-name="ro1">
          <table:table-cell table:formula="of:=&quot;.byte &quot; &amp; [.B20] &amp; &quot;,&quot; &amp; [.C20] &amp; &quot;,&quot; &amp; [.D20] &amp; &quot;,&quot; &amp; [.E20] &amp; &quot;,&quot; &amp; [.F20] &amp; &quot;,&quot; &amp; [.G20] &amp; &quot;,&quot; &amp; [.H20] &amp; &quot;,&quot; &amp; [.I20] &amp; &quot;,&quot; &amp; [.J20] &amp; &quot;,&quot; &amp; [.K20] &amp; &quot;,&quot; &amp; [.L20] &amp; &quot;,&quot; &amp; [.M20] &amp; &quot;,&quot; &amp; [.N20] &amp; &quot;,&quot; &amp; [.O20] &amp; &quot;,&quot; &amp; [.P20] &amp; &quot;,&quot; &amp; [.Q20] &amp; &quot;,&quot; &amp; [.R20] &amp; &quot;,&quot; &amp; [.S20] &amp; &quot;,&quot; &amp; [.T20] &amp; &quot;   ; &quot; &amp; [.A20]" office:value-type="string" office:string-value=".byte 6,0,0,3,2,0,4,4,3,3,1,0,6,9,12,12,12,0,12   ; Bard">
            <text:p>.byte 6,0,0,3,2,0,4,4,3,3,1,0,6,9,12,12,12,0,12 <text:s text:c="2"/>; Bard</text:p>
          </table:table-cell>
          <table:table-cell table:number-columns-repeated="1023"/>
        </table:table-row>
        <table:table-row table:style-name="ro1">
          <table:table-cell table:formula="of:=&quot;.byte &quot; &amp; [.B21] &amp; &quot;,&quot; &amp; [.C21] &amp; &quot;,&quot; &amp; [.D21] &amp; &quot;,&quot; &amp; [.E21] &amp; &quot;,&quot; &amp; [.F21] &amp; &quot;,&quot; &amp; [.G21] &amp; &quot;,&quot; &amp; [.H21] &amp; &quot;,&quot; &amp; [.I21] &amp; &quot;,&quot; &amp; [.J21] &amp; &quot;,&quot; &amp; [.K21] &amp; &quot;,&quot; &amp; [.L21] &amp; &quot;,&quot; &amp; [.M21] &amp; &quot;,&quot; &amp; [.N21] &amp; &quot;,&quot; &amp; [.O21] &amp; &quot;,&quot; &amp; [.P21] &amp; &quot;,&quot; &amp; [.Q21] &amp; &quot;,&quot; &amp; [.R21] &amp; &quot;,&quot; &amp; [.S21] &amp; &quot;,&quot; &amp; [.T21] &amp; &quot;   ; &quot; &amp; [.A21]" office:value-type="string" office:string-value=".byte 10,0,0,4,4,1,6,6,5,5,2,0,8,12,12,12,12,12,15   ; Lord">
            <text:p>.byte 10,0,0,4,4,1,6,6,5,5,2,0,8,12,12,12,12,12,15 <text:s text:c="2"/>; Lord</text:p>
          </table:table-cell>
          <table:table-cell table:number-columns-repeated="1023"/>
        </table:table-row>
        <table:table-row table:style-name="ro1">
          <table:table-cell table:formula="of:=&quot;.byte &quot; &amp; [.B22] &amp; &quot;,&quot; &amp; [.C22] &amp; &quot;,&quot; &amp; [.D22] &amp; &quot;,&quot; &amp; [.E22] &amp; &quot;,&quot; &amp; [.F22] &amp; &quot;,&quot; &amp; [.G22] &amp; &quot;,&quot; &amp; [.H22] &amp; &quot;,&quot; &amp; [.I22] &amp; &quot;,&quot; &amp; [.J22] &amp; &quot;,&quot; &amp; [.K22] &amp; &quot;,&quot; &amp; [.L22] &amp; &quot;,&quot; &amp; [.M22] &amp; &quot;,&quot; &amp; [.N22] &amp; &quot;,&quot; &amp; [.O22] &amp; &quot;,&quot; &amp; [.P22] &amp; &quot;,&quot; &amp; [.Q22] &amp; &quot;,&quot; &amp; [.R22] &amp; &quot;,&quot; &amp; [.S22] &amp; &quot;,&quot; &amp; [.T22] &amp; &quot;   ; &quot; &amp; [.A22]" office:value-type="string" office:string-value=".byte 6,1,1,2,1,0,0,2,0,3,1,0,2,9,0,9,9,0,0   ; Monk">
            <text:p>.byte 6,1,1,2,1,0,0,2,0,3,1,0,2,9,0,9,9,0,0 <text:s text:c="2"/>; Monk</text:p>
          </table:table-cell>
          <table:table-cell table:number-columns-repeated="1023"/>
        </table:table-row>
        <table:table-row table:style-name="ro1">
          <table:table-cell table:formula="of:=&quot;.byte &quot; &amp; [.B23] &amp; &quot;,&quot; &amp; [.C23] &amp; &quot;,&quot; &amp; [.D23] &amp; &quot;,&quot; &amp; [.E23] &amp; &quot;,&quot; &amp; [.F23] &amp; &quot;,&quot; &amp; [.G23] &amp; &quot;,&quot; &amp; [.H23] &amp; &quot;,&quot; &amp; [.I23] &amp; &quot;,&quot; &amp; [.J23] &amp; &quot;,&quot; &amp; [.K23] &amp; &quot;,&quot; &amp; [.L23] &amp; &quot;,&quot; &amp; [.M23] &amp; &quot;,&quot; &amp; [.N23] &amp; &quot;,&quot; &amp; [.O23] &amp; &quot;,&quot; &amp; [.P23] &amp; &quot;,&quot; &amp; [.Q23] &amp; &quot;,&quot; &amp; [.R23] &amp; &quot;,&quot; &amp; [.S23] &amp; &quot;,&quot; &amp; [.T23] &amp; &quot;   ; &quot; &amp; [.A23]" office:value-type="string" office:string-value=".byte 8,1,1,3,2,0,2,0,3,0,1,1,4,9,9,0,15,0,0   ; Ninja">
            <text:p>.byte 8,1,1,3,2,0,2,0,3,0,1,1,4,9,9,0,15,0,0 <text:s text:c="2"/>; Ninja</text:p>
          </table:table-cell>
          <table:table-cell table:number-columns-repeated="1023"/>
        </table:table-row>
        <table:table-row table:style-name="ro1">
          <table:table-cell table:formula="of:=&quot;.byte &quot; &amp; [.B24] &amp; &quot;,&quot; &amp; [.C24] &amp; &quot;,&quot; &amp; [.D24] &amp; &quot;,&quot; &amp; [.E24] &amp; &quot;,&quot; &amp; [.F24] &amp; &quot;,&quot; &amp; [.G24] &amp; &quot;,&quot; &amp; [.H24] &amp; &quot;,&quot; &amp; [.I24] &amp; &quot;,&quot; &amp; [.J24] &amp; &quot;,&quot; &amp; [.K24] &amp; &quot;,&quot; &amp; [.L24] &amp; &quot;,&quot; &amp; [.M24] &amp; &quot;,&quot; &amp; [.N24] &amp; &quot;,&quot; &amp; [.O24] &amp; &quot;,&quot; &amp; [.P24] &amp; &quot;,&quot; &amp; [.Q24] &amp; &quot;,&quot; &amp; [.R24] &amp; &quot;,&quot; &amp; [.S24] &amp; &quot;,&quot; &amp; [.T24] &amp; &quot;   ; &quot; &amp; [.A24]" office:value-type="string" office:string-value=".byte 10,0,0,4,4,1,0,4,0,4,1,0,3,12,0,12,0,9,12   ; Paladin">
            <text:p>.byte 10,0,0,4,4,1,0,4,0,4,1,0,3,12,0,12,0,9,12 <text:s text:c="2"/>; Paladin</text:p>
          </table:table-cell>
          <table:table-cell table:number-columns-repeated="1023"/>
        </table:table-row>
        <table:table-row table:style-name="ro1">
          <table:table-cell table:formula="of:=&quot;.byte &quot; &amp; [.B25] &amp; &quot;,&quot; &amp; [.C25] &amp; &quot;,&quot; &amp; [.D25] &amp; &quot;,&quot; &amp; [.E25] &amp; &quot;,&quot; &amp; [.F25] &amp; &quot;,&quot; &amp; [.G25] &amp; &quot;,&quot; &amp; [.H25] &amp; &quot;,&quot; &amp; [.I25] &amp; &quot;,&quot; &amp; [.J25] &amp; &quot;,&quot; &amp; [.K25] &amp; &quot;,&quot; &amp; [.L25] &amp; &quot;,&quot; &amp; [.M25] &amp; &quot;,&quot; &amp; [.N25] &amp; &quot;,&quot; &amp; [.O25] &amp; &quot;,&quot; &amp; [.P25] &amp; &quot;,&quot; &amp; [.Q25] &amp; &quot;,&quot; &amp; [.R25] &amp; &quot;,&quot; &amp; [.S25] &amp; &quot;,&quot; &amp; [.T25] &amp; &quot;   ; &quot; &amp; [.A25]" office:value-type="string" office:string-value=".byte 6,0,0,2,2,1,0,0,0,0,0,0,0,0,0,0,0,0,0   ; Peasant">
            <text:p>.byte 6,0,0,2,2,1,0,0,0,0,0,0,0,0,0,0,0,0,0 <text:s text:c="2"/>; Peasant</text:p>
          </table:table-cell>
          <table:table-cell table:number-columns-repeated="1023"/>
        </table:table-row>
        <table:table-row table:style-name="ro1">
          <table:table-cell table:formula="of:=&quot;.byte &quot; &amp; [.B26] &amp; &quot;,&quot; &amp; [.C26] &amp; &quot;,&quot; &amp; [.D26] &amp; &quot;,&quot; &amp; [.E26] &amp; &quot;,&quot; &amp; [.F26] &amp; &quot;,&quot; &amp; [.G26] &amp; &quot;,&quot; &amp; [.H26] &amp; &quot;,&quot; &amp; [.I26] &amp; &quot;,&quot; &amp; [.J26] &amp; &quot;,&quot; &amp; [.K26] &amp; &quot;,&quot; &amp; [.L26] &amp; &quot;,&quot; &amp; [.M26] &amp; &quot;,&quot; &amp; [.N26] &amp; &quot;,&quot; &amp; [.O26] &amp; &quot;,&quot; &amp; [.P26] &amp; &quot;,&quot; &amp; [.Q26] &amp; &quot;,&quot; &amp; [.R26] &amp; &quot;,&quot; &amp; [.S26] &amp; &quot;,&quot; &amp; [.T26] &amp; &quot;   ; &quot; &amp; [.A26]" office:value-type="string" office:string-value=".byte 10,0,0,4,2,1,4,0,4,0,1,0,5,12,12,0,9,9,12   ; Ranger">
            <text:p>.byte 10,0,0,4,2,1,4,0,4,0,1,0,5,12,12,0,9,9,12 <text:s text:c="2"/>; Ranger</text:p>
          </table:table-cell>
          <table:table-cell table:number-columns-repeated="1023"/>
        </table:table-row>
        <table:table-row table:style-name="ro1">
          <table:table-cell table:formula="of:=&quot;.byte &quot; &amp; [.B27] &amp; &quot;,&quot; &amp; [.C27] &amp; &quot;,&quot; &amp; [.D27] &amp; &quot;,&quot; &amp; [.E27] &amp; &quot;,&quot; &amp; [.F27] &amp; &quot;,&quot; &amp; [.G27] &amp; &quot;,&quot; &amp; [.H27] &amp; &quot;,&quot; &amp; [.I27] &amp; &quot;,&quot; &amp; [.J27] &amp; &quot;,&quot; &amp; [.K27] &amp; &quot;,&quot; &amp; [.L27] &amp; &quot;,&quot; &amp; [.M27] &amp; &quot;,&quot; &amp; [.N27] &amp; &quot;,&quot; &amp; [.O27] &amp; &quot;,&quot; &amp; [.P27] &amp; &quot;,&quot; &amp; [.Q27] &amp; &quot;,&quot; &amp; [.R27] &amp; &quot;,&quot; &amp; [.S27] &amp; &quot;,&quot; &amp; [.T27] &amp; &quot;   ; &quot; &amp; [.A27]" office:value-type="string" office:string-value=".byte 4,0,0,1,1,0,6,6,2,2,2,0,7,0,12,12,12,0,0   ; Sage">
            <text:p>.byte 4,0,0,1,1,0,6,6,2,2,2,0,7,0,12,12,12,0,0 <text:s text:c="2"/>; Sage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4" table:print="false">
        <table:table-column table:style-name="co32" table:default-cell-style-name="ce19"/>
        <table:table-column table:style-name="co33" table:default-cell-style-name="Default"/>
        <table:table-column table:style-name="co34" table:number-columns-repeated="6" table:default-cell-style-name="Default"/>
        <table:table-row table:style-name="ro4">
          <table:table-cell table:style-name="ce18" office:value-type="string">
            <text:p>#</text:p>
          </table:table-cell>
          <table:table-cell table:style-name="ce14" office:value-type="string">
            <text:p>WHAT</text:p>
          </table:table-cell>
          <table:table-cell table:number-columns-repeated="6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race</text:p>
          </table:table-cell>
          <table:table-cell office:value-type="string">
            <text:p>C%(24,7)</text:p>
          </table:table-cell>
          <table:table-cell office:value-type="string">
            <text:p>N$(7)</text:p>
          </table:table-cell>
          <table:table-cell office:value-type="string">
            <text:p>I%(12)</text:p>
          </table:table-cell>
          <table:table-cell office:value-type="string">
            <text:p>D%(9)</text:p>
          </table:table-cell>
          <table:table-cell table:style-name="ce19" office:value-type="string">
            <text:p>GP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ex</text:p>
          </table:table-cell>
          <table:table-cell table:formula="of:=[.D3]+80" office:value-type="float" office:value="7760">
            <text:p>7760</text:p>
          </table:table-cell>
          <table:table-cell office:value-type="float" office:value="7680">
            <text:p>7680</text:p>
          </table:table-cell>
          <table:table-cell table:formula="of:=[.C3]+400" office:value-type="float" office:value="8160">
            <text:p>8160</text:p>
          </table:table-cell>
          <table:table-cell table:formula="of:=[.E3]+13" office:value-type="float" office:value="8173">
            <text:p>8173</text:p>
          </table:table-cell>
          <table:table-cell table:formula="of:=[.F4]+10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ge years</text:p>
          </table:table-cell>
          <table:table-cell table:number-columns-repeated="3"/>
          <table:table-cell/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ge months</text:p>
          </table:table-cell>
          <table:table-cell table:number-columns-repeated="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status</text:p>
          </table:table-cell>
          <table:table-cell office:value-type="string">
            <text:p>0 = blank</text:p>
          </table:table-cell>
          <table:table-cell office:value-type="string">
            <text:p>1=good</text:p>
          </table:table-cell>
          <table:table-cell office:value-type="string">
            <text:p>2=poisoned</text:p>
          </table:table-cell>
          <table:table-cell office:value-type="string">
            <text:p>3=paralyzed</text:p>
          </table:table-cell>
          <table:table-cell office:value-type="string">
            <text:p>4=statue</text:p>
          </table:table-cell>
          <table:table-cell office:value-type="string">
            <text:p>5=dead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lass</text:p>
          </table:table-cell>
          <table:table-cell table:number-columns-repeated="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evel</text:p>
          </table:table-cell>
          <table:table-cell table:number-columns-repeated="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level gained/xp</text:p>
          </table:table-cell>
          <table:table-cell table:number-columns-repeated="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str</text:p>
          </table:table-cell>
          <table:table-cell office:value-type="string">
            <text:p>M%</text:p>
          </table:table-cell>
          <table:table-cell office:value-type="string">
            <text:p>B%(?,7)</text:p>
          </table:table-cell>
          <table:table-cell table:number-columns-repeated="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int</text:p>
          </table:table-cell>
          <table:table-cell office:value-type="string">
            <text:p>0=type</text:p>
          </table:table-cell>
          <table:table-cell table:style-name="ce14" office:value-type="string">
            <text:p>0=+AC bonus, -AC penalty (temp)</text:p>
          </table:table-cell>
          <table:table-cell table:number-columns-repeated="4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wis</text:p>
          </table:table-cell>
          <table:table-cell office:value-type="string">
            <text:p>1-9=hp</text:p>
          </table:table-cell>
          <table:table-cell table:style-name="ce14" office:value-type="string">
            <text:p>1=+damage bonus (temp)</text:p>
          </table:table-cell>
          <table:table-cell table:number-columns-repeated="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dex</text:p>
          </table:table-cell>
          <table:table-cell office:value-type="string">
            <text:p>10=number</text:p>
          </table:table-cell>
          <table:table-cell table:style-name="ce14" office:value-type="string">
            <text:p>2=+AC bonus, -AC penalty (for combat length)</text:p>
          </table:table-cell>
          <table:table-cell table:number-columns-repeated="4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on</text:p>
          </table:table-cell>
          <table:table-cell office:value-type="string">
            <text:p>11=max hp</text:p>
          </table:table-cell>
          <table:table-cell table:style-name="ce14" office:value-type="string">
            <text:p>3=+damage bonus (for combat length)</text:p>
          </table:table-cell>
          <table:table-cell table:number-columns-repeated="4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ha</text:p>
          </table:table-cell>
          <table:table-cell/>
          <table:table-cell table:style-name="ce14" office:value-type="string">
            <text:p>4=bonus attack</text:p>
          </table:table-cell>
          <table:table-cell table:number-columns-repeated="4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p</text:p>
          </table:table-cell>
          <table:table-cell/>
          <table:table-cell table:style-name="ce14" office:value-type="string">
            <text:p>5=save bonus</text:p>
          </table:table-cell>
          <table:table-cell table:number-columns-repeated="4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mhp</text:p>
          </table:table-cell>
          <table:table-cell table:number-columns-repeated="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su</text:p>
          </table:table-cell>
          <table:table-cell table:number-columns-repeated="6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msu</text:p>
          </table:table-cell>
          <table:table-cell table:number-columns-repeated="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weapon</text:p>
          </table:table-cell>
          <table:table-cell table:number-columns-repeated="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armor</text:p>
          </table:table-cell>
          <table:table-cell table:number-columns-repeated="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shield</text:p>
          </table:table-cell>
          <table:table-cell table:number-columns-repeated="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gem</text:p>
          </table:table-cell>
          <table:table-cell table:number-columns-repeated="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jewelry</text:p>
          </table:table-cell>
          <table:table-cell table:number-columns-repeated="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potion</text:p>
          </table:table-cell>
          <table:table-cell table:number-columns-repeated="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scroll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GP</text:p>
          </table:table-cell>
          <table:table-cell office:value-type="string">
            <text:p>gold</text:p>
          </table:table-cell>
          <table:table-cell table:number-columns-repeated="6"/>
        </table:table-row>
        <table:table-row table:style-name="ro4">
          <table:table-cell office:value-type="string">
            <text:p>LV</text:p>
          </table:table-cell>
          <table:table-cell office:value-type="string">
            <text:p>dungeon level</text:p>
          </table:table-cell>
          <table:table-cell table:number-columns-repeated="6"/>
        </table:table-row>
        <table:table-row table:style-name="ro4">
          <table:table-cell office:value-type="string">
            <text:p>RM</text:p>
          </table:table-cell>
          <table:table-cell office:value-type="string">
            <text:p>dungeon room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string">
            <text:p>Message #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Message #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string">
            <text:p>Image #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Image #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Key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Major Battle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office:value-type="float" office:value="0">
            <text:p>0</text:p>
          </table:table-cell>
          <table:table-cell/>
          <table:table-cell office:value-type="string">
            <text:p>T%(11)</text:p>
          </table:table-cell>
          <table:table-cell office:value-type="string">
            <text:p>temp stat holder</text:p>
          </table:table-cell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float" office:value="2">
            <text:p>2</text:p>
          </table:table-cell>
          <table:table-cell table:number-columns-repeated="7"/>
        </table:table-row>
        <table:table-row table:style-name="ro4">
          <table:table-cell office:value-type="float" office:value="3">
            <text:p>3</text:p>
          </table:table-cell>
          <table:table-cell table:number-columns-repeated="7"/>
        </table:table-row>
        <table:table-row table:style-name="ro4">
          <table:table-cell office:value-type="float" office:value="4">
            <text:p>4</text:p>
          </table:table-cell>
          <table:table-cell table:number-columns-repeated="7"/>
        </table:table-row>
        <table:table-row table:style-name="ro4"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float" office:value="6">
            <text:p>6</text:p>
          </table:table-cell>
          <table:table-cell table:number-columns-repeated="7"/>
        </table:table-row>
        <table:table-row table:style-name="ro4">
          <table:table-cell office:value-type="float" office:value="7">
            <text:p>7</text:p>
          </table:table-cell>
          <table:table-cell table:number-columns-repeated="7"/>
        </table:table-row>
        <table:table-row table:style-name="ro4" table:number-rows-repeated="1048528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WIZARD SPELLS" table:style-name="ta4" table:print="false">
        <table:table-column table:style-name="co35" table:default-cell-style-name="Excel_20_Built-in_20_Normal"/>
        <table:table-column table:style-name="co26" table:default-cell-style-name="ce6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12" table:default-cell-style-name="ce17"/>
        <table:table-column table:style-name="co38" table:default-cell-style-name="ce6"/>
        <table:table-column table:style-name="co39" table:default-cell-style-name="ce6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34" table:number-columns-repeated="1015" table:default-cell-style-name="Excel_20_Built-in_20_Normal"/>
        <table:table-row table:style-name="ro1">
          <table:table-cell table:style-name="ce20" office:value-type="string">
            <text:p>#</text:p>
          </table:table-cell>
          <table:table-cell table:style-name="ce21" office:value-type="string">
            <text:p>LEVEL</text:p>
          </table:table-cell>
          <table:table-cell table:style-name="ce16" office:value-type="string">
            <text:p>SPELL NAME</text:p>
          </table:table-cell>
          <table:table-cell table:style-name="ce16" office:value-type="string">
            <text:p>TYPE</text:p>
          </table:table-cell>
          <table:table-cell table:style-name="ce24" office:value-type="string">
            <text:p>TYPE#</text:p>
          </table:table-cell>
          <table:table-cell table:style-name="ce21" office:value-type="string">
            <text:p>FACTOR</text:p>
          </table:table-cell>
          <table:table-cell table:style-name="ce21" office:value-type="string">
            <text:p>AREA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2" office:value-type="string">
            <text:p>CHARM MONSTER</text:p>
          </table:table-cell>
          <table:table-cell office:value-type="string">
            <text:p>control monster</text:p>
          </table:table-cell>
          <table:table-cell table:style-name="ce2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2] &amp; &quot;&quot;&quot;,0   ;&quot; &amp; ROW([.B2])-2 &amp; &quot;  &quot; &amp; LEN([.C2])" office:value-type="string" office:string-value=".byte &quot;CHARM MONSTER&quot;,0   ;0  13">
            <text:p>.byte "CHARM MONSTER",0 <text:s text:c="2"/>;0 <text:s/>13</text:p>
          </table:table-cell>
          <table:table-cell table:formula="of:=&quot;.byte &quot; &amp; [.E2] &amp; &quot;,&quot; &amp; [.F2] &amp; &quot;,&quot; &amp; [.G2] &amp; &quot;    ; &quot; &amp; [.B2] &amp; &quot; &quot; &amp; [.C2]" office:value-type="string" office:string-value=".byte 0,1,1    ; 1 CHARM MONSTER">
            <text:p>.byte 0,1,1 <text:s text:c="3"/>; 1 CHARM MONSTER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string">
            <text:p>FIND FAMILIAR</text:p>
          </table:table-cell>
          <table:table-cell office:value-type="string">
            <text:p>summon monster</text:p>
          </table:table-cell>
          <table:table-cell table:style-name="ce2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3] &amp; &quot;&quot;&quot;,0   ;&quot; &amp; ROW([.B3])-2 &amp; &quot;  &quot; &amp; LEN([.C3])" office:value-type="string" office:string-value=".byte &quot;FIND FAMILIAR&quot;,0   ;1  13">
            <text:p>.byte "FIND FAMILIAR",0 <text:s text:c="2"/>;1 <text:s/>13</text:p>
          </table:table-cell>
          <table:table-cell table:formula="of:=&quot;.byte &quot; &amp; [.E3] &amp; &quot;,&quot; &amp; [.F3] &amp; &quot;,&quot; &amp; [.G3] &amp; &quot;    ; &quot; &amp; [.B3] &amp; &quot; &quot; &amp; [.C3]" office:value-type="string" office:string-value=".byte 1,1,1    ; 1 FIND FAMILIAR">
            <text:p>.byte 1,1,1 <text:s text:c="3"/>; 1 FIND FAMILIAR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string">
            <text:p>MAGIC MISSILE</text:p>
          </table:table-cell>
          <table:table-cell office:value-type="string">
            <text:p>damage</text:p>
          </table:table-cell>
          <table:table-cell table:style-name="ce2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4] &amp; &quot;&quot;&quot;,0   ;&quot; &amp; ROW([.B4])-2 &amp; &quot;  &quot; &amp; LEN([.C4])" office:value-type="string" office:string-value=".byte &quot;MAGIC MISSILE&quot;,0   ;2  13">
            <text:p>.byte "MAGIC MISSILE",0 <text:s text:c="2"/>;2 <text:s/>13</text:p>
          </table:table-cell>
          <table:table-cell table:formula="of:=&quot;.byte &quot; &amp; [.E4] &amp; &quot;,&quot; &amp; [.F4] &amp; &quot;,&quot; &amp; [.G4] &amp; &quot;    ; &quot; &amp; [.B4] &amp; &quot; &quot; &amp; [.C4]" office:value-type="string" office:string-value=".byte 2,1,1    ; 1 MAGIC MISSILE">
            <text:p>.byte 2,1,1 <text:s text:c="3"/>; 1 MAGIC MISSIL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6" office:value-type="string">
            <text:p>SLEEP</text:p>
          </table:table-cell>
          <table:table-cell office:value-type="string">
            <text:p>takeout monster</text:p>
          </table:table-cell>
          <table:table-cell table:style-name="ce2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&quot;.byte &quot;&quot;&quot; &amp; [.C5] &amp; &quot;&quot;&quot;,0   ;&quot; &amp; ROW([.B5])-2 &amp; &quot;  &quot; &amp; LEN([.C5])" office:value-type="string" office:string-value=".byte &quot;SLEEP&quot;,0   ;3  5">
            <text:p>.byte "SLEEP",0 <text:s text:c="2"/>;3 <text:s/>5</text:p>
          </table:table-cell>
          <table:table-cell table:formula="of:=&quot;.byte &quot; &amp; [.E5] &amp; &quot;,&quot; &amp; [.F5] &amp; &quot;,&quot; &amp; [.G5] &amp; &quot;    ; &quot; &amp; [.B5] &amp; &quot; &quot; &amp; [.C5]" office:value-type="string" office:string-value=".byte 3,1,2    ; 1 SLEEP">
            <text:p>.byte 3,1,2 <text:s text:c="3"/>; 1 SLEEP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6" office:value-type="string">
            <text:p>STINKING CLOUD</text:p>
          </table:table-cell>
          <table:table-cell office:value-type="string">
            <text:p>kill monster</text:p>
          </table:table-cell>
          <table:table-cell table:style-name="ce25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6] &amp; &quot;&quot;&quot;,0   ;&quot; &amp; ROW([.B6])-2 &amp; &quot;  &quot; &amp; LEN([.C6])" office:value-type="string" office:string-value=".byte &quot;STINKING CLOUD&quot;,0   ;4  14">
            <text:p>.byte "STINKING CLOUD",0 <text:s text:c="2"/>;4 <text:s/>14</text:p>
          </table:table-cell>
          <table:table-cell table:formula="of:=&quot;.byte &quot; &amp; [.E6] &amp; &quot;,&quot; &amp; [.F6] &amp; &quot;,&quot; &amp; [.G6] &amp; &quot;    ; &quot; &amp; [.B6] &amp; &quot; &quot; &amp; [.C6]" office:value-type="string" office:string-value=".byte 4,1,1    ; 1 STINKING CLOUD">
            <text:p>.byte 4,1,1 <text:s text:c="3"/>; 1 STINKING CLOUD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6" office:value-type="string">
            <text:p>CLOUDKILL</text:p>
          </table:table-cell>
          <table:table-cell office:value-type="string">
            <text:p>kill monster</text:p>
          </table:table-cell>
          <table:table-cell table:style-name="ce2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7] &amp; &quot;&quot;&quot;,0   ;&quot; &amp; ROW([.B7])-2 &amp; &quot;  &quot; &amp; LEN([.C7])" office:value-type="string" office:string-value=".byte &quot;CLOUDKILL&quot;,0   ;5  9">
            <text:p>.byte "CLOUDKILL",0 <text:s text:c="2"/>;5 <text:s/>9</text:p>
          </table:table-cell>
          <table:table-cell table:formula="of:=&quot;.byte &quot; &amp; [.E7] &amp; &quot;,&quot; &amp; [.F7] &amp; &quot;,&quot; &amp; [.G7] &amp; &quot;    ; &quot; &amp; [.B7] &amp; &quot; &quot; &amp; [.C7]" office:value-type="string" office:string-value=".byte 4,2,1    ; 2 CLOUDKILL">
            <text:p>.byte 4,2,1 <text:s text:c="3"/>; 2 CLOUDKILL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6" office:value-type="string">
            <text:p>DETECT MAGIC(M)</text:p>
          </table:table-cell>
          <table:table-cell office:value-type="string">
            <text:p>travel see turntable/tel</text:p>
          </table:table-cell>
          <table:table-cell table:style-name="ce26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&quot;.byte &quot;&quot;&quot; &amp; [.C8] &amp; &quot;&quot;&quot;,0   ;&quot; &amp; ROW([.B8])-2 &amp; &quot;  &quot; &amp; LEN([.C8])" office:value-type="string" office:string-value=".byte &quot;DETECT MAGIC(M)&quot;,0   ;6  15">
            <text:p>.byte "DETECT MAGIC(M)",0 <text:s text:c="2"/>;6 <text:s/>15</text:p>
          </table:table-cell>
          <table:table-cell table:formula="of:=&quot;.byte &quot; &amp; [.E8] &amp; &quot;,&quot; &amp; [.F8] &amp; &quot;,&quot; &amp; [.G8] &amp; &quot;    ; &quot; &amp; [.B8] &amp; &quot; &quot; &amp; [.C8]" office:value-type="string" office:string-value=".byte 5,1,0    ; 2 DETECT MAGIC(M)">
            <text:p>.byte 5,1,0 <text:s text:c="3"/>; 2 DETECT MAGIC(M)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2" office:value-type="string">
            <text:p>LIGHTNING BOLT</text:p>
          </table:table-cell>
          <table:table-cell office:value-type="string">
            <text:p>damage</text:p>
          </table:table-cell>
          <table:table-cell table:style-name="ce2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9] &amp; &quot;&quot;&quot;,0   ;&quot; &amp; ROW([.B9])-2 &amp; &quot;  &quot; &amp; LEN([.C9])" office:value-type="string" office:string-value=".byte &quot;LIGHTNING BOLT&quot;,0   ;7  14">
            <text:p>.byte "LIGHTNING BOLT",0 <text:s text:c="2"/>;7 <text:s/>14</text:p>
          </table:table-cell>
          <table:table-cell table:formula="of:=&quot;.byte &quot; &amp; [.E9] &amp; &quot;,&quot; &amp; [.F9] &amp; &quot;,&quot; &amp; [.G9] &amp; &quot;    ; &quot; &amp; [.B9] &amp; &quot; &quot; &amp; [.C9]" office:value-type="string" office:string-value=".byte 2,2,1    ; 2 LIGHTNING BOLT">
            <text:p>.byte 2,2,1 <text:s text:c="3"/>; 2 LIGHTNING BOLT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6" office:value-type="string">
            <text:p>REVEAL LOCATION</text:p>
          </table:table-cell>
          <table:table-cell office:value-type="string">
            <text:p>reveal location</text:p>
          </table:table-cell>
          <table:table-cell table:style-name="ce26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&quot;.byte &quot;&quot;&quot; &amp; [.C10] &amp; &quot;&quot;&quot;,0   ;&quot; &amp; ROW([.B10])-2 &amp; &quot;  &quot; &amp; LEN([.C10])" office:value-type="string" office:string-value=".byte &quot;REVEAL LOCATION&quot;,0   ;8  15">
            <text:p>.byte "REVEAL LOCATION",0 <text:s text:c="2"/>;8 <text:s/>15</text:p>
          </table:table-cell>
          <table:table-cell table:formula="of:=&quot;.byte &quot; &amp; [.E10] &amp; &quot;,&quot; &amp; [.F10] &amp; &quot;,&quot; &amp; [.G10] &amp; &quot;    ; &quot; &amp; [.B10] &amp; &quot; &quot; &amp; [.C10]" office:value-type="string" office:string-value=".byte 6,0,0    ; 2 REVEAL LOCATION">
            <text:p>.byte 6,0,0 <text:s text:c="3"/>; 2 REVEAL LOCATIO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6" office:value-type="string">
            <text:p>STRENGTH</text:p>
          </table:table-cell>
          <table:table-cell office:value-type="string">
            <text:p>buff attack</text:p>
          </table:table-cell>
          <table:table-cell table:style-name="ce25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.byte &quot;&quot;&quot; &amp; [.C11] &amp; &quot;&quot;&quot;,0   ;&quot; &amp; ROW([.B11])-2 &amp; &quot;  &quot; &amp; LEN([.C11])" office:value-type="string" office:string-value=".byte &quot;STRENGTH&quot;,0   ;9  8">
            <text:p>.byte "STRENGTH",0 <text:s text:c="2"/>;9 <text:s/>8</text:p>
          </table:table-cell>
          <table:table-cell table:formula="of:=&quot;.byte &quot; &amp; [.E11] &amp; &quot;,&quot; &amp; [.F11] &amp; &quot;,&quot; &amp; [.G11] &amp; &quot;    ; &quot; &amp; [.B11] &amp; &quot; &quot; &amp; [.C11]" office:value-type="string" office:string-value=".byte 7,0,1    ; 2 STRENGTH">
            <text:p>.byte 7,0,1 <text:s text:c="3"/>; 2 STRENGTH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22" office:value-type="string">
            <text:p>FIREBALL</text:p>
          </table:table-cell>
          <table:table-cell office:value-type="string">
            <text:p>damage</text:p>
          </table:table-cell>
          <table:table-cell table:style-name="ce2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&quot;.byte &quot;&quot;&quot; &amp; [.C12] &amp; &quot;&quot;&quot;,0   ;&quot; &amp; ROW([.B12])-2 &amp; &quot;  &quot; &amp; LEN([.C12])" office:value-type="string" office:string-value=".byte &quot;FIREBALL&quot;,0   ;10  8">
            <text:p>.byte "FIREBALL",0 <text:s text:c="2"/>;10 <text:s/>8</text:p>
          </table:table-cell>
          <table:table-cell table:formula="of:=&quot;.byte &quot; &amp; [.E12] &amp; &quot;,&quot; &amp; [.F12] &amp; &quot;,&quot; &amp; [.G12] &amp; &quot;    ; &quot; &amp; [.B12] &amp; &quot; &quot; &amp; [.C12]" office:value-type="string" office:string-value=".byte 2,1,2    ; 3 FIREBALL">
            <text:p>.byte 2,1,2 <text:s text:c="3"/>; 3 FIREBALL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16" office:value-type="string">
            <text:p>HASTE</text:p>
          </table:table-cell>
          <table:table-cell office:value-type="string">
            <text:p>buff speed</text:p>
          </table:table-cell>
          <table:table-cell table:style-name="ce25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13] &amp; &quot;&quot;&quot;,0   ;&quot; &amp; ROW([.B13])-2 &amp; &quot;  &quot; &amp; LEN([.C13])" office:value-type="string" office:string-value=".byte &quot;HASTE&quot;,0   ;11  5">
            <text:p>.byte "HASTE",0 <text:s text:c="2"/>;11 <text:s/>5</text:p>
          </table:table-cell>
          <table:table-cell table:formula="of:=&quot;.byte &quot; &amp; [.E13] &amp; &quot;,&quot; &amp; [.F13] &amp; &quot;,&quot; &amp; [.G13] &amp; &quot;    ; &quot; &amp; [.B13] &amp; &quot; &quot; &amp; [.C13]" office:value-type="string" office:string-value=".byte 7,1,1    ; 3 HASTE">
            <text:p>.byte 7,1,1 <text:s text:c="3"/>; 3 HASTE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22" office:value-type="string">
            <text:p>MONSTER SUMMON 1</text:p>
          </table:table-cell>
          <table:table-cell office:value-type="string">
            <text:p>summon monster</text:p>
          </table:table-cell>
          <table:table-cell table:style-name="ce2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&quot;.byte &quot;&quot;&quot; &amp; [.C14] &amp; &quot;&quot;&quot;,0   ;&quot; &amp; ROW([.B14])-2 &amp; &quot;  &quot; &amp; LEN([.C14])" office:value-type="string" office:string-value=".byte &quot;MONSTER SUMMON 1&quot;,0   ;12  16">
            <text:p>.byte "MONSTER SUMMON 1",0 <text:s text:c="2"/>;12 <text:s/>16</text:p>
          </table:table-cell>
          <table:table-cell table:formula="of:=&quot;.byte &quot; &amp; [.E14] &amp; &quot;,&quot; &amp; [.F14] &amp; &quot;,&quot; &amp; [.G14] &amp; &quot;    ; &quot; &amp; [.B14] &amp; &quot; &quot; &amp; [.C14]" office:value-type="string" office:string-value=".byte 1,3,1    ; 3 MONSTER SUMMON 1">
            <text:p>.byte 1,3,1 <text:s text:c="3"/>; 3 MONSTER SUMMON 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style-name="ce16" office:value-type="string">
            <text:p>PHANTASMAL FORCE</text:p>
          </table:table-cell>
          <table:table-cell office:value-type="string">
            <text:p>takeout monster</text:p>
          </table:table-cell>
          <table:table-cell table:style-name="ce2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15] &amp; &quot;&quot;&quot;,0   ;&quot; &amp; ROW([.B15])-2 &amp; &quot;  &quot; &amp; LEN([.C15])" office:value-type="string" office:string-value=".byte &quot;PHANTASMAL FORCE&quot;,0   ;13  16">
            <text:p>.byte "PHANTASMAL FORCE",0 <text:s text:c="2"/>;13 <text:s/>16</text:p>
          </table:table-cell>
          <table:table-cell table:formula="of:=&quot;.byte &quot; &amp; [.E15] &amp; &quot;,&quot; &amp; [.F15] &amp; &quot;,&quot; &amp; [.G15] &amp; &quot;    ; &quot; &amp; [.B15] &amp; &quot; &quot; &amp; [.C15]" office:value-type="string" office:string-value=".byte 3,2,1    ; 3 PHANTASMAL FORCE">
            <text:p>.byte 3,2,1 <text:s text:c="3"/>; 3 PHANTASMAL FORCE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6" office:value-type="string">
            <text:p>WIZARD'S EYE(W)</text:p>
          </table:table-cell>
          <table:table-cell office:value-type="string">
            <text:p>travel see secret doors</text:p>
          </table:table-cell>
          <table:table-cell table:style-name="ce26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&quot;.byte &quot;&quot;&quot; &amp; [.C16] &amp; &quot;&quot;&quot;,0   ;&quot; &amp; ROW([.B16])-2 &amp; &quot;  &quot; &amp; LEN([.C16])" office:value-type="string" office:string-value=".byte &quot;WIZARD'S EYE(W)&quot;,0   ;14  15">
            <text:p>.byte "WIZARD'S EYE(W)",0 <text:s text:c="2"/>;14 <text:s/>15</text:p>
          </table:table-cell>
          <table:table-cell table:formula="of:=&quot;.byte &quot; &amp; [.E16] &amp; &quot;,&quot; &amp; [.F16] &amp; &quot;,&quot; &amp; [.G16] &amp; &quot;    ; &quot; &amp; [.B16] &amp; &quot; &quot; &amp; [.C16]" office:value-type="string" office:string-value=".byte 5,3,0    ; 3 WIZARD'S EYE(W)">
            <text:p>.byte 5,3,0 <text:s text:c="3"/>; 3 WIZARD'S EYE(W)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6" office:value-type="string">
            <text:p>DIMENSION DOOR</text:p>
          </table:table-cell>
          <table:table-cell office:value-type="string">
            <text:p>teleport</text:p>
          </table:table-cell>
          <table:table-cell table:style-name="ce26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17] &amp; &quot;&quot;&quot;,0   ;&quot; &amp; ROW([.B17])-2 &amp; &quot;  &quot; &amp; LEN([.C17])" office:value-type="string" office:string-value=".byte &quot;DIMENSION DOOR&quot;,0   ;15  14">
            <text:p>.byte "DIMENSION DOOR",0 <text:s text:c="2"/>;15 <text:s/>14</text:p>
          </table:table-cell>
          <table:table-cell table:formula="of:=&quot;.byte &quot; &amp; [.E17] &amp; &quot;,&quot; &amp; [.F17] &amp; &quot;,&quot; &amp; [.G17] &amp; &quot;    ; &quot; &amp; [.B17] &amp; &quot; &quot; &amp; [.C17]" office:value-type="string" office:string-value=".byte 8,1,1    ; 4 DIMENSION DOOR">
            <text:p>.byte 8,1,1 <text:s text:c="3"/>; 4 DIMENSION DOOR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6" office:value-type="string">
            <text:p>ENCHANTED WEAPON</text:p>
          </table:table-cell>
          <table:table-cell office:value-type="string">
            <text:p>buff attack</text:p>
          </table:table-cell>
          <table:table-cell table:style-name="ce25" office:value-type="float" office:value="7">
            <text:p>7</text:p>
          </table:table-cell>
          <table:table-cell office:value-type="string">
            <text:p>0+4</text:p>
          </table:table-cell>
          <table:table-cell office:value-type="float" office:value="1">
            <text:p>1</text:p>
          </table:table-cell>
          <table:table-cell table:formula="of:=&quot;.byte &quot;&quot;&quot; &amp; [.C18] &amp; &quot;&quot;&quot;,0   ;&quot; &amp; ROW([.B18])-2 &amp; &quot;  &quot; &amp; LEN([.C18])" office:value-type="string" office:string-value=".byte &quot;ENCHANTED WEAPON&quot;,0   ;16  16">
            <text:p>.byte "ENCHANTED WEAPON",0 <text:s text:c="2"/>;16 <text:s/>16</text:p>
          </table:table-cell>
          <table:table-cell table:formula="of:=&quot;.byte &quot; &amp; [.E18] &amp; &quot;,&quot; &amp; [.F18] &amp; &quot;,&quot; &amp; [.G18] &amp; &quot;    ; &quot; &amp; [.B18] &amp; &quot; &quot; &amp; [.C18]" office:value-type="string" office:string-value=".byte 7,0+4,1    ; 4 ENCHANTED WEAPON">
            <text:p>.byte 7,0+4,1 <text:s text:c="3"/>; 4 ENCHANTED WEAPO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6" office:value-type="string">
            <text:p>FEAR</text:p>
          </table:table-cell>
          <table:table-cell office:value-type="string">
            <text:p>takeout monster</text:p>
          </table:table-cell>
          <table:table-cell table:style-name="ce2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&quot;.byte &quot;&quot;&quot; &amp; [.C19] &amp; &quot;&quot;&quot;,0   ;&quot; &amp; ROW([.B19])-2 &amp; &quot;  &quot; &amp; LEN([.C19])" office:value-type="string" office:string-value=".byte &quot;FEAR&quot;,0   ;17  4">
            <text:p>.byte "FEAR",0 <text:s text:c="2"/>;17 <text:s/>4</text:p>
          </table:table-cell>
          <table:table-cell table:formula="of:=&quot;.byte &quot; &amp; [.E19] &amp; &quot;,&quot; &amp; [.F19] &amp; &quot;,&quot; &amp; [.G19] &amp; &quot;    ; &quot; &amp; [.B19] &amp; &quot; &quot; &amp; [.C19]" office:value-type="string" office:string-value=".byte 3,2,2    ; 4 FEAR">
            <text:p>.byte 3,2,2 <text:s text:c="3"/>; 4 FEAR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22" office:value-type="string">
            <text:p>ICE STORM</text:p>
          </table:table-cell>
          <table:table-cell office:value-type="string">
            <text:p>damage</text:p>
          </table:table-cell>
          <table:table-cell table:style-name="ce25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&quot;.byte &quot;&quot;&quot; &amp; [.C20] &amp; &quot;&quot;&quot;,0   ;&quot; &amp; ROW([.B20])-2 &amp; &quot;  &quot; &amp; LEN([.C20])" office:value-type="string" office:string-value=".byte &quot;ICE STORM&quot;,0   ;18  9">
            <text:p>.byte "ICE STORM",0 <text:s text:c="2"/>;18 <text:s/>9</text:p>
          </table:table-cell>
          <table:table-cell table:formula="of:=&quot;.byte &quot; &amp; [.E20] &amp; &quot;,&quot; &amp; [.F20] &amp; &quot;,&quot; &amp; [.G20] &amp; &quot;    ; &quot; &amp; [.B20] &amp; &quot; &quot; &amp; [.C20]" office:value-type="string" office:string-value=".byte 2,2,2    ; 4 ICE STORM">
            <text:p>.byte 2,2,2 <text:s text:c="3"/>; 4 ICE STORM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2" office:value-type="string">
            <text:p>MESMERIZE</text:p>
          </table:table-cell>
          <table:table-cell office:value-type="string">
            <text:p>control monster</text:p>
          </table:table-cell>
          <table:table-cell table:style-name="ce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21] &amp; &quot;&quot;&quot;,0   ;&quot; &amp; ROW([.B21])-2 &amp; &quot;  &quot; &amp; LEN([.C21])" office:value-type="string" office:string-value=".byte &quot;MESMERIZE&quot;,0   ;19  9">
            <text:p>.byte "MESMERIZE",0 <text:s text:c="2"/>;19 <text:s/>9</text:p>
          </table:table-cell>
          <table:table-cell table:formula="of:=&quot;.byte &quot; &amp; [.E21] &amp; &quot;,&quot; &amp; [.F21] &amp; &quot;,&quot; &amp; [.G21] &amp; &quot;    ; &quot; &amp; [.B21] &amp; &quot; &quot; &amp; [.C21]" office:value-type="string" office:string-value=".byte 0,2,1    ; 4 MESMERIZE">
            <text:p>.byte 0,2,1 <text:s text:c="3"/>; 4 MESMERIZE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16" office:value-type="string">
            <text:p>DEATH</text:p>
          </table:table-cell>
          <table:table-cell office:value-type="string">
            <text:p>kill monster</text:p>
          </table:table-cell>
          <table:table-cell table:style-name="ce25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&quot;.byte &quot;&quot;&quot; &amp; [.C22] &amp; &quot;&quot;&quot;,0   ;&quot; &amp; ROW([.B22])-2 &amp; &quot;  &quot; &amp; LEN([.C22])" office:value-type="string" office:string-value=".byte &quot;DEATH&quot;,0   ;20  5">
            <text:p>.byte "DEATH",0 <text:s text:c="2"/>;20 <text:s/>5</text:p>
          </table:table-cell>
          <table:table-cell table:formula="of:=&quot;.byte &quot; &amp; [.E22] &amp; &quot;,&quot; &amp; [.F22] &amp; &quot;,&quot; &amp; [.G22] &amp; &quot;    ; &quot; &amp; [.B22] &amp; &quot; &quot; &amp; [.C22]" office:value-type="string" office:string-value=".byte 4,2,2    ; 5 DEATH">
            <text:p>.byte 4,2,2 <text:s text:c="3"/>; 5 DEATH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style-name="ce22" office:value-type="string">
            <text:p>MONSTER SUMMON 2</text:p>
          </table:table-cell>
          <table:table-cell office:value-type="string">
            <text:p>summon monster</text:p>
          </table:table-cell>
          <table:table-cell table:style-name="ce2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&quot;.byte &quot;&quot;&quot; &amp; [.C23] &amp; &quot;&quot;&quot;,0   ;&quot; &amp; ROW([.B23])-2 &amp; &quot;  &quot; &amp; LEN([.C23])" office:value-type="string" office:string-value=".byte &quot;MONSTER SUMMON 2&quot;,0   ;21  16">
            <text:p>.byte "MONSTER SUMMON 2",0 <text:s text:c="2"/>;21 <text:s/>16</text:p>
          </table:table-cell>
          <table:table-cell table:formula="of:=&quot;.byte &quot; &amp; [.E23] &amp; &quot;,&quot; &amp; [.F23] &amp; &quot;,&quot; &amp; [.G23] &amp; &quot;    ; &quot; &amp; [.B23] &amp; &quot; &quot; &amp; [.C23]" office:value-type="string" office:string-value=".byte 1,6,1    ; 5 MONSTER SUMMON 2">
            <text:p>.byte 1,6,1 <text:s text:c="3"/>; 5 MONSTER SUMMON 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style-name="ce16" office:value-type="string">
            <text:p>MORDENKAIS SWORD</text:p>
          </table:table-cell>
          <table:table-cell office:value-type="string">
            <text:p>buff attack</text:p>
          </table:table-cell>
          <table:table-cell table:style-name="ce25" office:value-type="float" office:value="7">
            <text:p>7</text:p>
          </table:table-cell>
          <table:table-cell office:value-type="string">
            <text:p>0+8</text:p>
          </table:table-cell>
          <table:table-cell office:value-type="float" office:value="1">
            <text:p>1</text:p>
          </table:table-cell>
          <table:table-cell table:formula="of:=&quot;.byte &quot;&quot;&quot; &amp; [.C24] &amp; &quot;&quot;&quot;,0   ;&quot; &amp; ROW([.B24])-2 &amp; &quot;  &quot; &amp; LEN([.C24])" office:value-type="string" office:string-value=".byte &quot;MORDENKAIS SWORD&quot;,0   ;22  16">
            <text:p>.byte "MORDENKAIS SWORD",0 <text:s text:c="2"/>;22 <text:s/>16</text:p>
          </table:table-cell>
          <table:table-cell table:formula="of:=&quot;.byte &quot; &amp; [.E24] &amp; &quot;,&quot; &amp; [.F24] &amp; &quot;,&quot; &amp; [.G24] &amp; &quot;    ; &quot; &amp; [.B24] &amp; &quot; &quot; &amp; [.C24]" office:value-type="string" office:string-value=".byte 7,0+8,1    ; 5 MORDENKAIS SWORD">
            <text:p>.byte 7,0+8,1 <text:s text:c="3"/>; 5 MORDENKAIS SWORD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style-name="ce16" office:value-type="string">
            <text:p>POWER WORD STUN</text:p>
          </table:table-cell>
          <table:table-cell office:value-type="string">
            <text:p>takeout monster</text:p>
          </table:table-cell>
          <table:table-cell table:style-name="ce2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&quot;.byte &quot;&quot;&quot; &amp; [.C25] &amp; &quot;&quot;&quot;,0   ;&quot; &amp; ROW([.B25])-2 &amp; &quot;  &quot; &amp; LEN([.C25])" office:value-type="string" office:string-value=".byte &quot;POWER WORD STUN&quot;,0   ;23  15">
            <text:p>.byte "POWER WORD STUN",0 <text:s text:c="2"/>;23 <text:s/>15</text:p>
          </table:table-cell>
          <table:table-cell table:formula="of:=&quot;.byte &quot; &amp; [.E25] &amp; &quot;,&quot; &amp; [.F25] &amp; &quot;,&quot; &amp; [.G25] &amp; &quot;    ; &quot; &amp; [.B25] &amp; &quot; &quot; &amp; [.C25]" office:value-type="string" office:string-value=".byte 3,2,3    ; 5 POWER WORD STUN">
            <text:p>.byte 3,2,3 <text:s text:c="3"/>; 5 POWER WORD STUN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style-name="ce16" office:value-type="string">
            <text:p>STONE TO FLESH</text:p>
          </table:table-cell>
          <table:table-cell office:value-type="string">
            <text:p>cure statue</text:p>
          </table:table-cell>
          <table:table-cell table:style-name="ce27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&quot;.byte &quot;&quot;&quot; &amp; [.C26] &amp; &quot;&quot;&quot;,0   ;&quot; &amp; ROW([.B26])-2 &amp; &quot;  &quot; &amp; LEN([.C26])" office:value-type="string" office:string-value=".byte &quot;STONE TO FLESH&quot;,0   ;24  14">
            <text:p>.byte "STONE TO FLESH",0 <text:s text:c="2"/>;24 <text:s/>14</text:p>
          </table:table-cell>
          <table:table-cell table:formula="of:=&quot;.byte &quot; &amp; [.E26] &amp; &quot;,&quot; &amp; [.F26] &amp; &quot;,&quot; &amp; [.G26] &amp; &quot;    ; &quot; &amp; [.B26] &amp; &quot; &quot; &amp; [.C26]" office:value-type="string" office:string-value=".byte 9,4,1    ; 5 STONE TO FLESH">
            <text:p>.byte 9,4,1 <text:s text:c="3"/>; 5 STONE TO FLESH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style-name="ce22" office:value-type="string">
            <text:p>CLONE</text:p>
          </table:table-cell>
          <table:table-cell office:value-type="string">
            <text:p>summon copy of player</text:p>
          </table:table-cell>
          <table:table-cell table:style-name="ce25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&quot;.byte &quot;&quot;&quot; &amp; [.C27] &amp; &quot;&quot;&quot;,0   ;&quot; &amp; ROW([.B27])-2 &amp; &quot;  &quot; &amp; LEN([.C27])" office:value-type="string" office:string-value=".byte &quot;CLONE&quot;,0   ;25  5">
            <text:p>.byte "CLONE",0 <text:s text:c="2"/>;25 <text:s/>5</text:p>
          </table:table-cell>
          <table:table-cell table:formula="of:=&quot;.byte &quot; &amp; [.E27] &amp; &quot;,&quot; &amp; [.F27] &amp; &quot;,&quot; &amp; [.G27] &amp; &quot;    ; &quot; &amp; [.B27] &amp; &quot; &quot; &amp; [.C27]" office:value-type="string" office:string-value=".byte 1,9,0    ; 6 CLONE">
            <text:p>.byte 1,9,0 <text:s text:c="3"/>; 6 CLONE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16" office:value-type="string">
            <text:p>GATE</text:p>
          </table:table-cell>
          <table:table-cell office:value-type="string">
            <text:p>teleport</text:p>
          </table:table-cell>
          <table:table-cell table:style-name="ce26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&quot;.byte &quot;&quot;&quot; &amp; [.C28] &amp; &quot;&quot;&quot;,0   ;&quot; &amp; ROW([.B28])-2 &amp; &quot;  &quot; &amp; LEN([.C28])" office:value-type="string" office:string-value=".byte &quot;GATE&quot;,0   ;26  4">
            <text:p>.byte "GATE",0 <text:s text:c="2"/>;26 <text:s/>4</text:p>
          </table:table-cell>
          <table:table-cell table:formula="of:=&quot;.byte &quot; &amp; [.E28] &amp; &quot;,&quot; &amp; [.F28] &amp; &quot;,&quot; &amp; [.G28] &amp; &quot;    ; &quot; &amp; [.B28] &amp; &quot; &quot; &amp; [.C28]" office:value-type="string" office:string-value=".byte 8,10,1    ; 6 GATE">
            <text:p>.byte 8,10,1 <text:s text:c="3"/>; 6 GATE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style-name="ce22" office:value-type="string">
            <text:p>METEOR SWARM</text:p>
          </table:table-cell>
          <table:table-cell office:value-type="string">
            <text:p>damage</text:p>
          </table:table-cell>
          <table:table-cell table:style-name="ce2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&quot;.byte &quot;&quot;&quot; &amp; [.C29] &amp; &quot;&quot;&quot;,0   ;&quot; &amp; ROW([.B29])-2 &amp; &quot;  &quot; &amp; LEN([.C29])" office:value-type="string" office:string-value=".byte &quot;METEOR SWARM&quot;,0   ;27  12">
            <text:p>.byte "METEOR SWARM",0 <text:s text:c="2"/>;27 <text:s/>12</text:p>
          </table:table-cell>
          <table:table-cell table:formula="of:=&quot;.byte &quot; &amp; [.E29] &amp; &quot;,&quot; &amp; [.F29] &amp; &quot;,&quot; &amp; [.G29] &amp; &quot;    ; &quot; &amp; [.B29] &amp; &quot; &quot; &amp; [.C29]" office:value-type="string" office:string-value=".byte 2,2,3    ; 6 METEOR SWARM">
            <text:p>.byte 2,2,3 <text:s text:c="3"/>; 6 METEOR SWARM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style-name="ce16" office:value-type="string">
            <text:p>POWER WORD KILL</text:p>
          </table:table-cell>
          <table:table-cell office:value-type="string">
            <text:p>kill monster</text:p>
          </table:table-cell>
          <table:table-cell table:style-name="ce2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&quot;.byte &quot;&quot;&quot; &amp; [.C30] &amp; &quot;&quot;&quot;,0   ;&quot; &amp; ROW([.B30])-2 &amp; &quot;  &quot; &amp; LEN([.C30])" office:value-type="string" office:string-value=".byte &quot;POWER WORD KILL&quot;,0   ;28  15">
            <text:p>.byte "POWER WORD KILL",0 <text:s text:c="2"/>;28 <text:s/>15</text:p>
          </table:table-cell>
          <table:table-cell table:formula="of:=&quot;.byte &quot; &amp; [.E30] &amp; &quot;,&quot; &amp; [.F30] &amp; &quot;,&quot; &amp; [.G30] &amp; &quot;    ; &quot; &amp; [.B30] &amp; &quot; &quot; &amp; [.C30]" office:value-type="string" office:string-value=".byte 4,2,3    ; 6 POWER WORD KILL">
            <text:p>.byte 4,2,3 <text:s text:c="3"/>; 6 POWER WORD KILL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style-name="ce16" office:value-type="string">
            <text:p>TIME STOP</text:p>
          </table:table-cell>
          <table:table-cell office:value-type="string">
            <text:p>buff speed</text:p>
          </table:table-cell>
          <table:table-cell table:style-name="ce25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&quot;.byte &quot;&quot;&quot; &amp; [.C31] &amp; &quot;&quot;&quot;,0   ;&quot; &amp; ROW([.B31])-2 &amp; &quot;  &quot; &amp; LEN([.C31])" office:value-type="string" office:string-value=".byte &quot;TIME STOP&quot;,0   ;29  9">
            <text:p>.byte "TIME STOP",0 <text:s text:c="2"/>;29 <text:s/>9</text:p>
          </table:table-cell>
          <table:table-cell table:formula="of:=&quot;.byte &quot; &amp; [.E31] &amp; &quot;,&quot; &amp; [.F31] &amp; &quot;,&quot; &amp; [.G31] &amp; &quot;    ; &quot; &amp; [.B31] &amp; &quot; &quot; &amp; [.C31]" office:value-type="string" office:string-value=".byte 7,1,2    ; 6 TIME STOP">
            <text:p>.byte 7,1,2 <text:s text:c="3"/>; 6 TIME ST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ack spells area of effect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1=single opponent</text:p>
          </table:table-cell>
          <table:table-cell office:value-type="float" office:value="3">
            <text:p>3</text:p>
          </table:table-cell>
          <table:table-cell table:style-name="Default" office:value-type="string">
            <text:p>2=+AC bonus, -AC penalty (for combat length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REA 2=single row of opponents</text:p>
          </table:table-cell>
          <table:table-cell office:value-type="float" office:value="0">
            <text:p>0</text:p>
          </table:table-cell>
          <table:table-cell table:style-name="Default" office:value-type="string">
            <text:p>3=+damage bonus (for combat length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REA 3=all opponents</text:p>
          </table:table-cell>
          <table:table-cell office:value-type="float" office:value="1">
            <text:p>1</text:p>
          </table:table-cell>
          <table:table-cell table:style-name="Default" office:value-type="string">
            <text:p>4=bonus att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Default" office:value-type="string">
            <text:p>5=save bon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uff/cure spells area of effect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1=single charac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2=entire party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EST SPELLS" table:style-name="ta4" table:print="false">
        <table:table-column table:style-name="co42" table:default-cell-style-name="Default"/>
        <table:table-column table:style-name="co26" table:default-cell-style-name="ce6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12" table:default-cell-style-name="ce17"/>
        <table:table-column table:style-name="co38" table:default-cell-style-name="ce6"/>
        <table:table-column table:style-name="co39" table:default-cell-style-name="ce6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34" table:number-columns-repeated="1015" table:default-cell-style-name="Excel_20_Built-in_20_Normal"/>
        <table:table-row table:style-name="ro1">
          <table:table-cell table:style-name="ce29" office:value-type="string">
            <text:p>#</text:p>
          </table:table-cell>
          <table:table-cell table:style-name="ce21" office:value-type="string">
            <text:p>LEVEL</text:p>
          </table:table-cell>
          <table:table-cell table:style-name="ce16" office:value-type="string">
            <text:p>SPELL NAME</text:p>
          </table:table-cell>
          <table:table-cell table:style-name="ce16" office:value-type="string">
            <text:p>TYPE</text:p>
          </table:table-cell>
          <table:table-cell table:style-name="ce24" office:value-type="string">
            <text:p>TYPE#</text:p>
          </table:table-cell>
          <table:table-cell table:style-name="ce21" office:value-type="string">
            <text:p>FACTOR</text:p>
          </table:table-cell>
          <table:table-cell table:style-name="ce21" office:value-type="string">
            <text:p>ARE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6" office:value-type="string">
            <text:p>BLESS</text:p>
          </table:table-cell>
          <table:table-cell office:value-type="string">
            <text:p>buff defend special attacks</text:p>
          </table:table-cell>
          <table:table-cell table:style-name="ce25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&quot;.byte &quot;&quot;&quot; &amp; [.C2] &amp; &quot;&quot;&quot;,0   ;&quot; &amp; ROW([.B2])-2 &amp; &quot;  &quot; &amp; LEN([.C2])" office:value-type="string" office:string-value=".byte &quot;BLESS&quot;,0   ;0  5">
            <text:p>.byte "BLESS",0 <text:s text:c="2"/>;0 <text:s/>5</text:p>
          </table:table-cell>
          <table:table-cell table:formula="of:=&quot;.byte &quot; &amp; [.E2] &amp; &quot;,&quot; &amp; [.F2] &amp; &quot;,&quot; &amp; [.G2] &amp; &quot;    ; &quot; &amp; [.B2] &amp; &quot; &quot; &amp; [.C2]" office:value-type="string" office:string-value=".byte 7,2,2    ; 1 BLESS">
            <text:p>.byte 7,2,2 <text:s text:c="3"/>; 1 BLESS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6" office:value-type="string">
            <text:p>CURE LIGHT WNDS</text:p>
          </table:table-cell>
          <table:table-cell office:value-type="string">
            <text:p>heal hit points</text:p>
          </table:table-cell>
          <table:table-cell table:style-name="ce27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3] &amp; &quot;&quot;&quot;,0   ;&quot; &amp; ROW([.B3])-2 &amp; &quot;  &quot; &amp; LEN([.C3])" office:value-type="string" office:string-value=".byte &quot;CURE LIGHT WNDS&quot;,0   ;1  15">
            <text:p>.byte "CURE LIGHT WNDS",0 <text:s text:c="2"/>;1 <text:s/>15</text:p>
          </table:table-cell>
          <table:table-cell table:formula="of:=&quot;.byte &quot; &amp; [.E3] &amp; &quot;,&quot; &amp; [.F3] &amp; &quot;,&quot; &amp; [.G3] &amp; &quot;    ; &quot; &amp; [.B3] &amp; &quot; &quot; &amp; [.C3]" office:value-type="string" office:string-value=".byte 10,1,1    ; 1 CURE LIGHT WNDS">
            <text:p>.byte 10,1,1 <text:s text:c="3"/>; 1 CURE LIGHT WNDS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6" office:value-type="string">
            <text:p>LIGHT(L)</text:p>
          </table:table-cell>
          <table:table-cell office:value-type="string">
            <text:p>travel see darkness</text:p>
          </table:table-cell>
          <table:table-cell table:style-name="ce26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&quot;.byte &quot;&quot;&quot; &amp; [.C4] &amp; &quot;&quot;&quot;,0   ;&quot; &amp; ROW([.B4])-2 &amp; &quot;  &quot; &amp; LEN([.C4])" office:value-type="string" office:string-value=".byte &quot;LIGHT(L)&quot;,0   ;2  8">
            <text:p>.byte "LIGHT(L)",0 <text:s text:c="2"/>;2 <text:s/>8</text:p>
          </table:table-cell>
          <table:table-cell table:formula="of:=&quot;.byte &quot; &amp; [.E4] &amp; &quot;,&quot; &amp; [.F4] &amp; &quot;,&quot; &amp; [.G4] &amp; &quot;    ; &quot; &amp; [.B4] &amp; &quot; &quot; &amp; [.C4]" office:value-type="string" office:string-value=".byte 5,0,0    ; 1 LIGHT(L)">
            <text:p>.byte 5,0,0 <text:s text:c="3"/>; 1 LIGHT(L)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6" office:value-type="string">
            <text:p>PROT. FROM EVIL</text:p>
          </table:table-cell>
          <table:table-cell office:value-type="string">
            <text:p>buff defense</text:p>
          </table:table-cell>
          <table:table-cell table:style-name="ce2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&quot;.byte &quot;&quot;&quot; &amp; [.C5] &amp; &quot;&quot;&quot;,0   ;&quot; &amp; ROW([.B5])-2 &amp; &quot;  &quot; &amp; LEN([.C5])" office:value-type="string" office:string-value=".byte &quot;PROT. FROM EVIL&quot;,0   ;3  15">
            <text:p>.byte "PROT. FROM EVIL",0 <text:s text:c="2"/>;3 <text:s/>15</text:p>
          </table:table-cell>
          <table:table-cell table:formula="of:=&quot;.byte &quot; &amp; [.E5] &amp; &quot;,&quot; &amp; [.F5] &amp; &quot;,&quot; &amp; [.G5] &amp; &quot;    ; &quot; &amp; [.B5] &amp; &quot; &quot; &amp; [.C5]" office:value-type="string" office:string-value=".byte 7,3,2    ; 1 PROT. FROM EVIL">
            <text:p>.byte 7,3,2 <text:s text:c="3"/>; 1 PROT. FROM EVIL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6" office:value-type="string">
            <text:p>TURN THE UNDEAD</text:p>
          </table:table-cell>
          <table:table-cell office:value-type="string">
            <text:p>kill undead</text:p>
          </table:table-cell>
          <table:table-cell table:style-name="ce25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&quot;.byte &quot;&quot;&quot; &amp; [.C6] &amp; &quot;&quot;&quot;,0   ;&quot; &amp; ROW([.B6])-2 &amp; &quot;  &quot; &amp; LEN([.C6])" office:value-type="string" office:string-value=".byte &quot;TURN THE UNDEAD&quot;,0   ;4  15">
            <text:p>.byte "TURN THE UNDEAD",0 <text:s text:c="2"/>;4 <text:s/>15</text:p>
          </table:table-cell>
          <table:table-cell table:formula="of:=&quot;.byte &quot; &amp; [.E6] &amp; &quot;,&quot; &amp; [.F6] &amp; &quot;,&quot; &amp; [.G6] &amp; &quot;    ; &quot; &amp; [.B6] &amp; &quot; &quot; &amp; [.C6]" office:value-type="string" office:string-value=".byte 11,1,2    ; 1 TURN THE UNDEAD">
            <text:p>.byte 11,1,2 <text:s text:c="3"/>; 1 TURN THE UNDEAD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16" office:value-type="string">
            <text:p>EXILE THE UNDEAD</text:p>
          </table:table-cell>
          <table:table-cell office:value-type="string">
            <text:p>kill undead</text:p>
          </table:table-cell>
          <table:table-cell table:style-name="ce25"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&quot;.byte &quot;&quot;&quot; &amp; [.C7] &amp; &quot;&quot;&quot;,0   ;&quot; &amp; ROW([.B7])-2 &amp; &quot;  &quot; &amp; LEN([.C7])" office:value-type="string" office:string-value=".byte &quot;EXILE THE UNDEAD&quot;,0   ;5  16">
            <text:p>.byte "EXILE THE UNDEAD",0 <text:s text:c="2"/>;5 <text:s/>16</text:p>
          </table:table-cell>
          <table:table-cell table:formula="of:=&quot;.byte &quot; &amp; [.E7] &amp; &quot;,&quot; &amp; [.F7] &amp; &quot;,&quot; &amp; [.G7] &amp; &quot;    ; &quot; &amp; [.B7] &amp; &quot; &quot; &amp; [.C7]" office:value-type="string" office:string-value=".byte 11,2,2    ; 2 EXILE THE UNDEAD">
            <text:p>.byte 11,2,2 <text:s text:c="3"/>; 2 EXILE THE UNDEAD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6" office:value-type="string">
            <text:p>EXORCISM</text:p>
          </table:table-cell>
          <table:table-cell office:value-type="string">
            <text:p>kill demon</text:p>
          </table:table-cell>
          <table:table-cell table:style-name="ce25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8] &amp; &quot;&quot;&quot;,0   ;&quot; &amp; ROW([.B8])-2 &amp; &quot;  &quot; &amp; LEN([.C8])" office:value-type="string" office:string-value=".byte &quot;EXORCISM&quot;,0   ;6  8">
            <text:p>.byte "EXORCISM",0 <text:s text:c="2"/>;6 <text:s/>8</text:p>
          </table:table-cell>
          <table:table-cell table:formula="of:=&quot;.byte &quot; &amp; [.E8] &amp; &quot;,&quot; &amp; [.F8] &amp; &quot;,&quot; &amp; [.G8] &amp; &quot;    ; &quot; &amp; [.B8] &amp; &quot; &quot; &amp; [.C8]" office:value-type="string" office:string-value=".byte 12,1,1    ; 2 EXORCISM">
            <text:p>.byte 12,1,1 <text:s text:c="3"/>; 2 EXORCISM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16" office:value-type="string">
            <text:p>INVISIBILITY(I)</text:p>
          </table:table-cell>
          <table:table-cell office:value-type="string">
            <text:p>travel avoid monsters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&quot;.byte &quot;&quot;&quot; &amp; [.C9] &amp; &quot;&quot;&quot;,0   ;&quot; &amp; ROW([.B9])-2 &amp; &quot;  &quot; &amp; LEN([.C9])" office:value-type="string" office:string-value=".byte &quot;INVISIBILITY(I)&quot;,0   ;7  15">
            <text:p>.byte "INVISIBILITY(I)",0 <text:s text:c="2"/>;7 <text:s/>15</text:p>
          </table:table-cell>
          <table:table-cell table:formula="of:=&quot;.byte &quot; &amp; [.E9] &amp; &quot;,&quot; &amp; [.F9] &amp; &quot;,&quot; &amp; [.G9] &amp; &quot;    ; &quot; &amp; [.B9] &amp; &quot; &quot; &amp; [.C9]" office:value-type="string" office:string-value=".byte 5,2,0    ; 2 INVISIBILITY(I)">
            <text:p>.byte 5,2,0 <text:s text:c="3"/>; 2 INVISIBILITY(I)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6" office:value-type="string">
            <text:p>MIRROR IMAGE</text:p>
          </table:table-cell>
          <table:table-cell office:value-type="string">
            <text:p>buff defense</text:p>
          </table:table-cell>
          <table:table-cell table:style-name="ce25" office:value-type="float" office:value="7">
            <text:p>7</text:p>
          </table:table-cell>
          <table:table-cell office:value-type="string">
            <text:p>3+8</text:p>
          </table:table-cell>
          <table:table-cell office:value-type="float" office:value="1">
            <text:p>1</text:p>
          </table:table-cell>
          <table:table-cell table:formula="of:=&quot;.byte &quot;&quot;&quot; &amp; [.C10] &amp; &quot;&quot;&quot;,0   ;&quot; &amp; ROW([.B10])-2 &amp; &quot;  &quot; &amp; LEN([.C10])" office:value-type="string" office:string-value=".byte &quot;MIRROR IMAGE&quot;,0   ;8  12">
            <text:p>.byte "MIRROR IMAGE",0 <text:s text:c="2"/>;8 <text:s/>12</text:p>
          </table:table-cell>
          <table:table-cell table:formula="of:=&quot;.byte &quot; &amp; [.E10] &amp; &quot;,&quot; &amp; [.F10] &amp; &quot;,&quot; &amp; [.G10] &amp; &quot;    ; &quot; &amp; [.B10] &amp; &quot; &quot; &amp; [.C10]" office:value-type="string" office:string-value=".byte 7,3+8,1    ; 2 MIRROR IMAGE">
            <text:p>.byte 7,3+8,1 <text:s text:c="3"/>; 2 MIRROR IMAGE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22" office:value-type="string">
            <text:p>SPEAK WITH DEAD</text:p>
          </table:table-cell>
          <table:table-cell office:value-type="string">
            <text:p>control undead</text:p>
          </table:table-cell>
          <table:table-cell table:style-name="ce2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&quot;.byte &quot;&quot;&quot; &amp; [.C11] &amp; &quot;&quot;&quot;,0   ;&quot; &amp; ROW([.B11])-2 &amp; &quot;  &quot; &amp; LEN([.C11])" office:value-type="string" office:string-value=".byte &quot;SPEAK WITH DEAD&quot;,0   ;9  15">
            <text:p>.byte "SPEAK WITH DEAD",0 <text:s text:c="2"/>;9 <text:s/>15</text:p>
          </table:table-cell>
          <table:table-cell table:formula="of:=&quot;.byte &quot; &amp; [.E11] &amp; &quot;,&quot; &amp; [.F11] &amp; &quot;,&quot; &amp; [.G11] &amp; &quot;    ; &quot; &amp; [.B11] &amp; &quot; &quot; &amp; [.C11]" office:value-type="string" office:string-value=".byte 0,1,1    ; 2 SPEAK WITH DEAD">
            <text:p>.byte 0,1,1 <text:s text:c="3"/>; 2 SPEAK WITH DEAD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16" office:value-type="string">
            <text:p>CURE SERIOUS WDS</text:p>
          </table:table-cell>
          <table:table-cell office:value-type="string">
            <text:p>heal hit points</text:p>
          </table:table-cell>
          <table:table-cell table:style-name="ce27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12] &amp; &quot;&quot;&quot;,0   ;&quot; &amp; ROW([.B12])-2 &amp; &quot;  &quot; &amp; LEN([.C12])" office:value-type="string" office:string-value=".byte &quot;CURE SERIOUS WDS&quot;,0   ;10  16">
            <text:p>.byte "CURE SERIOUS WDS",0 <text:s text:c="2"/>;10 <text:s/>16</text:p>
          </table:table-cell>
          <table:table-cell table:formula="of:=&quot;.byte &quot; &amp; [.E12] &amp; &quot;,&quot; &amp; [.F12] &amp; &quot;,&quot; &amp; [.G12] &amp; &quot;    ; &quot; &amp; [.B12] &amp; &quot; &quot; &amp; [.C12]" office:value-type="string" office:string-value=".byte 10,2,1    ; 3 CURE SERIOUS WDS">
            <text:p>.byte 10,2,1 <text:s text:c="3"/>; 3 CURE SERIOUS WDS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style-name="ce16" office:value-type="string">
            <text:p>FIND TRAPS(T)</text:p>
          </table:table-cell>
          <table:table-cell office:value-type="string">
            <text:p>travel see pits</text:p>
          </table:table-cell>
          <table:table-cell table:style-name="ce26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&quot;.byte &quot;&quot;&quot; &amp; [.C13] &amp; &quot;&quot;&quot;,0   ;&quot; &amp; ROW([.B13])-2 &amp; &quot;  &quot; &amp; LEN([.C13])" office:value-type="string" office:string-value=".byte &quot;FIND TRAPS(T)&quot;,0   ;11  13">
            <text:p>.byte "FIND TRAPS(T)",0 <text:s text:c="2"/>;11 <text:s/>13</text:p>
          </table:table-cell>
          <table:table-cell table:formula="of:=&quot;.byte &quot; &amp; [.E13] &amp; &quot;,&quot; &amp; [.F13] &amp; &quot;,&quot; &amp; [.G13] &amp; &quot;    ; &quot; &amp; [.B13] &amp; &quot; &quot; &amp; [.C13]" office:value-type="string" office:string-value=".byte 5,4,0    ; 3 FIND TRAPS(T)">
            <text:p>.byte 5,4,0 <text:s text:c="3"/>; 3 FIND TRAPS(T)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style-name="ce16" office:value-type="string">
            <text:p>PRAYER</text:p>
          </table:table-cell>
          <table:table-cell office:value-type="string">
            <text:p>buff defend special attacks</text:p>
          </table:table-cell>
          <table:table-cell table:style-name="ce25" office:value-type="float" office:value="7">
            <text:p>7</text:p>
          </table:table-cell>
          <table:table-cell office:value-type="string">
            <text:p>2+4</text:p>
          </table:table-cell>
          <table:table-cell office:value-type="float" office:value="2">
            <text:p>2</text:p>
          </table:table-cell>
          <table:table-cell table:formula="of:=&quot;.byte &quot;&quot;&quot; &amp; [.C14] &amp; &quot;&quot;&quot;,0   ;&quot; &amp; ROW([.B14])-2 &amp; &quot;  &quot; &amp; LEN([.C14])" office:value-type="string" office:string-value=".byte &quot;PRAYER&quot;,0   ;12  6">
            <text:p>.byte "PRAYER",0 <text:s text:c="2"/>;12 <text:s/>6</text:p>
          </table:table-cell>
          <table:table-cell table:formula="of:=&quot;.byte &quot; &amp; [.E14] &amp; &quot;,&quot; &amp; [.F14] &amp; &quot;,&quot; &amp; [.G14] &amp; &quot;    ; &quot; &amp; [.B14] &amp; &quot; &quot; &amp; [.C14]" office:value-type="string" office:string-value=".byte 7,2+4,2    ; 3 PRAYER">
            <text:p>.byte 7,2+4,2 <text:s text:c="3"/>; 3 PRAYER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style-name="ce16" office:value-type="string">
            <text:p>REMOVE CURSE</text:p>
          </table:table-cell>
          <table:table-cell office:value-type="string">
            <text:p>cure paralysis</text:p>
          </table:table-cell>
          <table:table-cell table:style-name="ce27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&quot;.byte &quot;&quot;&quot; &amp; [.C15] &amp; &quot;&quot;&quot;,0   ;&quot; &amp; ROW([.B15])-2 &amp; &quot;  &quot; &amp; LEN([.C15])" office:value-type="string" office:string-value=".byte &quot;REMOVE CURSE&quot;,0   ;13  12">
            <text:p>.byte "REMOVE CURSE",0 <text:s text:c="2"/>;13 <text:s/>12</text:p>
          </table:table-cell>
          <table:table-cell table:formula="of:=&quot;.byte &quot; &amp; [.E15] &amp; &quot;,&quot; &amp; [.F15] &amp; &quot;,&quot; &amp; [.G15] &amp; &quot;    ; &quot; &amp; [.B15] &amp; &quot; &quot; &amp; [.C15]" office:value-type="string" office:string-value=".byte 9,3,1    ; 3 REMOVE CURSE">
            <text:p>.byte 9,3,1 <text:s text:c="3"/>; 3 REMOVE CURSE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6" office:value-type="string">
            <text:p>SPIRITUAL SHIELD</text:p>
          </table:table-cell>
          <table:table-cell office:value-type="string">
            <text:p>buff defense</text:p>
          </table:table-cell>
          <table:table-cell table:style-name="ce25" office:value-type="float" office:value="7">
            <text:p>7</text:p>
          </table:table-cell>
          <table:table-cell office:value-type="string">
            <text:p>3+4</text:p>
          </table:table-cell>
          <table:table-cell office:value-type="float" office:value="2">
            <text:p>2</text:p>
          </table:table-cell>
          <table:table-cell table:formula="of:=&quot;.byte &quot;&quot;&quot; &amp; [.C16] &amp; &quot;&quot;&quot;,0   ;&quot; &amp; ROW([.B16])-2 &amp; &quot;  &quot; &amp; LEN([.C16])" office:value-type="string" office:string-value=".byte &quot;SPIRITUAL SHIELD&quot;,0   ;14  16">
            <text:p>.byte "SPIRITUAL SHIELD",0 <text:s text:c="2"/>;14 <text:s/>16</text:p>
          </table:table-cell>
          <table:table-cell table:formula="of:=&quot;.byte &quot; &amp; [.E16] &amp; &quot;,&quot; &amp; [.F16] &amp; &quot;,&quot; &amp; [.G16] &amp; &quot;    ; &quot; &amp; [.B16] &amp; &quot; &quot; &amp; [.C16]" office:value-type="string" office:string-value=".byte 7,3+4,2    ; 3 SPIRITUAL SHIELD">
            <text:p>.byte 7,3+4,2 <text:s text:c="3"/>; 3 SPIRITUAL SHIELD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22" office:value-type="string">
            <text:p>COMMUNE W. DEAD</text:p>
          </table:table-cell>
          <table:table-cell office:value-type="string">
            <text:p>control undead</text:p>
          </table:table-cell>
          <table:table-cell table:style-name="ce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17] &amp; &quot;&quot;&quot;,0   ;&quot; &amp; ROW([.B17])-2 &amp; &quot;  &quot; &amp; LEN([.C17])" office:value-type="string" office:string-value=".byte &quot;COMMUNE W. DEAD&quot;,0   ;15  15">
            <text:p>.byte "COMMUNE W. DEAD",0 <text:s text:c="2"/>;15 <text:s/>15</text:p>
          </table:table-cell>
          <table:table-cell table:formula="of:=&quot;.byte &quot; &amp; [.E17] &amp; &quot;,&quot; &amp; [.F17] &amp; &quot;,&quot; &amp; [.G17] &amp; &quot;    ; &quot; &amp; [.B17] &amp; &quot; &quot; &amp; [.C17]" office:value-type="string" office:string-value=".byte 0,2,1    ; 4 COMMUNE W. DEAD">
            <text:p>.byte 0,2,1 <text:s text:c="3"/>; 4 COMMUNE W. DEAD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6" office:value-type="string">
            <text:p>CURE POISON</text:p>
          </table:table-cell>
          <table:table-cell office:value-type="string">
            <text:p>cure poison</text:p>
          </table:table-cell>
          <table:table-cell table:style-name="ce27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.byte &quot;&quot;&quot; &amp; [.C18] &amp; &quot;&quot;&quot;,0   ;&quot; &amp; ROW([.B18])-2 &amp; &quot;  &quot; &amp; LEN([.C18])" office:value-type="string" office:string-value=".byte &quot;CURE POISON&quot;,0   ;16  11">
            <text:p>.byte "CURE POISON",0 <text:s text:c="2"/>;16 <text:s/>11</text:p>
          </table:table-cell>
          <table:table-cell table:formula="of:=&quot;.byte &quot; &amp; [.E18] &amp; &quot;,&quot; &amp; [.F18] &amp; &quot;,&quot; &amp; [.G18] &amp; &quot;    ; &quot; &amp; [.B18] &amp; &quot; &quot; &amp; [.C18]" office:value-type="string" office:string-value=".byte 9,2,1    ; 4 CURE POISON">
            <text:p>.byte 9,2,1 <text:s text:c="3"/>; 4 CURE POISON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ce16" office:value-type="string">
            <text:p>DETECT EVIL(E)</text:p>
          </table:table-cell>
          <table:table-cell office:value-type="string">
            <text:p>travel surprise monsters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&quot;.byte &quot;&quot;&quot; &amp; [.C19] &amp; &quot;&quot;&quot;,0   ;&quot; &amp; ROW([.B19])-2 &amp; &quot;  &quot; &amp; LEN([.C19])" office:value-type="string" office:string-value=".byte &quot;DETECT EVIL(E)&quot;,0   ;17  14">
            <text:p>.byte "DETECT EVIL(E)",0 <text:s text:c="2"/>;17 <text:s/>14</text:p>
          </table:table-cell>
          <table:table-cell table:formula="of:=&quot;.byte &quot; &amp; [.E19] &amp; &quot;,&quot; &amp; [.F19] &amp; &quot;,&quot; &amp; [.G19] &amp; &quot;    ; &quot; &amp; [.B19] &amp; &quot; &quot; &amp; [.C19]" office:value-type="string" office:string-value=".byte 5,5,0    ; 4 DETECT EVIL(E)">
            <text:p>.byte 5,5,0 <text:s text:c="3"/>; 4 DETECT EVIL(E)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6" office:value-type="string">
            <text:p>EXCOMMUNICATION</text:p>
          </table:table-cell>
          <table:table-cell office:value-type="string">
            <text:p>kill demon</text:p>
          </table:table-cell>
          <table:table-cell table:style-name="ce25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&quot;.byte &quot;&quot;&quot; &amp; [.C20] &amp; &quot;&quot;&quot;,0   ;&quot; &amp; ROW([.B20])-2 &amp; &quot;  &quot; &amp; LEN([.C20])" office:value-type="string" office:string-value=".byte &quot;EXCOMMUNICATION&quot;,0   ;18  15">
            <text:p>.byte "EXCOMMUNICATION",0 <text:s text:c="2"/>;18 <text:s/>15</text:p>
          </table:table-cell>
          <table:table-cell table:formula="of:=&quot;.byte &quot; &amp; [.E20] &amp; &quot;,&quot; &amp; [.F20] &amp; &quot;,&quot; &amp; [.G20] &amp; &quot;    ; &quot; &amp; [.B20] &amp; &quot; &quot; &amp; [.C20]" office:value-type="string" office:string-value=".byte 12,1,2    ; 4 EXCOMMUNICATION">
            <text:p>.byte 12,1,2 <text:s text:c="3"/>; 4 EXCOMMUNICATION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6" office:value-type="string">
            <text:p>REMOVE ALL CRSES</text:p>
          </table:table-cell>
          <table:table-cell office:value-type="string">
            <text:p>cure paralysis</text:p>
          </table:table-cell>
          <table:table-cell table:style-name="ce27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&quot;.byte &quot;&quot;&quot; &amp; [.C21] &amp; &quot;&quot;&quot;,0   ;&quot; &amp; ROW([.B21])-2 &amp; &quot;  &quot; &amp; LEN([.C21])" office:value-type="string" office:string-value=".byte &quot;REMOVE ALL CRSES&quot;,0   ;19  16">
            <text:p>.byte "REMOVE ALL CRSES",0 <text:s text:c="2"/>;19 <text:s/>16</text:p>
          </table:table-cell>
          <table:table-cell table:formula="of:=&quot;.byte &quot; &amp; [.E21] &amp; &quot;,&quot; &amp; [.F21] &amp; &quot;,&quot; &amp; [.G21] &amp; &quot;    ; &quot; &amp; [.B21] &amp; &quot; &quot; &amp; [.C21]" office:value-type="string" office:string-value=".byte 9,3,2    ; 4 REMOVE ALL CRSES">
            <text:p>.byte 9,3,2 <text:s text:c="3"/>; 4 REMOVE ALL CRSES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22" office:value-type="string">
            <text:p>CACODEMON</text:p>
          </table:table-cell>
          <table:table-cell office:value-type="string">
            <text:p>summon demon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&quot;.byte &quot;&quot;&quot; &amp; [.C22] &amp; &quot;&quot;&quot;,0   ;&quot; &amp; ROW([.B22])-2 &amp; &quot;  &quot; &amp; LEN([.C22])" office:value-type="string" office:string-value=".byte &quot;CACODEMON&quot;,0   ;20  9">
            <text:p>.byte "CACODEMON",0 <text:s text:c="2"/>;20 <text:s/>9</text:p>
          </table:table-cell>
          <table:table-cell table:formula="of:=&quot;.byte &quot; &amp; [.E22] &amp; &quot;,&quot; &amp; [.F22] &amp; &quot;,&quot; &amp; [.G22] &amp; &quot;    ; &quot; &amp; [.B22] &amp; &quot; &quot; &amp; [.C22]" office:value-type="string" office:string-value=".byte 1,4,1    ; 5 CACODEMON">
            <text:p>.byte 1,4,1 <text:s text:c="3"/>; 5 CACODEMON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style-name="ce16" office:value-type="string">
            <text:p>CURE ALL POISONS</text:p>
          </table:table-cell>
          <table:table-cell office:value-type="string">
            <text:p>cure poison</text:p>
          </table:table-cell>
          <table:table-cell table:style-name="ce27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formula="of:=&quot;.byte &quot;&quot;&quot; &amp; [.C23] &amp; &quot;&quot;&quot;,0   ;&quot; &amp; ROW([.B23])-2 &amp; &quot;  &quot; &amp; LEN([.C23])" office:value-type="string" office:string-value=".byte &quot;CURE ALL POISONS&quot;,0   ;21  16">
            <text:p>.byte "CURE ALL POISONS",0 <text:s text:c="2"/>;21 <text:s/>16</text:p>
          </table:table-cell>
          <table:table-cell table:formula="of:=&quot;.byte &quot; &amp; [.E23] &amp; &quot;,&quot; &amp; [.F23] &amp; &quot;,&quot; &amp; [.G23] &amp; &quot;    ; &quot; &amp; [.B23] &amp; &quot; &quot; &amp; [.C23]" office:value-type="string" office:string-value=".byte 9,2,2    ; 5 CURE ALL POISONS">
            <text:p>.byte 9,2,2 <text:s text:c="3"/>; 5 CURE ALL POISONS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6" office:value-type="string">
            <text:p>CURE CRIT WOUNDS</text:p>
          </table:table-cell>
          <table:table-cell office:value-type="string">
            <text:p>heal all hit points</text:p>
          </table:table-cell>
          <table:table-cell table:style-name="ce27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&quot;.byte &quot;&quot;&quot; &amp; [.C24] &amp; &quot;&quot;&quot;,0   ;&quot; &amp; ROW([.B24])-2 &amp; &quot;  &quot; &amp; LEN([.C24])" office:value-type="string" office:string-value=".byte &quot;CURE CRIT WOUNDS&quot;,0   ;22  16">
            <text:p>.byte "CURE CRIT WOUNDS",0 <text:s text:c="2"/>;22 <text:s/>16</text:p>
          </table:table-cell>
          <table:table-cell table:formula="of:=&quot;.byte &quot; &amp; [.E24] &amp; &quot;,&quot; &amp; [.F24] &amp; &quot;,&quot; &amp; [.G24] &amp; &quot;    ; &quot; &amp; [.B24] &amp; &quot; &quot; &amp; [.C24]" office:value-type="string" office:string-value=".byte 10,3,1    ; 5 CURE CRIT WOUNDS">
            <text:p>.byte 10,3,1 <text:s text:c="3"/>; 5 CURE CRIT WOUNDS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style-name="ce16" office:value-type="string">
            <text:p>TRUE SIGHT(S)</text:p>
          </table:table-cell>
          <table:table-cell office:value-type="string">
            <text:p>travel see everything</text:p>
          </table:table-cell>
          <table:table-cell table:style-name="ce26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&quot;.byte &quot;&quot;&quot; &amp; [.C25] &amp; &quot;&quot;&quot;,0   ;&quot; &amp; ROW([.B25])-2 &amp; &quot;  &quot; &amp; LEN([.C25])" office:value-type="string" office:string-value=".byte &quot;TRUE SIGHT(S)&quot;,0   ;23  13">
            <text:p>.byte "TRUE SIGHT(S)",0 <text:s text:c="2"/>;23 <text:s/>13</text:p>
          </table:table-cell>
          <table:table-cell table:formula="of:=&quot;.byte &quot; &amp; [.E25] &amp; &quot;,&quot; &amp; [.F25] &amp; &quot;,&quot; &amp; [.G25] &amp; &quot;    ; &quot; &amp; [.B25] &amp; &quot; &quot; &amp; [.C25]" office:value-type="string" office:string-value=".byte 5,6,0    ; 5 TRUE SIGHT(S)">
            <text:p>.byte 5,6,0 <text:s text:c="3"/>; 5 TRUE SIGHT(S)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style-name="ce16" office:value-type="string">
            <text:p>RAISE DEAD</text:p>
          </table:table-cell>
          <table:table-cell office:value-type="string">
            <text:p>cure death (1 hp)</text:p>
          </table:table-cell>
          <table:table-cell table:style-name="ce27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.byte &quot;&quot;&quot; &amp; [.C26] &amp; &quot;&quot;&quot;,0   ;&quot; &amp; ROW([.B26])-2 &amp; &quot;  &quot; &amp; LEN([.C26])" office:value-type="string" office:string-value=".byte &quot;RAISE DEAD&quot;,0   ;24  10">
            <text:p>.byte "RAISE DEAD",0 <text:s text:c="2"/>;24 <text:s/>10</text:p>
          </table:table-cell>
          <table:table-cell table:formula="of:=&quot;.byte &quot; &amp; [.E26] &amp; &quot;,&quot; &amp; [.F26] &amp; &quot;,&quot; &amp; [.G26] &amp; &quot;    ; &quot; &amp; [.B26] &amp; &quot; &quot; &amp; [.C26]" office:value-type="string" office:string-value=".byte 9,5,1    ; 5 RAISE DEAD">
            <text:p>.byte 9,5,1 <text:s text:c="3"/>; 5 RAISE DEAD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style-name="ce22" office:value-type="string">
            <text:p>ASTRAL SPELL</text:p>
          </table:table-cell>
          <table:table-cell office:value-type="string">
            <text:p>summon demon</text:p>
          </table:table-cell>
          <table:table-cell table:style-name="ce25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&quot;.byte &quot;&quot;&quot; &amp; [.C27] &amp; &quot;&quot;&quot;,0   ;&quot; &amp; ROW([.B27])-2 &amp; &quot;  &quot; &amp; LEN([.C27])" office:value-type="string" office:string-value=".byte &quot;ASTRAL SPELL&quot;,0   ;25  12">
            <text:p>.byte "ASTRAL SPELL",0 <text:s text:c="2"/>;25 <text:s/>12</text:p>
          </table:table-cell>
          <table:table-cell table:formula="of:=&quot;.byte &quot; &amp; [.E27] &amp; &quot;,&quot; &amp; [.F27] &amp; &quot;,&quot; &amp; [.G27] &amp; &quot;    ; &quot; &amp; [.B27] &amp; &quot; &quot; &amp; [.C27]" office:value-type="string" office:string-value=".byte 1,8,1    ; 6 ASTRAL SPELL">
            <text:p>.byte 1,8,1 <text:s text:c="3"/>; 6 ASTRAL SPELL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table:style-name="ce16" office:value-type="string">
            <text:p>HOLY SYMBOL</text:p>
          </table:table-cell>
          <table:table-cell office:value-type="string">
            <text:p>kill demon</text:p>
          </table:table-cell>
          <table:table-cell table:style-name="ce25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&quot;.byte &quot;&quot;&quot; &amp; [.C28] &amp; &quot;&quot;&quot;,0   ;&quot; &amp; ROW([.B28])-2 &amp; &quot;  &quot; &amp; LEN([.C28])" office:value-type="string" office:string-value=".byte &quot;HOLY SYMBOL&quot;,0   ;26  11">
            <text:p>.byte "HOLY SYMBOL",0 <text:s text:c="2"/>;26 <text:s/>11</text:p>
          </table:table-cell>
          <table:table-cell table:formula="of:=&quot;.byte &quot; &amp; [.E28] &amp; &quot;,&quot; &amp; [.F28] &amp; &quot;,&quot; &amp; [.G28] &amp; &quot;    ; &quot; &amp; [.B28] &amp; &quot; &quot; &amp; [.C28]" office:value-type="string" office:string-value=".byte 12,1,3    ; 6 HOLY SYMBOL">
            <text:p>.byte 12,1,3 <text:s text:c="3"/>; 6 HOLY SYMBOL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table:style-name="ce16" office:value-type="string">
            <text:p>RESTORATION</text:p>
          </table:table-cell>
          <table:table-cell office:value-type="string">
            <text:p>heal all hit points</text:p>
          </table:table-cell>
          <table:table-cell table:style-name="ce27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&quot;.byte &quot;&quot;&quot; &amp; [.C29] &amp; &quot;&quot;&quot;,0   ;&quot; &amp; ROW([.B29])-2 &amp; &quot;  &quot; &amp; LEN([.C29])" office:value-type="string" office:string-value=".byte &quot;RESTORATION&quot;,0   ;27  11">
            <text:p>.byte "RESTORATION",0 <text:s text:c="2"/>;27 <text:s/>11</text:p>
          </table:table-cell>
          <table:table-cell table:formula="of:=&quot;.byte &quot; &amp; [.E29] &amp; &quot;,&quot; &amp; [.F29] &amp; &quot;,&quot; &amp; [.G29] &amp; &quot;    ; &quot; &amp; [.B29] &amp; &quot; &quot; &amp; [.C29]" office:value-type="string" office:string-value=".byte 10,3,2    ; 6 RESTORATION">
            <text:p>.byte 10,3,2 <text:s text:c="3"/>; 6 RESTORATION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table:style-name="ce16" office:value-type="string">
            <text:p>RESURRECTION</text:p>
          </table:table-cell>
          <table:table-cell office:value-type="string">
            <text:p>cure death (full hp)</text:p>
          </table:table-cell>
          <table:table-cell table:style-name="ce27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.byte &quot;&quot;&quot; &amp; [.C30] &amp; &quot;&quot;&quot;,0   ;&quot; &amp; ROW([.B30])-2 &amp; &quot;  &quot; &amp; LEN([.C30])" office:value-type="string" office:string-value=".byte &quot;RESURRECTION&quot;,0   ;28  12">
            <text:p>.byte "RESURRECTION",0 <text:s text:c="2"/>;28 <text:s/>12</text:p>
          </table:table-cell>
          <table:table-cell table:formula="of:=&quot;.byte &quot; &amp; [.E30] &amp; &quot;,&quot; &amp; [.F30] &amp; &quot;,&quot; &amp; [.G30] &amp; &quot;    ; &quot; &amp; [.B30] &amp; &quot; &quot; &amp; [.C30]" office:value-type="string" office:string-value=".byte 9,5,1    ; 6 RESURRECTION">
            <text:p>.byte 9,5,1 <text:s text:c="3"/>; 6 RESURRECTION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16" office:value-type="string">
            <text:p>WORD OF RECALL</text:p>
          </table:table-cell>
          <table:table-cell office:value-type="string">
            <text:p>teleport to castle</text:p>
          </table:table-cell>
          <table:table-cell table:style-name="ce26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.byte &quot;&quot;&quot; &amp; [.C31] &amp; &quot;&quot;&quot;,0   ;&quot; &amp; ROW([.B31])-2 &amp; &quot;  &quot; &amp; LEN([.C31])" office:value-type="string" office:string-value=".byte &quot;WORD OF RECALL&quot;,0   ;29  14">
            <text:p>.byte "WORD OF RECALL",0 <text:s text:c="2"/>;29 <text:s/>14</text:p>
          </table:table-cell>
          <table:table-cell table:formula="of:=&quot;.byte &quot; &amp; [.E31] &amp; &quot;,&quot; &amp; [.F31] &amp; &quot;,&quot; &amp; [.G31] &amp; &quot;    ; &quot; &amp; [.B31] &amp; &quot; &quot; &amp; [.C31]" office:value-type="string" office:string-value=".byte 8,0,1    ; 6 WORD OF RECALL">
            <text:p>.byte 8,0,1 <text:s text:c="3"/>; 6 WORD OF RECAL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ack spells area of effect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1=single oppon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2=single row of oppon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3=all opponen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uff/cure spells area of effect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1=single charac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REA 2=entire party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4" table:print="false">
        <table:table-column table:style-name="co47" table:default-cell-style-name="ce32"/>
        <table:table-column table:style-name="co48" table:default-cell-style-name="Default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2" table:default-cell-style-name="ce32"/>
        <table:table-column table:style-name="co53" table:default-cell-style-name="ce32"/>
        <table:table-column table:style-name="co54" table:default-cell-style-name="ce32"/>
        <table:table-column table:style-name="co53" table:default-cell-style-name="ce32"/>
        <table:table-column table:style-name="co54" table:default-cell-style-name="ce32"/>
        <table:table-column table:style-name="co55" table:default-cell-style-name="ce19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4" table:number-columns-repeated="1010" table:default-cell-style-name="Default"/>
        <table:table-row table:style-name="ro4">
          <table:table-cell table:style-name="ce30"/>
          <table:table-cell table:style-name="ce33"/>
          <table:table-cell table:style-name="ce18" office:value-type="string">
            <text:p>.7=scroll</text:p>
          </table:table-cell>
          <table:table-cell table:style-name="ce30" table:number-columns-repeated="2"/>
          <table:table-cell table:style-name="ce18" office:value-type="string">
            <text:p>.128=raise stat</text:p>
          </table:table-cell>
          <table:table-cell table:style-name="ce30" table:number-columns-repeated="2"/>
          <table:table-cell table:style-name="ce18"/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0"/>
          <table:table-cell table:style-name="ce33"/>
          <table:table-cell table:style-name="ce18" office:value-type="string">
            <text:p>.5=jewelry, 6=potion</text:p>
          </table:table-cell>
          <table:table-cell table:style-name="ce30" table:number-columns-repeated="2"/>
          <table:table-cell table:style-name="Default" office:value-type="string">
            <text:p>.64 = restore spells</text:p>
          </table:table-cell>
          <table:table-cell table:style-name="ce30" table:number-columns-repeated="2"/>
          <table:table-cell table:style-name="ce18" office:value-type="string">
            <text:p>.8=wizard caster 16=priest caste 32 = thief</text:p>
          </table:table-cell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0"/>
          <table:table-cell table:style-name="ce33"/>
          <table:table-cell table:style-name="ce18" office:value-type="string">
            <text:p>.3=shield, 4=gem</text:p>
          </table:table-cell>
          <table:table-cell table:style-name="ce30" table:number-columns-repeated="2"/>
          <table:table-cell table:style-name="ce19" office:value-type="string">
            <text:p>.31-60 priest spell</text:p>
          </table:table-cell>
          <table:table-cell table:style-name="ce30" table:number-columns-repeated="2"/>
          <table:table-cell table:style-name="ce18" office:value-type="string">
            <text:p>+4=sharp</text:p>
          </table:table-cell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0"/>
          <table:table-cell table:style-name="ce33"/>
          <table:table-cell table:style-name="ce18" office:value-type="string">
            <text:p>.1=weapon, 2=armor</text:p>
          </table:table-cell>
          <table:table-cell table:style-name="ce30" table:number-columns-repeated="2"/>
          <table:table-cell table:style-name="ce18" office:value-type="string">
            <text:p>.1-30 wizard spell</text:p>
          </table:table-cell>
          <table:table-cell table:style-name="ce30" table:number-columns-repeated="2"/>
          <table:table-cell table:style-name="ce18" office:value-type="string">
            <text:p>.0-3=weapon or armor</text:p>
          </table:table-cell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1" office:value-type="string">
            <text:p>#</text:p>
          </table:table-cell>
          <table:table-cell table:style-name="ce14" office:value-type="string">
            <text:p>NAM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DAM</text:p>
          </table:table-cell>
          <table:table-cell table:style-name="ce31" office:value-type="string">
            <text:p>+TH/AC</text:p>
          </table:table-cell>
          <table:table-cell table:style-name="ce31" office:value-type="string">
            <text:p>POWER</text:p>
          </table:table-cell>
          <table:table-cell table:style-name="ce31" office:value-type="string">
            <text:p>%DEST</text:p>
          </table:table-cell>
          <table:table-cell table:style-name="ce31" office:value-type="string">
            <text:p>#DEST</text:p>
          </table:table-cell>
          <table:table-cell table:style-name="ce31" office:value-type="string">
            <text:p>CLASS</text:p>
          </table:table-cell>
          <table:table-cell table:style-name="ce31" office:value-type="string">
            <text:p>LEVEL</text:p>
          </table:table-cell>
          <table:table-cell table:style-name="ce34" office:value-type="string">
            <text:p>VALUE</text:p>
          </table:table-cell>
          <table:table-cell table:style-name="ce14" table:number-columns-repeated="1011"/>
          <table:table-cell table:number-columns-repeated="2"/>
        </table:table-row>
        <table:table-row table:style-name="ro4">
          <table:table-cell table:style-name="ce30" office:value-type="float" office:value="0">
            <text:p>0</text:p>
          </table:table-cell>
          <table:table-cell table:style-name="ce33" office:value-type="string">
            <text:p>NONE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number-columns-repeated="6" table:style-name="ce30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&quot;  .byte &quot;&quot;&quot; &amp; [.B6] &amp; &quot;&quot;&quot;,0  ; &quot; &amp; [.A6]" office:value-type="string" office:string-value="  .byte &quot;NONE&quot;,0  ; 0">
            <text:p><text:s text:c="2"/>.byte "NONE",0 <text:s/>; 0</text:p>
          </table:table-cell>
          <table:table-cell table:formula="of:=&quot;  .byte &quot; &amp; [.C6] &amp; &quot;,&quot; &amp; [.D6] &amp; &quot;,&quot; &amp; [.E6] &amp; &quot;,&quot; &amp; [.F6] &amp; &quot;,&quot; &amp; [.G6] &amp; &quot;,&quot; &amp; [.H6] &amp; &quot;,&quot; &amp; [.I6] &amp; &quot;,&quot; &amp; [.J6] &amp; &quot;,&quot; &amp; ([.K6]/2560 - INT ([.K6]/2560))*256 &amp; &quot;,&quot; &amp; INT ([.K6]/2560) &amp; &quot;    ; &quot; &amp; [.A6] &amp; &quot; &quot; &amp; [.B6]" office:value-type="string" office:string-value="  .byte 0,2,0,0,0,0,0,0,0,0    ; 0 NONE">
            <text:p><text:s text:c="2"/>.byte 0,2,0,0,0,0,0,0,0,0 <text:s text:c="3"/>; 0 NONE</text:p>
          </table:table-cell>
          <table:table-cell table:style-name="ce33" table:formula="of:=LEN([.B6])" office:value-type="float" office:value="4">
            <text:p>4</text:p>
          </table:table-cell>
          <table:table-cell table:style-name="ce33" table:number-columns-repeated="101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X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&quot;  .byte &quot;&quot;&quot; &amp; [.B7] &amp; &quot;&quot;&quot;,0  ; &quot; &amp; [.A7]" office:value-type="string" office:string-value="  .byte &quot;AXE&quot;,0  ; 1">
            <text:p><text:s text:c="2"/>.byte "AXE",0 <text:s/>; 1</text:p>
          </table:table-cell>
          <table:table-cell table:formula="of:=&quot;  .byte &quot; &amp; [.C7] &amp; &quot;,&quot; &amp; [.D7] &amp; &quot;,&quot; &amp; [.E7] &amp; &quot;,&quot; &amp; [.F7] &amp; &quot;,&quot; &amp; [.G7] &amp; &quot;,&quot; &amp; [.H7] &amp; &quot;,&quot; &amp; [.I7] &amp; &quot;,&quot; &amp; [.J7] &amp; &quot;,&quot; &amp; ([.K7]/2560 - INT ([.K7]/2560))*256 &amp; &quot;,&quot; &amp; INT ([.K7]/2560) &amp; &quot;    ; &quot; &amp; [.A7] &amp; &quot; &quot; &amp; [.B7]" office:value-type="string" office:string-value="  .byte 1,8,0,0,0,0,2+4,0,6,0    ; 1 AXE">
            <text:p><text:s text:c="2"/>.byte 1,8,0,0,0,0,2+4,0,6,0 <text:s text:c="3"/>; 1 AXE</text:p>
          </table:table-cell>
          <table:table-cell table:style-name="ce33" table:formula="of:=LEN([.B7])" office:value-type="float" office:value="3">
            <text:p>3</text:p>
          </table:table-cell>
          <table:table-cell table:number-columns-repeated="101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ROAD SWORD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&quot;  .byte &quot;&quot;&quot; &amp; [.B8] &amp; &quot;&quot;&quot;,0  ; &quot; &amp; [.A8]" office:value-type="string" office:string-value="  .byte &quot;BROAD SWORD&quot;,0  ; 2">
            <text:p><text:s text:c="2"/>.byte "BROAD SWORD",0 <text:s/>; 2</text:p>
          </table:table-cell>
          <table:table-cell table:formula="of:=&quot;  .byte &quot; &amp; [.C8] &amp; &quot;,&quot; &amp; [.D8] &amp; &quot;,&quot; &amp; [.E8] &amp; &quot;,&quot; &amp; [.F8] &amp; &quot;,&quot; &amp; [.G8] &amp; &quot;,&quot; &amp; [.H8] &amp; &quot;,&quot; &amp; [.I8] &amp; &quot;,&quot; &amp; [.J8] &amp; &quot;,&quot; &amp; ([.K8]/2560 - INT ([.K8]/2560))*256 &amp; &quot;,&quot; &amp; INT ([.K8]/2560) &amp; &quot;    ; &quot; &amp; [.A8] &amp; &quot; &quot; &amp; [.B8]" office:value-type="string" office:string-value="  .byte 1,12,0,0,0,0,3+4,0,30,0    ; 2 BROAD SWORD">
            <text:p><text:s text:c="2"/>.byte 1,12,0,0,0,0,3+4,0,30,0 <text:s text:c="3"/>; 2 BROAD SWORD</text:p>
          </table:table-cell>
          <table:table-cell table:style-name="ce33" table:formula="of:=LEN([.B8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LU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&quot;  .byte &quot;&quot;&quot; &amp; [.B9] &amp; &quot;&quot;&quot;,0  ; &quot; &amp; [.A9]" office:value-type="string" office:string-value="  .byte &quot;CLUB&quot;,0  ; 3">
            <text:p><text:s text:c="2"/>.byte "CLUB",0 <text:s/>; 3</text:p>
          </table:table-cell>
          <table:table-cell table:formula="of:=&quot;  .byte &quot; &amp; [.C9] &amp; &quot;,&quot; &amp; [.D9] &amp; &quot;,&quot; &amp; [.E9] &amp; &quot;,&quot; &amp; [.F9] &amp; &quot;,&quot; &amp; [.G9] &amp; &quot;,&quot; &amp; [.H9] &amp; &quot;,&quot; &amp; [.I9] &amp; &quot;,&quot; &amp; [.J9] &amp; &quot;,&quot; &amp; ([.K9]/2560 - INT ([.K9]/2560))*256 &amp; &quot;,&quot; &amp; INT ([.K9]/2560) &amp; &quot;    ; &quot; &amp; [.A9] &amp; &quot; &quot; &amp; [.B9]" office:value-type="string" office:string-value="  .byte 1,6,0,0,0,0,1,0,4,0    ; 3 CLUB">
            <text:p><text:s text:c="2"/>.byte 1,6,0,0,0,0,1,0,4,0 <text:s text:c="3"/>; 3 CLUB</text:p>
          </table:table-cell>
          <table:table-cell table:style-name="ce33" table:formula="of:=LEN([.B9])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AGG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&quot;  .byte &quot;&quot;&quot; &amp; [.B10] &amp; &quot;&quot;&quot;,0  ; &quot; &amp; [.A10]" office:value-type="string" office:string-value="  .byte &quot;DAGGER&quot;,0  ; 4">
            <text:p><text:s text:c="2"/>.byte "DAGGER",0 <text:s/>; 4</text:p>
          </table:table-cell>
          <table:table-cell table:formula="of:=&quot;  .byte &quot; &amp; [.C10] &amp; &quot;,&quot; &amp; [.D10] &amp; &quot;,&quot; &amp; [.E10] &amp; &quot;,&quot; &amp; [.F10] &amp; &quot;,&quot; &amp; [.G10] &amp; &quot;,&quot; &amp; [.H10] &amp; &quot;,&quot; &amp; [.I10] &amp; &quot;,&quot; &amp; [.J10] &amp; &quot;,&quot; &amp; ([.K10]/2560 - INT ([.K10]/2560))*256 &amp; &quot;,&quot; &amp; INT ([.K10]/2560) &amp; &quot;    ; &quot; &amp; [.A10] &amp; &quot; &quot; &amp; [.B10]" office:value-type="string" office:string-value="  .byte 1,4,0,0,0,0,0+4,0,2,0    ; 4 DAGGER">
            <text:p><text:s text:c="2"/>.byte 1,4,0,0,0,0,0+4,0,2,0 <text:s text:c="3"/>; 4 DAGGER</text:p>
          </table:table-cell>
          <table:table-cell table:style-name="ce33" table:formula="of:=LEN([.B10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AC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&quot;  .byte &quot;&quot;&quot; &amp; [.B11] &amp; &quot;&quot;&quot;,0  ; &quot; &amp; [.A11]" office:value-type="string" office:string-value="  .byte &quot;MACE&quot;,0  ; 5">
            <text:p><text:s text:c="2"/>.byte "MACE",0 <text:s/>; 5</text:p>
          </table:table-cell>
          <table:table-cell table:formula="of:=&quot;  .byte &quot; &amp; [.C11] &amp; &quot;,&quot; &amp; [.D11] &amp; &quot;,&quot; &amp; [.E11] &amp; &quot;,&quot; &amp; [.F11] &amp; &quot;,&quot; &amp; [.G11] &amp; &quot;,&quot; &amp; [.H11] &amp; &quot;,&quot; &amp; [.I11] &amp; &quot;,&quot; &amp; [.J11] &amp; &quot;,&quot; &amp; ([.K11]/2560 - INT ([.K11]/2560))*256 &amp; &quot;,&quot; &amp; INT ([.K11]/2560) &amp; &quot;    ; &quot; &amp; [.A11] &amp; &quot; &quot; &amp; [.B11]" office:value-type="string" office:string-value="  .byte 1,8,0,0,0,0,1,0,10,0    ; 5 MACE">
            <text:p><text:s text:c="2"/>.byte 1,8,0,0,0,0,1,0,10,0 <text:s text:c="3"/>; 5 MACE</text:p>
          </table:table-cell>
          <table:table-cell table:style-name="ce33" table:formula="of:=LEN([.B11])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QUARTER STAF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&quot;  .byte &quot;&quot;&quot; &amp; [.B12] &amp; &quot;&quot;&quot;,0  ; &quot; &amp; [.A12]" office:value-type="string" office:string-value="  .byte &quot;QUARTER STAFF&quot;,0  ; 6">
            <text:p><text:s text:c="2"/>.byte "QUARTER STAFF",0 <text:s/>; 6</text:p>
          </table:table-cell>
          <table:table-cell table:formula="of:=&quot;  .byte &quot; &amp; [.C12] &amp; &quot;,&quot; &amp; [.D12] &amp; &quot;,&quot; &amp; [.E12] &amp; &quot;,&quot; &amp; [.F12] &amp; &quot;,&quot; &amp; [.G12] &amp; &quot;,&quot; &amp; [.H12] &amp; &quot;,&quot; &amp; [.I12] &amp; &quot;,&quot; &amp; [.J12] &amp; &quot;,&quot; &amp; ([.K12]/2560 - INT ([.K12]/2560))*256 &amp; &quot;,&quot; &amp; INT ([.K12]/2560) &amp; &quot;    ; &quot; &amp; [.A12] &amp; &quot; &quot; &amp; [.B12]" office:value-type="string" office:string-value="  .byte 1,4,0,0,0,0,0,0,3,0    ; 6 QUARTER STAFF">
            <text:p><text:s text:c="2"/>.byte 1,4,0,0,0,0,0,0,3,0 <text:s text:c="3"/>; 6 QUARTER STAFF</text:p>
          </table:table-cell>
          <table:table-cell table:style-name="ce33" table:formula="of:=LEN([.B1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SHORT SWOR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&quot;  .byte &quot;&quot;&quot; &amp; [.B13] &amp; &quot;&quot;&quot;,0  ; &quot; &amp; [.A13]" office:value-type="string" office:string-value="  .byte &quot;SHORT SWORD&quot;,0  ; 7">
            <text:p><text:s text:c="2"/>.byte "SHORT SWORD",0 <text:s/>; 7</text:p>
          </table:table-cell>
          <table:table-cell table:formula="of:=&quot;  .byte &quot; &amp; [.C13] &amp; &quot;,&quot; &amp; [.D13] &amp; &quot;,&quot; &amp; [.E13] &amp; &quot;,&quot; &amp; [.F13] &amp; &quot;,&quot; &amp; [.G13] &amp; &quot;,&quot; &amp; [.H13] &amp; &quot;,&quot; &amp; [.I13] &amp; &quot;,&quot; &amp; [.J13] &amp; &quot;,&quot; &amp; ([.K13]/2560 - INT ([.K13]/2560))*256 &amp; &quot;,&quot; &amp; INT ([.K13]/2560) &amp; &quot;    ; &quot; &amp; [.A13] &amp; &quot; &quot; &amp; [.B13]" office:value-type="string" office:string-value="  .byte 1,10,0,0,0,0,2+4,0,8,0    ; 7 SHORT SWORD">
            <text:p><text:s text:c="2"/>.byte 1,10,0,0,0,0,2+4,0,8,0 <text:s text:c="3"/>; 7 SHORT SWORD</text:p>
          </table:table-cell>
          <table:table-cell table:style-name="ce33" table:formula="of:=LEN([.B13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AR HAMM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&quot;  .byte &quot;&quot;&quot; &amp; [.B14] &amp; &quot;&quot;&quot;,0  ; &quot; &amp; [.A14]" office:value-type="string" office:string-value="  .byte &quot;WAR HAMMER&quot;,0  ; 8">
            <text:p><text:s text:c="2"/>.byte "WAR HAMMER",0 <text:s/>; 8</text:p>
          </table:table-cell>
          <table:table-cell table:formula="of:=&quot;  .byte &quot; &amp; [.C14] &amp; &quot;,&quot; &amp; [.D14] &amp; &quot;,&quot; &amp; [.E14] &amp; &quot;,&quot; &amp; [.F14] &amp; &quot;,&quot; &amp; [.G14] &amp; &quot;,&quot; &amp; [.H14] &amp; &quot;,&quot; &amp; [.I14] &amp; &quot;,&quot; &amp; [.J14] &amp; &quot;,&quot; &amp; ([.K14]/2560 - INT ([.K14]/2560))*256 &amp; &quot;,&quot; &amp; INT ([.K14]/2560) &amp; &quot;    ; &quot; &amp; [.A14] &amp; &quot; &quot; &amp; [.B14]" office:value-type="string" office:string-value="  .byte 1,6,1,0,0,0,1,0,9,0    ; 8 WAR HAMMER">
            <text:p><text:s text:c="2"/>.byte 1,6,1,0,0,0,1,0,9,0 <text:s text:c="3"/>; 8 WAR HAMMER</text:p>
          </table:table-cell>
          <table:table-cell table:style-name="ce33" table:formula="of:=LEN([.B14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HAIN M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&quot;  .byte &quot;&quot;&quot; &amp; [.B15] &amp; &quot;&quot;&quot;,0  ; &quot; &amp; [.A15]" office:value-type="string" office:string-value="  .byte &quot;CHAIN MAIL&quot;,0  ; 9">
            <text:p><text:s text:c="2"/>.byte "CHAIN MAIL",0 <text:s/>; 9</text:p>
          </table:table-cell>
          <table:table-cell table:formula="of:=&quot;  .byte &quot; &amp; [.C15] &amp; &quot;,&quot; &amp; [.D15] &amp; &quot;,&quot; &amp; [.E15] &amp; &quot;,&quot; &amp; [.F15] &amp; &quot;,&quot; &amp; [.G15] &amp; &quot;,&quot; &amp; [.H15] &amp; &quot;,&quot; &amp; [.I15] &amp; &quot;,&quot; &amp; [.J15] &amp; &quot;,&quot; &amp; ([.K15]/2560 - INT ([.K15]/2560))*256 &amp; &quot;,&quot; &amp; INT ([.K15]/2560) &amp; &quot;    ; &quot; &amp; [.A15] &amp; &quot; &quot; &amp; [.B15]" office:value-type="string" office:string-value="  .byte 2,0,6,0,0,0,2,0,30,0    ; 9 CHAIN MAIL">
            <text:p><text:s text:c="2"/>.byte 2,0,6,0,0,0,2,0,30,0 <text:s text:c="3"/>; 9 CHAIN MAIL</text:p>
          </table:table-cell>
          <table:table-cell table:style-name="ce33" table:formula="of:=LEN([.B15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LEATHER ARM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&quot;  .byte &quot;&quot;&quot; &amp; [.B16] &amp; &quot;&quot;&quot;,0  ; &quot; &amp; [.A16]" office:value-type="string" office:string-value="  .byte &quot;LEATHER ARMOR&quot;,0  ; 10">
            <text:p><text:s text:c="2"/>.byte "LEATHER ARMOR",0 <text:s/>; 10</text:p>
          </table:table-cell>
          <table:table-cell table:formula="of:=&quot;  .byte &quot; &amp; [.C16] &amp; &quot;,&quot; &amp; [.D16] &amp; &quot;,&quot; &amp; [.E16] &amp; &quot;,&quot; &amp; [.F16] &amp; &quot;,&quot; &amp; [.G16] &amp; &quot;,&quot; &amp; [.H16] &amp; &quot;,&quot; &amp; [.I16] &amp; &quot;,&quot; &amp; [.J16] &amp; &quot;,&quot; &amp; ([.K16]/2560 - INT ([.K16]/2560))*256 &amp; &quot;,&quot; &amp; INT ([.K16]/2560) &amp; &quot;    ; &quot; &amp; [.A16] &amp; &quot; &quot; &amp; [.B16]" office:value-type="string" office:string-value="  .byte 2,0,4,0,0,0,1,0,15,0    ; 10 LEATHER ARMOR">
            <text:p><text:s text:c="2"/>.byte 2,0,4,0,0,0,1,0,15,0 <text:s text:c="3"/>; 10 LEATHER ARMOR</text:p>
          </table:table-cell>
          <table:table-cell table:style-name="ce33" table:formula="of:=LEN([.B16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LATE M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&quot;  .byte &quot;&quot;&quot; &amp; [.B17] &amp; &quot;&quot;&quot;,0  ; &quot; &amp; [.A17]" office:value-type="string" office:string-value="  .byte &quot;PLATE MAIL&quot;,0  ; 11">
            <text:p><text:s text:c="2"/>.byte "PLATE MAIL",0 <text:s/>; 11</text:p>
          </table:table-cell>
          <table:table-cell table:formula="of:=&quot;  .byte &quot; &amp; [.C17] &amp; &quot;,&quot; &amp; [.D17] &amp; &quot;,&quot; &amp; [.E17] &amp; &quot;,&quot; &amp; [.F17] &amp; &quot;,&quot; &amp; [.G17] &amp; &quot;,&quot; &amp; [.H17] &amp; &quot;,&quot; &amp; [.I17] &amp; &quot;,&quot; &amp; [.J17] &amp; &quot;,&quot; &amp; ([.K17]/2560 - INT ([.K17]/2560))*256 &amp; &quot;,&quot; &amp; INT ([.K17]/2560) &amp; &quot;    ; &quot; &amp; [.A17] &amp; &quot; &quot; &amp; [.B17]" office:value-type="string" office:string-value="  .byte 2,0,8,0,0,0,3,0,60,0    ; 11 PLATE MAIL">
            <text:p><text:s text:c="2"/>.byte 2,0,8,0,0,0,3,0,60,0 <text:s text:c="3"/>; 11 PLATE MAIL</text:p>
          </table:table-cell>
          <table:table-cell table:style-name="ce33" table:formula="of:=LEN([.B17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OB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&quot;  .byte &quot;&quot;&quot; &amp; [.B18] &amp; &quot;&quot;&quot;,0  ; &quot; &amp; [.A18]" office:value-type="string" office:string-value="  .byte &quot;ROBE&quot;,0  ; 12">
            <text:p><text:s text:c="2"/>.byte "ROBE",0 <text:s/>; 12</text:p>
          </table:table-cell>
          <table:table-cell table:formula="of:=&quot;  .byte &quot; &amp; [.C18] &amp; &quot;,&quot; &amp; [.D18] &amp; &quot;,&quot; &amp; [.E18] &amp; &quot;,&quot; &amp; [.F18] &amp; &quot;,&quot; &amp; [.G18] &amp; &quot;,&quot; &amp; [.H18] &amp; &quot;,&quot; &amp; [.I18] &amp; &quot;,&quot; &amp; [.J18] &amp; &quot;,&quot; &amp; ([.K18]/2560 - INT ([.K18]/2560))*256 &amp; &quot;,&quot; &amp; INT ([.K18]/2560) &amp; &quot;    ; &quot; &amp; [.A18] &amp; &quot; &quot; &amp; [.B18]" office:value-type="string" office:string-value="  .byte 2,0,2,0,0,0,0,0,5,0    ; 12 ROBE">
            <text:p><text:s text:c="2"/>.byte 2,0,2,0,0,0,0,0,5,0 <text:s text:c="3"/>; 12 ROBE</text:p>
          </table:table-cell>
          <table:table-cell table:style-name="ce33" table:formula="of:=LEN([.B18])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HIEL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&quot;  .byte &quot;&quot;&quot; &amp; [.B19] &amp; &quot;&quot;&quot;,0  ; &quot; &amp; [.A19]" office:value-type="string" office:string-value="  .byte &quot;SHIELD&quot;,0  ; 13">
            <text:p><text:s text:c="2"/>.byte "SHIELD",0 <text:s/>; 13</text:p>
          </table:table-cell>
          <table:table-cell table:formula="of:=&quot;  .byte &quot; &amp; [.C19] &amp; &quot;,&quot; &amp; [.D19] &amp; &quot;,&quot; &amp; [.E19] &amp; &quot;,&quot; &amp; [.F19] &amp; &quot;,&quot; &amp; [.G19] &amp; &quot;,&quot; &amp; [.H19] &amp; &quot;,&quot; &amp; [.I19] &amp; &quot;,&quot; &amp; [.J19] &amp; &quot;,&quot; &amp; ([.K19]/2560 - INT ([.K19]/2560))*256 &amp; &quot;,&quot; &amp; INT ([.K19]/2560) &amp; &quot;    ; &quot; &amp; [.A19] &amp; &quot; &quot; &amp; [.B19]" office:value-type="string" office:string-value="  .byte 3,0,1,0,0,0,1,0,14,0    ; 13 SHIELD">
            <text:p><text:s text:c="2"/>.byte 3,0,1,0,0,0,1,0,14,0 <text:s text:c="3"/>; 13 SHIELD</text:p>
          </table:table-cell>
          <table:table-cell table:style-name="ce33" table:formula="of:=LEN([.B19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MAP QUES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&quot;  .byte &quot;&quot;&quot; &amp; [.B20] &amp; &quot;&quot;&quot;,0  ; &quot; &amp; [.A20]" office:value-type="string" office:string-value="  .byte &quot;MAP QUEST&quot;,0  ; 14">
            <text:p><text:s text:c="2"/>.byte "MAP QUEST",0 <text:s/>; 14</text:p>
          </table:table-cell>
          <table:table-cell table:formula="of:=&quot;  .byte &quot; &amp; [.C20] &amp; &quot;,&quot; &amp; [.D20] &amp; &quot;,&quot; &amp; [.E20] &amp; &quot;,&quot; &amp; [.F20] &amp; &quot;,&quot; &amp; [.G20] &amp; &quot;,&quot; &amp; [.H20] &amp; &quot;,&quot; &amp; [.I20] &amp; &quot;,&quot; &amp; [.J20] &amp; &quot;,&quot; &amp; ([.K20]/2560 - INT ([.K20]/2560))*256 &amp; &quot;,&quot; &amp; INT ([.K20]/2560) &amp; &quot;    ; &quot; &amp; [.A20] &amp; &quot; &quot; &amp; [.B20]" office:value-type="string" office:string-value="  .byte 7,0,0,9,25,0,0,1,50,0    ; 14 MAP QUEST">
            <text:p><text:s text:c="2"/>.byte 7,0,0,9,25,0,0,1,50,0 <text:s text:c="3"/>; 14 MAP QUEST</text:p>
          </table:table-cell>
          <table:table-cell table:style-name="ce33" table:formula="of:=LEN([.B20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XE OF CHARMS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2+4</text:p>
          </table:table-cell>
          <table:table-cell office:value-type="float" office:value="9">
            <text:p>9</text:p>
          </table:table-cell>
          <table:table-cell office:value-type="float" office:value="300000">
            <text:p>300000</text:p>
          </table:table-cell>
          <table:table-cell table:formula="of:=&quot;  .byte &quot;&quot;&quot; &amp; [.B21] &amp; &quot;&quot;&quot;,0  ; &quot; &amp; [.A21]" office:value-type="string" office:string-value="  .byte &quot;AXE OF CHARMS&quot;,0  ; 15">
            <text:p><text:s text:c="2"/>.byte "AXE OF CHARMS",0 <text:s/>; 15</text:p>
          </table:table-cell>
          <table:table-cell table:formula="of:=&quot;  .byte &quot; &amp; [.C21] &amp; &quot;,&quot; &amp; [.D21] &amp; &quot;,&quot; &amp; [.E21] &amp; &quot;,&quot; &amp; [.F21] &amp; &quot;,&quot; &amp; [.G21] &amp; &quot;,&quot; &amp; [.H21] &amp; &quot;,&quot; &amp; [.I21] &amp; &quot;,&quot; &amp; [.J21] &amp; &quot;,&quot; &amp; ([.K21]/2560 - INT ([.K21]/2560))*256 &amp; &quot;,&quot; &amp; INT ([.K21]/2560) &amp; &quot;    ; &quot; &amp; [.A21] &amp; &quot; &quot; &amp; [.B21]" office:value-type="string" office:string-value="  .byte 1,24,4,20,10,18,2+4,9,48,117    ; 15 AXE OF CHARMS">
            <text:p><text:s text:c="2"/>.byte 1,24,4,20,10,18,2+4,9,48,117 <text:s text:c="3"/>; 15 AXE OF CHARMS</text:p>
          </table:table-cell>
          <table:table-cell table:style-name="ce33" table:formula="of:=LEN([.B21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AXE OF CIRGAR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7">
            <text:p>7</text:p>
          </table:table-cell>
          <table:table-cell office:value-type="float" office:value="200000">
            <text:p>200000</text:p>
          </table:table-cell>
          <table:table-cell table:formula="of:=&quot;  .byte &quot;&quot;&quot; &amp; [.B22] &amp; &quot;&quot;&quot;,0  ; &quot; &amp; [.A22]" office:value-type="string" office:string-value="  .byte &quot;AXE OF CIRGAR&quot;,0  ; 16">
            <text:p><text:s text:c="2"/>.byte "AXE OF CIRGAR",0 <text:s/>; 16</text:p>
          </table:table-cell>
          <table:table-cell table:formula="of:=&quot;  .byte &quot; &amp; [.C22] &amp; &quot;,&quot; &amp; [.D22] &amp; &quot;,&quot; &amp; [.E22] &amp; &quot;,&quot; &amp; [.F22] &amp; &quot;,&quot; &amp; [.G22] &amp; &quot;,&quot; &amp; [.H22] &amp; &quot;,&quot; &amp; [.I22] &amp; &quot;,&quot; &amp; [.J22] &amp; &quot;,&quot; &amp; ([.K22]/2560 - INT ([.K22]/2560))*256 &amp; &quot;,&quot; &amp; INT ([.K22]/2560) &amp; &quot;    ; &quot; &amp; [.A22] &amp; &quot; &quot; &amp; [.B22]" office:value-type="string" office:string-value="  .byte 1,24,3,0,0,0,2+4,7,32,78    ; 16 AXE OF CIRGAR">
            <text:p><text:s text:c="2"/>.byte 1,24,3,0,0,0,2+4,7,32,78 <text:s text:c="3"/>; 16 AXE OF CIRGAR</text:p>
          </table:table-cell>
          <table:table-cell table:style-name="ce33" table:formula="of:=LEN([.B2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AXE OF LORD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3+4</text:p>
          </table:table-cell>
          <table:table-cell office:value-type="float" office:value="10">
            <text:p>10</text:p>
          </table:table-cell>
          <table:table-cell office:value-type="float" office:value="650000">
            <text:p>650000</text:p>
          </table:table-cell>
          <table:table-cell table:formula="of:=&quot;  .byte &quot;&quot;&quot; &amp; [.B23] &amp; &quot;&quot;&quot;,0  ; &quot; &amp; [.A23]" office:value-type="string" office:string-value="  .byte &quot;AXE OF LORDS&quot;,0  ; 17">
            <text:p><text:s text:c="2"/>.byte "AXE OF LORDS",0 <text:s/>; 17</text:p>
          </table:table-cell>
          <table:table-cell table:formula="of:=&quot;  .byte &quot; &amp; [.C23] &amp; &quot;,&quot; &amp; [.D23] &amp; &quot;,&quot; &amp; [.E23] &amp; &quot;,&quot; &amp; [.F23] &amp; &quot;,&quot; &amp; [.G23] &amp; &quot;,&quot; &amp; [.H23] &amp; &quot;,&quot; &amp; [.I23] &amp; &quot;,&quot; &amp; [.J23] &amp; &quot;,&quot; &amp; ([.K23]/2560 - INT ([.K23]/2560))*256 &amp; &quot;,&quot; &amp; INT ([.K23]/2560) &amp; &quot;    ; &quot; &amp; [.A23] &amp; &quot; &quot; &amp; [.B23]" office:value-type="string" office:string-value="  .byte 1,30,8,28,5,16,3+4,10,232,253    ; 17 AXE OF LORDS">
            <text:p><text:s text:c="2"/>.byte 1,30,8,28,5,16,3+4,10,232,253 <text:s text:c="3"/>; 17 AXE OF LORDS</text:p>
          </table:table-cell>
          <table:table-cell table:style-name="ce33" table:formula="of:=LEN([.B23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AXE OF MIGH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3">
            <text:p>3</text:p>
          </table:table-cell>
          <table:table-cell office:value-type="float" office:value="18000">
            <text:p>18000</text:p>
          </table:table-cell>
          <table:table-cell table:formula="of:=&quot;  .byte &quot;&quot;&quot; &amp; [.B24] &amp; &quot;&quot;&quot;,0  ; &quot; &amp; [.A24]" office:value-type="string" office:string-value="  .byte &quot;AXE OF MIGHT&quot;,0  ; 18">
            <text:p><text:s text:c="2"/>.byte "AXE OF MIGHT",0 <text:s/>; 18</text:p>
          </table:table-cell>
          <table:table-cell table:formula="of:=&quot;  .byte &quot; &amp; [.C24] &amp; &quot;,&quot; &amp; [.D24] &amp; &quot;,&quot; &amp; [.E24] &amp; &quot;,&quot; &amp; [.F24] &amp; &quot;,&quot; &amp; [.G24] &amp; &quot;,&quot; &amp; [.H24] &amp; &quot;,&quot; &amp; [.I24] &amp; &quot;,&quot; &amp; [.J24] &amp; &quot;,&quot; &amp; ([.K24]/2560 - INT ([.K24]/2560))*256 &amp; &quot;,&quot; &amp; INT ([.K24]/2560) &amp; &quot;    ; &quot; &amp; [.A24] &amp; &quot; &quot; &amp; [.B24]" office:value-type="string" office:string-value="  .byte 1,12,2,0,0,0,2+4,3,8,7    ; 18 AXE OF MIGHT">
            <text:p><text:s text:c="2"/>.byte 1,12,2,0,0,0,2+4,3,8,7 <text:s text:c="3"/>; 18 AXE OF MIGHT</text:p>
          </table:table-cell>
          <table:table-cell table:style-name="ce33" table:formula="of:=LEN([.B2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AXE+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table:formula="of:=&quot;  .byte &quot;&quot;&quot; &amp; [.B25] &amp; &quot;&quot;&quot;,0  ; &quot; &amp; [.A25]" office:value-type="string" office:string-value="  .byte &quot;AXE+1&quot;,0  ; 19">
            <text:p><text:s text:c="2"/>.byte "AXE+1",0 <text:s/>; 19</text:p>
          </table:table-cell>
          <table:table-cell table:formula="of:=&quot;  .byte &quot; &amp; [.C25] &amp; &quot;,&quot; &amp; [.D25] &amp; &quot;,&quot; &amp; [.E25] &amp; &quot;,&quot; &amp; [.F25] &amp; &quot;,&quot; &amp; [.G25] &amp; &quot;,&quot; &amp; [.H25] &amp; &quot;,&quot; &amp; [.I25] &amp; &quot;,&quot; &amp; [.J25] &amp; &quot;,&quot; &amp; ([.K25]/2560 - INT ([.K25]/2560))*256 &amp; &quot;,&quot; &amp; INT ([.K25]/2560) &amp; &quot;    ; &quot; &amp; [.A25] &amp; &quot; &quot; &amp; [.B25]" office:value-type="string" office:string-value="  .byte 1,10,1,0,0,0,2+4,1,144,1    ; 19 AXE+1">
            <text:p><text:s text:c="2"/>.byte 1,10,1,0,0,0,2+4,1,144,1 <text:s text:c="3"/>; 19 AXE+1</text:p>
          </table:table-cell>
          <table:table-cell table:style-name="ce33" table:formula="of:=LEN([.B25])" office:value-type="float" office:value="5">
            <text:p>5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BALMUN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3+4</text:p>
          </table:table-cell>
          <table:table-cell office:value-type="float" office:value="8">
            <text:p>8</text:p>
          </table:table-cell>
          <table:table-cell office:value-type="float" office:value="450000">
            <text:p>450000</text:p>
          </table:table-cell>
          <table:table-cell table:formula="of:=&quot;  .byte &quot;&quot;&quot; &amp; [.B26] &amp; &quot;&quot;&quot;,0  ; &quot; &amp; [.A26]" office:value-type="string" office:string-value="  .byte &quot;BALMUNG&quot;,0  ; 20">
            <text:p><text:s text:c="2"/>.byte "BALMUNG",0 <text:s/>; 20</text:p>
          </table:table-cell>
          <table:table-cell table:formula="of:=&quot;  .byte &quot; &amp; [.C26] &amp; &quot;,&quot; &amp; [.D26] &amp; &quot;,&quot; &amp; [.E26] &amp; &quot;,&quot; &amp; [.F26] &amp; &quot;,&quot; &amp; [.G26] &amp; &quot;,&quot; &amp; [.H26] &amp; &quot;,&quot; &amp; [.I26] &amp; &quot;,&quot; &amp; [.J26] &amp; &quot;,&quot; &amp; ([.K26]/2560 - INT ([.K26]/2560))*256 &amp; &quot;,&quot; &amp; INT ([.K26]/2560) &amp; &quot;    ; &quot; &amp; [.A26] &amp; &quot; &quot; &amp; [.B26]" office:value-type="string" office:string-value="  .byte 1,20,5,6,5,52,3+4,8,200,175    ; 20 BALMUNG">
            <text:p><text:s text:c="2"/>.byte 1,20,5,6,5,52,3+4,8,200,175 <text:s text:c="3"/>; 20 BALMUNG</text:p>
          </table:table-cell>
          <table:table-cell table:style-name="ce33" table:formula="of:=LEN([.B26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CUTHBERTS MAC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50000">
            <text:p>650000</text:p>
          </table:table-cell>
          <table:table-cell table:formula="of:=&quot;  .byte &quot;&quot;&quot; &amp; [.B27] &amp; &quot;&quot;&quot;,0  ; &quot; &amp; [.A27]" office:value-type="string" office:string-value="  .byte &quot;CUTHBERTS MACE&quot;,0  ; 21">
            <text:p><text:s text:c="2"/>.byte "CUTHBERTS MACE",0 <text:s/>; 21</text:p>
          </table:table-cell>
          <table:table-cell table:formula="of:=&quot;  .byte &quot; &amp; [.C27] &amp; &quot;,&quot; &amp; [.D27] &amp; &quot;,&quot; &amp; [.E27] &amp; &quot;,&quot; &amp; [.F27] &amp; &quot;,&quot; &amp; [.G27] &amp; &quot;,&quot; &amp; [.H27] &amp; &quot;,&quot; &amp; [.I27] &amp; &quot;,&quot; &amp; [.J27] &amp; &quot;,&quot; &amp; ([.K27]/2560 - INT ([.K27]/2560))*256 &amp; &quot;,&quot; &amp; INT ([.K27]/2560) &amp; &quot;    ; &quot; &amp; [.A27] &amp; &quot; &quot; &amp; [.B27]" office:value-type="string" office:string-value="  .byte 1,30,10,58,5,32,16,10,232,253    ; 21 CUTHBERTS MACE">
            <text:p><text:s text:c="2"/>.byte 1,30,10,58,5,32,16,10,232,253 <text:s text:c="3"/>; 21 CUTHBERTS MACE</text:p>
          </table:table-cell>
          <table:table-cell table:style-name="ce33" table:formula="of:=LEN([.B2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DAGGER+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&quot;  .byte &quot;&quot;&quot; &amp; [.B28] &amp; &quot;&quot;&quot;,0  ; &quot; &amp; [.A28]" office:value-type="string" office:string-value="  .byte &quot;DAGGER+1&quot;,0  ; 22">
            <text:p><text:s text:c="2"/>.byte "DAGGER+1",0 <text:s/>; 22</text:p>
          </table:table-cell>
          <table:table-cell table:formula="of:=&quot;  .byte &quot; &amp; [.C28] &amp; &quot;,&quot; &amp; [.D28] &amp; &quot;,&quot; &amp; [.E28] &amp; &quot;,&quot; &amp; [.F28] &amp; &quot;,&quot; &amp; [.G28] &amp; &quot;,&quot; &amp; [.H28] &amp; &quot;,&quot; &amp; [.I28] &amp; &quot;,&quot; &amp; [.J28] &amp; &quot;,&quot; &amp; ([.K28]/2560 - INT ([.K28]/2560))*256 &amp; &quot;,&quot; &amp; INT ([.K28]/2560) &amp; &quot;    ; &quot; &amp; [.A28] &amp; &quot; &quot; &amp; [.B28]" office:value-type="string" office:string-value="  .byte 1,4,1,0,0,0,0+4,1,50,0    ; 22 DAGGER+1">
            <text:p><text:s text:c="2"/>.byte 1,4,1,0,0,0,0+4,1,50,0 <text:s text:c="3"/>; 22 DAGGER+1</text:p>
          </table:table-cell>
          <table:table-cell table:style-name="ce33" table:formula="of:=LEN([.B28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DAGGER+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formula="of:=&quot;  .byte &quot;&quot;&quot; &amp; [.B29] &amp; &quot;&quot;&quot;,0  ; &quot; &amp; [.A29]" office:value-type="string" office:string-value="  .byte &quot;DAGGER+2&quot;,0  ; 23">
            <text:p><text:s text:c="2"/>.byte "DAGGER+2",0 <text:s/>; 23</text:p>
          </table:table-cell>
          <table:table-cell table:formula="of:=&quot;  .byte &quot; &amp; [.C29] &amp; &quot;,&quot; &amp; [.D29] &amp; &quot;,&quot; &amp; [.E29] &amp; &quot;,&quot; &amp; [.F29] &amp; &quot;,&quot; &amp; [.G29] &amp; &quot;,&quot; &amp; [.H29] &amp; &quot;,&quot; &amp; [.I29] &amp; &quot;,&quot; &amp; [.J29] &amp; &quot;,&quot; &amp; ([.K29]/2560 - INT ([.K29]/2560))*256 &amp; &quot;,&quot; &amp; INT ([.K29]/2560) &amp; &quot;    ; &quot; &amp; [.A29] &amp; &quot; &quot; &amp; [.B29]" office:value-type="string" office:string-value="  .byte 1,6,2,0,0,0,0+4,3,200,0    ; 23 DAGGER+2">
            <text:p><text:s text:c="2"/>.byte 1,6,2,0,0,0,0+4,3,200,0 <text:s text:c="3"/>; 23 DAGGER+2</text:p>
          </table:table-cell>
          <table:table-cell table:style-name="ce33" table:formula="of:=LEN([.B29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DAGGER+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table:formula="of:=&quot;  .byte &quot;&quot;&quot; &amp; [.B30] &amp; &quot;&quot;&quot;,0  ; &quot; &amp; [.A30]" office:value-type="string" office:string-value="  .byte &quot;DAGGER+3&quot;,0  ; 24">
            <text:p><text:s text:c="2"/>.byte "DAGGER+3",0 <text:s/>; 24</text:p>
          </table:table-cell>
          <table:table-cell table:formula="of:=&quot;  .byte &quot; &amp; [.C30] &amp; &quot;,&quot; &amp; [.D30] &amp; &quot;,&quot; &amp; [.E30] &amp; &quot;,&quot; &amp; [.F30] &amp; &quot;,&quot; &amp; [.G30] &amp; &quot;,&quot; &amp; [.H30] &amp; &quot;,&quot; &amp; [.I30] &amp; &quot;,&quot; &amp; [.J30] &amp; &quot;,&quot; &amp; ([.K30]/2560 - INT ([.K30]/2560))*256 &amp; &quot;,&quot; &amp; INT ([.K30]/2560) &amp; &quot;    ; &quot; &amp; [.A30] &amp; &quot; &quot; &amp; [.B30]" office:value-type="string" office:string-value="  .byte 1,8,3,0,0,0,0+4,5,132,3    ; 24 DAGGER+3">
            <text:p><text:s text:c="2"/>.byte 1,8,3,0,0,0,0+4,5,132,3 <text:s text:c="3"/>; 24 DAGGER+3</text:p>
          </table:table-cell>
          <table:table-cell table:style-name="ce33" table:formula="of:=LEN([.B30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DEATH BLAD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8">
            <text:p>8</text:p>
          </table:table-cell>
          <table:table-cell office:value-type="float" office:value="320000">
            <text:p>320000</text:p>
          </table:table-cell>
          <table:table-cell table:formula="of:=&quot;  .byte &quot;&quot;&quot; &amp; [.B31] &amp; &quot;&quot;&quot;,0  ; &quot; &amp; [.A31]" office:value-type="string" office:string-value="  .byte &quot;DEATH BLADE&quot;,0  ; 25">
            <text:p><text:s text:c="2"/>.byte "DEATH BLADE",0 <text:s/>; 25</text:p>
          </table:table-cell>
          <table:table-cell table:formula="of:=&quot;  .byte &quot; &amp; [.C31] &amp; &quot;,&quot; &amp; [.D31] &amp; &quot;,&quot; &amp; [.E31] &amp; &quot;,&quot; &amp; [.F31] &amp; &quot;,&quot; &amp; [.G31] &amp; &quot;,&quot; &amp; [.H31] &amp; &quot;,&quot; &amp; [.I31] &amp; &quot;,&quot; &amp; [.J31] &amp; &quot;,&quot; &amp; ([.K31]/2560 - INT ([.K31]/2560))*256 &amp; &quot;,&quot; &amp; INT ([.K31]/2560) &amp; &quot;    ; &quot; &amp; [.A31] &amp; &quot; &quot; &amp; [.B31]" office:value-type="string" office:string-value="  .byte 1,20,6,0,0,0,3+4,8,0,125    ; 25 DEATH BLADE">
            <text:p><text:s text:c="2"/>.byte 1,20,6,0,0,0,3+4,8,0,125 <text:s text:c="3"/>; 25 DEATH BLADE</text:p>
          </table:table-cell>
          <table:table-cell table:style-name="ce33" table:formula="of:=LEN([.B31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DEATH DAGG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0+4</text:p>
          </table:table-cell>
          <table:table-cell office:value-type="float" office:value="9">
            <text:p>9</text:p>
          </table:table-cell>
          <table:table-cell office:value-type="float" office:value="375000">
            <text:p>375000</text:p>
          </table:table-cell>
          <table:table-cell table:formula="of:=&quot;  .byte &quot;&quot;&quot; &amp; [.B32] &amp; &quot;&quot;&quot;,0  ; &quot; &amp; [.A32]" office:value-type="string" office:string-value="  .byte &quot;DEATH DAGGER&quot;,0  ; 26">
            <text:p><text:s text:c="2"/>.byte "DEATH DAGGER",0 <text:s/>; 26</text:p>
          </table:table-cell>
          <table:table-cell table:formula="of:=&quot;  .byte &quot; &amp; [.C32] &amp; &quot;,&quot; &amp; [.D32] &amp; &quot;,&quot; &amp; [.E32] &amp; &quot;,&quot; &amp; [.F32] &amp; &quot;,&quot; &amp; [.G32] &amp; &quot;,&quot; &amp; [.H32] &amp; &quot;,&quot; &amp; [.I32] &amp; &quot;,&quot; &amp; [.J32] &amp; &quot;,&quot; &amp; ([.K32]/2560 - INT ([.K32]/2560))*256 &amp; &quot;,&quot; &amp; INT ([.K32]/2560) &amp; &quot;    ; &quot; &amp; [.A32] &amp; &quot; &quot; &amp; [.B32]" office:value-type="string" office:string-value="  .byte 1,10,4,21,5,24,0+4,9,124,146    ; 26 DEATH DAGGER">
            <text:p><text:s text:c="2"/>.byte 1,10,4,21,5,24,0+4,9,124,146 <text:s text:c="3"/>; 26 DEATH DAGGER</text:p>
          </table:table-cell>
          <table:table-cell table:style-name="ce33" table:formula="of:=LEN([.B3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EXCALIBUR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3+4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33] &amp; &quot;&quot;&quot;,0  ; &quot; &amp; [.A33]" office:value-type="string" office:string-value="  .byte &quot;EXCALIBUR&quot;,0  ; 27">
            <text:p><text:s text:c="2"/>.byte "EXCALIBUR",0 <text:s/>; 27</text:p>
          </table:table-cell>
          <table:table-cell table:formula="of:=&quot;  .byte &quot; &amp; [.C33] &amp; &quot;,&quot; &amp; [.D33] &amp; &quot;,&quot; &amp; [.E33] &amp; &quot;,&quot; &amp; [.F33] &amp; &quot;,&quot; &amp; [.G33] &amp; &quot;,&quot; &amp; [.H33] &amp; &quot;,&quot; &amp; [.I33] &amp; &quot;,&quot; &amp; [.J33] &amp; &quot;,&quot; &amp; ([.K33]/2560 - INT ([.K33]/2560))*256 &amp; &quot;,&quot; &amp; INT ([.K33]/2560) &amp; &quot;    ; &quot; &amp; [.A33] &amp; &quot; &quot; &amp; [.B33]" office:value-type="string" office:string-value="  .byte 1,25,7,21,3,53,3+4,9,80,195    ; 27 EXCALIBUR">
            <text:p><text:s text:c="2"/>.byte 1,25,7,21,3,53,3+4,9,80,195 <text:s text:c="3"/>; 27 EXCALIBUR</text:p>
          </table:table-cell>
          <table:table-cell table:style-name="ce33" table:formula="of:=LEN([.B33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HAMMER OF THO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5000">
            <text:p>75000</text:p>
          </table:table-cell>
          <table:table-cell table:formula="of:=&quot;  .byte &quot;&quot;&quot; &amp; [.B34] &amp; &quot;&quot;&quot;,0  ; &quot; &amp; [.A34]" office:value-type="string" office:string-value="  .byte &quot;HAMMER OF THOR&quot;,0  ; 28">
            <text:p><text:s text:c="2"/>.byte "HAMMER OF THOR",0 <text:s/>; 28</text:p>
          </table:table-cell>
          <table:table-cell table:formula="of:=&quot;  .byte &quot; &amp; [.C34] &amp; &quot;,&quot; &amp; [.D34] &amp; &quot;,&quot; &amp; [.E34] &amp; &quot;,&quot; &amp; [.F34] &amp; &quot;,&quot; &amp; [.G34] &amp; &quot;,&quot; &amp; [.H34] &amp; &quot;,&quot; &amp; [.I34] &amp; &quot;,&quot; &amp; [.J34] &amp; &quot;,&quot; &amp; ([.K34]/2560 - INT ([.K34]/2560))*256 &amp; &quot;,&quot; &amp; INT ([.K34]/2560) &amp; &quot;    ; &quot; &amp; [.A34] &amp; &quot; &quot; &amp; [.B34]" office:value-type="string" office:string-value="  .byte 1,20,4,8,5,29,1,4,76,29    ; 28 HAMMER OF THOR">
            <text:p><text:s text:c="2"/>.byte 1,20,4,8,5,29,1,4,76,29 <text:s text:c="3"/>; 28 HAMMER OF THOR</text:p>
          </table:table-cell>
          <table:table-cell table:style-name="ce33" table:formula="of:=LEN([.B3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KARGEN HAMME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0000">
            <text:p>80000</text:p>
          </table:table-cell>
          <table:table-cell table:formula="of:=&quot;  .byte &quot;&quot;&quot; &amp; [.B35] &amp; &quot;&quot;&quot;,0  ; &quot; &amp; [.A35]" office:value-type="string" office:string-value="  .byte &quot;KARGEN HAMMER&quot;,0  ; 29">
            <text:p><text:s text:c="2"/>.byte "KARGEN HAMMER",0 <text:s/>; 29</text:p>
          </table:table-cell>
          <table:table-cell table:formula="of:=&quot;  .byte &quot; &amp; [.C35] &amp; &quot;,&quot; &amp; [.D35] &amp; &quot;,&quot; &amp; [.E35] &amp; &quot;,&quot; &amp; [.F35] &amp; &quot;,&quot; &amp; [.G35] &amp; &quot;,&quot; &amp; [.H35] &amp; &quot;,&quot; &amp; [.I35] &amp; &quot;,&quot; &amp; [.J35] &amp; &quot;,&quot; &amp; ([.K35]/2560 - INT ([.K35]/2560))*256 &amp; &quot;,&quot; &amp; INT ([.K35]/2560) &amp; &quot;    ; &quot; &amp; [.A35] &amp; &quot; &quot; &amp; [.B35]" office:value-type="string" office:string-value="  .byte 1,15,3,0,0,0,1,5,64,31    ; 29 KARGEN HAMMER">
            <text:p><text:s text:c="2"/>.byte 1,15,3,0,0,0,1,5,64,31 <text:s text:c="3"/>; 29 KARGEN HAMMER</text:p>
          </table:table-cell>
          <table:table-cell table:style-name="ce33" table:formula="of:=LEN([.B35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MACE OF WARGI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000">
            <text:p>45000</text:p>
          </table:table-cell>
          <table:table-cell table:formula="of:=&quot;  .byte &quot;&quot;&quot; &amp; [.B36] &amp; &quot;&quot;&quot;,0  ; &quot; &amp; [.A36]" office:value-type="string" office:string-value="  .byte &quot;MACE OF WARGIR&quot;,0  ; 30">
            <text:p><text:s text:c="2"/>.byte "MACE OF WARGIR",0 <text:s/>; 30</text:p>
          </table:table-cell>
          <table:table-cell table:formula="of:=&quot;  .byte &quot; &amp; [.C36] &amp; &quot;,&quot; &amp; [.D36] &amp; &quot;,&quot; &amp; [.E36] &amp; &quot;,&quot; &amp; [.F36] &amp; &quot;,&quot; &amp; [.G36] &amp; &quot;,&quot; &amp; [.H36] &amp; &quot;,&quot; &amp; [.I36] &amp; &quot;,&quot; &amp; [.J36] &amp; &quot;,&quot; &amp; ([.K36]/2560 - INT ([.K36]/2560))*256 &amp; &quot;,&quot; &amp; INT ([.K36]/2560) &amp; &quot;    ; &quot; &amp; [.A36] &amp; &quot; &quot; &amp; [.B36]" office:value-type="string" office:string-value="  .byte 1,15,3,0,0,0,1,5,148,17    ; 30 MACE OF WARGIR">
            <text:p><text:s text:c="2"/>.byte 1,15,3,0,0,0,1,5,148,17 <text:s text:c="3"/>; 30 MACE OF WARGIR</text:p>
          </table:table-cell>
          <table:table-cell table:style-name="ce33" table:formula="of:=LEN([.B3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MACE+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00">
            <text:p>5000</text:p>
          </table:table-cell>
          <table:table-cell table:formula="of:=&quot;  .byte &quot;&quot;&quot; &amp; [.B37] &amp; &quot;&quot;&quot;,0  ; &quot; &amp; [.A37]" office:value-type="string" office:string-value="  .byte &quot;MACE+1&quot;,0  ; 31">
            <text:p><text:s text:c="2"/>.byte "MACE+1",0 <text:s/>; 31</text:p>
          </table:table-cell>
          <table:table-cell table:formula="of:=&quot;  .byte &quot; &amp; [.C37] &amp; &quot;,&quot; &amp; [.D37] &amp; &quot;,&quot; &amp; [.E37] &amp; &quot;,&quot; &amp; [.F37] &amp; &quot;,&quot; &amp; [.G37] &amp; &quot;,&quot; &amp; [.H37] &amp; &quot;,&quot; &amp; [.I37] &amp; &quot;,&quot; &amp; [.J37] &amp; &quot;,&quot; &amp; ([.K37]/2560 - INT ([.K37]/2560))*256 &amp; &quot;,&quot; &amp; INT ([.K37]/2560) &amp; &quot;    ; &quot; &amp; [.A37] &amp; &quot; &quot; &amp; [.B37]" office:value-type="string" office:string-value="  .byte 1,10,1,0,0,0,1,1,244,1    ; 31 MACE+1">
            <text:p><text:s text:c="2"/>.byte 1,10,1,0,0,0,1,1,244,1 <text:s text:c="3"/>; 31 MACE+1</text:p>
          </table:table-cell>
          <table:table-cell table:style-name="ce33" table:formula="of:=LEN([.B37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MACE+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00">
            <text:p>16000</text:p>
          </table:table-cell>
          <table:table-cell table:formula="of:=&quot;  .byte &quot;&quot;&quot; &amp; [.B38] &amp; &quot;&quot;&quot;,0  ; &quot; &amp; [.A38]" office:value-type="string" office:string-value="  .byte &quot;MACE+2&quot;,0  ; 32">
            <text:p><text:s text:c="2"/>.byte "MACE+2",0 <text:s/>; 32</text:p>
          </table:table-cell>
          <table:table-cell table:formula="of:=&quot;  .byte &quot; &amp; [.C38] &amp; &quot;,&quot; &amp; [.D38] &amp; &quot;,&quot; &amp; [.E38] &amp; &quot;,&quot; &amp; [.F38] &amp; &quot;,&quot; &amp; [.G38] &amp; &quot;,&quot; &amp; [.H38] &amp; &quot;,&quot; &amp; [.I38] &amp; &quot;,&quot; &amp; [.J38] &amp; &quot;,&quot; &amp; ([.K38]/2560 - INT ([.K38]/2560))*256 &amp; &quot;,&quot; &amp; INT ([.K38]/2560) &amp; &quot;    ; &quot; &amp; [.A38] &amp; &quot; &quot; &amp; [.B38]" office:value-type="string" office:string-value="  .byte 1,12,2,0,0,0,1,3,64,6    ; 32 MACE+2">
            <text:p><text:s text:c="2"/>.byte 1,12,2,0,0,0,1,3,64,6 <text:s text:c="3"/>; 32 MACE+2</text:p>
          </table:table-cell>
          <table:table-cell table:style-name="ce33" table:formula="of:=LEN([.B38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MAUL OF NANRE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50000">
            <text:p>550000</text:p>
          </table:table-cell>
          <table:table-cell table:formula="of:=&quot;  .byte &quot;&quot;&quot; &amp; [.B39] &amp; &quot;&quot;&quot;,0  ; &quot; &amp; [.A39]" office:value-type="string" office:string-value="  .byte &quot;MAUL OF NANREG&quot;,0  ; 33">
            <text:p><text:s text:c="2"/>.byte "MAUL OF NANREG",0 <text:s/>; 33</text:p>
          </table:table-cell>
          <table:table-cell table:formula="of:=&quot;  .byte &quot; &amp; [.C39] &amp; &quot;,&quot; &amp; [.D39] &amp; &quot;,&quot; &amp; [.E39] &amp; &quot;,&quot; &amp; [.F39] &amp; &quot;,&quot; &amp; [.G39] &amp; &quot;,&quot; &amp; [.H39] &amp; &quot;,&quot; &amp; [.I39] &amp; &quot;,&quot; &amp; [.J39] &amp; &quot;,&quot; &amp; ([.K39]/2560 - INT ([.K39]/2560))*256 &amp; &quot;,&quot; &amp; INT ([.K39]/2560) &amp; &quot;    ; &quot; &amp; [.A39] &amp; &quot; &quot; &amp; [.B39]" office:value-type="string" office:string-value="  .byte 1,20,5,57,2,32,16,9,216,214    ; 33 MAUL OF NANREG">
            <text:p><text:s text:c="2"/>.byte 1,20,5,57,2,32,16,9,216,214 <text:s text:c="3"/>; 33 MAUL OF NANREG</text:p>
          </table:table-cell>
          <table:table-cell table:style-name="ce33" table:formula="of:=LEN([.B39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ROD OF CLOUD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000">
            <text:p>4000</text:p>
          </table:table-cell>
          <table:table-cell table:formula="of:=&quot;  .byte &quot;&quot;&quot; &amp; [.B40] &amp; &quot;&quot;&quot;,0  ; &quot; &amp; [.A40]" office:value-type="string" office:string-value="  .byte &quot;ROD OF CLOUDS&quot;,0  ; 34">
            <text:p><text:s text:c="2"/>.byte "ROD OF CLOUDS",0 <text:s/>; 34</text:p>
          </table:table-cell>
          <table:table-cell table:formula="of:=&quot;  .byte &quot; &amp; [.C40] &amp; &quot;,&quot; &amp; [.D40] &amp; &quot;,&quot; &amp; [.E40] &amp; &quot;,&quot; &amp; [.F40] &amp; &quot;,&quot; &amp; [.G40] &amp; &quot;,&quot; &amp; [.H40] &amp; &quot;,&quot; &amp; [.I40] &amp; &quot;,&quot; &amp; [.J40] &amp; &quot;,&quot; &amp; ([.K40]/2560 - INT ([.K40]/2560))*256 &amp; &quot;,&quot; &amp; INT ([.K40]/2560) &amp; &quot;    ; &quot; &amp; [.A40] &amp; &quot; &quot; &amp; [.B40]" office:value-type="string" office:string-value="  .byte 1,8,0,6,10,6,8,4,144,1    ; 34 ROD OF CLOUDS">
            <text:p><text:s text:c="2"/>.byte 1,8,0,6,10,6,8,4,144,1 <text:s text:c="3"/>; 34 ROD OF CLOUDS</text:p>
          </table:table-cell>
          <table:table-cell table:style-name="ce33" table:formula="of:=LEN([.B40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ROD OF COMMAND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table:formula="of:=&quot;  .byte &quot;&quot;&quot; &amp; [.B41] &amp; &quot;&quot;&quot;,0  ; &quot; &amp; [.A41]" office:value-type="string" office:string-value="  .byte &quot;ROD OF COMMAND&quot;,0  ; 35">
            <text:p><text:s text:c="2"/>.byte "ROD OF COMMAND",0 <text:s/>; 35</text:p>
          </table:table-cell>
          <table:table-cell table:formula="of:=&quot;  .byte &quot; &amp; [.C41] &amp; &quot;,&quot; &amp; [.D41] &amp; &quot;,&quot; &amp; [.E41] &amp; &quot;,&quot; &amp; [.F41] &amp; &quot;,&quot; &amp; [.G41] &amp; &quot;,&quot; &amp; [.H41] &amp; &quot;,&quot; &amp; [.I41] &amp; &quot;,&quot; &amp; [.J41] &amp; &quot;,&quot; &amp; ([.K41]/2560 - INT ([.K41]/2560))*256 &amp; &quot;,&quot; &amp; INT ([.K41]/2560) &amp; &quot;    ; &quot; &amp; [.A41] &amp; &quot; &quot; &amp; [.B41]" office:value-type="string" office:string-value="  .byte 1,12,0,14,3,6,0,2,88,2    ; 35 ROD OF COMMAND">
            <text:p><text:s text:c="2"/>.byte 1,12,0,14,3,6,0,2,88,2 <text:s text:c="3"/>; 35 ROD OF COMMAND</text:p>
          </table:table-cell>
          <table:table-cell table:style-name="ce33" table:formula="of:=LEN([.B4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D OF DEAT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55000">
            <text:p>55000</text:p>
          </table:table-cell>
          <table:table-cell table:formula="of:=&quot;  .byte &quot;&quot;&quot; &amp; [.B42] &amp; &quot;&quot;&quot;,0  ; &quot; &amp; [.A42]" office:value-type="string" office:string-value="  .byte &quot;ROD OF DEATH&quot;,0  ; 36">
            <text:p><text:s text:c="2"/>.byte "ROD OF DEATH",0 <text:s/>; 36</text:p>
          </table:table-cell>
          <table:table-cell table:formula="of:=&quot;  .byte &quot; &amp; [.C42] &amp; &quot;,&quot; &amp; [.D42] &amp; &quot;,&quot; &amp; [.E42] &amp; &quot;,&quot; &amp; [.F42] &amp; &quot;,&quot; &amp; [.G42] &amp; &quot;,&quot; &amp; [.H42] &amp; &quot;,&quot; &amp; [.I42] &amp; &quot;,&quot; &amp; [.J42] &amp; &quot;,&quot; &amp; ([.K42]/2560 - INT ([.K42]/2560))*256 &amp; &quot;,&quot; &amp; INT ([.K42]/2560) &amp; &quot;    ; &quot; &amp; [.A42] &amp; &quot; &quot; &amp; [.B42]" office:value-type="string" office:string-value="  .byte 1,10,0,21,10,6,8,8,124,21    ; 36 ROD OF DEATH">
            <text:p><text:s text:c="2"/>.byte 1,10,0,21,10,6,8,8,124,21 <text:s text:c="3"/>; 36 ROD OF DEATH</text:p>
          </table:table-cell>
          <table:table-cell table:style-name="ce33" table:formula="of:=LEN([.B4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ROD OF HEALIN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000">
            <text:p>3000</text:p>
          </table:table-cell>
          <table:table-cell table:formula="of:=&quot;  .byte &quot;&quot;&quot; &amp; [.B43] &amp; &quot;&quot;&quot;,0  ; &quot; &amp; [.A43]" office:value-type="string" office:string-value="  .byte &quot;ROD OF HEALING&quot;,0  ; 37">
            <text:p><text:s text:c="2"/>.byte "ROD OF HEALING",0 <text:s/>; 37</text:p>
          </table:table-cell>
          <table:table-cell table:formula="of:=&quot;  .byte &quot; &amp; [.C43] &amp; &quot;,&quot; &amp; [.D43] &amp; &quot;,&quot; &amp; [.E43] &amp; &quot;,&quot; &amp; [.F43] &amp; &quot;,&quot; &amp; [.G43] &amp; &quot;,&quot; &amp; [.H43] &amp; &quot;,&quot; &amp; [.I43] &amp; &quot;,&quot; &amp; [.J43] &amp; &quot;,&quot; &amp; ([.K43]/2560 - INT ([.K43]/2560))*256 &amp; &quot;,&quot; &amp; INT ([.K43]/2560) &amp; &quot;    ; &quot; &amp; [.A43] &amp; &quot; &quot; &amp; [.B43]" office:value-type="string" office:string-value="  .byte 1,8,0,32,5,6,16,5,44,1    ; 37 ROD OF HEALING">
            <text:p><text:s text:c="2"/>.byte 1,8,0,32,5,6,16,5,44,1 <text:s text:c="3"/>; 37 ROD OF HEALING</text:p>
          </table:table-cell>
          <table:table-cell table:style-name="ce33" table:formula="of:=LEN([.B4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D OF KING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table:formula="of:=&quot;  .byte &quot;&quot;&quot; &amp; [.B44] &amp; &quot;&quot;&quot;,0  ; &quot; &amp; [.A44]" office:value-type="string" office:string-value="  .byte &quot;ROD OF KINGS&quot;,0  ; 38">
            <text:p><text:s text:c="2"/>.byte "ROD OF KINGS",0 <text:s/>; 38</text:p>
          </table:table-cell>
          <table:table-cell table:formula="of:=&quot;  .byte &quot; &amp; [.C44] &amp; &quot;,&quot; &amp; [.D44] &amp; &quot;,&quot; &amp; [.E44] &amp; &quot;,&quot; &amp; [.F44] &amp; &quot;,&quot; &amp; [.G44] &amp; &quot;,&quot; &amp; [.H44] &amp; &quot;,&quot; &amp; [.I44] &amp; &quot;,&quot; &amp; [.J44] &amp; &quot;,&quot; &amp; ([.K44]/2560 - INT ([.K44]/2560))*256 &amp; &quot;,&quot; &amp; INT ([.K44]/2560) &amp; &quot;    ; &quot; &amp; [.A44] &amp; &quot; &quot; &amp; [.B44]" office:value-type="string" office:string-value="  .byte 1,8,0,1,3,6,0,3,44,1    ; 38 ROD OF KINGS">
            <text:p><text:s text:c="2"/>.byte 1,8,0,1,3,6,0,3,44,1 <text:s text:c="3"/>; 38 ROD OF KINGS</text:p>
          </table:table-cell>
          <table:table-cell table:style-name="ce33" table:formula="of:=LEN([.B4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ROD OF LIF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500">
            <text:p>4500</text:p>
          </table:table-cell>
          <table:table-cell table:formula="of:=&quot;  .byte &quot;&quot;&quot; &amp; [.B45] &amp; &quot;&quot;&quot;,0  ; &quot; &amp; [.A45]" office:value-type="string" office:string-value="  .byte &quot;ROD OF LIFE&quot;,0  ; 39">
            <text:p><text:s text:c="2"/>.byte "ROD OF LIFE",0 <text:s/>; 39</text:p>
          </table:table-cell>
          <table:table-cell table:formula="of:=&quot;  .byte &quot; &amp; [.C45] &amp; &quot;,&quot; &amp; [.D45] &amp; &quot;,&quot; &amp; [.E45] &amp; &quot;,&quot; &amp; [.F45] &amp; &quot;,&quot; &amp; [.G45] &amp; &quot;,&quot; &amp; [.H45] &amp; &quot;,&quot; &amp; [.I45] &amp; &quot;,&quot; &amp; [.J45] &amp; &quot;,&quot; &amp; ([.K45]/2560 - INT ([.K45]/2560))*256 &amp; &quot;,&quot; &amp; INT ([.K45]/2560) &amp; &quot;    ; &quot; &amp; [.A45] &amp; &quot; &quot; &amp; [.B45]" office:value-type="string" office:string-value="  .byte 1,10,0,59,10,6,16,7,194,1    ; 39 ROD OF LIFE">
            <text:p><text:s text:c="2"/>.byte 1,10,0,59,10,6,16,7,194,1 <text:s text:c="3"/>; 39 ROD OF LIFE</text:p>
          </table:table-cell>
          <table:table-cell table:style-name="ce33" table:formula="of:=LEN([.B45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ROD OF RESCU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table:formula="of:=&quot;  .byte &quot;&quot;&quot; &amp; [.B46] &amp; &quot;&quot;&quot;,0  ; &quot; &amp; [.A46]" office:value-type="string" office:string-value="  .byte &quot;ROD OF RESCUE&quot;,0  ; 40">
            <text:p><text:s text:c="2"/>.byte "ROD OF RESCUE",0 <text:s/>; 40</text:p>
          </table:table-cell>
          <table:table-cell table:formula="of:=&quot;  .byte &quot; &amp; [.C46] &amp; &quot;,&quot; &amp; [.D46] &amp; &quot;,&quot; &amp; [.E46] &amp; &quot;,&quot; &amp; [.F46] &amp; &quot;,&quot; &amp; [.G46] &amp; &quot;,&quot; &amp; [.H46] &amp; &quot;,&quot; &amp; [.I46] &amp; &quot;,&quot; &amp; [.J46] &amp; &quot;,&quot; &amp; ([.K46]/2560 - INT ([.K46]/2560))*256 &amp; &quot;,&quot; &amp; INT ([.K46]/2560) &amp; &quot;    ; &quot; &amp; [.A46] &amp; &quot; &quot; &amp; [.B46]" office:value-type="string" office:string-value="  .byte 1,12,0,60,25,6,0,9,16,39    ; 40 ROD OF RESCUE">
            <text:p><text:s text:c="2"/>.byte 1,12,0,60,25,6,0,9,16,39 <text:s text:c="3"/>; 40 ROD OF RESCUE</text:p>
          </table:table-cell>
          <table:table-cell table:style-name="ce33" table:formula="of:=LEN([.B46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STAFF OF DIM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000">
            <text:p>15000</text:p>
          </table:table-cell>
          <table:table-cell table:formula="of:=&quot;  .byte &quot;&quot;&quot; &amp; [.B47] &amp; &quot;&quot;&quot;,0  ; &quot; &amp; [.A47]" office:value-type="string" office:string-value="  .byte &quot;STAFF OF DIM&quot;,0  ; 41">
            <text:p><text:s text:c="2"/>.byte "STAFF OF DIM",0 <text:s/>; 41</text:p>
          </table:table-cell>
          <table:table-cell table:formula="of:=&quot;  .byte &quot; &amp; [.C47] &amp; &quot;,&quot; &amp; [.D47] &amp; &quot;,&quot; &amp; [.E47] &amp; &quot;,&quot; &amp; [.F47] &amp; &quot;,&quot; &amp; [.G47] &amp; &quot;,&quot; &amp; [.H47] &amp; &quot;,&quot; &amp; [.I47] &amp; &quot;,&quot; &amp; [.J47] &amp; &quot;,&quot; &amp; ([.K47]/2560 - INT ([.K47]/2560))*256 &amp; &quot;,&quot; &amp; INT ([.K47]/2560) &amp; &quot;    ; &quot; &amp; [.A47] &amp; &quot; &quot; &amp; [.B47]" office:value-type="string" office:string-value="  .byte 1,12,0,16,25,6,0,6,220,5    ; 41 STAFF OF DIM">
            <text:p><text:s text:c="2"/>.byte 1,12,0,16,25,6,0,6,220,5 <text:s text:c="3"/>; 41 STAFF OF DIM</text:p>
          </table:table-cell>
          <table:table-cell table:style-name="ce33" table:formula="of:=LEN([.B47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STAFF OF F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000">
            <text:p>6000</text:p>
          </table:table-cell>
          <table:table-cell table:formula="of:=&quot;  .byte &quot;&quot;&quot; &amp; [.B48] &amp; &quot;&quot;&quot;,0  ; &quot; &amp; [.A48]" office:value-type="string" office:string-value="  .byte &quot;STAFF OF FEAR&quot;,0  ; 42">
            <text:p><text:s text:c="2"/>.byte "STAFF OF FEAR",0 <text:s/>; 42</text:p>
          </table:table-cell>
          <table:table-cell table:formula="of:=&quot;  .byte &quot; &amp; [.C48] &amp; &quot;,&quot; &amp; [.D48] &amp; &quot;,&quot; &amp; [.E48] &amp; &quot;,&quot; &amp; [.F48] &amp; &quot;,&quot; &amp; [.G48] &amp; &quot;,&quot; &amp; [.H48] &amp; &quot;,&quot; &amp; [.I48] &amp; &quot;,&quot; &amp; [.J48] &amp; &quot;,&quot; &amp; ([.K48]/2560 - INT ([.K48]/2560))*256 &amp; &quot;,&quot; &amp; INT ([.K48]/2560) &amp; &quot;    ; &quot; &amp; [.A48] &amp; &quot; &quot; &amp; [.B48]" office:value-type="string" office:string-value="  .byte 1,6,0,18,3,6,8,6,88,2    ; 42 STAFF OF FEAR">
            <text:p><text:s text:c="2"/>.byte 1,6,0,18,3,6,8,6,88,2 <text:s text:c="3"/>; 42 STAFF OF FEAR</text:p>
          </table:table-cell>
          <table:table-cell table:style-name="ce33" table:formula="of:=LEN([.B48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STAFF OF FIR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2000">
            <text:p>52000</text:p>
          </table:table-cell>
          <table:table-cell table:formula="of:=&quot;  .byte &quot;&quot;&quot; &amp; [.B49] &amp; &quot;&quot;&quot;,0  ; &quot; &amp; [.A49]" office:value-type="string" office:string-value="  .byte &quot;STAFF OF FIRE&quot;,0  ; 43">
            <text:p><text:s text:c="2"/>.byte "STAFF OF FIRE",0 <text:s/>; 43</text:p>
          </table:table-cell>
          <table:table-cell table:formula="of:=&quot;  .byte &quot; &amp; [.C49] &amp; &quot;,&quot; &amp; [.D49] &amp; &quot;,&quot; &amp; [.E49] &amp; &quot;,&quot; &amp; [.F49] &amp; &quot;,&quot; &amp; [.G49] &amp; &quot;,&quot; &amp; [.H49] &amp; &quot;,&quot; &amp; [.I49] &amp; &quot;,&quot; &amp; [.J49] &amp; &quot;,&quot; &amp; ([.K49]/2560 - INT ([.K49]/2560))*256 &amp; &quot;,&quot; &amp; INT ([.K49]/2560) &amp; &quot;    ; &quot; &amp; [.A49] &amp; &quot; &quot; &amp; [.B49]" office:value-type="string" office:string-value="  .byte 1,8,0,11,10,6,8,4,80,20    ; 43 STAFF OF FIRE">
            <text:p><text:s text:c="2"/>.byte 1,8,0,11,10,6,8,4,80,20 <text:s text:c="3"/>; 43 STAFF OF FIRE</text:p>
          </table:table-cell>
          <table:table-cell table:style-name="ce33" table:formula="of:=LEN([.B49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TAFF OF GLOR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formula="of:=&quot;  .byte &quot;&quot;&quot; &amp; [.B50] &amp; &quot;&quot;&quot;,0  ; &quot; &amp; [.A50]" office:value-type="string" office:string-value="  .byte &quot;STAFF OF GLORY&quot;,0  ; 44">
            <text:p><text:s text:c="2"/>.byte "STAFF OF GLORY",0 <text:s/>; 44</text:p>
          </table:table-cell>
          <table:table-cell table:formula="of:=&quot;  .byte &quot; &amp; [.C50] &amp; &quot;,&quot; &amp; [.D50] &amp; &quot;,&quot; &amp; [.E50] &amp; &quot;,&quot; &amp; [.F50] &amp; &quot;,&quot; &amp; [.G50] &amp; &quot;,&quot; &amp; [.H50] &amp; &quot;,&quot; &amp; [.I50] &amp; &quot;,&quot; &amp; [.J50] &amp; &quot;,&quot; &amp; ([.K50]/2560 - INT ([.K50]/2560))*256 &amp; &quot;,&quot; &amp; INT ([.K50]/2560) &amp; &quot;    ; &quot; &amp; [.A50] &amp; &quot; &quot; &amp; [.B50]" office:value-type="string" office:string-value="  .byte 1,20,0,27,3,6,0,7,136,19    ; 44 STAFF OF GLORY">
            <text:p><text:s text:c="2"/>.byte 1,20,0,27,3,6,0,7,136,19 <text:s text:c="3"/>; 44 STAFF OF GLORY</text:p>
          </table:table-cell>
          <table:table-cell table:style-name="ce33" table:formula="of:=LEN([.B5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STAFF OF LIF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200">
            <text:p>4200</text:p>
          </table:table-cell>
          <table:table-cell table:formula="of:=&quot;  .byte &quot;&quot;&quot; &amp; [.B51] &amp; &quot;&quot;&quot;,0  ; &quot; &amp; [.A51]" office:value-type="string" office:string-value="  .byte &quot;STAFF OF LIFE&quot;,0  ; 45">
            <text:p><text:s text:c="2"/>.byte "STAFF OF LIFE",0 <text:s/>; 45</text:p>
          </table:table-cell>
          <table:table-cell table:formula="of:=&quot;  .byte &quot; &amp; [.C51] &amp; &quot;,&quot; &amp; [.D51] &amp; &quot;,&quot; &amp; [.E51] &amp; &quot;,&quot; &amp; [.F51] &amp; &quot;,&quot; &amp; [.G51] &amp; &quot;,&quot; &amp; [.H51] &amp; &quot;,&quot; &amp; [.I51] &amp; &quot;,&quot; &amp; [.J51] &amp; &quot;,&quot; &amp; ([.K51]/2560 - INT ([.K51]/2560))*256 &amp; &quot;,&quot; &amp; INT ([.K51]/2560) &amp; &quot;    ; &quot; &amp; [.A51] &amp; &quot; &quot; &amp; [.B51]" office:value-type="string" office:string-value="  .byte 1,10,0,55,10,6,16,5,164,1    ; 45 STAFF OF LIFE">
            <text:p><text:s text:c="2"/>.byte 1,10,0,55,10,6,16,5,164,1 <text:s text:c="3"/>; 45 STAFF OF LIFE</text:p>
          </table:table-cell>
          <table:table-cell table:style-name="ce33" table:formula="of:=LEN([.B51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STAFF OF LIGH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7000">
            <text:p>27000</text:p>
          </table:table-cell>
          <table:table-cell table:formula="of:=&quot;  .byte &quot;&quot;&quot; &amp; [.B52] &amp; &quot;&quot;&quot;,0  ; &quot; &amp; [.A52]" office:value-type="string" office:string-value="  .byte &quot;STAFF OF LIGHT&quot;,0  ; 46">
            <text:p><text:s text:c="2"/>.byte "STAFF OF LIGHT",0 <text:s/>; 46</text:p>
          </table:table-cell>
          <table:table-cell table:formula="of:=&quot;  .byte &quot; &amp; [.C52] &amp; &quot;,&quot; &amp; [.D52] &amp; &quot;,&quot; &amp; [.E52] &amp; &quot;,&quot; &amp; [.F52] &amp; &quot;,&quot; &amp; [.G52] &amp; &quot;,&quot; &amp; [.H52] &amp; &quot;,&quot; &amp; [.I52] &amp; &quot;,&quot; &amp; [.J52] &amp; &quot;,&quot; &amp; ([.K52]/2560 - INT ([.K52]/2560))*256 &amp; &quot;,&quot; &amp; INT ([.K52]/2560) &amp; &quot;    ; &quot; &amp; [.A52] &amp; &quot; &quot; &amp; [.B52]" office:value-type="string" office:string-value="  .byte 1,8,0,8,10,6,8,3,140,10    ; 46 STAFF OF LIGHT">
            <text:p><text:s text:c="2"/>.byte 1,8,0,8,10,6,8,3,140,10 <text:s text:c="3"/>; 46 STAFF OF LIGHT</text:p>
          </table:table-cell>
          <table:table-cell table:style-name="ce33" table:formula="of:=LEN([.B5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STAFF OF ORCU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50000">
            <text:p>650000</text:p>
          </table:table-cell>
          <table:table-cell table:formula="of:=&quot;  .byte &quot;&quot;&quot; &amp; [.B53] &amp; &quot;&quot;&quot;,0  ; &quot; &amp; [.A53]" office:value-type="string" office:string-value="  .byte &quot;STAFF OF ORCUS&quot;,0  ; 47">
            <text:p><text:s text:c="2"/>.byte "STAFF OF ORCUS",0 <text:s/>; 47</text:p>
          </table:table-cell>
          <table:table-cell table:formula="of:=&quot;  .byte &quot; &amp; [.C53] &amp; &quot;,&quot; &amp; [.D53] &amp; &quot;,&quot; &amp; [.E53] &amp; &quot;,&quot; &amp; [.F53] &amp; &quot;,&quot; &amp; [.G53] &amp; &quot;,&quot; &amp; [.H53] &amp; &quot;,&quot; &amp; [.I53] &amp; &quot;,&quot; &amp; [.J53] &amp; &quot;,&quot; &amp; ([.K53]/2560 - INT ([.K53]/2560))*256 &amp; &quot;,&quot; &amp; INT ([.K53]/2560) &amp; &quot;    ; &quot; &amp; [.A53] &amp; &quot; &quot; &amp; [.B53]" office:value-type="string" office:string-value="  .byte 1,30,56,56,5,6,16,10,232,253    ; 47 STAFF OF ORCUS">
            <text:p><text:s text:c="2"/>.byte 1,30,56,56,5,6,16,10,232,253 <text:s text:c="3"/>; 47 STAFF OF ORCUS</text:p>
          </table:table-cell>
          <table:table-cell table:style-name="ce33" table:formula="of:=LEN([.B5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SWORD OF CHAR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3+4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table:formula="of:=&quot;  .byte &quot;&quot;&quot; &amp; [.B54] &amp; &quot;&quot;&quot;,0  ; &quot; &amp; [.A54]" office:value-type="string" office:string-value="  .byte &quot;SWORD OF CHARM&quot;,0  ; 48">
            <text:p><text:s text:c="2"/>.byte "SWORD OF CHARM",0 <text:s/>; 48</text:p>
          </table:table-cell>
          <table:table-cell table:formula="of:=&quot;  .byte &quot; &amp; [.C54] &amp; &quot;,&quot; &amp; [.D54] &amp; &quot;,&quot; &amp; [.E54] &amp; &quot;,&quot; &amp; [.F54] &amp; &quot;,&quot; &amp; [.G54] &amp; &quot;,&quot; &amp; [.H54] &amp; &quot;,&quot; &amp; [.I54] &amp; &quot;,&quot; &amp; [.J54] &amp; &quot;,&quot; &amp; ([.K54]/2560 - INT ([.K54]/2560))*256 &amp; &quot;,&quot; &amp; INT ([.K54]/2560) &amp; &quot;    ; &quot; &amp; [.A54] &amp; &quot; &quot; &amp; [.B54]" office:value-type="string" office:string-value="  .byte 1,10,2,20,10,50,3+4,5,232,3    ; 48 SWORD OF CHARM">
            <text:p><text:s text:c="2"/>.byte 1,10,2,20,10,50,3+4,5,232,3 <text:s text:c="3"/>; 48 SWORD OF CHARM</text:p>
          </table:table-cell>
          <table:table-cell table:style-name="ce33" table:formula="of:=LEN([.B5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SWORD OF LIGH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3+4</text:p>
          </table:table-cell>
          <table:table-cell office:value-type="float" office:value="6">
            <text:p>6</text:p>
          </table:table-cell>
          <table:table-cell office:value-type="float" office:value="66600">
            <text:p>66600</text:p>
          </table:table-cell>
          <table:table-cell table:formula="of:=&quot;  .byte &quot;&quot;&quot; &amp; [.B55] &amp; &quot;&quot;&quot;,0  ; &quot; &amp; [.A55]" office:value-type="string" office:string-value="  .byte &quot;SWORD OF LIGHT&quot;,0  ; 49">
            <text:p><text:s text:c="2"/>.byte "SWORD OF LIGHT",0 <text:s/>; 49</text:p>
          </table:table-cell>
          <table:table-cell table:formula="of:=&quot;  .byte &quot; &amp; [.C55] &amp; &quot;,&quot; &amp; [.D55] &amp; &quot;,&quot; &amp; [.E55] &amp; &quot;,&quot; &amp; [.F55] &amp; &quot;,&quot; &amp; [.G55] &amp; &quot;,&quot; &amp; [.H55] &amp; &quot;,&quot; &amp; [.I55] &amp; &quot;,&quot; &amp; [.J55] &amp; &quot;,&quot; &amp; ([.K55]/2560 - INT ([.K55]/2560))*256 &amp; &quot;,&quot; &amp; INT ([.K55]/2560) &amp; &quot;    ; &quot; &amp; [.A55] &amp; &quot; &quot; &amp; [.B55]" office:value-type="string" office:string-value="  .byte 1,10,2,49,10,50,3+4,6,4,26    ; 49 SWORD OF LIGHT">
            <text:p><text:s text:c="2"/>.byte 1,10,2,49,10,50,3+4,6,4,26 <text:s text:c="3"/>; 49 SWORD OF LIGHT</text:p>
          </table:table-cell>
          <table:table-cell table:style-name="ce33" table:formula="of:=LEN([.B5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SWORD+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1">
            <text:p>1</text:p>
          </table:table-cell>
          <table:table-cell office:value-type="float" office:value="8000">
            <text:p>8000</text:p>
          </table:table-cell>
          <table:table-cell table:formula="of:=&quot;  .byte &quot;&quot;&quot; &amp; [.B56] &amp; &quot;&quot;&quot;,0  ; &quot; &amp; [.A56]" office:value-type="string" office:string-value="  .byte &quot;SWORD+1&quot;,0  ; 50">
            <text:p><text:s text:c="2"/>.byte "SWORD+1",0 <text:s/>; 50</text:p>
          </table:table-cell>
          <table:table-cell table:formula="of:=&quot;  .byte &quot; &amp; [.C56] &amp; &quot;,&quot; &amp; [.D56] &amp; &quot;,&quot; &amp; [.E56] &amp; &quot;,&quot; &amp; [.F56] &amp; &quot;,&quot; &amp; [.G56] &amp; &quot;,&quot; &amp; [.H56] &amp; &quot;,&quot; &amp; [.I56] &amp; &quot;,&quot; &amp; [.J56] &amp; &quot;,&quot; &amp; ([.K56]/2560 - INT ([.K56]/2560))*256 &amp; &quot;,&quot; &amp; INT ([.K56]/2560) &amp; &quot;    ; &quot; &amp; [.A56] &amp; &quot; &quot; &amp; [.B56]" office:value-type="string" office:string-value="  .byte 1,10,1,0,0,0,2+4,1,32,3    ; 50 SWORD+1">
            <text:p><text:s text:c="2"/>.byte 1,10,1,0,0,0,2+4,1,32,3 <text:s text:c="3"/>; 50 SWORD+1</text:p>
          </table:table-cell>
          <table:table-cell table:style-name="ce33" table:formula="of:=LEN([.B56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SWORD+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3">
            <text:p>3</text:p>
          </table:table-cell>
          <table:table-cell office:value-type="float" office:value="22000">
            <text:p>22000</text:p>
          </table:table-cell>
          <table:table-cell table:formula="of:=&quot;  .byte &quot;&quot;&quot; &amp; [.B57] &amp; &quot;&quot;&quot;,0  ; &quot; &amp; [.A57]" office:value-type="string" office:string-value="  .byte &quot;SWORD+2&quot;,0  ; 51">
            <text:p><text:s text:c="2"/>.byte "SWORD+2",0 <text:s/>; 51</text:p>
          </table:table-cell>
          <table:table-cell table:formula="of:=&quot;  .byte &quot; &amp; [.C57] &amp; &quot;,&quot; &amp; [.D57] &amp; &quot;,&quot; &amp; [.E57] &amp; &quot;,&quot; &amp; [.F57] &amp; &quot;,&quot; &amp; [.G57] &amp; &quot;,&quot; &amp; [.H57] &amp; &quot;,&quot; &amp; [.I57] &amp; &quot;,&quot; &amp; [.J57] &amp; &quot;,&quot; &amp; ([.K57]/2560 - INT ([.K57]/2560))*256 &amp; &quot;,&quot; &amp; INT ([.K57]/2560) &amp; &quot;    ; &quot; &amp; [.A57] &amp; &quot; &quot; &amp; [.B57]" office:value-type="string" office:string-value="  .byte 1,12,2,0,0,0,3+4,3,152,8    ; 51 SWORD+2">
            <text:p><text:s text:c="2"/>.byte 1,12,2,0,0,0,3+4,3,152,8 <text:s text:c="3"/>; 51 SWORD+2</text:p>
          </table:table-cell>
          <table:table-cell table:style-name="ce33" table:formula="of:=LEN([.B57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SWORD+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5">
            <text:p>5</text:p>
          </table:table-cell>
          <table:table-cell office:value-type="float" office:value="40000">
            <text:p>40000</text:p>
          </table:table-cell>
          <table:table-cell table:formula="of:=&quot;  .byte &quot;&quot;&quot; &amp; [.B58] &amp; &quot;&quot;&quot;,0  ; &quot; &amp; [.A58]" office:value-type="string" office:string-value="  .byte &quot;SWORD+3&quot;,0  ; 52">
            <text:p><text:s text:c="2"/>.byte "SWORD+3",0 <text:s/>; 52</text:p>
          </table:table-cell>
          <table:table-cell table:formula="of:=&quot;  .byte &quot; &amp; [.C58] &amp; &quot;,&quot; &amp; [.D58] &amp; &quot;,&quot; &amp; [.E58] &amp; &quot;,&quot; &amp; [.F58] &amp; &quot;,&quot; &amp; [.G58] &amp; &quot;,&quot; &amp; [.H58] &amp; &quot;,&quot; &amp; [.I58] &amp; &quot;,&quot; &amp; [.J58] &amp; &quot;,&quot; &amp; ([.K58]/2560 - INT ([.K58]/2560))*256 &amp; &quot;,&quot; &amp; INT ([.K58]/2560) &amp; &quot;    ; &quot; &amp; [.A58] &amp; &quot; &quot; &amp; [.B58]" office:value-type="string" office:string-value="  .byte 1,15,3,0,0,0,3+4,5,160,15    ; 52 SWORD+3">
            <text:p><text:s text:c="2"/>.byte 1,15,3,0,0,0,3+4,5,160,15 <text:s text:c="3"/>; 52 SWORD+3</text:p>
          </table:table-cell>
          <table:table-cell table:style-name="ce33" table:formula="of:=LEN([.B58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SWORD+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7">
            <text:p>7</text:p>
          </table:table-cell>
          <table:table-cell office:value-type="float" office:value="75000">
            <text:p>75000</text:p>
          </table:table-cell>
          <table:table-cell table:formula="of:=&quot;  .byte &quot;&quot;&quot; &amp; [.B59] &amp; &quot;&quot;&quot;,0  ; &quot; &amp; [.A59]" office:value-type="string" office:string-value="  .byte &quot;SWORD+4&quot;,0  ; 53">
            <text:p><text:s text:c="2"/>.byte "SWORD+4",0 <text:s/>; 53</text:p>
          </table:table-cell>
          <table:table-cell table:formula="of:=&quot;  .byte &quot; &amp; [.C59] &amp; &quot;,&quot; &amp; [.D59] &amp; &quot;,&quot; &amp; [.E59] &amp; &quot;,&quot; &amp; [.F59] &amp; &quot;,&quot; &amp; [.G59] &amp; &quot;,&quot; &amp; [.H59] &amp; &quot;,&quot; &amp; [.I59] &amp; &quot;,&quot; &amp; [.J59] &amp; &quot;,&quot; &amp; ([.K59]/2560 - INT ([.K59]/2560))*256 &amp; &quot;,&quot; &amp; INT ([.K59]/2560) &amp; &quot;    ; &quot; &amp; [.A59] &amp; &quot; &quot; &amp; [.B59]" office:value-type="string" office:string-value="  .byte 1,20,4,0,0,0,3+4,7,76,29    ; 53 SWORD+4">
            <text:p><text:s text:c="2"/>.byte 1,20,4,0,0,0,3+4,7,76,29 <text:s text:c="3"/>; 53 SWORD+4</text:p>
          </table:table-cell>
          <table:table-cell table:style-name="ce33" table:formula="of:=LEN([.B59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WIZARD'S STAF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2000">
            <text:p>242000</text:p>
          </table:table-cell>
          <table:table-cell table:formula="of:=&quot;  .byte &quot;&quot;&quot; &amp; [.B60] &amp; &quot;&quot;&quot;,0  ; &quot; &amp; [.A60]" office:value-type="string" office:string-value="  .byte &quot;WIZARD'S STAFF&quot;,0  ; 54">
            <text:p><text:s text:c="2"/>.byte "WIZARD'S STAFF",0 <text:s/>; 54</text:p>
          </table:table-cell>
          <table:table-cell table:formula="of:=&quot;  .byte &quot; &amp; [.C60] &amp; &quot;,&quot; &amp; [.D60] &amp; &quot;,&quot; &amp; [.E60] &amp; &quot;,&quot; &amp; [.F60] &amp; &quot;,&quot; &amp; [.G60] &amp; &quot;,&quot; &amp; [.H60] &amp; &quot;,&quot; &amp; [.I60] &amp; &quot;,&quot; &amp; [.J60] &amp; &quot;,&quot; &amp; ([.K60]/2560 - INT ([.K60]/2560))*256 &amp; &quot;,&quot; &amp; INT ([.K60]/2560) &amp; &quot;    ; &quot; &amp; [.A60] &amp; &quot; &quot; &amp; [.B60]" office:value-type="string" office:string-value="  .byte 1,12,5,21,2,6,8,9,136,94    ; 54 WIZARD'S STAFF">
            <text:p><text:s text:c="2"/>.byte 1,12,5,21,2,6,8,9,136,94 <text:s text:c="3"/>; 54 WIZARD'S STAFF</text:p>
          </table:table-cell>
          <table:table-cell table:style-name="ce33" table:formula="of:=LEN([.B6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CHAIN MAIL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&quot;  .byte &quot;&quot;&quot; &amp; [.B61] &amp; &quot;&quot;&quot;,0  ; &quot; &amp; [.A61]" office:value-type="string" office:string-value="  .byte &quot;CHAIN MAIL+1&quot;,0  ; 55">
            <text:p><text:s text:c="2"/>.byte "CHAIN MAIL+1",0 <text:s/>; 55</text:p>
          </table:table-cell>
          <table:table-cell table:formula="of:=&quot;  .byte &quot; &amp; [.C61] &amp; &quot;,&quot; &amp; [.D61] &amp; &quot;,&quot; &amp; [.E61] &amp; &quot;,&quot; &amp; [.F61] &amp; &quot;,&quot; &amp; [.G61] &amp; &quot;,&quot; &amp; [.H61] &amp; &quot;,&quot; &amp; [.I61] &amp; &quot;,&quot; &amp; [.J61] &amp; &quot;,&quot; &amp; ([.K61]/2560 - INT ([.K61]/2560))*256 &amp; &quot;,&quot; &amp; INT ([.K61]/2560) &amp; &quot;    ; &quot; &amp; [.A61] &amp; &quot; &quot; &amp; [.B61]" office:value-type="string" office:string-value="  .byte 2,0,7,0,0,0,2,1,100,0    ; 55 CHAIN MAIL+1">
            <text:p><text:s text:c="2"/>.byte 2,0,7,0,0,0,2,1,100,0 <text:s text:c="3"/>; 55 CHAIN MAIL+1</text:p>
          </table:table-cell>
          <table:table-cell table:style-name="ce33" table:formula="of:=LEN([.B6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CHAIN MAIL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000">
            <text:p>3000</text:p>
          </table:table-cell>
          <table:table-cell table:formula="of:=&quot;  .byte &quot;&quot;&quot; &amp; [.B62] &amp; &quot;&quot;&quot;,0  ; &quot; &amp; [.A62]" office:value-type="string" office:string-value="  .byte &quot;CHAIN MAIL+2&quot;,0  ; 56">
            <text:p><text:s text:c="2"/>.byte "CHAIN MAIL+2",0 <text:s/>; 56</text:p>
          </table:table-cell>
          <table:table-cell table:formula="of:=&quot;  .byte &quot; &amp; [.C62] &amp; &quot;,&quot; &amp; [.D62] &amp; &quot;,&quot; &amp; [.E62] &amp; &quot;,&quot; &amp; [.F62] &amp; &quot;,&quot; &amp; [.G62] &amp; &quot;,&quot; &amp; [.H62] &amp; &quot;,&quot; &amp; [.I62] &amp; &quot;,&quot; &amp; [.J62] &amp; &quot;,&quot; &amp; ([.K62]/2560 - INT ([.K62]/2560))*256 &amp; &quot;,&quot; &amp; INT ([.K62]/2560) &amp; &quot;    ; &quot; &amp; [.A62] &amp; &quot; &quot; &amp; [.B62]" office:value-type="string" office:string-value="  .byte 2,0,8,0,0,0,2,2,44,1    ; 56 CHAIN MAIL+2">
            <text:p><text:s text:c="2"/>.byte 2,0,8,0,0,0,2,2,44,1 <text:s text:c="3"/>; 56 CHAIN MAIL+2</text:p>
          </table:table-cell>
          <table:table-cell table:style-name="ce33" table:formula="of:=LEN([.B6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CHAIN MAIL+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000">
            <text:p>7000</text:p>
          </table:table-cell>
          <table:table-cell table:formula="of:=&quot;  .byte &quot;&quot;&quot; &amp; [.B63] &amp; &quot;&quot;&quot;,0  ; &quot; &amp; [.A63]" office:value-type="string" office:string-value="  .byte &quot;CHAIN MAIL+3&quot;,0  ; 57">
            <text:p><text:s text:c="2"/>.byte "CHAIN MAIL+3",0 <text:s/>; 57</text:p>
          </table:table-cell>
          <table:table-cell table:formula="of:=&quot;  .byte &quot; &amp; [.C63] &amp; &quot;,&quot; &amp; [.D63] &amp; &quot;,&quot; &amp; [.E63] &amp; &quot;,&quot; &amp; [.F63] &amp; &quot;,&quot; &amp; [.G63] &amp; &quot;,&quot; &amp; [.H63] &amp; &quot;,&quot; &amp; [.I63] &amp; &quot;,&quot; &amp; [.J63] &amp; &quot;,&quot; &amp; ([.K63]/2560 - INT ([.K63]/2560))*256 &amp; &quot;,&quot; &amp; INT ([.K63]/2560) &amp; &quot;    ; &quot; &amp; [.A63] &amp; &quot; &quot; &amp; [.B63]" office:value-type="string" office:string-value="  .byte 2,0,9,0,0,0,2,3,188,2    ; 57 CHAIN MAIL+3">
            <text:p><text:s text:c="2"/>.byte 2,0,9,0,0,0,2,3,188,2 <text:s text:c="3"/>; 57 CHAIN MAIL+3</text:p>
          </table:table-cell>
          <table:table-cell table:style-name="ce33" table:formula="of:=LEN([.B63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CHAIN MAIL+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table:formula="of:=&quot;  .byte &quot;&quot;&quot; &amp; [.B64] &amp; &quot;&quot;&quot;,0  ; &quot; &amp; [.A64]" office:value-type="string" office:string-value="  .byte &quot;CHAIN MAIL+4&quot;,0  ; 58">
            <text:p><text:s text:c="2"/>.byte "CHAIN MAIL+4",0 <text:s/>; 58</text:p>
          </table:table-cell>
          <table:table-cell table:formula="of:=&quot;  .byte &quot; &amp; [.C64] &amp; &quot;,&quot; &amp; [.D64] &amp; &quot;,&quot; &amp; [.E64] &amp; &quot;,&quot; &amp; [.F64] &amp; &quot;,&quot; &amp; [.G64] &amp; &quot;,&quot; &amp; [.H64] &amp; &quot;,&quot; &amp; [.I64] &amp; &quot;,&quot; &amp; [.J64] &amp; &quot;,&quot; &amp; ([.K64]/2560 - INT ([.K64]/2560))*256 &amp; &quot;,&quot; &amp; INT ([.K64]/2560) &amp; &quot;    ; &quot; &amp; [.A64] &amp; &quot; &quot; &amp; [.B64]" office:value-type="string" office:string-value="  .byte 2,0,10,0,0,0,2,4,220,5    ; 58 CHAIN MAIL+4">
            <text:p><text:s text:c="2"/>.byte 2,0,10,0,0,0,2,4,220,5 <text:s text:c="3"/>; 58 CHAIN MAIL+4</text:p>
          </table:table-cell>
          <table:table-cell table:style-name="ce33" table:formula="of:=LEN([.B6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COAT OF AR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5000">
            <text:p>625000</text:p>
          </table:table-cell>
          <table:table-cell table:formula="of:=&quot;  .byte &quot;&quot;&quot; &amp; [.B65] &amp; &quot;&quot;&quot;,0  ; &quot; &amp; [.A65]" office:value-type="string" office:string-value="  .byte &quot;COAT OF ARND&quot;,0  ; 59">
            <text:p><text:s text:c="2"/>.byte "COAT OF ARND",0 <text:s/>; 59</text:p>
          </table:table-cell>
          <table:table-cell table:formula="of:=&quot;  .byte &quot; &amp; [.C65] &amp; &quot;,&quot; &amp; [.D65] &amp; &quot;,&quot; &amp; [.E65] &amp; &quot;,&quot; &amp; [.F65] &amp; &quot;,&quot; &amp; [.G65] &amp; &quot;,&quot; &amp; [.H65] &amp; &quot;,&quot; &amp; [.I65] &amp; &quot;,&quot; &amp; [.J65] &amp; &quot;,&quot; &amp; ([.K65]/2560 - INT ([.K65]/2560))*256 &amp; &quot;,&quot; &amp; INT ([.K65]/2560) &amp; &quot;    ; &quot; &amp; [.A65] &amp; &quot; &quot; &amp; [.B65]" office:value-type="string" office:string-value="  .byte 2,0,30,0,0,0,0,10,36,244    ; 59 COAT OF ARND">
            <text:p><text:s text:c="2"/>.byte 2,0,30,0,0,0,0,10,36,244 <text:s text:c="3"/>; 59 COAT OF ARND</text:p>
          </table:table-cell>
          <table:table-cell table:style-name="ce33" table:formula="of:=LEN([.B65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ELVEN ARM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&quot;  .byte &quot;&quot;&quot; &amp; [.B66] &amp; &quot;&quot;&quot;,0  ; &quot; &amp; [.A66]" office:value-type="string" office:string-value="  .byte &quot;ELVEN ARMOR&quot;,0  ; 60">
            <text:p><text:s text:c="2"/>.byte "ELVEN ARMOR",0 <text:s/>; 60</text:p>
          </table:table-cell>
          <table:table-cell table:formula="of:=&quot;  .byte &quot; &amp; [.C66] &amp; &quot;,&quot; &amp; [.D66] &amp; &quot;,&quot; &amp; [.E66] &amp; &quot;,&quot; &amp; [.F66] &amp; &quot;,&quot; &amp; [.G66] &amp; &quot;,&quot; &amp; [.H66] &amp; &quot;,&quot; &amp; [.I66] &amp; &quot;,&quot; &amp; [.J66] &amp; &quot;,&quot; &amp; ([.K66]/2560 - INT ([.K66]/2560))*256 &amp; &quot;,&quot; &amp; INT ([.K66]/2560) &amp; &quot;    ; &quot; &amp; [.A66] &amp; &quot; &quot; &amp; [.B66]" office:value-type="string" office:string-value="  .byte 2,0,15,0,0,0,0,7,16,39    ; 60 ELVEN ARMOR">
            <text:p><text:s text:c="2"/>.byte 2,0,15,0,0,0,0,7,16,39 <text:s text:c="3"/>; 60 ELVEN ARMOR</text:p>
          </table:table-cell>
          <table:table-cell table:style-name="ce33" table:formula="of:=LEN([.B66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LEATHER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50">
            <text:p>750</text:p>
          </table:table-cell>
          <table:table-cell table:formula="of:=&quot;  .byte &quot;&quot;&quot; &amp; [.B67] &amp; &quot;&quot;&quot;,0  ; &quot; &amp; [.A67]" office:value-type="string" office:string-value="  .byte &quot;LEATHER+1&quot;,0  ; 61">
            <text:p><text:s text:c="2"/>.byte "LEATHER+1",0 <text:s/>; 61</text:p>
          </table:table-cell>
          <table:table-cell table:formula="of:=&quot;  .byte &quot; &amp; [.C67] &amp; &quot;,&quot; &amp; [.D67] &amp; &quot;,&quot; &amp; [.E67] &amp; &quot;,&quot; &amp; [.F67] &amp; &quot;,&quot; &amp; [.G67] &amp; &quot;,&quot; &amp; [.H67] &amp; &quot;,&quot; &amp; [.I67] &amp; &quot;,&quot; &amp; [.J67] &amp; &quot;,&quot; &amp; ([.K67]/2560 - INT ([.K67]/2560))*256 &amp; &quot;,&quot; &amp; INT ([.K67]/2560) &amp; &quot;    ; &quot; &amp; [.A67] &amp; &quot; &quot; &amp; [.B67]" office:value-type="string" office:string-value="  .byte 2,0,5,0,0,0,1,1,75,0    ; 61 LEATHER+1">
            <text:p><text:s text:c="2"/>.byte 2,0,5,0,0,0,1,1,75,0 <text:s text:c="3"/>; 61 LEATHER+1</text:p>
          </table:table-cell>
          <table:table-cell table:style-name="ce33" table:formula="of:=LEN([.B67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LEATHER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formula="of:=&quot;  .byte &quot;&quot;&quot; &amp; [.B68] &amp; &quot;&quot;&quot;,0  ; &quot; &amp; [.A68]" office:value-type="string" office:string-value="  .byte &quot;LEATHER+2&quot;,0  ; 62">
            <text:p><text:s text:c="2"/>.byte "LEATHER+2",0 <text:s/>; 62</text:p>
          </table:table-cell>
          <table:table-cell table:formula="of:=&quot;  .byte &quot; &amp; [.C68] &amp; &quot;,&quot; &amp; [.D68] &amp; &quot;,&quot; &amp; [.E68] &amp; &quot;,&quot; &amp; [.F68] &amp; &quot;,&quot; &amp; [.G68] &amp; &quot;,&quot; &amp; [.H68] &amp; &quot;,&quot; &amp; [.I68] &amp; &quot;,&quot; &amp; [.J68] &amp; &quot;,&quot; &amp; ([.K68]/2560 - INT ([.K68]/2560))*256 &amp; &quot;,&quot; &amp; INT ([.K68]/2560) &amp; &quot;    ; &quot; &amp; [.A68] &amp; &quot; &quot; &amp; [.B68]" office:value-type="string" office:string-value="  .byte 2,0,6,0,0,0,1,3,200,0    ; 62 LEATHER+2">
            <text:p><text:s text:c="2"/>.byte 2,0,6,0,0,0,1,3,200,0 <text:s text:c="3"/>; 62 LEATHER+2</text:p>
          </table:table-cell>
          <table:table-cell table:style-name="ce33" table:formula="of:=LEN([.B68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LEATHER+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table:formula="of:=&quot;  .byte &quot;&quot;&quot; &amp; [.B69] &amp; &quot;&quot;&quot;,0  ; &quot; &amp; [.A69]" office:value-type="string" office:string-value="  .byte &quot;LEATHER+3&quot;,0  ; 63">
            <text:p><text:s text:c="2"/>.byte "LEATHER+3",0 <text:s/>; 63</text:p>
          </table:table-cell>
          <table:table-cell table:formula="of:=&quot;  .byte &quot; &amp; [.C69] &amp; &quot;,&quot; &amp; [.D69] &amp; &quot;,&quot; &amp; [.E69] &amp; &quot;,&quot; &amp; [.F69] &amp; &quot;,&quot; &amp; [.G69] &amp; &quot;,&quot; &amp; [.H69] &amp; &quot;,&quot; &amp; [.I69] &amp; &quot;,&quot; &amp; [.J69] &amp; &quot;,&quot; &amp; ([.K69]/2560 - INT ([.K69]/2560))*256 &amp; &quot;,&quot; &amp; INT ([.K69]/2560) &amp; &quot;    ; &quot; &amp; [.A69] &amp; &quot; &quot; &amp; [.B69]" office:value-type="string" office:string-value="  .byte 2,0,7,0,0,0,1,5,244,1    ; 63 LEATHER+3">
            <text:p><text:s text:c="2"/>.byte 2,0,7,0,0,0,1,5,244,1 <text:s text:c="3"/>; 63 LEATHER+3</text:p>
          </table:table-cell>
          <table:table-cell table:style-name="ce33" table:formula="of:=LEN([.B69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MITHRIL M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0000">
            <text:p>250000</text:p>
          </table:table-cell>
          <table:table-cell table:formula="of:=&quot;  .byte &quot;&quot;&quot; &amp; [.B70] &amp; &quot;&quot;&quot;,0  ; &quot; &amp; [.A70]" office:value-type="string" office:string-value="  .byte &quot;MITHRIL MAIL&quot;,0  ; 64">
            <text:p><text:s text:c="2"/>.byte "MITHRIL MAIL",0 <text:s/>; 64</text:p>
          </table:table-cell>
          <table:table-cell table:formula="of:=&quot;  .byte &quot; &amp; [.C70] &amp; &quot;,&quot; &amp; [.D70] &amp; &quot;,&quot; &amp; [.E70] &amp; &quot;,&quot; &amp; [.F70] &amp; &quot;,&quot; &amp; [.G70] &amp; &quot;,&quot; &amp; [.H70] &amp; &quot;,&quot; &amp; [.I70] &amp; &quot;,&quot; &amp; [.J70] &amp; &quot;,&quot; &amp; ([.K70]/2560 - INT ([.K70]/2560))*256 &amp; &quot;,&quot; &amp; INT ([.K70]/2560) &amp; &quot;    ; &quot; &amp; [.A70] &amp; &quot; &quot; &amp; [.B70]" office:value-type="string" office:string-value="  .byte 2,0,20,0,0,0,0,9,168,97    ; 64 MITHRIL MAIL">
            <text:p><text:s text:c="2"/>.byte 2,0,20,0,0,0,0,9,168,97 <text:s text:c="3"/>; 64 MITHRIL MAIL</text:p>
          </table:table-cell>
          <table:table-cell table:style-name="ce33" table:formula="of:=LEN([.B7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PLATE MAIL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&quot;  .byte &quot;&quot;&quot; &amp; [.B71] &amp; &quot;&quot;&quot;,0  ; &quot; &amp; [.A71]" office:value-type="string" office:string-value="  .byte &quot;PLATE MAIL+1&quot;,0  ; 65">
            <text:p><text:s text:c="2"/>.byte "PLATE MAIL+1",0 <text:s/>; 65</text:p>
          </table:table-cell>
          <table:table-cell table:formula="of:=&quot;  .byte &quot; &amp; [.C71] &amp; &quot;,&quot; &amp; [.D71] &amp; &quot;,&quot; &amp; [.E71] &amp; &quot;,&quot; &amp; [.F71] &amp; &quot;,&quot; &amp; [.G71] &amp; &quot;,&quot; &amp; [.H71] &amp; &quot;,&quot; &amp; [.I71] &amp; &quot;,&quot; &amp; [.J71] &amp; &quot;,&quot; &amp; ([.K71]/2560 - INT ([.K71]/2560))*256 &amp; &quot;,&quot; &amp; INT ([.K71]/2560) &amp; &quot;    ; &quot; &amp; [.A71] &amp; &quot; &quot; &amp; [.B71]" office:value-type="string" office:string-value="  .byte 2,0,9,0,0,0,3,1,200,0    ; 65 PLATE MAIL+1">
            <text:p><text:s text:c="2"/>.byte 2,0,9,0,0,0,3,1,200,0 <text:s text:c="3"/>; 65 PLATE MAIL+1</text:p>
          </table:table-cell>
          <table:table-cell table:style-name="ce33" table:formula="of:=LEN([.B7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PLATE MAIL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f:=&quot;  .byte &quot;&quot;&quot; &amp; [.B72] &amp; &quot;&quot;&quot;,0  ; &quot; &amp; [.A72]" office:value-type="string" office:string-value="  .byte &quot;PLATE MAIL+2&quot;,0  ; 66">
            <text:p><text:s text:c="2"/>.byte "PLATE MAIL+2",0 <text:s/>; 66</text:p>
          </table:table-cell>
          <table:table-cell table:formula="of:=&quot;  .byte &quot; &amp; [.C72] &amp; &quot;,&quot; &amp; [.D72] &amp; &quot;,&quot; &amp; [.E72] &amp; &quot;,&quot; &amp; [.F72] &amp; &quot;,&quot; &amp; [.G72] &amp; &quot;,&quot; &amp; [.H72] &amp; &quot;,&quot; &amp; [.I72] &amp; &quot;,&quot; &amp; [.J72] &amp; &quot;,&quot; &amp; ([.K72]/2560 - INT ([.K72]/2560))*256 &amp; &quot;,&quot; &amp; INT ([.K72]/2560) &amp; &quot;    ; &quot; &amp; [.A72] &amp; &quot; &quot; &amp; [.B72]" office:value-type="string" office:string-value="  .byte 2,0,10,0,0,0,3,2,244,1    ; 66 PLATE MAIL+2">
            <text:p><text:s text:c="2"/>.byte 2,0,10,0,0,0,3,2,244,1 <text:s text:c="3"/>; 66 PLATE MAIL+2</text:p>
          </table:table-cell>
          <table:table-cell table:style-name="ce33" table:formula="of:=LEN([.B7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PLATE MAIL+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2000">
            <text:p>12000</text:p>
          </table:table-cell>
          <table:table-cell table:formula="of:=&quot;  .byte &quot;&quot;&quot; &amp; [.B73] &amp; &quot;&quot;&quot;,0  ; &quot; &amp; [.A73]" office:value-type="string" office:string-value="  .byte &quot;PLATE MAIL+3&quot;,0  ; 67">
            <text:p><text:s text:c="2"/>.byte "PLATE MAIL+3",0 <text:s/>; 67</text:p>
          </table:table-cell>
          <table:table-cell table:formula="of:=&quot;  .byte &quot; &amp; [.C73] &amp; &quot;,&quot; &amp; [.D73] &amp; &quot;,&quot; &amp; [.E73] &amp; &quot;,&quot; &amp; [.F73] &amp; &quot;,&quot; &amp; [.G73] &amp; &quot;,&quot; &amp; [.H73] &amp; &quot;,&quot; &amp; [.I73] &amp; &quot;,&quot; &amp; [.J73] &amp; &quot;,&quot; &amp; ([.K73]/2560 - INT ([.K73]/2560))*256 &amp; &quot;,&quot; &amp; INT ([.K73]/2560) &amp; &quot;    ; &quot; &amp; [.A73] &amp; &quot; &quot; &amp; [.B73]" office:value-type="string" office:string-value="  .byte 2,0,11,0,0,0,3,3,176,4    ; 67 PLATE MAIL+3">
            <text:p><text:s text:c="2"/>.byte 2,0,11,0,0,0,3,3,176,4 <text:s text:c="3"/>; 67 PLATE MAIL+3</text:p>
          </table:table-cell>
          <table:table-cell table:style-name="ce33" table:formula="of:=LEN([.B73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PLATE MAIL+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000">
            <text:p>25000</text:p>
          </table:table-cell>
          <table:table-cell table:formula="of:=&quot;  .byte &quot;&quot;&quot; &amp; [.B74] &amp; &quot;&quot;&quot;,0  ; &quot; &amp; [.A74]" office:value-type="string" office:string-value="  .byte &quot;PLATE MAIL+4&quot;,0  ; 68">
            <text:p><text:s text:c="2"/>.byte "PLATE MAIL+4",0 <text:s/>; 68</text:p>
          </table:table-cell>
          <table:table-cell table:formula="of:=&quot;  .byte &quot; &amp; [.C74] &amp; &quot;,&quot; &amp; [.D74] &amp; &quot;,&quot; &amp; [.E74] &amp; &quot;,&quot; &amp; [.F74] &amp; &quot;,&quot; &amp; [.G74] &amp; &quot;,&quot; &amp; [.H74] &amp; &quot;,&quot; &amp; [.I74] &amp; &quot;,&quot; &amp; [.J74] &amp; &quot;,&quot; &amp; ([.K74]/2560 - INT ([.K74]/2560))*256 &amp; &quot;,&quot; &amp; INT ([.K74]/2560) &amp; &quot;    ; &quot; &amp; [.A74] &amp; &quot; &quot; &amp; [.B74]" office:value-type="string" office:string-value="  .byte 2,0,12,0,0,0,3,4,196,9    ; 68 PLATE MAIL+4">
            <text:p><text:s text:c="2"/>.byte 2,0,12,0,0,0,3,4,196,9 <text:s text:c="3"/>; 68 PLATE MAIL+4</text:p>
          </table:table-cell>
          <table:table-cell table:style-name="ce33" table:formula="of:=LEN([.B7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PLATE MAIL+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000">
            <text:p>60000</text:p>
          </table:table-cell>
          <table:table-cell table:formula="of:=&quot;  .byte &quot;&quot;&quot; &amp; [.B75] &amp; &quot;&quot;&quot;,0  ; &quot; &amp; [.A75]" office:value-type="string" office:string-value="  .byte &quot;PLATE MAIL+5&quot;,0  ; 69">
            <text:p><text:s text:c="2"/>.byte "PLATE MAIL+5",0 <text:s/>; 69</text:p>
          </table:table-cell>
          <table:table-cell table:formula="of:=&quot;  .byte &quot; &amp; [.C75] &amp; &quot;,&quot; &amp; [.D75] &amp; &quot;,&quot; &amp; [.E75] &amp; &quot;,&quot; &amp; [.F75] &amp; &quot;,&quot; &amp; [.G75] &amp; &quot;,&quot; &amp; [.H75] &amp; &quot;,&quot; &amp; [.I75] &amp; &quot;,&quot; &amp; [.J75] &amp; &quot;,&quot; &amp; ([.K75]/2560 - INT ([.K75]/2560))*256 &amp; &quot;,&quot; &amp; INT ([.K75]/2560) &amp; &quot;    ; &quot; &amp; [.A75] &amp; &quot; &quot; &amp; [.B75]" office:value-type="string" office:string-value="  .byte 2,0,13,0,0,0,3,5,112,23    ; 69 PLATE MAIL+5">
            <text:p><text:s text:c="2"/>.byte 2,0,13,0,0,0,3,5,112,23 <text:s text:c="3"/>; 69 PLATE MAIL+5</text:p>
          </table:table-cell>
          <table:table-cell table:style-name="ce33" table:formula="of:=LEN([.B75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ROBE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&quot;  .byte &quot;&quot;&quot; &amp; [.B76] &amp; &quot;&quot;&quot;,0  ; &quot; &amp; [.A76]" office:value-type="string" office:string-value="  .byte &quot;ROBE+1&quot;,0  ; 70">
            <text:p><text:s text:c="2"/>.byte "ROBE+1",0 <text:s/>; 70</text:p>
          </table:table-cell>
          <table:table-cell table:formula="of:=&quot;  .byte &quot; &amp; [.C76] &amp; &quot;,&quot; &amp; [.D76] &amp; &quot;,&quot; &amp; [.E76] &amp; &quot;,&quot; &amp; [.F76] &amp; &quot;,&quot; &amp; [.G76] &amp; &quot;,&quot; &amp; [.H76] &amp; &quot;,&quot; &amp; [.I76] &amp; &quot;,&quot; &amp; [.J76] &amp; &quot;,&quot; &amp; ([.K76]/2560 - INT ([.K76]/2560))*256 &amp; &quot;,&quot; &amp; INT ([.K76]/2560) &amp; &quot;    ; &quot; &amp; [.A76] &amp; &quot; &quot; &amp; [.B76]" office:value-type="string" office:string-value="  .byte 2,0,3,0,0,0,0,1,40,0    ; 70 ROBE+1">
            <text:p><text:s text:c="2"/>.byte 2,0,3,0,0,0,0,1,40,0 <text:s text:c="3"/>; 70 ROBE+1</text:p>
          </table:table-cell>
          <table:table-cell table:style-name="ce33" table:formula="of:=LEN([.B76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ROBE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&quot;  .byte &quot;&quot;&quot; &amp; [.B77] &amp; &quot;&quot;&quot;,0  ; &quot; &amp; [.A77]" office:value-type="string" office:string-value="  .byte &quot;ROBE+2&quot;,0  ; 71">
            <text:p><text:s text:c="2"/>.byte "ROBE+2",0 <text:s/>; 71</text:p>
          </table:table-cell>
          <table:table-cell table:formula="of:=&quot;  .byte &quot; &amp; [.C77] &amp; &quot;,&quot; &amp; [.D77] &amp; &quot;,&quot; &amp; [.E77] &amp; &quot;,&quot; &amp; [.F77] &amp; &quot;,&quot; &amp; [.G77] &amp; &quot;,&quot; &amp; [.H77] &amp; &quot;,&quot; &amp; [.I77] &amp; &quot;,&quot; &amp; [.J77] &amp; &quot;,&quot; &amp; ([.K77]/2560 - INT ([.K77]/2560))*256 &amp; &quot;,&quot; &amp; INT ([.K77]/2560) &amp; &quot;    ; &quot; &amp; [.A77] &amp; &quot; &quot; &amp; [.B77]" office:value-type="string" office:string-value="  .byte 2,0,4,0,0,0,0,2,100,0    ; 71 ROBE+2">
            <text:p><text:s text:c="2"/>.byte 2,0,4,0,0,0,0,2,100,0 <text:s text:c="3"/>; 71 ROBE+2</text:p>
          </table:table-cell>
          <table:table-cell table:style-name="ce33" table:formula="of:=LEN([.B77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MITHRIL SHIEL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0000">
            <text:p>90000</text:p>
          </table:table-cell>
          <table:table-cell table:formula="of:=&quot;  .byte &quot;&quot;&quot; &amp; [.B78] &amp; &quot;&quot;&quot;,0  ; &quot; &amp; [.A78]" office:value-type="string" office:string-value="  .byte &quot;MITHRIL SHIELD&quot;,0  ; 72">
            <text:p><text:s text:c="2"/>.byte "MITHRIL SHIELD",0 <text:s/>; 72</text:p>
          </table:table-cell>
          <table:table-cell table:formula="of:=&quot;  .byte &quot; &amp; [.C78] &amp; &quot;,&quot; &amp; [.D78] &amp; &quot;,&quot; &amp; [.E78] &amp; &quot;,&quot; &amp; [.F78] &amp; &quot;,&quot; &amp; [.G78] &amp; &quot;,&quot; &amp; [.H78] &amp; &quot;,&quot; &amp; [.I78] &amp; &quot;,&quot; &amp; [.J78] &amp; &quot;,&quot; &amp; ([.K78]/2560 - INT ([.K78]/2560))*256 &amp; &quot;,&quot; &amp; INT ([.K78]/2560) &amp; &quot;    ; &quot; &amp; [.A78] &amp; &quot; &quot; &amp; [.B78]" office:value-type="string" office:string-value="  .byte 3,0,6,0,0,0,1,8,40,35    ; 72 MITHRIL SHIELD">
            <text:p><text:s text:c="2"/>.byte 3,0,6,0,0,0,1,8,40,35 <text:s text:c="3"/>; 72 MITHRIL SHIELD</text:p>
          </table:table-cell>
          <table:table-cell table:style-name="ce33" table:formula="of:=LEN([.B7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SHIELD+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&quot;  .byte &quot;&quot;&quot; &amp; [.B79] &amp; &quot;&quot;&quot;,0  ; &quot; &amp; [.A79]" office:value-type="string" office:string-value="  .byte &quot;SHIELD+1&quot;,0  ; 73">
            <text:p><text:s text:c="2"/>.byte "SHIELD+1",0 <text:s/>; 73</text:p>
          </table:table-cell>
          <table:table-cell table:formula="of:=&quot;  .byte &quot; &amp; [.C79] &amp; &quot;,&quot; &amp; [.D79] &amp; &quot;,&quot; &amp; [.E79] &amp; &quot;,&quot; &amp; [.F79] &amp; &quot;,&quot; &amp; [.G79] &amp; &quot;,&quot; &amp; [.H79] &amp; &quot;,&quot; &amp; [.I79] &amp; &quot;,&quot; &amp; [.J79] &amp; &quot;,&quot; &amp; ([.K79]/2560 - INT ([.K79]/2560))*256 &amp; &quot;,&quot; &amp; INT ([.K79]/2560) &amp; &quot;    ; &quot; &amp; [.A79] &amp; &quot; &quot; &amp; [.B79]" office:value-type="string" office:string-value="  .byte 3,0,2,0,0,0,1,1,100,0    ; 73 SHIELD+1">
            <text:p><text:s text:c="2"/>.byte 3,0,2,0,0,0,1,1,100,0 <text:s text:c="3"/>; 73 SHIELD+1</text:p>
          </table:table-cell>
          <table:table-cell table:style-name="ce33" table:formula="of:=LEN([.B79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SHIELD+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00">
            <text:p>5000</text:p>
          </table:table-cell>
          <table:table-cell table:formula="of:=&quot;  .byte &quot;&quot;&quot; &amp; [.B80] &amp; &quot;&quot;&quot;,0  ; &quot; &amp; [.A80]" office:value-type="string" office:string-value="  .byte &quot;SHIELD+2&quot;,0  ; 74">
            <text:p><text:s text:c="2"/>.byte "SHIELD+2",0 <text:s/>; 74</text:p>
          </table:table-cell>
          <table:table-cell table:formula="of:=&quot;  .byte &quot; &amp; [.C80] &amp; &quot;,&quot; &amp; [.D80] &amp; &quot;,&quot; &amp; [.E80] &amp; &quot;,&quot; &amp; [.F80] &amp; &quot;,&quot; &amp; [.G80] &amp; &quot;,&quot; &amp; [.H80] &amp; &quot;,&quot; &amp; [.I80] &amp; &quot;,&quot; &amp; [.J80] &amp; &quot;,&quot; &amp; ([.K80]/2560 - INT ([.K80]/2560))*256 &amp; &quot;,&quot; &amp; INT ([.K80]/2560) &amp; &quot;    ; &quot; &amp; [.A80] &amp; &quot; &quot; &amp; [.B80]" office:value-type="string" office:string-value="  .byte 3,0,3,0,0,0,1,3,244,1    ; 74 SHIELD+2">
            <text:p><text:s text:c="2"/>.byte 3,0,3,0,0,0,1,3,244,1 <text:s text:c="3"/>; 74 SHIELD+2</text:p>
          </table:table-cell>
          <table:table-cell table:style-name="ce33" table:formula="of:=LEN([.B80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SHIELD+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formula="of:=&quot;  .byte &quot;&quot;&quot; &amp; [.B81] &amp; &quot;&quot;&quot;,0  ; &quot; &amp; [.A81]" office:value-type="string" office:string-value="  .byte &quot;SHIELD+3&quot;,0  ; 75">
            <text:p><text:s text:c="2"/>.byte "SHIELD+3",0 <text:s/>; 75</text:p>
          </table:table-cell>
          <table:table-cell table:formula="of:=&quot;  .byte &quot; &amp; [.C81] &amp; &quot;,&quot; &amp; [.D81] &amp; &quot;,&quot; &amp; [.E81] &amp; &quot;,&quot; &amp; [.F81] &amp; &quot;,&quot; &amp; [.G81] &amp; &quot;,&quot; &amp; [.H81] &amp; &quot;,&quot; &amp; [.I81] &amp; &quot;,&quot; &amp; [.J81] &amp; &quot;,&quot; &amp; ([.K81]/2560 - INT ([.K81]/2560))*256 &amp; &quot;,&quot; &amp; INT ([.K81]/2560) &amp; &quot;    ; &quot; &amp; [.A81] &amp; &quot; &quot; &amp; [.B81]" office:value-type="string" office:string-value="  .byte 3,0,4,0,0,0,1,5,196,9    ; 75 SHIELD+3">
            <text:p><text:s text:c="2"/>.byte 3,0,4,0,0,0,1,5,196,9 <text:s text:c="3"/>; 75 SHIELD+3</text:p>
          </table:table-cell>
          <table:table-cell table:style-name="ce33" table:formula="of:=LEN([.B81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BISHOP'S GE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table:formula="of:=&quot;  .byte &quot;&quot;&quot; &amp; [.B82] &amp; &quot;&quot;&quot;,0  ; &quot; &amp; [.A82]" office:value-type="string" office:string-value="  .byte &quot;BISHOP'S GEM&quot;,0  ; 76">
            <text:p><text:s text:c="2"/>.byte "BISHOP'S GEM",0 <text:s/>; 76</text:p>
          </table:table-cell>
          <table:table-cell table:formula="of:=&quot;  .byte &quot; &amp; [.C82] &amp; &quot;,&quot; &amp; [.D82] &amp; &quot;,&quot; &amp; [.E82] &amp; &quot;,&quot; &amp; [.F82] &amp; &quot;,&quot; &amp; [.G82] &amp; &quot;,&quot; &amp; [.H82] &amp; &quot;,&quot; &amp; [.I82] &amp; &quot;,&quot; &amp; [.J82] &amp; &quot;,&quot; &amp; ([.K82]/2560 - INT ([.K82]/2560))*256 &amp; &quot;,&quot; &amp; INT ([.K82]/2560) &amp; &quot;    ; &quot; &amp; [.A82] &amp; &quot; &quot; &amp; [.B82]" office:value-type="string" office:string-value="  .byte 4,0,0,64,100,0,16,2,250,0    ; 76 BISHOP'S GEM">
            <text:p><text:s text:c="2"/>.byte 4,0,0,64,100,0,16,2,250,0 <text:s text:c="3"/>; 76 BISHOP'S GEM</text:p>
          </table:table-cell>
          <table:table-cell table:style-name="ce33" table:formula="of:=LEN([.B8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GEM OF ANNIHIL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000">
            <text:p>25000</text:p>
          </table:table-cell>
          <table:table-cell table:formula="of:=&quot;  .byte &quot;&quot;&quot; &amp; [.B83] &amp; &quot;&quot;&quot;,0  ; &quot; &amp; [.A83]" office:value-type="string" office:string-value="  .byte &quot;GEM OF ANNIHIL&quot;,0  ; 77">
            <text:p><text:s text:c="2"/>.byte "GEM OF ANNIHIL",0 <text:s/>; 77</text:p>
          </table:table-cell>
          <table:table-cell table:formula="of:=&quot;  .byte &quot; &amp; [.C83] &amp; &quot;,&quot; &amp; [.D83] &amp; &quot;,&quot; &amp; [.E83] &amp; &quot;,&quot; &amp; [.F83] &amp; &quot;,&quot; &amp; [.G83] &amp; &quot;,&quot; &amp; [.H83] &amp; &quot;,&quot; &amp; [.I83] &amp; &quot;,&quot; &amp; [.J83] &amp; &quot;,&quot; &amp; ([.K83]/2560 - INT ([.K83]/2560))*256 &amp; &quot;,&quot; &amp; INT ([.K83]/2560) &amp; &quot;    ; &quot; &amp; [.A83] &amp; &quot; &quot; &amp; [.B83]" office:value-type="string" office:string-value="  .byte 4,0,0,29,10,0,8,9,196,9    ; 77 GEM OF ANNIHIL">
            <text:p><text:s text:c="2"/>.byte 4,0,0,29,10,0,8,9,196,9 <text:s text:c="3"/>; 77 GEM OF ANNIHIL</text:p>
          </table:table-cell>
          <table:table-cell table:style-name="ce33" table:formula="of:=LEN([.B8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GEM OF COTIAR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&quot;  .byte &quot;&quot;&quot; &amp; [.B84] &amp; &quot;&quot;&quot;,0  ; &quot; &amp; [.A84]" office:value-type="string" office:string-value="  .byte &quot;GEM OF COTIAR&quot;,0  ; 78">
            <text:p><text:s text:c="2"/>.byte "GEM OF COTIAR",0 <text:s/>; 78</text:p>
          </table:table-cell>
          <table:table-cell table:formula="of:=&quot;  .byte &quot; &amp; [.C84] &amp; &quot;,&quot; &amp; [.D84] &amp; &quot;,&quot; &amp; [.E84] &amp; &quot;,&quot; &amp; [.F84] &amp; &quot;,&quot; &amp; [.G84] &amp; &quot;,&quot; &amp; [.H84] &amp; &quot;,&quot; &amp; [.I84] &amp; &quot;,&quot; &amp; [.J84] &amp; &quot;,&quot; &amp; ([.K84]/2560 - INT ([.K84]/2560))*256 &amp; &quot;,&quot; &amp; INT ([.K84]/2560) &amp; &quot;    ; &quot; &amp; [.A84] &amp; &quot; &quot; &amp; [.B84]" office:value-type="string" office:string-value="  .byte 4,0,0,44,100,0,16,2,25,0    ; 78 GEM OF COTIAR">
            <text:p><text:s text:c="2"/>.byte 4,0,0,44,100,0,16,2,25,0 <text:s text:c="3"/>; 78 GEM OF COTIAR</text:p>
          </table:table-cell>
          <table:table-cell table:style-name="ce33" table:formula="of:=LEN([.B84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GEM OF DEATH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33000">
            <text:p>333000</text:p>
          </table:table-cell>
          <table:table-cell table:formula="of:=&quot;  .byte &quot;&quot;&quot; &amp; [.B85] &amp; &quot;&quot;&quot;,0  ; &quot; &amp; [.A85]" office:value-type="string" office:string-value="  .byte &quot;GEM OF DEATH&quot;,0  ; 79">
            <text:p><text:s text:c="2"/>.byte "GEM OF DEATH",0 <text:s/>; 79</text:p>
          </table:table-cell>
          <table:table-cell table:formula="of:=&quot;  .byte &quot; &amp; [.C85] &amp; &quot;,&quot; &amp; [.D85] &amp; &quot;,&quot; &amp; [.E85] &amp; &quot;,&quot; &amp; [.F85] &amp; &quot;,&quot; &amp; [.G85] &amp; &quot;,&quot; &amp; [.H85] &amp; &quot;,&quot; &amp; [.I85] &amp; &quot;,&quot; &amp; [.J85] &amp; &quot;,&quot; &amp; ([.K85]/2560 - INT ([.K85]/2560))*256 &amp; &quot;,&quot; &amp; INT ([.K85]/2560) &amp; &quot;    ; &quot; &amp; [.A85] &amp; &quot; &quot; &amp; [.B85]" office:value-type="string" office:string-value="  .byte 4,0,0,21,10,0,8,9,20,130    ; 79 GEM OF DEATH">
            <text:p><text:s text:c="2"/>.byte 4,0,0,21,10,0,8,9,20,130 <text:s text:c="3"/>; 79 GEM OF DEATH</text:p>
          </table:table-cell>
          <table:table-cell table:style-name="ce33" table:formula="of:=LEN([.B85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GEM OF FI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table:formula="of:=&quot;  .byte &quot;&quot;&quot; &amp; [.B86] &amp; &quot;&quot;&quot;,0  ; &quot; &amp; [.A86]" office:value-type="string" office:string-value="  .byte &quot;GEM OF FIRE&quot;,0  ; 80">
            <text:p><text:s text:c="2"/>.byte "GEM OF FIRE",0 <text:s/>; 80</text:p>
          </table:table-cell>
          <table:table-cell table:formula="of:=&quot;  .byte &quot; &amp; [.C86] &amp; &quot;,&quot; &amp; [.D86] &amp; &quot;,&quot; &amp; [.E86] &amp; &quot;,&quot; &amp; [.F86] &amp; &quot;,&quot; &amp; [.G86] &amp; &quot;,&quot; &amp; [.H86] &amp; &quot;,&quot; &amp; [.I86] &amp; &quot;,&quot; &amp; [.J86] &amp; &quot;,&quot; &amp; ([.K86]/2560 - INT ([.K86]/2560))*256 &amp; &quot;,&quot; &amp; INT ([.K86]/2560) &amp; &quot;    ; &quot; &amp; [.A86] &amp; &quot; &quot; &amp; [.B86]" office:value-type="string" office:string-value="  .byte 4,0,0,11,100,0,8,2,232,3    ; 80 GEM OF FIRE">
            <text:p><text:s text:c="2"/>.byte 4,0,0,11,100,0,8,2,232,3 <text:s text:c="3"/>; 80 GEM OF FIRE</text:p>
          </table:table-cell>
          <table:table-cell table:style-name="ce33" table:formula="of:=LEN([.B86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GEM OF HEALER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&quot;  .byte &quot;&quot;&quot; &amp; [.B87] &amp; &quot;&quot;&quot;,0  ; &quot; &amp; [.A87]" office:value-type="string" office:string-value="  .byte &quot;GEM OF HEALER&quot;,0  ; 81">
            <text:p><text:s text:c="2"/>.byte "GEM OF HEALER",0 <text:s/>; 81</text:p>
          </table:table-cell>
          <table:table-cell table:formula="of:=&quot;  .byte &quot; &amp; [.C87] &amp; &quot;,&quot; &amp; [.D87] &amp; &quot;,&quot; &amp; [.E87] &amp; &quot;,&quot; &amp; [.F87] &amp; &quot;,&quot; &amp; [.G87] &amp; &quot;,&quot; &amp; [.H87] &amp; &quot;,&quot; &amp; [.I87] &amp; &quot;,&quot; &amp; [.J87] &amp; &quot;,&quot; &amp; ([.K87]/2560 - INT ([.K87]/2560))*256 &amp; &quot;,&quot; &amp; INT ([.K87]/2560) &amp; &quot;    ; &quot; &amp; [.A87] &amp; &quot; &quot; &amp; [.B87]" office:value-type="string" office:string-value="  .byte 4,0,0,41,100,0,16,2,30,0    ; 81 GEM OF HEALER">
            <text:p><text:s text:c="2"/>.byte 4,0,0,41,100,0,16,2,30,0 <text:s text:c="3"/>; 81 GEM OF HEALER</text:p>
          </table:table-cell>
          <table:table-cell table:style-name="ce33" table:formula="of:=LEN([.B87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GEM OF HEALING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&quot;  .byte &quot;&quot;&quot; &amp; [.B88] &amp; &quot;&quot;&quot;,0  ; &quot; &amp; [.A88]" office:value-type="string" office:string-value="  .byte &quot;GEM OF HEALING&quot;,0  ; 82">
            <text:p><text:s text:c="2"/>.byte "GEM OF HEALING",0 <text:s/>; 82</text:p>
          </table:table-cell>
          <table:table-cell table:formula="of:=&quot;  .byte &quot; &amp; [.C88] &amp; &quot;,&quot; &amp; [.D88] &amp; &quot;,&quot; &amp; [.E88] &amp; &quot;,&quot; &amp; [.F88] &amp; &quot;,&quot; &amp; [.G88] &amp; &quot;,&quot; &amp; [.H88] &amp; &quot;,&quot; &amp; [.I88] &amp; &quot;,&quot; &amp; [.J88] &amp; &quot;,&quot; &amp; ([.K88]/2560 - INT ([.K88]/2560))*256 &amp; &quot;,&quot; &amp; INT ([.K88]/2560) &amp; &quot;    ; &quot; &amp; [.A88] &amp; &quot; &quot; &amp; [.B88]" office:value-type="string" office:string-value="  .byte 4,0,0,32,100,0,16,2,15,0    ; 82 GEM OF HEALING">
            <text:p><text:s text:c="2"/>.byte 4,0,0,32,100,0,16,2,15,0 <text:s text:c="3"/>; 82 GEM OF HEALING</text:p>
          </table:table-cell>
          <table:table-cell table:style-name="ce33" table:formula="of:=LEN([.B8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GEM OF HELI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table:formula="of:=&quot;  .byte &quot;&quot;&quot; &amp; [.B89] &amp; &quot;&quot;&quot;,0  ; &quot; &amp; [.A89]" office:value-type="string" office:string-value="  .byte &quot;GEM OF HELIA&quot;,0  ; 83">
            <text:p><text:s text:c="2"/>.byte "GEM OF HELIA",0 <text:s/>; 83</text:p>
          </table:table-cell>
          <table:table-cell table:formula="of:=&quot;  .byte &quot; &amp; [.C89] &amp; &quot;,&quot; &amp; [.D89] &amp; &quot;,&quot; &amp; [.E89] &amp; &quot;,&quot; &amp; [.F89] &amp; &quot;,&quot; &amp; [.G89] &amp; &quot;,&quot; &amp; [.H89] &amp; &quot;,&quot; &amp; [.I89] &amp; &quot;,&quot; &amp; [.J89] &amp; &quot;,&quot; &amp; ([.K89]/2560 - INT ([.K89]/2560))*256 &amp; &quot;,&quot; &amp; INT ([.K89]/2560) &amp; &quot;    ; &quot; &amp; [.A89] &amp; &quot; &quot; &amp; [.B89]" office:value-type="string" office:string-value="  .byte 4,0,0,53,100,0,16,2,60,0    ; 83 GEM OF HELIA">
            <text:p><text:s text:c="2"/>.byte 4,0,0,53,100,0,16,2,60,0 <text:s text:c="3"/>; 83 GEM OF HELIA</text:p>
          </table:table-cell>
          <table:table-cell table:style-name="ce33" table:formula="of:=LEN([.B89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GEM OF ICEP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f:=&quot;  .byte &quot;&quot;&quot; &amp; [.B90] &amp; &quot;&quot;&quot;,0  ; &quot; &amp; [.A90]" office:value-type="string" office:string-value="  .byte &quot;GEM OF ICEPIC&quot;,0  ; 84">
            <text:p><text:s text:c="2"/>.byte "GEM OF ICEPIC",0 <text:s/>; 84</text:p>
          </table:table-cell>
          <table:table-cell table:formula="of:=&quot;  .byte &quot; &amp; [.C90] &amp; &quot;,&quot; &amp; [.D90] &amp; &quot;,&quot; &amp; [.E90] &amp; &quot;,&quot; &amp; [.F90] &amp; &quot;,&quot; &amp; [.G90] &amp; &quot;,&quot; &amp; [.H90] &amp; &quot;,&quot; &amp; [.I90] &amp; &quot;,&quot; &amp; [.J90] &amp; &quot;,&quot; &amp; ([.K90]/2560 - INT ([.K90]/2560))*256 &amp; &quot;,&quot; &amp; INT ([.K90]/2560) &amp; &quot;    ; &quot; &amp; [.A90] &amp; &quot; &quot; &amp; [.B90]" office:value-type="string" office:string-value="  .byte 4,0,0,19,100,0,8,2,244,1    ; 84 GEM OF ICEPIC">
            <text:p><text:s text:c="2"/>.byte 4,0,0,19,100,0,8,2,244,1 <text:s text:c="3"/>; 84 GEM OF ICEPIC</text:p>
          </table:table-cell>
          <table:table-cell table:style-name="ce33" table:formula="of:=LEN([.B90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GEM OF METEOR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table:formula="of:=&quot;  .byte &quot;&quot;&quot; &amp; [.B91] &amp; &quot;&quot;&quot;,0  ; &quot; &amp; [.A91]" office:value-type="string" office:string-value="  .byte &quot;GEM OF METEORS&quot;,0  ; 85">
            <text:p><text:s text:c="2"/>.byte "GEM OF METEORS",0 <text:s/>; 85</text:p>
          </table:table-cell>
          <table:table-cell table:formula="of:=&quot;  .byte &quot; &amp; [.C91] &amp; &quot;,&quot; &amp; [.D91] &amp; &quot;,&quot; &amp; [.E91] &amp; &quot;,&quot; &amp; [.F91] &amp; &quot;,&quot; &amp; [.G91] &amp; &quot;,&quot; &amp; [.H91] &amp; &quot;,&quot; &amp; [.I91] &amp; &quot;,&quot; &amp; [.J91] &amp; &quot;,&quot; &amp; ([.K91]/2560 - INT ([.K91]/2560))*256 &amp; &quot;,&quot; &amp; INT ([.K91]/2560) &amp; &quot;    ; &quot; &amp; [.A91] &amp; &quot; &quot; &amp; [.B91]" office:value-type="string" office:string-value="  .byte 4,0,0,28,25,0,8,5,16,39    ; 85 GEM OF METEORS">
            <text:p><text:s text:c="2"/>.byte 4,0,0,28,25,0,8,5,16,39 <text:s text:c="3"/>; 85 GEM OF METEORS</text:p>
          </table:table-cell>
          <table:table-cell table:style-name="ce33" table:formula="of:=LEN([.B9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GEM OF MISSIL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formula="of:=&quot;  .byte &quot;&quot;&quot; &amp; [.B92] &amp; &quot;&quot;&quot;,0  ; &quot; &amp; [.A92]" office:value-type="string" office:string-value="  .byte &quot;GEM OF MISSILE&quot;,0  ; 86">
            <text:p><text:s text:c="2"/>.byte "GEM OF MISSILE",0 <text:s/>; 86</text:p>
          </table:table-cell>
          <table:table-cell table:formula="of:=&quot;  .byte &quot; &amp; [.C92] &amp; &quot;,&quot; &amp; [.D92] &amp; &quot;,&quot; &amp; [.E92] &amp; &quot;,&quot; &amp; [.F92] &amp; &quot;,&quot; &amp; [.G92] &amp; &quot;,&quot; &amp; [.H92] &amp; &quot;,&quot; &amp; [.I92] &amp; &quot;,&quot; &amp; [.J92] &amp; &quot;,&quot; &amp; ([.K92]/2560 - INT ([.K92]/2560))*256 &amp; &quot;,&quot; &amp; INT ([.K92]/2560) &amp; &quot;    ; &quot; &amp; [.A92] &amp; &quot; &quot; &amp; [.B92]" office:value-type="string" office:string-value="  .byte 4,0,0,3,10,0,8,2,200,0    ; 86 GEM OF MISSILE">
            <text:p><text:s text:c="2"/>.byte 4,0,0,3,10,0,8,2,200,0 <text:s text:c="3"/>; 86 GEM OF MISSILE</text:p>
          </table:table-cell>
          <table:table-cell table:style-name="ce33" table:formula="of:=LEN([.B9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GEM OF NIMRO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table:formula="of:=&quot;  .byte &quot;&quot;&quot; &amp; [.B93] &amp; &quot;&quot;&quot;,0  ; &quot; &amp; [.A93]" office:value-type="string" office:string-value="  .byte &quot;GEM OF NIMROD&quot;,0  ; 87">
            <text:p><text:s text:c="2"/>.byte "GEM OF NIMROD",0 <text:s/>; 87</text:p>
          </table:table-cell>
          <table:table-cell table:formula="of:=&quot;  .byte &quot; &amp; [.C93] &amp; &quot;,&quot; &amp; [.D93] &amp; &quot;,&quot; &amp; [.E93] &amp; &quot;,&quot; &amp; [.F93] &amp; &quot;,&quot; &amp; [.G93] &amp; &quot;,&quot; &amp; [.H93] &amp; &quot;,&quot; &amp; [.I93] &amp; &quot;,&quot; &amp; [.J93] &amp; &quot;,&quot; &amp; ([.K93]/2560 - INT ([.K93]/2560))*256 &amp; &quot;,&quot; &amp; INT ([.K93]/2560) &amp; &quot;    ; &quot; &amp; [.A93] &amp; &quot; &quot; &amp; [.B93]" office:value-type="string" office:string-value="  .byte 4,0,0,36,100,0,16,2,250,0    ; 87 GEM OF NIMROD">
            <text:p><text:s text:c="2"/>.byte 4,0,0,36,100,0,16,2,250,0 <text:s text:c="3"/>; 87 GEM OF NIMROD</text:p>
          </table:table-cell>
          <table:table-cell table:style-name="ce33" table:formula="of:=LEN([.B93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SORCERER'S GE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table:formula="of:=&quot;  .byte &quot;&quot;&quot; &amp; [.B94] &amp; &quot;&quot;&quot;,0  ; &quot; &amp; [.A94]" office:value-type="string" office:string-value="  .byte &quot;SORCERER'S GEM&quot;,0  ; 88">
            <text:p><text:s text:c="2"/>.byte "SORCERER'S GEM",0 <text:s/>; 88</text:p>
          </table:table-cell>
          <table:table-cell table:formula="of:=&quot;  .byte &quot; &amp; [.C94] &amp; &quot;,&quot; &amp; [.D94] &amp; &quot;,&quot; &amp; [.E94] &amp; &quot;,&quot; &amp; [.F94] &amp; &quot;,&quot; &amp; [.G94] &amp; &quot;,&quot; &amp; [.H94] &amp; &quot;,&quot; &amp; [.I94] &amp; &quot;,&quot; &amp; [.J94] &amp; &quot;,&quot; &amp; ([.K94]/2560 - INT ([.K94]/2560))*256 &amp; &quot;,&quot; &amp; INT ([.K94]/2560) &amp; &quot;    ; &quot; &amp; [.A94] &amp; &quot; &quot; &amp; [.B94]" office:value-type="string" office:string-value="  .byte 4,0,0,64,100,0,8,2,250,0    ; 88 SORCERER'S GEM">
            <text:p><text:s text:c="2"/>.byte 4,0,0,64,100,0,8,2,250,0 <text:s text:c="3"/>; 88 SORCERER'S GEM</text:p>
          </table:table-cell>
          <table:table-cell table:style-name="ce33" table:formula="of:=LEN([.B9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AMULET OF ISI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00">
            <text:p>5000</text:p>
          </table:table-cell>
          <table:table-cell table:formula="of:=&quot;  .byte &quot;&quot;&quot; &amp; [.B95] &amp; &quot;&quot;&quot;,0  ; &quot; &amp; [.A95]" office:value-type="string" office:string-value="  .byte &quot;AMULET OF ISIS&quot;,0  ; 89">
            <text:p><text:s text:c="2"/>.byte "AMULET OF ISIS",0 <text:s/>; 89</text:p>
          </table:table-cell>
          <table:table-cell table:formula="of:=&quot;  .byte &quot; &amp; [.C95] &amp; &quot;,&quot; &amp; [.D95] &amp; &quot;,&quot; &amp; [.E95] &amp; &quot;,&quot; &amp; [.F95] &amp; &quot;,&quot; &amp; [.G95] &amp; &quot;,&quot; &amp; [.H95] &amp; &quot;,&quot; &amp; [.I95] &amp; &quot;,&quot; &amp; [.J95] &amp; &quot;,&quot; &amp; ([.K95]/2560 - INT ([.K95]/2560))*256 &amp; &quot;,&quot; &amp; INT ([.K95]/2560) &amp; &quot;    ; &quot; &amp; [.A95] &amp; &quot; &quot; &amp; [.B95]" office:value-type="string" office:string-value="  .byte 5,0,0,24,10,0,0,7,244,1    ; 89 AMULET OF ISIS">
            <text:p><text:s text:c="2"/>.byte 5,0,0,24,10,0,0,7,244,1 <text:s text:c="3"/>; 89 AMULET OF ISIS</text:p>
          </table:table-cell>
          <table:table-cell table:style-name="ce33" table:formula="of:=LEN([.B9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BISHOP'S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0000">
            <text:p>80000</text:p>
          </table:table-cell>
          <table:table-cell table:formula="of:=&quot;  .byte &quot;&quot;&quot; &amp; [.B96] &amp; &quot;&quot;&quot;,0  ; &quot; &amp; [.A96]" office:value-type="string" office:string-value="  .byte &quot;BISHOP'S RING&quot;,0  ; 90">
            <text:p><text:s text:c="2"/>.byte "BISHOP'S RING",0 <text:s/>; 90</text:p>
          </table:table-cell>
          <table:table-cell table:formula="of:=&quot;  .byte &quot; &amp; [.C96] &amp; &quot;,&quot; &amp; [.D96] &amp; &quot;,&quot; &amp; [.E96] &amp; &quot;,&quot; &amp; [.F96] &amp; &quot;,&quot; &amp; [.G96] &amp; &quot;,&quot; &amp; [.H96] &amp; &quot;,&quot; &amp; [.I96] &amp; &quot;,&quot; &amp; [.J96] &amp; &quot;,&quot; &amp; ([.K96]/2560 - INT ([.K96]/2560))*256 &amp; &quot;,&quot; &amp; INT ([.K96]/2560) &amp; &quot;    ; &quot; &amp; [.A96] &amp; &quot; &quot; &amp; [.B96]" office:value-type="string" office:string-value="  .byte 5,0,0,64,10,0,16,4,64,31    ; 90 BISHOP'S RING">
            <text:p><text:s text:c="2"/>.byte 5,0,0,64,10,0,16,4,64,31 <text:s text:c="3"/>; 90 BISHOP'S RING</text:p>
          </table:table-cell>
          <table:table-cell table:style-name="ce33" table:formula="of:=LEN([.B96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CROWN OF M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5000">
            <text:p>575000</text:p>
          </table:table-cell>
          <table:table-cell table:formula="of:=&quot;  .byte &quot;&quot;&quot; &amp; [.B97] &amp; &quot;&quot;&quot;,0  ; &quot; &amp; [.A97]" office:value-type="string" office:string-value="  .byte &quot;CROWN OF MIGHT&quot;,0  ; 91">
            <text:p><text:s text:c="2"/>.byte "CROWN OF MIGHT",0 <text:s/>; 91</text:p>
          </table:table-cell>
          <table:table-cell table:formula="of:=&quot;  .byte &quot; &amp; [.C97] &amp; &quot;,&quot; &amp; [.D97] &amp; &quot;,&quot; &amp; [.E97] &amp; &quot;,&quot; &amp; [.F97] &amp; &quot;,&quot; &amp; [.G97] &amp; &quot;,&quot; &amp; [.H97] &amp; &quot;,&quot; &amp; [.I97] &amp; &quot;,&quot; &amp; [.J97] &amp; &quot;,&quot; &amp; ([.K97]/2560 - INT ([.K97]/2560))*256 &amp; &quot;,&quot; &amp; INT ([.K97]/2560) &amp; &quot;    ; &quot; &amp; [.A97] &amp; &quot; &quot; &amp; [.B97]" office:value-type="string" office:string-value="  .byte 5,0,10,30,5,0,0,10,156,224    ; 91 CROWN OF MIGHT">
            <text:p><text:s text:c="2"/>.byte 5,0,10,30,5,0,0,10,156,224 <text:s text:c="3"/>; 91 CROWN OF MIGHT</text:p>
          </table:table-cell>
          <table:table-cell table:style-name="ce33" table:formula="of:=LEN([.B9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DAPHNI'S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50000">
            <text:p>650000</text:p>
          </table:table-cell>
          <table:table-cell table:formula="of:=&quot;  .byte &quot;&quot;&quot; &amp; [.B98] &amp; &quot;&quot;&quot;,0  ; &quot; &amp; [.A98]" office:value-type="string" office:string-value="  .byte &quot;DAPHNI'S RING&quot;,0  ; 92">
            <text:p><text:s text:c="2"/>.byte "DAPHNI'S RING",0 <text:s/>; 92</text:p>
          </table:table-cell>
          <table:table-cell table:formula="of:=&quot;  .byte &quot; &amp; [.C98] &amp; &quot;,&quot; &amp; [.D98] &amp; &quot;,&quot; &amp; [.E98] &amp; &quot;,&quot; &amp; [.F98] &amp; &quot;,&quot; &amp; [.G98] &amp; &quot;,&quot; &amp; [.H98] &amp; &quot;,&quot; &amp; [.I98] &amp; &quot;,&quot; &amp; [.J98] &amp; &quot;,&quot; &amp; ([.K98]/2560 - INT ([.K98]/2560))*256 &amp; &quot;,&quot; &amp; INT ([.K98]/2560) &amp; &quot;    ; &quot; &amp; [.A98] &amp; &quot; &quot; &amp; [.B98]" office:value-type="string" office:string-value="  .byte 5,0,0,128+1,50,0,0,10,232,253    ; 92 DAPHNI'S RING">
            <text:p><text:s text:c="2"/>.byte 5,0,0,128+1,50,0,0,10,232,253 <text:s text:c="3"/>; 92 DAPHNI'S RING</text:p>
          </table:table-cell>
          <table:table-cell table:style-name="ce33" table:formula="of:=LEN([.B98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EYE OF VECNA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5000">
            <text:p>425000</text:p>
          </table:table-cell>
          <table:table-cell table:formula="of:=&quot;  .byte &quot;&quot;&quot; &amp; [.B99] &amp; &quot;&quot;&quot;,0  ; &quot; &amp; [.A99]" office:value-type="string" office:string-value="  .byte &quot;EYE OF VECNA&quot;,0  ; 93">
            <text:p><text:s text:c="2"/>.byte "EYE OF VECNA",0 <text:s/>; 93</text:p>
          </table:table-cell>
          <table:table-cell table:formula="of:=&quot;  .byte &quot; &amp; [.C99] &amp; &quot;,&quot; &amp; [.D99] &amp; &quot;,&quot; &amp; [.E99] &amp; &quot;,&quot; &amp; [.F99] &amp; &quot;,&quot; &amp; [.G99] &amp; &quot;,&quot; &amp; [.H99] &amp; &quot;,&quot; &amp; [.I99] &amp; &quot;,&quot; &amp; [.J99] &amp; &quot;,&quot; &amp; ([.K99]/2560 - INT ([.K99]/2560))*256 &amp; &quot;,&quot; &amp; INT ([.K99]/2560) &amp; &quot;    ; &quot; &amp; [.A99] &amp; &quot; &quot; &amp; [.B99]" office:value-type="string" office:string-value="  .byte 5,0,0,54,5,0,0,10,4,166    ; 93 EYE OF VECNA">
            <text:p><text:s text:c="2"/>.byte 5,0,0,54,5,0,0,10,4,166 <text:s text:c="3"/>; 93 EYE OF VECNA</text:p>
          </table:table-cell>
          <table:table-cell table:style-name="ce33" table:formula="of:=LEN([.B99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HOLY CROS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00000">
            <text:p>400000</text:p>
          </table:table-cell>
          <table:table-cell table:formula="of:=&quot;  .byte &quot;&quot;&quot; &amp; [.B100] &amp; &quot;&quot;&quot;,0  ; &quot; &amp; [.A100]" office:value-type="string" office:string-value="  .byte &quot;HOLY CROSS&quot;,0  ; 94">
            <text:p><text:s text:c="2"/>.byte "HOLY CROSS",0 <text:s/>; 94</text:p>
          </table:table-cell>
          <table:table-cell table:formula="of:=&quot;  .byte &quot; &amp; [.C100] &amp; &quot;,&quot; &amp; [.D100] &amp; &quot;,&quot; &amp; [.E100] &amp; &quot;,&quot; &amp; [.F100] &amp; &quot;,&quot; &amp; [.G100] &amp; &quot;,&quot; &amp; [.H100] &amp; &quot;,&quot; &amp; [.I100] &amp; &quot;,&quot; &amp; [.J100] &amp; &quot;,&quot; &amp; ([.K100]/2560 - INT ([.K100]/2560))*256 &amp; &quot;,&quot; &amp; INT ([.K100]/2560) &amp; &quot;    ; &quot; &amp; [.A100] &amp; &quot; &quot; &amp; [.B100]" office:value-type="string" office:string-value="  .byte 5,0,0,57,3,0,16,9,64,156    ; 94 HOLY CROSS">
            <text:p><text:s text:c="2"/>.byte 5,0,0,57,3,0,16,9,64,156 <text:s text:c="3"/>; 94 HOLY CROSS</text:p>
          </table:table-cell>
          <table:table-cell table:style-name="ce33" table:formula="of:=LEN([.B100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IMPERIAL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table:formula="of:=&quot;  .byte &quot;&quot;&quot; &amp; [.B101] &amp; &quot;&quot;&quot;,0  ; &quot; &amp; [.A101]" office:value-type="string" office:string-value="  .byte &quot;IMPERIAL RING&quot;,0  ; 95">
            <text:p><text:s text:c="2"/>.byte "IMPERIAL RING",0 <text:s/>; 95</text:p>
          </table:table-cell>
          <table:table-cell table:formula="of:=&quot;  .byte &quot; &amp; [.C101] &amp; &quot;,&quot; &amp; [.D101] &amp; &quot;,&quot; &amp; [.E101] &amp; &quot;,&quot; &amp; [.F101] &amp; &quot;,&quot; &amp; [.G101] &amp; &quot;,&quot; &amp; [.H101] &amp; &quot;,&quot; &amp; [.I101] &amp; &quot;,&quot; &amp; [.J101] &amp; &quot;,&quot; &amp; ([.K101]/2560 - INT ([.K101]/2560))*256 &amp; &quot;,&quot; &amp; INT ([.K101]/2560) &amp; &quot;    ; &quot; &amp; [.A101] &amp; &quot; &quot; &amp; [.B101]" office:value-type="string" office:string-value="  .byte 5,0,0,21,5,0,0,9,16,39    ; 95 IMPERIAL RING">
            <text:p><text:s text:c="2"/>.byte 5,0,0,21,5,0,0,9,16,39 <text:s text:c="3"/>; 95 IMPERIAL RING</text:p>
          </table:table-cell>
          <table:table-cell table:style-name="ce33" table:formula="of:=LEN([.B101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NECKLACE/MISSL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000">
            <text:p>3000</text:p>
          </table:table-cell>
          <table:table-cell table:formula="of:=&quot;  .byte &quot;&quot;&quot; &amp; [.B102] &amp; &quot;&quot;&quot;,0  ; &quot; &amp; [.A102]" office:value-type="string" office:string-value="  .byte &quot;NECKLACE/MISSL&quot;,0  ; 96">
            <text:p><text:s text:c="2"/>.byte "NECKLACE/MISSL",0 <text:s/>; 96</text:p>
          </table:table-cell>
          <table:table-cell table:formula="of:=&quot;  .byte &quot; &amp; [.C102] &amp; &quot;,&quot; &amp; [.D102] &amp; &quot;,&quot; &amp; [.E102] &amp; &quot;,&quot; &amp; [.F102] &amp; &quot;,&quot; &amp; [.G102] &amp; &quot;,&quot; &amp; [.H102] &amp; &quot;,&quot; &amp; [.I102] &amp; &quot;,&quot; &amp; [.J102] &amp; &quot;,&quot; &amp; ([.K102]/2560 - INT ([.K102]/2560))*256 &amp; &quot;,&quot; &amp; INT ([.K102]/2560) &amp; &quot;    ; &quot; &amp; [.A102] &amp; &quot; &quot; &amp; [.B102]" office:value-type="string" office:string-value="  .byte 5,0,0,3,5,0,8,4,44,1    ; 96 NECKLACE/MISSL">
            <text:p><text:s text:c="2"/>.byte 5,0,0,3,5,0,8,4,44,1 <text:s text:c="3"/>; 96 NECKLACE/MISSL</text:p>
          </table:table-cell>
          <table:table-cell table:style-name="ce33" table:formula="of:=LEN([.B10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PLATINUM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3000">
            <text:p>333000</text:p>
          </table:table-cell>
          <table:table-cell table:formula="of:=&quot;  .byte &quot;&quot;&quot; &amp; [.B103] &amp; &quot;&quot;&quot;,0  ; &quot; &amp; [.A103]" office:value-type="string" office:string-value="  .byte &quot;PLATINUM RING&quot;,0  ; 97">
            <text:p><text:s text:c="2"/>.byte "PLATINUM RING",0 <text:s/>; 97</text:p>
          </table:table-cell>
          <table:table-cell table:formula="of:=&quot;  .byte &quot; &amp; [.C103] &amp; &quot;,&quot; &amp; [.D103] &amp; &quot;,&quot; &amp; [.E103] &amp; &quot;,&quot; &amp; [.F103] &amp; &quot;,&quot; &amp; [.G103] &amp; &quot;,&quot; &amp; [.H103] &amp; &quot;,&quot; &amp; [.I103] &amp; &quot;,&quot; &amp; [.J103] &amp; &quot;,&quot; &amp; ([.K103]/2560 - INT ([.K103]/2560))*256 &amp; &quot;,&quot; &amp; INT ([.K103]/2560) &amp; &quot;    ; &quot; &amp; [.A103] &amp; &quot; &quot; &amp; [.B103]" office:value-type="string" office:string-value="  .byte 5,0,0,57,5,0,0,9,20,130    ; 97 PLATINUM RING">
            <text:p><text:s text:c="2"/>.byte 5,0,0,57,5,0,0,9,20,130 <text:s text:c="3"/>; 97 PLATINUM RING</text:p>
          </table:table-cell>
          <table:table-cell table:style-name="ce33" table:formula="of:=LEN([.B103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RING OF DEA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table:formula="of:=&quot;  .byte &quot;&quot;&quot; &amp; [.B104] &amp; &quot;&quot;&quot;,0  ; &quot; &amp; [.A104]" office:value-type="string" office:string-value="  .byte &quot;RING OF DEAD&quot;,0  ; 98">
            <text:p><text:s text:c="2"/>.byte "RING OF DEAD",0 <text:s/>; 98</text:p>
          </table:table-cell>
          <table:table-cell table:formula="of:=&quot;  .byte &quot; &amp; [.C104] &amp; &quot;,&quot; &amp; [.D104] &amp; &quot;,&quot; &amp; [.E104] &amp; &quot;,&quot; &amp; [.F104] &amp; &quot;,&quot; &amp; [.G104] &amp; &quot;,&quot; &amp; [.H104] &amp; &quot;,&quot; &amp; [.I104] &amp; &quot;,&quot; &amp; [.J104] &amp; &quot;,&quot; &amp; ([.K104]/2560 - INT ([.K104]/2560))*256 &amp; &quot;,&quot; &amp; INT ([.K104]/2560) &amp; &quot;    ; &quot; &amp; [.A104] &amp; &quot; &quot; &amp; [.B104]" office:value-type="string" office:string-value="  .byte 5,0,0,46,10,0,0,9,100,0    ; 98 RING OF DEAD">
            <text:p><text:s text:c="2"/>.byte 5,0,0,46,10,0,0,9,100,0 <text:s text:c="3"/>; 98 RING OF DEAD</text:p>
          </table:table-cell>
          <table:table-cell table:style-name="ce33" table:formula="of:=LEN([.B10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RING OF PROT+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table:formula="of:=&quot;  .byte &quot;&quot;&quot; &amp; [.B105] &amp; &quot;&quot;&quot;,0  ; &quot; &amp; [.A105]" office:value-type="string" office:string-value="  .byte &quot;RING OF PROT+1&quot;,0  ; 99">
            <text:p><text:s text:c="2"/>.byte "RING OF PROT+1",0 <text:s/>; 99</text:p>
          </table:table-cell>
          <table:table-cell table:formula="of:=&quot;  .byte &quot; &amp; [.C105] &amp; &quot;,&quot; &amp; [.D105] &amp; &quot;,&quot; &amp; [.E105] &amp; &quot;,&quot; &amp; [.F105] &amp; &quot;,&quot; &amp; [.G105] &amp; &quot;,&quot; &amp; [.H105] &amp; &quot;,&quot; &amp; [.I105] &amp; &quot;,&quot; &amp; [.J105] &amp; &quot;,&quot; &amp; ([.K105]/2560 - INT ([.K105]/2560))*256 &amp; &quot;,&quot; &amp; INT ([.K105]/2560) &amp; &quot;    ; &quot; &amp; [.A105] &amp; &quot; &quot; &amp; [.B105]" office:value-type="string" office:string-value="  .byte 5,0,1,0,0,0,0,4,232,3    ; 99 RING OF PROT+1">
            <text:p><text:s text:c="2"/>.byte 5,0,1,0,0,0,0,4,232,3 <text:s text:c="3"/>; 99 RING OF PROT+1</text:p>
          </table:table-cell>
          <table:table-cell table:style-name="ce33" table:formula="of:=LEN([.B10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RING OF PROT+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000">
            <text:p>30000</text:p>
          </table:table-cell>
          <table:table-cell table:formula="of:=&quot;  .byte &quot;&quot;&quot; &amp; [.B106] &amp; &quot;&quot;&quot;,0  ; &quot; &amp; [.A106]" office:value-type="string" office:string-value="  .byte &quot;RING OF PROT+2&quot;,0  ; 100">
            <text:p><text:s text:c="2"/>.byte "RING OF PROT+2",0 <text:s/>; 100</text:p>
          </table:table-cell>
          <table:table-cell table:formula="of:=&quot;  .byte &quot; &amp; [.C106] &amp; &quot;,&quot; &amp; [.D106] &amp; &quot;,&quot; &amp; [.E106] &amp; &quot;,&quot; &amp; [.F106] &amp; &quot;,&quot; &amp; [.G106] &amp; &quot;,&quot; &amp; [.H106] &amp; &quot;,&quot; &amp; [.I106] &amp; &quot;,&quot; &amp; [.J106] &amp; &quot;,&quot; &amp; ([.K106]/2560 - INT ([.K106]/2560))*256 &amp; &quot;,&quot; &amp; INT ([.K106]/2560) &amp; &quot;    ; &quot; &amp; [.A106] &amp; &quot; &quot; &amp; [.B106]" office:value-type="string" office:string-value="  .byte 5,0,2,0,0,0,0,6,184,11    ; 100 RING OF PROT+2">
            <text:p><text:s text:c="2"/>.byte 5,0,2,0,0,0,0,6,184,11 <text:s text:c="3"/>; 100 RING OF PROT+2</text:p>
          </table:table-cell>
          <table:table-cell table:style-name="ce33" table:formula="of:=LEN([.B10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RING OF PROT+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0000">
            <text:p>50000</text:p>
          </table:table-cell>
          <table:table-cell table:formula="of:=&quot;  .byte &quot;&quot;&quot; &amp; [.B107] &amp; &quot;&quot;&quot;,0  ; &quot; &amp; [.A107]" office:value-type="string" office:string-value="  .byte &quot;RING OF PROT+3&quot;,0  ; 101">
            <text:p><text:s text:c="2"/>.byte "RING OF PROT+3",0 <text:s/>; 101</text:p>
          </table:table-cell>
          <table:table-cell table:formula="of:=&quot;  .byte &quot; &amp; [.C107] &amp; &quot;,&quot; &amp; [.D107] &amp; &quot;,&quot; &amp; [.E107] &amp; &quot;,&quot; &amp; [.F107] &amp; &quot;,&quot; &amp; [.G107] &amp; &quot;,&quot; &amp; [.H107] &amp; &quot;,&quot; &amp; [.I107] &amp; &quot;,&quot; &amp; [.J107] &amp; &quot;,&quot; &amp; ([.K107]/2560 - INT ([.K107]/2560))*256 &amp; &quot;,&quot; &amp; INT ([.K107]/2560) &amp; &quot;    ; &quot; &amp; [.A107] &amp; &quot; &quot; &amp; [.B107]" office:value-type="string" office:string-value="  .byte 5,0,3,0,0,0,0,8,136,19    ; 101 RING OF PROT+3">
            <text:p><text:s text:c="2"/>.byte 5,0,3,0,0,0,0,8,136,19 <text:s text:c="3"/>; 101 RING OF PROT+3</text:p>
          </table:table-cell>
          <table:table-cell table:style-name="ce33" table:formula="of:=LEN([.B10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RING OF REGE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000">
            <text:p>10000</text:p>
          </table:table-cell>
          <table:table-cell table:formula="of:=&quot;  .byte &quot;&quot;&quot; &amp; [.B108] &amp; &quot;&quot;&quot;,0  ; &quot; &amp; [.A108]" office:value-type="string" office:string-value="  .byte &quot;RING OF REGEN&quot;,0  ; 102">
            <text:p><text:s text:c="2"/>.byte "RING OF REGEN",0 <text:s/>; 102</text:p>
          </table:table-cell>
          <table:table-cell table:formula="of:=&quot;  .byte &quot; &amp; [.C108] &amp; &quot;,&quot; &amp; [.D108] &amp; &quot;,&quot; &amp; [.E108] &amp; &quot;,&quot; &amp; [.F108] &amp; &quot;,&quot; &amp; [.G108] &amp; &quot;,&quot; &amp; [.H108] &amp; &quot;,&quot; &amp; [.I108] &amp; &quot;,&quot; &amp; [.J108] &amp; &quot;,&quot; &amp; ([.K108]/2560 - INT ([.K108]/2560))*256 &amp; &quot;,&quot; &amp; INT ([.K108]/2560) &amp; &quot;    ; &quot; &amp; [.A108] &amp; &quot; &quot; &amp; [.B108]" office:value-type="string" office:string-value="  .byte 5,0,0,58,5,0,0,6,232,3    ; 102 RING OF REGEN">
            <text:p><text:s text:c="2"/>.byte 5,0,0,58,5,0,0,6,232,3 <text:s text:c="3"/>; 102 RING OF REGEN</text:p>
          </table:table-cell>
          <table:table-cell table:style-name="ce33" table:formula="of:=LEN([.B108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RING OF WORLD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00">
            <text:p>6000</text:p>
          </table:table-cell>
          <table:table-cell table:formula="of:=&quot;  .byte &quot;&quot;&quot; &amp; [.B109] &amp; &quot;&quot;&quot;,0  ; &quot; &amp; [.A109]" office:value-type="string" office:string-value="  .byte &quot;RING OF WORLDS&quot;,0  ; 103">
            <text:p><text:s text:c="2"/>.byte "RING OF WORLDS",0 <text:s/>; 103</text:p>
          </table:table-cell>
          <table:table-cell table:formula="of:=&quot;  .byte &quot; &amp; [.C109] &amp; &quot;,&quot; &amp; [.D109] &amp; &quot;,&quot; &amp; [.E109] &amp; &quot;,&quot; &amp; [.F109] &amp; &quot;,&quot; &amp; [.G109] &amp; &quot;,&quot; &amp; [.H109] &amp; &quot;,&quot; &amp; [.I109] &amp; &quot;,&quot; &amp; [.J109] &amp; &quot;,&quot; &amp; ([.K109]/2560 - INT ([.K109]/2560))*256 &amp; &quot;,&quot; &amp; INT ([.K109]/2560) &amp; &quot;    ; &quot; &amp; [.A109] &amp; &quot; &quot; &amp; [.B109]" office:value-type="string" office:string-value="  .byte 5,0,0,16,25,0,0,5,88,2    ; 103 RING OF WORLDS">
            <text:p><text:s text:c="2"/>.byte 5,0,0,16,25,0,0,5,88,2 <text:s text:c="3"/>; 103 RING OF WORLDS</text:p>
          </table:table-cell>
          <table:table-cell table:style-name="ce33" table:formula="of:=LEN([.B109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RING/HERACLE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10] &amp; &quot;&quot;&quot;,0  ; &quot; &amp; [.A110]" office:value-type="string" office:string-value="  .byte &quot;RING/HERACLES&quot;,0  ; 104">
            <text:p><text:s text:c="2"/>.byte "RING/HERACLES",0 <text:s/>; 104</text:p>
          </table:table-cell>
          <table:table-cell table:formula="of:=&quot;  .byte &quot; &amp; [.C110] &amp; &quot;,&quot; &amp; [.D110] &amp; &quot;,&quot; &amp; [.E110] &amp; &quot;,&quot; &amp; [.F110] &amp; &quot;,&quot; &amp; [.G110] &amp; &quot;,&quot; &amp; [.H110] &amp; &quot;,&quot; &amp; [.I110] &amp; &quot;,&quot; &amp; [.J110] &amp; &quot;,&quot; &amp; ([.K110]/2560 - INT ([.K110]/2560))*256 &amp; &quot;,&quot; &amp; INT ([.K110]/2560) &amp; &quot;    ; &quot; &amp; [.A110] &amp; &quot; &quot; &amp; [.B110]" office:value-type="string" office:string-value="  .byte 5,0,0,128+8,100,0,0,9,80,195    ; 104 RING/HERACLES">
            <text:p><text:s text:c="2"/>.byte 5,0,0,128+8,100,0,0,9,80,195 <text:s text:c="3"/>; 104 RING/HERACLES</text:p>
          </table:table-cell>
          <table:table-cell table:style-name="ce33" table:formula="of:=LEN([.B110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RING/INVISIB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200">
            <text:p>22200</text:p>
          </table:table-cell>
          <table:table-cell table:formula="of:=&quot;  .byte &quot;&quot;&quot; &amp; [.B111] &amp; &quot;&quot;&quot;,0  ; &quot; &amp; [.A111]" office:value-type="string" office:string-value="  .byte &quot;RING/INVISIBLE&quot;,0  ; 105">
            <text:p><text:s text:c="2"/>.byte "RING/INVISIBLE",0 <text:s/>; 105</text:p>
          </table:table-cell>
          <table:table-cell table:formula="of:=&quot;  .byte &quot; &amp; [.C111] &amp; &quot;,&quot; &amp; [.D111] &amp; &quot;,&quot; &amp; [.E111] &amp; &quot;,&quot; &amp; [.F111] &amp; &quot;,&quot; &amp; [.G111] &amp; &quot;,&quot; &amp; [.H111] &amp; &quot;,&quot; &amp; [.I111] &amp; &quot;,&quot; &amp; [.J111] &amp; &quot;,&quot; &amp; ([.K111]/2560 - INT ([.K111]/2560))*256 &amp; &quot;,&quot; &amp; INT ([.K111]/2560) &amp; &quot;    ; &quot; &amp; [.A111] &amp; &quot; &quot; &amp; [.B111]" office:value-type="string" office:string-value="  .byte 5,0,0,38,5,0,0,2,172,8    ; 105 RING/INVISIBLE">
            <text:p><text:s text:c="2"/>.byte 5,0,0,38,5,0,0,2,172,8 <text:s text:c="3"/>; 105 RING/INVISIBLE</text:p>
          </table:table-cell>
          <table:table-cell table:style-name="ce33" table:formula="of:=LEN([.B11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RING/WIZARDRY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0000">
            <text:p>80000</text:p>
          </table:table-cell>
          <table:table-cell table:formula="of:=&quot;  .byte &quot;&quot;&quot; &amp; [.B112] &amp; &quot;&quot;&quot;,0  ; &quot; &amp; [.A112]" office:value-type="string" office:string-value="  .byte &quot;RING/WIZARDRY&quot;,0  ; 106">
            <text:p><text:s text:c="2"/>.byte "RING/WIZARDRY",0 <text:s/>; 106</text:p>
          </table:table-cell>
          <table:table-cell table:formula="of:=&quot;  .byte &quot; &amp; [.C112] &amp; &quot;,&quot; &amp; [.D112] &amp; &quot;,&quot; &amp; [.E112] &amp; &quot;,&quot; &amp; [.F112] &amp; &quot;,&quot; &amp; [.G112] &amp; &quot;,&quot; &amp; [.H112] &amp; &quot;,&quot; &amp; [.I112] &amp; &quot;,&quot; &amp; [.J112] &amp; &quot;,&quot; &amp; ([.K112]/2560 - INT ([.K112]/2560))*256 &amp; &quot;,&quot; &amp; INT ([.K112]/2560) &amp; &quot;    ; &quot; &amp; [.A112] &amp; &quot; &quot; &amp; [.B112]" office:value-type="string" office:string-value="  .byte 5,0,0,64,10,0,8,4,64,31    ; 106 RING/WIZARDRY">
            <text:p><text:s text:c="2"/>.byte 5,0,0,64,10,0,8,4,64,31 <text:s text:c="3"/>; 106 RING/WIZARDRY</text:p>
          </table:table-cell>
          <table:table-cell table:style-name="ce33" table:formula="of:=LEN([.B11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SEERING STON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formula="of:=&quot;  .byte &quot;&quot;&quot; &amp; [.B113] &amp; &quot;&quot;&quot;,0  ; &quot; &amp; [.A113]" office:value-type="string" office:string-value="  .byte &quot;SEERING STONE&quot;,0  ; 107">
            <text:p><text:s text:c="2"/>.byte "SEERING STONE",0 <text:s/>; 107</text:p>
          </table:table-cell>
          <table:table-cell table:formula="of:=&quot;  .byte &quot; &amp; [.C113] &amp; &quot;,&quot; &amp; [.D113] &amp; &quot;,&quot; &amp; [.E113] &amp; &quot;,&quot; &amp; [.F113] &amp; &quot;,&quot; &amp; [.G113] &amp; &quot;,&quot; &amp; [.H113] &amp; &quot;,&quot; &amp; [.I113] &amp; &quot;,&quot; &amp; [.J113] &amp; &quot;,&quot; &amp; ([.K113]/2560 - INT ([.K113]/2560))*256 &amp; &quot;,&quot; &amp; INT ([.K113]/2560) &amp; &quot;    ; &quot; &amp; [.A113] &amp; &quot; &quot; &amp; [.B113]" office:value-type="string" office:string-value="  .byte 5,0,0,7,5,0,0,2,200,0    ; 107 SEERING STONE">
            <text:p><text:s text:c="2"/>.byte 5,0,0,7,5,0,0,2,200,0 <text:s text:c="3"/>; 107 SEERING STONE</text:p>
          </table:table-cell>
          <table:table-cell table:style-name="ce33" table:formula="of:=LEN([.B113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SILVER CROS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formula="of:=&quot;  .byte &quot;&quot;&quot; &amp; [.B114] &amp; &quot;&quot;&quot;,0  ; &quot; &amp; [.A114]" office:value-type="string" office:string-value="  .byte &quot;SILVER CROSS&quot;,0  ; 108">
            <text:p><text:s text:c="2"/>.byte "SILVER CROSS",0 <text:s/>; 108</text:p>
          </table:table-cell>
          <table:table-cell table:formula="of:=&quot;  .byte &quot; &amp; [.C114] &amp; &quot;,&quot; &amp; [.D114] &amp; &quot;,&quot; &amp; [.E114] &amp; &quot;,&quot; &amp; [.F114] &amp; &quot;,&quot; &amp; [.G114] &amp; &quot;,&quot; &amp; [.H114] &amp; &quot;,&quot; &amp; [.I114] &amp; &quot;,&quot; &amp; [.J114] &amp; &quot;,&quot; &amp; ([.K114]/2560 - INT ([.K114]/2560))*256 &amp; &quot;,&quot; &amp; INT ([.K114]/2560) &amp; &quot;    ; &quot; &amp; [.A114] &amp; &quot; &quot; &amp; [.B114]" office:value-type="string" office:string-value="  .byte 5,0,0,49,10,0,16,5,100,0    ; 108 SILVER CROSS">
            <text:p><text:s text:c="2"/>.byte 5,0,0,49,10,0,16,5,100,0 <text:s text:c="3"/>; 108 SILVER CROSS</text:p>
          </table:table-cell>
          <table:table-cell table:style-name="ce33" table:formula="of:=LEN([.B11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FULL HEAL POT.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table:formula="of:=&quot;  .byte &quot;&quot;&quot; &amp; [.B115] &amp; &quot;&quot;&quot;,0  ; &quot; &amp; [.A115]" office:value-type="string" office:string-value="  .byte &quot;FULL HEAL POT.&quot;,0  ; 109">
            <text:p><text:s text:c="2"/>.byte "FULL HEAL POT.",0 <text:s/>; 109</text:p>
          </table:table-cell>
          <table:table-cell table:formula="of:=&quot;  .byte &quot; &amp; [.C115] &amp; &quot;,&quot; &amp; [.D115] &amp; &quot;,&quot; &amp; [.E115] &amp; &quot;,&quot; &amp; [.F115] &amp; &quot;,&quot; &amp; [.G115] &amp; &quot;,&quot; &amp; [.H115] &amp; &quot;,&quot; &amp; [.I115] &amp; &quot;,&quot; &amp; [.J115] &amp; &quot;,&quot; &amp; ([.K115]/2560 - INT ([.K115]/2560))*256 &amp; &quot;,&quot; &amp; INT ([.K115]/2560) &amp; &quot;    ; &quot; &amp; [.A115] &amp; &quot; &quot; &amp; [.B115]" office:value-type="string" office:string-value="  .byte 6,0,0,53,100,0,0,3,40,0    ; 109 FULL HEAL POT.">
            <text:p><text:s text:c="2"/>.byte 6,0,0,53,100,0,0,3,40,0 <text:s text:c="3"/>; 109 FULL HEAL POT.</text:p>
          </table:table-cell>
          <table:table-cell table:style-name="ce33" table:formula="of:=LEN([.B11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HEALER POTIO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&quot;  .byte &quot;&quot;&quot; &amp; [.B116] &amp; &quot;&quot;&quot;,0  ; &quot; &amp; [.A116]" office:value-type="string" office:string-value="  .byte &quot;HEALER POTION&quot;,0  ; 110">
            <text:p><text:s text:c="2"/>.byte "HEALER POTION",0 <text:s/>; 110</text:p>
          </table:table-cell>
          <table:table-cell table:formula="of:=&quot;  .byte &quot; &amp; [.C116] &amp; &quot;,&quot; &amp; [.D116] &amp; &quot;,&quot; &amp; [.E116] &amp; &quot;,&quot; &amp; [.F116] &amp; &quot;,&quot; &amp; [.G116] &amp; &quot;,&quot; &amp; [.H116] &amp; &quot;,&quot; &amp; [.I116] &amp; &quot;,&quot; &amp; [.J116] &amp; &quot;,&quot; &amp; ([.K116]/2560 - INT ([.K116]/2560))*256 &amp; &quot;,&quot; &amp; INT ([.K116]/2560) &amp; &quot;    ; &quot; &amp; [.A116] &amp; &quot; &quot; &amp; [.B116]" office:value-type="string" office:string-value="  .byte 6,0,0,41,100,0,0,2,20,0    ; 110 HEALER POTION">
            <text:p><text:s text:c="2"/>.byte 6,0,0,41,100,0,0,2,20,0 <text:s text:c="3"/>; 110 HEALER POTION</text:p>
          </table:table-cell>
          <table:table-cell table:style-name="ce33" table:formula="of:=LEN([.B116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HEALING POTIO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&quot;  .byte &quot;&quot;&quot; &amp; [.B117] &amp; &quot;&quot;&quot;,0  ; &quot; &amp; [.A117]" office:value-type="string" office:string-value="  .byte &quot;HEALING POTION&quot;,0  ; 111">
            <text:p><text:s text:c="2"/>.byte "HEALING POTION",0 <text:s/>; 111</text:p>
          </table:table-cell>
          <table:table-cell table:formula="of:=&quot;  .byte &quot; &amp; [.C117] &amp; &quot;,&quot; &amp; [.D117] &amp; &quot;,&quot; &amp; [.E117] &amp; &quot;,&quot; &amp; [.F117] &amp; &quot;,&quot; &amp; [.G117] &amp; &quot;,&quot; &amp; [.H117] &amp; &quot;,&quot; &amp; [.I117] &amp; &quot;,&quot; &amp; [.J117] &amp; &quot;,&quot; &amp; ([.K117]/2560 - INT ([.K117]/2560))*256 &amp; &quot;,&quot; &amp; INT ([.K117]/2560) &amp; &quot;    ; &quot; &amp; [.A117] &amp; &quot; &quot; &amp; [.B117]" office:value-type="string" office:string-value="  .byte 6,0,0,32,100,0,0,1,10,0    ; 111 HEALING POTION">
            <text:p><text:s text:c="2"/>.byte 6,0,0,32,100,0,0,1,10,0 <text:s text:c="3"/>; 111 HEALING POTION</text:p>
          </table:table-cell>
          <table:table-cell table:style-name="ce33" table:formula="of:=LEN([.B11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HOLY WATER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&quot;  .byte &quot;&quot;&quot; &amp; [.B118] &amp; &quot;&quot;&quot;,0  ; &quot; &amp; [.A118]" office:value-type="string" office:string-value="  .byte &quot;HOLY WATER&quot;,0  ; 112">
            <text:p><text:s text:c="2"/>.byte "HOLY WATER",0 <text:s/>; 112</text:p>
          </table:table-cell>
          <table:table-cell table:formula="of:=&quot;  .byte &quot; &amp; [.C118] &amp; &quot;,&quot; &amp; [.D118] &amp; &quot;,&quot; &amp; [.E118] &amp; &quot;,&quot; &amp; [.F118] &amp; &quot;,&quot; &amp; [.G118] &amp; &quot;,&quot; &amp; [.H118] &amp; &quot;,&quot; &amp; [.I118] &amp; &quot;,&quot; &amp; [.J118] &amp; &quot;,&quot; &amp; ([.K118]/2560 - INT ([.K118]/2560))*256 &amp; &quot;,&quot; &amp; INT ([.K118]/2560) &amp; &quot;    ; &quot; &amp; [.A118] &amp; &quot; &quot; &amp; [.B118]" office:value-type="string" office:string-value="  .byte 6,0,0,49,25,0,16,2,15,0    ; 112 HOLY WATER">
            <text:p><text:s text:c="2"/>.byte 6,0,0,49,25,0,16,2,15,0 <text:s text:c="3"/>; 112 HOLY WATER</text:p>
          </table:table-cell>
          <table:table-cell table:style-name="ce33" table:formula="of:=LEN([.B118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POTION OF DEA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&quot;  .byte &quot;&quot;&quot; &amp; [.B119] &amp; &quot;&quot;&quot;,0  ; &quot; &amp; [.A119]" office:value-type="string" office:string-value="  .byte &quot;POTION OF DEAD&quot;,0  ; 113">
            <text:p><text:s text:c="2"/>.byte "POTION OF DEAD",0 <text:s/>; 113</text:p>
          </table:table-cell>
          <table:table-cell table:formula="of:=&quot;  .byte &quot; &amp; [.C119] &amp; &quot;,&quot; &amp; [.D119] &amp; &quot;,&quot; &amp; [.E119] &amp; &quot;,&quot; &amp; [.F119] &amp; &quot;,&quot; &amp; [.G119] &amp; &quot;,&quot; &amp; [.H119] &amp; &quot;,&quot; &amp; [.I119] &amp; &quot;,&quot; &amp; [.J119] &amp; &quot;,&quot; &amp; ([.K119]/2560 - INT ([.K119]/2560))*256 &amp; &quot;,&quot; &amp; INT ([.K119]/2560) &amp; &quot;    ; &quot; &amp; [.A119] &amp; &quot; &quot; &amp; [.B119]" office:value-type="string" office:string-value="  .byte 6,0,0,46,100,0,0,2,25,0    ; 113 POTION OF DEAD">
            <text:p><text:s text:c="2"/>.byte 6,0,0,46,100,0,0,2,25,0 <text:s text:c="3"/>; 113 POTION OF DEAD</text:p>
          </table:table-cell>
          <table:table-cell table:style-name="ce33" table:formula="of:=LEN([.B119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POTION OF LIF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000">
            <text:p>50000</text:p>
          </table:table-cell>
          <table:table-cell table:formula="of:=&quot;  .byte &quot;&quot;&quot; &amp; [.B120] &amp; &quot;&quot;&quot;,0  ; &quot; &amp; [.A120]" office:value-type="string" office:string-value="  .byte &quot;POTION OF LIFE&quot;,0  ; 114">
            <text:p><text:s text:c="2"/>.byte "POTION OF LIFE",0 <text:s/>; 114</text:p>
          </table:table-cell>
          <table:table-cell table:formula="of:=&quot;  .byte &quot; &amp; [.C120] &amp; &quot;,&quot; &amp; [.D120] &amp; &quot;,&quot; &amp; [.E120] &amp; &quot;,&quot; &amp; [.F120] &amp; &quot;,&quot; &amp; [.G120] &amp; &quot;,&quot; &amp; [.H120] &amp; &quot;,&quot; &amp; [.I120] &amp; &quot;,&quot; &amp; [.J120] &amp; &quot;,&quot; &amp; ([.K120]/2560 - INT ([.K120]/2560))*256 &amp; &quot;,&quot; &amp; INT ([.K120]/2560) &amp; &quot;    ; &quot; &amp; [.A120] &amp; &quot; &quot; &amp; [.B120]" office:value-type="string" office:string-value="  .byte 6,0,0,59,100,0,0,6,136,19    ; 114 POTION OF LIFE">
            <text:p><text:s text:c="2"/>.byte 6,0,0,59,100,0,0,6,136,19 <text:s text:c="3"/>; 114 POTION OF LIFE</text:p>
          </table:table-cell>
          <table:table-cell table:style-name="ce33" table:formula="of:=LEN([.B12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5">
            <text:p>115</text:p>
          </table:table-cell>
          <table:table-cell office:value-type="string">
            <text:p>POTION OF LONG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table:formula="of:=&quot;  .byte &quot;&quot;&quot; &amp; [.B121] &amp; &quot;&quot;&quot;,0  ; &quot; &amp; [.A121]" office:value-type="string" office:string-value="  .byte &quot;POTION OF LONG&quot;,0  ; 115">
            <text:p><text:s text:c="2"/>.byte "POTION OF LONG",0 <text:s/>; 115</text:p>
          </table:table-cell>
          <table:table-cell table:formula="of:=&quot;  .byte &quot; &amp; [.C121] &amp; &quot;,&quot; &amp; [.D121] &amp; &quot;,&quot; &amp; [.E121] &amp; &quot;,&quot; &amp; [.F121] &amp; &quot;,&quot; &amp; [.G121] &amp; &quot;,&quot; &amp; [.H121] &amp; &quot;,&quot; &amp; [.I121] &amp; &quot;,&quot; &amp; [.J121] &amp; &quot;,&quot; &amp; ([.K121]/2560 - INT ([.K121]/2560))*256 &amp; &quot;,&quot; &amp; INT ([.K121]/2560) &amp; &quot;    ; &quot; &amp; [.A121] &amp; &quot; &quot; &amp; [.B121]" office:value-type="string" office:string-value="  .byte 6,0,0,128+2,100,0,0,5,250,0    ; 115 POTION OF LONG">
            <text:p><text:s text:c="2"/>.byte 6,0,0,128+2,100,0,0,5,250,0 <text:s text:c="3"/>; 115 POTION OF LONG</text:p>
          </table:table-cell>
          <table:table-cell table:style-name="ce33" table:formula="of:=LEN([.B12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POTION OF SPE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table:formula="of:=&quot;  .byte &quot;&quot;&quot; &amp; [.B122] &amp; &quot;&quot;&quot;,0  ; &quot; &amp; [.A122]" office:value-type="string" office:string-value="  .byte &quot;POTION OF SPED&quot;,0  ; 116">
            <text:p><text:s text:c="2"/>.byte "POTION OF SPED",0 <text:s/>; 116</text:p>
          </table:table-cell>
          <table:table-cell table:formula="of:=&quot;  .byte &quot; &amp; [.C122] &amp; &quot;,&quot; &amp; [.D122] &amp; &quot;,&quot; &amp; [.E122] &amp; &quot;,&quot; &amp; [.F122] &amp; &quot;,&quot; &amp; [.G122] &amp; &quot;,&quot; &amp; [.H122] &amp; &quot;,&quot; &amp; [.I122] &amp; &quot;,&quot; &amp; [.J122] &amp; &quot;,&quot; &amp; ([.K122]/2560 - INT ([.K122]/2560))*256 &amp; &quot;,&quot; &amp; INT ([.K122]/2560) &amp; &quot;    ; &quot; &amp; [.A122] &amp; &quot; &quot; &amp; [.B122]" office:value-type="string" office:string-value="  .byte 6,0,0,12,100,0,0,2,45,0    ; 116 POTION OF SPED">
            <text:p><text:s text:c="2"/>.byte 6,0,0,12,100,0,0,2,45,0 <text:s text:c="3"/>; 116 POTION OF SPED</text:p>
          </table:table-cell>
          <table:table-cell table:style-name="ce33" table:formula="of:=LEN([.B12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7">
            <text:p>117</text:p>
          </table:table-cell>
          <table:table-cell office:value-type="string">
            <text:p>POTION/CLAIRV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formula="of:=&quot;  .byte &quot;&quot;&quot; &amp; [.B123] &amp; &quot;&quot;&quot;,0  ; &quot; &amp; [.A123]" office:value-type="string" office:string-value="  .byte &quot;POTION/CLAIRV&quot;,0  ; 117">
            <text:p><text:s text:c="2"/>.byte "POTION/CLAIRV",0 <text:s/>; 117</text:p>
          </table:table-cell>
          <table:table-cell table:formula="of:=&quot;  .byte &quot; &amp; [.C123] &amp; &quot;,&quot; &amp; [.D123] &amp; &quot;,&quot; &amp; [.E123] &amp; &quot;,&quot; &amp; [.F123] &amp; &quot;,&quot; &amp; [.G123] &amp; &quot;,&quot; &amp; [.H123] &amp; &quot;,&quot; &amp; [.I123] &amp; &quot;,&quot; &amp; [.J123] &amp; &quot;,&quot; &amp; ([.K123]/2560 - INT ([.K123]/2560))*256 &amp; &quot;,&quot; &amp; INT ([.K123]/2560) &amp; &quot;    ; &quot; &amp; [.A123] &amp; &quot; &quot; &amp; [.B123]" office:value-type="string" office:string-value="  .byte 6,0,0,54,100,0,0,3,50,0    ; 117 POTION/CLAIRV">
            <text:p><text:s text:c="2"/>.byte 6,0,0,54,100,0,0,3,50,0 <text:s text:c="3"/>; 117 POTION/CLAIRV</text:p>
          </table:table-cell>
          <table:table-cell table:style-name="ce33" table:formula="of:=LEN([.B123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POTION/CURE P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&quot;  .byte &quot;&quot;&quot; &amp; [.B124] &amp; &quot;&quot;&quot;,0  ; &quot; &amp; [.A124]" office:value-type="string" office:string-value="  .byte &quot;POTION/CURE P&quot;,0  ; 118">
            <text:p><text:s text:c="2"/>.byte "POTION/CURE P",0 <text:s/>; 118</text:p>
          </table:table-cell>
          <table:table-cell table:formula="of:=&quot;  .byte &quot; &amp; [.C124] &amp; &quot;,&quot; &amp; [.D124] &amp; &quot;,&quot; &amp; [.E124] &amp; &quot;,&quot; &amp; [.F124] &amp; &quot;,&quot; &amp; [.G124] &amp; &quot;,&quot; &amp; [.H124] &amp; &quot;,&quot; &amp; [.I124] &amp; &quot;,&quot; &amp; [.J124] &amp; &quot;,&quot; &amp; ([.K124]/2560 - INT ([.K124]/2560))*256 &amp; &quot;,&quot; &amp; INT ([.K124]/2560) &amp; &quot;    ; &quot; &amp; [.A124] &amp; &quot; &quot; &amp; [.B124]" office:value-type="string" office:string-value="  .byte 6,0,0,47,100,0,0,1,30,0    ; 118 POTION/CURE P">
            <text:p><text:s text:c="2"/>.byte 6,0,0,47,100,0,0,1,30,0 <text:s text:c="3"/>; 118 POTION/CURE P</text:p>
          </table:table-cell>
          <table:table-cell table:style-name="ce33" table:formula="of:=LEN([.B124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BOOK OF BEAST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50000">
            <text:p>150000</text:p>
          </table:table-cell>
          <table:table-cell table:formula="of:=&quot;  .byte &quot;&quot;&quot; &amp; [.B125] &amp; &quot;&quot;&quot;,0  ; &quot; &amp; [.A125]" office:value-type="string" office:string-value="  .byte &quot;BOOK OF BEASTS&quot;,0  ; 119">
            <text:p><text:s text:c="2"/>.byte "BOOK OF BEASTS",0 <text:s/>; 119</text:p>
          </table:table-cell>
          <table:table-cell table:formula="of:=&quot;  .byte &quot; &amp; [.C125] &amp; &quot;,&quot; &amp; [.D125] &amp; &quot;,&quot; &amp; [.E125] &amp; &quot;,&quot; &amp; [.F125] &amp; &quot;,&quot; &amp; [.G125] &amp; &quot;,&quot; &amp; [.H125] &amp; &quot;,&quot; &amp; [.I125] &amp; &quot;,&quot; &amp; [.J125] &amp; &quot;,&quot; &amp; ([.K125]/2560 - INT ([.K125]/2560))*256 &amp; &quot;,&quot; &amp; INT ([.K125]/2560) &amp; &quot;    ; &quot; &amp; [.A125] &amp; &quot; &quot; &amp; [.B125]" office:value-type="string" office:string-value="  .byte 7,0,0,22,5,0,8,8,152,58    ; 119 BOOK OF BEASTS">
            <text:p><text:s text:c="2"/>.byte 7,0,0,22,5,0,8,8,152,58 <text:s text:c="3"/>; 119 BOOK OF BEASTS</text:p>
          </table:table-cell>
          <table:table-cell table:style-name="ce33" table:formula="of:=LEN([.B12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BOOK OF BEAUTY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26] &amp; &quot;&quot;&quot;,0  ; &quot; &amp; [.A126]" office:value-type="string" office:string-value="  .byte &quot;BOOK OF BEAUTY&quot;,0  ; 120">
            <text:p><text:s text:c="2"/>.byte "BOOK OF BEAUTY",0 <text:s/>; 120</text:p>
          </table:table-cell>
          <table:table-cell table:formula="of:=&quot;  .byte &quot; &amp; [.C126] &amp; &quot;,&quot; &amp; [.D126] &amp; &quot;,&quot; &amp; [.E126] &amp; &quot;,&quot; &amp; [.F126] &amp; &quot;,&quot; &amp; [.G126] &amp; &quot;,&quot; &amp; [.H126] &amp; &quot;,&quot; &amp; [.I126] &amp; &quot;,&quot; &amp; [.J126] &amp; &quot;,&quot; &amp; ([.K126]/2560 - INT ([.K126]/2560))*256 &amp; &quot;,&quot; &amp; INT ([.K126]/2560) &amp; &quot;    ; &quot; &amp; [.A126] &amp; &quot; &quot; &amp; [.B126]" office:value-type="string" office:string-value="  .byte 7,0,0,128+13,100,0,0,9,80,195    ; 120 BOOK OF BEAUTY">
            <text:p><text:s text:c="2"/>.byte 7,0,0,128+13,100,0,0,9,80,195 <text:s text:c="3"/>; 120 BOOK OF BEAUTY</text:p>
          </table:table-cell>
          <table:table-cell table:style-name="ce33" table:formula="of:=LEN([.B12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BOOK OF DARK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">
            <text:p>50000</text:p>
          </table:table-cell>
          <table:table-cell table:formula="of:=&quot;  .byte &quot;&quot;&quot; &amp; [.B127] &amp; &quot;&quot;&quot;,0  ; &quot; &amp; [.A127]" office:value-type="string" office:string-value="  .byte &quot;BOOK OF DARK&quot;,0  ; 121">
            <text:p><text:s text:c="2"/>.byte "BOOK OF DARK",0 <text:s/>; 121</text:p>
          </table:table-cell>
          <table:table-cell table:formula="of:=&quot;  .byte &quot; &amp; [.C127] &amp; &quot;,&quot; &amp; [.D127] &amp; &quot;,&quot; &amp; [.E127] &amp; &quot;,&quot; &amp; [.F127] &amp; &quot;,&quot; &amp; [.G127] &amp; &quot;,&quot; &amp; [.H127] &amp; &quot;,&quot; &amp; [.I127] &amp; &quot;,&quot; &amp; [.J127] &amp; &quot;,&quot; &amp; ([.K127]/2560 - INT ([.K127]/2560))*256 &amp; &quot;,&quot; &amp; INT ([.K127]/2560) &amp; &quot;    ; &quot; &amp; [.A127] &amp; &quot; &quot; &amp; [.B127]" office:value-type="string" office:string-value="  .byte 7,0,0,27,25,0,0,9,136,19    ; 121 BOOK OF DARK">
            <text:p><text:s text:c="2"/>.byte 7,0,0,27,25,0,0,9,136,19 <text:s text:c="3"/>; 121 BOOK OF DARK</text:p>
          </table:table-cell>
          <table:table-cell table:style-name="ce33" table:formula="of:=LEN([.B127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22">
            <text:p>122</text:p>
          </table:table-cell>
          <table:table-cell office:value-type="string">
            <text:p>BOOK OF HEALTH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28] &amp; &quot;&quot;&quot;,0  ; &quot; &amp; [.A128]" office:value-type="string" office:string-value="  .byte &quot;BOOK OF HEALTH&quot;,0  ; 122">
            <text:p><text:s text:c="2"/>.byte "BOOK OF HEALTH",0 <text:s/>; 122</text:p>
          </table:table-cell>
          <table:table-cell table:formula="of:=&quot;  .byte &quot; &amp; [.C128] &amp; &quot;,&quot; &amp; [.D128] &amp; &quot;,&quot; &amp; [.E128] &amp; &quot;,&quot; &amp; [.F128] &amp; &quot;,&quot; &amp; [.G128] &amp; &quot;,&quot; &amp; [.H128] &amp; &quot;,&quot; &amp; [.I128] &amp; &quot;,&quot; &amp; [.J128] &amp; &quot;,&quot; &amp; ([.K128]/2560 - INT ([.K128]/2560))*256 &amp; &quot;,&quot; &amp; INT ([.K128]/2560) &amp; &quot;    ; &quot; &amp; [.A128] &amp; &quot; &quot; &amp; [.B128]" office:value-type="string" office:string-value="  .byte 7,0,0,128+12,100,0,0,9,80,195    ; 122 BOOK OF HEALTH">
            <text:p><text:s text:c="2"/>.byte 7,0,0,128+12,100,0,0,9,80,195 <text:s text:c="3"/>; 122 BOOK OF HEALTH</text:p>
          </table:table-cell>
          <table:table-cell table:style-name="ce33" table:formula="of:=LEN([.B12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CODEX I PLANE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50000">
            <text:p>450000</text:p>
          </table:table-cell>
          <table:table-cell table:formula="of:=&quot;  .byte &quot;&quot;&quot; &amp; [.B129] &amp; &quot;&quot;&quot;,0  ; &quot; &amp; [.A129]" office:value-type="string" office:string-value="  .byte &quot;CODEX I PLANES&quot;,0  ; 123">
            <text:p><text:s text:c="2"/>.byte "CODEX I PLANES",0 <text:s/>; 123</text:p>
          </table:table-cell>
          <table:table-cell table:formula="of:=&quot;  .byte &quot; &amp; [.C129] &amp; &quot;,&quot; &amp; [.D129] &amp; &quot;,&quot; &amp; [.E129] &amp; &quot;,&quot; &amp; [.F129] &amp; &quot;,&quot; &amp; [.G129] &amp; &quot;,&quot; &amp; [.H129] &amp; &quot;,&quot; &amp; [.I129] &amp; &quot;,&quot; &amp; [.J129] &amp; &quot;,&quot; &amp; ([.K129]/2560 - INT ([.K129]/2560))*256 &amp; &quot;,&quot; &amp; INT ([.K129]/2560) &amp; &quot;    ; &quot; &amp; [.A129] &amp; &quot; &quot; &amp; [.B129]" office:value-type="string" office:string-value="  .byte 7,0,0,27,5,0,8,10,200,175    ; 123 CODEX I PLANES">
            <text:p><text:s text:c="2"/>.byte 7,0,0,27,5,0,8,10,200,175 <text:s text:c="3"/>; 123 CODEX I PLANES</text:p>
          </table:table-cell>
          <table:table-cell table:style-name="ce33" table:formula="of:=LEN([.B129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NECRONOMICON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table:formula="of:=&quot;  .byte &quot;&quot;&quot; &amp; [.B130] &amp; &quot;&quot;&quot;,0  ; &quot; &amp; [.A130]" office:value-type="string" office:string-value="  .byte &quot;NECRONOMICON&quot;,0  ; 124">
            <text:p><text:s text:c="2"/>.byte "NECRONOMICON",0 <text:s/>; 124</text:p>
          </table:table-cell>
          <table:table-cell table:formula="of:=&quot;  .byte &quot; &amp; [.C130] &amp; &quot;,&quot; &amp; [.D130] &amp; &quot;,&quot; &amp; [.E130] &amp; &quot;,&quot; &amp; [.F130] &amp; &quot;,&quot; &amp; [.G130] &amp; &quot;,&quot; &amp; [.H130] &amp; &quot;,&quot; &amp; [.I130] &amp; &quot;,&quot; &amp; [.J130] &amp; &quot;,&quot; &amp; ([.K130]/2560 - INT ([.K130]/2560))*256 &amp; &quot;,&quot; &amp; INT ([.K130]/2560) &amp; &quot;    ; &quot; &amp; [.A130] &amp; &quot; &quot; &amp; [.B130]" office:value-type="string" office:string-value="  .byte 7,0,0,56,5,0,16,8,168,97    ; 124 NECRONOMICON">
            <text:p><text:s text:c="2"/>.byte 7,0,0,56,5,0,16,8,168,97 <text:s text:c="3"/>; 124 NECRONOMICON</text:p>
          </table:table-cell>
          <table:table-cell table:style-name="ce33" table:formula="of:=LEN([.B13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RECORD OF SPE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31] &amp; &quot;&quot;&quot;,0  ; &quot; &amp; [.A131]" office:value-type="string" office:string-value="  .byte &quot;RECORD OF SPED&quot;,0  ; 125">
            <text:p><text:s text:c="2"/>.byte "RECORD OF SPED",0 <text:s/>; 125</text:p>
          </table:table-cell>
          <table:table-cell table:formula="of:=&quot;  .byte &quot; &amp; [.C131] &amp; &quot;,&quot; &amp; [.D131] &amp; &quot;,&quot; &amp; [.E131] &amp; &quot;,&quot; &amp; [.F131] &amp; &quot;,&quot; &amp; [.G131] &amp; &quot;,&quot; &amp; [.H131] &amp; &quot;,&quot; &amp; [.I131] &amp; &quot;,&quot; &amp; [.J131] &amp; &quot;,&quot; &amp; ([.K131]/2560 - INT ([.K131]/2560))*256 &amp; &quot;,&quot; &amp; INT ([.K131]/2560) &amp; &quot;    ; &quot; &amp; [.A131] &amp; &quot; &quot; &amp; [.B131]" office:value-type="string" office:string-value="  .byte 7,0,0,128+11,100,0,0,9,80,195    ; 125 RECORD OF SPED">
            <text:p><text:s text:c="2"/>.byte 7,0,0,128+11,100,0,0,9,80,195 <text:s text:c="3"/>; 125 RECORD OF SPED</text:p>
          </table:table-cell>
          <table:table-cell table:style-name="ce33" table:formula="of:=LEN([.B13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SCROLL OF DUMA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formula="of:=&quot;  .byte &quot;&quot;&quot; &amp; [.B132] &amp; &quot;&quot;&quot;,0  ; &quot; &amp; [.A132]" office:value-type="string" office:string-value="  .byte &quot;SCROLL OF DUMA&quot;,0  ; 126">
            <text:p><text:s text:c="2"/>.byte "SCROLL OF DUMA",0 <text:s/>; 126</text:p>
          </table:table-cell>
          <table:table-cell table:formula="of:=&quot;  .byte &quot; &amp; [.C132] &amp; &quot;,&quot; &amp; [.D132] &amp; &quot;,&quot; &amp; [.E132] &amp; &quot;,&quot; &amp; [.F132] &amp; &quot;,&quot; &amp; [.G132] &amp; &quot;,&quot; &amp; [.H132] &amp; &quot;,&quot; &amp; [.I132] &amp; &quot;,&quot; &amp; [.J132] &amp; &quot;,&quot; &amp; ([.K132]/2560 - INT ([.K132]/2560))*256 &amp; &quot;,&quot; &amp; INT ([.K132]/2560) &amp; &quot;    ; &quot; &amp; [.A132] &amp; &quot; &quot; &amp; [.B132]" office:value-type="string" office:string-value="  .byte 7,0,0,1,25,0,8,5,100,0    ; 126 SCROLL OF DUMA">
            <text:p><text:s text:c="2"/>.byte 7,0,0,1,25,0,8,5,100,0 <text:s text:c="3"/>; 126 SCROLL OF DUMA</text:p>
          </table:table-cell>
          <table:table-cell table:style-name="ce33" table:formula="of:=LEN([.B13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SCROLL OF FIR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000">
            <text:p>25000</text:p>
          </table:table-cell>
          <table:table-cell table:formula="of:=&quot;  .byte &quot;&quot;&quot; &amp; [.B133] &amp; &quot;&quot;&quot;,0  ; &quot; &amp; [.A133]" office:value-type="string" office:string-value="  .byte &quot;SCROLL OF FIRE&quot;,0  ; 127">
            <text:p><text:s text:c="2"/>.byte "SCROLL OF FIRE",0 <text:s/>; 127</text:p>
          </table:table-cell>
          <table:table-cell table:formula="of:=&quot;  .byte &quot; &amp; [.C133] &amp; &quot;,&quot; &amp; [.D133] &amp; &quot;,&quot; &amp; [.E133] &amp; &quot;,&quot; &amp; [.F133] &amp; &quot;,&quot; &amp; [.G133] &amp; &quot;,&quot; &amp; [.H133] &amp; &quot;,&quot; &amp; [.I133] &amp; &quot;,&quot; &amp; [.J133] &amp; &quot;,&quot; &amp; ([.K133]/2560 - INT ([.K133]/2560))*256 &amp; &quot;,&quot; &amp; INT ([.K133]/2560) &amp; &quot;    ; &quot; &amp; [.A133] &amp; &quot; &quot; &amp; [.B133]" office:value-type="string" office:string-value="  .byte 7,0,0,11,25,0,8,3,196,9    ; 127 SCROLL OF FIRE">
            <text:p><text:s text:c="2"/>.byte 7,0,0,11,25,0,8,3,196,9 <text:s text:c="3"/>; 127 SCROLL OF FIRE</text:p>
          </table:table-cell>
          <table:table-cell table:style-name="ce33" table:formula="of:=LEN([.B13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SCROLL OF HEAL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500">
            <text:p>11500</text:p>
          </table:table-cell>
          <table:table-cell table:formula="of:=&quot;  .byte &quot;&quot;&quot; &amp; [.B134] &amp; &quot;&quot;&quot;,0  ; &quot; &amp; [.A134]" office:value-type="string" office:string-value="  .byte &quot;SCROLL OF HEAL&quot;,0  ; 128">
            <text:p><text:s text:c="2"/>.byte "SCROLL OF HEAL",0 <text:s/>; 128</text:p>
          </table:table-cell>
          <table:table-cell table:formula="of:=&quot;  .byte &quot; &amp; [.C134] &amp; &quot;,&quot; &amp; [.D134] &amp; &quot;,&quot; &amp; [.E134] &amp; &quot;,&quot; &amp; [.F134] &amp; &quot;,&quot; &amp; [.G134] &amp; &quot;,&quot; &amp; [.H134] &amp; &quot;,&quot; &amp; [.I134] &amp; &quot;,&quot; &amp; [.J134] &amp; &quot;,&quot; &amp; ([.K134]/2560 - INT ([.K134]/2560))*256 &amp; &quot;,&quot; &amp; INT ([.K134]/2560) &amp; &quot;    ; &quot; &amp; [.A134] &amp; &quot; &quot; &amp; [.B134]" office:value-type="string" office:string-value="  .byte 7,0,0,32,5,0,16,3,126,4    ; 128 SCROLL OF HEAL">
            <text:p><text:s text:c="2"/>.byte 7,0,0,32,5,0,16,3,126,4 <text:s text:c="3"/>; 128 SCROLL OF HEAL</text:p>
          </table:table-cell>
          <table:table-cell table:style-name="ce33" table:formula="of:=LEN([.B13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SCROLL OF LIF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000">
            <text:p>5000</text:p>
          </table:table-cell>
          <table:table-cell table:formula="of:=&quot;  .byte &quot;&quot;&quot; &amp; [.B135] &amp; &quot;&quot;&quot;,0  ; &quot; &amp; [.A135]" office:value-type="string" office:string-value="  .byte &quot;SCROLL OF LIFE&quot;,0  ; 129">
            <text:p><text:s text:c="2"/>.byte "SCROLL OF LIFE",0 <text:s/>; 129</text:p>
          </table:table-cell>
          <table:table-cell table:formula="of:=&quot;  .byte &quot; &amp; [.C135] &amp; &quot;,&quot; &amp; [.D135] &amp; &quot;,&quot; &amp; [.E135] &amp; &quot;,&quot; &amp; [.F135] &amp; &quot;,&quot; &amp; [.G135] &amp; &quot;,&quot; &amp; [.H135] &amp; &quot;,&quot; &amp; [.I135] &amp; &quot;,&quot; &amp; [.J135] &amp; &quot;,&quot; &amp; ([.K135]/2560 - INT ([.K135]/2560))*256 &amp; &quot;,&quot; &amp; INT ([.K135]/2560) &amp; &quot;    ; &quot; &amp; [.A135] &amp; &quot; &quot; &amp; [.B135]" office:value-type="string" office:string-value="  .byte 7,0,0,55,50,0,16,3,244,1    ; 129 SCROLL OF LIFE">
            <text:p><text:s text:c="2"/>.byte 7,0,0,55,50,0,16,3,244,1 <text:s text:c="3"/>; 129 SCROLL OF LIFE</text:p>
          </table:table-cell>
          <table:table-cell table:style-name="ce33" table:formula="of:=LEN([.B13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SCROLL OF MAP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&quot;  .byte &quot;&quot;&quot; &amp; [.B136] &amp; &quot;&quot;&quot;,0  ; &quot; &amp; [.A136]" office:value-type="string" office:string-value="  .byte &quot;SCROLL OF MAPS&quot;,0  ; 130">
            <text:p><text:s text:c="2"/>.byte "SCROLL OF MAPS",0 <text:s/>; 130</text:p>
          </table:table-cell>
          <table:table-cell table:formula="of:=&quot;  .byte &quot; &amp; [.C136] &amp; &quot;,&quot; &amp; [.D136] &amp; &quot;,&quot; &amp; [.E136] &amp; &quot;,&quot; &amp; [.F136] &amp; &quot;,&quot; &amp; [.G136] &amp; &quot;,&quot; &amp; [.H136] &amp; &quot;,&quot; &amp; [.I136] &amp; &quot;,&quot; &amp; [.J136] &amp; &quot;,&quot; &amp; ([.K136]/2560 - INT ([.K136]/2560))*256 &amp; &quot;,&quot; &amp; INT ([.K136]/2560) &amp; &quot;    ; &quot; &amp; [.A136] &amp; &quot; &quot; &amp; [.B136]" office:value-type="string" office:string-value="  .byte 7,0,0,9,25,0,0,2,50,0    ; 130 SCROLL OF MAPS">
            <text:p><text:s text:c="2"/>.byte 7,0,0,9,25,0,0,2,50,0 <text:s text:c="3"/>; 130 SCROLL OF MAPS</text:p>
          </table:table-cell>
          <table:table-cell table:style-name="ce33" table:formula="of:=LEN([.B13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SCROLL/COTIAR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formula="of:=&quot;  .byte &quot;&quot;&quot; &amp; [.B137] &amp; &quot;&quot;&quot;,0  ; &quot; &amp; [.A137]" office:value-type="string" office:string-value="  .byte &quot;SCROLL/COTIAR&quot;,0  ; 131">
            <text:p><text:s text:c="2"/>.byte "SCROLL/COTIAR",0 <text:s/>; 131</text:p>
          </table:table-cell>
          <table:table-cell table:formula="of:=&quot;  .byte &quot; &amp; [.C137] &amp; &quot;,&quot; &amp; [.D137] &amp; &quot;,&quot; &amp; [.E137] &amp; &quot;,&quot; &amp; [.F137] &amp; &quot;,&quot; &amp; [.G137] &amp; &quot;,&quot; &amp; [.H137] &amp; &quot;,&quot; &amp; [.I137] &amp; &quot;,&quot; &amp; [.J137] &amp; &quot;,&quot; &amp; ([.K137]/2560 - INT ([.K137]/2560))*256 &amp; &quot;,&quot; &amp; INT ([.K137]/2560) &amp; &quot;    ; &quot; &amp; [.A137] &amp; &quot; &quot; &amp; [.B137]" office:value-type="string" office:string-value="  .byte 7,0,0,44,25,0,16,3,100,0    ; 131 SCROLL/COTIAR">
            <text:p><text:s text:c="2"/>.byte 7,0,0,44,25,0,16,3,100,0 <text:s text:c="3"/>; 131 SCROLL/COTIAR</text:p>
          </table:table-cell>
          <table:table-cell table:style-name="ce33" table:formula="of:=LEN([.B137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SCROLL/DEATH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formula="of:=&quot;  .byte &quot;&quot;&quot; &amp; [.B138] &amp; &quot;&quot;&quot;,0  ; &quot; &amp; [.A138]" office:value-type="string" office:string-value="  .byte &quot;SCROLL/DEATH&quot;,0  ; 132">
            <text:p><text:s text:c="2"/>.byte "SCROLL/DEATH",0 <text:s/>; 132</text:p>
          </table:table-cell>
          <table:table-cell table:formula="of:=&quot;  .byte &quot; &amp; [.C138] &amp; &quot;,&quot; &amp; [.D138] &amp; &quot;,&quot; &amp; [.E138] &amp; &quot;,&quot; &amp; [.F138] &amp; &quot;,&quot; &amp; [.G138] &amp; &quot;,&quot; &amp; [.H138] &amp; &quot;,&quot; &amp; [.I138] &amp; &quot;,&quot; &amp; [.J138] &amp; &quot;,&quot; &amp; ([.K138]/2560 - INT ([.K138]/2560))*256 &amp; &quot;,&quot; &amp; INT ([.K138]/2560) &amp; &quot;    ; &quot; &amp; [.A138] &amp; &quot; &quot; &amp; [.B138]" office:value-type="string" office:string-value="  .byte 7,0,0,29,25,0,8,7,136,19    ; 132 SCROLL/DEATH">
            <text:p><text:s text:c="2"/>.byte 7,0,0,29,25,0,8,7,136,19 <text:s text:c="3"/>; 132 SCROLL/DEATH</text:p>
          </table:table-cell>
          <table:table-cell table:style-name="ce33" table:formula="of:=LEN([.B138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SCROLL/FLESH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table:formula="of:=&quot;  .byte &quot;&quot;&quot; &amp; [.B139] &amp; &quot;&quot;&quot;,0  ; &quot; &amp; [.A139]" office:value-type="string" office:string-value="  .byte &quot;SCROLL/FLESH&quot;,0  ; 133">
            <text:p><text:s text:c="2"/>.byte "SCROLL/FLESH",0 <text:s/>; 133</text:p>
          </table:table-cell>
          <table:table-cell table:formula="of:=&quot;  .byte &quot; &amp; [.C139] &amp; &quot;,&quot; &amp; [.D139] &amp; &quot;,&quot; &amp; [.E139] &amp; &quot;,&quot; &amp; [.F139] &amp; &quot;,&quot; &amp; [.G139] &amp; &quot;,&quot; &amp; [.H139] &amp; &quot;,&quot; &amp; [.I139] &amp; &quot;,&quot; &amp; [.J139] &amp; &quot;,&quot; &amp; ([.K139]/2560 - INT ([.K139]/2560))*256 &amp; &quot;,&quot; &amp; INT ([.K139]/2560) &amp; &quot;    ; &quot; &amp; [.A139] &amp; &quot; &quot; &amp; [.B139]" office:value-type="string" office:string-value="  .byte 7,0,0,25,25,0,8,3,44,1    ; 133 SCROLL/FLESH">
            <text:p><text:s text:c="2"/>.byte 7,0,0,25,25,0,8,3,44,1 <text:s text:c="3"/>; 133 SCROLL/FLESH</text:p>
          </table:table-cell>
          <table:table-cell table:style-name="ce33" table:formula="of:=LEN([.B139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SCROLL/LIGHTNG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00">
            <text:p>12000</text:p>
          </table:table-cell>
          <table:table-cell table:formula="of:=&quot;  .byte &quot;&quot;&quot; &amp; [.B140] &amp; &quot;&quot;&quot;,0  ; &quot; &amp; [.A140]" office:value-type="string" office:string-value="  .byte &quot;SCROLL/LIGHTNG&quot;,0  ; 134">
            <text:p><text:s text:c="2"/>.byte "SCROLL/LIGHTNG",0 <text:s/>; 134</text:p>
          </table:table-cell>
          <table:table-cell table:formula="of:=&quot;  .byte &quot; &amp; [.C140] &amp; &quot;,&quot; &amp; [.D140] &amp; &quot;,&quot; &amp; [.E140] &amp; &quot;,&quot; &amp; [.F140] &amp; &quot;,&quot; &amp; [.G140] &amp; &quot;,&quot; &amp; [.H140] &amp; &quot;,&quot; &amp; [.I140] &amp; &quot;,&quot; &amp; [.J140] &amp; &quot;,&quot; &amp; ([.K140]/2560 - INT ([.K140]/2560))*256 &amp; &quot;,&quot; &amp; INT ([.K140]/2560) &amp; &quot;    ; &quot; &amp; [.A140] &amp; &quot; &quot; &amp; [.B140]" office:value-type="string" office:string-value="  .byte 7,0,0,8,25,0,8,2,176,4    ; 134 SCROLL/LIGHTNG">
            <text:p><text:s text:c="2"/>.byte 7,0,0,8,25,0,8,2,176,4 <text:s text:c="3"/>; 134 SCROLL/LIGHTNG</text:p>
          </table:table-cell>
          <table:table-cell table:style-name="ce33" table:formula="of:=LEN([.B14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SCROLL/SLEEP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&quot;  .byte &quot;&quot;&quot; &amp; [.B141] &amp; &quot;&quot;&quot;,0  ; &quot; &amp; [.A141]" office:value-type="string" office:string-value="  .byte &quot;SCROLL/SLEEP&quot;,0  ; 135">
            <text:p><text:s text:c="2"/>.byte "SCROLL/SLEEP",0 <text:s/>; 135</text:p>
          </table:table-cell>
          <table:table-cell table:formula="of:=&quot;  .byte &quot; &amp; [.C141] &amp; &quot;,&quot; &amp; [.D141] &amp; &quot;,&quot; &amp; [.E141] &amp; &quot;,&quot; &amp; [.F141] &amp; &quot;,&quot; &amp; [.G141] &amp; &quot;,&quot; &amp; [.H141] &amp; &quot;,&quot; &amp; [.I141] &amp; &quot;,&quot; &amp; [.J141] &amp; &quot;,&quot; &amp; ([.K141]/2560 - INT ([.K141]/2560))*256 &amp; &quot;,&quot; &amp; INT ([.K141]/2560) &amp; &quot;    ; &quot; &amp; [.A141] &amp; &quot; &quot; &amp; [.B141]" office:value-type="string" office:string-value="  .byte 7,0,0,4,25,0,8,1,50,0    ; 135 SCROLL/SLEEP">
            <text:p><text:s text:c="2"/>.byte 7,0,0,4,25,0,8,1,50,0 <text:s text:c="3"/>; 135 SCROLL/SLEEP</text:p>
          </table:table-cell>
          <table:table-cell table:style-name="ce33" table:formula="of:=LEN([.B14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TOME OF LIGH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42] &amp; &quot;&quot;&quot;,0  ; &quot; &amp; [.A142]" office:value-type="string" office:string-value="  .byte &quot;TOME OF LIGHT&quot;,0  ; 136">
            <text:p><text:s text:c="2"/>.byte "TOME OF LIGHT",0 <text:s/>; 136</text:p>
          </table:table-cell>
          <table:table-cell table:formula="of:=&quot;  .byte &quot; &amp; [.C142] &amp; &quot;,&quot; &amp; [.D142] &amp; &quot;,&quot; &amp; [.E142] &amp; &quot;,&quot; &amp; [.F142] &amp; &quot;,&quot; &amp; [.G142] &amp; &quot;,&quot; &amp; [.H142] &amp; &quot;,&quot; &amp; [.I142] &amp; &quot;,&quot; &amp; [.J142] &amp; &quot;,&quot; &amp; ([.K142]/2560 - INT ([.K142]/2560))*256 &amp; &quot;,&quot; &amp; INT ([.K142]/2560) &amp; &quot;    ; &quot; &amp; [.A142] &amp; &quot; &quot; &amp; [.B142]" office:value-type="string" office:string-value="  .byte 7,0,0,128+10,100,0,0,9,80,195    ; 136 TOME OF LIGHT">
            <text:p><text:s text:c="2"/>.byte 7,0,0,128+10,100,0,0,9,80,195 <text:s text:c="3"/>; 136 TOME OF LIGHT</text:p>
          </table:table-cell>
          <table:table-cell table:style-name="ce33" table:formula="of:=LEN([.B14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TOME OF MAGI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43] &amp; &quot;&quot;&quot;,0  ; &quot; &amp; [.A143]" office:value-type="string" office:string-value="  .byte &quot;TOME OF MAGI&quot;,0  ; 137">
            <text:p><text:s text:c="2"/>.byte "TOME OF MAGI",0 <text:s/>; 137</text:p>
          </table:table-cell>
          <table:table-cell table:formula="of:=&quot;  .byte &quot; &amp; [.C143] &amp; &quot;,&quot; &amp; [.D143] &amp; &quot;,&quot; &amp; [.E143] &amp; &quot;,&quot; &amp; [.F143] &amp; &quot;,&quot; &amp; [.G143] &amp; &quot;,&quot; &amp; [.H143] &amp; &quot;,&quot; &amp; [.I143] &amp; &quot;,&quot; &amp; [.J143] &amp; &quot;,&quot; &amp; ([.K143]/2560 - INT ([.K143]/2560))*256 &amp; &quot;,&quot; &amp; INT ([.K143]/2560) &amp; &quot;    ; &quot; &amp; [.A143] &amp; &quot; &quot; &amp; [.B143]" office:value-type="string" office:string-value="  .byte 7,0,0,128+9,100,0,0,9,80,195    ; 137 TOME OF MAGI">
            <text:p><text:s text:c="2"/>.byte 7,0,0,128+9,100,0,0,9,80,195 <text:s text:c="3"/>; 137 TOME OF MAGI</text:p>
          </table:table-cell>
          <table:table-cell table:style-name="ce33" table:formula="of:=LEN([.B143])" office:value-type="float" office:value="12">
            <text:p>12</text:p>
          </table:table-cell>
          <table:table-cell table:number-columns-repeated="1010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TEMS-alphabetical" table:style-name="ta4" table:print="false">
        <table:table-column table:style-name="co47" table:default-cell-style-name="ce32"/>
        <table:table-column table:style-name="co48" table:default-cell-style-name="Default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2" table:default-cell-style-name="ce32"/>
        <table:table-column table:style-name="co53" table:default-cell-style-name="ce32"/>
        <table:table-column table:style-name="co54" table:default-cell-style-name="ce32"/>
        <table:table-column table:style-name="co53" table:default-cell-style-name="ce32"/>
        <table:table-column table:style-name="co54" table:default-cell-style-name="ce32"/>
        <table:table-column table:style-name="co55" table:default-cell-style-name="ce19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4" table:number-columns-repeated="1010" table:default-cell-style-name="Default"/>
        <table:table-row table:style-name="ro4">
          <table:table-cell table:style-name="ce30"/>
          <table:table-cell table:style-name="ce33"/>
          <table:table-cell table:style-name="ce18" office:value-type="string">
            <text:p>.7=scroll</text:p>
          </table:table-cell>
          <table:table-cell table:style-name="ce30" table:number-columns-repeated="2"/>
          <table:table-cell table:style-name="ce18" office:value-type="string">
            <text:p>.128=raise stat</text:p>
          </table:table-cell>
          <table:table-cell table:style-name="ce30" table:number-columns-repeated="2"/>
          <table:table-cell table:style-name="ce18"/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0"/>
          <table:table-cell table:style-name="ce33"/>
          <table:table-cell table:style-name="ce18" office:value-type="string">
            <text:p>.5=jewelry, 6=potion</text:p>
          </table:table-cell>
          <table:table-cell table:style-name="ce30" table:number-columns-repeated="2"/>
          <table:table-cell table:style-name="Default" office:value-type="string">
            <text:p>.64 = restore spells</text:p>
          </table:table-cell>
          <table:table-cell table:style-name="ce30" table:number-columns-repeated="2"/>
          <table:table-cell table:style-name="ce18" office:value-type="string">
            <text:p>.8=wizard caster 16=priest caste 32 = thief</text:p>
          </table:table-cell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0"/>
          <table:table-cell table:style-name="ce33"/>
          <table:table-cell table:style-name="ce18" office:value-type="string">
            <text:p>.3=shield, 4=gem</text:p>
          </table:table-cell>
          <table:table-cell table:style-name="ce30" table:number-columns-repeated="2"/>
          <table:table-cell table:style-name="ce19" office:value-type="string">
            <text:p>.31-60 priest spell</text:p>
          </table:table-cell>
          <table:table-cell table:style-name="ce30" table:number-columns-repeated="2"/>
          <table:table-cell table:style-name="ce18" office:value-type="string">
            <text:p>+4=sharp</text:p>
          </table:table-cell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0"/>
          <table:table-cell table:style-name="ce33"/>
          <table:table-cell table:style-name="ce18" office:value-type="string">
            <text:p>.1=weapon, 2=armor</text:p>
          </table:table-cell>
          <table:table-cell table:style-name="ce30" table:number-columns-repeated="2"/>
          <table:table-cell table:style-name="ce18" office:value-type="string">
            <text:p>.1-30 wizard spell</text:p>
          </table:table-cell>
          <table:table-cell table:style-name="ce30" table:number-columns-repeated="2"/>
          <table:table-cell table:style-name="ce18" office:value-type="string">
            <text:p>.0-3=weapon or armor</text:p>
          </table:table-cell>
          <table:table-cell table:style-name="ce30"/>
          <table:table-cell table:style-name="ce18"/>
          <table:table-cell table:style-name="ce33" table:number-columns-repeated="1011"/>
          <table:table-cell table:number-columns-repeated="2"/>
        </table:table-row>
        <table:table-row table:style-name="ro4">
          <table:table-cell table:style-name="ce31" office:value-type="string">
            <text:p>#</text:p>
          </table:table-cell>
          <table:table-cell table:style-name="ce14" office:value-type="string">
            <text:p>NAM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DAM</text:p>
          </table:table-cell>
          <table:table-cell table:style-name="ce31" office:value-type="string">
            <text:p>+TH/AC</text:p>
          </table:table-cell>
          <table:table-cell table:style-name="ce31" office:value-type="string">
            <text:p>POWER</text:p>
          </table:table-cell>
          <table:table-cell table:style-name="ce31" office:value-type="string">
            <text:p>%DEST</text:p>
          </table:table-cell>
          <table:table-cell table:style-name="ce31" office:value-type="string">
            <text:p>#DEST</text:p>
          </table:table-cell>
          <table:table-cell table:style-name="ce31" office:value-type="string">
            <text:p>CLASS</text:p>
          </table:table-cell>
          <table:table-cell table:style-name="ce31" office:value-type="string">
            <text:p>LEVEL</text:p>
          </table:table-cell>
          <table:table-cell table:style-name="ce34" office:value-type="string">
            <text:p>VALUE</text:p>
          </table:table-cell>
          <table:table-cell table:style-name="ce14" table:number-columns-repeated="1011"/>
          <table:table-cell table:number-columns-repeated="2"/>
        </table:table-row>
        <table:table-row table:style-name="ro4">
          <table:table-cell table:style-name="ce30" office:value-type="float" office:value="0">
            <text:p>0</text:p>
          </table:table-cell>
          <table:table-cell table:style-name="ce33" office:value-type="string">
            <text:p>NONE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number-columns-repeated="6" table:style-name="ce30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&quot;  .byte &quot;&quot;&quot; &amp; [.B6] &amp; &quot;&quot;&quot;,0  ; &quot; &amp; [.A6]" office:value-type="string" office:string-value="  .byte &quot;NONE&quot;,0  ; 0">
            <text:p><text:s text:c="2"/>.byte "NONE",0 <text:s/>; 0</text:p>
          </table:table-cell>
          <table:table-cell table:formula="of:=&quot;  .byte &quot; &amp; [.C6] &amp; &quot;,&quot; &amp; [.D6] &amp; &quot;,&quot; &amp; [.E6] &amp; &quot;,&quot; &amp; [.F6] &amp; &quot;,&quot; &amp; [.G6] &amp; &quot;,&quot; &amp; [.H6] &amp; &quot;,&quot; &amp; [.I6] &amp; &quot;,&quot; &amp; [.J6] &amp; &quot;,&quot; &amp; ([.K6]/2560 - INT ([.K6]/2560))*256 &amp; &quot;,&quot; &amp; INT ([.K6]/2560) &amp; &quot;    ; &quot; &amp; [.A6] &amp; &quot; &quot; &amp; [.B6]" office:value-type="string" office:string-value="  .byte 0,2,0,0,0,0,0,0,0,0    ; 0 NONE">
            <text:p><text:s text:c="2"/>.byte 0,2,0,0,0,0,0,0,0,0 <text:s text:c="3"/>; 0 NONE</text:p>
          </table:table-cell>
          <table:table-cell table:style-name="ce33" table:formula="of:=LEN([.B6])" office:value-type="float" office:value="4">
            <text:p>4</text:p>
          </table:table-cell>
          <table:table-cell table:style-name="ce33" table:number-columns-repeated="101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X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&quot;  .byte &quot;&quot;&quot; &amp; [.B7] &amp; &quot;&quot;&quot;,0  ; &quot; &amp; [.A7]" office:value-type="string" office:string-value="  .byte &quot;AXE&quot;,0  ; 1">
            <text:p><text:s text:c="2"/>.byte "AXE",0 <text:s/>; 1</text:p>
          </table:table-cell>
          <table:table-cell table:formula="of:=&quot;  .byte &quot; &amp; [.C7] &amp; &quot;,&quot; &amp; [.D7] &amp; &quot;,&quot; &amp; [.E7] &amp; &quot;,&quot; &amp; [.F7] &amp; &quot;,&quot; &amp; [.G7] &amp; &quot;,&quot; &amp; [.H7] &amp; &quot;,&quot; &amp; [.I7] &amp; &quot;,&quot; &amp; [.J7] &amp; &quot;,&quot; &amp; ([.K7]/2560 - INT ([.K7]/2560))*256 &amp; &quot;,&quot; &amp; INT ([.K7]/2560) &amp; &quot;    ; &quot; &amp; [.A7] &amp; &quot; &quot; &amp; [.B7]" office:value-type="string" office:string-value="  .byte 1,8,0,0,0,0,2+4,0,6,0    ; 1 AXE">
            <text:p><text:s text:c="2"/>.byte 1,8,0,0,0,0,2+4,0,6,0 <text:s text:c="3"/>; 1 AXE</text:p>
          </table:table-cell>
          <table:table-cell table:style-name="ce33" table:formula="of:=LEN([.B7])" office:value-type="float" office:value="3">
            <text:p>3</text:p>
          </table:table-cell>
          <table:table-cell table:number-columns-repeated="101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XE OF CHARMS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2+4</text:p>
          </table:table-cell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table:formula="of:=&quot;  .byte &quot;&quot;&quot; &amp; [.B8] &amp; &quot;&quot;&quot;,0  ; &quot; &amp; [.A8]" office:value-type="string" office:string-value="  .byte &quot;AXE OF CHARMS&quot;,0  ; 2">
            <text:p><text:s text:c="2"/>.byte "AXE OF CHARMS",0 <text:s/>; 2</text:p>
          </table:table-cell>
          <table:table-cell table:formula="of:=&quot;  .byte &quot; &amp; [.C8] &amp; &quot;,&quot; &amp; [.D8] &amp; &quot;,&quot; &amp; [.E8] &amp; &quot;,&quot; &amp; [.F8] &amp; &quot;,&quot; &amp; [.G8] &amp; &quot;,&quot; &amp; [.H8] &amp; &quot;,&quot; &amp; [.I8] &amp; &quot;,&quot; &amp; [.J8] &amp; &quot;,&quot; &amp; ([.K8]/2560 - INT ([.K8]/2560))*256 &amp; &quot;,&quot; &amp; INT ([.K8]/2560) &amp; &quot;    ; &quot; &amp; [.A8] &amp; &quot; &quot; &amp; [.B8]" office:value-type="string" office:string-value="  .byte 1,24,4,20,10,18,2+4,9,30,0    ; 2 AXE OF CHARMS">
            <text:p><text:s text:c="2"/>.byte 1,24,4,20,10,18,2+4,9,30,0 <text:s text:c="3"/>; 2 AXE OF CHARMS</text:p>
          </table:table-cell>
          <table:table-cell table:style-name="ce33" table:formula="of:=LEN([.B8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XE OF CIRGAR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&quot;  .byte &quot;&quot;&quot; &amp; [.B9] &amp; &quot;&quot;&quot;,0  ; &quot; &amp; [.A9]" office:value-type="string" office:string-value="  .byte &quot;AXE OF CIRGAR&quot;,0  ; 3">
            <text:p><text:s text:c="2"/>.byte "AXE OF CIRGAR",0 <text:s/>; 3</text:p>
          </table:table-cell>
          <table:table-cell table:formula="of:=&quot;  .byte &quot; &amp; [.C9] &amp; &quot;,&quot; &amp; [.D9] &amp; &quot;,&quot; &amp; [.E9] &amp; &quot;,&quot; &amp; [.F9] &amp; &quot;,&quot; &amp; [.G9] &amp; &quot;,&quot; &amp; [.H9] &amp; &quot;,&quot; &amp; [.I9] &amp; &quot;,&quot; &amp; [.J9] &amp; &quot;,&quot; &amp; ([.K9]/2560 - INT ([.K9]/2560))*256 &amp; &quot;,&quot; &amp; INT ([.K9]/2560) &amp; &quot;    ; &quot; &amp; [.A9] &amp; &quot; &quot; &amp; [.B9]" office:value-type="string" office:string-value="  .byte 1,24,3,0,0,0,2+4,7,4,0    ; 3 AXE OF CIRGAR">
            <text:p><text:s text:c="2"/>.byte 1,24,3,0,0,0,2+4,7,4,0 <text:s text:c="3"/>; 3 AXE OF CIRGAR</text:p>
          </table:table-cell>
          <table:table-cell table:style-name="ce33" table:formula="of:=LEN([.B9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XE OF LORD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3+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&quot;  .byte &quot;&quot;&quot; &amp; [.B10] &amp; &quot;&quot;&quot;,0  ; &quot; &amp; [.A10]" office:value-type="string" office:string-value="  .byte &quot;AXE OF LORDS&quot;,0  ; 4">
            <text:p><text:s text:c="2"/>.byte "AXE OF LORDS",0 <text:s/>; 4</text:p>
          </table:table-cell>
          <table:table-cell table:formula="of:=&quot;  .byte &quot; &amp; [.C10] &amp; &quot;,&quot; &amp; [.D10] &amp; &quot;,&quot; &amp; [.E10] &amp; &quot;,&quot; &amp; [.F10] &amp; &quot;,&quot; &amp; [.G10] &amp; &quot;,&quot; &amp; [.H10] &amp; &quot;,&quot; &amp; [.I10] &amp; &quot;,&quot; &amp; [.J10] &amp; &quot;,&quot; &amp; ([.K10]/2560 - INT ([.K10]/2560))*256 &amp; &quot;,&quot; &amp; INT ([.K10]/2560) &amp; &quot;    ; &quot; &amp; [.A10] &amp; &quot; &quot; &amp; [.B10]" office:value-type="string" office:string-value="  .byte 1,30,8,28,5,16,3+4,10,2,0    ; 4 AXE OF LORDS">
            <text:p><text:s text:c="2"/>.byte 1,30,8,28,5,16,3+4,10,2,0 <text:s text:c="3"/>; 4 AXE OF LORDS</text:p>
          </table:table-cell>
          <table:table-cell table:style-name="ce33" table:formula="of:=LEN([.B1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XE OF MIGH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&quot;  .byte &quot;&quot;&quot; &amp; [.B11] &amp; &quot;&quot;&quot;,0  ; &quot; &amp; [.A11]" office:value-type="string" office:string-value="  .byte &quot;AXE OF MIGHT&quot;,0  ; 5">
            <text:p><text:s text:c="2"/>.byte "AXE OF MIGHT",0 <text:s/>; 5</text:p>
          </table:table-cell>
          <table:table-cell table:formula="of:=&quot;  .byte &quot; &amp; [.C11] &amp; &quot;,&quot; &amp; [.D11] &amp; &quot;,&quot; &amp; [.E11] &amp; &quot;,&quot; &amp; [.F11] &amp; &quot;,&quot; &amp; [.G11] &amp; &quot;,&quot; &amp; [.H11] &amp; &quot;,&quot; &amp; [.I11] &amp; &quot;,&quot; &amp; [.J11] &amp; &quot;,&quot; &amp; ([.K11]/2560 - INT ([.K11]/2560))*256 &amp; &quot;,&quot; &amp; INT ([.K11]/2560) &amp; &quot;    ; &quot; &amp; [.A11] &amp; &quot; &quot; &amp; [.B11]" office:value-type="string" office:string-value="  .byte 1,12,2,0,0,0,2+4,3,10,0    ; 5 AXE OF MIGHT">
            <text:p><text:s text:c="2"/>.byte 1,12,2,0,0,0,2+4,3,10,0 <text:s text:c="3"/>; 5 AXE OF MIGHT</text:p>
          </table:table-cell>
          <table:table-cell table:style-name="ce33" table:formula="of:=LEN([.B1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XE+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&quot;  .byte &quot;&quot;&quot; &amp; [.B12] &amp; &quot;&quot;&quot;,0  ; &quot; &amp; [.A12]" office:value-type="string" office:string-value="  .byte &quot;AXE+1&quot;,0  ; 6">
            <text:p><text:s text:c="2"/>.byte "AXE+1",0 <text:s/>; 6</text:p>
          </table:table-cell>
          <table:table-cell table:formula="of:=&quot;  .byte &quot; &amp; [.C12] &amp; &quot;,&quot; &amp; [.D12] &amp; &quot;,&quot; &amp; [.E12] &amp; &quot;,&quot; &amp; [.F12] &amp; &quot;,&quot; &amp; [.G12] &amp; &quot;,&quot; &amp; [.H12] &amp; &quot;,&quot; &amp; [.I12] &amp; &quot;,&quot; &amp; [.J12] &amp; &quot;,&quot; &amp; ([.K12]/2560 - INT ([.K12]/2560))*256 &amp; &quot;,&quot; &amp; INT ([.K12]/2560) &amp; &quot;    ; &quot; &amp; [.A12] &amp; &quot; &quot; &amp; [.B12]" office:value-type="string" office:string-value="  .byte 1,10,1,0,0,0,2+4,1,3,0    ; 6 AXE+1">
            <text:p><text:s text:c="2"/>.byte 1,10,1,0,0,0,2+4,1,3,0 <text:s text:c="3"/>; 6 AXE+1</text:p>
          </table:table-cell>
          <table:table-cell table:style-name="ce33" table:formula="of:=LEN([.B12])" office:value-type="float" office:value="5">
            <text:p>5</text:p>
          </table:table-cell>
          <table:table-cell table:number-columns-repeated="101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ALMUN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3+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formula="of:=&quot;  .byte &quot;&quot;&quot; &amp; [.B13] &amp; &quot;&quot;&quot;,0  ; &quot; &amp; [.A13]" office:value-type="string" office:string-value="  .byte &quot;BALMUNG&quot;,0  ; 7">
            <text:p><text:s text:c="2"/>.byte "BALMUNG",0 <text:s/>; 7</text:p>
          </table:table-cell>
          <table:table-cell table:formula="of:=&quot;  .byte &quot; &amp; [.C13] &amp; &quot;,&quot; &amp; [.D13] &amp; &quot;,&quot; &amp; [.E13] &amp; &quot;,&quot; &amp; [.F13] &amp; &quot;,&quot; &amp; [.G13] &amp; &quot;,&quot; &amp; [.H13] &amp; &quot;,&quot; &amp; [.I13] &amp; &quot;,&quot; &amp; [.J13] &amp; &quot;,&quot; &amp; ([.K13]/2560 - INT ([.K13]/2560))*256 &amp; &quot;,&quot; &amp; INT ([.K13]/2560) &amp; &quot;    ; &quot; &amp; [.A13] &amp; &quot; &quot; &amp; [.B13]" office:value-type="string" office:string-value="  .byte 1,20,5,6,5,52,3+4,8,8,0    ; 7 BALMUNG">
            <text:p><text:s text:c="2"/>.byte 1,20,5,6,5,52,3+4,8,8,0 <text:s text:c="3"/>; 7 BALMUNG</text:p>
          </table:table-cell>
          <table:table-cell table:style-name="ce33" table:formula="of:=LEN([.B13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ROAD SWORD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&quot;  .byte &quot;&quot;&quot; &amp; [.B14] &amp; &quot;&quot;&quot;,0  ; &quot; &amp; [.A14]" office:value-type="string" office:string-value="  .byte &quot;BROAD SWORD&quot;,0  ; 8">
            <text:p><text:s text:c="2"/>.byte "BROAD SWORD",0 <text:s/>; 8</text:p>
          </table:table-cell>
          <table:table-cell table:formula="of:=&quot;  .byte &quot; &amp; [.C14] &amp; &quot;,&quot; &amp; [.D14] &amp; &quot;,&quot; &amp; [.E14] &amp; &quot;,&quot; &amp; [.F14] &amp; &quot;,&quot; &amp; [.G14] &amp; &quot;,&quot; &amp; [.H14] &amp; &quot;,&quot; &amp; [.I14] &amp; &quot;,&quot; &amp; [.J14] &amp; &quot;,&quot; &amp; ([.K14]/2560 - INT ([.K14]/2560))*256 &amp; &quot;,&quot; &amp; INT ([.K14]/2560) &amp; &quot;    ; &quot; &amp; [.A14] &amp; &quot; &quot; &amp; [.B14]" office:value-type="string" office:string-value="  .byte 1,12,0,0,0,0,3+4,0,9,0    ; 8 BROAD SWORD">
            <text:p><text:s text:c="2"/>.byte 1,12,0,0,0,0,3+4,0,9,0 <text:s text:c="3"/>; 8 BROAD SWORD</text:p>
          </table:table-cell>
          <table:table-cell table:style-name="ce33" table:formula="of:=LEN([.B14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LU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&quot;  .byte &quot;&quot;&quot; &amp; [.B15] &amp; &quot;&quot;&quot;,0  ; &quot; &amp; [.A15]" office:value-type="string" office:string-value="  .byte &quot;CLUB&quot;,0  ; 9">
            <text:p><text:s text:c="2"/>.byte "CLUB",0 <text:s/>; 9</text:p>
          </table:table-cell>
          <table:table-cell table:formula="of:=&quot;  .byte &quot; &amp; [.C15] &amp; &quot;,&quot; &amp; [.D15] &amp; &quot;,&quot; &amp; [.E15] &amp; &quot;,&quot; &amp; [.F15] &amp; &quot;,&quot; &amp; [.G15] &amp; &quot;,&quot; &amp; [.H15] &amp; &quot;,&quot; &amp; [.I15] &amp; &quot;,&quot; &amp; [.J15] &amp; &quot;,&quot; &amp; ([.K15]/2560 - INT ([.K15]/2560))*256 &amp; &quot;,&quot; &amp; INT ([.K15]/2560) &amp; &quot;    ; &quot; &amp; [.A15] &amp; &quot; &quot; &amp; [.B15]" office:value-type="string" office:string-value="  .byte 1,6,0,0,0,0,1,0,30,0    ; 9 CLUB">
            <text:p><text:s text:c="2"/>.byte 1,6,0,0,0,0,1,0,30,0 <text:s text:c="3"/>; 9 CLUB</text:p>
          </table:table-cell>
          <table:table-cell table:style-name="ce33" table:formula="of:=LEN([.B15])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UTHBERTS MAC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&quot;  .byte &quot;&quot;&quot; &amp; [.B16] &amp; &quot;&quot;&quot;,0  ; &quot; &amp; [.A16]" office:value-type="string" office:string-value="  .byte &quot;CUTHBERTS MACE&quot;,0  ; 10">
            <text:p><text:s text:c="2"/>.byte "CUTHBERTS MACE",0 <text:s/>; 10</text:p>
          </table:table-cell>
          <table:table-cell table:formula="of:=&quot;  .byte &quot; &amp; [.C16] &amp; &quot;,&quot; &amp; [.D16] &amp; &quot;,&quot; &amp; [.E16] &amp; &quot;,&quot; &amp; [.F16] &amp; &quot;,&quot; &amp; [.G16] &amp; &quot;,&quot; &amp; [.H16] &amp; &quot;,&quot; &amp; [.I16] &amp; &quot;,&quot; &amp; [.J16] &amp; &quot;,&quot; &amp; ([.K16]/2560 - INT ([.K16]/2560))*256 &amp; &quot;,&quot; &amp; INT ([.K16]/2560) &amp; &quot;    ; &quot; &amp; [.A16] &amp; &quot; &quot; &amp; [.B16]" office:value-type="string" office:string-value="  .byte 1,30,10,58,5,32,16,10,15,0    ; 10 CUTHBERTS MACE">
            <text:p><text:s text:c="2"/>.byte 1,30,10,58,5,32,16,10,15,0 <text:s text:c="3"/>; 10 CUTHBERTS MACE</text:p>
          </table:table-cell>
          <table:table-cell table:style-name="ce33" table:formula="of:=LEN([.B1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DAGG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&quot;  .byte &quot;&quot;&quot; &amp; [.B17] &amp; &quot;&quot;&quot;,0  ; &quot; &amp; [.A17]" office:value-type="string" office:string-value="  .byte &quot;DAGGER&quot;,0  ; 11">
            <text:p><text:s text:c="2"/>.byte "DAGGER",0 <text:s/>; 11</text:p>
          </table:table-cell>
          <table:table-cell table:formula="of:=&quot;  .byte &quot; &amp; [.C17] &amp; &quot;,&quot; &amp; [.D17] &amp; &quot;,&quot; &amp; [.E17] &amp; &quot;,&quot; &amp; [.F17] &amp; &quot;,&quot; &amp; [.G17] &amp; &quot;,&quot; &amp; [.H17] &amp; &quot;,&quot; &amp; [.I17] &amp; &quot;,&quot; &amp; [.J17] &amp; &quot;,&quot; &amp; ([.K17]/2560 - INT ([.K17]/2560))*256 &amp; &quot;,&quot; &amp; INT ([.K17]/2560) &amp; &quot;    ; &quot; &amp; [.A17] &amp; &quot; &quot; &amp; [.B17]" office:value-type="string" office:string-value="  .byte 1,4,0,0,0,0,0+4,0,60,0    ; 11 DAGGER">
            <text:p><text:s text:c="2"/>.byte 1,4,0,0,0,0,0+4,0,60,0 <text:s text:c="3"/>; 11 DAGGER</text:p>
          </table:table-cell>
          <table:table-cell table:style-name="ce33" table:formula="of:=LEN([.B17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DAGGER+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&quot;  .byte &quot;&quot;&quot; &amp; [.B18] &amp; &quot;&quot;&quot;,0  ; &quot; &amp; [.A18]" office:value-type="string" office:string-value="  .byte &quot;DAGGER+1&quot;,0  ; 12">
            <text:p><text:s text:c="2"/>.byte "DAGGER+1",0 <text:s/>; 12</text:p>
          </table:table-cell>
          <table:table-cell table:formula="of:=&quot;  .byte &quot; &amp; [.C18] &amp; &quot;,&quot; &amp; [.D18] &amp; &quot;,&quot; &amp; [.E18] &amp; &quot;,&quot; &amp; [.F18] &amp; &quot;,&quot; &amp; [.G18] &amp; &quot;,&quot; &amp; [.H18] &amp; &quot;,&quot; &amp; [.I18] &amp; &quot;,&quot; &amp; [.J18] &amp; &quot;,&quot; &amp; ([.K18]/2560 - INT ([.K18]/2560))*256 &amp; &quot;,&quot; &amp; INT ([.K18]/2560) &amp; &quot;    ; &quot; &amp; [.A18] &amp; &quot; &quot; &amp; [.B18]" office:value-type="string" office:string-value="  .byte 1,4,1,0,0,0,0+4,1,5,0    ; 12 DAGGER+1">
            <text:p><text:s text:c="2"/>.byte 1,4,1,0,0,0,0+4,1,5,0 <text:s text:c="3"/>; 12 DAGGER+1</text:p>
          </table:table-cell>
          <table:table-cell table:style-name="ce33" table:formula="of:=LEN([.B18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DAGGER+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table:formula="of:=&quot;  .byte &quot;&quot;&quot; &amp; [.B19] &amp; &quot;&quot;&quot;,0  ; &quot; &amp; [.A19]" office:value-type="string" office:string-value="  .byte &quot;DAGGER+2&quot;,0  ; 13">
            <text:p><text:s text:c="2"/>.byte "DAGGER+2",0 <text:s/>; 13</text:p>
          </table:table-cell>
          <table:table-cell table:formula="of:=&quot;  .byte &quot; &amp; [.C19] &amp; &quot;,&quot; &amp; [.D19] &amp; &quot;,&quot; &amp; [.E19] &amp; &quot;,&quot; &amp; [.F19] &amp; &quot;,&quot; &amp; [.G19] &amp; &quot;,&quot; &amp; [.H19] &amp; &quot;,&quot; &amp; [.I19] &amp; &quot;,&quot; &amp; [.J19] &amp; &quot;,&quot; &amp; ([.K19]/2560 - INT ([.K19]/2560))*256 &amp; &quot;,&quot; &amp; INT ([.K19]/2560) &amp; &quot;    ; &quot; &amp; [.A19] &amp; &quot; &quot; &amp; [.B19]" office:value-type="string" office:string-value="  .byte 1,6,2,0,0,0,0+4,3,14,0    ; 13 DAGGER+2">
            <text:p><text:s text:c="2"/>.byte 1,6,2,0,0,0,0+4,3,14,0 <text:s text:c="3"/>; 13 DAGGER+2</text:p>
          </table:table-cell>
          <table:table-cell table:style-name="ce33" table:formula="of:=LEN([.B19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DAGGER+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4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formula="of:=&quot;  .byte &quot;&quot;&quot; &amp; [.B20] &amp; &quot;&quot;&quot;,0  ; &quot; &amp; [.A20]" office:value-type="string" office:string-value="  .byte &quot;DAGGER+3&quot;,0  ; 14">
            <text:p><text:s text:c="2"/>.byte "DAGGER+3",0 <text:s/>; 14</text:p>
          </table:table-cell>
          <table:table-cell table:formula="of:=&quot;  .byte &quot; &amp; [.C20] &amp; &quot;,&quot; &amp; [.D20] &amp; &quot;,&quot; &amp; [.E20] &amp; &quot;,&quot; &amp; [.F20] &amp; &quot;,&quot; &amp; [.G20] &amp; &quot;,&quot; &amp; [.H20] &amp; &quot;,&quot; &amp; [.I20] &amp; &quot;,&quot; &amp; [.J20] &amp; &quot;,&quot; &amp; ([.K20]/2560 - INT ([.K20]/2560))*256 &amp; &quot;,&quot; &amp; INT ([.K20]/2560) &amp; &quot;    ; &quot; &amp; [.A20] &amp; &quot; &quot; &amp; [.B20]" office:value-type="string" office:string-value="  .byte 1,8,3,0,0,0,0+4,5,50,0    ; 14 DAGGER+3">
            <text:p><text:s text:c="2"/>.byte 1,8,3,0,0,0,0+4,5,50,0 <text:s text:c="3"/>; 14 DAGGER+3</text:p>
          </table:table-cell>
          <table:table-cell table:style-name="ce33" table:formula="of:=LEN([.B20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DEATH BLAD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8">
            <text:p>8</text:p>
          </table:table-cell>
          <table:table-cell office:value-type="float" office:value="300000">
            <text:p>300000</text:p>
          </table:table-cell>
          <table:table-cell table:formula="of:=&quot;  .byte &quot;&quot;&quot; &amp; [.B21] &amp; &quot;&quot;&quot;,0  ; &quot; &amp; [.A21]" office:value-type="string" office:string-value="  .byte &quot;DEATH BLADE&quot;,0  ; 15">
            <text:p><text:s text:c="2"/>.byte "DEATH BLADE",0 <text:s/>; 15</text:p>
          </table:table-cell>
          <table:table-cell table:formula="of:=&quot;  .byte &quot; &amp; [.C21] &amp; &quot;,&quot; &amp; [.D21] &amp; &quot;,&quot; &amp; [.E21] &amp; &quot;,&quot; &amp; [.F21] &amp; &quot;,&quot; &amp; [.G21] &amp; &quot;,&quot; &amp; [.H21] &amp; &quot;,&quot; &amp; [.I21] &amp; &quot;,&quot; &amp; [.J21] &amp; &quot;,&quot; &amp; ([.K21]/2560 - INT ([.K21]/2560))*256 &amp; &quot;,&quot; &amp; INT ([.K21]/2560) &amp; &quot;    ; &quot; &amp; [.A21] &amp; &quot; &quot; &amp; [.B21]" office:value-type="string" office:string-value="  .byte 1,20,6,0,0,0,3+4,8,48,117    ; 15 DEATH BLADE">
            <text:p><text:s text:c="2"/>.byte 1,20,6,0,0,0,3+4,8,48,117 <text:s text:c="3"/>; 15 DEATH BLADE</text:p>
          </table:table-cell>
          <table:table-cell table:style-name="ce33" table:formula="of:=LEN([.B21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DEATH DAGG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0+4</text:p>
          </table:table-cell>
          <table:table-cell office:value-type="float" office:value="9">
            <text:p>9</text:p>
          </table:table-cell>
          <table:table-cell office:value-type="float" office:value="200000">
            <text:p>200000</text:p>
          </table:table-cell>
          <table:table-cell table:formula="of:=&quot;  .byte &quot;&quot;&quot; &amp; [.B22] &amp; &quot;&quot;&quot;,0  ; &quot; &amp; [.A22]" office:value-type="string" office:string-value="  .byte &quot;DEATH DAGGER&quot;,0  ; 16">
            <text:p><text:s text:c="2"/>.byte "DEATH DAGGER",0 <text:s/>; 16</text:p>
          </table:table-cell>
          <table:table-cell table:formula="of:=&quot;  .byte &quot; &amp; [.C22] &amp; &quot;,&quot; &amp; [.D22] &amp; &quot;,&quot; &amp; [.E22] &amp; &quot;,&quot; &amp; [.F22] &amp; &quot;,&quot; &amp; [.G22] &amp; &quot;,&quot; &amp; [.H22] &amp; &quot;,&quot; &amp; [.I22] &amp; &quot;,&quot; &amp; [.J22] &amp; &quot;,&quot; &amp; ([.K22]/2560 - INT ([.K22]/2560))*256 &amp; &quot;,&quot; &amp; INT ([.K22]/2560) &amp; &quot;    ; &quot; &amp; [.A22] &amp; &quot; &quot; &amp; [.B22]" office:value-type="string" office:string-value="  .byte 1,10,4,21,5,24,0+4,9,32,78    ; 16 DEATH DAGGER">
            <text:p><text:s text:c="2"/>.byte 1,10,4,21,5,24,0+4,9,32,78 <text:s text:c="3"/>; 16 DEATH DAGGER</text:p>
          </table:table-cell>
          <table:table-cell table:style-name="ce33" table:formula="of:=LEN([.B2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EXCALIBUR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3+4</text:p>
          </table:table-cell>
          <table:table-cell office:value-type="float" office:value="9">
            <text:p>9</text:p>
          </table:table-cell>
          <table:table-cell office:value-type="float" office:value="650000">
            <text:p>650000</text:p>
          </table:table-cell>
          <table:table-cell table:formula="of:=&quot;  .byte &quot;&quot;&quot; &amp; [.B23] &amp; &quot;&quot;&quot;,0  ; &quot; &amp; [.A23]" office:value-type="string" office:string-value="  .byte &quot;EXCALIBUR&quot;,0  ; 17">
            <text:p><text:s text:c="2"/>.byte "EXCALIBUR",0 <text:s/>; 17</text:p>
          </table:table-cell>
          <table:table-cell table:formula="of:=&quot;  .byte &quot; &amp; [.C23] &amp; &quot;,&quot; &amp; [.D23] &amp; &quot;,&quot; &amp; [.E23] &amp; &quot;,&quot; &amp; [.F23] &amp; &quot;,&quot; &amp; [.G23] &amp; &quot;,&quot; &amp; [.H23] &amp; &quot;,&quot; &amp; [.I23] &amp; &quot;,&quot; &amp; [.J23] &amp; &quot;,&quot; &amp; ([.K23]/2560 - INT ([.K23]/2560))*256 &amp; &quot;,&quot; &amp; INT ([.K23]/2560) &amp; &quot;    ; &quot; &amp; [.A23] &amp; &quot; &quot; &amp; [.B23]" office:value-type="string" office:string-value="  .byte 1,25,7,21,3,53,3+4,9,232,253    ; 17 EXCALIBUR">
            <text:p><text:s text:c="2"/>.byte 1,25,7,21,3,53,3+4,9,232,253 <text:s text:c="3"/>; 17 EXCALIBUR</text:p>
          </table:table-cell>
          <table:table-cell table:style-name="ce33" table:formula="of:=LEN([.B23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AMMER OF THO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000">
            <text:p>18000</text:p>
          </table:table-cell>
          <table:table-cell table:formula="of:=&quot;  .byte &quot;&quot;&quot; &amp; [.B24] &amp; &quot;&quot;&quot;,0  ; &quot; &amp; [.A24]" office:value-type="string" office:string-value="  .byte &quot;HAMMER OF THOR&quot;,0  ; 18">
            <text:p><text:s text:c="2"/>.byte "HAMMER OF THOR",0 <text:s/>; 18</text:p>
          </table:table-cell>
          <table:table-cell table:formula="of:=&quot;  .byte &quot; &amp; [.C24] &amp; &quot;,&quot; &amp; [.D24] &amp; &quot;,&quot; &amp; [.E24] &amp; &quot;,&quot; &amp; [.F24] &amp; &quot;,&quot; &amp; [.G24] &amp; &quot;,&quot; &amp; [.H24] &amp; &quot;,&quot; &amp; [.I24] &amp; &quot;,&quot; &amp; [.J24] &amp; &quot;,&quot; &amp; ([.K24]/2560 - INT ([.K24]/2560))*256 &amp; &quot;,&quot; &amp; INT ([.K24]/2560) &amp; &quot;    ; &quot; &amp; [.A24] &amp; &quot; &quot; &amp; [.B24]" office:value-type="string" office:string-value="  .byte 1,20,4,8,5,29,1,4,8,7    ; 18 HAMMER OF THOR">
            <text:p><text:s text:c="2"/>.byte 1,20,4,8,5,29,1,4,8,7 <text:s text:c="3"/>; 18 HAMMER OF THOR</text:p>
          </table:table-cell>
          <table:table-cell table:style-name="ce33" table:formula="of:=LEN([.B2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KARGEN HAMME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formula="of:=&quot;  .byte &quot;&quot;&quot; &amp; [.B25] &amp; &quot;&quot;&quot;,0  ; &quot; &amp; [.A25]" office:value-type="string" office:string-value="  .byte &quot;KARGEN HAMMER&quot;,0  ; 19">
            <text:p><text:s text:c="2"/>.byte "KARGEN HAMMER",0 <text:s/>; 19</text:p>
          </table:table-cell>
          <table:table-cell table:formula="of:=&quot;  .byte &quot; &amp; [.C25] &amp; &quot;,&quot; &amp; [.D25] &amp; &quot;,&quot; &amp; [.E25] &amp; &quot;,&quot; &amp; [.F25] &amp; &quot;,&quot; &amp; [.G25] &amp; &quot;,&quot; &amp; [.H25] &amp; &quot;,&quot; &amp; [.I25] &amp; &quot;,&quot; &amp; [.J25] &amp; &quot;,&quot; &amp; ([.K25]/2560 - INT ([.K25]/2560))*256 &amp; &quot;,&quot; &amp; INT ([.K25]/2560) &amp; &quot;    ; &quot; &amp; [.A25] &amp; &quot; &quot; &amp; [.B25]" office:value-type="string" office:string-value="  .byte 1,15,3,0,0,0,1,5,144,1    ; 19 KARGEN HAMMER">
            <text:p><text:s text:c="2"/>.byte 1,15,3,0,0,0,1,5,144,1 <text:s text:c="3"/>; 19 KARGEN HAMMER</text:p>
          </table:table-cell>
          <table:table-cell table:style-name="ce33" table:formula="of:=LEN([.B25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AC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0000">
            <text:p>450000</text:p>
          </table:table-cell>
          <table:table-cell table:formula="of:=&quot;  .byte &quot;&quot;&quot; &amp; [.B26] &amp; &quot;&quot;&quot;,0  ; &quot; &amp; [.A26]" office:value-type="string" office:string-value="  .byte &quot;MACE&quot;,0  ; 20">
            <text:p><text:s text:c="2"/>.byte "MACE",0 <text:s/>; 20</text:p>
          </table:table-cell>
          <table:table-cell table:formula="of:=&quot;  .byte &quot; &amp; [.C26] &amp; &quot;,&quot; &amp; [.D26] &amp; &quot;,&quot; &amp; [.E26] &amp; &quot;,&quot; &amp; [.F26] &amp; &quot;,&quot; &amp; [.G26] &amp; &quot;,&quot; &amp; [.H26] &amp; &quot;,&quot; &amp; [.I26] &amp; &quot;,&quot; &amp; [.J26] &amp; &quot;,&quot; &amp; ([.K26]/2560 - INT ([.K26]/2560))*256 &amp; &quot;,&quot; &amp; INT ([.K26]/2560) &amp; &quot;    ; &quot; &amp; [.A26] &amp; &quot; &quot; &amp; [.B26]" office:value-type="string" office:string-value="  .byte 1,8,0,0,0,0,1,0,200,175    ; 20 MACE">
            <text:p><text:s text:c="2"/>.byte 1,8,0,0,0,0,1,0,200,175 <text:s text:c="3"/>; 20 MACE</text:p>
          </table:table-cell>
          <table:table-cell table:style-name="ce33" table:formula="of:=LEN([.B26])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ACE OF WARGI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0000">
            <text:p>650000</text:p>
          </table:table-cell>
          <table:table-cell table:formula="of:=&quot;  .byte &quot;&quot;&quot; &amp; [.B27] &amp; &quot;&quot;&quot;,0  ; &quot; &amp; [.A27]" office:value-type="string" office:string-value="  .byte &quot;MACE OF WARGIR&quot;,0  ; 21">
            <text:p><text:s text:c="2"/>.byte "MACE OF WARGIR",0 <text:s/>; 21</text:p>
          </table:table-cell>
          <table:table-cell table:formula="of:=&quot;  .byte &quot; &amp; [.C27] &amp; &quot;,&quot; &amp; [.D27] &amp; &quot;,&quot; &amp; [.E27] &amp; &quot;,&quot; &amp; [.F27] &amp; &quot;,&quot; &amp; [.G27] &amp; &quot;,&quot; &amp; [.H27] &amp; &quot;,&quot; &amp; [.I27] &amp; &quot;,&quot; &amp; [.J27] &amp; &quot;,&quot; &amp; ([.K27]/2560 - INT ([.K27]/2560))*256 &amp; &quot;,&quot; &amp; INT ([.K27]/2560) &amp; &quot;    ; &quot; &amp; [.A27] &amp; &quot; &quot; &amp; [.B27]" office:value-type="string" office:string-value="  .byte 1,15,3,0,0,0,1,5,232,253    ; 21 MACE OF WARGIR">
            <text:p><text:s text:c="2"/>.byte 1,15,3,0,0,0,1,5,232,253 <text:s text:c="3"/>; 21 MACE OF WARGIR</text:p>
          </table:table-cell>
          <table:table-cell table:style-name="ce33" table:formula="of:=LEN([.B2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ACE+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&quot;  .byte &quot;&quot;&quot; &amp; [.B28] &amp; &quot;&quot;&quot;,0  ; &quot; &amp; [.A28]" office:value-type="string" office:string-value="  .byte &quot;MACE+1&quot;,0  ; 22">
            <text:p><text:s text:c="2"/>.byte "MACE+1",0 <text:s/>; 22</text:p>
          </table:table-cell>
          <table:table-cell table:formula="of:=&quot;  .byte &quot; &amp; [.C28] &amp; &quot;,&quot; &amp; [.D28] &amp; &quot;,&quot; &amp; [.E28] &amp; &quot;,&quot; &amp; [.F28] &amp; &quot;,&quot; &amp; [.G28] &amp; &quot;,&quot; &amp; [.H28] &amp; &quot;,&quot; &amp; [.I28] &amp; &quot;,&quot; &amp; [.J28] &amp; &quot;,&quot; &amp; ([.K28]/2560 - INT ([.K28]/2560))*256 &amp; &quot;,&quot; &amp; INT ([.K28]/2560) &amp; &quot;    ; &quot; &amp; [.A28] &amp; &quot; &quot; &amp; [.B28]" office:value-type="string" office:string-value="  .byte 1,10,1,0,0,0,1,1,50,0    ; 22 MACE+1">
            <text:p><text:s text:c="2"/>.byte 1,10,1,0,0,0,1,1,50,0 <text:s text:c="3"/>; 22 MACE+1</text:p>
          </table:table-cell>
          <table:table-cell table:style-name="ce33" table:formula="of:=LEN([.B28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MACE+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formula="of:=&quot;  .byte &quot;&quot;&quot; &amp; [.B29] &amp; &quot;&quot;&quot;,0  ; &quot; &amp; [.A29]" office:value-type="string" office:string-value="  .byte &quot;MACE+2&quot;,0  ; 23">
            <text:p><text:s text:c="2"/>.byte "MACE+2",0 <text:s/>; 23</text:p>
          </table:table-cell>
          <table:table-cell table:formula="of:=&quot;  .byte &quot; &amp; [.C29] &amp; &quot;,&quot; &amp; [.D29] &amp; &quot;,&quot; &amp; [.E29] &amp; &quot;,&quot; &amp; [.F29] &amp; &quot;,&quot; &amp; [.G29] &amp; &quot;,&quot; &amp; [.H29] &amp; &quot;,&quot; &amp; [.I29] &amp; &quot;,&quot; &amp; [.J29] &amp; &quot;,&quot; &amp; ([.K29]/2560 - INT ([.K29]/2560))*256 &amp; &quot;,&quot; &amp; INT ([.K29]/2560) &amp; &quot;    ; &quot; &amp; [.A29] &amp; &quot; &quot; &amp; [.B29]" office:value-type="string" office:string-value="  .byte 1,12,2,0,0,0,1,3,200,0    ; 23 MACE+2">
            <text:p><text:s text:c="2"/>.byte 1,12,2,0,0,0,1,3,200,0 <text:s text:c="3"/>; 23 MACE+2</text:p>
          </table:table-cell>
          <table:table-cell table:style-name="ce33" table:formula="of:=LEN([.B29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MAUL OF NANRE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000">
            <text:p>9000</text:p>
          </table:table-cell>
          <table:table-cell table:formula="of:=&quot;  .byte &quot;&quot;&quot; &amp; [.B30] &amp; &quot;&quot;&quot;,0  ; &quot; &amp; [.A30]" office:value-type="string" office:string-value="  .byte &quot;MAUL OF NANREG&quot;,0  ; 24">
            <text:p><text:s text:c="2"/>.byte "MAUL OF NANREG",0 <text:s/>; 24</text:p>
          </table:table-cell>
          <table:table-cell table:formula="of:=&quot;  .byte &quot; &amp; [.C30] &amp; &quot;,&quot; &amp; [.D30] &amp; &quot;,&quot; &amp; [.E30] &amp; &quot;,&quot; &amp; [.F30] &amp; &quot;,&quot; &amp; [.G30] &amp; &quot;,&quot; &amp; [.H30] &amp; &quot;,&quot; &amp; [.I30] &amp; &quot;,&quot; &amp; [.J30] &amp; &quot;,&quot; &amp; ([.K30]/2560 - INT ([.K30]/2560))*256 &amp; &quot;,&quot; &amp; INT ([.K30]/2560) &amp; &quot;    ; &quot; &amp; [.A30] &amp; &quot; &quot; &amp; [.B30]" office:value-type="string" office:string-value="  .byte 1,20,5,57,2,32,16,9,132,3    ; 24 MAUL OF NANREG">
            <text:p><text:s text:c="2"/>.byte 1,20,5,57,2,32,16,9,132,3 <text:s text:c="3"/>; 24 MAUL OF NANREG</text:p>
          </table:table-cell>
          <table:table-cell table:style-name="ce33" table:formula="of:=LEN([.B3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QUARTER STAF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20000">
            <text:p>320000</text:p>
          </table:table-cell>
          <table:table-cell table:formula="of:=&quot;  .byte &quot;&quot;&quot; &amp; [.B31] &amp; &quot;&quot;&quot;,0  ; &quot; &amp; [.A31]" office:value-type="string" office:string-value="  .byte &quot;QUARTER STAFF&quot;,0  ; 25">
            <text:p><text:s text:c="2"/>.byte "QUARTER STAFF",0 <text:s/>; 25</text:p>
          </table:table-cell>
          <table:table-cell table:formula="of:=&quot;  .byte &quot; &amp; [.C31] &amp; &quot;,&quot; &amp; [.D31] &amp; &quot;,&quot; &amp; [.E31] &amp; &quot;,&quot; &amp; [.F31] &amp; &quot;,&quot; &amp; [.G31] &amp; &quot;,&quot; &amp; [.H31] &amp; &quot;,&quot; &amp; [.I31] &amp; &quot;,&quot; &amp; [.J31] &amp; &quot;,&quot; &amp; ([.K31]/2560 - INT ([.K31]/2560))*256 &amp; &quot;,&quot; &amp; INT ([.K31]/2560) &amp; &quot;    ; &quot; &amp; [.A31] &amp; &quot; &quot; &amp; [.B31]" office:value-type="string" office:string-value="  .byte 1,4,0,0,0,0,0,0,0,125    ; 25 QUARTER STAFF">
            <text:p><text:s text:c="2"/>.byte 1,4,0,0,0,0,0,0,0,125 <text:s text:c="3"/>; 25 QUARTER STAFF</text:p>
          </table:table-cell>
          <table:table-cell table:style-name="ce33" table:formula="of:=LEN([.B31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ROD OF CLOUD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75000">
            <text:p>375000</text:p>
          </table:table-cell>
          <table:table-cell table:formula="of:=&quot;  .byte &quot;&quot;&quot; &amp; [.B32] &amp; &quot;&quot;&quot;,0  ; &quot; &amp; [.A32]" office:value-type="string" office:string-value="  .byte &quot;ROD OF CLOUDS&quot;,0  ; 26">
            <text:p><text:s text:c="2"/>.byte "ROD OF CLOUDS",0 <text:s/>; 26</text:p>
          </table:table-cell>
          <table:table-cell table:formula="of:=&quot;  .byte &quot; &amp; [.C32] &amp; &quot;,&quot; &amp; [.D32] &amp; &quot;,&quot; &amp; [.E32] &amp; &quot;,&quot; &amp; [.F32] &amp; &quot;,&quot; &amp; [.G32] &amp; &quot;,&quot; &amp; [.H32] &amp; &quot;,&quot; &amp; [.I32] &amp; &quot;,&quot; &amp; [.J32] &amp; &quot;,&quot; &amp; ([.K32]/2560 - INT ([.K32]/2560))*256 &amp; &quot;,&quot; &amp; INT ([.K32]/2560) &amp; &quot;    ; &quot; &amp; [.A32] &amp; &quot; &quot; &amp; [.B32]" office:value-type="string" office:string-value="  .byte 1,8,0,6,10,6,8,4,124,146    ; 26 ROD OF CLOUDS">
            <text:p><text:s text:c="2"/>.byte 1,8,0,6,10,6,8,4,124,146 <text:s text:c="3"/>; 26 ROD OF CLOUDS</text:p>
          </table:table-cell>
          <table:table-cell table:style-name="ce33" table:formula="of:=LEN([.B3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OD OF COMMAND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table:formula="of:=&quot;  .byte &quot;&quot;&quot; &amp; [.B33] &amp; &quot;&quot;&quot;,0  ; &quot; &amp; [.A33]" office:value-type="string" office:string-value="  .byte &quot;ROD OF COMMAND&quot;,0  ; 27">
            <text:p><text:s text:c="2"/>.byte "ROD OF COMMAND",0 <text:s/>; 27</text:p>
          </table:table-cell>
          <table:table-cell table:formula="of:=&quot;  .byte &quot; &amp; [.C33] &amp; &quot;,&quot; &amp; [.D33] &amp; &quot;,&quot; &amp; [.E33] &amp; &quot;,&quot; &amp; [.F33] &amp; &quot;,&quot; &amp; [.G33] &amp; &quot;,&quot; &amp; [.H33] &amp; &quot;,&quot; &amp; [.I33] &amp; &quot;,&quot; &amp; [.J33] &amp; &quot;,&quot; &amp; ([.K33]/2560 - INT ([.K33]/2560))*256 &amp; &quot;,&quot; &amp; INT ([.K33]/2560) &amp; &quot;    ; &quot; &amp; [.A33] &amp; &quot; &quot; &amp; [.B33]" office:value-type="string" office:string-value="  .byte 1,12,0,14,3,6,0,2,80,195    ; 27 ROD OF COMMAND">
            <text:p><text:s text:c="2"/>.byte 1,12,0,14,3,6,0,2,80,195 <text:s text:c="3"/>; 27 ROD OF COMMAND</text:p>
          </table:table-cell>
          <table:table-cell table:style-name="ce33" table:formula="of:=LEN([.B3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ROD OF DEAT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75000">
            <text:p>75000</text:p>
          </table:table-cell>
          <table:table-cell table:formula="of:=&quot;  .byte &quot;&quot;&quot; &amp; [.B34] &amp; &quot;&quot;&quot;,0  ; &quot; &amp; [.A34]" office:value-type="string" office:string-value="  .byte &quot;ROD OF DEATH&quot;,0  ; 28">
            <text:p><text:s text:c="2"/>.byte "ROD OF DEATH",0 <text:s/>; 28</text:p>
          </table:table-cell>
          <table:table-cell table:formula="of:=&quot;  .byte &quot; &amp; [.C34] &amp; &quot;,&quot; &amp; [.D34] &amp; &quot;,&quot; &amp; [.E34] &amp; &quot;,&quot; &amp; [.F34] &amp; &quot;,&quot; &amp; [.G34] &amp; &quot;,&quot; &amp; [.H34] &amp; &quot;,&quot; &amp; [.I34] &amp; &quot;,&quot; &amp; [.J34] &amp; &quot;,&quot; &amp; ([.K34]/2560 - INT ([.K34]/2560))*256 &amp; &quot;,&quot; &amp; INT ([.K34]/2560) &amp; &quot;    ; &quot; &amp; [.A34] &amp; &quot; &quot; &amp; [.B34]" office:value-type="string" office:string-value="  .byte 1,10,0,21,10,6,8,8,76,29    ; 28 ROD OF DEATH">
            <text:p><text:s text:c="2"/>.byte 1,10,0,21,10,6,8,8,76,29 <text:s text:c="3"/>; 28 ROD OF DEATH</text:p>
          </table:table-cell>
          <table:table-cell table:style-name="ce33" table:formula="of:=LEN([.B3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ROD OF HEALIN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0000">
            <text:p>80000</text:p>
          </table:table-cell>
          <table:table-cell table:formula="of:=&quot;  .byte &quot;&quot;&quot; &amp; [.B35] &amp; &quot;&quot;&quot;,0  ; &quot; &amp; [.A35]" office:value-type="string" office:string-value="  .byte &quot;ROD OF HEALING&quot;,0  ; 29">
            <text:p><text:s text:c="2"/>.byte "ROD OF HEALING",0 <text:s/>; 29</text:p>
          </table:table-cell>
          <table:table-cell table:formula="of:=&quot;  .byte &quot; &amp; [.C35] &amp; &quot;,&quot; &amp; [.D35] &amp; &quot;,&quot; &amp; [.E35] &amp; &quot;,&quot; &amp; [.F35] &amp; &quot;,&quot; &amp; [.G35] &amp; &quot;,&quot; &amp; [.H35] &amp; &quot;,&quot; &amp; [.I35] &amp; &quot;,&quot; &amp; [.J35] &amp; &quot;,&quot; &amp; ([.K35]/2560 - INT ([.K35]/2560))*256 &amp; &quot;,&quot; &amp; INT ([.K35]/2560) &amp; &quot;    ; &quot; &amp; [.A35] &amp; &quot; &quot; &amp; [.B35]" office:value-type="string" office:string-value="  .byte 1,8,0,32,5,6,16,5,64,31    ; 29 ROD OF HEALING">
            <text:p><text:s text:c="2"/>.byte 1,8,0,32,5,6,16,5,64,31 <text:s text:c="3"/>; 29 ROD OF HEALING</text:p>
          </table:table-cell>
          <table:table-cell table:style-name="ce33" table:formula="of:=LEN([.B3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ROD OF KING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000">
            <text:p>45000</text:p>
          </table:table-cell>
          <table:table-cell table:formula="of:=&quot;  .byte &quot;&quot;&quot; &amp; [.B36] &amp; &quot;&quot;&quot;,0  ; &quot; &amp; [.A36]" office:value-type="string" office:string-value="  .byte &quot;ROD OF KINGS&quot;,0  ; 30">
            <text:p><text:s text:c="2"/>.byte "ROD OF KINGS",0 <text:s/>; 30</text:p>
          </table:table-cell>
          <table:table-cell table:formula="of:=&quot;  .byte &quot; &amp; [.C36] &amp; &quot;,&quot; &amp; [.D36] &amp; &quot;,&quot; &amp; [.E36] &amp; &quot;,&quot; &amp; [.F36] &amp; &quot;,&quot; &amp; [.G36] &amp; &quot;,&quot; &amp; [.H36] &amp; &quot;,&quot; &amp; [.I36] &amp; &quot;,&quot; &amp; [.J36] &amp; &quot;,&quot; &amp; ([.K36]/2560 - INT ([.K36]/2560))*256 &amp; &quot;,&quot; &amp; INT ([.K36]/2560) &amp; &quot;    ; &quot; &amp; [.A36] &amp; &quot; &quot; &amp; [.B36]" office:value-type="string" office:string-value="  .byte 1,8,0,1,3,6,0,3,148,17    ; 30 ROD OF KINGS">
            <text:p><text:s text:c="2"/>.byte 1,8,0,1,3,6,0,3,148,17 <text:s text:c="3"/>; 30 ROD OF KINGS</text:p>
          </table:table-cell>
          <table:table-cell table:style-name="ce33" table:formula="of:=LEN([.B36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D OF LIF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000">
            <text:p>5000</text:p>
          </table:table-cell>
          <table:table-cell table:formula="of:=&quot;  .byte &quot;&quot;&quot; &amp; [.B37] &amp; &quot;&quot;&quot;,0  ; &quot; &amp; [.A37]" office:value-type="string" office:string-value="  .byte &quot;ROD OF LIFE&quot;,0  ; 31">
            <text:p><text:s text:c="2"/>.byte "ROD OF LIFE",0 <text:s/>; 31</text:p>
          </table:table-cell>
          <table:table-cell table:formula="of:=&quot;  .byte &quot; &amp; [.C37] &amp; &quot;,&quot; &amp; [.D37] &amp; &quot;,&quot; &amp; [.E37] &amp; &quot;,&quot; &amp; [.F37] &amp; &quot;,&quot; &amp; [.G37] &amp; &quot;,&quot; &amp; [.H37] &amp; &quot;,&quot; &amp; [.I37] &amp; &quot;,&quot; &amp; [.J37] &amp; &quot;,&quot; &amp; ([.K37]/2560 - INT ([.K37]/2560))*256 &amp; &quot;,&quot; &amp; INT ([.K37]/2560) &amp; &quot;    ; &quot; &amp; [.A37] &amp; &quot; &quot; &amp; [.B37]" office:value-type="string" office:string-value="  .byte 1,10,0,59,10,6,16,7,244,1    ; 31 ROD OF LIFE">
            <text:p><text:s text:c="2"/>.byte 1,10,0,59,10,6,16,7,244,1 <text:s text:c="3"/>; 31 ROD OF LIFE</text:p>
          </table:table-cell>
          <table:table-cell table:style-name="ce33" table:formula="of:=LEN([.B37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D OF RESCU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000">
            <text:p>16000</text:p>
          </table:table-cell>
          <table:table-cell table:formula="of:=&quot;  .byte &quot;&quot;&quot; &amp; [.B38] &amp; &quot;&quot;&quot;,0  ; &quot; &amp; [.A38]" office:value-type="string" office:string-value="  .byte &quot;ROD OF RESCUE&quot;,0  ; 32">
            <text:p><text:s text:c="2"/>.byte "ROD OF RESCUE",0 <text:s/>; 32</text:p>
          </table:table-cell>
          <table:table-cell table:formula="of:=&quot;  .byte &quot; &amp; [.C38] &amp; &quot;,&quot; &amp; [.D38] &amp; &quot;,&quot; &amp; [.E38] &amp; &quot;,&quot; &amp; [.F38] &amp; &quot;,&quot; &amp; [.G38] &amp; &quot;,&quot; &amp; [.H38] &amp; &quot;,&quot; &amp; [.I38] &amp; &quot;,&quot; &amp; [.J38] &amp; &quot;,&quot; &amp; ([.K38]/2560 - INT ([.K38]/2560))*256 &amp; &quot;,&quot; &amp; INT ([.K38]/2560) &amp; &quot;    ; &quot; &amp; [.A38] &amp; &quot; &quot; &amp; [.B38]" office:value-type="string" office:string-value="  .byte 1,12,0,60,25,6,0,9,64,6    ; 32 ROD OF RESCUE">
            <text:p><text:s text:c="2"/>.byte 1,12,0,60,25,6,0,9,64,6 <text:s text:c="3"/>; 32 ROD OF RESCUE</text:p>
          </table:table-cell>
          <table:table-cell table:style-name="ce33" table:formula="of:=LEN([.B38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SHORT SWOR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0">
            <text:p>0</text:p>
          </table:table-cell>
          <table:table-cell office:value-type="float" office:value="550000">
            <text:p>550000</text:p>
          </table:table-cell>
          <table:table-cell table:formula="of:=&quot;  .byte &quot;&quot;&quot; &amp; [.B39] &amp; &quot;&quot;&quot;,0  ; &quot; &amp; [.A39]" office:value-type="string" office:string-value="  .byte &quot;SHORT SWORD&quot;,0  ; 33">
            <text:p><text:s text:c="2"/>.byte "SHORT SWORD",0 <text:s/>; 33</text:p>
          </table:table-cell>
          <table:table-cell table:formula="of:=&quot;  .byte &quot; &amp; [.C39] &amp; &quot;,&quot; &amp; [.D39] &amp; &quot;,&quot; &amp; [.E39] &amp; &quot;,&quot; &amp; [.F39] &amp; &quot;,&quot; &amp; [.G39] &amp; &quot;,&quot; &amp; [.H39] &amp; &quot;,&quot; &amp; [.I39] &amp; &quot;,&quot; &amp; [.J39] &amp; &quot;,&quot; &amp; ([.K39]/2560 - INT ([.K39]/2560))*256 &amp; &quot;,&quot; &amp; INT ([.K39]/2560) &amp; &quot;    ; &quot; &amp; [.A39] &amp; &quot; &quot; &amp; [.B39]" office:value-type="string" office:string-value="  .byte 1,10,0,0,0,0,2+4,0,216,214    ; 33 SHORT SWORD">
            <text:p><text:s text:c="2"/>.byte 1,10,0,0,0,0,2+4,0,216,214 <text:s text:c="3"/>; 33 SHORT SWORD</text:p>
          </table:table-cell>
          <table:table-cell table:style-name="ce33" table:formula="of:=LEN([.B39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STAFF OF DIM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00">
            <text:p>4000</text:p>
          </table:table-cell>
          <table:table-cell table:formula="of:=&quot;  .byte &quot;&quot;&quot; &amp; [.B40] &amp; &quot;&quot;&quot;,0  ; &quot; &amp; [.A40]" office:value-type="string" office:string-value="  .byte &quot;STAFF OF DIM&quot;,0  ; 34">
            <text:p><text:s text:c="2"/>.byte "STAFF OF DIM",0 <text:s/>; 34</text:p>
          </table:table-cell>
          <table:table-cell table:formula="of:=&quot;  .byte &quot; &amp; [.C40] &amp; &quot;,&quot; &amp; [.D40] &amp; &quot;,&quot; &amp; [.E40] &amp; &quot;,&quot; &amp; [.F40] &amp; &quot;,&quot; &amp; [.G40] &amp; &quot;,&quot; &amp; [.H40] &amp; &quot;,&quot; &amp; [.I40] &amp; &quot;,&quot; &amp; [.J40] &amp; &quot;,&quot; &amp; ([.K40]/2560 - INT ([.K40]/2560))*256 &amp; &quot;,&quot; &amp; INT ([.K40]/2560) &amp; &quot;    ; &quot; &amp; [.A40] &amp; &quot; &quot; &amp; [.B40]" office:value-type="string" office:string-value="  .byte 1,12,0,16,25,6,0,6,144,1    ; 34 STAFF OF DIM">
            <text:p><text:s text:c="2"/>.byte 1,12,0,16,25,6,0,6,144,1 <text:s text:c="3"/>; 34 STAFF OF DIM</text:p>
          </table:table-cell>
          <table:table-cell table:style-name="ce33" table:formula="of:=LEN([.B4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STAFF OF F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000">
            <text:p>6000</text:p>
          </table:table-cell>
          <table:table-cell table:formula="of:=&quot;  .byte &quot;&quot;&quot; &amp; [.B41] &amp; &quot;&quot;&quot;,0  ; &quot; &amp; [.A41]" office:value-type="string" office:string-value="  .byte &quot;STAFF OF FEAR&quot;,0  ; 35">
            <text:p><text:s text:c="2"/>.byte "STAFF OF FEAR",0 <text:s/>; 35</text:p>
          </table:table-cell>
          <table:table-cell table:formula="of:=&quot;  .byte &quot; &amp; [.C41] &amp; &quot;,&quot; &amp; [.D41] &amp; &quot;,&quot; &amp; [.E41] &amp; &quot;,&quot; &amp; [.F41] &amp; &quot;,&quot; &amp; [.G41] &amp; &quot;,&quot; &amp; [.H41] &amp; &quot;,&quot; &amp; [.I41] &amp; &quot;,&quot; &amp; [.J41] &amp; &quot;,&quot; &amp; ([.K41]/2560 - INT ([.K41]/2560))*256 &amp; &quot;,&quot; &amp; INT ([.K41]/2560) &amp; &quot;    ; &quot; &amp; [.A41] &amp; &quot; &quot; &amp; [.B41]" office:value-type="string" office:string-value="  .byte 1,6,0,18,3,6,8,6,88,2    ; 35 STAFF OF FEAR">
            <text:p><text:s text:c="2"/>.byte 1,6,0,18,3,6,8,6,88,2 <text:s text:c="3"/>; 35 STAFF OF FEAR</text:p>
          </table:table-cell>
          <table:table-cell table:style-name="ce33" table:formula="of:=LEN([.B41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STAFF OF FIR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5000">
            <text:p>55000</text:p>
          </table:table-cell>
          <table:table-cell table:formula="of:=&quot;  .byte &quot;&quot;&quot; &amp; [.B42] &amp; &quot;&quot;&quot;,0  ; &quot; &amp; [.A42]" office:value-type="string" office:string-value="  .byte &quot;STAFF OF FIRE&quot;,0  ; 36">
            <text:p><text:s text:c="2"/>.byte "STAFF OF FIRE",0 <text:s/>; 36</text:p>
          </table:table-cell>
          <table:table-cell table:formula="of:=&quot;  .byte &quot; &amp; [.C42] &amp; &quot;,&quot; &amp; [.D42] &amp; &quot;,&quot; &amp; [.E42] &amp; &quot;,&quot; &amp; [.F42] &amp; &quot;,&quot; &amp; [.G42] &amp; &quot;,&quot; &amp; [.H42] &amp; &quot;,&quot; &amp; [.I42] &amp; &quot;,&quot; &amp; [.J42] &amp; &quot;,&quot; &amp; ([.K42]/2560 - INT ([.K42]/2560))*256 &amp; &quot;,&quot; &amp; INT ([.K42]/2560) &amp; &quot;    ; &quot; &amp; [.A42] &amp; &quot; &quot; &amp; [.B42]" office:value-type="string" office:string-value="  .byte 1,8,0,11,10,6,8,4,124,21    ; 36 STAFF OF FIRE">
            <text:p><text:s text:c="2"/>.byte 1,8,0,11,10,6,8,4,124,21 <text:s text:c="3"/>; 36 STAFF OF FIRE</text:p>
          </table:table-cell>
          <table:table-cell table:style-name="ce33" table:formula="of:=LEN([.B4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STAFF OF GLOR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00">
            <text:p>3000</text:p>
          </table:table-cell>
          <table:table-cell table:formula="of:=&quot;  .byte &quot;&quot;&quot; &amp; [.B43] &amp; &quot;&quot;&quot;,0  ; &quot; &amp; [.A43]" office:value-type="string" office:string-value="  .byte &quot;STAFF OF GLORY&quot;,0  ; 37">
            <text:p><text:s text:c="2"/>.byte "STAFF OF GLORY",0 <text:s/>; 37</text:p>
          </table:table-cell>
          <table:table-cell table:formula="of:=&quot;  .byte &quot; &amp; [.C43] &amp; &quot;,&quot; &amp; [.D43] &amp; &quot;,&quot; &amp; [.E43] &amp; &quot;,&quot; &amp; [.F43] &amp; &quot;,&quot; &amp; [.G43] &amp; &quot;,&quot; &amp; [.H43] &amp; &quot;,&quot; &amp; [.I43] &amp; &quot;,&quot; &amp; [.J43] &amp; &quot;,&quot; &amp; ([.K43]/2560 - INT ([.K43]/2560))*256 &amp; &quot;,&quot; &amp; INT ([.K43]/2560) &amp; &quot;    ; &quot; &amp; [.A43] &amp; &quot; &quot; &amp; [.B43]" office:value-type="string" office:string-value="  .byte 1,20,0,27,3,6,0,7,44,1    ; 37 STAFF OF GLORY">
            <text:p><text:s text:c="2"/>.byte 1,20,0,27,3,6,0,7,44,1 <text:s text:c="3"/>; 37 STAFF OF GLORY</text:p>
          </table:table-cell>
          <table:table-cell table:style-name="ce33" table:formula="of:=LEN([.B4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STAFF OF LIF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000">
            <text:p>3000</text:p>
          </table:table-cell>
          <table:table-cell table:formula="of:=&quot;  .byte &quot;&quot;&quot; &amp; [.B44] &amp; &quot;&quot;&quot;,0  ; &quot; &amp; [.A44]" office:value-type="string" office:string-value="  .byte &quot;STAFF OF LIFE&quot;,0  ; 38">
            <text:p><text:s text:c="2"/>.byte "STAFF OF LIFE",0 <text:s/>; 38</text:p>
          </table:table-cell>
          <table:table-cell table:formula="of:=&quot;  .byte &quot; &amp; [.C44] &amp; &quot;,&quot; &amp; [.D44] &amp; &quot;,&quot; &amp; [.E44] &amp; &quot;,&quot; &amp; [.F44] &amp; &quot;,&quot; &amp; [.G44] &amp; &quot;,&quot; &amp; [.H44] &amp; &quot;,&quot; &amp; [.I44] &amp; &quot;,&quot; &amp; [.J44] &amp; &quot;,&quot; &amp; ([.K44]/2560 - INT ([.K44]/2560))*256 &amp; &quot;,&quot; &amp; INT ([.K44]/2560) &amp; &quot;    ; &quot; &amp; [.A44] &amp; &quot; &quot; &amp; [.B44]" office:value-type="string" office:string-value="  .byte 1,10,0,55,10,6,16,5,44,1    ; 38 STAFF OF LIFE">
            <text:p><text:s text:c="2"/>.byte 1,10,0,55,10,6,16,5,44,1 <text:s text:c="3"/>; 38 STAFF OF LIFE</text:p>
          </table:table-cell>
          <table:table-cell table:style-name="ce33" table:formula="of:=LEN([.B44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STAFF OF LIGH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500">
            <text:p>4500</text:p>
          </table:table-cell>
          <table:table-cell table:formula="of:=&quot;  .byte &quot;&quot;&quot; &amp; [.B45] &amp; &quot;&quot;&quot;,0  ; &quot; &amp; [.A45]" office:value-type="string" office:string-value="  .byte &quot;STAFF OF LIGHT&quot;,0  ; 39">
            <text:p><text:s text:c="2"/>.byte "STAFF OF LIGHT",0 <text:s/>; 39</text:p>
          </table:table-cell>
          <table:table-cell table:formula="of:=&quot;  .byte &quot; &amp; [.C45] &amp; &quot;,&quot; &amp; [.D45] &amp; &quot;,&quot; &amp; [.E45] &amp; &quot;,&quot; &amp; [.F45] &amp; &quot;,&quot; &amp; [.G45] &amp; &quot;,&quot; &amp; [.H45] &amp; &quot;,&quot; &amp; [.I45] &amp; &quot;,&quot; &amp; [.J45] &amp; &quot;,&quot; &amp; ([.K45]/2560 - INT ([.K45]/2560))*256 &amp; &quot;,&quot; &amp; INT ([.K45]/2560) &amp; &quot;    ; &quot; &amp; [.A45] &amp; &quot; &quot; &amp; [.B45]" office:value-type="string" office:string-value="  .byte 1,8,0,8,10,6,8,3,194,1    ; 39 STAFF OF LIGHT">
            <text:p><text:s text:c="2"/>.byte 1,8,0,8,10,6,8,3,194,1 <text:s text:c="3"/>; 39 STAFF OF LIGHT</text:p>
          </table:table-cell>
          <table:table-cell table:style-name="ce33" table:formula="of:=LEN([.B4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STAFF OF ORCU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table:formula="of:=&quot;  .byte &quot;&quot;&quot; &amp; [.B46] &amp; &quot;&quot;&quot;,0  ; &quot; &amp; [.A46]" office:value-type="string" office:string-value="  .byte &quot;STAFF OF ORCUS&quot;,0  ; 40">
            <text:p><text:s text:c="2"/>.byte "STAFF OF ORCUS",0 <text:s/>; 40</text:p>
          </table:table-cell>
          <table:table-cell table:formula="of:=&quot;  .byte &quot; &amp; [.C46] &amp; &quot;,&quot; &amp; [.D46] &amp; &quot;,&quot; &amp; [.E46] &amp; &quot;,&quot; &amp; [.F46] &amp; &quot;,&quot; &amp; [.G46] &amp; &quot;,&quot; &amp; [.H46] &amp; &quot;,&quot; &amp; [.I46] &amp; &quot;,&quot; &amp; [.J46] &amp; &quot;,&quot; &amp; ([.K46]/2560 - INT ([.K46]/2560))*256 &amp; &quot;,&quot; &amp; INT ([.K46]/2560) &amp; &quot;    ; &quot; &amp; [.A46] &amp; &quot; &quot; &amp; [.B46]" office:value-type="string" office:string-value="  .byte 1,30,5,56,5,6,16,10,16,39    ; 40 STAFF OF ORCUS">
            <text:p><text:s text:c="2"/>.byte 1,30,5,56,5,6,16,10,16,39 <text:s text:c="3"/>; 40 STAFF OF ORCUS</text:p>
          </table:table-cell>
          <table:table-cell table:style-name="ce33" table:formula="of:=LEN([.B4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SWORD OF CHAR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3+4</text:p>
          </table:table-cell>
          <table:table-cell office:value-type="float" office:value="5">
            <text:p>5</text:p>
          </table:table-cell>
          <table:table-cell office:value-type="float" office:value="15000">
            <text:p>15000</text:p>
          </table:table-cell>
          <table:table-cell table:formula="of:=&quot;  .byte &quot;&quot;&quot; &amp; [.B47] &amp; &quot;&quot;&quot;,0  ; &quot; &amp; [.A47]" office:value-type="string" office:string-value="  .byte &quot;SWORD OF CHARM&quot;,0  ; 41">
            <text:p><text:s text:c="2"/>.byte "SWORD OF CHARM",0 <text:s/>; 41</text:p>
          </table:table-cell>
          <table:table-cell table:formula="of:=&quot;  .byte &quot; &amp; [.C47] &amp; &quot;,&quot; &amp; [.D47] &amp; &quot;,&quot; &amp; [.E47] &amp; &quot;,&quot; &amp; [.F47] &amp; &quot;,&quot; &amp; [.G47] &amp; &quot;,&quot; &amp; [.H47] &amp; &quot;,&quot; &amp; [.I47] &amp; &quot;,&quot; &amp; [.J47] &amp; &quot;,&quot; &amp; ([.K47]/2560 - INT ([.K47]/2560))*256 &amp; &quot;,&quot; &amp; INT ([.K47]/2560) &amp; &quot;    ; &quot; &amp; [.A47] &amp; &quot; &quot; &amp; [.B47]" office:value-type="string" office:string-value="  .byte 1,10,0,20,10,50,3+4,5,220,5    ; 41 SWORD OF CHARM">
            <text:p><text:s text:c="2"/>.byte 1,10,0,20,10,50,3+4,5,220,5 <text:s text:c="3"/>; 41 SWORD OF CHARM</text:p>
          </table:table-cell>
          <table:table-cell table:style-name="ce33" table:formula="of:=LEN([.B4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SWORD OF LIGH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3+4</text:p>
          </table:table-cell>
          <table:table-cell office:value-type="float" office:value="6">
            <text:p>6</text:p>
          </table:table-cell>
          <table:table-cell office:value-type="float" office:value="6000">
            <text:p>6000</text:p>
          </table:table-cell>
          <table:table-cell table:formula="of:=&quot;  .byte &quot;&quot;&quot; &amp; [.B48] &amp; &quot;&quot;&quot;,0  ; &quot; &amp; [.A48]" office:value-type="string" office:string-value="  .byte &quot;SWORD OF LIGHT&quot;,0  ; 42">
            <text:p><text:s text:c="2"/>.byte "SWORD OF LIGHT",0 <text:s/>; 42</text:p>
          </table:table-cell>
          <table:table-cell table:formula="of:=&quot;  .byte &quot; &amp; [.C48] &amp; &quot;,&quot; &amp; [.D48] &amp; &quot;,&quot; &amp; [.E48] &amp; &quot;,&quot; &amp; [.F48] &amp; &quot;,&quot; &amp; [.G48] &amp; &quot;,&quot; &amp; [.H48] &amp; &quot;,&quot; &amp; [.I48] &amp; &quot;,&quot; &amp; [.J48] &amp; &quot;,&quot; &amp; ([.K48]/2560 - INT ([.K48]/2560))*256 &amp; &quot;,&quot; &amp; INT ([.K48]/2560) &amp; &quot;    ; &quot; &amp; [.A48] &amp; &quot; &quot; &amp; [.B48]" office:value-type="string" office:string-value="  .byte 1,10,0,49,10,50,3+4,6,88,2    ; 42 SWORD OF LIGHT">
            <text:p><text:s text:c="2"/>.byte 1,10,0,49,10,50,3+4,6,88,2 <text:s text:c="3"/>; 42 SWORD OF LIGHT</text:p>
          </table:table-cell>
          <table:table-cell table:style-name="ce33" table:formula="of:=LEN([.B4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SWORD+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4</text:p>
          </table:table-cell>
          <table:table-cell office:value-type="float" office:value="1">
            <text:p>1</text:p>
          </table:table-cell>
          <table:table-cell office:value-type="float" office:value="52000">
            <text:p>52000</text:p>
          </table:table-cell>
          <table:table-cell table:formula="of:=&quot;  .byte &quot;&quot;&quot; &amp; [.B49] &amp; &quot;&quot;&quot;,0  ; &quot; &amp; [.A49]" office:value-type="string" office:string-value="  .byte &quot;SWORD+1&quot;,0  ; 43">
            <text:p><text:s text:c="2"/>.byte "SWORD+1",0 <text:s/>; 43</text:p>
          </table:table-cell>
          <table:table-cell table:formula="of:=&quot;  .byte &quot; &amp; [.C49] &amp; &quot;,&quot; &amp; [.D49] &amp; &quot;,&quot; &amp; [.E49] &amp; &quot;,&quot; &amp; [.F49] &amp; &quot;,&quot; &amp; [.G49] &amp; &quot;,&quot; &amp; [.H49] &amp; &quot;,&quot; &amp; [.I49] &amp; &quot;,&quot; &amp; [.J49] &amp; &quot;,&quot; &amp; ([.K49]/2560 - INT ([.K49]/2560))*256 &amp; &quot;,&quot; &amp; INT ([.K49]/2560) &amp; &quot;    ; &quot; &amp; [.A49] &amp; &quot; &quot; &amp; [.B49]" office:value-type="string" office:string-value="  .byte 1,10,1,0,0,0,2+4,1,80,20    ; 43 SWORD+1">
            <text:p><text:s text:c="2"/>.byte 1,10,1,0,0,0,2+4,1,80,20 <text:s text:c="3"/>; 43 SWORD+1</text:p>
          </table:table-cell>
          <table:table-cell table:style-name="ce33" table:formula="of:=LEN([.B49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WORD+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3">
            <text:p>3</text:p>
          </table:table-cell>
          <table:table-cell office:value-type="float" office:value="50000">
            <text:p>50000</text:p>
          </table:table-cell>
          <table:table-cell table:formula="of:=&quot;  .byte &quot;&quot;&quot; &amp; [.B50] &amp; &quot;&quot;&quot;,0  ; &quot; &amp; [.A50]" office:value-type="string" office:string-value="  .byte &quot;SWORD+2&quot;,0  ; 44">
            <text:p><text:s text:c="2"/>.byte "SWORD+2",0 <text:s/>; 44</text:p>
          </table:table-cell>
          <table:table-cell table:formula="of:=&quot;  .byte &quot; &amp; [.C50] &amp; &quot;,&quot; &amp; [.D50] &amp; &quot;,&quot; &amp; [.E50] &amp; &quot;,&quot; &amp; [.F50] &amp; &quot;,&quot; &amp; [.G50] &amp; &quot;,&quot; &amp; [.H50] &amp; &quot;,&quot; &amp; [.I50] &amp; &quot;,&quot; &amp; [.J50] &amp; &quot;,&quot; &amp; ([.K50]/2560 - INT ([.K50]/2560))*256 &amp; &quot;,&quot; &amp; INT ([.K50]/2560) &amp; &quot;    ; &quot; &amp; [.A50] &amp; &quot; &quot; &amp; [.B50]" office:value-type="string" office:string-value="  .byte 1,12,2,0,0,0,3+4,3,136,19    ; 44 SWORD+2">
            <text:p><text:s text:c="2"/>.byte 1,12,2,0,0,0,3+4,3,136,19 <text:s text:c="3"/>; 44 SWORD+2</text:p>
          </table:table-cell>
          <table:table-cell table:style-name="ce33" table:formula="of:=LEN([.B50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SWORD+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5">
            <text:p>5</text:p>
          </table:table-cell>
          <table:table-cell office:value-type="float" office:value="4200">
            <text:p>4200</text:p>
          </table:table-cell>
          <table:table-cell table:formula="of:=&quot;  .byte &quot;&quot;&quot; &amp; [.B51] &amp; &quot;&quot;&quot;,0  ; &quot; &amp; [.A51]" office:value-type="string" office:string-value="  .byte &quot;SWORD+3&quot;,0  ; 45">
            <text:p><text:s text:c="2"/>.byte "SWORD+3",0 <text:s/>; 45</text:p>
          </table:table-cell>
          <table:table-cell table:formula="of:=&quot;  .byte &quot; &amp; [.C51] &amp; &quot;,&quot; &amp; [.D51] &amp; &quot;,&quot; &amp; [.E51] &amp; &quot;,&quot; &amp; [.F51] &amp; &quot;,&quot; &amp; [.G51] &amp; &quot;,&quot; &amp; [.H51] &amp; &quot;,&quot; &amp; [.I51] &amp; &quot;,&quot; &amp; [.J51] &amp; &quot;,&quot; &amp; ([.K51]/2560 - INT ([.K51]/2560))*256 &amp; &quot;,&quot; &amp; INT ([.K51]/2560) &amp; &quot;    ; &quot; &amp; [.A51] &amp; &quot; &quot; &amp; [.B51]" office:value-type="string" office:string-value="  .byte 1,15,3,0,0,0,3+4,5,164,1    ; 45 SWORD+3">
            <text:p><text:s text:c="2"/>.byte 1,15,3,0,0,0,3+4,5,164,1 <text:s text:c="3"/>; 45 SWORD+3</text:p>
          </table:table-cell>
          <table:table-cell table:style-name="ce33" table:formula="of:=LEN([.B51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SWORD+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+4</text:p>
          </table:table-cell>
          <table:table-cell office:value-type="float" office:value="7">
            <text:p>7</text:p>
          </table:table-cell>
          <table:table-cell office:value-type="float" office:value="27000">
            <text:p>27000</text:p>
          </table:table-cell>
          <table:table-cell table:formula="of:=&quot;  .byte &quot;&quot;&quot; &amp; [.B52] &amp; &quot;&quot;&quot;,0  ; &quot; &amp; [.A52]" office:value-type="string" office:string-value="  .byte &quot;SWORD+4&quot;,0  ; 46">
            <text:p><text:s text:c="2"/>.byte "SWORD+4",0 <text:s/>; 46</text:p>
          </table:table-cell>
          <table:table-cell table:formula="of:=&quot;  .byte &quot; &amp; [.C52] &amp; &quot;,&quot; &amp; [.D52] &amp; &quot;,&quot; &amp; [.E52] &amp; &quot;,&quot; &amp; [.F52] &amp; &quot;,&quot; &amp; [.G52] &amp; &quot;,&quot; &amp; [.H52] &amp; &quot;,&quot; &amp; [.I52] &amp; &quot;,&quot; &amp; [.J52] &amp; &quot;,&quot; &amp; ([.K52]/2560 - INT ([.K52]/2560))*256 &amp; &quot;,&quot; &amp; INT ([.K52]/2560) &amp; &quot;    ; &quot; &amp; [.A52] &amp; &quot; &quot; &amp; [.B52]" office:value-type="string" office:string-value="  .byte 1,20,4,0,0,0,3+4,7,140,10    ; 46 SWORD+4">
            <text:p><text:s text:c="2"/>.byte 1,20,4,0,0,0,3+4,7,140,10 <text:s text:c="3"/>; 46 SWORD+4</text:p>
          </table:table-cell>
          <table:table-cell table:style-name="ce33" table:formula="of:=LEN([.B52])" office:value-type="float" office:value="7">
            <text:p>7</text:p>
          </table:table-cell>
          <table:table-cell table:number-columns-repeated="1010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WAR HAMM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0000">
            <text:p>650000</text:p>
          </table:table-cell>
          <table:table-cell table:formula="of:=&quot;  .byte &quot;&quot;&quot; &amp; [.B53] &amp; &quot;&quot;&quot;,0  ; &quot; &amp; [.A53]" office:value-type="string" office:string-value="  .byte &quot;WAR HAMMER&quot;,0  ; 47">
            <text:p><text:s text:c="2"/>.byte "WAR HAMMER",0 <text:s/>; 47</text:p>
          </table:table-cell>
          <table:table-cell table:formula="of:=&quot;  .byte &quot; &amp; [.C53] &amp; &quot;,&quot; &amp; [.D53] &amp; &quot;,&quot; &amp; [.E53] &amp; &quot;,&quot; &amp; [.F53] &amp; &quot;,&quot; &amp; [.G53] &amp; &quot;,&quot; &amp; [.H53] &amp; &quot;,&quot; &amp; [.I53] &amp; &quot;,&quot; &amp; [.J53] &amp; &quot;,&quot; &amp; ([.K53]/2560 - INT ([.K53]/2560))*256 &amp; &quot;,&quot; &amp; INT ([.K53]/2560) &amp; &quot;    ; &quot; &amp; [.A53] &amp; &quot; &quot; &amp; [.B53]" office:value-type="string" office:string-value="  .byte 1,6,1,0,0,0,1,0,232,253    ; 47 WAR HAMMER">
            <text:p><text:s text:c="2"/>.byte 1,6,1,0,0,0,1,0,232,253 <text:s text:c="3"/>; 47 WAR HAMMER</text:p>
          </table:table-cell>
          <table:table-cell table:style-name="ce33" table:formula="of:=LEN([.B53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WIZARD'S STAF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formula="of:=&quot;  .byte &quot;&quot;&quot; &amp; [.B54] &amp; &quot;&quot;&quot;,0  ; &quot; &amp; [.A54]" office:value-type="string" office:string-value="  .byte &quot;WIZARD'S STAFF&quot;,0  ; 48">
            <text:p><text:s text:c="2"/>.byte "WIZARD'S STAFF",0 <text:s/>; 48</text:p>
          </table:table-cell>
          <table:table-cell table:formula="of:=&quot;  .byte &quot; &amp; [.C54] &amp; &quot;,&quot; &amp; [.D54] &amp; &quot;,&quot; &amp; [.E54] &amp; &quot;,&quot; &amp; [.F54] &amp; &quot;,&quot; &amp; [.G54] &amp; &quot;,&quot; &amp; [.H54] &amp; &quot;,&quot; &amp; [.I54] &amp; &quot;,&quot; &amp; [.J54] &amp; &quot;,&quot; &amp; ([.K54]/2560 - INT ([.K54]/2560))*256 &amp; &quot;,&quot; &amp; INT ([.K54]/2560) &amp; &quot;    ; &quot; &amp; [.A54] &amp; &quot; &quot; &amp; [.B54]" office:value-type="string" office:string-value="  .byte 1,12,5,21,2,6,8,9,232,3    ; 48 WIZARD'S STAFF">
            <text:p><text:s text:c="2"/>.byte 1,12,5,21,2,6,8,9,232,3 <text:s text:c="3"/>; 48 WIZARD'S STAFF</text:p>
          </table:table-cell>
          <table:table-cell table:style-name="ce33" table:formula="of:=LEN([.B5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CHAIN M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6600">
            <text:p>66600</text:p>
          </table:table-cell>
          <table:table-cell table:formula="of:=&quot;  .byte &quot;&quot;&quot; &amp; [.B55] &amp; &quot;&quot;&quot;,0  ; &quot; &amp; [.A55]" office:value-type="string" office:string-value="  .byte &quot;CHAIN MAIL&quot;,0  ; 49">
            <text:p><text:s text:c="2"/>.byte "CHAIN MAIL",0 <text:s/>; 49</text:p>
          </table:table-cell>
          <table:table-cell table:formula="of:=&quot;  .byte &quot; &amp; [.C55] &amp; &quot;,&quot; &amp; [.D55] &amp; &quot;,&quot; &amp; [.E55] &amp; &quot;,&quot; &amp; [.F55] &amp; &quot;,&quot; &amp; [.G55] &amp; &quot;,&quot; &amp; [.H55] &amp; &quot;,&quot; &amp; [.I55] &amp; &quot;,&quot; &amp; [.J55] &amp; &quot;,&quot; &amp; ([.K55]/2560 - INT ([.K55]/2560))*256 &amp; &quot;,&quot; &amp; INT ([.K55]/2560) &amp; &quot;    ; &quot; &amp; [.A55] &amp; &quot; &quot; &amp; [.B55]" office:value-type="string" office:string-value="  .byte 2,0,6,0,0,0,2,0,4,26    ; 49 CHAIN MAIL">
            <text:p><text:s text:c="2"/>.byte 2,0,6,0,0,0,2,0,4,26 <text:s text:c="3"/>; 49 CHAIN MAIL</text:p>
          </table:table-cell>
          <table:table-cell table:style-name="ce33" table:formula="of:=LEN([.B55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CHAIN MAIL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00">
            <text:p>8000</text:p>
          </table:table-cell>
          <table:table-cell table:formula="of:=&quot;  .byte &quot;&quot;&quot; &amp; [.B56] &amp; &quot;&quot;&quot;,0  ; &quot; &amp; [.A56]" office:value-type="string" office:string-value="  .byte &quot;CHAIN MAIL+1&quot;,0  ; 50">
            <text:p><text:s text:c="2"/>.byte "CHAIN MAIL+1",0 <text:s/>; 50</text:p>
          </table:table-cell>
          <table:table-cell table:formula="of:=&quot;  .byte &quot; &amp; [.C56] &amp; &quot;,&quot; &amp; [.D56] &amp; &quot;,&quot; &amp; [.E56] &amp; &quot;,&quot; &amp; [.F56] &amp; &quot;,&quot; &amp; [.G56] &amp; &quot;,&quot; &amp; [.H56] &amp; &quot;,&quot; &amp; [.I56] &amp; &quot;,&quot; &amp; [.J56] &amp; &quot;,&quot; &amp; ([.K56]/2560 - INT ([.K56]/2560))*256 &amp; &quot;,&quot; &amp; INT ([.K56]/2560) &amp; &quot;    ; &quot; &amp; [.A56] &amp; &quot; &quot; &amp; [.B56]" office:value-type="string" office:string-value="  .byte 2,0,7,0,0,0,2,1,32,3    ; 50 CHAIN MAIL+1">
            <text:p><text:s text:c="2"/>.byte 2,0,7,0,0,0,2,1,32,3 <text:s text:c="3"/>; 50 CHAIN MAIL+1</text:p>
          </table:table-cell>
          <table:table-cell table:style-name="ce33" table:formula="of:=LEN([.B56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CHAIN MAIL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000">
            <text:p>22000</text:p>
          </table:table-cell>
          <table:table-cell table:formula="of:=&quot;  .byte &quot;&quot;&quot; &amp; [.B57] &amp; &quot;&quot;&quot;,0  ; &quot; &amp; [.A57]" office:value-type="string" office:string-value="  .byte &quot;CHAIN MAIL+2&quot;,0  ; 51">
            <text:p><text:s text:c="2"/>.byte "CHAIN MAIL+2",0 <text:s/>; 51</text:p>
          </table:table-cell>
          <table:table-cell table:formula="of:=&quot;  .byte &quot; &amp; [.C57] &amp; &quot;,&quot; &amp; [.D57] &amp; &quot;,&quot; &amp; [.E57] &amp; &quot;,&quot; &amp; [.F57] &amp; &quot;,&quot; &amp; [.G57] &amp; &quot;,&quot; &amp; [.H57] &amp; &quot;,&quot; &amp; [.I57] &amp; &quot;,&quot; &amp; [.J57] &amp; &quot;,&quot; &amp; ([.K57]/2560 - INT ([.K57]/2560))*256 &amp; &quot;,&quot; &amp; INT ([.K57]/2560) &amp; &quot;    ; &quot; &amp; [.A57] &amp; &quot; &quot; &amp; [.B57]" office:value-type="string" office:string-value="  .byte 2,0,8,0,0,0,2,2,152,8    ; 51 CHAIN MAIL+2">
            <text:p><text:s text:c="2"/>.byte 2,0,8,0,0,0,2,2,152,8 <text:s text:c="3"/>; 51 CHAIN MAIL+2</text:p>
          </table:table-cell>
          <table:table-cell table:style-name="ce33" table:formula="of:=LEN([.B57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CHAIN MAIL+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000">
            <text:p>40000</text:p>
          </table:table-cell>
          <table:table-cell table:formula="of:=&quot;  .byte &quot;&quot;&quot; &amp; [.B58] &amp; &quot;&quot;&quot;,0  ; &quot; &amp; [.A58]" office:value-type="string" office:string-value="  .byte &quot;CHAIN MAIL+3&quot;,0  ; 52">
            <text:p><text:s text:c="2"/>.byte "CHAIN MAIL+3",0 <text:s/>; 52</text:p>
          </table:table-cell>
          <table:table-cell table:formula="of:=&quot;  .byte &quot; &amp; [.C58] &amp; &quot;,&quot; &amp; [.D58] &amp; &quot;,&quot; &amp; [.E58] &amp; &quot;,&quot; &amp; [.F58] &amp; &quot;,&quot; &amp; [.G58] &amp; &quot;,&quot; &amp; [.H58] &amp; &quot;,&quot; &amp; [.I58] &amp; &quot;,&quot; &amp; [.J58] &amp; &quot;,&quot; &amp; ([.K58]/2560 - INT ([.K58]/2560))*256 &amp; &quot;,&quot; &amp; INT ([.K58]/2560) &amp; &quot;    ; &quot; &amp; [.A58] &amp; &quot; &quot; &amp; [.B58]" office:value-type="string" office:string-value="  .byte 2,0,9,0,0,0,2,3,160,15    ; 52 CHAIN MAIL+3">
            <text:p><text:s text:c="2"/>.byte 2,0,9,0,0,0,2,3,160,15 <text:s text:c="3"/>; 52 CHAIN MAIL+3</text:p>
          </table:table-cell>
          <table:table-cell table:style-name="ce33" table:formula="of:=LEN([.B58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CHAIN MAIL+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000">
            <text:p>75000</text:p>
          </table:table-cell>
          <table:table-cell table:formula="of:=&quot;  .byte &quot;&quot;&quot; &amp; [.B59] &amp; &quot;&quot;&quot;,0  ; &quot; &amp; [.A59]" office:value-type="string" office:string-value="  .byte &quot;CHAIN MAIL+4&quot;,0  ; 53">
            <text:p><text:s text:c="2"/>.byte "CHAIN MAIL+4",0 <text:s/>; 53</text:p>
          </table:table-cell>
          <table:table-cell table:formula="of:=&quot;  .byte &quot; &amp; [.C59] &amp; &quot;,&quot; &amp; [.D59] &amp; &quot;,&quot; &amp; [.E59] &amp; &quot;,&quot; &amp; [.F59] &amp; &quot;,&quot; &amp; [.G59] &amp; &quot;,&quot; &amp; [.H59] &amp; &quot;,&quot; &amp; [.I59] &amp; &quot;,&quot; &amp; [.J59] &amp; &quot;,&quot; &amp; ([.K59]/2560 - INT ([.K59]/2560))*256 &amp; &quot;,&quot; &amp; INT ([.K59]/2560) &amp; &quot;    ; &quot; &amp; [.A59] &amp; &quot; &quot; &amp; [.B59]" office:value-type="string" office:string-value="  .byte 2,0,10,0,0,0,2,4,76,29    ; 53 CHAIN MAIL+4">
            <text:p><text:s text:c="2"/>.byte 2,0,10,0,0,0,2,4,76,29 <text:s text:c="3"/>; 53 CHAIN MAIL+4</text:p>
          </table:table-cell>
          <table:table-cell table:style-name="ce33" table:formula="of:=LEN([.B59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COAT OF AR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2000">
            <text:p>242000</text:p>
          </table:table-cell>
          <table:table-cell table:formula="of:=&quot;  .byte &quot;&quot;&quot; &amp; [.B60] &amp; &quot;&quot;&quot;,0  ; &quot; &amp; [.A60]" office:value-type="string" office:string-value="  .byte &quot;COAT OF ARND&quot;,0  ; 54">
            <text:p><text:s text:c="2"/>.byte "COAT OF ARND",0 <text:s/>; 54</text:p>
          </table:table-cell>
          <table:table-cell table:formula="of:=&quot;  .byte &quot; &amp; [.C60] &amp; &quot;,&quot; &amp; [.D60] &amp; &quot;,&quot; &amp; [.E60] &amp; &quot;,&quot; &amp; [.F60] &amp; &quot;,&quot; &amp; [.G60] &amp; &quot;,&quot; &amp; [.H60] &amp; &quot;,&quot; &amp; [.I60] &amp; &quot;,&quot; &amp; [.J60] &amp; &quot;,&quot; &amp; ([.K60]/2560 - INT ([.K60]/2560))*256 &amp; &quot;,&quot; &amp; INT ([.K60]/2560) &amp; &quot;    ; &quot; &amp; [.A60] &amp; &quot; &quot; &amp; [.B60]" office:value-type="string" office:string-value="  .byte 2,0,30,0,0,0,0,10,136,94    ; 54 COAT OF ARND">
            <text:p><text:s text:c="2"/>.byte 2,0,30,0,0,0,0,10,136,94 <text:s text:c="3"/>; 54 COAT OF ARND</text:p>
          </table:table-cell>
          <table:table-cell table:style-name="ce33" table:formula="of:=LEN([.B6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ELVEN ARM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&quot;  .byte &quot;&quot;&quot; &amp; [.B61] &amp; &quot;&quot;&quot;,0  ; &quot; &amp; [.A61]" office:value-type="string" office:string-value="  .byte &quot;ELVEN ARMOR&quot;,0  ; 55">
            <text:p><text:s text:c="2"/>.byte "ELVEN ARMOR",0 <text:s/>; 55</text:p>
          </table:table-cell>
          <table:table-cell table:formula="of:=&quot;  .byte &quot; &amp; [.C61] &amp; &quot;,&quot; &amp; [.D61] &amp; &quot;,&quot; &amp; [.E61] &amp; &quot;,&quot; &amp; [.F61] &amp; &quot;,&quot; &amp; [.G61] &amp; &quot;,&quot; &amp; [.H61] &amp; &quot;,&quot; &amp; [.I61] &amp; &quot;,&quot; &amp; [.J61] &amp; &quot;,&quot; &amp; ([.K61]/2560 - INT ([.K61]/2560))*256 &amp; &quot;,&quot; &amp; INT ([.K61]/2560) &amp; &quot;    ; &quot; &amp; [.A61] &amp; &quot; &quot; &amp; [.B61]" office:value-type="string" office:string-value="  .byte 2,0,15,0,0,0,0,7,100,0    ; 55 ELVEN ARMOR">
            <text:p><text:s text:c="2"/>.byte 2,0,15,0,0,0,0,7,100,0 <text:s text:c="3"/>; 55 ELVEN ARMOR</text:p>
          </table:table-cell>
          <table:table-cell table:style-name="ce33" table:formula="of:=LEN([.B61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LEATHER ARM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table:formula="of:=&quot;  .byte &quot;&quot;&quot; &amp; [.B62] &amp; &quot;&quot;&quot;,0  ; &quot; &amp; [.A62]" office:value-type="string" office:string-value="  .byte &quot;LEATHER ARMOR&quot;,0  ; 56">
            <text:p><text:s text:c="2"/>.byte "LEATHER ARMOR",0 <text:s/>; 56</text:p>
          </table:table-cell>
          <table:table-cell table:formula="of:=&quot;  .byte &quot; &amp; [.C62] &amp; &quot;,&quot; &amp; [.D62] &amp; &quot;,&quot; &amp; [.E62] &amp; &quot;,&quot; &amp; [.F62] &amp; &quot;,&quot; &amp; [.G62] &amp; &quot;,&quot; &amp; [.H62] &amp; &quot;,&quot; &amp; [.I62] &amp; &quot;,&quot; &amp; [.J62] &amp; &quot;,&quot; &amp; ([.K62]/2560 - INT ([.K62]/2560))*256 &amp; &quot;,&quot; &amp; INT ([.K62]/2560) &amp; &quot;    ; &quot; &amp; [.A62] &amp; &quot; &quot; &amp; [.B62]" office:value-type="string" office:string-value="  .byte 2,0,4,0,0,0,1,0,44,1    ; 56 LEATHER ARMOR">
            <text:p><text:s text:c="2"/>.byte 2,0,4,0,0,0,1,0,44,1 <text:s text:c="3"/>; 56 LEATHER ARMOR</text:p>
          </table:table-cell>
          <table:table-cell table:style-name="ce33" table:formula="of:=LEN([.B6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LEATHER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000">
            <text:p>7000</text:p>
          </table:table-cell>
          <table:table-cell table:formula="of:=&quot;  .byte &quot;&quot;&quot; &amp; [.B63] &amp; &quot;&quot;&quot;,0  ; &quot; &amp; [.A63]" office:value-type="string" office:string-value="  .byte &quot;LEATHER+1&quot;,0  ; 57">
            <text:p><text:s text:c="2"/>.byte "LEATHER+1",0 <text:s/>; 57</text:p>
          </table:table-cell>
          <table:table-cell table:formula="of:=&quot;  .byte &quot; &amp; [.C63] &amp; &quot;,&quot; &amp; [.D63] &amp; &quot;,&quot; &amp; [.E63] &amp; &quot;,&quot; &amp; [.F63] &amp; &quot;,&quot; &amp; [.G63] &amp; &quot;,&quot; &amp; [.H63] &amp; &quot;,&quot; &amp; [.I63] &amp; &quot;,&quot; &amp; [.J63] &amp; &quot;,&quot; &amp; ([.K63]/2560 - INT ([.K63]/2560))*256 &amp; &quot;,&quot; &amp; INT ([.K63]/2560) &amp; &quot;    ; &quot; &amp; [.A63] &amp; &quot; &quot; &amp; [.B63]" office:value-type="string" office:string-value="  .byte 2,0,5,0,0,0,1,1,188,2    ; 57 LEATHER+1">
            <text:p><text:s text:c="2"/>.byte 2,0,5,0,0,0,1,1,188,2 <text:s text:c="3"/>; 57 LEATHER+1</text:p>
          </table:table-cell>
          <table:table-cell table:style-name="ce33" table:formula="of:=LEN([.B63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LEATHER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00">
            <text:p>15000</text:p>
          </table:table-cell>
          <table:table-cell table:formula="of:=&quot;  .byte &quot;&quot;&quot; &amp; [.B64] &amp; &quot;&quot;&quot;,0  ; &quot; &amp; [.A64]" office:value-type="string" office:string-value="  .byte &quot;LEATHER+2&quot;,0  ; 58">
            <text:p><text:s text:c="2"/>.byte "LEATHER+2",0 <text:s/>; 58</text:p>
          </table:table-cell>
          <table:table-cell table:formula="of:=&quot;  .byte &quot; &amp; [.C64] &amp; &quot;,&quot; &amp; [.D64] &amp; &quot;,&quot; &amp; [.E64] &amp; &quot;,&quot; &amp; [.F64] &amp; &quot;,&quot; &amp; [.G64] &amp; &quot;,&quot; &amp; [.H64] &amp; &quot;,&quot; &amp; [.I64] &amp; &quot;,&quot; &amp; [.J64] &amp; &quot;,&quot; &amp; ([.K64]/2560 - INT ([.K64]/2560))*256 &amp; &quot;,&quot; &amp; INT ([.K64]/2560) &amp; &quot;    ; &quot; &amp; [.A64] &amp; &quot; &quot; &amp; [.B64]" office:value-type="string" office:string-value="  .byte 2,0,6,0,0,0,1,3,220,5    ; 58 LEATHER+2">
            <text:p><text:s text:c="2"/>.byte 2,0,6,0,0,0,1,3,220,5 <text:s text:c="3"/>; 58 LEATHER+2</text:p>
          </table:table-cell>
          <table:table-cell table:style-name="ce33" table:formula="of:=LEN([.B64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LEATHER+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25000">
            <text:p>625000</text:p>
          </table:table-cell>
          <table:table-cell table:formula="of:=&quot;  .byte &quot;&quot;&quot; &amp; [.B65] &amp; &quot;&quot;&quot;,0  ; &quot; &amp; [.A65]" office:value-type="string" office:string-value="  .byte &quot;LEATHER+3&quot;,0  ; 59">
            <text:p><text:s text:c="2"/>.byte "LEATHER+3",0 <text:s/>; 59</text:p>
          </table:table-cell>
          <table:table-cell table:formula="of:=&quot;  .byte &quot; &amp; [.C65] &amp; &quot;,&quot; &amp; [.D65] &amp; &quot;,&quot; &amp; [.E65] &amp; &quot;,&quot; &amp; [.F65] &amp; &quot;,&quot; &amp; [.G65] &amp; &quot;,&quot; &amp; [.H65] &amp; &quot;,&quot; &amp; [.I65] &amp; &quot;,&quot; &amp; [.J65] &amp; &quot;,&quot; &amp; ([.K65]/2560 - INT ([.K65]/2560))*256 &amp; &quot;,&quot; &amp; INT ([.K65]/2560) &amp; &quot;    ; &quot; &amp; [.A65] &amp; &quot; &quot; &amp; [.B65]" office:value-type="string" office:string-value="  .byte 2,0,7,0,0,0,1,5,36,244    ; 59 LEATHER+3">
            <text:p><text:s text:c="2"/>.byte 2,0,7,0,0,0,1,5,36,244 <text:s text:c="3"/>; 59 LEATHER+3</text:p>
          </table:table-cell>
          <table:table-cell table:style-name="ce33" table:formula="of:=LEN([.B65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MITHRIL M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table:formula="of:=&quot;  .byte &quot;&quot;&quot; &amp; [.B66] &amp; &quot;&quot;&quot;,0  ; &quot; &amp; [.A66]" office:value-type="string" office:string-value="  .byte &quot;MITHRIL MAIL&quot;,0  ; 60">
            <text:p><text:s text:c="2"/>.byte "MITHRIL MAIL",0 <text:s/>; 60</text:p>
          </table:table-cell>
          <table:table-cell table:formula="of:=&quot;  .byte &quot; &amp; [.C66] &amp; &quot;,&quot; &amp; [.D66] &amp; &quot;,&quot; &amp; [.E66] &amp; &quot;,&quot; &amp; [.F66] &amp; &quot;,&quot; &amp; [.G66] &amp; &quot;,&quot; &amp; [.H66] &amp; &quot;,&quot; &amp; [.I66] &amp; &quot;,&quot; &amp; [.J66] &amp; &quot;,&quot; &amp; ([.K66]/2560 - INT ([.K66]/2560))*256 &amp; &quot;,&quot; &amp; INT ([.K66]/2560) &amp; &quot;    ; &quot; &amp; [.A66] &amp; &quot; &quot; &amp; [.B66]" office:value-type="string" office:string-value="  .byte 2,0,20,0,0,0,0,9,16,39    ; 60 MITHRIL MAIL">
            <text:p><text:s text:c="2"/>.byte 2,0,20,0,0,0,0,9,16,39 <text:s text:c="3"/>; 60 MITHRIL MAIL</text:p>
          </table:table-cell>
          <table:table-cell table:style-name="ce33" table:formula="of:=LEN([.B66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PLATE M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table:formula="of:=&quot;  .byte &quot;&quot;&quot; &amp; [.B67] &amp; &quot;&quot;&quot;,0  ; &quot; &amp; [.A67]" office:value-type="string" office:string-value="  .byte &quot;PLATE MAIL&quot;,0  ; 61">
            <text:p><text:s text:c="2"/>.byte "PLATE MAIL",0 <text:s/>; 61</text:p>
          </table:table-cell>
          <table:table-cell table:formula="of:=&quot;  .byte &quot; &amp; [.C67] &amp; &quot;,&quot; &amp; [.D67] &amp; &quot;,&quot; &amp; [.E67] &amp; &quot;,&quot; &amp; [.F67] &amp; &quot;,&quot; &amp; [.G67] &amp; &quot;,&quot; &amp; [.H67] &amp; &quot;,&quot; &amp; [.I67] &amp; &quot;,&quot; &amp; [.J67] &amp; &quot;,&quot; &amp; ([.K67]/2560 - INT ([.K67]/2560))*256 &amp; &quot;,&quot; &amp; INT ([.K67]/2560) &amp; &quot;    ; &quot; &amp; [.A67] &amp; &quot; &quot; &amp; [.B67]" office:value-type="string" office:string-value="  .byte 2,0,8,0,0,0,3,0,75,0    ; 61 PLATE MAIL">
            <text:p><text:s text:c="2"/>.byte 2,0,8,0,0,0,3,0,75,0 <text:s text:c="3"/>; 61 PLATE MAIL</text:p>
          </table:table-cell>
          <table:table-cell table:style-name="ce33" table:formula="of:=LEN([.B67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PLATE MAIL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&quot;  .byte &quot;&quot;&quot; &amp; [.B68] &amp; &quot;&quot;&quot;,0  ; &quot; &amp; [.A68]" office:value-type="string" office:string-value="  .byte &quot;PLATE MAIL+1&quot;,0  ; 62">
            <text:p><text:s text:c="2"/>.byte "PLATE MAIL+1",0 <text:s/>; 62</text:p>
          </table:table-cell>
          <table:table-cell table:formula="of:=&quot;  .byte &quot; &amp; [.C68] &amp; &quot;,&quot; &amp; [.D68] &amp; &quot;,&quot; &amp; [.E68] &amp; &quot;,&quot; &amp; [.F68] &amp; &quot;,&quot; &amp; [.G68] &amp; &quot;,&quot; &amp; [.H68] &amp; &quot;,&quot; &amp; [.I68] &amp; &quot;,&quot; &amp; [.J68] &amp; &quot;,&quot; &amp; ([.K68]/2560 - INT ([.K68]/2560))*256 &amp; &quot;,&quot; &amp; INT ([.K68]/2560) &amp; &quot;    ; &quot; &amp; [.A68] &amp; &quot; &quot; &amp; [.B68]" office:value-type="string" office:string-value="  .byte 2,0,9,0,0,0,3,1,200,0    ; 62 PLATE MAIL+1">
            <text:p><text:s text:c="2"/>.byte 2,0,9,0,0,0,3,1,200,0 <text:s text:c="3"/>; 62 PLATE MAIL+1</text:p>
          </table:table-cell>
          <table:table-cell table:style-name="ce33" table:formula="of:=LEN([.B68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PLATE MAIL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f:=&quot;  .byte &quot;&quot;&quot; &amp; [.B69] &amp; &quot;&quot;&quot;,0  ; &quot; &amp; [.A69]" office:value-type="string" office:string-value="  .byte &quot;PLATE MAIL+2&quot;,0  ; 63">
            <text:p><text:s text:c="2"/>.byte "PLATE MAIL+2",0 <text:s/>; 63</text:p>
          </table:table-cell>
          <table:table-cell table:formula="of:=&quot;  .byte &quot; &amp; [.C69] &amp; &quot;,&quot; &amp; [.D69] &amp; &quot;,&quot; &amp; [.E69] &amp; &quot;,&quot; &amp; [.F69] &amp; &quot;,&quot; &amp; [.G69] &amp; &quot;,&quot; &amp; [.H69] &amp; &quot;,&quot; &amp; [.I69] &amp; &quot;,&quot; &amp; [.J69] &amp; &quot;,&quot; &amp; ([.K69]/2560 - INT ([.K69]/2560))*256 &amp; &quot;,&quot; &amp; INT ([.K69]/2560) &amp; &quot;    ; &quot; &amp; [.A69] &amp; &quot; &quot; &amp; [.B69]" office:value-type="string" office:string-value="  .byte 2,0,10,0,0,0,3,2,244,1    ; 63 PLATE MAIL+2">
            <text:p><text:s text:c="2"/>.byte 2,0,10,0,0,0,3,2,244,1 <text:s text:c="3"/>; 63 PLATE MAIL+2</text:p>
          </table:table-cell>
          <table:table-cell table:style-name="ce33" table:formula="of:=LEN([.B69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PLATE MAIL+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50000">
            <text:p>250000</text:p>
          </table:table-cell>
          <table:table-cell table:formula="of:=&quot;  .byte &quot;&quot;&quot; &amp; [.B70] &amp; &quot;&quot;&quot;,0  ; &quot; &amp; [.A70]" office:value-type="string" office:string-value="  .byte &quot;PLATE MAIL+3&quot;,0  ; 64">
            <text:p><text:s text:c="2"/>.byte "PLATE MAIL+3",0 <text:s/>; 64</text:p>
          </table:table-cell>
          <table:table-cell table:formula="of:=&quot;  .byte &quot; &amp; [.C70] &amp; &quot;,&quot; &amp; [.D70] &amp; &quot;,&quot; &amp; [.E70] &amp; &quot;,&quot; &amp; [.F70] &amp; &quot;,&quot; &amp; [.G70] &amp; &quot;,&quot; &amp; [.H70] &amp; &quot;,&quot; &amp; [.I70] &amp; &quot;,&quot; &amp; [.J70] &amp; &quot;,&quot; &amp; ([.K70]/2560 - INT ([.K70]/2560))*256 &amp; &quot;,&quot; &amp; INT ([.K70]/2560) &amp; &quot;    ; &quot; &amp; [.A70] &amp; &quot; &quot; &amp; [.B70]" office:value-type="string" office:string-value="  .byte 2,0,11,0,0,0,3,3,168,97    ; 64 PLATE MAIL+3">
            <text:p><text:s text:c="2"/>.byte 2,0,11,0,0,0,3,3,168,97 <text:s text:c="3"/>; 64 PLATE MAIL+3</text:p>
          </table:table-cell>
          <table:table-cell table:style-name="ce33" table:formula="of:=LEN([.B7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PLATE MAIL+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formula="of:=&quot;  .byte &quot;&quot;&quot; &amp; [.B71] &amp; &quot;&quot;&quot;,0  ; &quot; &amp; [.A71]" office:value-type="string" office:string-value="  .byte &quot;PLATE MAIL+4&quot;,0  ; 65">
            <text:p><text:s text:c="2"/>.byte "PLATE MAIL+4",0 <text:s/>; 65</text:p>
          </table:table-cell>
          <table:table-cell table:formula="of:=&quot;  .byte &quot; &amp; [.C71] &amp; &quot;,&quot; &amp; [.D71] &amp; &quot;,&quot; &amp; [.E71] &amp; &quot;,&quot; &amp; [.F71] &amp; &quot;,&quot; &amp; [.G71] &amp; &quot;,&quot; &amp; [.H71] &amp; &quot;,&quot; &amp; [.I71] &amp; &quot;,&quot; &amp; [.J71] &amp; &quot;,&quot; &amp; ([.K71]/2560 - INT ([.K71]/2560))*256 &amp; &quot;,&quot; &amp; INT ([.K71]/2560) &amp; &quot;    ; &quot; &amp; [.A71] &amp; &quot; &quot; &amp; [.B71]" office:value-type="string" office:string-value="  .byte 2,0,12,0,0,0,3,4,200,0    ; 65 PLATE MAIL+4">
            <text:p><text:s text:c="2"/>.byte 2,0,12,0,0,0,3,4,200,0 <text:s text:c="3"/>; 65 PLATE MAIL+4</text:p>
          </table:table-cell>
          <table:table-cell table:style-name="ce33" table:formula="of:=LEN([.B7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PLATE MAIL+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table:formula="of:=&quot;  .byte &quot;&quot;&quot; &amp; [.B72] &amp; &quot;&quot;&quot;,0  ; &quot; &amp; [.A72]" office:value-type="string" office:string-value="  .byte &quot;PLATE MAIL+5&quot;,0  ; 66">
            <text:p><text:s text:c="2"/>.byte "PLATE MAIL+5",0 <text:s/>; 66</text:p>
          </table:table-cell>
          <table:table-cell table:formula="of:=&quot;  .byte &quot; &amp; [.C72] &amp; &quot;,&quot; &amp; [.D72] &amp; &quot;,&quot; &amp; [.E72] &amp; &quot;,&quot; &amp; [.F72] &amp; &quot;,&quot; &amp; [.G72] &amp; &quot;,&quot; &amp; [.H72] &amp; &quot;,&quot; &amp; [.I72] &amp; &quot;,&quot; &amp; [.J72] &amp; &quot;,&quot; &amp; ([.K72]/2560 - INT ([.K72]/2560))*256 &amp; &quot;,&quot; &amp; INT ([.K72]/2560) &amp; &quot;    ; &quot; &amp; [.A72] &amp; &quot; &quot; &amp; [.B72]" office:value-type="string" office:string-value="  .byte 2,0,13,0,0,0,3,5,244,1    ; 66 PLATE MAIL+5">
            <text:p><text:s text:c="2"/>.byte 2,0,13,0,0,0,3,5,244,1 <text:s text:c="3"/>; 66 PLATE MAIL+5</text:p>
          </table:table-cell>
          <table:table-cell table:style-name="ce33" table:formula="of:=LEN([.B72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ROB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formula="of:=&quot;  .byte &quot;&quot;&quot; &amp; [.B73] &amp; &quot;&quot;&quot;,0  ; &quot; &amp; [.A73]" office:value-type="string" office:string-value="  .byte &quot;ROBE&quot;,0  ; 67">
            <text:p><text:s text:c="2"/>.byte "ROBE",0 <text:s/>; 67</text:p>
          </table:table-cell>
          <table:table-cell table:formula="of:=&quot;  .byte &quot; &amp; [.C73] &amp; &quot;,&quot; &amp; [.D73] &amp; &quot;,&quot; &amp; [.E73] &amp; &quot;,&quot; &amp; [.F73] &amp; &quot;,&quot; &amp; [.G73] &amp; &quot;,&quot; &amp; [.H73] &amp; &quot;,&quot; &amp; [.I73] &amp; &quot;,&quot; &amp; [.J73] &amp; &quot;,&quot; &amp; ([.K73]/2560 - INT ([.K73]/2560))*256 &amp; &quot;,&quot; &amp; INT ([.K73]/2560) &amp; &quot;    ; &quot; &amp; [.A73] &amp; &quot; &quot; &amp; [.B73]" office:value-type="string" office:string-value="  .byte 2,0,2,0,0,0,0,0,176,4    ; 67 ROBE">
            <text:p><text:s text:c="2"/>.byte 2,0,2,0,0,0,0,0,176,4 <text:s text:c="3"/>; 67 ROBE</text:p>
          </table:table-cell>
          <table:table-cell table:style-name="ce33" table:formula="of:=LEN([.B73])" office:value-type="float" office:value="4">
            <text:p>4</text:p>
          </table:table-cell>
          <table:table-cell table:number-columns-repeated="1010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ROBE+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table:formula="of:=&quot;  .byte &quot;&quot;&quot; &amp; [.B74] &amp; &quot;&quot;&quot;,0  ; &quot; &amp; [.A74]" office:value-type="string" office:string-value="  .byte &quot;ROBE+1&quot;,0  ; 68">
            <text:p><text:s text:c="2"/>.byte "ROBE+1",0 <text:s/>; 68</text:p>
          </table:table-cell>
          <table:table-cell table:formula="of:=&quot;  .byte &quot; &amp; [.C74] &amp; &quot;,&quot; &amp; [.D74] &amp; &quot;,&quot; &amp; [.E74] &amp; &quot;,&quot; &amp; [.F74] &amp; &quot;,&quot; &amp; [.G74] &amp; &quot;,&quot; &amp; [.H74] &amp; &quot;,&quot; &amp; [.I74] &amp; &quot;,&quot; &amp; [.J74] &amp; &quot;,&quot; &amp; ([.K74]/2560 - INT ([.K74]/2560))*256 &amp; &quot;,&quot; &amp; INT ([.K74]/2560) &amp; &quot;    ; &quot; &amp; [.A74] &amp; &quot; &quot; &amp; [.B74]" office:value-type="string" office:string-value="  .byte 2,0,3,0,0,0,0,1,196,9    ; 68 ROBE+1">
            <text:p><text:s text:c="2"/>.byte 2,0,3,0,0,0,0,1,196,9 <text:s text:c="3"/>; 68 ROBE+1</text:p>
          </table:table-cell>
          <table:table-cell table:style-name="ce33" table:formula="of:=LEN([.B74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ROBE+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000">
            <text:p>60000</text:p>
          </table:table-cell>
          <table:table-cell table:formula="of:=&quot;  .byte &quot;&quot;&quot; &amp; [.B75] &amp; &quot;&quot;&quot;,0  ; &quot; &amp; [.A75]" office:value-type="string" office:string-value="  .byte &quot;ROBE+2&quot;,0  ; 69">
            <text:p><text:s text:c="2"/>.byte "ROBE+2",0 <text:s/>; 69</text:p>
          </table:table-cell>
          <table:table-cell table:formula="of:=&quot;  .byte &quot; &amp; [.C75] &amp; &quot;,&quot; &amp; [.D75] &amp; &quot;,&quot; &amp; [.E75] &amp; &quot;,&quot; &amp; [.F75] &amp; &quot;,&quot; &amp; [.G75] &amp; &quot;,&quot; &amp; [.H75] &amp; &quot;,&quot; &amp; [.I75] &amp; &quot;,&quot; &amp; [.J75] &amp; &quot;,&quot; &amp; ([.K75]/2560 - INT ([.K75]/2560))*256 &amp; &quot;,&quot; &amp; INT ([.K75]/2560) &amp; &quot;    ; &quot; &amp; [.A75] &amp; &quot; &quot; &amp; [.B75]" office:value-type="string" office:string-value="  .byte 2,0,4,0,0,0,0,2,112,23    ; 69 ROBE+2">
            <text:p><text:s text:c="2"/>.byte 2,0,4,0,0,0,0,2,112,23 <text:s text:c="3"/>; 69 ROBE+2</text:p>
          </table:table-cell>
          <table:table-cell table:style-name="ce33" table:formula="of:=LEN([.B75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MITHRIL SHIEL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&quot;  .byte &quot;&quot;&quot; &amp; [.B76] &amp; &quot;&quot;&quot;,0  ; &quot; &amp; [.A76]" office:value-type="string" office:string-value="  .byte &quot;MITHRIL SHIELD&quot;,0  ; 70">
            <text:p><text:s text:c="2"/>.byte "MITHRIL SHIELD",0 <text:s/>; 70</text:p>
          </table:table-cell>
          <table:table-cell table:formula="of:=&quot;  .byte &quot; &amp; [.C76] &amp; &quot;,&quot; &amp; [.D76] &amp; &quot;,&quot; &amp; [.E76] &amp; &quot;,&quot; &amp; [.F76] &amp; &quot;,&quot; &amp; [.G76] &amp; &quot;,&quot; &amp; [.H76] &amp; &quot;,&quot; &amp; [.I76] &amp; &quot;,&quot; &amp; [.J76] &amp; &quot;,&quot; &amp; ([.K76]/2560 - INT ([.K76]/2560))*256 &amp; &quot;,&quot; &amp; INT ([.K76]/2560) &amp; &quot;    ; &quot; &amp; [.A76] &amp; &quot; &quot; &amp; [.B76]" office:value-type="string" office:string-value="  .byte 3,0,6,0,0,0,1,8,40,0    ; 70 MITHRIL SHIELD">
            <text:p><text:s text:c="2"/>.byte 3,0,6,0,0,0,1,8,40,0 <text:s text:c="3"/>; 70 MITHRIL SHIELD</text:p>
          </table:table-cell>
          <table:table-cell table:style-name="ce33" table:formula="of:=LEN([.B7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SHIEL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&quot;  .byte &quot;&quot;&quot; &amp; [.B77] &amp; &quot;&quot;&quot;,0  ; &quot; &amp; [.A77]" office:value-type="string" office:string-value="  .byte &quot;SHIELD&quot;,0  ; 71">
            <text:p><text:s text:c="2"/>.byte "SHIELD",0 <text:s/>; 71</text:p>
          </table:table-cell>
          <table:table-cell table:formula="of:=&quot;  .byte &quot; &amp; [.C77] &amp; &quot;,&quot; &amp; [.D77] &amp; &quot;,&quot; &amp; [.E77] &amp; &quot;,&quot; &amp; [.F77] &amp; &quot;,&quot; &amp; [.G77] &amp; &quot;,&quot; &amp; [.H77] &amp; &quot;,&quot; &amp; [.I77] &amp; &quot;,&quot; &amp; [.J77] &amp; &quot;,&quot; &amp; ([.K77]/2560 - INT ([.K77]/2560))*256 &amp; &quot;,&quot; &amp; INT ([.K77]/2560) &amp; &quot;    ; &quot; &amp; [.A77] &amp; &quot; &quot; &amp; [.B77]" office:value-type="string" office:string-value="  .byte 3,0,1,0,0,0,1,0,100,0    ; 71 SHIELD">
            <text:p><text:s text:c="2"/>.byte 3,0,1,0,0,0,1,0,100,0 <text:s text:c="3"/>; 71 SHIELD</text:p>
          </table:table-cell>
          <table:table-cell table:style-name="ce33" table:formula="of:=LEN([.B77])" office:value-type="float" office:value="6">
            <text:p>6</text:p>
          </table:table-cell>
          <table:table-cell table:number-columns-repeated="1010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SHIELD+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">
            <text:p>90000</text:p>
          </table:table-cell>
          <table:table-cell table:formula="of:=&quot;  .byte &quot;&quot;&quot; &amp; [.B78] &amp; &quot;&quot;&quot;,0  ; &quot; &amp; [.A78]" office:value-type="string" office:string-value="  .byte &quot;SHIELD+1&quot;,0  ; 72">
            <text:p><text:s text:c="2"/>.byte "SHIELD+1",0 <text:s/>; 72</text:p>
          </table:table-cell>
          <table:table-cell table:formula="of:=&quot;  .byte &quot; &amp; [.C78] &amp; &quot;,&quot; &amp; [.D78] &amp; &quot;,&quot; &amp; [.E78] &amp; &quot;,&quot; &amp; [.F78] &amp; &quot;,&quot; &amp; [.G78] &amp; &quot;,&quot; &amp; [.H78] &amp; &quot;,&quot; &amp; [.I78] &amp; &quot;,&quot; &amp; [.J78] &amp; &quot;,&quot; &amp; ([.K78]/2560 - INT ([.K78]/2560))*256 &amp; &quot;,&quot; &amp; INT ([.K78]/2560) &amp; &quot;    ; &quot; &amp; [.A78] &amp; &quot; &quot; &amp; [.B78]" office:value-type="string" office:string-value="  .byte 3,0,2,0,0,0,1,1,40,35    ; 72 SHIELD+1">
            <text:p><text:s text:c="2"/>.byte 3,0,2,0,0,0,1,1,40,35 <text:s text:c="3"/>; 72 SHIELD+1</text:p>
          </table:table-cell>
          <table:table-cell table:style-name="ce33" table:formula="of:=LEN([.B78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SHIELD+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formula="of:=&quot;  .byte &quot;&quot;&quot; &amp; [.B79] &amp; &quot;&quot;&quot;,0  ; &quot; &amp; [.A79]" office:value-type="string" office:string-value="  .byte &quot;SHIELD+2&quot;,0  ; 73">
            <text:p><text:s text:c="2"/>.byte "SHIELD+2",0 <text:s/>; 73</text:p>
          </table:table-cell>
          <table:table-cell table:formula="of:=&quot;  .byte &quot; &amp; [.C79] &amp; &quot;,&quot; &amp; [.D79] &amp; &quot;,&quot; &amp; [.E79] &amp; &quot;,&quot; &amp; [.F79] &amp; &quot;,&quot; &amp; [.G79] &amp; &quot;,&quot; &amp; [.H79] &amp; &quot;,&quot; &amp; [.I79] &amp; &quot;,&quot; &amp; [.J79] &amp; &quot;,&quot; &amp; ([.K79]/2560 - INT ([.K79]/2560))*256 &amp; &quot;,&quot; &amp; INT ([.K79]/2560) &amp; &quot;    ; &quot; &amp; [.A79] &amp; &quot; &quot; &amp; [.B79]" office:value-type="string" office:string-value="  .byte 3,0,3,0,0,0,1,3,100,0    ; 73 SHIELD+2">
            <text:p><text:s text:c="2"/>.byte 3,0,3,0,0,0,1,3,100,0 <text:s text:c="3"/>; 73 SHIELD+2</text:p>
          </table:table-cell>
          <table:table-cell table:style-name="ce33" table:formula="of:=LEN([.B79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SHIELD+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table:formula="of:=&quot;  .byte &quot;&quot;&quot; &amp; [.B80] &amp; &quot;&quot;&quot;,0  ; &quot; &amp; [.A80]" office:value-type="string" office:string-value="  .byte &quot;SHIELD+3&quot;,0  ; 74">
            <text:p><text:s text:c="2"/>.byte "SHIELD+3",0 <text:s/>; 74</text:p>
          </table:table-cell>
          <table:table-cell table:formula="of:=&quot;  .byte &quot; &amp; [.C80] &amp; &quot;,&quot; &amp; [.D80] &amp; &quot;,&quot; &amp; [.E80] &amp; &quot;,&quot; &amp; [.F80] &amp; &quot;,&quot; &amp; [.G80] &amp; &quot;,&quot; &amp; [.H80] &amp; &quot;,&quot; &amp; [.I80] &amp; &quot;,&quot; &amp; [.J80] &amp; &quot;,&quot; &amp; ([.K80]/2560 - INT ([.K80]/2560))*256 &amp; &quot;,&quot; &amp; INT ([.K80]/2560) &amp; &quot;    ; &quot; &amp; [.A80] &amp; &quot; &quot; &amp; [.B80]" office:value-type="string" office:string-value="  .byte 3,0,4,0,0,0,1,5,244,1    ; 74 SHIELD+3">
            <text:p><text:s text:c="2"/>.byte 3,0,4,0,0,0,1,5,244,1 <text:s text:c="3"/>; 74 SHIELD+3</text:p>
          </table:table-cell>
          <table:table-cell table:style-name="ce33" table:formula="of:=LEN([.B80])" office:value-type="float" office:value="8">
            <text:p>8</text:p>
          </table:table-cell>
          <table:table-cell table:number-columns-repeated="1010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BISHOP'S GE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000">
            <text:p>25000</text:p>
          </table:table-cell>
          <table:table-cell table:formula="of:=&quot;  .byte &quot;&quot;&quot; &amp; [.B81] &amp; &quot;&quot;&quot;,0  ; &quot; &amp; [.A81]" office:value-type="string" office:string-value="  .byte &quot;BISHOP'S GEM&quot;,0  ; 75">
            <text:p><text:s text:c="2"/>.byte "BISHOP'S GEM",0 <text:s/>; 75</text:p>
          </table:table-cell>
          <table:table-cell table:formula="of:=&quot;  .byte &quot; &amp; [.C81] &amp; &quot;,&quot; &amp; [.D81] &amp; &quot;,&quot; &amp; [.E81] &amp; &quot;,&quot; &amp; [.F81] &amp; &quot;,&quot; &amp; [.G81] &amp; &quot;,&quot; &amp; [.H81] &amp; &quot;,&quot; &amp; [.I81] &amp; &quot;,&quot; &amp; [.J81] &amp; &quot;,&quot; &amp; ([.K81]/2560 - INT ([.K81]/2560))*256 &amp; &quot;,&quot; &amp; INT ([.K81]/2560) &amp; &quot;    ; &quot; &amp; [.A81] &amp; &quot; &quot; &amp; [.B81]" office:value-type="string" office:string-value="  .byte 4,0,0,64,100,0,16,2,196,9    ; 75 BISHOP'S GEM">
            <text:p><text:s text:c="2"/>.byte 4,0,0,64,100,0,16,2,196,9 <text:s text:c="3"/>; 75 BISHOP'S GEM</text:p>
          </table:table-cell>
          <table:table-cell table:style-name="ce33" table:formula="of:=LEN([.B8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GEM OF ANNIHIL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00">
            <text:p>2500</text:p>
          </table:table-cell>
          <table:table-cell table:formula="of:=&quot;  .byte &quot;&quot;&quot; &amp; [.B82] &amp; &quot;&quot;&quot;,0  ; &quot; &amp; [.A82]" office:value-type="string" office:string-value="  .byte &quot;GEM OF ANNIHIL&quot;,0  ; 76">
            <text:p><text:s text:c="2"/>.byte "GEM OF ANNIHIL",0 <text:s/>; 76</text:p>
          </table:table-cell>
          <table:table-cell table:formula="of:=&quot;  .byte &quot; &amp; [.C82] &amp; &quot;,&quot; &amp; [.D82] &amp; &quot;,&quot; &amp; [.E82] &amp; &quot;,&quot; &amp; [.F82] &amp; &quot;,&quot; &amp; [.G82] &amp; &quot;,&quot; &amp; [.H82] &amp; &quot;,&quot; &amp; [.I82] &amp; &quot;,&quot; &amp; [.J82] &amp; &quot;,&quot; &amp; ([.K82]/2560 - INT ([.K82]/2560))*256 &amp; &quot;,&quot; &amp; INT ([.K82]/2560) &amp; &quot;    ; &quot; &amp; [.A82] &amp; &quot; &quot; &amp; [.B82]" office:value-type="string" office:string-value="  .byte 4,0,0,29,10,0,8,9,250,0    ; 76 GEM OF ANNIHIL">
            <text:p><text:s text:c="2"/>.byte 4,0,0,29,10,0,8,9,250,0 <text:s text:c="3"/>; 76 GEM OF ANNIHIL</text:p>
          </table:table-cell>
          <table:table-cell table:style-name="ce33" table:formula="of:=LEN([.B8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GEM OF COTIAR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000">
            <text:p>25000</text:p>
          </table:table-cell>
          <table:table-cell table:formula="of:=&quot;  .byte &quot;&quot;&quot; &amp; [.B83] &amp; &quot;&quot;&quot;,0  ; &quot; &amp; [.A83]" office:value-type="string" office:string-value="  .byte &quot;GEM OF COTIAR&quot;,0  ; 77">
            <text:p><text:s text:c="2"/>.byte "GEM OF COTIAR",0 <text:s/>; 77</text:p>
          </table:table-cell>
          <table:table-cell table:formula="of:=&quot;  .byte &quot; &amp; [.C83] &amp; &quot;,&quot; &amp; [.D83] &amp; &quot;,&quot; &amp; [.E83] &amp; &quot;,&quot; &amp; [.F83] &amp; &quot;,&quot; &amp; [.G83] &amp; &quot;,&quot; &amp; [.H83] &amp; &quot;,&quot; &amp; [.I83] &amp; &quot;,&quot; &amp; [.J83] &amp; &quot;,&quot; &amp; ([.K83]/2560 - INT ([.K83]/2560))*256 &amp; &quot;,&quot; &amp; INT ([.K83]/2560) &amp; &quot;    ; &quot; &amp; [.A83] &amp; &quot; &quot; &amp; [.B83]" office:value-type="string" office:string-value="  .byte 4,0,0,44,100,0,16,2,196,9    ; 77 GEM OF COTIAR">
            <text:p><text:s text:c="2"/>.byte 4,0,0,44,100,0,16,2,196,9 <text:s text:c="3"/>; 77 GEM OF COTIAR</text:p>
          </table:table-cell>
          <table:table-cell table:style-name="ce33" table:formula="of:=LEN([.B83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GEM OF DEATH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formula="of:=&quot;  .byte &quot;&quot;&quot; &amp; [.B84] &amp; &quot;&quot;&quot;,0  ; &quot; &amp; [.A84]" office:value-type="string" office:string-value="  .byte &quot;GEM OF DEATH&quot;,0  ; 78">
            <text:p><text:s text:c="2"/>.byte "GEM OF DEATH",0 <text:s/>; 78</text:p>
          </table:table-cell>
          <table:table-cell table:formula="of:=&quot;  .byte &quot; &amp; [.C84] &amp; &quot;,&quot; &amp; [.D84] &amp; &quot;,&quot; &amp; [.E84] &amp; &quot;,&quot; &amp; [.F84] &amp; &quot;,&quot; &amp; [.G84] &amp; &quot;,&quot; &amp; [.H84] &amp; &quot;,&quot; &amp; [.I84] &amp; &quot;,&quot; &amp; [.J84] &amp; &quot;,&quot; &amp; ([.K84]/2560 - INT ([.K84]/2560))*256 &amp; &quot;,&quot; &amp; INT ([.K84]/2560) &amp; &quot;    ; &quot; &amp; [.A84] &amp; &quot; &quot; &amp; [.B84]" office:value-type="string" office:string-value="  .byte 4,0,0,21,10,0,8,9,25,0    ; 78 GEM OF DEATH">
            <text:p><text:s text:c="2"/>.byte 4,0,0,21,10,0,8,9,25,0 <text:s text:c="3"/>; 78 GEM OF DEATH</text:p>
          </table:table-cell>
          <table:table-cell table:style-name="ce33" table:formula="of:=LEN([.B84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GEM OF FI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3000">
            <text:p>333000</text:p>
          </table:table-cell>
          <table:table-cell table:formula="of:=&quot;  .byte &quot;&quot;&quot; &amp; [.B85] &amp; &quot;&quot;&quot;,0  ; &quot; &amp; [.A85]" office:value-type="string" office:string-value="  .byte &quot;GEM OF FIRE&quot;,0  ; 79">
            <text:p><text:s text:c="2"/>.byte "GEM OF FIRE",0 <text:s/>; 79</text:p>
          </table:table-cell>
          <table:table-cell table:formula="of:=&quot;  .byte &quot; &amp; [.C85] &amp; &quot;,&quot; &amp; [.D85] &amp; &quot;,&quot; &amp; [.E85] &amp; &quot;,&quot; &amp; [.F85] &amp; &quot;,&quot; &amp; [.G85] &amp; &quot;,&quot; &amp; [.H85] &amp; &quot;,&quot; &amp; [.I85] &amp; &quot;,&quot; &amp; [.J85] &amp; &quot;,&quot; &amp; ([.K85]/2560 - INT ([.K85]/2560))*256 &amp; &quot;,&quot; &amp; INT ([.K85]/2560) &amp; &quot;    ; &quot; &amp; [.A85] &amp; &quot; &quot; &amp; [.B85]" office:value-type="string" office:string-value="  .byte 4,0,0,11,100,0,8,2,20,130    ; 79 GEM OF FIRE">
            <text:p><text:s text:c="2"/>.byte 4,0,0,11,100,0,8,2,20,130 <text:s text:c="3"/>; 79 GEM OF FIRE</text:p>
          </table:table-cell>
          <table:table-cell table:style-name="ce33" table:formula="of:=LEN([.B85])" office:value-type="float" office:value="11">
            <text:p>11</text:p>
          </table:table-cell>
          <table:table-cell table:number-columns-repeated="1010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GEM OF HEALER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table:formula="of:=&quot;  .byte &quot;&quot;&quot; &amp; [.B86] &amp; &quot;&quot;&quot;,0  ; &quot; &amp; [.A86]" office:value-type="string" office:string-value="  .byte &quot;GEM OF HEALER&quot;,0  ; 80">
            <text:p><text:s text:c="2"/>.byte "GEM OF HEALER",0 <text:s/>; 80</text:p>
          </table:table-cell>
          <table:table-cell table:formula="of:=&quot;  .byte &quot; &amp; [.C86] &amp; &quot;,&quot; &amp; [.D86] &amp; &quot;,&quot; &amp; [.E86] &amp; &quot;,&quot; &amp; [.F86] &amp; &quot;,&quot; &amp; [.G86] &amp; &quot;,&quot; &amp; [.H86] &amp; &quot;,&quot; &amp; [.I86] &amp; &quot;,&quot; &amp; [.J86] &amp; &quot;,&quot; &amp; ([.K86]/2560 - INT ([.K86]/2560))*256 &amp; &quot;,&quot; &amp; INT ([.K86]/2560) &amp; &quot;    ; &quot; &amp; [.A86] &amp; &quot; &quot; &amp; [.B86]" office:value-type="string" office:string-value="  .byte 4,0,0,41,100,0,16,2,232,3    ; 80 GEM OF HEALER">
            <text:p><text:s text:c="2"/>.byte 4,0,0,41,100,0,16,2,232,3 <text:s text:c="3"/>; 80 GEM OF HEALER</text:p>
          </table:table-cell>
          <table:table-cell table:style-name="ce33" table:formula="of:=LEN([.B86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GEM OF HEALING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&quot;  .byte &quot;&quot;&quot; &amp; [.B87] &amp; &quot;&quot;&quot;,0  ; &quot; &amp; [.A87]" office:value-type="string" office:string-value="  .byte &quot;GEM OF HEALING&quot;,0  ; 81">
            <text:p><text:s text:c="2"/>.byte "GEM OF HEALING",0 <text:s/>; 81</text:p>
          </table:table-cell>
          <table:table-cell table:formula="of:=&quot;  .byte &quot; &amp; [.C87] &amp; &quot;,&quot; &amp; [.D87] &amp; &quot;,&quot; &amp; [.E87] &amp; &quot;,&quot; &amp; [.F87] &amp; &quot;,&quot; &amp; [.G87] &amp; &quot;,&quot; &amp; [.H87] &amp; &quot;,&quot; &amp; [.I87] &amp; &quot;,&quot; &amp; [.J87] &amp; &quot;,&quot; &amp; ([.K87]/2560 - INT ([.K87]/2560))*256 &amp; &quot;,&quot; &amp; INT ([.K87]/2560) &amp; &quot;    ; &quot; &amp; [.A87] &amp; &quot; &quot; &amp; [.B87]" office:value-type="string" office:string-value="  .byte 4,0,0,32,100,0,16,2,30,0    ; 81 GEM OF HEALING">
            <text:p><text:s text:c="2"/>.byte 4,0,0,32,100,0,16,2,30,0 <text:s text:c="3"/>; 81 GEM OF HEALING</text:p>
          </table:table-cell>
          <table:table-cell table:style-name="ce33" table:formula="of:=LEN([.B8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GEM OF HELI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&quot;  .byte &quot;&quot;&quot; &amp; [.B88] &amp; &quot;&quot;&quot;,0  ; &quot; &amp; [.A88]" office:value-type="string" office:string-value="  .byte &quot;GEM OF HELIA&quot;,0  ; 82">
            <text:p><text:s text:c="2"/>.byte "GEM OF HELIA",0 <text:s/>; 82</text:p>
          </table:table-cell>
          <table:table-cell table:formula="of:=&quot;  .byte &quot; &amp; [.C88] &amp; &quot;,&quot; &amp; [.D88] &amp; &quot;,&quot; &amp; [.E88] &amp; &quot;,&quot; &amp; [.F88] &amp; &quot;,&quot; &amp; [.G88] &amp; &quot;,&quot; &amp; [.H88] &amp; &quot;,&quot; &amp; [.I88] &amp; &quot;,&quot; &amp; [.J88] &amp; &quot;,&quot; &amp; ([.K88]/2560 - INT ([.K88]/2560))*256 &amp; &quot;,&quot; &amp; INT ([.K88]/2560) &amp; &quot;    ; &quot; &amp; [.A88] &amp; &quot; &quot; &amp; [.B88]" office:value-type="string" office:string-value="  .byte 4,0,0,53,100,0,16,2,15,0    ; 82 GEM OF HELIA">
            <text:p><text:s text:c="2"/>.byte 4,0,0,53,100,0,16,2,15,0 <text:s text:c="3"/>; 82 GEM OF HELIA</text:p>
          </table:table-cell>
          <table:table-cell table:style-name="ce33" table:formula="of:=LEN([.B88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GEM OF ICEP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table:formula="of:=&quot;  .byte &quot;&quot;&quot; &amp; [.B89] &amp; &quot;&quot;&quot;,0  ; &quot; &amp; [.A89]" office:value-type="string" office:string-value="  .byte &quot;GEM OF ICEPIC&quot;,0  ; 83">
            <text:p><text:s text:c="2"/>.byte "GEM OF ICEPIC",0 <text:s/>; 83</text:p>
          </table:table-cell>
          <table:table-cell table:formula="of:=&quot;  .byte &quot; &amp; [.C89] &amp; &quot;,&quot; &amp; [.D89] &amp; &quot;,&quot; &amp; [.E89] &amp; &quot;,&quot; &amp; [.F89] &amp; &quot;,&quot; &amp; [.G89] &amp; &quot;,&quot; &amp; [.H89] &amp; &quot;,&quot; &amp; [.I89] &amp; &quot;,&quot; &amp; [.J89] &amp; &quot;,&quot; &amp; ([.K89]/2560 - INT ([.K89]/2560))*256 &amp; &quot;,&quot; &amp; INT ([.K89]/2560) &amp; &quot;    ; &quot; &amp; [.A89] &amp; &quot; &quot; &amp; [.B89]" office:value-type="string" office:string-value="  .byte 4,0,0,19,100,0,8,2,60,0    ; 83 GEM OF ICEPIC">
            <text:p><text:s text:c="2"/>.byte 4,0,0,19,100,0,8,2,60,0 <text:s text:c="3"/>; 83 GEM OF ICEPIC</text:p>
          </table:table-cell>
          <table:table-cell table:style-name="ce33" table:formula="of:=LEN([.B89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GEM OF METEOR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table:formula="of:=&quot;  .byte &quot;&quot;&quot; &amp; [.B90] &amp; &quot;&quot;&quot;,0  ; &quot; &amp; [.A90]" office:value-type="string" office:string-value="  .byte &quot;GEM OF METEORS&quot;,0  ; 84">
            <text:p><text:s text:c="2"/>.byte "GEM OF METEORS",0 <text:s/>; 84</text:p>
          </table:table-cell>
          <table:table-cell table:formula="of:=&quot;  .byte &quot; &amp; [.C90] &amp; &quot;,&quot; &amp; [.D90] &amp; &quot;,&quot; &amp; [.E90] &amp; &quot;,&quot; &amp; [.F90] &amp; &quot;,&quot; &amp; [.G90] &amp; &quot;,&quot; &amp; [.H90] &amp; &quot;,&quot; &amp; [.I90] &amp; &quot;,&quot; &amp; [.J90] &amp; &quot;,&quot; &amp; ([.K90]/2560 - INT ([.K90]/2560))*256 &amp; &quot;,&quot; &amp; INT ([.K90]/2560) &amp; &quot;    ; &quot; &amp; [.A90] &amp; &quot; &quot; &amp; [.B90]" office:value-type="string" office:string-value="  .byte 4,0,0,28,25,0,8,5,244,1    ; 84 GEM OF METEORS">
            <text:p><text:s text:c="2"/>.byte 4,0,0,28,25,0,8,5,244,1 <text:s text:c="3"/>; 84 GEM OF METEORS</text:p>
          </table:table-cell>
          <table:table-cell table:style-name="ce33" table:formula="of:=LEN([.B9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GEM OF MISSIL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&quot;  .byte &quot;&quot;&quot; &amp; [.B91] &amp; &quot;&quot;&quot;,0  ; &quot; &amp; [.A91]" office:value-type="string" office:string-value="  .byte &quot;GEM OF MISSILE&quot;,0  ; 85">
            <text:p><text:s text:c="2"/>.byte "GEM OF MISSILE",0 <text:s/>; 85</text:p>
          </table:table-cell>
          <table:table-cell table:formula="of:=&quot;  .byte &quot; &amp; [.C91] &amp; &quot;,&quot; &amp; [.D91] &amp; &quot;,&quot; &amp; [.E91] &amp; &quot;,&quot; &amp; [.F91] &amp; &quot;,&quot; &amp; [.G91] &amp; &quot;,&quot; &amp; [.H91] &amp; &quot;,&quot; &amp; [.I91] &amp; &quot;,&quot; &amp; [.J91] &amp; &quot;,&quot; &amp; ([.K91]/2560 - INT ([.K91]/2560))*256 &amp; &quot;,&quot; &amp; INT ([.K91]/2560) &amp; &quot;    ; &quot; &amp; [.A91] &amp; &quot; &quot; &amp; [.B91]" office:value-type="string" office:string-value="  .byte 4,0,0,3,10,0,8,2,16,39    ; 85 GEM OF MISSILE">
            <text:p><text:s text:c="2"/>.byte 4,0,0,3,10,0,8,2,16,39 <text:s text:c="3"/>; 85 GEM OF MISSILE</text:p>
          </table:table-cell>
          <table:table-cell table:style-name="ce33" table:formula="of:=LEN([.B9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GEM OF NIMRO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formula="of:=&quot;  .byte &quot;&quot;&quot; &amp; [.B92] &amp; &quot;&quot;&quot;,0  ; &quot; &amp; [.A92]" office:value-type="string" office:string-value="  .byte &quot;GEM OF NIMROD&quot;,0  ; 86">
            <text:p><text:s text:c="2"/>.byte "GEM OF NIMROD",0 <text:s/>; 86</text:p>
          </table:table-cell>
          <table:table-cell table:formula="of:=&quot;  .byte &quot; &amp; [.C92] &amp; &quot;,&quot; &amp; [.D92] &amp; &quot;,&quot; &amp; [.E92] &amp; &quot;,&quot; &amp; [.F92] &amp; &quot;,&quot; &amp; [.G92] &amp; &quot;,&quot; &amp; [.H92] &amp; &quot;,&quot; &amp; [.I92] &amp; &quot;,&quot; &amp; [.J92] &amp; &quot;,&quot; &amp; ([.K92]/2560 - INT ([.K92]/2560))*256 &amp; &quot;,&quot; &amp; INT ([.K92]/2560) &amp; &quot;    ; &quot; &amp; [.A92] &amp; &quot; &quot; &amp; [.B92]" office:value-type="string" office:string-value="  .byte 4,0,0,36,100,0,16,2,200,0    ; 86 GEM OF NIMROD">
            <text:p><text:s text:c="2"/>.byte 4,0,0,36,100,0,16,2,200,0 <text:s text:c="3"/>; 86 GEM OF NIMROD</text:p>
          </table:table-cell>
          <table:table-cell table:style-name="ce33" table:formula="of:=LEN([.B9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SORCERER'S GE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table:formula="of:=&quot;  .byte &quot;&quot;&quot; &amp; [.B93] &amp; &quot;&quot;&quot;,0  ; &quot; &amp; [.A93]" office:value-type="string" office:string-value="  .byte &quot;SORCERER'S GEM&quot;,0  ; 87">
            <text:p><text:s text:c="2"/>.byte "SORCERER'S GEM",0 <text:s/>; 87</text:p>
          </table:table-cell>
          <table:table-cell table:formula="of:=&quot;  .byte &quot; &amp; [.C93] &amp; &quot;,&quot; &amp; [.D93] &amp; &quot;,&quot; &amp; [.E93] &amp; &quot;,&quot; &amp; [.F93] &amp; &quot;,&quot; &amp; [.G93] &amp; &quot;,&quot; &amp; [.H93] &amp; &quot;,&quot; &amp; [.I93] &amp; &quot;,&quot; &amp; [.J93] &amp; &quot;,&quot; &amp; ([.K93]/2560 - INT ([.K93]/2560))*256 &amp; &quot;,&quot; &amp; INT ([.K93]/2560) &amp; &quot;    ; &quot; &amp; [.A93] &amp; &quot; &quot; &amp; [.B93]" office:value-type="string" office:string-value="  .byte 4,0,0,64,100,0,8,2,250,0    ; 87 SORCERER'S GEM">
            <text:p><text:s text:c="2"/>.byte 4,0,0,64,100,0,8,2,250,0 <text:s text:c="3"/>; 87 SORCERER'S GEM</text:p>
          </table:table-cell>
          <table:table-cell table:style-name="ce33" table:formula="of:=LEN([.B9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AMULET OF ISI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table:formula="of:=&quot;  .byte &quot;&quot;&quot; &amp; [.B94] &amp; &quot;&quot;&quot;,0  ; &quot; &amp; [.A94]" office:value-type="string" office:string-value="  .byte &quot;AMULET OF ISIS&quot;,0  ; 88">
            <text:p><text:s text:c="2"/>.byte "AMULET OF ISIS",0 <text:s/>; 88</text:p>
          </table:table-cell>
          <table:table-cell table:formula="of:=&quot;  .byte &quot; &amp; [.C94] &amp; &quot;,&quot; &amp; [.D94] &amp; &quot;,&quot; &amp; [.E94] &amp; &quot;,&quot; &amp; [.F94] &amp; &quot;,&quot; &amp; [.G94] &amp; &quot;,&quot; &amp; [.H94] &amp; &quot;,&quot; &amp; [.I94] &amp; &quot;,&quot; &amp; [.J94] &amp; &quot;,&quot; &amp; ([.K94]/2560 - INT ([.K94]/2560))*256 &amp; &quot;,&quot; &amp; INT ([.K94]/2560) &amp; &quot;    ; &quot; &amp; [.A94] &amp; &quot; &quot; &amp; [.B94]" office:value-type="string" office:string-value="  .byte 5,0,0,24,10,0,0,7,250,0    ; 88 AMULET OF ISIS">
            <text:p><text:s text:c="2"/>.byte 5,0,0,24,10,0,0,7,250,0 <text:s text:c="3"/>; 88 AMULET OF ISIS</text:p>
          </table:table-cell>
          <table:table-cell table:style-name="ce33" table:formula="of:=LEN([.B9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BISHOP'S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table:formula="of:=&quot;  .byte &quot;&quot;&quot; &amp; [.B95] &amp; &quot;&quot;&quot;,0  ; &quot; &amp; [.A95]" office:value-type="string" office:string-value="  .byte &quot;BISHOP'S RING&quot;,0  ; 89">
            <text:p><text:s text:c="2"/>.byte "BISHOP'S RING",0 <text:s/>; 89</text:p>
          </table:table-cell>
          <table:table-cell table:formula="of:=&quot;  .byte &quot; &amp; [.C95] &amp; &quot;,&quot; &amp; [.D95] &amp; &quot;,&quot; &amp; [.E95] &amp; &quot;,&quot; &amp; [.F95] &amp; &quot;,&quot; &amp; [.G95] &amp; &quot;,&quot; &amp; [.H95] &amp; &quot;,&quot; &amp; [.I95] &amp; &quot;,&quot; &amp; [.J95] &amp; &quot;,&quot; &amp; ([.K95]/2560 - INT ([.K95]/2560))*256 &amp; &quot;,&quot; &amp; INT ([.K95]/2560) &amp; &quot;    ; &quot; &amp; [.A95] &amp; &quot; &quot; &amp; [.B95]" office:value-type="string" office:string-value="  .byte 5,0,0,64,10,0,16,4,244,1    ; 89 BISHOP'S RING">
            <text:p><text:s text:c="2"/>.byte 5,0,0,64,10,0,16,4,244,1 <text:s text:c="3"/>; 89 BISHOP'S RING</text:p>
          </table:table-cell>
          <table:table-cell table:style-name="ce33" table:formula="of:=LEN([.B95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CROWN OF M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000">
            <text:p>80000</text:p>
          </table:table-cell>
          <table:table-cell table:formula="of:=&quot;  .byte &quot;&quot;&quot; &amp; [.B96] &amp; &quot;&quot;&quot;,0  ; &quot; &amp; [.A96]" office:value-type="string" office:string-value="  .byte &quot;CROWN OF MIGHT&quot;,0  ; 90">
            <text:p><text:s text:c="2"/>.byte "CROWN OF MIGHT",0 <text:s/>; 90</text:p>
          </table:table-cell>
          <table:table-cell table:formula="of:=&quot;  .byte &quot; &amp; [.C96] &amp; &quot;,&quot; &amp; [.D96] &amp; &quot;,&quot; &amp; [.E96] &amp; &quot;,&quot; &amp; [.F96] &amp; &quot;,&quot; &amp; [.G96] &amp; &quot;,&quot; &amp; [.H96] &amp; &quot;,&quot; &amp; [.I96] &amp; &quot;,&quot; &amp; [.J96] &amp; &quot;,&quot; &amp; ([.K96]/2560 - INT ([.K96]/2560))*256 &amp; &quot;,&quot; &amp; INT ([.K96]/2560) &amp; &quot;    ; &quot; &amp; [.A96] &amp; &quot; &quot; &amp; [.B96]" office:value-type="string" office:string-value="  .byte 5,0,10,30,5,0,0,10,64,31    ; 90 CROWN OF MIGHT">
            <text:p><text:s text:c="2"/>.byte 5,0,10,30,5,0,0,10,64,31 <text:s text:c="3"/>; 90 CROWN OF MIGHT</text:p>
          </table:table-cell>
          <table:table-cell table:style-name="ce33" table:formula="of:=LEN([.B9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DAPHNI'S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5000">
            <text:p>575000</text:p>
          </table:table-cell>
          <table:table-cell table:formula="of:=&quot;  .byte &quot;&quot;&quot; &amp; [.B97] &amp; &quot;&quot;&quot;,0  ; &quot; &amp; [.A97]" office:value-type="string" office:string-value="  .byte &quot;DAPHNI'S RING&quot;,0  ; 91">
            <text:p><text:s text:c="2"/>.byte "DAPHNI'S RING",0 <text:s/>; 91</text:p>
          </table:table-cell>
          <table:table-cell table:formula="of:=&quot;  .byte &quot; &amp; [.C97] &amp; &quot;,&quot; &amp; [.D97] &amp; &quot;,&quot; &amp; [.E97] &amp; &quot;,&quot; &amp; [.F97] &amp; &quot;,&quot; &amp; [.G97] &amp; &quot;,&quot; &amp; [.H97] &amp; &quot;,&quot; &amp; [.I97] &amp; &quot;,&quot; &amp; [.J97] &amp; &quot;,&quot; &amp; ([.K97]/2560 - INT ([.K97]/2560))*256 &amp; &quot;,&quot; &amp; INT ([.K97]/2560) &amp; &quot;    ; &quot; &amp; [.A97] &amp; &quot; &quot; &amp; [.B97]" office:value-type="string" office:string-value="  .byte 5,0,0,128+1,50,0,0,10,156,224    ; 91 DAPHNI'S RING">
            <text:p><text:s text:c="2"/>.byte 5,0,0,128+1,50,0,0,10,156,224 <text:s text:c="3"/>; 91 DAPHNI'S RING</text:p>
          </table:table-cell>
          <table:table-cell table:style-name="ce33" table:formula="of:=LEN([.B97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EYE OF VECNA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50000">
            <text:p>650000</text:p>
          </table:table-cell>
          <table:table-cell table:formula="of:=&quot;  .byte &quot;&quot;&quot; &amp; [.B98] &amp; &quot;&quot;&quot;,0  ; &quot; &amp; [.A98]" office:value-type="string" office:string-value="  .byte &quot;EYE OF VECNA&quot;,0  ; 92">
            <text:p><text:s text:c="2"/>.byte "EYE OF VECNA",0 <text:s/>; 92</text:p>
          </table:table-cell>
          <table:table-cell table:formula="of:=&quot;  .byte &quot; &amp; [.C98] &amp; &quot;,&quot; &amp; [.D98] &amp; &quot;,&quot; &amp; [.E98] &amp; &quot;,&quot; &amp; [.F98] &amp; &quot;,&quot; &amp; [.G98] &amp; &quot;,&quot; &amp; [.H98] &amp; &quot;,&quot; &amp; [.I98] &amp; &quot;,&quot; &amp; [.J98] &amp; &quot;,&quot; &amp; ([.K98]/2560 - INT ([.K98]/2560))*256 &amp; &quot;,&quot; &amp; INT ([.K98]/2560) &amp; &quot;    ; &quot; &amp; [.A98] &amp; &quot; &quot; &amp; [.B98]" office:value-type="string" office:string-value="  .byte 5,0,0,54,5,0,0,10,232,253    ; 92 EYE OF VECNA">
            <text:p><text:s text:c="2"/>.byte 5,0,0,54,5,0,0,10,232,253 <text:s text:c="3"/>; 92 EYE OF VECNA</text:p>
          </table:table-cell>
          <table:table-cell table:style-name="ce33" table:formula="of:=LEN([.B98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HOLY CROS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25000">
            <text:p>425000</text:p>
          </table:table-cell>
          <table:table-cell table:formula="of:=&quot;  .byte &quot;&quot;&quot; &amp; [.B99] &amp; &quot;&quot;&quot;,0  ; &quot; &amp; [.A99]" office:value-type="string" office:string-value="  .byte &quot;HOLY CROSS&quot;,0  ; 93">
            <text:p><text:s text:c="2"/>.byte "HOLY CROSS",0 <text:s/>; 93</text:p>
          </table:table-cell>
          <table:table-cell table:formula="of:=&quot;  .byte &quot; &amp; [.C99] &amp; &quot;,&quot; &amp; [.D99] &amp; &quot;,&quot; &amp; [.E99] &amp; &quot;,&quot; &amp; [.F99] &amp; &quot;,&quot; &amp; [.G99] &amp; &quot;,&quot; &amp; [.H99] &amp; &quot;,&quot; &amp; [.I99] &amp; &quot;,&quot; &amp; [.J99] &amp; &quot;,&quot; &amp; ([.K99]/2560 - INT ([.K99]/2560))*256 &amp; &quot;,&quot; &amp; INT ([.K99]/2560) &amp; &quot;    ; &quot; &amp; [.A99] &amp; &quot; &quot; &amp; [.B99]" office:value-type="string" office:string-value="  .byte 5,0,0,57,3,0,16,9,4,166    ; 93 HOLY CROSS">
            <text:p><text:s text:c="2"/>.byte 5,0,0,57,3,0,16,9,4,166 <text:s text:c="3"/>; 93 HOLY CROSS</text:p>
          </table:table-cell>
          <table:table-cell table:style-name="ce33" table:formula="of:=LEN([.B99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IMPERIAL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0000">
            <text:p>400000</text:p>
          </table:table-cell>
          <table:table-cell table:formula="of:=&quot;  .byte &quot;&quot;&quot; &amp; [.B100] &amp; &quot;&quot;&quot;,0  ; &quot; &amp; [.A100]" office:value-type="string" office:string-value="  .byte &quot;IMPERIAL RING&quot;,0  ; 94">
            <text:p><text:s text:c="2"/>.byte "IMPERIAL RING",0 <text:s/>; 94</text:p>
          </table:table-cell>
          <table:table-cell table:formula="of:=&quot;  .byte &quot; &amp; [.C100] &amp; &quot;,&quot; &amp; [.D100] &amp; &quot;,&quot; &amp; [.E100] &amp; &quot;,&quot; &amp; [.F100] &amp; &quot;,&quot; &amp; [.G100] &amp; &quot;,&quot; &amp; [.H100] &amp; &quot;,&quot; &amp; [.I100] &amp; &quot;,&quot; &amp; [.J100] &amp; &quot;,&quot; &amp; ([.K100]/2560 - INT ([.K100]/2560))*256 &amp; &quot;,&quot; &amp; INT ([.K100]/2560) &amp; &quot;    ; &quot; &amp; [.A100] &amp; &quot; &quot; &amp; [.B100]" office:value-type="string" office:string-value="  .byte 5,0,0,21,5,0,0,9,64,156    ; 94 IMPERIAL RING">
            <text:p><text:s text:c="2"/>.byte 5,0,0,21,5,0,0,9,64,156 <text:s text:c="3"/>; 94 IMPERIAL RING</text:p>
          </table:table-cell>
          <table:table-cell table:style-name="ce33" table:formula="of:=LEN([.B100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NECKLACE/MISSL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table:formula="of:=&quot;  .byte &quot;&quot;&quot; &amp; [.B101] &amp; &quot;&quot;&quot;,0  ; &quot; &amp; [.A101]" office:value-type="string" office:string-value="  .byte &quot;NECKLACE/MISSL&quot;,0  ; 95">
            <text:p><text:s text:c="2"/>.byte "NECKLACE/MISSL",0 <text:s/>; 95</text:p>
          </table:table-cell>
          <table:table-cell table:formula="of:=&quot;  .byte &quot; &amp; [.C101] &amp; &quot;,&quot; &amp; [.D101] &amp; &quot;,&quot; &amp; [.E101] &amp; &quot;,&quot; &amp; [.F101] &amp; &quot;,&quot; &amp; [.G101] &amp; &quot;,&quot; &amp; [.H101] &amp; &quot;,&quot; &amp; [.I101] &amp; &quot;,&quot; &amp; [.J101] &amp; &quot;,&quot; &amp; ([.K101]/2560 - INT ([.K101]/2560))*256 &amp; &quot;,&quot; &amp; INT ([.K101]/2560) &amp; &quot;    ; &quot; &amp; [.A101] &amp; &quot; &quot; &amp; [.B101]" office:value-type="string" office:string-value="  .byte 5,0,0,3,5,0,8,4,16,39    ; 95 NECKLACE/MISSL">
            <text:p><text:s text:c="2"/>.byte 5,0,0,3,5,0,8,4,16,39 <text:s text:c="3"/>; 95 NECKLACE/MISSL</text:p>
          </table:table-cell>
          <table:table-cell table:style-name="ce33" table:formula="of:=LEN([.B10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PLATINUM RIN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00">
            <text:p>3000</text:p>
          </table:table-cell>
          <table:table-cell table:formula="of:=&quot;  .byte &quot;&quot;&quot; &amp; [.B102] &amp; &quot;&quot;&quot;,0  ; &quot; &amp; [.A102]" office:value-type="string" office:string-value="  .byte &quot;PLATINUM RING&quot;,0  ; 96">
            <text:p><text:s text:c="2"/>.byte "PLATINUM RING",0 <text:s/>; 96</text:p>
          </table:table-cell>
          <table:table-cell table:formula="of:=&quot;  .byte &quot; &amp; [.C102] &amp; &quot;,&quot; &amp; [.D102] &amp; &quot;,&quot; &amp; [.E102] &amp; &quot;,&quot; &amp; [.F102] &amp; &quot;,&quot; &amp; [.G102] &amp; &quot;,&quot; &amp; [.H102] &amp; &quot;,&quot; &amp; [.I102] &amp; &quot;,&quot; &amp; [.J102] &amp; &quot;,&quot; &amp; ([.K102]/2560 - INT ([.K102]/2560))*256 &amp; &quot;,&quot; &amp; INT ([.K102]/2560) &amp; &quot;    ; &quot; &amp; [.A102] &amp; &quot; &quot; &amp; [.B102]" office:value-type="string" office:string-value="  .byte 5,0,0,57,5,0,0,9,44,1    ; 96 PLATINUM RING">
            <text:p><text:s text:c="2"/>.byte 5,0,0,57,5,0,0,9,44,1 <text:s text:c="3"/>; 96 PLATINUM RING</text:p>
          </table:table-cell>
          <table:table-cell table:style-name="ce33" table:formula="of:=LEN([.B10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RING OF DEA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3000">
            <text:p>333000</text:p>
          </table:table-cell>
          <table:table-cell table:formula="of:=&quot;  .byte &quot;&quot;&quot; &amp; [.B103] &amp; &quot;&quot;&quot;,0  ; &quot; &amp; [.A103]" office:value-type="string" office:string-value="  .byte &quot;RING OF DEAD&quot;,0  ; 97">
            <text:p><text:s text:c="2"/>.byte "RING OF DEAD",0 <text:s/>; 97</text:p>
          </table:table-cell>
          <table:table-cell table:formula="of:=&quot;  .byte &quot; &amp; [.C103] &amp; &quot;,&quot; &amp; [.D103] &amp; &quot;,&quot; &amp; [.E103] &amp; &quot;,&quot; &amp; [.F103] &amp; &quot;,&quot; &amp; [.G103] &amp; &quot;,&quot; &amp; [.H103] &amp; &quot;,&quot; &amp; [.I103] &amp; &quot;,&quot; &amp; [.J103] &amp; &quot;,&quot; &amp; ([.K103]/2560 - INT ([.K103]/2560))*256 &amp; &quot;,&quot; &amp; INT ([.K103]/2560) &amp; &quot;    ; &quot; &amp; [.A103] &amp; &quot; &quot; &amp; [.B103]" office:value-type="string" office:string-value="  .byte 5,0,0,46,10,0,0,9,20,130    ; 97 RING OF DEAD">
            <text:p><text:s text:c="2"/>.byte 5,0,0,46,10,0,0,9,20,130 <text:s text:c="3"/>; 97 RING OF DEAD</text:p>
          </table:table-cell>
          <table:table-cell table:style-name="ce33" table:formula="of:=LEN([.B103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RING OF PROT+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table:formula="of:=&quot;  .byte &quot;&quot;&quot; &amp; [.B104] &amp; &quot;&quot;&quot;,0  ; &quot; &amp; [.A104]" office:value-type="string" office:string-value="  .byte &quot;RING OF PROT+1&quot;,0  ; 98">
            <text:p><text:s text:c="2"/>.byte "RING OF PROT+1",0 <text:s/>; 98</text:p>
          </table:table-cell>
          <table:table-cell table:formula="of:=&quot;  .byte &quot; &amp; [.C104] &amp; &quot;,&quot; &amp; [.D104] &amp; &quot;,&quot; &amp; [.E104] &amp; &quot;,&quot; &amp; [.F104] &amp; &quot;,&quot; &amp; [.G104] &amp; &quot;,&quot; &amp; [.H104] &amp; &quot;,&quot; &amp; [.I104] &amp; &quot;,&quot; &amp; [.J104] &amp; &quot;,&quot; &amp; ([.K104]/2560 - INT ([.K104]/2560))*256 &amp; &quot;,&quot; &amp; INT ([.K104]/2560) &amp; &quot;    ; &quot; &amp; [.A104] &amp; &quot; &quot; &amp; [.B104]" office:value-type="string" office:string-value="  .byte 5,0,1,0,0,0,0,4,100,0    ; 98 RING OF PROT+1">
            <text:p><text:s text:c="2"/>.byte 5,0,1,0,0,0,0,4,100,0 <text:s text:c="3"/>; 98 RING OF PROT+1</text:p>
          </table:table-cell>
          <table:table-cell table:style-name="ce33" table:formula="of:=LEN([.B10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RING OF PROT+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000">
            <text:p>10000</text:p>
          </table:table-cell>
          <table:table-cell table:formula="of:=&quot;  .byte &quot;&quot;&quot; &amp; [.B105] &amp; &quot;&quot;&quot;,0  ; &quot; &amp; [.A105]" office:value-type="string" office:string-value="  .byte &quot;RING OF PROT+2&quot;,0  ; 99">
            <text:p><text:s text:c="2"/>.byte "RING OF PROT+2",0 <text:s/>; 99</text:p>
          </table:table-cell>
          <table:table-cell table:formula="of:=&quot;  .byte &quot; &amp; [.C105] &amp; &quot;,&quot; &amp; [.D105] &amp; &quot;,&quot; &amp; [.E105] &amp; &quot;,&quot; &amp; [.F105] &amp; &quot;,&quot; &amp; [.G105] &amp; &quot;,&quot; &amp; [.H105] &amp; &quot;,&quot; &amp; [.I105] &amp; &quot;,&quot; &amp; [.J105] &amp; &quot;,&quot; &amp; ([.K105]/2560 - INT ([.K105]/2560))*256 &amp; &quot;,&quot; &amp; INT ([.K105]/2560) &amp; &quot;    ; &quot; &amp; [.A105] &amp; &quot; &quot; &amp; [.B105]" office:value-type="string" office:string-value="  .byte 5,0,2,0,0,0,0,6,232,3    ; 99 RING OF PROT+2">
            <text:p><text:s text:c="2"/>.byte 5,0,2,0,0,0,0,6,232,3 <text:s text:c="3"/>; 99 RING OF PROT+2</text:p>
          </table:table-cell>
          <table:table-cell table:style-name="ce33" table:formula="of:=LEN([.B10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RING OF PROT+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000">
            <text:p>30000</text:p>
          </table:table-cell>
          <table:table-cell table:formula="of:=&quot;  .byte &quot;&quot;&quot; &amp; [.B106] &amp; &quot;&quot;&quot;,0  ; &quot; &amp; [.A106]" office:value-type="string" office:string-value="  .byte &quot;RING OF PROT+3&quot;,0  ; 100">
            <text:p><text:s text:c="2"/>.byte "RING OF PROT+3",0 <text:s/>; 100</text:p>
          </table:table-cell>
          <table:table-cell table:formula="of:=&quot;  .byte &quot; &amp; [.C106] &amp; &quot;,&quot; &amp; [.D106] &amp; &quot;,&quot; &amp; [.E106] &amp; &quot;,&quot; &amp; [.F106] &amp; &quot;,&quot; &amp; [.G106] &amp; &quot;,&quot; &amp; [.H106] &amp; &quot;,&quot; &amp; [.I106] &amp; &quot;,&quot; &amp; [.J106] &amp; &quot;,&quot; &amp; ([.K106]/2560 - INT ([.K106]/2560))*256 &amp; &quot;,&quot; &amp; INT ([.K106]/2560) &amp; &quot;    ; &quot; &amp; [.A106] &amp; &quot; &quot; &amp; [.B106]" office:value-type="string" office:string-value="  .byte 5,0,3,0,0,0,0,8,184,11    ; 100 RING OF PROT+3">
            <text:p><text:s text:c="2"/>.byte 5,0,3,0,0,0,0,8,184,11 <text:s text:c="3"/>; 100 RING OF PROT+3</text:p>
          </table:table-cell>
          <table:table-cell table:style-name="ce33" table:formula="of:=LEN([.B10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RING OF REGE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000">
            <text:p>50000</text:p>
          </table:table-cell>
          <table:table-cell table:formula="of:=&quot;  .byte &quot;&quot;&quot; &amp; [.B107] &amp; &quot;&quot;&quot;,0  ; &quot; &amp; [.A107]" office:value-type="string" office:string-value="  .byte &quot;RING OF REGEN&quot;,0  ; 101">
            <text:p><text:s text:c="2"/>.byte "RING OF REGEN",0 <text:s/>; 101</text:p>
          </table:table-cell>
          <table:table-cell table:formula="of:=&quot;  .byte &quot; &amp; [.C107] &amp; &quot;,&quot; &amp; [.D107] &amp; &quot;,&quot; &amp; [.E107] &amp; &quot;,&quot; &amp; [.F107] &amp; &quot;,&quot; &amp; [.G107] &amp; &quot;,&quot; &amp; [.H107] &amp; &quot;,&quot; &amp; [.I107] &amp; &quot;,&quot; &amp; [.J107] &amp; &quot;,&quot; &amp; ([.K107]/2560 - INT ([.K107]/2560))*256 &amp; &quot;,&quot; &amp; INT ([.K107]/2560) &amp; &quot;    ; &quot; &amp; [.A107] &amp; &quot; &quot; &amp; [.B107]" office:value-type="string" office:string-value="  .byte 5,0,0,58,5,0,0,6,136,19    ; 101 RING OF REGEN">
            <text:p><text:s text:c="2"/>.byte 5,0,0,58,5,0,0,6,136,19 <text:s text:c="3"/>; 101 RING OF REGEN</text:p>
          </table:table-cell>
          <table:table-cell table:style-name="ce33" table:formula="of:=LEN([.B107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RING OF WORLD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table:formula="of:=&quot;  .byte &quot;&quot;&quot; &amp; [.B108] &amp; &quot;&quot;&quot;,0  ; &quot; &amp; [.A108]" office:value-type="string" office:string-value="  .byte &quot;RING OF WORLDS&quot;,0  ; 102">
            <text:p><text:s text:c="2"/>.byte "RING OF WORLDS",0 <text:s/>; 102</text:p>
          </table:table-cell>
          <table:table-cell table:formula="of:=&quot;  .byte &quot; &amp; [.C108] &amp; &quot;,&quot; &amp; [.D108] &amp; &quot;,&quot; &amp; [.E108] &amp; &quot;,&quot; &amp; [.F108] &amp; &quot;,&quot; &amp; [.G108] &amp; &quot;,&quot; &amp; [.H108] &amp; &quot;,&quot; &amp; [.I108] &amp; &quot;,&quot; &amp; [.J108] &amp; &quot;,&quot; &amp; ([.K108]/2560 - INT ([.K108]/2560))*256 &amp; &quot;,&quot; &amp; INT ([.K108]/2560) &amp; &quot;    ; &quot; &amp; [.A108] &amp; &quot; &quot; &amp; [.B108]" office:value-type="string" office:string-value="  .byte 5,0,0,16,25,0,0,5,232,3    ; 102 RING OF WORLDS">
            <text:p><text:s text:c="2"/>.byte 5,0,0,16,25,0,0,5,232,3 <text:s text:c="3"/>; 102 RING OF WORLDS</text:p>
          </table:table-cell>
          <table:table-cell table:style-name="ce33" table:formula="of:=LEN([.B10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RING/HERACLE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000">
            <text:p>6000</text:p>
          </table:table-cell>
          <table:table-cell table:formula="of:=&quot;  .byte &quot;&quot;&quot; &amp; [.B109] &amp; &quot;&quot;&quot;,0  ; &quot; &amp; [.A109]" office:value-type="string" office:string-value="  .byte &quot;RING/HERACLES&quot;,0  ; 103">
            <text:p><text:s text:c="2"/>.byte "RING/HERACLES",0 <text:s/>; 103</text:p>
          </table:table-cell>
          <table:table-cell table:formula="of:=&quot;  .byte &quot; &amp; [.C109] &amp; &quot;,&quot; &amp; [.D109] &amp; &quot;,&quot; &amp; [.E109] &amp; &quot;,&quot; &amp; [.F109] &amp; &quot;,&quot; &amp; [.G109] &amp; &quot;,&quot; &amp; [.H109] &amp; &quot;,&quot; &amp; [.I109] &amp; &quot;,&quot; &amp; [.J109] &amp; &quot;,&quot; &amp; ([.K109]/2560 - INT ([.K109]/2560))*256 &amp; &quot;,&quot; &amp; INT ([.K109]/2560) &amp; &quot;    ; &quot; &amp; [.A109] &amp; &quot; &quot; &amp; [.B109]" office:value-type="string" office:string-value="  .byte 5,0,0,128+8,100,0,0,9,88,2    ; 103 RING/HERACLES">
            <text:p><text:s text:c="2"/>.byte 5,0,0,128+8,100,0,0,9,88,2 <text:s text:c="3"/>; 103 RING/HERACLES</text:p>
          </table:table-cell>
          <table:table-cell table:style-name="ce33" table:formula="of:=LEN([.B109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RING/INVISIB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table:formula="of:=&quot;  .byte &quot;&quot;&quot; &amp; [.B110] &amp; &quot;&quot;&quot;,0  ; &quot; &amp; [.A110]" office:value-type="string" office:string-value="  .byte &quot;RING/INVISIBLE&quot;,0  ; 104">
            <text:p><text:s text:c="2"/>.byte "RING/INVISIBLE",0 <text:s/>; 104</text:p>
          </table:table-cell>
          <table:table-cell table:formula="of:=&quot;  .byte &quot; &amp; [.C110] &amp; &quot;,&quot; &amp; [.D110] &amp; &quot;,&quot; &amp; [.E110] &amp; &quot;,&quot; &amp; [.F110] &amp; &quot;,&quot; &amp; [.G110] &amp; &quot;,&quot; &amp; [.H110] &amp; &quot;,&quot; &amp; [.I110] &amp; &quot;,&quot; &amp; [.J110] &amp; &quot;,&quot; &amp; ([.K110]/2560 - INT ([.K110]/2560))*256 &amp; &quot;,&quot; &amp; INT ([.K110]/2560) &amp; &quot;    ; &quot; &amp; [.A110] &amp; &quot; &quot; &amp; [.B110]" office:value-type="string" office:string-value="  .byte 5,0,0,38,5,0,0,2,80,195    ; 104 RING/INVISIBLE">
            <text:p><text:s text:c="2"/>.byte 5,0,0,38,5,0,0,2,80,195 <text:s text:c="3"/>; 104 RING/INVISIBLE</text:p>
          </table:table-cell>
          <table:table-cell table:style-name="ce33" table:formula="of:=LEN([.B11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RING/WIZARDRY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2200">
            <text:p>22200</text:p>
          </table:table-cell>
          <table:table-cell table:formula="of:=&quot;  .byte &quot;&quot;&quot; &amp; [.B111] &amp; &quot;&quot;&quot;,0  ; &quot; &amp; [.A111]" office:value-type="string" office:string-value="  .byte &quot;RING/WIZARDRY&quot;,0  ; 105">
            <text:p><text:s text:c="2"/>.byte "RING/WIZARDRY",0 <text:s/>; 105</text:p>
          </table:table-cell>
          <table:table-cell table:formula="of:=&quot;  .byte &quot; &amp; [.C111] &amp; &quot;,&quot; &amp; [.D111] &amp; &quot;,&quot; &amp; [.E111] &amp; &quot;,&quot; &amp; [.F111] &amp; &quot;,&quot; &amp; [.G111] &amp; &quot;,&quot; &amp; [.H111] &amp; &quot;,&quot; &amp; [.I111] &amp; &quot;,&quot; &amp; [.J111] &amp; &quot;,&quot; &amp; ([.K111]/2560 - INT ([.K111]/2560))*256 &amp; &quot;,&quot; &amp; INT ([.K111]/2560) &amp; &quot;    ; &quot; &amp; [.A111] &amp; &quot; &quot; &amp; [.B111]" office:value-type="string" office:string-value="  .byte 5,0,0,64,10,0,8,4,172,8    ; 105 RING/WIZARDRY">
            <text:p><text:s text:c="2"/>.byte 5,0,0,64,10,0,8,4,172,8 <text:s text:c="3"/>; 105 RING/WIZARDRY</text:p>
          </table:table-cell>
          <table:table-cell table:style-name="ce33" table:formula="of:=LEN([.B111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SEERING STON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000">
            <text:p>80000</text:p>
          </table:table-cell>
          <table:table-cell table:formula="of:=&quot;  .byte &quot;&quot;&quot; &amp; [.B112] &amp; &quot;&quot;&quot;,0  ; &quot; &amp; [.A112]" office:value-type="string" office:string-value="  .byte &quot;SEERING STONE&quot;,0  ; 106">
            <text:p><text:s text:c="2"/>.byte "SEERING STONE",0 <text:s/>; 106</text:p>
          </table:table-cell>
          <table:table-cell table:formula="of:=&quot;  .byte &quot; &amp; [.C112] &amp; &quot;,&quot; &amp; [.D112] &amp; &quot;,&quot; &amp; [.E112] &amp; &quot;,&quot; &amp; [.F112] &amp; &quot;,&quot; &amp; [.G112] &amp; &quot;,&quot; &amp; [.H112] &amp; &quot;,&quot; &amp; [.I112] &amp; &quot;,&quot; &amp; [.J112] &amp; &quot;,&quot; &amp; ([.K112]/2560 - INT ([.K112]/2560))*256 &amp; &quot;,&quot; &amp; INT ([.K112]/2560) &amp; &quot;    ; &quot; &amp; [.A112] &amp; &quot; &quot; &amp; [.B112]" office:value-type="string" office:string-value="  .byte 5,0,0,7,5,0,0,2,64,31    ; 106 SEERING STONE">
            <text:p><text:s text:c="2"/>.byte 5,0,0,7,5,0,0,2,64,31 <text:s text:c="3"/>; 106 SEERING STONE</text:p>
          </table:table-cell>
          <table:table-cell table:style-name="ce33" table:formula="of:=LEN([.B11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SILVER CROS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f:=&quot;  .byte &quot;&quot;&quot; &amp; [.B113] &amp; &quot;&quot;&quot;,0  ; &quot; &amp; [.A113]" office:value-type="string" office:string-value="  .byte &quot;SILVER CROSS&quot;,0  ; 107">
            <text:p><text:s text:c="2"/>.byte "SILVER CROSS",0 <text:s/>; 107</text:p>
          </table:table-cell>
          <table:table-cell table:formula="of:=&quot;  .byte &quot; &amp; [.C113] &amp; &quot;,&quot; &amp; [.D113] &amp; &quot;,&quot; &amp; [.E113] &amp; &quot;,&quot; &amp; [.F113] &amp; &quot;,&quot; &amp; [.G113] &amp; &quot;,&quot; &amp; [.H113] &amp; &quot;,&quot; &amp; [.I113] &amp; &quot;,&quot; &amp; [.J113] &amp; &quot;,&quot; &amp; ([.K113]/2560 - INT ([.K113]/2560))*256 &amp; &quot;,&quot; &amp; INT ([.K113]/2560) &amp; &quot;    ; &quot; &amp; [.A113] &amp; &quot; &quot; &amp; [.B113]" office:value-type="string" office:string-value="  .byte 5,0,0,49,10,0,16,5,200,0    ; 107 SILVER CROSS">
            <text:p><text:s text:c="2"/>.byte 5,0,0,49,10,0,16,5,200,0 <text:s text:c="3"/>; 107 SILVER CROSS</text:p>
          </table:table-cell>
          <table:table-cell table:style-name="ce33" table:formula="of:=LEN([.B113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FULL HEAL POT.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formula="of:=&quot;  .byte &quot;&quot;&quot; &amp; [.B114] &amp; &quot;&quot;&quot;,0  ; &quot; &amp; [.A114]" office:value-type="string" office:string-value="  .byte &quot;FULL HEAL POT.&quot;,0  ; 108">
            <text:p><text:s text:c="2"/>.byte "FULL HEAL POT.",0 <text:s/>; 108</text:p>
          </table:table-cell>
          <table:table-cell table:formula="of:=&quot;  .byte &quot; &amp; [.C114] &amp; &quot;,&quot; &amp; [.D114] &amp; &quot;,&quot; &amp; [.E114] &amp; &quot;,&quot; &amp; [.F114] &amp; &quot;,&quot; &amp; [.G114] &amp; &quot;,&quot; &amp; [.H114] &amp; &quot;,&quot; &amp; [.I114] &amp; &quot;,&quot; &amp; [.J114] &amp; &quot;,&quot; &amp; ([.K114]/2560 - INT ([.K114]/2560))*256 &amp; &quot;,&quot; &amp; INT ([.K114]/2560) &amp; &quot;    ; &quot; &amp; [.A114] &amp; &quot; &quot; &amp; [.B114]" office:value-type="string" office:string-value="  .byte 6,0,0,53,100,0,0,3,100,0    ; 108 FULL HEAL POT.">
            <text:p><text:s text:c="2"/>.byte 6,0,0,53,100,0,0,3,100,0 <text:s text:c="3"/>; 108 FULL HEAL POT.</text:p>
          </table:table-cell>
          <table:table-cell table:style-name="ce33" table:formula="of:=LEN([.B11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HEALER POTIO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formula="of:=&quot;  .byte &quot;&quot;&quot; &amp; [.B115] &amp; &quot;&quot;&quot;,0  ; &quot; &amp; [.A115]" office:value-type="string" office:string-value="  .byte &quot;HEALER POTION&quot;,0  ; 109">
            <text:p><text:s text:c="2"/>.byte "HEALER POTION",0 <text:s/>; 109</text:p>
          </table:table-cell>
          <table:table-cell table:formula="of:=&quot;  .byte &quot; &amp; [.C115] &amp; &quot;,&quot; &amp; [.D115] &amp; &quot;,&quot; &amp; [.E115] &amp; &quot;,&quot; &amp; [.F115] &amp; &quot;,&quot; &amp; [.G115] &amp; &quot;,&quot; &amp; [.H115] &amp; &quot;,&quot; &amp; [.I115] &amp; &quot;,&quot; &amp; [.J115] &amp; &quot;,&quot; &amp; ([.K115]/2560 - INT ([.K115]/2560))*256 &amp; &quot;,&quot; &amp; INT ([.K115]/2560) &amp; &quot;    ; &quot; &amp; [.A115] &amp; &quot; &quot; &amp; [.B115]" office:value-type="string" office:string-value="  .byte 6,0,0,41,100,0,0,2,40,0    ; 109 HEALER POTION">
            <text:p><text:s text:c="2"/>.byte 6,0,0,41,100,0,0,2,40,0 <text:s text:c="3"/>; 109 HEALER POTION</text:p>
          </table:table-cell>
          <table:table-cell table:style-name="ce33" table:formula="of:=LEN([.B115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HEALING POTIO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&quot;  .byte &quot;&quot;&quot; &amp; [.B116] &amp; &quot;&quot;&quot;,0  ; &quot; &amp; [.A116]" office:value-type="string" office:string-value="  .byte &quot;HEALING POTION&quot;,0  ; 110">
            <text:p><text:s text:c="2"/>.byte "HEALING POTION",0 <text:s/>; 110</text:p>
          </table:table-cell>
          <table:table-cell table:formula="of:=&quot;  .byte &quot; &amp; [.C116] &amp; &quot;,&quot; &amp; [.D116] &amp; &quot;,&quot; &amp; [.E116] &amp; &quot;,&quot; &amp; [.F116] &amp; &quot;,&quot; &amp; [.G116] &amp; &quot;,&quot; &amp; [.H116] &amp; &quot;,&quot; &amp; [.I116] &amp; &quot;,&quot; &amp; [.J116] &amp; &quot;,&quot; &amp; ([.K116]/2560 - INT ([.K116]/2560))*256 &amp; &quot;,&quot; &amp; INT ([.K116]/2560) &amp; &quot;    ; &quot; &amp; [.A116] &amp; &quot; &quot; &amp; [.B116]" office:value-type="string" office:string-value="  .byte 6,0,0,32,100,0,0,1,20,0    ; 110 HEALING POTION">
            <text:p><text:s text:c="2"/>.byte 6,0,0,32,100,0,0,1,20,0 <text:s text:c="3"/>; 110 HEALING POTION</text:p>
          </table:table-cell>
          <table:table-cell table:style-name="ce33" table:formula="of:=LEN([.B11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HOLY WATER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&quot;  .byte &quot;&quot;&quot; &amp; [.B117] &amp; &quot;&quot;&quot;,0  ; &quot; &amp; [.A117]" office:value-type="string" office:string-value="  .byte &quot;HOLY WATER&quot;,0  ; 111">
            <text:p><text:s text:c="2"/>.byte "HOLY WATER",0 <text:s/>; 111</text:p>
          </table:table-cell>
          <table:table-cell table:formula="of:=&quot;  .byte &quot; &amp; [.C117] &amp; &quot;,&quot; &amp; [.D117] &amp; &quot;,&quot; &amp; [.E117] &amp; &quot;,&quot; &amp; [.F117] &amp; &quot;,&quot; &amp; [.G117] &amp; &quot;,&quot; &amp; [.H117] &amp; &quot;,&quot; &amp; [.I117] &amp; &quot;,&quot; &amp; [.J117] &amp; &quot;,&quot; &amp; ([.K117]/2560 - INT ([.K117]/2560))*256 &amp; &quot;,&quot; &amp; INT ([.K117]/2560) &amp; &quot;    ; &quot; &amp; [.A117] &amp; &quot; &quot; &amp; [.B117]" office:value-type="string" office:string-value="  .byte 6,0,0,49,25,0,16,2,10,0    ; 111 HOLY WATER">
            <text:p><text:s text:c="2"/>.byte 6,0,0,49,25,0,16,2,10,0 <text:s text:c="3"/>; 111 HOLY WATER</text:p>
          </table:table-cell>
          <table:table-cell table:style-name="ce33" table:formula="of:=LEN([.B117])" office:value-type="float" office:value="10">
            <text:p>10</text:p>
          </table:table-cell>
          <table:table-cell table:number-columns-repeated="1010"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POTION OF DEA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&quot;  .byte &quot;&quot;&quot; &amp; [.B118] &amp; &quot;&quot;&quot;,0  ; &quot; &amp; [.A118]" office:value-type="string" office:string-value="  .byte &quot;POTION OF DEAD&quot;,0  ; 112">
            <text:p><text:s text:c="2"/>.byte "POTION OF DEAD",0 <text:s/>; 112</text:p>
          </table:table-cell>
          <table:table-cell table:formula="of:=&quot;  .byte &quot; &amp; [.C118] &amp; &quot;,&quot; &amp; [.D118] &amp; &quot;,&quot; &amp; [.E118] &amp; &quot;,&quot; &amp; [.F118] &amp; &quot;,&quot; &amp; [.G118] &amp; &quot;,&quot; &amp; [.H118] &amp; &quot;,&quot; &amp; [.I118] &amp; &quot;,&quot; &amp; [.J118] &amp; &quot;,&quot; &amp; ([.K118]/2560 - INT ([.K118]/2560))*256 &amp; &quot;,&quot; &amp; INT ([.K118]/2560) &amp; &quot;    ; &quot; &amp; [.A118] &amp; &quot; &quot; &amp; [.B118]" office:value-type="string" office:string-value="  .byte 6,0,0,46,100,0,0,2,15,0    ; 112 POTION OF DEAD">
            <text:p><text:s text:c="2"/>.byte 6,0,0,46,100,0,0,2,15,0 <text:s text:c="3"/>; 112 POTION OF DEAD</text:p>
          </table:table-cell>
          <table:table-cell table:style-name="ce33" table:formula="of:=LEN([.B11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POTION OF LIF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table:formula="of:=&quot;  .byte &quot;&quot;&quot; &amp; [.B119] &amp; &quot;&quot;&quot;,0  ; &quot; &amp; [.A119]" office:value-type="string" office:string-value="  .byte &quot;POTION OF LIFE&quot;,0  ; 113">
            <text:p><text:s text:c="2"/>.byte "POTION OF LIFE",0 <text:s/>; 113</text:p>
          </table:table-cell>
          <table:table-cell table:formula="of:=&quot;  .byte &quot; &amp; [.C119] &amp; &quot;,&quot; &amp; [.D119] &amp; &quot;,&quot; &amp; [.E119] &amp; &quot;,&quot; &amp; [.F119] &amp; &quot;,&quot; &amp; [.G119] &amp; &quot;,&quot; &amp; [.H119] &amp; &quot;,&quot; &amp; [.I119] &amp; &quot;,&quot; &amp; [.J119] &amp; &quot;,&quot; &amp; ([.K119]/2560 - INT ([.K119]/2560))*256 &amp; &quot;,&quot; &amp; INT ([.K119]/2560) &amp; &quot;    ; &quot; &amp; [.A119] &amp; &quot; &quot; &amp; [.B119]" office:value-type="string" office:string-value="  .byte 6,0,0,59,100,0,0,6,25,0    ; 113 POTION OF LIFE">
            <text:p><text:s text:c="2"/>.byte 6,0,0,59,100,0,0,6,25,0 <text:s text:c="3"/>; 113 POTION OF LIFE</text:p>
          </table:table-cell>
          <table:table-cell table:style-name="ce33" table:formula="of:=LEN([.B119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POTION OF LONG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table:formula="of:=&quot;  .byte &quot;&quot;&quot; &amp; [.B120] &amp; &quot;&quot;&quot;,0  ; &quot; &amp; [.A120]" office:value-type="string" office:string-value="  .byte &quot;POTION OF LONG&quot;,0  ; 114">
            <text:p><text:s text:c="2"/>.byte "POTION OF LONG",0 <text:s/>; 114</text:p>
          </table:table-cell>
          <table:table-cell table:formula="of:=&quot;  .byte &quot; &amp; [.C120] &amp; &quot;,&quot; &amp; [.D120] &amp; &quot;,&quot; &amp; [.E120] &amp; &quot;,&quot; &amp; [.F120] &amp; &quot;,&quot; &amp; [.G120] &amp; &quot;,&quot; &amp; [.H120] &amp; &quot;,&quot; &amp; [.I120] &amp; &quot;,&quot; &amp; [.J120] &amp; &quot;,&quot; &amp; ([.K120]/2560 - INT ([.K120]/2560))*256 &amp; &quot;,&quot; &amp; INT ([.K120]/2560) &amp; &quot;    ; &quot; &amp; [.A120] &amp; &quot; &quot; &amp; [.B120]" office:value-type="string" office:string-value="  .byte 6,0,0,128+2,100,0,0,5,136,19    ; 114 POTION OF LONG">
            <text:p><text:s text:c="2"/>.byte 6,0,0,128+2,100,0,0,5,136,19 <text:s text:c="3"/>; 114 POTION OF LONG</text:p>
          </table:table-cell>
          <table:table-cell table:style-name="ce33" table:formula="of:=LEN([.B12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5">
            <text:p>115</text:p>
          </table:table-cell>
          <table:table-cell office:value-type="string">
            <text:p>POTION OF SPE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table:formula="of:=&quot;  .byte &quot;&quot;&quot; &amp; [.B121] &amp; &quot;&quot;&quot;,0  ; &quot; &amp; [.A121]" office:value-type="string" office:string-value="  .byte &quot;POTION OF SPED&quot;,0  ; 115">
            <text:p><text:s text:c="2"/>.byte "POTION OF SPED",0 <text:s/>; 115</text:p>
          </table:table-cell>
          <table:table-cell table:formula="of:=&quot;  .byte &quot; &amp; [.C121] &amp; &quot;,&quot; &amp; [.D121] &amp; &quot;,&quot; &amp; [.E121] &amp; &quot;,&quot; &amp; [.F121] &amp; &quot;,&quot; &amp; [.G121] &amp; &quot;,&quot; &amp; [.H121] &amp; &quot;,&quot; &amp; [.I121] &amp; &quot;,&quot; &amp; [.J121] &amp; &quot;,&quot; &amp; ([.K121]/2560 - INT ([.K121]/2560))*256 &amp; &quot;,&quot; &amp; INT ([.K121]/2560) &amp; &quot;    ; &quot; &amp; [.A121] &amp; &quot; &quot; &amp; [.B121]" office:value-type="string" office:string-value="  .byte 6,0,0,12,100,0,0,2,250,0    ; 115 POTION OF SPED">
            <text:p><text:s text:c="2"/>.byte 6,0,0,12,100,0,0,2,250,0 <text:s text:c="3"/>; 115 POTION OF SPED</text:p>
          </table:table-cell>
          <table:table-cell table:style-name="ce33" table:formula="of:=LEN([.B12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POTION/CLAIRV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table:formula="of:=&quot;  .byte &quot;&quot;&quot; &amp; [.B122] &amp; &quot;&quot;&quot;,0  ; &quot; &amp; [.A122]" office:value-type="string" office:string-value="  .byte &quot;POTION/CLAIRV&quot;,0  ; 116">
            <text:p><text:s text:c="2"/>.byte "POTION/CLAIRV",0 <text:s/>; 116</text:p>
          </table:table-cell>
          <table:table-cell table:formula="of:=&quot;  .byte &quot; &amp; [.C122] &amp; &quot;,&quot; &amp; [.D122] &amp; &quot;,&quot; &amp; [.E122] &amp; &quot;,&quot; &amp; [.F122] &amp; &quot;,&quot; &amp; [.G122] &amp; &quot;,&quot; &amp; [.H122] &amp; &quot;,&quot; &amp; [.I122] &amp; &quot;,&quot; &amp; [.J122] &amp; &quot;,&quot; &amp; ([.K122]/2560 - INT ([.K122]/2560))*256 &amp; &quot;,&quot; &amp; INT ([.K122]/2560) &amp; &quot;    ; &quot; &amp; [.A122] &amp; &quot; &quot; &amp; [.B122]" office:value-type="string" office:string-value="  .byte 6,0,0,54,100,0,0,3,45,0    ; 116 POTION/CLAIRV">
            <text:p><text:s text:c="2"/>.byte 6,0,0,54,100,0,0,3,45,0 <text:s text:c="3"/>; 116 POTION/CLAIRV</text:p>
          </table:table-cell>
          <table:table-cell table:style-name="ce33" table:formula="of:=LEN([.B12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7">
            <text:p>117</text:p>
          </table:table-cell>
          <table:table-cell office:value-type="string">
            <text:p>POTION/CURE P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&quot;  .byte &quot;&quot;&quot; &amp; [.B123] &amp; &quot;&quot;&quot;,0  ; &quot; &amp; [.A123]" office:value-type="string" office:string-value="  .byte &quot;POTION/CURE P&quot;,0  ; 117">
            <text:p><text:s text:c="2"/>.byte "POTION/CURE P",0 <text:s/>; 117</text:p>
          </table:table-cell>
          <table:table-cell table:formula="of:=&quot;  .byte &quot; &amp; [.C123] &amp; &quot;,&quot; &amp; [.D123] &amp; &quot;,&quot; &amp; [.E123] &amp; &quot;,&quot; &amp; [.F123] &amp; &quot;,&quot; &amp; [.G123] &amp; &quot;,&quot; &amp; [.H123] &amp; &quot;,&quot; &amp; [.I123] &amp; &quot;,&quot; &amp; [.J123] &amp; &quot;,&quot; &amp; ([.K123]/2560 - INT ([.K123]/2560))*256 &amp; &quot;,&quot; &amp; INT ([.K123]/2560) &amp; &quot;    ; &quot; &amp; [.A123] &amp; &quot; &quot; &amp; [.B123]" office:value-type="string" office:string-value="  .byte 6,0,0,47,100,0,0,1,50,0    ; 117 POTION/CURE P">
            <text:p><text:s text:c="2"/>.byte 6,0,0,47,100,0,0,1,50,0 <text:s text:c="3"/>; 117 POTION/CURE P</text:p>
          </table:table-cell>
          <table:table-cell table:style-name="ce33" table:formula="of:=LEN([.B123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BOOK OF BEAST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00">
            <text:p>300</text:p>
          </table:table-cell>
          <table:table-cell table:formula="of:=&quot;  .byte &quot;&quot;&quot; &amp; [.B124] &amp; &quot;&quot;&quot;,0  ; &quot; &amp; [.A124]" office:value-type="string" office:string-value="  .byte &quot;BOOK OF BEASTS&quot;,0  ; 118">
            <text:p><text:s text:c="2"/>.byte "BOOK OF BEASTS",0 <text:s/>; 118</text:p>
          </table:table-cell>
          <table:table-cell table:formula="of:=&quot;  .byte &quot; &amp; [.C124] &amp; &quot;,&quot; &amp; [.D124] &amp; &quot;,&quot; &amp; [.E124] &amp; &quot;,&quot; &amp; [.F124] &amp; &quot;,&quot; &amp; [.G124] &amp; &quot;,&quot; &amp; [.H124] &amp; &quot;,&quot; &amp; [.I124] &amp; &quot;,&quot; &amp; [.J124] &amp; &quot;,&quot; &amp; ([.K124]/2560 - INT ([.K124]/2560))*256 &amp; &quot;,&quot; &amp; INT ([.K124]/2560) &amp; &quot;    ; &quot; &amp; [.A124] &amp; &quot; &quot; &amp; [.B124]" office:value-type="string" office:string-value="  .byte 7,0,0,22,5,0,8,8,30,0    ; 118 BOOK OF BEASTS">
            <text:p><text:s text:c="2"/>.byte 7,0,0,22,5,0,8,8,30,0 <text:s text:c="3"/>; 118 BOOK OF BEASTS</text:p>
          </table:table-cell>
          <table:table-cell table:style-name="ce33" table:formula="of:=LEN([.B12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BOOK OF BEAUTY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0000">
            <text:p>150000</text:p>
          </table:table-cell>
          <table:table-cell table:formula="of:=&quot;  .byte &quot;&quot;&quot; &amp; [.B125] &amp; &quot;&quot;&quot;,0  ; &quot; &amp; [.A125]" office:value-type="string" office:string-value="  .byte &quot;BOOK OF BEAUTY&quot;,0  ; 119">
            <text:p><text:s text:c="2"/>.byte "BOOK OF BEAUTY",0 <text:s/>; 119</text:p>
          </table:table-cell>
          <table:table-cell table:formula="of:=&quot;  .byte &quot; &amp; [.C125] &amp; &quot;,&quot; &amp; [.D125] &amp; &quot;,&quot; &amp; [.E125] &amp; &quot;,&quot; &amp; [.F125] &amp; &quot;,&quot; &amp; [.G125] &amp; &quot;,&quot; &amp; [.H125] &amp; &quot;,&quot; &amp; [.I125] &amp; &quot;,&quot; &amp; [.J125] &amp; &quot;,&quot; &amp; ([.K125]/2560 - INT ([.K125]/2560))*256 &amp; &quot;,&quot; &amp; INT ([.K125]/2560) &amp; &quot;    ; &quot; &amp; [.A125] &amp; &quot; &quot; &amp; [.B125]" office:value-type="string" office:string-value="  .byte 7,0,0,128+13,100,0,0,9,152,58    ; 119 BOOK OF BEAUTY">
            <text:p><text:s text:c="2"/>.byte 7,0,0,128+13,100,0,0,9,152,58 <text:s text:c="3"/>; 119 BOOK OF BEAUTY</text:p>
          </table:table-cell>
          <table:table-cell table:style-name="ce33" table:formula="of:=LEN([.B12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BOOK OF DARK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26] &amp; &quot;&quot;&quot;,0  ; &quot; &amp; [.A126]" office:value-type="string" office:string-value="  .byte &quot;BOOK OF DARK&quot;,0  ; 120">
            <text:p><text:s text:c="2"/>.byte "BOOK OF DARK",0 <text:s/>; 120</text:p>
          </table:table-cell>
          <table:table-cell table:formula="of:=&quot;  .byte &quot; &amp; [.C126] &amp; &quot;,&quot; &amp; [.D126] &amp; &quot;,&quot; &amp; [.E126] &amp; &quot;,&quot; &amp; [.F126] &amp; &quot;,&quot; &amp; [.G126] &amp; &quot;,&quot; &amp; [.H126] &amp; &quot;,&quot; &amp; [.I126] &amp; &quot;,&quot; &amp; [.J126] &amp; &quot;,&quot; &amp; ([.K126]/2560 - INT ([.K126]/2560))*256 &amp; &quot;,&quot; &amp; INT ([.K126]/2560) &amp; &quot;    ; &quot; &amp; [.A126] &amp; &quot; &quot; &amp; [.B126]" office:value-type="string" office:string-value="  .byte 7,0,0,27,25,0,0,9,80,195    ; 120 BOOK OF DARK">
            <text:p><text:s text:c="2"/>.byte 7,0,0,27,25,0,0,9,80,195 <text:s text:c="3"/>; 120 BOOK OF DARK</text:p>
          </table:table-cell>
          <table:table-cell table:style-name="ce33" table:formula="of:=LEN([.B126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BOOK OF HEALTH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">
            <text:p>50000</text:p>
          </table:table-cell>
          <table:table-cell table:formula="of:=&quot;  .byte &quot;&quot;&quot; &amp; [.B127] &amp; &quot;&quot;&quot;,0  ; &quot; &amp; [.A127]" office:value-type="string" office:string-value="  .byte &quot;BOOK OF HEALTH&quot;,0  ; 121">
            <text:p><text:s text:c="2"/>.byte "BOOK OF HEALTH",0 <text:s/>; 121</text:p>
          </table:table-cell>
          <table:table-cell table:formula="of:=&quot;  .byte &quot; &amp; [.C127] &amp; &quot;,&quot; &amp; [.D127] &amp; &quot;,&quot; &amp; [.E127] &amp; &quot;,&quot; &amp; [.F127] &amp; &quot;,&quot; &amp; [.G127] &amp; &quot;,&quot; &amp; [.H127] &amp; &quot;,&quot; &amp; [.I127] &amp; &quot;,&quot; &amp; [.J127] &amp; &quot;,&quot; &amp; ([.K127]/2560 - INT ([.K127]/2560))*256 &amp; &quot;,&quot; &amp; INT ([.K127]/2560) &amp; &quot;    ; &quot; &amp; [.A127] &amp; &quot; &quot; &amp; [.B127]" office:value-type="string" office:string-value="  .byte 7,0,0,128+12,100,0,0,9,136,19    ; 121 BOOK OF HEALTH">
            <text:p><text:s text:c="2"/>.byte 7,0,0,128+12,100,0,0,9,136,19 <text:s text:c="3"/>; 121 BOOK OF HEALTH</text:p>
          </table:table-cell>
          <table:table-cell table:style-name="ce33" table:formula="of:=LEN([.B127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2">
            <text:p>122</text:p>
          </table:table-cell>
          <table:table-cell office:value-type="string">
            <text:p>CODEX I PLANE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table:formula="of:=&quot;  .byte &quot;&quot;&quot; &amp; [.B128] &amp; &quot;&quot;&quot;,0  ; &quot; &amp; [.A128]" office:value-type="string" office:string-value="  .byte &quot;CODEX I PLANES&quot;,0  ; 122">
            <text:p><text:s text:c="2"/>.byte "CODEX I PLANES",0 <text:s/>; 122</text:p>
          </table:table-cell>
          <table:table-cell table:formula="of:=&quot;  .byte &quot; &amp; [.C128] &amp; &quot;,&quot; &amp; [.D128] &amp; &quot;,&quot; &amp; [.E128] &amp; &quot;,&quot; &amp; [.F128] &amp; &quot;,&quot; &amp; [.G128] &amp; &quot;,&quot; &amp; [.H128] &amp; &quot;,&quot; &amp; [.I128] &amp; &quot;,&quot; &amp; [.J128] &amp; &quot;,&quot; &amp; ([.K128]/2560 - INT ([.K128]/2560))*256 &amp; &quot;,&quot; &amp; INT ([.K128]/2560) &amp; &quot;    ; &quot; &amp; [.A128] &amp; &quot; &quot; &amp; [.B128]" office:value-type="string" office:string-value="  .byte 7,0,0,27,5,0,8,10,80,195    ; 122 CODEX I PLANES">
            <text:p><text:s text:c="2"/>.byte 7,0,0,27,5,0,8,10,80,195 <text:s text:c="3"/>; 122 CODEX I PLANES</text:p>
          </table:table-cell>
          <table:table-cell table:style-name="ce33" table:formula="of:=LEN([.B128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MAP QUES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0000">
            <text:p>450000</text:p>
          </table:table-cell>
          <table:table-cell table:formula="of:=&quot;  .byte &quot;&quot;&quot; &amp; [.B129] &amp; &quot;&quot;&quot;,0  ; &quot; &amp; [.A129]" office:value-type="string" office:string-value="  .byte &quot;MAP QUEST&quot;,0  ; 123">
            <text:p><text:s text:c="2"/>.byte "MAP QUEST",0 <text:s/>; 123</text:p>
          </table:table-cell>
          <table:table-cell table:formula="of:=&quot;  .byte &quot; &amp; [.C129] &amp; &quot;,&quot; &amp; [.D129] &amp; &quot;,&quot; &amp; [.E129] &amp; &quot;,&quot; &amp; [.F129] &amp; &quot;,&quot; &amp; [.G129] &amp; &quot;,&quot; &amp; [.H129] &amp; &quot;,&quot; &amp; [.I129] &amp; &quot;,&quot; &amp; [.J129] &amp; &quot;,&quot; &amp; ([.K129]/2560 - INT ([.K129]/2560))*256 &amp; &quot;,&quot; &amp; INT ([.K129]/2560) &amp; &quot;    ; &quot; &amp; [.A129] &amp; &quot; &quot; &amp; [.B129]" office:value-type="string" office:string-value="  .byte 7,0,0,9,25,0,0,1,200,175    ; 123 MAP QUEST">
            <text:p><text:s text:c="2"/>.byte 7,0,0,9,25,0,0,1,200,175 <text:s text:c="3"/>; 123 MAP QUEST</text:p>
          </table:table-cell>
          <table:table-cell table:style-name="ce33" table:formula="of:=LEN([.B129])" office:value-type="float" office:value="9">
            <text:p>9</text:p>
          </table:table-cell>
          <table:table-cell table:number-columns-repeated="1010"/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NECRONOMICON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table:formula="of:=&quot;  .byte &quot;&quot;&quot; &amp; [.B130] &amp; &quot;&quot;&quot;,0  ; &quot; &amp; [.A130]" office:value-type="string" office:string-value="  .byte &quot;NECRONOMICON&quot;,0  ; 124">
            <text:p><text:s text:c="2"/>.byte "NECRONOMICON",0 <text:s/>; 124</text:p>
          </table:table-cell>
          <table:table-cell table:formula="of:=&quot;  .byte &quot; &amp; [.C130] &amp; &quot;,&quot; &amp; [.D130] &amp; &quot;,&quot; &amp; [.E130] &amp; &quot;,&quot; &amp; [.F130] &amp; &quot;,&quot; &amp; [.G130] &amp; &quot;,&quot; &amp; [.H130] &amp; &quot;,&quot; &amp; [.I130] &amp; &quot;,&quot; &amp; [.J130] &amp; &quot;,&quot; &amp; ([.K130]/2560 - INT ([.K130]/2560))*256 &amp; &quot;,&quot; &amp; INT ([.K130]/2560) &amp; &quot;    ; &quot; &amp; [.A130] &amp; &quot; &quot; &amp; [.B130]" office:value-type="string" office:string-value="  .byte 7,0,0,56,5,0,16,8,168,97    ; 124 NECRONOMICON">
            <text:p><text:s text:c="2"/>.byte 7,0,0,56,5,0,16,8,168,97 <text:s text:c="3"/>; 124 NECRONOMICON</text:p>
          </table:table-cell>
          <table:table-cell table:style-name="ce33" table:formula="of:=LEN([.B130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RECORD OF SPE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31] &amp; &quot;&quot;&quot;,0  ; &quot; &amp; [.A131]" office:value-type="string" office:string-value="  .byte &quot;RECORD OF SPED&quot;,0  ; 125">
            <text:p><text:s text:c="2"/>.byte "RECORD OF SPED",0 <text:s/>; 125</text:p>
          </table:table-cell>
          <table:table-cell table:formula="of:=&quot;  .byte &quot; &amp; [.C131] &amp; &quot;,&quot; &amp; [.D131] &amp; &quot;,&quot; &amp; [.E131] &amp; &quot;,&quot; &amp; [.F131] &amp; &quot;,&quot; &amp; [.G131] &amp; &quot;,&quot; &amp; [.H131] &amp; &quot;,&quot; &amp; [.I131] &amp; &quot;,&quot; &amp; [.J131] &amp; &quot;,&quot; &amp; ([.K131]/2560 - INT ([.K131]/2560))*256 &amp; &quot;,&quot; &amp; INT ([.K131]/2560) &amp; &quot;    ; &quot; &amp; [.A131] &amp; &quot; &quot; &amp; [.B131]" office:value-type="string" office:string-value="  .byte 7,0,0,128+11,100,0,0,9,80,195    ; 125 RECORD OF SPED">
            <text:p><text:s text:c="2"/>.byte 7,0,0,128+11,100,0,0,9,80,195 <text:s text:c="3"/>; 125 RECORD OF SPED</text:p>
          </table:table-cell>
          <table:table-cell table:style-name="ce33" table:formula="of:=LEN([.B131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SCROLL OF DUMA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formula="of:=&quot;  .byte &quot;&quot;&quot; &amp; [.B132] &amp; &quot;&quot;&quot;,0  ; &quot; &amp; [.A132]" office:value-type="string" office:string-value="  .byte &quot;SCROLL OF DUMA&quot;,0  ; 126">
            <text:p><text:s text:c="2"/>.byte "SCROLL OF DUMA",0 <text:s/>; 126</text:p>
          </table:table-cell>
          <table:table-cell table:formula="of:=&quot;  .byte &quot; &amp; [.C132] &amp; &quot;,&quot; &amp; [.D132] &amp; &quot;,&quot; &amp; [.E132] &amp; &quot;,&quot; &amp; [.F132] &amp; &quot;,&quot; &amp; [.G132] &amp; &quot;,&quot; &amp; [.H132] &amp; &quot;,&quot; &amp; [.I132] &amp; &quot;,&quot; &amp; [.J132] &amp; &quot;,&quot; &amp; ([.K132]/2560 - INT ([.K132]/2560))*256 &amp; &quot;,&quot; &amp; INT ([.K132]/2560) &amp; &quot;    ; &quot; &amp; [.A132] &amp; &quot; &quot; &amp; [.B132]" office:value-type="string" office:string-value="  .byte 7,0,0,1,25,0,8,5,100,0    ; 126 SCROLL OF DUMA">
            <text:p><text:s text:c="2"/>.byte 7,0,0,1,25,0,8,5,100,0 <text:s text:c="3"/>; 126 SCROLL OF DUMA</text:p>
          </table:table-cell>
          <table:table-cell table:style-name="ce33" table:formula="of:=LEN([.B132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SCROLL OF FIR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000">
            <text:p>25000</text:p>
          </table:table-cell>
          <table:table-cell table:formula="of:=&quot;  .byte &quot;&quot;&quot; &amp; [.B133] &amp; &quot;&quot;&quot;,0  ; &quot; &amp; [.A133]" office:value-type="string" office:string-value="  .byte &quot;SCROLL OF FIRE&quot;,0  ; 127">
            <text:p><text:s text:c="2"/>.byte "SCROLL OF FIRE",0 <text:s/>; 127</text:p>
          </table:table-cell>
          <table:table-cell table:formula="of:=&quot;  .byte &quot; &amp; [.C133] &amp; &quot;,&quot; &amp; [.D133] &amp; &quot;,&quot; &amp; [.E133] &amp; &quot;,&quot; &amp; [.F133] &amp; &quot;,&quot; &amp; [.G133] &amp; &quot;,&quot; &amp; [.H133] &amp; &quot;,&quot; &amp; [.I133] &amp; &quot;,&quot; &amp; [.J133] &amp; &quot;,&quot; &amp; ([.K133]/2560 - INT ([.K133]/2560))*256 &amp; &quot;,&quot; &amp; INT ([.K133]/2560) &amp; &quot;    ; &quot; &amp; [.A133] &amp; &quot; &quot; &amp; [.B133]" office:value-type="string" office:string-value="  .byte 7,0,0,11,25,0,8,3,196,9    ; 127 SCROLL OF FIRE">
            <text:p><text:s text:c="2"/>.byte 7,0,0,11,25,0,8,3,196,9 <text:s text:c="3"/>; 127 SCROLL OF FIRE</text:p>
          </table:table-cell>
          <table:table-cell table:style-name="ce33" table:formula="of:=LEN([.B133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SCROLL OF HEAL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500">
            <text:p>11500</text:p>
          </table:table-cell>
          <table:table-cell table:formula="of:=&quot;  .byte &quot;&quot;&quot; &amp; [.B134] &amp; &quot;&quot;&quot;,0  ; &quot; &amp; [.A134]" office:value-type="string" office:string-value="  .byte &quot;SCROLL OF HEAL&quot;,0  ; 128">
            <text:p><text:s text:c="2"/>.byte "SCROLL OF HEAL",0 <text:s/>; 128</text:p>
          </table:table-cell>
          <table:table-cell table:formula="of:=&quot;  .byte &quot; &amp; [.C134] &amp; &quot;,&quot; &amp; [.D134] &amp; &quot;,&quot; &amp; [.E134] &amp; &quot;,&quot; &amp; [.F134] &amp; &quot;,&quot; &amp; [.G134] &amp; &quot;,&quot; &amp; [.H134] &amp; &quot;,&quot; &amp; [.I134] &amp; &quot;,&quot; &amp; [.J134] &amp; &quot;,&quot; &amp; ([.K134]/2560 - INT ([.K134]/2560))*256 &amp; &quot;,&quot; &amp; INT ([.K134]/2560) &amp; &quot;    ; &quot; &amp; [.A134] &amp; &quot; &quot; &amp; [.B134]" office:value-type="string" office:string-value="  .byte 7,0,0,32,5,0,16,3,126,4    ; 128 SCROLL OF HEAL">
            <text:p><text:s text:c="2"/>.byte 7,0,0,32,5,0,16,3,126,4 <text:s text:c="3"/>; 128 SCROLL OF HEAL</text:p>
          </table:table-cell>
          <table:table-cell table:style-name="ce33" table:formula="of:=LEN([.B134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SCROLL OF LIF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000">
            <text:p>5000</text:p>
          </table:table-cell>
          <table:table-cell table:formula="of:=&quot;  .byte &quot;&quot;&quot; &amp; [.B135] &amp; &quot;&quot;&quot;,0  ; &quot; &amp; [.A135]" office:value-type="string" office:string-value="  .byte &quot;SCROLL OF LIFE&quot;,0  ; 129">
            <text:p><text:s text:c="2"/>.byte "SCROLL OF LIFE",0 <text:s/>; 129</text:p>
          </table:table-cell>
          <table:table-cell table:formula="of:=&quot;  .byte &quot; &amp; [.C135] &amp; &quot;,&quot; &amp; [.D135] &amp; &quot;,&quot; &amp; [.E135] &amp; &quot;,&quot; &amp; [.F135] &amp; &quot;,&quot; &amp; [.G135] &amp; &quot;,&quot; &amp; [.H135] &amp; &quot;,&quot; &amp; [.I135] &amp; &quot;,&quot; &amp; [.J135] &amp; &quot;,&quot; &amp; ([.K135]/2560 - INT ([.K135]/2560))*256 &amp; &quot;,&quot; &amp; INT ([.K135]/2560) &amp; &quot;    ; &quot; &amp; [.A135] &amp; &quot; &quot; &amp; [.B135]" office:value-type="string" office:string-value="  .byte 7,0,0,55,50,0,16,3,244,1    ; 129 SCROLL OF LIFE">
            <text:p><text:s text:c="2"/>.byte 7,0,0,55,50,0,16,3,244,1 <text:s text:c="3"/>; 129 SCROLL OF LIFE</text:p>
          </table:table-cell>
          <table:table-cell table:style-name="ce33" table:formula="of:=LEN([.B135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SCROLL OF MAP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&quot;  .byte &quot;&quot;&quot; &amp; [.B136] &amp; &quot;&quot;&quot;,0  ; &quot; &amp; [.A136]" office:value-type="string" office:string-value="  .byte &quot;SCROLL OF MAPS&quot;,0  ; 130">
            <text:p><text:s text:c="2"/>.byte "SCROLL OF MAPS",0 <text:s/>; 130</text:p>
          </table:table-cell>
          <table:table-cell table:formula="of:=&quot;  .byte &quot; &amp; [.C136] &amp; &quot;,&quot; &amp; [.D136] &amp; &quot;,&quot; &amp; [.E136] &amp; &quot;,&quot; &amp; [.F136] &amp; &quot;,&quot; &amp; [.G136] &amp; &quot;,&quot; &amp; [.H136] &amp; &quot;,&quot; &amp; [.I136] &amp; &quot;,&quot; &amp; [.J136] &amp; &quot;,&quot; &amp; ([.K136]/2560 - INT ([.K136]/2560))*256 &amp; &quot;,&quot; &amp; INT ([.K136]/2560) &amp; &quot;    ; &quot; &amp; [.A136] &amp; &quot; &quot; &amp; [.B136]" office:value-type="string" office:string-value="  .byte 7,0,0,9,25,0,0,2,50,0    ; 130 SCROLL OF MAPS">
            <text:p><text:s text:c="2"/>.byte 7,0,0,9,25,0,0,2,50,0 <text:s text:c="3"/>; 130 SCROLL OF MAPS</text:p>
          </table:table-cell>
          <table:table-cell table:style-name="ce33" table:formula="of:=LEN([.B136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SCROLL/COTIAR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formula="of:=&quot;  .byte &quot;&quot;&quot; &amp; [.B137] &amp; &quot;&quot;&quot;,0  ; &quot; &amp; [.A137]" office:value-type="string" office:string-value="  .byte &quot;SCROLL/COTIAR&quot;,0  ; 131">
            <text:p><text:s text:c="2"/>.byte "SCROLL/COTIAR",0 <text:s/>; 131</text:p>
          </table:table-cell>
          <table:table-cell table:formula="of:=&quot;  .byte &quot; &amp; [.C137] &amp; &quot;,&quot; &amp; [.D137] &amp; &quot;,&quot; &amp; [.E137] &amp; &quot;,&quot; &amp; [.F137] &amp; &quot;,&quot; &amp; [.G137] &amp; &quot;,&quot; &amp; [.H137] &amp; &quot;,&quot; &amp; [.I137] &amp; &quot;,&quot; &amp; [.J137] &amp; &quot;,&quot; &amp; ([.K137]/2560 - INT ([.K137]/2560))*256 &amp; &quot;,&quot; &amp; INT ([.K137]/2560) &amp; &quot;    ; &quot; &amp; [.A137] &amp; &quot; &quot; &amp; [.B137]" office:value-type="string" office:string-value="  .byte 7,0,0,44,25,0,16,3,100,0    ; 131 SCROLL/COTIAR">
            <text:p><text:s text:c="2"/>.byte 7,0,0,44,25,0,16,3,100,0 <text:s text:c="3"/>; 131 SCROLL/COTIAR</text:p>
          </table:table-cell>
          <table:table-cell table:style-name="ce33" table:formula="of:=LEN([.B137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SCROLL/DEATH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formula="of:=&quot;  .byte &quot;&quot;&quot; &amp; [.B138] &amp; &quot;&quot;&quot;,0  ; &quot; &amp; [.A138]" office:value-type="string" office:string-value="  .byte &quot;SCROLL/DEATH&quot;,0  ; 132">
            <text:p><text:s text:c="2"/>.byte "SCROLL/DEATH",0 <text:s/>; 132</text:p>
          </table:table-cell>
          <table:table-cell table:formula="of:=&quot;  .byte &quot; &amp; [.C138] &amp; &quot;,&quot; &amp; [.D138] &amp; &quot;,&quot; &amp; [.E138] &amp; &quot;,&quot; &amp; [.F138] &amp; &quot;,&quot; &amp; [.G138] &amp; &quot;,&quot; &amp; [.H138] &amp; &quot;,&quot; &amp; [.I138] &amp; &quot;,&quot; &amp; [.J138] &amp; &quot;,&quot; &amp; ([.K138]/2560 - INT ([.K138]/2560))*256 &amp; &quot;,&quot; &amp; INT ([.K138]/2560) &amp; &quot;    ; &quot; &amp; [.A138] &amp; &quot; &quot; &amp; [.B138]" office:value-type="string" office:string-value="  .byte 7,0,0,29,25,0,8,7,136,19    ; 132 SCROLL/DEATH">
            <text:p><text:s text:c="2"/>.byte 7,0,0,29,25,0,8,7,136,19 <text:s text:c="3"/>; 132 SCROLL/DEATH</text:p>
          </table:table-cell>
          <table:table-cell table:style-name="ce33" table:formula="of:=LEN([.B138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SCROLL/FLESH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table:formula="of:=&quot;  .byte &quot;&quot;&quot; &amp; [.B139] &amp; &quot;&quot;&quot;,0  ; &quot; &amp; [.A139]" office:value-type="string" office:string-value="  .byte &quot;SCROLL/FLESH&quot;,0  ; 133">
            <text:p><text:s text:c="2"/>.byte "SCROLL/FLESH",0 <text:s/>; 133</text:p>
          </table:table-cell>
          <table:table-cell table:formula="of:=&quot;  .byte &quot; &amp; [.C139] &amp; &quot;,&quot; &amp; [.D139] &amp; &quot;,&quot; &amp; [.E139] &amp; &quot;,&quot; &amp; [.F139] &amp; &quot;,&quot; &amp; [.G139] &amp; &quot;,&quot; &amp; [.H139] &amp; &quot;,&quot; &amp; [.I139] &amp; &quot;,&quot; &amp; [.J139] &amp; &quot;,&quot; &amp; ([.K139]/2560 - INT ([.K139]/2560))*256 &amp; &quot;,&quot; &amp; INT ([.K139]/2560) &amp; &quot;    ; &quot; &amp; [.A139] &amp; &quot; &quot; &amp; [.B139]" office:value-type="string" office:string-value="  .byte 7,0,0,25,25,0,8,3,44,1    ; 133 SCROLL/FLESH">
            <text:p><text:s text:c="2"/>.byte 7,0,0,25,25,0,8,3,44,1 <text:s text:c="3"/>; 133 SCROLL/FLESH</text:p>
          </table:table-cell>
          <table:table-cell table:style-name="ce33" table:formula="of:=LEN([.B139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SCROLL/LIGHTNG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00">
            <text:p>12000</text:p>
          </table:table-cell>
          <table:table-cell table:formula="of:=&quot;  .byte &quot;&quot;&quot; &amp; [.B140] &amp; &quot;&quot;&quot;,0  ; &quot; &amp; [.A140]" office:value-type="string" office:string-value="  .byte &quot;SCROLL/LIGHTNG&quot;,0  ; 134">
            <text:p><text:s text:c="2"/>.byte "SCROLL/LIGHTNG",0 <text:s/>; 134</text:p>
          </table:table-cell>
          <table:table-cell table:formula="of:=&quot;  .byte &quot; &amp; [.C140] &amp; &quot;,&quot; &amp; [.D140] &amp; &quot;,&quot; &amp; [.E140] &amp; &quot;,&quot; &amp; [.F140] &amp; &quot;,&quot; &amp; [.G140] &amp; &quot;,&quot; &amp; [.H140] &amp; &quot;,&quot; &amp; [.I140] &amp; &quot;,&quot; &amp; [.J140] &amp; &quot;,&quot; &amp; ([.K140]/2560 - INT ([.K140]/2560))*256 &amp; &quot;,&quot; &amp; INT ([.K140]/2560) &amp; &quot;    ; &quot; &amp; [.A140] &amp; &quot; &quot; &amp; [.B140]" office:value-type="string" office:string-value="  .byte 7,0,0,8,25,0,8,2,176,4    ; 134 SCROLL/LIGHTNG">
            <text:p><text:s text:c="2"/>.byte 7,0,0,8,25,0,8,2,176,4 <text:s text:c="3"/>; 134 SCROLL/LIGHTNG</text:p>
          </table:table-cell>
          <table:table-cell table:style-name="ce33" table:formula="of:=LEN([.B140])" office:value-type="float" office:value="14">
            <text:p>14</text:p>
          </table:table-cell>
          <table:table-cell table:number-columns-repeated="1010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SCROLL/SLEEP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&quot;  .byte &quot;&quot;&quot; &amp; [.B141] &amp; &quot;&quot;&quot;,0  ; &quot; &amp; [.A141]" office:value-type="string" office:string-value="  .byte &quot;SCROLL/SLEEP&quot;,0  ; 135">
            <text:p><text:s text:c="2"/>.byte "SCROLL/SLEEP",0 <text:s/>; 135</text:p>
          </table:table-cell>
          <table:table-cell table:formula="of:=&quot;  .byte &quot; &amp; [.C141] &amp; &quot;,&quot; &amp; [.D141] &amp; &quot;,&quot; &amp; [.E141] &amp; &quot;,&quot; &amp; [.F141] &amp; &quot;,&quot; &amp; [.G141] &amp; &quot;,&quot; &amp; [.H141] &amp; &quot;,&quot; &amp; [.I141] &amp; &quot;,&quot; &amp; [.J141] &amp; &quot;,&quot; &amp; ([.K141]/2560 - INT ([.K141]/2560))*256 &amp; &quot;,&quot; &amp; INT ([.K141]/2560) &amp; &quot;    ; &quot; &amp; [.A141] &amp; &quot; &quot; &amp; [.B141]" office:value-type="string" office:string-value="  .byte 7,0,0,4,25,0,8,1,50,0    ; 135 SCROLL/SLEEP">
            <text:p><text:s text:c="2"/>.byte 7,0,0,4,25,0,8,1,50,0 <text:s text:c="3"/>; 135 SCROLL/SLEEP</text:p>
          </table:table-cell>
          <table:table-cell table:style-name="ce33" table:formula="of:=LEN([.B141])" office:value-type="float" office:value="12">
            <text:p>12</text:p>
          </table:table-cell>
          <table:table-cell table:number-columns-repeated="1010"/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TOME OF LIGH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42] &amp; &quot;&quot;&quot;,0  ; &quot; &amp; [.A142]" office:value-type="string" office:string-value="  .byte &quot;TOME OF LIGHT&quot;,0  ; 136">
            <text:p><text:s text:c="2"/>.byte "TOME OF LIGHT",0 <text:s/>; 136</text:p>
          </table:table-cell>
          <table:table-cell table:formula="of:=&quot;  .byte &quot; &amp; [.C142] &amp; &quot;,&quot; &amp; [.D142] &amp; &quot;,&quot; &amp; [.E142] &amp; &quot;,&quot; &amp; [.F142] &amp; &quot;,&quot; &amp; [.G142] &amp; &quot;,&quot; &amp; [.H142] &amp; &quot;,&quot; &amp; [.I142] &amp; &quot;,&quot; &amp; [.J142] &amp; &quot;,&quot; &amp; ([.K142]/2560 - INT ([.K142]/2560))*256 &amp; &quot;,&quot; &amp; INT ([.K142]/2560) &amp; &quot;    ; &quot; &amp; [.A142] &amp; &quot; &quot; &amp; [.B142]" office:value-type="string" office:string-value="  .byte 7,0,0,128+10,100,0,0,9,80,195    ; 136 TOME OF LIGHT">
            <text:p><text:s text:c="2"/>.byte 7,0,0,128+10,100,0,0,9,80,195 <text:s text:c="3"/>; 136 TOME OF LIGHT</text:p>
          </table:table-cell>
          <table:table-cell table:style-name="ce33" table:formula="of:=LEN([.B142])" office:value-type="float" office:value="13">
            <text:p>13</text:p>
          </table:table-cell>
          <table:table-cell table:number-columns-repeated="1010"/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TOME OF MAGI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+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0000">
            <text:p>500000</text:p>
          </table:table-cell>
          <table:table-cell table:formula="of:=&quot;  .byte &quot;&quot;&quot; &amp; [.B143] &amp; &quot;&quot;&quot;,0  ; &quot; &amp; [.A143]" office:value-type="string" office:string-value="  .byte &quot;TOME OF MAGI&quot;,0  ; 137">
            <text:p><text:s text:c="2"/>.byte "TOME OF MAGI",0 <text:s/>; 137</text:p>
          </table:table-cell>
          <table:table-cell table:formula="of:=&quot;  .byte &quot; &amp; [.C143] &amp; &quot;,&quot; &amp; [.D143] &amp; &quot;,&quot; &amp; [.E143] &amp; &quot;,&quot; &amp; [.F143] &amp; &quot;,&quot; &amp; [.G143] &amp; &quot;,&quot; &amp; [.H143] &amp; &quot;,&quot; &amp; [.I143] &amp; &quot;,&quot; &amp; [.J143] &amp; &quot;,&quot; &amp; ([.K143]/2560 - INT ([.K143]/2560))*256 &amp; &quot;,&quot; &amp; INT ([.K143]/2560) &amp; &quot;    ; &quot; &amp; [.A143] &amp; &quot; &quot; &amp; [.B143]" office:value-type="string" office:string-value="  .byte 7,0,0,128+9,100,0,0,9,80,195    ; 137 TOME OF MAGI">
            <text:p><text:s text:c="2"/>.byte 7,0,0,128+9,100,0,0,9,80,195 <text:s text:c="3"/>; 137 TOME OF MAGI</text:p>
          </table:table-cell>
          <table:table-cell table:style-name="ce33" table:formula="of:=LEN([.B143])" office:value-type="float" office:value="12">
            <text:p>12</text:p>
          </table:table-cell>
          <table:table-cell table:number-columns-repeated="1010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NSTERS" table:style-name="ta4" table:print="false">
        <table:table-column table:style-name="co4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ce32"/>
        <table:table-column table:style-name="co34" table:default-cell-style-name="ce32"/>
        <table:table-column table:style-name="co62" table:default-cell-style-name="ce32"/>
        <table:table-column table:style-name="co63" table:default-cell-style-name="ce32"/>
        <table:table-column table:style-name="co64" table:default-cell-style-name="ce32"/>
        <table:table-column table:style-name="co10" table:default-cell-style-name="ce32"/>
        <table:table-column table:style-name="co63" table:number-columns-repeated="4" table:default-cell-style-name="ce32"/>
        <table:table-column table:style-name="co65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2" table:default-cell-style-name="ce19"/>
        <table:table-column table:style-name="co66" table:default-cell-style-name="ce19"/>
        <table:table-column table:style-name="co64" table:default-cell-style-name="ce19"/>
        <table:table-column table:style-name="co66" table:default-cell-style-name="ce19"/>
        <table:table-column table:style-name="co69" table:number-columns-repeated="3" table:default-cell-style-name="ce19"/>
        <table:table-column table:style-name="co70" table:default-cell-style-name="Default"/>
        <table:table-column table:style-name="co71" table:default-cell-style-name="Default"/>
        <table:table-column table:style-name="co72" table:default-cell-style-name="ce19"/>
        <table:table-column table:style-name="co34" table:default-cell-style-name="Default"/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string">
            <text:p>DRAIN</text:p>
          </table:table-cell>
          <table:table-cell office:value-type="string">
            <text:p>vs CON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10">
            <text:p>10</text:p>
          </table:table-cell>
          <table:table-cell office:value-type="string">
            <text:p>DESTROY</text:p>
          </table:table-cell>
          <table:table-cell office:value-type="string">
            <text:p>vs DEX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DEATH</text:p>
          </table:table-cell>
          <table:table-cell office:value-type="string">
            <text:p>vs CON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BREATHE</text:p>
          </table:table-cell>
          <table:table-cell office:value-type="string">
            <text:p>autohit party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7">
            <text:p>7</text:p>
          </table:table-cell>
          <table:table-cell office:value-type="string">
            <text:p>STONE</text:p>
          </table:table-cell>
          <table:table-cell office:value-type="string">
            <text:p>vs INT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6">
            <text:p>6</text:p>
          </table:table-cell>
          <table:table-cell office:value-type="string">
            <text:p>CHARM</text:p>
          </table:table-cell>
          <table:table-cell office:value-type="string">
            <text:p>vs CHA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5">
            <text:p>5</text:p>
          </table:table-cell>
          <table:table-cell office:value-type="string">
            <text:p>PARALYZE</text:p>
          </table:table-cell>
          <table:table-cell office:value-type="string">
            <text:p>vs WIS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 office:value-type="float" office:value="4">
            <text:p>4</text:p>
          </table:table-cell>
          <table:table-cell table:style-name="ce18" office:value-type="string">
            <text:p>time lord</text:p>
          </table:table-cell>
          <table:table-cell table:style-name="ce30" table:formula="of:=COUNTIF([.E13:.E205];[.C8])" office:value-type="float" office:value="10">
            <text:p>10</text:p>
          </table:table-cell>
          <table:table-cell table:style-name="ce30" table:number-columns-repeated="3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string">
            <text:p>SUMMON</text:p>
          </table:table-cell>
          <table:table-cell office:value-type="string">
            <text:p>Add 1 monster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 office:value-type="float" office:value="3">
            <text:p>3</text:p>
          </table:table-cell>
          <table:table-cell table:style-name="ce18" office:value-type="string">
            <text:p>demon</text:p>
          </table:table-cell>
          <table:table-cell table:style-name="ce30" table:formula="of:=COUNTIF([.E14:.E206];[.C9])" office:value-type="float" office:value="12">
            <text:p>12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3">
            <text:p>3</text:p>
          </table:table-cell>
          <table:table-cell office:value-type="string">
            <text:p>POISON</text:p>
          </table:table-cell>
          <table:table-cell office:value-type="string">
            <text:p>vs CON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 office:value-type="float" office:value="2">
            <text:p>2</text:p>
          </table:table-cell>
          <table:table-cell table:style-name="ce18" office:value-type="string">
            <text:p>undead</text:p>
          </table:table-cell>
          <table:table-cell table:style-name="ce30" table:formula="of:=COUNTIF([.E14:.E206];[.C10])" office:value-type="float" office:value="10">
            <text:p>10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office:value-type="string">
            <text:p>LIGHTNING</text:p>
          </table:table-cell>
          <table:table-cell office:value-type="string">
            <text:p>autohit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office:value-type="float" office:value="1">
            <text:p>1</text:p>
          </table:table-cell>
          <table:table-cell table:style-name="Default" office:value-type="string">
            <text:p>animal</text:p>
          </table:table-cell>
          <table:table-cell table:style-name="ce30" table:formula="of:=COUNTIF([.E13:.E207];[.C11])" office:value-type="float" office:value="42">
            <text:p>42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office:value-type="string">
            <text:p>HEAL</text:p>
          </table:table-cell>
          <table:table-cell office:value-type="string">
            <text:p>heal all HP</text:p>
          </table:table-cell>
          <table:table-cell table:number-columns-repeated="12"/>
        </table:table-row>
        <table:table-row table:style-name="ro4">
          <table:table-cell/>
          <table:table-cell table:style-name="ce33"/>
          <table:table-cell table:style-name="ce35" table:formula="of:=0" office:value-type="float" office:value="0">
            <text:p>0</text:p>
          </table:table-cell>
          <table:table-cell table:style-name="ce18" office:value-type="string">
            <text:p>living</text:p>
          </table:table-cell>
          <table:table-cell table:style-name="ce30" table:formula="of:=COUNTIF([.E14:.E208];[.C12])" office:value-type="float" office:value="36">
            <text:p>36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office:value-type="string">
            <text:p>SWING</text:p>
          </table:table-cell>
          <table:table-cell office:value-type="string">
            <text:p>vs AC</text:p>
          </table:table-cell>
          <table:table-cell table:number-columns-repeated="12"/>
        </table:table-row>
        <table:table-row table:style-name="ro4">
          <table:table-cell table:style-name="ce29" office:value-type="string">
            <text:p>#</text:p>
          </table:table-cell>
          <table:table-cell table:style-name="ce14" office:value-type="string">
            <text:p>MONSTER</text:p>
          </table:table-cell>
          <table:table-cell table:style-name="ce29" office:value-type="string">
            <text:p>MLEV</text:p>
          </table:table-cell>
          <table:table-cell table:style-name="ce31" office:value-type="string">
            <text:p>HIT DIC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AC</text:p>
          </table:table-cell>
          <table:table-cell table:style-name="ce31" office:value-type="string">
            <text:p>#ATTACK</text:p>
          </table:table-cell>
          <table:table-cell table:style-name="ce31" office:value-type="string">
            <text:p>DAMAGE</text:p>
          </table:table-cell>
          <table:table-cell table:style-name="ce31" office:value-type="string">
            <text:p>RLEV</text:p>
          </table:table-cell>
          <table:table-cell table:style-name="ce31" office:value-type="string">
            <text:p>ATTACK1</text:p>
          </table:table-cell>
          <table:table-cell table:style-name="ce31" office:value-type="string">
            <text:p>ATTACK2</text:p>
          </table:table-cell>
          <table:table-cell table:style-name="ce31" office:value-type="string">
            <text:p>ATTACK3</text:p>
          </table:table-cell>
          <table:table-cell table:style-name="ce31" office:value-type="string">
            <text:p>ATTACK4</text:p>
          </table:table-cell>
          <table:table-cell/>
          <table:table-cell table:style-name="ce34" office:value-type="string">
            <text:p>LEVEL</text:p>
          </table:table-cell>
          <table:table-cell table:style-name="ce34" office:value-type="string">
            <text:p>MONSTER</text:p>
          </table:table-cell>
          <table:table-cell table:style-name="ce34" office:value-type="string">
            <text:p>HIT POINTS</text:p>
          </table:table-cell>
          <table:table-cell table:style-name="ce34" office:value-type="string">
            <text:p>AC</text:p>
          </table:table-cell>
          <table:table-cell table:style-name="ce34" office:value-type="string">
            <text:p>#ATTACKS</text:p>
          </table:table-cell>
          <table:table-cell table:style-name="ce34" office:value-type="string">
            <text:p>DAMAGE</text:p>
          </table:table-cell>
          <table:table-cell table:style-name="ce34" office:value-type="string">
            <text:p>ATTACK1</text:p>
          </table:table-cell>
          <table:table-cell table:style-name="ce34" office:value-type="string">
            <text:p>ATTACK2</text:p>
          </table:table-cell>
          <table:table-cell table:style-name="ce34" office:value-type="string">
            <text:p>ATTACK3</text:p>
          </table:table-cell>
          <table:table-cell table:style-name="ce34" office:value-type="string">
            <text:p>ATTACK4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STATS</text:p>
          </table:table-cell>
          <table:table-cell table:style-name="ce34" office:value-type="string">
            <text:p>LENGTH</text:p>
          </table:table-cell>
          <table:table-cell/>
        </table:table-row>
        <table:table-row table:style-name="ro4">
          <table:table-cell office:value-type="float" office:value="0">
            <text:p>0</text:p>
          </table:table-cell>
          <table:table-cell table:style-name="ce14" office:value-type="string">
            <text:p>EL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14]+[.D14]/6)^1.3*(20-[.F14])/10)*([.G14]*[.H14]/2+[.J14]+[.K14]+[.L14]+[.M14]))" office:value-type="float" office:value="21">
            <text:p>21</text:p>
          </table:table-cell>
          <table:table-cell table:formula="of:=RIGHT(&quot; &quot; &amp; [.I14];2)" office:value-type="string" office:string-value=" 1">
            <text:p><text:s/>1</text:p>
          </table:table-cell>
          <table:table-cell table:formula="of:=LEFT([.B14] &amp; &quot; &quot; &amp; MID(&quot;   (A)(U)(D)&quot;;[.E14]*3+1;3) &amp; &quot;                               &quot;;19)" office:value-type="string" office:string-value="ELF                ">
            <text:p>ELF <text:s text:c="15"/></text:p>
          </table:table-cell>
          <table:table-cell table:formula="of:=LEFT([.C14] &amp; &quot;-&quot; &amp; [.C14]*[.D14] &amp; &quot;      &quot;;7)" office:value-type="string" office:string-value="1-10   ">
            <text:p>1-10 <text:s text:c="2"/></text:p>
          </table:table-cell>
          <table:table-cell table:formula="of:=LEFT([.F14] &amp; &quot;     &quot;;3)" office:value-type="string" office:string-value="5  ">
            <text:p>5 <text:s/></text:p>
          </table:table-cell>
          <table:table-cell table:formula="of:=LEFT([.G14] &amp; &quot;     &quot;;3)" office:value-type="string" office:string-value="1  ">
            <text:p>1 <text:s/></text:p>
          </table:table-cell>
          <table:table-cell table:formula="of:=LEFT(1 &amp; &quot;-&quot; &amp; [.H14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1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14]*9+1;9)) &amp; &quot;    &quot;;11)" office:value-type="string" office:string-value="SWING      ">
            <text:p>SWING <text:s text:c="5"/></text:p>
          </table:table-cell>
          <table:table-cell table:formula="of:=&quot;.byte &quot;&quot;&quot; &amp; [.B14] &amp; &quot;&quot;&quot;,0         ; level &quot; &amp; [.O14]" office:value-type="string" office:string-value=".byte &quot;ELF&quot;,0         ; level  1">
            <text:p>.byte "ELF",0 <text:s text:c="8"/>; level <text:s/>1</text:p>
          </table:table-cell>
          <table:table-cell table:formula="of:=&quot;.byte &quot; &amp; [.C14] &amp; &quot;,&quot; &amp; [.D14] &amp; &quot;,&quot; &amp; [.E14] &amp; &quot;,&quot; &amp; [.F14]+25 &amp; &quot;,&quot; &amp; [.G14] &amp; &quot;,&quot; &amp; [.H14] &amp; &quot;,&quot; &amp; [.I14] &amp; &quot;,&quot; &amp; [.J14] &amp; &quot;,&quot; &amp; [.K14] &amp; &quot;,&quot; &amp; [.L14] &amp; &quot;,&quot; &amp; [.M14] &amp; &quot;                ; &quot; &amp; [.B14]" office:value-type="string" office:string-value=".byte 1,10,0,30,1,8,1,0,0,0,0                ; ELF">
            <text:p>.byte 1,10,0,30,1,8,1,0,0,0,0 <text:s text:c="15"/>; ELF</text:p>
          </table:table-cell>
          <table:table-cell table:formula="of:=LEN([.B14])" office:value-type="float" office:value="3">
            <text:p>3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14" office:value-type="string">
            <text:p>CENTIPE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C15]+[.D15]/6)^1.3*(20-[.F15])/10)*([.G15]*[.H15]/2+[.J15]+[.K15]+[.L15]+[.M15]))" office:value-type="float" office:value="11">
            <text:p>11</text:p>
          </table:table-cell>
          <table:table-cell table:formula="of:=RIGHT(&quot; &quot; &amp; [.I15];2)" office:value-type="string" office:string-value=" 1">
            <text:p><text:s/>1</text:p>
          </table:table-cell>
          <table:table-cell table:formula="of:=LEFT([.B15] &amp; &quot; &quot; &amp; MID(&quot;   (A)(U)(D)&quot;;[.E15]*3+1;3) &amp; &quot;                               &quot;;19)" office:value-type="string" office:string-value="CENTIPEDE (A)      ">
            <text:p>CENTIPEDE (A) <text:s text:c="5"/></text:p>
          </table:table-cell>
          <table:table-cell table:formula="of:=LEFT([.C15] &amp; &quot;-&quot; &amp; [.C15]*[.D15] &amp; &quot;      &quot;;7)" office:value-type="string" office:string-value="1-2    ">
            <text:p>1-2 <text:s text:c="3"/></text:p>
          </table:table-cell>
          <table:table-cell table:formula="of:=LEFT([.F15] &amp; &quot;     &quot;;3)" office:value-type="string" office:string-value="9  ">
            <text:p>9 <text:s/></text:p>
          </table:table-cell>
          <table:table-cell table:formula="of:=LEFT([.G15] &amp; &quot;     &quot;;3)" office:value-type="string" office:string-value="4  ">
            <text:p>4 <text:s/></text:p>
          </table:table-cell>
          <table:table-cell table:formula="of:=LEFT(1 &amp; &quot;-&quot; &amp; [.H15] &amp; &quot;        &quot;;7)" office:value-type="string" office:string-value="1-2    ">
            <text:p>1-2 <text:s text:c="3"/></text:p>
          </table:table-cell>
          <table:table-cell table:formula="of:=LEFT((MID(&quot;SWING    HEAL     LIGHTNINGPOISON   SUMMON   PARALYZE CHARM    STONE    BREATHE  DEATH    DESTROY  DRAIN    &quot;;[.J1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15]*9+1;9)) &amp; &quot;    &quot;;11)" office:value-type="string" office:string-value="POISON     ">
            <text:p>POISON <text:s text:c="4"/></text:p>
          </table:table-cell>
          <table:table-cell table:formula="of:=&quot;.byte &quot;&quot;&quot; &amp; [.B15] &amp; &quot;&quot;&quot;,0         ; level &quot; &amp; [.O15]" office:value-type="string" office:string-value=".byte &quot;CENTIPEDE&quot;,0         ; level  1">
            <text:p>.byte "CENTIPEDE",0 <text:s text:c="8"/>; level <text:s/>1</text:p>
          </table:table-cell>
          <table:table-cell table:formula="of:=&quot;.byte &quot; &amp; [.C15] &amp; &quot;,&quot; &amp; [.D15] &amp; &quot;,&quot; &amp; [.E15] &amp; &quot;,&quot; &amp; [.F15]+25 &amp; &quot;,&quot; &amp; [.G15] &amp; &quot;,&quot; &amp; [.H15] &amp; &quot;,&quot; &amp; [.I15] &amp; &quot;,&quot; &amp; [.J15] &amp; &quot;,&quot; &amp; [.K15] &amp; &quot;,&quot; &amp; [.L15] &amp; &quot;,&quot; &amp; [.M15] &amp; &quot;                ; &quot; &amp; [.B15]" office:value-type="string" office:string-value=".byte 1,2,1,34,4,2,1,0,0,0,3                ; CENTIPEDE">
            <text:p>.byte 1,2,1,34,4,2,1,0,0,0,3 <text:s text:c="15"/>; CENTIPEDE</text:p>
          </table:table-cell>
          <table:table-cell table:formula="of:=LEN([.B15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table:style-name="ce14" office:value-type="string">
            <text:p>GNOM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16]+[.D16]/6)^1.3*(20-[.F16])/10)*([.G16]*[.H16]/2+[.J16]+[.K16]+[.L16]+[.M16]))" office:value-type="float" office:value="11">
            <text:p>11</text:p>
          </table:table-cell>
          <table:table-cell table:formula="of:=RIGHT(&quot; &quot; &amp; [.I16];2)" office:value-type="string" office:string-value=" 1">
            <text:p><text:s/>1</text:p>
          </table:table-cell>
          <table:table-cell table:formula="of:=LEFT([.B16] &amp; &quot; &quot; &amp; MID(&quot;   (A)(U)(D)&quot;;[.E16]*3+1;3) &amp; &quot;                               &quot;;19)" office:value-type="string" office:string-value="GNOME              ">
            <text:p>GNOME <text:s text:c="13"/></text:p>
          </table:table-cell>
          <table:table-cell table:formula="of:=LEFT([.C16] &amp; &quot;-&quot; &amp; [.C16]*[.D16] &amp; &quot;      &quot;;7)" office:value-type="string" office:string-value="1-6    ">
            <text:p>1-6 <text:s text:c="3"/></text:p>
          </table:table-cell>
          <table:table-cell table:formula="of:=LEFT([.F16] &amp; &quot;     &quot;;3)" office:value-type="string" office:string-value="5  ">
            <text:p>5 <text:s/></text:p>
          </table:table-cell>
          <table:table-cell table:formula="of:=LEFT([.G16] &amp; &quot;     &quot;;3)" office:value-type="string" office:string-value="1  ">
            <text:p>1 <text:s/></text:p>
          </table:table-cell>
          <table:table-cell table:formula="of:=LEFT(1 &amp; &quot;-&quot; &amp; [.H16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1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16]*9+1;9)) &amp; &quot;    &quot;;11)" office:value-type="string" office:string-value="SWING      ">
            <text:p>SWING <text:s text:c="5"/></text:p>
          </table:table-cell>
          <table:table-cell table:formula="of:=&quot;.byte &quot;&quot;&quot; &amp; [.B16] &amp; &quot;&quot;&quot;,0         ; level &quot; &amp; [.O16]" office:value-type="string" office:string-value=".byte &quot;GNOME&quot;,0         ; level  1">
            <text:p>.byte "GNOME",0 <text:s text:c="8"/>; level <text:s/>1</text:p>
          </table:table-cell>
          <table:table-cell table:formula="of:=&quot;.byte &quot; &amp; [.C16] &amp; &quot;,&quot; &amp; [.D16] &amp; &quot;,&quot; &amp; [.E16] &amp; &quot;,&quot; &amp; [.F16]+25 &amp; &quot;,&quot; &amp; [.G16] &amp; &quot;,&quot; &amp; [.H16] &amp; &quot;,&quot; &amp; [.I16] &amp; &quot;,&quot; &amp; [.J16] &amp; &quot;,&quot; &amp; [.K16] &amp; &quot;,&quot; &amp; [.L16] &amp; &quot;,&quot; &amp; [.M16] &amp; &quot;                ; &quot; &amp; [.B16]" office:value-type="string" office:string-value=".byte 1,6,0,30,1,6,1,0,0,0,0                ; GNOME">
            <text:p>.byte 1,6,0,30,1,6,1,0,0,0,0 <text:s text:c="15"/>; GNOME</text:p>
          </table:table-cell>
          <table:table-cell table:formula="of:=LEN([.B16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table:style-name="ce14" office:value-type="string">
            <text:p>GOBLI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17]+[.D17]/6)^1.3*(20-[.F17])/10)*([.G17]*[.H17]/2+[.J17]+[.K17]+[.L17]+[.M17]))" office:value-type="float" office:value="11">
            <text:p>11</text:p>
          </table:table-cell>
          <table:table-cell table:formula="of:=RIGHT(&quot; &quot; &amp; [.I17];2)" office:value-type="string" office:string-value=" 1">
            <text:p><text:s/>1</text:p>
          </table:table-cell>
          <table:table-cell table:formula="of:=LEFT([.B17] &amp; &quot; &quot; &amp; MID(&quot;   (A)(U)(D)&quot;;[.E17]*3+1;3) &amp; &quot;                               &quot;;19)" office:value-type="string" office:string-value="GOBLIN             ">
            <text:p>GOBLIN <text:s text:c="12"/></text:p>
          </table:table-cell>
          <table:table-cell table:formula="of:=LEFT([.C17] &amp; &quot;-&quot; &amp; [.C17]*[.D17] &amp; &quot;      &quot;;7)" office:value-type="string" office:string-value="1-7    ">
            <text:p>1-7 <text:s text:c="3"/></text:p>
          </table:table-cell>
          <table:table-cell table:formula="of:=LEFT([.F17] &amp; &quot;     &quot;;3)" office:value-type="string" office:string-value="6  ">
            <text:p>6 <text:s/></text:p>
          </table:table-cell>
          <table:table-cell table:formula="of:=LEFT([.G17] &amp; &quot;     &quot;;3)" office:value-type="string" office:string-value="1  ">
            <text:p>1 <text:s/></text:p>
          </table:table-cell>
          <table:table-cell table:formula="of:=LEFT(1 &amp; &quot;-&quot; &amp; [.H17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1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17]*9+1;9)) &amp; &quot;    &quot;;11)" office:value-type="string" office:string-value="SWING      ">
            <text:p>SWING <text:s text:c="5"/></text:p>
          </table:table-cell>
          <table:table-cell table:formula="of:=&quot;.byte &quot;&quot;&quot; &amp; [.B17] &amp; &quot;&quot;&quot;,0         ; level &quot; &amp; [.O17]" office:value-type="string" office:string-value=".byte &quot;GOBLIN&quot;,0         ; level  1">
            <text:p>.byte "GOBLIN",0 <text:s text:c="8"/>; level <text:s/>1</text:p>
          </table:table-cell>
          <table:table-cell table:formula="of:=&quot;.byte &quot; &amp; [.C17] &amp; &quot;,&quot; &amp; [.D17] &amp; &quot;,&quot; &amp; [.E17] &amp; &quot;,&quot; &amp; [.F17]+25 &amp; &quot;,&quot; &amp; [.G17] &amp; &quot;,&quot; &amp; [.H17] &amp; &quot;,&quot; &amp; [.I17] &amp; &quot;,&quot; &amp; [.J17] &amp; &quot;,&quot; &amp; [.K17] &amp; &quot;,&quot; &amp; [.L17] &amp; &quot;,&quot; &amp; [.M17] &amp; &quot;                ; &quot; &amp; [.B17]" office:value-type="string" office:string-value=".byte 1,7,0,31,1,6,1,0,0,0,0                ; GOBLIN">
            <text:p>.byte 1,7,0,31,1,6,1,0,0,0,0 <text:s text:c="15"/>; GOBLIN</text:p>
          </table:table-cell>
          <table:table-cell table:formula="of:=LEN([.B17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table:style-name="ce14" office:value-type="string">
            <text:p>HOBB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18]+[.D18]/6)^1.3*(20-[.F18])/10)*([.G18]*[.H18]/2+[.J18]+[.K18]+[.L18]+[.M18]))" office:value-type="float" office:value="12">
            <text:p>12</text:p>
          </table:table-cell>
          <table:table-cell table:formula="of:=RIGHT(&quot; &quot; &amp; [.I18];2)" office:value-type="string" office:string-value=" 1">
            <text:p><text:s/>1</text:p>
          </table:table-cell>
          <table:table-cell table:formula="of:=LEFT([.B18] &amp; &quot; &quot; &amp; MID(&quot;   (A)(U)(D)&quot;;[.E18]*3+1;3) &amp; &quot;                               &quot;;19)" office:value-type="string" office:string-value="HOBBIT             ">
            <text:p>HOBBIT <text:s text:c="12"/></text:p>
          </table:table-cell>
          <table:table-cell table:formula="of:=LEFT([.C18] &amp; &quot;-&quot; &amp; [.C18]*[.D18] &amp; &quot;      &quot;;7)" office:value-type="string" office:string-value="2-6    ">
            <text:p>2-6 <text:s text:c="3"/></text:p>
          </table:table-cell>
          <table:table-cell table:formula="of:=LEFT([.F18] &amp; &quot;     &quot;;3)" office:value-type="string" office:string-value="7  ">
            <text:p>7 <text:s/></text:p>
          </table:table-cell>
          <table:table-cell table:formula="of:=LEFT([.G18] &amp; &quot;     &quot;;3)" office:value-type="string" office:string-value="1  ">
            <text:p>1 <text:s/></text:p>
          </table:table-cell>
          <table:table-cell table:formula="of:=LEFT(1 &amp; &quot;-&quot; &amp; [.H18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1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18]*9+1;9)) &amp; &quot;    &quot;;11)" office:value-type="string" office:string-value="SWING      ">
            <text:p>SWING <text:s text:c="5"/></text:p>
          </table:table-cell>
          <table:table-cell table:formula="of:=&quot;.byte &quot;&quot;&quot; &amp; [.B18] &amp; &quot;&quot;&quot;,0         ; level &quot; &amp; [.O18]" office:value-type="string" office:string-value=".byte &quot;HOBBIT&quot;,0         ; level  1">
            <text:p>.byte "HOBBIT",0 <text:s text:c="8"/>; level <text:s/>1</text:p>
          </table:table-cell>
          <table:table-cell table:formula="of:=&quot;.byte &quot; &amp; [.C18] &amp; &quot;,&quot; &amp; [.D18] &amp; &quot;,&quot; &amp; [.E18] &amp; &quot;,&quot; &amp; [.F18]+25 &amp; &quot;,&quot; &amp; [.G18] &amp; &quot;,&quot; &amp; [.H18] &amp; &quot;,&quot; &amp; [.I18] &amp; &quot;,&quot; &amp; [.J18] &amp; &quot;,&quot; &amp; [.K18] &amp; &quot;,&quot; &amp; [.L18] &amp; &quot;,&quot; &amp; [.M18] &amp; &quot;                ; &quot; &amp; [.B18]" office:value-type="string" office:string-value=".byte 2,3,0,32,1,6,1,0,0,0,0                ; HOBBIT">
            <text:p>.byte 2,3,0,32,1,6,1,0,0,0,0 <text:s text:c="15"/>; HOBBIT</text:p>
          </table:table-cell>
          <table:table-cell table:formula="of:=LEN([.B18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table:style-name="ce14" office:value-type="string">
            <text:p>KOBOL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19]+[.D19]/6)^1.3*(20-[.F19])/10)*([.G19]*[.H19]/2+[.J19]+[.K19]+[.L19]+[.M19]))" office:value-type="float" office:value="5">
            <text:p>5</text:p>
          </table:table-cell>
          <table:table-cell table:formula="of:=RIGHT(&quot; &quot; &amp; [.I19];2)" office:value-type="string" office:string-value=" 1">
            <text:p><text:s/>1</text:p>
          </table:table-cell>
          <table:table-cell table:formula="of:=LEFT([.B19] &amp; &quot; &quot; &amp; MID(&quot;   (A)(U)(D)&quot;;[.E19]*3+1;3) &amp; &quot;                               &quot;;19)" office:value-type="string" office:string-value="KOBOLD             ">
            <text:p>KOBOLD <text:s text:c="12"/></text:p>
          </table:table-cell>
          <table:table-cell table:formula="of:=LEFT([.C19] &amp; &quot;-&quot; &amp; [.C19]*[.D19] &amp; &quot;      &quot;;7)" office:value-type="string" office:string-value="1-4    ">
            <text:p>1-4 <text:s text:c="3"/></text:p>
          </table:table-cell>
          <table:table-cell table:formula="of:=LEFT([.F19] &amp; &quot;     &quot;;3)" office:value-type="string" office:string-value="7  ">
            <text:p>7 <text:s/></text:p>
          </table:table-cell>
          <table:table-cell table:formula="of:=LEFT([.G19] &amp; &quot;     &quot;;3)" office:value-type="string" office:string-value="1  ">
            <text:p>1 <text:s/></text:p>
          </table:table-cell>
          <table:table-cell table:formula="of:=LEFT(1 &amp; &quot;-&quot; &amp; [.H19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1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19]*9+1;9)) &amp; &quot;    &quot;;11)" office:value-type="string" office:string-value="SWING      ">
            <text:p>SWING <text:s text:c="5"/></text:p>
          </table:table-cell>
          <table:table-cell table:formula="of:=&quot;.byte &quot;&quot;&quot; &amp; [.B19] &amp; &quot;&quot;&quot;,0         ; level &quot; &amp; [.O19]" office:value-type="string" office:string-value=".byte &quot;KOBOLD&quot;,0         ; level  1">
            <text:p>.byte "KOBOLD",0 <text:s text:c="8"/>; level <text:s/>1</text:p>
          </table:table-cell>
          <table:table-cell table:formula="of:=&quot;.byte &quot; &amp; [.C19] &amp; &quot;,&quot; &amp; [.D19] &amp; &quot;,&quot; &amp; [.E19] &amp; &quot;,&quot; &amp; [.F19]+25 &amp; &quot;,&quot; &amp; [.G19] &amp; &quot;,&quot; &amp; [.H19] &amp; &quot;,&quot; &amp; [.I19] &amp; &quot;,&quot; &amp; [.J19] &amp; &quot;,&quot; &amp; [.K19] &amp; &quot;,&quot; &amp; [.L19] &amp; &quot;,&quot; &amp; [.M19] &amp; &quot;                ; &quot; &amp; [.B19]" office:value-type="string" office:string-value=".byte 1,4,0,32,1,4,1,0,0,0,0                ; KOBOLD">
            <text:p>.byte 1,4,0,32,1,4,1,0,0,0,0 <text:s text:c="15"/>; KOBOLD</text:p>
          </table:table-cell>
          <table:table-cell table:formula="of:=LEN([.B19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table:style-name="ce14" office:value-type="string">
            <text:p>OR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20]+[.D20]/6)^1.3*(20-[.F20])/10)*([.G20]*[.H20]/2+[.J20]+[.K20]+[.L20]+[.M20]))" office:value-type="float" office:value="19">
            <text:p>19</text:p>
          </table:table-cell>
          <table:table-cell table:formula="of:=RIGHT(&quot; &quot; &amp; [.I20];2)" office:value-type="string" office:string-value=" 1">
            <text:p><text:s/>1</text:p>
          </table:table-cell>
          <table:table-cell table:formula="of:=LEFT([.B20] &amp; &quot; &quot; &amp; MID(&quot;   (A)(U)(D)&quot;;[.E20]*3+1;3) &amp; &quot;                               &quot;;19)" office:value-type="string" office:string-value="ORC                ">
            <text:p>ORC <text:s text:c="15"/></text:p>
          </table:table-cell>
          <table:table-cell table:formula="of:=LEFT([.C20] &amp; &quot;-&quot; &amp; [.C20]*[.D20] &amp; &quot;      &quot;;7)" office:value-type="string" office:string-value="1-8    ">
            <text:p>1-8 <text:s text:c="3"/></text:p>
          </table:table-cell>
          <table:table-cell table:formula="of:=LEFT([.F20] &amp; &quot;     &quot;;3)" office:value-type="string" office:string-value="4  ">
            <text:p>4 <text:s/></text:p>
          </table:table-cell>
          <table:table-cell table:formula="of:=LEFT([.G20] &amp; &quot;     &quot;;3)" office:value-type="string" office:string-value="1  ">
            <text:p>1 <text:s/></text:p>
          </table:table-cell>
          <table:table-cell table:formula="of:=LEFT(1 &amp; &quot;-&quot; &amp; [.H20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2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0]*9+1;9)) &amp; &quot;    &quot;;11)" office:value-type="string" office:string-value="SWING      ">
            <text:p>SWING <text:s text:c="5"/></text:p>
          </table:table-cell>
          <table:table-cell table:formula="of:=&quot;.byte &quot;&quot;&quot; &amp; [.B20] &amp; &quot;&quot;&quot;,0         ; level &quot; &amp; [.O20]" office:value-type="string" office:string-value=".byte &quot;ORC&quot;,0         ; level  1">
            <text:p>.byte "ORC",0 <text:s text:c="8"/>; level <text:s/>1</text:p>
          </table:table-cell>
          <table:table-cell table:formula="of:=&quot;.byte &quot; &amp; [.C20] &amp; &quot;,&quot; &amp; [.D20] &amp; &quot;,&quot; &amp; [.E20] &amp; &quot;,&quot; &amp; [.F20]+25 &amp; &quot;,&quot; &amp; [.G20] &amp; &quot;,&quot; &amp; [.H20] &amp; &quot;,&quot; &amp; [.I20] &amp; &quot;,&quot; &amp; [.J20] &amp; &quot;,&quot; &amp; [.K20] &amp; &quot;,&quot; &amp; [.L20] &amp; &quot;,&quot; &amp; [.M20] &amp; &quot;                ; &quot; &amp; [.B20]" office:value-type="string" office:string-value=".byte 1,8,0,29,1,8,1,0,0,0,0                ; ORC">
            <text:p>.byte 1,8,0,29,1,8,1,0,0,0,0 <text:s text:c="15"/>; ORC</text:p>
          </table:table-cell>
          <table:table-cell table:formula="of:=LEN([.B20])" office:value-type="float" office:value="3">
            <text:p>3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table:style-name="ce14" office:value-type="string">
            <text:p>SHRIEK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NT((([.C21]+[.D21]/6)^1.3*(20-[.F21])/10)*([.G21]*[.H21]/2+[.J21]+[.K21]+[.L21]+[.M21]))" office:value-type="float" office:value="11">
            <text:p>11</text:p>
          </table:table-cell>
          <table:table-cell table:formula="of:=RIGHT(&quot; &quot; &amp; [.I21];2)" office:value-type="string" office:string-value=" 1">
            <text:p><text:s/>1</text:p>
          </table:table-cell>
          <table:table-cell table:formula="of:=LEFT([.B21] &amp; &quot; &quot; &amp; MID(&quot;   (A)(U)(D)&quot;;[.E21]*3+1;3) &amp; &quot;                               &quot;;19)" office:value-type="string" office:string-value="SHRIEKER (A)       ">
            <text:p>SHRIEKER (A) <text:s text:c="6"/></text:p>
          </table:table-cell>
          <table:table-cell table:formula="of:=LEFT([.C21] &amp; &quot;-&quot; &amp; [.C21]*[.D21] &amp; &quot;      &quot;;7)" office:value-type="string" office:string-value="1-2    ">
            <text:p>1-2 <text:s text:c="3"/></text:p>
          </table:table-cell>
          <table:table-cell table:formula="of:=LEFT([.F21] &amp; &quot;     &quot;;3)" office:value-type="string" office:string-value="7  ">
            <text:p>7 <text:s/></text:p>
          </table:table-cell>
          <table:table-cell table:formula="of:=LEFT([.G21] &amp; &quot;     &quot;;3)" office:value-type="string" office:string-value="1  ">
            <text:p>1 <text:s/></text:p>
          </table:table-cell>
          <table:table-cell table:formula="of:=LEFT(1 &amp; &quot;-&quot; &amp; [.H21] &amp; &quot;        &quot;;7)" office:value-type="string" office:string-value="1-2    ">
            <text:p>1-2 <text:s text:c="3"/></text:p>
          </table:table-cell>
          <table:table-cell table:formula="of:=LEFT((MID(&quot;SWING    HEAL     LIGHTNINGPOISON   SUMMON   PARALYZE CHARM    STONE    BREATHE  DEATH    DESTROY  DRAIN    &quot;;[.J2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1]*9+1;9)) &amp; &quot;    &quot;;11)" office:value-type="string" office:string-value="PARALYZE   ">
            <text:p>PARALYZE <text:s text:c="2"/></text:p>
          </table:table-cell>
          <table:table-cell table:formula="of:=&quot;.byte &quot;&quot;&quot; &amp; [.B21] &amp; &quot;&quot;&quot;,0         ; level &quot; &amp; [.O21]" office:value-type="string" office:string-value=".byte &quot;SHRIEKER&quot;,0         ; level  1">
            <text:p>.byte "SHRIEKER",0 <text:s text:c="8"/>; level <text:s/>1</text:p>
          </table:table-cell>
          <table:table-cell table:formula="of:=&quot;.byte &quot; &amp; [.C21] &amp; &quot;,&quot; &amp; [.D21] &amp; &quot;,&quot; &amp; [.E21] &amp; &quot;,&quot; &amp; [.F21]+25 &amp; &quot;,&quot; &amp; [.G21] &amp; &quot;,&quot; &amp; [.H21] &amp; &quot;,&quot; &amp; [.I21] &amp; &quot;,&quot; &amp; [.J21] &amp; &quot;,&quot; &amp; [.K21] &amp; &quot;,&quot; &amp; [.L21] &amp; &quot;,&quot; &amp; [.M21] &amp; &quot;                ; &quot; &amp; [.B21]" office:value-type="string" office:string-value=".byte 1,2,1,32,1,2,1,0,0,0,5                ; SHRIEKER">
            <text:p>.byte 1,2,1,32,1,2,1,0,0,0,5 <text:s text:c="15"/>; SHRIEKER</text:p>
          </table:table-cell>
          <table:table-cell table:formula="of:=LEN([.B21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table:style-name="ce14" office:value-type="string">
            <text:p>SKELET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22]+[.D22]/6)^1.3*(20-[.F22])/10)*([.G22]*[.H22]/2+[.J22]+[.K22]+[.L22]+[.M22]))" office:value-type="float" office:value="9">
            <text:p>9</text:p>
          </table:table-cell>
          <table:table-cell table:formula="of:=RIGHT(&quot; &quot; &amp; [.I22];2)" office:value-type="string" office:string-value=" 1">
            <text:p><text:s/>1</text:p>
          </table:table-cell>
          <table:table-cell table:formula="of:=LEFT([.B22] &amp; &quot; &quot; &amp; MID(&quot;   (A)(U)(D)&quot;;[.E22]*3+1;3) &amp; &quot;                               &quot;;19)" office:value-type="string" office:string-value="SKELETON (U)       ">
            <text:p>SKELETON (U) <text:s text:c="6"/></text:p>
          </table:table-cell>
          <table:table-cell table:formula="of:=LEFT([.C22] &amp; &quot;-&quot; &amp; [.C22]*[.D22] &amp; &quot;      &quot;;7)" office:value-type="string" office:string-value="1-6    ">
            <text:p>1-6 <text:s text:c="3"/></text:p>
          </table:table-cell>
          <table:table-cell table:formula="of:=LEFT([.F22] &amp; &quot;     &quot;;3)" office:value-type="string" office:string-value="7  ">
            <text:p>7 <text:s/></text:p>
          </table:table-cell>
          <table:table-cell table:formula="of:=LEFT([.G22] &amp; &quot;     &quot;;3)" office:value-type="string" office:string-value="1  ">
            <text:p>1 <text:s/></text:p>
          </table:table-cell>
          <table:table-cell table:formula="of:=LEFT(1 &amp; &quot;-&quot; &amp; [.H22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2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2]*9+1;9)) &amp; &quot;    &quot;;11)" office:value-type="string" office:string-value="SWING      ">
            <text:p>SWING <text:s text:c="5"/></text:p>
          </table:table-cell>
          <table:table-cell table:formula="of:=&quot;.byte &quot;&quot;&quot; &amp; [.B22] &amp; &quot;&quot;&quot;,0         ; level &quot; &amp; [.O22]" office:value-type="string" office:string-value=".byte &quot;SKELETON&quot;,0         ; level  1">
            <text:p>.byte "SKELETON",0 <text:s text:c="8"/>; level <text:s/>1</text:p>
          </table:table-cell>
          <table:table-cell table:formula="of:=&quot;.byte &quot; &amp; [.C22] &amp; &quot;,&quot; &amp; [.D22] &amp; &quot;,&quot; &amp; [.E22] &amp; &quot;,&quot; &amp; [.F22]+25 &amp; &quot;,&quot; &amp; [.G22] &amp; &quot;,&quot; &amp; [.H22] &amp; &quot;,&quot; &amp; [.I22] &amp; &quot;,&quot; &amp; [.J22] &amp; &quot;,&quot; &amp; [.K22] &amp; &quot;,&quot; &amp; [.L22] &amp; &quot;,&quot; &amp; [.M22] &amp; &quot;                ; &quot; &amp; [.B22]" office:value-type="string" office:string-value=".byte 1,6,2,32,1,6,1,0,0,0,0                ; SKELETON">
            <text:p>.byte 1,6,2,32,1,6,1,0,0,0,0 <text:s text:c="15"/>; SKELETON</text:p>
          </table:table-cell>
          <table:table-cell table:formula="of:=LEN([.B22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table:style-name="ce14" office:value-type="string">
            <text:p>STIRG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C23]+[.D23]/6)^1.3*(20-[.F23])/10)*([.G23]*[.H23]/2+[.J23]+[.K23]+[.L23]+[.M23]))" office:value-type="float" office:value="21">
            <text:p>21</text:p>
          </table:table-cell>
          <table:table-cell table:formula="of:=RIGHT(&quot; &quot; &amp; [.I23];2)" office:value-type="string" office:string-value=" 1">
            <text:p><text:s/>1</text:p>
          </table:table-cell>
          <table:table-cell table:formula="of:=LEFT([.B23] &amp; &quot; &quot; &amp; MID(&quot;   (A)(U)(D)&quot;;[.E23]*3+1;3) &amp; &quot;                               &quot;;19)" office:value-type="string" office:string-value="STIRGE (A)         ">
            <text:p>STIRGE (A) <text:s text:c="8"/></text:p>
          </table:table-cell>
          <table:table-cell table:formula="of:=LEFT([.C23] &amp; &quot;-&quot; &amp; [.C23]*[.D23] &amp; &quot;      &quot;;7)" office:value-type="string" office:string-value="1-8    ">
            <text:p>1-8 <text:s text:c="3"/></text:p>
          </table:table-cell>
          <table:table-cell table:formula="of:=LEFT([.F23] &amp; &quot;     &quot;;3)" office:value-type="string" office:string-value="8  ">
            <text:p>8 <text:s/></text:p>
          </table:table-cell>
          <table:table-cell table:formula="of:=LEFT([.G23] &amp; &quot;     &quot;;3)" office:value-type="string" office:string-value="2  ">
            <text:p>2 <text:s/></text:p>
          </table:table-cell>
          <table:table-cell table:formula="of:=LEFT(1 &amp; &quot;-&quot; &amp; [.H23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2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3]*9+1;9)) &amp; &quot;    &quot;;11)" office:value-type="string" office:string-value="SWING      ">
            <text:p>SWING <text:s text:c="5"/></text:p>
          </table:table-cell>
          <table:table-cell table:formula="of:=&quot;.byte &quot;&quot;&quot; &amp; [.B23] &amp; &quot;&quot;&quot;,0         ; level &quot; &amp; [.O23]" office:value-type="string" office:string-value=".byte &quot;STIRGE&quot;,0         ; level  1">
            <text:p>.byte "STIRGE",0 <text:s text:c="8"/>; level <text:s/>1</text:p>
          </table:table-cell>
          <table:table-cell table:formula="of:=&quot;.byte &quot; &amp; [.C23] &amp; &quot;,&quot; &amp; [.D23] &amp; &quot;,&quot; &amp; [.E23] &amp; &quot;,&quot; &amp; [.F23]+25 &amp; &quot;,&quot; &amp; [.G23] &amp; &quot;,&quot; &amp; [.H23] &amp; &quot;,&quot; &amp; [.I23] &amp; &quot;,&quot; &amp; [.J23] &amp; &quot;,&quot; &amp; [.K23] &amp; &quot;,&quot; &amp; [.L23] &amp; &quot;,&quot; &amp; [.M23] &amp; &quot;                ; &quot; &amp; [.B23]" office:value-type="string" office:string-value=".byte 1,8,1,33,2,6,1,0,0,0,0                ; STIRGE">
            <text:p>.byte 1,8,1,33,2,6,1,0,0,0,0 <text:s text:c="15"/>; STIRGE</text:p>
          </table:table-cell>
          <table:table-cell table:formula="of:=LEN([.B23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table:style-name="ce14" office:value-type="string">
            <text:p>AXE BEA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C24]+[.D24]/6)^1.3*(20-[.F24])/10)*([.G24]*[.H24]/2+[.J24]+[.K24]+[.L24]+[.M24]))" office:value-type="float" office:value="28">
            <text:p>28</text:p>
          </table:table-cell>
          <table:table-cell table:formula="of:=RIGHT(&quot; &quot; &amp; [.I24];2)" office:value-type="string" office:string-value=" 2">
            <text:p><text:s/>2</text:p>
          </table:table-cell>
          <table:table-cell table:formula="of:=LEFT([.B24] &amp; &quot; &quot; &amp; MID(&quot;   (A)(U)(D)&quot;;[.E24]*3+1;3) &amp; &quot;                               &quot;;19)" office:value-type="string" office:string-value="AXE BEAK (A)       ">
            <text:p>AXE BEAK (A) <text:s text:c="6"/></text:p>
          </table:table-cell>
          <table:table-cell table:formula="of:=LEFT([.C24] &amp; &quot;-&quot; &amp; [.C24]*[.D24] &amp; &quot;      &quot;;7)" office:value-type="string" office:string-value="3-24   ">
            <text:p>3-24 <text:s text:c="2"/></text:p>
          </table:table-cell>
          <table:table-cell table:formula="of:=LEFT([.F24] &amp; &quot;     &quot;;3)" office:value-type="string" office:string-value="6  ">
            <text:p>6 <text:s/></text:p>
          </table:table-cell>
          <table:table-cell table:formula="of:=LEFT([.G24] &amp; &quot;     &quot;;3)" office:value-type="string" office:string-value="2  ">
            <text:p>2 <text:s/></text:p>
          </table:table-cell>
          <table:table-cell table:formula="of:=LEFT(1 &amp; &quot;-&quot; &amp; [.H24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2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4]*9+1;9)) &amp; &quot;    &quot;;11)" office:value-type="string" office:string-value="SWING      ">
            <text:p>SWING <text:s text:c="5"/></text:p>
          </table:table-cell>
          <table:table-cell table:formula="of:=&quot;.byte &quot;&quot;&quot; &amp; [.B24] &amp; &quot;&quot;&quot;,0         ; level &quot; &amp; [.O24]" office:value-type="string" office:string-value=".byte &quot;AXE BEAK&quot;,0         ; level  2">
            <text:p>.byte "AXE BEAK",0 <text:s text:c="8"/>; level <text:s/>2</text:p>
          </table:table-cell>
          <table:table-cell table:formula="of:=&quot;.byte &quot; &amp; [.C24] &amp; &quot;,&quot; &amp; [.D24] &amp; &quot;,&quot; &amp; [.E24] &amp; &quot;,&quot; &amp; [.F24]+25 &amp; &quot;,&quot; &amp; [.G24] &amp; &quot;,&quot; &amp; [.H24] &amp; &quot;,&quot; &amp; [.I24] &amp; &quot;,&quot; &amp; [.J24] &amp; &quot;,&quot; &amp; [.K24] &amp; &quot;,&quot; &amp; [.L24] &amp; &quot;,&quot; &amp; [.M24] &amp; &quot;                ; &quot; &amp; [.B24]" office:value-type="string" office:string-value=".byte 3,8,1,31,2,3,2,0,0,0,0                ; AXE BEAK">
            <text:p>.byte 3,8,1,31,2,3,2,0,0,0,0 <text:s text:c="15"/>; AXE BEAK</text:p>
          </table:table-cell>
          <table:table-cell table:formula="of:=LEN([.B24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table:style-name="ce14" office:value-type="string">
            <text:p>BROWNI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INT((([.C25]+[.D25]/6)^1.3*(20-[.F25])/10)*([.G25]*[.H25]/2+[.J25]+[.K25]+[.L25]+[.M25]))" office:value-type="float" office:value="29">
            <text:p>29</text:p>
          </table:table-cell>
          <table:table-cell table:formula="of:=RIGHT(&quot; &quot; &amp; [.I25];2)" office:value-type="string" office:string-value=" 2">
            <text:p><text:s/>2</text:p>
          </table:table-cell>
          <table:table-cell table:formula="of:=LEFT([.B25] &amp; &quot; &quot; &amp; MID(&quot;   (A)(U)(D)&quot;;[.E25]*3+1;3) &amp; &quot;                               &quot;;19)" office:value-type="string" office:string-value="BROWNIE            ">
            <text:p>BROWNIE <text:s text:c="11"/></text:p>
          </table:table-cell>
          <table:table-cell table:formula="of:=LEFT([.C25] &amp; &quot;-&quot; &amp; [.C25]*[.D25] &amp; &quot;      &quot;;7)" office:value-type="string" office:string-value="1-4    ">
            <text:p>1-4 <text:s text:c="3"/></text:p>
          </table:table-cell>
          <table:table-cell table:formula="of:=LEFT([.F25] &amp; &quot;     &quot;;3)" office:value-type="string" office:string-value="7  ">
            <text:p>7 <text:s/></text:p>
          </table:table-cell>
          <table:table-cell table:formula="of:=LEFT([.G25] &amp; &quot;     &quot;;3)" office:value-type="string" office:string-value="1  ">
            <text:p>1 <text:s/></text:p>
          </table:table-cell>
          <table:table-cell table:formula="of:=LEFT(1 &amp; &quot;-&quot; &amp; [.H25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2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5]*9+1;9)) &amp; &quot;    &quot;;11)" office:value-type="string" office:string-value="SUMMON     ">
            <text:p>SUMMON <text:s text:c="4"/></text:p>
          </table:table-cell>
          <table:table-cell table:formula="of:=LEFT((MID(&quot;SWING    HEAL     LIGHTNINGPOISON   SUMMON   PARALYZE CHARM    STONE    BREATHE  DEATH    DESTROY  DRAIN    &quot;;[.M25]*9+1;9)) &amp; &quot;    &quot;;11)" office:value-type="string" office:string-value="CHARM      ">
            <text:p>CHARM <text:s text:c="5"/></text:p>
          </table:table-cell>
          <table:table-cell table:formula="of:=&quot;.byte &quot;&quot;&quot; &amp; [.B25] &amp; &quot;&quot;&quot;,0         ; level &quot; &amp; [.O25]" office:value-type="string" office:string-value=".byte &quot;BROWNIE&quot;,0         ; level  2">
            <text:p>.byte "BROWNIE",0 <text:s text:c="8"/>; level <text:s/>2</text:p>
          </table:table-cell>
          <table:table-cell table:formula="of:=&quot;.byte &quot; &amp; [.C25] &amp; &quot;,&quot; &amp; [.D25] &amp; &quot;,&quot; &amp; [.E25] &amp; &quot;,&quot; &amp; [.F25]+25 &amp; &quot;,&quot; &amp; [.G25] &amp; &quot;,&quot; &amp; [.H25] &amp; &quot;,&quot; &amp; [.I25] &amp; &quot;,&quot; &amp; [.J25] &amp; &quot;,&quot; &amp; [.K25] &amp; &quot;,&quot; &amp; [.L25] &amp; &quot;,&quot; &amp; [.M25] &amp; &quot;                ; &quot; &amp; [.B25]" office:value-type="string" office:string-value=".byte 1,4,0,32,1,3,2,0,0,4,6                ; BROWNIE">
            <text:p>.byte 1,4,0,32,1,3,2,0,0,4,6 <text:s text:c="15"/>; BROWNIE</text:p>
          </table:table-cell>
          <table:table-cell table:formula="of:=LEN([.B25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12">
            <text:p>12</text:p>
          </table:table-cell>
          <table:table-cell table:style-name="ce14" office:value-type="string">
            <text:p>BUGBEA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C26]+[.D26]/6)^1.3*(20-[.F26])/10)*([.G26]*[.H26]/2+[.J26]+[.K26]+[.L26]+[.M26]))" office:value-type="float" office:value="60">
            <text:p>60</text:p>
          </table:table-cell>
          <table:table-cell table:formula="of:=RIGHT(&quot; &quot; &amp; [.I26];2)" office:value-type="string" office:string-value=" 2">
            <text:p><text:s/>2</text:p>
          </table:table-cell>
          <table:table-cell table:formula="of:=LEFT([.B26] &amp; &quot; &quot; &amp; MID(&quot;   (A)(U)(D)&quot;;[.E26]*3+1;3) &amp; &quot;                               &quot;;19)" office:value-type="string" office:string-value="BUGBEAR            ">
            <text:p>BUGBEAR <text:s text:c="11"/></text:p>
          </table:table-cell>
          <table:table-cell table:formula="of:=LEFT([.C26] &amp; &quot;-&quot; &amp; [.C26]*[.D26] &amp; &quot;      &quot;;7)" office:value-type="string" office:string-value="3-24   ">
            <text:p>3-24 <text:s text:c="2"/></text:p>
          </table:table-cell>
          <table:table-cell table:formula="of:=LEFT([.F26] &amp; &quot;     &quot;;3)" office:value-type="string" office:string-value="5  ">
            <text:p>5 <text:s/></text:p>
          </table:table-cell>
          <table:table-cell table:formula="of:=LEFT([.G26] &amp; &quot;     &quot;;3)" office:value-type="string" office:string-value="2  ">
            <text:p>2 <text:s/></text:p>
          </table:table-cell>
          <table:table-cell table:formula="of:=LEFT(1 &amp; &quot;-&quot; &amp; [.H26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2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6]*9+1;9)) &amp; &quot;    &quot;;11)" office:value-type="string" office:string-value="SWING      ">
            <text:p>SWING <text:s text:c="5"/></text:p>
          </table:table-cell>
          <table:table-cell table:formula="of:=&quot;.byte &quot;&quot;&quot; &amp; [.B26] &amp; &quot;&quot;&quot;,0         ; level &quot; &amp; [.O26]" office:value-type="string" office:string-value=".byte &quot;BUGBEAR&quot;,0         ; level  2">
            <text:p>.byte "BUGBEAR",0 <text:s text:c="8"/>; level <text:s/>2</text:p>
          </table:table-cell>
          <table:table-cell table:formula="of:=&quot;.byte &quot; &amp; [.C26] &amp; &quot;,&quot; &amp; [.D26] &amp; &quot;,&quot; &amp; [.E26] &amp; &quot;,&quot; &amp; [.F26]+25 &amp; &quot;,&quot; &amp; [.G26] &amp; &quot;,&quot; &amp; [.H26] &amp; &quot;,&quot; &amp; [.I26] &amp; &quot;,&quot; &amp; [.J26] &amp; &quot;,&quot; &amp; [.K26] &amp; &quot;,&quot; &amp; [.L26] &amp; &quot;,&quot; &amp; [.M26] &amp; &quot;                ; &quot; &amp; [.B26]" office:value-type="string" office:string-value=".byte 3,8,0,30,2,6,2,0,0,0,0                ; BUGBEAR">
            <text:p>.byte 3,8,0,30,2,6,2,0,0,0,0 <text:s text:c="15"/>; BUGBEAR</text:p>
          </table:table-cell>
          <table:table-cell table:formula="of:=LEN([.B26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table:style-name="ce14" office:value-type="string">
            <text:p>DEVIL LEMUR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NT((([.C27]+[.D27]/6)^1.3*(20-[.F27])/10)*([.G27]*[.H27]/2+[.J27]+[.K27]+[.L27]+[.M27]))" office:value-type="float" office:value="21">
            <text:p>21</text:p>
          </table:table-cell>
          <table:table-cell table:formula="of:=RIGHT(&quot; &quot; &amp; [.I27];2)" office:value-type="string" office:string-value=" 2">
            <text:p><text:s/>2</text:p>
          </table:table-cell>
          <table:table-cell table:formula="of:=LEFT([.B27] &amp; &quot; &quot; &amp; MID(&quot;   (A)(U)(D)&quot;;[.E27]*3+1;3) &amp; &quot;                               &quot;;19)" office:value-type="string" office:string-value="DEVIL LEMURE (D)   ">
            <text:p>DEVIL LEMURE (D) <text:s text:c="2"/></text:p>
          </table:table-cell>
          <table:table-cell table:formula="of:=LEFT([.C27] &amp; &quot;-&quot; &amp; [.C27]*[.D27] &amp; &quot;      &quot;;7)" office:value-type="string" office:string-value="3-24   ">
            <text:p>3-24 <text:s text:c="2"/></text:p>
          </table:table-cell>
          <table:table-cell table:formula="of:=LEFT([.F27] &amp; &quot;     &quot;;3)" office:value-type="string" office:string-value="7  ">
            <text:p>7 <text:s/></text:p>
          </table:table-cell>
          <table:table-cell table:formula="of:=LEFT([.G27] &amp; &quot;     &quot;;3)" office:value-type="string" office:string-value="1  ">
            <text:p>1 <text:s/></text:p>
          </table:table-cell>
          <table:table-cell table:formula="of:=LEFT(1 &amp; &quot;-&quot; &amp; [.H27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2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7]*9+1;9)) &amp; &quot;    &quot;;11)" office:value-type="string" office:string-value="HEAL       ">
            <text:p>HEAL <text:s text:c="6"/></text:p>
          </table:table-cell>
          <table:table-cell table:formula="of:=&quot;.byte &quot;&quot;&quot; &amp; [.B27] &amp; &quot;&quot;&quot;,0         ; level &quot; &amp; [.O27]" office:value-type="string" office:string-value=".byte &quot;DEVIL LEMURE&quot;,0         ; level  2">
            <text:p>.byte "DEVIL LEMURE",0 <text:s text:c="8"/>; level <text:s/>2</text:p>
          </table:table-cell>
          <table:table-cell table:formula="of:=&quot;.byte &quot; &amp; [.C27] &amp; &quot;,&quot; &amp; [.D27] &amp; &quot;,&quot; &amp; [.E27] &amp; &quot;,&quot; &amp; [.F27]+25 &amp; &quot;,&quot; &amp; [.G27] &amp; &quot;,&quot; &amp; [.H27] &amp; &quot;,&quot; &amp; [.I27] &amp; &quot;,&quot; &amp; [.J27] &amp; &quot;,&quot; &amp; [.K27] &amp; &quot;,&quot; &amp; [.L27] &amp; &quot;,&quot; &amp; [.M27] &amp; &quot;                ; &quot; &amp; [.B27]" office:value-type="string" office:string-value=".byte 3,8,3,32,1,3,2,0,0,0,1                ; DEVIL LEMURE">
            <text:p>.byte 3,8,3,32,1,3,2,0,0,0,1 <text:s text:c="15"/>; DEVIL LEMURE</text:p>
          </table:table-cell>
          <table:table-cell table:formula="of:=LEN([.B27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table:style-name="ce14" office:value-type="string">
            <text:p>DWAR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C28]+[.D28]/6)^1.3*(20-[.F28])/10)*([.G28]*[.H28]/2+[.J28]+[.K28]+[.L28]+[.M28]))" office:value-type="float" office:value="33">
            <text:p>33</text:p>
          </table:table-cell>
          <table:table-cell table:formula="of:=RIGHT(&quot; &quot; &amp; [.I28];2)" office:value-type="string" office:string-value=" 2">
            <text:p><text:s/>2</text:p>
          </table:table-cell>
          <table:table-cell table:formula="of:=LEFT([.B28] &amp; &quot; &quot; &amp; MID(&quot;   (A)(U)(D)&quot;;[.E28]*3+1;3) &amp; &quot;                               &quot;;19)" office:value-type="string" office:string-value="DWARF              ">
            <text:p>DWARF <text:s text:c="13"/></text:p>
          </table:table-cell>
          <table:table-cell table:formula="of:=LEFT([.C28] &amp; &quot;-&quot; &amp; [.C28]*[.D28] &amp; &quot;      &quot;;7)" office:value-type="string" office:string-value="2-12   ">
            <text:p>2-12 <text:s text:c="2"/></text:p>
          </table:table-cell>
          <table:table-cell table:formula="of:=LEFT([.F28] &amp; &quot;     &quot;;3)" office:value-type="string" office:string-value="4  ">
            <text:p>4 <text:s/></text:p>
          </table:table-cell>
          <table:table-cell table:formula="of:=LEFT([.G28] &amp; &quot;     &quot;;3)" office:value-type="string" office:string-value="1  ">
            <text:p>1 <text:s/></text:p>
          </table:table-cell>
          <table:table-cell table:formula="of:=LEFT(1 &amp; &quot;-&quot; &amp; [.H28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2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8]*9+1;9)) &amp; &quot;    &quot;;11)" office:value-type="string" office:string-value="SWING      ">
            <text:p>SWING <text:s text:c="5"/></text:p>
          </table:table-cell>
          <table:table-cell table:formula="of:=&quot;.byte &quot;&quot;&quot; &amp; [.B28] &amp; &quot;&quot;&quot;,0         ; level &quot; &amp; [.O28]" office:value-type="string" office:string-value=".byte &quot;DWARF&quot;,0         ; level  2">
            <text:p>.byte "DWARF",0 <text:s text:c="8"/>; level <text:s/>2</text:p>
          </table:table-cell>
          <table:table-cell table:formula="of:=&quot;.byte &quot; &amp; [.C28] &amp; &quot;,&quot; &amp; [.D28] &amp; &quot;,&quot; &amp; [.E28] &amp; &quot;,&quot; &amp; [.F28]+25 &amp; &quot;,&quot; &amp; [.G28] &amp; &quot;,&quot; &amp; [.H28] &amp; &quot;,&quot; &amp; [.I28] &amp; &quot;,&quot; &amp; [.J28] &amp; &quot;,&quot; &amp; [.K28] &amp; &quot;,&quot; &amp; [.L28] &amp; &quot;,&quot; &amp; [.M28] &amp; &quot;                ; &quot; &amp; [.B28]" office:value-type="string" office:string-value=".byte 2,6,0,29,1,10,2,0,0,0,0                ; DWARF">
            <text:p>.byte 2,6,0,29,1,10,2,0,0,0,0 <text:s text:c="15"/>; DWARF</text:p>
          </table:table-cell>
          <table:table-cell table:formula="of:=LEN([.B28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table:style-name="ce14" office:value-type="string">
            <text:p>GARGOYL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C29]+[.D29]/6)^1.3*(20-[.F29])/10)*([.G29]*[.H29]/2+[.J29]+[.K29]+[.L29]+[.M29]))" office:value-type="float" office:value="52">
            <text:p>52</text:p>
          </table:table-cell>
          <table:table-cell table:formula="of:=RIGHT(&quot; &quot; &amp; [.I29];2)" office:value-type="string" office:string-value=" 2">
            <text:p><text:s/>2</text:p>
          </table:table-cell>
          <table:table-cell table:formula="of:=LEFT([.B29] &amp; &quot; &quot; &amp; MID(&quot;   (A)(U)(D)&quot;;[.E29]*3+1;3) &amp; &quot;                               &quot;;19)" office:value-type="string" office:string-value="GARGOYLE           ">
            <text:p>GARGOYLE <text:s text:c="10"/></text:p>
          </table:table-cell>
          <table:table-cell table:formula="of:=LEFT([.C29] &amp; &quot;-&quot; &amp; [.C29]*[.D29] &amp; &quot;      &quot;;7)" office:value-type="string" office:string-value="4-32   ">
            <text:p>4-32 <text:s text:c="2"/></text:p>
          </table:table-cell>
          <table:table-cell table:formula="of:=LEFT([.F29] &amp; &quot;     &quot;;3)" office:value-type="string" office:string-value="0  ">
            <text:p>0 <text:s/></text:p>
          </table:table-cell>
          <table:table-cell table:formula="of:=LEFT([.G29] &amp; &quot;     &quot;;3)" office:value-type="string" office:string-value="2  ">
            <text:p>2 <text:s/></text:p>
          </table:table-cell>
          <table:table-cell table:formula="of:=LEFT(1 &amp; &quot;-&quot; &amp; [.H29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2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2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2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29]*9+1;9)) &amp; &quot;    &quot;;11)" office:value-type="string" office:string-value="SWING      ">
            <text:p>SWING <text:s text:c="5"/></text:p>
          </table:table-cell>
          <table:table-cell table:formula="of:=&quot;.byte &quot;&quot;&quot; &amp; [.B29] &amp; &quot;&quot;&quot;,0         ; level &quot; &amp; [.O29]" office:value-type="string" office:string-value=".byte &quot;GARGOYLE&quot;,0         ; level  2">
            <text:p>.byte "GARGOYLE",0 <text:s text:c="8"/>; level <text:s/>2</text:p>
          </table:table-cell>
          <table:table-cell table:formula="of:=&quot;.byte &quot; &amp; [.C29] &amp; &quot;,&quot; &amp; [.D29] &amp; &quot;,&quot; &amp; [.E29] &amp; &quot;,&quot; &amp; [.F29]+25 &amp; &quot;,&quot; &amp; [.G29] &amp; &quot;,&quot; &amp; [.H29] &amp; &quot;,&quot; &amp; [.I29] &amp; &quot;,&quot; &amp; [.J29] &amp; &quot;,&quot; &amp; [.K29] &amp; &quot;,&quot; &amp; [.L29] &amp; &quot;,&quot; &amp; [.M29] &amp; &quot;                ; &quot; &amp; [.B29]" office:value-type="string" office:string-value=".byte 4,8,0,25,2,3,2,0,0,0,0                ; GARGOYLE">
            <text:p>.byte 4,8,0,25,2,3,2,0,0,0,0 <text:s text:c="15"/>; GARGOYLE</text:p>
          </table:table-cell>
          <table:table-cell table:formula="of:=LEN([.B29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table:style-name="ce14" office:value-type="string">
            <text:p>GHOU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30]+[.D30]/6)^1.3*(20-[.F30])/10)*([.G30]*[.H30]/2+[.J30]+[.K30]+[.L30]+[.M30]))" office:value-type="float" office:value="39">
            <text:p>39</text:p>
          </table:table-cell>
          <table:table-cell table:formula="of:=RIGHT(&quot; &quot; &amp; [.I30];2)" office:value-type="string" office:string-value=" 2">
            <text:p><text:s/>2</text:p>
          </table:table-cell>
          <table:table-cell table:formula="of:=LEFT([.B30] &amp; &quot; &quot; &amp; MID(&quot;   (A)(U)(D)&quot;;[.E30]*3+1;3) &amp; &quot;                               &quot;;19)" office:value-type="string" office:string-value="GHOUL (U)          ">
            <text:p>GHOUL (U) <text:s text:c="9"/></text:p>
          </table:table-cell>
          <table:table-cell table:formula="of:=LEFT([.C30] &amp; &quot;-&quot; &amp; [.C30]*[.D30] &amp; &quot;      &quot;;7)" office:value-type="string" office:string-value="2-16   ">
            <text:p>2-16 <text:s text:c="2"/></text:p>
          </table:table-cell>
          <table:table-cell table:formula="of:=LEFT([.F30] &amp; &quot;     &quot;;3)" office:value-type="string" office:string-value="5  ">
            <text:p>5 <text:s/></text:p>
          </table:table-cell>
          <table:table-cell table:formula="of:=LEFT([.G30] &amp; &quot;     &quot;;3)" office:value-type="string" office:string-value="1  ">
            <text:p>1 <text:s/></text:p>
          </table:table-cell>
          <table:table-cell table:formula="of:=LEFT(1 &amp; &quot;-&quot; &amp; [.H30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3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0]*9+1;9)) &amp; &quot;    &quot;;11)" office:value-type="string" office:string-value="SUMMON     ">
            <text:p>SUMMON <text:s text:c="4"/></text:p>
          </table:table-cell>
          <table:table-cell table:formula="of:=&quot;.byte &quot;&quot;&quot; &amp; [.B30] &amp; &quot;&quot;&quot;,0         ; level &quot; &amp; [.O30]" office:value-type="string" office:string-value=".byte &quot;GHOUL&quot;,0         ; level  2">
            <text:p>.byte "GHOUL",0 <text:s text:c="8"/>; level <text:s/>2</text:p>
          </table:table-cell>
          <table:table-cell table:formula="of:=&quot;.byte &quot; &amp; [.C30] &amp; &quot;,&quot; &amp; [.D30] &amp; &quot;,&quot; &amp; [.E30] &amp; &quot;,&quot; &amp; [.F30]+25 &amp; &quot;,&quot; &amp; [.G30] &amp; &quot;,&quot; &amp; [.H30] &amp; &quot;,&quot; &amp; [.I30] &amp; &quot;,&quot; &amp; [.J30] &amp; &quot;,&quot; &amp; [.K30] &amp; &quot;,&quot; &amp; [.L30] &amp; &quot;,&quot; &amp; [.M30] &amp; &quot;                ; &quot; &amp; [.B30]" office:value-type="string" office:string-value=".byte 2,8,2,30,1,3,2,0,0,0,4                ; GHOUL">
            <text:p>.byte 2,8,2,30,1,3,2,0,0,0,4 <text:s text:c="15"/>; GHOUL</text:p>
          </table:table-cell>
          <table:table-cell table:formula="of:=LEN([.B30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table:style-name="ce14" office:value-type="string">
            <text:p>GNOL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C31]+[.D31]/6)^1.3*(20-[.F31])/10)*([.G31]*[.H31]/2+[.J31]+[.K31]+[.L31]+[.M31]))" office:value-type="float" office:value="30">
            <text:p>30</text:p>
          </table:table-cell>
          <table:table-cell table:formula="of:=RIGHT(&quot; &quot; &amp; [.I31];2)" office:value-type="string" office:string-value=" 2">
            <text:p><text:s/>2</text:p>
          </table:table-cell>
          <table:table-cell table:formula="of:=LEFT([.B31] &amp; &quot; &quot; &amp; MID(&quot;   (A)(U)(D)&quot;;[.E31]*3+1;3) &amp; &quot;                               &quot;;19)" office:value-type="string" office:string-value="GNOLL              ">
            <text:p>GNOLL <text:s text:c="13"/></text:p>
          </table:table-cell>
          <table:table-cell table:formula="of:=LEFT([.C31] &amp; &quot;-&quot; &amp; [.C31]*[.D31] &amp; &quot;      &quot;;7)" office:value-type="string" office:string-value="2-16   ">
            <text:p>2-16 <text:s text:c="2"/></text:p>
          </table:table-cell>
          <table:table-cell table:formula="of:=LEFT([.F31] &amp; &quot;     &quot;;3)" office:value-type="string" office:string-value="4  ">
            <text:p>4 <text:s/></text:p>
          </table:table-cell>
          <table:table-cell table:formula="of:=LEFT([.G31] &amp; &quot;     &quot;;3)" office:value-type="string" office:string-value="1  ">
            <text:p>1 <text:s/></text:p>
          </table:table-cell>
          <table:table-cell table:formula="of:=LEFT(1 &amp; &quot;-&quot; &amp; [.H31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3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1]*9+1;9)) &amp; &quot;    &quot;;11)" office:value-type="string" office:string-value="SWING      ">
            <text:p>SWING <text:s text:c="5"/></text:p>
          </table:table-cell>
          <table:table-cell table:formula="of:=&quot;.byte &quot;&quot;&quot; &amp; [.B31] &amp; &quot;&quot;&quot;,0         ; level &quot; &amp; [.O31]" office:value-type="string" office:string-value=".byte &quot;GNOLL&quot;,0         ; level  2">
            <text:p>.byte "GNOLL",0 <text:s text:c="8"/>; level <text:s/>2</text:p>
          </table:table-cell>
          <table:table-cell table:formula="of:=&quot;.byte &quot; &amp; [.C31] &amp; &quot;,&quot; &amp; [.D31] &amp; &quot;,&quot; &amp; [.E31] &amp; &quot;,&quot; &amp; [.F31]+25 &amp; &quot;,&quot; &amp; [.G31] &amp; &quot;,&quot; &amp; [.H31] &amp; &quot;,&quot; &amp; [.I31] &amp; &quot;,&quot; &amp; [.J31] &amp; &quot;,&quot; &amp; [.K31] &amp; &quot;,&quot; &amp; [.L31] &amp; &quot;,&quot; &amp; [.M31] &amp; &quot;                ; &quot; &amp; [.B31]" office:value-type="string" office:string-value=".byte 2,8,0,29,1,8,2,0,0,0,0                ; GNOLL">
            <text:p>.byte 2,8,0,29,1,8,2,0,0,0,0 <text:s text:c="15"/>; GNOLL</text:p>
          </table:table-cell>
          <table:table-cell table:formula="of:=LEN([.B31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table:style-name="ce14" office:value-type="string">
            <text:p>QUASI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C32]+[.D32]/6)^1.3*(20-[.F32])/10)*([.G32]*[.H32]/2+[.J32]+[.K32]+[.L32]+[.M32]))" office:value-type="float" office:value="21">
            <text:p>21</text:p>
          </table:table-cell>
          <table:table-cell table:formula="of:=RIGHT(&quot; &quot; &amp; [.I32];2)" office:value-type="string" office:string-value=" 2">
            <text:p><text:s/>2</text:p>
          </table:table-cell>
          <table:table-cell table:formula="of:=LEFT([.B32] &amp; &quot; &quot; &amp; MID(&quot;   (A)(U)(D)&quot;;[.E32]*3+1;3) &amp; &quot;                               &quot;;19)" office:value-type="string" office:string-value="QUASIT (A)         ">
            <text:p>QUASIT (A) <text:s text:c="8"/></text:p>
          </table:table-cell>
          <table:table-cell table:formula="of:=LEFT([.C32] &amp; &quot;-&quot; &amp; [.C32]*[.D32] &amp; &quot;      &quot;;7)" office:value-type="string" office:string-value="3-18   ">
            <text:p>3-18 <text:s text:c="2"/></text:p>
          </table:table-cell>
          <table:table-cell table:formula="of:=LEFT([.F32] &amp; &quot;     &quot;;3)" office:value-type="string" office:string-value="2  ">
            <text:p>2 <text:s/></text:p>
          </table:table-cell>
          <table:table-cell table:formula="of:=LEFT([.G32] &amp; &quot;     &quot;;3)" office:value-type="string" office:string-value="1  ">
            <text:p>1 <text:s/></text:p>
          </table:table-cell>
          <table:table-cell table:formula="of:=LEFT(1 &amp; &quot;-&quot; &amp; [.H32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3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2]*9+1;9)) &amp; &quot;    &quot;;11)" office:value-type="string" office:string-value="SWING      ">
            <text:p>SWING <text:s text:c="5"/></text:p>
          </table:table-cell>
          <table:table-cell table:formula="of:=&quot;.byte &quot;&quot;&quot; &amp; [.B32] &amp; &quot;&quot;&quot;,0         ; level &quot; &amp; [.O32]" office:value-type="string" office:string-value=".byte &quot;QUASIT&quot;,0         ; level  2">
            <text:p>.byte "QUASIT",0 <text:s text:c="8"/>; level <text:s/>2</text:p>
          </table:table-cell>
          <table:table-cell table:formula="of:=&quot;.byte &quot; &amp; [.C32] &amp; &quot;,&quot; &amp; [.D32] &amp; &quot;,&quot; &amp; [.E32] &amp; &quot;,&quot; &amp; [.F32]+25 &amp; &quot;,&quot; &amp; [.G32] &amp; &quot;,&quot; &amp; [.H32] &amp; &quot;,&quot; &amp; [.I32] &amp; &quot;,&quot; &amp; [.J32] &amp; &quot;,&quot; &amp; [.K32] &amp; &quot;,&quot; &amp; [.L32] &amp; &quot;,&quot; &amp; [.M32] &amp; &quot;                ; &quot; &amp; [.B32]" office:value-type="string" office:string-value=".byte 3,6,1,27,1,4,2,0,0,0,0                ; QUASIT">
            <text:p>.byte 3,6,1,27,1,4,2,0,0,0,0 <text:s text:c="15"/>; QUASIT</text:p>
          </table:table-cell>
          <table:table-cell table:formula="of:=LEN([.B32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table:style-name="ce14" office:value-type="string">
            <text:p>WERERA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C33]+[.D33]/6)^1.3*(20-[.F33])/10)*([.G33]*[.H33]/2+[.J33]+[.K33]+[.L33]+[.M33]))" office:value-type="float" office:value="70">
            <text:p>70</text:p>
          </table:table-cell>
          <table:table-cell table:formula="of:=RIGHT(&quot; &quot; &amp; [.I33];2)" office:value-type="string" office:string-value=" 2">
            <text:p><text:s/>2</text:p>
          </table:table-cell>
          <table:table-cell table:formula="of:=LEFT([.B33] &amp; &quot; &quot; &amp; MID(&quot;   (A)(U)(D)&quot;;[.E33]*3+1;3) &amp; &quot;                               &quot;;19)" office:value-type="string" office:string-value="WERERAT (A)        ">
            <text:p>WERERAT (A) <text:s text:c="7"/></text:p>
          </table:table-cell>
          <table:table-cell table:formula="of:=LEFT([.C33] &amp; &quot;-&quot; &amp; [.C33]*[.D33] &amp; &quot;      &quot;;7)" office:value-type="string" office:string-value="3-24   ">
            <text:p>3-24 <text:s text:c="2"/></text:p>
          </table:table-cell>
          <table:table-cell table:formula="of:=LEFT([.F33] &amp; &quot;     &quot;;3)" office:value-type="string" office:string-value="5  ">
            <text:p>5 <text:s/></text:p>
          </table:table-cell>
          <table:table-cell table:formula="of:=LEFT([.G33] &amp; &quot;     &quot;;3)" office:value-type="string" office:string-value="1  ">
            <text:p>1 <text:s/></text:p>
          </table:table-cell>
          <table:table-cell table:formula="of:=LEFT(1 &amp; &quot;-&quot; &amp; [.H33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3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3]*9+1;9)) &amp; &quot;    &quot;;11)" office:value-type="string" office:string-value="POISON     ">
            <text:p>POISON <text:s text:c="4"/></text:p>
          </table:table-cell>
          <table:table-cell table:formula="of:=&quot;.byte &quot;&quot;&quot; &amp; [.B33] &amp; &quot;&quot;&quot;,0         ; level &quot; &amp; [.O33]" office:value-type="string" office:string-value=".byte &quot;WERERAT&quot;,0         ; level  2">
            <text:p>.byte "WERERAT",0 <text:s text:c="8"/>; level <text:s/>2</text:p>
          </table:table-cell>
          <table:table-cell table:formula="of:=&quot;.byte &quot; &amp; [.C33] &amp; &quot;,&quot; &amp; [.D33] &amp; &quot;,&quot; &amp; [.E33] &amp; &quot;,&quot; &amp; [.F33]+25 &amp; &quot;,&quot; &amp; [.G33] &amp; &quot;,&quot; &amp; [.H33] &amp; &quot;,&quot; &amp; [.I33] &amp; &quot;,&quot; &amp; [.J33] &amp; &quot;,&quot; &amp; [.K33] &amp; &quot;,&quot; &amp; [.L33] &amp; &quot;,&quot; &amp; [.M33] &amp; &quot;                ; &quot; &amp; [.B33]" office:value-type="string" office:string-value=".byte 3,8,1,30,1,8,2,0,0,0,3                ; WERERAT">
            <text:p>.byte 3,8,1,30,1,8,2,0,0,0,3 <text:s text:c="15"/>; WERERAT</text:p>
          </table:table-cell>
          <table:table-cell table:formula="of:=LEN([.B33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table:style-name="ce14" office:value-type="string">
            <text:p>BLINK DOG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34]+[.D34]/6)^1.3*(20-[.F34])/10)*([.G34]*[.H34]/2+[.J34]+[.K34]+[.L34]+[.M34]))" office:value-type="float" office:value="92">
            <text:p>92</text:p>
          </table:table-cell>
          <table:table-cell table:formula="of:=RIGHT(&quot; &quot; &amp; [.I34];2)" office:value-type="string" office:string-value=" 3">
            <text:p><text:s/>3</text:p>
          </table:table-cell>
          <table:table-cell table:formula="of:=LEFT([.B34] &amp; &quot; &quot; &amp; MID(&quot;   (A)(U)(D)&quot;;[.E34]*3+1;3) &amp; &quot;                               &quot;;19)" office:value-type="string" office:string-value="BLINK DOG (A)      ">
            <text:p>BLINK DOG (A) <text:s text:c="5"/></text:p>
          </table:table-cell>
          <table:table-cell table:formula="of:=LEFT([.C34] &amp; &quot;-&quot; &amp; [.C34]*[.D34] &amp; &quot;      &quot;;7)" office:value-type="string" office:string-value="4-32   ">
            <text:p>4-32 <text:s text:c="2"/></text:p>
          </table:table-cell>
          <table:table-cell table:formula="of:=LEFT([.F34] &amp; &quot;     &quot;;3)" office:value-type="string" office:string-value="5  ">
            <text:p>5 <text:s/></text:p>
          </table:table-cell>
          <table:table-cell table:formula="of:=LEFT([.G34] &amp; &quot;     &quot;;3)" office:value-type="string" office:string-value="1  ">
            <text:p>1 <text:s/></text:p>
          </table:table-cell>
          <table:table-cell table:formula="of:=LEFT(1 &amp; &quot;-&quot; &amp; [.H34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3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4]*9+1;9)) &amp; &quot;    &quot;;11)" office:value-type="string" office:string-value="SUMMON     ">
            <text:p>SUMMON <text:s text:c="4"/></text:p>
          </table:table-cell>
          <table:table-cell table:formula="of:=&quot;.byte &quot;&quot;&quot; &amp; [.B34] &amp; &quot;&quot;&quot;,0         ; level &quot; &amp; [.O34]" office:value-type="string" office:string-value=".byte &quot;BLINK DOG&quot;,0         ; level  3">
            <text:p>.byte "BLINK DOG",0 <text:s text:c="8"/>; level <text:s/>3</text:p>
          </table:table-cell>
          <table:table-cell table:formula="of:=&quot;.byte &quot; &amp; [.C34] &amp; &quot;,&quot; &amp; [.D34] &amp; &quot;,&quot; &amp; [.E34] &amp; &quot;,&quot; &amp; [.F34]+25 &amp; &quot;,&quot; &amp; [.G34] &amp; &quot;,&quot; &amp; [.H34] &amp; &quot;,&quot; &amp; [.I34] &amp; &quot;,&quot; &amp; [.J34] &amp; &quot;,&quot; &amp; [.K34] &amp; &quot;,&quot; &amp; [.L34] &amp; &quot;,&quot; &amp; [.M34] &amp; &quot;                ; &quot; &amp; [.B34]" office:value-type="string" office:string-value=".byte 4,8,1,30,1,6,3,0,0,0,4                ; BLINK DOG">
            <text:p>.byte 4,8,1,30,1,6,3,0,0,0,4 <text:s text:c="15"/>; BLINK DOG</text:p>
          </table:table-cell>
          <table:table-cell table:formula="of:=LEN([.B34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21">
            <text:p>21</text:p>
          </table:table-cell>
          <table:table-cell table:style-name="ce14" office:value-type="string">
            <text:p>AP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NT((([.C35]+[.D35]/6)^1.3*(20-[.F35])/10)*([.G35]*[.H35]/2+[.J35]+[.K35]+[.L35]+[.M35]))" office:value-type="float" office:value="123">
            <text:p>123</text:p>
          </table:table-cell>
          <table:table-cell table:formula="of:=RIGHT(&quot; &quot; &amp; [.I35];2)" office:value-type="string" office:string-value=" 3">
            <text:p><text:s/>3</text:p>
          </table:table-cell>
          <table:table-cell table:formula="of:=LEFT([.B35] &amp; &quot; &quot; &amp; MID(&quot;   (A)(U)(D)&quot;;[.E35]*3+1;3) &amp; &quot;                               &quot;;19)" office:value-type="string" office:string-value="APE (A)            ">
            <text:p>APE (A) <text:s text:c="11"/></text:p>
          </table:table-cell>
          <table:table-cell table:formula="of:=LEFT([.C35] &amp; &quot;-&quot; &amp; [.C35]*[.D35] &amp; &quot;      &quot;;7)" office:value-type="string" office:string-value="5-40   ">
            <text:p>5-40 <text:s text:c="2"/></text:p>
          </table:table-cell>
          <table:table-cell table:formula="of:=LEFT([.F35] &amp; &quot;     &quot;;3)" office:value-type="string" office:string-value="6  ">
            <text:p>6 <text:s/></text:p>
          </table:table-cell>
          <table:table-cell table:formula="of:=LEFT([.G35] &amp; &quot;     &quot;;3)" office:value-type="string" office:string-value="2  ">
            <text:p>2 <text:s/></text:p>
          </table:table-cell>
          <table:table-cell table:formula="of:=LEFT(1 &amp; &quot;-&quot; &amp; [.H35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3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5]*9+1;9)) &amp; &quot;    &quot;;11)" office:value-type="string" office:string-value="SWING      ">
            <text:p>SWING <text:s text:c="5"/></text:p>
          </table:table-cell>
          <table:table-cell table:formula="of:=&quot;.byte &quot;&quot;&quot; &amp; [.B35] &amp; &quot;&quot;&quot;,0         ; level &quot; &amp; [.O35]" office:value-type="string" office:string-value=".byte &quot;APE&quot;,0         ; level  3">
            <text:p>.byte "APE",0 <text:s text:c="8"/>; level <text:s/>3</text:p>
          </table:table-cell>
          <table:table-cell table:formula="of:=&quot;.byte &quot; &amp; [.C35] &amp; &quot;,&quot; &amp; [.D35] &amp; &quot;,&quot; &amp; [.E35] &amp; &quot;,&quot; &amp; [.F35]+25 &amp; &quot;,&quot; &amp; [.G35] &amp; &quot;,&quot; &amp; [.H35] &amp; &quot;,&quot; &amp; [.I35] &amp; &quot;,&quot; &amp; [.J35] &amp; &quot;,&quot; &amp; [.K35] &amp; &quot;,&quot; &amp; [.L35] &amp; &quot;,&quot; &amp; [.M35] &amp; &quot;                ; &quot; &amp; [.B35]" office:value-type="string" office:string-value=".byte 5,8,1,31,2,8,3,0,0,0,0                ; APE">
            <text:p>.byte 5,8,1,31,2,8,3,0,0,0,0 <text:s text:c="15"/>; APE</text:p>
          </table:table-cell>
          <table:table-cell table:formula="of:=LEN([.B35])" office:value-type="float" office:value="3">
            <text:p>3</text:p>
          </table:table-cell>
          <table:table-cell/>
        </table:table-row>
        <table:table-row table:style-name="ro4">
          <table:table-cell office:value-type="float" office:value="22">
            <text:p>22</text:p>
          </table:table-cell>
          <table:table-cell table:style-name="ce14" office:value-type="string">
            <text:p>CARRIO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NT((([.C36]+[.D36]/6)^1.3*(20-[.F36])/10)*([.G36]*[.H36]/2+[.J36]+[.K36]+[.L36]+[.M36]))" office:value-type="float" office:value="86">
            <text:p>86</text:p>
          </table:table-cell>
          <table:table-cell table:formula="of:=RIGHT(&quot; &quot; &amp; [.I36];2)" office:value-type="string" office:string-value=" 3">
            <text:p><text:s/>3</text:p>
          </table:table-cell>
          <table:table-cell table:formula="of:=LEFT([.B36] &amp; &quot; &quot; &amp; MID(&quot;   (A)(U)(D)&quot;;[.E36]*3+1;3) &amp; &quot;                               &quot;;19)" office:value-type="string" office:string-value="CARRION (A)        ">
            <text:p>CARRION (A) <text:s text:c="7"/></text:p>
          </table:table-cell>
          <table:table-cell table:formula="of:=LEFT([.C36] &amp; &quot;-&quot; &amp; [.C36]*[.D36] &amp; &quot;      &quot;;7)" office:value-type="string" office:string-value="3-24   ">
            <text:p>3-24 <text:s text:c="2"/></text:p>
          </table:table-cell>
          <table:table-cell table:formula="of:=LEFT([.F36] &amp; &quot;     &quot;;3)" office:value-type="string" office:string-value="4  ">
            <text:p>4 <text:s/></text:p>
          </table:table-cell>
          <table:table-cell table:formula="of:=LEFT([.G36] &amp; &quot;     &quot;;3)" office:value-type="string" office:string-value="3  ">
            <text:p>3 <text:s/></text:p>
          </table:table-cell>
          <table:table-cell table:formula="of:=LEFT(1 &amp; &quot;-&quot; &amp; [.H36] &amp; &quot;        &quot;;7)" office:value-type="string" office:string-value="1-2    ">
            <text:p>1-2 <text:s text:c="3"/></text:p>
          </table:table-cell>
          <table:table-cell table:formula="of:=LEFT((MID(&quot;SWING    HEAL     LIGHTNINGPOISON   SUMMON   PARALYZE CHARM    STONE    BREATHE  DEATH    DESTROY  DRAIN    &quot;;[.J3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6]*9+1;9)) &amp; &quot;    &quot;;11)" office:value-type="string" office:string-value="PARALYZE   ">
            <text:p>PARALYZE <text:s text:c="2"/></text:p>
          </table:table-cell>
          <table:table-cell table:formula="of:=&quot;.byte &quot;&quot;&quot; &amp; [.B36] &amp; &quot;&quot;&quot;,0         ; level &quot; &amp; [.O36]" office:value-type="string" office:string-value=".byte &quot;CARRION&quot;,0         ; level  3">
            <text:p>.byte "CARRION",0 <text:s text:c="8"/>; level <text:s/>3</text:p>
          </table:table-cell>
          <table:table-cell table:formula="of:=&quot;.byte &quot; &amp; [.C36] &amp; &quot;,&quot; &amp; [.D36] &amp; &quot;,&quot; &amp; [.E36] &amp; &quot;,&quot; &amp; [.F36]+25 &amp; &quot;,&quot; &amp; [.G36] &amp; &quot;,&quot; &amp; [.H36] &amp; &quot;,&quot; &amp; [.I36] &amp; &quot;,&quot; &amp; [.J36] &amp; &quot;,&quot; &amp; [.K36] &amp; &quot;,&quot; &amp; [.L36] &amp; &quot;,&quot; &amp; [.M36] &amp; &quot;                ; &quot; &amp; [.B36]" office:value-type="string" office:string-value=".byte 3,8,1,29,3,2,3,0,0,0,5                ; CARRION">
            <text:p>.byte 3,8,1,29,3,2,3,0,0,0,5 <text:s text:c="15"/>; CARRION</text:p>
          </table:table-cell>
          <table:table-cell table:formula="of:=LEN([.B36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23">
            <text:p>23</text:p>
          </table:table-cell>
          <table:table-cell table:style-name="ce14" office:value-type="string">
            <text:p>DEMON MANE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37]+[.D37]/6)^1.3*(20-[.F37])/10)*([.G37]*[.H37]/2+[.J37]+[.K37]+[.L37]+[.M37]))" office:value-type="float" office:value="85">
            <text:p>85</text:p>
          </table:table-cell>
          <table:table-cell table:formula="of:=RIGHT(&quot; &quot; &amp; [.I37];2)" office:value-type="string" office:string-value=" 3">
            <text:p><text:s/>3</text:p>
          </table:table-cell>
          <table:table-cell table:formula="of:=LEFT([.B37] &amp; &quot; &quot; &amp; MID(&quot;   (A)(U)(D)&quot;;[.E37]*3+1;3) &amp; &quot;                               &quot;;19)" office:value-type="string" office:string-value="DEMON MANES (D)    ">
            <text:p>DEMON MANES (D) <text:s text:c="3"/></text:p>
          </table:table-cell>
          <table:table-cell table:formula="of:=LEFT([.C37] &amp; &quot;-&quot; &amp; [.C37]*[.D37] &amp; &quot;      &quot;;7)" office:value-type="string" office:string-value="1-12   ">
            <text:p>1-12 <text:s text:c="2"/></text:p>
          </table:table-cell>
          <table:table-cell table:formula="of:=LEFT([.F37] &amp; &quot;     &quot;;3)" office:value-type="string" office:string-value="3  ">
            <text:p>3 <text:s/></text:p>
          </table:table-cell>
          <table:table-cell table:formula="of:=LEFT([.G37] &amp; &quot;     &quot;;3)" office:value-type="string" office:string-value="2  ">
            <text:p>2 <text:s/></text:p>
          </table:table-cell>
          <table:table-cell table:formula="of:=LEFT(1 &amp; &quot;-&quot; &amp; [.H37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3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37]*9+1;9)) &amp; &quot;    &quot;;11)" office:value-type="string" office:string-value="SUMMON     ">
            <text:p>SUMMON <text:s text:c="4"/></text:p>
          </table:table-cell>
          <table:table-cell table:formula="of:=&quot;.byte &quot;&quot;&quot; &amp; [.B37] &amp; &quot;&quot;&quot;,0         ; level &quot; &amp; [.O37]" office:value-type="string" office:string-value=".byte &quot;DEMON MANES&quot;,0         ; level  3">
            <text:p>.byte "DEMON MANES",0 <text:s text:c="8"/>; level <text:s/>3</text:p>
          </table:table-cell>
          <table:table-cell table:formula="of:=&quot;.byte &quot; &amp; [.C37] &amp; &quot;,&quot; &amp; [.D37] &amp; &quot;,&quot; &amp; [.E37] &amp; &quot;,&quot; &amp; [.F37]+25 &amp; &quot;,&quot; &amp; [.G37] &amp; &quot;,&quot; &amp; [.H37] &amp; &quot;,&quot; &amp; [.I37] &amp; &quot;,&quot; &amp; [.J37] &amp; &quot;,&quot; &amp; [.K37] &amp; &quot;,&quot; &amp; [.L37] &amp; &quot;,&quot; &amp; [.M37] &amp; &quot;                ; &quot; &amp; [.B37]" office:value-type="string" office:string-value=".byte 1,12,3,28,2,8,3,0,0,0,4                ; DEMON MANES">
            <text:p>.byte 1,12,3,28,2,8,3,0,0,0,4 <text:s text:c="15"/>; DEMON MANES</text:p>
          </table:table-cell>
          <table:table-cell table:formula="of:=LEN([.B37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24">
            <text:p>24</text:p>
          </table:table-cell>
          <table:table-cell table:style-name="ce14" office:value-type="string">
            <text:p>GREEN SLIM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INT((([.C38]+[.D38]/6)^1.3*(20-[.F38])/10)*([.G38]*[.H38]/2+[.J38]+[.K38]+[.L38]+[.M38]))" office:value-type="float" office:value="89">
            <text:p>89</text:p>
          </table:table-cell>
          <table:table-cell table:formula="of:=RIGHT(&quot; &quot; &amp; [.I38];2)" office:value-type="string" office:string-value=" 3">
            <text:p><text:s/>3</text:p>
          </table:table-cell>
          <table:table-cell table:formula="of:=LEFT([.B38] &amp; &quot; &quot; &amp; MID(&quot;   (A)(U)(D)&quot;;[.E38]*3+1;3) &amp; &quot;                               &quot;;19)" office:value-type="string" office:string-value="GREEN SLIME (A)    ">
            <text:p>GREEN SLIME (A) <text:s text:c="3"/></text:p>
          </table:table-cell>
          <table:table-cell table:formula="of:=LEFT([.C38] &amp; &quot;-&quot; &amp; [.C38]*[.D38] &amp; &quot;      &quot;;7)" office:value-type="string" office:string-value="2-16   ">
            <text:p>2-16 <text:s text:c="2"/></text:p>
          </table:table-cell>
          <table:table-cell table:formula="of:=LEFT([.F38] &amp; &quot;     &quot;;3)" office:value-type="string" office:string-value="9  ">
            <text:p>9 <text:s/></text:p>
          </table:table-cell>
          <table:table-cell table:formula="of:=LEFT([.G38] &amp; &quot;     &quot;;3)" office:value-type="string" office:string-value="1  ">
            <text:p>1 <text:s/></text:p>
          </table:table-cell>
          <table:table-cell table:formula="of:=LEFT(1 &amp; &quot;-&quot; &amp; [.H38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3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8]*9+1;9)) &amp; &quot;    &quot;;11)" office:value-type="string" office:string-value="SUMMON     ">
            <text:p>SUMMON <text:s text:c="4"/></text:p>
          </table:table-cell>
          <table:table-cell table:formula="of:=LEFT((MID(&quot;SWING    HEAL     LIGHTNINGPOISON   SUMMON   PARALYZE CHARM    STONE    BREATHE  DEATH    DESTROY  DRAIN    &quot;;[.M38]*9+1;9)) &amp; &quot;    &quot;;11)" office:value-type="string" office:string-value="DESTROY    ">
            <text:p>DESTROY <text:s text:c="3"/></text:p>
          </table:table-cell>
          <table:table-cell table:formula="of:=&quot;.byte &quot;&quot;&quot; &amp; [.B38] &amp; &quot;&quot;&quot;,0         ; level &quot; &amp; [.O38]" office:value-type="string" office:string-value=".byte &quot;GREEN SLIME&quot;,0         ; level  3">
            <text:p>.byte "GREEN SLIME",0 <text:s text:c="8"/>; level <text:s/>3</text:p>
          </table:table-cell>
          <table:table-cell table:formula="of:=&quot;.byte &quot; &amp; [.C38] &amp; &quot;,&quot; &amp; [.D38] &amp; &quot;,&quot; &amp; [.E38] &amp; &quot;,&quot; &amp; [.F38]+25 &amp; &quot;,&quot; &amp; [.G38] &amp; &quot;,&quot; &amp; [.H38] &amp; &quot;,&quot; &amp; [.I38] &amp; &quot;,&quot; &amp; [.J38] &amp; &quot;,&quot; &amp; [.K38] &amp; &quot;,&quot; &amp; [.L38] &amp; &quot;,&quot; &amp; [.M38] &amp; &quot;                ; &quot; &amp; [.B38]" office:value-type="string" office:string-value=".byte 2,8,1,34,1,6,3,0,0,4,10                ; GREEN SLIME">
            <text:p>.byte 2,8,1,34,1,6,3,0,0,4,10 <text:s text:c="15"/>; GREEN SLIME</text:p>
          </table:table-cell>
          <table:table-cell table:formula="of:=LEN([.B38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table:style-name="ce14" office:value-type="string">
            <text:p>JACKALWER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INT((([.C39]+[.D39]/6)^1.3*(20-[.F39])/10)*([.G39]*[.H39]/2+[.J39]+[.K39]+[.L39]+[.M39]))" office:value-type="float" office:value="112">
            <text:p>112</text:p>
          </table:table-cell>
          <table:table-cell table:formula="of:=RIGHT(&quot; &quot; &amp; [.I39];2)" office:value-type="string" office:string-value=" 3">
            <text:p><text:s/>3</text:p>
          </table:table-cell>
          <table:table-cell table:formula="of:=LEFT([.B39] &amp; &quot; &quot; &amp; MID(&quot;   (A)(U)(D)&quot;;[.E39]*3+1;3) &amp; &quot;                               &quot;;19)" office:value-type="string" office:string-value="JACKALWERE (A)     ">
            <text:p>JACKALWERE (A) <text:s text:c="4"/></text:p>
          </table:table-cell>
          <table:table-cell table:formula="of:=LEFT([.C39] &amp; &quot;-&quot; &amp; [.C39]*[.D39] &amp; &quot;      &quot;;7)" office:value-type="string" office:string-value="4-32   ">
            <text:p>4-32 <text:s text:c="2"/></text:p>
          </table:table-cell>
          <table:table-cell table:formula="of:=LEFT([.F39] &amp; &quot;     &quot;;3)" office:value-type="string" office:string-value="4  ">
            <text:p>4 <text:s/></text:p>
          </table:table-cell>
          <table:table-cell table:formula="of:=LEFT([.G39] &amp; &quot;     &quot;;3)" office:value-type="string" office:string-value="1  ">
            <text:p>1 <text:s/></text:p>
          </table:table-cell>
          <table:table-cell table:formula="of:=LEFT(1 &amp; &quot;-&quot; &amp; [.H39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3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3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39]*9+1;9)) &amp; &quot;    &quot;;11)" office:value-type="string" office:string-value="POISON     ">
            <text:p>POISON <text:s text:c="4"/></text:p>
          </table:table-cell>
          <table:table-cell table:formula="of:=LEFT((MID(&quot;SWING    HEAL     LIGHTNINGPOISON   SUMMON   PARALYZE CHARM    STONE    BREATHE  DEATH    DESTROY  DRAIN    &quot;;[.M39]*9+1;9)) &amp; &quot;    &quot;;11)" office:value-type="string" office:string-value="POISON     ">
            <text:p>POISON <text:s text:c="4"/></text:p>
          </table:table-cell>
          <table:table-cell table:formula="of:=&quot;.byte &quot;&quot;&quot; &amp; [.B39] &amp; &quot;&quot;&quot;,0         ; level &quot; &amp; [.O39]" office:value-type="string" office:string-value=".byte &quot;JACKALWERE&quot;,0         ; level  3">
            <text:p>.byte "JACKALWERE",0 <text:s text:c="8"/>; level <text:s/>3</text:p>
          </table:table-cell>
          <table:table-cell table:formula="of:=&quot;.byte &quot; &amp; [.C39] &amp; &quot;,&quot; &amp; [.D39] &amp; &quot;,&quot; &amp; [.E39] &amp; &quot;,&quot; &amp; [.F39]+25 &amp; &quot;,&quot; &amp; [.G39] &amp; &quot;,&quot; &amp; [.H39] &amp; &quot;,&quot; &amp; [.I39] &amp; &quot;,&quot; &amp; [.J39] &amp; &quot;,&quot; &amp; [.K39] &amp; &quot;,&quot; &amp; [.L39] &amp; &quot;,&quot; &amp; [.M39] &amp; &quot;                ; &quot; &amp; [.B39]" office:value-type="string" office:string-value=".byte 4,8,1,29,1,4,3,0,0,3,3                ; JACKALWERE">
            <text:p>.byte 4,8,1,29,1,4,3,0,0,3,3 <text:s text:c="15"/>; JACKALWERE</text:p>
          </table:table-cell>
          <table:table-cell table:formula="of:=LEN([.B39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26">
            <text:p>26</text:p>
          </table:table-cell>
          <table:table-cell table:style-name="ce14" office:value-type="string">
            <text:p>LEPRECHAU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INT((([.C40]+[.D40]/6)^1.3*(20-[.F40])/10)*([.G40]*[.H40]/2+[.J40]+[.K40]+[.L40]+[.M40]))" office:value-type="float" office:value="74">
            <text:p>74</text:p>
          </table:table-cell>
          <table:table-cell table:formula="of:=RIGHT(&quot; &quot; &amp; [.I40];2)" office:value-type="string" office:string-value=" 3">
            <text:p><text:s/>3</text:p>
          </table:table-cell>
          <table:table-cell table:formula="of:=LEFT([.B40] &amp; &quot; &quot; &amp; MID(&quot;   (A)(U)(D)&quot;;[.E40]*3+1;3) &amp; &quot;                               &quot;;19)" office:value-type="string" office:string-value="LEPRECHAUN         ">
            <text:p>LEPRECHAUN <text:s text:c="8"/></text:p>
          </table:table-cell>
          <table:table-cell table:formula="of:=LEFT([.C40] &amp; &quot;-&quot; &amp; [.C40]*[.D40] &amp; &quot;      &quot;;7)" office:value-type="string" office:string-value="3-12   ">
            <text:p>3-12 <text:s text:c="2"/></text:p>
          </table:table-cell>
          <table:table-cell table:formula="of:=LEFT([.F40] &amp; &quot;     &quot;;3)" office:value-type="string" office:string-value="8  ">
            <text:p>8 <text:s/></text:p>
          </table:table-cell>
          <table:table-cell table:formula="of:=LEFT([.G40] &amp; &quot;     &quot;;3)" office:value-type="string" office:string-value="1  ">
            <text:p>1 <text:s/></text:p>
          </table:table-cell>
          <table:table-cell table:formula="of:=LEFT(1 &amp; &quot;-&quot; &amp; [.H40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4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0]*9+1;9)) &amp; &quot;    &quot;;11)" office:value-type="string" office:string-value="SUMMON     ">
            <text:p>SUMMON <text:s text:c="4"/></text:p>
          </table:table-cell>
          <table:table-cell table:formula="of:=LEFT((MID(&quot;SWING    HEAL     LIGHTNINGPOISON   SUMMON   PARALYZE CHARM    STONE    BREATHE  DEATH    DESTROY  DRAIN    &quot;;[.M40]*9+1;9)) &amp; &quot;    &quot;;11)" office:value-type="string" office:string-value="CHARM      ">
            <text:p>CHARM <text:s text:c="5"/></text:p>
          </table:table-cell>
          <table:table-cell table:formula="of:=&quot;.byte &quot;&quot;&quot; &amp; [.B40] &amp; &quot;&quot;&quot;,0         ; level &quot; &amp; [.O40]" office:value-type="string" office:string-value=".byte &quot;LEPRECHAUN&quot;,0         ; level  3">
            <text:p>.byte "LEPRECHAUN",0 <text:s text:c="8"/>; level <text:s/>3</text:p>
          </table:table-cell>
          <table:table-cell table:formula="of:=&quot;.byte &quot; &amp; [.C40] &amp; &quot;,&quot; &amp; [.D40] &amp; &quot;,&quot; &amp; [.E40] &amp; &quot;,&quot; &amp; [.F40]+25 &amp; &quot;,&quot; &amp; [.G40] &amp; &quot;,&quot; &amp; [.H40] &amp; &quot;,&quot; &amp; [.I40] &amp; &quot;,&quot; &amp; [.J40] &amp; &quot;,&quot; &amp; [.K40] &amp; &quot;,&quot; &amp; [.L40] &amp; &quot;,&quot; &amp; [.M40] &amp; &quot;                ; &quot; &amp; [.B40]" office:value-type="string" office:string-value=".byte 3,4,0,33,1,3,3,0,0,4,6                ; LEPRECHAUN">
            <text:p>.byte 3,4,0,33,1,3,3,0,0,4,6 <text:s text:c="15"/>; LEPRECHAUN</text:p>
          </table:table-cell>
          <table:table-cell table:formula="of:=LEN([.B40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27">
            <text:p>27</text:p>
          </table:table-cell>
          <table:table-cell table:style-name="ce14" office:value-type="string">
            <text:p>OGR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NT((([.C41]+[.D41]/6)^1.3*(20-[.F41])/10)*([.G41]*[.H41]/2+[.J41]+[.K41]+[.L41]+[.M41]))" office:value-type="float" office:value="79">
            <text:p>79</text:p>
          </table:table-cell>
          <table:table-cell table:formula="of:=RIGHT(&quot; &quot; &amp; [.I41];2)" office:value-type="string" office:string-value=" 3">
            <text:p><text:s/>3</text:p>
          </table:table-cell>
          <table:table-cell table:formula="of:=LEFT([.B41] &amp; &quot; &quot; &amp; MID(&quot;   (A)(U)(D)&quot;;[.E41]*3+1;3) &amp; &quot;                               &quot;;19)" office:value-type="string" office:string-value="OGRE               ">
            <text:p>OGRE <text:s text:c="14"/></text:p>
          </table:table-cell>
          <table:table-cell table:formula="of:=LEFT([.C41] &amp; &quot;-&quot; &amp; [.C41]*[.D41] &amp; &quot;      &quot;;7)" office:value-type="string" office:string-value="4-32   ">
            <text:p>4-32 <text:s text:c="2"/></text:p>
          </table:table-cell>
          <table:table-cell table:formula="of:=LEFT([.F41] &amp; &quot;     &quot;;3)" office:value-type="string" office:string-value="2  ">
            <text:p>2 <text:s/></text:p>
          </table:table-cell>
          <table:table-cell table:formula="of:=LEFT([.G41] &amp; &quot;     &quot;;3)" office:value-type="string" office:string-value="1  ">
            <text:p>1 <text:s/></text:p>
          </table:table-cell>
          <table:table-cell table:formula="of:=LEFT(1 &amp; &quot;-&quot; &amp; [.H41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4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1]*9+1;9)) &amp; &quot;    &quot;;11)" office:value-type="string" office:string-value="SWING      ">
            <text:p>SWING <text:s text:c="5"/></text:p>
          </table:table-cell>
          <table:table-cell table:formula="of:=&quot;.byte &quot;&quot;&quot; &amp; [.B41] &amp; &quot;&quot;&quot;,0         ; level &quot; &amp; [.O41]" office:value-type="string" office:string-value=".byte &quot;OGRE&quot;,0         ; level  3">
            <text:p>.byte "OGRE",0 <text:s text:c="8"/>; level <text:s/>3</text:p>
          </table:table-cell>
          <table:table-cell table:formula="of:=&quot;.byte &quot; &amp; [.C41] &amp; &quot;,&quot; &amp; [.D41] &amp; &quot;,&quot; &amp; [.E41] &amp; &quot;,&quot; &amp; [.F41]+25 &amp; &quot;,&quot; &amp; [.G41] &amp; &quot;,&quot; &amp; [.H41] &amp; &quot;,&quot; &amp; [.I41] &amp; &quot;,&quot; &amp; [.J41] &amp; &quot;,&quot; &amp; [.K41] &amp; &quot;,&quot; &amp; [.L41] &amp; &quot;,&quot; &amp; [.M41] &amp; &quot;                ; &quot; &amp; [.B41]" office:value-type="string" office:string-value=".byte 4,8,0,27,1,10,3,0,0,0,0                ; OGRE">
            <text:p>.byte 4,8,0,27,1,10,3,0,0,0,0 <text:s text:c="15"/>; OGRE</text:p>
          </table:table-cell>
          <table:table-cell table:formula="of:=LEN([.B41])" office:value-type="float" office:value="4">
            <text:p>4</text:p>
          </table:table-cell>
          <table:table-cell/>
        </table:table-row>
        <table:table-row table:style-name="ro4">
          <table:table-cell office:value-type="float" office:value="28">
            <text:p>28</text:p>
          </table:table-cell>
          <table:table-cell table:style-name="ce14" office:value-type="string">
            <text:p>PIERCER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NT((([.C42]+[.D42]/6)^1.3*(20-[.F42])/10)*([.G42]*[.H42]/2+[.J42]+[.K42]+[.L42]+[.M42]))" office:value-type="float" office:value="89">
            <text:p>89</text:p>
          </table:table-cell>
          <table:table-cell table:formula="of:=RIGHT(&quot; &quot; &amp; [.I42];2)" office:value-type="string" office:string-value=" 3">
            <text:p><text:s/>3</text:p>
          </table:table-cell>
          <table:table-cell table:formula="of:=LEFT([.B42] &amp; &quot; &quot; &amp; MID(&quot;   (A)(U)(D)&quot;;[.E42]*3+1;3) &amp; &quot;                               &quot;;19)" office:value-type="string" office:string-value="PIERCER (A)        ">
            <text:p>PIERCER (A) <text:s text:c="7"/></text:p>
          </table:table-cell>
          <table:table-cell table:formula="of:=LEFT([.C42] &amp; &quot;-&quot; &amp; [.C42]*[.D42] &amp; &quot;      &quot;;7)" office:value-type="string" office:string-value="4-32   ">
            <text:p>4-32 <text:s text:c="2"/></text:p>
          </table:table-cell>
          <table:table-cell table:formula="of:=LEFT([.F42] &amp; &quot;     &quot;;3)" office:value-type="string" office:string-value="3  ">
            <text:p>3 <text:s/></text:p>
          </table:table-cell>
          <table:table-cell table:formula="of:=LEFT([.G42] &amp; &quot;     &quot;;3)" office:value-type="string" office:string-value="2  ">
            <text:p>2 <text:s/></text:p>
          </table:table-cell>
          <table:table-cell table:formula="of:=LEFT(1 &amp; &quot;-&quot; &amp; [.H42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4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2]*9+1;9)) &amp; &quot;    &quot;;11)" office:value-type="string" office:string-value="SWING      ">
            <text:p>SWING <text:s text:c="5"/></text:p>
          </table:table-cell>
          <table:table-cell table:formula="of:=&quot;.byte &quot;&quot;&quot; &amp; [.B42] &amp; &quot;&quot;&quot;,0         ; level &quot; &amp; [.O42]" office:value-type="string" office:string-value=".byte &quot;PIERCER&quot;,0         ; level  3">
            <text:p>.byte "PIERCER",0 <text:s text:c="8"/>; level <text:s/>3</text:p>
          </table:table-cell>
          <table:table-cell table:formula="of:=&quot;.byte &quot; &amp; [.C42] &amp; &quot;,&quot; &amp; [.D42] &amp; &quot;,&quot; &amp; [.E42] &amp; &quot;,&quot; &amp; [.F42]+25 &amp; &quot;,&quot; &amp; [.G42] &amp; &quot;,&quot; &amp; [.H42] &amp; &quot;,&quot; &amp; [.I42] &amp; &quot;,&quot; &amp; [.J42] &amp; &quot;,&quot; &amp; [.K42] &amp; &quot;,&quot; &amp; [.L42] &amp; &quot;,&quot; &amp; [.M42] &amp; &quot;                ; &quot; &amp; [.B42]" office:value-type="string" office:string-value=".byte 4,8,1,28,2,6,3,0,0,0,0                ; PIERCER">
            <text:p>.byte 4,8,1,28,2,6,3,0,0,0,0 <text:s text:c="15"/>; PIERCER</text:p>
          </table:table-cell>
          <table:table-cell table:formula="of:=LEN([.B42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table:style-name="ce14" office:value-type="string">
            <text:p>PSEUDODRAGO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C43]+[.D43]/6)^1.3*(20-[.F43])/10)*([.G43]*[.H43]/2+[.J43]+[.K43]+[.L43]+[.M43]))" office:value-type="float" office:value="90">
            <text:p>90</text:p>
          </table:table-cell>
          <table:table-cell table:formula="of:=RIGHT(&quot; &quot; &amp; [.I43];2)" office:value-type="string" office:string-value=" 3">
            <text:p><text:s/>3</text:p>
          </table:table-cell>
          <table:table-cell table:formula="of:=LEFT([.B43] &amp; &quot; &quot; &amp; MID(&quot;   (A)(U)(D)&quot;;[.E43]*3+1;3) &amp; &quot;                               &quot;;19)" office:value-type="string" office:string-value="PSEUDODRAGON       ">
            <text:p>PSEUDODRAGON <text:s text:c="6"/></text:p>
          </table:table-cell>
          <table:table-cell table:formula="of:=LEFT([.C43] &amp; &quot;-&quot; &amp; [.C43]*[.D43] &amp; &quot;      &quot;;7)" office:value-type="string" office:string-value="2-16   ">
            <text:p>2-16 <text:s text:c="2"/></text:p>
          </table:table-cell>
          <table:table-cell table:formula="of:=LEFT([.F43] &amp; &quot;     &quot;;3)" office:value-type="string" office:string-value="0  ">
            <text:p>0 <text:s/></text:p>
          </table:table-cell>
          <table:table-cell table:formula="of:=LEFT([.G43] &amp; &quot;     &quot;;3)" office:value-type="string" office:string-value="1  ">
            <text:p>1 <text:s/></text:p>
          </table:table-cell>
          <table:table-cell table:formula="of:=LEFT(1 &amp; &quot;-&quot; &amp; [.H43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4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3]*9+1;9)) &amp; &quot;    &quot;;11)" office:value-type="string" office:string-value="BREATHE    ">
            <text:p>BREATHE <text:s text:c="3"/></text:p>
          </table:table-cell>
          <table:table-cell table:formula="of:=&quot;.byte &quot;&quot;&quot; &amp; [.B43] &amp; &quot;&quot;&quot;,0         ; level &quot; &amp; [.O43]" office:value-type="string" office:string-value=".byte &quot;PSEUDODRAGON&quot;,0         ; level  3">
            <text:p>.byte "PSEUDODRAGON",0 <text:s text:c="8"/>; level <text:s/>3</text:p>
          </table:table-cell>
          <table:table-cell table:formula="of:=&quot;.byte &quot; &amp; [.C43] &amp; &quot;,&quot; &amp; [.D43] &amp; &quot;,&quot; &amp; [.E43] &amp; &quot;,&quot; &amp; [.F43]+25 &amp; &quot;,&quot; &amp; [.G43] &amp; &quot;,&quot; &amp; [.H43] &amp; &quot;,&quot; &amp; [.I43] &amp; &quot;,&quot; &amp; [.J43] &amp; &quot;,&quot; &amp; [.K43] &amp; &quot;,&quot; &amp; [.L43] &amp; &quot;,&quot; &amp; [.M43] &amp; &quot;                ; &quot; &amp; [.B43]" office:value-type="string" office:string-value=".byte 2,8,0,25,1,3,3,0,0,0,8                ; PSEUDODRAGON">
            <text:p>.byte 2,8,0,25,1,3,3,0,0,0,8 <text:s text:c="15"/>; PSEUDODRAGON</text:p>
          </table:table-cell>
          <table:table-cell table:formula="of:=LEN([.B43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30">
            <text:p>30</text:p>
          </table:table-cell>
          <table:table-cell table:style-name="ce14" office:value-type="string">
            <text:p>CATOBLEPAS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C44]+[.D44]/6)^1.3*(20-[.F44])/10)*([.G44]*[.H44]/2+[.J44]+[.K44]+[.L44]+[.M44]))" office:value-type="float" office:value="128">
            <text:p>128</text:p>
          </table:table-cell>
          <table:table-cell table:formula="of:=RIGHT(&quot; &quot; &amp; [.I44];2)" office:value-type="string" office:string-value=" 4">
            <text:p><text:s/>4</text:p>
          </table:table-cell>
          <table:table-cell table:formula="of:=LEFT([.B44] &amp; &quot; &quot; &amp; MID(&quot;   (A)(U)(D)&quot;;[.E44]*3+1;3) &amp; &quot;                               &quot;;19)" office:value-type="string" office:string-value="CATOBLEPAS (A)     ">
            <text:p>CATOBLEPAS (A) <text:s text:c="4"/></text:p>
          </table:table-cell>
          <table:table-cell table:formula="of:=LEFT([.C44] &amp; &quot;-&quot; &amp; [.C44]*[.D44] &amp; &quot;      &quot;;7)" office:value-type="string" office:string-value="10-60  ">
            <text:p>10-60 <text:s/></text:p>
          </table:table-cell>
          <table:table-cell table:formula="of:=LEFT([.F44] &amp; &quot;     &quot;;3)" office:value-type="string" office:string-value="1  ">
            <text:p>1 <text:s/></text:p>
          </table:table-cell>
          <table:table-cell table:formula="of:=LEFT([.G44] &amp; &quot;     &quot;;3)" office:value-type="string" office:string-value="1  ">
            <text:p>1 <text:s/></text:p>
          </table:table-cell>
          <table:table-cell table:formula="of:=LEFT(1 &amp; &quot;-&quot; &amp; [.H44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4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4]*9+1;9)) &amp; &quot;    &quot;;11)" office:value-type="string" office:string-value="SWING      ">
            <text:p>SWING <text:s text:c="5"/></text:p>
          </table:table-cell>
          <table:table-cell table:formula="of:=&quot;.byte &quot;&quot;&quot; &amp; [.B44] &amp; &quot;&quot;&quot;,0         ; level &quot; &amp; [.O44]" office:value-type="string" office:string-value=".byte &quot;CATOBLEPAS&quot;,0         ; level  4">
            <text:p>.byte "CATOBLEPAS",0 <text:s text:c="8"/>; level <text:s/>4</text:p>
          </table:table-cell>
          <table:table-cell table:formula="of:=&quot;.byte &quot; &amp; [.C44] &amp; &quot;,&quot; &amp; [.D44] &amp; &quot;,&quot; &amp; [.E44] &amp; &quot;,&quot; &amp; [.F44]+25 &amp; &quot;,&quot; &amp; [.G44] &amp; &quot;,&quot; &amp; [.H44] &amp; &quot;,&quot; &amp; [.I44] &amp; &quot;,&quot; &amp; [.J44] &amp; &quot;,&quot; &amp; [.K44] &amp; &quot;,&quot; &amp; [.L44] &amp; &quot;,&quot; &amp; [.M44] &amp; &quot;                ; &quot; &amp; [.B44]" office:value-type="string" office:string-value=".byte 10,6,1,26,1,6,4,0,0,0,0                ; CATOBLEPAS">
            <text:p>.byte 10,6,1,26,1,6,4,0,0,0,0 <text:s text:c="15"/>; CATOBLEPAS</text:p>
          </table:table-cell>
          <table:table-cell table:formula="of:=LEN([.B44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31">
            <text:p>31</text:p>
          </table:table-cell>
          <table:table-cell table:style-name="ce14" office:value-type="string">
            <text:p>COCKATRIC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NT((([.C45]+[.D45]/6)^1.3*(20-[.F45])/10)*([.G45]*[.H45]/2+[.J45]+[.K45]+[.L45]+[.M45]))" office:value-type="float" office:value="149">
            <text:p>149</text:p>
          </table:table-cell>
          <table:table-cell table:formula="of:=RIGHT(&quot; &quot; &amp; [.I45];2)" office:value-type="string" office:string-value=" 4">
            <text:p><text:s/>4</text:p>
          </table:table-cell>
          <table:table-cell table:formula="of:=LEFT([.B45] &amp; &quot; &quot; &amp; MID(&quot;   (A)(U)(D)&quot;;[.E45]*3+1;3) &amp; &quot;                               &quot;;19)" office:value-type="string" office:string-value="COCKATRICE (A)     ">
            <text:p>COCKATRICE (A) <text:s text:c="4"/></text:p>
          </table:table-cell>
          <table:table-cell table:formula="of:=LEFT([.C45] &amp; &quot;-&quot; &amp; [.C45]*[.D45] &amp; &quot;      &quot;;7)" office:value-type="string" office:string-value="5-40   ">
            <text:p>5-40 <text:s text:c="2"/></text:p>
          </table:table-cell>
          <table:table-cell table:formula="of:=LEFT([.F45] &amp; &quot;     &quot;;3)" office:value-type="string" office:string-value="4  ">
            <text:p>4 <text:s/></text:p>
          </table:table-cell>
          <table:table-cell table:formula="of:=LEFT([.G45] &amp; &quot;     &quot;;3)" office:value-type="string" office:string-value="1  ">
            <text:p>1 <text:s/></text:p>
          </table:table-cell>
          <table:table-cell table:formula="of:=LEFT(1 &amp; &quot;-&quot; &amp; [.H45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4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5]*9+1;9)) &amp; &quot;    &quot;;11)" office:value-type="string" office:string-value="STONE      ">
            <text:p>STONE <text:s text:c="5"/></text:p>
          </table:table-cell>
          <table:table-cell table:formula="of:=&quot;.byte &quot;&quot;&quot; &amp; [.B45] &amp; &quot;&quot;&quot;,0         ; level &quot; &amp; [.O45]" office:value-type="string" office:string-value=".byte &quot;COCKATRICE&quot;,0         ; level  4">
            <text:p>.byte "COCKATRICE",0 <text:s text:c="8"/>; level <text:s/>4</text:p>
          </table:table-cell>
          <table:table-cell table:formula="of:=&quot;.byte &quot; &amp; [.C45] &amp; &quot;,&quot; &amp; [.D45] &amp; &quot;,&quot; &amp; [.E45] &amp; &quot;,&quot; &amp; [.F45]+25 &amp; &quot;,&quot; &amp; [.G45] &amp; &quot;,&quot; &amp; [.H45] &amp; &quot;,&quot; &amp; [.I45] &amp; &quot;,&quot; &amp; [.J45] &amp; &quot;,&quot; &amp; [.K45] &amp; &quot;,&quot; &amp; [.L45] &amp; &quot;,&quot; &amp; [.M45] &amp; &quot;                ; &quot; &amp; [.B45]" office:value-type="string" office:string-value=".byte 5,8,1,29,1,3,4,0,0,0,7                ; COCKATRICE">
            <text:p>.byte 5,8,1,29,1,3,4,0,0,0,7 <text:s text:c="15"/>; COCKATRICE</text:p>
          </table:table-cell>
          <table:table-cell table:formula="of:=LEN([.B45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32">
            <text:p>32</text:p>
          </table:table-cell>
          <table:table-cell table:style-name="ce14" office:value-type="string">
            <text:p>GIANT SPID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C46]+[.D46]/6)^1.3*(20-[.F46])/10)*([.G46]*[.H46]/2+[.J46]+[.K46]+[.L46]+[.M46]))" office:value-type="float" office:value="123">
            <text:p>123</text:p>
          </table:table-cell>
          <table:table-cell table:formula="of:=RIGHT(&quot; &quot; &amp; [.I46];2)" office:value-type="string" office:string-value=" 4">
            <text:p><text:s/>4</text:p>
          </table:table-cell>
          <table:table-cell table:formula="of:=LEFT([.B46] &amp; &quot; &quot; &amp; MID(&quot;   (A)(U)(D)&quot;;[.E46]*3+1;3) &amp; &quot;                               &quot;;19)" office:value-type="string" office:string-value="GIANT SPIDER (A)   ">
            <text:p>GIANT SPIDER (A) <text:s text:c="2"/></text:p>
          </table:table-cell>
          <table:table-cell table:formula="of:=LEFT([.C46] &amp; &quot;-&quot; &amp; [.C46]*[.D46] &amp; &quot;      &quot;;7)" office:value-type="string" office:string-value="5-40   ">
            <text:p>5-40 <text:s text:c="2"/></text:p>
          </table:table-cell>
          <table:table-cell table:formula="of:=LEFT([.F46] &amp; &quot;     &quot;;3)" office:value-type="string" office:string-value="4  ">
            <text:p>4 <text:s/></text:p>
          </table:table-cell>
          <table:table-cell table:formula="of:=LEFT([.G46] &amp; &quot;     &quot;;3)" office:value-type="string" office:string-value="2  ">
            <text:p>2 <text:s/></text:p>
          </table:table-cell>
          <table:table-cell table:formula="of:=LEFT(1 &amp; &quot;-&quot; &amp; [.H46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4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6]*9+1;9)) &amp; &quot;    &quot;;11)" office:value-type="string" office:string-value="POISON     ">
            <text:p>POISON <text:s text:c="4"/></text:p>
          </table:table-cell>
          <table:table-cell table:formula="of:=&quot;.byte &quot;&quot;&quot; &amp; [.B46] &amp; &quot;&quot;&quot;,0         ; level &quot; &amp; [.O46]" office:value-type="string" office:string-value=".byte &quot;GIANT SPIDER&quot;,0         ; level  4">
            <text:p>.byte "GIANT SPIDER",0 <text:s text:c="8"/>; level <text:s/>4</text:p>
          </table:table-cell>
          <table:table-cell table:formula="of:=&quot;.byte &quot; &amp; [.C46] &amp; &quot;,&quot; &amp; [.D46] &amp; &quot;,&quot; &amp; [.E46] &amp; &quot;,&quot; &amp; [.F46]+25 &amp; &quot;,&quot; &amp; [.G46] &amp; &quot;,&quot; &amp; [.H46] &amp; &quot;,&quot; &amp; [.I46] &amp; &quot;,&quot; &amp; [.J46] &amp; &quot;,&quot; &amp; [.K46] &amp; &quot;,&quot; &amp; [.L46] &amp; &quot;,&quot; &amp; [.M46] &amp; &quot;                ; &quot; &amp; [.B46]" office:value-type="string" office:string-value=".byte 5,8,1,29,2,4,4,0,0,0,3                ; GIANT SPIDER">
            <text:p>.byte 5,8,1,29,2,4,4,0,0,0,3 <text:s text:c="15"/>; GIANT SPIDER</text:p>
          </table:table-cell>
          <table:table-cell table:formula="of:=LEN([.B46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table:style-name="ce14" office:value-type="string">
            <text:p>LAMIA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C47]+[.D47]/6)^1.3*(20-[.F47])/10)*([.G47]*[.H47]/2+[.J47]+[.K47]+[.L47]+[.M47]))" office:value-type="float" office:value="123">
            <text:p>123</text:p>
          </table:table-cell>
          <table:table-cell table:formula="of:=RIGHT(&quot; &quot; &amp; [.I47];2)" office:value-type="string" office:string-value=" 4">
            <text:p><text:s/>4</text:p>
          </table:table-cell>
          <table:table-cell table:formula="of:=LEFT([.B47] &amp; &quot; &quot; &amp; MID(&quot;   (A)(U)(D)&quot;;[.E47]*3+1;3) &amp; &quot;                               &quot;;19)" office:value-type="string" office:string-value="LAMIA              ">
            <text:p>LAMIA <text:s text:c="13"/></text:p>
          </table:table-cell>
          <table:table-cell table:formula="of:=LEFT([.C47] &amp; &quot;-&quot; &amp; [.C47]*[.D47] &amp; &quot;      &quot;;7)" office:value-type="string" office:string-value="15-75  ">
            <text:p>15-75 <text:s/></text:p>
          </table:table-cell>
          <table:table-cell table:formula="of:=LEFT([.F47] &amp; &quot;     &quot;;3)" office:value-type="string" office:string-value="3  ">
            <text:p>3 <text:s/></text:p>
          </table:table-cell>
          <table:table-cell table:formula="of:=LEFT([.G47] &amp; &quot;     &quot;;3)" office:value-type="string" office:string-value="1  ">
            <text:p>1 <text:s/></text:p>
          </table:table-cell>
          <table:table-cell table:formula="of:=LEFT(1 &amp; &quot;-&quot; &amp; [.H47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4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7]*9+1;9)) &amp; &quot;    &quot;;11)" office:value-type="string" office:string-value="SWING      ">
            <text:p>SWING <text:s text:c="5"/></text:p>
          </table:table-cell>
          <table:table-cell table:formula="of:=&quot;.byte &quot;&quot;&quot; &amp; [.B47] &amp; &quot;&quot;&quot;,0         ; level &quot; &amp; [.O47]" office:value-type="string" office:string-value=".byte &quot;LAMIA&quot;,0         ; level  4">
            <text:p>.byte "LAMIA",0 <text:s text:c="8"/>; level <text:s/>4</text:p>
          </table:table-cell>
          <table:table-cell table:formula="of:=&quot;.byte &quot; &amp; [.C47] &amp; &quot;,&quot; &amp; [.D47] &amp; &quot;,&quot; &amp; [.E47] &amp; &quot;,&quot; &amp; [.F47]+25 &amp; &quot;,&quot; &amp; [.G47] &amp; &quot;,&quot; &amp; [.H47] &amp; &quot;,&quot; &amp; [.I47] &amp; &quot;,&quot; &amp; [.J47] &amp; &quot;,&quot; &amp; [.K47] &amp; &quot;,&quot; &amp; [.L47] &amp; &quot;,&quot; &amp; [.M47] &amp; &quot;                ; &quot; &amp; [.B47]" office:value-type="string" office:string-value=".byte 15,5,0,28,1,4,4,0,0,0,0                ; LAMIA">
            <text:p>.byte 15,5,0,28,1,4,4,0,0,0,0 <text:s text:c="15"/>; LAMIA</text:p>
          </table:table-cell>
          <table:table-cell table:formula="of:=LEN([.B47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34">
            <text:p>34</text:p>
          </table:table-cell>
          <table:table-cell table:style-name="ce14" office:value-type="string">
            <text:p>MINOTAU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C48]+[.D48]/6)^1.3*(20-[.F48])/10)*([.G48]*[.H48]/2+[.J48]+[.K48]+[.L48]+[.M48]))" office:value-type="float" office:value="159">
            <text:p>159</text:p>
          </table:table-cell>
          <table:table-cell table:formula="of:=RIGHT(&quot; &quot; &amp; [.I48];2)" office:value-type="string" office:string-value=" 4">
            <text:p><text:s/>4</text:p>
          </table:table-cell>
          <table:table-cell table:formula="of:=LEFT([.B48] &amp; &quot; &quot; &amp; MID(&quot;   (A)(U)(D)&quot;;[.E48]*3+1;3) &amp; &quot;                               &quot;;19)" office:value-type="string" office:string-value="MINOTAUR           ">
            <text:p>MINOTAUR <text:s text:c="10"/></text:p>
          </table:table-cell>
          <table:table-cell table:formula="of:=LEFT([.C48] &amp; &quot;-&quot; &amp; [.C48]*[.D48] &amp; &quot;      &quot;;7)" office:value-type="string" office:string-value="6-48   ">
            <text:p>6-48 <text:s text:c="2"/></text:p>
          </table:table-cell>
          <table:table-cell table:formula="of:=LEFT([.F48] &amp; &quot;     &quot;;3)" office:value-type="string" office:string-value="0  ">
            <text:p>0 <text:s/></text:p>
          </table:table-cell>
          <table:table-cell table:formula="of:=LEFT([.G48] &amp; &quot;     &quot;;3)" office:value-type="string" office:string-value="1  ">
            <text:p>1 <text:s/></text:p>
          </table:table-cell>
          <table:table-cell table:formula="of:=LEFT(1 &amp; &quot;-&quot; &amp; [.H48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4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48]*9+1;9)) &amp; &quot;    &quot;;11)" office:value-type="string" office:string-value="SWING      ">
            <text:p>SWING <text:s text:c="5"/></text:p>
          </table:table-cell>
          <table:table-cell table:formula="of:=&quot;.byte &quot;&quot;&quot; &amp; [.B48] &amp; &quot;&quot;&quot;,0         ; level &quot; &amp; [.O48]" office:value-type="string" office:string-value=".byte &quot;MINOTAUR&quot;,0         ; level  4">
            <text:p>.byte "MINOTAUR",0 <text:s text:c="8"/>; level <text:s/>4</text:p>
          </table:table-cell>
          <table:table-cell table:formula="of:=&quot;.byte &quot; &amp; [.C48] &amp; &quot;,&quot; &amp; [.D48] &amp; &quot;,&quot; &amp; [.E48] &amp; &quot;,&quot; &amp; [.F48]+25 &amp; &quot;,&quot; &amp; [.G48] &amp; &quot;,&quot; &amp; [.H48] &amp; &quot;,&quot; &amp; [.I48] &amp; &quot;,&quot; &amp; [.J48] &amp; &quot;,&quot; &amp; [.K48] &amp; &quot;,&quot; &amp; [.L48] &amp; &quot;,&quot; &amp; [.M48] &amp; &quot;                ; &quot; &amp; [.B48]" office:value-type="string" office:string-value=".byte 6,8,0,25,1,12,4,0,0,0,0                ; MINOTAUR">
            <text:p>.byte 6,8,0,25,1,12,4,0,0,0,0 <text:s text:c="15"/>; MINOTAUR</text:p>
          </table:table-cell>
          <table:table-cell table:formula="of:=LEN([.B48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35">
            <text:p>35</text:p>
          </table:table-cell>
          <table:table-cell table:style-name="ce14" office:value-type="string">
            <text:p>OGRE MAG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NT((([.C49]+[.D49]/6)^1.3*(20-[.F49])/10)*([.G49]*[.H49]/2+[.J49]+[.K49]+[.L49]+[.M49]))" office:value-type="float" office:value="168">
            <text:p>168</text:p>
          </table:table-cell>
          <table:table-cell table:formula="of:=RIGHT(&quot; &quot; &amp; [.I49];2)" office:value-type="string" office:string-value=" 4">
            <text:p><text:s/>4</text:p>
          </table:table-cell>
          <table:table-cell table:formula="of:=LEFT([.B49] &amp; &quot; &quot; &amp; MID(&quot;   (A)(U)(D)&quot;;[.E49]*3+1;3) &amp; &quot;                               &quot;;19)" office:value-type="string" office:string-value="OGRE MAGE          ">
            <text:p>OGRE MAGE <text:s text:c="9"/></text:p>
          </table:table-cell>
          <table:table-cell table:formula="of:=LEFT([.C49] &amp; &quot;-&quot; &amp; [.C49]*[.D49] &amp; &quot;      &quot;;7)" office:value-type="string" office:string-value="5-40   ">
            <text:p>5-40 <text:s text:c="2"/></text:p>
          </table:table-cell>
          <table:table-cell table:formula="of:=LEFT([.F49] &amp; &quot;     &quot;;3)" office:value-type="string" office:string-value="3  ">
            <text:p>3 <text:s/></text:p>
          </table:table-cell>
          <table:table-cell table:formula="of:=LEFT([.G49] &amp; &quot;     &quot;;3)" office:value-type="string" office:string-value="1  ">
            <text:p>1 <text:s/></text:p>
          </table:table-cell>
          <table:table-cell table:formula="of:=LEFT(1 &amp; &quot;-&quot; &amp; [.H49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4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4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49]*9+1;9)) &amp; &quot;    &quot;;11)" office:value-type="string" office:string-value="HEAL       ">
            <text:p>HEAL <text:s text:c="6"/></text:p>
          </table:table-cell>
          <table:table-cell table:formula="of:=LEFT((MID(&quot;SWING    HEAL     LIGHTNINGPOISON   SUMMON   PARALYZE CHARM    STONE    BREATHE  DEATH    DESTROY  DRAIN    &quot;;[.M49]*9+1;9)) &amp; &quot;    &quot;;11)" office:value-type="string" office:string-value="LIGHTNING  ">
            <text:p>LIGHTNING <text:s/></text:p>
          </table:table-cell>
          <table:table-cell table:formula="of:=&quot;.byte &quot;&quot;&quot; &amp; [.B49] &amp; &quot;&quot;&quot;,0         ; level &quot; &amp; [.O49]" office:value-type="string" office:string-value=".byte &quot;OGRE MAGE&quot;,0         ; level  4">
            <text:p>.byte "OGRE MAGE",0 <text:s text:c="8"/>; level <text:s/>4</text:p>
          </table:table-cell>
          <table:table-cell table:formula="of:=&quot;.byte &quot; &amp; [.C49] &amp; &quot;,&quot; &amp; [.D49] &amp; &quot;,&quot; &amp; [.E49] &amp; &quot;,&quot; &amp; [.F49]+25 &amp; &quot;,&quot; &amp; [.G49] &amp; &quot;,&quot; &amp; [.H49] &amp; &quot;,&quot; &amp; [.I49] &amp; &quot;,&quot; &amp; [.J49] &amp; &quot;,&quot; &amp; [.K49] &amp; &quot;,&quot; &amp; [.L49] &amp; &quot;,&quot; &amp; [.M49] &amp; &quot;                ; &quot; &amp; [.B49]" office:value-type="string" office:string-value=".byte 5,8,0,28,1,12,4,0,0,1,2                ; OGRE MAGE">
            <text:p>.byte 5,8,0,28,1,12,4,0,0,1,2 <text:s text:c="15"/>; OGRE MAGE</text:p>
          </table:table-cell>
          <table:table-cell table:formula="of:=LEN([.B49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36">
            <text:p>36</text:p>
          </table:table-cell>
          <table:table-cell table:style-name="ce14" office:value-type="string">
            <text:p>OWL BEA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C50]+[.D50]/6)^1.3*(20-[.F50])/10)*([.G50]*[.H50]/2+[.J50]+[.K50]+[.L50]+[.M50]))" office:value-type="float" office:value="165">
            <text:p>165</text:p>
          </table:table-cell>
          <table:table-cell table:formula="of:=RIGHT(&quot; &quot; &amp; [.I50];2)" office:value-type="string" office:string-value=" 4">
            <text:p><text:s/>4</text:p>
          </table:table-cell>
          <table:table-cell table:formula="of:=LEFT([.B50] &amp; &quot; &quot; &amp; MID(&quot;   (A)(U)(D)&quot;;[.E50]*3+1;3) &amp; &quot;                               &quot;;19)" office:value-type="string" office:string-value="OWL BEAR (A)       ">
            <text:p>OWL BEAR (A) <text:s text:c="6"/></text:p>
          </table:table-cell>
          <table:table-cell table:formula="of:=LEFT([.C50] &amp; &quot;-&quot; &amp; [.C50]*[.D50] &amp; &quot;      &quot;;7)" office:value-type="string" office:string-value="5-40   ">
            <text:p>5-40 <text:s text:c="2"/></text:p>
          </table:table-cell>
          <table:table-cell table:formula="of:=LEFT([.F50] &amp; &quot;     &quot;;3)" office:value-type="string" office:string-value="5  ">
            <text:p>5 <text:s/></text:p>
          </table:table-cell>
          <table:table-cell table:formula="of:=LEFT([.G50] &amp; &quot;     &quot;;3)" office:value-type="string" office:string-value="2  ">
            <text:p>2 <text:s/></text:p>
          </table:table-cell>
          <table:table-cell table:formula="of:=LEFT(1 &amp; &quot;-&quot; &amp; [.H50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5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0]*9+1;9)) &amp; &quot;    &quot;;11)" office:value-type="string" office:string-value="SWING      ">
            <text:p>SWING <text:s text:c="5"/></text:p>
          </table:table-cell>
          <table:table-cell table:formula="of:=&quot;.byte &quot;&quot;&quot; &amp; [.B50] &amp; &quot;&quot;&quot;,0         ; level &quot; &amp; [.O50]" office:value-type="string" office:string-value=".byte &quot;OWL BEAR&quot;,0         ; level  4">
            <text:p>.byte "OWL BEAR",0 <text:s text:c="8"/>; level <text:s/>4</text:p>
          </table:table-cell>
          <table:table-cell table:formula="of:=&quot;.byte &quot; &amp; [.C50] &amp; &quot;,&quot; &amp; [.D50] &amp; &quot;,&quot; &amp; [.E50] &amp; &quot;,&quot; &amp; [.F50]+25 &amp; &quot;,&quot; &amp; [.G50] &amp; &quot;,&quot; &amp; [.H50] &amp; &quot;,&quot; &amp; [.I50] &amp; &quot;,&quot; &amp; [.J50] &amp; &quot;,&quot; &amp; [.K50] &amp; &quot;,&quot; &amp; [.L50] &amp; &quot;,&quot; &amp; [.M50] &amp; &quot;                ; &quot; &amp; [.B50]" office:value-type="string" office:string-value=".byte 5,8,1,30,2,10,4,0,0,0,0                ; OWL BEAR">
            <text:p>.byte 5,8,1,30,2,10,4,0,0,0,0 <text:s text:c="15"/>; OWL BEAR</text:p>
          </table:table-cell>
          <table:table-cell table:formula="of:=LEN([.B50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37">
            <text:p>37</text:p>
          </table:table-cell>
          <table:table-cell table:style-name="ce14" office:value-type="string">
            <text:p>SIRE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INT((([.C51]+[.D51]/6)^1.3*(20-[.F51])/10)*([.G51]*[.H51]/2+[.J51]+[.K51]+[.L51]+[.M51]))" office:value-type="float" office:value="161">
            <text:p>161</text:p>
          </table:table-cell>
          <table:table-cell table:formula="of:=RIGHT(&quot; &quot; &amp; [.I51];2)" office:value-type="string" office:string-value=" 4">
            <text:p><text:s/>4</text:p>
          </table:table-cell>
          <table:table-cell table:formula="of:=LEFT([.B51] &amp; &quot; &quot; &amp; MID(&quot;   (A)(U)(D)&quot;;[.E51]*3+1;3) &amp; &quot;                               &quot;;19)" office:value-type="string" office:string-value="SIREN              ">
            <text:p>SIREN <text:s text:c="13"/></text:p>
          </table:table-cell>
          <table:table-cell table:formula="of:=LEFT([.C51] &amp; &quot;-&quot; &amp; [.C51]*[.D51] &amp; &quot;      &quot;;7)" office:value-type="string" office:string-value="3-24   ">
            <text:p>3-24 <text:s text:c="2"/></text:p>
          </table:table-cell>
          <table:table-cell table:formula="of:=LEFT([.F51] &amp; &quot;     &quot;;3)" office:value-type="string" office:string-value="5  ">
            <text:p>5 <text:s/></text:p>
          </table:table-cell>
          <table:table-cell table:formula="of:=LEFT([.G51] &amp; &quot;     &quot;;3)" office:value-type="string" office:string-value="2  ">
            <text:p>2 <text:s/></text:p>
          </table:table-cell>
          <table:table-cell table:formula="of:=LEFT(1 &amp; &quot;-&quot; &amp; [.H51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5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1]*9+1;9)) &amp; &quot;    &quot;;11)" office:value-type="string" office:string-value="CHARM      ">
            <text:p>CHARM <text:s text:c="5"/></text:p>
          </table:table-cell>
          <table:table-cell table:formula="of:=LEFT((MID(&quot;SWING    HEAL     LIGHTNINGPOISON   SUMMON   PARALYZE CHARM    STONE    BREATHE  DEATH    DESTROY  DRAIN    &quot;;[.M51]*9+1;9)) &amp; &quot;    &quot;;11)" office:value-type="string" office:string-value="CHARM      ">
            <text:p>CHARM <text:s text:c="5"/></text:p>
          </table:table-cell>
          <table:table-cell table:formula="of:=&quot;.byte &quot;&quot;&quot; &amp; [.B51] &amp; &quot;&quot;&quot;,0         ; level &quot; &amp; [.O51]" office:value-type="string" office:string-value=".byte &quot;SIREN&quot;,0         ; level  4">
            <text:p>.byte "SIREN",0 <text:s text:c="8"/>; level <text:s/>4</text:p>
          </table:table-cell>
          <table:table-cell table:formula="of:=&quot;.byte &quot; &amp; [.C51] &amp; &quot;,&quot; &amp; [.D51] &amp; &quot;,&quot; &amp; [.E51] &amp; &quot;,&quot; &amp; [.F51]+25 &amp; &quot;,&quot; &amp; [.G51] &amp; &quot;,&quot; &amp; [.H51] &amp; &quot;,&quot; &amp; [.I51] &amp; &quot;,&quot; &amp; [.J51] &amp; &quot;,&quot; &amp; [.K51] &amp; &quot;,&quot; &amp; [.L51] &amp; &quot;,&quot; &amp; [.M51] &amp; &quot;                ; &quot; &amp; [.B51]" office:value-type="string" office:string-value=".byte 3,8,0,30,2,4,4,0,0,6,6                ; SIREN">
            <text:p>.byte 3,8,0,30,2,4,4,0,0,6,6 <text:s text:c="15"/>; SIREN</text:p>
          </table:table-cell>
          <table:table-cell table:formula="of:=LEN([.B51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38">
            <text:p>38</text:p>
          </table:table-cell>
          <table:table-cell table:style-name="ce14" office:value-type="string">
            <text:p>WEREWOL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C52]+[.D52]/6)^1.3*(20-[.F52])/10)*([.G52]*[.H52]/2+[.J52]+[.K52]+[.L52]+[.M52]))" office:value-type="float" office:value="158">
            <text:p>158</text:p>
          </table:table-cell>
          <table:table-cell table:formula="of:=RIGHT(&quot; &quot; &amp; [.I52];2)" office:value-type="string" office:string-value=" 4">
            <text:p><text:s/>4</text:p>
          </table:table-cell>
          <table:table-cell table:formula="of:=LEFT([.B52] &amp; &quot; &quot; &amp; MID(&quot;   (A)(U)(D)&quot;;[.E52]*3+1;3) &amp; &quot;                               &quot;;19)" office:value-type="string" office:string-value="WEREWOLF (A)       ">
            <text:p>WEREWOLF (A) <text:s text:c="6"/></text:p>
          </table:table-cell>
          <table:table-cell table:formula="of:=LEFT([.C52] &amp; &quot;-&quot; &amp; [.C52]*[.D52] &amp; &quot;      &quot;;7)" office:value-type="string" office:string-value="5-40   ">
            <text:p>5-40 <text:s text:c="2"/></text:p>
          </table:table-cell>
          <table:table-cell table:formula="of:=LEFT([.F52] &amp; &quot;     &quot;;3)" office:value-type="string" office:string-value="4  ">
            <text:p>4 <text:s/></text:p>
          </table:table-cell>
          <table:table-cell table:formula="of:=LEFT([.G52] &amp; &quot;     &quot;;3)" office:value-type="string" office:string-value="1  ">
            <text:p>1 <text:s/></text:p>
          </table:table-cell>
          <table:table-cell table:formula="of:=LEFT(1 &amp; &quot;-&quot; &amp; [.H52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5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2]*9+1;9)) &amp; &quot;    &quot;;11)" office:value-type="string" office:string-value="POISON     ">
            <text:p>POISON <text:s text:c="4"/></text:p>
          </table:table-cell>
          <table:table-cell table:formula="of:=&quot;.byte &quot;&quot;&quot; &amp; [.B52] &amp; &quot;&quot;&quot;,0         ; level &quot; &amp; [.O52]" office:value-type="string" office:string-value=".byte &quot;WEREWOLF&quot;,0         ; level  4">
            <text:p>.byte "WEREWOLF",0 <text:s text:c="8"/>; level <text:s/>4</text:p>
          </table:table-cell>
          <table:table-cell table:formula="of:=&quot;.byte &quot; &amp; [.C52] &amp; &quot;,&quot; &amp; [.D52] &amp; &quot;,&quot; &amp; [.E52] &amp; &quot;,&quot; &amp; [.F52]+25 &amp; &quot;,&quot; &amp; [.G52] &amp; &quot;,&quot; &amp; [.H52] &amp; &quot;,&quot; &amp; [.I52] &amp; &quot;,&quot; &amp; [.J52] &amp; &quot;,&quot; &amp; [.K52] &amp; &quot;,&quot; &amp; [.L52] &amp; &quot;,&quot; &amp; [.M52] &amp; &quot;                ; &quot; &amp; [.B52]" office:value-type="string" office:string-value=".byte 5,8,1,29,1,12,4,0,0,0,3                ; WEREWOLF">
            <text:p>.byte 5,8,1,29,1,12,4,0,0,0,3 <text:s text:c="15"/>; WEREWOLF</text:p>
          </table:table-cell>
          <table:table-cell table:formula="of:=LEN([.B52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39">
            <text:p>39</text:p>
          </table:table-cell>
          <table:table-cell table:style-name="ce14" office:value-type="string">
            <text:p>ZOMBI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INT((([.C53]+[.D53]/6)^1.3*(20-[.F53])/10)*([.G53]*[.H53]/2+[.J53]+[.K53]+[.L53]+[.M53]))" office:value-type="float" office:value="155">
            <text:p>155</text:p>
          </table:table-cell>
          <table:table-cell table:formula="of:=RIGHT(&quot; &quot; &amp; [.I53];2)" office:value-type="string" office:string-value=" 4">
            <text:p><text:s/>4</text:p>
          </table:table-cell>
          <table:table-cell table:formula="of:=LEFT([.B53] &amp; &quot; &quot; &amp; MID(&quot;   (A)(U)(D)&quot;;[.E53]*3+1;3) &amp; &quot;                               &quot;;19)" office:value-type="string" office:string-value="ZOMBIE (U)         ">
            <text:p>ZOMBIE (U) <text:s text:c="8"/></text:p>
          </table:table-cell>
          <table:table-cell table:formula="of:=LEFT([.C53] &amp; &quot;-&quot; &amp; [.C53]*[.D53] &amp; &quot;      &quot;;7)" office:value-type="string" office:string-value="4-32   ">
            <text:p>4-32 <text:s text:c="2"/></text:p>
          </table:table-cell>
          <table:table-cell table:formula="of:=LEFT([.F53] &amp; &quot;     &quot;;3)" office:value-type="string" office:string-value="4  ">
            <text:p>4 <text:s/></text:p>
          </table:table-cell>
          <table:table-cell table:formula="of:=LEFT([.G53] &amp; &quot;     &quot;;3)" office:value-type="string" office:string-value="1  ">
            <text:p>1 <text:s/></text:p>
          </table:table-cell>
          <table:table-cell table:formula="of:=LEFT(1 &amp; &quot;-&quot; &amp; [.H53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5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3]*9+1;9)) &amp; &quot;    &quot;;11)" office:value-type="string" office:string-value="POISON     ">
            <text:p>POISON <text:s text:c="4"/></text:p>
          </table:table-cell>
          <table:table-cell table:formula="of:=LEFT((MID(&quot;SWING    HEAL     LIGHTNINGPOISON   SUMMON   PARALYZE CHARM    STONE    BREATHE  DEATH    DESTROY  DRAIN    &quot;;[.M53]*9+1;9)) &amp; &quot;    &quot;;11)" office:value-type="string" office:string-value="POISON     ">
            <text:p>POISON <text:s text:c="4"/></text:p>
          </table:table-cell>
          <table:table-cell table:formula="of:=&quot;.byte &quot;&quot;&quot; &amp; [.B53] &amp; &quot;&quot;&quot;,0         ; level &quot; &amp; [.O53]" office:value-type="string" office:string-value=".byte &quot;ZOMBIE&quot;,0         ; level  4">
            <text:p>.byte "ZOMBIE",0 <text:s text:c="8"/>; level <text:s/>4</text:p>
          </table:table-cell>
          <table:table-cell table:formula="of:=&quot;.byte &quot; &amp; [.C53] &amp; &quot;,&quot; &amp; [.D53] &amp; &quot;,&quot; &amp; [.E53] &amp; &quot;,&quot; &amp; [.F53]+25 &amp; &quot;,&quot; &amp; [.G53] &amp; &quot;,&quot; &amp; [.H53] &amp; &quot;,&quot; &amp; [.I53] &amp; &quot;,&quot; &amp; [.J53] &amp; &quot;,&quot; &amp; [.K53] &amp; &quot;,&quot; &amp; [.L53] &amp; &quot;,&quot; &amp; [.M53] &amp; &quot;                ; &quot; &amp; [.B53]" office:value-type="string" office:string-value=".byte 4,8,2,29,1,10,4,0,0,3,3                ; ZOMBIE">
            <text:p>.byte 4,8,2,29,1,10,4,0,0,3,3 <text:s text:c="15"/>; ZOMBIE</text:p>
          </table:table-cell>
          <table:table-cell table:formula="of:=LEN([.B53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40">
            <text:p>40</text:p>
          </table:table-cell>
          <table:table-cell table:style-name="ce14" office:value-type="string">
            <text:p>ANKHEG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NT((([.C54]+[.D54]/6)^1.3*(20-[.F54])/10)*([.G54]*[.H54]/2+[.J54]+[.K54]+[.L54]+[.M54]))" office:value-type="float" office:value="218">
            <text:p>218</text:p>
          </table:table-cell>
          <table:table-cell table:formula="of:=RIGHT(&quot; &quot; &amp; [.I54];2)" office:value-type="string" office:string-value=" 5">
            <text:p><text:s/>5</text:p>
          </table:table-cell>
          <table:table-cell table:formula="of:=LEFT([.B54] &amp; &quot; &quot; &amp; MID(&quot;   (A)(U)(D)&quot;;[.E54]*3+1;3) &amp; &quot;                               &quot;;19)" office:value-type="string" office:string-value="ANKHEG (A)         ">
            <text:p>ANKHEG (A) <text:s text:c="8"/></text:p>
          </table:table-cell>
          <table:table-cell table:formula="of:=LEFT([.C54] &amp; &quot;-&quot; &amp; [.C54]*[.D54] &amp; &quot;      &quot;;7)" office:value-type="string" office:string-value="5-40   ">
            <text:p>5-40 <text:s text:c="2"/></text:p>
          </table:table-cell>
          <table:table-cell table:formula="of:=LEFT([.F54] &amp; &quot;     &quot;;3)" office:value-type="string" office:string-value="2  ">
            <text:p>2 <text:s/></text:p>
          </table:table-cell>
          <table:table-cell table:formula="of:=LEFT([.G54] &amp; &quot;     &quot;;3)" office:value-type="string" office:string-value="1  ">
            <text:p>1 <text:s/></text:p>
          </table:table-cell>
          <table:table-cell table:formula="of:=LEFT(1 &amp; &quot;-&quot; &amp; [.H54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5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4]*9+1;9)) &amp; &quot;    &quot;;11)" office:value-type="string" office:string-value="POISON     ">
            <text:p>POISON <text:s text:c="4"/></text:p>
          </table:table-cell>
          <table:table-cell table:formula="of:=LEFT((MID(&quot;SWING    HEAL     LIGHTNINGPOISON   SUMMON   PARALYZE CHARM    STONE    BREATHE  DEATH    DESTROY  DRAIN    &quot;;[.M54]*9+1;9)) &amp; &quot;    &quot;;11)" office:value-type="string" office:string-value="PARALYZE   ">
            <text:p>PARALYZE <text:s text:c="2"/></text:p>
          </table:table-cell>
          <table:table-cell table:formula="of:=&quot;.byte &quot;&quot;&quot; &amp; [.B54] &amp; &quot;&quot;&quot;,0         ; level &quot; &amp; [.O54]" office:value-type="string" office:string-value=".byte &quot;ANKHEG&quot;,0         ; level  5">
            <text:p>.byte "ANKHEG",0 <text:s text:c="8"/>; level <text:s/>5</text:p>
          </table:table-cell>
          <table:table-cell table:formula="of:=&quot;.byte &quot; &amp; [.C54] &amp; &quot;,&quot; &amp; [.D54] &amp; &quot;,&quot; &amp; [.E54] &amp; &quot;,&quot; &amp; [.F54]+25 &amp; &quot;,&quot; &amp; [.G54] &amp; &quot;,&quot; &amp; [.H54] &amp; &quot;,&quot; &amp; [.I54] &amp; &quot;,&quot; &amp; [.J54] &amp; &quot;,&quot; &amp; [.K54] &amp; &quot;,&quot; &amp; [.L54] &amp; &quot;,&quot; &amp; [.M54] &amp; &quot;                ; &quot; &amp; [.B54]" office:value-type="string" office:string-value=".byte 5,8,1,27,1,6,5,0,0,3,5                ; ANKHEG">
            <text:p>.byte 5,8,1,27,1,6,5,0,0,3,5 <text:s text:c="15"/>; ANKHEG</text:p>
          </table:table-cell>
          <table:table-cell table:formula="of:=LEN([.B54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41">
            <text:p>41</text:p>
          </table:table-cell>
          <table:table-cell table:style-name="ce14" office:value-type="string">
            <text:p>BASILISK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NT((([.C55]+[.D55]/6)^1.3*(20-[.F55])/10)*([.G55]*[.H55]/2+[.J55]+[.K55]+[.L55]+[.M55]))" office:value-type="float" office:value="264">
            <text:p>264</text:p>
          </table:table-cell>
          <table:table-cell table:formula="of:=RIGHT(&quot; &quot; &amp; [.I55];2)" office:value-type="string" office:string-value=" 5">
            <text:p><text:s/>5</text:p>
          </table:table-cell>
          <table:table-cell table:formula="of:=LEFT([.B55] &amp; &quot; &quot; &amp; MID(&quot;   (A)(U)(D)&quot;;[.E55]*3+1;3) &amp; &quot;                               &quot;;19)" office:value-type="string" office:string-value="BASILISK (A)       ">
            <text:p>BASILISK (A) <text:s text:c="6"/></text:p>
          </table:table-cell>
          <table:table-cell table:formula="of:=LEFT([.C55] &amp; &quot;-&quot; &amp; [.C55]*[.D55] &amp; &quot;      &quot;;7)" office:value-type="string" office:string-value="5-40   ">
            <text:p>5-40 <text:s text:c="2"/></text:p>
          </table:table-cell>
          <table:table-cell table:formula="of:=LEFT([.F55] &amp; &quot;     &quot;;3)" office:value-type="string" office:string-value="0  ">
            <text:p>0 <text:s/></text:p>
          </table:table-cell>
          <table:table-cell table:formula="of:=LEFT([.G55] &amp; &quot;     &quot;;3)" office:value-type="string" office:string-value="1  ">
            <text:p>1 <text:s/></text:p>
          </table:table-cell>
          <table:table-cell table:formula="of:=LEFT(1 &amp; &quot;-&quot; &amp; [.H55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5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5]*9+1;9)) &amp; &quot;    &quot;;11)" office:value-type="string" office:string-value="STONE      ">
            <text:p>STONE <text:s text:c="5"/></text:p>
          </table:table-cell>
          <table:table-cell table:formula="of:=&quot;.byte &quot;&quot;&quot; &amp; [.B55] &amp; &quot;&quot;&quot;,0         ; level &quot; &amp; [.O55]" office:value-type="string" office:string-value=".byte &quot;BASILISK&quot;,0         ; level  5">
            <text:p>.byte "BASILISK",0 <text:s text:c="8"/>; level <text:s/>5</text:p>
          </table:table-cell>
          <table:table-cell table:formula="of:=&quot;.byte &quot; &amp; [.C55] &amp; &quot;,&quot; &amp; [.D55] &amp; &quot;,&quot; &amp; [.E55] &amp; &quot;,&quot; &amp; [.F55]+25 &amp; &quot;,&quot; &amp; [.G55] &amp; &quot;,&quot; &amp; [.H55] &amp; &quot;,&quot; &amp; [.I55] &amp; &quot;,&quot; &amp; [.J55] &amp; &quot;,&quot; &amp; [.K55] &amp; &quot;,&quot; &amp; [.L55] &amp; &quot;,&quot; &amp; [.M55] &amp; &quot;                ; &quot; &amp; [.B55]" office:value-type="string" office:string-value=".byte 5,8,1,25,1,10,5,0,0,0,7                ; BASILISK">
            <text:p>.byte 5,8,1,25,1,10,5,0,0,0,7 <text:s text:c="15"/>; BASILISK</text:p>
          </table:table-cell>
          <table:table-cell table:formula="of:=LEN([.B55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42">
            <text:p>42</text:p>
          </table:table-cell>
          <table:table-cell table:style-name="ce14" office:value-type="string">
            <text:p>DISPLACE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56]+[.D56]/6)^1.3*(20-[.F56])/10)*([.G56]*[.H56]/2+[.J56]+[.K56]+[.L56]+[.M56]))" office:value-type="float" office:value="213">
            <text:p>213</text:p>
          </table:table-cell>
          <table:table-cell table:formula="of:=RIGHT(&quot; &quot; &amp; [.I56];2)" office:value-type="string" office:string-value=" 5">
            <text:p><text:s/>5</text:p>
          </table:table-cell>
          <table:table-cell table:formula="of:=LEFT([.B56] &amp; &quot; &quot; &amp; MID(&quot;   (A)(U)(D)&quot;;[.E56]*3+1;3) &amp; &quot;                               &quot;;19)" office:value-type="string" office:string-value="DISPLACER (A)      ">
            <text:p>DISPLACER (A) <text:s text:c="5"/></text:p>
          </table:table-cell>
          <table:table-cell table:formula="of:=LEFT([.C56] &amp; &quot;-&quot; &amp; [.C56]*[.D56] &amp; &quot;      &quot;;7)" office:value-type="string" office:string-value="6-48   ">
            <text:p>6-48 <text:s text:c="2"/></text:p>
          </table:table-cell>
          <table:table-cell table:formula="of:=LEFT([.F56] &amp; &quot;     &quot;;3)" office:value-type="string" office:string-value="4  ">
            <text:p>4 <text:s/></text:p>
          </table:table-cell>
          <table:table-cell table:formula="of:=LEFT([.G56] &amp; &quot;     &quot;;3)" office:value-type="string" office:string-value="2  ">
            <text:p>2 <text:s/></text:p>
          </table:table-cell>
          <table:table-cell table:formula="of:=LEFT(1 &amp; &quot;-&quot; &amp; [.H56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5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6]*9+1;9)) &amp; &quot;    &quot;;11)" office:value-type="string" office:string-value="SUMMON     ">
            <text:p>SUMMON <text:s text:c="4"/></text:p>
          </table:table-cell>
          <table:table-cell table:formula="of:=&quot;.byte &quot;&quot;&quot; &amp; [.B56] &amp; &quot;&quot;&quot;,0         ; level &quot; &amp; [.O56]" office:value-type="string" office:string-value=".byte &quot;DISPLACER&quot;,0         ; level  5">
            <text:p>.byte "DISPLACER",0 <text:s text:c="8"/>; level <text:s/>5</text:p>
          </table:table-cell>
          <table:table-cell table:formula="of:=&quot;.byte &quot; &amp; [.C56] &amp; &quot;,&quot; &amp; [.D56] &amp; &quot;,&quot; &amp; [.E56] &amp; &quot;,&quot; &amp; [.F56]+25 &amp; &quot;,&quot; &amp; [.G56] &amp; &quot;,&quot; &amp; [.H56] &amp; &quot;,&quot; &amp; [.I56] &amp; &quot;,&quot; &amp; [.J56] &amp; &quot;,&quot; &amp; [.K56] &amp; &quot;,&quot; &amp; [.L56] &amp; &quot;,&quot; &amp; [.M56] &amp; &quot;                ; &quot; &amp; [.B56]" office:value-type="string" office:string-value=".byte 6,8,1,29,2,6,5,0,0,0,4                ; DISPLACER">
            <text:p>.byte 6,8,1,29,2,6,5,0,0,0,4 <text:s text:c="15"/>; DISPLACER</text:p>
          </table:table-cell>
          <table:table-cell table:formula="of:=LEN([.B56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43">
            <text:p>43</text:p>
          </table:table-cell>
          <table:table-cell table:style-name="ce14" office:value-type="string">
            <text:p>GIANT SLUG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NT((([.C57]+[.D57]/6)^1.3*(20-[.F57])/10)*([.G57]*[.H57]/2+[.J57]+[.K57]+[.L57]+[.M57]))" office:value-type="float" office:value="208">
            <text:p>208</text:p>
          </table:table-cell>
          <table:table-cell table:formula="of:=RIGHT(&quot; &quot; &amp; [.I57];2)" office:value-type="string" office:string-value=" 5">
            <text:p><text:s/>5</text:p>
          </table:table-cell>
          <table:table-cell table:formula="of:=LEFT([.B57] &amp; &quot; &quot; &amp; MID(&quot;   (A)(U)(D)&quot;;[.E57]*3+1;3) &amp; &quot;                               &quot;;19)" office:value-type="string" office:string-value="GIANT SLUG (A)     ">
            <text:p>GIANT SLUG (A) <text:s text:c="4"/></text:p>
          </table:table-cell>
          <table:table-cell table:formula="of:=LEFT([.C57] &amp; &quot;-&quot; &amp; [.C57]*[.D57] &amp; &quot;      &quot;;7)" office:value-type="string" office:string-value="12-96  ">
            <text:p>12-96 <text:s/></text:p>
          </table:table-cell>
          <table:table-cell table:formula="of:=LEFT([.F57] &amp; &quot;     &quot;;3)" office:value-type="string" office:string-value="8  ">
            <text:p>8 <text:s/></text:p>
          </table:table-cell>
          <table:table-cell table:formula="of:=LEFT([.G57] &amp; &quot;     &quot;;3)" office:value-type="string" office:string-value="1  ">
            <text:p>1 <text:s/></text:p>
          </table:table-cell>
          <table:table-cell table:formula="of:=LEFT(1 &amp; &quot;-&quot; &amp; [.H57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5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7]*9+1;9)) &amp; &quot;    &quot;;11)" office:value-type="string" office:string-value="SWING      ">
            <text:p>SWING <text:s text:c="5"/></text:p>
          </table:table-cell>
          <table:table-cell table:formula="of:=&quot;.byte &quot;&quot;&quot; &amp; [.B57] &amp; &quot;&quot;&quot;,0         ; level &quot; &amp; [.O57]" office:value-type="string" office:string-value=".byte &quot;GIANT SLUG&quot;,0         ; level  5">
            <text:p>.byte "GIANT SLUG",0 <text:s text:c="8"/>; level <text:s/>5</text:p>
          </table:table-cell>
          <table:table-cell table:formula="of:=&quot;.byte &quot; &amp; [.C57] &amp; &quot;,&quot; &amp; [.D57] &amp; &quot;,&quot; &amp; [.E57] &amp; &quot;,&quot; &amp; [.F57]+25 &amp; &quot;,&quot; &amp; [.G57] &amp; &quot;,&quot; &amp; [.H57] &amp; &quot;,&quot; &amp; [.I57] &amp; &quot;,&quot; &amp; [.J57] &amp; &quot;,&quot; &amp; [.K57] &amp; &quot;,&quot; &amp; [.L57] &amp; &quot;,&quot; &amp; [.M57] &amp; &quot;                ; &quot; &amp; [.B57]" office:value-type="string" office:string-value=".byte 12,8,1,33,1,12,5,0,0,0,0                ; GIANT SLUG">
            <text:p>.byte 12,8,1,33,1,12,5,0,0,0,0 <text:s text:c="15"/>; GIANT SLUG</text:p>
          </table:table-cell>
          <table:table-cell table:formula="of:=LEN([.B57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table:style-name="ce14" office:value-type="string">
            <text:p>HELL HOUN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C58]+[.D58]/6)^1.3*(20-[.F58])/10)*([.G58]*[.H58]/2+[.J58]+[.K58]+[.L58]+[.M58]))" office:value-type="float" office:value="234">
            <text:p>234</text:p>
          </table:table-cell>
          <table:table-cell table:formula="of:=RIGHT(&quot; &quot; &amp; [.I58];2)" office:value-type="string" office:string-value=" 5">
            <text:p><text:s/>5</text:p>
          </table:table-cell>
          <table:table-cell table:formula="of:=LEFT([.B58] &amp; &quot; &quot; &amp; MID(&quot;   (A)(U)(D)&quot;;[.E58]*3+1;3) &amp; &quot;                               &quot;;19)" office:value-type="string" office:string-value="HELL HOUND (D)     ">
            <text:p>HELL HOUND (D) <text:s text:c="4"/></text:p>
          </table:table-cell>
          <table:table-cell table:formula="of:=LEFT([.C58] &amp; &quot;-&quot; &amp; [.C58]*[.D58] &amp; &quot;      &quot;;7)" office:value-type="string" office:string-value="6-48   ">
            <text:p>6-48 <text:s text:c="2"/></text:p>
          </table:table-cell>
          <table:table-cell table:formula="of:=LEFT([.F58] &amp; &quot;     &quot;;3)" office:value-type="string" office:string-value="4  ">
            <text:p>4 <text:s/></text:p>
          </table:table-cell>
          <table:table-cell table:formula="of:=LEFT([.G58] &amp; &quot;     &quot;;3)" office:value-type="string" office:string-value="1  ">
            <text:p>1 <text:s/></text:p>
          </table:table-cell>
          <table:table-cell table:formula="of:=LEFT(1 &amp; &quot;-&quot; &amp; [.H58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5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8]*9+1;9)) &amp; &quot;    &quot;;11)" office:value-type="string" office:string-value="BREATHE    ">
            <text:p>BREATHE <text:s text:c="3"/></text:p>
          </table:table-cell>
          <table:table-cell table:formula="of:=&quot;.byte &quot;&quot;&quot; &amp; [.B58] &amp; &quot;&quot;&quot;,0         ; level &quot; &amp; [.O58]" office:value-type="string" office:string-value=".byte &quot;HELL HOUND&quot;,0         ; level  5">
            <text:p>.byte "HELL HOUND",0 <text:s text:c="8"/>; level <text:s/>5</text:p>
          </table:table-cell>
          <table:table-cell table:formula="of:=&quot;.byte &quot; &amp; [.C58] &amp; &quot;,&quot; &amp; [.D58] &amp; &quot;,&quot; &amp; [.E58] &amp; &quot;,&quot; &amp; [.F58]+25 &amp; &quot;,&quot; &amp; [.G58] &amp; &quot;,&quot; &amp; [.H58] &amp; &quot;,&quot; &amp; [.I58] &amp; &quot;,&quot; &amp; [.J58] &amp; &quot;,&quot; &amp; [.K58] &amp; &quot;,&quot; &amp; [.L58] &amp; &quot;,&quot; &amp; [.M58] &amp; &quot;                ; &quot; &amp; [.B58]" office:value-type="string" office:string-value=".byte 6,8,3,29,1,6,5,0,0,0,8                ; HELL HOUND">
            <text:p>.byte 6,8,3,29,1,6,5,0,0,0,8 <text:s text:c="15"/>; HELL HOUND</text:p>
          </table:table-cell>
          <table:table-cell table:formula="of:=LEN([.B58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45">
            <text:p>45</text:p>
          </table:table-cell>
          <table:table-cell table:style-name="ce14" office:value-type="string">
            <text:p>MANTICOR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NT((([.C59]+[.D59]/6)^1.3*(20-[.F59])/10)*([.G59]*[.H59]/2+[.J59]+[.K59]+[.L59]+[.M59]))" office:value-type="float" office:value="383">
            <text:p>383</text:p>
          </table:table-cell>
          <table:table-cell table:formula="of:=RIGHT(&quot; &quot; &amp; [.I59];2)" office:value-type="string" office:string-value=" 5">
            <text:p><text:s/>5</text:p>
          </table:table-cell>
          <table:table-cell table:formula="of:=LEFT([.B59] &amp; &quot; &quot; &amp; MID(&quot;   (A)(U)(D)&quot;;[.E59]*3+1;3) &amp; &quot;                               &quot;;19)" office:value-type="string" office:string-value="MANTICORE (A)      ">
            <text:p>MANTICORE (A) <text:s text:c="5"/></text:p>
          </table:table-cell>
          <table:table-cell table:formula="of:=LEFT([.C59] &amp; &quot;-&quot; &amp; [.C59]*[.D59] &amp; &quot;      &quot;;7)" office:value-type="string" office:string-value="6-48   ">
            <text:p>6-48 <text:s text:c="2"/></text:p>
          </table:table-cell>
          <table:table-cell table:formula="of:=LEFT([.F59] &amp; &quot;     &quot;;3)" office:value-type="string" office:string-value="4  ">
            <text:p>4 <text:s/></text:p>
          </table:table-cell>
          <table:table-cell table:formula="of:=LEFT([.G59] &amp; &quot;     &quot;;3)" office:value-type="string" office:string-value="6  ">
            <text:p>6 <text:s/></text:p>
          </table:table-cell>
          <table:table-cell table:formula="of:=LEFT(1 &amp; &quot;-&quot; &amp; [.H59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5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5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5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59]*9+1;9)) &amp; &quot;    &quot;;11)" office:value-type="string" office:string-value="SWING      ">
            <text:p>SWING <text:s text:c="5"/></text:p>
          </table:table-cell>
          <table:table-cell table:formula="of:=&quot;.byte &quot;&quot;&quot; &amp; [.B59] &amp; &quot;&quot;&quot;,0         ; level &quot; &amp; [.O59]" office:value-type="string" office:string-value=".byte &quot;MANTICORE&quot;,0         ; level  5">
            <text:p>.byte "MANTICORE",0 <text:s text:c="8"/>; level <text:s/>5</text:p>
          </table:table-cell>
          <table:table-cell table:formula="of:=&quot;.byte &quot; &amp; [.C59] &amp; &quot;,&quot; &amp; [.D59] &amp; &quot;,&quot; &amp; [.E59] &amp; &quot;,&quot; &amp; [.F59]+25 &amp; &quot;,&quot; &amp; [.G59] &amp; &quot;,&quot; &amp; [.H59] &amp; &quot;,&quot; &amp; [.I59] &amp; &quot;,&quot; &amp; [.J59] &amp; &quot;,&quot; &amp; [.K59] &amp; &quot;,&quot; &amp; [.L59] &amp; &quot;,&quot; &amp; [.M59] &amp; &quot;                ; &quot; &amp; [.B59]" office:value-type="string" office:string-value=".byte 6,8,1,29,6,6,5,0,0,0,0                ; MANTICORE">
            <text:p>.byte 6,8,1,29,6,6,5,0,0,0,0 <text:s text:c="15"/>; MANTICORE</text:p>
          </table:table-cell>
          <table:table-cell table:formula="of:=LEN([.B59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46">
            <text:p>46</text:p>
          </table:table-cell>
          <table:table-cell table:style-name="ce14" office:value-type="string">
            <text:p>MEDUSA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formula="of:=INT((([.C60]+[.D60]/6)^1.3*(20-[.F60])/10)*([.G60]*[.H60]/2+[.J60]+[.K60]+[.L60]+[.M60]))" office:value-type="float" office:value="362">
            <text:p>362</text:p>
          </table:table-cell>
          <table:table-cell table:formula="of:=RIGHT(&quot; &quot; &amp; [.I60];2)" office:value-type="string" office:string-value=" 5">
            <text:p><text:s/>5</text:p>
          </table:table-cell>
          <table:table-cell table:formula="of:=LEFT([.B60] &amp; &quot; &quot; &amp; MID(&quot;   (A)(U)(D)&quot;;[.E60]*3+1;3) &amp; &quot;                               &quot;;19)" office:value-type="string" office:string-value="MEDUSA             ">
            <text:p>MEDUSA <text:s text:c="12"/></text:p>
          </table:table-cell>
          <table:table-cell table:formula="of:=LEFT([.C60] &amp; &quot;-&quot; &amp; [.C60]*[.D60] &amp; &quot;      &quot;;7)" office:value-type="string" office:string-value="6-48   ">
            <text:p>6-48 <text:s text:c="2"/></text:p>
          </table:table-cell>
          <table:table-cell table:formula="of:=LEFT([.F60] &amp; &quot;     &quot;;3)" office:value-type="string" office:string-value="3  ">
            <text:p>3 <text:s/></text:p>
          </table:table-cell>
          <table:table-cell table:formula="of:=LEFT([.G60] &amp; &quot;     &quot;;3)" office:value-type="string" office:string-value="1  ">
            <text:p>1 <text:s/></text:p>
          </table:table-cell>
          <table:table-cell table:formula="of:=LEFT(1 &amp; &quot;-&quot; &amp; [.H60] &amp; &quot;        &quot;;7)" office:value-type="string" office:string-value="1-4    ">
            <text:p>1-4 <text:s text:c="3"/></text:p>
          </table:table-cell>
          <table:table-cell table:formula="of:=LEFT((MID(&quot;SWING    HEAL     LIGHTNINGPOISON   SUMMON   PARALYZE CHARM    STONE    BREATHE  DEATH    DESTROY  DRAIN    &quot;;[.J6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0]*9+1;9)) &amp; &quot;    &quot;;11)" office:value-type="string" office:string-value="STONE      ">
            <text:p>STONE <text:s text:c="5"/></text:p>
          </table:table-cell>
          <table:table-cell table:formula="of:=LEFT((MID(&quot;SWING    HEAL     LIGHTNINGPOISON   SUMMON   PARALYZE CHARM    STONE    BREATHE  DEATH    DESTROY  DRAIN    &quot;;[.M60]*9+1;9)) &amp; &quot;    &quot;;11)" office:value-type="string" office:string-value="STONE      ">
            <text:p>STONE <text:s text:c="5"/></text:p>
          </table:table-cell>
          <table:table-cell table:formula="of:=&quot;.byte &quot;&quot;&quot; &amp; [.B60] &amp; &quot;&quot;&quot;,0         ; level &quot; &amp; [.O60]" office:value-type="string" office:string-value=".byte &quot;MEDUSA&quot;,0         ; level  5">
            <text:p>.byte "MEDUSA",0 <text:s text:c="8"/>; level <text:s/>5</text:p>
          </table:table-cell>
          <table:table-cell table:formula="of:=&quot;.byte &quot; &amp; [.C60] &amp; &quot;,&quot; &amp; [.D60] &amp; &quot;,&quot; &amp; [.E60] &amp; &quot;,&quot; &amp; [.F60]+25 &amp; &quot;,&quot; &amp; [.G60] &amp; &quot;,&quot; &amp; [.H60] &amp; &quot;,&quot; &amp; [.I60] &amp; &quot;,&quot; &amp; [.J60] &amp; &quot;,&quot; &amp; [.K60] &amp; &quot;,&quot; &amp; [.L60] &amp; &quot;,&quot; &amp; [.M60] &amp; &quot;                ; &quot; &amp; [.B60]" office:value-type="string" office:string-value=".byte 6,8,0,28,1,4,5,0,0,7,7                ; MEDUSA">
            <text:p>.byte 6,8,0,28,1,4,5,0,0,7,7 <text:s text:c="15"/>; MEDUSA</text:p>
          </table:table-cell>
          <table:table-cell table:formula="of:=LEN([.B60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47">
            <text:p>47</text:p>
          </table:table-cell>
          <table:table-cell table:style-name="ce14" office:value-type="string">
            <text:p>OTYUGH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NT((([.C61]+[.D61]/6)^1.3*(20-[.F61])/10)*([.G61]*[.H61]/2+[.J61]+[.K61]+[.L61]+[.M61]))" office:value-type="float" office:value="240">
            <text:p>240</text:p>
          </table:table-cell>
          <table:table-cell table:formula="of:=RIGHT(&quot; &quot; &amp; [.I61];2)" office:value-type="string" office:string-value=" 5">
            <text:p><text:s/>5</text:p>
          </table:table-cell>
          <table:table-cell table:formula="of:=LEFT([.B61] &amp; &quot; &quot; &amp; MID(&quot;   (A)(U)(D)&quot;;[.E61]*3+1;3) &amp; &quot;                               &quot;;19)" office:value-type="string" office:string-value="OTYUGH (A)         ">
            <text:p>OTYUGH (A) <text:s text:c="8"/></text:p>
          </table:table-cell>
          <table:table-cell table:formula="of:=LEFT([.C61] &amp; &quot;-&quot; &amp; [.C61]*[.D61] &amp; &quot;      &quot;;7)" office:value-type="string" office:string-value="7-56   ">
            <text:p>7-56 <text:s text:c="2"/></text:p>
          </table:table-cell>
          <table:table-cell table:formula="of:=LEFT([.F61] &amp; &quot;     &quot;;3)" office:value-type="string" office:string-value="3  ">
            <text:p>3 <text:s/></text:p>
          </table:table-cell>
          <table:table-cell table:formula="of:=LEFT([.G61] &amp; &quot;     &quot;;3)" office:value-type="string" office:string-value="3  ">
            <text:p>3 <text:s/></text:p>
          </table:table-cell>
          <table:table-cell table:formula="of:=LEFT(1 &amp; &quot;-&quot; &amp; [.H61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6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1]*9+1;9)) &amp; &quot;    &quot;;11)" office:value-type="string" office:string-value="SWING      ">
            <text:p>SWING <text:s text:c="5"/></text:p>
          </table:table-cell>
          <table:table-cell table:formula="of:=&quot;.byte &quot;&quot;&quot; &amp; [.B61] &amp; &quot;&quot;&quot;,0         ; level &quot; &amp; [.O61]" office:value-type="string" office:string-value=".byte &quot;OTYUGH&quot;,0         ; level  5">
            <text:p>.byte "OTYUGH",0 <text:s text:c="8"/>; level <text:s/>5</text:p>
          </table:table-cell>
          <table:table-cell table:formula="of:=&quot;.byte &quot; &amp; [.C61] &amp; &quot;,&quot; &amp; [.D61] &amp; &quot;,&quot; &amp; [.E61] &amp; &quot;,&quot; &amp; [.F61]+25 &amp; &quot;,&quot; &amp; [.G61] &amp; &quot;,&quot; &amp; [.H61] &amp; &quot;,&quot; &amp; [.I61] &amp; &quot;,&quot; &amp; [.J61] &amp; &quot;,&quot; &amp; [.K61] &amp; &quot;,&quot; &amp; [.L61] &amp; &quot;,&quot; &amp; [.M61] &amp; &quot;                ; &quot; &amp; [.B61]" office:value-type="string" office:string-value=".byte 7,8,1,28,3,6,5,0,0,0,0                ; OTYUGH">
            <text:p>.byte 7,8,1,28,3,6,5,0,0,0,0 <text:s text:c="15"/>; OTYUGH</text:p>
          </table:table-cell>
          <table:table-cell table:formula="of:=LEN([.B61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table:style-name="ce14" office:value-type="string">
            <text:p>SUCCUBU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INT((([.C62]+[.D62]/6)^1.3*(20-[.F62])/10)*([.G62]*[.H62]/2+[.J62]+[.K62]+[.L62]+[.M62]))" office:value-type="float" office:value="373">
            <text:p>373</text:p>
          </table:table-cell>
          <table:table-cell table:formula="of:=RIGHT(&quot; &quot; &amp; [.I62];2)" office:value-type="string" office:string-value=" 5">
            <text:p><text:s/>5</text:p>
          </table:table-cell>
          <table:table-cell table:formula="of:=LEFT([.B62] &amp; &quot; &quot; &amp; MID(&quot;   (A)(U)(D)&quot;;[.E62]*3+1;3) &amp; &quot;                               &quot;;19)" office:value-type="string" office:string-value="SUCCUBUS (D)       ">
            <text:p>SUCCUBUS (D) <text:s text:c="6"/></text:p>
          </table:table-cell>
          <table:table-cell table:formula="of:=LEFT([.C62] &amp; &quot;-&quot; &amp; [.C62]*[.D62] &amp; &quot;      &quot;;7)" office:value-type="string" office:string-value="6-48   ">
            <text:p>6-48 <text:s text:c="2"/></text:p>
          </table:table-cell>
          <table:table-cell table:formula="of:=LEFT([.F62] &amp; &quot;     &quot;;3)" office:value-type="string" office:string-value="0  ">
            <text:p>0 <text:s/></text:p>
          </table:table-cell>
          <table:table-cell table:formula="of:=LEFT([.G62] &amp; &quot;     &quot;;3)" office:value-type="string" office:string-value="2  ">
            <text:p>2 <text:s/></text:p>
          </table:table-cell>
          <table:table-cell table:formula="of:=LEFT(1 &amp; &quot;-&quot; &amp; [.H62] &amp; &quot;        &quot;;7)" office:value-type="string" office:string-value="1-3    ">
            <text:p>1-3 <text:s text:c="3"/></text:p>
          </table:table-cell>
          <table:table-cell table:formula="of:=LEFT((MID(&quot;SWING    HEAL     LIGHTNINGPOISON   SUMMON   PARALYZE CHARM    STONE    BREATHE  DEATH    DESTROY  DRAIN    &quot;;[.J6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2]*9+1;9)) &amp; &quot;    &quot;;11)" office:value-type="string" office:string-value="DRAIN      ">
            <text:p>DRAIN <text:s text:c="5"/></text:p>
          </table:table-cell>
          <table:table-cell table:formula="of:=&quot;.byte &quot;&quot;&quot; &amp; [.B62] &amp; &quot;&quot;&quot;,0         ; level &quot; &amp; [.O62]" office:value-type="string" office:string-value=".byte &quot;SUCCUBUS&quot;,0         ; level  5">
            <text:p>.byte "SUCCUBUS",0 <text:s text:c="8"/>; level <text:s/>5</text:p>
          </table:table-cell>
          <table:table-cell table:formula="of:=&quot;.byte &quot; &amp; [.C62] &amp; &quot;,&quot; &amp; [.D62] &amp; &quot;,&quot; &amp; [.E62] &amp; &quot;,&quot; &amp; [.F62]+25 &amp; &quot;,&quot; &amp; [.G62] &amp; &quot;,&quot; &amp; [.H62] &amp; &quot;,&quot; &amp; [.I62] &amp; &quot;,&quot; &amp; [.J62] &amp; &quot;,&quot; &amp; [.K62] &amp; &quot;,&quot; &amp; [.L62] &amp; &quot;,&quot; &amp; [.M62] &amp; &quot;                ; &quot; &amp; [.B62]" office:value-type="string" office:string-value=".byte 6,8,3,25,2,3,5,0,0,0,11                ; SUCCUBUS">
            <text:p>.byte 6,8,3,25,2,3,5,0,0,0,11 <text:s text:c="15"/>; SUCCUBUS</text:p>
          </table:table-cell>
          <table:table-cell table:formula="of:=LEN([.B62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table:style-name="ce14" office:value-type="string">
            <text:p>WEREBOAR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C63]+[.D63]/6)^1.3*(20-[.F63])/10)*([.G63]*[.H63]/2+[.J63]+[.K63]+[.L63]+[.M63]))" office:value-type="float" office:value="242">
            <text:p>242</text:p>
          </table:table-cell>
          <table:table-cell table:formula="of:=RIGHT(&quot; &quot; &amp; [.I63];2)" office:value-type="string" office:string-value=" 5">
            <text:p><text:s/>5</text:p>
          </table:table-cell>
          <table:table-cell table:formula="of:=LEFT([.B63] &amp; &quot; &quot; &amp; MID(&quot;   (A)(U)(D)&quot;;[.E63]*3+1;3) &amp; &quot;                               &quot;;19)" office:value-type="string" office:string-value="WEREBOAR (A)       ">
            <text:p>WEREBOAR (A) <text:s text:c="6"/></text:p>
          </table:table-cell>
          <table:table-cell table:formula="of:=LEFT([.C63] &amp; &quot;-&quot; &amp; [.C63]*[.D63] &amp; &quot;      &quot;;7)" office:value-type="string" office:string-value="8-64   ">
            <text:p>8-64 <text:s text:c="2"/></text:p>
          </table:table-cell>
          <table:table-cell table:formula="of:=LEFT([.F63] &amp; &quot;     &quot;;3)" office:value-type="string" office:string-value="1  ">
            <text:p>1 <text:s/></text:p>
          </table:table-cell>
          <table:table-cell table:formula="of:=LEFT([.G63] &amp; &quot;     &quot;;3)" office:value-type="string" office:string-value="1  ">
            <text:p>1 <text:s/></text:p>
          </table:table-cell>
          <table:table-cell table:formula="of:=LEFT(1 &amp; &quot;-&quot; &amp; [.H63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6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3]*9+1;9)) &amp; &quot;    &quot;;11)" office:value-type="string" office:string-value="POISON     ">
            <text:p>POISON <text:s text:c="4"/></text:p>
          </table:table-cell>
          <table:table-cell table:formula="of:=&quot;.byte &quot;&quot;&quot; &amp; [.B63] &amp; &quot;&quot;&quot;,0         ; level &quot; &amp; [.O63]" office:value-type="string" office:string-value=".byte &quot;WEREBOAR&quot;,0         ; level  5">
            <text:p>.byte "WEREBOAR",0 <text:s text:c="8"/>; level <text:s/>5</text:p>
          </table:table-cell>
          <table:table-cell table:formula="of:=&quot;.byte &quot; &amp; [.C63] &amp; &quot;,&quot; &amp; [.D63] &amp; &quot;,&quot; &amp; [.E63] &amp; &quot;,&quot; &amp; [.F63]+25 &amp; &quot;,&quot; &amp; [.G63] &amp; &quot;,&quot; &amp; [.H63] &amp; &quot;,&quot; &amp; [.I63] &amp; &quot;,&quot; &amp; [.J63] &amp; &quot;,&quot; &amp; [.K63] &amp; &quot;,&quot; &amp; [.L63] &amp; &quot;,&quot; &amp; [.M63] &amp; &quot;                ; &quot; &amp; [.B63]" office:value-type="string" office:string-value=".byte 8,8,1,26,1,8,5,0,0,0,3                ; WEREBOAR">
            <text:p>.byte 8,8,1,26,1,8,5,0,0,0,3 <text:s text:c="15"/>; WEREBOAR</text:p>
          </table:table-cell>
          <table:table-cell table:formula="of:=LEN([.B63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table:style-name="ce14" office:value-type="string">
            <text:p>CHIMER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C64]+[.D64]/6)^1.3*(20-[.F64])/10)*([.G64]*[.H64]/2+[.J64]+[.K64]+[.L64]+[.M64]))" office:value-type="float" office:value="524">
            <text:p>524</text:p>
          </table:table-cell>
          <table:table-cell table:formula="of:=RIGHT(&quot; &quot; &amp; [.I64];2)" office:value-type="string" office:string-value=" 6">
            <text:p><text:s/>6</text:p>
          </table:table-cell>
          <table:table-cell table:formula="of:=LEFT([.B64] &amp; &quot; &quot; &amp; MID(&quot;   (A)(U)(D)&quot;;[.E64]*3+1;3) &amp; &quot;                               &quot;;19)" office:value-type="string" office:string-value="CHIMERA (A)        ">
            <text:p>CHIMERA (A) <text:s text:c="7"/></text:p>
          </table:table-cell>
          <table:table-cell table:formula="of:=LEFT([.C64] &amp; &quot;-&quot; &amp; [.C64]*[.D64] &amp; &quot;      &quot;;7)" office:value-type="string" office:string-value="9-72   ">
            <text:p>9-72 <text:s text:c="2"/></text:p>
          </table:table-cell>
          <table:table-cell table:formula="of:=LEFT([.F64] &amp; &quot;     &quot;;3)" office:value-type="string" office:string-value="2  ">
            <text:p>2 <text:s/></text:p>
          </table:table-cell>
          <table:table-cell table:formula="of:=LEFT([.G64] &amp; &quot;     &quot;;3)" office:value-type="string" office:string-value="2  ">
            <text:p>2 <text:s/></text:p>
          </table:table-cell>
          <table:table-cell table:formula="of:=LEFT(1 &amp; &quot;-&quot; &amp; [.H64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6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4]*9+1;9)) &amp; &quot;    &quot;;11)" office:value-type="string" office:string-value="BREATHE    ">
            <text:p>BREATHE <text:s text:c="3"/></text:p>
          </table:table-cell>
          <table:table-cell table:formula="of:=&quot;.byte &quot;&quot;&quot; &amp; [.B64] &amp; &quot;&quot;&quot;,0         ; level &quot; &amp; [.O64]" office:value-type="string" office:string-value=".byte &quot;CHIMERA&quot;,0         ; level  6">
            <text:p>.byte "CHIMERA",0 <text:s text:c="8"/>; level <text:s/>6</text:p>
          </table:table-cell>
          <table:table-cell table:formula="of:=&quot;.byte &quot; &amp; [.C64] &amp; &quot;,&quot; &amp; [.D64] &amp; &quot;,&quot; &amp; [.E64] &amp; &quot;,&quot; &amp; [.F64]+25 &amp; &quot;,&quot; &amp; [.G64] &amp; &quot;,&quot; &amp; [.H64] &amp; &quot;,&quot; &amp; [.I64] &amp; &quot;,&quot; &amp; [.J64] &amp; &quot;,&quot; &amp; [.K64] &amp; &quot;,&quot; &amp; [.L64] &amp; &quot;,&quot; &amp; [.M64] &amp; &quot;                ; &quot; &amp; [.B64]" office:value-type="string" office:string-value=".byte 9,8,1,27,2,6,6,0,0,0,8                ; CHIMERA">
            <text:p>.byte 9,8,1,27,2,6,6,0,0,0,8 <text:s text:c="15"/>; CHIMERA</text:p>
          </table:table-cell>
          <table:table-cell table:formula="of:=LEN([.B64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table:style-name="ce14" office:value-type="string">
            <text:p>ETT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C65]+[.D65]/6)^1.3*(20-[.F65])/10)*([.G65]*[.H65]/2+[.J65]+[.K65]+[.L65]+[.M65]))" office:value-type="float" office:value="493">
            <text:p>493</text:p>
          </table:table-cell>
          <table:table-cell table:formula="of:=RIGHT(&quot; &quot; &amp; [.I65];2)" office:value-type="string" office:string-value=" 6">
            <text:p><text:s/>6</text:p>
          </table:table-cell>
          <table:table-cell table:formula="of:=LEFT([.B65] &amp; &quot; &quot; &amp; MID(&quot;   (A)(U)(D)&quot;;[.E65]*3+1;3) &amp; &quot;                               &quot;;19)" office:value-type="string" office:string-value="ETTIN              ">
            <text:p>ETTIN <text:s text:c="13"/></text:p>
          </table:table-cell>
          <table:table-cell table:formula="of:=LEFT([.C65] &amp; &quot;-&quot; &amp; [.C65]*[.D65] &amp; &quot;      &quot;;7)" office:value-type="string" office:string-value="10-80  ">
            <text:p>10-80 <text:s/></text:p>
          </table:table-cell>
          <table:table-cell table:formula="of:=LEFT([.F65] &amp; &quot;     &quot;;3)" office:value-type="string" office:string-value="-1 ">
            <text:p>-1 </text:p>
          </table:table-cell>
          <table:table-cell table:formula="of:=LEFT([.G65] &amp; &quot;     &quot;;3)" office:value-type="string" office:string-value="2  ">
            <text:p>2 <text:s/></text:p>
          </table:table-cell>
          <table:table-cell table:formula="of:=LEFT(1 &amp; &quot;-&quot; &amp; [.H65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6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5]*9+1;9)) &amp; &quot;    &quot;;11)" office:value-type="string" office:string-value="SWING      ">
            <text:p>SWING <text:s text:c="5"/></text:p>
          </table:table-cell>
          <table:table-cell table:formula="of:=&quot;.byte &quot;&quot;&quot; &amp; [.B65] &amp; &quot;&quot;&quot;,0         ; level &quot; &amp; [.O65]" office:value-type="string" office:string-value=".byte &quot;ETTIN&quot;,0         ; level  6">
            <text:p>.byte "ETTIN",0 <text:s text:c="8"/>; level <text:s/>6</text:p>
          </table:table-cell>
          <table:table-cell table:formula="of:=&quot;.byte &quot; &amp; [.C65] &amp; &quot;,&quot; &amp; [.D65] &amp; &quot;,&quot; &amp; [.E65] &amp; &quot;,&quot; &amp; [.F65]+25 &amp; &quot;,&quot; &amp; [.G65] &amp; &quot;,&quot; &amp; [.H65] &amp; &quot;,&quot; &amp; [.I65] &amp; &quot;,&quot; &amp; [.J65] &amp; &quot;,&quot; &amp; [.K65] &amp; &quot;,&quot; &amp; [.L65] &amp; &quot;,&quot; &amp; [.M65] &amp; &quot;                ; &quot; &amp; [.B65]" office:value-type="string" office:string-value=".byte 10,8,0,24,2,10,6,0,0,0,0                ; ETTIN">
            <text:p>.byte 10,8,0,24,2,10,6,0,0,0,0 <text:s text:c="15"/>; ETTIN</text:p>
          </table:table-cell>
          <table:table-cell table:formula="of:=LEN([.B65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52">
            <text:p>52</text:p>
          </table:table-cell>
          <table:table-cell table:style-name="ce14" office:value-type="string">
            <text:p>GORGON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NT((([.C66]+[.D66]/6)^1.3*(20-[.F66])/10)*([.G66]*[.H66]/2+[.J66]+[.K66]+[.L66]+[.M66]))" office:value-type="float" office:value="474">
            <text:p>474</text:p>
          </table:table-cell>
          <table:table-cell table:formula="of:=RIGHT(&quot; &quot; &amp; [.I66];2)" office:value-type="string" office:string-value=" 6">
            <text:p><text:s/>6</text:p>
          </table:table-cell>
          <table:table-cell table:formula="of:=LEFT([.B66] &amp; &quot; &quot; &amp; MID(&quot;   (A)(U)(D)&quot;;[.E66]*3+1;3) &amp; &quot;                               &quot;;19)" office:value-type="string" office:string-value="GORGON (A)         ">
            <text:p>GORGON (A) <text:s text:c="8"/></text:p>
          </table:table-cell>
          <table:table-cell table:formula="of:=LEFT([.C66] &amp; &quot;-&quot; &amp; [.C66]*[.D66] &amp; &quot;      &quot;;7)" office:value-type="string" office:string-value="8-64   ">
            <text:p>8-64 <text:s text:c="2"/></text:p>
          </table:table-cell>
          <table:table-cell table:formula="of:=LEFT([.F66] &amp; &quot;     &quot;;3)" office:value-type="string" office:string-value="0  ">
            <text:p>0 <text:s/></text:p>
          </table:table-cell>
          <table:table-cell table:formula="of:=LEFT([.G66] &amp; &quot;     &quot;;3)" office:value-type="string" office:string-value="2  ">
            <text:p>2 <text:s/></text:p>
          </table:table-cell>
          <table:table-cell table:formula="of:=LEFT(1 &amp; &quot;-&quot; &amp; [.H66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6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6]*9+1;9)) &amp; &quot;    &quot;;11)" office:value-type="string" office:string-value="STONE      ">
            <text:p>STONE <text:s text:c="5"/></text:p>
          </table:table-cell>
          <table:table-cell table:formula="of:=&quot;.byte &quot;&quot;&quot; &amp; [.B66] &amp; &quot;&quot;&quot;,0         ; level &quot; &amp; [.O66]" office:value-type="string" office:string-value=".byte &quot;GORGON&quot;,0         ; level  6">
            <text:p>.byte "GORGON",0 <text:s text:c="8"/>; level <text:s/>6</text:p>
          </table:table-cell>
          <table:table-cell table:formula="of:=&quot;.byte &quot; &amp; [.C66] &amp; &quot;,&quot; &amp; [.D66] &amp; &quot;,&quot; &amp; [.E66] &amp; &quot;,&quot; &amp; [.F66]+25 &amp; &quot;,&quot; &amp; [.G66] &amp; &quot;,&quot; &amp; [.H66] &amp; &quot;,&quot; &amp; [.I66] &amp; &quot;,&quot; &amp; [.J66] &amp; &quot;,&quot; &amp; [.K66] &amp; &quot;,&quot; &amp; [.L66] &amp; &quot;,&quot; &amp; [.M66] &amp; &quot;                ; &quot; &amp; [.B66]" office:value-type="string" office:string-value=".byte 8,8,1,25,2,6,6,0,0,0,7                ; GORGON">
            <text:p>.byte 8,8,1,25,2,6,6,0,0,0,7 <text:s text:c="15"/>; GORGON</text:p>
          </table:table-cell>
          <table:table-cell table:formula="of:=LEN([.B66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53">
            <text:p>53</text:p>
          </table:table-cell>
          <table:table-cell table:style-name="ce14" office:value-type="string">
            <text:p>HILL GIANT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C67]+[.D67]/6)^1.3*(20-[.F67])/10)*([.G67]*[.H67]/2+[.J67]+[.K67]+[.L67]+[.M67]))" office:value-type="float" office:value="395">
            <text:p>395</text:p>
          </table:table-cell>
          <table:table-cell table:formula="of:=RIGHT(&quot; &quot; &amp; [.I67];2)" office:value-type="string" office:string-value=" 6">
            <text:p><text:s/>6</text:p>
          </table:table-cell>
          <table:table-cell table:formula="of:=LEFT([.B67] &amp; &quot; &quot; &amp; MID(&quot;   (A)(U)(D)&quot;;[.E67]*3+1;3) &amp; &quot;                               &quot;;19)" office:value-type="string" office:string-value="HILL GIANT         ">
            <text:p>HILL GIANT <text:s text:c="8"/></text:p>
          </table:table-cell>
          <table:table-cell table:formula="of:=LEFT([.C67] &amp; &quot;-&quot; &amp; [.C67]*[.D67] &amp; &quot;      &quot;;7)" office:value-type="string" office:string-value="9-72   ">
            <text:p>9-72 <text:s text:c="2"/></text:p>
          </table:table-cell>
          <table:table-cell table:formula="of:=LEFT([.F67] &amp; &quot;     &quot;;3)" office:value-type="string" office:string-value="1  ">
            <text:p>1 <text:s/></text:p>
          </table:table-cell>
          <table:table-cell table:formula="of:=LEFT([.G67] &amp; &quot;     &quot;;3)" office:value-type="string" office:string-value="1  ">
            <text:p>1 <text:s/></text:p>
          </table:table-cell>
          <table:table-cell table:formula="of:=LEFT(1 &amp; &quot;-&quot; &amp; [.H67] &amp; &quot;        &quot;;7)" office:value-type="string" office:string-value="1-20   ">
            <text:p>1-20 <text:s text:c="2"/></text:p>
          </table:table-cell>
          <table:table-cell table:formula="of:=LEFT((MID(&quot;SWING    HEAL     LIGHTNINGPOISON   SUMMON   PARALYZE CHARM    STONE    BREATHE  DEATH    DESTROY  DRAIN    &quot;;[.J6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7]*9+1;9)) &amp; &quot;    &quot;;11)" office:value-type="string" office:string-value="SWING      ">
            <text:p>SWING <text:s text:c="5"/></text:p>
          </table:table-cell>
          <table:table-cell table:formula="of:=&quot;.byte &quot;&quot;&quot; &amp; [.B67] &amp; &quot;&quot;&quot;,0         ; level &quot; &amp; [.O67]" office:value-type="string" office:string-value=".byte &quot;HILL GIANT&quot;,0         ; level  6">
            <text:p>.byte "HILL GIANT",0 <text:s text:c="8"/>; level <text:s/>6</text:p>
          </table:table-cell>
          <table:table-cell table:formula="of:=&quot;.byte &quot; &amp; [.C67] &amp; &quot;,&quot; &amp; [.D67] &amp; &quot;,&quot; &amp; [.E67] &amp; &quot;,&quot; &amp; [.F67]+25 &amp; &quot;,&quot; &amp; [.G67] &amp; &quot;,&quot; &amp; [.H67] &amp; &quot;,&quot; &amp; [.I67] &amp; &quot;,&quot; &amp; [.J67] &amp; &quot;,&quot; &amp; [.K67] &amp; &quot;,&quot; &amp; [.L67] &amp; &quot;,&quot; &amp; [.M67] &amp; &quot;                ; &quot; &amp; [.B67]" office:value-type="string" office:string-value=".byte 9,8,0,26,1,20,6,0,0,0,0                ; HILL GIANT">
            <text:p>.byte 9,8,0,26,1,20,6,0,0,0,0 <text:s text:c="15"/>; HILL GIANT</text:p>
          </table:table-cell>
          <table:table-cell table:formula="of:=LEN([.B67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table:style-name="ce14" office:value-type="string">
            <text:p>LAMMASU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C68]+[.D68]/6)^1.3*(20-[.F68])/10)*([.G68]*[.H68]/2+[.J68]+[.K68]+[.L68]+[.M68]))" office:value-type="float" office:value="437">
            <text:p>437</text:p>
          </table:table-cell>
          <table:table-cell table:formula="of:=RIGHT(&quot; &quot; &amp; [.I68];2)" office:value-type="string" office:string-value=" 6">
            <text:p><text:s/>6</text:p>
          </table:table-cell>
          <table:table-cell table:formula="of:=LEFT([.B68] &amp; &quot; &quot; &amp; MID(&quot;   (A)(U)(D)&quot;;[.E68]*3+1;3) &amp; &quot;                               &quot;;19)" office:value-type="string" office:string-value="LAMMASU (A)        ">
            <text:p>LAMMASU (A) <text:s text:c="7"/></text:p>
          </table:table-cell>
          <table:table-cell table:formula="of:=LEFT([.C68] &amp; &quot;-&quot; &amp; [.C68]*[.D68] &amp; &quot;      &quot;;7)" office:value-type="string" office:string-value="8-64   ">
            <text:p>8-64 <text:s text:c="2"/></text:p>
          </table:table-cell>
          <table:table-cell table:formula="of:=LEFT([.F68] &amp; &quot;     &quot;;3)" office:value-type="string" office:string-value="0  ">
            <text:p>0 <text:s/></text:p>
          </table:table-cell>
          <table:table-cell table:formula="of:=LEFT([.G68] &amp; &quot;     &quot;;3)" office:value-type="string" office:string-value="2  ">
            <text:p>2 <text:s/></text:p>
          </table:table-cell>
          <table:table-cell table:formula="of:=LEFT(1 &amp; &quot;-&quot; &amp; [.H68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6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8]*9+1;9)) &amp; &quot;    &quot;;11)" office:value-type="string" office:string-value="SWING      ">
            <text:p>SWING <text:s text:c="5"/></text:p>
          </table:table-cell>
          <table:table-cell table:formula="of:=&quot;.byte &quot;&quot;&quot; &amp; [.B68] &amp; &quot;&quot;&quot;,0         ; level &quot; &amp; [.O68]" office:value-type="string" office:string-value=".byte &quot;LAMMASU&quot;,0         ; level  6">
            <text:p>.byte "LAMMASU",0 <text:s text:c="8"/>; level <text:s/>6</text:p>
          </table:table-cell>
          <table:table-cell table:formula="of:=&quot;.byte &quot; &amp; [.C68] &amp; &quot;,&quot; &amp; [.D68] &amp; &quot;,&quot; &amp; [.E68] &amp; &quot;,&quot; &amp; [.F68]+25 &amp; &quot;,&quot; &amp; [.G68] &amp; &quot;,&quot; &amp; [.H68] &amp; &quot;,&quot; &amp; [.I68] &amp; &quot;,&quot; &amp; [.J68] &amp; &quot;,&quot; &amp; [.K68] &amp; &quot;,&quot; &amp; [.L68] &amp; &quot;,&quot; &amp; [.M68] &amp; &quot;                ; &quot; &amp; [.B68]" office:value-type="string" office:string-value=".byte 8,8,1,25,2,12,6,0,0,0,0                ; LAMMASU">
            <text:p>.byte 8,8,1,25,2,12,6,0,0,0,0 <text:s text:c="15"/>; LAMMASU</text:p>
          </table:table-cell>
          <table:table-cell table:formula="of:=LEN([.B68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table:style-name="ce14" office:value-type="string">
            <text:p>LURKE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NT((([.C69]+[.D69]/6)^1.3*(20-[.F69])/10)*([.G69]*[.H69]/2+[.J69]+[.K69]+[.L69]+[.M69]))" office:value-type="float" office:value="488">
            <text:p>488</text:p>
          </table:table-cell>
          <table:table-cell table:formula="of:=RIGHT(&quot; &quot; &amp; [.I69];2)" office:value-type="string" office:string-value=" 6">
            <text:p><text:s/>6</text:p>
          </table:table-cell>
          <table:table-cell table:formula="of:=LEFT([.B69] &amp; &quot; &quot; &amp; MID(&quot;   (A)(U)(D)&quot;;[.E69]*3+1;3) &amp; &quot;                               &quot;;19)" office:value-type="string" office:string-value="LURKER (A)         ">
            <text:p>LURKER (A) <text:s text:c="8"/></text:p>
          </table:table-cell>
          <table:table-cell table:formula="of:=LEFT([.C69] &amp; &quot;-&quot; &amp; [.C69]*[.D69] &amp; &quot;      &quot;;7)" office:value-type="string" office:string-value="10-80  ">
            <text:p>10-80 <text:s/></text:p>
          </table:table-cell>
          <table:table-cell table:formula="of:=LEFT([.F69] &amp; &quot;     &quot;;3)" office:value-type="string" office:string-value="4  ">
            <text:p>4 <text:s/></text:p>
          </table:table-cell>
          <table:table-cell table:formula="of:=LEFT([.G69] &amp; &quot;     &quot;;3)" office:value-type="string" office:string-value="1  ">
            <text:p>1 <text:s/></text:p>
          </table:table-cell>
          <table:table-cell table:formula="of:=LEFT(1 &amp; &quot;-&quot; &amp; [.H69] &amp; &quot;        &quot;;7)" office:value-type="string" office:string-value="1-6    ">
            <text:p>1-6 <text:s text:c="3"/></text:p>
          </table:table-cell>
          <table:table-cell table:formula="of:=LEFT((MID(&quot;SWING    HEAL     LIGHTNINGPOISON   SUMMON   PARALYZE CHARM    STONE    BREATHE  DEATH    DESTROY  DRAIN    &quot;;[.J6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6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6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69]*9+1;9)) &amp; &quot;    &quot;;11)" office:value-type="string" office:string-value="DESTROY    ">
            <text:p>DESTROY <text:s text:c="3"/></text:p>
          </table:table-cell>
          <table:table-cell table:formula="of:=&quot;.byte &quot;&quot;&quot; &amp; [.B69] &amp; &quot;&quot;&quot;,0         ; level &quot; &amp; [.O69]" office:value-type="string" office:string-value=".byte &quot;LURKER&quot;,0         ; level  6">
            <text:p>.byte "LURKER",0 <text:s text:c="8"/>; level <text:s/>6</text:p>
          </table:table-cell>
          <table:table-cell table:formula="of:=&quot;.byte &quot; &amp; [.C69] &amp; &quot;,&quot; &amp; [.D69] &amp; &quot;,&quot; &amp; [.E69] &amp; &quot;,&quot; &amp; [.F69]+25 &amp; &quot;,&quot; &amp; [.G69] &amp; &quot;,&quot; &amp; [.H69] &amp; &quot;,&quot; &amp; [.I69] &amp; &quot;,&quot; &amp; [.J69] &amp; &quot;,&quot; &amp; [.K69] &amp; &quot;,&quot; &amp; [.L69] &amp; &quot;,&quot; &amp; [.M69] &amp; &quot;                ; &quot; &amp; [.B69]" office:value-type="string" office:string-value=".byte 10,8,1,29,1,6,6,0,0,0,10                ; LURKER">
            <text:p>.byte 10,8,1,29,1,6,6,0,0,0,10 <text:s text:c="15"/>; LURKER</text:p>
          </table:table-cell>
          <table:table-cell table:formula="of:=LEN([.B69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56">
            <text:p>56</text:p>
          </table:table-cell>
          <table:table-cell table:style-name="ce14" office:value-type="string">
            <text:p>MUMM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INT((([.C70]+[.D70]/6)^1.3*(20-[.F70])/10)*([.G70]*[.H70]/2+[.J70]+[.K70]+[.L70]+[.M70]))" office:value-type="float" office:value="582">
            <text:p>582</text:p>
          </table:table-cell>
          <table:table-cell table:formula="of:=RIGHT(&quot; &quot; &amp; [.I70];2)" office:value-type="string" office:string-value=" 6">
            <text:p><text:s/>6</text:p>
          </table:table-cell>
          <table:table-cell table:formula="of:=LEFT([.B70] &amp; &quot; &quot; &amp; MID(&quot;   (A)(U)(D)&quot;;[.E70]*3+1;3) &amp; &quot;                               &quot;;19)" office:value-type="string" office:string-value="MUMMY (U)          ">
            <text:p>MUMMY (U) <text:s text:c="9"/></text:p>
          </table:table-cell>
          <table:table-cell table:formula="of:=LEFT([.C70] &amp; &quot;-&quot; &amp; [.C70]*[.D70] &amp; &quot;      &quot;;7)" office:value-type="string" office:string-value="6-48   ">
            <text:p>6-48 <text:s text:c="2"/></text:p>
          </table:table-cell>
          <table:table-cell table:formula="of:=LEFT([.F70] &amp; &quot;     &quot;;3)" office:value-type="string" office:string-value="1  ">
            <text:p>1 <text:s/></text:p>
          </table:table-cell>
          <table:table-cell table:formula="of:=LEFT([.G70] &amp; &quot;     &quot;;3)" office:value-type="string" office:string-value="1  ">
            <text:p>1 <text:s/></text:p>
          </table:table-cell>
          <table:table-cell table:formula="of:=LEFT(1 &amp; &quot;-&quot; &amp; [.H70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7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0]*9+1;9)) &amp; &quot;    &quot;;11)" office:value-type="string" office:string-value="POISON     ">
            <text:p>POISON <text:s text:c="4"/></text:p>
          </table:table-cell>
          <table:table-cell table:formula="of:=LEFT((MID(&quot;SWING    HEAL     LIGHTNINGPOISON   SUMMON   PARALYZE CHARM    STONE    BREATHE  DEATH    DESTROY  DRAIN    &quot;;[.L70]*9+1;9)) &amp; &quot;    &quot;;11)" office:value-type="string" office:string-value="POISON     ">
            <text:p>POISON <text:s text:c="4"/></text:p>
          </table:table-cell>
          <table:table-cell table:formula="of:=LEFT((MID(&quot;SWING    HEAL     LIGHTNINGPOISON   SUMMON   PARALYZE CHARM    STONE    BREATHE  DEATH    DESTROY  DRAIN    &quot;;[.M70]*9+1;9)) &amp; &quot;    &quot;;11)" office:value-type="string" office:string-value="DRAIN      ">
            <text:p>DRAIN <text:s text:c="5"/></text:p>
          </table:table-cell>
          <table:table-cell table:formula="of:=&quot;.byte &quot;&quot;&quot; &amp; [.B70] &amp; &quot;&quot;&quot;,0         ; level &quot; &amp; [.O70]" office:value-type="string" office:string-value=".byte &quot;MUMMY&quot;,0         ; level  6">
            <text:p>.byte "MUMMY",0 <text:s text:c="8"/>; level <text:s/>6</text:p>
          </table:table-cell>
          <table:table-cell table:formula="of:=&quot;.byte &quot; &amp; [.C70] &amp; &quot;,&quot; &amp; [.D70] &amp; &quot;,&quot; &amp; [.E70] &amp; &quot;,&quot; &amp; [.F70]+25 &amp; &quot;,&quot; &amp; [.G70] &amp; &quot;,&quot; &amp; [.H70] &amp; &quot;,&quot; &amp; [.I70] &amp; &quot;,&quot; &amp; [.J70] &amp; &quot;,&quot; &amp; [.K70] &amp; &quot;,&quot; &amp; [.L70] &amp; &quot;,&quot; &amp; [.M70] &amp; &quot;                ; &quot; &amp; [.B70]" office:value-type="string" office:string-value=".byte 6,8,2,26,1,12,6,0,3,3,11                ; MUMMY">
            <text:p>.byte 6,8,2,26,1,12,6,0,3,3,11 <text:s text:c="15"/>; MUMMY</text:p>
          </table:table-cell>
          <table:table-cell table:formula="of:=LEN([.B70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57">
            <text:p>57</text:p>
          </table:table-cell>
          <table:table-cell table:style-name="ce14" office:value-type="string">
            <text:p>NEO-OTYUGH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C71]+[.D71]/6)^1.3*(20-[.F71])/10)*([.G71]*[.H71]/2+[.J71]+[.K71]+[.L71]+[.M71]))" office:value-type="float" office:value="499">
            <text:p>499</text:p>
          </table:table-cell>
          <table:table-cell table:formula="of:=RIGHT(&quot; &quot; &amp; [.I71];2)" office:value-type="string" office:string-value=" 6">
            <text:p><text:s/>6</text:p>
          </table:table-cell>
          <table:table-cell table:formula="of:=LEFT([.B71] &amp; &quot; &quot; &amp; MID(&quot;   (A)(U)(D)&quot;;[.E71]*3+1;3) &amp; &quot;                               &quot;;19)" office:value-type="string" office:string-value="NEO-OTYUGH (A)     ">
            <text:p>NEO-OTYUGH (A) <text:s text:c="4"/></text:p>
          </table:table-cell>
          <table:table-cell table:formula="of:=LEFT([.C71] &amp; &quot;-&quot; &amp; [.C71]*[.D71] &amp; &quot;      &quot;;7)" office:value-type="string" office:string-value="9-72   ">
            <text:p>9-72 <text:s text:c="2"/></text:p>
          </table:table-cell>
          <table:table-cell table:formula="of:=LEFT([.F71] &amp; &quot;     &quot;;3)" office:value-type="string" office:string-value="0  ">
            <text:p>0 <text:s/></text:p>
          </table:table-cell>
          <table:table-cell table:formula="of:=LEFT([.G71] &amp; &quot;     &quot;;3)" office:value-type="string" office:string-value="2  ">
            <text:p>2 <text:s/></text:p>
          </table:table-cell>
          <table:table-cell table:formula="of:=LEFT(1 &amp; &quot;-&quot; &amp; [.H71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7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1]*9+1;9)) &amp; &quot;    &quot;;11)" office:value-type="string" office:string-value="SWING      ">
            <text:p>SWING <text:s text:c="5"/></text:p>
          </table:table-cell>
          <table:table-cell table:formula="of:=&quot;.byte &quot;&quot;&quot; &amp; [.B71] &amp; &quot;&quot;&quot;,0         ; level &quot; &amp; [.O71]" office:value-type="string" office:string-value=".byte &quot;NEO-OTYUGH&quot;,0         ; level  6">
            <text:p>.byte "NEO-OTYUGH",0 <text:s text:c="8"/>; level <text:s/>6</text:p>
          </table:table-cell>
          <table:table-cell table:formula="of:=&quot;.byte &quot; &amp; [.C71] &amp; &quot;,&quot; &amp; [.D71] &amp; &quot;,&quot; &amp; [.E71] &amp; &quot;,&quot; &amp; [.F71]+25 &amp; &quot;,&quot; &amp; [.G71] &amp; &quot;,&quot; &amp; [.H71] &amp; &quot;,&quot; &amp; [.I71] &amp; &quot;,&quot; &amp; [.J71] &amp; &quot;,&quot; &amp; [.K71] &amp; &quot;,&quot; &amp; [.L71] &amp; &quot;,&quot; &amp; [.M71] &amp; &quot;                ; &quot; &amp; [.B71]" office:value-type="string" office:string-value=".byte 9,8,1,25,2,12,6,0,0,0,0                ; NEO-OTYUGH">
            <text:p>.byte 9,8,1,25,2,12,6,0,0,0,0 <text:s text:c="15"/>; NEO-OTYUGH</text:p>
          </table:table-cell>
          <table:table-cell table:formula="of:=LEN([.B71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58">
            <text:p>58</text:p>
          </table:table-cell>
          <table:table-cell table:style-name="ce14" office:value-type="string">
            <text:p>SU-MONSTER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C72]+[.D72]/6)^1.3*(20-[.F72])/10)*([.G72]*[.H72]/2+[.J72]+[.K72]+[.L72]+[.M72]))" office:value-type="float" office:value="626">
            <text:p>626</text:p>
          </table:table-cell>
          <table:table-cell table:formula="of:=RIGHT(&quot; &quot; &amp; [.I72];2)" office:value-type="string" office:string-value=" 6">
            <text:p><text:s/>6</text:p>
          </table:table-cell>
          <table:table-cell table:formula="of:=LEFT([.B72] &amp; &quot; &quot; &amp; MID(&quot;   (A)(U)(D)&quot;;[.E72]*3+1;3) &amp; &quot;                               &quot;;19)" office:value-type="string" office:string-value="SU-MONSTER (A)     ">
            <text:p>SU-MONSTER (A) <text:s text:c="4"/></text:p>
          </table:table-cell>
          <table:table-cell table:formula="of:=LEFT([.C72] &amp; &quot;-&quot; &amp; [.C72]*[.D72] &amp; &quot;      &quot;;7)" office:value-type="string" office:string-value="12-96  ">
            <text:p>12-96 <text:s/></text:p>
          </table:table-cell>
          <table:table-cell table:formula="of:=LEFT([.F72] &amp; &quot;     &quot;;3)" office:value-type="string" office:string-value="2  ">
            <text:p>2 <text:s/></text:p>
          </table:table-cell>
          <table:table-cell table:formula="of:=LEFT([.G72] &amp; &quot;     &quot;;3)" office:value-type="string" office:string-value="2  ">
            <text:p>2 <text:s/></text:p>
          </table:table-cell>
          <table:table-cell table:formula="of:=LEFT(1 &amp; &quot;-&quot; &amp; [.H72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7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2]*9+1;9)) &amp; &quot;    &quot;;11)" office:value-type="string" office:string-value="SWING      ">
            <text:p>SWING <text:s text:c="5"/></text:p>
          </table:table-cell>
          <table:table-cell table:formula="of:=&quot;.byte &quot;&quot;&quot; &amp; [.B72] &amp; &quot;&quot;&quot;,0         ; level &quot; &amp; [.O72]" office:value-type="string" office:string-value=".byte &quot;SU-MONSTER&quot;,0         ; level  6">
            <text:p>.byte "SU-MONSTER",0 <text:s text:c="8"/>; level <text:s/>6</text:p>
          </table:table-cell>
          <table:table-cell table:formula="of:=&quot;.byte &quot; &amp; [.C72] &amp; &quot;,&quot; &amp; [.D72] &amp; &quot;,&quot; &amp; [.E72] &amp; &quot;,&quot; &amp; [.F72]+25 &amp; &quot;,&quot; &amp; [.G72] &amp; &quot;,&quot; &amp; [.H72] &amp; &quot;,&quot; &amp; [.I72] &amp; &quot;,&quot; &amp; [.J72] &amp; &quot;,&quot; &amp; [.K72] &amp; &quot;,&quot; &amp; [.L72] &amp; &quot;,&quot; &amp; [.M72] &amp; &quot;                ; &quot; &amp; [.B72]" office:value-type="string" office:string-value=".byte 12,8,1,27,2,12,6,0,0,0,0                ; SU-MONSTER">
            <text:p>.byte 12,8,1,27,2,12,6,0,0,0,0 <text:s text:c="15"/>; SU-MONSTER</text:p>
          </table:table-cell>
          <table:table-cell table:formula="of:=LEN([.B72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59">
            <text:p>59</text:p>
          </table:table-cell>
          <table:table-cell table:style-name="ce14" office:value-type="string">
            <text:p>WERETIGE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C73]+[.D73]/6)^1.3*(20-[.F73])/10)*([.G73]*[.H73]/2+[.J73]+[.K73]+[.L73]+[.M73]))" office:value-type="float" office:value="610">
            <text:p>610</text:p>
          </table:table-cell>
          <table:table-cell table:formula="of:=RIGHT(&quot; &quot; &amp; [.I73];2)" office:value-type="string" office:string-value=" 6">
            <text:p><text:s/>6</text:p>
          </table:table-cell>
          <table:table-cell table:formula="of:=LEFT([.B73] &amp; &quot; &quot; &amp; MID(&quot;   (A)(U)(D)&quot;;[.E73]*3+1;3) &amp; &quot;                               &quot;;19)" office:value-type="string" office:string-value="WERETIGER (A)      ">
            <text:p>WERETIGER (A) <text:s text:c="5"/></text:p>
          </table:table-cell>
          <table:table-cell table:formula="of:=LEFT([.C73] &amp; &quot;-&quot; &amp; [.C73]*[.D73] &amp; &quot;      &quot;;7)" office:value-type="string" office:string-value="10-80  ">
            <text:p>10-80 <text:s/></text:p>
          </table:table-cell>
          <table:table-cell table:formula="of:=LEFT([.F73] &amp; &quot;     &quot;;3)" office:value-type="string" office:string-value="0  ">
            <text:p>0 <text:s/></text:p>
          </table:table-cell>
          <table:table-cell table:formula="of:=LEFT([.G73] &amp; &quot;     &quot;;3)" office:value-type="string" office:string-value="2  ">
            <text:p>2 <text:s/></text:p>
          </table:table-cell>
          <table:table-cell table:formula="of:=LEFT(1 &amp; &quot;-&quot; &amp; [.H73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7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3]*9+1;9)) &amp; &quot;    &quot;;11)" office:value-type="string" office:string-value="POISON     ">
            <text:p>POISON <text:s text:c="4"/></text:p>
          </table:table-cell>
          <table:table-cell table:formula="of:=&quot;.byte &quot;&quot;&quot; &amp; [.B73] &amp; &quot;&quot;&quot;,0         ; level &quot; &amp; [.O73]" office:value-type="string" office:string-value=".byte &quot;WERETIGER&quot;,0         ; level  6">
            <text:p>.byte "WERETIGER",0 <text:s text:c="8"/>; level <text:s/>6</text:p>
          </table:table-cell>
          <table:table-cell table:formula="of:=&quot;.byte &quot; &amp; [.C73] &amp; &quot;,&quot; &amp; [.D73] &amp; &quot;,&quot; &amp; [.E73] &amp; &quot;,&quot; &amp; [.F73]+25 &amp; &quot;,&quot; &amp; [.G73] &amp; &quot;,&quot; &amp; [.H73] &amp; &quot;,&quot; &amp; [.I73] &amp; &quot;,&quot; &amp; [.J73] &amp; &quot;,&quot; &amp; [.K73] &amp; &quot;,&quot; &amp; [.L73] &amp; &quot;,&quot; &amp; [.M73] &amp; &quot;                ; &quot; &amp; [.B73]" office:value-type="string" office:string-value=".byte 10,8,1,25,2,10,6,0,0,0,3                ; WERETIGER">
            <text:p>.byte 10,8,1,25,2,10,6,0,0,0,3 <text:s text:c="15"/>; WERETIGER</text:p>
          </table:table-cell>
          <table:table-cell table:formula="of:=LEN([.B73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table:style-name="ce14" office:value-type="string">
            <text:p>AIR EL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74]+[.D74]/6)^1.3*(20-[.F74])/10)*([.G74]*[.H74]/2+[.J74]+[.K74]+[.L74]+[.M74]))" office:value-type="float" office:value="1027">
            <text:p>1027</text:p>
          </table:table-cell>
          <table:table-cell table:formula="of:=RIGHT(&quot; &quot; &amp; [.I74];2)" office:value-type="string" office:string-value=" 7">
            <text:p><text:s/>7</text:p>
          </table:table-cell>
          <table:table-cell table:formula="of:=LEFT([.B74] &amp; &quot; &quot; &amp; MID(&quot;   (A)(U)(D)&quot;;[.E74]*3+1;3) &amp; &quot;                               &quot;;19)" office:value-type="string" office:string-value="AIR EL (A)         ">
            <text:p>AIR EL (A) <text:s text:c="8"/></text:p>
          </table:table-cell>
          <table:table-cell table:formula="of:=LEFT([.C74] &amp; &quot;-&quot; &amp; [.C74]*[.D74] &amp; &quot;      &quot;;7)" office:value-type="string" office:string-value="16-128 ">
            <text:p>16-128 </text:p>
          </table:table-cell>
          <table:table-cell table:formula="of:=LEFT([.F74] &amp; &quot;     &quot;;3)" office:value-type="string" office:string-value="2  ">
            <text:p>2 <text:s/></text:p>
          </table:table-cell>
          <table:table-cell table:formula="of:=LEFT([.G74] &amp; &quot;     &quot;;3)" office:value-type="string" office:string-value="2  ">
            <text:p>2 <text:s/></text:p>
          </table:table-cell>
          <table:table-cell table:formula="of:=LEFT(1 &amp; &quot;-&quot; &amp; [.H74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7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4]*9+1;9)) &amp; &quot;    &quot;;11)" office:value-type="string" office:string-value="SUMMON     ">
            <text:p>SUMMON <text:s text:c="4"/></text:p>
          </table:table-cell>
          <table:table-cell table:formula="of:=&quot;.byte &quot;&quot;&quot; &amp; [.B74] &amp; &quot;&quot;&quot;,0         ; level &quot; &amp; [.O74]" office:value-type="string" office:string-value=".byte &quot;AIR EL&quot;,0         ; level  7">
            <text:p>.byte "AIR EL",0 <text:s text:c="8"/>; level <text:s/>7</text:p>
          </table:table-cell>
          <table:table-cell table:formula="of:=&quot;.byte &quot; &amp; [.C74] &amp; &quot;,&quot; &amp; [.D74] &amp; &quot;,&quot; &amp; [.E74] &amp; &quot;,&quot; &amp; [.F74]+25 &amp; &quot;,&quot; &amp; [.G74] &amp; &quot;,&quot; &amp; [.H74] &amp; &quot;,&quot; &amp; [.I74] &amp; &quot;,&quot; &amp; [.J74] &amp; &quot;,&quot; &amp; [.K74] &amp; &quot;,&quot; &amp; [.L74] &amp; &quot;,&quot; &amp; [.M74] &amp; &quot;                ; &quot; &amp; [.B74]" office:value-type="string" office:string-value=".byte 16,8,1,27,2,10,7,0,0,0,4                ; AIR EL">
            <text:p>.byte 16,8,1,27,2,10,7,0,0,0,4 <text:s text:c="15"/>; AIR EL</text:p>
          </table:table-cell>
          <table:table-cell table:formula="of:=LEN([.B74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61">
            <text:p>61</text:p>
          </table:table-cell>
          <table:table-cell table:style-name="ce14" office:value-type="string">
            <text:p>CLAY GOLEM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75]+[.D75]/6)^1.3*(20-[.F75])/10)*([.G75]*[.H75]/2+[.J75]+[.K75]+[.L75]+[.M75]))" office:value-type="float" office:value="802">
            <text:p>802</text:p>
          </table:table-cell>
          <table:table-cell table:formula="of:=RIGHT(&quot; &quot; &amp; [.I75];2)" office:value-type="string" office:string-value=" 7">
            <text:p><text:s/>7</text:p>
          </table:table-cell>
          <table:table-cell table:formula="of:=LEFT([.B75] &amp; &quot; &quot; &amp; MID(&quot;   (A)(U)(D)&quot;;[.E75]*3+1;3) &amp; &quot;                               &quot;;19)" office:value-type="string" office:string-value="CLAY GOLEM (A)     ">
            <text:p>CLAY GOLEM (A) <text:s text:c="4"/></text:p>
          </table:table-cell>
          <table:table-cell table:formula="of:=LEFT([.C75] &amp; &quot;-&quot; &amp; [.C75]*[.D75] &amp; &quot;      &quot;;7)" office:value-type="string" office:string-value="10-80  ">
            <text:p>10-80 <text:s/></text:p>
          </table:table-cell>
          <table:table-cell table:formula="of:=LEFT([.F75] &amp; &quot;     &quot;;3)" office:value-type="string" office:string-value="2  ">
            <text:p>2 <text:s/></text:p>
          </table:table-cell>
          <table:table-cell table:formula="of:=LEFT([.G75] &amp; &quot;     &quot;;3)" office:value-type="string" office:string-value="3  ">
            <text:p>3 <text:s/></text:p>
          </table:table-cell>
          <table:table-cell table:formula="of:=LEFT(1 &amp; &quot;-&quot; &amp; [.H75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7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5]*9+1;9)) &amp; &quot;    &quot;;11)" office:value-type="string" office:string-value="SUMMON     ">
            <text:p>SUMMON <text:s text:c="4"/></text:p>
          </table:table-cell>
          <table:table-cell table:formula="of:=&quot;.byte &quot;&quot;&quot; &amp; [.B75] &amp; &quot;&quot;&quot;,0         ; level &quot; &amp; [.O75]" office:value-type="string" office:string-value=".byte &quot;CLAY GOLEM&quot;,0         ; level  7">
            <text:p>.byte "CLAY GOLEM",0 <text:s text:c="8"/>; level <text:s/>7</text:p>
          </table:table-cell>
          <table:table-cell table:formula="of:=&quot;.byte &quot; &amp; [.C75] &amp; &quot;,&quot; &amp; [.D75] &amp; &quot;,&quot; &amp; [.E75] &amp; &quot;,&quot; &amp; [.F75]+25 &amp; &quot;,&quot; &amp; [.G75] &amp; &quot;,&quot; &amp; [.H75] &amp; &quot;,&quot; &amp; [.I75] &amp; &quot;,&quot; &amp; [.J75] &amp; &quot;,&quot; &amp; [.K75] &amp; &quot;,&quot; &amp; [.L75] &amp; &quot;,&quot; &amp; [.M75] &amp; &quot;                ; &quot; &amp; [.B75]" office:value-type="string" office:string-value=".byte 10,8,1,27,3,10,7,0,0,0,4                ; CLAY GOLEM">
            <text:p>.byte 10,8,1,27,3,10,7,0,0,0,4 <text:s text:c="15"/>; CLAY GOLEM</text:p>
          </table:table-cell>
          <table:table-cell table:formula="of:=LEN([.B75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table:style-name="ce14" office:value-type="string">
            <text:p>HYDRA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NT((([.C76]+[.D76]/6)^1.3*(20-[.F76])/10)*([.G76]*[.H76]/2+[.J76]+[.K76]+[.L76]+[.M76]))" office:value-type="float" office:value="933">
            <text:p>933</text:p>
          </table:table-cell>
          <table:table-cell table:formula="of:=RIGHT(&quot; &quot; &amp; [.I76];2)" office:value-type="string" office:string-value=" 7">
            <text:p><text:s/>7</text:p>
          </table:table-cell>
          <table:table-cell table:formula="of:=LEFT([.B76] &amp; &quot; &quot; &amp; MID(&quot;   (A)(U)(D)&quot;;[.E76]*3+1;3) &amp; &quot;                               &quot;;19)" office:value-type="string" office:string-value="HYDRA              ">
            <text:p>HYDRA <text:s text:c="13"/></text:p>
          </table:table-cell>
          <table:table-cell table:formula="of:=LEFT([.C76] &amp; &quot;-&quot; &amp; [.C76]*[.D76] &amp; &quot;      &quot;;7)" office:value-type="string" office:string-value="8-64   ">
            <text:p>8-64 <text:s text:c="2"/></text:p>
          </table:table-cell>
          <table:table-cell table:formula="of:=LEFT([.F76] &amp; &quot;     &quot;;3)" office:value-type="string" office:string-value="4  ">
            <text:p>4 <text:s/></text:p>
          </table:table-cell>
          <table:table-cell table:formula="of:=LEFT([.G76] &amp; &quot;     &quot;;3)" office:value-type="string" office:string-value="8  ">
            <text:p>8 <text:s/></text:p>
          </table:table-cell>
          <table:table-cell table:formula="of:=LEFT(1 &amp; &quot;-&quot; &amp; [.H76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7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6]*9+1;9)) &amp; &quot;    &quot;;11)" office:value-type="string" office:string-value="SWING      ">
            <text:p>SWING <text:s text:c="5"/></text:p>
          </table:table-cell>
          <table:table-cell table:formula="of:=&quot;.byte &quot;&quot;&quot; &amp; [.B76] &amp; &quot;&quot;&quot;,0         ; level &quot; &amp; [.O76]" office:value-type="string" office:string-value=".byte &quot;HYDRA&quot;,0         ; level  7">
            <text:p>.byte "HYDRA",0 <text:s text:c="8"/>; level <text:s/>7</text:p>
          </table:table-cell>
          <table:table-cell table:formula="of:=&quot;.byte &quot; &amp; [.C76] &amp; &quot;,&quot; &amp; [.D76] &amp; &quot;,&quot; &amp; [.E76] &amp; &quot;,&quot; &amp; [.F76]+25 &amp; &quot;,&quot; &amp; [.G76] &amp; &quot;,&quot; &amp; [.H76] &amp; &quot;,&quot; &amp; [.I76] &amp; &quot;,&quot; &amp; [.J76] &amp; &quot;,&quot; &amp; [.K76] &amp; &quot;,&quot; &amp; [.L76] &amp; &quot;,&quot; &amp; [.M76] &amp; &quot;                ; &quot; &amp; [.B76]" office:value-type="string" office:string-value=".byte 8,8,0,29,8,8,7,0,0,0,0                ; HYDRA">
            <text:p>.byte 8,8,0,29,8,8,7,0,0,0,0 <text:s text:c="15"/>; HYDRA</text:p>
          </table:table-cell>
          <table:table-cell table:formula="of:=LEN([.B76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63">
            <text:p>63</text:p>
          </table:table-cell>
          <table:table-cell table:style-name="ce14" office:value-type="string">
            <text:p>RAKHAS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NT((([.C77]+[.D77]/6)^1.3*(20-[.F77])/10)*([.G77]*[.H77]/2+[.J77]+[.K77]+[.L77]+[.M77]))" office:value-type="float" office:value="826">
            <text:p>826</text:p>
          </table:table-cell>
          <table:table-cell table:formula="of:=RIGHT(&quot; &quot; &amp; [.I77];2)" office:value-type="string" office:string-value=" 7">
            <text:p><text:s/>7</text:p>
          </table:table-cell>
          <table:table-cell table:formula="of:=LEFT([.B77] &amp; &quot; &quot; &amp; MID(&quot;   (A)(U)(D)&quot;;[.E77]*3+1;3) &amp; &quot;                               &quot;;19)" office:value-type="string" office:string-value="RAKHASA (D)        ">
            <text:p>RAKHASA (D) <text:s text:c="7"/></text:p>
          </table:table-cell>
          <table:table-cell table:formula="of:=LEFT([.C77] &amp; &quot;-&quot; &amp; [.C77]*[.D77] &amp; &quot;      &quot;;7)" office:value-type="string" office:string-value="7-56   ">
            <text:p>7-56 <text:s text:c="2"/></text:p>
          </table:table-cell>
          <table:table-cell table:formula="of:=LEFT([.F77] &amp; &quot;     &quot;;3)" office:value-type="string" office:string-value="-15">
            <text:p>-15</text:p>
          </table:table-cell>
          <table:table-cell table:formula="of:=LEFT([.G77] &amp; &quot;     &quot;;3)" office:value-type="string" office:string-value="2  ">
            <text:p>2 <text:s/></text:p>
          </table:table-cell>
          <table:table-cell table:formula="of:=LEFT(1 &amp; &quot;-&quot; &amp; [.H77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7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7]*9+1;9)) &amp; &quot;    &quot;;11)" office:value-type="string" office:string-value="SWING      ">
            <text:p>SWING <text:s text:c="5"/></text:p>
          </table:table-cell>
          <table:table-cell table:formula="of:=&quot;.byte &quot;&quot;&quot; &amp; [.B77] &amp; &quot;&quot;&quot;,0         ; level &quot; &amp; [.O77]" office:value-type="string" office:string-value=".byte &quot;RAKHASA&quot;,0         ; level  7">
            <text:p>.byte "RAKHASA",0 <text:s text:c="8"/>; level <text:s/>7</text:p>
          </table:table-cell>
          <table:table-cell table:formula="of:=&quot;.byte &quot; &amp; [.C77] &amp; &quot;,&quot; &amp; [.D77] &amp; &quot;,&quot; &amp; [.E77] &amp; &quot;,&quot; &amp; [.F77]+25 &amp; &quot;,&quot; &amp; [.G77] &amp; &quot;,&quot; &amp; [.H77] &amp; &quot;,&quot; &amp; [.I77] &amp; &quot;,&quot; &amp; [.J77] &amp; &quot;,&quot; &amp; [.K77] &amp; &quot;,&quot; &amp; [.L77] &amp; &quot;,&quot; &amp; [.M77] &amp; &quot;                ; &quot; &amp; [.B77]" office:value-type="string" office:string-value=".byte 7,8,3,10,2,15,7,0,0,0,0                ; RAKHASA">
            <text:p>.byte 7,8,3,10,2,15,7,0,0,0,0 <text:s text:c="15"/>; RAKHASA</text:p>
          </table:table-cell>
          <table:table-cell table:formula="of:=LEN([.B77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64">
            <text:p>64</text:p>
          </table:table-cell>
          <table:table-cell table:style-name="ce14" office:value-type="string">
            <text:p>SHAMBLER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NT((([.C78]+[.D78]/6)^1.3*(20-[.F78])/10)*([.G78]*[.H78]/2+[.J78]+[.K78]+[.L78]+[.M78]))" office:value-type="float" office:value="995">
            <text:p>995</text:p>
          </table:table-cell>
          <table:table-cell table:formula="of:=RIGHT(&quot; &quot; &amp; [.I78];2)" office:value-type="string" office:string-value=" 7">
            <text:p><text:s/>7</text:p>
          </table:table-cell>
          <table:table-cell table:formula="of:=LEFT([.B78] &amp; &quot; &quot; &amp; MID(&quot;   (A)(U)(D)&quot;;[.E78]*3+1;3) &amp; &quot;                               &quot;;19)" office:value-type="string" office:string-value="SHAMBLER (A)       ">
            <text:p>SHAMBLER (A) <text:s text:c="6"/></text:p>
          </table:table-cell>
          <table:table-cell table:formula="of:=LEFT([.C78] &amp; &quot;-&quot; &amp; [.C78]*[.D78] &amp; &quot;      &quot;;7)" office:value-type="string" office:string-value="8-64   ">
            <text:p>8-64 <text:s text:c="2"/></text:p>
          </table:table-cell>
          <table:table-cell table:formula="of:=LEFT([.F78] &amp; &quot;     &quot;;3)" office:value-type="string" office:string-value="-1 ">
            <text:p>-1 </text:p>
          </table:table-cell>
          <table:table-cell table:formula="of:=LEFT([.G78] &amp; &quot;     &quot;;3)" office:value-type="string" office:string-value="4  ">
            <text:p>4 <text:s/></text:p>
          </table:table-cell>
          <table:table-cell table:formula="of:=LEFT(1 &amp; &quot;-&quot; &amp; [.H78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7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78]*9+1;9)) &amp; &quot;    &quot;;11)" office:value-type="string" office:string-value="DESTROY    ">
            <text:p>DESTROY <text:s text:c="3"/></text:p>
          </table:table-cell>
          <table:table-cell table:formula="of:=&quot;.byte &quot;&quot;&quot; &amp; [.B78] &amp; &quot;&quot;&quot;,0         ; level &quot; &amp; [.O78]" office:value-type="string" office:string-value=".byte &quot;SHAMBLER&quot;,0         ; level  7">
            <text:p>.byte "SHAMBLER",0 <text:s text:c="8"/>; level <text:s/>7</text:p>
          </table:table-cell>
          <table:table-cell table:formula="of:=&quot;.byte &quot; &amp; [.C78] &amp; &quot;,&quot; &amp; [.D78] &amp; &quot;,&quot; &amp; [.E78] &amp; &quot;,&quot; &amp; [.F78]+25 &amp; &quot;,&quot; &amp; [.G78] &amp; &quot;,&quot; &amp; [.H78] &amp; &quot;,&quot; &amp; [.I78] &amp; &quot;,&quot; &amp; [.J78] &amp; &quot;,&quot; &amp; [.K78] &amp; &quot;,&quot; &amp; [.L78] &amp; &quot;,&quot; &amp; [.M78] &amp; &quot;                ; &quot; &amp; [.B78]" office:value-type="string" office:string-value=".byte 8,8,1,24,4,8,7,0,0,0,10                ; SHAMBLER">
            <text:p>.byte 8,8,1,24,4,8,7,0,0,0,10 <text:s text:c="15"/>; SHAMBLER</text:p>
          </table:table-cell>
          <table:table-cell table:formula="of:=LEN([.B78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65">
            <text:p>65</text:p>
          </table:table-cell>
          <table:table-cell table:style-name="ce14" office:value-type="string">
            <text:p>SPECTR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formula="of:=INT((([.C79]+[.D79]/6)^1.3*(20-[.F79])/10)*([.G79]*[.H79]/2+[.J79]+[.K79]+[.L79]+[.M79]))" office:value-type="float" office:value="1098">
            <text:p>1098</text:p>
          </table:table-cell>
          <table:table-cell table:formula="of:=RIGHT(&quot; &quot; &amp; [.I79];2)" office:value-type="string" office:string-value=" 7">
            <text:p><text:s/>7</text:p>
          </table:table-cell>
          <table:table-cell table:formula="of:=LEFT([.B79] &amp; &quot; &quot; &amp; MID(&quot;   (A)(U)(D)&quot;;[.E79]*3+1;3) &amp; &quot;                               &quot;;19)" office:value-type="string" office:string-value="SPECTRE (U)        ">
            <text:p>SPECTRE (U) <text:s text:c="7"/></text:p>
          </table:table-cell>
          <table:table-cell table:formula="of:=LEFT([.C79] &amp; &quot;-&quot; &amp; [.C79]*[.D79] &amp; &quot;      &quot;;7)" office:value-type="string" office:string-value="10-80  ">
            <text:p>10-80 <text:s/></text:p>
          </table:table-cell>
          <table:table-cell table:formula="of:=LEFT([.F79] &amp; &quot;     &quot;;3)" office:value-type="string" office:string-value="2  ">
            <text:p>2 <text:s/></text:p>
          </table:table-cell>
          <table:table-cell table:formula="of:=LEFT([.G79] &amp; &quot;     &quot;;3)" office:value-type="string" office:string-value="1  ">
            <text:p>1 <text:s/></text:p>
          </table:table-cell>
          <table:table-cell table:formula="of:=LEFT(1 &amp; &quot;-&quot; &amp; [.H79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7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7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79]*9+1;9)) &amp; &quot;    &quot;;11)" office:value-type="string" office:string-value="DRAIN      ">
            <text:p>DRAIN <text:s text:c="5"/></text:p>
          </table:table-cell>
          <table:table-cell table:formula="of:=LEFT((MID(&quot;SWING    HEAL     LIGHTNINGPOISON   SUMMON   PARALYZE CHARM    STONE    BREATHE  DEATH    DESTROY  DRAIN    &quot;;[.M79]*9+1;9)) &amp; &quot;    &quot;;11)" office:value-type="string" office:string-value="DRAIN      ">
            <text:p>DRAIN <text:s text:c="5"/></text:p>
          </table:table-cell>
          <table:table-cell table:formula="of:=&quot;.byte &quot;&quot;&quot; &amp; [.B79] &amp; &quot;&quot;&quot;,0         ; level &quot; &amp; [.O79]" office:value-type="string" office:string-value=".byte &quot;SPECTRE&quot;,0         ; level  7">
            <text:p>.byte "SPECTRE",0 <text:s text:c="8"/>; level <text:s/>7</text:p>
          </table:table-cell>
          <table:table-cell table:formula="of:=&quot;.byte &quot; &amp; [.C79] &amp; &quot;,&quot; &amp; [.D79] &amp; &quot;,&quot; &amp; [.E79] &amp; &quot;,&quot; &amp; [.F79]+25 &amp; &quot;,&quot; &amp; [.G79] &amp; &quot;,&quot; &amp; [.H79] &amp; &quot;,&quot; &amp; [.I79] &amp; &quot;,&quot; &amp; [.J79] &amp; &quot;,&quot; &amp; [.K79] &amp; &quot;,&quot; &amp; [.L79] &amp; &quot;,&quot; &amp; [.M79] &amp; &quot;                ; &quot; &amp; [.B79]" office:value-type="string" office:string-value=".byte 10,8,2,27,1,8,7,0,0,11,11                ; SPECTRE">
            <text:p>.byte 10,8,2,27,1,8,7,0,0,11,11 <text:s text:c="15"/>; SPECTRE</text:p>
          </table:table-cell>
          <table:table-cell table:formula="of:=LEN([.B79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66">
            <text:p>66</text:p>
          </table:table-cell>
          <table:table-cell table:style-name="ce14" office:value-type="string">
            <text:p>STONE GIANT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NT((([.C80]+[.D80]/6)^1.3*(20-[.F80])/10)*([.G80]*[.H80]/2+[.J80]+[.K80]+[.L80]+[.M80]))" office:value-type="float" office:value="730">
            <text:p>730</text:p>
          </table:table-cell>
          <table:table-cell table:formula="of:=RIGHT(&quot; &quot; &amp; [.I80];2)" office:value-type="string" office:string-value=" 7">
            <text:p><text:s/>7</text:p>
          </table:table-cell>
          <table:table-cell table:formula="of:=LEFT([.B80] &amp; &quot; &quot; &amp; MID(&quot;   (A)(U)(D)&quot;;[.E80]*3+1;3) &amp; &quot;                               &quot;;19)" office:value-type="string" office:string-value="STONE GIANT        ">
            <text:p>STONE GIANT <text:s text:c="7"/></text:p>
          </table:table-cell>
          <table:table-cell table:formula="of:=LEFT([.C80] &amp; &quot;-&quot; &amp; [.C80]*[.D80] &amp; &quot;      &quot;;7)" office:value-type="string" office:string-value="12-96  ">
            <text:p>12-96 <text:s/></text:p>
          </table:table-cell>
          <table:table-cell table:formula="of:=LEFT([.F80] &amp; &quot;     &quot;;3)" office:value-type="string" office:string-value="-1 ">
            <text:p>-1 </text:p>
          </table:table-cell>
          <table:table-cell table:formula="of:=LEFT([.G80] &amp; &quot;     &quot;;3)" office:value-type="string" office:string-value="2  ">
            <text:p>2 <text:s/></text:p>
          </table:table-cell>
          <table:table-cell table:formula="of:=LEFT(1 &amp; &quot;-&quot; &amp; [.H80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8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0]*9+1;9)) &amp; &quot;    &quot;;11)" office:value-type="string" office:string-value="SWING      ">
            <text:p>SWING <text:s text:c="5"/></text:p>
          </table:table-cell>
          <table:table-cell table:formula="of:=&quot;.byte &quot;&quot;&quot; &amp; [.B80] &amp; &quot;&quot;&quot;,0         ; level &quot; &amp; [.O80]" office:value-type="string" office:string-value=".byte &quot;STONE GIANT&quot;,0         ; level  7">
            <text:p>.byte "STONE GIANT",0 <text:s text:c="8"/>; level <text:s/>7</text:p>
          </table:table-cell>
          <table:table-cell table:formula="of:=&quot;.byte &quot; &amp; [.C80] &amp; &quot;,&quot; &amp; [.D80] &amp; &quot;,&quot; &amp; [.E80] &amp; &quot;,&quot; &amp; [.F80]+25 &amp; &quot;,&quot; &amp; [.G80] &amp; &quot;,&quot; &amp; [.H80] &amp; &quot;,&quot; &amp; [.I80] &amp; &quot;,&quot; &amp; [.J80] &amp; &quot;,&quot; &amp; [.K80] &amp; &quot;,&quot; &amp; [.L80] &amp; &quot;,&quot; &amp; [.M80] &amp; &quot;                ; &quot; &amp; [.B80]" office:value-type="string" office:string-value=".byte 12,8,0,24,2,12,7,0,0,0,0                ; STONE GIANT">
            <text:p>.byte 12,8,0,24,2,12,7,0,0,0,0 <text:s text:c="15"/>; STONE GIANT</text:p>
          </table:table-cell>
          <table:table-cell table:formula="of:=LEN([.B80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table:style-name="ce14" office:value-type="string">
            <text:p>STONE GOLE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81]+[.D81]/6)^1.3*(20-[.F81])/10)*([.G81]*[.H81]/2+[.J81]+[.K81]+[.L81]+[.M81]))" office:value-type="float" office:value="1020">
            <text:p>1020</text:p>
          </table:table-cell>
          <table:table-cell table:formula="of:=RIGHT(&quot; &quot; &amp; [.I81];2)" office:value-type="string" office:string-value=" 7">
            <text:p><text:s/>7</text:p>
          </table:table-cell>
          <table:table-cell table:formula="of:=LEFT([.B81] &amp; &quot; &quot; &amp; MID(&quot;   (A)(U)(D)&quot;;[.E81]*3+1;3) &amp; &quot;                               &quot;;19)" office:value-type="string" office:string-value="STONE GOLEM (A)    ">
            <text:p>STONE GOLEM (A) <text:s text:c="3"/></text:p>
          </table:table-cell>
          <table:table-cell table:formula="of:=LEFT([.C81] &amp; &quot;-&quot; &amp; [.C81]*[.D81] &amp; &quot;      &quot;;7)" office:value-type="string" office:string-value="12-96  ">
            <text:p>12-96 <text:s/></text:p>
          </table:table-cell>
          <table:table-cell table:formula="of:=LEFT([.F81] &amp; &quot;     &quot;;3)" office:value-type="string" office:string-value="-2 ">
            <text:p>-2 </text:p>
          </table:table-cell>
          <table:table-cell table:formula="of:=LEFT([.G81] &amp; &quot;     &quot;;3)" office:value-type="string" office:string-value="3  ">
            <text:p>3 <text:s/></text:p>
          </table:table-cell>
          <table:table-cell table:formula="of:=LEFT(1 &amp; &quot;-&quot; &amp; [.H81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8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1]*9+1;9)) &amp; &quot;    &quot;;11)" office:value-type="string" office:string-value="SUMMON     ">
            <text:p>SUMMON <text:s text:c="4"/></text:p>
          </table:table-cell>
          <table:table-cell table:formula="of:=&quot;.byte &quot;&quot;&quot; &amp; [.B81] &amp; &quot;&quot;&quot;,0         ; level &quot; &amp; [.O81]" office:value-type="string" office:string-value=".byte &quot;STONE GOLEM&quot;,0         ; level  7">
            <text:p>.byte "STONE GOLEM",0 <text:s text:c="8"/>; level <text:s/>7</text:p>
          </table:table-cell>
          <table:table-cell table:formula="of:=&quot;.byte &quot; &amp; [.C81] &amp; &quot;,&quot; &amp; [.D81] &amp; &quot;,&quot; &amp; [.E81] &amp; &quot;,&quot; &amp; [.F81]+25 &amp; &quot;,&quot; &amp; [.G81] &amp; &quot;,&quot; &amp; [.H81] &amp; &quot;,&quot; &amp; [.I81] &amp; &quot;,&quot; &amp; [.J81] &amp; &quot;,&quot; &amp; [.K81] &amp; &quot;,&quot; &amp; [.L81] &amp; &quot;,&quot; &amp; [.M81] &amp; &quot;                ; &quot; &amp; [.B81]" office:value-type="string" office:string-value=".byte 12,8,1,23,3,8,7,0,0,0,4                ; STONE GOLEM">
            <text:p>.byte 12,8,1,23,3,8,7,0,0,0,4 <text:s text:c="15"/>; STONE GOLEM</text:p>
          </table:table-cell>
          <table:table-cell table:formula="of:=LEN([.B81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68">
            <text:p>68</text:p>
          </table:table-cell>
          <table:table-cell table:style-name="ce14" office:value-type="string">
            <text:p>TROLL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NT((([.C82]+[.D82]/6)^1.3*(20-[.F82])/10)*([.G82]*[.H82]/2+[.J82]+[.K82]+[.L82]+[.M82]))" office:value-type="float" office:value="676">
            <text:p>676</text:p>
          </table:table-cell>
          <table:table-cell table:formula="of:=RIGHT(&quot; &quot; &amp; [.I82];2)" office:value-type="string" office:string-value=" 7">
            <text:p><text:s/>7</text:p>
          </table:table-cell>
          <table:table-cell table:formula="of:=LEFT([.B82] &amp; &quot; &quot; &amp; MID(&quot;   (A)(U)(D)&quot;;[.E82]*3+1;3) &amp; &quot;                               &quot;;19)" office:value-type="string" office:string-value="TROLL              ">
            <text:p>TROLL <text:s text:c="13"/></text:p>
          </table:table-cell>
          <table:table-cell table:formula="of:=LEFT([.C82] &amp; &quot;-&quot; &amp; [.C82]*[.D82] &amp; &quot;      &quot;;7)" office:value-type="string" office:string-value="10-80  ">
            <text:p>10-80 <text:s/></text:p>
          </table:table-cell>
          <table:table-cell table:formula="of:=LEFT([.F82] &amp; &quot;     &quot;;3)" office:value-type="string" office:string-value="2  ">
            <text:p>2 <text:s/></text:p>
          </table:table-cell>
          <table:table-cell table:formula="of:=LEFT([.G82] &amp; &quot;     &quot;;3)" office:value-type="string" office:string-value="3  ">
            <text:p>3 <text:s/></text:p>
          </table:table-cell>
          <table:table-cell table:formula="of:=LEFT(1 &amp; &quot;-&quot; &amp; [.H82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8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2]*9+1;9)) &amp; &quot;    &quot;;11)" office:value-type="string" office:string-value="HEAL       ">
            <text:p>HEAL <text:s text:c="6"/></text:p>
          </table:table-cell>
          <table:table-cell table:formula="of:=&quot;.byte &quot;&quot;&quot; &amp; [.B82] &amp; &quot;&quot;&quot;,0         ; level &quot; &amp; [.O82]" office:value-type="string" office:string-value=".byte &quot;TROLL&quot;,0         ; level  7">
            <text:p>.byte "TROLL",0 <text:s text:c="8"/>; level <text:s/>7</text:p>
          </table:table-cell>
          <table:table-cell table:formula="of:=&quot;.byte &quot; &amp; [.C82] &amp; &quot;,&quot; &amp; [.D82] &amp; &quot;,&quot; &amp; [.E82] &amp; &quot;,&quot; &amp; [.F82]+25 &amp; &quot;,&quot; &amp; [.G82] &amp; &quot;,&quot; &amp; [.H82] &amp; &quot;,&quot; &amp; [.I82] &amp; &quot;,&quot; &amp; [.J82] &amp; &quot;,&quot; &amp; [.K82] &amp; &quot;,&quot; &amp; [.L82] &amp; &quot;,&quot; &amp; [.M82] &amp; &quot;                ; &quot; &amp; [.B82]" office:value-type="string" office:string-value=".byte 10,8,0,27,3,10,7,0,0,0,1                ; TROLL">
            <text:p>.byte 10,8,0,27,3,10,7,0,0,0,1 <text:s text:c="15"/>; TROLL</text:p>
          </table:table-cell>
          <table:table-cell table:formula="of:=LEN([.B82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69">
            <text:p>69</text:p>
          </table:table-cell>
          <table:table-cell table:style-name="ce14" office:value-type="string">
            <text:p>WIGH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NT((([.C83]+[.D83]/6)^1.3*(20-[.F83])/10)*([.G83]*[.H83]/2+[.J83]+[.K83]+[.L83]+[.M83]))" office:value-type="float" office:value="760">
            <text:p>760</text:p>
          </table:table-cell>
          <table:table-cell table:formula="of:=RIGHT(&quot; &quot; &amp; [.I83];2)" office:value-type="string" office:string-value=" 7">
            <text:p><text:s/>7</text:p>
          </table:table-cell>
          <table:table-cell table:formula="of:=LEFT([.B83] &amp; &quot; &quot; &amp; MID(&quot;   (A)(U)(D)&quot;;[.E83]*3+1;3) &amp; &quot;                               &quot;;19)" office:value-type="string" office:string-value="WIGHT (U)          ">
            <text:p>WIGHT (U) <text:s text:c="9"/></text:p>
          </table:table-cell>
          <table:table-cell table:formula="of:=LEFT([.C83] &amp; &quot;-&quot; &amp; [.C83]*[.D83] &amp; &quot;      &quot;;7)" office:value-type="string" office:string-value="10-80  ">
            <text:p>10-80 <text:s/></text:p>
          </table:table-cell>
          <table:table-cell table:formula="of:=LEFT([.F83] &amp; &quot;     &quot;;3)" office:value-type="string" office:string-value="2  ">
            <text:p>2 <text:s/></text:p>
          </table:table-cell>
          <table:table-cell table:formula="of:=LEFT([.G83] &amp; &quot;     &quot;;3)" office:value-type="string" office:string-value="1  ">
            <text:p>1 <text:s/></text:p>
          </table:table-cell>
          <table:table-cell table:formula="of:=LEFT(1 &amp; &quot;-&quot; &amp; [.H83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8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3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M83]*9+1;9)) &amp; &quot;    &quot;;11)" office:value-type="string" office:string-value="DRAIN      ">
            <text:p>DRAIN <text:s text:c="5"/></text:p>
          </table:table-cell>
          <table:table-cell table:formula="of:=&quot;.byte &quot;&quot;&quot; &amp; [.B83] &amp; &quot;&quot;&quot;,0         ; level &quot; &amp; [.O83]" office:value-type="string" office:string-value=".byte &quot;WIGHT&quot;,0         ; level  7">
            <text:p>.byte "WIGHT",0 <text:s text:c="8"/>; level <text:s/>7</text:p>
          </table:table-cell>
          <table:table-cell table:formula="of:=&quot;.byte &quot; &amp; [.C83] &amp; &quot;,&quot; &amp; [.D83] &amp; &quot;,&quot; &amp; [.E83] &amp; &quot;,&quot; &amp; [.F83]+25 &amp; &quot;,&quot; &amp; [.G83] &amp; &quot;,&quot; &amp; [.H83] &amp; &quot;,&quot; &amp; [.I83] &amp; &quot;,&quot; &amp; [.J83] &amp; &quot;,&quot; &amp; [.K83] &amp; &quot;,&quot; &amp; [.L83] &amp; &quot;,&quot; &amp; [.M83] &amp; &quot;                ; &quot; &amp; [.B83]" office:value-type="string" office:string-value=".byte 10,8,2,27,1,10,7,0,0,2,11                ; WIGHT">
            <text:p>.byte 10,8,2,27,1,10,7,0,0,2,11 <text:s text:c="15"/>; WIGHT</text:p>
          </table:table-cell>
          <table:table-cell table:formula="of:=LEN([.B83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70">
            <text:p>70</text:p>
          </table:table-cell>
          <table:table-cell table:style-name="ce14" office:value-type="string">
            <text:p>BLACK DRAGON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C84]+[.D84]/6)^1.3*(20-[.F84])/10)*([.G84]*[.H84]/2+[.J84]+[.K84]+[.L84]+[.M84]))" office:value-type="float" office:value="2692">
            <text:p>2692</text:p>
          </table:table-cell>
          <table:table-cell table:formula="of:=RIGHT(&quot; &quot; &amp; [.I84];2)" office:value-type="string" office:string-value=" 8">
            <text:p><text:s/>8</text:p>
          </table:table-cell>
          <table:table-cell table:formula="of:=LEFT([.B84] &amp; &quot; &quot; &amp; MID(&quot;   (A)(U)(D)&quot;;[.E84]*3+1;3) &amp; &quot;                               &quot;;19)" office:value-type="string" office:string-value="BLACK DRAGON       ">
            <text:p>BLACK DRAGON <text:s text:c="6"/></text:p>
          </table:table-cell>
          <table:table-cell table:formula="of:=LEFT([.C84] &amp; &quot;-&quot; &amp; [.C84]*[.D84] &amp; &quot;      &quot;;7)" office:value-type="string" office:string-value="15-120 ">
            <text:p>15-120 </text:p>
          </table:table-cell>
          <table:table-cell table:formula="of:=LEFT([.F84] &amp; &quot;     &quot;;3)" office:value-type="string" office:string-value="-11">
            <text:p>-11</text:p>
          </table:table-cell>
          <table:table-cell table:formula="of:=LEFT([.G84] &amp; &quot;     &quot;;3)" office:value-type="string" office:string-value="2  ">
            <text:p>2 <text:s/></text:p>
          </table:table-cell>
          <table:table-cell table:formula="of:=LEFT(1 &amp; &quot;-&quot; &amp; [.H84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8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4]*9+1;9)) &amp; &quot;    &quot;;11)" office:value-type="string" office:string-value="BREATHE    ">
            <text:p>BREATHE <text:s text:c="3"/></text:p>
          </table:table-cell>
          <table:table-cell table:formula="of:=&quot;.byte &quot;&quot;&quot; &amp; [.B84] &amp; &quot;&quot;&quot;,0         ; level &quot; &amp; [.O84]" office:value-type="string" office:string-value=".byte &quot;BLACK DRAGON&quot;,0         ; level  8">
            <text:p>.byte "BLACK DRAGON",0 <text:s text:c="8"/>; level <text:s/>8</text:p>
          </table:table-cell>
          <table:table-cell table:formula="of:=&quot;.byte &quot; &amp; [.C84] &amp; &quot;,&quot; &amp; [.D84] &amp; &quot;,&quot; &amp; [.E84] &amp; &quot;,&quot; &amp; [.F84]+25 &amp; &quot;,&quot; &amp; [.G84] &amp; &quot;,&quot; &amp; [.H84] &amp; &quot;,&quot; &amp; [.I84] &amp; &quot;,&quot; &amp; [.J84] &amp; &quot;,&quot; &amp; [.K84] &amp; &quot;,&quot; &amp; [.L84] &amp; &quot;,&quot; &amp; [.M84] &amp; &quot;                ; &quot; &amp; [.B84]" office:value-type="string" office:string-value=".byte 15,8,0,14,2,15,8,0,0,0,8                ; BLACK DRAGON">
            <text:p>.byte 15,8,0,14,2,15,8,0,0,0,8 <text:s text:c="15"/>; BLACK DRAGON</text:p>
          </table:table-cell>
          <table:table-cell table:formula="of:=LEN([.B84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71">
            <text:p>71</text:p>
          </table:table-cell>
          <table:table-cell table:style-name="ce14" office:value-type="string">
            <text:p>DRAGONNE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C85]+[.D85]/6)^1.3*(20-[.F85])/10)*([.G85]*[.H85]/2+[.J85]+[.K85]+[.L85]+[.M85]))" office:value-type="float" office:value="1692">
            <text:p>1692</text:p>
          </table:table-cell>
          <table:table-cell table:formula="of:=RIGHT(&quot; &quot; &amp; [.I85];2)" office:value-type="string" office:string-value=" 8">
            <text:p><text:s/>8</text:p>
          </table:table-cell>
          <table:table-cell table:formula="of:=LEFT([.B85] &amp; &quot; &quot; &amp; MID(&quot;   (A)(U)(D)&quot;;[.E85]*3+1;3) &amp; &quot;                               &quot;;19)" office:value-type="string" office:string-value="DRAGONNE           ">
            <text:p>DRAGONNE <text:s text:c="10"/></text:p>
          </table:table-cell>
          <table:table-cell table:formula="of:=LEFT([.C85] &amp; &quot;-&quot; &amp; [.C85]*[.D85] &amp; &quot;      &quot;;7)" office:value-type="string" office:string-value="18-144 ">
            <text:p>18-144 </text:p>
          </table:table-cell>
          <table:table-cell table:formula="of:=LEFT([.F85] &amp; &quot;     &quot;;3)" office:value-type="string" office:string-value="0  ">
            <text:p>0 <text:s/></text:p>
          </table:table-cell>
          <table:table-cell table:formula="of:=LEFT([.G85] &amp; &quot;     &quot;;3)" office:value-type="string" office:string-value="2  ">
            <text:p>2 <text:s/></text:p>
          </table:table-cell>
          <table:table-cell table:formula="of:=LEFT(1 &amp; &quot;-&quot; &amp; [.H85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8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5]*9+1;9)) &amp; &quot;    &quot;;11)" office:value-type="string" office:string-value="BREATHE    ">
            <text:p>BREATHE <text:s text:c="3"/></text:p>
          </table:table-cell>
          <table:table-cell table:formula="of:=&quot;.byte &quot;&quot;&quot; &amp; [.B85] &amp; &quot;&quot;&quot;,0         ; level &quot; &amp; [.O85]" office:value-type="string" office:string-value=".byte &quot;DRAGONNE&quot;,0         ; level  8">
            <text:p>.byte "DRAGONNE",0 <text:s text:c="8"/>; level <text:s/>8</text:p>
          </table:table-cell>
          <table:table-cell table:formula="of:=&quot;.byte &quot; &amp; [.C85] &amp; &quot;,&quot; &amp; [.D85] &amp; &quot;,&quot; &amp; [.E85] &amp; &quot;,&quot; &amp; [.F85]+25 &amp; &quot;,&quot; &amp; [.G85] &amp; &quot;,&quot; &amp; [.H85] &amp; &quot;,&quot; &amp; [.I85] &amp; &quot;,&quot; &amp; [.J85] &amp; &quot;,&quot; &amp; [.K85] &amp; &quot;,&quot; &amp; [.L85] &amp; &quot;,&quot; &amp; [.M85] &amp; &quot;                ; &quot; &amp; [.B85]" office:value-type="string" office:string-value=".byte 18,8,0,25,2,10,8,0,0,0,8                ; DRAGONNE">
            <text:p>.byte 18,8,0,25,2,10,8,0,0,0,8 <text:s text:c="15"/>; DRAGONNE</text:p>
          </table:table-cell>
          <table:table-cell table:formula="of:=LEN([.B85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72">
            <text:p>72</text:p>
          </table:table-cell>
          <table:table-cell table:style-name="ce14" office:value-type="string">
            <text:p>EARTH ELEMEN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86]+[.D86]/6)^1.3*(20-[.F86])/10)*([.G86]*[.H86]/2+[.J86]+[.K86]+[.L86]+[.M86]))" office:value-type="float" office:value="1468">
            <text:p>1468</text:p>
          </table:table-cell>
          <table:table-cell table:formula="of:=RIGHT(&quot; &quot; &amp; [.I86];2)" office:value-type="string" office:string-value=" 8">
            <text:p><text:s/>8</text:p>
          </table:table-cell>
          <table:table-cell table:formula="of:=LEFT([.B86] &amp; &quot; &quot; &amp; MID(&quot;   (A)(U)(D)&quot;;[.E86]*3+1;3) &amp; &quot;                               &quot;;19)" office:value-type="string" office:string-value="EARTH ELEMENT (A)  ">
            <text:p>EARTH ELEMENT (A) <text:s/></text:p>
          </table:table-cell>
          <table:table-cell table:formula="of:=LEFT([.C86] &amp; &quot;-&quot; &amp; [.C86]*[.D86] &amp; &quot;      &quot;;7)" office:value-type="string" office:string-value="16-128 ">
            <text:p>16-128 </text:p>
          </table:table-cell>
          <table:table-cell table:formula="of:=LEFT([.F86] &amp; &quot;     &quot;;3)" office:value-type="string" office:string-value="2  ">
            <text:p>2 <text:s/></text:p>
          </table:table-cell>
          <table:table-cell table:formula="of:=LEFT([.G86] &amp; &quot;     &quot;;3)" office:value-type="string" office:string-value="4  ">
            <text:p>4 <text:s/></text:p>
          </table:table-cell>
          <table:table-cell table:formula="of:=LEFT(1 &amp; &quot;-&quot; &amp; [.H86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8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6]*9+1;9)) &amp; &quot;    &quot;;11)" office:value-type="string" office:string-value="SUMMON     ">
            <text:p>SUMMON <text:s text:c="4"/></text:p>
          </table:table-cell>
          <table:table-cell table:formula="of:=&quot;.byte &quot;&quot;&quot; &amp; [.B86] &amp; &quot;&quot;&quot;,0         ; level &quot; &amp; [.O86]" office:value-type="string" office:string-value=".byte &quot;EARTH ELEMENT&quot;,0         ; level  8">
            <text:p>.byte "EARTH ELEMENT",0 <text:s text:c="8"/>; level <text:s/>8</text:p>
          </table:table-cell>
          <table:table-cell table:formula="of:=&quot;.byte &quot; &amp; [.C86] &amp; &quot;,&quot; &amp; [.D86] &amp; &quot;,&quot; &amp; [.E86] &amp; &quot;,&quot; &amp; [.F86]+25 &amp; &quot;,&quot; &amp; [.G86] &amp; &quot;,&quot; &amp; [.H86] &amp; &quot;,&quot; &amp; [.I86] &amp; &quot;,&quot; &amp; [.J86] &amp; &quot;,&quot; &amp; [.K86] &amp; &quot;,&quot; &amp; [.L86] &amp; &quot;,&quot; &amp; [.M86] &amp; &quot;                ; &quot; &amp; [.B86]" office:value-type="string" office:string-value=".byte 16,8,1,27,4,8,8,0,0,0,4                ; EARTH ELEMENT">
            <text:p>.byte 16,8,1,27,4,8,8,0,0,0,4 <text:s text:c="15"/>; EARTH ELEMENT</text:p>
          </table:table-cell>
          <table:table-cell table:formula="of:=LEN([.B86])" office:value-type="float" office:value="13">
            <text:p>13</text:p>
          </table:table-cell>
          <table:table-cell/>
        </table:table-row>
        <table:table-row table:style-name="ro4">
          <table:table-cell office:value-type="float" office:value="73">
            <text:p>73</text:p>
          </table:table-cell>
          <table:table-cell table:style-name="ce14" office:value-type="string">
            <text:p>FIRE ELEMEN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87]+[.D87]/6)^1.3*(20-[.F87])/10)*([.G87]*[.H87]/2+[.J87]+[.K87]+[.L87]+[.M87]))" office:value-type="float" office:value="1174">
            <text:p>1174</text:p>
          </table:table-cell>
          <table:table-cell table:formula="of:=RIGHT(&quot; &quot; &amp; [.I87];2)" office:value-type="string" office:string-value=" 8">
            <text:p><text:s/>8</text:p>
          </table:table-cell>
          <table:table-cell table:formula="of:=LEFT([.B87] &amp; &quot; &quot; &amp; MID(&quot;   (A)(U)(D)&quot;;[.E87]*3+1;3) &amp; &quot;                               &quot;;19)" office:value-type="string" office:string-value="FIRE ELEMENT (A)   ">
            <text:p>FIRE ELEMENT (A) <text:s text:c="2"/></text:p>
          </table:table-cell>
          <table:table-cell table:formula="of:=LEFT([.C87] &amp; &quot;-&quot; &amp; [.C87]*[.D87] &amp; &quot;      &quot;;7)" office:value-type="string" office:string-value="16-128 ">
            <text:p>16-128 </text:p>
          </table:table-cell>
          <table:table-cell table:formula="of:=LEFT([.F87] &amp; &quot;     &quot;;3)" office:value-type="string" office:string-value="2  ">
            <text:p>2 <text:s/></text:p>
          </table:table-cell>
          <table:table-cell table:formula="of:=LEFT([.G87] &amp; &quot;     &quot;;3)" office:value-type="string" office:string-value="3  ">
            <text:p>3 <text:s/></text:p>
          </table:table-cell>
          <table:table-cell table:formula="of:=LEFT(1 &amp; &quot;-&quot; &amp; [.H87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8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7]*9+1;9)) &amp; &quot;    &quot;;11)" office:value-type="string" office:string-value="SUMMON     ">
            <text:p>SUMMON <text:s text:c="4"/></text:p>
          </table:table-cell>
          <table:table-cell table:formula="of:=&quot;.byte &quot;&quot;&quot; &amp; [.B87] &amp; &quot;&quot;&quot;,0         ; level &quot; &amp; [.O87]" office:value-type="string" office:string-value=".byte &quot;FIRE ELEMENT&quot;,0         ; level  8">
            <text:p>.byte "FIRE ELEMENT",0 <text:s text:c="8"/>; level <text:s/>8</text:p>
          </table:table-cell>
          <table:table-cell table:formula="of:=&quot;.byte &quot; &amp; [.C87] &amp; &quot;,&quot; &amp; [.D87] &amp; &quot;,&quot; &amp; [.E87] &amp; &quot;,&quot; &amp; [.F87]+25 &amp; &quot;,&quot; &amp; [.G87] &amp; &quot;,&quot; &amp; [.H87] &amp; &quot;,&quot; &amp; [.I87] &amp; &quot;,&quot; &amp; [.J87] &amp; &quot;,&quot; &amp; [.K87] &amp; &quot;,&quot; &amp; [.L87] &amp; &quot;,&quot; &amp; [.M87] &amp; &quot;                ; &quot; &amp; [.B87]" office:value-type="string" office:string-value=".byte 16,8,1,27,3,8,8,0,0,0,4                ; FIRE ELEMENT">
            <text:p>.byte 16,8,1,27,3,8,8,0,0,0,4 <text:s text:c="15"/>; FIRE ELEMENT</text:p>
          </table:table-cell>
          <table:table-cell table:formula="of:=LEN([.B87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74">
            <text:p>74</text:p>
          </table:table-cell>
          <table:table-cell table:style-name="ce14" office:value-type="string">
            <text:p>IRON GOLEM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88]+[.D88]/6)^1.3*(20-[.F88])/10)*([.G88]*[.H88]/2+[.J88]+[.K88]+[.L88]+[.M88]))" office:value-type="float" office:value="2349">
            <text:p>2349</text:p>
          </table:table-cell>
          <table:table-cell table:formula="of:=RIGHT(&quot; &quot; &amp; [.I88];2)" office:value-type="string" office:string-value=" 8">
            <text:p><text:s/>8</text:p>
          </table:table-cell>
          <table:table-cell table:formula="of:=LEFT([.B88] &amp; &quot; &quot; &amp; MID(&quot;   (A)(U)(D)&quot;;[.E88]*3+1;3) &amp; &quot;                               &quot;;19)" office:value-type="string" office:string-value="IRON GOLEM (A)     ">
            <text:p>IRON GOLEM (A) <text:s text:c="4"/></text:p>
          </table:table-cell>
          <table:table-cell table:formula="of:=LEFT([.C88] &amp; &quot;-&quot; &amp; [.C88]*[.D88] &amp; &quot;      &quot;;7)" office:value-type="string" office:string-value="16-128 ">
            <text:p>16-128 </text:p>
          </table:table-cell>
          <table:table-cell table:formula="of:=LEFT([.F88] &amp; &quot;     &quot;;3)" office:value-type="string" office:string-value="-4 ">
            <text:p>-4 </text:p>
          </table:table-cell>
          <table:table-cell table:formula="of:=LEFT([.G88] &amp; &quot;     &quot;;3)" office:value-type="string" office:string-value="4  ">
            <text:p>4 <text:s/></text:p>
          </table:table-cell>
          <table:table-cell table:formula="of:=LEFT(1 &amp; &quot;-&quot; &amp; [.H88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8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8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88]*9+1;9)) &amp; &quot;    &quot;;11)" office:value-type="string" office:string-value="SUMMON     ">
            <text:p>SUMMON <text:s text:c="4"/></text:p>
          </table:table-cell>
          <table:table-cell table:formula="of:=&quot;.byte &quot;&quot;&quot; &amp; [.B88] &amp; &quot;&quot;&quot;,0         ; level &quot; &amp; [.O88]" office:value-type="string" office:string-value=".byte &quot;IRON GOLEM&quot;,0         ; level  8">
            <text:p>.byte "IRON GOLEM",0 <text:s text:c="8"/>; level <text:s/>8</text:p>
          </table:table-cell>
          <table:table-cell table:formula="of:=&quot;.byte &quot; &amp; [.C88] &amp; &quot;,&quot; &amp; [.D88] &amp; &quot;,&quot; &amp; [.E88] &amp; &quot;,&quot; &amp; [.F88]+25 &amp; &quot;,&quot; &amp; [.G88] &amp; &quot;,&quot; &amp; [.H88] &amp; &quot;,&quot; &amp; [.I88] &amp; &quot;,&quot; &amp; [.J88] &amp; &quot;,&quot; &amp; [.K88] &amp; &quot;,&quot; &amp; [.L88] &amp; &quot;,&quot; &amp; [.M88] &amp; &quot;                ; &quot; &amp; [.B88]" office:value-type="string" office:string-value=".byte 16,8,1,21,4,10,8,0,0,0,4                ; IRON GOLEM">
            <text:p>.byte 16,8,1,21,4,10,8,0,0,0,4 <text:s text:c="15"/>; IRON GOLEM</text:p>
          </table:table-cell>
          <table:table-cell table:formula="of:=LEN([.B88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75">
            <text:p>75</text:p>
          </table:table-cell>
          <table:table-cell table:style-name="ce14" office:value-type="string">
            <text:p>MARILITH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8">
            <text:p>-8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formula="of:=INT((([.C89]+[.D89]/6)^1.3*(20-[.F89])/10)*([.G89]*[.H89]/2+[.J89]+[.K89]+[.L89]+[.M89]))" office:value-type="float" office:value="3224">
            <text:p>3224</text:p>
          </table:table-cell>
          <table:table-cell table:formula="of:=RIGHT(&quot; &quot; &amp; [.I89];2)" office:value-type="string" office:string-value=" 8">
            <text:p><text:s/>8</text:p>
          </table:table-cell>
          <table:table-cell table:formula="of:=LEFT([.B89] &amp; &quot; &quot; &amp; MID(&quot;   (A)(U)(D)&quot;;[.E89]*3+1;3) &amp; &quot;                               &quot;;19)" office:value-type="string" office:string-value="MARILITH (D)       ">
            <text:p>MARILITH (D) <text:s text:c="6"/></text:p>
          </table:table-cell>
          <table:table-cell table:formula="of:=LEFT([.C89] &amp; &quot;-&quot; &amp; [.C89]*[.D89] &amp; &quot;      &quot;;7)" office:value-type="string" office:string-value="8-88   ">
            <text:p>8-88 <text:s text:c="2"/></text:p>
          </table:table-cell>
          <table:table-cell table:formula="of:=LEFT([.F89] &amp; &quot;     &quot;;3)" office:value-type="string" office:string-value="-8 ">
            <text:p>-8 </text:p>
          </table:table-cell>
          <table:table-cell table:formula="of:=LEFT([.G89] &amp; &quot;     &quot;;3)" office:value-type="string" office:string-value="8  ">
            <text:p>8 <text:s/></text:p>
          </table:table-cell>
          <table:table-cell table:formula="of:=LEFT(1 &amp; &quot;-&quot; &amp; [.H89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8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89]*9+1;9)) &amp; &quot;    &quot;;11)" office:value-type="string" office:string-value="DEATH      ">
            <text:p>DEATH <text:s text:c="5"/></text:p>
          </table:table-cell>
          <table:table-cell table:formula="of:=LEFT((MID(&quot;SWING    HEAL     LIGHTNINGPOISON   SUMMON   PARALYZE CHARM    STONE    BREATHE  DEATH    DESTROY  DRAIN    &quot;;[.L89]*9+1;9)) &amp; &quot;    &quot;;11)" office:value-type="string" office:string-value="DEATH      ">
            <text:p>DEATH <text:s text:c="5"/></text:p>
          </table:table-cell>
          <table:table-cell table:formula="of:=LEFT((MID(&quot;SWING    HEAL     LIGHTNINGPOISON   SUMMON   PARALYZE CHARM    STONE    BREATHE  DEATH    DESTROY  DRAIN    &quot;;[.M89]*9+1;9)) &amp; &quot;    &quot;;11)" office:value-type="string" office:string-value="DEATH      ">
            <text:p>DEATH <text:s text:c="5"/></text:p>
          </table:table-cell>
          <table:table-cell table:formula="of:=&quot;.byte &quot;&quot;&quot; &amp; [.B89] &amp; &quot;&quot;&quot;,0         ; level &quot; &amp; [.O89]" office:value-type="string" office:string-value=".byte &quot;MARILITH&quot;,0         ; level  8">
            <text:p>.byte "MARILITH",0 <text:s text:c="8"/>; level <text:s/>8</text:p>
          </table:table-cell>
          <table:table-cell table:formula="of:=&quot;.byte &quot; &amp; [.C89] &amp; &quot;,&quot; &amp; [.D89] &amp; &quot;,&quot; &amp; [.E89] &amp; &quot;,&quot; &amp; [.F89]+25 &amp; &quot;,&quot; &amp; [.G89] &amp; &quot;,&quot; &amp; [.H89] &amp; &quot;,&quot; &amp; [.I89] &amp; &quot;,&quot; &amp; [.J89] &amp; &quot;,&quot; &amp; [.K89] &amp; &quot;,&quot; &amp; [.L89] &amp; &quot;,&quot; &amp; [.M89] &amp; &quot;                ; &quot; &amp; [.B89]" office:value-type="string" office:string-value=".byte 8,11,3,17,8,8,8,0,9,9,9                ; MARILITH">
            <text:p>.byte 8,11,3,17,8,8,8,0,9,9,9 <text:s text:c="15"/>; MARILITH</text:p>
          </table:table-cell>
          <table:table-cell table:formula="of:=LEN([.B89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table:style-name="ce14" office:value-type="string">
            <text:p>WATER ELEMEN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C90]+[.D90]/6)^1.3*(20-[.F90])/10)*([.G90]*[.H90]/2+[.J90]+[.K90]+[.L90]+[.M90]))" office:value-type="float" office:value="1174">
            <text:p>1174</text:p>
          </table:table-cell>
          <table:table-cell table:formula="of:=RIGHT(&quot; &quot; &amp; [.I90];2)" office:value-type="string" office:string-value=" 8">
            <text:p><text:s/>8</text:p>
          </table:table-cell>
          <table:table-cell table:formula="of:=LEFT([.B90] &amp; &quot; &quot; &amp; MID(&quot;   (A)(U)(D)&quot;;[.E90]*3+1;3) &amp; &quot;                               &quot;;19)" office:value-type="string" office:string-value="WATER ELEMENT (A)  ">
            <text:p>WATER ELEMENT (A) <text:s/></text:p>
          </table:table-cell>
          <table:table-cell table:formula="of:=LEFT([.C90] &amp; &quot;-&quot; &amp; [.C90]*[.D90] &amp; &quot;      &quot;;7)" office:value-type="string" office:string-value="16-128 ">
            <text:p>16-128 </text:p>
          </table:table-cell>
          <table:table-cell table:formula="of:=LEFT([.F90] &amp; &quot;     &quot;;3)" office:value-type="string" office:string-value="2  ">
            <text:p>2 <text:s/></text:p>
          </table:table-cell>
          <table:table-cell table:formula="of:=LEFT([.G90] &amp; &quot;     &quot;;3)" office:value-type="string" office:string-value="3  ">
            <text:p>3 <text:s/></text:p>
          </table:table-cell>
          <table:table-cell table:formula="of:=LEFT(1 &amp; &quot;-&quot; &amp; [.H90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9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90]*9+1;9)) &amp; &quot;    &quot;;11)" office:value-type="string" office:string-value="SUMMON     ">
            <text:p>SUMMON <text:s text:c="4"/></text:p>
          </table:table-cell>
          <table:table-cell table:formula="of:=&quot;.byte &quot;&quot;&quot; &amp; [.B90] &amp; &quot;&quot;&quot;,0         ; level &quot; &amp; [.O90]" office:value-type="string" office:string-value=".byte &quot;WATER ELEMENT&quot;,0         ; level  8">
            <text:p>.byte "WATER ELEMENT",0 <text:s text:c="8"/>; level <text:s/>8</text:p>
          </table:table-cell>
          <table:table-cell table:formula="of:=&quot;.byte &quot; &amp; [.C90] &amp; &quot;,&quot; &amp; [.D90] &amp; &quot;,&quot; &amp; [.E90] &amp; &quot;,&quot; &amp; [.F90]+25 &amp; &quot;,&quot; &amp; [.G90] &amp; &quot;,&quot; &amp; [.H90] &amp; &quot;,&quot; &amp; [.I90] &amp; &quot;,&quot; &amp; [.J90] &amp; &quot;,&quot; &amp; [.K90] &amp; &quot;,&quot; &amp; [.L90] &amp; &quot;,&quot; &amp; [.M90] &amp; &quot;                ; &quot; &amp; [.B90]" office:value-type="string" office:string-value=".byte 16,8,1,27,3,8,8,0,0,0,4                ; WATER ELEMENT">
            <text:p>.byte 16,8,1,27,3,8,8,0,0,0,4 <text:s text:c="15"/>; WATER ELEMENT</text:p>
          </table:table-cell>
          <table:table-cell table:formula="of:=LEN([.B90])" office:value-type="float" office:value="13">
            <text:p>13</text:p>
          </table:table-cell>
          <table:table-cell/>
        </table:table-row>
        <table:table-row table:style-name="ro4">
          <table:table-cell office:value-type="float" office:value="77">
            <text:p>77</text:p>
          </table:table-cell>
          <table:table-cell table:style-name="ce14" office:value-type="string">
            <text:p>WEREBEAR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INT((([.C91]+[.D91]/6)^1.3*(20-[.F91])/10)*([.G91]*[.H91]/2+[.J91]+[.K91]+[.L91]+[.M91]))" office:value-type="float" office:value="1208">
            <text:p>1208</text:p>
          </table:table-cell>
          <table:table-cell table:formula="of:=RIGHT(&quot; &quot; &amp; [.I91];2)" office:value-type="string" office:string-value=" 8">
            <text:p><text:s/>8</text:p>
          </table:table-cell>
          <table:table-cell table:formula="of:=LEFT([.B91] &amp; &quot; &quot; &amp; MID(&quot;   (A)(U)(D)&quot;;[.E91]*3+1;3) &amp; &quot;                               &quot;;19)" office:value-type="string" office:string-value="WEREBEAR (A)       ">
            <text:p>WEREBEAR (A) <text:s text:c="6"/></text:p>
          </table:table-cell>
          <table:table-cell table:formula="of:=LEFT([.C91] &amp; &quot;-&quot; &amp; [.C91]*[.D91] &amp; &quot;      &quot;;7)" office:value-type="string" office:string-value="15-120 ">
            <text:p>15-120 </text:p>
          </table:table-cell>
          <table:table-cell table:formula="of:=LEFT([.F91] &amp; &quot;     &quot;;3)" office:value-type="string" office:string-value="0  ">
            <text:p>0 <text:s/></text:p>
          </table:table-cell>
          <table:table-cell table:formula="of:=LEFT([.G91] &amp; &quot;     &quot;;3)" office:value-type="string" office:string-value="2  ">
            <text:p>2 <text:s/></text:p>
          </table:table-cell>
          <table:table-cell table:formula="of:=LEFT(1 &amp; &quot;-&quot; &amp; [.H91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9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1]*9+1;9)) &amp; &quot;    &quot;;11)" office:value-type="string" office:string-value="POISON     ">
            <text:p>POISON <text:s text:c="4"/></text:p>
          </table:table-cell>
          <table:table-cell table:formula="of:=LEFT((MID(&quot;SWING    HEAL     LIGHTNINGPOISON   SUMMON   PARALYZE CHARM    STONE    BREATHE  DEATH    DESTROY  DRAIN    &quot;;[.M91]*9+1;9)) &amp; &quot;    &quot;;11)" office:value-type="string" office:string-value="POISON     ">
            <text:p>POISON <text:s text:c="4"/></text:p>
          </table:table-cell>
          <table:table-cell table:formula="of:=&quot;.byte &quot;&quot;&quot; &amp; [.B91] &amp; &quot;&quot;&quot;,0         ; level &quot; &amp; [.O91]" office:value-type="string" office:string-value=".byte &quot;WEREBEAR&quot;,0         ; level  8">
            <text:p>.byte "WEREBEAR",0 <text:s text:c="8"/>; level <text:s/>8</text:p>
          </table:table-cell>
          <table:table-cell table:formula="of:=&quot;.byte &quot; &amp; [.C91] &amp; &quot;,&quot; &amp; [.D91] &amp; &quot;,&quot; &amp; [.E91] &amp; &quot;,&quot; &amp; [.F91]+25 &amp; &quot;,&quot; &amp; [.G91] &amp; &quot;,&quot; &amp; [.H91] &amp; &quot;,&quot; &amp; [.I91] &amp; &quot;,&quot; &amp; [.J91] &amp; &quot;,&quot; &amp; [.K91] &amp; &quot;,&quot; &amp; [.L91] &amp; &quot;,&quot; &amp; [.M91] &amp; &quot;                ; &quot; &amp; [.B91]" office:value-type="string" office:string-value=".byte 15,8,1,25,2,10,8,0,0,3,3                ; WEREBEAR">
            <text:p>.byte 15,8,1,25,2,10,8,0,0,3,3 <text:s text:c="15"/>; WEREBEAR</text:p>
          </table:table-cell>
          <table:table-cell table:formula="of:=LEN([.B91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table:style-name="ce14" office:value-type="string">
            <text:p>WHITE DRAGO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C92]+[.D92]/6)^1.3*(20-[.F92])/10)*([.G92]*[.H92]/2+[.J92]+[.K92]+[.L92]+[.M92]))" office:value-type="float" office:value="1513">
            <text:p>1513</text:p>
          </table:table-cell>
          <table:table-cell table:formula="of:=RIGHT(&quot; &quot; &amp; [.I92];2)" office:value-type="string" office:string-value=" 8">
            <text:p><text:s/>8</text:p>
          </table:table-cell>
          <table:table-cell table:formula="of:=LEFT([.B92] &amp; &quot; &quot; &amp; MID(&quot;   (A)(U)(D)&quot;;[.E92]*3+1;3) &amp; &quot;                               &quot;;19)" office:value-type="string" office:string-value="WHITE DRAGON       ">
            <text:p>WHITE DRAGON <text:s text:c="6"/></text:p>
          </table:table-cell>
          <table:table-cell table:formula="of:=LEFT([.C92] &amp; &quot;-&quot; &amp; [.C92]*[.D92] &amp; &quot;      &quot;;7)" office:value-type="string" office:string-value="12-96  ">
            <text:p>12-96 <text:s/></text:p>
          </table:table-cell>
          <table:table-cell table:formula="of:=LEFT([.F92] &amp; &quot;     &quot;;3)" office:value-type="string" office:string-value="-9 ">
            <text:p>-9 </text:p>
          </table:table-cell>
          <table:table-cell table:formula="of:=LEFT([.G92] &amp; &quot;     &quot;;3)" office:value-type="string" office:string-value="2  ">
            <text:p>2 <text:s/></text:p>
          </table:table-cell>
          <table:table-cell table:formula="of:=LEFT(1 &amp; &quot;-&quot; &amp; [.H92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9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92]*9+1;9)) &amp; &quot;    &quot;;11)" office:value-type="string" office:string-value="BREATHE    ">
            <text:p>BREATHE <text:s text:c="3"/></text:p>
          </table:table-cell>
          <table:table-cell table:formula="of:=&quot;.byte &quot;&quot;&quot; &amp; [.B92] &amp; &quot;&quot;&quot;,0         ; level &quot; &amp; [.O92]" office:value-type="string" office:string-value=".byte &quot;WHITE DRAGON&quot;,0         ; level  8">
            <text:p>.byte "WHITE DRAGON",0 <text:s text:c="8"/>; level <text:s/>8</text:p>
          </table:table-cell>
          <table:table-cell table:formula="of:=&quot;.byte &quot; &amp; [.C92] &amp; &quot;,&quot; &amp; [.D92] &amp; &quot;,&quot; &amp; [.E92] &amp; &quot;,&quot; &amp; [.F92]+25 &amp; &quot;,&quot; &amp; [.G92] &amp; &quot;,&quot; &amp; [.H92] &amp; &quot;,&quot; &amp; [.I92] &amp; &quot;,&quot; &amp; [.J92] &amp; &quot;,&quot; &amp; [.K92] &amp; &quot;,&quot; &amp; [.L92] &amp; &quot;,&quot; &amp; [.M92] &amp; &quot;                ; &quot; &amp; [.B92]" office:value-type="string" office:string-value=".byte 12,8,0,16,2,10,8,0,0,0,8                ; WHITE DRAGON">
            <text:p>.byte 12,8,0,16,2,10,8,0,0,0,8 <text:s text:c="15"/>; WHITE DRAGON</text:p>
          </table:table-cell>
          <table:table-cell table:formula="of:=LEN([.B92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79">
            <text:p>79</text:p>
          </table:table-cell>
          <table:table-cell table:style-name="ce14" office:value-type="string">
            <text:p>WRAITH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INT((([.C93]+[.D93]/6)^1.3*(20-[.F93])/10)*([.G93]*[.H93]/2+[.J93]+[.K93]+[.L93]+[.M93]))" office:value-type="float" office:value="2114">
            <text:p>2114</text:p>
          </table:table-cell>
          <table:table-cell table:formula="of:=RIGHT(&quot; &quot; &amp; [.I93];2)" office:value-type="string" office:string-value=" 8">
            <text:p><text:s/>8</text:p>
          </table:table-cell>
          <table:table-cell table:formula="of:=LEFT([.B93] &amp; &quot; &quot; &amp; MID(&quot;   (A)(U)(D)&quot;;[.E93]*3+1;3) &amp; &quot;                               &quot;;19)" office:value-type="string" office:string-value="WRAITH (U)         ">
            <text:p>WRAITH (U) <text:s text:c="8"/></text:p>
          </table:table-cell>
          <table:table-cell table:formula="of:=LEFT([.C93] &amp; &quot;-&quot; &amp; [.C93]*[.D93] &amp; &quot;      &quot;;7)" office:value-type="string" office:string-value="15-120 ">
            <text:p>15-120 </text:p>
          </table:table-cell>
          <table:table-cell table:formula="of:=LEFT([.F93] &amp; &quot;     &quot;;3)" office:value-type="string" office:string-value="0  ">
            <text:p>0 <text:s/></text:p>
          </table:table-cell>
          <table:table-cell table:formula="of:=LEFT([.G93] &amp; &quot;     &quot;;3)" office:value-type="string" office:string-value="2  ">
            <text:p>2 <text:s/></text:p>
          </table:table-cell>
          <table:table-cell table:formula="of:=LEFT(1 &amp; &quot;-&quot; &amp; [.H93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9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3]*9+1;9)) &amp; &quot;    &quot;;11)" office:value-type="string" office:string-value="SUMMON     ">
            <text:p>SUMMON <text:s text:c="4"/></text:p>
          </table:table-cell>
          <table:table-cell table:formula="of:=LEFT((MID(&quot;SWING    HEAL     LIGHTNINGPOISON   SUMMON   PARALYZE CHARM    STONE    BREATHE  DEATH    DESTROY  DRAIN    &quot;;[.M93]*9+1;9)) &amp; &quot;    &quot;;11)" office:value-type="string" office:string-value="DEATH      ">
            <text:p>DEATH <text:s text:c="5"/></text:p>
          </table:table-cell>
          <table:table-cell table:formula="of:=&quot;.byte &quot;&quot;&quot; &amp; [.B93] &amp; &quot;&quot;&quot;,0         ; level &quot; &amp; [.O93]" office:value-type="string" office:string-value=".byte &quot;WRAITH&quot;,0         ; level  8">
            <text:p>.byte "WRAITH",0 <text:s text:c="8"/>; level <text:s/>8</text:p>
          </table:table-cell>
          <table:table-cell table:formula="of:=&quot;.byte &quot; &amp; [.C93] &amp; &quot;,&quot; &amp; [.D93] &amp; &quot;,&quot; &amp; [.E93] &amp; &quot;,&quot; &amp; [.F93]+25 &amp; &quot;,&quot; &amp; [.G93] &amp; &quot;,&quot; &amp; [.H93] &amp; &quot;,&quot; &amp; [.I93] &amp; &quot;,&quot; &amp; [.J93] &amp; &quot;,&quot; &amp; [.K93] &amp; &quot;,&quot; &amp; [.L93] &amp; &quot;,&quot; &amp; [.M93] &amp; &quot;                ; &quot; &amp; [.B93]" office:value-type="string" office:string-value=".byte 15,8,2,25,2,15,8,0,0,4,9                ; WRAITH">
            <text:p>.byte 15,8,2,25,2,15,8,0,0,4,9 <text:s text:c="15"/>; WRAITH</text:p>
          </table:table-cell>
          <table:table-cell table:formula="of:=LEN([.B93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80">
            <text:p>80</text:p>
          </table:table-cell>
          <table:table-cell table:style-name="ce14" office:value-type="string">
            <text:p>BEHOLDER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C94]+[.D94]/6)^1.3*(20-[.F94])/10)*([.G94]*[.H94]/2+[.J94]+[.K94]+[.L94]+[.M94]))" office:value-type="float" office:value="6455">
            <text:p>6455</text:p>
          </table:table-cell>
          <table:table-cell table:formula="of:=RIGHT(&quot; &quot; &amp; [.I94];2)" office:value-type="string" office:string-value=" 9">
            <text:p><text:s/>9</text:p>
          </table:table-cell>
          <table:table-cell table:formula="of:=LEFT([.B94] &amp; &quot; &quot; &amp; MID(&quot;   (A)(U)(D)&quot;;[.E94]*3+1;3) &amp; &quot;                               &quot;;19)" office:value-type="string" office:string-value="BEHOLDER (A)       ">
            <text:p>BEHOLDER (A) <text:s text:c="6"/></text:p>
          </table:table-cell>
          <table:table-cell table:formula="of:=LEFT([.C94] &amp; &quot;-&quot; &amp; [.C94]*[.D94] &amp; &quot;      &quot;;7)" office:value-type="string" office:string-value="32-288 ">
            <text:p>32-288 </text:p>
          </table:table-cell>
          <table:table-cell table:formula="of:=LEFT([.F94] &amp; &quot;     &quot;;3)" office:value-type="string" office:string-value="-8 ">
            <text:p>-8 </text:p>
          </table:table-cell>
          <table:table-cell table:formula="of:=LEFT([.G94] &amp; &quot;     &quot;;3)" office:value-type="string" office:string-value="2  ">
            <text:p>2 <text:s/></text:p>
          </table:table-cell>
          <table:table-cell table:formula="of:=LEFT(1 &amp; &quot;-&quot; &amp; [.H94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9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4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L94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M94]*9+1;9)) &amp; &quot;    &quot;;11)" office:value-type="string" office:string-value="DEATH      ">
            <text:p>DEATH <text:s text:c="5"/></text:p>
          </table:table-cell>
          <table:table-cell table:formula="of:=&quot;.byte &quot;&quot;&quot; &amp; [.B94] &amp; &quot;&quot;&quot;,0         ; level &quot; &amp; [.O94]" office:value-type="string" office:string-value=".byte &quot;BEHOLDER&quot;,0         ; level  9">
            <text:p>.byte "BEHOLDER",0 <text:s text:c="8"/>; level <text:s/>9</text:p>
          </table:table-cell>
          <table:table-cell table:formula="of:=&quot;.byte &quot; &amp; [.C94] &amp; &quot;,&quot; &amp; [.D94] &amp; &quot;,&quot; &amp; [.E94] &amp; &quot;,&quot; &amp; [.F94]+25 &amp; &quot;,&quot; &amp; [.G94] &amp; &quot;,&quot; &amp; [.H94] &amp; &quot;,&quot; &amp; [.I94] &amp; &quot;,&quot; &amp; [.J94] &amp; &quot;,&quot; &amp; [.K94] &amp; &quot;,&quot; &amp; [.L94] &amp; &quot;,&quot; &amp; [.M94] &amp; &quot;                ; &quot; &amp; [.B94]" office:value-type="string" office:string-value=".byte 32,9,1,17,2,8,9,0,2,5,9                ; BEHOLDER">
            <text:p>.byte 32,9,1,17,2,8,9,0,2,5,9 <text:s text:c="15"/>; BEHOLDER</text:p>
          </table:table-cell>
          <table:table-cell table:formula="of:=LEN([.B94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81">
            <text:p>81</text:p>
          </table:table-cell>
          <table:table-cell table:style-name="ce14" office:value-type="string">
            <text:p>BERZERKER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f:=INT((([.C95]+[.D95]/6)^1.3*(20-[.F95])/10)*([.G95]*[.H95]/2+[.J95]+[.K95]+[.L95]+[.M95]))" office:value-type="float" office:value="4820">
            <text:p>4820</text:p>
          </table:table-cell>
          <table:table-cell table:formula="of:=RIGHT(&quot; &quot; &amp; [.I95];2)" office:value-type="string" office:string-value=" 9">
            <text:p><text:s/>9</text:p>
          </table:table-cell>
          <table:table-cell table:formula="of:=LEFT([.B95] &amp; &quot; &quot; &amp; MID(&quot;   (A)(U)(D)&quot;;[.E95]*3+1;3) &amp; &quot;                               &quot;;19)" office:value-type="string" office:string-value="BERZERKER          ">
            <text:p>BERZERKER <text:s text:c="9"/></text:p>
          </table:table-cell>
          <table:table-cell table:formula="of:=LEFT([.C95] &amp; &quot;-&quot; &amp; [.C95]*[.D95] &amp; &quot;      &quot;;7)" office:value-type="string" office:string-value="25-250 ">
            <text:p>25-250 </text:p>
          </table:table-cell>
          <table:table-cell table:formula="of:=LEFT([.F95] &amp; &quot;     &quot;;3)" office:value-type="string" office:string-value="-10">
            <text:p>-10</text:p>
          </table:table-cell>
          <table:table-cell table:formula="of:=LEFT([.G95] &amp; &quot;     &quot;;3)" office:value-type="string" office:string-value="3  ">
            <text:p>3 <text:s/></text:p>
          </table:table-cell>
          <table:table-cell table:formula="of:=LEFT(1 &amp; &quot;-&quot; &amp; [.H95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9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95]*9+1;9)) &amp; &quot;    &quot;;11)" office:value-type="string" office:string-value="SWING      ">
            <text:p>SWING <text:s text:c="5"/></text:p>
          </table:table-cell>
          <table:table-cell table:formula="of:=&quot;.byte &quot;&quot;&quot; &amp; [.B95] &amp; &quot;&quot;&quot;,0         ; level &quot; &amp; [.O95]" office:value-type="string" office:string-value=".byte &quot;BERZERKER&quot;,0         ; level  9">
            <text:p>.byte "BERZERKER",0 <text:s text:c="8"/>; level <text:s/>9</text:p>
          </table:table-cell>
          <table:table-cell table:formula="of:=&quot;.byte &quot; &amp; [.C95] &amp; &quot;,&quot; &amp; [.D95] &amp; &quot;,&quot; &amp; [.E95] &amp; &quot;,&quot; &amp; [.F95]+25 &amp; &quot;,&quot; &amp; [.G95] &amp; &quot;,&quot; &amp; [.H95] &amp; &quot;,&quot; &amp; [.I95] &amp; &quot;,&quot; &amp; [.J95] &amp; &quot;,&quot; &amp; [.K95] &amp; &quot;,&quot; &amp; [.L95] &amp; &quot;,&quot; &amp; [.M95] &amp; &quot;                ; &quot; &amp; [.B95]" office:value-type="string" office:string-value=".byte 25,10,0,15,3,15,9,0,0,0,0                ; BERZERKER">
            <text:p>.byte 25,10,0,15,3,15,9,0,0,0,0 <text:s text:c="15"/>; BERZERKER</text:p>
          </table:table-cell>
          <table:table-cell table:formula="of:=LEN([.B95])" office:value-type="float" office:value="9">
            <text:p>9</text:p>
          </table:table-cell>
          <table:table-cell/>
        </table:table-row>
        <table:table-row table:style-name="ro4">
          <table:table-cell office:value-type="float" office:value="82">
            <text:p>82</text:p>
          </table:table-cell>
          <table:table-cell table:style-name="ce14" office:value-type="string">
            <text:p>GHOST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table:formula="of:=INT((([.C96]+[.D96]/6)^1.3*(20-[.F96])/10)*([.G96]*[.H96]/2+[.J96]+[.K96]+[.L96]+[.M96]))" office:value-type="float" office:value="4738">
            <text:p>4738</text:p>
          </table:table-cell>
          <table:table-cell table:formula="of:=RIGHT(&quot; &quot; &amp; [.I96];2)" office:value-type="string" office:string-value=" 9">
            <text:p><text:s/>9</text:p>
          </table:table-cell>
          <table:table-cell table:formula="of:=LEFT([.B96] &amp; &quot; &quot; &amp; MID(&quot;   (A)(U)(D)&quot;;[.E96]*3+1;3) &amp; &quot;                               &quot;;19)" office:value-type="string" office:string-value="GHOST (U)          ">
            <text:p>GHOST (U) <text:s text:c="9"/></text:p>
          </table:table-cell>
          <table:table-cell table:formula="of:=LEFT([.C96] &amp; &quot;-&quot; &amp; [.C96]*[.D96] &amp; &quot;      &quot;;7)" office:value-type="string" office:string-value="18-144 ">
            <text:p>18-144 </text:p>
          </table:table-cell>
          <table:table-cell table:formula="of:=LEFT([.F96] &amp; &quot;     &quot;;3)" office:value-type="string" office:string-value="-1 ">
            <text:p>-1 </text:p>
          </table:table-cell>
          <table:table-cell table:formula="of:=LEFT([.G96] &amp; &quot;     &quot;;3)" office:value-type="string" office:string-value="2  ">
            <text:p>2 <text:s/></text:p>
          </table:table-cell>
          <table:table-cell table:formula="of:=LEFT(1 &amp; &quot;-&quot; &amp; [.H96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9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6]*9+1;9)) &amp; &quot;    &quot;;11)" office:value-type="string" office:string-value="DRAIN      ">
            <text:p>DRAIN <text:s text:c="5"/></text:p>
          </table:table-cell>
          <table:table-cell table:formula="of:=LEFT((MID(&quot;SWING    HEAL     LIGHTNINGPOISON   SUMMON   PARALYZE CHARM    STONE    BREATHE  DEATH    DESTROY  DRAIN    &quot;;[.L96]*9+1;9)) &amp; &quot;    &quot;;11)" office:value-type="string" office:string-value="DRAIN      ">
            <text:p>DRAIN <text:s text:c="5"/></text:p>
          </table:table-cell>
          <table:table-cell table:formula="of:=LEFT((MID(&quot;SWING    HEAL     LIGHTNINGPOISON   SUMMON   PARALYZE CHARM    STONE    BREATHE  DEATH    DESTROY  DRAIN    &quot;;[.M96]*9+1;9)) &amp; &quot;    &quot;;11)" office:value-type="string" office:string-value="DRAIN      ">
            <text:p>DRAIN <text:s text:c="5"/></text:p>
          </table:table-cell>
          <table:table-cell table:formula="of:=&quot;.byte &quot;&quot;&quot; &amp; [.B96] &amp; &quot;&quot;&quot;,0         ; level &quot; &amp; [.O96]" office:value-type="string" office:string-value=".byte &quot;GHOST&quot;,0         ; level  9">
            <text:p>.byte "GHOST",0 <text:s text:c="8"/>; level <text:s/>9</text:p>
          </table:table-cell>
          <table:table-cell table:formula="of:=&quot;.byte &quot; &amp; [.C96] &amp; &quot;,&quot; &amp; [.D96] &amp; &quot;,&quot; &amp; [.E96] &amp; &quot;,&quot; &amp; [.F96]+25 &amp; &quot;,&quot; &amp; [.G96] &amp; &quot;,&quot; &amp; [.H96] &amp; &quot;,&quot; &amp; [.I96] &amp; &quot;,&quot; &amp; [.J96] &amp; &quot;,&quot; &amp; [.K96] &amp; &quot;,&quot; &amp; [.L96] &amp; &quot;,&quot; &amp; [.M96] &amp; &quot;                ; &quot; &amp; [.B96]" office:value-type="string" office:string-value=".byte 18,8,2,24,2,15,9,0,11,11,11                ; GHOST">
            <text:p>.byte 18,8,2,24,2,15,9,0,11,11,11 <text:s text:c="15"/>; GHOST</text:p>
          </table:table-cell>
          <table:table-cell table:formula="of:=LEN([.B96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83">
            <text:p>83</text:p>
          </table:table-cell>
          <table:table-cell table:style-name="ce14" office:value-type="string">
            <text:p>GREEN DRAGON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NT((([.C97]+[.D97]/6)^1.3*(20-[.F97])/10)*([.G97]*[.H97]/2+[.J97]+[.K97]+[.L97]+[.M97]))" office:value-type="float" office:value="3531">
            <text:p>3531</text:p>
          </table:table-cell>
          <table:table-cell table:formula="of:=RIGHT(&quot; &quot; &amp; [.I97];2)" office:value-type="string" office:string-value=" 9">
            <text:p><text:s/>9</text:p>
          </table:table-cell>
          <table:table-cell table:formula="of:=LEFT([.B97] &amp; &quot; &quot; &amp; MID(&quot;   (A)(U)(D)&quot;;[.E97]*3+1;3) &amp; &quot;                               &quot;;19)" office:value-type="string" office:string-value="GREEN DRAGON       ">
            <text:p>GREEN DRAGON <text:s text:c="6"/></text:p>
          </table:table-cell>
          <table:table-cell table:formula="of:=LEFT([.C97] &amp; &quot;-&quot; &amp; [.C97]*[.D97] &amp; &quot;      &quot;;7)" office:value-type="string" office:string-value="22-220 ">
            <text:p>22-220 </text:p>
          </table:table-cell>
          <table:table-cell table:formula="of:=LEFT([.F97] &amp; &quot;     &quot;;3)" office:value-type="string" office:string-value="-13">
            <text:p>-13</text:p>
          </table:table-cell>
          <table:table-cell table:formula="of:=LEFT([.G97] &amp; &quot;     &quot;;3)" office:value-type="string" office:string-value="1  ">
            <text:p>1 <text:s/></text:p>
          </table:table-cell>
          <table:table-cell table:formula="of:=LEFT(1 &amp; &quot;-&quot; &amp; [.H97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9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7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M97]*9+1;9)) &amp; &quot;    &quot;;11)" office:value-type="string" office:string-value="BREATHE    ">
            <text:p>BREATHE <text:s text:c="3"/></text:p>
          </table:table-cell>
          <table:table-cell table:formula="of:=&quot;.byte &quot;&quot;&quot; &amp; [.B97] &amp; &quot;&quot;&quot;,0         ; level &quot; &amp; [.O97]" office:value-type="string" office:string-value=".byte &quot;GREEN DRAGON&quot;,0         ; level  9">
            <text:p>.byte "GREEN DRAGON",0 <text:s text:c="8"/>; level <text:s/>9</text:p>
          </table:table-cell>
          <table:table-cell table:formula="of:=&quot;.byte &quot; &amp; [.C97] &amp; &quot;,&quot; &amp; [.D97] &amp; &quot;,&quot; &amp; [.E97] &amp; &quot;,&quot; &amp; [.F97]+25 &amp; &quot;,&quot; &amp; [.G97] &amp; &quot;,&quot; &amp; [.H97] &amp; &quot;,&quot; &amp; [.I97] &amp; &quot;,&quot; &amp; [.J97] &amp; &quot;,&quot; &amp; [.K97] &amp; &quot;,&quot; &amp; [.L97] &amp; &quot;,&quot; &amp; [.M97] &amp; &quot;                ; &quot; &amp; [.B97]" office:value-type="string" office:string-value=".byte 22,10,0,12,1,15,9,0,0,2,8                ; GREEN DRAGON">
            <text:p>.byte 22,10,0,12,1,15,9,0,0,2,8 <text:s text:c="15"/>; GREEN DRAGON</text:p>
          </table:table-cell>
          <table:table-cell table:formula="of:=LEN([.B97])"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table:style-name="ce14" office:value-type="string">
            <text:p>LICH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INT((([.C98]+[.D98]/6)^1.3*(20-[.F98])/10)*([.G98]*[.H98]/2+[.J98]+[.K98]+[.L98]+[.M98]))" office:value-type="float" office:value="5309">
            <text:p>5309</text:p>
          </table:table-cell>
          <table:table-cell table:formula="of:=RIGHT(&quot; &quot; &amp; [.I98];2)" office:value-type="string" office:string-value=" 9">
            <text:p><text:s/>9</text:p>
          </table:table-cell>
          <table:table-cell table:formula="of:=LEFT([.B98] &amp; &quot; &quot; &amp; MID(&quot;   (A)(U)(D)&quot;;[.E98]*3+1;3) &amp; &quot;                               &quot;;19)" office:value-type="string" office:string-value="LICH (U)           ">
            <text:p>LICH (U) <text:s text:c="10"/></text:p>
          </table:table-cell>
          <table:table-cell table:formula="of:=LEFT([.C98] &amp; &quot;-&quot; &amp; [.C98]*[.D98] &amp; &quot;      &quot;;7)" office:value-type="string" office:string-value="26-208 ">
            <text:p>26-208 </text:p>
          </table:table-cell>
          <table:table-cell table:formula="of:=LEFT([.F98] &amp; &quot;     &quot;;3)" office:value-type="string" office:string-value="-4 ">
            <text:p>-4 </text:p>
          </table:table-cell>
          <table:table-cell table:formula="of:=LEFT([.G98] &amp; &quot;     &quot;;3)" office:value-type="string" office:string-value="3  ">
            <text:p>3 <text:s/></text:p>
          </table:table-cell>
          <table:table-cell table:formula="of:=LEFT(1 &amp; &quot;-&quot; &amp; [.H98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9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8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L98]*9+1;9)) &amp; &quot;    &quot;;11)" office:value-type="string" office:string-value="SUMMON     ">
            <text:p>SUMMON <text:s text:c="4"/></text:p>
          </table:table-cell>
          <table:table-cell table:formula="of:=LEFT((MID(&quot;SWING    HEAL     LIGHTNINGPOISON   SUMMON   PARALYZE CHARM    STONE    BREATHE  DEATH    DESTROY  DRAIN    &quot;;[.M98]*9+1;9)) &amp; &quot;    &quot;;11)" office:value-type="string" office:string-value="DEATH      ">
            <text:p>DEATH <text:s text:c="5"/></text:p>
          </table:table-cell>
          <table:table-cell table:formula="of:=&quot;.byte &quot;&quot;&quot; &amp; [.B98] &amp; &quot;&quot;&quot;,0         ; level &quot; &amp; [.O98]" office:value-type="string" office:string-value=".byte &quot;LICH&quot;,0         ; level  9">
            <text:p>.byte "LICH",0 <text:s text:c="8"/>; level <text:s/>9</text:p>
          </table:table-cell>
          <table:table-cell table:formula="of:=&quot;.byte &quot; &amp; [.C98] &amp; &quot;,&quot; &amp; [.D98] &amp; &quot;,&quot; &amp; [.E98] &amp; &quot;,&quot; &amp; [.F98]+25 &amp; &quot;,&quot; &amp; [.G98] &amp; &quot;,&quot; &amp; [.H98] &amp; &quot;,&quot; &amp; [.I98] &amp; &quot;,&quot; &amp; [.J98] &amp; &quot;,&quot; &amp; [.K98] &amp; &quot;,&quot; &amp; [.L98] &amp; &quot;,&quot; &amp; [.M98] &amp; &quot;                ; &quot; &amp; [.B98]" office:value-type="string" office:string-value=".byte 26,8,2,21,3,10,9,0,2,4,9                ; LICH">
            <text:p>.byte 26,8,2,21,3,10,9,0,2,4,9 <text:s text:c="15"/>; LICH</text:p>
          </table:table-cell>
          <table:table-cell table:formula="of:=LEN([.B98])" office:value-type="float" office:value="4">
            <text:p>4</text:p>
          </table:table-cell>
          <table:table-cell/>
        </table:table-row>
        <table:table-row table:style-name="ro4">
          <table:table-cell office:value-type="float" office:value="85">
            <text:p>85</text:p>
          </table:table-cell>
          <table:table-cell table:style-name="ce14" office:value-type="string">
            <text:p>PURPLE WORM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NT((([.C99]+[.D99]/6)^1.3*(20-[.F99])/10)*([.G99]*[.H99]/2+[.J99]+[.K99]+[.L99]+[.M99]))" office:value-type="float" office:value="4709">
            <text:p>4709</text:p>
          </table:table-cell>
          <table:table-cell table:formula="of:=RIGHT(&quot; &quot; &amp; [.I99];2)" office:value-type="string" office:string-value=" 9">
            <text:p><text:s/>9</text:p>
          </table:table-cell>
          <table:table-cell table:formula="of:=LEFT([.B99] &amp; &quot; &quot; &amp; MID(&quot;   (A)(U)(D)&quot;;[.E99]*3+1;3) &amp; &quot;                               &quot;;19)" office:value-type="string" office:string-value="PURPLE WORM (A)    ">
            <text:p>PURPLE WORM (A) <text:s text:c="3"/></text:p>
          </table:table-cell>
          <table:table-cell table:formula="of:=LEFT([.C99] &amp; &quot;-&quot; &amp; [.C99]*[.D99] &amp; &quot;      &quot;;7)" office:value-type="string" office:string-value="30-450 ">
            <text:p>30-450 </text:p>
          </table:table-cell>
          <table:table-cell table:formula="of:=LEFT([.F99] &amp; &quot;     &quot;;3)" office:value-type="string" office:string-value="3  ">
            <text:p>3 <text:s/></text:p>
          </table:table-cell>
          <table:table-cell table:formula="of:=LEFT([.G99] &amp; &quot;     &quot;;3)" office:value-type="string" office:string-value="4  ">
            <text:p>4 <text:s/></text:p>
          </table:table-cell>
          <table:table-cell table:formula="of:=LEFT(1 &amp; &quot;-&quot; &amp; [.H99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9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9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9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M99]*9+1;9)) &amp; &quot;    &quot;;11)" office:value-type="string" office:string-value="DESTROY    ">
            <text:p>DESTROY <text:s text:c="3"/></text:p>
          </table:table-cell>
          <table:table-cell table:formula="of:=&quot;.byte &quot;&quot;&quot; &amp; [.B99] &amp; &quot;&quot;&quot;,0         ; level &quot; &amp; [.O99]" office:value-type="string" office:string-value=".byte &quot;PURPLE WORM&quot;,0         ; level  9">
            <text:p>.byte "PURPLE WORM",0 <text:s text:c="8"/>; level <text:s/>9</text:p>
          </table:table-cell>
          <table:table-cell table:formula="of:=&quot;.byte &quot; &amp; [.C99] &amp; &quot;,&quot; &amp; [.D99] &amp; &quot;,&quot; &amp; [.E99] &amp; &quot;,&quot; &amp; [.F99]+25 &amp; &quot;,&quot; &amp; [.G99] &amp; &quot;,&quot; &amp; [.H99] &amp; &quot;,&quot; &amp; [.I99] &amp; &quot;,&quot; &amp; [.J99] &amp; &quot;,&quot; &amp; [.K99] &amp; &quot;,&quot; &amp; [.L99] &amp; &quot;,&quot; &amp; [.M99] &amp; &quot;                ; &quot; &amp; [.B99]" office:value-type="string" office:string-value=".byte 30,15,1,28,4,10,9,0,0,0,10                ; PURPLE WORM">
            <text:p>.byte 30,15,1,28,4,10,9,0,0,0,10 <text:s text:c="15"/>; PURPLE WORM</text:p>
          </table:table-cell>
          <table:table-cell table:formula="of:=LEN([.B99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86">
            <text:p>86</text:p>
          </table:table-cell>
          <table:table-cell table:style-name="ce14" office:value-type="string">
            <text:p>RED DRAGON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NT((([.C100]+[.D100]/6)^1.3*(20-[.F100])/10)*([.G100]*[.H100]/2+[.J100]+[.K100]+[.L100]+[.M100]))" office:value-type="float" office:value="4945">
            <text:p>4945</text:p>
          </table:table-cell>
          <table:table-cell table:formula="of:=RIGHT(&quot; &quot; &amp; [.I100];2)" office:value-type="string" office:string-value=" 9">
            <text:p><text:s/>9</text:p>
          </table:table-cell>
          <table:table-cell table:formula="of:=LEFT([.B100] &amp; &quot; &quot; &amp; MID(&quot;   (A)(U)(D)&quot;;[.E100]*3+1;3) &amp; &quot;                               &quot;;19)" office:value-type="string" office:string-value="RED DRAGON         ">
            <text:p>RED DRAGON <text:s text:c="8"/></text:p>
          </table:table-cell>
          <table:table-cell table:formula="of:=LEFT([.C100] &amp; &quot;-&quot; &amp; [.C100]*[.D100] &amp; &quot;      &quot;;7)" office:value-type="string" office:string-value="25-200 ">
            <text:p>25-200 </text:p>
          </table:table-cell>
          <table:table-cell table:formula="of:=LEFT([.F100] &amp; &quot;     &quot;;3)" office:value-type="string" office:string-value="-12">
            <text:p>-12</text:p>
          </table:table-cell>
          <table:table-cell table:formula="of:=LEFT([.G100] &amp; &quot;     &quot;;3)" office:value-type="string" office:string-value="2  ">
            <text:p>2 <text:s/></text:p>
          </table:table-cell>
          <table:table-cell table:formula="of:=LEFT(1 &amp; &quot;-&quot; &amp; [.H100] &amp; &quot;        &quot;;7)" office:value-type="string" office:string-value="1-12   ">
            <text:p>1-12 <text:s text:c="2"/></text:p>
          </table:table-cell>
          <table:table-cell table:formula="of:=LEFT((MID(&quot;SWING    HEAL     LIGHTNINGPOISON   SUMMON   PARALYZE CHARM    STONE    BREATHE  DEATH    DESTROY  DRAIN    &quot;;[.J10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00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M100]*9+1;9)) &amp; &quot;    &quot;;11)" office:value-type="string" office:string-value="BREATHE    ">
            <text:p>BREATHE <text:s text:c="3"/></text:p>
          </table:table-cell>
          <table:table-cell table:formula="of:=&quot;.byte &quot;&quot;&quot; &amp; [.B100] &amp; &quot;&quot;&quot;,0         ; level &quot; &amp; [.O100]" office:value-type="string" office:string-value=".byte &quot;RED DRAGON&quot;,0         ; level  9">
            <text:p>.byte "RED DRAGON",0 <text:s text:c="8"/>; level <text:s/>9</text:p>
          </table:table-cell>
          <table:table-cell table:formula="of:=&quot;.byte &quot; &amp; [.C100] &amp; &quot;,&quot; &amp; [.D100] &amp; &quot;,&quot; &amp; [.E100] &amp; &quot;,&quot; &amp; [.F100]+25 &amp; &quot;,&quot; &amp; [.G100] &amp; &quot;,&quot; &amp; [.H100] &amp; &quot;,&quot; &amp; [.I100] &amp; &quot;,&quot; &amp; [.J100] &amp; &quot;,&quot; &amp; [.K100] &amp; &quot;,&quot; &amp; [.L100] &amp; &quot;,&quot; &amp; [.M100] &amp; &quot;                ; &quot; &amp; [.B100]" office:value-type="string" office:string-value=".byte 25,8,0,13,2,12,9,0,0,2,8                ; RED DRAGON">
            <text:p>.byte 25,8,0,13,2,12,9,0,0,2,8 <text:s text:c="15"/>; RED DRAGON</text:p>
          </table:table-cell>
          <table:table-cell table:formula="of:=LEN([.B100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87">
            <text:p>87</text:p>
          </table:table-cell>
          <table:table-cell table:style-name="ce14" office:value-type="string">
            <text:p>SILVER DRAGON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NT((([.C101]+[.D101]/6)^1.3*(20-[.F101])/10)*([.G101]*[.H101]/2+[.J101]+[.K101]+[.L101]+[.M101]))" office:value-type="float" office:value="3707">
            <text:p>3707</text:p>
          </table:table-cell>
          <table:table-cell table:formula="of:=RIGHT(&quot; &quot; &amp; [.I101];2)" office:value-type="string" office:string-value=" 9">
            <text:p><text:s/>9</text:p>
          </table:table-cell>
          <table:table-cell table:formula="of:=LEFT([.B101] &amp; &quot; &quot; &amp; MID(&quot;   (A)(U)(D)&quot;;[.E101]*3+1;3) &amp; &quot;                               &quot;;19)" office:value-type="string" office:string-value="SILVER DRAGON      ">
            <text:p>SILVER DRAGON <text:s text:c="5"/></text:p>
          </table:table-cell>
          <table:table-cell table:formula="of:=LEFT([.C101] &amp; &quot;-&quot; &amp; [.C101]*[.D101] &amp; &quot;      &quot;;7)" office:value-type="string" office:string-value="20-200 ">
            <text:p>20-200 </text:p>
          </table:table-cell>
          <table:table-cell table:formula="of:=LEFT([.F101] &amp; &quot;     &quot;;3)" office:value-type="string" office:string-value="-14">
            <text:p>-14</text:p>
          </table:table-cell>
          <table:table-cell table:formula="of:=LEFT([.G101] &amp; &quot;     &quot;;3)" office:value-type="string" office:string-value="2  ">
            <text:p>2 <text:s/></text:p>
          </table:table-cell>
          <table:table-cell table:formula="of:=LEFT(1 &amp; &quot;-&quot; &amp; [.H101] &amp; &quot;        &quot;;7)" office:value-type="string" office:string-value="1-10   ">
            <text:p>1-10 <text:s text:c="2"/></text:p>
          </table:table-cell>
          <table:table-cell table:formula="of:=LEFT((MID(&quot;SWING    HEAL     LIGHTNINGPOISON   SUMMON   PARALYZE CHARM    STONE    BREATHE  DEATH    DESTROY  DRAIN    &quot;;[.J10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01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M101]*9+1;9)) &amp; &quot;    &quot;;11)" office:value-type="string" office:string-value="BREATHE    ">
            <text:p>BREATHE <text:s text:c="3"/></text:p>
          </table:table-cell>
          <table:table-cell table:formula="of:=&quot;.byte &quot;&quot;&quot; &amp; [.B101] &amp; &quot;&quot;&quot;,0         ; level &quot; &amp; [.O101]" office:value-type="string" office:string-value=".byte &quot;SILVER DRAGON&quot;,0         ; level  9">
            <text:p>.byte "SILVER DRAGON",0 <text:s text:c="8"/>; level <text:s/>9</text:p>
          </table:table-cell>
          <table:table-cell table:formula="of:=&quot;.byte &quot; &amp; [.C101] &amp; &quot;,&quot; &amp; [.D101] &amp; &quot;,&quot; &amp; [.E101] &amp; &quot;,&quot; &amp; [.F101]+25 &amp; &quot;,&quot; &amp; [.G101] &amp; &quot;,&quot; &amp; [.H101] &amp; &quot;,&quot; &amp; [.I101] &amp; &quot;,&quot; &amp; [.J101] &amp; &quot;,&quot; &amp; [.K101] &amp; &quot;,&quot; &amp; [.L101] &amp; &quot;,&quot; &amp; [.M101] &amp; &quot;                ; &quot; &amp; [.B101]" office:value-type="string" office:string-value=".byte 20,10,0,11,2,10,9,0,0,2,8                ; SILVER DRAGON">
            <text:p>.byte 20,10,0,11,2,10,9,0,0,2,8 <text:s text:c="15"/>; SILVER DRAGON</text:p>
          </table:table-cell>
          <table:table-cell table:formula="of:=LEN([.B101])" office:value-type="float" office:value="13">
            <text:p>13</text:p>
          </table:table-cell>
          <table:table-cell/>
        </table:table-row>
        <table:table-row table:style-name="ro4">
          <table:table-cell office:value-type="float" office:value="88">
            <text:p>88</text:p>
          </table:table-cell>
          <table:table-cell table:style-name="ce14" office:value-type="string">
            <text:p>WYVERN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INT((([.C102]+[.D102]/6)^1.3*(20-[.F102])/10)*([.G102]*[.H102]/2+[.J102]+[.K102]+[.L102]+[.M102]))" office:value-type="float" office:value="3178">
            <text:p>3178</text:p>
          </table:table-cell>
          <table:table-cell table:formula="of:=RIGHT(&quot; &quot; &amp; [.I102];2)" office:value-type="string" office:string-value=" 9">
            <text:p><text:s/>9</text:p>
          </table:table-cell>
          <table:table-cell table:formula="of:=LEFT([.B102] &amp; &quot; &quot; &amp; MID(&quot;   (A)(U)(D)&quot;;[.E102]*3+1;3) &amp; &quot;                               &quot;;19)" office:value-type="string" office:string-value="WYVERN             ">
            <text:p>WYVERN <text:s text:c="12"/></text:p>
          </table:table-cell>
          <table:table-cell table:formula="of:=LEFT([.C102] &amp; &quot;-&quot; &amp; [.C102]*[.D102] &amp; &quot;      &quot;;7)" office:value-type="string" office:string-value="20-200 ">
            <text:p>20-200 </text:p>
          </table:table-cell>
          <table:table-cell table:formula="of:=LEFT([.F102] &amp; &quot;     &quot;;3)" office:value-type="string" office:string-value="-2 ">
            <text:p>-2 </text:p>
          </table:table-cell>
          <table:table-cell table:formula="of:=LEFT([.G102] &amp; &quot;     &quot;;3)" office:value-type="string" office:string-value="3  ">
            <text:p>3 <text:s/></text:p>
          </table:table-cell>
          <table:table-cell table:formula="of:=LEFT(1 &amp; &quot;-&quot; &amp; [.H102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10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02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M102]*9+1;9)) &amp; &quot;    &quot;;11)" office:value-type="string" office:string-value="LIGHTNING  ">
            <text:p>LIGHTNING <text:s/></text:p>
          </table:table-cell>
          <table:table-cell table:formula="of:=&quot;.byte &quot;&quot;&quot; &amp; [.B102] &amp; &quot;&quot;&quot;,0         ; level &quot; &amp; [.O102]" office:value-type="string" office:string-value=".byte &quot;WYVERN&quot;,0         ; level  9">
            <text:p>.byte "WYVERN",0 <text:s text:c="8"/>; level <text:s/>9</text:p>
          </table:table-cell>
          <table:table-cell table:formula="of:=&quot;.byte &quot; &amp; [.C102] &amp; &quot;,&quot; &amp; [.D102] &amp; &quot;,&quot; &amp; [.E102] &amp; &quot;,&quot; &amp; [.F102]+25 &amp; &quot;,&quot; &amp; [.G102] &amp; &quot;,&quot; &amp; [.H102] &amp; &quot;,&quot; &amp; [.I102] &amp; &quot;,&quot; &amp; [.J102] &amp; &quot;,&quot; &amp; [.K102] &amp; &quot;,&quot; &amp; [.L102] &amp; &quot;,&quot; &amp; [.M102] &amp; &quot;                ; &quot; &amp; [.B102]" office:value-type="string" office:string-value=".byte 20,10,0,23,3,15,9,0,0,2,2                ; WYVERN">
            <text:p>.byte 20,10,0,23,3,15,9,0,0,2,2 <text:s text:c="15"/>; WYVERN</text:p>
          </table:table-cell>
          <table:table-cell table:formula="of:=LEN([.B102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table:style-name="ce14" office:value-type="string">
            <text:p>YEENOGHU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C103]+[.D103]/6)^1.3*(20-[.F103])/10)*([.G103]*[.H103]/2+[.J103]+[.K103]+[.L103]+[.M103]))" office:value-type="float" office:value="3740">
            <text:p>3740</text:p>
          </table:table-cell>
          <table:table-cell table:formula="of:=RIGHT(&quot; &quot; &amp; [.I103];2)" office:value-type="string" office:string-value=" 9">
            <text:p><text:s/>9</text:p>
          </table:table-cell>
          <table:table-cell table:formula="of:=LEFT([.B103] &amp; &quot; &quot; &amp; MID(&quot;   (A)(U)(D)&quot;;[.E103]*3+1;3) &amp; &quot;                               &quot;;19)" office:value-type="string" office:string-value="YEENOGHU (D)       ">
            <text:p>YEENOGHU (D) <text:s text:c="6"/></text:p>
          </table:table-cell>
          <table:table-cell table:formula="of:=LEFT([.C103] &amp; &quot;-&quot; &amp; [.C103]*[.D103] &amp; &quot;      &quot;;7)" office:value-type="string" office:string-value="20-160 ">
            <text:p>20-160 </text:p>
          </table:table-cell>
          <table:table-cell table:formula="of:=LEFT([.F103] &amp; &quot;     &quot;;3)" office:value-type="string" office:string-value="-5 ">
            <text:p>-5 </text:p>
          </table:table-cell>
          <table:table-cell table:formula="of:=LEFT([.G103] &amp; &quot;     &quot;;3)" office:value-type="string" office:string-value="1  ">
            <text:p>1 <text:s/></text:p>
          </table:table-cell>
          <table:table-cell table:formula="of:=LEFT(1 &amp; &quot;-&quot; &amp; [.H103] &amp; &quot;        &quot;;7)" office:value-type="string" office:string-value="1-18   ">
            <text:p>1-18 <text:s text:c="2"/></text:p>
          </table:table-cell>
          <table:table-cell table:formula="of:=LEFT((MID(&quot;SWING    HEAL     LIGHTNINGPOISON   SUMMON   PARALYZE CHARM    STONE    BREATHE  DEATH    DESTROY  DRAIN    &quot;;[.J10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3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L103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M103]*9+1;9)) &amp; &quot;    &quot;;11)" office:value-type="string" office:string-value="DEATH      ">
            <text:p>DEATH <text:s text:c="5"/></text:p>
          </table:table-cell>
          <table:table-cell table:formula="of:=&quot;.byte &quot;&quot;&quot; &amp; [.B103] &amp; &quot;&quot;&quot;,0         ; level &quot; &amp; [.O103]" office:value-type="string" office:string-value=".byte &quot;YEENOGHU&quot;,0         ; level  9">
            <text:p>.byte "YEENOGHU",0 <text:s text:c="8"/>; level <text:s/>9</text:p>
          </table:table-cell>
          <table:table-cell table:formula="of:=&quot;.byte &quot; &amp; [.C103] &amp; &quot;,&quot; &amp; [.D103] &amp; &quot;,&quot; &amp; [.E103] &amp; &quot;,&quot; &amp; [.F103]+25 &amp; &quot;,&quot; &amp; [.G103] &amp; &quot;,&quot; &amp; [.H103] &amp; &quot;,&quot; &amp; [.I103] &amp; &quot;,&quot; &amp; [.J103] &amp; &quot;,&quot; &amp; [.K103] &amp; &quot;,&quot; &amp; [.L103] &amp; &quot;,&quot; &amp; [.M103] &amp; &quot;                ; &quot; &amp; [.B103]" office:value-type="string" office:string-value=".byte 20,8,3,20,1,18,9,0,5,5,9                ; YEENOGHU">
            <text:p>.byte 20,8,3,20,1,18,9,0,5,5,9 <text:s text:c="15"/>; YEENOGHU</text:p>
          </table:table-cell>
          <table:table-cell table:formula="of:=LEN([.B103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90">
            <text:p>90</text:p>
          </table:table-cell>
          <table:table-cell table:style-name="ce14" office:value-type="string">
            <text:p>ASMODEUS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formula="of:=INT((([.C104]+[.D104]/6)^1.3*(20-[.F104])/10)*([.G104]*[.H104]/2+[.J104]+[.K104]+[.L104]+[.M104]))" office:value-type="float" office:value="16974">
            <text:p>16974</text:p>
          </table:table-cell>
          <table:table-cell table:formula="of:=RIGHT(&quot; &quot; &amp; [.I104];2)" office:value-type="string" office:string-value="10">
            <text:p>10</text:p>
          </table:table-cell>
          <table:table-cell table:formula="of:=LEFT([.B104] &amp; &quot; &quot; &amp; MID(&quot;   (A)(U)(D)&quot;;[.E104]*3+1;3) &amp; &quot;                               &quot;;19)" office:value-type="string" office:string-value="ASMODEUS (D)       ">
            <text:p>ASMODEUS (D) <text:s text:c="6"/></text:p>
          </table:table-cell>
          <table:table-cell table:formula="of:=LEFT([.C104] &amp; &quot;-&quot; &amp; [.C104]*[.D104] &amp; &quot;      &quot;;7)" office:value-type="string" office:string-value="35-280 ">
            <text:p>35-280 </text:p>
          </table:table-cell>
          <table:table-cell table:formula="of:=LEFT([.F104] &amp; &quot;     &quot;;3)" office:value-type="string" office:string-value="-10">
            <text:p>-10</text:p>
          </table:table-cell>
          <table:table-cell table:formula="of:=LEFT([.G104] &amp; &quot;     &quot;;3)" office:value-type="string" office:string-value="4  ">
            <text:p>4 <text:s/></text:p>
          </table:table-cell>
          <table:table-cell table:formula="of:=LEFT(1 &amp; &quot;-&quot; &amp; [.H104] &amp; &quot;        &quot;;7)" office:value-type="string" office:string-value="1-15   ">
            <text:p>1-15 <text:s text:c="2"/></text:p>
          </table:table-cell>
          <table:table-cell table:formula="of:=LEFT((MID(&quot;SWING    HEAL     LIGHTNINGPOISON   SUMMON   PARALYZE CHARM    STONE    BREATHE  DEATH    DESTROY  DRAIN    &quot;;[.J10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4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L104]*9+1;9)) &amp; &quot;    &quot;;11)" office:value-type="string" office:string-value="DEATH      ">
            <text:p>DEATH <text:s text:c="5"/></text:p>
          </table:table-cell>
          <table:table-cell table:formula="of:=LEFT((MID(&quot;SWING    HEAL     LIGHTNINGPOISON   SUMMON   PARALYZE CHARM    STONE    BREATHE  DEATH    DESTROY  DRAIN    &quot;;[.M104]*9+1;9)) &amp; &quot;    &quot;;11)" office:value-type="string" office:string-value="DEATH      ">
            <text:p>DEATH <text:s text:c="5"/></text:p>
          </table:table-cell>
          <table:table-cell table:formula="of:=&quot;.byte &quot;&quot;&quot; &amp; [.B104] &amp; &quot;&quot;&quot;,0         ; level &quot; &amp; [.O104]" office:value-type="string" office:string-value=".byte &quot;ASMODEUS&quot;,0         ; level 10">
            <text:p>.byte "ASMODEUS",0 <text:s text:c="8"/>; level 10</text:p>
          </table:table-cell>
          <table:table-cell table:formula="of:=&quot;.byte &quot; &amp; [.C104] &amp; &quot;,&quot; &amp; [.D104] &amp; &quot;,&quot; &amp; [.E104] &amp; &quot;,&quot; &amp; [.F104]+25 &amp; &quot;,&quot; &amp; [.G104] &amp; &quot;,&quot; &amp; [.H104] &amp; &quot;,&quot; &amp; [.I104] &amp; &quot;,&quot; &amp; [.J104] &amp; &quot;,&quot; &amp; [.K104] &amp; &quot;,&quot; &amp; [.L104] &amp; &quot;,&quot; &amp; [.M104] &amp; &quot;                ; &quot; &amp; [.B104]" office:value-type="string" office:string-value=".byte 35,8,3,15,4,15,10,0,5,9,9                ; ASMODEUS">
            <text:p>.byte 35,8,3,15,4,15,10,0,5,9,9 <text:s text:c="15"/>; ASMODEUS</text:p>
          </table:table-cell>
          <table:table-cell table:formula="of:=LEN([.B104])" office:value-type="float" office:value="8">
            <text:p>8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table:style-name="ce14" office:value-type="string">
            <text:p>BALRON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INT((([.C105]+[.D105]/6)^1.3*(20-[.F105])/10)*([.G105]*[.H105]/2+[.J105]+[.K105]+[.L105]+[.M105]))" office:value-type="float" office:value="9087">
            <text:p>9087</text:p>
          </table:table-cell>
          <table:table-cell table:formula="of:=RIGHT(&quot; &quot; &amp; [.I105];2)" office:value-type="string" office:string-value="10">
            <text:p>10</text:p>
          </table:table-cell>
          <table:table-cell table:formula="of:=LEFT([.B105] &amp; &quot; &quot; &amp; MID(&quot;   (A)(U)(D)&quot;;[.E105]*3+1;3) &amp; &quot;                               &quot;;19)" office:value-type="string" office:string-value="BALRON (D)         ">
            <text:p>BALRON (D) <text:s text:c="8"/></text:p>
          </table:table-cell>
          <table:table-cell table:formula="of:=LEFT([.C105] &amp; &quot;-&quot; &amp; [.C105]*[.D105] &amp; &quot;      &quot;;7)" office:value-type="string" office:string-value="36-432 ">
            <text:p>36-432 </text:p>
          </table:table-cell>
          <table:table-cell table:formula="of:=LEFT([.F105] &amp; &quot;     &quot;;3)" office:value-type="string" office:string-value="-2 ">
            <text:p>-2 </text:p>
          </table:table-cell>
          <table:table-cell table:formula="of:=LEFT([.G105] &amp; &quot;     &quot;;3)" office:value-type="string" office:string-value="1  ">
            <text:p>1 <text:s/></text:p>
          </table:table-cell>
          <table:table-cell table:formula="of:=LEFT(1 &amp; &quot;-&quot; &amp; [.H105] &amp; &quot;        &quot;;7)" office:value-type="string" office:string-value="1-13   ">
            <text:p>1-13 <text:s text:c="2"/></text:p>
          </table:table-cell>
          <table:table-cell table:formula="of:=LEFT((MID(&quot;SWING    HEAL     LIGHTNINGPOISON   SUMMON   PARALYZE CHARM    STONE    BREATHE  DEATH    DESTROY  DRAIN    &quot;;[.J10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5]*9+1;9)) &amp; &quot;    &quot;;11)" office:value-type="string" office:string-value="DEATH      ">
            <text:p>DEATH <text:s text:c="5"/></text:p>
          </table:table-cell>
          <table:table-cell table:formula="of:=LEFT((MID(&quot;SWING    HEAL     LIGHTNINGPOISON   SUMMON   PARALYZE CHARM    STONE    BREATHE  DEATH    DESTROY  DRAIN    &quot;;[.L105]*9+1;9)) &amp; &quot;    &quot;;11)" office:value-type="string" office:string-value="DESTROY    ">
            <text:p>DESTROY <text:s text:c="3"/></text:p>
          </table:table-cell>
          <table:table-cell table:formula="of:=LEFT((MID(&quot;SWING    HEAL     LIGHTNINGPOISON   SUMMON   PARALYZE CHARM    STONE    BREATHE  DEATH    DESTROY  DRAIN    &quot;;[.M105]*9+1;9)) &amp; &quot;    &quot;;11)" office:value-type="string" office:string-value="DRAIN      ">
            <text:p>DRAIN <text:s text:c="5"/></text:p>
          </table:table-cell>
          <table:table-cell table:formula="of:=&quot;.byte &quot;&quot;&quot; &amp; [.B105] &amp; &quot;&quot;&quot;,0         ; level &quot; &amp; [.O105]" office:value-type="string" office:string-value=".byte &quot;BALRON&quot;,0         ; level 10">
            <text:p>.byte "BALRON",0 <text:s text:c="8"/>; level 10</text:p>
          </table:table-cell>
          <table:table-cell table:formula="of:=&quot;.byte &quot; &amp; [.C105] &amp; &quot;,&quot; &amp; [.D105] &amp; &quot;,&quot; &amp; [.E105] &amp; &quot;,&quot; &amp; [.F105]+25 &amp; &quot;,&quot; &amp; [.G105] &amp; &quot;,&quot; &amp; [.H105] &amp; &quot;,&quot; &amp; [.I105] &amp; &quot;,&quot; &amp; [.J105] &amp; &quot;,&quot; &amp; [.K105] &amp; &quot;,&quot; &amp; [.L105] &amp; &quot;,&quot; &amp; [.M105] &amp; &quot;                ; &quot; &amp; [.B105]" office:value-type="string" office:string-value=".byte 36,12,3,23,1,13,10,0,9,10,11                ; BALRON">
            <text:p>.byte 36,12,3,23,1,13,10,0,9,10,11 <text:s text:c="15"/>; BALRON</text:p>
          </table:table-cell>
          <table:table-cell table:formula="of:=LEN([.B105])"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table:style-name="ce14" office:value-type="string">
            <text:p>DEMOGORGON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INT((([.C106]+[.D106]/6)^1.3*(20-[.F106])/10)*([.G106]*[.H106]/2+[.J106]+[.K106]+[.L106]+[.M106]))" office:value-type="float" office:value="30806">
            <text:p>30806</text:p>
          </table:table-cell>
          <table:table-cell table:formula="of:=RIGHT(&quot; &quot; &amp; [.I106];2)" office:value-type="string" office:string-value="10">
            <text:p>10</text:p>
          </table:table-cell>
          <table:table-cell table:formula="of:=LEFT([.B106] &amp; &quot; &quot; &amp; MID(&quot;   (A)(U)(D)&quot;;[.E106]*3+1;3) &amp; &quot;                               &quot;;19)" office:value-type="string" office:string-value="DEMOGORGON (D)     ">
            <text:p>DEMOGORGON (D) <text:s text:c="4"/></text:p>
          </table:table-cell>
          <table:table-cell table:formula="of:=LEFT([.C106] &amp; &quot;-&quot; &amp; [.C106]*[.D106] &amp; &quot;      &quot;;7)" office:value-type="string" office:string-value="40-400 ">
            <text:p>40-400 </text:p>
          </table:table-cell>
          <table:table-cell table:formula="of:=LEFT([.F106] &amp; &quot;     &quot;;3)" office:value-type="string" office:string-value="-15">
            <text:p>-15</text:p>
          </table:table-cell>
          <table:table-cell table:formula="of:=LEFT([.G106] &amp; &quot;     &quot;;3)" office:value-type="string" office:string-value="3  ">
            <text:p>3 <text:s/></text:p>
          </table:table-cell>
          <table:table-cell table:formula="of:=LEFT(1 &amp; &quot;-&quot; &amp; [.H106] &amp; &quot;        &quot;;7)" office:value-type="string" office:string-value="1-30   ">
            <text:p>1-30 <text:s text:c="2"/></text:p>
          </table:table-cell>
          <table:table-cell table:formula="of:=LEFT((MID(&quot;SWING    HEAL     LIGHTNINGPOISON   SUMMON   PARALYZE CHARM    STONE    BREATHE  DEATH    DESTROY  DRAIN    &quot;;[.J10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6]*9+1;9)) &amp; &quot;    &quot;;11)" office:value-type="string" office:string-value="SUMMON     ">
            <text:p>SUMMON <text:s text:c="4"/></text:p>
          </table:table-cell>
          <table:table-cell table:formula="of:=LEFT((MID(&quot;SWING    HEAL     LIGHTNINGPOISON   SUMMON   PARALYZE CHARM    STONE    BREATHE  DEATH    DESTROY  DRAIN    &quot;;[.L106]*9+1;9)) &amp; &quot;    &quot;;11)" office:value-type="string" office:string-value="DEATH      ">
            <text:p>DEATH <text:s text:c="5"/></text:p>
          </table:table-cell>
          <table:table-cell table:formula="of:=LEFT((MID(&quot;SWING    HEAL     LIGHTNINGPOISON   SUMMON   PARALYZE CHARM    STONE    BREATHE  DEATH    DESTROY  DRAIN    &quot;;[.M106]*9+1;9)) &amp; &quot;    &quot;;11)" office:value-type="string" office:string-value="DRAIN      ">
            <text:p>DRAIN <text:s text:c="5"/></text:p>
          </table:table-cell>
          <table:table-cell table:formula="of:=&quot;.byte &quot;&quot;&quot; &amp; [.B106] &amp; &quot;&quot;&quot;,0         ; level &quot; &amp; [.O106]" office:value-type="string" office:string-value=".byte &quot;DEMOGORGON&quot;,0         ; level 10">
            <text:p>.byte "DEMOGORGON",0 <text:s text:c="8"/>; level 10</text:p>
          </table:table-cell>
          <table:table-cell table:formula="of:=&quot;.byte &quot; &amp; [.C106] &amp; &quot;,&quot; &amp; [.D106] &amp; &quot;,&quot; &amp; [.E106] &amp; &quot;,&quot; &amp; [.F106]+25 &amp; &quot;,&quot; &amp; [.G106] &amp; &quot;,&quot; &amp; [.H106] &amp; &quot;,&quot; &amp; [.I106] &amp; &quot;,&quot; &amp; [.J106] &amp; &quot;,&quot; &amp; [.K106] &amp; &quot;,&quot; &amp; [.L106] &amp; &quot;,&quot; &amp; [.M106] &amp; &quot;                ; &quot; &amp; [.B106]" office:value-type="string" office:string-value=".byte 40,10,3,10,3,30,10,0,4,9,11                ; DEMOGORGON">
            <text:p>.byte 40,10,3,10,3,30,10,0,4,9,11 <text:s text:c="15"/>; DEMOGORGON</text:p>
          </table:table-cell>
          <table:table-cell table:formula="of:=LEN([.B106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93">
            <text:p>93</text:p>
          </table:table-cell>
          <table:table-cell table:style-name="ce14" office:value-type="string">
            <text:p>ERINYES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20">
            <text:p>-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formula="of:=INT((([.C107]+[.D107]/6)^1.3*(20-[.F107])/10)*([.G107]*[.H107]/2+[.J107]+[.K107]+[.L107]+[.M107]))" office:value-type="float" office:value="8015">
            <text:p>8015</text:p>
          </table:table-cell>
          <table:table-cell table:formula="of:=RIGHT(&quot; &quot; &amp; [.I107];2)" office:value-type="string" office:string-value="10">
            <text:p>10</text:p>
          </table:table-cell>
          <table:table-cell table:formula="of:=LEFT([.B107] &amp; &quot; &quot; &amp; MID(&quot;   (A)(U)(D)&quot;;[.E107]*3+1;3) &amp; &quot;                               &quot;;19)" office:value-type="string" office:string-value="ERINYES (D)        ">
            <text:p>ERINYES (D) <text:s text:c="7"/></text:p>
          </table:table-cell>
          <table:table-cell table:formula="of:=LEFT([.C107] &amp; &quot;-&quot; &amp; [.C107]*[.D107] &amp; &quot;      &quot;;7)" office:value-type="string" office:string-value="25-150 ">
            <text:p>25-150 </text:p>
          </table:table-cell>
          <table:table-cell table:formula="of:=LEFT([.F107] &amp; &quot;     &quot;;3)" office:value-type="string" office:string-value="-20">
            <text:p>-20</text:p>
          </table:table-cell>
          <table:table-cell table:formula="of:=LEFT([.G107] &amp; &quot;     &quot;;3)" office:value-type="string" office:string-value="2  ">
            <text:p>2 <text:s/></text:p>
          </table:table-cell>
          <table:table-cell table:formula="of:=LEFT(1 &amp; &quot;-&quot; &amp; [.H107] &amp; &quot;        &quot;;7)" office:value-type="string" office:string-value="1-8    ">
            <text:p>1-8 <text:s text:c="3"/></text:p>
          </table:table-cell>
          <table:table-cell table:formula="of:=LEFT((MID(&quot;SWING    HEAL     LIGHTNINGPOISON   SUMMON   PARALYZE CHARM    STONE    BREATHE  DEATH    DESTROY  DRAIN    &quot;;[.J10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7]*9+1;9)) &amp; &quot;    &quot;;11)" office:value-type="string" office:string-value="STONE      ">
            <text:p>STONE <text:s text:c="5"/></text:p>
          </table:table-cell>
          <table:table-cell table:formula="of:=LEFT((MID(&quot;SWING    HEAL     LIGHTNINGPOISON   SUMMON   PARALYZE CHARM    STONE    BREATHE  DEATH    DESTROY  DRAIN    &quot;;[.L107]*9+1;9)) &amp; &quot;    &quot;;11)" office:value-type="string" office:string-value="STONE      ">
            <text:p>STONE <text:s text:c="5"/></text:p>
          </table:table-cell>
          <table:table-cell table:formula="of:=LEFT((MID(&quot;SWING    HEAL     LIGHTNINGPOISON   SUMMON   PARALYZE CHARM    STONE    BREATHE  DEATH    DESTROY  DRAIN    &quot;;[.M107]*9+1;9)) &amp; &quot;    &quot;;11)" office:value-type="string" office:string-value="STONE      ">
            <text:p>STONE <text:s text:c="5"/></text:p>
          </table:table-cell>
          <table:table-cell table:formula="of:=&quot;.byte &quot;&quot;&quot; &amp; [.B107] &amp; &quot;&quot;&quot;,0         ; level &quot; &amp; [.O107]" office:value-type="string" office:string-value=".byte &quot;ERINYES&quot;,0         ; level 10">
            <text:p>.byte "ERINYES",0 <text:s text:c="8"/>; level 10</text:p>
          </table:table-cell>
          <table:table-cell table:formula="of:=&quot;.byte &quot; &amp; [.C107] &amp; &quot;,&quot; &amp; [.D107] &amp; &quot;,&quot; &amp; [.E107] &amp; &quot;,&quot; &amp; [.F107]+25 &amp; &quot;,&quot; &amp; [.G107] &amp; &quot;,&quot; &amp; [.H107] &amp; &quot;,&quot; &amp; [.I107] &amp; &quot;,&quot; &amp; [.J107] &amp; &quot;,&quot; &amp; [.K107] &amp; &quot;,&quot; &amp; [.L107] &amp; &quot;,&quot; &amp; [.M107] &amp; &quot;                ; &quot; &amp; [.B107]" office:value-type="string" office:string-value=".byte 25,6,3,5,2,8,10,0,7,7,7                ; ERINYES">
            <text:p>.byte 25,6,3,5,2,8,10,0,7,7,7 <text:s text:c="15"/>; ERINYES</text:p>
          </table:table-cell>
          <table:table-cell table:formula="of:=LEN([.B107])" office:value-type="float" office:value="7">
            <text:p>7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table:style-name="ce14" office:value-type="string">
            <text:p>FIRE GIANT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08]+[.D108]/6)^1.3*(20-[.F108])/10)*([.G108]*[.H108]/2+[.J108]+[.K108]+[.L108]+[.M108]))" office:value-type="float" office:value="12076">
            <text:p>12076</text:p>
          </table:table-cell>
          <table:table-cell table:formula="of:=RIGHT(&quot; &quot; &amp; [.I108];2)" office:value-type="string" office:string-value="10">
            <text:p>10</text:p>
          </table:table-cell>
          <table:table-cell table:formula="of:=LEFT([.B108] &amp; &quot; &quot; &amp; MID(&quot;   (A)(U)(D)&quot;;[.E108]*3+1;3) &amp; &quot;                               &quot;;19)" office:value-type="string" office:string-value="FIRE GIANT         ">
            <text:p>FIRE GIANT <text:s text:c="8"/></text:p>
          </table:table-cell>
          <table:table-cell table:formula="of:=LEFT([.C108] &amp; &quot;-&quot; &amp; [.C108]*[.D108] &amp; &quot;      &quot;;7)" office:value-type="string" office:string-value="25-300 ">
            <text:p>25-300 </text:p>
          </table:table-cell>
          <table:table-cell table:formula="of:=LEFT([.F108] &amp; &quot;     &quot;;3)" office:value-type="string" office:string-value="-12">
            <text:p>-12</text:p>
          </table:table-cell>
          <table:table-cell table:formula="of:=LEFT([.G108] &amp; &quot;     &quot;;3)" office:value-type="string" office:string-value="2  ">
            <text:p>2 <text:s/></text:p>
          </table:table-cell>
          <table:table-cell table:formula="of:=LEFT(1 &amp; &quot;-&quot; &amp; [.H108] &amp; &quot;        &quot;;7)" office:value-type="string" office:string-value="1-30   ">
            <text:p>1-30 <text:s text:c="2"/></text:p>
          </table:table-cell>
          <table:table-cell table:formula="of:=LEFT((MID(&quot;SWING    HEAL     LIGHTNINGPOISON   SUMMON   PARALYZE CHARM    STONE    BREATHE  DEATH    DESTROY  DRAIN    &quot;;[.J10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8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L108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08]*9+1;9)) &amp; &quot;    &quot;;11)" office:value-type="string" office:string-value="DEATH      ">
            <text:p>DEATH <text:s text:c="5"/></text:p>
          </table:table-cell>
          <table:table-cell table:formula="of:=&quot;.byte &quot;&quot;&quot; &amp; [.B108] &amp; &quot;&quot;&quot;,0         ; level &quot; &amp; [.O108]" office:value-type="string" office:string-value=".byte &quot;FIRE GIANT&quot;,0         ; level 10">
            <text:p>.byte "FIRE GIANT",0 <text:s text:c="8"/>; level 10</text:p>
          </table:table-cell>
          <table:table-cell table:formula="of:=&quot;.byte &quot; &amp; [.C108] &amp; &quot;,&quot; &amp; [.D108] &amp; &quot;,&quot; &amp; [.E108] &amp; &quot;,&quot; &amp; [.F108]+25 &amp; &quot;,&quot; &amp; [.G108] &amp; &quot;,&quot; &amp; [.H108] &amp; &quot;,&quot; &amp; [.I108] &amp; &quot;,&quot; &amp; [.J108] &amp; &quot;,&quot; &amp; [.K108] &amp; &quot;,&quot; &amp; [.L108] &amp; &quot;,&quot; &amp; [.M108] &amp; &quot;                ; &quot; &amp; [.B108]" office:value-type="string" office:string-value=".byte 25,12,0,13,2,30,10,0,5,8,9                ; FIRE GIANT">
            <text:p>.byte 25,12,0,13,2,30,10,0,5,8,9 <text:s text:c="15"/>; FIRE GIANT</text:p>
          </table:table-cell>
          <table:table-cell table:formula="of:=LEN([.B108])" office:value-type="float" office:value="10">
            <text:p>10</text:p>
          </table:table-cell>
          <table:table-cell/>
        </table:table-row>
        <table:table-row table:style-name="ro4">
          <table:table-cell office:value-type="float" office:value="95">
            <text:p>95</text:p>
          </table:table-cell>
          <table:table-cell table:style-name="ce14" office:value-type="string">
            <text:p>GOLD DRAGON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INT((([.C109]+[.D109]/6)^1.3*(20-[.F109])/10)*([.G109]*[.H109]/2+[.J109]+[.K109]+[.L109]+[.M109]))" office:value-type="float" office:value="10747">
            <text:p>10747</text:p>
          </table:table-cell>
          <table:table-cell table:formula="of:=RIGHT(&quot; &quot; &amp; [.I109];2)" office:value-type="string" office:string-value="10">
            <text:p>10</text:p>
          </table:table-cell>
          <table:table-cell table:formula="of:=LEFT([.B109] &amp; &quot; &quot; &amp; MID(&quot;   (A)(U)(D)&quot;;[.E109]*3+1;3) &amp; &quot;                               &quot;;19)" office:value-type="string" office:string-value="GOLD DRAGON        ">
            <text:p>GOLD DRAGON <text:s text:c="7"/></text:p>
          </table:table-cell>
          <table:table-cell table:formula="of:=LEFT([.C109] &amp; &quot;-&quot; &amp; [.C109]*[.D109] &amp; &quot;      &quot;;7)" office:value-type="string" office:string-value="25-250 ">
            <text:p>25-250 </text:p>
          </table:table-cell>
          <table:table-cell table:formula="of:=LEFT([.F109] &amp; &quot;     &quot;;3)" office:value-type="string" office:string-value="-15">
            <text:p>-15</text:p>
          </table:table-cell>
          <table:table-cell table:formula="of:=LEFT([.G109] &amp; &quot;     &quot;;3)" office:value-type="string" office:string-value="2  ">
            <text:p>2 <text:s/></text:p>
          </table:table-cell>
          <table:table-cell table:formula="of:=LEFT(1 &amp; &quot;-&quot; &amp; [.H109] &amp; &quot;        &quot;;7)" office:value-type="string" office:string-value="1-25   ">
            <text:p>1-25 <text:s text:c="2"/></text:p>
          </table:table-cell>
          <table:table-cell table:formula="of:=LEFT((MID(&quot;SWING    HEAL     LIGHTNINGPOISON   SUMMON   PARALYZE CHARM    STONE    BREATHE  DEATH    DESTROY  DRAIN    &quot;;[.J10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09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L109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09]*9+1;9)) &amp; &quot;    &quot;;11)" office:value-type="string" office:string-value="BREATHE    ">
            <text:p>BREATHE <text:s text:c="3"/></text:p>
          </table:table-cell>
          <table:table-cell table:formula="of:=&quot;.byte &quot;&quot;&quot; &amp; [.B109] &amp; &quot;&quot;&quot;,0         ; level &quot; &amp; [.O109]" office:value-type="string" office:string-value=".byte &quot;GOLD DRAGON&quot;,0         ; level 10">
            <text:p>.byte "GOLD DRAGON",0 <text:s text:c="8"/>; level 10</text:p>
          </table:table-cell>
          <table:table-cell table:formula="of:=&quot;.byte &quot; &amp; [.C109] &amp; &quot;,&quot; &amp; [.D109] &amp; &quot;,&quot; &amp; [.E109] &amp; &quot;,&quot; &amp; [.F109]+25 &amp; &quot;,&quot; &amp; [.G109] &amp; &quot;,&quot; &amp; [.H109] &amp; &quot;,&quot; &amp; [.I109] &amp; &quot;,&quot; &amp; [.J109] &amp; &quot;,&quot; &amp; [.K109] &amp; &quot;,&quot; &amp; [.L109] &amp; &quot;,&quot; &amp; [.M109] &amp; &quot;                ; &quot; &amp; [.B109]" office:value-type="string" office:string-value=".byte 25,10,0,10,2,25,10,0,2,8,8                ; GOLD DRAGON">
            <text:p>.byte 25,10,0,10,2,25,10,0,2,8,8 <text:s text:c="15"/>; GOLD DRAGON</text:p>
          </table:table-cell>
          <table:table-cell table:formula="of:=LEN([.B109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96">
            <text:p>96</text:p>
          </table:table-cell>
          <table:table-cell table:style-name="ce14" office:value-type="string">
            <text:p>ORCU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C110]+[.D110]/6)^1.3*(20-[.F110])/10)*([.G110]*[.H110]/2+[.J110]+[.K110]+[.L110]+[.M110]))" office:value-type="float" office:value="11910">
            <text:p>11910</text:p>
          </table:table-cell>
          <table:table-cell table:formula="of:=RIGHT(&quot; &quot; &amp; [.I110];2)" office:value-type="string" office:string-value="10">
            <text:p>10</text:p>
          </table:table-cell>
          <table:table-cell table:formula="of:=LEFT([.B110] &amp; &quot; &quot; &amp; MID(&quot;   (A)(U)(D)&quot;;[.E110]*3+1;3) &amp; &quot;                               &quot;;19)" office:value-type="string" office:string-value="ORCUS (D)          ">
            <text:p>ORCUS (D) <text:s text:c="9"/></text:p>
          </table:table-cell>
          <table:table-cell table:formula="of:=LEFT([.C110] &amp; &quot;-&quot; &amp; [.C110]*[.D110] &amp; &quot;      &quot;;7)" office:value-type="string" office:string-value="30-300 ">
            <text:p>30-300 </text:p>
          </table:table-cell>
          <table:table-cell table:formula="of:=LEFT([.F110] &amp; &quot;     &quot;;3)" office:value-type="string" office:string-value="-9 ">
            <text:p>-9 </text:p>
          </table:table-cell>
          <table:table-cell table:formula="of:=LEFT([.G110] &amp; &quot;     &quot;;3)" office:value-type="string" office:string-value="3  ">
            <text:p>3 <text:s/></text:p>
          </table:table-cell>
          <table:table-cell table:formula="of:=LEFT(1 &amp; &quot;-&quot; &amp; [.H110] &amp; &quot;        &quot;;7)" office:value-type="string" office:string-value="1-20   ">
            <text:p>1-20 <text:s text:c="2"/></text:p>
          </table:table-cell>
          <table:table-cell table:formula="of:=LEFT((MID(&quot;SWING    HEAL     LIGHTNINGPOISON   SUMMON   PARALYZE CHARM    STONE    BREATHE  DEATH    DESTROY  DRAIN    &quot;;[.J11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0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L110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M110]*9+1;9)) &amp; &quot;    &quot;;11)" office:value-type="string" office:string-value="DEATH      ">
            <text:p>DEATH <text:s text:c="5"/></text:p>
          </table:table-cell>
          <table:table-cell table:formula="of:=&quot;.byte &quot;&quot;&quot; &amp; [.B110] &amp; &quot;&quot;&quot;,0         ; level &quot; &amp; [.O110]" office:value-type="string" office:string-value=".byte &quot;ORCUS&quot;,0         ; level 10">
            <text:p>.byte "ORCUS",0 <text:s text:c="8"/>; level 10</text:p>
          </table:table-cell>
          <table:table-cell table:formula="of:=&quot;.byte &quot; &amp; [.C110] &amp; &quot;,&quot; &amp; [.D110] &amp; &quot;,&quot; &amp; [.E110] &amp; &quot;,&quot; &amp; [.F110]+25 &amp; &quot;,&quot; &amp; [.G110] &amp; &quot;,&quot; &amp; [.H110] &amp; &quot;,&quot; &amp; [.I110] &amp; &quot;,&quot; &amp; [.J110] &amp; &quot;,&quot; &amp; [.K110] &amp; &quot;,&quot; &amp; [.L110] &amp; &quot;,&quot; &amp; [.M110] &amp; &quot;                ; &quot; &amp; [.B110]" office:value-type="string" office:string-value=".byte 30,10,3,16,3,20,10,0,2,5,9                ; ORCUS">
            <text:p>.byte 30,10,3,16,3,20,10,0,2,5,9 <text:s text:c="15"/>; ORCUS</text:p>
          </table:table-cell>
          <table:table-cell table:formula="of:=LEN([.B110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97">
            <text:p>97</text:p>
          </table:table-cell>
          <table:table-cell table:style-name="ce14" office:value-type="string">
            <text:p>STORM GIANT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formula="of:=INT((([.C111]+[.D111]/6)^1.3*(20-[.F111])/10)*([.G111]*[.H111]/2+[.J111]+[.K111]+[.L111]+[.M111]))" office:value-type="float" office:value="19285">
            <text:p>19285</text:p>
          </table:table-cell>
          <table:table-cell table:formula="of:=RIGHT(&quot; &quot; &amp; [.I111];2)" office:value-type="string" office:string-value="10">
            <text:p>10</text:p>
          </table:table-cell>
          <table:table-cell table:formula="of:=LEFT([.B111] &amp; &quot; &quot; &amp; MID(&quot;   (A)(U)(D)&quot;;[.E111]*3+1;3) &amp; &quot;                               &quot;;19)" office:value-type="string" office:string-value="STORM GIANT        ">
            <text:p>STORM GIANT <text:s text:c="7"/></text:p>
          </table:table-cell>
          <table:table-cell table:formula="of:=LEFT([.C111] &amp; &quot;-&quot; &amp; [.C111]*[.D111] &amp; &quot;      &quot;;7)" office:value-type="string" office:string-value="30-300 ">
            <text:p>30-300 </text:p>
          </table:table-cell>
          <table:table-cell table:formula="of:=LEFT([.F111] &amp; &quot;     &quot;;3)" office:value-type="string" office:string-value="-16">
            <text:p>-16</text:p>
          </table:table-cell>
          <table:table-cell table:formula="of:=LEFT([.G111] &amp; &quot;     &quot;;3)" office:value-type="string" office:string-value="2  ">
            <text:p>2 <text:s/></text:p>
          </table:table-cell>
          <table:table-cell table:formula="of:=LEFT(1 &amp; &quot;-&quot; &amp; [.H111] &amp; &quot;        &quot;;7)" office:value-type="string" office:string-value="1-40   ">
            <text:p>1-40 <text:s text:c="2"/></text:p>
          </table:table-cell>
          <table:table-cell table:formula="of:=LEFT((MID(&quot;SWING    HEAL     LIGHTNINGPOISON   SUMMON   PARALYZE CHARM    STONE    BREATHE  DEATH    DESTROY  DRAIN    &quot;;[.J11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1]*9+1;9)) &amp; &quot;    &quot;;11)" office:value-type="string" office:string-value="LIGHTNING  ">
            <text:p>LIGHTNING <text:s/></text:p>
          </table:table-cell>
          <table:table-cell table:formula="of:=LEFT((MID(&quot;SWING    HEAL     LIGHTNINGPOISON   SUMMON   PARALYZE CHARM    STONE    BREATHE  DEATH    DESTROY  DRAIN    &quot;;[.L111]*9+1;9)) &amp; &quot;    &quot;;11)" office:value-type="string" office:string-value="DEATH      ">
            <text:p>DEATH <text:s text:c="5"/></text:p>
          </table:table-cell>
          <table:table-cell table:formula="of:=LEFT((MID(&quot;SWING    HEAL     LIGHTNINGPOISON   SUMMON   PARALYZE CHARM    STONE    BREATHE  DEATH    DESTROY  DRAIN    &quot;;[.M111]*9+1;9)) &amp; &quot;    &quot;;11)" office:value-type="string" office:string-value="DEATH      ">
            <text:p>DEATH <text:s text:c="5"/></text:p>
          </table:table-cell>
          <table:table-cell table:formula="of:=&quot;.byte &quot;&quot;&quot; &amp; [.B111] &amp; &quot;&quot;&quot;,0         ; level &quot; &amp; [.O111]" office:value-type="string" office:string-value=".byte &quot;STORM GIANT&quot;,0         ; level 10">
            <text:p>.byte "STORM GIANT",0 <text:s text:c="8"/>; level 10</text:p>
          </table:table-cell>
          <table:table-cell table:formula="of:=&quot;.byte &quot; &amp; [.C111] &amp; &quot;,&quot; &amp; [.D111] &amp; &quot;,&quot; &amp; [.E111] &amp; &quot;,&quot; &amp; [.F111]+25 &amp; &quot;,&quot; &amp; [.G111] &amp; &quot;,&quot; &amp; [.H111] &amp; &quot;,&quot; &amp; [.I111] &amp; &quot;,&quot; &amp; [.J111] &amp; &quot;,&quot; &amp; [.K111] &amp; &quot;,&quot; &amp; [.L111] &amp; &quot;,&quot; &amp; [.M111] &amp; &quot;                ; &quot; &amp; [.B111]" office:value-type="string" office:string-value=".byte 30,10,0,9,2,40,10,0,2,9,9                ; STORM GIANT">
            <text:p>.byte 30,10,0,9,2,40,10,0,2,9,9 <text:s text:c="15"/>; STORM GIANT</text:p>
          </table:table-cell>
          <table:table-cell table:formula="of:=LEN([.B111])" office:value-type="float" office:value="11">
            <text:p>11</text:p>
          </table:table-cell>
          <table:table-cell/>
        </table:table-row>
        <table:table-row table:style-name="ro4">
          <table:table-cell office:value-type="float" office:value="98">
            <text:p>98</text:p>
          </table:table-cell>
          <table:table-cell table:style-name="ce14" office:value-type="string">
            <text:p>TITA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C112]+[.D112]/6)^1.3*(20-[.F112])/10)*([.G112]*[.H112]/2+[.J112]+[.K112]+[.L112]+[.M112]))" office:value-type="float" office:value="48085">
            <text:p>48085</text:p>
          </table:table-cell>
          <table:table-cell table:formula="of:=RIGHT(&quot; &quot; &amp; [.I112];2)" office:value-type="string" office:string-value="10">
            <text:p>10</text:p>
          </table:table-cell>
          <table:table-cell table:formula="of:=LEFT([.B112] &amp; &quot; &quot; &amp; MID(&quot;   (A)(U)(D)&quot;;[.E112]*3+1;3) &amp; &quot;                               &quot;;19)" office:value-type="string" office:string-value="TITAN              ">
            <text:p>TITAN <text:s text:c="13"/></text:p>
          </table:table-cell>
          <table:table-cell table:formula="of:=LEFT([.C112] &amp; &quot;-&quot; &amp; [.C112]*[.D112] &amp; &quot;      &quot;;7)" office:value-type="string" office:string-value="50-500 ">
            <text:p>50-500 </text:p>
          </table:table-cell>
          <table:table-cell table:formula="of:=LEFT([.F112] &amp; &quot;     &quot;;3)" office:value-type="string" office:string-value="-10">
            <text:p>-10</text:p>
          </table:table-cell>
          <table:table-cell table:formula="of:=LEFT([.G112] &amp; &quot;     &quot;;3)" office:value-type="string" office:string-value="4  ">
            <text:p>4 <text:s/></text:p>
          </table:table-cell>
          <table:table-cell table:formula="of:=LEFT(1 &amp; &quot;-&quot; &amp; [.H112] &amp; &quot;        &quot;;7)" office:value-type="string" office:string-value="1-40   ">
            <text:p>1-40 <text:s text:c="2"/></text:p>
          </table:table-cell>
          <table:table-cell table:formula="of:=LEFT((MID(&quot;SWING    HEAL     LIGHTNINGPOISON   SUMMON   PARALYZE CHARM    STONE    BREATHE  DEATH    DESTROY  DRAIN    &quot;;[.J11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2]*9+1;9)) &amp; &quot;    &quot;;11)" office:value-type="string" office:string-value="HEAL       ">
            <text:p>HEAL <text:s text:c="6"/></text:p>
          </table:table-cell>
          <table:table-cell table:formula="of:=LEFT((MID(&quot;SWING    HEAL     LIGHTNINGPOISON   SUMMON   PARALYZE CHARM    STONE    BREATHE  DEATH    DESTROY  DRAIN    &quot;;[.L112]*9+1;9)) &amp; &quot;    &quot;;11)" office:value-type="string" office:string-value="PARALYZE   ">
            <text:p>PARALYZE <text:s text:c="2"/></text:p>
          </table:table-cell>
          <table:table-cell table:formula="of:=LEFT((MID(&quot;SWING    HEAL     LIGHTNINGPOISON   SUMMON   PARALYZE CHARM    STONE    BREATHE  DEATH    DESTROY  DRAIN    &quot;;[.M112]*9+1;9)) &amp; &quot;    &quot;;11)" office:value-type="string" office:string-value="DEATH      ">
            <text:p>DEATH <text:s text:c="5"/></text:p>
          </table:table-cell>
          <table:table-cell table:formula="of:=&quot;.byte &quot;&quot;&quot; &amp; [.B112] &amp; &quot;&quot;&quot;,0         ; level &quot; &amp; [.O112]" office:value-type="string" office:string-value=".byte &quot;TITAN&quot;,0         ; level 10">
            <text:p>.byte "TITAN",0 <text:s text:c="8"/>; level 10</text:p>
          </table:table-cell>
          <table:table-cell table:formula="of:=&quot;.byte &quot; &amp; [.C112] &amp; &quot;,&quot; &amp; [.D112] &amp; &quot;,&quot; &amp; [.E112] &amp; &quot;,&quot; &amp; [.F112]+25 &amp; &quot;,&quot; &amp; [.G112] &amp; &quot;,&quot; &amp; [.H112] &amp; &quot;,&quot; &amp; [.I112] &amp; &quot;,&quot; &amp; [.J112] &amp; &quot;,&quot; &amp; [.K112] &amp; &quot;,&quot; &amp; [.L112] &amp; &quot;,&quot; &amp; [.M112] &amp; &quot;                ; &quot; &amp; [.B112]" office:value-type="string" office:string-value=".byte 50,10,0,15,4,40,10,0,1,5,9                ; TITAN">
            <text:p>.byte 50,10,0,15,4,40,10,0,1,5,9 <text:s text:c="15"/>; TITAN</text:p>
          </table:table-cell>
          <table:table-cell table:formula="of:=LEN([.B112])"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99">
            <text:p>99</text:p>
          </table:table-cell>
          <table:table-cell table:style-name="ce14" office:value-type="string">
            <text:p>VAMPIRE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formula="of:=INT((([.C113]+[.D113]/6)^1.3*(20-[.F113])/10)*([.G113]*[.H113]/2+[.J113]+[.K113]+[.L113]+[.M113]))" office:value-type="float" office:value="13280">
            <text:p>13280</text:p>
          </table:table-cell>
          <table:table-cell table:formula="of:=RIGHT(&quot; &quot; &amp; [.I113];2)" office:value-type="string" office:string-value="10">
            <text:p>10</text:p>
          </table:table-cell>
          <table:table-cell table:formula="of:=LEFT([.B113] &amp; &quot; &quot; &amp; MID(&quot;   (A)(U)(D)&quot;;[.E113]*3+1;3) &amp; &quot;                               &quot;;19)" office:value-type="string" office:string-value="VAMPIRE (U)        ">
            <text:p>VAMPIRE (U) <text:s text:c="7"/></text:p>
          </table:table-cell>
          <table:table-cell table:formula="of:=LEFT([.C113] &amp; &quot;-&quot; &amp; [.C113]*[.D113] &amp; &quot;      &quot;;7)" office:value-type="string" office:string-value="30-240 ">
            <text:p>30-240 </text:p>
          </table:table-cell>
          <table:table-cell table:formula="of:=LEFT([.F113] &amp; &quot;     &quot;;3)" office:value-type="string" office:string-value="-6 ">
            <text:p>-6 </text:p>
          </table:table-cell>
          <table:table-cell table:formula="of:=LEFT([.G113] &amp; &quot;     &quot;;3)" office:value-type="string" office:string-value="3  ">
            <text:p>3 <text:s/></text:p>
          </table:table-cell>
          <table:table-cell table:formula="of:=LEFT(1 &amp; &quot;-&quot; &amp; [.H113] &amp; &quot;        &quot;;7)" office:value-type="string" office:string-value="1-20   ">
            <text:p>1-20 <text:s text:c="2"/></text:p>
          </table:table-cell>
          <table:table-cell table:formula="of:=LEFT((MID(&quot;SWING    HEAL     LIGHTNINGPOISON   SUMMON   PARALYZE CHARM    STONE    BREATHE  DEATH    DESTROY  DRAIN    &quot;;[.J11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3]*9+1;9)) &amp; &quot;    &quot;;11)" office:value-type="string" office:string-value="CHARM      ">
            <text:p>CHARM <text:s text:c="5"/></text:p>
          </table:table-cell>
          <table:table-cell table:formula="of:=LEFT((MID(&quot;SWING    HEAL     LIGHTNINGPOISON   SUMMON   PARALYZE CHARM    STONE    BREATHE  DEATH    DESTROY  DRAIN    &quot;;[.L113]*9+1;9)) &amp; &quot;    &quot;;11)" office:value-type="string" office:string-value="DRAIN      ">
            <text:p>DRAIN <text:s text:c="5"/></text:p>
          </table:table-cell>
          <table:table-cell table:formula="of:=LEFT((MID(&quot;SWING    HEAL     LIGHTNINGPOISON   SUMMON   PARALYZE CHARM    STONE    BREATHE  DEATH    DESTROY  DRAIN    &quot;;[.M113]*9+1;9)) &amp; &quot;    &quot;;11)" office:value-type="string" office:string-value="DRAIN      ">
            <text:p>DRAIN <text:s text:c="5"/></text:p>
          </table:table-cell>
          <table:table-cell table:formula="of:=&quot;.byte &quot;&quot;&quot; &amp; [.B113] &amp; &quot;&quot;&quot;,0         ; level &quot; &amp; [.O113]" office:value-type="string" office:string-value=".byte &quot;VAMPIRE&quot;,0         ; level 10">
            <text:p>.byte "VAMPIRE",0 <text:s text:c="8"/>; level 10</text:p>
          </table:table-cell>
          <table:table-cell table:formula="of:=&quot;.byte &quot; &amp; [.C113] &amp; &quot;,&quot; &amp; [.D113] &amp; &quot;,&quot; &amp; [.E113] &amp; &quot;,&quot; &amp; [.F113]+25 &amp; &quot;,&quot; &amp; [.G113] &amp; &quot;,&quot; &amp; [.H113] &amp; &quot;,&quot; &amp; [.I113] &amp; &quot;,&quot; &amp; [.J113] &amp; &quot;,&quot; &amp; [.K113] &amp; &quot;,&quot; &amp; [.L113] &amp; &quot;,&quot; &amp; [.M113] &amp; &quot;                ; &quot; &amp; [.B113]" office:value-type="string" office:string-value=".byte 30,8,2,19,3,20,10,0,6,11,11                ; VAMPIRE">
            <text:p>.byte 30,8,2,19,3,20,10,0,6,11,11 <text:s text:c="15"/>; VAMPIRE</text:p>
          </table:table-cell>
          <table:table-cell table:formula="of:=LEN([.B113])" office:value-type="float" office:value="7">
            <text:p>7</text:p>
          </table:table-cell>
          <table:table-cell/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14]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4]*3" office:value-type="float" office:value="3">
            <text:p>3</text:p>
          </table:table-cell>
          <table:table-cell table:formula="of:=[.AB114]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10+[.AB114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14]+[.D114]/6)^1.3*(20-[.F114])/10)*([.G114]*[.H114]/2+[.J114]+[.K114]+[.L114]+[.M114]))" office:value-type="float" office:value="3132">
            <text:p>3132</text:p>
          </table:table-cell>
          <table:table-cell table:formula="of:=RIGHT(&quot; &quot; &amp; [.I114];2)" office:value-type="string" office:string-value="12">
            <text:p>12</text:p>
          </table:table-cell>
          <table:table-cell table:formula="of:=LEFT([.B114] &amp; &quot; &quot; &amp; MID(&quot;   (A)(U)(D)&quot;;[.E114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14] &amp; &quot;-&quot; &amp; [.C114]*[.D114] &amp; &quot;      &quot;;7)" office:value-type="string" office:string-value="10-500 ">
            <text:p>10-500 </text:p>
          </table:table-cell>
          <table:table-cell table:formula="of:=LEFT([.F114] &amp; &quot;     &quot;;3)" office:value-type="string" office:string-value="3  ">
            <text:p>3 <text:s/></text:p>
          </table:table-cell>
          <table:table-cell table:formula="of:=LEFT([.G114] &amp; &quot;     &quot;;3)" office:value-type="string" office:string-value="1  ">
            <text:p>1 <text:s/></text:p>
          </table:table-cell>
          <table:table-cell table:formula="of:=LEFT(1 &amp; &quot;-&quot; &amp; [.H114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1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4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L114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14]*9+1;9)) &amp; &quot;    &quot;;11)" office:value-type="string" office:string-value="DEATH      ">
            <text:p>DEATH <text:s text:c="5"/></text:p>
          </table:table-cell>
          <table:table-cell table:formula="of:=&quot;.byte &quot;&quot;&quot; &amp; [.B114] &amp; &quot;&quot;&quot;,0         ; level &quot; &amp; [.O114]" office:value-type="string" office:string-value=".byte &quot;TIME LORD&quot;,0         ; level 12">
            <text:p>.byte "TIME LORD",0 <text:s text:c="8"/>; level 12</text:p>
          </table:table-cell>
          <table:table-cell table:formula="of:=&quot;.byte &quot; &amp; [.C114] &amp; &quot;,&quot; &amp; [.D114] &amp; &quot;,&quot; &amp; [.E114] &amp; &quot;,&quot; &amp; [.F114]+25 &amp; &quot;,&quot; &amp; [.G114] &amp; &quot;,&quot; &amp; [.H114] &amp; &quot;,&quot; &amp; [.I114] &amp; &quot;,&quot; &amp; [.J114] &amp; &quot;,&quot; &amp; [.K114] &amp; &quot;,&quot; &amp; [.L114] &amp; &quot;,&quot; &amp; [.M114] &amp; &quot;                ; &quot; &amp; [.B114]" office:value-type="string" office:string-value=".byte 10,50,4,28,1,50,12,0,0,8,9                ; TIME LORD">
            <text:p>.byte 10,50,4,28,1,50,12,0,0,8,9 <text:s text:c="15"/>; TIME LORD</text:p>
          </table:table-cell>
          <table:table-cell table:formula="of:=LEN([.B114])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15]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5]*3" office:value-type="float" office:value="0">
            <text:p>0</text:p>
          </table:table-cell>
          <table:table-cell table:formula="of:=[.AB115]"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10+[.AB115]*2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15]+[.D115]/6)^1.3*(20-[.F115])/10)*([.G115]*[.H115]/2+[.J115]+[.K115]+[.L115]+[.M115]))" office:value-type="float" office:value="11589">
            <text:p>11589</text:p>
          </table:table-cell>
          <table:table-cell table:formula="of:=RIGHT(&quot; &quot; &amp; [.I115];2)" office:value-type="string" office:string-value="14">
            <text:p>14</text:p>
          </table:table-cell>
          <table:table-cell table:formula="of:=LEFT([.B115] &amp; &quot; &quot; &amp; MID(&quot;   (A)(U)(D)&quot;;[.E115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15] &amp; &quot;-&quot; &amp; [.C115]*[.D115] &amp; &quot;      &quot;;7)" office:value-type="string" office:string-value="20-1000">
            <text:p>20-1000</text:p>
          </table:table-cell>
          <table:table-cell table:formula="of:=LEFT([.F115] &amp; &quot;     &quot;;3)" office:value-type="string" office:string-value="0  ">
            <text:p>0 <text:s/></text:p>
          </table:table-cell>
          <table:table-cell table:formula="of:=LEFT([.G115] &amp; &quot;     &quot;;3)" office:value-type="string" office:string-value="2  ">
            <text:p>2 <text:s/></text:p>
          </table:table-cell>
          <table:table-cell table:formula="of:=LEFT(1 &amp; &quot;-&quot; &amp; [.H115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15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5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15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15]*9+1;9)) &amp; &quot;    &quot;;11)" office:value-type="string" office:string-value="DEATH      ">
            <text:p>DEATH <text:s text:c="5"/></text:p>
          </table:table-cell>
          <table:table-cell table:formula="of:=&quot;.byte &quot;&quot;&quot; &amp; [.B115] &amp; &quot;&quot;&quot;,0         ; level &quot; &amp; [.O115]" office:value-type="string" office:string-value=".byte &quot;TIME LORD&quot;,0         ; level 14">
            <text:p>.byte "TIME LORD",0 <text:s text:c="8"/>; level 14</text:p>
          </table:table-cell>
          <table:table-cell table:formula="of:=&quot;.byte &quot; &amp; [.C115] &amp; &quot;,&quot; &amp; [.D115] &amp; &quot;,&quot; &amp; [.E115] &amp; &quot;,&quot; &amp; [.F115]+25 &amp; &quot;,&quot; &amp; [.G115] &amp; &quot;,&quot; &amp; [.H115] &amp; &quot;,&quot; &amp; [.I115] &amp; &quot;,&quot; &amp; [.J115] &amp; &quot;,&quot; &amp; [.K115] &amp; &quot;,&quot; &amp; [.L115] &amp; &quot;,&quot; &amp; [.M115] &amp; &quot;                ; &quot; &amp; [.B115]" office:value-type="string" office:string-value=".byte 20,50,4,25,2,50,14,0,8,8,9                ; TIME LORD">
            <text:p>.byte 20,50,4,25,2,50,14,0,8,8,9 <text:s text:c="15"/>; TIME LORD</text:p>
          </table:table-cell>
          <table:table-cell table:formula="of:=LEN([.B115])"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16]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6]*3" office:value-type="float" office:value="-3">
            <text:p>-3</text:p>
          </table:table-cell>
          <table:table-cell table:formula="of:=[.AB116]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10+[.AB116]*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16]+[.D116]/6)^1.3*(20-[.F116])/10)*([.G116]*[.H116]/2+[.J116]+[.K116]+[.L116]+[.M116]))" office:value-type="float" office:value="26325">
            <text:p>26325</text:p>
          </table:table-cell>
          <table:table-cell table:formula="of:=RIGHT(&quot; &quot; &amp; [.I116];2)" office:value-type="string" office:string-value="16">
            <text:p>16</text:p>
          </table:table-cell>
          <table:table-cell table:formula="of:=LEFT([.B116] &amp; &quot; &quot; &amp; MID(&quot;   (A)(U)(D)&quot;;[.E116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16] &amp; &quot;-&quot; &amp; [.C116]*[.D116] &amp; &quot;      &quot;;7)" office:value-type="string" office:string-value="30-1500">
            <text:p>30-1500</text:p>
          </table:table-cell>
          <table:table-cell table:formula="of:=LEFT([.F116] &amp; &quot;     &quot;;3)" office:value-type="string" office:string-value="-3 ">
            <text:p>-3 </text:p>
          </table:table-cell>
          <table:table-cell table:formula="of:=LEFT([.G116] &amp; &quot;     &quot;;3)" office:value-type="string" office:string-value="3  ">
            <text:p>3 <text:s/></text:p>
          </table:table-cell>
          <table:table-cell table:formula="of:=LEFT(1 &amp; &quot;-&quot; &amp; [.H116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16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6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16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16]*9+1;9)) &amp; &quot;    &quot;;11)" office:value-type="string" office:string-value="DEATH      ">
            <text:p>DEATH <text:s text:c="5"/></text:p>
          </table:table-cell>
          <table:table-cell table:formula="of:=&quot;.byte &quot;&quot;&quot; &amp; [.B116] &amp; &quot;&quot;&quot;,0         ; level &quot; &amp; [.O116]" office:value-type="string" office:string-value=".byte &quot;TIME LORD&quot;,0         ; level 16">
            <text:p>.byte "TIME LORD",0 <text:s text:c="8"/>; level 16</text:p>
          </table:table-cell>
          <table:table-cell table:formula="of:=&quot;.byte &quot; &amp; [.C116] &amp; &quot;,&quot; &amp; [.D116] &amp; &quot;,&quot; &amp; [.E116] &amp; &quot;,&quot; &amp; [.F116]+25 &amp; &quot;,&quot; &amp; [.G116] &amp; &quot;,&quot; &amp; [.H116] &amp; &quot;,&quot; &amp; [.I116] &amp; &quot;,&quot; &amp; [.J116] &amp; &quot;,&quot; &amp; [.K116] &amp; &quot;,&quot; &amp; [.L116] &amp; &quot;,&quot; &amp; [.M116] &amp; &quot;                ; &quot; &amp; [.B116]" office:value-type="string" office:string-value=".byte 30,50,4,22,3,50,16,0,8,8,9                ; TIME LORD">
            <text:p>.byte 30,50,4,22,3,50,16,0,8,8,9 <text:s text:c="15"/>; TIME LORD</text:p>
          </table:table-cell>
          <table:table-cell table:formula="of:=LEN([.B116])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17]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7]*3" office:value-type="float" office:value="-6">
            <text:p>-6</text:p>
          </table:table-cell>
          <table:table-cell table:formula="of:=[.AB117]"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10+[.AB11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17]+[.D117]/6)^1.3*(20-[.F117])/10)*([.G117]*[.H117]/2+[.J117]+[.K117]+[.L117]+[.M117]))" office:value-type="float" office:value="50281">
            <text:p>50281</text:p>
          </table:table-cell>
          <table:table-cell table:formula="of:=RIGHT(&quot; &quot; &amp; [.I117];2)" office:value-type="string" office:string-value="18">
            <text:p>18</text:p>
          </table:table-cell>
          <table:table-cell table:formula="of:=LEFT([.B117] &amp; &quot; &quot; &amp; MID(&quot;   (A)(U)(D)&quot;;[.E117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17] &amp; &quot;-&quot; &amp; [.C117]*[.D117] &amp; &quot;      &quot;;7)" office:value-type="string" office:string-value="40-2000">
            <text:p>40-2000</text:p>
          </table:table-cell>
          <table:table-cell table:formula="of:=LEFT([.F117] &amp; &quot;     &quot;;3)" office:value-type="string" office:string-value="-6 ">
            <text:p>-6 </text:p>
          </table:table-cell>
          <table:table-cell table:formula="of:=LEFT([.G117] &amp; &quot;     &quot;;3)" office:value-type="string" office:string-value="4  ">
            <text:p>4 <text:s/></text:p>
          </table:table-cell>
          <table:table-cell table:formula="of:=LEFT(1 &amp; &quot;-&quot; &amp; [.H117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17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7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17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17]*9+1;9)) &amp; &quot;    &quot;;11)" office:value-type="string" office:string-value="DEATH      ">
            <text:p>DEATH <text:s text:c="5"/></text:p>
          </table:table-cell>
          <table:table-cell table:formula="of:=&quot;.byte &quot;&quot;&quot; &amp; [.B117] &amp; &quot;&quot;&quot;,0         ; level &quot; &amp; [.O117]" office:value-type="string" office:string-value=".byte &quot;TIME LORD&quot;,0         ; level 18">
            <text:p>.byte "TIME LORD",0 <text:s text:c="8"/>; level 18</text:p>
          </table:table-cell>
          <table:table-cell table:formula="of:=&quot;.byte &quot; &amp; [.C117] &amp; &quot;,&quot; &amp; [.D117] &amp; &quot;,&quot; &amp; [.E117] &amp; &quot;,&quot; &amp; [.F117]+25 &amp; &quot;,&quot; &amp; [.G117] &amp; &quot;,&quot; &amp; [.H117] &amp; &quot;,&quot; &amp; [.I117] &amp; &quot;,&quot; &amp; [.J117] &amp; &quot;,&quot; &amp; [.K117] &amp; &quot;,&quot; &amp; [.L117] &amp; &quot;,&quot; &amp; [.M117] &amp; &quot;                ; &quot; &amp; [.B117]" office:value-type="string" office:string-value=".byte 40,50,4,19,4,50,18,0,8,8,9                ; TIME LORD">
            <text:p>.byte 40,50,4,19,4,50,18,0,8,8,9 <text:s text:c="15"/>; TIME LORD</text:p>
          </table:table-cell>
          <table:table-cell table:formula="of:=LEN([.B117])"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18]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8]*3" office:value-type="float" office:value="-9">
            <text:p>-9</text:p>
          </table:table-cell>
          <table:table-cell table:formula="of:=[.AB118]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10+[.AB118]*2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18]+[.D118]/6)^1.3*(20-[.F118])/10)*([.G118]*[.H118]/2+[.J118]+[.K118]+[.L118]+[.M118]))" office:value-type="float" office:value="85937">
            <text:p>85937</text:p>
          </table:table-cell>
          <table:table-cell table:formula="of:=RIGHT(&quot; &quot; &amp; [.I118];2)" office:value-type="string" office:string-value="20">
            <text:p>20</text:p>
          </table:table-cell>
          <table:table-cell table:formula="of:=LEFT([.B118] &amp; &quot; &quot; &amp; MID(&quot;   (A)(U)(D)&quot;;[.E118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18] &amp; &quot;-&quot; &amp; [.C118]*[.D118] &amp; &quot;      &quot;;7)" office:value-type="string" office:string-value="50-2500">
            <text:p>50-2500</text:p>
          </table:table-cell>
          <table:table-cell table:formula="of:=LEFT([.F118] &amp; &quot;     &quot;;3)" office:value-type="string" office:string-value="-9 ">
            <text:p>-9 </text:p>
          </table:table-cell>
          <table:table-cell table:formula="of:=LEFT([.G118] &amp; &quot;     &quot;;3)" office:value-type="string" office:string-value="5  ">
            <text:p>5 <text:s/></text:p>
          </table:table-cell>
          <table:table-cell table:formula="of:=LEFT(1 &amp; &quot;-&quot; &amp; [.H118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18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8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18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18]*9+1;9)) &amp; &quot;    &quot;;11)" office:value-type="string" office:string-value="DEATH      ">
            <text:p>DEATH <text:s text:c="5"/></text:p>
          </table:table-cell>
          <table:table-cell table:formula="of:=&quot;.byte &quot;&quot;&quot; &amp; [.B118] &amp; &quot;&quot;&quot;,0         ; level &quot; &amp; [.O118]" office:value-type="string" office:string-value=".byte &quot;TIME LORD&quot;,0         ; level 20">
            <text:p>.byte "TIME LORD",0 <text:s text:c="8"/>; level 20</text:p>
          </table:table-cell>
          <table:table-cell table:formula="of:=&quot;.byte &quot; &amp; [.C118] &amp; &quot;,&quot; &amp; [.D118] &amp; &quot;,&quot; &amp; [.E118] &amp; &quot;,&quot; &amp; [.F118]+25 &amp; &quot;,&quot; &amp; [.G118] &amp; &quot;,&quot; &amp; [.H118] &amp; &quot;,&quot; &amp; [.I118] &amp; &quot;,&quot; &amp; [.J118] &amp; &quot;,&quot; &amp; [.K118] &amp; &quot;,&quot; &amp; [.L118] &amp; &quot;,&quot; &amp; [.M118] &amp; &quot;                ; &quot; &amp; [.B118]" office:value-type="string" office:string-value=".byte 50,50,4,16,5,50,20,0,8,8,9                ; TIME LORD">
            <text:p>.byte 50,50,4,16,5,50,20,0,8,8,9 <text:s text:c="15"/>; TIME LORD</text:p>
          </table:table-cell>
          <table:table-cell table:formula="of:=LEN([.B118])"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19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9]*3" office:value-type="float" office:value="-12">
            <text:p>-12</text:p>
          </table:table-cell>
          <table:table-cell table:formula="of:=[.AB119]"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10+[.AB119]*2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19]+[.D119]/6)^1.3*(20-[.F119])/10)*([.G119]*[.H119]/2+[.J119]+[.K119]+[.L119]+[.M119]))" office:value-type="float" office:value="135897">
            <text:p>135897</text:p>
          </table:table-cell>
          <table:table-cell table:formula="of:=RIGHT(&quot; &quot; &amp; [.I119];2)" office:value-type="string" office:string-value="22">
            <text:p>22</text:p>
          </table:table-cell>
          <table:table-cell table:formula="of:=LEFT([.B119] &amp; &quot; &quot; &amp; MID(&quot;   (A)(U)(D)&quot;;[.E119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19] &amp; &quot;-&quot; &amp; [.C119]*[.D119] &amp; &quot;      &quot;;7)" office:value-type="string" office:string-value="60-3000">
            <text:p>60-3000</text:p>
          </table:table-cell>
          <table:table-cell table:formula="of:=LEFT([.F119] &amp; &quot;     &quot;;3)" office:value-type="string" office:string-value="-12">
            <text:p>-12</text:p>
          </table:table-cell>
          <table:table-cell table:formula="of:=LEFT([.G119] &amp; &quot;     &quot;;3)" office:value-type="string" office:string-value="6  ">
            <text:p>6 <text:s/></text:p>
          </table:table-cell>
          <table:table-cell table:formula="of:=LEFT(1 &amp; &quot;-&quot; &amp; [.H119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19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19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19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19]*9+1;9)) &amp; &quot;    &quot;;11)" office:value-type="string" office:string-value="DEATH      ">
            <text:p>DEATH <text:s text:c="5"/></text:p>
          </table:table-cell>
          <table:table-cell table:formula="of:=&quot;.byte &quot;&quot;&quot; &amp; [.B119] &amp; &quot;&quot;&quot;,0         ; level &quot; &amp; [.O119]" office:value-type="string" office:string-value=".byte &quot;TIME LORD&quot;,0         ; level 22">
            <text:p>.byte "TIME LORD",0 <text:s text:c="8"/>; level 22</text:p>
          </table:table-cell>
          <table:table-cell table:formula="of:=&quot;.byte &quot; &amp; [.C119] &amp; &quot;,&quot; &amp; [.D119] &amp; &quot;,&quot; &amp; [.E119] &amp; &quot;,&quot; &amp; [.F119]+25 &amp; &quot;,&quot; &amp; [.G119] &amp; &quot;,&quot; &amp; [.H119] &amp; &quot;,&quot; &amp; [.I119] &amp; &quot;,&quot; &amp; [.J119] &amp; &quot;,&quot; &amp; [.K119] &amp; &quot;,&quot; &amp; [.L119] &amp; &quot;,&quot; &amp; [.M119] &amp; &quot;                ; &quot; &amp; [.B119]" office:value-type="string" office:string-value=".byte 60,50,4,13,6,50,22,0,8,8,9                ; TIME LORD">
            <text:p>.byte 60,50,4,13,6,50,22,0,8,8,9 <text:s text:c="15"/>; TIME LORD</text:p>
          </table:table-cell>
          <table:table-cell table:formula="of:=LEN([.B119])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20]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0]*3" office:value-type="float" office:value="-15">
            <text:p>-15</text:p>
          </table:table-cell>
          <table:table-cell table:formula="of:=[.AB120]"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10+[.AB120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20]+[.D120]/6)^1.3*(20-[.F120])/10)*([.G120]*[.H120]/2+[.J120]+[.K120]+[.L120]+[.M120]))" office:value-type="float" office:value="202875">
            <text:p>202875</text:p>
          </table:table-cell>
          <table:table-cell table:formula="of:=RIGHT(&quot; &quot; &amp; [.I120];2)" office:value-type="string" office:string-value="24">
            <text:p>24</text:p>
          </table:table-cell>
          <table:table-cell table:formula="of:=LEFT([.B120] &amp; &quot; &quot; &amp; MID(&quot;   (A)(U)(D)&quot;;[.E120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20] &amp; &quot;-&quot; &amp; [.C120]*[.D120] &amp; &quot;      &quot;;7)" office:value-type="string" office:string-value="70-3500">
            <text:p>70-3500</text:p>
          </table:table-cell>
          <table:table-cell table:formula="of:=LEFT([.F120] &amp; &quot;     &quot;;3)" office:value-type="string" office:string-value="-15">
            <text:p>-15</text:p>
          </table:table-cell>
          <table:table-cell table:formula="of:=LEFT([.G120] &amp; &quot;     &quot;;3)" office:value-type="string" office:string-value="7  ">
            <text:p>7 <text:s/></text:p>
          </table:table-cell>
          <table:table-cell table:formula="of:=LEFT(1 &amp; &quot;-&quot; &amp; [.H120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20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20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20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20]*9+1;9)) &amp; &quot;    &quot;;11)" office:value-type="string" office:string-value="DEATH      ">
            <text:p>DEATH <text:s text:c="5"/></text:p>
          </table:table-cell>
          <table:table-cell table:formula="of:=&quot;.byte &quot;&quot;&quot; &amp; [.B120] &amp; &quot;&quot;&quot;,0         ; level &quot; &amp; [.O120]" office:value-type="string" office:string-value=".byte &quot;TIME LORD&quot;,0         ; level 24">
            <text:p>.byte "TIME LORD",0 <text:s text:c="8"/>; level 24</text:p>
          </table:table-cell>
          <table:table-cell table:formula="of:=&quot;.byte &quot; &amp; [.C120] &amp; &quot;,&quot; &amp; [.D120] &amp; &quot;,&quot; &amp; [.E120] &amp; &quot;,&quot; &amp; [.F120]+25 &amp; &quot;,&quot; &amp; [.G120] &amp; &quot;,&quot; &amp; [.H120] &amp; &quot;,&quot; &amp; [.I120] &amp; &quot;,&quot; &amp; [.J120] &amp; &quot;,&quot; &amp; [.K120] &amp; &quot;,&quot; &amp; [.L120] &amp; &quot;,&quot; &amp; [.M120] &amp; &quot;                ; &quot; &amp; [.B120]" office:value-type="string" office:string-value=".byte 70,50,4,10,7,50,24,0,8,8,9                ; TIME LORD">
            <text:p>.byte 70,50,4,10,7,50,24,0,8,8,9 <text:s text:c="15"/>; TIME LORD</text:p>
          </table:table-cell>
          <table:table-cell table:formula="of:=LEN([.B120])"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2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1]*3" office:value-type="float" office:value="-18">
            <text:p>-18</text:p>
          </table:table-cell>
          <table:table-cell table:formula="of:=[.AB121]"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10+[.AB121]*2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21]+[.D121]/6)^1.3*(20-[.F121])/10)*([.G121]*[.H121]/2+[.J121]+[.K121]+[.L121]+[.M121]))" office:value-type="float" office:value="289686">
            <text:p>289686</text:p>
          </table:table-cell>
          <table:table-cell table:formula="of:=RIGHT(&quot; &quot; &amp; [.I121];2)" office:value-type="string" office:string-value="26">
            <text:p>26</text:p>
          </table:table-cell>
          <table:table-cell table:formula="of:=LEFT([.B121] &amp; &quot; &quot; &amp; MID(&quot;   (A)(U)(D)&quot;;[.E121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21] &amp; &quot;-&quot; &amp; [.C121]*[.D121] &amp; &quot;      &quot;;7)" office:value-type="string" office:string-value="80-4000">
            <text:p>80-4000</text:p>
          </table:table-cell>
          <table:table-cell table:formula="of:=LEFT([.F121] &amp; &quot;     &quot;;3)" office:value-type="string" office:string-value="-18">
            <text:p>-18</text:p>
          </table:table-cell>
          <table:table-cell table:formula="of:=LEFT([.G121] &amp; &quot;     &quot;;3)" office:value-type="string" office:string-value="8  ">
            <text:p>8 <text:s/></text:p>
          </table:table-cell>
          <table:table-cell table:formula="of:=LEFT(1 &amp; &quot;-&quot; &amp; [.H121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21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21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21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21]*9+1;9)) &amp; &quot;    &quot;;11)" office:value-type="string" office:string-value="DEATH      ">
            <text:p>DEATH <text:s text:c="5"/></text:p>
          </table:table-cell>
          <table:table-cell table:formula="of:=&quot;.byte &quot;&quot;&quot; &amp; [.B121] &amp; &quot;&quot;&quot;,0         ; level &quot; &amp; [.O121]" office:value-type="string" office:string-value=".byte &quot;TIME LORD&quot;,0         ; level 26">
            <text:p>.byte "TIME LORD",0 <text:s text:c="8"/>; level 26</text:p>
          </table:table-cell>
          <table:table-cell table:formula="of:=&quot;.byte &quot; &amp; [.C121] &amp; &quot;,&quot; &amp; [.D121] &amp; &quot;,&quot; &amp; [.E121] &amp; &quot;,&quot; &amp; [.F121]+25 &amp; &quot;,&quot; &amp; [.G121] &amp; &quot;,&quot; &amp; [.H121] &amp; &quot;,&quot; &amp; [.I121] &amp; &quot;,&quot; &amp; [.J121] &amp; &quot;,&quot; &amp; [.K121] &amp; &quot;,&quot; &amp; [.L121] &amp; &quot;,&quot; &amp; [.M121] &amp; &quot;                ; &quot; &amp; [.B121]" office:value-type="string" office:string-value=".byte 80,50,4,7,8,50,26,0,8,8,9                ; TIME LORD">
            <text:p>.byte 80,50,4,7,8,50,26,0,8,8,9 <text:s text:c="15"/>; TIME LORD</text:p>
          </table:table-cell>
          <table:table-cell table:formula="of:=LEN([.B121])"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22]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2]*3" office:value-type="float" office:value="-21">
            <text:p>-21</text:p>
          </table:table-cell>
          <table:table-cell table:formula="of:=[.AB122]"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10+[.AB122]*2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22]+[.D122]/6)^1.3*(20-[.F122])/10)*([.G122]*[.H122]/2+[.J122]+[.K122]+[.L122]+[.M122]))" office:value-type="float" office:value="399240">
            <text:p>399240</text:p>
          </table:table-cell>
          <table:table-cell table:formula="of:=RIGHT(&quot; &quot; &amp; [.I122];2)" office:value-type="string" office:string-value="28">
            <text:p>28</text:p>
          </table:table-cell>
          <table:table-cell table:formula="of:=LEFT([.B122] &amp; &quot; &quot; &amp; MID(&quot;   (A)(U)(D)&quot;;[.E122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22] &amp; &quot;-&quot; &amp; [.C122]*[.D122] &amp; &quot;      &quot;;7)" office:value-type="string" office:string-value="90-4500">
            <text:p>90-4500</text:p>
          </table:table-cell>
          <table:table-cell table:formula="of:=LEFT([.F122] &amp; &quot;     &quot;;3)" office:value-type="string" office:string-value="-21">
            <text:p>-21</text:p>
          </table:table-cell>
          <table:table-cell table:formula="of:=LEFT([.G122] &amp; &quot;     &quot;;3)" office:value-type="string" office:string-value="9  ">
            <text:p>9 <text:s/></text:p>
          </table:table-cell>
          <table:table-cell table:formula="of:=LEFT(1 &amp; &quot;-&quot; &amp; [.H122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22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22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22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22]*9+1;9)) &amp; &quot;    &quot;;11)" office:value-type="string" office:string-value="DEATH      ">
            <text:p>DEATH <text:s text:c="5"/></text:p>
          </table:table-cell>
          <table:table-cell table:formula="of:=&quot;.byte &quot;&quot;&quot; &amp; [.B122] &amp; &quot;&quot;&quot;,0         ; level &quot; &amp; [.O122]" office:value-type="string" office:string-value=".byte &quot;TIME LORD&quot;,0         ; level 28">
            <text:p>.byte "TIME LORD",0 <text:s text:c="8"/>; level 28</text:p>
          </table:table-cell>
          <table:table-cell table:formula="of:=&quot;.byte &quot; &amp; [.C122] &amp; &quot;,&quot; &amp; [.D122] &amp; &quot;,&quot; &amp; [.E122] &amp; &quot;,&quot; &amp; [.F122]+25 &amp; &quot;,&quot; &amp; [.G122] &amp; &quot;,&quot; &amp; [.H122] &amp; &quot;,&quot; &amp; [.I122] &amp; &quot;,&quot; &amp; [.J122] &amp; &quot;,&quot; &amp; [.K122] &amp; &quot;,&quot; &amp; [.L122] &amp; &quot;,&quot; &amp; [.M122] &amp; &quot;                ; &quot; &amp; [.B122]" office:value-type="string" office:string-value=".byte 90,50,4,4,9,50,28,0,8,8,9                ; TIME LORD">
            <text:p>.byte 90,50,4,4,9,50,28,0,8,8,9 <text:s text:c="15"/>; TIME LORD</text:p>
          </table:table-cell>
          <table:table-cell table:formula="of:=LEN([.B122]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4">
          <table:table-cell/>
          <table:table-cell office:value-type="string">
            <text:p>TIME LORD</text:p>
          </table:table-cell>
          <table:table-cell table:style-name="ce36" table:formula="of:=10*[.AB123]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3]*3" office:value-type="float" office:value="-24">
            <text:p>-24</text:p>
          </table:table-cell>
          <table:table-cell table:formula="of:=[.AB123]"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10+[.AB123]*2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C123]+[.D123]/6)^1.3*(20-[.F123])/10)*([.G123]*[.H123]/2+[.J123]+[.K123]+[.L123]+[.M123]))" office:value-type="float" office:value="534534">
            <text:p>534534</text:p>
          </table:table-cell>
          <table:table-cell table:formula="of:=RIGHT(&quot; &quot; &amp; [.I123];2)" office:value-type="string" office:string-value="30">
            <text:p>30</text:p>
          </table:table-cell>
          <table:table-cell table:formula="of:=LEFT([.B123] &amp; &quot; &quot; &amp; MID(&quot;   (A)(U)(D)&quot;;[.E123]*3+1;3) &amp; &quot;                               &quot;;19)" office:value-type="string" office:string-value="TIME LORD          ">
            <text:p>TIME LORD <text:s text:c="9"/></text:p>
          </table:table-cell>
          <table:table-cell table:formula="of:=LEFT([.C123] &amp; &quot;-&quot; &amp; [.C123]*[.D123] &amp; &quot;      &quot;;7)" office:value-type="string" office:string-value="100-500">
            <text:p>100-500</text:p>
          </table:table-cell>
          <table:table-cell table:formula="of:=LEFT([.F123] &amp; &quot;     &quot;;3)" office:value-type="string" office:string-value="-24">
            <text:p>-24</text:p>
          </table:table-cell>
          <table:table-cell table:formula="of:=LEFT([.G123] &amp; &quot;     &quot;;3)" office:value-type="string" office:string-value="10 ">
            <text:p>10 </text:p>
          </table:table-cell>
          <table:table-cell table:formula="of:=LEFT(1 &amp; &quot;-&quot; &amp; [.H123] &amp; &quot;        &quot;;7)" office:value-type="string" office:string-value="1-50   ">
            <text:p>1-50 <text:s text:c="2"/></text:p>
          </table:table-cell>
          <table:table-cell table:formula="of:=LEFT((MID(&quot;SWING    HEAL     LIGHTNINGPOISON   SUMMON   PARALYZE CHARM    STONE    BREATHE  DEATH    DESTROY  DRAIN    &quot;;[.J123]*9+1;9)) &amp; &quot;    &quot;;11)" office:value-type="string" office:string-value="SWING      ">
            <text:p>SWING <text:s text:c="5"/></text:p>
          </table:table-cell>
          <table:table-cell table:formula="of:=LEFT((MID(&quot;SWING    HEAL     LIGHTNINGPOISON   SUMMON   PARALYZE CHARM    STONE    BREATHE  DEATH    DESTROY  DRAIN    &quot;;[.K123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L123]*9+1;9)) &amp; &quot;    &quot;;11)" office:value-type="string" office:string-value="BREATHE    ">
            <text:p>BREATHE <text:s text:c="3"/></text:p>
          </table:table-cell>
          <table:table-cell table:formula="of:=LEFT((MID(&quot;SWING    HEAL     LIGHTNINGPOISON   SUMMON   PARALYZE CHARM    STONE    BREATHE  DEATH    DESTROY  DRAIN    &quot;;[.M123]*9+1;9)) &amp; &quot;    &quot;;11)" office:value-type="string" office:string-value="DEATH      ">
            <text:p>DEATH <text:s text:c="5"/></text:p>
          </table:table-cell>
          <table:table-cell table:formula="of:=&quot;.byte &quot;&quot;&quot; &amp; [.B123] &amp; &quot;&quot;&quot;,0         ; level &quot; &amp; [.O123]" office:value-type="string" office:string-value=".byte &quot;TIME LORD&quot;,0         ; level 30">
            <text:p>.byte "TIME LORD",0 <text:s text:c="8"/>; level 30</text:p>
          </table:table-cell>
          <table:table-cell table:formula="of:=&quot;.byte &quot; &amp; [.C123] &amp; &quot;,&quot; &amp; [.D123] &amp; &quot;,&quot; &amp; [.E123] &amp; &quot;,&quot; &amp; [.F123]+25 &amp; &quot;,&quot; &amp; [.G123] &amp; &quot;,&quot; &amp; [.H123] &amp; &quot;,&quot; &amp; [.I123] &amp; &quot;,&quot; &amp; [.J123] &amp; &quot;,&quot; &amp; [.K123] &amp; &quot;,&quot; &amp; [.L123] &amp; &quot;,&quot; &amp; [.M123] &amp; &quot;                ; &quot; &amp; [.B123]" office:value-type="string" office:string-value=".byte 100,50,4,1,10,50,30,0,8,8,9                ; TIME LORD">
            <text:p>.byte 100,50,4,1,10,50,30,0,8,8,9 <text:s text:c="15"/>; TIME LORD</text:p>
          </table:table-cell>
          <table:table-cell table:formula="of:=LEN([.B123])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4" table:number-rows-repeated="1048452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MONSTERS-alphabetical" table:style-name="ta4" table:print="false">
        <table:table-column table:style-name="co59" table:default-cell-style-name="Default"/>
        <table:table-column table:style-name="co60" table:default-cell-style-name="Default"/>
        <table:table-column table:style-name="co61" table:default-cell-style-name="ce32"/>
        <table:table-column table:style-name="co34" table:default-cell-style-name="ce32"/>
        <table:table-column table:style-name="co62" table:default-cell-style-name="ce32"/>
        <table:table-column table:style-name="co63" table:default-cell-style-name="ce32"/>
        <table:table-column table:style-name="co64" table:default-cell-style-name="ce32"/>
        <table:table-column table:style-name="co10" table:default-cell-style-name="ce32"/>
        <table:table-column table:style-name="co63" table:number-columns-repeated="4" table:default-cell-style-name="ce32"/>
        <table:table-column table:style-name="co65" table:default-cell-style-name="ce19"/>
        <table:table-column table:style-name="co66" table:default-cell-style-name="ce19"/>
        <table:table-column table:style-name="co67" table:default-cell-style-name="ce19"/>
        <table:table-column table:style-name="co73" table:default-cell-style-name="ce19"/>
        <table:table-column table:style-name="co68" table:default-cell-style-name="ce19"/>
        <table:table-column table:style-name="co62" table:default-cell-style-name="ce19"/>
        <table:table-column table:style-name="co66" table:default-cell-style-name="ce19"/>
        <table:table-column table:style-name="co64" table:default-cell-style-name="ce19"/>
        <table:table-column table:style-name="co66" table:default-cell-style-name="ce19"/>
        <table:table-column table:style-name="co69" table:number-columns-repeated="3" table:default-cell-style-name="ce19"/>
        <table:table-column table:style-name="co70" table:default-cell-style-name="Default"/>
        <table:table-column table:style-name="co71" table:default-cell-style-name="Default"/>
        <table:table-column table:style-name="co72" table:default-cell-style-name="ce19"/>
        <table:table-column table:style-name="co34" table:default-cell-style-name="Default"/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string">
            <text:p>DRAIN</text:p>
          </table:table-cell>
          <table:table-cell office:value-type="string">
            <text:p>vs CON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10">
            <text:p>10</text:p>
          </table:table-cell>
          <table:table-cell office:value-type="string">
            <text:p>ERODE</text:p>
          </table:table-cell>
          <table:table-cell office:value-type="string">
            <text:p>vs DEX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DEATH</text:p>
          </table:table-cell>
          <table:table-cell office:value-type="string">
            <text:p>vs CON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FIRE</text:p>
          </table:table-cell>
          <table:table-cell office:value-type="string">
            <text:p>autohit party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7">
            <text:p>7</text:p>
          </table:table-cell>
          <table:table-cell office:value-type="string">
            <text:p>GAZE</text:p>
          </table:table-cell>
          <table:table-cell office:value-type="string">
            <text:p>vs INT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6">
            <text:p>6</text:p>
          </table:table-cell>
          <table:table-cell office:value-type="string">
            <text:p>CHARM</text:p>
          </table:table-cell>
          <table:table-cell office:value-type="string">
            <text:p>vs CHA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/>
          <table:table-cell table:style-name="ce30" table:number-columns-repeated="5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5">
            <text:p>5</text:p>
          </table:table-cell>
          <table:table-cell office:value-type="string">
            <text:p>STUN</text:p>
          </table:table-cell>
          <table:table-cell office:value-type="string">
            <text:p>vs WIS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 office:value-type="float" office:value="4">
            <text:p>4</text:p>
          </table:table-cell>
          <table:table-cell table:style-name="ce18" office:value-type="string">
            <text:p>time lord</text:p>
          </table:table-cell>
          <table:table-cell table:style-name="ce30" table:formula="of:=COUNTIF([.D13:.D205];[.B8])" office:value-type="float" office:value="10">
            <text:p>10</text:p>
          </table:table-cell>
          <table:table-cell table:style-name="ce30" table:number-columns-repeated="3"/>
          <table:table-cell table:style-name="Default"/>
          <table:table-cell table:style-name="ce19" table:number-columns-repeated="2"/>
          <table:table-cell table:number-columns-repeated="2"/>
          <table:table-cell office:value-type="float" office:value="4">
            <text:p>4</text:p>
          </table:table-cell>
          <table:table-cell office:value-type="string">
            <text:p>SUMMON</text:p>
          </table:table-cell>
          <table:table-cell office:value-type="string">
            <text:p>Add 1 monster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 office:value-type="float" office:value="3">
            <text:p>3</text:p>
          </table:table-cell>
          <table:table-cell table:style-name="ce18" office:value-type="string">
            <text:p>demon</text:p>
          </table:table-cell>
          <table:table-cell table:style-name="ce30" table:formula="of:=COUNTIF([.D14:.D206];[.B9])" office:value-type="float" office:value="12">
            <text:p>12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3">
            <text:p>3</text:p>
          </table:table-cell>
          <table:table-cell office:value-type="string">
            <text:p>POISON</text:p>
          </table:table-cell>
          <table:table-cell office:value-type="string">
            <text:p>vs CON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 office:value-type="float" office:value="2">
            <text:p>2</text:p>
          </table:table-cell>
          <table:table-cell table:style-name="ce18" office:value-type="string">
            <text:p>undead</text:p>
          </table:table-cell>
          <table:table-cell table:style-name="ce30" table:formula="of:=COUNTIF([.D14:.D206];[.B10])" office:value-type="float" office:value="10">
            <text:p>10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office:value-type="string">
            <text:p>CAST</text:p>
          </table:table-cell>
          <table:table-cell office:value-type="string">
            <text:p>autohit</text:p>
          </table:table-cell>
          <table:table-cell table:number-columns-repeated="13"/>
        </table:table-row>
        <table:table-row table:style-name="ro4">
          <table:table-cell table:style-name="ce33"/>
          <table:table-cell office:value-type="float" office:value="1">
            <text:p>1</text:p>
          </table:table-cell>
          <table:table-cell table:style-name="Default" office:value-type="string">
            <text:p>animal</text:p>
          </table:table-cell>
          <table:table-cell table:style-name="ce30" table:formula="of:=COUNTIF([.D13:.D207];[.B11])" office:value-type="float" office:value="42">
            <text:p>42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office:value-type="string">
            <text:p>HEAL</text:p>
          </table:table-cell>
          <table:table-cell office:value-type="string">
            <text:p>heal all HP</text:p>
          </table:table-cell>
          <table:table-cell table:number-columns-repeated="13"/>
        </table:table-row>
        <table:table-row table:style-name="ro4">
          <table:table-cell table:style-name="ce33"/>
          <table:table-cell table:style-name="ce35" table:formula="of:=0" office:value-type="float" office:value="0">
            <text:p>0</text:p>
          </table:table-cell>
          <table:table-cell table:style-name="ce18" office:value-type="string">
            <text:p>living</text:p>
          </table:table-cell>
          <table:table-cell table:style-name="ce30" table:formula="of:=COUNTIF([.D14:.D208];[.B12])" office:value-type="float" office:value="36">
            <text:p>36</text:p>
          </table:table-cell>
          <table:table-cell table:style-name="ce30" table:number-columns-repeated="3"/>
          <table:table-cell table:style-name="Default"/>
          <table:table-cell table:style-name="ce19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office:value-type="string">
            <text:p>SWING</text:p>
          </table:table-cell>
          <table:table-cell office:value-type="string">
            <text:p>vs AC</text:p>
          </table:table-cell>
          <table:table-cell table:number-columns-repeated="13"/>
        </table:table-row>
        <table:table-row table:style-name="ro4">
          <table:table-cell table:style-name="ce14" office:value-type="string">
            <text:p>MONSTER</text:p>
          </table:table-cell>
          <table:table-cell table:style-name="ce29" office:value-type="string">
            <text:p>MLEV</text:p>
          </table:table-cell>
          <table:table-cell table:style-name="ce31" office:value-type="string">
            <text:p>HIT DIC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AC</text:p>
          </table:table-cell>
          <table:table-cell table:style-name="ce31" office:value-type="string">
            <text:p>#ATTACK</text:p>
          </table:table-cell>
          <table:table-cell table:style-name="ce31" office:value-type="string">
            <text:p>DAMAGE</text:p>
          </table:table-cell>
          <table:table-cell table:style-name="ce31" office:value-type="string">
            <text:p>RLEV</text:p>
          </table:table-cell>
          <table:table-cell table:style-name="ce31" office:value-type="string">
            <text:p>ATTACK1</text:p>
          </table:table-cell>
          <table:table-cell table:style-name="ce31" office:value-type="string">
            <text:p>ATTACK2</text:p>
          </table:table-cell>
          <table:table-cell table:style-name="ce31" office:value-type="string">
            <text:p>ATTACK3</text:p>
          </table:table-cell>
          <table:table-cell table:style-name="ce31" office:value-type="string">
            <text:p>ATTACK4</text:p>
          </table:table-cell>
          <table:table-cell/>
          <table:table-cell table:style-name="ce34" office:value-type="string">
            <text:p>LEVEL</text:p>
          </table:table-cell>
          <table:table-cell table:style-name="ce34" office:value-type="string">
            <text:p>MONSTER</text:p>
          </table:table-cell>
          <table:table-cell table:style-name="ce34" office:value-type="string">
            <text:p>LEVEL</text:p>
          </table:table-cell>
          <table:table-cell table:style-name="ce34" office:value-type="string">
            <text:p>HIT POINTS</text:p>
          </table:table-cell>
          <table:table-cell table:style-name="ce34" office:value-type="string">
            <text:p>AC</text:p>
          </table:table-cell>
          <table:table-cell table:style-name="ce34" office:value-type="string">
            <text:p>#ATTACKS</text:p>
          </table:table-cell>
          <table:table-cell table:style-name="ce34" office:value-type="string">
            <text:p>DAMAGE</text:p>
          </table:table-cell>
          <table:table-cell table:style-name="ce34" office:value-type="string">
            <text:p>ATTACK1</text:p>
          </table:table-cell>
          <table:table-cell table:style-name="ce34" office:value-type="string">
            <text:p>ATTACK2</text:p>
          </table:table-cell>
          <table:table-cell table:style-name="ce34" office:value-type="string">
            <text:p>ATTACK3</text:p>
          </table:table-cell>
          <table:table-cell table:style-name="ce34" office:value-type="string">
            <text:p>ATTACK4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STATS</text:p>
          </table:table-cell>
          <table:table-cell table:style-name="ce34" office:value-type="string">
            <text:p>LENGTH</text:p>
          </table:table-cell>
          <table:table-cell/>
        </table:table-row>
        <table:table-row table:style-name="ro4">
          <table:table-cell table:style-name="ce14" office:value-type="string">
            <text:p>AIR EL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14]+[.C14]/6)^1.3*(20-[.E14])/10)*([.F14]*[.G14]/2+[.I14]+[.J14]+[.K14]+[.L14]))" office:value-type="float" office:value="1027">
            <text:p>1027</text:p>
          </table:table-cell>
          <table:table-cell table:formula="of:=RIGHT(&quot; &quot; &amp; [.H14];2)" office:value-type="string" office:string-value=" 7">
            <text:p><text:s/>7</text:p>
          </table:table-cell>
          <table:table-cell table:formula="of:=LEFT([.A14] &amp; &quot; &quot; &amp; MID(&quot;   (A)(U)(D)&quot;;[.D14]*3+1;3) &amp; &quot;                               &quot;;19)" office:value-type="string" office:string-value="AIR EL (A)         ">
            <text:p>AIR EL (A) <text:s text:c="8"/></text:p>
          </table:table-cell>
          <table:table-cell table:formula="of:=RIGHT(&quot; &quot; &amp; [.H14];2)" office:value-type="string" office:string-value=" 7">
            <text:p><text:s/>7</text:p>
          </table:table-cell>
          <table:table-cell table:formula="of:=LEFT(&quot;    &quot; &amp; [.B14] &amp; &quot;-&quot; &amp; [.B14]*[.C14] &amp; &quot;      &quot;;11)" office:value-type="string" office:string-value="    16-128 ">
            <text:p><text:s text:c="4"/>16-128 </text:p>
          </table:table-cell>
          <table:table-cell table:formula="of:=RIGHT(&quot;    &quot; &amp; [.E14];4)" office:value-type="string" office:string-value="   2">
            <text:p><text:s text:c="3"/>2</text:p>
          </table:table-cell>
          <table:table-cell table:formula="of:=&quot;   &quot; &amp; LEFT([.F14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4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4]*9+1;9)) &amp; &quot;    &quot;;7)" office:value-type="string" office:string-value="SUMMON ">
            <text:p>SUMMON </text:p>
          </table:table-cell>
          <table:table-cell table:formula="of:=&quot;.byte &quot;&quot;&quot; &amp; [.A14] &amp; &quot;&quot;&quot;,0         ; level &quot; &amp; [.N14]" office:value-type="string" office:string-value=".byte &quot;AIR EL&quot;,0         ; level  7">
            <text:p>.byte "AIR EL",0 <text:s text:c="8"/>; level <text:s/>7</text:p>
          </table:table-cell>
          <table:table-cell table:formula="of:=&quot;.byte &quot; &amp; [.B14] &amp; &quot;,&quot; &amp; [.C14] &amp; &quot;,&quot; &amp; [.D14] &amp; &quot;,&quot; &amp; [.E14]+25 &amp; &quot;,&quot; &amp; [.F14] &amp; &quot;,&quot; &amp; [.G14] &amp; &quot;,&quot; &amp; [.H14] &amp; &quot;,&quot; &amp; [.I14] &amp; &quot;,&quot; &amp; [.J14] &amp; &quot;,&quot; &amp; [.K14] &amp; &quot;,&quot; &amp; [.L14] &amp; &quot;                ; &quot; &amp; [.A14]" office:value-type="string" office:string-value=".byte 16,8,1,27,2,10,7,0,0,0,4                ; AIR EL">
            <text:p>.byte 16,8,1,27,2,10,7,0,0,0,4 <text:s text:c="15"/>; AIR EL</text:p>
          </table:table-cell>
          <table:table-cell table:formula="of:=LEN([.A14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ANKHEG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NT((([.B15]+[.C15]/6)^1.3*(20-[.E15])/10)*([.F15]*[.G15]/2+[.I15]+[.J15]+[.K15]+[.L15]))" office:value-type="float" office:value="218">
            <text:p>218</text:p>
          </table:table-cell>
          <table:table-cell table:formula="of:=RIGHT(&quot; &quot; &amp; [.H15];2)" office:value-type="string" office:string-value=" 5">
            <text:p><text:s/>5</text:p>
          </table:table-cell>
          <table:table-cell table:formula="of:=LEFT([.A15] &amp; &quot; &quot; &amp; MID(&quot;   (A)(U)(D)&quot;;[.D15]*3+1;3) &amp; &quot;                               &quot;;19)" office:value-type="string" office:string-value="ANKHEG (A)         ">
            <text:p>ANKHEG (A) <text:s text:c="8"/></text:p>
          </table:table-cell>
          <table:table-cell table:formula="of:=RIGHT(&quot; &quot; &amp; [.H15];2)" office:value-type="string" office:string-value=" 5">
            <text:p><text:s/>5</text:p>
          </table:table-cell>
          <table:table-cell table:formula="of:=LEFT(&quot;    &quot; &amp; [.B15] &amp; &quot;-&quot; &amp; [.B15]*[.C15] &amp; &quot;      &quot;;11)" office:value-type="string" office:string-value="    5-40   ">
            <text:p><text:s text:c="4"/>5-40 <text:s text:c="2"/></text:p>
          </table:table-cell>
          <table:table-cell table:formula="of:=RIGHT(&quot;    &quot; &amp; [.E15];4)" office:value-type="string" office:string-value="   2">
            <text:p><text:s text:c="3"/>2</text:p>
          </table:table-cell>
          <table:table-cell table:formula="of:=&quot;   &quot; &amp; LEFT([.F15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5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1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5]*9+1;9)) &amp; &quot;    &quot;;11)" office:value-type="string" office:string-value="POISON     ">
            <text:p>POISON <text:s text:c="4"/></text:p>
          </table:table-cell>
          <table:table-cell table:formula="of:=LEFT((MID(&quot;SWING    HEAL     CAST     POISON   SUMMON   STUN     CHARM    GAZE     BREATHE  DEATH    ERODE    DRAIN    &quot;;[.L15]*9+1;9)) &amp; &quot;    &quot;;7)" office:value-type="string" office:string-value="STUN   ">
            <text:p>STUN <text:s text:c="2"/></text:p>
          </table:table-cell>
          <table:table-cell table:formula="of:=&quot;.byte &quot;&quot;&quot; &amp; [.A15] &amp; &quot;&quot;&quot;,0         ; level &quot; &amp; [.N15]" office:value-type="string" office:string-value=".byte &quot;ANKHEG&quot;,0         ; level  5">
            <text:p>.byte "ANKHEG",0 <text:s text:c="8"/>; level <text:s/>5</text:p>
          </table:table-cell>
          <table:table-cell table:formula="of:=&quot;.byte &quot; &amp; [.B15] &amp; &quot;,&quot; &amp; [.C15] &amp; &quot;,&quot; &amp; [.D15] &amp; &quot;,&quot; &amp; [.E15]+25 &amp; &quot;,&quot; &amp; [.F15] &amp; &quot;,&quot; &amp; [.G15] &amp; &quot;,&quot; &amp; [.H15] &amp; &quot;,&quot; &amp; [.I15] &amp; &quot;,&quot; &amp; [.J15] &amp; &quot;,&quot; &amp; [.K15] &amp; &quot;,&quot; &amp; [.L15] &amp; &quot;                ; &quot; &amp; [.A15]" office:value-type="string" office:string-value=".byte 5,8,1,27,1,6,5,0,0,3,5                ; ANKHEG">
            <text:p>.byte 5,8,1,27,1,6,5,0,0,3,5 <text:s text:c="15"/>; ANKHEG</text:p>
          </table:table-cell>
          <table:table-cell table:formula="of:=LEN([.A15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AP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NT((([.B16]+[.C16]/6)^1.3*(20-[.E16])/10)*([.F16]*[.G16]/2+[.I16]+[.J16]+[.K16]+[.L16]))" office:value-type="float" office:value="123">
            <text:p>123</text:p>
          </table:table-cell>
          <table:table-cell table:formula="of:=RIGHT(&quot; &quot; &amp; [.H16];2)" office:value-type="string" office:string-value=" 3">
            <text:p><text:s/>3</text:p>
          </table:table-cell>
          <table:table-cell table:formula="of:=LEFT([.A16] &amp; &quot; &quot; &amp; MID(&quot;   (A)(U)(D)&quot;;[.D16]*3+1;3) &amp; &quot;                               &quot;;19)" office:value-type="string" office:string-value="APE (A)            ">
            <text:p>APE (A) <text:s text:c="11"/></text:p>
          </table:table-cell>
          <table:table-cell table:formula="of:=RIGHT(&quot; &quot; &amp; [.H16];2)" office:value-type="string" office:string-value=" 3">
            <text:p><text:s/>3</text:p>
          </table:table-cell>
          <table:table-cell table:formula="of:=LEFT(&quot;    &quot; &amp; [.B16] &amp; &quot;-&quot; &amp; [.B16]*[.C16] &amp; &quot;      &quot;;11)" office:value-type="string" office:string-value="    5-40   ">
            <text:p><text:s text:c="4"/>5-40 <text:s text:c="2"/></text:p>
          </table:table-cell>
          <table:table-cell table:formula="of:=RIGHT(&quot;    &quot; &amp; [.E16];4)" office:value-type="string" office:string-value="   6">
            <text:p><text:s text:c="3"/>6</text:p>
          </table:table-cell>
          <table:table-cell table:formula="of:=&quot;   &quot; &amp; LEFT([.F1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6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1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6]*9+1;9)) &amp; &quot;    &quot;;7)" office:value-type="string" office:string-value="SWING  ">
            <text:p>SWING <text:s/></text:p>
          </table:table-cell>
          <table:table-cell table:formula="of:=&quot;.byte &quot;&quot;&quot; &amp; [.A16] &amp; &quot;&quot;&quot;,0         ; level &quot; &amp; [.N16]" office:value-type="string" office:string-value=".byte &quot;APE&quot;,0         ; level  3">
            <text:p>.byte "APE",0 <text:s text:c="8"/>; level <text:s/>3</text:p>
          </table:table-cell>
          <table:table-cell table:formula="of:=&quot;.byte &quot; &amp; [.B16] &amp; &quot;,&quot; &amp; [.C16] &amp; &quot;,&quot; &amp; [.D16] &amp; &quot;,&quot; &amp; [.E16]+25 &amp; &quot;,&quot; &amp; [.F16] &amp; &quot;,&quot; &amp; [.G16] &amp; &quot;,&quot; &amp; [.H16] &amp; &quot;,&quot; &amp; [.I16] &amp; &quot;,&quot; &amp; [.J16] &amp; &quot;,&quot; &amp; [.K16] &amp; &quot;,&quot; &amp; [.L16] &amp; &quot;                ; &quot; &amp; [.A16]" office:value-type="string" office:string-value=".byte 5,8,1,31,2,8,3,0,0,0,0                ; APE">
            <text:p>.byte 5,8,1,31,2,8,3,0,0,0,0 <text:s text:c="15"/>; APE</text:p>
          </table:table-cell>
          <table:table-cell table:formula="of:=LEN([.A16])" office:value-type="float" office:value="3">
            <text:p>3</text:p>
          </table:table-cell>
          <table:table-cell/>
        </table:table-row>
        <table:table-row table:style-name="ro4">
          <table:table-cell table:style-name="ce14" office:value-type="string">
            <text:p>ASMODEUS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formula="of:=INT((([.B17]+[.C17]/6)^1.3*(20-[.E17])/10)*([.F17]*[.G17]/2+[.I17]+[.J17]+[.K17]+[.L17]))" office:value-type="float" office:value="16974">
            <text:p>16974</text:p>
          </table:table-cell>
          <table:table-cell table:formula="of:=RIGHT(&quot; &quot; &amp; [.H17];2)" office:value-type="string" office:string-value="10">
            <text:p>10</text:p>
          </table:table-cell>
          <table:table-cell table:formula="of:=LEFT([.A17] &amp; &quot; &quot; &amp; MID(&quot;   (A)(U)(D)&quot;;[.D17]*3+1;3) &amp; &quot;                               &quot;;19)" office:value-type="string" office:string-value="ASMODEUS (D)       ">
            <text:p>ASMODEUS (D) <text:s text:c="6"/></text:p>
          </table:table-cell>
          <table:table-cell table:formula="of:=RIGHT(&quot; &quot; &amp; [.H17];2)" office:value-type="string" office:string-value="10">
            <text:p>10</text:p>
          </table:table-cell>
          <table:table-cell table:formula="of:=LEFT(&quot;    &quot; &amp; [.B17] &amp; &quot;-&quot; &amp; [.B17]*[.C17] &amp; &quot;      &quot;;11)" office:value-type="string" office:string-value="    35-280 ">
            <text:p><text:s text:c="4"/>35-280 </text:p>
          </table:table-cell>
          <table:table-cell table:formula="of:=RIGHT(&quot;    &quot; &amp; [.E17];4)" office:value-type="string" office:string-value=" -10">
            <text:p><text:s/>-10</text:p>
          </table:table-cell>
          <table:table-cell table:formula="of:=&quot;   &quot; &amp; LEFT([.F17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17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1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7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K17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7]*9+1;9)) &amp; &quot;    &quot;;7)" office:value-type="string" office:string-value="DEATH  ">
            <text:p>DEATH <text:s/></text:p>
          </table:table-cell>
          <table:table-cell table:formula="of:=&quot;.byte &quot;&quot;&quot; &amp; [.A17] &amp; &quot;&quot;&quot;,0         ; level &quot; &amp; [.N17]" office:value-type="string" office:string-value=".byte &quot;ASMODEUS&quot;,0         ; level 10">
            <text:p>.byte "ASMODEUS",0 <text:s text:c="8"/>; level 10</text:p>
          </table:table-cell>
          <table:table-cell table:formula="of:=&quot;.byte &quot; &amp; [.B17] &amp; &quot;,&quot; &amp; [.C17] &amp; &quot;,&quot; &amp; [.D17] &amp; &quot;,&quot; &amp; [.E17]+25 &amp; &quot;,&quot; &amp; [.F17] &amp; &quot;,&quot; &amp; [.G17] &amp; &quot;,&quot; &amp; [.H17] &amp; &quot;,&quot; &amp; [.I17] &amp; &quot;,&quot; &amp; [.J17] &amp; &quot;,&quot; &amp; [.K17] &amp; &quot;,&quot; &amp; [.L17] &amp; &quot;                ; &quot; &amp; [.A17]" office:value-type="string" office:string-value=".byte 35,8,3,15,4,15,10,0,5,9,9                ; ASMODEUS">
            <text:p>.byte 35,8,3,15,4,15,10,0,5,9,9 <text:s text:c="15"/>; ASMODEUS</text:p>
          </table:table-cell>
          <table:table-cell table:formula="of:=LEN([.A17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AXE BEA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B18]+[.C18]/6)^1.3*(20-[.E18])/10)*([.F18]*[.G18]/2+[.I18]+[.J18]+[.K18]+[.L18]))" office:value-type="float" office:value="28">
            <text:p>28</text:p>
          </table:table-cell>
          <table:table-cell table:formula="of:=RIGHT(&quot; &quot; &amp; [.H18];2)" office:value-type="string" office:string-value=" 2">
            <text:p><text:s/>2</text:p>
          </table:table-cell>
          <table:table-cell table:formula="of:=LEFT([.A18] &amp; &quot; &quot; &amp; MID(&quot;   (A)(U)(D)&quot;;[.D18]*3+1;3) &amp; &quot;                               &quot;;19)" office:value-type="string" office:string-value="AXE BEAK (A)       ">
            <text:p>AXE BEAK (A) <text:s text:c="6"/></text:p>
          </table:table-cell>
          <table:table-cell table:formula="of:=RIGHT(&quot; &quot; &amp; [.H18];2)" office:value-type="string" office:string-value=" 2">
            <text:p><text:s/>2</text:p>
          </table:table-cell>
          <table:table-cell table:formula="of:=LEFT(&quot;    &quot; &amp; [.B18] &amp; &quot;-&quot; &amp; [.B18]*[.C18] &amp; &quot;      &quot;;11)" office:value-type="string" office:string-value="    3-24   ">
            <text:p><text:s text:c="4"/>3-24 <text:s text:c="2"/></text:p>
          </table:table-cell>
          <table:table-cell table:formula="of:=RIGHT(&quot;    &quot; &amp; [.E18];4)" office:value-type="string" office:string-value="   6">
            <text:p><text:s text:c="3"/>6</text:p>
          </table:table-cell>
          <table:table-cell table:formula="of:=&quot;   &quot; &amp; LEFT([.F18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8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1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8]*9+1;9)) &amp; &quot;    &quot;;7)" office:value-type="string" office:string-value="SWING  ">
            <text:p>SWING <text:s/></text:p>
          </table:table-cell>
          <table:table-cell table:formula="of:=&quot;.byte &quot;&quot;&quot; &amp; [.A18] &amp; &quot;&quot;&quot;,0         ; level &quot; &amp; [.N18]" office:value-type="string" office:string-value=".byte &quot;AXE BEAK&quot;,0         ; level  2">
            <text:p>.byte "AXE BEAK",0 <text:s text:c="8"/>; level <text:s/>2</text:p>
          </table:table-cell>
          <table:table-cell table:formula="of:=&quot;.byte &quot; &amp; [.B18] &amp; &quot;,&quot; &amp; [.C18] &amp; &quot;,&quot; &amp; [.D18] &amp; &quot;,&quot; &amp; [.E18]+25 &amp; &quot;,&quot; &amp; [.F18] &amp; &quot;,&quot; &amp; [.G18] &amp; &quot;,&quot; &amp; [.H18] &amp; &quot;,&quot; &amp; [.I18] &amp; &quot;,&quot; &amp; [.J18] &amp; &quot;,&quot; &amp; [.K18] &amp; &quot;,&quot; &amp; [.L18] &amp; &quot;                ; &quot; &amp; [.A18]" office:value-type="string" office:string-value=".byte 3,8,1,31,2,3,2,0,0,0,0                ; AXE BEAK">
            <text:p>.byte 3,8,1,31,2,3,2,0,0,0,0 <text:s text:c="15"/>; AXE BEAK</text:p>
          </table:table-cell>
          <table:table-cell table:formula="of:=LEN([.A18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BALRON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INT((([.B19]+[.C19]/6)^1.3*(20-[.E19])/10)*([.F19]*[.G19]/2+[.I19]+[.J19]+[.K19]+[.L19]))" office:value-type="float" office:value="9087">
            <text:p>9087</text:p>
          </table:table-cell>
          <table:table-cell table:formula="of:=RIGHT(&quot; &quot; &amp; [.H19];2)" office:value-type="string" office:string-value="10">
            <text:p>10</text:p>
          </table:table-cell>
          <table:table-cell table:formula="of:=LEFT([.A19] &amp; &quot; &quot; &amp; MID(&quot;   (A)(U)(D)&quot;;[.D19]*3+1;3) &amp; &quot;                               &quot;;19)" office:value-type="string" office:string-value="BALRON (D)         ">
            <text:p>BALRON (D) <text:s text:c="8"/></text:p>
          </table:table-cell>
          <table:table-cell table:formula="of:=RIGHT(&quot; &quot; &amp; [.H19];2)" office:value-type="string" office:string-value="10">
            <text:p>10</text:p>
          </table:table-cell>
          <table:table-cell table:formula="of:=LEFT(&quot;    &quot; &amp; [.B19] &amp; &quot;-&quot; &amp; [.B19]*[.C19] &amp; &quot;      &quot;;11)" office:value-type="string" office:string-value="    36-432 ">
            <text:p><text:s text:c="4"/>36-432 </text:p>
          </table:table-cell>
          <table:table-cell table:formula="of:=RIGHT(&quot;    &quot; &amp; [.E19];4)" office:value-type="string" office:string-value="  -2">
            <text:p><text:s text:c="2"/>-2</text:p>
          </table:table-cell>
          <table:table-cell table:formula="of:=&quot;   &quot; &amp; LEFT([.F19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9] &amp; &quot;        &quot;;7)" office:value-type="string" office:string-value=" 1-13   ">
            <text:p><text:s/>1-13 <text:s text:c="2"/></text:p>
          </table:table-cell>
          <table:table-cell table:formula="of:=&quot; &quot; &amp; LEFT((MID(&quot;SWING    HEAL     CAST     POISON   SUMMON   STUN     CHARM    GAZE     BREATHE  DEATH    ERODE    DRAIN    &quot;;[.I1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9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K19]*9+1;9)) &amp; &quot;    &quot;;11)" office:value-type="string" office:string-value="ERODE      ">
            <text:p>ERODE <text:s text:c="5"/></text:p>
          </table:table-cell>
          <table:table-cell table:formula="of:=LEFT((MID(&quot;SWING    HEAL     CAST     POISON   SUMMON   STUN     CHARM    GAZE     BREATHE  DEATH    ERODE    DRAIN    &quot;;[.L19]*9+1;9)) &amp; &quot;    &quot;;7)" office:value-type="string" office:string-value="DRAIN  ">
            <text:p>DRAIN <text:s/></text:p>
          </table:table-cell>
          <table:table-cell table:formula="of:=&quot;.byte &quot;&quot;&quot; &amp; [.A19] &amp; &quot;&quot;&quot;,0         ; level &quot; &amp; [.N19]" office:value-type="string" office:string-value=".byte &quot;BALRON&quot;,0         ; level 10">
            <text:p>.byte "BALRON",0 <text:s text:c="8"/>; level 10</text:p>
          </table:table-cell>
          <table:table-cell table:formula="of:=&quot;.byte &quot; &amp; [.B19] &amp; &quot;,&quot; &amp; [.C19] &amp; &quot;,&quot; &amp; [.D19] &amp; &quot;,&quot; &amp; [.E19]+25 &amp; &quot;,&quot; &amp; [.F19] &amp; &quot;,&quot; &amp; [.G19] &amp; &quot;,&quot; &amp; [.H19] &amp; &quot;,&quot; &amp; [.I19] &amp; &quot;,&quot; &amp; [.J19] &amp; &quot;,&quot; &amp; [.K19] &amp; &quot;,&quot; &amp; [.L19] &amp; &quot;                ; &quot; &amp; [.A19]" office:value-type="string" office:string-value=".byte 36,12,3,23,1,13,10,0,9,10,11                ; BALRON">
            <text:p>.byte 36,12,3,23,1,13,10,0,9,10,11 <text:s text:c="15"/>; BALRON</text:p>
          </table:table-cell>
          <table:table-cell table:formula="of:=LEN([.A19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BASILISK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NT((([.B20]+[.C20]/6)^1.3*(20-[.E20])/10)*([.F20]*[.G20]/2+[.I20]+[.J20]+[.K20]+[.L20]))" office:value-type="float" office:value="264">
            <text:p>264</text:p>
          </table:table-cell>
          <table:table-cell table:formula="of:=RIGHT(&quot; &quot; &amp; [.H20];2)" office:value-type="string" office:string-value=" 5">
            <text:p><text:s/>5</text:p>
          </table:table-cell>
          <table:table-cell table:formula="of:=LEFT([.A20] &amp; &quot; &quot; &amp; MID(&quot;   (A)(U)(D)&quot;;[.D20]*3+1;3) &amp; &quot;                               &quot;;19)" office:value-type="string" office:string-value="BASILISK (A)       ">
            <text:p>BASILISK (A) <text:s text:c="6"/></text:p>
          </table:table-cell>
          <table:table-cell table:formula="of:=RIGHT(&quot; &quot; &amp; [.H20];2)" office:value-type="string" office:string-value=" 5">
            <text:p><text:s/>5</text:p>
          </table:table-cell>
          <table:table-cell table:formula="of:=LEFT(&quot;    &quot; &amp; [.B20] &amp; &quot;-&quot; &amp; [.B20]*[.C20] &amp; &quot;      &quot;;11)" office:value-type="string" office:string-value="    5-40   ">
            <text:p><text:s text:c="4"/>5-40 <text:s text:c="2"/></text:p>
          </table:table-cell>
          <table:table-cell table:formula="of:=RIGHT(&quot;    &quot; &amp; [.E20];4)" office:value-type="string" office:string-value="   0">
            <text:p><text:s text:c="3"/>0</text:p>
          </table:table-cell>
          <table:table-cell table:formula="of:=&quot;   &quot; &amp; LEFT([.F20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20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2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0]*9+1;9)) &amp; &quot;    &quot;;7)" office:value-type="string" office:string-value="GAZE   ">
            <text:p>GAZE <text:s text:c="2"/></text:p>
          </table:table-cell>
          <table:table-cell table:formula="of:=&quot;.byte &quot;&quot;&quot; &amp; [.A20] &amp; &quot;&quot;&quot;,0         ; level &quot; &amp; [.N20]" office:value-type="string" office:string-value=".byte &quot;BASILISK&quot;,0         ; level  5">
            <text:p>.byte "BASILISK",0 <text:s text:c="8"/>; level <text:s/>5</text:p>
          </table:table-cell>
          <table:table-cell table:formula="of:=&quot;.byte &quot; &amp; [.B20] &amp; &quot;,&quot; &amp; [.C20] &amp; &quot;,&quot; &amp; [.D20] &amp; &quot;,&quot; &amp; [.E20]+25 &amp; &quot;,&quot; &amp; [.F20] &amp; &quot;,&quot; &amp; [.G20] &amp; &quot;,&quot; &amp; [.H20] &amp; &quot;,&quot; &amp; [.I20] &amp; &quot;,&quot; &amp; [.J20] &amp; &quot;,&quot; &amp; [.K20] &amp; &quot;,&quot; &amp; [.L20] &amp; &quot;                ; &quot; &amp; [.A20]" office:value-type="string" office:string-value=".byte 5,8,1,25,1,10,5,0,0,0,7                ; BASILISK">
            <text:p>.byte 5,8,1,25,1,10,5,0,0,0,7 <text:s text:c="15"/>; BASILISK</text:p>
          </table:table-cell>
          <table:table-cell table:formula="of:=LEN([.A20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BEHOLDER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B21]+[.C21]/6)^1.3*(20-[.E21])/10)*([.F21]*[.G21]/2+[.I21]+[.J21]+[.K21]+[.L21]))" office:value-type="float" office:value="6455">
            <text:p>6455</text:p>
          </table:table-cell>
          <table:table-cell table:formula="of:=RIGHT(&quot; &quot; &amp; [.H21];2)" office:value-type="string" office:string-value=" 9">
            <text:p><text:s/>9</text:p>
          </table:table-cell>
          <table:table-cell table:formula="of:=LEFT([.A21] &amp; &quot; &quot; &amp; MID(&quot;   (A)(U)(D)&quot;;[.D21]*3+1;3) &amp; &quot;                               &quot;;19)" office:value-type="string" office:string-value="BEHOLDER (A)       ">
            <text:p>BEHOLDER (A) <text:s text:c="6"/></text:p>
          </table:table-cell>
          <table:table-cell table:formula="of:=RIGHT(&quot; &quot; &amp; [.H21];2)" office:value-type="string" office:string-value=" 9">
            <text:p><text:s/>9</text:p>
          </table:table-cell>
          <table:table-cell table:formula="of:=LEFT(&quot;    &quot; &amp; [.B21] &amp; &quot;-&quot; &amp; [.B21]*[.C21] &amp; &quot;      &quot;;11)" office:value-type="string" office:string-value="    32-288 ">
            <text:p><text:s text:c="4"/>32-288 </text:p>
          </table:table-cell>
          <table:table-cell table:formula="of:=RIGHT(&quot;    &quot; &amp; [.E21];4)" office:value-type="string" office:string-value="  -8">
            <text:p><text:s text:c="2"/>-8</text:p>
          </table:table-cell>
          <table:table-cell table:formula="of:=&quot;   &quot; &amp; LEFT([.F21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21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2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1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K21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L21]*9+1;9)) &amp; &quot;    &quot;;7)" office:value-type="string" office:string-value="DEATH  ">
            <text:p>DEATH <text:s/></text:p>
          </table:table-cell>
          <table:table-cell table:formula="of:=&quot;.byte &quot;&quot;&quot; &amp; [.A21] &amp; &quot;&quot;&quot;,0         ; level &quot; &amp; [.N21]" office:value-type="string" office:string-value=".byte &quot;BEHOLDER&quot;,0         ; level  9">
            <text:p>.byte "BEHOLDER",0 <text:s text:c="8"/>; level <text:s/>9</text:p>
          </table:table-cell>
          <table:table-cell table:formula="of:=&quot;.byte &quot; &amp; [.B21] &amp; &quot;,&quot; &amp; [.C21] &amp; &quot;,&quot; &amp; [.D21] &amp; &quot;,&quot; &amp; [.E21]+25 &amp; &quot;,&quot; &amp; [.F21] &amp; &quot;,&quot; &amp; [.G21] &amp; &quot;,&quot; &amp; [.H21] &amp; &quot;,&quot; &amp; [.I21] &amp; &quot;,&quot; &amp; [.J21] &amp; &quot;,&quot; &amp; [.K21] &amp; &quot;,&quot; &amp; [.L21] &amp; &quot;                ; &quot; &amp; [.A21]" office:value-type="string" office:string-value=".byte 32,9,1,17,2,8,9,0,2,5,9                ; BEHOLDER">
            <text:p>.byte 32,9,1,17,2,8,9,0,2,5,9 <text:s text:c="15"/>; BEHOLDER</text:p>
          </table:table-cell>
          <table:table-cell table:formula="of:=LEN([.A21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BERZERKER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f:=INT((([.B22]+[.C22]/6)^1.3*(20-[.E22])/10)*([.F22]*[.G22]/2+[.I22]+[.J22]+[.K22]+[.L22]))" office:value-type="float" office:value="4820">
            <text:p>4820</text:p>
          </table:table-cell>
          <table:table-cell table:formula="of:=RIGHT(&quot; &quot; &amp; [.H22];2)" office:value-type="string" office:string-value=" 9">
            <text:p><text:s/>9</text:p>
          </table:table-cell>
          <table:table-cell table:formula="of:=LEFT([.A22] &amp; &quot; &quot; &amp; MID(&quot;   (A)(U)(D)&quot;;[.D22]*3+1;3) &amp; &quot;                               &quot;;19)" office:value-type="string" office:string-value="BERZERKER          ">
            <text:p>BERZERKER <text:s text:c="9"/></text:p>
          </table:table-cell>
          <table:table-cell table:formula="of:=RIGHT(&quot; &quot; &amp; [.H22];2)" office:value-type="string" office:string-value=" 9">
            <text:p><text:s/>9</text:p>
          </table:table-cell>
          <table:table-cell table:formula="of:=LEFT(&quot;    &quot; &amp; [.B22] &amp; &quot;-&quot; &amp; [.B22]*[.C22] &amp; &quot;      &quot;;11)" office:value-type="string" office:string-value="    25-250 ">
            <text:p><text:s text:c="4"/>25-250 </text:p>
          </table:table-cell>
          <table:table-cell table:formula="of:=RIGHT(&quot;    &quot; &amp; [.E22];4)" office:value-type="string" office:string-value=" -10">
            <text:p><text:s/>-10</text:p>
          </table:table-cell>
          <table:table-cell table:formula="of:=&quot;   &quot; &amp; LEFT([.F22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22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2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2]*9+1;9)) &amp; &quot;    &quot;;7)" office:value-type="string" office:string-value="SWING  ">
            <text:p>SWING <text:s/></text:p>
          </table:table-cell>
          <table:table-cell table:formula="of:=&quot;.byte &quot;&quot;&quot; &amp; [.A22] &amp; &quot;&quot;&quot;,0         ; level &quot; &amp; [.N22]" office:value-type="string" office:string-value=".byte &quot;BERZERKER&quot;,0         ; level  9">
            <text:p>.byte "BERZERKER",0 <text:s text:c="8"/>; level <text:s/>9</text:p>
          </table:table-cell>
          <table:table-cell table:formula="of:=&quot;.byte &quot; &amp; [.B22] &amp; &quot;,&quot; &amp; [.C22] &amp; &quot;,&quot; &amp; [.D22] &amp; &quot;,&quot; &amp; [.E22]+25 &amp; &quot;,&quot; &amp; [.F22] &amp; &quot;,&quot; &amp; [.G22] &amp; &quot;,&quot; &amp; [.H22] &amp; &quot;,&quot; &amp; [.I22] &amp; &quot;,&quot; &amp; [.J22] &amp; &quot;,&quot; &amp; [.K22] &amp; &quot;,&quot; &amp; [.L22] &amp; &quot;                ; &quot; &amp; [.A22]" office:value-type="string" office:string-value=".byte 25,10,0,15,3,15,9,0,0,0,0                ; BERZERKER">
            <text:p>.byte 25,10,0,15,3,15,9,0,0,0,0 <text:s text:c="15"/>; BERZERKER</text:p>
          </table:table-cell>
          <table:table-cell table:formula="of:=LEN([.A22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BLACK DRAGON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B23]+[.C23]/6)^1.3*(20-[.E23])/10)*([.F23]*[.G23]/2+[.I23]+[.J23]+[.K23]+[.L23]))" office:value-type="float" office:value="2692">
            <text:p>2692</text:p>
          </table:table-cell>
          <table:table-cell table:formula="of:=RIGHT(&quot; &quot; &amp; [.H23];2)" office:value-type="string" office:string-value=" 8">
            <text:p><text:s/>8</text:p>
          </table:table-cell>
          <table:table-cell table:formula="of:=LEFT([.A23] &amp; &quot; &quot; &amp; MID(&quot;   (A)(U)(D)&quot;;[.D23]*3+1;3) &amp; &quot;                               &quot;;19)" office:value-type="string" office:string-value="BLACK DRAGON       ">
            <text:p>BLACK DRAGON <text:s text:c="6"/></text:p>
          </table:table-cell>
          <table:table-cell table:formula="of:=RIGHT(&quot; &quot; &amp; [.H23];2)" office:value-type="string" office:string-value=" 8">
            <text:p><text:s/>8</text:p>
          </table:table-cell>
          <table:table-cell table:formula="of:=LEFT(&quot;    &quot; &amp; [.B23] &amp; &quot;-&quot; &amp; [.B23]*[.C23] &amp; &quot;      &quot;;11)" office:value-type="string" office:string-value="    15-120 ">
            <text:p><text:s text:c="4"/>15-120 </text:p>
          </table:table-cell>
          <table:table-cell table:formula="of:=RIGHT(&quot;    &quot; &amp; [.E23];4)" office:value-type="string" office:string-value=" -11">
            <text:p><text:s/>-11</text:p>
          </table:table-cell>
          <table:table-cell table:formula="of:=&quot;   &quot; &amp; LEFT([.F23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23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2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3]*9+1;9)) &amp; &quot;    &quot;;7)" office:value-type="string" office:string-value="BREATHE">
            <text:p>BREATHE</text:p>
          </table:table-cell>
          <table:table-cell table:formula="of:=&quot;.byte &quot;&quot;&quot; &amp; [.A23] &amp; &quot;&quot;&quot;,0         ; level &quot; &amp; [.N23]" office:value-type="string" office:string-value=".byte &quot;BLACK DRAGON&quot;,0         ; level  8">
            <text:p>.byte "BLACK DRAGON",0 <text:s text:c="8"/>; level <text:s/>8</text:p>
          </table:table-cell>
          <table:table-cell table:formula="of:=&quot;.byte &quot; &amp; [.B23] &amp; &quot;,&quot; &amp; [.C23] &amp; &quot;,&quot; &amp; [.D23] &amp; &quot;,&quot; &amp; [.E23]+25 &amp; &quot;,&quot; &amp; [.F23] &amp; &quot;,&quot; &amp; [.G23] &amp; &quot;,&quot; &amp; [.H23] &amp; &quot;,&quot; &amp; [.I23] &amp; &quot;,&quot; &amp; [.J23] &amp; &quot;,&quot; &amp; [.K23] &amp; &quot;,&quot; &amp; [.L23] &amp; &quot;                ; &quot; &amp; [.A23]" office:value-type="string" office:string-value=".byte 15,8,0,14,2,15,8,0,0,0,8                ; BLACK DRAGON">
            <text:p>.byte 15,8,0,14,2,15,8,0,0,0,8 <text:s text:c="15"/>; BLACK DRAGON</text:p>
          </table:table-cell>
          <table:table-cell table:formula="of:=LEN([.A23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BLINK DOG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24]+[.C24]/6)^1.3*(20-[.E24])/10)*([.F24]*[.G24]/2+[.I24]+[.J24]+[.K24]+[.L24]))" office:value-type="float" office:value="92">
            <text:p>92</text:p>
          </table:table-cell>
          <table:table-cell table:formula="of:=RIGHT(&quot; &quot; &amp; [.H24];2)" office:value-type="string" office:string-value=" 3">
            <text:p><text:s/>3</text:p>
          </table:table-cell>
          <table:table-cell table:formula="of:=LEFT([.A24] &amp; &quot; &quot; &amp; MID(&quot;   (A)(U)(D)&quot;;[.D24]*3+1;3) &amp; &quot;                               &quot;;19)" office:value-type="string" office:string-value="BLINK DOG (A)      ">
            <text:p>BLINK DOG (A) <text:s text:c="5"/></text:p>
          </table:table-cell>
          <table:table-cell table:formula="of:=RIGHT(&quot; &quot; &amp; [.H24];2)" office:value-type="string" office:string-value=" 3">
            <text:p><text:s/>3</text:p>
          </table:table-cell>
          <table:table-cell table:formula="of:=LEFT(&quot;    &quot; &amp; [.B24] &amp; &quot;-&quot; &amp; [.B24]*[.C24] &amp; &quot;      &quot;;11)" office:value-type="string" office:string-value="    4-32   ">
            <text:p><text:s text:c="4"/>4-32 <text:s text:c="2"/></text:p>
          </table:table-cell>
          <table:table-cell table:formula="of:=RIGHT(&quot;    &quot; &amp; [.E24];4)" office:value-type="string" office:string-value="   5">
            <text:p><text:s text:c="3"/>5</text:p>
          </table:table-cell>
          <table:table-cell table:formula="of:=&quot;   &quot; &amp; LEFT([.F24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24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2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4]*9+1;9)) &amp; &quot;    &quot;;7)" office:value-type="string" office:string-value="SUMMON ">
            <text:p>SUMMON </text:p>
          </table:table-cell>
          <table:table-cell table:formula="of:=&quot;.byte &quot;&quot;&quot; &amp; [.A24] &amp; &quot;&quot;&quot;,0         ; level &quot; &amp; [.N24]" office:value-type="string" office:string-value=".byte &quot;BLINK DOG&quot;,0         ; level  3">
            <text:p>.byte "BLINK DOG",0 <text:s text:c="8"/>; level <text:s/>3</text:p>
          </table:table-cell>
          <table:table-cell table:formula="of:=&quot;.byte &quot; &amp; [.B24] &amp; &quot;,&quot; &amp; [.C24] &amp; &quot;,&quot; &amp; [.D24] &amp; &quot;,&quot; &amp; [.E24]+25 &amp; &quot;,&quot; &amp; [.F24] &amp; &quot;,&quot; &amp; [.G24] &amp; &quot;,&quot; &amp; [.H24] &amp; &quot;,&quot; &amp; [.I24] &amp; &quot;,&quot; &amp; [.J24] &amp; &quot;,&quot; &amp; [.K24] &amp; &quot;,&quot; &amp; [.L24] &amp; &quot;                ; &quot; &amp; [.A24]" office:value-type="string" office:string-value=".byte 4,8,1,30,1,6,3,0,0,0,4                ; BLINK DOG">
            <text:p>.byte 4,8,1,30,1,6,3,0,0,0,4 <text:s text:c="15"/>; BLINK DOG</text:p>
          </table:table-cell>
          <table:table-cell table:formula="of:=LEN([.A24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BROWNI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INT((([.B25]+[.C25]/6)^1.3*(20-[.E25])/10)*([.F25]*[.G25]/2+[.I25]+[.J25]+[.K25]+[.L25]))" office:value-type="float" office:value="29">
            <text:p>29</text:p>
          </table:table-cell>
          <table:table-cell table:formula="of:=RIGHT(&quot; &quot; &amp; [.H25];2)" office:value-type="string" office:string-value=" 2">
            <text:p><text:s/>2</text:p>
          </table:table-cell>
          <table:table-cell table:formula="of:=LEFT([.A25] &amp; &quot; &quot; &amp; MID(&quot;   (A)(U)(D)&quot;;[.D25]*3+1;3) &amp; &quot;                               &quot;;19)" office:value-type="string" office:string-value="BROWNIE            ">
            <text:p>BROWNIE <text:s text:c="11"/></text:p>
          </table:table-cell>
          <table:table-cell table:formula="of:=RIGHT(&quot; &quot; &amp; [.H25];2)" office:value-type="string" office:string-value=" 2">
            <text:p><text:s/>2</text:p>
          </table:table-cell>
          <table:table-cell table:formula="of:=LEFT(&quot;    &quot; &amp; [.B25] &amp; &quot;-&quot; &amp; [.B25]*[.C25] &amp; &quot;      &quot;;11)" office:value-type="string" office:string-value="    1-4    ">
            <text:p><text:s text:c="4"/>1-4 <text:s text:c="3"/></text:p>
          </table:table-cell>
          <table:table-cell table:formula="of:=RIGHT(&quot;    &quot; &amp; [.E25];4)" office:value-type="string" office:string-value="   7">
            <text:p><text:s text:c="3"/>7</text:p>
          </table:table-cell>
          <table:table-cell table:formula="of:=&quot;   &quot; &amp; LEFT([.F25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25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2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5]*9+1;9)) &amp; &quot;    &quot;;11)" office:value-type="string" office:string-value="SUMMON     ">
            <text:p>SUMMON <text:s text:c="4"/></text:p>
          </table:table-cell>
          <table:table-cell table:formula="of:=LEFT((MID(&quot;SWING    HEAL     CAST     POISON   SUMMON   STUN     CHARM    GAZE     BREATHE  DEATH    ERODE    DRAIN    &quot;;[.L25]*9+1;9)) &amp; &quot;    &quot;;7)" office:value-type="string" office:string-value="CHARM  ">
            <text:p>CHARM <text:s/></text:p>
          </table:table-cell>
          <table:table-cell table:formula="of:=&quot;.byte &quot;&quot;&quot; &amp; [.A25] &amp; &quot;&quot;&quot;,0         ; level &quot; &amp; [.N25]" office:value-type="string" office:string-value=".byte &quot;BROWNIE&quot;,0         ; level  2">
            <text:p>.byte "BROWNIE",0 <text:s text:c="8"/>; level <text:s/>2</text:p>
          </table:table-cell>
          <table:table-cell table:formula="of:=&quot;.byte &quot; &amp; [.B25] &amp; &quot;,&quot; &amp; [.C25] &amp; &quot;,&quot; &amp; [.D25] &amp; &quot;,&quot; &amp; [.E25]+25 &amp; &quot;,&quot; &amp; [.F25] &amp; &quot;,&quot; &amp; [.G25] &amp; &quot;,&quot; &amp; [.H25] &amp; &quot;,&quot; &amp; [.I25] &amp; &quot;,&quot; &amp; [.J25] &amp; &quot;,&quot; &amp; [.K25] &amp; &quot;,&quot; &amp; [.L25] &amp; &quot;                ; &quot; &amp; [.A25]" office:value-type="string" office:string-value=".byte 1,4,0,32,1,3,2,0,0,4,6                ; BROWNIE">
            <text:p>.byte 1,4,0,32,1,3,2,0,0,4,6 <text:s text:c="15"/>; BROWNIE</text:p>
          </table:table-cell>
          <table:table-cell table:formula="of:=LEN([.A25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BUGBEA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B26]+[.C26]/6)^1.3*(20-[.E26])/10)*([.F26]*[.G26]/2+[.I26]+[.J26]+[.K26]+[.L26]))" office:value-type="float" office:value="60">
            <text:p>60</text:p>
          </table:table-cell>
          <table:table-cell table:formula="of:=RIGHT(&quot; &quot; &amp; [.H26];2)" office:value-type="string" office:string-value=" 2">
            <text:p><text:s/>2</text:p>
          </table:table-cell>
          <table:table-cell table:formula="of:=LEFT([.A26] &amp; &quot; &quot; &amp; MID(&quot;   (A)(U)(D)&quot;;[.D26]*3+1;3) &amp; &quot;                               &quot;;19)" office:value-type="string" office:string-value="BUGBEAR            ">
            <text:p>BUGBEAR <text:s text:c="11"/></text:p>
          </table:table-cell>
          <table:table-cell table:formula="of:=RIGHT(&quot; &quot; &amp; [.H26];2)" office:value-type="string" office:string-value=" 2">
            <text:p><text:s/>2</text:p>
          </table:table-cell>
          <table:table-cell table:formula="of:=LEFT(&quot;    &quot; &amp; [.B26] &amp; &quot;-&quot; &amp; [.B26]*[.C26] &amp; &quot;      &quot;;11)" office:value-type="string" office:string-value="    3-24   ">
            <text:p><text:s text:c="4"/>3-24 <text:s text:c="2"/></text:p>
          </table:table-cell>
          <table:table-cell table:formula="of:=RIGHT(&quot;    &quot; &amp; [.E26];4)" office:value-type="string" office:string-value="   5">
            <text:p><text:s text:c="3"/>5</text:p>
          </table:table-cell>
          <table:table-cell table:formula="of:=&quot;   &quot; &amp; LEFT([.F2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26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2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6]*9+1;9)) &amp; &quot;    &quot;;7)" office:value-type="string" office:string-value="SWING  ">
            <text:p>SWING <text:s/></text:p>
          </table:table-cell>
          <table:table-cell table:formula="of:=&quot;.byte &quot;&quot;&quot; &amp; [.A26] &amp; &quot;&quot;&quot;,0         ; level &quot; &amp; [.N26]" office:value-type="string" office:string-value=".byte &quot;BUGBEAR&quot;,0         ; level  2">
            <text:p>.byte "BUGBEAR",0 <text:s text:c="8"/>; level <text:s/>2</text:p>
          </table:table-cell>
          <table:table-cell table:formula="of:=&quot;.byte &quot; &amp; [.B26] &amp; &quot;,&quot; &amp; [.C26] &amp; &quot;,&quot; &amp; [.D26] &amp; &quot;,&quot; &amp; [.E26]+25 &amp; &quot;,&quot; &amp; [.F26] &amp; &quot;,&quot; &amp; [.G26] &amp; &quot;,&quot; &amp; [.H26] &amp; &quot;,&quot; &amp; [.I26] &amp; &quot;,&quot; &amp; [.J26] &amp; &quot;,&quot; &amp; [.K26] &amp; &quot;,&quot; &amp; [.L26] &amp; &quot;                ; &quot; &amp; [.A26]" office:value-type="string" office:string-value=".byte 3,8,0,30,2,6,2,0,0,0,0                ; BUGBEAR">
            <text:p>.byte 3,8,0,30,2,6,2,0,0,0,0 <text:s text:c="15"/>; BUGBEAR</text:p>
          </table:table-cell>
          <table:table-cell table:formula="of:=LEN([.A26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CARRIO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NT((([.B27]+[.C27]/6)^1.3*(20-[.E27])/10)*([.F27]*[.G27]/2+[.I27]+[.J27]+[.K27]+[.L27]))" office:value-type="float" office:value="86">
            <text:p>86</text:p>
          </table:table-cell>
          <table:table-cell table:formula="of:=RIGHT(&quot; &quot; &amp; [.H27];2)" office:value-type="string" office:string-value=" 3">
            <text:p><text:s/>3</text:p>
          </table:table-cell>
          <table:table-cell table:formula="of:=LEFT([.A27] &amp; &quot; &quot; &amp; MID(&quot;   (A)(U)(D)&quot;;[.D27]*3+1;3) &amp; &quot;                               &quot;;19)" office:value-type="string" office:string-value="CARRION (A)        ">
            <text:p>CARRION (A) <text:s text:c="7"/></text:p>
          </table:table-cell>
          <table:table-cell table:formula="of:=RIGHT(&quot; &quot; &amp; [.H27];2)" office:value-type="string" office:string-value=" 3">
            <text:p><text:s/>3</text:p>
          </table:table-cell>
          <table:table-cell table:formula="of:=LEFT(&quot;    &quot; &amp; [.B27] &amp; &quot;-&quot; &amp; [.B27]*[.C27] &amp; &quot;      &quot;;11)" office:value-type="string" office:string-value="    3-24   ">
            <text:p><text:s text:c="4"/>3-24 <text:s text:c="2"/></text:p>
          </table:table-cell>
          <table:table-cell table:formula="of:=RIGHT(&quot;    &quot; &amp; [.E27];4)" office:value-type="string" office:string-value="   4">
            <text:p><text:s text:c="3"/>4</text:p>
          </table:table-cell>
          <table:table-cell table:formula="of:=&quot;   &quot; &amp; LEFT([.F27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27] &amp; &quot;        &quot;;7)" office:value-type="string" office:string-value=" 1-2    ">
            <text:p><text:s/>1-2 <text:s text:c="3"/></text:p>
          </table:table-cell>
          <table:table-cell table:formula="of:=&quot; &quot; &amp; LEFT((MID(&quot;SWING    HEAL     CAST     POISON   SUMMON   STUN     CHARM    GAZE     BREATHE  DEATH    ERODE    DRAIN    &quot;;[.I2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7]*9+1;9)) &amp; &quot;    &quot;;7)" office:value-type="string" office:string-value="STUN   ">
            <text:p>STUN <text:s text:c="2"/></text:p>
          </table:table-cell>
          <table:table-cell table:formula="of:=&quot;.byte &quot;&quot;&quot; &amp; [.A27] &amp; &quot;&quot;&quot;,0         ; level &quot; &amp; [.N27]" office:value-type="string" office:string-value=".byte &quot;CARRION&quot;,0         ; level  3">
            <text:p>.byte "CARRION",0 <text:s text:c="8"/>; level <text:s/>3</text:p>
          </table:table-cell>
          <table:table-cell table:formula="of:=&quot;.byte &quot; &amp; [.B27] &amp; &quot;,&quot; &amp; [.C27] &amp; &quot;,&quot; &amp; [.D27] &amp; &quot;,&quot; &amp; [.E27]+25 &amp; &quot;,&quot; &amp; [.F27] &amp; &quot;,&quot; &amp; [.G27] &amp; &quot;,&quot; &amp; [.H27] &amp; &quot;,&quot; &amp; [.I27] &amp; &quot;,&quot; &amp; [.J27] &amp; &quot;,&quot; &amp; [.K27] &amp; &quot;,&quot; &amp; [.L27] &amp; &quot;                ; &quot; &amp; [.A27]" office:value-type="string" office:string-value=".byte 3,8,1,29,3,2,3,0,0,0,5                ; CARRION">
            <text:p>.byte 3,8,1,29,3,2,3,0,0,0,5 <text:s text:c="15"/>; CARRION</text:p>
          </table:table-cell>
          <table:table-cell table:formula="of:=LEN([.A27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CATOBLEPAS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B28]+[.C28]/6)^1.3*(20-[.E28])/10)*([.F28]*[.G28]/2+[.I28]+[.J28]+[.K28]+[.L28]))" office:value-type="float" office:value="128">
            <text:p>128</text:p>
          </table:table-cell>
          <table:table-cell table:formula="of:=RIGHT(&quot; &quot; &amp; [.H28];2)" office:value-type="string" office:string-value=" 4">
            <text:p><text:s/>4</text:p>
          </table:table-cell>
          <table:table-cell table:formula="of:=LEFT([.A28] &amp; &quot; &quot; &amp; MID(&quot;   (A)(U)(D)&quot;;[.D28]*3+1;3) &amp; &quot;                               &quot;;19)" office:value-type="string" office:string-value="CATOBLEPAS (A)     ">
            <text:p>CATOBLEPAS (A) <text:s text:c="4"/></text:p>
          </table:table-cell>
          <table:table-cell table:formula="of:=RIGHT(&quot; &quot; &amp; [.H28];2)" office:value-type="string" office:string-value=" 4">
            <text:p><text:s/>4</text:p>
          </table:table-cell>
          <table:table-cell table:formula="of:=LEFT(&quot;    &quot; &amp; [.B28] &amp; &quot;-&quot; &amp; [.B28]*[.C28] &amp; &quot;      &quot;;11)" office:value-type="string" office:string-value="    10-60  ">
            <text:p><text:s text:c="4"/>10-60 <text:s/></text:p>
          </table:table-cell>
          <table:table-cell table:formula="of:=RIGHT(&quot;    &quot; &amp; [.E28];4)" office:value-type="string" office:string-value="   1">
            <text:p><text:s text:c="3"/>1</text:p>
          </table:table-cell>
          <table:table-cell table:formula="of:=&quot;   &quot; &amp; LEFT([.F28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28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2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8]*9+1;9)) &amp; &quot;    &quot;;7)" office:value-type="string" office:string-value="SWING  ">
            <text:p>SWING <text:s/></text:p>
          </table:table-cell>
          <table:table-cell table:formula="of:=&quot;.byte &quot;&quot;&quot; &amp; [.A28] &amp; &quot;&quot;&quot;,0         ; level &quot; &amp; [.N28]" office:value-type="string" office:string-value=".byte &quot;CATOBLEPAS&quot;,0         ; level  4">
            <text:p>.byte "CATOBLEPAS",0 <text:s text:c="8"/>; level <text:s/>4</text:p>
          </table:table-cell>
          <table:table-cell table:formula="of:=&quot;.byte &quot; &amp; [.B28] &amp; &quot;,&quot; &amp; [.C28] &amp; &quot;,&quot; &amp; [.D28] &amp; &quot;,&quot; &amp; [.E28]+25 &amp; &quot;,&quot; &amp; [.F28] &amp; &quot;,&quot; &amp; [.G28] &amp; &quot;,&quot; &amp; [.H28] &amp; &quot;,&quot; &amp; [.I28] &amp; &quot;,&quot; &amp; [.J28] &amp; &quot;,&quot; &amp; [.K28] &amp; &quot;,&quot; &amp; [.L28] &amp; &quot;                ; &quot; &amp; [.A28]" office:value-type="string" office:string-value=".byte 10,6,1,26,1,6,4,0,0,0,0                ; CATOBLEPAS">
            <text:p>.byte 10,6,1,26,1,6,4,0,0,0,0 <text:s text:c="15"/>; CATOBLEPAS</text:p>
          </table:table-cell>
          <table:table-cell table:formula="of:=LEN([.A28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CENTIPE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B29]+[.C29]/6)^1.3*(20-[.E29])/10)*([.F29]*[.G29]/2+[.I29]+[.J29]+[.K29]+[.L29]))" office:value-type="float" office:value="11">
            <text:p>11</text:p>
          </table:table-cell>
          <table:table-cell table:formula="of:=RIGHT(&quot; &quot; &amp; [.H29];2)" office:value-type="string" office:string-value=" 1">
            <text:p><text:s/>1</text:p>
          </table:table-cell>
          <table:table-cell table:formula="of:=LEFT([.A29] &amp; &quot; &quot; &amp; MID(&quot;   (A)(U)(D)&quot;;[.D29]*3+1;3) &amp; &quot;                               &quot;;19)" office:value-type="string" office:string-value="CENTIPEDE (A)      ">
            <text:p>CENTIPEDE (A) <text:s text:c="5"/></text:p>
          </table:table-cell>
          <table:table-cell table:formula="of:=RIGHT(&quot; &quot; &amp; [.H29];2)" office:value-type="string" office:string-value=" 1">
            <text:p><text:s/>1</text:p>
          </table:table-cell>
          <table:table-cell table:formula="of:=LEFT(&quot;    &quot; &amp; [.B29] &amp; &quot;-&quot; &amp; [.B29]*[.C29] &amp; &quot;      &quot;;11)" office:value-type="string" office:string-value="    1-2    ">
            <text:p><text:s text:c="4"/>1-2 <text:s text:c="3"/></text:p>
          </table:table-cell>
          <table:table-cell table:formula="of:=RIGHT(&quot;    &quot; &amp; [.E29];4)" office:value-type="string" office:string-value="   9">
            <text:p><text:s text:c="3"/>9</text:p>
          </table:table-cell>
          <table:table-cell table:formula="of:=&quot;   &quot; &amp; LEFT([.F29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29] &amp; &quot;        &quot;;7)" office:value-type="string" office:string-value=" 1-2    ">
            <text:p><text:s/>1-2 <text:s text:c="3"/></text:p>
          </table:table-cell>
          <table:table-cell table:formula="of:=&quot; &quot; &amp; LEFT((MID(&quot;SWING    HEAL     CAST     POISON   SUMMON   STUN     CHARM    GAZE     BREATHE  DEATH    ERODE    DRAIN    &quot;;[.I2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2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2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29]*9+1;9)) &amp; &quot;    &quot;;7)" office:value-type="string" office:string-value="POISON ">
            <text:p>POISON </text:p>
          </table:table-cell>
          <table:table-cell table:formula="of:=&quot;.byte &quot;&quot;&quot; &amp; [.A29] &amp; &quot;&quot;&quot;,0         ; level &quot; &amp; [.N29]" office:value-type="string" office:string-value=".byte &quot;CENTIPEDE&quot;,0         ; level  1">
            <text:p>.byte "CENTIPEDE",0 <text:s text:c="8"/>; level <text:s/>1</text:p>
          </table:table-cell>
          <table:table-cell table:formula="of:=&quot;.byte &quot; &amp; [.B29] &amp; &quot;,&quot; &amp; [.C29] &amp; &quot;,&quot; &amp; [.D29] &amp; &quot;,&quot; &amp; [.E29]+25 &amp; &quot;,&quot; &amp; [.F29] &amp; &quot;,&quot; &amp; [.G29] &amp; &quot;,&quot; &amp; [.H29] &amp; &quot;,&quot; &amp; [.I29] &amp; &quot;,&quot; &amp; [.J29] &amp; &quot;,&quot; &amp; [.K29] &amp; &quot;,&quot; &amp; [.L29] &amp; &quot;                ; &quot; &amp; [.A29]" office:value-type="string" office:string-value=".byte 1,2,1,34,4,2,1,0,0,0,3                ; CENTIPEDE">
            <text:p>.byte 1,2,1,34,4,2,1,0,0,0,3 <text:s text:c="15"/>; CENTIPEDE</text:p>
          </table:table-cell>
          <table:table-cell table:formula="of:=LEN([.A29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CHIMER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B30]+[.C30]/6)^1.3*(20-[.E30])/10)*([.F30]*[.G30]/2+[.I30]+[.J30]+[.K30]+[.L30]))" office:value-type="float" office:value="524">
            <text:p>524</text:p>
          </table:table-cell>
          <table:table-cell table:formula="of:=RIGHT(&quot; &quot; &amp; [.H30];2)" office:value-type="string" office:string-value=" 6">
            <text:p><text:s/>6</text:p>
          </table:table-cell>
          <table:table-cell table:formula="of:=LEFT([.A30] &amp; &quot; &quot; &amp; MID(&quot;   (A)(U)(D)&quot;;[.D30]*3+1;3) &amp; &quot;                               &quot;;19)" office:value-type="string" office:string-value="CHIMERA (A)        ">
            <text:p>CHIMERA (A) <text:s text:c="7"/></text:p>
          </table:table-cell>
          <table:table-cell table:formula="of:=RIGHT(&quot; &quot; &amp; [.H30];2)" office:value-type="string" office:string-value=" 6">
            <text:p><text:s/>6</text:p>
          </table:table-cell>
          <table:table-cell table:formula="of:=LEFT(&quot;    &quot; &amp; [.B30] &amp; &quot;-&quot; &amp; [.B30]*[.C30] &amp; &quot;      &quot;;11)" office:value-type="string" office:string-value="    9-72   ">
            <text:p><text:s text:c="4"/>9-72 <text:s text:c="2"/></text:p>
          </table:table-cell>
          <table:table-cell table:formula="of:=RIGHT(&quot;    &quot; &amp; [.E30];4)" office:value-type="string" office:string-value="   2">
            <text:p><text:s text:c="3"/>2</text:p>
          </table:table-cell>
          <table:table-cell table:formula="of:=&quot;   &quot; &amp; LEFT([.F30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30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3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0]*9+1;9)) &amp; &quot;    &quot;;7)" office:value-type="string" office:string-value="BREATHE">
            <text:p>BREATHE</text:p>
          </table:table-cell>
          <table:table-cell table:formula="of:=&quot;.byte &quot;&quot;&quot; &amp; [.A30] &amp; &quot;&quot;&quot;,0         ; level &quot; &amp; [.N30]" office:value-type="string" office:string-value=".byte &quot;CHIMERA&quot;,0         ; level  6">
            <text:p>.byte "CHIMERA",0 <text:s text:c="8"/>; level <text:s/>6</text:p>
          </table:table-cell>
          <table:table-cell table:formula="of:=&quot;.byte &quot; &amp; [.B30] &amp; &quot;,&quot; &amp; [.C30] &amp; &quot;,&quot; &amp; [.D30] &amp; &quot;,&quot; &amp; [.E30]+25 &amp; &quot;,&quot; &amp; [.F30] &amp; &quot;,&quot; &amp; [.G30] &amp; &quot;,&quot; &amp; [.H30] &amp; &quot;,&quot; &amp; [.I30] &amp; &quot;,&quot; &amp; [.J30] &amp; &quot;,&quot; &amp; [.K30] &amp; &quot;,&quot; &amp; [.L30] &amp; &quot;                ; &quot; &amp; [.A30]" office:value-type="string" office:string-value=".byte 9,8,1,27,2,6,6,0,0,0,8                ; CHIMERA">
            <text:p>.byte 9,8,1,27,2,6,6,0,0,0,8 <text:s text:c="15"/>; CHIMERA</text:p>
          </table:table-cell>
          <table:table-cell table:formula="of:=LEN([.A30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CLAY GOLEM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31]+[.C31]/6)^1.3*(20-[.E31])/10)*([.F31]*[.G31]/2+[.I31]+[.J31]+[.K31]+[.L31]))" office:value-type="float" office:value="802">
            <text:p>802</text:p>
          </table:table-cell>
          <table:table-cell table:formula="of:=RIGHT(&quot; &quot; &amp; [.H31];2)" office:value-type="string" office:string-value=" 7">
            <text:p><text:s/>7</text:p>
          </table:table-cell>
          <table:table-cell table:formula="of:=LEFT([.A31] &amp; &quot; &quot; &amp; MID(&quot;   (A)(U)(D)&quot;;[.D31]*3+1;3) &amp; &quot;                               &quot;;19)" office:value-type="string" office:string-value="CLAY GOLEM (A)     ">
            <text:p>CLAY GOLEM (A) <text:s text:c="4"/></text:p>
          </table:table-cell>
          <table:table-cell table:formula="of:=RIGHT(&quot; &quot; &amp; [.H31];2)" office:value-type="string" office:string-value=" 7">
            <text:p><text:s/>7</text:p>
          </table:table-cell>
          <table:table-cell table:formula="of:=LEFT(&quot;    &quot; &amp; [.B31] &amp; &quot;-&quot; &amp; [.B31]*[.C31] &amp; &quot;      &quot;;11)" office:value-type="string" office:string-value="    10-80  ">
            <text:p><text:s text:c="4"/>10-80 <text:s/></text:p>
          </table:table-cell>
          <table:table-cell table:formula="of:=RIGHT(&quot;    &quot; &amp; [.E31];4)" office:value-type="string" office:string-value="   2">
            <text:p><text:s text:c="3"/>2</text:p>
          </table:table-cell>
          <table:table-cell table:formula="of:=&quot;   &quot; &amp; LEFT([.F31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31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3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1]*9+1;9)) &amp; &quot;    &quot;;7)" office:value-type="string" office:string-value="SUMMON ">
            <text:p>SUMMON </text:p>
          </table:table-cell>
          <table:table-cell table:formula="of:=&quot;.byte &quot;&quot;&quot; &amp; [.A31] &amp; &quot;&quot;&quot;,0         ; level &quot; &amp; [.N31]" office:value-type="string" office:string-value=".byte &quot;CLAY GOLEM&quot;,0         ; level  7">
            <text:p>.byte "CLAY GOLEM",0 <text:s text:c="8"/>; level <text:s/>7</text:p>
          </table:table-cell>
          <table:table-cell table:formula="of:=&quot;.byte &quot; &amp; [.B31] &amp; &quot;,&quot; &amp; [.C31] &amp; &quot;,&quot; &amp; [.D31] &amp; &quot;,&quot; &amp; [.E31]+25 &amp; &quot;,&quot; &amp; [.F31] &amp; &quot;,&quot; &amp; [.G31] &amp; &quot;,&quot; &amp; [.H31] &amp; &quot;,&quot; &amp; [.I31] &amp; &quot;,&quot; &amp; [.J31] &amp; &quot;,&quot; &amp; [.K31] &amp; &quot;,&quot; &amp; [.L31] &amp; &quot;                ; &quot; &amp; [.A31]" office:value-type="string" office:string-value=".byte 10,8,1,27,3,10,7,0,0,0,4                ; CLAY GOLEM">
            <text:p>.byte 10,8,1,27,3,10,7,0,0,0,4 <text:s text:c="15"/>; CLAY GOLEM</text:p>
          </table:table-cell>
          <table:table-cell table:formula="of:=LEN([.A31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COCKATRIC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NT((([.B32]+[.C32]/6)^1.3*(20-[.E32])/10)*([.F32]*[.G32]/2+[.I32]+[.J32]+[.K32]+[.L32]))" office:value-type="float" office:value="149">
            <text:p>149</text:p>
          </table:table-cell>
          <table:table-cell table:formula="of:=RIGHT(&quot; &quot; &amp; [.H32];2)" office:value-type="string" office:string-value=" 4">
            <text:p><text:s/>4</text:p>
          </table:table-cell>
          <table:table-cell table:formula="of:=LEFT([.A32] &amp; &quot; &quot; &amp; MID(&quot;   (A)(U)(D)&quot;;[.D32]*3+1;3) &amp; &quot;                               &quot;;19)" office:value-type="string" office:string-value="COCKATRICE (A)     ">
            <text:p>COCKATRICE (A) <text:s text:c="4"/></text:p>
          </table:table-cell>
          <table:table-cell table:formula="of:=RIGHT(&quot; &quot; &amp; [.H32];2)" office:value-type="string" office:string-value=" 4">
            <text:p><text:s/>4</text:p>
          </table:table-cell>
          <table:table-cell table:formula="of:=LEFT(&quot;    &quot; &amp; [.B32] &amp; &quot;-&quot; &amp; [.B32]*[.C32] &amp; &quot;      &quot;;11)" office:value-type="string" office:string-value="    5-40   ">
            <text:p><text:s text:c="4"/>5-40 <text:s text:c="2"/></text:p>
          </table:table-cell>
          <table:table-cell table:formula="of:=RIGHT(&quot;    &quot; &amp; [.E32];4)" office:value-type="string" office:string-value="   4">
            <text:p><text:s text:c="3"/>4</text:p>
          </table:table-cell>
          <table:table-cell table:formula="of:=&quot;   &quot; &amp; LEFT([.F3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32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3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2]*9+1;9)) &amp; &quot;    &quot;;7)" office:value-type="string" office:string-value="GAZE   ">
            <text:p>GAZE <text:s text:c="2"/></text:p>
          </table:table-cell>
          <table:table-cell table:formula="of:=&quot;.byte &quot;&quot;&quot; &amp; [.A32] &amp; &quot;&quot;&quot;,0         ; level &quot; &amp; [.N32]" office:value-type="string" office:string-value=".byte &quot;COCKATRICE&quot;,0         ; level  4">
            <text:p>.byte "COCKATRICE",0 <text:s text:c="8"/>; level <text:s/>4</text:p>
          </table:table-cell>
          <table:table-cell table:formula="of:=&quot;.byte &quot; &amp; [.B32] &amp; &quot;,&quot; &amp; [.C32] &amp; &quot;,&quot; &amp; [.D32] &amp; &quot;,&quot; &amp; [.E32]+25 &amp; &quot;,&quot; &amp; [.F32] &amp; &quot;,&quot; &amp; [.G32] &amp; &quot;,&quot; &amp; [.H32] &amp; &quot;,&quot; &amp; [.I32] &amp; &quot;,&quot; &amp; [.J32] &amp; &quot;,&quot; &amp; [.K32] &amp; &quot;,&quot; &amp; [.L32] &amp; &quot;                ; &quot; &amp; [.A32]" office:value-type="string" office:string-value=".byte 5,8,1,29,1,3,4,0,0,0,7                ; COCKATRICE">
            <text:p>.byte 5,8,1,29,1,3,4,0,0,0,7 <text:s text:c="15"/>; COCKATRICE</text:p>
          </table:table-cell>
          <table:table-cell table:formula="of:=LEN([.A32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DEMOGORGON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INT((([.B33]+[.C33]/6)^1.3*(20-[.E33])/10)*([.F33]*[.G33]/2+[.I33]+[.J33]+[.K33]+[.L33]))" office:value-type="float" office:value="30806">
            <text:p>30806</text:p>
          </table:table-cell>
          <table:table-cell table:formula="of:=RIGHT(&quot; &quot; &amp; [.H33];2)" office:value-type="string" office:string-value="10">
            <text:p>10</text:p>
          </table:table-cell>
          <table:table-cell table:formula="of:=LEFT([.A33] &amp; &quot; &quot; &amp; MID(&quot;   (A)(U)(D)&quot;;[.D33]*3+1;3) &amp; &quot;                               &quot;;19)" office:value-type="string" office:string-value="DEMOGORGON (D)     ">
            <text:p>DEMOGORGON (D) <text:s text:c="4"/></text:p>
          </table:table-cell>
          <table:table-cell table:formula="of:=RIGHT(&quot; &quot; &amp; [.H33];2)" office:value-type="string" office:string-value="10">
            <text:p>10</text:p>
          </table:table-cell>
          <table:table-cell table:formula="of:=LEFT(&quot;    &quot; &amp; [.B33] &amp; &quot;-&quot; &amp; [.B33]*[.C33] &amp; &quot;      &quot;;11)" office:value-type="string" office:string-value="    40-400 ">
            <text:p><text:s text:c="4"/>40-400 </text:p>
          </table:table-cell>
          <table:table-cell table:formula="of:=RIGHT(&quot;    &quot; &amp; [.E33];4)" office:value-type="string" office:string-value=" -15">
            <text:p><text:s/>-15</text:p>
          </table:table-cell>
          <table:table-cell table:formula="of:=&quot;   &quot; &amp; LEFT([.F33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33] &amp; &quot;        &quot;;7)" office:value-type="string" office:string-value=" 1-30   ">
            <text:p><text:s/>1-30 <text:s text:c="2"/></text:p>
          </table:table-cell>
          <table:table-cell table:formula="of:=&quot; &quot; &amp; LEFT((MID(&quot;SWING    HEAL     CAST     POISON   SUMMON   STUN     CHARM    GAZE     BREATHE  DEATH    ERODE    DRAIN    &quot;;[.I3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3]*9+1;9)) &amp; &quot;    &quot;;11)" office:value-type="string" office:string-value="SUMMON     ">
            <text:p>SUMMON <text:s text:c="4"/></text:p>
          </table:table-cell>
          <table:table-cell table:formula="of:=LEFT((MID(&quot;SWING    HEAL     CAST     POISON   SUMMON   STUN     CHARM    GAZE     BREATHE  DEATH    ERODE    DRAIN    &quot;;[.K33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33]*9+1;9)) &amp; &quot;    &quot;;7)" office:value-type="string" office:string-value="DRAIN  ">
            <text:p>DRAIN <text:s/></text:p>
          </table:table-cell>
          <table:table-cell table:formula="of:=&quot;.byte &quot;&quot;&quot; &amp; [.A33] &amp; &quot;&quot;&quot;,0         ; level &quot; &amp; [.N33]" office:value-type="string" office:string-value=".byte &quot;DEMOGORGON&quot;,0         ; level 10">
            <text:p>.byte "DEMOGORGON",0 <text:s text:c="8"/>; level 10</text:p>
          </table:table-cell>
          <table:table-cell table:formula="of:=&quot;.byte &quot; &amp; [.B33] &amp; &quot;,&quot; &amp; [.C33] &amp; &quot;,&quot; &amp; [.D33] &amp; &quot;,&quot; &amp; [.E33]+25 &amp; &quot;,&quot; &amp; [.F33] &amp; &quot;,&quot; &amp; [.G33] &amp; &quot;,&quot; &amp; [.H33] &amp; &quot;,&quot; &amp; [.I33] &amp; &quot;,&quot; &amp; [.J33] &amp; &quot;,&quot; &amp; [.K33] &amp; &quot;,&quot; &amp; [.L33] &amp; &quot;                ; &quot; &amp; [.A33]" office:value-type="string" office:string-value=".byte 40,10,3,10,3,30,10,0,4,9,11                ; DEMOGORGON">
            <text:p>.byte 40,10,3,10,3,30,10,0,4,9,11 <text:s text:c="15"/>; DEMOGORGON</text:p>
          </table:table-cell>
          <table:table-cell table:formula="of:=LEN([.A33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DEMON MANE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34]+[.C34]/6)^1.3*(20-[.E34])/10)*([.F34]*[.G34]/2+[.I34]+[.J34]+[.K34]+[.L34]))" office:value-type="float" office:value="85">
            <text:p>85</text:p>
          </table:table-cell>
          <table:table-cell table:formula="of:=RIGHT(&quot; &quot; &amp; [.H34];2)" office:value-type="string" office:string-value=" 3">
            <text:p><text:s/>3</text:p>
          </table:table-cell>
          <table:table-cell table:formula="of:=LEFT([.A34] &amp; &quot; &quot; &amp; MID(&quot;   (A)(U)(D)&quot;;[.D34]*3+1;3) &amp; &quot;                               &quot;;19)" office:value-type="string" office:string-value="DEMON MANES (D)    ">
            <text:p>DEMON MANES (D) <text:s text:c="3"/></text:p>
          </table:table-cell>
          <table:table-cell table:formula="of:=RIGHT(&quot; &quot; &amp; [.H34];2)" office:value-type="string" office:string-value=" 3">
            <text:p><text:s/>3</text:p>
          </table:table-cell>
          <table:table-cell table:formula="of:=LEFT(&quot;    &quot; &amp; [.B34] &amp; &quot;-&quot; &amp; [.B34]*[.C34] &amp; &quot;      &quot;;11)" office:value-type="string" office:string-value="    1-12   ">
            <text:p><text:s text:c="4"/>1-12 <text:s text:c="2"/></text:p>
          </table:table-cell>
          <table:table-cell table:formula="of:=RIGHT(&quot;    &quot; &amp; [.E34];4)" office:value-type="string" office:string-value="   3">
            <text:p><text:s text:c="3"/>3</text:p>
          </table:table-cell>
          <table:table-cell table:formula="of:=&quot;   &quot; &amp; LEFT([.F34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34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3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4]*9+1;9)) &amp; &quot;    &quot;;7)" office:value-type="string" office:string-value="SUMMON ">
            <text:p>SUMMON </text:p>
          </table:table-cell>
          <table:table-cell table:formula="of:=&quot;.byte &quot;&quot;&quot; &amp; [.A34] &amp; &quot;&quot;&quot;,0         ; level &quot; &amp; [.N34]" office:value-type="string" office:string-value=".byte &quot;DEMON MANES&quot;,0         ; level  3">
            <text:p>.byte "DEMON MANES",0 <text:s text:c="8"/>; level <text:s/>3</text:p>
          </table:table-cell>
          <table:table-cell table:formula="of:=&quot;.byte &quot; &amp; [.B34] &amp; &quot;,&quot; &amp; [.C34] &amp; &quot;,&quot; &amp; [.D34] &amp; &quot;,&quot; &amp; [.E34]+25 &amp; &quot;,&quot; &amp; [.F34] &amp; &quot;,&quot; &amp; [.G34] &amp; &quot;,&quot; &amp; [.H34] &amp; &quot;,&quot; &amp; [.I34] &amp; &quot;,&quot; &amp; [.J34] &amp; &quot;,&quot; &amp; [.K34] &amp; &quot;,&quot; &amp; [.L34] &amp; &quot;                ; &quot; &amp; [.A34]" office:value-type="string" office:string-value=".byte 1,12,3,28,2,8,3,0,0,0,4                ; DEMON MANES">
            <text:p>.byte 1,12,3,28,2,8,3,0,0,0,4 <text:s text:c="15"/>; DEMON MANES</text:p>
          </table:table-cell>
          <table:table-cell table:formula="of:=LEN([.A34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DEVIL LEMUR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NT((([.B35]+[.C35]/6)^1.3*(20-[.E35])/10)*([.F35]*[.G35]/2+[.I35]+[.J35]+[.K35]+[.L35]))" office:value-type="float" office:value="21">
            <text:p>21</text:p>
          </table:table-cell>
          <table:table-cell table:formula="of:=RIGHT(&quot; &quot; &amp; [.H35];2)" office:value-type="string" office:string-value=" 2">
            <text:p><text:s/>2</text:p>
          </table:table-cell>
          <table:table-cell table:formula="of:=LEFT([.A35] &amp; &quot; &quot; &amp; MID(&quot;   (A)(U)(D)&quot;;[.D35]*3+1;3) &amp; &quot;                               &quot;;19)" office:value-type="string" office:string-value="DEVIL LEMURE (D)   ">
            <text:p>DEVIL LEMURE (D) <text:s text:c="2"/></text:p>
          </table:table-cell>
          <table:table-cell table:formula="of:=RIGHT(&quot; &quot; &amp; [.H35];2)" office:value-type="string" office:string-value=" 2">
            <text:p><text:s/>2</text:p>
          </table:table-cell>
          <table:table-cell table:formula="of:=LEFT(&quot;    &quot; &amp; [.B35] &amp; &quot;-&quot; &amp; [.B35]*[.C35] &amp; &quot;      &quot;;11)" office:value-type="string" office:string-value="    3-24   ">
            <text:p><text:s text:c="4"/>3-24 <text:s text:c="2"/></text:p>
          </table:table-cell>
          <table:table-cell table:formula="of:=RIGHT(&quot;    &quot; &amp; [.E35];4)" office:value-type="string" office:string-value="   7">
            <text:p><text:s text:c="3"/>7</text:p>
          </table:table-cell>
          <table:table-cell table:formula="of:=&quot;   &quot; &amp; LEFT([.F35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35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3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5]*9+1;9)) &amp; &quot;    &quot;;7)" office:value-type="string" office:string-value="HEAL   ">
            <text:p>HEAL <text:s text:c="2"/></text:p>
          </table:table-cell>
          <table:table-cell table:formula="of:=&quot;.byte &quot;&quot;&quot; &amp; [.A35] &amp; &quot;&quot;&quot;,0         ; level &quot; &amp; [.N35]" office:value-type="string" office:string-value=".byte &quot;DEVIL LEMURE&quot;,0         ; level  2">
            <text:p>.byte "DEVIL LEMURE",0 <text:s text:c="8"/>; level <text:s/>2</text:p>
          </table:table-cell>
          <table:table-cell table:formula="of:=&quot;.byte &quot; &amp; [.B35] &amp; &quot;,&quot; &amp; [.C35] &amp; &quot;,&quot; &amp; [.D35] &amp; &quot;,&quot; &amp; [.E35]+25 &amp; &quot;,&quot; &amp; [.F35] &amp; &quot;,&quot; &amp; [.G35] &amp; &quot;,&quot; &amp; [.H35] &amp; &quot;,&quot; &amp; [.I35] &amp; &quot;,&quot; &amp; [.J35] &amp; &quot;,&quot; &amp; [.K35] &amp; &quot;,&quot; &amp; [.L35] &amp; &quot;                ; &quot; &amp; [.A35]" office:value-type="string" office:string-value=".byte 3,8,3,32,1,3,2,0,0,0,1                ; DEVIL LEMURE">
            <text:p>.byte 3,8,3,32,1,3,2,0,0,0,1 <text:s text:c="15"/>; DEVIL LEMURE</text:p>
          </table:table-cell>
          <table:table-cell table:formula="of:=LEN([.A35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DISPLACE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36]+[.C36]/6)^1.3*(20-[.E36])/10)*([.F36]*[.G36]/2+[.I36]+[.J36]+[.K36]+[.L36]))" office:value-type="float" office:value="213">
            <text:p>213</text:p>
          </table:table-cell>
          <table:table-cell table:formula="of:=RIGHT(&quot; &quot; &amp; [.H36];2)" office:value-type="string" office:string-value=" 5">
            <text:p><text:s/>5</text:p>
          </table:table-cell>
          <table:table-cell table:formula="of:=LEFT([.A36] &amp; &quot; &quot; &amp; MID(&quot;   (A)(U)(D)&quot;;[.D36]*3+1;3) &amp; &quot;                               &quot;;19)" office:value-type="string" office:string-value="DISPLACER (A)      ">
            <text:p>DISPLACER (A) <text:s text:c="5"/></text:p>
          </table:table-cell>
          <table:table-cell table:formula="of:=RIGHT(&quot; &quot; &amp; [.H36];2)" office:value-type="string" office:string-value=" 5">
            <text:p><text:s/>5</text:p>
          </table:table-cell>
          <table:table-cell table:formula="of:=LEFT(&quot;    &quot; &amp; [.B36] &amp; &quot;-&quot; &amp; [.B36]*[.C36] &amp; &quot;      &quot;;11)" office:value-type="string" office:string-value="    6-48   ">
            <text:p><text:s text:c="4"/>6-48 <text:s text:c="2"/></text:p>
          </table:table-cell>
          <table:table-cell table:formula="of:=RIGHT(&quot;    &quot; &amp; [.E36];4)" office:value-type="string" office:string-value="   4">
            <text:p><text:s text:c="3"/>4</text:p>
          </table:table-cell>
          <table:table-cell table:formula="of:=&quot;   &quot; &amp; LEFT([.F3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36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3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6]*9+1;9)) &amp; &quot;    &quot;;7)" office:value-type="string" office:string-value="SUMMON ">
            <text:p>SUMMON </text:p>
          </table:table-cell>
          <table:table-cell table:formula="of:=&quot;.byte &quot;&quot;&quot; &amp; [.A36] &amp; &quot;&quot;&quot;,0         ; level &quot; &amp; [.N36]" office:value-type="string" office:string-value=".byte &quot;DISPLACER&quot;,0         ; level  5">
            <text:p>.byte "DISPLACER",0 <text:s text:c="8"/>; level <text:s/>5</text:p>
          </table:table-cell>
          <table:table-cell table:formula="of:=&quot;.byte &quot; &amp; [.B36] &amp; &quot;,&quot; &amp; [.C36] &amp; &quot;,&quot; &amp; [.D36] &amp; &quot;,&quot; &amp; [.E36]+25 &amp; &quot;,&quot; &amp; [.F36] &amp; &quot;,&quot; &amp; [.G36] &amp; &quot;,&quot; &amp; [.H36] &amp; &quot;,&quot; &amp; [.I36] &amp; &quot;,&quot; &amp; [.J36] &amp; &quot;,&quot; &amp; [.K36] &amp; &quot;,&quot; &amp; [.L36] &amp; &quot;                ; &quot; &amp; [.A36]" office:value-type="string" office:string-value=".byte 6,8,1,29,2,6,5,0,0,0,4                ; DISPLACER">
            <text:p>.byte 6,8,1,29,2,6,5,0,0,0,4 <text:s text:c="15"/>; DISPLACER</text:p>
          </table:table-cell>
          <table:table-cell table:formula="of:=LEN([.A36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DRAGONNE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B37]+[.C37]/6)^1.3*(20-[.E37])/10)*([.F37]*[.G37]/2+[.I37]+[.J37]+[.K37]+[.L37]))" office:value-type="float" office:value="1692">
            <text:p>1692</text:p>
          </table:table-cell>
          <table:table-cell table:formula="of:=RIGHT(&quot; &quot; &amp; [.H37];2)" office:value-type="string" office:string-value=" 8">
            <text:p><text:s/>8</text:p>
          </table:table-cell>
          <table:table-cell table:formula="of:=LEFT([.A37] &amp; &quot; &quot; &amp; MID(&quot;   (A)(U)(D)&quot;;[.D37]*3+1;3) &amp; &quot;                               &quot;;19)" office:value-type="string" office:string-value="DRAGONNE           ">
            <text:p>DRAGONNE <text:s text:c="10"/></text:p>
          </table:table-cell>
          <table:table-cell table:formula="of:=RIGHT(&quot; &quot; &amp; [.H37];2)" office:value-type="string" office:string-value=" 8">
            <text:p><text:s/>8</text:p>
          </table:table-cell>
          <table:table-cell table:formula="of:=LEFT(&quot;    &quot; &amp; [.B37] &amp; &quot;-&quot; &amp; [.B37]*[.C37] &amp; &quot;      &quot;;11)" office:value-type="string" office:string-value="    18-144 ">
            <text:p><text:s text:c="4"/>18-144 </text:p>
          </table:table-cell>
          <table:table-cell table:formula="of:=RIGHT(&quot;    &quot; &amp; [.E37];4)" office:value-type="string" office:string-value="   0">
            <text:p><text:s text:c="3"/>0</text:p>
          </table:table-cell>
          <table:table-cell table:formula="of:=&quot;   &quot; &amp; LEFT([.F37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37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3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7]*9+1;9)) &amp; &quot;    &quot;;7)" office:value-type="string" office:string-value="BREATHE">
            <text:p>BREATHE</text:p>
          </table:table-cell>
          <table:table-cell table:formula="of:=&quot;.byte &quot;&quot;&quot; &amp; [.A37] &amp; &quot;&quot;&quot;,0         ; level &quot; &amp; [.N37]" office:value-type="string" office:string-value=".byte &quot;DRAGONNE&quot;,0         ; level  8">
            <text:p>.byte "DRAGONNE",0 <text:s text:c="8"/>; level <text:s/>8</text:p>
          </table:table-cell>
          <table:table-cell table:formula="of:=&quot;.byte &quot; &amp; [.B37] &amp; &quot;,&quot; &amp; [.C37] &amp; &quot;,&quot; &amp; [.D37] &amp; &quot;,&quot; &amp; [.E37]+25 &amp; &quot;,&quot; &amp; [.F37] &amp; &quot;,&quot; &amp; [.G37] &amp; &quot;,&quot; &amp; [.H37] &amp; &quot;,&quot; &amp; [.I37] &amp; &quot;,&quot; &amp; [.J37] &amp; &quot;,&quot; &amp; [.K37] &amp; &quot;,&quot; &amp; [.L37] &amp; &quot;                ; &quot; &amp; [.A37]" office:value-type="string" office:string-value=".byte 18,8,0,25,2,10,8,0,0,0,8                ; DRAGONNE">
            <text:p>.byte 18,8,0,25,2,10,8,0,0,0,8 <text:s text:c="15"/>; DRAGONNE</text:p>
          </table:table-cell>
          <table:table-cell table:formula="of:=LEN([.A37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DWAR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B38]+[.C38]/6)^1.3*(20-[.E38])/10)*([.F38]*[.G38]/2+[.I38]+[.J38]+[.K38]+[.L38]))" office:value-type="float" office:value="33">
            <text:p>33</text:p>
          </table:table-cell>
          <table:table-cell table:formula="of:=RIGHT(&quot; &quot; &amp; [.H38];2)" office:value-type="string" office:string-value=" 2">
            <text:p><text:s/>2</text:p>
          </table:table-cell>
          <table:table-cell table:formula="of:=LEFT([.A38] &amp; &quot; &quot; &amp; MID(&quot;   (A)(U)(D)&quot;;[.D38]*3+1;3) &amp; &quot;                               &quot;;19)" office:value-type="string" office:string-value="DWARF              ">
            <text:p>DWARF <text:s text:c="13"/></text:p>
          </table:table-cell>
          <table:table-cell table:formula="of:=RIGHT(&quot; &quot; &amp; [.H38];2)" office:value-type="string" office:string-value=" 2">
            <text:p><text:s/>2</text:p>
          </table:table-cell>
          <table:table-cell table:formula="of:=LEFT(&quot;    &quot; &amp; [.B38] &amp; &quot;-&quot; &amp; [.B38]*[.C38] &amp; &quot;      &quot;;11)" office:value-type="string" office:string-value="    2-12   ">
            <text:p><text:s text:c="4"/>2-12 <text:s text:c="2"/></text:p>
          </table:table-cell>
          <table:table-cell table:formula="of:=RIGHT(&quot;    &quot; &amp; [.E38];4)" office:value-type="string" office:string-value="   4">
            <text:p><text:s text:c="3"/>4</text:p>
          </table:table-cell>
          <table:table-cell table:formula="of:=&quot;   &quot; &amp; LEFT([.F38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38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3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8]*9+1;9)) &amp; &quot;    &quot;;7)" office:value-type="string" office:string-value="SWING  ">
            <text:p>SWING <text:s/></text:p>
          </table:table-cell>
          <table:table-cell table:formula="of:=&quot;.byte &quot;&quot;&quot; &amp; [.A38] &amp; &quot;&quot;&quot;,0         ; level &quot; &amp; [.N38]" office:value-type="string" office:string-value=".byte &quot;DWARF&quot;,0         ; level  2">
            <text:p>.byte "DWARF",0 <text:s text:c="8"/>; level <text:s/>2</text:p>
          </table:table-cell>
          <table:table-cell table:formula="of:=&quot;.byte &quot; &amp; [.B38] &amp; &quot;,&quot; &amp; [.C38] &amp; &quot;,&quot; &amp; [.D38] &amp; &quot;,&quot; &amp; [.E38]+25 &amp; &quot;,&quot; &amp; [.F38] &amp; &quot;,&quot; &amp; [.G38] &amp; &quot;,&quot; &amp; [.H38] &amp; &quot;,&quot; &amp; [.I38] &amp; &quot;,&quot; &amp; [.J38] &amp; &quot;,&quot; &amp; [.K38] &amp; &quot;,&quot; &amp; [.L38] &amp; &quot;                ; &quot; &amp; [.A38]" office:value-type="string" office:string-value=".byte 2,6,0,29,1,10,2,0,0,0,0                ; DWARF">
            <text:p>.byte 2,6,0,29,1,10,2,0,0,0,0 <text:s text:c="15"/>; DWARF</text:p>
          </table:table-cell>
          <table:table-cell table:formula="of:=LEN([.A38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EARTH ELEMEN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39]+[.C39]/6)^1.3*(20-[.E39])/10)*([.F39]*[.G39]/2+[.I39]+[.J39]+[.K39]+[.L39]))" office:value-type="float" office:value="1468">
            <text:p>1468</text:p>
          </table:table-cell>
          <table:table-cell table:formula="of:=RIGHT(&quot; &quot; &amp; [.H39];2)" office:value-type="string" office:string-value=" 8">
            <text:p><text:s/>8</text:p>
          </table:table-cell>
          <table:table-cell table:formula="of:=LEFT([.A39] &amp; &quot; &quot; &amp; MID(&quot;   (A)(U)(D)&quot;;[.D39]*3+1;3) &amp; &quot;                               &quot;;19)" office:value-type="string" office:string-value="EARTH ELEMENT (A)  ">
            <text:p>EARTH ELEMENT (A) <text:s/></text:p>
          </table:table-cell>
          <table:table-cell table:formula="of:=RIGHT(&quot; &quot; &amp; [.H39];2)" office:value-type="string" office:string-value=" 8">
            <text:p><text:s/>8</text:p>
          </table:table-cell>
          <table:table-cell table:formula="of:=LEFT(&quot;    &quot; &amp; [.B39] &amp; &quot;-&quot; &amp; [.B39]*[.C39] &amp; &quot;      &quot;;11)" office:value-type="string" office:string-value="    16-128 ">
            <text:p><text:s text:c="4"/>16-128 </text:p>
          </table:table-cell>
          <table:table-cell table:formula="of:=RIGHT(&quot;    &quot; &amp; [.E39];4)" office:value-type="string" office:string-value="   2">
            <text:p><text:s text:c="3"/>2</text:p>
          </table:table-cell>
          <table:table-cell table:formula="of:=&quot;   &quot; &amp; LEFT([.F39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39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3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3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3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39]*9+1;9)) &amp; &quot;    &quot;;7)" office:value-type="string" office:string-value="SUMMON ">
            <text:p>SUMMON </text:p>
          </table:table-cell>
          <table:table-cell table:formula="of:=&quot;.byte &quot;&quot;&quot; &amp; [.A39] &amp; &quot;&quot;&quot;,0         ; level &quot; &amp; [.N39]" office:value-type="string" office:string-value=".byte &quot;EARTH ELEMENT&quot;,0         ; level  8">
            <text:p>.byte "EARTH ELEMENT",0 <text:s text:c="8"/>; level <text:s/>8</text:p>
          </table:table-cell>
          <table:table-cell table:formula="of:=&quot;.byte &quot; &amp; [.B39] &amp; &quot;,&quot; &amp; [.C39] &amp; &quot;,&quot; &amp; [.D39] &amp; &quot;,&quot; &amp; [.E39]+25 &amp; &quot;,&quot; &amp; [.F39] &amp; &quot;,&quot; &amp; [.G39] &amp; &quot;,&quot; &amp; [.H39] &amp; &quot;,&quot; &amp; [.I39] &amp; &quot;,&quot; &amp; [.J39] &amp; &quot;,&quot; &amp; [.K39] &amp; &quot;,&quot; &amp; [.L39] &amp; &quot;                ; &quot; &amp; [.A39]" office:value-type="string" office:string-value=".byte 16,8,1,27,4,8,8,0,0,0,4                ; EARTH ELEMENT">
            <text:p>.byte 16,8,1,27,4,8,8,0,0,0,4 <text:s text:c="15"/>; EARTH ELEMENT</text:p>
          </table:table-cell>
          <table:table-cell table:formula="of:=LEN([.A39])" office:value-type="float" office:value="13">
            <text:p>13</text:p>
          </table:table-cell>
          <table:table-cell/>
        </table:table-row>
        <table:table-row table:style-name="ro4">
          <table:table-cell table:style-name="ce14" office:value-type="string">
            <text:p>EL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40]+[.C40]/6)^1.3*(20-[.E40])/10)*([.F40]*[.G40]/2+[.I40]+[.J40]+[.K40]+[.L40]))" office:value-type="float" office:value="21">
            <text:p>21</text:p>
          </table:table-cell>
          <table:table-cell table:formula="of:=RIGHT(&quot; &quot; &amp; [.H40];2)" office:value-type="string" office:string-value=" 1">
            <text:p><text:s/>1</text:p>
          </table:table-cell>
          <table:table-cell table:formula="of:=LEFT([.A40] &amp; &quot; &quot; &amp; MID(&quot;   (A)(U)(D)&quot;;[.D40]*3+1;3) &amp; &quot;                               &quot;;19)" office:value-type="string" office:string-value="ELF                ">
            <text:p>ELF <text:s text:c="15"/></text:p>
          </table:table-cell>
          <table:table-cell table:formula="of:=RIGHT(&quot; &quot; &amp; [.H40];2)" office:value-type="string" office:string-value=" 1">
            <text:p><text:s/>1</text:p>
          </table:table-cell>
          <table:table-cell table:formula="of:=LEFT(&quot;    &quot; &amp; [.B40] &amp; &quot;-&quot; &amp; [.B40]*[.C40] &amp; &quot;      &quot;;11)" office:value-type="string" office:string-value="    1-10   ">
            <text:p><text:s text:c="4"/>1-10 <text:s text:c="2"/></text:p>
          </table:table-cell>
          <table:table-cell table:formula="of:=RIGHT(&quot;    &quot; &amp; [.E40];4)" office:value-type="string" office:string-value="   5">
            <text:p><text:s text:c="3"/>5</text:p>
          </table:table-cell>
          <table:table-cell table:formula="of:=&quot;   &quot; &amp; LEFT([.F40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40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4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0]*9+1;9)) &amp; &quot;    &quot;;7)" office:value-type="string" office:string-value="SWING  ">
            <text:p>SWING <text:s/></text:p>
          </table:table-cell>
          <table:table-cell table:formula="of:=&quot;.byte &quot;&quot;&quot; &amp; [.A40] &amp; &quot;&quot;&quot;,0         ; level &quot; &amp; [.N40]" office:value-type="string" office:string-value=".byte &quot;ELF&quot;,0         ; level  1">
            <text:p>.byte "ELF",0 <text:s text:c="8"/>; level <text:s/>1</text:p>
          </table:table-cell>
          <table:table-cell table:formula="of:=&quot;.byte &quot; &amp; [.B40] &amp; &quot;,&quot; &amp; [.C40] &amp; &quot;,&quot; &amp; [.D40] &amp; &quot;,&quot; &amp; [.E40]+25 &amp; &quot;,&quot; &amp; [.F40] &amp; &quot;,&quot; &amp; [.G40] &amp; &quot;,&quot; &amp; [.H40] &amp; &quot;,&quot; &amp; [.I40] &amp; &quot;,&quot; &amp; [.J40] &amp; &quot;,&quot; &amp; [.K40] &amp; &quot;,&quot; &amp; [.L40] &amp; &quot;                ; &quot; &amp; [.A40]" office:value-type="string" office:string-value=".byte 1,10,0,30,1,8,1,0,0,0,0                ; ELF">
            <text:p>.byte 1,10,0,30,1,8,1,0,0,0,0 <text:s text:c="15"/>; ELF</text:p>
          </table:table-cell>
          <table:table-cell table:formula="of:=LEN([.A40])" office:value-type="float" office:value="3">
            <text:p>3</text:p>
          </table:table-cell>
          <table:table-cell/>
        </table:table-row>
        <table:table-row table:style-name="ro4">
          <table:table-cell table:style-name="ce14" office:value-type="string">
            <text:p>ERINYES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20">
            <text:p>-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formula="of:=INT((([.B41]+[.C41]/6)^1.3*(20-[.E41])/10)*([.F41]*[.G41]/2+[.I41]+[.J41]+[.K41]+[.L41]))" office:value-type="float" office:value="8015">
            <text:p>8015</text:p>
          </table:table-cell>
          <table:table-cell table:formula="of:=RIGHT(&quot; &quot; &amp; [.H41];2)" office:value-type="string" office:string-value="10">
            <text:p>10</text:p>
          </table:table-cell>
          <table:table-cell table:formula="of:=LEFT([.A41] &amp; &quot; &quot; &amp; MID(&quot;   (A)(U)(D)&quot;;[.D41]*3+1;3) &amp; &quot;                               &quot;;19)" office:value-type="string" office:string-value="ERINYES (D)        ">
            <text:p>ERINYES (D) <text:s text:c="7"/></text:p>
          </table:table-cell>
          <table:table-cell table:formula="of:=RIGHT(&quot; &quot; &amp; [.H41];2)" office:value-type="string" office:string-value="10">
            <text:p>10</text:p>
          </table:table-cell>
          <table:table-cell table:formula="of:=LEFT(&quot;    &quot; &amp; [.B41] &amp; &quot;-&quot; &amp; [.B41]*[.C41] &amp; &quot;      &quot;;11)" office:value-type="string" office:string-value="    25-150 ">
            <text:p><text:s text:c="4"/>25-150 </text:p>
          </table:table-cell>
          <table:table-cell table:formula="of:=RIGHT(&quot;    &quot; &amp; [.E41];4)" office:value-type="string" office:string-value=" -20">
            <text:p><text:s/>-20</text:p>
          </table:table-cell>
          <table:table-cell table:formula="of:=&quot;   &quot; &amp; LEFT([.F41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41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4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1]*9+1;9)) &amp; &quot;    &quot;;11)" office:value-type="string" office:string-value="GAZE       ">
            <text:p>GAZE <text:s text:c="6"/></text:p>
          </table:table-cell>
          <table:table-cell table:formula="of:=LEFT((MID(&quot;SWING    HEAL     CAST     POISON   SUMMON   STUN     CHARM    GAZE     BREATHE  DEATH    ERODE    DRAIN    &quot;;[.K41]*9+1;9)) &amp; &quot;    &quot;;11)" office:value-type="string" office:string-value="GAZE       ">
            <text:p>GAZE <text:s text:c="6"/></text:p>
          </table:table-cell>
          <table:table-cell table:formula="of:=LEFT((MID(&quot;SWING    HEAL     CAST     POISON   SUMMON   STUN     CHARM    GAZE     BREATHE  DEATH    ERODE    DRAIN    &quot;;[.L41]*9+1;9)) &amp; &quot;    &quot;;7)" office:value-type="string" office:string-value="GAZE   ">
            <text:p>GAZE <text:s text:c="2"/></text:p>
          </table:table-cell>
          <table:table-cell table:formula="of:=&quot;.byte &quot;&quot;&quot; &amp; [.A41] &amp; &quot;&quot;&quot;,0         ; level &quot; &amp; [.N41]" office:value-type="string" office:string-value=".byte &quot;ERINYES&quot;,0         ; level 10">
            <text:p>.byte "ERINYES",0 <text:s text:c="8"/>; level 10</text:p>
          </table:table-cell>
          <table:table-cell table:formula="of:=&quot;.byte &quot; &amp; [.B41] &amp; &quot;,&quot; &amp; [.C41] &amp; &quot;,&quot; &amp; [.D41] &amp; &quot;,&quot; &amp; [.E41]+25 &amp; &quot;,&quot; &amp; [.F41] &amp; &quot;,&quot; &amp; [.G41] &amp; &quot;,&quot; &amp; [.H41] &amp; &quot;,&quot; &amp; [.I41] &amp; &quot;,&quot; &amp; [.J41] &amp; &quot;,&quot; &amp; [.K41] &amp; &quot;,&quot; &amp; [.L41] &amp; &quot;                ; &quot; &amp; [.A41]" office:value-type="string" office:string-value=".byte 25,6,3,5,2,8,10,0,7,7,7                ; ERINYES">
            <text:p>.byte 25,6,3,5,2,8,10,0,7,7,7 <text:s text:c="15"/>; ERINYES</text:p>
          </table:table-cell>
          <table:table-cell table:formula="of:=LEN([.A41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ETT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B42]+[.C42]/6)^1.3*(20-[.E42])/10)*([.F42]*[.G42]/2+[.I42]+[.J42]+[.K42]+[.L42]))" office:value-type="float" office:value="493">
            <text:p>493</text:p>
          </table:table-cell>
          <table:table-cell table:formula="of:=RIGHT(&quot; &quot; &amp; [.H42];2)" office:value-type="string" office:string-value=" 6">
            <text:p><text:s/>6</text:p>
          </table:table-cell>
          <table:table-cell table:formula="of:=LEFT([.A42] &amp; &quot; &quot; &amp; MID(&quot;   (A)(U)(D)&quot;;[.D42]*3+1;3) &amp; &quot;                               &quot;;19)" office:value-type="string" office:string-value="ETTIN              ">
            <text:p>ETTIN <text:s text:c="13"/></text:p>
          </table:table-cell>
          <table:table-cell table:formula="of:=RIGHT(&quot; &quot; &amp; [.H42];2)" office:value-type="string" office:string-value=" 6">
            <text:p><text:s/>6</text:p>
          </table:table-cell>
          <table:table-cell table:formula="of:=LEFT(&quot;    &quot; &amp; [.B42] &amp; &quot;-&quot; &amp; [.B42]*[.C42] &amp; &quot;      &quot;;11)" office:value-type="string" office:string-value="    10-80  ">
            <text:p><text:s text:c="4"/>10-80 <text:s/></text:p>
          </table:table-cell>
          <table:table-cell table:formula="of:=RIGHT(&quot;    &quot; &amp; [.E42];4)" office:value-type="string" office:string-value="  -1">
            <text:p><text:s text:c="2"/>-1</text:p>
          </table:table-cell>
          <table:table-cell table:formula="of:=&quot;   &quot; &amp; LEFT([.F42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42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4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2]*9+1;9)) &amp; &quot;    &quot;;7)" office:value-type="string" office:string-value="SWING  ">
            <text:p>SWING <text:s/></text:p>
          </table:table-cell>
          <table:table-cell table:formula="of:=&quot;.byte &quot;&quot;&quot; &amp; [.A42] &amp; &quot;&quot;&quot;,0         ; level &quot; &amp; [.N42]" office:value-type="string" office:string-value=".byte &quot;ETTIN&quot;,0         ; level  6">
            <text:p>.byte "ETTIN",0 <text:s text:c="8"/>; level <text:s/>6</text:p>
          </table:table-cell>
          <table:table-cell table:formula="of:=&quot;.byte &quot; &amp; [.B42] &amp; &quot;,&quot; &amp; [.C42] &amp; &quot;,&quot; &amp; [.D42] &amp; &quot;,&quot; &amp; [.E42]+25 &amp; &quot;,&quot; &amp; [.F42] &amp; &quot;,&quot; &amp; [.G42] &amp; &quot;,&quot; &amp; [.H42] &amp; &quot;,&quot; &amp; [.I42] &amp; &quot;,&quot; &amp; [.J42] &amp; &quot;,&quot; &amp; [.K42] &amp; &quot;,&quot; &amp; [.L42] &amp; &quot;                ; &quot; &amp; [.A42]" office:value-type="string" office:string-value=".byte 10,8,0,24,2,10,6,0,0,0,0                ; ETTIN">
            <text:p>.byte 10,8,0,24,2,10,6,0,0,0,0 <text:s text:c="15"/>; ETTIN</text:p>
          </table:table-cell>
          <table:table-cell table:formula="of:=LEN([.A42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FIRE ELEMEN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43]+[.C43]/6)^1.3*(20-[.E43])/10)*([.F43]*[.G43]/2+[.I43]+[.J43]+[.K43]+[.L43]))" office:value-type="float" office:value="1174">
            <text:p>1174</text:p>
          </table:table-cell>
          <table:table-cell table:formula="of:=RIGHT(&quot; &quot; &amp; [.H43];2)" office:value-type="string" office:string-value=" 8">
            <text:p><text:s/>8</text:p>
          </table:table-cell>
          <table:table-cell table:formula="of:=LEFT([.A43] &amp; &quot; &quot; &amp; MID(&quot;   (A)(U)(D)&quot;;[.D43]*3+1;3) &amp; &quot;                               &quot;;19)" office:value-type="string" office:string-value="FIRE ELEMENT (A)   ">
            <text:p>FIRE ELEMENT (A) <text:s text:c="2"/></text:p>
          </table:table-cell>
          <table:table-cell table:formula="of:=RIGHT(&quot; &quot; &amp; [.H43];2)" office:value-type="string" office:string-value=" 8">
            <text:p><text:s/>8</text:p>
          </table:table-cell>
          <table:table-cell table:formula="of:=LEFT(&quot;    &quot; &amp; [.B43] &amp; &quot;-&quot; &amp; [.B43]*[.C43] &amp; &quot;      &quot;;11)" office:value-type="string" office:string-value="    16-128 ">
            <text:p><text:s text:c="4"/>16-128 </text:p>
          </table:table-cell>
          <table:table-cell table:formula="of:=RIGHT(&quot;    &quot; &amp; [.E43];4)" office:value-type="string" office:string-value="   2">
            <text:p><text:s text:c="3"/>2</text:p>
          </table:table-cell>
          <table:table-cell table:formula="of:=&quot;   &quot; &amp; LEFT([.F43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43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4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3]*9+1;9)) &amp; &quot;    &quot;;7)" office:value-type="string" office:string-value="SUMMON ">
            <text:p>SUMMON </text:p>
          </table:table-cell>
          <table:table-cell table:formula="of:=&quot;.byte &quot;&quot;&quot; &amp; [.A43] &amp; &quot;&quot;&quot;,0         ; level &quot; &amp; [.N43]" office:value-type="string" office:string-value=".byte &quot;FIRE ELEMENT&quot;,0         ; level  8">
            <text:p>.byte "FIRE ELEMENT",0 <text:s text:c="8"/>; level <text:s/>8</text:p>
          </table:table-cell>
          <table:table-cell table:formula="of:=&quot;.byte &quot; &amp; [.B43] &amp; &quot;,&quot; &amp; [.C43] &amp; &quot;,&quot; &amp; [.D43] &amp; &quot;,&quot; &amp; [.E43]+25 &amp; &quot;,&quot; &amp; [.F43] &amp; &quot;,&quot; &amp; [.G43] &amp; &quot;,&quot; &amp; [.H43] &amp; &quot;,&quot; &amp; [.I43] &amp; &quot;,&quot; &amp; [.J43] &amp; &quot;,&quot; &amp; [.K43] &amp; &quot;,&quot; &amp; [.L43] &amp; &quot;                ; &quot; &amp; [.A43]" office:value-type="string" office:string-value=".byte 16,8,1,27,3,8,8,0,0,0,4                ; FIRE ELEMENT">
            <text:p>.byte 16,8,1,27,3,8,8,0,0,0,4 <text:s text:c="15"/>; FIRE ELEMENT</text:p>
          </table:table-cell>
          <table:table-cell table:formula="of:=LEN([.A43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FIRE GIANT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NT((([.B44]+[.C44]/6)^1.3*(20-[.E44])/10)*([.F44]*[.G44]/2+[.I44]+[.J44]+[.K44]+[.L44]))" office:value-type="float" office:value="12076">
            <text:p>12076</text:p>
          </table:table-cell>
          <table:table-cell table:formula="of:=RIGHT(&quot; &quot; &amp; [.H44];2)" office:value-type="string" office:string-value="10">
            <text:p>10</text:p>
          </table:table-cell>
          <table:table-cell table:formula="of:=LEFT([.A44] &amp; &quot; &quot; &amp; MID(&quot;   (A)(U)(D)&quot;;[.D44]*3+1;3) &amp; &quot;                               &quot;;19)" office:value-type="string" office:string-value="FIRE GIANT         ">
            <text:p>FIRE GIANT <text:s text:c="8"/></text:p>
          </table:table-cell>
          <table:table-cell table:formula="of:=RIGHT(&quot; &quot; &amp; [.H44];2)" office:value-type="string" office:string-value="10">
            <text:p>10</text:p>
          </table:table-cell>
          <table:table-cell table:formula="of:=LEFT(&quot;    &quot; &amp; [.B44] &amp; &quot;-&quot; &amp; [.B44]*[.C44] &amp; &quot;      &quot;;11)" office:value-type="string" office:string-value="    25-300 ">
            <text:p><text:s text:c="4"/>25-300 </text:p>
          </table:table-cell>
          <table:table-cell table:formula="of:=RIGHT(&quot;    &quot; &amp; [.E44];4)" office:value-type="string" office:string-value=" -12">
            <text:p><text:s/>-12</text:p>
          </table:table-cell>
          <table:table-cell table:formula="of:=&quot;   &quot; &amp; LEFT([.F44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44] &amp; &quot;        &quot;;7)" office:value-type="string" office:string-value=" 1-30   ">
            <text:p><text:s/>1-30 <text:s text:c="2"/></text:p>
          </table:table-cell>
          <table:table-cell table:formula="of:=&quot; &quot; &amp; LEFT((MID(&quot;SWING    HEAL     CAST     POISON   SUMMON   STUN     CHARM    GAZE     BREATHE  DEATH    ERODE    DRAIN    &quot;;[.I4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4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K44]*9+1;9)) &amp; &quot;    &quot;;11)" office:value-type="string" office:string-value="BREATHE    ">
            <text:p>BREATHE <text:s text:c="3"/></text:p>
          </table:table-cell>
          <table:table-cell table:formula="of:=LEFT((MID(&quot;SWING    HEAL     CAST     POISON   SUMMON   STUN     CHARM    GAZE     BREATHE  DEATH    ERODE    DRAIN    &quot;;[.L44]*9+1;9)) &amp; &quot;    &quot;;7)" office:value-type="string" office:string-value="DEATH  ">
            <text:p>DEATH <text:s/></text:p>
          </table:table-cell>
          <table:table-cell table:formula="of:=&quot;.byte &quot;&quot;&quot; &amp; [.A44] &amp; &quot;&quot;&quot;,0         ; level &quot; &amp; [.N44]" office:value-type="string" office:string-value=".byte &quot;FIRE GIANT&quot;,0         ; level 10">
            <text:p>.byte "FIRE GIANT",0 <text:s text:c="8"/>; level 10</text:p>
          </table:table-cell>
          <table:table-cell table:formula="of:=&quot;.byte &quot; &amp; [.B44] &amp; &quot;,&quot; &amp; [.C44] &amp; &quot;,&quot; &amp; [.D44] &amp; &quot;,&quot; &amp; [.E44]+25 &amp; &quot;,&quot; &amp; [.F44] &amp; &quot;,&quot; &amp; [.G44] &amp; &quot;,&quot; &amp; [.H44] &amp; &quot;,&quot; &amp; [.I44] &amp; &quot;,&quot; &amp; [.J44] &amp; &quot;,&quot; &amp; [.K44] &amp; &quot;,&quot; &amp; [.L44] &amp; &quot;                ; &quot; &amp; [.A44]" office:value-type="string" office:string-value=".byte 25,12,0,13,2,30,10,0,5,8,9                ; FIRE GIANT">
            <text:p>.byte 25,12,0,13,2,30,10,0,5,8,9 <text:s text:c="15"/>; FIRE GIANT</text:p>
          </table:table-cell>
          <table:table-cell table:formula="of:=LEN([.A44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GARGOYL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B45]+[.C45]/6)^1.3*(20-[.E45])/10)*([.F45]*[.G45]/2+[.I45]+[.J45]+[.K45]+[.L45]))" office:value-type="float" office:value="52">
            <text:p>52</text:p>
          </table:table-cell>
          <table:table-cell table:formula="of:=RIGHT(&quot; &quot; &amp; [.H45];2)" office:value-type="string" office:string-value=" 2">
            <text:p><text:s/>2</text:p>
          </table:table-cell>
          <table:table-cell table:formula="of:=LEFT([.A45] &amp; &quot; &quot; &amp; MID(&quot;   (A)(U)(D)&quot;;[.D45]*3+1;3) &amp; &quot;                               &quot;;19)" office:value-type="string" office:string-value="GARGOYLE           ">
            <text:p>GARGOYLE <text:s text:c="10"/></text:p>
          </table:table-cell>
          <table:table-cell table:formula="of:=RIGHT(&quot; &quot; &amp; [.H45];2)" office:value-type="string" office:string-value=" 2">
            <text:p><text:s/>2</text:p>
          </table:table-cell>
          <table:table-cell table:formula="of:=LEFT(&quot;    &quot; &amp; [.B45] &amp; &quot;-&quot; &amp; [.B45]*[.C45] &amp; &quot;      &quot;;11)" office:value-type="string" office:string-value="    4-32   ">
            <text:p><text:s text:c="4"/>4-32 <text:s text:c="2"/></text:p>
          </table:table-cell>
          <table:table-cell table:formula="of:=RIGHT(&quot;    &quot; &amp; [.E45];4)" office:value-type="string" office:string-value="   0">
            <text:p><text:s text:c="3"/>0</text:p>
          </table:table-cell>
          <table:table-cell table:formula="of:=&quot;   &quot; &amp; LEFT([.F45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45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4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5]*9+1;9)) &amp; &quot;    &quot;;7)" office:value-type="string" office:string-value="SWING  ">
            <text:p>SWING <text:s/></text:p>
          </table:table-cell>
          <table:table-cell table:formula="of:=&quot;.byte &quot;&quot;&quot; &amp; [.A45] &amp; &quot;&quot;&quot;,0         ; level &quot; &amp; [.N45]" office:value-type="string" office:string-value=".byte &quot;GARGOYLE&quot;,0         ; level  2">
            <text:p>.byte "GARGOYLE",0 <text:s text:c="8"/>; level <text:s/>2</text:p>
          </table:table-cell>
          <table:table-cell table:formula="of:=&quot;.byte &quot; &amp; [.B45] &amp; &quot;,&quot; &amp; [.C45] &amp; &quot;,&quot; &amp; [.D45] &amp; &quot;,&quot; &amp; [.E45]+25 &amp; &quot;,&quot; &amp; [.F45] &amp; &quot;,&quot; &amp; [.G45] &amp; &quot;,&quot; &amp; [.H45] &amp; &quot;,&quot; &amp; [.I45] &amp; &quot;,&quot; &amp; [.J45] &amp; &quot;,&quot; &amp; [.K45] &amp; &quot;,&quot; &amp; [.L45] &amp; &quot;                ; &quot; &amp; [.A45]" office:value-type="string" office:string-value=".byte 4,8,0,25,2,3,2,0,0,0,0                ; GARGOYLE">
            <text:p>.byte 4,8,0,25,2,3,2,0,0,0,0 <text:s text:c="15"/>; GARGOYLE</text:p>
          </table:table-cell>
          <table:table-cell table:formula="of:=LEN([.A45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GHOST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table:formula="of:=INT((([.B46]+[.C46]/6)^1.3*(20-[.E46])/10)*([.F46]*[.G46]/2+[.I46]+[.J46]+[.K46]+[.L46]))" office:value-type="float" office:value="4738">
            <text:p>4738</text:p>
          </table:table-cell>
          <table:table-cell table:formula="of:=RIGHT(&quot; &quot; &amp; [.H46];2)" office:value-type="string" office:string-value=" 9">
            <text:p><text:s/>9</text:p>
          </table:table-cell>
          <table:table-cell table:formula="of:=LEFT([.A46] &amp; &quot; &quot; &amp; MID(&quot;   (A)(U)(D)&quot;;[.D46]*3+1;3) &amp; &quot;                               &quot;;19)" office:value-type="string" office:string-value="GHOST (U)          ">
            <text:p>GHOST (U) <text:s text:c="9"/></text:p>
          </table:table-cell>
          <table:table-cell table:formula="of:=RIGHT(&quot; &quot; &amp; [.H46];2)" office:value-type="string" office:string-value=" 9">
            <text:p><text:s/>9</text:p>
          </table:table-cell>
          <table:table-cell table:formula="of:=LEFT(&quot;    &quot; &amp; [.B46] &amp; &quot;-&quot; &amp; [.B46]*[.C46] &amp; &quot;      &quot;;11)" office:value-type="string" office:string-value="    18-144 ">
            <text:p><text:s text:c="4"/>18-144 </text:p>
          </table:table-cell>
          <table:table-cell table:formula="of:=RIGHT(&quot;    &quot; &amp; [.E46];4)" office:value-type="string" office:string-value="  -1">
            <text:p><text:s text:c="2"/>-1</text:p>
          </table:table-cell>
          <table:table-cell table:formula="of:=&quot;   &quot; &amp; LEFT([.F4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46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4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6]*9+1;9)) &amp; &quot;    &quot;;11)" office:value-type="string" office:string-value="DRAIN      ">
            <text:p>DRAIN <text:s text:c="5"/></text:p>
          </table:table-cell>
          <table:table-cell table:formula="of:=LEFT((MID(&quot;SWING    HEAL     CAST     POISON   SUMMON   STUN     CHARM    GAZE     BREATHE  DEATH    ERODE    DRAIN    &quot;;[.K46]*9+1;9)) &amp; &quot;    &quot;;11)" office:value-type="string" office:string-value="DRAIN      ">
            <text:p>DRAIN <text:s text:c="5"/></text:p>
          </table:table-cell>
          <table:table-cell table:formula="of:=LEFT((MID(&quot;SWING    HEAL     CAST     POISON   SUMMON   STUN     CHARM    GAZE     BREATHE  DEATH    ERODE    DRAIN    &quot;;[.L46]*9+1;9)) &amp; &quot;    &quot;;7)" office:value-type="string" office:string-value="DRAIN  ">
            <text:p>DRAIN <text:s/></text:p>
          </table:table-cell>
          <table:table-cell table:formula="of:=&quot;.byte &quot;&quot;&quot; &amp; [.A46] &amp; &quot;&quot;&quot;,0         ; level &quot; &amp; [.N46]" office:value-type="string" office:string-value=".byte &quot;GHOST&quot;,0         ; level  9">
            <text:p>.byte "GHOST",0 <text:s text:c="8"/>; level <text:s/>9</text:p>
          </table:table-cell>
          <table:table-cell table:formula="of:=&quot;.byte &quot; &amp; [.B46] &amp; &quot;,&quot; &amp; [.C46] &amp; &quot;,&quot; &amp; [.D46] &amp; &quot;,&quot; &amp; [.E46]+25 &amp; &quot;,&quot; &amp; [.F46] &amp; &quot;,&quot; &amp; [.G46] &amp; &quot;,&quot; &amp; [.H46] &amp; &quot;,&quot; &amp; [.I46] &amp; &quot;,&quot; &amp; [.J46] &amp; &quot;,&quot; &amp; [.K46] &amp; &quot;,&quot; &amp; [.L46] &amp; &quot;                ; &quot; &amp; [.A46]" office:value-type="string" office:string-value=".byte 18,8,2,24,2,15,9,0,11,11,11                ; GHOST">
            <text:p>.byte 18,8,2,24,2,15,9,0,11,11,11 <text:s text:c="15"/>; GHOST</text:p>
          </table:table-cell>
          <table:table-cell table:formula="of:=LEN([.A46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GHOU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47]+[.C47]/6)^1.3*(20-[.E47])/10)*([.F47]*[.G47]/2+[.I47]+[.J47]+[.K47]+[.L47]))" office:value-type="float" office:value="39">
            <text:p>39</text:p>
          </table:table-cell>
          <table:table-cell table:formula="of:=RIGHT(&quot; &quot; &amp; [.H47];2)" office:value-type="string" office:string-value=" 2">
            <text:p><text:s/>2</text:p>
          </table:table-cell>
          <table:table-cell table:formula="of:=LEFT([.A47] &amp; &quot; &quot; &amp; MID(&quot;   (A)(U)(D)&quot;;[.D47]*3+1;3) &amp; &quot;                               &quot;;19)" office:value-type="string" office:string-value="GHOUL (U)          ">
            <text:p>GHOUL (U) <text:s text:c="9"/></text:p>
          </table:table-cell>
          <table:table-cell table:formula="of:=RIGHT(&quot; &quot; &amp; [.H47];2)" office:value-type="string" office:string-value=" 2">
            <text:p><text:s/>2</text:p>
          </table:table-cell>
          <table:table-cell table:formula="of:=LEFT(&quot;    &quot; &amp; [.B47] &amp; &quot;-&quot; &amp; [.B47]*[.C47] &amp; &quot;      &quot;;11)" office:value-type="string" office:string-value="    2-16   ">
            <text:p><text:s text:c="4"/>2-16 <text:s text:c="2"/></text:p>
          </table:table-cell>
          <table:table-cell table:formula="of:=RIGHT(&quot;    &quot; &amp; [.E47];4)" office:value-type="string" office:string-value="   5">
            <text:p><text:s text:c="3"/>5</text:p>
          </table:table-cell>
          <table:table-cell table:formula="of:=&quot;   &quot; &amp; LEFT([.F47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47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4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7]*9+1;9)) &amp; &quot;    &quot;;7)" office:value-type="string" office:string-value="SUMMON ">
            <text:p>SUMMON </text:p>
          </table:table-cell>
          <table:table-cell table:formula="of:=&quot;.byte &quot;&quot;&quot; &amp; [.A47] &amp; &quot;&quot;&quot;,0         ; level &quot; &amp; [.N47]" office:value-type="string" office:string-value=".byte &quot;GHOUL&quot;,0         ; level  2">
            <text:p>.byte "GHOUL",0 <text:s text:c="8"/>; level <text:s/>2</text:p>
          </table:table-cell>
          <table:table-cell table:formula="of:=&quot;.byte &quot; &amp; [.B47] &amp; &quot;,&quot; &amp; [.C47] &amp; &quot;,&quot; &amp; [.D47] &amp; &quot;,&quot; &amp; [.E47]+25 &amp; &quot;,&quot; &amp; [.F47] &amp; &quot;,&quot; &amp; [.G47] &amp; &quot;,&quot; &amp; [.H47] &amp; &quot;,&quot; &amp; [.I47] &amp; &quot;,&quot; &amp; [.J47] &amp; &quot;,&quot; &amp; [.K47] &amp; &quot;,&quot; &amp; [.L47] &amp; &quot;                ; &quot; &amp; [.A47]" office:value-type="string" office:string-value=".byte 2,8,2,30,1,3,2,0,0,0,4                ; GHOUL">
            <text:p>.byte 2,8,2,30,1,3,2,0,0,0,4 <text:s text:c="15"/>; GHOUL</text:p>
          </table:table-cell>
          <table:table-cell table:formula="of:=LEN([.A47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GIANT SLUG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NT((([.B48]+[.C48]/6)^1.3*(20-[.E48])/10)*([.F48]*[.G48]/2+[.I48]+[.J48]+[.K48]+[.L48]))" office:value-type="float" office:value="208">
            <text:p>208</text:p>
          </table:table-cell>
          <table:table-cell table:formula="of:=RIGHT(&quot; &quot; &amp; [.H48];2)" office:value-type="string" office:string-value=" 5">
            <text:p><text:s/>5</text:p>
          </table:table-cell>
          <table:table-cell table:formula="of:=LEFT([.A48] &amp; &quot; &quot; &amp; MID(&quot;   (A)(U)(D)&quot;;[.D48]*3+1;3) &amp; &quot;                               &quot;;19)" office:value-type="string" office:string-value="GIANT SLUG (A)     ">
            <text:p>GIANT SLUG (A) <text:s text:c="4"/></text:p>
          </table:table-cell>
          <table:table-cell table:formula="of:=RIGHT(&quot; &quot; &amp; [.H48];2)" office:value-type="string" office:string-value=" 5">
            <text:p><text:s/>5</text:p>
          </table:table-cell>
          <table:table-cell table:formula="of:=LEFT(&quot;    &quot; &amp; [.B48] &amp; &quot;-&quot; &amp; [.B48]*[.C48] &amp; &quot;      &quot;;11)" office:value-type="string" office:string-value="    12-96  ">
            <text:p><text:s text:c="4"/>12-96 <text:s/></text:p>
          </table:table-cell>
          <table:table-cell table:formula="of:=RIGHT(&quot;    &quot; &amp; [.E48];4)" office:value-type="string" office:string-value="   8">
            <text:p><text:s text:c="3"/>8</text:p>
          </table:table-cell>
          <table:table-cell table:formula="of:=&quot;   &quot; &amp; LEFT([.F48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48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4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8]*9+1;9)) &amp; &quot;    &quot;;7)" office:value-type="string" office:string-value="SWING  ">
            <text:p>SWING <text:s/></text:p>
          </table:table-cell>
          <table:table-cell table:formula="of:=&quot;.byte &quot;&quot;&quot; &amp; [.A48] &amp; &quot;&quot;&quot;,0         ; level &quot; &amp; [.N48]" office:value-type="string" office:string-value=".byte &quot;GIANT SLUG&quot;,0         ; level  5">
            <text:p>.byte "GIANT SLUG",0 <text:s text:c="8"/>; level <text:s/>5</text:p>
          </table:table-cell>
          <table:table-cell table:formula="of:=&quot;.byte &quot; &amp; [.B48] &amp; &quot;,&quot; &amp; [.C48] &amp; &quot;,&quot; &amp; [.D48] &amp; &quot;,&quot; &amp; [.E48]+25 &amp; &quot;,&quot; &amp; [.F48] &amp; &quot;,&quot; &amp; [.G48] &amp; &quot;,&quot; &amp; [.H48] &amp; &quot;,&quot; &amp; [.I48] &amp; &quot;,&quot; &amp; [.J48] &amp; &quot;,&quot; &amp; [.K48] &amp; &quot;,&quot; &amp; [.L48] &amp; &quot;                ; &quot; &amp; [.A48]" office:value-type="string" office:string-value=".byte 12,8,1,33,1,12,5,0,0,0,0                ; GIANT SLUG">
            <text:p>.byte 12,8,1,33,1,12,5,0,0,0,0 <text:s text:c="15"/>; GIANT SLUG</text:p>
          </table:table-cell>
          <table:table-cell table:formula="of:=LEN([.A48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GIANT SPID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B49]+[.C49]/6)^1.3*(20-[.E49])/10)*([.F49]*[.G49]/2+[.I49]+[.J49]+[.K49]+[.L49]))" office:value-type="float" office:value="123">
            <text:p>123</text:p>
          </table:table-cell>
          <table:table-cell table:formula="of:=RIGHT(&quot; &quot; &amp; [.H49];2)" office:value-type="string" office:string-value=" 4">
            <text:p><text:s/>4</text:p>
          </table:table-cell>
          <table:table-cell table:formula="of:=LEFT([.A49] &amp; &quot; &quot; &amp; MID(&quot;   (A)(U)(D)&quot;;[.D49]*3+1;3) &amp; &quot;                               &quot;;19)" office:value-type="string" office:string-value="GIANT SPIDER (A)   ">
            <text:p>GIANT SPIDER (A) <text:s text:c="2"/></text:p>
          </table:table-cell>
          <table:table-cell table:formula="of:=RIGHT(&quot; &quot; &amp; [.H49];2)" office:value-type="string" office:string-value=" 4">
            <text:p><text:s/>4</text:p>
          </table:table-cell>
          <table:table-cell table:formula="of:=LEFT(&quot;    &quot; &amp; [.B49] &amp; &quot;-&quot; &amp; [.B49]*[.C49] &amp; &quot;      &quot;;11)" office:value-type="string" office:string-value="    5-40   ">
            <text:p><text:s text:c="4"/>5-40 <text:s text:c="2"/></text:p>
          </table:table-cell>
          <table:table-cell table:formula="of:=RIGHT(&quot;    &quot; &amp; [.E49];4)" office:value-type="string" office:string-value="   4">
            <text:p><text:s text:c="3"/>4</text:p>
          </table:table-cell>
          <table:table-cell table:formula="of:=&quot;   &quot; &amp; LEFT([.F49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49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4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4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4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49]*9+1;9)) &amp; &quot;    &quot;;7)" office:value-type="string" office:string-value="POISON ">
            <text:p>POISON </text:p>
          </table:table-cell>
          <table:table-cell table:formula="of:=&quot;.byte &quot;&quot;&quot; &amp; [.A49] &amp; &quot;&quot;&quot;,0         ; level &quot; &amp; [.N49]" office:value-type="string" office:string-value=".byte &quot;GIANT SPIDER&quot;,0         ; level  4">
            <text:p>.byte "GIANT SPIDER",0 <text:s text:c="8"/>; level <text:s/>4</text:p>
          </table:table-cell>
          <table:table-cell table:formula="of:=&quot;.byte &quot; &amp; [.B49] &amp; &quot;,&quot; &amp; [.C49] &amp; &quot;,&quot; &amp; [.D49] &amp; &quot;,&quot; &amp; [.E49]+25 &amp; &quot;,&quot; &amp; [.F49] &amp; &quot;,&quot; &amp; [.G49] &amp; &quot;,&quot; &amp; [.H49] &amp; &quot;,&quot; &amp; [.I49] &amp; &quot;,&quot; &amp; [.J49] &amp; &quot;,&quot; &amp; [.K49] &amp; &quot;,&quot; &amp; [.L49] &amp; &quot;                ; &quot; &amp; [.A49]" office:value-type="string" office:string-value=".byte 5,8,1,29,2,4,4,0,0,0,3                ; GIANT SPIDER">
            <text:p>.byte 5,8,1,29,2,4,4,0,0,0,3 <text:s text:c="15"/>; GIANT SPIDER</text:p>
          </table:table-cell>
          <table:table-cell table:formula="of:=LEN([.A49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GNOL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B50]+[.C50]/6)^1.3*(20-[.E50])/10)*([.F50]*[.G50]/2+[.I50]+[.J50]+[.K50]+[.L50]))" office:value-type="float" office:value="30">
            <text:p>30</text:p>
          </table:table-cell>
          <table:table-cell table:formula="of:=RIGHT(&quot; &quot; &amp; [.H50];2)" office:value-type="string" office:string-value=" 2">
            <text:p><text:s/>2</text:p>
          </table:table-cell>
          <table:table-cell table:formula="of:=LEFT([.A50] &amp; &quot; &quot; &amp; MID(&quot;   (A)(U)(D)&quot;;[.D50]*3+1;3) &amp; &quot;                               &quot;;19)" office:value-type="string" office:string-value="GNOLL              ">
            <text:p>GNOLL <text:s text:c="13"/></text:p>
          </table:table-cell>
          <table:table-cell table:formula="of:=RIGHT(&quot; &quot; &amp; [.H50];2)" office:value-type="string" office:string-value=" 2">
            <text:p><text:s/>2</text:p>
          </table:table-cell>
          <table:table-cell table:formula="of:=LEFT(&quot;    &quot; &amp; [.B50] &amp; &quot;-&quot; &amp; [.B50]*[.C50] &amp; &quot;      &quot;;11)" office:value-type="string" office:string-value="    2-16   ">
            <text:p><text:s text:c="4"/>2-16 <text:s text:c="2"/></text:p>
          </table:table-cell>
          <table:table-cell table:formula="of:=RIGHT(&quot;    &quot; &amp; [.E50];4)" office:value-type="string" office:string-value="   4">
            <text:p><text:s text:c="3"/>4</text:p>
          </table:table-cell>
          <table:table-cell table:formula="of:=&quot;   &quot; &amp; LEFT([.F50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0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5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0]*9+1;9)) &amp; &quot;    &quot;;7)" office:value-type="string" office:string-value="SWING  ">
            <text:p>SWING <text:s/></text:p>
          </table:table-cell>
          <table:table-cell table:formula="of:=&quot;.byte &quot;&quot;&quot; &amp; [.A50] &amp; &quot;&quot;&quot;,0         ; level &quot; &amp; [.N50]" office:value-type="string" office:string-value=".byte &quot;GNOLL&quot;,0         ; level  2">
            <text:p>.byte "GNOLL",0 <text:s text:c="8"/>; level <text:s/>2</text:p>
          </table:table-cell>
          <table:table-cell table:formula="of:=&quot;.byte &quot; &amp; [.B50] &amp; &quot;,&quot; &amp; [.C50] &amp; &quot;,&quot; &amp; [.D50] &amp; &quot;,&quot; &amp; [.E50]+25 &amp; &quot;,&quot; &amp; [.F50] &amp; &quot;,&quot; &amp; [.G50] &amp; &quot;,&quot; &amp; [.H50] &amp; &quot;,&quot; &amp; [.I50] &amp; &quot;,&quot; &amp; [.J50] &amp; &quot;,&quot; &amp; [.K50] &amp; &quot;,&quot; &amp; [.L50] &amp; &quot;                ; &quot; &amp; [.A50]" office:value-type="string" office:string-value=".byte 2,8,0,29,1,8,2,0,0,0,0                ; GNOLL">
            <text:p>.byte 2,8,0,29,1,8,2,0,0,0,0 <text:s text:c="15"/>; GNOLL</text:p>
          </table:table-cell>
          <table:table-cell table:formula="of:=LEN([.A50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GNOM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51]+[.C51]/6)^1.3*(20-[.E51])/10)*([.F51]*[.G51]/2+[.I51]+[.J51]+[.K51]+[.L51]))" office:value-type="float" office:value="11">
            <text:p>11</text:p>
          </table:table-cell>
          <table:table-cell table:formula="of:=RIGHT(&quot; &quot; &amp; [.H51];2)" office:value-type="string" office:string-value=" 1">
            <text:p><text:s/>1</text:p>
          </table:table-cell>
          <table:table-cell table:formula="of:=LEFT([.A51] &amp; &quot; &quot; &amp; MID(&quot;   (A)(U)(D)&quot;;[.D51]*3+1;3) &amp; &quot;                               &quot;;19)" office:value-type="string" office:string-value="GNOME              ">
            <text:p>GNOME <text:s text:c="13"/></text:p>
          </table:table-cell>
          <table:table-cell table:formula="of:=RIGHT(&quot; &quot; &amp; [.H51];2)" office:value-type="string" office:string-value=" 1">
            <text:p><text:s/>1</text:p>
          </table:table-cell>
          <table:table-cell table:formula="of:=LEFT(&quot;    &quot; &amp; [.B51] &amp; &quot;-&quot; &amp; [.B51]*[.C51] &amp; &quot;      &quot;;11)" office:value-type="string" office:string-value="    1-6    ">
            <text:p><text:s text:c="4"/>1-6 <text:s text:c="3"/></text:p>
          </table:table-cell>
          <table:table-cell table:formula="of:=RIGHT(&quot;    &quot; &amp; [.E51];4)" office:value-type="string" office:string-value="   5">
            <text:p><text:s text:c="3"/>5</text:p>
          </table:table-cell>
          <table:table-cell table:formula="of:=&quot;   &quot; &amp; LEFT([.F51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1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5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1]*9+1;9)) &amp; &quot;    &quot;;7)" office:value-type="string" office:string-value="SWING  ">
            <text:p>SWING <text:s/></text:p>
          </table:table-cell>
          <table:table-cell table:formula="of:=&quot;.byte &quot;&quot;&quot; &amp; [.A51] &amp; &quot;&quot;&quot;,0         ; level &quot; &amp; [.N51]" office:value-type="string" office:string-value=".byte &quot;GNOME&quot;,0         ; level  1">
            <text:p>.byte "GNOME",0 <text:s text:c="8"/>; level <text:s/>1</text:p>
          </table:table-cell>
          <table:table-cell table:formula="of:=&quot;.byte &quot; &amp; [.B51] &amp; &quot;,&quot; &amp; [.C51] &amp; &quot;,&quot; &amp; [.D51] &amp; &quot;,&quot; &amp; [.E51]+25 &amp; &quot;,&quot; &amp; [.F51] &amp; &quot;,&quot; &amp; [.G51] &amp; &quot;,&quot; &amp; [.H51] &amp; &quot;,&quot; &amp; [.I51] &amp; &quot;,&quot; &amp; [.J51] &amp; &quot;,&quot; &amp; [.K51] &amp; &quot;,&quot; &amp; [.L51] &amp; &quot;                ; &quot; &amp; [.A51]" office:value-type="string" office:string-value=".byte 1,6,0,30,1,6,1,0,0,0,0                ; GNOME">
            <text:p>.byte 1,6,0,30,1,6,1,0,0,0,0 <text:s text:c="15"/>; GNOME</text:p>
          </table:table-cell>
          <table:table-cell table:formula="of:=LEN([.A51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GOBLI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52]+[.C52]/6)^1.3*(20-[.E52])/10)*([.F52]*[.G52]/2+[.I52]+[.J52]+[.K52]+[.L52]))" office:value-type="float" office:value="11">
            <text:p>11</text:p>
          </table:table-cell>
          <table:table-cell table:formula="of:=RIGHT(&quot; &quot; &amp; [.H52];2)" office:value-type="string" office:string-value=" 1">
            <text:p><text:s/>1</text:p>
          </table:table-cell>
          <table:table-cell table:formula="of:=LEFT([.A52] &amp; &quot; &quot; &amp; MID(&quot;   (A)(U)(D)&quot;;[.D52]*3+1;3) &amp; &quot;                               &quot;;19)" office:value-type="string" office:string-value="GOBLIN             ">
            <text:p>GOBLIN <text:s text:c="12"/></text:p>
          </table:table-cell>
          <table:table-cell table:formula="of:=RIGHT(&quot; &quot; &amp; [.H52];2)" office:value-type="string" office:string-value=" 1">
            <text:p><text:s/>1</text:p>
          </table:table-cell>
          <table:table-cell table:formula="of:=LEFT(&quot;    &quot; &amp; [.B52] &amp; &quot;-&quot; &amp; [.B52]*[.C52] &amp; &quot;      &quot;;11)" office:value-type="string" office:string-value="    1-7    ">
            <text:p><text:s text:c="4"/>1-7 <text:s text:c="3"/></text:p>
          </table:table-cell>
          <table:table-cell table:formula="of:=RIGHT(&quot;    &quot; &amp; [.E52];4)" office:value-type="string" office:string-value="   6">
            <text:p><text:s text:c="3"/>6</text:p>
          </table:table-cell>
          <table:table-cell table:formula="of:=&quot;   &quot; &amp; LEFT([.F5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2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5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2]*9+1;9)) &amp; &quot;    &quot;;7)" office:value-type="string" office:string-value="SWING  ">
            <text:p>SWING <text:s/></text:p>
          </table:table-cell>
          <table:table-cell table:formula="of:=&quot;.byte &quot;&quot;&quot; &amp; [.A52] &amp; &quot;&quot;&quot;,0         ; level &quot; &amp; [.N52]" office:value-type="string" office:string-value=".byte &quot;GOBLIN&quot;,0         ; level  1">
            <text:p>.byte "GOBLIN",0 <text:s text:c="8"/>; level <text:s/>1</text:p>
          </table:table-cell>
          <table:table-cell table:formula="of:=&quot;.byte &quot; &amp; [.B52] &amp; &quot;,&quot; &amp; [.C52] &amp; &quot;,&quot; &amp; [.D52] &amp; &quot;,&quot; &amp; [.E52]+25 &amp; &quot;,&quot; &amp; [.F52] &amp; &quot;,&quot; &amp; [.G52] &amp; &quot;,&quot; &amp; [.H52] &amp; &quot;,&quot; &amp; [.I52] &amp; &quot;,&quot; &amp; [.J52] &amp; &quot;,&quot; &amp; [.K52] &amp; &quot;,&quot; &amp; [.L52] &amp; &quot;                ; &quot; &amp; [.A52]" office:value-type="string" office:string-value=".byte 1,7,0,31,1,6,1,0,0,0,0                ; GOBLIN">
            <text:p>.byte 1,7,0,31,1,6,1,0,0,0,0 <text:s text:c="15"/>; GOBLIN</text:p>
          </table:table-cell>
          <table:table-cell table:formula="of:=LEN([.A52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GOLD DRAGON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INT((([.B53]+[.C53]/6)^1.3*(20-[.E53])/10)*([.F53]*[.G53]/2+[.I53]+[.J53]+[.K53]+[.L53]))" office:value-type="float" office:value="10747">
            <text:p>10747</text:p>
          </table:table-cell>
          <table:table-cell table:formula="of:=RIGHT(&quot; &quot; &amp; [.H53];2)" office:value-type="string" office:string-value="10">
            <text:p>10</text:p>
          </table:table-cell>
          <table:table-cell table:formula="of:=LEFT([.A53] &amp; &quot; &quot; &amp; MID(&quot;   (A)(U)(D)&quot;;[.D53]*3+1;3) &amp; &quot;                               &quot;;19)" office:value-type="string" office:string-value="GOLD DRAGON        ">
            <text:p>GOLD DRAGON <text:s text:c="7"/></text:p>
          </table:table-cell>
          <table:table-cell table:formula="of:=RIGHT(&quot; &quot; &amp; [.H53];2)" office:value-type="string" office:string-value="10">
            <text:p>10</text:p>
          </table:table-cell>
          <table:table-cell table:formula="of:=LEFT(&quot;    &quot; &amp; [.B53] &amp; &quot;-&quot; &amp; [.B53]*[.C53] &amp; &quot;      &quot;;11)" office:value-type="string" office:string-value="    25-250 ">
            <text:p><text:s text:c="4"/>25-250 </text:p>
          </table:table-cell>
          <table:table-cell table:formula="of:=RIGHT(&quot;    &quot; &amp; [.E53];4)" office:value-type="string" office:string-value=" -15">
            <text:p><text:s/>-15</text:p>
          </table:table-cell>
          <table:table-cell table:formula="of:=&quot;   &quot; &amp; LEFT([.F53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53] &amp; &quot;        &quot;;7)" office:value-type="string" office:string-value=" 1-25   ">
            <text:p><text:s/>1-25 <text:s text:c="2"/></text:p>
          </table:table-cell>
          <table:table-cell table:formula="of:=&quot; &quot; &amp; LEFT((MID(&quot;SWING    HEAL     CAST     POISON   SUMMON   STUN     CHARM    GAZE     BREATHE  DEATH    ERODE    DRAIN    &quot;;[.I5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3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K53]*9+1;9)) &amp; &quot;    &quot;;11)" office:value-type="string" office:string-value="BREATHE    ">
            <text:p>BREATHE <text:s text:c="3"/></text:p>
          </table:table-cell>
          <table:table-cell table:formula="of:=LEFT((MID(&quot;SWING    HEAL     CAST     POISON   SUMMON   STUN     CHARM    GAZE     BREATHE  DEATH    ERODE    DRAIN    &quot;;[.L53]*9+1;9)) &amp; &quot;    &quot;;7)" office:value-type="string" office:string-value="BREATHE">
            <text:p>BREATHE</text:p>
          </table:table-cell>
          <table:table-cell table:formula="of:=&quot;.byte &quot;&quot;&quot; &amp; [.A53] &amp; &quot;&quot;&quot;,0         ; level &quot; &amp; [.N53]" office:value-type="string" office:string-value=".byte &quot;GOLD DRAGON&quot;,0         ; level 10">
            <text:p>.byte "GOLD DRAGON",0 <text:s text:c="8"/>; level 10</text:p>
          </table:table-cell>
          <table:table-cell table:formula="of:=&quot;.byte &quot; &amp; [.B53] &amp; &quot;,&quot; &amp; [.C53] &amp; &quot;,&quot; &amp; [.D53] &amp; &quot;,&quot; &amp; [.E53]+25 &amp; &quot;,&quot; &amp; [.F53] &amp; &quot;,&quot; &amp; [.G53] &amp; &quot;,&quot; &amp; [.H53] &amp; &quot;,&quot; &amp; [.I53] &amp; &quot;,&quot; &amp; [.J53] &amp; &quot;,&quot; &amp; [.K53] &amp; &quot;,&quot; &amp; [.L53] &amp; &quot;                ; &quot; &amp; [.A53]" office:value-type="string" office:string-value=".byte 25,10,0,10,2,25,10,0,2,8,8                ; GOLD DRAGON">
            <text:p>.byte 25,10,0,10,2,25,10,0,2,8,8 <text:s text:c="15"/>; GOLD DRAGON</text:p>
          </table:table-cell>
          <table:table-cell table:formula="of:=LEN([.A53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GORGON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NT((([.B54]+[.C54]/6)^1.3*(20-[.E54])/10)*([.F54]*[.G54]/2+[.I54]+[.J54]+[.K54]+[.L54]))" office:value-type="float" office:value="474">
            <text:p>474</text:p>
          </table:table-cell>
          <table:table-cell table:formula="of:=RIGHT(&quot; &quot; &amp; [.H54];2)" office:value-type="string" office:string-value=" 6">
            <text:p><text:s/>6</text:p>
          </table:table-cell>
          <table:table-cell table:formula="of:=LEFT([.A54] &amp; &quot; &quot; &amp; MID(&quot;   (A)(U)(D)&quot;;[.D54]*3+1;3) &amp; &quot;                               &quot;;19)" office:value-type="string" office:string-value="GORGON (A)         ">
            <text:p>GORGON (A) <text:s text:c="8"/></text:p>
          </table:table-cell>
          <table:table-cell table:formula="of:=RIGHT(&quot; &quot; &amp; [.H54];2)" office:value-type="string" office:string-value=" 6">
            <text:p><text:s/>6</text:p>
          </table:table-cell>
          <table:table-cell table:formula="of:=LEFT(&quot;    &quot; &amp; [.B54] &amp; &quot;-&quot; &amp; [.B54]*[.C54] &amp; &quot;      &quot;;11)" office:value-type="string" office:string-value="    8-64   ">
            <text:p><text:s text:c="4"/>8-64 <text:s text:c="2"/></text:p>
          </table:table-cell>
          <table:table-cell table:formula="of:=RIGHT(&quot;    &quot; &amp; [.E54];4)" office:value-type="string" office:string-value="   0">
            <text:p><text:s text:c="3"/>0</text:p>
          </table:table-cell>
          <table:table-cell table:formula="of:=&quot;   &quot; &amp; LEFT([.F54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54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5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4]*9+1;9)) &amp; &quot;    &quot;;7)" office:value-type="string" office:string-value="GAZE   ">
            <text:p>GAZE <text:s text:c="2"/></text:p>
          </table:table-cell>
          <table:table-cell table:formula="of:=&quot;.byte &quot;&quot;&quot; &amp; [.A54] &amp; &quot;&quot;&quot;,0         ; level &quot; &amp; [.N54]" office:value-type="string" office:string-value=".byte &quot;GORGON&quot;,0         ; level  6">
            <text:p>.byte "GORGON",0 <text:s text:c="8"/>; level <text:s/>6</text:p>
          </table:table-cell>
          <table:table-cell table:formula="of:=&quot;.byte &quot; &amp; [.B54] &amp; &quot;,&quot; &amp; [.C54] &amp; &quot;,&quot; &amp; [.D54] &amp; &quot;,&quot; &amp; [.E54]+25 &amp; &quot;,&quot; &amp; [.F54] &amp; &quot;,&quot; &amp; [.G54] &amp; &quot;,&quot; &amp; [.H54] &amp; &quot;,&quot; &amp; [.I54] &amp; &quot;,&quot; &amp; [.J54] &amp; &quot;,&quot; &amp; [.K54] &amp; &quot;,&quot; &amp; [.L54] &amp; &quot;                ; &quot; &amp; [.A54]" office:value-type="string" office:string-value=".byte 8,8,1,25,2,6,6,0,0,0,7                ; GORGON">
            <text:p>.byte 8,8,1,25,2,6,6,0,0,0,7 <text:s text:c="15"/>; GORGON</text:p>
          </table:table-cell>
          <table:table-cell table:formula="of:=LEN([.A54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GREEN DRAGON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NT((([.B55]+[.C55]/6)^1.3*(20-[.E55])/10)*([.F55]*[.G55]/2+[.I55]+[.J55]+[.K55]+[.L55]))" office:value-type="float" office:value="3531">
            <text:p>3531</text:p>
          </table:table-cell>
          <table:table-cell table:formula="of:=RIGHT(&quot; &quot; &amp; [.H55];2)" office:value-type="string" office:string-value=" 9">
            <text:p><text:s/>9</text:p>
          </table:table-cell>
          <table:table-cell table:formula="of:=LEFT([.A55] &amp; &quot; &quot; &amp; MID(&quot;   (A)(U)(D)&quot;;[.D55]*3+1;3) &amp; &quot;                               &quot;;19)" office:value-type="string" office:string-value="GREEN DRAGON       ">
            <text:p>GREEN DRAGON <text:s text:c="6"/></text:p>
          </table:table-cell>
          <table:table-cell table:formula="of:=RIGHT(&quot; &quot; &amp; [.H55];2)" office:value-type="string" office:string-value=" 9">
            <text:p><text:s/>9</text:p>
          </table:table-cell>
          <table:table-cell table:formula="of:=LEFT(&quot;    &quot; &amp; [.B55] &amp; &quot;-&quot; &amp; [.B55]*[.C55] &amp; &quot;      &quot;;11)" office:value-type="string" office:string-value="    22-220 ">
            <text:p><text:s text:c="4"/>22-220 </text:p>
          </table:table-cell>
          <table:table-cell table:formula="of:=RIGHT(&quot;    &quot; &amp; [.E55];4)" office:value-type="string" office:string-value=" -13">
            <text:p><text:s/>-13</text:p>
          </table:table-cell>
          <table:table-cell table:formula="of:=&quot;   &quot; &amp; LEFT([.F55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5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5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5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L55]*9+1;9)) &amp; &quot;    &quot;;7)" office:value-type="string" office:string-value="BREATHE">
            <text:p>BREATHE</text:p>
          </table:table-cell>
          <table:table-cell table:formula="of:=&quot;.byte &quot;&quot;&quot; &amp; [.A55] &amp; &quot;&quot;&quot;,0         ; level &quot; &amp; [.N55]" office:value-type="string" office:string-value=".byte &quot;GREEN DRAGON&quot;,0         ; level  9">
            <text:p>.byte "GREEN DRAGON",0 <text:s text:c="8"/>; level <text:s/>9</text:p>
          </table:table-cell>
          <table:table-cell table:formula="of:=&quot;.byte &quot; &amp; [.B55] &amp; &quot;,&quot; &amp; [.C55] &amp; &quot;,&quot; &amp; [.D55] &amp; &quot;,&quot; &amp; [.E55]+25 &amp; &quot;,&quot; &amp; [.F55] &amp; &quot;,&quot; &amp; [.G55] &amp; &quot;,&quot; &amp; [.H55] &amp; &quot;,&quot; &amp; [.I55] &amp; &quot;,&quot; &amp; [.J55] &amp; &quot;,&quot; &amp; [.K55] &amp; &quot;,&quot; &amp; [.L55] &amp; &quot;                ; &quot; &amp; [.A55]" office:value-type="string" office:string-value=".byte 22,10,0,12,1,15,9,0,0,2,8                ; GREEN DRAGON">
            <text:p>.byte 22,10,0,12,1,15,9,0,0,2,8 <text:s text:c="15"/>; GREEN DRAGON</text:p>
          </table:table-cell>
          <table:table-cell table:formula="of:=LEN([.A55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GREEN SLIM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INT((([.B56]+[.C56]/6)^1.3*(20-[.E56])/10)*([.F56]*[.G56]/2+[.I56]+[.J56]+[.K56]+[.L56]))" office:value-type="float" office:value="89">
            <text:p>89</text:p>
          </table:table-cell>
          <table:table-cell table:formula="of:=RIGHT(&quot; &quot; &amp; [.H56];2)" office:value-type="string" office:string-value=" 3">
            <text:p><text:s/>3</text:p>
          </table:table-cell>
          <table:table-cell table:formula="of:=LEFT([.A56] &amp; &quot; &quot; &amp; MID(&quot;   (A)(U)(D)&quot;;[.D56]*3+1;3) &amp; &quot;                               &quot;;19)" office:value-type="string" office:string-value="GREEN SLIME (A)    ">
            <text:p>GREEN SLIME (A) <text:s text:c="3"/></text:p>
          </table:table-cell>
          <table:table-cell table:formula="of:=RIGHT(&quot; &quot; &amp; [.H56];2)" office:value-type="string" office:string-value=" 3">
            <text:p><text:s/>3</text:p>
          </table:table-cell>
          <table:table-cell table:formula="of:=LEFT(&quot;    &quot; &amp; [.B56] &amp; &quot;-&quot; &amp; [.B56]*[.C56] &amp; &quot;      &quot;;11)" office:value-type="string" office:string-value="    2-16   ">
            <text:p><text:s text:c="4"/>2-16 <text:s text:c="2"/></text:p>
          </table:table-cell>
          <table:table-cell table:formula="of:=RIGHT(&quot;    &quot; &amp; [.E56];4)" office:value-type="string" office:string-value="   9">
            <text:p><text:s text:c="3"/>9</text:p>
          </table:table-cell>
          <table:table-cell table:formula="of:=&quot;   &quot; &amp; LEFT([.F56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6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5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6]*9+1;9)) &amp; &quot;    &quot;;11)" office:value-type="string" office:string-value="SUMMON     ">
            <text:p>SUMMON <text:s text:c="4"/></text:p>
          </table:table-cell>
          <table:table-cell table:formula="of:=LEFT((MID(&quot;SWING    HEAL     CAST     POISON   SUMMON   STUN     CHARM    GAZE     BREATHE  DEATH    ERODE    DRAIN    &quot;;[.L56]*9+1;9)) &amp; &quot;    &quot;;7)" office:value-type="string" office:string-value="ERODE  ">
            <text:p>ERODE <text:s/></text:p>
          </table:table-cell>
          <table:table-cell table:formula="of:=&quot;.byte &quot;&quot;&quot; &amp; [.A56] &amp; &quot;&quot;&quot;,0         ; level &quot; &amp; [.N56]" office:value-type="string" office:string-value=".byte &quot;GREEN SLIME&quot;,0         ; level  3">
            <text:p>.byte "GREEN SLIME",0 <text:s text:c="8"/>; level <text:s/>3</text:p>
          </table:table-cell>
          <table:table-cell table:formula="of:=&quot;.byte &quot; &amp; [.B56] &amp; &quot;,&quot; &amp; [.C56] &amp; &quot;,&quot; &amp; [.D56] &amp; &quot;,&quot; &amp; [.E56]+25 &amp; &quot;,&quot; &amp; [.F56] &amp; &quot;,&quot; &amp; [.G56] &amp; &quot;,&quot; &amp; [.H56] &amp; &quot;,&quot; &amp; [.I56] &amp; &quot;,&quot; &amp; [.J56] &amp; &quot;,&quot; &amp; [.K56] &amp; &quot;,&quot; &amp; [.L56] &amp; &quot;                ; &quot; &amp; [.A56]" office:value-type="string" office:string-value=".byte 2,8,1,34,1,6,3,0,0,4,10                ; GREEN SLIME">
            <text:p>.byte 2,8,1,34,1,6,3,0,0,4,10 <text:s text:c="15"/>; GREEN SLIME</text:p>
          </table:table-cell>
          <table:table-cell table:formula="of:=LEN([.A56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HELL HOUN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B57]+[.C57]/6)^1.3*(20-[.E57])/10)*([.F57]*[.G57]/2+[.I57]+[.J57]+[.K57]+[.L57]))" office:value-type="float" office:value="234">
            <text:p>234</text:p>
          </table:table-cell>
          <table:table-cell table:formula="of:=RIGHT(&quot; &quot; &amp; [.H57];2)" office:value-type="string" office:string-value=" 5">
            <text:p><text:s/>5</text:p>
          </table:table-cell>
          <table:table-cell table:formula="of:=LEFT([.A57] &amp; &quot; &quot; &amp; MID(&quot;   (A)(U)(D)&quot;;[.D57]*3+1;3) &amp; &quot;                               &quot;;19)" office:value-type="string" office:string-value="HELL HOUND (D)     ">
            <text:p>HELL HOUND (D) <text:s text:c="4"/></text:p>
          </table:table-cell>
          <table:table-cell table:formula="of:=RIGHT(&quot; &quot; &amp; [.H57];2)" office:value-type="string" office:string-value=" 5">
            <text:p><text:s/>5</text:p>
          </table:table-cell>
          <table:table-cell table:formula="of:=LEFT(&quot;    &quot; &amp; [.B57] &amp; &quot;-&quot; &amp; [.B57]*[.C57] &amp; &quot;      &quot;;11)" office:value-type="string" office:string-value="    6-48   ">
            <text:p><text:s text:c="4"/>6-48 <text:s text:c="2"/></text:p>
          </table:table-cell>
          <table:table-cell table:formula="of:=RIGHT(&quot;    &quot; &amp; [.E57];4)" office:value-type="string" office:string-value="   4">
            <text:p><text:s text:c="3"/>4</text:p>
          </table:table-cell>
          <table:table-cell table:formula="of:=&quot;   &quot; &amp; LEFT([.F57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7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5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7]*9+1;9)) &amp; &quot;    &quot;;7)" office:value-type="string" office:string-value="BREATHE">
            <text:p>BREATHE</text:p>
          </table:table-cell>
          <table:table-cell table:formula="of:=&quot;.byte &quot;&quot;&quot; &amp; [.A57] &amp; &quot;&quot;&quot;,0         ; level &quot; &amp; [.N57]" office:value-type="string" office:string-value=".byte &quot;HELL HOUND&quot;,0         ; level  5">
            <text:p>.byte "HELL HOUND",0 <text:s text:c="8"/>; level <text:s/>5</text:p>
          </table:table-cell>
          <table:table-cell table:formula="of:=&quot;.byte &quot; &amp; [.B57] &amp; &quot;,&quot; &amp; [.C57] &amp; &quot;,&quot; &amp; [.D57] &amp; &quot;,&quot; &amp; [.E57]+25 &amp; &quot;,&quot; &amp; [.F57] &amp; &quot;,&quot; &amp; [.G57] &amp; &quot;,&quot; &amp; [.H57] &amp; &quot;,&quot; &amp; [.I57] &amp; &quot;,&quot; &amp; [.J57] &amp; &quot;,&quot; &amp; [.K57] &amp; &quot;,&quot; &amp; [.L57] &amp; &quot;                ; &quot; &amp; [.A57]" office:value-type="string" office:string-value=".byte 6,8,3,29,1,6,5,0,0,0,8                ; HELL HOUND">
            <text:p>.byte 6,8,3,29,1,6,5,0,0,0,8 <text:s text:c="15"/>; HELL HOUND</text:p>
          </table:table-cell>
          <table:table-cell table:formula="of:=LEN([.A57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HILL GIANT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B58]+[.C58]/6)^1.3*(20-[.E58])/10)*([.F58]*[.G58]/2+[.I58]+[.J58]+[.K58]+[.L58]))" office:value-type="float" office:value="395">
            <text:p>395</text:p>
          </table:table-cell>
          <table:table-cell table:formula="of:=RIGHT(&quot; &quot; &amp; [.H58];2)" office:value-type="string" office:string-value=" 6">
            <text:p><text:s/>6</text:p>
          </table:table-cell>
          <table:table-cell table:formula="of:=LEFT([.A58] &amp; &quot; &quot; &amp; MID(&quot;   (A)(U)(D)&quot;;[.D58]*3+1;3) &amp; &quot;                               &quot;;19)" office:value-type="string" office:string-value="HILL GIANT         ">
            <text:p>HILL GIANT <text:s text:c="8"/></text:p>
          </table:table-cell>
          <table:table-cell table:formula="of:=RIGHT(&quot; &quot; &amp; [.H58];2)" office:value-type="string" office:string-value=" 6">
            <text:p><text:s/>6</text:p>
          </table:table-cell>
          <table:table-cell table:formula="of:=LEFT(&quot;    &quot; &amp; [.B58] &amp; &quot;-&quot; &amp; [.B58]*[.C58] &amp; &quot;      &quot;;11)" office:value-type="string" office:string-value="    9-72   ">
            <text:p><text:s text:c="4"/>9-72 <text:s text:c="2"/></text:p>
          </table:table-cell>
          <table:table-cell table:formula="of:=RIGHT(&quot;    &quot; &amp; [.E58];4)" office:value-type="string" office:string-value="   1">
            <text:p><text:s text:c="3"/>1</text:p>
          </table:table-cell>
          <table:table-cell table:formula="of:=&quot;   &quot; &amp; LEFT([.F58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8] &amp; &quot;        &quot;;7)" office:value-type="string" office:string-value=" 1-20   ">
            <text:p><text:s/>1-20 <text:s text:c="2"/></text:p>
          </table:table-cell>
          <table:table-cell table:formula="of:=&quot; &quot; &amp; LEFT((MID(&quot;SWING    HEAL     CAST     POISON   SUMMON   STUN     CHARM    GAZE     BREATHE  DEATH    ERODE    DRAIN    &quot;;[.I5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8]*9+1;9)) &amp; &quot;    &quot;;7)" office:value-type="string" office:string-value="SWING  ">
            <text:p>SWING <text:s/></text:p>
          </table:table-cell>
          <table:table-cell table:formula="of:=&quot;.byte &quot;&quot;&quot; &amp; [.A58] &amp; &quot;&quot;&quot;,0         ; level &quot; &amp; [.N58]" office:value-type="string" office:string-value=".byte &quot;HILL GIANT&quot;,0         ; level  6">
            <text:p>.byte "HILL GIANT",0 <text:s text:c="8"/>; level <text:s/>6</text:p>
          </table:table-cell>
          <table:table-cell table:formula="of:=&quot;.byte &quot; &amp; [.B58] &amp; &quot;,&quot; &amp; [.C58] &amp; &quot;,&quot; &amp; [.D58] &amp; &quot;,&quot; &amp; [.E58]+25 &amp; &quot;,&quot; &amp; [.F58] &amp; &quot;,&quot; &amp; [.G58] &amp; &quot;,&quot; &amp; [.H58] &amp; &quot;,&quot; &amp; [.I58] &amp; &quot;,&quot; &amp; [.J58] &amp; &quot;,&quot; &amp; [.K58] &amp; &quot;,&quot; &amp; [.L58] &amp; &quot;                ; &quot; &amp; [.A58]" office:value-type="string" office:string-value=".byte 9,8,0,26,1,20,6,0,0,0,0                ; HILL GIANT">
            <text:p>.byte 9,8,0,26,1,20,6,0,0,0,0 <text:s text:c="15"/>; HILL GIANT</text:p>
          </table:table-cell>
          <table:table-cell table:formula="of:=LEN([.A58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HOBB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59]+[.C59]/6)^1.3*(20-[.E59])/10)*([.F59]*[.G59]/2+[.I59]+[.J59]+[.K59]+[.L59]))" office:value-type="float" office:value="12">
            <text:p>12</text:p>
          </table:table-cell>
          <table:table-cell table:formula="of:=RIGHT(&quot; &quot; &amp; [.H59];2)" office:value-type="string" office:string-value=" 1">
            <text:p><text:s/>1</text:p>
          </table:table-cell>
          <table:table-cell table:formula="of:=LEFT([.A59] &amp; &quot; &quot; &amp; MID(&quot;   (A)(U)(D)&quot;;[.D59]*3+1;3) &amp; &quot;                               &quot;;19)" office:value-type="string" office:string-value="HOBBIT             ">
            <text:p>HOBBIT <text:s text:c="12"/></text:p>
          </table:table-cell>
          <table:table-cell table:formula="of:=RIGHT(&quot; &quot; &amp; [.H59];2)" office:value-type="string" office:string-value=" 1">
            <text:p><text:s/>1</text:p>
          </table:table-cell>
          <table:table-cell table:formula="of:=LEFT(&quot;    &quot; &amp; [.B59] &amp; &quot;-&quot; &amp; [.B59]*[.C59] &amp; &quot;      &quot;;11)" office:value-type="string" office:string-value="    2-6    ">
            <text:p><text:s text:c="4"/>2-6 <text:s text:c="3"/></text:p>
          </table:table-cell>
          <table:table-cell table:formula="of:=RIGHT(&quot;    &quot; &amp; [.E59];4)" office:value-type="string" office:string-value="   7">
            <text:p><text:s text:c="3"/>7</text:p>
          </table:table-cell>
          <table:table-cell table:formula="of:=&quot;   &quot; &amp; LEFT([.F59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59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5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5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5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59]*9+1;9)) &amp; &quot;    &quot;;7)" office:value-type="string" office:string-value="SWING  ">
            <text:p>SWING <text:s/></text:p>
          </table:table-cell>
          <table:table-cell table:formula="of:=&quot;.byte &quot;&quot;&quot; &amp; [.A59] &amp; &quot;&quot;&quot;,0         ; level &quot; &amp; [.N59]" office:value-type="string" office:string-value=".byte &quot;HOBBIT&quot;,0         ; level  1">
            <text:p>.byte "HOBBIT",0 <text:s text:c="8"/>; level <text:s/>1</text:p>
          </table:table-cell>
          <table:table-cell table:formula="of:=&quot;.byte &quot; &amp; [.B59] &amp; &quot;,&quot; &amp; [.C59] &amp; &quot;,&quot; &amp; [.D59] &amp; &quot;,&quot; &amp; [.E59]+25 &amp; &quot;,&quot; &amp; [.F59] &amp; &quot;,&quot; &amp; [.G59] &amp; &quot;,&quot; &amp; [.H59] &amp; &quot;,&quot; &amp; [.I59] &amp; &quot;,&quot; &amp; [.J59] &amp; &quot;,&quot; &amp; [.K59] &amp; &quot;,&quot; &amp; [.L59] &amp; &quot;                ; &quot; &amp; [.A59]" office:value-type="string" office:string-value=".byte 2,3,0,32,1,6,1,0,0,0,0                ; HOBBIT">
            <text:p>.byte 2,3,0,32,1,6,1,0,0,0,0 <text:s text:c="15"/>; HOBBIT</text:p>
          </table:table-cell>
          <table:table-cell table:formula="of:=LEN([.A59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HYDRA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NT((([.B60]+[.C60]/6)^1.3*(20-[.E60])/10)*([.F60]*[.G60]/2+[.I60]+[.J60]+[.K60]+[.L60]))" office:value-type="float" office:value="933">
            <text:p>933</text:p>
          </table:table-cell>
          <table:table-cell table:formula="of:=RIGHT(&quot; &quot; &amp; [.H60];2)" office:value-type="string" office:string-value=" 7">
            <text:p><text:s/>7</text:p>
          </table:table-cell>
          <table:table-cell table:formula="of:=LEFT([.A60] &amp; &quot; &quot; &amp; MID(&quot;   (A)(U)(D)&quot;;[.D60]*3+1;3) &amp; &quot;                               &quot;;19)" office:value-type="string" office:string-value="HYDRA              ">
            <text:p>HYDRA <text:s text:c="13"/></text:p>
          </table:table-cell>
          <table:table-cell table:formula="of:=RIGHT(&quot; &quot; &amp; [.H60];2)" office:value-type="string" office:string-value=" 7">
            <text:p><text:s/>7</text:p>
          </table:table-cell>
          <table:table-cell table:formula="of:=LEFT(&quot;    &quot; &amp; [.B60] &amp; &quot;-&quot; &amp; [.B60]*[.C60] &amp; &quot;      &quot;;11)" office:value-type="string" office:string-value="    8-64   ">
            <text:p><text:s text:c="4"/>8-64 <text:s text:c="2"/></text:p>
          </table:table-cell>
          <table:table-cell table:formula="of:=RIGHT(&quot;    &quot; &amp; [.E60];4)" office:value-type="string" office:string-value="   4">
            <text:p><text:s text:c="3"/>4</text:p>
          </table:table-cell>
          <table:table-cell table:formula="of:=&quot;   &quot; &amp; LEFT([.F60] &amp; &quot;     &quot;;3)" office:value-type="string" office:string-value="   8  ">
            <text:p><text:s text:c="3"/>8 <text:s/></text:p>
          </table:table-cell>
          <table:table-cell table:formula="of:=&quot; &quot; &amp; LEFT(1 &amp; &quot;-&quot; &amp; [.G60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6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0]*9+1;9)) &amp; &quot;    &quot;;7)" office:value-type="string" office:string-value="SWING  ">
            <text:p>SWING <text:s/></text:p>
          </table:table-cell>
          <table:table-cell table:formula="of:=&quot;.byte &quot;&quot;&quot; &amp; [.A60] &amp; &quot;&quot;&quot;,0         ; level &quot; &amp; [.N60]" office:value-type="string" office:string-value=".byte &quot;HYDRA&quot;,0         ; level  7">
            <text:p>.byte "HYDRA",0 <text:s text:c="8"/>; level <text:s/>7</text:p>
          </table:table-cell>
          <table:table-cell table:formula="of:=&quot;.byte &quot; &amp; [.B60] &amp; &quot;,&quot; &amp; [.C60] &amp; &quot;,&quot; &amp; [.D60] &amp; &quot;,&quot; &amp; [.E60]+25 &amp; &quot;,&quot; &amp; [.F60] &amp; &quot;,&quot; &amp; [.G60] &amp; &quot;,&quot; &amp; [.H60] &amp; &quot;,&quot; &amp; [.I60] &amp; &quot;,&quot; &amp; [.J60] &amp; &quot;,&quot; &amp; [.K60] &amp; &quot;,&quot; &amp; [.L60] &amp; &quot;                ; &quot; &amp; [.A60]" office:value-type="string" office:string-value=".byte 8,8,0,29,8,8,7,0,0,0,0                ; HYDRA">
            <text:p>.byte 8,8,0,29,8,8,7,0,0,0,0 <text:s text:c="15"/>; HYDRA</text:p>
          </table:table-cell>
          <table:table-cell table:formula="of:=LEN([.A60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IRON GOLEM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61]+[.C61]/6)^1.3*(20-[.E61])/10)*([.F61]*[.G61]/2+[.I61]+[.J61]+[.K61]+[.L61]))" office:value-type="float" office:value="2349">
            <text:p>2349</text:p>
          </table:table-cell>
          <table:table-cell table:formula="of:=RIGHT(&quot; &quot; &amp; [.H61];2)" office:value-type="string" office:string-value=" 8">
            <text:p><text:s/>8</text:p>
          </table:table-cell>
          <table:table-cell table:formula="of:=LEFT([.A61] &amp; &quot; &quot; &amp; MID(&quot;   (A)(U)(D)&quot;;[.D61]*3+1;3) &amp; &quot;                               &quot;;19)" office:value-type="string" office:string-value="IRON GOLEM (A)     ">
            <text:p>IRON GOLEM (A) <text:s text:c="4"/></text:p>
          </table:table-cell>
          <table:table-cell table:formula="of:=RIGHT(&quot; &quot; &amp; [.H61];2)" office:value-type="string" office:string-value=" 8">
            <text:p><text:s/>8</text:p>
          </table:table-cell>
          <table:table-cell table:formula="of:=LEFT(&quot;    &quot; &amp; [.B61] &amp; &quot;-&quot; &amp; [.B61]*[.C61] &amp; &quot;      &quot;;11)" office:value-type="string" office:string-value="    16-128 ">
            <text:p><text:s text:c="4"/>16-128 </text:p>
          </table:table-cell>
          <table:table-cell table:formula="of:=RIGHT(&quot;    &quot; &amp; [.E61];4)" office:value-type="string" office:string-value="  -4">
            <text:p><text:s text:c="2"/>-4</text:p>
          </table:table-cell>
          <table:table-cell table:formula="of:=&quot;   &quot; &amp; LEFT([.F61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61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6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1]*9+1;9)) &amp; &quot;    &quot;;7)" office:value-type="string" office:string-value="SUMMON ">
            <text:p>SUMMON </text:p>
          </table:table-cell>
          <table:table-cell table:formula="of:=&quot;.byte &quot;&quot;&quot; &amp; [.A61] &amp; &quot;&quot;&quot;,0         ; level &quot; &amp; [.N61]" office:value-type="string" office:string-value=".byte &quot;IRON GOLEM&quot;,0         ; level  8">
            <text:p>.byte "IRON GOLEM",0 <text:s text:c="8"/>; level <text:s/>8</text:p>
          </table:table-cell>
          <table:table-cell table:formula="of:=&quot;.byte &quot; &amp; [.B61] &amp; &quot;,&quot; &amp; [.C61] &amp; &quot;,&quot; &amp; [.D61] &amp; &quot;,&quot; &amp; [.E61]+25 &amp; &quot;,&quot; &amp; [.F61] &amp; &quot;,&quot; &amp; [.G61] &amp; &quot;,&quot; &amp; [.H61] &amp; &quot;,&quot; &amp; [.I61] &amp; &quot;,&quot; &amp; [.J61] &amp; &quot;,&quot; &amp; [.K61] &amp; &quot;,&quot; &amp; [.L61] &amp; &quot;                ; &quot; &amp; [.A61]" office:value-type="string" office:string-value=".byte 16,8,1,21,4,10,8,0,0,0,4                ; IRON GOLEM">
            <text:p>.byte 16,8,1,21,4,10,8,0,0,0,4 <text:s text:c="15"/>; IRON GOLEM</text:p>
          </table:table-cell>
          <table:table-cell table:formula="of:=LEN([.A61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JACKALWER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INT((([.B62]+[.C62]/6)^1.3*(20-[.E62])/10)*([.F62]*[.G62]/2+[.I62]+[.J62]+[.K62]+[.L62]))" office:value-type="float" office:value="112">
            <text:p>112</text:p>
          </table:table-cell>
          <table:table-cell table:formula="of:=RIGHT(&quot; &quot; &amp; [.H62];2)" office:value-type="string" office:string-value=" 3">
            <text:p><text:s/>3</text:p>
          </table:table-cell>
          <table:table-cell table:formula="of:=LEFT([.A62] &amp; &quot; &quot; &amp; MID(&quot;   (A)(U)(D)&quot;;[.D62]*3+1;3) &amp; &quot;                               &quot;;19)" office:value-type="string" office:string-value="JACKALWERE (A)     ">
            <text:p>JACKALWERE (A) <text:s text:c="4"/></text:p>
          </table:table-cell>
          <table:table-cell table:formula="of:=RIGHT(&quot; &quot; &amp; [.H62];2)" office:value-type="string" office:string-value=" 3">
            <text:p><text:s/>3</text:p>
          </table:table-cell>
          <table:table-cell table:formula="of:=LEFT(&quot;    &quot; &amp; [.B62] &amp; &quot;-&quot; &amp; [.B62]*[.C62] &amp; &quot;      &quot;;11)" office:value-type="string" office:string-value="    4-32   ">
            <text:p><text:s text:c="4"/>4-32 <text:s text:c="2"/></text:p>
          </table:table-cell>
          <table:table-cell table:formula="of:=RIGHT(&quot;    &quot; &amp; [.E62];4)" office:value-type="string" office:string-value="   4">
            <text:p><text:s text:c="3"/>4</text:p>
          </table:table-cell>
          <table:table-cell table:formula="of:=&quot;   &quot; &amp; LEFT([.F6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62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6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2]*9+1;9)) &amp; &quot;    &quot;;11)" office:value-type="string" office:string-value="POISON     ">
            <text:p>POISON <text:s text:c="4"/></text:p>
          </table:table-cell>
          <table:table-cell table:formula="of:=LEFT((MID(&quot;SWING    HEAL     CAST     POISON   SUMMON   STUN     CHARM    GAZE     BREATHE  DEATH    ERODE    DRAIN    &quot;;[.L62]*9+1;9)) &amp; &quot;    &quot;;7)" office:value-type="string" office:string-value="POISON ">
            <text:p>POISON </text:p>
          </table:table-cell>
          <table:table-cell table:formula="of:=&quot;.byte &quot;&quot;&quot; &amp; [.A62] &amp; &quot;&quot;&quot;,0         ; level &quot; &amp; [.N62]" office:value-type="string" office:string-value=".byte &quot;JACKALWERE&quot;,0         ; level  3">
            <text:p>.byte "JACKALWERE",0 <text:s text:c="8"/>; level <text:s/>3</text:p>
          </table:table-cell>
          <table:table-cell table:formula="of:=&quot;.byte &quot; &amp; [.B62] &amp; &quot;,&quot; &amp; [.C62] &amp; &quot;,&quot; &amp; [.D62] &amp; &quot;,&quot; &amp; [.E62]+25 &amp; &quot;,&quot; &amp; [.F62] &amp; &quot;,&quot; &amp; [.G62] &amp; &quot;,&quot; &amp; [.H62] &amp; &quot;,&quot; &amp; [.I62] &amp; &quot;,&quot; &amp; [.J62] &amp; &quot;,&quot; &amp; [.K62] &amp; &quot;,&quot; &amp; [.L62] &amp; &quot;                ; &quot; &amp; [.A62]" office:value-type="string" office:string-value=".byte 4,8,1,29,1,4,3,0,0,3,3                ; JACKALWERE">
            <text:p>.byte 4,8,1,29,1,4,3,0,0,3,3 <text:s text:c="15"/>; JACKALWERE</text:p>
          </table:table-cell>
          <table:table-cell table:formula="of:=LEN([.A62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KOBOL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63]+[.C63]/6)^1.3*(20-[.E63])/10)*([.F63]*[.G63]/2+[.I63]+[.J63]+[.K63]+[.L63]))" office:value-type="float" office:value="5">
            <text:p>5</text:p>
          </table:table-cell>
          <table:table-cell table:formula="of:=RIGHT(&quot; &quot; &amp; [.H63];2)" office:value-type="string" office:string-value=" 1">
            <text:p><text:s/>1</text:p>
          </table:table-cell>
          <table:table-cell table:formula="of:=LEFT([.A63] &amp; &quot; &quot; &amp; MID(&quot;   (A)(U)(D)&quot;;[.D63]*3+1;3) &amp; &quot;                               &quot;;19)" office:value-type="string" office:string-value="KOBOLD             ">
            <text:p>KOBOLD <text:s text:c="12"/></text:p>
          </table:table-cell>
          <table:table-cell table:formula="of:=RIGHT(&quot; &quot; &amp; [.H63];2)" office:value-type="string" office:string-value=" 1">
            <text:p><text:s/>1</text:p>
          </table:table-cell>
          <table:table-cell table:formula="of:=LEFT(&quot;    &quot; &amp; [.B63] &amp; &quot;-&quot; &amp; [.B63]*[.C63] &amp; &quot;      &quot;;11)" office:value-type="string" office:string-value="    1-4    ">
            <text:p><text:s text:c="4"/>1-4 <text:s text:c="3"/></text:p>
          </table:table-cell>
          <table:table-cell table:formula="of:=RIGHT(&quot;    &quot; &amp; [.E63];4)" office:value-type="string" office:string-value="   7">
            <text:p><text:s text:c="3"/>7</text:p>
          </table:table-cell>
          <table:table-cell table:formula="of:=&quot;   &quot; &amp; LEFT([.F63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63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6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3]*9+1;9)) &amp; &quot;    &quot;;7)" office:value-type="string" office:string-value="SWING  ">
            <text:p>SWING <text:s/></text:p>
          </table:table-cell>
          <table:table-cell table:formula="of:=&quot;.byte &quot;&quot;&quot; &amp; [.A63] &amp; &quot;&quot;&quot;,0         ; level &quot; &amp; [.N63]" office:value-type="string" office:string-value=".byte &quot;KOBOLD&quot;,0         ; level  1">
            <text:p>.byte "KOBOLD",0 <text:s text:c="8"/>; level <text:s/>1</text:p>
          </table:table-cell>
          <table:table-cell table:formula="of:=&quot;.byte &quot; &amp; [.B63] &amp; &quot;,&quot; &amp; [.C63] &amp; &quot;,&quot; &amp; [.D63] &amp; &quot;,&quot; &amp; [.E63]+25 &amp; &quot;,&quot; &amp; [.F63] &amp; &quot;,&quot; &amp; [.G63] &amp; &quot;,&quot; &amp; [.H63] &amp; &quot;,&quot; &amp; [.I63] &amp; &quot;,&quot; &amp; [.J63] &amp; &quot;,&quot; &amp; [.K63] &amp; &quot;,&quot; &amp; [.L63] &amp; &quot;                ; &quot; &amp; [.A63]" office:value-type="string" office:string-value=".byte 1,4,0,32,1,4,1,0,0,0,0                ; KOBOLD">
            <text:p>.byte 1,4,0,32,1,4,1,0,0,0,0 <text:s text:c="15"/>; KOBOLD</text:p>
          </table:table-cell>
          <table:table-cell table:formula="of:=LEN([.A63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LAMIA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B64]+[.C64]/6)^1.3*(20-[.E64])/10)*([.F64]*[.G64]/2+[.I64]+[.J64]+[.K64]+[.L64]))" office:value-type="float" office:value="123">
            <text:p>123</text:p>
          </table:table-cell>
          <table:table-cell table:formula="of:=RIGHT(&quot; &quot; &amp; [.H64];2)" office:value-type="string" office:string-value=" 4">
            <text:p><text:s/>4</text:p>
          </table:table-cell>
          <table:table-cell table:formula="of:=LEFT([.A64] &amp; &quot; &quot; &amp; MID(&quot;   (A)(U)(D)&quot;;[.D64]*3+1;3) &amp; &quot;                               &quot;;19)" office:value-type="string" office:string-value="LAMIA              ">
            <text:p>LAMIA <text:s text:c="13"/></text:p>
          </table:table-cell>
          <table:table-cell table:formula="of:=RIGHT(&quot; &quot; &amp; [.H64];2)" office:value-type="string" office:string-value=" 4">
            <text:p><text:s/>4</text:p>
          </table:table-cell>
          <table:table-cell table:formula="of:=LEFT(&quot;    &quot; &amp; [.B64] &amp; &quot;-&quot; &amp; [.B64]*[.C64] &amp; &quot;      &quot;;11)" office:value-type="string" office:string-value="    15-75  ">
            <text:p><text:s text:c="4"/>15-75 <text:s/></text:p>
          </table:table-cell>
          <table:table-cell table:formula="of:=RIGHT(&quot;    &quot; &amp; [.E64];4)" office:value-type="string" office:string-value="   3">
            <text:p><text:s text:c="3"/>3</text:p>
          </table:table-cell>
          <table:table-cell table:formula="of:=&quot;   &quot; &amp; LEFT([.F64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64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6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4]*9+1;9)) &amp; &quot;    &quot;;7)" office:value-type="string" office:string-value="SWING  ">
            <text:p>SWING <text:s/></text:p>
          </table:table-cell>
          <table:table-cell table:formula="of:=&quot;.byte &quot;&quot;&quot; &amp; [.A64] &amp; &quot;&quot;&quot;,0         ; level &quot; &amp; [.N64]" office:value-type="string" office:string-value=".byte &quot;LAMIA&quot;,0         ; level  4">
            <text:p>.byte "LAMIA",0 <text:s text:c="8"/>; level <text:s/>4</text:p>
          </table:table-cell>
          <table:table-cell table:formula="of:=&quot;.byte &quot; &amp; [.B64] &amp; &quot;,&quot; &amp; [.C64] &amp; &quot;,&quot; &amp; [.D64] &amp; &quot;,&quot; &amp; [.E64]+25 &amp; &quot;,&quot; &amp; [.F64] &amp; &quot;,&quot; &amp; [.G64] &amp; &quot;,&quot; &amp; [.H64] &amp; &quot;,&quot; &amp; [.I64] &amp; &quot;,&quot; &amp; [.J64] &amp; &quot;,&quot; &amp; [.K64] &amp; &quot;,&quot; &amp; [.L64] &amp; &quot;                ; &quot; &amp; [.A64]" office:value-type="string" office:string-value=".byte 15,5,0,28,1,4,4,0,0,0,0                ; LAMIA">
            <text:p>.byte 15,5,0,28,1,4,4,0,0,0,0 <text:s text:c="15"/>; LAMIA</text:p>
          </table:table-cell>
          <table:table-cell table:formula="of:=LEN([.A64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LAMMASU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B65]+[.C65]/6)^1.3*(20-[.E65])/10)*([.F65]*[.G65]/2+[.I65]+[.J65]+[.K65]+[.L65]))" office:value-type="float" office:value="437">
            <text:p>437</text:p>
          </table:table-cell>
          <table:table-cell table:formula="of:=RIGHT(&quot; &quot; &amp; [.H65];2)" office:value-type="string" office:string-value=" 6">
            <text:p><text:s/>6</text:p>
          </table:table-cell>
          <table:table-cell table:formula="of:=LEFT([.A65] &amp; &quot; &quot; &amp; MID(&quot;   (A)(U)(D)&quot;;[.D65]*3+1;3) &amp; &quot;                               &quot;;19)" office:value-type="string" office:string-value="LAMMASU (A)        ">
            <text:p>LAMMASU (A) <text:s text:c="7"/></text:p>
          </table:table-cell>
          <table:table-cell table:formula="of:=RIGHT(&quot; &quot; &amp; [.H65];2)" office:value-type="string" office:string-value=" 6">
            <text:p><text:s/>6</text:p>
          </table:table-cell>
          <table:table-cell table:formula="of:=LEFT(&quot;    &quot; &amp; [.B65] &amp; &quot;-&quot; &amp; [.B65]*[.C65] &amp; &quot;      &quot;;11)" office:value-type="string" office:string-value="    8-64   ">
            <text:p><text:s text:c="4"/>8-64 <text:s text:c="2"/></text:p>
          </table:table-cell>
          <table:table-cell table:formula="of:=RIGHT(&quot;    &quot; &amp; [.E65];4)" office:value-type="string" office:string-value="   0">
            <text:p><text:s text:c="3"/>0</text:p>
          </table:table-cell>
          <table:table-cell table:formula="of:=&quot;   &quot; &amp; LEFT([.F65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65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6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5]*9+1;9)) &amp; &quot;    &quot;;7)" office:value-type="string" office:string-value="SWING  ">
            <text:p>SWING <text:s/></text:p>
          </table:table-cell>
          <table:table-cell table:formula="of:=&quot;.byte &quot;&quot;&quot; &amp; [.A65] &amp; &quot;&quot;&quot;,0         ; level &quot; &amp; [.N65]" office:value-type="string" office:string-value=".byte &quot;LAMMASU&quot;,0         ; level  6">
            <text:p>.byte "LAMMASU",0 <text:s text:c="8"/>; level <text:s/>6</text:p>
          </table:table-cell>
          <table:table-cell table:formula="of:=&quot;.byte &quot; &amp; [.B65] &amp; &quot;,&quot; &amp; [.C65] &amp; &quot;,&quot; &amp; [.D65] &amp; &quot;,&quot; &amp; [.E65]+25 &amp; &quot;,&quot; &amp; [.F65] &amp; &quot;,&quot; &amp; [.G65] &amp; &quot;,&quot; &amp; [.H65] &amp; &quot;,&quot; &amp; [.I65] &amp; &quot;,&quot; &amp; [.J65] &amp; &quot;,&quot; &amp; [.K65] &amp; &quot;,&quot; &amp; [.L65] &amp; &quot;                ; &quot; &amp; [.A65]" office:value-type="string" office:string-value=".byte 8,8,1,25,2,12,6,0,0,0,0                ; LAMMASU">
            <text:p>.byte 8,8,1,25,2,12,6,0,0,0,0 <text:s text:c="15"/>; LAMMASU</text:p>
          </table:table-cell>
          <table:table-cell table:formula="of:=LEN([.A65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LEPRECHAU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INT((([.B66]+[.C66]/6)^1.3*(20-[.E66])/10)*([.F66]*[.G66]/2+[.I66]+[.J66]+[.K66]+[.L66]))" office:value-type="float" office:value="74">
            <text:p>74</text:p>
          </table:table-cell>
          <table:table-cell table:formula="of:=RIGHT(&quot; &quot; &amp; [.H66];2)" office:value-type="string" office:string-value=" 3">
            <text:p><text:s/>3</text:p>
          </table:table-cell>
          <table:table-cell table:formula="of:=LEFT([.A66] &amp; &quot; &quot; &amp; MID(&quot;   (A)(U)(D)&quot;;[.D66]*3+1;3) &amp; &quot;                               &quot;;19)" office:value-type="string" office:string-value="LEPRECHAUN         ">
            <text:p>LEPRECHAUN <text:s text:c="8"/></text:p>
          </table:table-cell>
          <table:table-cell table:formula="of:=RIGHT(&quot; &quot; &amp; [.H66];2)" office:value-type="string" office:string-value=" 3">
            <text:p><text:s/>3</text:p>
          </table:table-cell>
          <table:table-cell table:formula="of:=LEFT(&quot;    &quot; &amp; [.B66] &amp; &quot;-&quot; &amp; [.B66]*[.C66] &amp; &quot;      &quot;;11)" office:value-type="string" office:string-value="    3-12   ">
            <text:p><text:s text:c="4"/>3-12 <text:s text:c="2"/></text:p>
          </table:table-cell>
          <table:table-cell table:formula="of:=RIGHT(&quot;    &quot; &amp; [.E66];4)" office:value-type="string" office:string-value="   8">
            <text:p><text:s text:c="3"/>8</text:p>
          </table:table-cell>
          <table:table-cell table:formula="of:=&quot;   &quot; &amp; LEFT([.F66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66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6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6]*9+1;9)) &amp; &quot;    &quot;;11)" office:value-type="string" office:string-value="SUMMON     ">
            <text:p>SUMMON <text:s text:c="4"/></text:p>
          </table:table-cell>
          <table:table-cell table:formula="of:=LEFT((MID(&quot;SWING    HEAL     CAST     POISON   SUMMON   STUN     CHARM    GAZE     BREATHE  DEATH    ERODE    DRAIN    &quot;;[.L66]*9+1;9)) &amp; &quot;    &quot;;7)" office:value-type="string" office:string-value="CHARM  ">
            <text:p>CHARM <text:s/></text:p>
          </table:table-cell>
          <table:table-cell table:formula="of:=&quot;.byte &quot;&quot;&quot; &amp; [.A66] &amp; &quot;&quot;&quot;,0         ; level &quot; &amp; [.N66]" office:value-type="string" office:string-value=".byte &quot;LEPRECHAUN&quot;,0         ; level  3">
            <text:p>.byte "LEPRECHAUN",0 <text:s text:c="8"/>; level <text:s/>3</text:p>
          </table:table-cell>
          <table:table-cell table:formula="of:=&quot;.byte &quot; &amp; [.B66] &amp; &quot;,&quot; &amp; [.C66] &amp; &quot;,&quot; &amp; [.D66] &amp; &quot;,&quot; &amp; [.E66]+25 &amp; &quot;,&quot; &amp; [.F66] &amp; &quot;,&quot; &amp; [.G66] &amp; &quot;,&quot; &amp; [.H66] &amp; &quot;,&quot; &amp; [.I66] &amp; &quot;,&quot; &amp; [.J66] &amp; &quot;,&quot; &amp; [.K66] &amp; &quot;,&quot; &amp; [.L66] &amp; &quot;                ; &quot; &amp; [.A66]" office:value-type="string" office:string-value=".byte 3,4,0,33,1,3,3,0,0,4,6                ; LEPRECHAUN">
            <text:p>.byte 3,4,0,33,1,3,3,0,0,4,6 <text:s text:c="15"/>; LEPRECHAUN</text:p>
          </table:table-cell>
          <table:table-cell table:formula="of:=LEN([.A66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LICH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INT((([.B67]+[.C67]/6)^1.3*(20-[.E67])/10)*([.F67]*[.G67]/2+[.I67]+[.J67]+[.K67]+[.L67]))" office:value-type="float" office:value="5309">
            <text:p>5309</text:p>
          </table:table-cell>
          <table:table-cell table:formula="of:=RIGHT(&quot; &quot; &amp; [.H67];2)" office:value-type="string" office:string-value=" 9">
            <text:p><text:s/>9</text:p>
          </table:table-cell>
          <table:table-cell table:formula="of:=LEFT([.A67] &amp; &quot; &quot; &amp; MID(&quot;   (A)(U)(D)&quot;;[.D67]*3+1;3) &amp; &quot;                               &quot;;19)" office:value-type="string" office:string-value="LICH (U)           ">
            <text:p>LICH (U) <text:s text:c="10"/></text:p>
          </table:table-cell>
          <table:table-cell table:formula="of:=RIGHT(&quot; &quot; &amp; [.H67];2)" office:value-type="string" office:string-value=" 9">
            <text:p><text:s/>9</text:p>
          </table:table-cell>
          <table:table-cell table:formula="of:=LEFT(&quot;    &quot; &amp; [.B67] &amp; &quot;-&quot; &amp; [.B67]*[.C67] &amp; &quot;      &quot;;11)" office:value-type="string" office:string-value="    26-208 ">
            <text:p><text:s text:c="4"/>26-208 </text:p>
          </table:table-cell>
          <table:table-cell table:formula="of:=RIGHT(&quot;    &quot; &amp; [.E67];4)" office:value-type="string" office:string-value="  -4">
            <text:p><text:s text:c="2"/>-4</text:p>
          </table:table-cell>
          <table:table-cell table:formula="of:=&quot;   &quot; &amp; LEFT([.F67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67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6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7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K67]*9+1;9)) &amp; &quot;    &quot;;11)" office:value-type="string" office:string-value="SUMMON     ">
            <text:p>SUMMON <text:s text:c="4"/></text:p>
          </table:table-cell>
          <table:table-cell table:formula="of:=LEFT((MID(&quot;SWING    HEAL     CAST     POISON   SUMMON   STUN     CHARM    GAZE     BREATHE  DEATH    ERODE    DRAIN    &quot;;[.L67]*9+1;9)) &amp; &quot;    &quot;;7)" office:value-type="string" office:string-value="DEATH  ">
            <text:p>DEATH <text:s/></text:p>
          </table:table-cell>
          <table:table-cell table:formula="of:=&quot;.byte &quot;&quot;&quot; &amp; [.A67] &amp; &quot;&quot;&quot;,0         ; level &quot; &amp; [.N67]" office:value-type="string" office:string-value=".byte &quot;LICH&quot;,0         ; level  9">
            <text:p>.byte "LICH",0 <text:s text:c="8"/>; level <text:s/>9</text:p>
          </table:table-cell>
          <table:table-cell table:formula="of:=&quot;.byte &quot; &amp; [.B67] &amp; &quot;,&quot; &amp; [.C67] &amp; &quot;,&quot; &amp; [.D67] &amp; &quot;,&quot; &amp; [.E67]+25 &amp; &quot;,&quot; &amp; [.F67] &amp; &quot;,&quot; &amp; [.G67] &amp; &quot;,&quot; &amp; [.H67] &amp; &quot;,&quot; &amp; [.I67] &amp; &quot;,&quot; &amp; [.J67] &amp; &quot;,&quot; &amp; [.K67] &amp; &quot;,&quot; &amp; [.L67] &amp; &quot;                ; &quot; &amp; [.A67]" office:value-type="string" office:string-value=".byte 26,8,2,21,3,10,9,0,2,4,9                ; LICH">
            <text:p>.byte 26,8,2,21,3,10,9,0,2,4,9 <text:s text:c="15"/>; LICH</text:p>
          </table:table-cell>
          <table:table-cell table:formula="of:=LEN([.A67])" office:value-type="float" office:value="4">
            <text:p>4</text:p>
          </table:table-cell>
          <table:table-cell/>
        </table:table-row>
        <table:table-row table:style-name="ro4">
          <table:table-cell table:style-name="ce14" office:value-type="string">
            <text:p>LURKE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NT((([.B68]+[.C68]/6)^1.3*(20-[.E68])/10)*([.F68]*[.G68]/2+[.I68]+[.J68]+[.K68]+[.L68]))" office:value-type="float" office:value="488">
            <text:p>488</text:p>
          </table:table-cell>
          <table:table-cell table:formula="of:=RIGHT(&quot; &quot; &amp; [.H68];2)" office:value-type="string" office:string-value=" 6">
            <text:p><text:s/>6</text:p>
          </table:table-cell>
          <table:table-cell table:formula="of:=LEFT([.A68] &amp; &quot; &quot; &amp; MID(&quot;   (A)(U)(D)&quot;;[.D68]*3+1;3) &amp; &quot;                               &quot;;19)" office:value-type="string" office:string-value="LURKER (A)         ">
            <text:p>LURKER (A) <text:s text:c="8"/></text:p>
          </table:table-cell>
          <table:table-cell table:formula="of:=RIGHT(&quot; &quot; &amp; [.H68];2)" office:value-type="string" office:string-value=" 6">
            <text:p><text:s/>6</text:p>
          </table:table-cell>
          <table:table-cell table:formula="of:=LEFT(&quot;    &quot; &amp; [.B68] &amp; &quot;-&quot; &amp; [.B68]*[.C68] &amp; &quot;      &quot;;11)" office:value-type="string" office:string-value="    10-80  ">
            <text:p><text:s text:c="4"/>10-80 <text:s/></text:p>
          </table:table-cell>
          <table:table-cell table:formula="of:=RIGHT(&quot;    &quot; &amp; [.E68];4)" office:value-type="string" office:string-value="   4">
            <text:p><text:s text:c="3"/>4</text:p>
          </table:table-cell>
          <table:table-cell table:formula="of:=&quot;   &quot; &amp; LEFT([.F68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68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6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8]*9+1;9)) &amp; &quot;    &quot;;7)" office:value-type="string" office:string-value="ERODE  ">
            <text:p>ERODE <text:s/></text:p>
          </table:table-cell>
          <table:table-cell table:formula="of:=&quot;.byte &quot;&quot;&quot; &amp; [.A68] &amp; &quot;&quot;&quot;,0         ; level &quot; &amp; [.N68]" office:value-type="string" office:string-value=".byte &quot;LURKER&quot;,0         ; level  6">
            <text:p>.byte "LURKER",0 <text:s text:c="8"/>; level <text:s/>6</text:p>
          </table:table-cell>
          <table:table-cell table:formula="of:=&quot;.byte &quot; &amp; [.B68] &amp; &quot;,&quot; &amp; [.C68] &amp; &quot;,&quot; &amp; [.D68] &amp; &quot;,&quot; &amp; [.E68]+25 &amp; &quot;,&quot; &amp; [.F68] &amp; &quot;,&quot; &amp; [.G68] &amp; &quot;,&quot; &amp; [.H68] &amp; &quot;,&quot; &amp; [.I68] &amp; &quot;,&quot; &amp; [.J68] &amp; &quot;,&quot; &amp; [.K68] &amp; &quot;,&quot; &amp; [.L68] &amp; &quot;                ; &quot; &amp; [.A68]" office:value-type="string" office:string-value=".byte 10,8,1,29,1,6,6,0,0,0,10                ; LURKER">
            <text:p>.byte 10,8,1,29,1,6,6,0,0,0,10 <text:s text:c="15"/>; LURKER</text:p>
          </table:table-cell>
          <table:table-cell table:formula="of:=LEN([.A68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MANTICOR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NT((([.B69]+[.C69]/6)^1.3*(20-[.E69])/10)*([.F69]*[.G69]/2+[.I69]+[.J69]+[.K69]+[.L69]))" office:value-type="float" office:value="383">
            <text:p>383</text:p>
          </table:table-cell>
          <table:table-cell table:formula="of:=RIGHT(&quot; &quot; &amp; [.H69];2)" office:value-type="string" office:string-value=" 5">
            <text:p><text:s/>5</text:p>
          </table:table-cell>
          <table:table-cell table:formula="of:=LEFT([.A69] &amp; &quot; &quot; &amp; MID(&quot;   (A)(U)(D)&quot;;[.D69]*3+1;3) &amp; &quot;                               &quot;;19)" office:value-type="string" office:string-value="MANTICORE (A)      ">
            <text:p>MANTICORE (A) <text:s text:c="5"/></text:p>
          </table:table-cell>
          <table:table-cell table:formula="of:=RIGHT(&quot; &quot; &amp; [.H69];2)" office:value-type="string" office:string-value=" 5">
            <text:p><text:s/>5</text:p>
          </table:table-cell>
          <table:table-cell table:formula="of:=LEFT(&quot;    &quot; &amp; [.B69] &amp; &quot;-&quot; &amp; [.B69]*[.C69] &amp; &quot;      &quot;;11)" office:value-type="string" office:string-value="    6-48   ">
            <text:p><text:s text:c="4"/>6-48 <text:s text:c="2"/></text:p>
          </table:table-cell>
          <table:table-cell table:formula="of:=RIGHT(&quot;    &quot; &amp; [.E69];4)" office:value-type="string" office:string-value="   4">
            <text:p><text:s text:c="3"/>4</text:p>
          </table:table-cell>
          <table:table-cell table:formula="of:=&quot;   &quot; &amp; LEFT([.F69] &amp; &quot;     &quot;;3)" office:value-type="string" office:string-value="   6  ">
            <text:p><text:s text:c="3"/>6 <text:s/></text:p>
          </table:table-cell>
          <table:table-cell table:formula="of:=&quot; &quot; &amp; LEFT(1 &amp; &quot;-&quot; &amp; [.G69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6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6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6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69]*9+1;9)) &amp; &quot;    &quot;;7)" office:value-type="string" office:string-value="SWING  ">
            <text:p>SWING <text:s/></text:p>
          </table:table-cell>
          <table:table-cell table:formula="of:=&quot;.byte &quot;&quot;&quot; &amp; [.A69] &amp; &quot;&quot;&quot;,0         ; level &quot; &amp; [.N69]" office:value-type="string" office:string-value=".byte &quot;MANTICORE&quot;,0         ; level  5">
            <text:p>.byte "MANTICORE",0 <text:s text:c="8"/>; level <text:s/>5</text:p>
          </table:table-cell>
          <table:table-cell table:formula="of:=&quot;.byte &quot; &amp; [.B69] &amp; &quot;,&quot; &amp; [.C69] &amp; &quot;,&quot; &amp; [.D69] &amp; &quot;,&quot; &amp; [.E69]+25 &amp; &quot;,&quot; &amp; [.F69] &amp; &quot;,&quot; &amp; [.G69] &amp; &quot;,&quot; &amp; [.H69] &amp; &quot;,&quot; &amp; [.I69] &amp; &quot;,&quot; &amp; [.J69] &amp; &quot;,&quot; &amp; [.K69] &amp; &quot;,&quot; &amp; [.L69] &amp; &quot;                ; &quot; &amp; [.A69]" office:value-type="string" office:string-value=".byte 6,8,1,29,6,6,5,0,0,0,0                ; MANTICORE">
            <text:p>.byte 6,8,1,29,6,6,5,0,0,0,0 <text:s text:c="15"/>; MANTICORE</text:p>
          </table:table-cell>
          <table:table-cell table:formula="of:=LEN([.A69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MARILITH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8">
            <text:p>-8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formula="of:=INT((([.B70]+[.C70]/6)^1.3*(20-[.E70])/10)*([.F70]*[.G70]/2+[.I70]+[.J70]+[.K70]+[.L70]))" office:value-type="float" office:value="3224">
            <text:p>3224</text:p>
          </table:table-cell>
          <table:table-cell table:formula="of:=RIGHT(&quot; &quot; &amp; [.H70];2)" office:value-type="string" office:string-value=" 8">
            <text:p><text:s/>8</text:p>
          </table:table-cell>
          <table:table-cell table:formula="of:=LEFT([.A70] &amp; &quot; &quot; &amp; MID(&quot;   (A)(U)(D)&quot;;[.D70]*3+1;3) &amp; &quot;                               &quot;;19)" office:value-type="string" office:string-value="MARILITH (D)       ">
            <text:p>MARILITH (D) <text:s text:c="6"/></text:p>
          </table:table-cell>
          <table:table-cell table:formula="of:=RIGHT(&quot; &quot; &amp; [.H70];2)" office:value-type="string" office:string-value=" 8">
            <text:p><text:s/>8</text:p>
          </table:table-cell>
          <table:table-cell table:formula="of:=LEFT(&quot;    &quot; &amp; [.B70] &amp; &quot;-&quot; &amp; [.B70]*[.C70] &amp; &quot;      &quot;;11)" office:value-type="string" office:string-value="    8-88   ">
            <text:p><text:s text:c="4"/>8-88 <text:s text:c="2"/></text:p>
          </table:table-cell>
          <table:table-cell table:formula="of:=RIGHT(&quot;    &quot; &amp; [.E70];4)" office:value-type="string" office:string-value="  -8">
            <text:p><text:s text:c="2"/>-8</text:p>
          </table:table-cell>
          <table:table-cell table:formula="of:=&quot;   &quot; &amp; LEFT([.F70] &amp; &quot;     &quot;;3)" office:value-type="string" office:string-value="   8  ">
            <text:p><text:s text:c="3"/>8 <text:s/></text:p>
          </table:table-cell>
          <table:table-cell table:formula="of:=&quot; &quot; &amp; LEFT(1 &amp; &quot;-&quot; &amp; [.G70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7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0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K70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70]*9+1;9)) &amp; &quot;    &quot;;7)" office:value-type="string" office:string-value="DEATH  ">
            <text:p>DEATH <text:s/></text:p>
          </table:table-cell>
          <table:table-cell table:formula="of:=&quot;.byte &quot;&quot;&quot; &amp; [.A70] &amp; &quot;&quot;&quot;,0         ; level &quot; &amp; [.N70]" office:value-type="string" office:string-value=".byte &quot;MARILITH&quot;,0         ; level  8">
            <text:p>.byte "MARILITH",0 <text:s text:c="8"/>; level <text:s/>8</text:p>
          </table:table-cell>
          <table:table-cell table:formula="of:=&quot;.byte &quot; &amp; [.B70] &amp; &quot;,&quot; &amp; [.C70] &amp; &quot;,&quot; &amp; [.D70] &amp; &quot;,&quot; &amp; [.E70]+25 &amp; &quot;,&quot; &amp; [.F70] &amp; &quot;,&quot; &amp; [.G70] &amp; &quot;,&quot; &amp; [.H70] &amp; &quot;,&quot; &amp; [.I70] &amp; &quot;,&quot; &amp; [.J70] &amp; &quot;,&quot; &amp; [.K70] &amp; &quot;,&quot; &amp; [.L70] &amp; &quot;                ; &quot; &amp; [.A70]" office:value-type="string" office:string-value=".byte 8,11,3,17,8,8,8,0,9,9,9                ; MARILITH">
            <text:p>.byte 8,11,3,17,8,8,8,0,9,9,9 <text:s text:c="15"/>; MARILITH</text:p>
          </table:table-cell>
          <table:table-cell table:formula="of:=LEN([.A70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MEDUSA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formula="of:=INT((([.B71]+[.C71]/6)^1.3*(20-[.E71])/10)*([.F71]*[.G71]/2+[.I71]+[.J71]+[.K71]+[.L71]))" office:value-type="float" office:value="362">
            <text:p>362</text:p>
          </table:table-cell>
          <table:table-cell table:formula="of:=RIGHT(&quot; &quot; &amp; [.H71];2)" office:value-type="string" office:string-value=" 5">
            <text:p><text:s/>5</text:p>
          </table:table-cell>
          <table:table-cell table:formula="of:=LEFT([.A71] &amp; &quot; &quot; &amp; MID(&quot;   (A)(U)(D)&quot;;[.D71]*3+1;3) &amp; &quot;                               &quot;;19)" office:value-type="string" office:string-value="MEDUSA             ">
            <text:p>MEDUSA <text:s text:c="12"/></text:p>
          </table:table-cell>
          <table:table-cell table:formula="of:=RIGHT(&quot; &quot; &amp; [.H71];2)" office:value-type="string" office:string-value=" 5">
            <text:p><text:s/>5</text:p>
          </table:table-cell>
          <table:table-cell table:formula="of:=LEFT(&quot;    &quot; &amp; [.B71] &amp; &quot;-&quot; &amp; [.B71]*[.C71] &amp; &quot;      &quot;;11)" office:value-type="string" office:string-value="    6-48   ">
            <text:p><text:s text:c="4"/>6-48 <text:s text:c="2"/></text:p>
          </table:table-cell>
          <table:table-cell table:formula="of:=RIGHT(&quot;    &quot; &amp; [.E71];4)" office:value-type="string" office:string-value="   3">
            <text:p><text:s text:c="3"/>3</text:p>
          </table:table-cell>
          <table:table-cell table:formula="of:=&quot;   &quot; &amp; LEFT([.F71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71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7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1]*9+1;9)) &amp; &quot;    &quot;;11)" office:value-type="string" office:string-value="GAZE       ">
            <text:p>GAZE <text:s text:c="6"/></text:p>
          </table:table-cell>
          <table:table-cell table:formula="of:=LEFT((MID(&quot;SWING    HEAL     CAST     POISON   SUMMON   STUN     CHARM    GAZE     BREATHE  DEATH    ERODE    DRAIN    &quot;;[.L71]*9+1;9)) &amp; &quot;    &quot;;7)" office:value-type="string" office:string-value="GAZE   ">
            <text:p>GAZE <text:s text:c="2"/></text:p>
          </table:table-cell>
          <table:table-cell table:formula="of:=&quot;.byte &quot;&quot;&quot; &amp; [.A71] &amp; &quot;&quot;&quot;,0         ; level &quot; &amp; [.N71]" office:value-type="string" office:string-value=".byte &quot;MEDUSA&quot;,0         ; level  5">
            <text:p>.byte "MEDUSA",0 <text:s text:c="8"/>; level <text:s/>5</text:p>
          </table:table-cell>
          <table:table-cell table:formula="of:=&quot;.byte &quot; &amp; [.B71] &amp; &quot;,&quot; &amp; [.C71] &amp; &quot;,&quot; &amp; [.D71] &amp; &quot;,&quot; &amp; [.E71]+25 &amp; &quot;,&quot; &amp; [.F71] &amp; &quot;,&quot; &amp; [.G71] &amp; &quot;,&quot; &amp; [.H71] &amp; &quot;,&quot; &amp; [.I71] &amp; &quot;,&quot; &amp; [.J71] &amp; &quot;,&quot; &amp; [.K71] &amp; &quot;,&quot; &amp; [.L71] &amp; &quot;                ; &quot; &amp; [.A71]" office:value-type="string" office:string-value=".byte 6,8,0,28,1,4,5,0,0,7,7                ; MEDUSA">
            <text:p>.byte 6,8,0,28,1,4,5,0,0,7,7 <text:s text:c="15"/>; MEDUSA</text:p>
          </table:table-cell>
          <table:table-cell table:formula="of:=LEN([.A71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MINOTAU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B72]+[.C72]/6)^1.3*(20-[.E72])/10)*([.F72]*[.G72]/2+[.I72]+[.J72]+[.K72]+[.L72]))" office:value-type="float" office:value="159">
            <text:p>159</text:p>
          </table:table-cell>
          <table:table-cell table:formula="of:=RIGHT(&quot; &quot; &amp; [.H72];2)" office:value-type="string" office:string-value=" 4">
            <text:p><text:s/>4</text:p>
          </table:table-cell>
          <table:table-cell table:formula="of:=LEFT([.A72] &amp; &quot; &quot; &amp; MID(&quot;   (A)(U)(D)&quot;;[.D72]*3+1;3) &amp; &quot;                               &quot;;19)" office:value-type="string" office:string-value="MINOTAUR           ">
            <text:p>MINOTAUR <text:s text:c="10"/></text:p>
          </table:table-cell>
          <table:table-cell table:formula="of:=RIGHT(&quot; &quot; &amp; [.H72];2)" office:value-type="string" office:string-value=" 4">
            <text:p><text:s/>4</text:p>
          </table:table-cell>
          <table:table-cell table:formula="of:=LEFT(&quot;    &quot; &amp; [.B72] &amp; &quot;-&quot; &amp; [.B72]*[.C72] &amp; &quot;      &quot;;11)" office:value-type="string" office:string-value="    6-48   ">
            <text:p><text:s text:c="4"/>6-48 <text:s text:c="2"/></text:p>
          </table:table-cell>
          <table:table-cell table:formula="of:=RIGHT(&quot;    &quot; &amp; [.E72];4)" office:value-type="string" office:string-value="   0">
            <text:p><text:s text:c="3"/>0</text:p>
          </table:table-cell>
          <table:table-cell table:formula="of:=&quot;   &quot; &amp; LEFT([.F7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72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7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72]*9+1;9)) &amp; &quot;    &quot;;7)" office:value-type="string" office:string-value="SWING  ">
            <text:p>SWING <text:s/></text:p>
          </table:table-cell>
          <table:table-cell table:formula="of:=&quot;.byte &quot;&quot;&quot; &amp; [.A72] &amp; &quot;&quot;&quot;,0         ; level &quot; &amp; [.N72]" office:value-type="string" office:string-value=".byte &quot;MINOTAUR&quot;,0         ; level  4">
            <text:p>.byte "MINOTAUR",0 <text:s text:c="8"/>; level <text:s/>4</text:p>
          </table:table-cell>
          <table:table-cell table:formula="of:=&quot;.byte &quot; &amp; [.B72] &amp; &quot;,&quot; &amp; [.C72] &amp; &quot;,&quot; &amp; [.D72] &amp; &quot;,&quot; &amp; [.E72]+25 &amp; &quot;,&quot; &amp; [.F72] &amp; &quot;,&quot; &amp; [.G72] &amp; &quot;,&quot; &amp; [.H72] &amp; &quot;,&quot; &amp; [.I72] &amp; &quot;,&quot; &amp; [.J72] &amp; &quot;,&quot; &amp; [.K72] &amp; &quot;,&quot; &amp; [.L72] &amp; &quot;                ; &quot; &amp; [.A72]" office:value-type="string" office:string-value=".byte 6,8,0,25,1,12,4,0,0,0,0                ; MINOTAUR">
            <text:p>.byte 6,8,0,25,1,12,4,0,0,0,0 <text:s text:c="15"/>; MINOTAUR</text:p>
          </table:table-cell>
          <table:table-cell table:formula="of:=LEN([.A72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MUMM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INT((([.B73]+[.C73]/6)^1.3*(20-[.E73])/10)*([.F73]*[.G73]/2+[.I73]+[.J73]+[.K73]+[.L73]))" office:value-type="float" office:value="582">
            <text:p>582</text:p>
          </table:table-cell>
          <table:table-cell table:formula="of:=RIGHT(&quot; &quot; &amp; [.H73];2)" office:value-type="string" office:string-value=" 6">
            <text:p><text:s/>6</text:p>
          </table:table-cell>
          <table:table-cell table:formula="of:=LEFT([.A73] &amp; &quot; &quot; &amp; MID(&quot;   (A)(U)(D)&quot;;[.D73]*3+1;3) &amp; &quot;                               &quot;;19)" office:value-type="string" office:string-value="MUMMY (U)          ">
            <text:p>MUMMY (U) <text:s text:c="9"/></text:p>
          </table:table-cell>
          <table:table-cell table:formula="of:=RIGHT(&quot; &quot; &amp; [.H73];2)" office:value-type="string" office:string-value=" 6">
            <text:p><text:s/>6</text:p>
          </table:table-cell>
          <table:table-cell table:formula="of:=LEFT(&quot;    &quot; &amp; [.B73] &amp; &quot;-&quot; &amp; [.B73]*[.C73] &amp; &quot;      &quot;;11)" office:value-type="string" office:string-value="    6-48   ">
            <text:p><text:s text:c="4"/>6-48 <text:s text:c="2"/></text:p>
          </table:table-cell>
          <table:table-cell table:formula="of:=RIGHT(&quot;    &quot; &amp; [.E73];4)" office:value-type="string" office:string-value="   1">
            <text:p><text:s text:c="3"/>1</text:p>
          </table:table-cell>
          <table:table-cell table:formula="of:=&quot;   &quot; &amp; LEFT([.F73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73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7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3]*9+1;9)) &amp; &quot;    &quot;;11)" office:value-type="string" office:string-value="POISON     ">
            <text:p>POISON <text:s text:c="4"/></text:p>
          </table:table-cell>
          <table:table-cell table:formula="of:=LEFT((MID(&quot;SWING    HEAL     CAST     POISON   SUMMON   STUN     CHARM    GAZE     BREATHE  DEATH    ERODE    DRAIN    &quot;;[.K73]*9+1;9)) &amp; &quot;    &quot;;11)" office:value-type="string" office:string-value="POISON     ">
            <text:p>POISON <text:s text:c="4"/></text:p>
          </table:table-cell>
          <table:table-cell table:formula="of:=LEFT((MID(&quot;SWING    HEAL     CAST     POISON   SUMMON   STUN     CHARM    GAZE     BREATHE  DEATH    ERODE    DRAIN    &quot;;[.L73]*9+1;9)) &amp; &quot;    &quot;;7)" office:value-type="string" office:string-value="DRAIN  ">
            <text:p>DRAIN <text:s/></text:p>
          </table:table-cell>
          <table:table-cell table:formula="of:=&quot;.byte &quot;&quot;&quot; &amp; [.A73] &amp; &quot;&quot;&quot;,0         ; level &quot; &amp; [.N73]" office:value-type="string" office:string-value=".byte &quot;MUMMY&quot;,0         ; level  6">
            <text:p>.byte "MUMMY",0 <text:s text:c="8"/>; level <text:s/>6</text:p>
          </table:table-cell>
          <table:table-cell table:formula="of:=&quot;.byte &quot; &amp; [.B73] &amp; &quot;,&quot; &amp; [.C73] &amp; &quot;,&quot; &amp; [.D73] &amp; &quot;,&quot; &amp; [.E73]+25 &amp; &quot;,&quot; &amp; [.F73] &amp; &quot;,&quot; &amp; [.G73] &amp; &quot;,&quot; &amp; [.H73] &amp; &quot;,&quot; &amp; [.I73] &amp; &quot;,&quot; &amp; [.J73] &amp; &quot;,&quot; &amp; [.K73] &amp; &quot;,&quot; &amp; [.L73] &amp; &quot;                ; &quot; &amp; [.A73]" office:value-type="string" office:string-value=".byte 6,8,2,26,1,12,6,0,3,3,11                ; MUMMY">
            <text:p>.byte 6,8,2,26,1,12,6,0,3,3,11 <text:s text:c="15"/>; MUMMY</text:p>
          </table:table-cell>
          <table:table-cell table:formula="of:=LEN([.A73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NEO-OTYUGH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B74]+[.C74]/6)^1.3*(20-[.E74])/10)*([.F74]*[.G74]/2+[.I74]+[.J74]+[.K74]+[.L74]))" office:value-type="float" office:value="499">
            <text:p>499</text:p>
          </table:table-cell>
          <table:table-cell table:formula="of:=RIGHT(&quot; &quot; &amp; [.H74];2)" office:value-type="string" office:string-value=" 6">
            <text:p><text:s/>6</text:p>
          </table:table-cell>
          <table:table-cell table:formula="of:=LEFT([.A74] &amp; &quot; &quot; &amp; MID(&quot;   (A)(U)(D)&quot;;[.D74]*3+1;3) &amp; &quot;                               &quot;;19)" office:value-type="string" office:string-value="NEO-OTYUGH (A)     ">
            <text:p>NEO-OTYUGH (A) <text:s text:c="4"/></text:p>
          </table:table-cell>
          <table:table-cell table:formula="of:=RIGHT(&quot; &quot; &amp; [.H74];2)" office:value-type="string" office:string-value=" 6">
            <text:p><text:s/>6</text:p>
          </table:table-cell>
          <table:table-cell table:formula="of:=LEFT(&quot;    &quot; &amp; [.B74] &amp; &quot;-&quot; &amp; [.B74]*[.C74] &amp; &quot;      &quot;;11)" office:value-type="string" office:string-value="    9-72   ">
            <text:p><text:s text:c="4"/>9-72 <text:s text:c="2"/></text:p>
          </table:table-cell>
          <table:table-cell table:formula="of:=RIGHT(&quot;    &quot; &amp; [.E74];4)" office:value-type="string" office:string-value="   0">
            <text:p><text:s text:c="3"/>0</text:p>
          </table:table-cell>
          <table:table-cell table:formula="of:=&quot;   &quot; &amp; LEFT([.F74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74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7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74]*9+1;9)) &amp; &quot;    &quot;;7)" office:value-type="string" office:string-value="SWING  ">
            <text:p>SWING <text:s/></text:p>
          </table:table-cell>
          <table:table-cell table:formula="of:=&quot;.byte &quot;&quot;&quot; &amp; [.A74] &amp; &quot;&quot;&quot;,0         ; level &quot; &amp; [.N74]" office:value-type="string" office:string-value=".byte &quot;NEO-OTYUGH&quot;,0         ; level  6">
            <text:p>.byte "NEO-OTYUGH",0 <text:s text:c="8"/>; level <text:s/>6</text:p>
          </table:table-cell>
          <table:table-cell table:formula="of:=&quot;.byte &quot; &amp; [.B74] &amp; &quot;,&quot; &amp; [.C74] &amp; &quot;,&quot; &amp; [.D74] &amp; &quot;,&quot; &amp; [.E74]+25 &amp; &quot;,&quot; &amp; [.F74] &amp; &quot;,&quot; &amp; [.G74] &amp; &quot;,&quot; &amp; [.H74] &amp; &quot;,&quot; &amp; [.I74] &amp; &quot;,&quot; &amp; [.J74] &amp; &quot;,&quot; &amp; [.K74] &amp; &quot;,&quot; &amp; [.L74] &amp; &quot;                ; &quot; &amp; [.A74]" office:value-type="string" office:string-value=".byte 9,8,1,25,2,12,6,0,0,0,0                ; NEO-OTYUGH">
            <text:p>.byte 9,8,1,25,2,12,6,0,0,0,0 <text:s text:c="15"/>; NEO-OTYUGH</text:p>
          </table:table-cell>
          <table:table-cell table:formula="of:=LEN([.A74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OGR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NT((([.B75]+[.C75]/6)^1.3*(20-[.E75])/10)*([.F75]*[.G75]/2+[.I75]+[.J75]+[.K75]+[.L75]))" office:value-type="float" office:value="79">
            <text:p>79</text:p>
          </table:table-cell>
          <table:table-cell table:formula="of:=RIGHT(&quot; &quot; &amp; [.H75];2)" office:value-type="string" office:string-value=" 3">
            <text:p><text:s/>3</text:p>
          </table:table-cell>
          <table:table-cell table:formula="of:=LEFT([.A75] &amp; &quot; &quot; &amp; MID(&quot;   (A)(U)(D)&quot;;[.D75]*3+1;3) &amp; &quot;                               &quot;;19)" office:value-type="string" office:string-value="OGRE               ">
            <text:p>OGRE <text:s text:c="14"/></text:p>
          </table:table-cell>
          <table:table-cell table:formula="of:=RIGHT(&quot; &quot; &amp; [.H75];2)" office:value-type="string" office:string-value=" 3">
            <text:p><text:s/>3</text:p>
          </table:table-cell>
          <table:table-cell table:formula="of:=LEFT(&quot;    &quot; &amp; [.B75] &amp; &quot;-&quot; &amp; [.B75]*[.C75] &amp; &quot;      &quot;;11)" office:value-type="string" office:string-value="    4-32   ">
            <text:p><text:s text:c="4"/>4-32 <text:s text:c="2"/></text:p>
          </table:table-cell>
          <table:table-cell table:formula="of:=RIGHT(&quot;    &quot; &amp; [.E75];4)" office:value-type="string" office:string-value="   2">
            <text:p><text:s text:c="3"/>2</text:p>
          </table:table-cell>
          <table:table-cell table:formula="of:=&quot;   &quot; &amp; LEFT([.F75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75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7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75]*9+1;9)) &amp; &quot;    &quot;;7)" office:value-type="string" office:string-value="SWING  ">
            <text:p>SWING <text:s/></text:p>
          </table:table-cell>
          <table:table-cell table:formula="of:=&quot;.byte &quot;&quot;&quot; &amp; [.A75] &amp; &quot;&quot;&quot;,0         ; level &quot; &amp; [.N75]" office:value-type="string" office:string-value=".byte &quot;OGRE&quot;,0         ; level  3">
            <text:p>.byte "OGRE",0 <text:s text:c="8"/>; level <text:s/>3</text:p>
          </table:table-cell>
          <table:table-cell table:formula="of:=&quot;.byte &quot; &amp; [.B75] &amp; &quot;,&quot; &amp; [.C75] &amp; &quot;,&quot; &amp; [.D75] &amp; &quot;,&quot; &amp; [.E75]+25 &amp; &quot;,&quot; &amp; [.F75] &amp; &quot;,&quot; &amp; [.G75] &amp; &quot;,&quot; &amp; [.H75] &amp; &quot;,&quot; &amp; [.I75] &amp; &quot;,&quot; &amp; [.J75] &amp; &quot;,&quot; &amp; [.K75] &amp; &quot;,&quot; &amp; [.L75] &amp; &quot;                ; &quot; &amp; [.A75]" office:value-type="string" office:string-value=".byte 4,8,0,27,1,10,3,0,0,0,0                ; OGRE">
            <text:p>.byte 4,8,0,27,1,10,3,0,0,0,0 <text:s text:c="15"/>; OGRE</text:p>
          </table:table-cell>
          <table:table-cell table:formula="of:=LEN([.A75])" office:value-type="float" office:value="4">
            <text:p>4</text:p>
          </table:table-cell>
          <table:table-cell/>
        </table:table-row>
        <table:table-row table:style-name="ro4">
          <table:table-cell table:style-name="ce14" office:value-type="string">
            <text:p>OGRE MAG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NT((([.B76]+[.C76]/6)^1.3*(20-[.E76])/10)*([.F76]*[.G76]/2+[.I76]+[.J76]+[.K76]+[.L76]))" office:value-type="float" office:value="168">
            <text:p>168</text:p>
          </table:table-cell>
          <table:table-cell table:formula="of:=RIGHT(&quot; &quot; &amp; [.H76];2)" office:value-type="string" office:string-value=" 4">
            <text:p><text:s/>4</text:p>
          </table:table-cell>
          <table:table-cell table:formula="of:=LEFT([.A76] &amp; &quot; &quot; &amp; MID(&quot;   (A)(U)(D)&quot;;[.D76]*3+1;3) &amp; &quot;                               &quot;;19)" office:value-type="string" office:string-value="OGRE MAGE          ">
            <text:p>OGRE MAGE <text:s text:c="9"/></text:p>
          </table:table-cell>
          <table:table-cell table:formula="of:=RIGHT(&quot; &quot; &amp; [.H76];2)" office:value-type="string" office:string-value=" 4">
            <text:p><text:s/>4</text:p>
          </table:table-cell>
          <table:table-cell table:formula="of:=LEFT(&quot;    &quot; &amp; [.B76] &amp; &quot;-&quot; &amp; [.B76]*[.C76] &amp; &quot;      &quot;;11)" office:value-type="string" office:string-value="    5-40   ">
            <text:p><text:s text:c="4"/>5-40 <text:s text:c="2"/></text:p>
          </table:table-cell>
          <table:table-cell table:formula="of:=RIGHT(&quot;    &quot; &amp; [.E76];4)" office:value-type="string" office:string-value="   3">
            <text:p><text:s text:c="3"/>3</text:p>
          </table:table-cell>
          <table:table-cell table:formula="of:=&quot;   &quot; &amp; LEFT([.F76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76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7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6]*9+1;9)) &amp; &quot;    &quot;;11)" office:value-type="string" office:string-value="HEAL       ">
            <text:p>HEAL <text:s text:c="6"/></text:p>
          </table:table-cell>
          <table:table-cell table:formula="of:=LEFT((MID(&quot;SWING    HEAL     CAST     POISON   SUMMON   STUN     CHARM    GAZE     BREATHE  DEATH    ERODE    DRAIN    &quot;;[.L76]*9+1;9)) &amp; &quot;    &quot;;7)" office:value-type="string" office:string-value="CAST   ">
            <text:p>CAST <text:s text:c="2"/></text:p>
          </table:table-cell>
          <table:table-cell table:formula="of:=&quot;.byte &quot;&quot;&quot; &amp; [.A76] &amp; &quot;&quot;&quot;,0         ; level &quot; &amp; [.N76]" office:value-type="string" office:string-value=".byte &quot;OGRE MAGE&quot;,0         ; level  4">
            <text:p>.byte "OGRE MAGE",0 <text:s text:c="8"/>; level <text:s/>4</text:p>
          </table:table-cell>
          <table:table-cell table:formula="of:=&quot;.byte &quot; &amp; [.B76] &amp; &quot;,&quot; &amp; [.C76] &amp; &quot;,&quot; &amp; [.D76] &amp; &quot;,&quot; &amp; [.E76]+25 &amp; &quot;,&quot; &amp; [.F76] &amp; &quot;,&quot; &amp; [.G76] &amp; &quot;,&quot; &amp; [.H76] &amp; &quot;,&quot; &amp; [.I76] &amp; &quot;,&quot; &amp; [.J76] &amp; &quot;,&quot; &amp; [.K76] &amp; &quot;,&quot; &amp; [.L76] &amp; &quot;                ; &quot; &amp; [.A76]" office:value-type="string" office:string-value=".byte 5,8,0,28,1,12,4,0,0,1,2                ; OGRE MAGE">
            <text:p>.byte 5,8,0,28,1,12,4,0,0,1,2 <text:s text:c="15"/>; OGRE MAGE</text:p>
          </table:table-cell>
          <table:table-cell table:formula="of:=LEN([.A76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OR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77]+[.C77]/6)^1.3*(20-[.E77])/10)*([.F77]*[.G77]/2+[.I77]+[.J77]+[.K77]+[.L77]))" office:value-type="float" office:value="19">
            <text:p>19</text:p>
          </table:table-cell>
          <table:table-cell table:formula="of:=RIGHT(&quot; &quot; &amp; [.H77];2)" office:value-type="string" office:string-value=" 1">
            <text:p><text:s/>1</text:p>
          </table:table-cell>
          <table:table-cell table:formula="of:=LEFT([.A77] &amp; &quot; &quot; &amp; MID(&quot;   (A)(U)(D)&quot;;[.D77]*3+1;3) &amp; &quot;                               &quot;;19)" office:value-type="string" office:string-value="ORC                ">
            <text:p>ORC <text:s text:c="15"/></text:p>
          </table:table-cell>
          <table:table-cell table:formula="of:=RIGHT(&quot; &quot; &amp; [.H77];2)" office:value-type="string" office:string-value=" 1">
            <text:p><text:s/>1</text:p>
          </table:table-cell>
          <table:table-cell table:formula="of:=LEFT(&quot;    &quot; &amp; [.B77] &amp; &quot;-&quot; &amp; [.B77]*[.C77] &amp; &quot;      &quot;;11)" office:value-type="string" office:string-value="    1-8    ">
            <text:p><text:s text:c="4"/>1-8 <text:s text:c="3"/></text:p>
          </table:table-cell>
          <table:table-cell table:formula="of:=RIGHT(&quot;    &quot; &amp; [.E77];4)" office:value-type="string" office:string-value="   4">
            <text:p><text:s text:c="3"/>4</text:p>
          </table:table-cell>
          <table:table-cell table:formula="of:=&quot;   &quot; &amp; LEFT([.F77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77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7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77]*9+1;9)) &amp; &quot;    &quot;;7)" office:value-type="string" office:string-value="SWING  ">
            <text:p>SWING <text:s/></text:p>
          </table:table-cell>
          <table:table-cell table:formula="of:=&quot;.byte &quot;&quot;&quot; &amp; [.A77] &amp; &quot;&quot;&quot;,0         ; level &quot; &amp; [.N77]" office:value-type="string" office:string-value=".byte &quot;ORC&quot;,0         ; level  1">
            <text:p>.byte "ORC",0 <text:s text:c="8"/>; level <text:s/>1</text:p>
          </table:table-cell>
          <table:table-cell table:formula="of:=&quot;.byte &quot; &amp; [.B77] &amp; &quot;,&quot; &amp; [.C77] &amp; &quot;,&quot; &amp; [.D77] &amp; &quot;,&quot; &amp; [.E77]+25 &amp; &quot;,&quot; &amp; [.F77] &amp; &quot;,&quot; &amp; [.G77] &amp; &quot;,&quot; &amp; [.H77] &amp; &quot;,&quot; &amp; [.I77] &amp; &quot;,&quot; &amp; [.J77] &amp; &quot;,&quot; &amp; [.K77] &amp; &quot;,&quot; &amp; [.L77] &amp; &quot;                ; &quot; &amp; [.A77]" office:value-type="string" office:string-value=".byte 1,8,0,29,1,8,1,0,0,0,0                ; ORC">
            <text:p>.byte 1,8,0,29,1,8,1,0,0,0,0 <text:s text:c="15"/>; ORC</text:p>
          </table:table-cell>
          <table:table-cell table:formula="of:=LEN([.A77])" office:value-type="float" office:value="3">
            <text:p>3</text:p>
          </table:table-cell>
          <table:table-cell/>
        </table:table-row>
        <table:table-row table:style-name="ro4">
          <table:table-cell table:style-name="ce14" office:value-type="string">
            <text:p>ORCU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B78]+[.C78]/6)^1.3*(20-[.E78])/10)*([.F78]*[.G78]/2+[.I78]+[.J78]+[.K78]+[.L78]))" office:value-type="float" office:value="11910">
            <text:p>11910</text:p>
          </table:table-cell>
          <table:table-cell table:formula="of:=RIGHT(&quot; &quot; &amp; [.H78];2)" office:value-type="string" office:string-value="10">
            <text:p>10</text:p>
          </table:table-cell>
          <table:table-cell table:formula="of:=LEFT([.A78] &amp; &quot; &quot; &amp; MID(&quot;   (A)(U)(D)&quot;;[.D78]*3+1;3) &amp; &quot;                               &quot;;19)" office:value-type="string" office:string-value="ORCUS (D)          ">
            <text:p>ORCUS (D) <text:s text:c="9"/></text:p>
          </table:table-cell>
          <table:table-cell table:formula="of:=RIGHT(&quot; &quot; &amp; [.H78];2)" office:value-type="string" office:string-value="10">
            <text:p>10</text:p>
          </table:table-cell>
          <table:table-cell table:formula="of:=LEFT(&quot;    &quot; &amp; [.B78] &amp; &quot;-&quot; &amp; [.B78]*[.C78] &amp; &quot;      &quot;;11)" office:value-type="string" office:string-value="    30-300 ">
            <text:p><text:s text:c="4"/>30-300 </text:p>
          </table:table-cell>
          <table:table-cell table:formula="of:=RIGHT(&quot;    &quot; &amp; [.E78];4)" office:value-type="string" office:string-value="  -9">
            <text:p><text:s text:c="2"/>-9</text:p>
          </table:table-cell>
          <table:table-cell table:formula="of:=&quot;   &quot; &amp; LEFT([.F78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78] &amp; &quot;        &quot;;7)" office:value-type="string" office:string-value=" 1-20   ">
            <text:p><text:s/>1-20 <text:s text:c="2"/></text:p>
          </table:table-cell>
          <table:table-cell table:formula="of:=&quot; &quot; &amp; LEFT((MID(&quot;SWING    HEAL     CAST     POISON   SUMMON   STUN     CHARM    GAZE     BREATHE  DEATH    ERODE    DRAIN    &quot;;[.I7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8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K78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L78]*9+1;9)) &amp; &quot;    &quot;;7)" office:value-type="string" office:string-value="DEATH  ">
            <text:p>DEATH <text:s/></text:p>
          </table:table-cell>
          <table:table-cell table:formula="of:=&quot;.byte &quot;&quot;&quot; &amp; [.A78] &amp; &quot;&quot;&quot;,0         ; level &quot; &amp; [.N78]" office:value-type="string" office:string-value=".byte &quot;ORCUS&quot;,0         ; level 10">
            <text:p>.byte "ORCUS",0 <text:s text:c="8"/>; level 10</text:p>
          </table:table-cell>
          <table:table-cell table:formula="of:=&quot;.byte &quot; &amp; [.B78] &amp; &quot;,&quot; &amp; [.C78] &amp; &quot;,&quot; &amp; [.D78] &amp; &quot;,&quot; &amp; [.E78]+25 &amp; &quot;,&quot; &amp; [.F78] &amp; &quot;,&quot; &amp; [.G78] &amp; &quot;,&quot; &amp; [.H78] &amp; &quot;,&quot; &amp; [.I78] &amp; &quot;,&quot; &amp; [.J78] &amp; &quot;,&quot; &amp; [.K78] &amp; &quot;,&quot; &amp; [.L78] &amp; &quot;                ; &quot; &amp; [.A78]" office:value-type="string" office:string-value=".byte 30,10,3,16,3,20,10,0,2,5,9                ; ORCUS">
            <text:p>.byte 30,10,3,16,3,20,10,0,2,5,9 <text:s text:c="15"/>; ORCUS</text:p>
          </table:table-cell>
          <table:table-cell table:formula="of:=LEN([.A78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OTYUGH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NT((([.B79]+[.C79]/6)^1.3*(20-[.E79])/10)*([.F79]*[.G79]/2+[.I79]+[.J79]+[.K79]+[.L79]))" office:value-type="float" office:value="240">
            <text:p>240</text:p>
          </table:table-cell>
          <table:table-cell table:formula="of:=RIGHT(&quot; &quot; &amp; [.H79];2)" office:value-type="string" office:string-value=" 5">
            <text:p><text:s/>5</text:p>
          </table:table-cell>
          <table:table-cell table:formula="of:=LEFT([.A79] &amp; &quot; &quot; &amp; MID(&quot;   (A)(U)(D)&quot;;[.D79]*3+1;3) &amp; &quot;                               &quot;;19)" office:value-type="string" office:string-value="OTYUGH (A)         ">
            <text:p>OTYUGH (A) <text:s text:c="8"/></text:p>
          </table:table-cell>
          <table:table-cell table:formula="of:=RIGHT(&quot; &quot; &amp; [.H79];2)" office:value-type="string" office:string-value=" 5">
            <text:p><text:s/>5</text:p>
          </table:table-cell>
          <table:table-cell table:formula="of:=LEFT(&quot;    &quot; &amp; [.B79] &amp; &quot;-&quot; &amp; [.B79]*[.C79] &amp; &quot;      &quot;;11)" office:value-type="string" office:string-value="    7-56   ">
            <text:p><text:s text:c="4"/>7-56 <text:s text:c="2"/></text:p>
          </table:table-cell>
          <table:table-cell table:formula="of:=RIGHT(&quot;    &quot; &amp; [.E79];4)" office:value-type="string" office:string-value="   3">
            <text:p><text:s text:c="3"/>3</text:p>
          </table:table-cell>
          <table:table-cell table:formula="of:=&quot;   &quot; &amp; LEFT([.F79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79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7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7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7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79]*9+1;9)) &amp; &quot;    &quot;;7)" office:value-type="string" office:string-value="SWING  ">
            <text:p>SWING <text:s/></text:p>
          </table:table-cell>
          <table:table-cell table:formula="of:=&quot;.byte &quot;&quot;&quot; &amp; [.A79] &amp; &quot;&quot;&quot;,0         ; level &quot; &amp; [.N79]" office:value-type="string" office:string-value=".byte &quot;OTYUGH&quot;,0         ; level  5">
            <text:p>.byte "OTYUGH",0 <text:s text:c="8"/>; level <text:s/>5</text:p>
          </table:table-cell>
          <table:table-cell table:formula="of:=&quot;.byte &quot; &amp; [.B79] &amp; &quot;,&quot; &amp; [.C79] &amp; &quot;,&quot; &amp; [.D79] &amp; &quot;,&quot; &amp; [.E79]+25 &amp; &quot;,&quot; &amp; [.F79] &amp; &quot;,&quot; &amp; [.G79] &amp; &quot;,&quot; &amp; [.H79] &amp; &quot;,&quot; &amp; [.I79] &amp; &quot;,&quot; &amp; [.J79] &amp; &quot;,&quot; &amp; [.K79] &amp; &quot;,&quot; &amp; [.L79] &amp; &quot;                ; &quot; &amp; [.A79]" office:value-type="string" office:string-value=".byte 7,8,1,28,3,6,5,0,0,0,0                ; OTYUGH">
            <text:p>.byte 7,8,1,28,3,6,5,0,0,0,0 <text:s text:c="15"/>; OTYUGH</text:p>
          </table:table-cell>
          <table:table-cell table:formula="of:=LEN([.A79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OWL BEA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NT((([.B80]+[.C80]/6)^1.3*(20-[.E80])/10)*([.F80]*[.G80]/2+[.I80]+[.J80]+[.K80]+[.L80]))" office:value-type="float" office:value="165">
            <text:p>165</text:p>
          </table:table-cell>
          <table:table-cell table:formula="of:=RIGHT(&quot; &quot; &amp; [.H80];2)" office:value-type="string" office:string-value=" 4">
            <text:p><text:s/>4</text:p>
          </table:table-cell>
          <table:table-cell table:formula="of:=LEFT([.A80] &amp; &quot; &quot; &amp; MID(&quot;   (A)(U)(D)&quot;;[.D80]*3+1;3) &amp; &quot;                               &quot;;19)" office:value-type="string" office:string-value="OWL BEAR (A)       ">
            <text:p>OWL BEAR (A) <text:s text:c="6"/></text:p>
          </table:table-cell>
          <table:table-cell table:formula="of:=RIGHT(&quot; &quot; &amp; [.H80];2)" office:value-type="string" office:string-value=" 4">
            <text:p><text:s/>4</text:p>
          </table:table-cell>
          <table:table-cell table:formula="of:=LEFT(&quot;    &quot; &amp; [.B80] &amp; &quot;-&quot; &amp; [.B80]*[.C80] &amp; &quot;      &quot;;11)" office:value-type="string" office:string-value="    5-40   ">
            <text:p><text:s text:c="4"/>5-40 <text:s text:c="2"/></text:p>
          </table:table-cell>
          <table:table-cell table:formula="of:=RIGHT(&quot;    &quot; &amp; [.E80];4)" office:value-type="string" office:string-value="   5">
            <text:p><text:s text:c="3"/>5</text:p>
          </table:table-cell>
          <table:table-cell table:formula="of:=&quot;   &quot; &amp; LEFT([.F80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80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8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0]*9+1;9)) &amp; &quot;    &quot;;7)" office:value-type="string" office:string-value="SWING  ">
            <text:p>SWING <text:s/></text:p>
          </table:table-cell>
          <table:table-cell table:formula="of:=&quot;.byte &quot;&quot;&quot; &amp; [.A80] &amp; &quot;&quot;&quot;,0         ; level &quot; &amp; [.N80]" office:value-type="string" office:string-value=".byte &quot;OWL BEAR&quot;,0         ; level  4">
            <text:p>.byte "OWL BEAR",0 <text:s text:c="8"/>; level <text:s/>4</text:p>
          </table:table-cell>
          <table:table-cell table:formula="of:=&quot;.byte &quot; &amp; [.B80] &amp; &quot;,&quot; &amp; [.C80] &amp; &quot;,&quot; &amp; [.D80] &amp; &quot;,&quot; &amp; [.E80]+25 &amp; &quot;,&quot; &amp; [.F80] &amp; &quot;,&quot; &amp; [.G80] &amp; &quot;,&quot; &amp; [.H80] &amp; &quot;,&quot; &amp; [.I80] &amp; &quot;,&quot; &amp; [.J80] &amp; &quot;,&quot; &amp; [.K80] &amp; &quot;,&quot; &amp; [.L80] &amp; &quot;                ; &quot; &amp; [.A80]" office:value-type="string" office:string-value=".byte 5,8,1,30,2,10,4,0,0,0,0                ; OWL BEAR">
            <text:p>.byte 5,8,1,30,2,10,4,0,0,0,0 <text:s text:c="15"/>; OWL BEAR</text:p>
          </table:table-cell>
          <table:table-cell table:formula="of:=LEN([.A80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PIERCER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NT((([.B81]+[.C81]/6)^1.3*(20-[.E81])/10)*([.F81]*[.G81]/2+[.I81]+[.J81]+[.K81]+[.L81]))" office:value-type="float" office:value="89">
            <text:p>89</text:p>
          </table:table-cell>
          <table:table-cell table:formula="of:=RIGHT(&quot; &quot; &amp; [.H81];2)" office:value-type="string" office:string-value=" 3">
            <text:p><text:s/>3</text:p>
          </table:table-cell>
          <table:table-cell table:formula="of:=LEFT([.A81] &amp; &quot; &quot; &amp; MID(&quot;   (A)(U)(D)&quot;;[.D81]*3+1;3) &amp; &quot;                               &quot;;19)" office:value-type="string" office:string-value="PIERCER (A)        ">
            <text:p>PIERCER (A) <text:s text:c="7"/></text:p>
          </table:table-cell>
          <table:table-cell table:formula="of:=RIGHT(&quot; &quot; &amp; [.H81];2)" office:value-type="string" office:string-value=" 3">
            <text:p><text:s/>3</text:p>
          </table:table-cell>
          <table:table-cell table:formula="of:=LEFT(&quot;    &quot; &amp; [.B81] &amp; &quot;-&quot; &amp; [.B81]*[.C81] &amp; &quot;      &quot;;11)" office:value-type="string" office:string-value="    4-32   ">
            <text:p><text:s text:c="4"/>4-32 <text:s text:c="2"/></text:p>
          </table:table-cell>
          <table:table-cell table:formula="of:=RIGHT(&quot;    &quot; &amp; [.E81];4)" office:value-type="string" office:string-value="   3">
            <text:p><text:s text:c="3"/>3</text:p>
          </table:table-cell>
          <table:table-cell table:formula="of:=&quot;   &quot; &amp; LEFT([.F81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81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8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1]*9+1;9)) &amp; &quot;    &quot;;7)" office:value-type="string" office:string-value="SWING  ">
            <text:p>SWING <text:s/></text:p>
          </table:table-cell>
          <table:table-cell table:formula="of:=&quot;.byte &quot;&quot;&quot; &amp; [.A81] &amp; &quot;&quot;&quot;,0         ; level &quot; &amp; [.N81]" office:value-type="string" office:string-value=".byte &quot;PIERCER&quot;,0         ; level  3">
            <text:p>.byte "PIERCER",0 <text:s text:c="8"/>; level <text:s/>3</text:p>
          </table:table-cell>
          <table:table-cell table:formula="of:=&quot;.byte &quot; &amp; [.B81] &amp; &quot;,&quot; &amp; [.C81] &amp; &quot;,&quot; &amp; [.D81] &amp; &quot;,&quot; &amp; [.E81]+25 &amp; &quot;,&quot; &amp; [.F81] &amp; &quot;,&quot; &amp; [.G81] &amp; &quot;,&quot; &amp; [.H81] &amp; &quot;,&quot; &amp; [.I81] &amp; &quot;,&quot; &amp; [.J81] &amp; &quot;,&quot; &amp; [.K81] &amp; &quot;,&quot; &amp; [.L81] &amp; &quot;                ; &quot; &amp; [.A81]" office:value-type="string" office:string-value=".byte 4,8,1,28,2,6,3,0,0,0,0                ; PIERCER">
            <text:p>.byte 4,8,1,28,2,6,3,0,0,0,0 <text:s text:c="15"/>; PIERCER</text:p>
          </table:table-cell>
          <table:table-cell table:formula="of:=LEN([.A81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PSEUDODRAGO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B82]+[.C82]/6)^1.3*(20-[.E82])/10)*([.F82]*[.G82]/2+[.I82]+[.J82]+[.K82]+[.L82]))" office:value-type="float" office:value="90">
            <text:p>90</text:p>
          </table:table-cell>
          <table:table-cell table:formula="of:=RIGHT(&quot; &quot; &amp; [.H82];2)" office:value-type="string" office:string-value=" 3">
            <text:p><text:s/>3</text:p>
          </table:table-cell>
          <table:table-cell table:formula="of:=LEFT([.A82] &amp; &quot; &quot; &amp; MID(&quot;   (A)(U)(D)&quot;;[.D82]*3+1;3) &amp; &quot;                               &quot;;19)" office:value-type="string" office:string-value="PSEUDODRAGON       ">
            <text:p>PSEUDODRAGON <text:s text:c="6"/></text:p>
          </table:table-cell>
          <table:table-cell table:formula="of:=RIGHT(&quot; &quot; &amp; [.H82];2)" office:value-type="string" office:string-value=" 3">
            <text:p><text:s/>3</text:p>
          </table:table-cell>
          <table:table-cell table:formula="of:=LEFT(&quot;    &quot; &amp; [.B82] &amp; &quot;-&quot; &amp; [.B82]*[.C82] &amp; &quot;      &quot;;11)" office:value-type="string" office:string-value="    2-16   ">
            <text:p><text:s text:c="4"/>2-16 <text:s text:c="2"/></text:p>
          </table:table-cell>
          <table:table-cell table:formula="of:=RIGHT(&quot;    &quot; &amp; [.E82];4)" office:value-type="string" office:string-value="   0">
            <text:p><text:s text:c="3"/>0</text:p>
          </table:table-cell>
          <table:table-cell table:formula="of:=&quot;   &quot; &amp; LEFT([.F8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82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8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2]*9+1;9)) &amp; &quot;    &quot;;7)" office:value-type="string" office:string-value="BREATHE">
            <text:p>BREATHE</text:p>
          </table:table-cell>
          <table:table-cell table:formula="of:=&quot;.byte &quot;&quot;&quot; &amp; [.A82] &amp; &quot;&quot;&quot;,0         ; level &quot; &amp; [.N82]" office:value-type="string" office:string-value=".byte &quot;PSEUDODRAGON&quot;,0         ; level  3">
            <text:p>.byte "PSEUDODRAGON",0 <text:s text:c="8"/>; level <text:s/>3</text:p>
          </table:table-cell>
          <table:table-cell table:formula="of:=&quot;.byte &quot; &amp; [.B82] &amp; &quot;,&quot; &amp; [.C82] &amp; &quot;,&quot; &amp; [.D82] &amp; &quot;,&quot; &amp; [.E82]+25 &amp; &quot;,&quot; &amp; [.F82] &amp; &quot;,&quot; &amp; [.G82] &amp; &quot;,&quot; &amp; [.H82] &amp; &quot;,&quot; &amp; [.I82] &amp; &quot;,&quot; &amp; [.J82] &amp; &quot;,&quot; &amp; [.K82] &amp; &quot;,&quot; &amp; [.L82] &amp; &quot;                ; &quot; &amp; [.A82]" office:value-type="string" office:string-value=".byte 2,8,0,25,1,3,3,0,0,0,8                ; PSEUDODRAGON">
            <text:p>.byte 2,8,0,25,1,3,3,0,0,0,8 <text:s text:c="15"/>; PSEUDODRAGON</text:p>
          </table:table-cell>
          <table:table-cell table:formula="of:=LEN([.A82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PURPLE WORM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NT((([.B83]+[.C83]/6)^1.3*(20-[.E83])/10)*([.F83]*[.G83]/2+[.I83]+[.J83]+[.K83]+[.L83]))" office:value-type="float" office:value="4709">
            <text:p>4709</text:p>
          </table:table-cell>
          <table:table-cell table:formula="of:=RIGHT(&quot; &quot; &amp; [.H83];2)" office:value-type="string" office:string-value=" 9">
            <text:p><text:s/>9</text:p>
          </table:table-cell>
          <table:table-cell table:formula="of:=LEFT([.A83] &amp; &quot; &quot; &amp; MID(&quot;   (A)(U)(D)&quot;;[.D83]*3+1;3) &amp; &quot;                               &quot;;19)" office:value-type="string" office:string-value="PURPLE WORM (A)    ">
            <text:p>PURPLE WORM (A) <text:s text:c="3"/></text:p>
          </table:table-cell>
          <table:table-cell table:formula="of:=RIGHT(&quot; &quot; &amp; [.H83];2)" office:value-type="string" office:string-value=" 9">
            <text:p><text:s/>9</text:p>
          </table:table-cell>
          <table:table-cell table:formula="of:=LEFT(&quot;    &quot; &amp; [.B83] &amp; &quot;-&quot; &amp; [.B83]*[.C83] &amp; &quot;      &quot;;11)" office:value-type="string" office:string-value="    30-450 ">
            <text:p><text:s text:c="4"/>30-450 </text:p>
          </table:table-cell>
          <table:table-cell table:formula="of:=RIGHT(&quot;    &quot; &amp; [.E83];4)" office:value-type="string" office:string-value="   3">
            <text:p><text:s text:c="3"/>3</text:p>
          </table:table-cell>
          <table:table-cell table:formula="of:=&quot;   &quot; &amp; LEFT([.F83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83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8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3]*9+1;9)) &amp; &quot;    &quot;;7)" office:value-type="string" office:string-value="ERODE  ">
            <text:p>ERODE <text:s/></text:p>
          </table:table-cell>
          <table:table-cell table:formula="of:=&quot;.byte &quot;&quot;&quot; &amp; [.A83] &amp; &quot;&quot;&quot;,0         ; level &quot; &amp; [.N83]" office:value-type="string" office:string-value=".byte &quot;PURPLE WORM&quot;,0         ; level  9">
            <text:p>.byte "PURPLE WORM",0 <text:s text:c="8"/>; level <text:s/>9</text:p>
          </table:table-cell>
          <table:table-cell table:formula="of:=&quot;.byte &quot; &amp; [.B83] &amp; &quot;,&quot; &amp; [.C83] &amp; &quot;,&quot; &amp; [.D83] &amp; &quot;,&quot; &amp; [.E83]+25 &amp; &quot;,&quot; &amp; [.F83] &amp; &quot;,&quot; &amp; [.G83] &amp; &quot;,&quot; &amp; [.H83] &amp; &quot;,&quot; &amp; [.I83] &amp; &quot;,&quot; &amp; [.J83] &amp; &quot;,&quot; &amp; [.K83] &amp; &quot;,&quot; &amp; [.L83] &amp; &quot;                ; &quot; &amp; [.A83]" office:value-type="string" office:string-value=".byte 30,15,1,28,4,10,9,0,0,0,10                ; PURPLE WORM">
            <text:p>.byte 30,15,1,28,4,10,9,0,0,0,10 <text:s text:c="15"/>; PURPLE WORM</text:p>
          </table:table-cell>
          <table:table-cell table:formula="of:=LEN([.A83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QUASI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NT((([.B84]+[.C84]/6)^1.3*(20-[.E84])/10)*([.F84]*[.G84]/2+[.I84]+[.J84]+[.K84]+[.L84]))" office:value-type="float" office:value="21">
            <text:p>21</text:p>
          </table:table-cell>
          <table:table-cell table:formula="of:=RIGHT(&quot; &quot; &amp; [.H84];2)" office:value-type="string" office:string-value=" 2">
            <text:p><text:s/>2</text:p>
          </table:table-cell>
          <table:table-cell table:formula="of:=LEFT([.A84] &amp; &quot; &quot; &amp; MID(&quot;   (A)(U)(D)&quot;;[.D84]*3+1;3) &amp; &quot;                               &quot;;19)" office:value-type="string" office:string-value="QUASIT (A)         ">
            <text:p>QUASIT (A) <text:s text:c="8"/></text:p>
          </table:table-cell>
          <table:table-cell table:formula="of:=RIGHT(&quot; &quot; &amp; [.H84];2)" office:value-type="string" office:string-value=" 2">
            <text:p><text:s/>2</text:p>
          </table:table-cell>
          <table:table-cell table:formula="of:=LEFT(&quot;    &quot; &amp; [.B84] &amp; &quot;-&quot; &amp; [.B84]*[.C84] &amp; &quot;      &quot;;11)" office:value-type="string" office:string-value="    3-18   ">
            <text:p><text:s text:c="4"/>3-18 <text:s text:c="2"/></text:p>
          </table:table-cell>
          <table:table-cell table:formula="of:=RIGHT(&quot;    &quot; &amp; [.E84];4)" office:value-type="string" office:string-value="   2">
            <text:p><text:s text:c="3"/>2</text:p>
          </table:table-cell>
          <table:table-cell table:formula="of:=&quot;   &quot; &amp; LEFT([.F84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84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8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4]*9+1;9)) &amp; &quot;    &quot;;7)" office:value-type="string" office:string-value="SWING  ">
            <text:p>SWING <text:s/></text:p>
          </table:table-cell>
          <table:table-cell table:formula="of:=&quot;.byte &quot;&quot;&quot; &amp; [.A84] &amp; &quot;&quot;&quot;,0         ; level &quot; &amp; [.N84]" office:value-type="string" office:string-value=".byte &quot;QUASIT&quot;,0         ; level  2">
            <text:p>.byte "QUASIT",0 <text:s text:c="8"/>; level <text:s/>2</text:p>
          </table:table-cell>
          <table:table-cell table:formula="of:=&quot;.byte &quot; &amp; [.B84] &amp; &quot;,&quot; &amp; [.C84] &amp; &quot;,&quot; &amp; [.D84] &amp; &quot;,&quot; &amp; [.E84]+25 &amp; &quot;,&quot; &amp; [.F84] &amp; &quot;,&quot; &amp; [.G84] &amp; &quot;,&quot; &amp; [.H84] &amp; &quot;,&quot; &amp; [.I84] &amp; &quot;,&quot; &amp; [.J84] &amp; &quot;,&quot; &amp; [.K84] &amp; &quot;,&quot; &amp; [.L84] &amp; &quot;                ; &quot; &amp; [.A84]" office:value-type="string" office:string-value=".byte 3,6,1,27,1,4,2,0,0,0,0                ; QUASIT">
            <text:p>.byte 3,6,1,27,1,4,2,0,0,0,0 <text:s text:c="15"/>; QUASIT</text:p>
          </table:table-cell>
          <table:table-cell table:formula="of:=LEN([.A84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RAKHAS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NT((([.B85]+[.C85]/6)^1.3*(20-[.E85])/10)*([.F85]*[.G85]/2+[.I85]+[.J85]+[.K85]+[.L85]))" office:value-type="float" office:value="826">
            <text:p>826</text:p>
          </table:table-cell>
          <table:table-cell table:formula="of:=RIGHT(&quot; &quot; &amp; [.H85];2)" office:value-type="string" office:string-value=" 7">
            <text:p><text:s/>7</text:p>
          </table:table-cell>
          <table:table-cell table:formula="of:=LEFT([.A85] &amp; &quot; &quot; &amp; MID(&quot;   (A)(U)(D)&quot;;[.D85]*3+1;3) &amp; &quot;                               &quot;;19)" office:value-type="string" office:string-value="RAKHASA (D)        ">
            <text:p>RAKHASA (D) <text:s text:c="7"/></text:p>
          </table:table-cell>
          <table:table-cell table:formula="of:=RIGHT(&quot; &quot; &amp; [.H85];2)" office:value-type="string" office:string-value=" 7">
            <text:p><text:s/>7</text:p>
          </table:table-cell>
          <table:table-cell table:formula="of:=LEFT(&quot;    &quot; &amp; [.B85] &amp; &quot;-&quot; &amp; [.B85]*[.C85] &amp; &quot;      &quot;;11)" office:value-type="string" office:string-value="    7-56   ">
            <text:p><text:s text:c="4"/>7-56 <text:s text:c="2"/></text:p>
          </table:table-cell>
          <table:table-cell table:formula="of:=RIGHT(&quot;    &quot; &amp; [.E85];4)" office:value-type="string" office:string-value=" -15">
            <text:p><text:s/>-15</text:p>
          </table:table-cell>
          <table:table-cell table:formula="of:=&quot;   &quot; &amp; LEFT([.F85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85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8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5]*9+1;9)) &amp; &quot;    &quot;;7)" office:value-type="string" office:string-value="SWING  ">
            <text:p>SWING <text:s/></text:p>
          </table:table-cell>
          <table:table-cell table:formula="of:=&quot;.byte &quot;&quot;&quot; &amp; [.A85] &amp; &quot;&quot;&quot;,0         ; level &quot; &amp; [.N85]" office:value-type="string" office:string-value=".byte &quot;RAKHASA&quot;,0         ; level  7">
            <text:p>.byte "RAKHASA",0 <text:s text:c="8"/>; level <text:s/>7</text:p>
          </table:table-cell>
          <table:table-cell table:formula="of:=&quot;.byte &quot; &amp; [.B85] &amp; &quot;,&quot; &amp; [.C85] &amp; &quot;,&quot; &amp; [.D85] &amp; &quot;,&quot; &amp; [.E85]+25 &amp; &quot;,&quot; &amp; [.F85] &amp; &quot;,&quot; &amp; [.G85] &amp; &quot;,&quot; &amp; [.H85] &amp; &quot;,&quot; &amp; [.I85] &amp; &quot;,&quot; &amp; [.J85] &amp; &quot;,&quot; &amp; [.K85] &amp; &quot;,&quot; &amp; [.L85] &amp; &quot;                ; &quot; &amp; [.A85]" office:value-type="string" office:string-value=".byte 7,8,3,10,2,15,7,0,0,0,0                ; RAKHASA">
            <text:p>.byte 7,8,3,10,2,15,7,0,0,0,0 <text:s text:c="15"/>; RAKHASA</text:p>
          </table:table-cell>
          <table:table-cell table:formula="of:=LEN([.A85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RED DRAGON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NT((([.B86]+[.C86]/6)^1.3*(20-[.E86])/10)*([.F86]*[.G86]/2+[.I86]+[.J86]+[.K86]+[.L86]))" office:value-type="float" office:value="4945">
            <text:p>4945</text:p>
          </table:table-cell>
          <table:table-cell table:formula="of:=RIGHT(&quot; &quot; &amp; [.H86];2)" office:value-type="string" office:string-value=" 9">
            <text:p><text:s/>9</text:p>
          </table:table-cell>
          <table:table-cell table:formula="of:=LEFT([.A86] &amp; &quot; &quot; &amp; MID(&quot;   (A)(U)(D)&quot;;[.D86]*3+1;3) &amp; &quot;                               &quot;;19)" office:value-type="string" office:string-value="RED DRAGON         ">
            <text:p>RED DRAGON <text:s text:c="8"/></text:p>
          </table:table-cell>
          <table:table-cell table:formula="of:=RIGHT(&quot; &quot; &amp; [.H86];2)" office:value-type="string" office:string-value=" 9">
            <text:p><text:s/>9</text:p>
          </table:table-cell>
          <table:table-cell table:formula="of:=LEFT(&quot;    &quot; &amp; [.B86] &amp; &quot;-&quot; &amp; [.B86]*[.C86] &amp; &quot;      &quot;;11)" office:value-type="string" office:string-value="    25-200 ">
            <text:p><text:s text:c="4"/>25-200 </text:p>
          </table:table-cell>
          <table:table-cell table:formula="of:=RIGHT(&quot;    &quot; &amp; [.E86];4)" office:value-type="string" office:string-value=" -12">
            <text:p><text:s/>-12</text:p>
          </table:table-cell>
          <table:table-cell table:formula="of:=&quot;   &quot; &amp; LEFT([.F8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86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8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6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L86]*9+1;9)) &amp; &quot;    &quot;;7)" office:value-type="string" office:string-value="BREATHE">
            <text:p>BREATHE</text:p>
          </table:table-cell>
          <table:table-cell table:formula="of:=&quot;.byte &quot;&quot;&quot; &amp; [.A86] &amp; &quot;&quot;&quot;,0         ; level &quot; &amp; [.N86]" office:value-type="string" office:string-value=".byte &quot;RED DRAGON&quot;,0         ; level  9">
            <text:p>.byte "RED DRAGON",0 <text:s text:c="8"/>; level <text:s/>9</text:p>
          </table:table-cell>
          <table:table-cell table:formula="of:=&quot;.byte &quot; &amp; [.B86] &amp; &quot;,&quot; &amp; [.C86] &amp; &quot;,&quot; &amp; [.D86] &amp; &quot;,&quot; &amp; [.E86]+25 &amp; &quot;,&quot; &amp; [.F86] &amp; &quot;,&quot; &amp; [.G86] &amp; &quot;,&quot; &amp; [.H86] &amp; &quot;,&quot; &amp; [.I86] &amp; &quot;,&quot; &amp; [.J86] &amp; &quot;,&quot; &amp; [.K86] &amp; &quot;,&quot; &amp; [.L86] &amp; &quot;                ; &quot; &amp; [.A86]" office:value-type="string" office:string-value=".byte 25,8,0,13,2,12,9,0,0,2,8                ; RED DRAGON">
            <text:p>.byte 25,8,0,13,2,12,9,0,0,2,8 <text:s text:c="15"/>; RED DRAGON</text:p>
          </table:table-cell>
          <table:table-cell table:formula="of:=LEN([.A86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SHAMBLER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NT((([.B87]+[.C87]/6)^1.3*(20-[.E87])/10)*([.F87]*[.G87]/2+[.I87]+[.J87]+[.K87]+[.L87]))" office:value-type="float" office:value="995">
            <text:p>995</text:p>
          </table:table-cell>
          <table:table-cell table:formula="of:=RIGHT(&quot; &quot; &amp; [.H87];2)" office:value-type="string" office:string-value=" 7">
            <text:p><text:s/>7</text:p>
          </table:table-cell>
          <table:table-cell table:formula="of:=LEFT([.A87] &amp; &quot; &quot; &amp; MID(&quot;   (A)(U)(D)&quot;;[.D87]*3+1;3) &amp; &quot;                               &quot;;19)" office:value-type="string" office:string-value="SHAMBLER (A)       ">
            <text:p>SHAMBLER (A) <text:s text:c="6"/></text:p>
          </table:table-cell>
          <table:table-cell table:formula="of:=RIGHT(&quot; &quot; &amp; [.H87];2)" office:value-type="string" office:string-value=" 7">
            <text:p><text:s/>7</text:p>
          </table:table-cell>
          <table:table-cell table:formula="of:=LEFT(&quot;    &quot; &amp; [.B87] &amp; &quot;-&quot; &amp; [.B87]*[.C87] &amp; &quot;      &quot;;11)" office:value-type="string" office:string-value="    8-64   ">
            <text:p><text:s text:c="4"/>8-64 <text:s text:c="2"/></text:p>
          </table:table-cell>
          <table:table-cell table:formula="of:=RIGHT(&quot;    &quot; &amp; [.E87];4)" office:value-type="string" office:string-value="  -1">
            <text:p><text:s text:c="2"/>-1</text:p>
          </table:table-cell>
          <table:table-cell table:formula="of:=&quot;   &quot; &amp; LEFT([.F87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87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8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7]*9+1;9)) &amp; &quot;    &quot;;7)" office:value-type="string" office:string-value="ERODE  ">
            <text:p>ERODE <text:s/></text:p>
          </table:table-cell>
          <table:table-cell table:formula="of:=&quot;.byte &quot;&quot;&quot; &amp; [.A87] &amp; &quot;&quot;&quot;,0         ; level &quot; &amp; [.N87]" office:value-type="string" office:string-value=".byte &quot;SHAMBLER&quot;,0         ; level  7">
            <text:p>.byte "SHAMBLER",0 <text:s text:c="8"/>; level <text:s/>7</text:p>
          </table:table-cell>
          <table:table-cell table:formula="of:=&quot;.byte &quot; &amp; [.B87] &amp; &quot;,&quot; &amp; [.C87] &amp; &quot;,&quot; &amp; [.D87] &amp; &quot;,&quot; &amp; [.E87]+25 &amp; &quot;,&quot; &amp; [.F87] &amp; &quot;,&quot; &amp; [.G87] &amp; &quot;,&quot; &amp; [.H87] &amp; &quot;,&quot; &amp; [.I87] &amp; &quot;,&quot; &amp; [.J87] &amp; &quot;,&quot; &amp; [.K87] &amp; &quot;,&quot; &amp; [.L87] &amp; &quot;                ; &quot; &amp; [.A87]" office:value-type="string" office:string-value=".byte 8,8,1,24,4,8,7,0,0,0,10                ; SHAMBLER">
            <text:p>.byte 8,8,1,24,4,8,7,0,0,0,10 <text:s text:c="15"/>; SHAMBLER</text:p>
          </table:table-cell>
          <table:table-cell table:formula="of:=LEN([.A87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SHRIEK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NT((([.B88]+[.C88]/6)^1.3*(20-[.E88])/10)*([.F88]*[.G88]/2+[.I88]+[.J88]+[.K88]+[.L88]))" office:value-type="float" office:value="11">
            <text:p>11</text:p>
          </table:table-cell>
          <table:table-cell table:formula="of:=RIGHT(&quot; &quot; &amp; [.H88];2)" office:value-type="string" office:string-value=" 1">
            <text:p><text:s/>1</text:p>
          </table:table-cell>
          <table:table-cell table:formula="of:=LEFT([.A88] &amp; &quot; &quot; &amp; MID(&quot;   (A)(U)(D)&quot;;[.D88]*3+1;3) &amp; &quot;                               &quot;;19)" office:value-type="string" office:string-value="SHRIEKER (A)       ">
            <text:p>SHRIEKER (A) <text:s text:c="6"/></text:p>
          </table:table-cell>
          <table:table-cell table:formula="of:=RIGHT(&quot; &quot; &amp; [.H88];2)" office:value-type="string" office:string-value=" 1">
            <text:p><text:s/>1</text:p>
          </table:table-cell>
          <table:table-cell table:formula="of:=LEFT(&quot;    &quot; &amp; [.B88] &amp; &quot;-&quot; &amp; [.B88]*[.C88] &amp; &quot;      &quot;;11)" office:value-type="string" office:string-value="    1-2    ">
            <text:p><text:s text:c="4"/>1-2 <text:s text:c="3"/></text:p>
          </table:table-cell>
          <table:table-cell table:formula="of:=RIGHT(&quot;    &quot; &amp; [.E88];4)" office:value-type="string" office:string-value="   7">
            <text:p><text:s text:c="3"/>7</text:p>
          </table:table-cell>
          <table:table-cell table:formula="of:=&quot;   &quot; &amp; LEFT([.F88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88] &amp; &quot;        &quot;;7)" office:value-type="string" office:string-value=" 1-2    ">
            <text:p><text:s/>1-2 <text:s text:c="3"/></text:p>
          </table:table-cell>
          <table:table-cell table:formula="of:=&quot; &quot; &amp; LEFT((MID(&quot;SWING    HEAL     CAST     POISON   SUMMON   STUN     CHARM    GAZE     BREATHE  DEATH    ERODE    DRAIN    &quot;;[.I8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88]*9+1;9)) &amp; &quot;    &quot;;7)" office:value-type="string" office:string-value="STUN   ">
            <text:p>STUN <text:s text:c="2"/></text:p>
          </table:table-cell>
          <table:table-cell table:formula="of:=&quot;.byte &quot;&quot;&quot; &amp; [.A88] &amp; &quot;&quot;&quot;,0         ; level &quot; &amp; [.N88]" office:value-type="string" office:string-value=".byte &quot;SHRIEKER&quot;,0         ; level  1">
            <text:p>.byte "SHRIEKER",0 <text:s text:c="8"/>; level <text:s/>1</text:p>
          </table:table-cell>
          <table:table-cell table:formula="of:=&quot;.byte &quot; &amp; [.B88] &amp; &quot;,&quot; &amp; [.C88] &amp; &quot;,&quot; &amp; [.D88] &amp; &quot;,&quot; &amp; [.E88]+25 &amp; &quot;,&quot; &amp; [.F88] &amp; &quot;,&quot; &amp; [.G88] &amp; &quot;,&quot; &amp; [.H88] &amp; &quot;,&quot; &amp; [.I88] &amp; &quot;,&quot; &amp; [.J88] &amp; &quot;,&quot; &amp; [.K88] &amp; &quot;,&quot; &amp; [.L88] &amp; &quot;                ; &quot; &amp; [.A88]" office:value-type="string" office:string-value=".byte 1,2,1,32,1,2,1,0,0,0,5                ; SHRIEKER">
            <text:p>.byte 1,2,1,32,1,2,1,0,0,0,5 <text:s text:c="15"/>; SHRIEKER</text:p>
          </table:table-cell>
          <table:table-cell table:formula="of:=LEN([.A88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SILVER DRAGON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NT((([.B89]+[.C89]/6)^1.3*(20-[.E89])/10)*([.F89]*[.G89]/2+[.I89]+[.J89]+[.K89]+[.L89]))" office:value-type="float" office:value="3707">
            <text:p>3707</text:p>
          </table:table-cell>
          <table:table-cell table:formula="of:=RIGHT(&quot; &quot; &amp; [.H89];2)" office:value-type="string" office:string-value=" 9">
            <text:p><text:s/>9</text:p>
          </table:table-cell>
          <table:table-cell table:formula="of:=LEFT([.A89] &amp; &quot; &quot; &amp; MID(&quot;   (A)(U)(D)&quot;;[.D89]*3+1;3) &amp; &quot;                               &quot;;19)" office:value-type="string" office:string-value="SILVER DRAGON      ">
            <text:p>SILVER DRAGON <text:s text:c="5"/></text:p>
          </table:table-cell>
          <table:table-cell table:formula="of:=RIGHT(&quot; &quot; &amp; [.H89];2)" office:value-type="string" office:string-value=" 9">
            <text:p><text:s/>9</text:p>
          </table:table-cell>
          <table:table-cell table:formula="of:=LEFT(&quot;    &quot; &amp; [.B89] &amp; &quot;-&quot; &amp; [.B89]*[.C89] &amp; &quot;      &quot;;11)" office:value-type="string" office:string-value="    20-200 ">
            <text:p><text:s text:c="4"/>20-200 </text:p>
          </table:table-cell>
          <table:table-cell table:formula="of:=RIGHT(&quot;    &quot; &amp; [.E89];4)" office:value-type="string" office:string-value=" -14">
            <text:p><text:s/>-14</text:p>
          </table:table-cell>
          <table:table-cell table:formula="of:=&quot;   &quot; &amp; LEFT([.F89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89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8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8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89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L89]*9+1;9)) &amp; &quot;    &quot;;7)" office:value-type="string" office:string-value="BREATHE">
            <text:p>BREATHE</text:p>
          </table:table-cell>
          <table:table-cell table:formula="of:=&quot;.byte &quot;&quot;&quot; &amp; [.A89] &amp; &quot;&quot;&quot;,0         ; level &quot; &amp; [.N89]" office:value-type="string" office:string-value=".byte &quot;SILVER DRAGON&quot;,0         ; level  9">
            <text:p>.byte "SILVER DRAGON",0 <text:s text:c="8"/>; level <text:s/>9</text:p>
          </table:table-cell>
          <table:table-cell table:formula="of:=&quot;.byte &quot; &amp; [.B89] &amp; &quot;,&quot; &amp; [.C89] &amp; &quot;,&quot; &amp; [.D89] &amp; &quot;,&quot; &amp; [.E89]+25 &amp; &quot;,&quot; &amp; [.F89] &amp; &quot;,&quot; &amp; [.G89] &amp; &quot;,&quot; &amp; [.H89] &amp; &quot;,&quot; &amp; [.I89] &amp; &quot;,&quot; &amp; [.J89] &amp; &quot;,&quot; &amp; [.K89] &amp; &quot;,&quot; &amp; [.L89] &amp; &quot;                ; &quot; &amp; [.A89]" office:value-type="string" office:string-value=".byte 20,10,0,11,2,10,9,0,0,2,8                ; SILVER DRAGON">
            <text:p>.byte 20,10,0,11,2,10,9,0,0,2,8 <text:s text:c="15"/>; SILVER DRAGON</text:p>
          </table:table-cell>
          <table:table-cell table:formula="of:=LEN([.A89])" office:value-type="float" office:value="13">
            <text:p>13</text:p>
          </table:table-cell>
          <table:table-cell/>
        </table:table-row>
        <table:table-row table:style-name="ro4">
          <table:table-cell table:style-name="ce14" office:value-type="string">
            <text:p>SIRE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INT((([.B90]+[.C90]/6)^1.3*(20-[.E90])/10)*([.F90]*[.G90]/2+[.I90]+[.J90]+[.K90]+[.L90]))" office:value-type="float" office:value="161">
            <text:p>161</text:p>
          </table:table-cell>
          <table:table-cell table:formula="of:=RIGHT(&quot; &quot; &amp; [.H90];2)" office:value-type="string" office:string-value=" 4">
            <text:p><text:s/>4</text:p>
          </table:table-cell>
          <table:table-cell table:formula="of:=LEFT([.A90] &amp; &quot; &quot; &amp; MID(&quot;   (A)(U)(D)&quot;;[.D90]*3+1;3) &amp; &quot;                               &quot;;19)" office:value-type="string" office:string-value="SIREN              ">
            <text:p>SIREN <text:s text:c="13"/></text:p>
          </table:table-cell>
          <table:table-cell table:formula="of:=RIGHT(&quot; &quot; &amp; [.H90];2)" office:value-type="string" office:string-value=" 4">
            <text:p><text:s/>4</text:p>
          </table:table-cell>
          <table:table-cell table:formula="of:=LEFT(&quot;    &quot; &amp; [.B90] &amp; &quot;-&quot; &amp; [.B90]*[.C90] &amp; &quot;      &quot;;11)" office:value-type="string" office:string-value="    3-24   ">
            <text:p><text:s text:c="4"/>3-24 <text:s text:c="2"/></text:p>
          </table:table-cell>
          <table:table-cell table:formula="of:=RIGHT(&quot;    &quot; &amp; [.E90];4)" office:value-type="string" office:string-value="   5">
            <text:p><text:s text:c="3"/>5</text:p>
          </table:table-cell>
          <table:table-cell table:formula="of:=&quot;   &quot; &amp; LEFT([.F90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90] &amp; &quot;        &quot;;7)" office:value-type="string" office:string-value=" 1-4    ">
            <text:p><text:s/>1-4 <text:s text:c="3"/></text:p>
          </table:table-cell>
          <table:table-cell table:formula="of:=&quot; &quot; &amp; LEFT((MID(&quot;SWING    HEAL     CAST     POISON   SUMMON   STUN     CHARM    GAZE     BREATHE  DEATH    ERODE    DRAIN    &quot;;[.I9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0]*9+1;9)) &amp; &quot;    &quot;;11)" office:value-type="string" office:string-value="CHARM      ">
            <text:p>CHARM <text:s text:c="5"/></text:p>
          </table:table-cell>
          <table:table-cell table:formula="of:=LEFT((MID(&quot;SWING    HEAL     CAST     POISON   SUMMON   STUN     CHARM    GAZE     BREATHE  DEATH    ERODE    DRAIN    &quot;;[.L90]*9+1;9)) &amp; &quot;    &quot;;7)" office:value-type="string" office:string-value="CHARM  ">
            <text:p>CHARM <text:s/></text:p>
          </table:table-cell>
          <table:table-cell table:formula="of:=&quot;.byte &quot;&quot;&quot; &amp; [.A90] &amp; &quot;&quot;&quot;,0         ; level &quot; &amp; [.N90]" office:value-type="string" office:string-value=".byte &quot;SIREN&quot;,0         ; level  4">
            <text:p>.byte "SIREN",0 <text:s text:c="8"/>; level <text:s/>4</text:p>
          </table:table-cell>
          <table:table-cell table:formula="of:=&quot;.byte &quot; &amp; [.B90] &amp; &quot;,&quot; &amp; [.C90] &amp; &quot;,&quot; &amp; [.D90] &amp; &quot;,&quot; &amp; [.E90]+25 &amp; &quot;,&quot; &amp; [.F90] &amp; &quot;,&quot; &amp; [.G90] &amp; &quot;,&quot; &amp; [.H90] &amp; &quot;,&quot; &amp; [.I90] &amp; &quot;,&quot; &amp; [.J90] &amp; &quot;,&quot; &amp; [.K90] &amp; &quot;,&quot; &amp; [.L90] &amp; &quot;                ; &quot; &amp; [.A90]" office:value-type="string" office:string-value=".byte 3,8,0,30,2,4,4,0,0,6,6                ; SIREN">
            <text:p>.byte 3,8,0,30,2,4,4,0,0,6,6 <text:s text:c="15"/>; SIREN</text:p>
          </table:table-cell>
          <table:table-cell table:formula="of:=LEN([.A90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SKELET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91]+[.C91]/6)^1.3*(20-[.E91])/10)*([.F91]*[.G91]/2+[.I91]+[.J91]+[.K91]+[.L91]))" office:value-type="float" office:value="9">
            <text:p>9</text:p>
          </table:table-cell>
          <table:table-cell table:formula="of:=RIGHT(&quot; &quot; &amp; [.H91];2)" office:value-type="string" office:string-value=" 1">
            <text:p><text:s/>1</text:p>
          </table:table-cell>
          <table:table-cell table:formula="of:=LEFT([.A91] &amp; &quot; &quot; &amp; MID(&quot;   (A)(U)(D)&quot;;[.D91]*3+1;3) &amp; &quot;                               &quot;;19)" office:value-type="string" office:string-value="SKELETON (U)       ">
            <text:p>SKELETON (U) <text:s text:c="6"/></text:p>
          </table:table-cell>
          <table:table-cell table:formula="of:=RIGHT(&quot; &quot; &amp; [.H91];2)" office:value-type="string" office:string-value=" 1">
            <text:p><text:s/>1</text:p>
          </table:table-cell>
          <table:table-cell table:formula="of:=LEFT(&quot;    &quot; &amp; [.B91] &amp; &quot;-&quot; &amp; [.B91]*[.C91] &amp; &quot;      &quot;;11)" office:value-type="string" office:string-value="    1-6    ">
            <text:p><text:s text:c="4"/>1-6 <text:s text:c="3"/></text:p>
          </table:table-cell>
          <table:table-cell table:formula="of:=RIGHT(&quot;    &quot; &amp; [.E91];4)" office:value-type="string" office:string-value="   7">
            <text:p><text:s text:c="3"/>7</text:p>
          </table:table-cell>
          <table:table-cell table:formula="of:=&quot;   &quot; &amp; LEFT([.F91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91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9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91]*9+1;9)) &amp; &quot;    &quot;;7)" office:value-type="string" office:string-value="SWING  ">
            <text:p>SWING <text:s/></text:p>
          </table:table-cell>
          <table:table-cell table:formula="of:=&quot;.byte &quot;&quot;&quot; &amp; [.A91] &amp; &quot;&quot;&quot;,0         ; level &quot; &amp; [.N91]" office:value-type="string" office:string-value=".byte &quot;SKELETON&quot;,0         ; level  1">
            <text:p>.byte "SKELETON",0 <text:s text:c="8"/>; level <text:s/>1</text:p>
          </table:table-cell>
          <table:table-cell table:formula="of:=&quot;.byte &quot; &amp; [.B91] &amp; &quot;,&quot; &amp; [.C91] &amp; &quot;,&quot; &amp; [.D91] &amp; &quot;,&quot; &amp; [.E91]+25 &amp; &quot;,&quot; &amp; [.F91] &amp; &quot;,&quot; &amp; [.G91] &amp; &quot;,&quot; &amp; [.H91] &amp; &quot;,&quot; &amp; [.I91] &amp; &quot;,&quot; &amp; [.J91] &amp; &quot;,&quot; &amp; [.K91] &amp; &quot;,&quot; &amp; [.L91] &amp; &quot;                ; &quot; &amp; [.A91]" office:value-type="string" office:string-value=".byte 1,6,2,32,1,6,1,0,0,0,0                ; SKELETON">
            <text:p>.byte 1,6,2,32,1,6,1,0,0,0,0 <text:s text:c="15"/>; SKELETON</text:p>
          </table:table-cell>
          <table:table-cell table:formula="of:=LEN([.A91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SPECTR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formula="of:=INT((([.B92]+[.C92]/6)^1.3*(20-[.E92])/10)*([.F92]*[.G92]/2+[.I92]+[.J92]+[.K92]+[.L92]))" office:value-type="float" office:value="1098">
            <text:p>1098</text:p>
          </table:table-cell>
          <table:table-cell table:formula="of:=RIGHT(&quot; &quot; &amp; [.H92];2)" office:value-type="string" office:string-value=" 7">
            <text:p><text:s/>7</text:p>
          </table:table-cell>
          <table:table-cell table:formula="of:=LEFT([.A92] &amp; &quot; &quot; &amp; MID(&quot;   (A)(U)(D)&quot;;[.D92]*3+1;3) &amp; &quot;                               &quot;;19)" office:value-type="string" office:string-value="SPECTRE (U)        ">
            <text:p>SPECTRE (U) <text:s text:c="7"/></text:p>
          </table:table-cell>
          <table:table-cell table:formula="of:=RIGHT(&quot; &quot; &amp; [.H92];2)" office:value-type="string" office:string-value=" 7">
            <text:p><text:s/>7</text:p>
          </table:table-cell>
          <table:table-cell table:formula="of:=LEFT(&quot;    &quot; &amp; [.B92] &amp; &quot;-&quot; &amp; [.B92]*[.C92] &amp; &quot;      &quot;;11)" office:value-type="string" office:string-value="    10-80  ">
            <text:p><text:s text:c="4"/>10-80 <text:s/></text:p>
          </table:table-cell>
          <table:table-cell table:formula="of:=RIGHT(&quot;    &quot; &amp; [.E92];4)" office:value-type="string" office:string-value="   2">
            <text:p><text:s text:c="3"/>2</text:p>
          </table:table-cell>
          <table:table-cell table:formula="of:=&quot;   &quot; &amp; LEFT([.F9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92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9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2]*9+1;9)) &amp; &quot;    &quot;;11)" office:value-type="string" office:string-value="DRAIN      ">
            <text:p>DRAIN <text:s text:c="5"/></text:p>
          </table:table-cell>
          <table:table-cell table:formula="of:=LEFT((MID(&quot;SWING    HEAL     CAST     POISON   SUMMON   STUN     CHARM    GAZE     BREATHE  DEATH    ERODE    DRAIN    &quot;;[.L92]*9+1;9)) &amp; &quot;    &quot;;7)" office:value-type="string" office:string-value="DRAIN  ">
            <text:p>DRAIN <text:s/></text:p>
          </table:table-cell>
          <table:table-cell table:formula="of:=&quot;.byte &quot;&quot;&quot; &amp; [.A92] &amp; &quot;&quot;&quot;,0         ; level &quot; &amp; [.N92]" office:value-type="string" office:string-value=".byte &quot;SPECTRE&quot;,0         ; level  7">
            <text:p>.byte "SPECTRE",0 <text:s text:c="8"/>; level <text:s/>7</text:p>
          </table:table-cell>
          <table:table-cell table:formula="of:=&quot;.byte &quot; &amp; [.B92] &amp; &quot;,&quot; &amp; [.C92] &amp; &quot;,&quot; &amp; [.D92] &amp; &quot;,&quot; &amp; [.E92]+25 &amp; &quot;,&quot; &amp; [.F92] &amp; &quot;,&quot; &amp; [.G92] &amp; &quot;,&quot; &amp; [.H92] &amp; &quot;,&quot; &amp; [.I92] &amp; &quot;,&quot; &amp; [.J92] &amp; &quot;,&quot; &amp; [.K92] &amp; &quot;,&quot; &amp; [.L92] &amp; &quot;                ; &quot; &amp; [.A92]" office:value-type="string" office:string-value=".byte 10,8,2,27,1,8,7,0,0,11,11                ; SPECTRE">
            <text:p>.byte 10,8,2,27,1,8,7,0,0,11,11 <text:s text:c="15"/>; SPECTRE</text:p>
          </table:table-cell>
          <table:table-cell table:formula="of:=LEN([.A92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STIRG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NT((([.B93]+[.C93]/6)^1.3*(20-[.E93])/10)*([.F93]*[.G93]/2+[.I93]+[.J93]+[.K93]+[.L93]))" office:value-type="float" office:value="21">
            <text:p>21</text:p>
          </table:table-cell>
          <table:table-cell table:formula="of:=RIGHT(&quot; &quot; &amp; [.H93];2)" office:value-type="string" office:string-value=" 1">
            <text:p><text:s/>1</text:p>
          </table:table-cell>
          <table:table-cell table:formula="of:=LEFT([.A93] &amp; &quot; &quot; &amp; MID(&quot;   (A)(U)(D)&quot;;[.D93]*3+1;3) &amp; &quot;                               &quot;;19)" office:value-type="string" office:string-value="STIRGE (A)         ">
            <text:p>STIRGE (A) <text:s text:c="8"/></text:p>
          </table:table-cell>
          <table:table-cell table:formula="of:=RIGHT(&quot; &quot; &amp; [.H93];2)" office:value-type="string" office:string-value=" 1">
            <text:p><text:s/>1</text:p>
          </table:table-cell>
          <table:table-cell table:formula="of:=LEFT(&quot;    &quot; &amp; [.B93] &amp; &quot;-&quot; &amp; [.B93]*[.C93] &amp; &quot;      &quot;;11)" office:value-type="string" office:string-value="    1-8    ">
            <text:p><text:s text:c="4"/>1-8 <text:s text:c="3"/></text:p>
          </table:table-cell>
          <table:table-cell table:formula="of:=RIGHT(&quot;    &quot; &amp; [.E93];4)" office:value-type="string" office:string-value="   8">
            <text:p><text:s text:c="3"/>8</text:p>
          </table:table-cell>
          <table:table-cell table:formula="of:=&quot;   &quot; &amp; LEFT([.F93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93] &amp; &quot;        &quot;;7)" office:value-type="string" office:string-value=" 1-6    ">
            <text:p><text:s/>1-6 <text:s text:c="3"/></text:p>
          </table:table-cell>
          <table:table-cell table:formula="of:=&quot; &quot; &amp; LEFT((MID(&quot;SWING    HEAL     CAST     POISON   SUMMON   STUN     CHARM    GAZE     BREATHE  DEATH    ERODE    DRAIN    &quot;;[.I9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93]*9+1;9)) &amp; &quot;    &quot;;7)" office:value-type="string" office:string-value="SWING  ">
            <text:p>SWING <text:s/></text:p>
          </table:table-cell>
          <table:table-cell table:formula="of:=&quot;.byte &quot;&quot;&quot; &amp; [.A93] &amp; &quot;&quot;&quot;,0         ; level &quot; &amp; [.N93]" office:value-type="string" office:string-value=".byte &quot;STIRGE&quot;,0         ; level  1">
            <text:p>.byte "STIRGE",0 <text:s text:c="8"/>; level <text:s/>1</text:p>
          </table:table-cell>
          <table:table-cell table:formula="of:=&quot;.byte &quot; &amp; [.B93] &amp; &quot;,&quot; &amp; [.C93] &amp; &quot;,&quot; &amp; [.D93] &amp; &quot;,&quot; &amp; [.E93]+25 &amp; &quot;,&quot; &amp; [.F93] &amp; &quot;,&quot; &amp; [.G93] &amp; &quot;,&quot; &amp; [.H93] &amp; &quot;,&quot; &amp; [.I93] &amp; &quot;,&quot; &amp; [.J93] &amp; &quot;,&quot; &amp; [.K93] &amp; &quot;,&quot; &amp; [.L93] &amp; &quot;                ; &quot; &amp; [.A93]" office:value-type="string" office:string-value=".byte 1,8,1,33,2,6,1,0,0,0,0                ; STIRGE">
            <text:p>.byte 1,8,1,33,2,6,1,0,0,0,0 <text:s text:c="15"/>; STIRGE</text:p>
          </table:table-cell>
          <table:table-cell table:formula="of:=LEN([.A93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STONE GIANT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NT((([.B94]+[.C94]/6)^1.3*(20-[.E94])/10)*([.F94]*[.G94]/2+[.I94]+[.J94]+[.K94]+[.L94]))" office:value-type="float" office:value="730">
            <text:p>730</text:p>
          </table:table-cell>
          <table:table-cell table:formula="of:=RIGHT(&quot; &quot; &amp; [.H94];2)" office:value-type="string" office:string-value=" 7">
            <text:p><text:s/>7</text:p>
          </table:table-cell>
          <table:table-cell table:formula="of:=LEFT([.A94] &amp; &quot; &quot; &amp; MID(&quot;   (A)(U)(D)&quot;;[.D94]*3+1;3) &amp; &quot;                               &quot;;19)" office:value-type="string" office:string-value="STONE GIANT        ">
            <text:p>STONE GIANT <text:s text:c="7"/></text:p>
          </table:table-cell>
          <table:table-cell table:formula="of:=RIGHT(&quot; &quot; &amp; [.H94];2)" office:value-type="string" office:string-value=" 7">
            <text:p><text:s/>7</text:p>
          </table:table-cell>
          <table:table-cell table:formula="of:=LEFT(&quot;    &quot; &amp; [.B94] &amp; &quot;-&quot; &amp; [.B94]*[.C94] &amp; &quot;      &quot;;11)" office:value-type="string" office:string-value="    12-96  ">
            <text:p><text:s text:c="4"/>12-96 <text:s/></text:p>
          </table:table-cell>
          <table:table-cell table:formula="of:=RIGHT(&quot;    &quot; &amp; [.E94];4)" office:value-type="string" office:string-value="  -1">
            <text:p><text:s text:c="2"/>-1</text:p>
          </table:table-cell>
          <table:table-cell table:formula="of:=&quot;   &quot; &amp; LEFT([.F94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94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9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94]*9+1;9)) &amp; &quot;    &quot;;7)" office:value-type="string" office:string-value="SWING  ">
            <text:p>SWING <text:s/></text:p>
          </table:table-cell>
          <table:table-cell table:formula="of:=&quot;.byte &quot;&quot;&quot; &amp; [.A94] &amp; &quot;&quot;&quot;,0         ; level &quot; &amp; [.N94]" office:value-type="string" office:string-value=".byte &quot;STONE GIANT&quot;,0         ; level  7">
            <text:p>.byte "STONE GIANT",0 <text:s text:c="8"/>; level <text:s/>7</text:p>
          </table:table-cell>
          <table:table-cell table:formula="of:=&quot;.byte &quot; &amp; [.B94] &amp; &quot;,&quot; &amp; [.C94] &amp; &quot;,&quot; &amp; [.D94] &amp; &quot;,&quot; &amp; [.E94]+25 &amp; &quot;,&quot; &amp; [.F94] &amp; &quot;,&quot; &amp; [.G94] &amp; &quot;,&quot; &amp; [.H94] &amp; &quot;,&quot; &amp; [.I94] &amp; &quot;,&quot; &amp; [.J94] &amp; &quot;,&quot; &amp; [.K94] &amp; &quot;,&quot; &amp; [.L94] &amp; &quot;                ; &quot; &amp; [.A94]" office:value-type="string" office:string-value=".byte 12,8,0,24,2,12,7,0,0,0,0                ; STONE GIANT">
            <text:p>.byte 12,8,0,24,2,12,7,0,0,0,0 <text:s text:c="15"/>; STONE GIANT</text:p>
          </table:table-cell>
          <table:table-cell table:formula="of:=LEN([.A94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STONE GOLE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95]+[.C95]/6)^1.3*(20-[.E95])/10)*([.F95]*[.G95]/2+[.I95]+[.J95]+[.K95]+[.L95]))" office:value-type="float" office:value="1020">
            <text:p>1020</text:p>
          </table:table-cell>
          <table:table-cell table:formula="of:=RIGHT(&quot; &quot; &amp; [.H95];2)" office:value-type="string" office:string-value=" 7">
            <text:p><text:s/>7</text:p>
          </table:table-cell>
          <table:table-cell table:formula="of:=LEFT([.A95] &amp; &quot; &quot; &amp; MID(&quot;   (A)(U)(D)&quot;;[.D95]*3+1;3) &amp; &quot;                               &quot;;19)" office:value-type="string" office:string-value="STONE GOLEM (A)    ">
            <text:p>STONE GOLEM (A) <text:s text:c="3"/></text:p>
          </table:table-cell>
          <table:table-cell table:formula="of:=RIGHT(&quot; &quot; &amp; [.H95];2)" office:value-type="string" office:string-value=" 7">
            <text:p><text:s/>7</text:p>
          </table:table-cell>
          <table:table-cell table:formula="of:=LEFT(&quot;    &quot; &amp; [.B95] &amp; &quot;-&quot; &amp; [.B95]*[.C95] &amp; &quot;      &quot;;11)" office:value-type="string" office:string-value="    12-96  ">
            <text:p><text:s text:c="4"/>12-96 <text:s/></text:p>
          </table:table-cell>
          <table:table-cell table:formula="of:=RIGHT(&quot;    &quot; &amp; [.E95];4)" office:value-type="string" office:string-value="  -2">
            <text:p><text:s text:c="2"/>-2</text:p>
          </table:table-cell>
          <table:table-cell table:formula="of:=&quot;   &quot; &amp; LEFT([.F95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95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9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95]*9+1;9)) &amp; &quot;    &quot;;7)" office:value-type="string" office:string-value="SUMMON ">
            <text:p>SUMMON </text:p>
          </table:table-cell>
          <table:table-cell table:formula="of:=&quot;.byte &quot;&quot;&quot; &amp; [.A95] &amp; &quot;&quot;&quot;,0         ; level &quot; &amp; [.N95]" office:value-type="string" office:string-value=".byte &quot;STONE GOLEM&quot;,0         ; level  7">
            <text:p>.byte "STONE GOLEM",0 <text:s text:c="8"/>; level <text:s/>7</text:p>
          </table:table-cell>
          <table:table-cell table:formula="of:=&quot;.byte &quot; &amp; [.B95] &amp; &quot;,&quot; &amp; [.C95] &amp; &quot;,&quot; &amp; [.D95] &amp; &quot;,&quot; &amp; [.E95]+25 &amp; &quot;,&quot; &amp; [.F95] &amp; &quot;,&quot; &amp; [.G95] &amp; &quot;,&quot; &amp; [.H95] &amp; &quot;,&quot; &amp; [.I95] &amp; &quot;,&quot; &amp; [.J95] &amp; &quot;,&quot; &amp; [.K95] &amp; &quot;,&quot; &amp; [.L95] &amp; &quot;                ; &quot; &amp; [.A95]" office:value-type="string" office:string-value=".byte 12,8,1,23,3,8,7,0,0,0,4                ; STONE GOLEM">
            <text:p>.byte 12,8,1,23,3,8,7,0,0,0,4 <text:s text:c="15"/>; STONE GOLEM</text:p>
          </table:table-cell>
          <table:table-cell table:formula="of:=LEN([.A95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STORM GIANT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formula="of:=INT((([.B96]+[.C96]/6)^1.3*(20-[.E96])/10)*([.F96]*[.G96]/2+[.I96]+[.J96]+[.K96]+[.L96]))" office:value-type="float" office:value="19285">
            <text:p>19285</text:p>
          </table:table-cell>
          <table:table-cell table:formula="of:=RIGHT(&quot; &quot; &amp; [.H96];2)" office:value-type="string" office:string-value="10">
            <text:p>10</text:p>
          </table:table-cell>
          <table:table-cell table:formula="of:=LEFT([.A96] &amp; &quot; &quot; &amp; MID(&quot;   (A)(U)(D)&quot;;[.D96]*3+1;3) &amp; &quot;                               &quot;;19)" office:value-type="string" office:string-value="STORM GIANT        ">
            <text:p>STORM GIANT <text:s text:c="7"/></text:p>
          </table:table-cell>
          <table:table-cell table:formula="of:=RIGHT(&quot; &quot; &amp; [.H96];2)" office:value-type="string" office:string-value="10">
            <text:p>10</text:p>
          </table:table-cell>
          <table:table-cell table:formula="of:=LEFT(&quot;    &quot; &amp; [.B96] &amp; &quot;-&quot; &amp; [.B96]*[.C96] &amp; &quot;      &quot;;11)" office:value-type="string" office:string-value="    30-300 ">
            <text:p><text:s text:c="4"/>30-300 </text:p>
          </table:table-cell>
          <table:table-cell table:formula="of:=RIGHT(&quot;    &quot; &amp; [.E96];4)" office:value-type="string" office:string-value=" -16">
            <text:p><text:s/>-16</text:p>
          </table:table-cell>
          <table:table-cell table:formula="of:=&quot;   &quot; &amp; LEFT([.F9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96] &amp; &quot;        &quot;;7)" office:value-type="string" office:string-value=" 1-40   ">
            <text:p><text:s/>1-40 <text:s text:c="2"/></text:p>
          </table:table-cell>
          <table:table-cell table:formula="of:=&quot; &quot; &amp; LEFT((MID(&quot;SWING    HEAL     CAST     POISON   SUMMON   STUN     CHARM    GAZE     BREATHE  DEATH    ERODE    DRAIN    &quot;;[.I9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6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K96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96]*9+1;9)) &amp; &quot;    &quot;;7)" office:value-type="string" office:string-value="DEATH  ">
            <text:p>DEATH <text:s/></text:p>
          </table:table-cell>
          <table:table-cell table:formula="of:=&quot;.byte &quot;&quot;&quot; &amp; [.A96] &amp; &quot;&quot;&quot;,0         ; level &quot; &amp; [.N96]" office:value-type="string" office:string-value=".byte &quot;STORM GIANT&quot;,0         ; level 10">
            <text:p>.byte "STORM GIANT",0 <text:s text:c="8"/>; level 10</text:p>
          </table:table-cell>
          <table:table-cell table:formula="of:=&quot;.byte &quot; &amp; [.B96] &amp; &quot;,&quot; &amp; [.C96] &amp; &quot;,&quot; &amp; [.D96] &amp; &quot;,&quot; &amp; [.E96]+25 &amp; &quot;,&quot; &amp; [.F96] &amp; &quot;,&quot; &amp; [.G96] &amp; &quot;,&quot; &amp; [.H96] &amp; &quot;,&quot; &amp; [.I96] &amp; &quot;,&quot; &amp; [.J96] &amp; &quot;,&quot; &amp; [.K96] &amp; &quot;,&quot; &amp; [.L96] &amp; &quot;                ; &quot; &amp; [.A96]" office:value-type="string" office:string-value=".byte 30,10,0,9,2,40,10,0,2,9,9                ; STORM GIANT">
            <text:p>.byte 30,10,0,9,2,40,10,0,2,9,9 <text:s text:c="15"/>; STORM GIANT</text:p>
          </table:table-cell>
          <table:table-cell table:formula="of:=LEN([.A96])" office:value-type="float" office:value="11">
            <text:p>11</text:p>
          </table:table-cell>
          <table:table-cell/>
        </table:table-row>
        <table:table-row table:style-name="ro4">
          <table:table-cell table:style-name="ce14" office:value-type="string">
            <text:p>SU-MONSTER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f:=INT((([.B97]+[.C97]/6)^1.3*(20-[.E97])/10)*([.F97]*[.G97]/2+[.I97]+[.J97]+[.K97]+[.L97]))" office:value-type="float" office:value="626">
            <text:p>626</text:p>
          </table:table-cell>
          <table:table-cell table:formula="of:=RIGHT(&quot; &quot; &amp; [.H97];2)" office:value-type="string" office:string-value=" 6">
            <text:p><text:s/>6</text:p>
          </table:table-cell>
          <table:table-cell table:formula="of:=LEFT([.A97] &amp; &quot; &quot; &amp; MID(&quot;   (A)(U)(D)&quot;;[.D97]*3+1;3) &amp; &quot;                               &quot;;19)" office:value-type="string" office:string-value="SU-MONSTER (A)     ">
            <text:p>SU-MONSTER (A) <text:s text:c="4"/></text:p>
          </table:table-cell>
          <table:table-cell table:formula="of:=RIGHT(&quot; &quot; &amp; [.H97];2)" office:value-type="string" office:string-value=" 6">
            <text:p><text:s/>6</text:p>
          </table:table-cell>
          <table:table-cell table:formula="of:=LEFT(&quot;    &quot; &amp; [.B97] &amp; &quot;-&quot; &amp; [.B97]*[.C97] &amp; &quot;      &quot;;11)" office:value-type="string" office:string-value="    12-96  ">
            <text:p><text:s text:c="4"/>12-96 <text:s/></text:p>
          </table:table-cell>
          <table:table-cell table:formula="of:=RIGHT(&quot;    &quot; &amp; [.E97];4)" office:value-type="string" office:string-value="   2">
            <text:p><text:s text:c="3"/>2</text:p>
          </table:table-cell>
          <table:table-cell table:formula="of:=&quot;   &quot; &amp; LEFT([.F97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97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9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97]*9+1;9)) &amp; &quot;    &quot;;7)" office:value-type="string" office:string-value="SWING  ">
            <text:p>SWING <text:s/></text:p>
          </table:table-cell>
          <table:table-cell table:formula="of:=&quot;.byte &quot;&quot;&quot; &amp; [.A97] &amp; &quot;&quot;&quot;,0         ; level &quot; &amp; [.N97]" office:value-type="string" office:string-value=".byte &quot;SU-MONSTER&quot;,0         ; level  6">
            <text:p>.byte "SU-MONSTER",0 <text:s text:c="8"/>; level <text:s/>6</text:p>
          </table:table-cell>
          <table:table-cell table:formula="of:=&quot;.byte &quot; &amp; [.B97] &amp; &quot;,&quot; &amp; [.C97] &amp; &quot;,&quot; &amp; [.D97] &amp; &quot;,&quot; &amp; [.E97]+25 &amp; &quot;,&quot; &amp; [.F97] &amp; &quot;,&quot; &amp; [.G97] &amp; &quot;,&quot; &amp; [.H97] &amp; &quot;,&quot; &amp; [.I97] &amp; &quot;,&quot; &amp; [.J97] &amp; &quot;,&quot; &amp; [.K97] &amp; &quot;,&quot; &amp; [.L97] &amp; &quot;                ; &quot; &amp; [.A97]" office:value-type="string" office:string-value=".byte 12,8,1,27,2,12,6,0,0,0,0                ; SU-MONSTER">
            <text:p>.byte 12,8,1,27,2,12,6,0,0,0,0 <text:s text:c="15"/>; SU-MONSTER</text:p>
          </table:table-cell>
          <table:table-cell table:formula="of:=LEN([.A97])" office:value-type="float" office:value="10">
            <text:p>10</text:p>
          </table:table-cell>
          <table:table-cell/>
        </table:table-row>
        <table:table-row table:style-name="ro4">
          <table:table-cell table:style-name="ce14" office:value-type="string">
            <text:p>SUCCUBU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INT((([.B98]+[.C98]/6)^1.3*(20-[.E98])/10)*([.F98]*[.G98]/2+[.I98]+[.J98]+[.K98]+[.L98]))" office:value-type="float" office:value="373">
            <text:p>373</text:p>
          </table:table-cell>
          <table:table-cell table:formula="of:=RIGHT(&quot; &quot; &amp; [.H98];2)" office:value-type="string" office:string-value=" 5">
            <text:p><text:s/>5</text:p>
          </table:table-cell>
          <table:table-cell table:formula="of:=LEFT([.A98] &amp; &quot; &quot; &amp; MID(&quot;   (A)(U)(D)&quot;;[.D98]*3+1;3) &amp; &quot;                               &quot;;19)" office:value-type="string" office:string-value="SUCCUBUS (D)       ">
            <text:p>SUCCUBUS (D) <text:s text:c="6"/></text:p>
          </table:table-cell>
          <table:table-cell table:formula="of:=RIGHT(&quot; &quot; &amp; [.H98];2)" office:value-type="string" office:string-value=" 5">
            <text:p><text:s/>5</text:p>
          </table:table-cell>
          <table:table-cell table:formula="of:=LEFT(&quot;    &quot; &amp; [.B98] &amp; &quot;-&quot; &amp; [.B98]*[.C98] &amp; &quot;      &quot;;11)" office:value-type="string" office:string-value="    6-48   ">
            <text:p><text:s text:c="4"/>6-48 <text:s text:c="2"/></text:p>
          </table:table-cell>
          <table:table-cell table:formula="of:=RIGHT(&quot;    &quot; &amp; [.E98];4)" office:value-type="string" office:string-value="   0">
            <text:p><text:s text:c="3"/>0</text:p>
          </table:table-cell>
          <table:table-cell table:formula="of:=&quot;   &quot; &amp; LEFT([.F98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98] &amp; &quot;        &quot;;7)" office:value-type="string" office:string-value=" 1-3    ">
            <text:p><text:s/>1-3 <text:s text:c="3"/></text:p>
          </table:table-cell>
          <table:table-cell table:formula="of:=&quot; &quot; &amp; LEFT((MID(&quot;SWING    HEAL     CAST     POISON   SUMMON   STUN     CHARM    GAZE     BREATHE  DEATH    ERODE    DRAIN    &quot;;[.I9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9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98]*9+1;9)) &amp; &quot;    &quot;;7)" office:value-type="string" office:string-value="DRAIN  ">
            <text:p>DRAIN <text:s/></text:p>
          </table:table-cell>
          <table:table-cell table:formula="of:=&quot;.byte &quot;&quot;&quot; &amp; [.A98] &amp; &quot;&quot;&quot;,0         ; level &quot; &amp; [.N98]" office:value-type="string" office:string-value=".byte &quot;SUCCUBUS&quot;,0         ; level  5">
            <text:p>.byte "SUCCUBUS",0 <text:s text:c="8"/>; level <text:s/>5</text:p>
          </table:table-cell>
          <table:table-cell table:formula="of:=&quot;.byte &quot; &amp; [.B98] &amp; &quot;,&quot; &amp; [.C98] &amp; &quot;,&quot; &amp; [.D98] &amp; &quot;,&quot; &amp; [.E98]+25 &amp; &quot;,&quot; &amp; [.F98] &amp; &quot;,&quot; &amp; [.G98] &amp; &quot;,&quot; &amp; [.H98] &amp; &quot;,&quot; &amp; [.I98] &amp; &quot;,&quot; &amp; [.J98] &amp; &quot;,&quot; &amp; [.K98] &amp; &quot;,&quot; &amp; [.L98] &amp; &quot;                ; &quot; &amp; [.A98]" office:value-type="string" office:string-value=".byte 6,8,3,25,2,3,5,0,0,0,11                ; SUCCUBUS">
            <text:p>.byte 6,8,3,25,2,3,5,0,0,0,11 <text:s text:c="15"/>; SUCCUBUS</text:p>
          </table:table-cell>
          <table:table-cell table:formula="of:=LEN([.A98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TITA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B99]+[.C99]/6)^1.3*(20-[.E99])/10)*([.F99]*[.G99]/2+[.I99]+[.J99]+[.K99]+[.L99]))" office:value-type="float" office:value="48085">
            <text:p>48085</text:p>
          </table:table-cell>
          <table:table-cell table:formula="of:=RIGHT(&quot; &quot; &amp; [.H99];2)" office:value-type="string" office:string-value="10">
            <text:p>10</text:p>
          </table:table-cell>
          <table:table-cell table:formula="of:=LEFT([.A99] &amp; &quot; &quot; &amp; MID(&quot;   (A)(U)(D)&quot;;[.D99]*3+1;3) &amp; &quot;                               &quot;;19)" office:value-type="string" office:string-value="TITAN              ">
            <text:p>TITAN <text:s text:c="13"/></text:p>
          </table:table-cell>
          <table:table-cell table:formula="of:=RIGHT(&quot; &quot; &amp; [.H99];2)" office:value-type="string" office:string-value="10">
            <text:p>10</text:p>
          </table:table-cell>
          <table:table-cell table:formula="of:=LEFT(&quot;    &quot; &amp; [.B99] &amp; &quot;-&quot; &amp; [.B99]*[.C99] &amp; &quot;      &quot;;11)" office:value-type="string" office:string-value="    50-500 ">
            <text:p><text:s text:c="4"/>50-500 </text:p>
          </table:table-cell>
          <table:table-cell table:formula="of:=RIGHT(&quot;    &quot; &amp; [.E99];4)" office:value-type="string" office:string-value=" -10">
            <text:p><text:s/>-10</text:p>
          </table:table-cell>
          <table:table-cell table:formula="of:=&quot;   &quot; &amp; LEFT([.F99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99] &amp; &quot;        &quot;;7)" office:value-type="string" office:string-value=" 1-40   ">
            <text:p><text:s/>1-40 <text:s text:c="2"/></text:p>
          </table:table-cell>
          <table:table-cell table:formula="of:=&quot; &quot; &amp; LEFT((MID(&quot;SWING    HEAL     CAST     POISON   SUMMON   STUN     CHARM    GAZE     BREATHE  DEATH    ERODE    DRAIN    &quot;;[.I9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99]*9+1;9)) &amp; &quot;    &quot;;11)" office:value-type="string" office:string-value="HEAL       ">
            <text:p>HEAL <text:s text:c="6"/></text:p>
          </table:table-cell>
          <table:table-cell table:formula="of:=LEFT((MID(&quot;SWING    HEAL     CAST     POISON   SUMMON   STUN     CHARM    GAZE     BREATHE  DEATH    ERODE    DRAIN    &quot;;[.K99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L99]*9+1;9)) &amp; &quot;    &quot;;7)" office:value-type="string" office:string-value="DEATH  ">
            <text:p>DEATH <text:s/></text:p>
          </table:table-cell>
          <table:table-cell table:formula="of:=&quot;.byte &quot;&quot;&quot; &amp; [.A99] &amp; &quot;&quot;&quot;,0         ; level &quot; &amp; [.N99]" office:value-type="string" office:string-value=".byte &quot;TITAN&quot;,0         ; level 10">
            <text:p>.byte "TITAN",0 <text:s text:c="8"/>; level 10</text:p>
          </table:table-cell>
          <table:table-cell table:formula="of:=&quot;.byte &quot; &amp; [.B99] &amp; &quot;,&quot; &amp; [.C99] &amp; &quot;,&quot; &amp; [.D99] &amp; &quot;,&quot; &amp; [.E99]+25 &amp; &quot;,&quot; &amp; [.F99] &amp; &quot;,&quot; &amp; [.G99] &amp; &quot;,&quot; &amp; [.H99] &amp; &quot;,&quot; &amp; [.I99] &amp; &quot;,&quot; &amp; [.J99] &amp; &quot;,&quot; &amp; [.K99] &amp; &quot;,&quot; &amp; [.L99] &amp; &quot;                ; &quot; &amp; [.A99]" office:value-type="string" office:string-value=".byte 50,10,0,15,4,40,10,0,1,5,9                ; TITAN">
            <text:p>.byte 50,10,0,15,4,40,10,0,1,5,9 <text:s text:c="15"/>; TITAN</text:p>
          </table:table-cell>
          <table:table-cell table:formula="of:=LEN([.A99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TROLL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NT((([.B100]+[.C100]/6)^1.3*(20-[.E100])/10)*([.F100]*[.G100]/2+[.I100]+[.J100]+[.K100]+[.L100]))" office:value-type="float" office:value="676">
            <text:p>676</text:p>
          </table:table-cell>
          <table:table-cell table:formula="of:=RIGHT(&quot; &quot; &amp; [.H100];2)" office:value-type="string" office:string-value=" 7">
            <text:p><text:s/>7</text:p>
          </table:table-cell>
          <table:table-cell table:formula="of:=LEFT([.A100] &amp; &quot; &quot; &amp; MID(&quot;   (A)(U)(D)&quot;;[.D100]*3+1;3) &amp; &quot;                               &quot;;19)" office:value-type="string" office:string-value="TROLL              ">
            <text:p>TROLL <text:s text:c="13"/></text:p>
          </table:table-cell>
          <table:table-cell table:formula="of:=RIGHT(&quot; &quot; &amp; [.H100];2)" office:value-type="string" office:string-value=" 7">
            <text:p><text:s/>7</text:p>
          </table:table-cell>
          <table:table-cell table:formula="of:=LEFT(&quot;    &quot; &amp; [.B100] &amp; &quot;-&quot; &amp; [.B100]*[.C100] &amp; &quot;      &quot;;11)" office:value-type="string" office:string-value="    10-80  ">
            <text:p><text:s text:c="4"/>10-80 <text:s/></text:p>
          </table:table-cell>
          <table:table-cell table:formula="of:=RIGHT(&quot;    &quot; &amp; [.E100];4)" office:value-type="string" office:string-value="   2">
            <text:p><text:s text:c="3"/>2</text:p>
          </table:table-cell>
          <table:table-cell table:formula="of:=&quot;   &quot; &amp; LEFT([.F100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100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0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0]*9+1;9)) &amp; &quot;    &quot;;7)" office:value-type="string" office:string-value="HEAL   ">
            <text:p>HEAL <text:s text:c="2"/></text:p>
          </table:table-cell>
          <table:table-cell table:formula="of:=&quot;.byte &quot;&quot;&quot; &amp; [.A100] &amp; &quot;&quot;&quot;,0         ; level &quot; &amp; [.N100]" office:value-type="string" office:string-value=".byte &quot;TROLL&quot;,0         ; level  7">
            <text:p>.byte "TROLL",0 <text:s text:c="8"/>; level <text:s/>7</text:p>
          </table:table-cell>
          <table:table-cell table:formula="of:=&quot;.byte &quot; &amp; [.B100] &amp; &quot;,&quot; &amp; [.C100] &amp; &quot;,&quot; &amp; [.D100] &amp; &quot;,&quot; &amp; [.E100]+25 &amp; &quot;,&quot; &amp; [.F100] &amp; &quot;,&quot; &amp; [.G100] &amp; &quot;,&quot; &amp; [.H100] &amp; &quot;,&quot; &amp; [.I100] &amp; &quot;,&quot; &amp; [.J100] &amp; &quot;,&quot; &amp; [.K100] &amp; &quot;,&quot; &amp; [.L100] &amp; &quot;                ; &quot; &amp; [.A100]" office:value-type="string" office:string-value=".byte 10,8,0,27,3,10,7,0,0,0,1                ; TROLL">
            <text:p>.byte 10,8,0,27,3,10,7,0,0,0,1 <text:s text:c="15"/>; TROLL</text:p>
          </table:table-cell>
          <table:table-cell table:formula="of:=LEN([.A100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VAMPIRE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formula="of:=INT((([.B101]+[.C101]/6)^1.3*(20-[.E101])/10)*([.F101]*[.G101]/2+[.I101]+[.J101]+[.K101]+[.L101]))" office:value-type="float" office:value="13280">
            <text:p>13280</text:p>
          </table:table-cell>
          <table:table-cell table:formula="of:=RIGHT(&quot; &quot; &amp; [.H101];2)" office:value-type="string" office:string-value="10">
            <text:p>10</text:p>
          </table:table-cell>
          <table:table-cell table:formula="of:=LEFT([.A101] &amp; &quot; &quot; &amp; MID(&quot;   (A)(U)(D)&quot;;[.D101]*3+1;3) &amp; &quot;                               &quot;;19)" office:value-type="string" office:string-value="VAMPIRE (U)        ">
            <text:p>VAMPIRE (U) <text:s text:c="7"/></text:p>
          </table:table-cell>
          <table:table-cell table:formula="of:=RIGHT(&quot; &quot; &amp; [.H101];2)" office:value-type="string" office:string-value="10">
            <text:p>10</text:p>
          </table:table-cell>
          <table:table-cell table:formula="of:=LEFT(&quot;    &quot; &amp; [.B101] &amp; &quot;-&quot; &amp; [.B101]*[.C101] &amp; &quot;      &quot;;11)" office:value-type="string" office:string-value="    30-240 ">
            <text:p><text:s text:c="4"/>30-240 </text:p>
          </table:table-cell>
          <table:table-cell table:formula="of:=RIGHT(&quot;    &quot; &amp; [.E101];4)" office:value-type="string" office:string-value="  -6">
            <text:p><text:s text:c="2"/>-6</text:p>
          </table:table-cell>
          <table:table-cell table:formula="of:=&quot;   &quot; &amp; LEFT([.F101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101] &amp; &quot;        &quot;;7)" office:value-type="string" office:string-value=" 1-20   ">
            <text:p><text:s/>1-20 <text:s text:c="2"/></text:p>
          </table:table-cell>
          <table:table-cell table:formula="of:=&quot; &quot; &amp; LEFT((MID(&quot;SWING    HEAL     CAST     POISON   SUMMON   STUN     CHARM    GAZE     BREATHE  DEATH    ERODE    DRAIN    &quot;;[.I10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1]*9+1;9)) &amp; &quot;    &quot;;11)" office:value-type="string" office:string-value="CHARM      ">
            <text:p>CHARM <text:s text:c="5"/></text:p>
          </table:table-cell>
          <table:table-cell table:formula="of:=LEFT((MID(&quot;SWING    HEAL     CAST     POISON   SUMMON   STUN     CHARM    GAZE     BREATHE  DEATH    ERODE    DRAIN    &quot;;[.K101]*9+1;9)) &amp; &quot;    &quot;;11)" office:value-type="string" office:string-value="DRAIN      ">
            <text:p>DRAIN <text:s text:c="5"/></text:p>
          </table:table-cell>
          <table:table-cell table:formula="of:=LEFT((MID(&quot;SWING    HEAL     CAST     POISON   SUMMON   STUN     CHARM    GAZE     BREATHE  DEATH    ERODE    DRAIN    &quot;;[.L101]*9+1;9)) &amp; &quot;    &quot;;7)" office:value-type="string" office:string-value="DRAIN  ">
            <text:p>DRAIN <text:s/></text:p>
          </table:table-cell>
          <table:table-cell table:formula="of:=&quot;.byte &quot;&quot;&quot; &amp; [.A101] &amp; &quot;&quot;&quot;,0         ; level &quot; &amp; [.N101]" office:value-type="string" office:string-value=".byte &quot;VAMPIRE&quot;,0         ; level 10">
            <text:p>.byte "VAMPIRE",0 <text:s text:c="8"/>; level 10</text:p>
          </table:table-cell>
          <table:table-cell table:formula="of:=&quot;.byte &quot; &amp; [.B101] &amp; &quot;,&quot; &amp; [.C101] &amp; &quot;,&quot; &amp; [.D101] &amp; &quot;,&quot; &amp; [.E101]+25 &amp; &quot;,&quot; &amp; [.F101] &amp; &quot;,&quot; &amp; [.G101] &amp; &quot;,&quot; &amp; [.H101] &amp; &quot;,&quot; &amp; [.I101] &amp; &quot;,&quot; &amp; [.J101] &amp; &quot;,&quot; &amp; [.K101] &amp; &quot;,&quot; &amp; [.L101] &amp; &quot;                ; &quot; &amp; [.A101]" office:value-type="string" office:string-value=".byte 30,8,2,19,3,20,10,0,6,11,11                ; VAMPIRE">
            <text:p>.byte 30,8,2,19,3,20,10,0,6,11,11 <text:s text:c="15"/>; VAMPIRE</text:p>
          </table:table-cell>
          <table:table-cell table:formula="of:=LEN([.A101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WATER ELEMEN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NT((([.B102]+[.C102]/6)^1.3*(20-[.E102])/10)*([.F102]*[.G102]/2+[.I102]+[.J102]+[.K102]+[.L102]))" office:value-type="float" office:value="1174">
            <text:p>1174</text:p>
          </table:table-cell>
          <table:table-cell table:formula="of:=RIGHT(&quot; &quot; &amp; [.H102];2)" office:value-type="string" office:string-value=" 8">
            <text:p><text:s/>8</text:p>
          </table:table-cell>
          <table:table-cell table:formula="of:=LEFT([.A102] &amp; &quot; &quot; &amp; MID(&quot;   (A)(U)(D)&quot;;[.D102]*3+1;3) &amp; &quot;                               &quot;;19)" office:value-type="string" office:string-value="WATER ELEMENT (A)  ">
            <text:p>WATER ELEMENT (A) <text:s/></text:p>
          </table:table-cell>
          <table:table-cell table:formula="of:=RIGHT(&quot; &quot; &amp; [.H102];2)" office:value-type="string" office:string-value=" 8">
            <text:p><text:s/>8</text:p>
          </table:table-cell>
          <table:table-cell table:formula="of:=LEFT(&quot;    &quot; &amp; [.B102] &amp; &quot;-&quot; &amp; [.B102]*[.C102] &amp; &quot;      &quot;;11)" office:value-type="string" office:string-value="    16-128 ">
            <text:p><text:s text:c="4"/>16-128 </text:p>
          </table:table-cell>
          <table:table-cell table:formula="of:=RIGHT(&quot;    &quot; &amp; [.E102];4)" office:value-type="string" office:string-value="   2">
            <text:p><text:s text:c="3"/>2</text:p>
          </table:table-cell>
          <table:table-cell table:formula="of:=&quot;   &quot; &amp; LEFT([.F102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102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10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2]*9+1;9)) &amp; &quot;    &quot;;7)" office:value-type="string" office:string-value="SUMMON ">
            <text:p>SUMMON </text:p>
          </table:table-cell>
          <table:table-cell table:formula="of:=&quot;.byte &quot;&quot;&quot; &amp; [.A102] &amp; &quot;&quot;&quot;,0         ; level &quot; &amp; [.N102]" office:value-type="string" office:string-value=".byte &quot;WATER ELEMENT&quot;,0         ; level  8">
            <text:p>.byte "WATER ELEMENT",0 <text:s text:c="8"/>; level <text:s/>8</text:p>
          </table:table-cell>
          <table:table-cell table:formula="of:=&quot;.byte &quot; &amp; [.B102] &amp; &quot;,&quot; &amp; [.C102] &amp; &quot;,&quot; &amp; [.D102] &amp; &quot;,&quot; &amp; [.E102]+25 &amp; &quot;,&quot; &amp; [.F102] &amp; &quot;,&quot; &amp; [.G102] &amp; &quot;,&quot; &amp; [.H102] &amp; &quot;,&quot; &amp; [.I102] &amp; &quot;,&quot; &amp; [.J102] &amp; &quot;,&quot; &amp; [.K102] &amp; &quot;,&quot; &amp; [.L102] &amp; &quot;                ; &quot; &amp; [.A102]" office:value-type="string" office:string-value=".byte 16,8,1,27,3,8,8,0,0,0,4                ; WATER ELEMENT">
            <text:p>.byte 16,8,1,27,3,8,8,0,0,0,4 <text:s text:c="15"/>; WATER ELEMENT</text:p>
          </table:table-cell>
          <table:table-cell table:formula="of:=LEN([.A102])" office:value-type="float" office:value="13">
            <text:p>13</text:p>
          </table:table-cell>
          <table:table-cell/>
        </table:table-row>
        <table:table-row table:style-name="ro4">
          <table:table-cell table:style-name="ce14" office:value-type="string">
            <text:p>WEREBEAR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INT((([.B103]+[.C103]/6)^1.3*(20-[.E103])/10)*([.F103]*[.G103]/2+[.I103]+[.J103]+[.K103]+[.L103]))" office:value-type="float" office:value="1208">
            <text:p>1208</text:p>
          </table:table-cell>
          <table:table-cell table:formula="of:=RIGHT(&quot; &quot; &amp; [.H103];2)" office:value-type="string" office:string-value=" 8">
            <text:p><text:s/>8</text:p>
          </table:table-cell>
          <table:table-cell table:formula="of:=LEFT([.A103] &amp; &quot; &quot; &amp; MID(&quot;   (A)(U)(D)&quot;;[.D103]*3+1;3) &amp; &quot;                               &quot;;19)" office:value-type="string" office:string-value="WEREBEAR (A)       ">
            <text:p>WEREBEAR (A) <text:s text:c="6"/></text:p>
          </table:table-cell>
          <table:table-cell table:formula="of:=RIGHT(&quot; &quot; &amp; [.H103];2)" office:value-type="string" office:string-value=" 8">
            <text:p><text:s/>8</text:p>
          </table:table-cell>
          <table:table-cell table:formula="of:=LEFT(&quot;    &quot; &amp; [.B103] &amp; &quot;-&quot; &amp; [.B103]*[.C103] &amp; &quot;      &quot;;11)" office:value-type="string" office:string-value="    15-120 ">
            <text:p><text:s text:c="4"/>15-120 </text:p>
          </table:table-cell>
          <table:table-cell table:formula="of:=RIGHT(&quot;    &quot; &amp; [.E103];4)" office:value-type="string" office:string-value="   0">
            <text:p><text:s text:c="3"/>0</text:p>
          </table:table-cell>
          <table:table-cell table:formula="of:=&quot;   &quot; &amp; LEFT([.F103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03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0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3]*9+1;9)) &amp; &quot;    &quot;;11)" office:value-type="string" office:string-value="POISON     ">
            <text:p>POISON <text:s text:c="4"/></text:p>
          </table:table-cell>
          <table:table-cell table:formula="of:=LEFT((MID(&quot;SWING    HEAL     CAST     POISON   SUMMON   STUN     CHARM    GAZE     BREATHE  DEATH    ERODE    DRAIN    &quot;;[.L103]*9+1;9)) &amp; &quot;    &quot;;7)" office:value-type="string" office:string-value="POISON ">
            <text:p>POISON </text:p>
          </table:table-cell>
          <table:table-cell table:formula="of:=&quot;.byte &quot;&quot;&quot; &amp; [.A103] &amp; &quot;&quot;&quot;,0         ; level &quot; &amp; [.N103]" office:value-type="string" office:string-value=".byte &quot;WEREBEAR&quot;,0         ; level  8">
            <text:p>.byte "WEREBEAR",0 <text:s text:c="8"/>; level <text:s/>8</text:p>
          </table:table-cell>
          <table:table-cell table:formula="of:=&quot;.byte &quot; &amp; [.B103] &amp; &quot;,&quot; &amp; [.C103] &amp; &quot;,&quot; &amp; [.D103] &amp; &quot;,&quot; &amp; [.E103]+25 &amp; &quot;,&quot; &amp; [.F103] &amp; &quot;,&quot; &amp; [.G103] &amp; &quot;,&quot; &amp; [.H103] &amp; &quot;,&quot; &amp; [.I103] &amp; &quot;,&quot; &amp; [.J103] &amp; &quot;,&quot; &amp; [.K103] &amp; &quot;,&quot; &amp; [.L103] &amp; &quot;                ; &quot; &amp; [.A103]" office:value-type="string" office:string-value=".byte 15,8,1,25,2,10,8,0,0,3,3                ; WEREBEAR">
            <text:p>.byte 15,8,1,25,2,10,8,0,0,3,3 <text:s text:c="15"/>; WEREBEAR</text:p>
          </table:table-cell>
          <table:table-cell table:formula="of:=LEN([.A103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WEREBOAR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B104]+[.C104]/6)^1.3*(20-[.E104])/10)*([.F104]*[.G104]/2+[.I104]+[.J104]+[.K104]+[.L104]))" office:value-type="float" office:value="242">
            <text:p>242</text:p>
          </table:table-cell>
          <table:table-cell table:formula="of:=RIGHT(&quot; &quot; &amp; [.H104];2)" office:value-type="string" office:string-value=" 5">
            <text:p><text:s/>5</text:p>
          </table:table-cell>
          <table:table-cell table:formula="of:=LEFT([.A104] &amp; &quot; &quot; &amp; MID(&quot;   (A)(U)(D)&quot;;[.D104]*3+1;3) &amp; &quot;                               &quot;;19)" office:value-type="string" office:string-value="WEREBOAR (A)       ">
            <text:p>WEREBOAR (A) <text:s text:c="6"/></text:p>
          </table:table-cell>
          <table:table-cell table:formula="of:=RIGHT(&quot; &quot; &amp; [.H104];2)" office:value-type="string" office:string-value=" 5">
            <text:p><text:s/>5</text:p>
          </table:table-cell>
          <table:table-cell table:formula="of:=LEFT(&quot;    &quot; &amp; [.B104] &amp; &quot;-&quot; &amp; [.B104]*[.C104] &amp; &quot;      &quot;;11)" office:value-type="string" office:string-value="    8-64   ">
            <text:p><text:s text:c="4"/>8-64 <text:s text:c="2"/></text:p>
          </table:table-cell>
          <table:table-cell table:formula="of:=RIGHT(&quot;    &quot; &amp; [.E104];4)" office:value-type="string" office:string-value="   1">
            <text:p><text:s text:c="3"/>1</text:p>
          </table:table-cell>
          <table:table-cell table:formula="of:=&quot;   &quot; &amp; LEFT([.F104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04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10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4]*9+1;9)) &amp; &quot;    &quot;;7)" office:value-type="string" office:string-value="POISON ">
            <text:p>POISON </text:p>
          </table:table-cell>
          <table:table-cell table:formula="of:=&quot;.byte &quot;&quot;&quot; &amp; [.A104] &amp; &quot;&quot;&quot;,0         ; level &quot; &amp; [.N104]" office:value-type="string" office:string-value=".byte &quot;WEREBOAR&quot;,0         ; level  5">
            <text:p>.byte "WEREBOAR",0 <text:s text:c="8"/>; level <text:s/>5</text:p>
          </table:table-cell>
          <table:table-cell table:formula="of:=&quot;.byte &quot; &amp; [.B104] &amp; &quot;,&quot; &amp; [.C104] &amp; &quot;,&quot; &amp; [.D104] &amp; &quot;,&quot; &amp; [.E104]+25 &amp; &quot;,&quot; &amp; [.F104] &amp; &quot;,&quot; &amp; [.G104] &amp; &quot;,&quot; &amp; [.H104] &amp; &quot;,&quot; &amp; [.I104] &amp; &quot;,&quot; &amp; [.J104] &amp; &quot;,&quot; &amp; [.K104] &amp; &quot;,&quot; &amp; [.L104] &amp; &quot;                ; &quot; &amp; [.A104]" office:value-type="string" office:string-value=".byte 8,8,1,26,1,8,5,0,0,0,3                ; WEREBOAR">
            <text:p>.byte 8,8,1,26,1,8,5,0,0,0,3 <text:s text:c="15"/>; WEREBOAR</text:p>
          </table:table-cell>
          <table:table-cell table:formula="of:=LEN([.A104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WERERA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B105]+[.C105]/6)^1.3*(20-[.E105])/10)*([.F105]*[.G105]/2+[.I105]+[.J105]+[.K105]+[.L105]))" office:value-type="float" office:value="70">
            <text:p>70</text:p>
          </table:table-cell>
          <table:table-cell table:formula="of:=RIGHT(&quot; &quot; &amp; [.H105];2)" office:value-type="string" office:string-value=" 2">
            <text:p><text:s/>2</text:p>
          </table:table-cell>
          <table:table-cell table:formula="of:=LEFT([.A105] &amp; &quot; &quot; &amp; MID(&quot;   (A)(U)(D)&quot;;[.D105]*3+1;3) &amp; &quot;                               &quot;;19)" office:value-type="string" office:string-value="WERERAT (A)        ">
            <text:p>WERERAT (A) <text:s text:c="7"/></text:p>
          </table:table-cell>
          <table:table-cell table:formula="of:=RIGHT(&quot; &quot; &amp; [.H105];2)" office:value-type="string" office:string-value=" 2">
            <text:p><text:s/>2</text:p>
          </table:table-cell>
          <table:table-cell table:formula="of:=LEFT(&quot;    &quot; &amp; [.B105] &amp; &quot;-&quot; &amp; [.B105]*[.C105] &amp; &quot;      &quot;;11)" office:value-type="string" office:string-value="    3-24   ">
            <text:p><text:s text:c="4"/>3-24 <text:s text:c="2"/></text:p>
          </table:table-cell>
          <table:table-cell table:formula="of:=RIGHT(&quot;    &quot; &amp; [.E105];4)" office:value-type="string" office:string-value="   5">
            <text:p><text:s text:c="3"/>5</text:p>
          </table:table-cell>
          <table:table-cell table:formula="of:=&quot;   &quot; &amp; LEFT([.F105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05] &amp; &quot;        &quot;;7)" office:value-type="string" office:string-value=" 1-8    ">
            <text:p><text:s/>1-8 <text:s text:c="3"/></text:p>
          </table:table-cell>
          <table:table-cell table:formula="of:=&quot; &quot; &amp; LEFT((MID(&quot;SWING    HEAL     CAST     POISON   SUMMON   STUN     CHARM    GAZE     BREATHE  DEATH    ERODE    DRAIN    &quot;;[.I10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5]*9+1;9)) &amp; &quot;    &quot;;7)" office:value-type="string" office:string-value="POISON ">
            <text:p>POISON </text:p>
          </table:table-cell>
          <table:table-cell table:formula="of:=&quot;.byte &quot;&quot;&quot; &amp; [.A105] &amp; &quot;&quot;&quot;,0         ; level &quot; &amp; [.N105]" office:value-type="string" office:string-value=".byte &quot;WERERAT&quot;,0         ; level  2">
            <text:p>.byte "WERERAT",0 <text:s text:c="8"/>; level <text:s/>2</text:p>
          </table:table-cell>
          <table:table-cell table:formula="of:=&quot;.byte &quot; &amp; [.B105] &amp; &quot;,&quot; &amp; [.C105] &amp; &quot;,&quot; &amp; [.D105] &amp; &quot;,&quot; &amp; [.E105]+25 &amp; &quot;,&quot; &amp; [.F105] &amp; &quot;,&quot; &amp; [.G105] &amp; &quot;,&quot; &amp; [.H105] &amp; &quot;,&quot; &amp; [.I105] &amp; &quot;,&quot; &amp; [.J105] &amp; &quot;,&quot; &amp; [.K105] &amp; &quot;,&quot; &amp; [.L105] &amp; &quot;                ; &quot; &amp; [.A105]" office:value-type="string" office:string-value=".byte 3,8,1,30,1,8,2,0,0,0,3                ; WERERAT">
            <text:p>.byte 3,8,1,30,1,8,2,0,0,0,3 <text:s text:c="15"/>; WERERAT</text:p>
          </table:table-cell>
          <table:table-cell table:formula="of:=LEN([.A105])" office:value-type="float" office:value="7">
            <text:p>7</text:p>
          </table:table-cell>
          <table:table-cell/>
        </table:table-row>
        <table:table-row table:style-name="ro4">
          <table:table-cell table:style-name="ce14" office:value-type="string">
            <text:p>WERETIGE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B106]+[.C106]/6)^1.3*(20-[.E106])/10)*([.F106]*[.G106]/2+[.I106]+[.J106]+[.K106]+[.L106]))" office:value-type="float" office:value="610">
            <text:p>610</text:p>
          </table:table-cell>
          <table:table-cell table:formula="of:=RIGHT(&quot; &quot; &amp; [.H106];2)" office:value-type="string" office:string-value=" 6">
            <text:p><text:s/>6</text:p>
          </table:table-cell>
          <table:table-cell table:formula="of:=LEFT([.A106] &amp; &quot; &quot; &amp; MID(&quot;   (A)(U)(D)&quot;;[.D106]*3+1;3) &amp; &quot;                               &quot;;19)" office:value-type="string" office:string-value="WERETIGER (A)      ">
            <text:p>WERETIGER (A) <text:s text:c="5"/></text:p>
          </table:table-cell>
          <table:table-cell table:formula="of:=RIGHT(&quot; &quot; &amp; [.H106];2)" office:value-type="string" office:string-value=" 6">
            <text:p><text:s/>6</text:p>
          </table:table-cell>
          <table:table-cell table:formula="of:=LEFT(&quot;    &quot; &amp; [.B106] &amp; &quot;-&quot; &amp; [.B106]*[.C106] &amp; &quot;      &quot;;11)" office:value-type="string" office:string-value="    10-80  ">
            <text:p><text:s text:c="4"/>10-80 <text:s/></text:p>
          </table:table-cell>
          <table:table-cell table:formula="of:=RIGHT(&quot;    &quot; &amp; [.E106];4)" office:value-type="string" office:string-value="   0">
            <text:p><text:s text:c="3"/>0</text:p>
          </table:table-cell>
          <table:table-cell table:formula="of:=&quot;   &quot; &amp; LEFT([.F106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06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0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6]*9+1;9)) &amp; &quot;    &quot;;7)" office:value-type="string" office:string-value="POISON ">
            <text:p>POISON </text:p>
          </table:table-cell>
          <table:table-cell table:formula="of:=&quot;.byte &quot;&quot;&quot; &amp; [.A106] &amp; &quot;&quot;&quot;,0         ; level &quot; &amp; [.N106]" office:value-type="string" office:string-value=".byte &quot;WERETIGER&quot;,0         ; level  6">
            <text:p>.byte "WERETIGER",0 <text:s text:c="8"/>; level <text:s/>6</text:p>
          </table:table-cell>
          <table:table-cell table:formula="of:=&quot;.byte &quot; &amp; [.B106] &amp; &quot;,&quot; &amp; [.C106] &amp; &quot;,&quot; &amp; [.D106] &amp; &quot;,&quot; &amp; [.E106]+25 &amp; &quot;,&quot; &amp; [.F106] &amp; &quot;,&quot; &amp; [.G106] &amp; &quot;,&quot; &amp; [.H106] &amp; &quot;,&quot; &amp; [.I106] &amp; &quot;,&quot; &amp; [.J106] &amp; &quot;,&quot; &amp; [.K106] &amp; &quot;,&quot; &amp; [.L106] &amp; &quot;                ; &quot; &amp; [.A106]" office:value-type="string" office:string-value=".byte 10,8,1,25,2,10,6,0,0,0,3                ; WERETIGER">
            <text:p>.byte 10,8,1,25,2,10,6,0,0,0,3 <text:s text:c="15"/>; WERETIGER</text:p>
          </table:table-cell>
          <table:table-cell table:formula="of:=LEN([.A106])" office:value-type="float" office:value="9">
            <text:p>9</text:p>
          </table:table-cell>
          <table:table-cell/>
        </table:table-row>
        <table:table-row table:style-name="ro4">
          <table:table-cell table:style-name="ce14" office:value-type="string">
            <text:p>WEREWOL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NT((([.B107]+[.C107]/6)^1.3*(20-[.E107])/10)*([.F107]*[.G107]/2+[.I107]+[.J107]+[.K107]+[.L107]))" office:value-type="float" office:value="158">
            <text:p>158</text:p>
          </table:table-cell>
          <table:table-cell table:formula="of:=RIGHT(&quot; &quot; &amp; [.H107];2)" office:value-type="string" office:string-value=" 4">
            <text:p><text:s/>4</text:p>
          </table:table-cell>
          <table:table-cell table:formula="of:=LEFT([.A107] &amp; &quot; &quot; &amp; MID(&quot;   (A)(U)(D)&quot;;[.D107]*3+1;3) &amp; &quot;                               &quot;;19)" office:value-type="string" office:string-value="WEREWOLF (A)       ">
            <text:p>WEREWOLF (A) <text:s text:c="6"/></text:p>
          </table:table-cell>
          <table:table-cell table:formula="of:=RIGHT(&quot; &quot; &amp; [.H107];2)" office:value-type="string" office:string-value=" 4">
            <text:p><text:s/>4</text:p>
          </table:table-cell>
          <table:table-cell table:formula="of:=LEFT(&quot;    &quot; &amp; [.B107] &amp; &quot;-&quot; &amp; [.B107]*[.C107] &amp; &quot;      &quot;;11)" office:value-type="string" office:string-value="    5-40   ">
            <text:p><text:s text:c="4"/>5-40 <text:s text:c="2"/></text:p>
          </table:table-cell>
          <table:table-cell table:formula="of:=RIGHT(&quot;    &quot; &amp; [.E107];4)" office:value-type="string" office:string-value="   4">
            <text:p><text:s text:c="3"/>4</text:p>
          </table:table-cell>
          <table:table-cell table:formula="of:=&quot;   &quot; &amp; LEFT([.F107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07] &amp; &quot;        &quot;;7)" office:value-type="string" office:string-value=" 1-12   ">
            <text:p><text:s/>1-12 <text:s text:c="2"/></text:p>
          </table:table-cell>
          <table:table-cell table:formula="of:=&quot; &quot; &amp; LEFT((MID(&quot;SWING    HEAL     CAST     POISON   SUMMON   STUN     CHARM    GAZE     BREATHE  DEATH    ERODE    DRAIN    &quot;;[.I10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7]*9+1;9)) &amp; &quot;    &quot;;7)" office:value-type="string" office:string-value="POISON ">
            <text:p>POISON </text:p>
          </table:table-cell>
          <table:table-cell table:formula="of:=&quot;.byte &quot;&quot;&quot; &amp; [.A107] &amp; &quot;&quot;&quot;,0         ; level &quot; &amp; [.N107]" office:value-type="string" office:string-value=".byte &quot;WEREWOLF&quot;,0         ; level  4">
            <text:p>.byte "WEREWOLF",0 <text:s text:c="8"/>; level <text:s/>4</text:p>
          </table:table-cell>
          <table:table-cell table:formula="of:=&quot;.byte &quot; &amp; [.B107] &amp; &quot;,&quot; &amp; [.C107] &amp; &quot;,&quot; &amp; [.D107] &amp; &quot;,&quot; &amp; [.E107]+25 &amp; &quot;,&quot; &amp; [.F107] &amp; &quot;,&quot; &amp; [.G107] &amp; &quot;,&quot; &amp; [.H107] &amp; &quot;,&quot; &amp; [.I107] &amp; &quot;,&quot; &amp; [.J107] &amp; &quot;,&quot; &amp; [.K107] &amp; &quot;,&quot; &amp; [.L107] &amp; &quot;                ; &quot; &amp; [.A107]" office:value-type="string" office:string-value=".byte 5,8,1,29,1,12,4,0,0,0,3                ; WEREWOLF">
            <text:p>.byte 5,8,1,29,1,12,4,0,0,0,3 <text:s text:c="15"/>; WEREWOLF</text:p>
          </table:table-cell>
          <table:table-cell table:formula="of:=LEN([.A107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WHITE DRAGO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NT((([.B108]+[.C108]/6)^1.3*(20-[.E108])/10)*([.F108]*[.G108]/2+[.I108]+[.J108]+[.K108]+[.L108]))" office:value-type="float" office:value="1513">
            <text:p>1513</text:p>
          </table:table-cell>
          <table:table-cell table:formula="of:=RIGHT(&quot; &quot; &amp; [.H108];2)" office:value-type="string" office:string-value=" 8">
            <text:p><text:s/>8</text:p>
          </table:table-cell>
          <table:table-cell table:formula="of:=LEFT([.A108] &amp; &quot; &quot; &amp; MID(&quot;   (A)(U)(D)&quot;;[.D108]*3+1;3) &amp; &quot;                               &quot;;19)" office:value-type="string" office:string-value="WHITE DRAGON       ">
            <text:p>WHITE DRAGON <text:s text:c="6"/></text:p>
          </table:table-cell>
          <table:table-cell table:formula="of:=RIGHT(&quot; &quot; &amp; [.H108];2)" office:value-type="string" office:string-value=" 8">
            <text:p><text:s/>8</text:p>
          </table:table-cell>
          <table:table-cell table:formula="of:=LEFT(&quot;    &quot; &amp; [.B108] &amp; &quot;-&quot; &amp; [.B108]*[.C108] &amp; &quot;      &quot;;11)" office:value-type="string" office:string-value="    12-96  ">
            <text:p><text:s text:c="4"/>12-96 <text:s/></text:p>
          </table:table-cell>
          <table:table-cell table:formula="of:=RIGHT(&quot;    &quot; &amp; [.E108];4)" office:value-type="string" office:string-value="  -9">
            <text:p><text:s text:c="2"/>-9</text:p>
          </table:table-cell>
          <table:table-cell table:formula="of:=&quot;   &quot; &amp; LEFT([.F108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08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0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L108]*9+1;9)) &amp; &quot;    &quot;;7)" office:value-type="string" office:string-value="BREATHE">
            <text:p>BREATHE</text:p>
          </table:table-cell>
          <table:table-cell table:formula="of:=&quot;.byte &quot;&quot;&quot; &amp; [.A108] &amp; &quot;&quot;&quot;,0         ; level &quot; &amp; [.N108]" office:value-type="string" office:string-value=".byte &quot;WHITE DRAGON&quot;,0         ; level  8">
            <text:p>.byte "WHITE DRAGON",0 <text:s text:c="8"/>; level <text:s/>8</text:p>
          </table:table-cell>
          <table:table-cell table:formula="of:=&quot;.byte &quot; &amp; [.B108] &amp; &quot;,&quot; &amp; [.C108] &amp; &quot;,&quot; &amp; [.D108] &amp; &quot;,&quot; &amp; [.E108]+25 &amp; &quot;,&quot; &amp; [.F108] &amp; &quot;,&quot; &amp; [.G108] &amp; &quot;,&quot; &amp; [.H108] &amp; &quot;,&quot; &amp; [.I108] &amp; &quot;,&quot; &amp; [.J108] &amp; &quot;,&quot; &amp; [.K108] &amp; &quot;,&quot; &amp; [.L108] &amp; &quot;                ; &quot; &amp; [.A108]" office:value-type="string" office:string-value=".byte 12,8,0,16,2,10,8,0,0,0,8                ; WHITE DRAGON">
            <text:p>.byte 12,8,0,16,2,10,8,0,0,0,8 <text:s text:c="15"/>; WHITE DRAGON</text:p>
          </table:table-cell>
          <table:table-cell table:formula="of:=LEN([.A108])" office:value-type="float" office:value="12">
            <text:p>12</text:p>
          </table:table-cell>
          <table:table-cell/>
        </table:table-row>
        <table:table-row table:style-name="ro4">
          <table:table-cell table:style-name="ce14" office:value-type="string">
            <text:p>WIGH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NT((([.B109]+[.C109]/6)^1.3*(20-[.E109])/10)*([.F109]*[.G109]/2+[.I109]+[.J109]+[.K109]+[.L109]))" office:value-type="float" office:value="760">
            <text:p>760</text:p>
          </table:table-cell>
          <table:table-cell table:formula="of:=RIGHT(&quot; &quot; &amp; [.H109];2)" office:value-type="string" office:string-value=" 7">
            <text:p><text:s/>7</text:p>
          </table:table-cell>
          <table:table-cell table:formula="of:=LEFT([.A109] &amp; &quot; &quot; &amp; MID(&quot;   (A)(U)(D)&quot;;[.D109]*3+1;3) &amp; &quot;                               &quot;;19)" office:value-type="string" office:string-value="WIGHT (U)          ">
            <text:p>WIGHT (U) <text:s text:c="9"/></text:p>
          </table:table-cell>
          <table:table-cell table:formula="of:=RIGHT(&quot; &quot; &amp; [.H109];2)" office:value-type="string" office:string-value=" 7">
            <text:p><text:s/>7</text:p>
          </table:table-cell>
          <table:table-cell table:formula="of:=LEFT(&quot;    &quot; &amp; [.B109] &amp; &quot;-&quot; &amp; [.B109]*[.C109] &amp; &quot;      &quot;;11)" office:value-type="string" office:string-value="    10-80  ">
            <text:p><text:s text:c="4"/>10-80 <text:s/></text:p>
          </table:table-cell>
          <table:table-cell table:formula="of:=RIGHT(&quot;    &quot; &amp; [.E109];4)" office:value-type="string" office:string-value="   2">
            <text:p><text:s text:c="3"/>2</text:p>
          </table:table-cell>
          <table:table-cell table:formula="of:=&quot;   &quot; &amp; LEFT([.F109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09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0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0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09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L109]*9+1;9)) &amp; &quot;    &quot;;7)" office:value-type="string" office:string-value="DRAIN  ">
            <text:p>DRAIN <text:s/></text:p>
          </table:table-cell>
          <table:table-cell table:formula="of:=&quot;.byte &quot;&quot;&quot; &amp; [.A109] &amp; &quot;&quot;&quot;,0         ; level &quot; &amp; [.N109]" office:value-type="string" office:string-value=".byte &quot;WIGHT&quot;,0         ; level  7">
            <text:p>.byte "WIGHT",0 <text:s text:c="8"/>; level <text:s/>7</text:p>
          </table:table-cell>
          <table:table-cell table:formula="of:=&quot;.byte &quot; &amp; [.B109] &amp; &quot;,&quot; &amp; [.C109] &amp; &quot;,&quot; &amp; [.D109] &amp; &quot;,&quot; &amp; [.E109]+25 &amp; &quot;,&quot; &amp; [.F109] &amp; &quot;,&quot; &amp; [.G109] &amp; &quot;,&quot; &amp; [.H109] &amp; &quot;,&quot; &amp; [.I109] &amp; &quot;,&quot; &amp; [.J109] &amp; &quot;,&quot; &amp; [.K109] &amp; &quot;,&quot; &amp; [.L109] &amp; &quot;                ; &quot; &amp; [.A109]" office:value-type="string" office:string-value=".byte 10,8,2,27,1,10,7,0,0,2,11                ; WIGHT">
            <text:p>.byte 10,8,2,27,1,10,7,0,0,2,11 <text:s text:c="15"/>; WIGHT</text:p>
          </table:table-cell>
          <table:table-cell table:formula="of:=LEN([.A109])" office:value-type="float" office:value="5">
            <text:p>5</text:p>
          </table:table-cell>
          <table:table-cell/>
        </table:table-row>
        <table:table-row table:style-name="ro4">
          <table:table-cell table:style-name="ce14" office:value-type="string">
            <text:p>WRAITH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INT((([.B110]+[.C110]/6)^1.3*(20-[.E110])/10)*([.F110]*[.G110]/2+[.I110]+[.J110]+[.K110]+[.L110]))" office:value-type="float" office:value="2114">
            <text:p>2114</text:p>
          </table:table-cell>
          <table:table-cell table:formula="of:=RIGHT(&quot; &quot; &amp; [.H110];2)" office:value-type="string" office:string-value=" 8">
            <text:p><text:s/>8</text:p>
          </table:table-cell>
          <table:table-cell table:formula="of:=LEFT([.A110] &amp; &quot; &quot; &amp; MID(&quot;   (A)(U)(D)&quot;;[.D110]*3+1;3) &amp; &quot;                               &quot;;19)" office:value-type="string" office:string-value="WRAITH (U)         ">
            <text:p>WRAITH (U) <text:s text:c="8"/></text:p>
          </table:table-cell>
          <table:table-cell table:formula="of:=RIGHT(&quot; &quot; &amp; [.H110];2)" office:value-type="string" office:string-value=" 8">
            <text:p><text:s/>8</text:p>
          </table:table-cell>
          <table:table-cell table:formula="of:=LEFT(&quot;    &quot; &amp; [.B110] &amp; &quot;-&quot; &amp; [.B110]*[.C110] &amp; &quot;      &quot;;11)" office:value-type="string" office:string-value="    15-120 ">
            <text:p><text:s text:c="4"/>15-120 </text:p>
          </table:table-cell>
          <table:table-cell table:formula="of:=RIGHT(&quot;    &quot; &amp; [.E110];4)" office:value-type="string" office:string-value="   0">
            <text:p><text:s text:c="3"/>0</text:p>
          </table:table-cell>
          <table:table-cell table:formula="of:=&quot;   &quot; &amp; LEFT([.F110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10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11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0]*9+1;9)) &amp; &quot;    &quot;;11)" office:value-type="string" office:string-value="SUMMON     ">
            <text:p>SUMMON <text:s text:c="4"/></text:p>
          </table:table-cell>
          <table:table-cell table:formula="of:=LEFT((MID(&quot;SWING    HEAL     CAST     POISON   SUMMON   STUN     CHARM    GAZE     BREATHE  DEATH    ERODE    DRAIN    &quot;;[.L110]*9+1;9)) &amp; &quot;    &quot;;7)" office:value-type="string" office:string-value="DEATH  ">
            <text:p>DEATH <text:s/></text:p>
          </table:table-cell>
          <table:table-cell table:formula="of:=&quot;.byte &quot;&quot;&quot; &amp; [.A110] &amp; &quot;&quot;&quot;,0         ; level &quot; &amp; [.N110]" office:value-type="string" office:string-value=".byte &quot;WRAITH&quot;,0         ; level  8">
            <text:p>.byte "WRAITH",0 <text:s text:c="8"/>; level <text:s/>8</text:p>
          </table:table-cell>
          <table:table-cell table:formula="of:=&quot;.byte &quot; &amp; [.B110] &amp; &quot;,&quot; &amp; [.C110] &amp; &quot;,&quot; &amp; [.D110] &amp; &quot;,&quot; &amp; [.E110]+25 &amp; &quot;,&quot; &amp; [.F110] &amp; &quot;,&quot; &amp; [.G110] &amp; &quot;,&quot; &amp; [.H110] &amp; &quot;,&quot; &amp; [.I110] &amp; &quot;,&quot; &amp; [.J110] &amp; &quot;,&quot; &amp; [.K110] &amp; &quot;,&quot; &amp; [.L110] &amp; &quot;                ; &quot; &amp; [.A110]" office:value-type="string" office:string-value=".byte 15,8,2,25,2,15,8,0,0,4,9                ; WRAITH">
            <text:p>.byte 15,8,2,25,2,15,8,0,0,4,9 <text:s text:c="15"/>; WRAITH</text:p>
          </table:table-cell>
          <table:table-cell table:formula="of:=LEN([.A110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WYVERN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INT((([.B111]+[.C111]/6)^1.3*(20-[.E111])/10)*([.F111]*[.G111]/2+[.I111]+[.J111]+[.K111]+[.L111]))" office:value-type="float" office:value="3178">
            <text:p>3178</text:p>
          </table:table-cell>
          <table:table-cell table:formula="of:=RIGHT(&quot; &quot; &amp; [.H111];2)" office:value-type="string" office:string-value=" 9">
            <text:p><text:s/>9</text:p>
          </table:table-cell>
          <table:table-cell table:formula="of:=LEFT([.A111] &amp; &quot; &quot; &amp; MID(&quot;   (A)(U)(D)&quot;;[.D111]*3+1;3) &amp; &quot;                               &quot;;19)" office:value-type="string" office:string-value="WYVERN             ">
            <text:p>WYVERN <text:s text:c="12"/></text:p>
          </table:table-cell>
          <table:table-cell table:formula="of:=RIGHT(&quot; &quot; &amp; [.H111];2)" office:value-type="string" office:string-value=" 9">
            <text:p><text:s/>9</text:p>
          </table:table-cell>
          <table:table-cell table:formula="of:=LEFT(&quot;    &quot; &amp; [.B111] &amp; &quot;-&quot; &amp; [.B111]*[.C111] &amp; &quot;      &quot;;11)" office:value-type="string" office:string-value="    20-200 ">
            <text:p><text:s text:c="4"/>20-200 </text:p>
          </table:table-cell>
          <table:table-cell table:formula="of:=RIGHT(&quot;    &quot; &amp; [.E111];4)" office:value-type="string" office:string-value="  -2">
            <text:p><text:s text:c="2"/>-2</text:p>
          </table:table-cell>
          <table:table-cell table:formula="of:=&quot;   &quot; &amp; LEFT([.F111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111] &amp; &quot;        &quot;;7)" office:value-type="string" office:string-value=" 1-15   ">
            <text:p><text:s/>1-15 <text:s text:c="2"/></text:p>
          </table:table-cell>
          <table:table-cell table:formula="of:=&quot; &quot; &amp; LEFT((MID(&quot;SWING    HEAL     CAST     POISON   SUMMON   STUN     CHARM    GAZE     BREATHE  DEATH    ERODE    DRAIN    &quot;;[.I11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1]*9+1;9)) &amp; &quot;    &quot;;11)" office:value-type="string" office:string-value="CAST       ">
            <text:p>CAST <text:s text:c="6"/></text:p>
          </table:table-cell>
          <table:table-cell table:formula="of:=LEFT((MID(&quot;SWING    HEAL     CAST     POISON   SUMMON   STUN     CHARM    GAZE     BREATHE  DEATH    ERODE    DRAIN    &quot;;[.L111]*9+1;9)) &amp; &quot;    &quot;;7)" office:value-type="string" office:string-value="CAST   ">
            <text:p>CAST <text:s text:c="2"/></text:p>
          </table:table-cell>
          <table:table-cell table:formula="of:=&quot;.byte &quot;&quot;&quot; &amp; [.A111] &amp; &quot;&quot;&quot;,0         ; level &quot; &amp; [.N111]" office:value-type="string" office:string-value=".byte &quot;WYVERN&quot;,0         ; level  9">
            <text:p>.byte "WYVERN",0 <text:s text:c="8"/>; level <text:s/>9</text:p>
          </table:table-cell>
          <table:table-cell table:formula="of:=&quot;.byte &quot; &amp; [.B111] &amp; &quot;,&quot; &amp; [.C111] &amp; &quot;,&quot; &amp; [.D111] &amp; &quot;,&quot; &amp; [.E111]+25 &amp; &quot;,&quot; &amp; [.F111] &amp; &quot;,&quot; &amp; [.G111] &amp; &quot;,&quot; &amp; [.H111] &amp; &quot;,&quot; &amp; [.I111] &amp; &quot;,&quot; &amp; [.J111] &amp; &quot;,&quot; &amp; [.K111] &amp; &quot;,&quot; &amp; [.L111] &amp; &quot;                ; &quot; &amp; [.A111]" office:value-type="string" office:string-value=".byte 20,10,0,23,3,15,9,0,0,2,2                ; WYVERN">
            <text:p>.byte 20,10,0,23,3,15,9,0,0,2,2 <text:s text:c="15"/>; WYVERN</text:p>
          </table:table-cell>
          <table:table-cell table:formula="of:=LEN([.A111])" office:value-type="float" office:value="6">
            <text:p>6</text:p>
          </table:table-cell>
          <table:table-cell/>
        </table:table-row>
        <table:table-row table:style-name="ro4">
          <table:table-cell table:style-name="ce14" office:value-type="string">
            <text:p>YEENOGHU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INT((([.B112]+[.C112]/6)^1.3*(20-[.E112])/10)*([.F112]*[.G112]/2+[.I112]+[.J112]+[.K112]+[.L112]))" office:value-type="float" office:value="3740">
            <text:p>3740</text:p>
          </table:table-cell>
          <table:table-cell table:formula="of:=RIGHT(&quot; &quot; &amp; [.H112];2)" office:value-type="string" office:string-value=" 9">
            <text:p><text:s/>9</text:p>
          </table:table-cell>
          <table:table-cell table:formula="of:=LEFT([.A112] &amp; &quot; &quot; &amp; MID(&quot;   (A)(U)(D)&quot;;[.D112]*3+1;3) &amp; &quot;                               &quot;;19)" office:value-type="string" office:string-value="YEENOGHU (D)       ">
            <text:p>YEENOGHU (D) <text:s text:c="6"/></text:p>
          </table:table-cell>
          <table:table-cell table:formula="of:=RIGHT(&quot; &quot; &amp; [.H112];2)" office:value-type="string" office:string-value=" 9">
            <text:p><text:s/>9</text:p>
          </table:table-cell>
          <table:table-cell table:formula="of:=LEFT(&quot;    &quot; &amp; [.B112] &amp; &quot;-&quot; &amp; [.B112]*[.C112] &amp; &quot;      &quot;;11)" office:value-type="string" office:string-value="    20-160 ">
            <text:p><text:s text:c="4"/>20-160 </text:p>
          </table:table-cell>
          <table:table-cell table:formula="of:=RIGHT(&quot;    &quot; &amp; [.E112];4)" office:value-type="string" office:string-value="  -5">
            <text:p><text:s text:c="2"/>-5</text:p>
          </table:table-cell>
          <table:table-cell table:formula="of:=&quot;   &quot; &amp; LEFT([.F112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12] &amp; &quot;        &quot;;7)" office:value-type="string" office:string-value=" 1-18   ">
            <text:p><text:s/>1-18 <text:s text:c="2"/></text:p>
          </table:table-cell>
          <table:table-cell table:formula="of:=&quot; &quot; &amp; LEFT((MID(&quot;SWING    HEAL     CAST     POISON   SUMMON   STUN     CHARM    GAZE     BREATHE  DEATH    ERODE    DRAIN    &quot;;[.I11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2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K112]*9+1;9)) &amp; &quot;    &quot;;11)" office:value-type="string" office:string-value="STUN       ">
            <text:p>STUN <text:s text:c="6"/></text:p>
          </table:table-cell>
          <table:table-cell table:formula="of:=LEFT((MID(&quot;SWING    HEAL     CAST     POISON   SUMMON   STUN     CHARM    GAZE     BREATHE  DEATH    ERODE    DRAIN    &quot;;[.L112]*9+1;9)) &amp; &quot;    &quot;;7)" office:value-type="string" office:string-value="DEATH  ">
            <text:p>DEATH <text:s/></text:p>
          </table:table-cell>
          <table:table-cell table:formula="of:=&quot;.byte &quot;&quot;&quot; &amp; [.A112] &amp; &quot;&quot;&quot;,0         ; level &quot; &amp; [.N112]" office:value-type="string" office:string-value=".byte &quot;YEENOGHU&quot;,0         ; level  9">
            <text:p>.byte "YEENOGHU",0 <text:s text:c="8"/>; level <text:s/>9</text:p>
          </table:table-cell>
          <table:table-cell table:formula="of:=&quot;.byte &quot; &amp; [.B112] &amp; &quot;,&quot; &amp; [.C112] &amp; &quot;,&quot; &amp; [.D112] &amp; &quot;,&quot; &amp; [.E112]+25 &amp; &quot;,&quot; &amp; [.F112] &amp; &quot;,&quot; &amp; [.G112] &amp; &quot;,&quot; &amp; [.H112] &amp; &quot;,&quot; &amp; [.I112] &amp; &quot;,&quot; &amp; [.J112] &amp; &quot;,&quot; &amp; [.K112] &amp; &quot;,&quot; &amp; [.L112] &amp; &quot;                ; &quot; &amp; [.A112]" office:value-type="string" office:string-value=".byte 20,8,3,20,1,18,9,0,5,5,9                ; YEENOGHU">
            <text:p>.byte 20,8,3,20,1,18,9,0,5,5,9 <text:s text:c="15"/>; YEENOGHU</text:p>
          </table:table-cell>
          <table:table-cell table:formula="of:=LEN([.A112])" office:value-type="float" office:value="8">
            <text:p>8</text:p>
          </table:table-cell>
          <table:table-cell/>
        </table:table-row>
        <table:table-row table:style-name="ro4">
          <table:table-cell table:style-name="ce14" office:value-type="string">
            <text:p>ZOMBI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INT((([.B113]+[.C113]/6)^1.3*(20-[.E113])/10)*([.F113]*[.G113]/2+[.I113]+[.J113]+[.K113]+[.L113]))" office:value-type="float" office:value="155">
            <text:p>155</text:p>
          </table:table-cell>
          <table:table-cell table:formula="of:=RIGHT(&quot; &quot; &amp; [.H113];2)" office:value-type="string" office:string-value=" 4">
            <text:p><text:s/>4</text:p>
          </table:table-cell>
          <table:table-cell table:formula="of:=LEFT([.A113] &amp; &quot; &quot; &amp; MID(&quot;   (A)(U)(D)&quot;;[.D113]*3+1;3) &amp; &quot;                               &quot;;19)" office:value-type="string" office:string-value="ZOMBIE (U)         ">
            <text:p>ZOMBIE (U) <text:s text:c="8"/></text:p>
          </table:table-cell>
          <table:table-cell table:formula="of:=RIGHT(&quot; &quot; &amp; [.H113];2)" office:value-type="string" office:string-value=" 4">
            <text:p><text:s/>4</text:p>
          </table:table-cell>
          <table:table-cell table:formula="of:=LEFT(&quot;    &quot; &amp; [.B113] &amp; &quot;-&quot; &amp; [.B113]*[.C113] &amp; &quot;      &quot;;11)" office:value-type="string" office:string-value="    4-32   ">
            <text:p><text:s text:c="4"/>4-32 <text:s text:c="2"/></text:p>
          </table:table-cell>
          <table:table-cell table:formula="of:=RIGHT(&quot;    &quot; &amp; [.E113];4)" office:value-type="string" office:string-value="   4">
            <text:p><text:s text:c="3"/>4</text:p>
          </table:table-cell>
          <table:table-cell table:formula="of:=&quot;   &quot; &amp; LEFT([.F113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13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1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3]*9+1;9)) &amp; &quot;    &quot;;11)" office:value-type="string" office:string-value="POISON     ">
            <text:p>POISON <text:s text:c="4"/></text:p>
          </table:table-cell>
          <table:table-cell table:formula="of:=LEFT((MID(&quot;SWING    HEAL     CAST     POISON   SUMMON   STUN     CHARM    GAZE     BREATHE  DEATH    ERODE    DRAIN    &quot;;[.L113]*9+1;9)) &amp; &quot;    &quot;;7)" office:value-type="string" office:string-value="POISON ">
            <text:p>POISON </text:p>
          </table:table-cell>
          <table:table-cell table:formula="of:=&quot;.byte &quot;&quot;&quot; &amp; [.A113] &amp; &quot;&quot;&quot;,0         ; level &quot; &amp; [.N113]" office:value-type="string" office:string-value=".byte &quot;ZOMBIE&quot;,0         ; level  4">
            <text:p>.byte "ZOMBIE",0 <text:s text:c="8"/>; level <text:s/>4</text:p>
          </table:table-cell>
          <table:table-cell table:formula="of:=&quot;.byte &quot; &amp; [.B113] &amp; &quot;,&quot; &amp; [.C113] &amp; &quot;,&quot; &amp; [.D113] &amp; &quot;,&quot; &amp; [.E113]+25 &amp; &quot;,&quot; &amp; [.F113] &amp; &quot;,&quot; &amp; [.G113] &amp; &quot;,&quot; &amp; [.H113] &amp; &quot;,&quot; &amp; [.I113] &amp; &quot;,&quot; &amp; [.J113] &amp; &quot;,&quot; &amp; [.K113] &amp; &quot;,&quot; &amp; [.L113] &amp; &quot;                ; &quot; &amp; [.A113]" office:value-type="string" office:string-value=".byte 4,8,2,29,1,10,4,0,0,3,3                ; ZOMBIE">
            <text:p>.byte 4,8,2,29,1,10,4,0,0,3,3 <text:s text:c="15"/>; ZOMBIE</text:p>
          </table:table-cell>
          <table:table-cell table:formula="of:=LEN([.A113])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14]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4]*3" office:value-type="float" office:value="3">
            <text:p>3</text:p>
          </table:table-cell>
          <table:table-cell table:formula="of:=[.AB114]" office:value-type="float" office:value="1">
            <text:p>1</text:p>
          </table:table-cell>
          <table:table-cell table:formula="of:=[.AB114]*10" office:value-type="float" office:value="10">
            <text:p>10</text:p>
          </table:table-cell>
          <table:table-cell table:formula="of:=10+[.AB114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14]+[.C114]/6)^1.3*(20-[.E114])/10)*([.F114]*[.G114]/2+[.I114]+[.J114]+[.K114]+[.L114]))" office:value-type="float" office:value="1715">
            <text:p>1715</text:p>
          </table:table-cell>
          <table:table-cell table:formula="of:=RIGHT(&quot; &quot; &amp; [.H114];2)" office:value-type="string" office:string-value="12">
            <text:p>12</text:p>
          </table:table-cell>
          <table:table-cell table:formula="of:=LEFT([.A114] &amp; &quot; &quot; &amp; MID(&quot;   (A)(U)(D)&quot;;[.D114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14];2)" office:value-type="string" office:string-value="12">
            <text:p>12</text:p>
          </table:table-cell>
          <table:table-cell table:formula="of:=LEFT(&quot;    &quot; &amp; [.B114] &amp; &quot;-&quot; &amp; [.B114]*[.C114] &amp; &quot;      &quot;;11)" office:value-type="string" office:string-value="    10-500 ">
            <text:p><text:s text:c="4"/>10-500 </text:p>
          </table:table-cell>
          <table:table-cell table:formula="of:=RIGHT(&quot;    &quot; &amp; [.E114];4)" office:value-type="string" office:string-value="   3">
            <text:p><text:s text:c="3"/>3</text:p>
          </table:table-cell>
          <table:table-cell table:formula="of:=&quot;   &quot; &amp; LEFT([.F114] &amp; &quot;     &quot;;3)" office:value-type="string" office:string-value="   1  ">
            <text:p><text:s text:c="3"/>1 <text:s/></text:p>
          </table:table-cell>
          <table:table-cell table:formula="of:=&quot; &quot; &amp; LEFT(1 &amp; &quot;-&quot; &amp; [.G114] &amp; &quot;        &quot;;7)" office:value-type="string" office:string-value=" 1-10   ">
            <text:p><text:s/>1-10 <text:s text:c="2"/></text:p>
          </table:table-cell>
          <table:table-cell table:formula="of:=&quot; &quot; &amp; LEFT((MID(&quot;SWING    HEAL     CAST     POISON   SUMMON   STUN     CHARM    GAZE     BREATHE  DEATH    ERODE    DRAIN    &quot;;[.I114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4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4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14]*9+1;9)) &amp; &quot;    &quot;;7)" office:value-type="string" office:string-value="DEATH  ">
            <text:p>DEATH <text:s/></text:p>
          </table:table-cell>
          <table:table-cell table:formula="of:=&quot;.byte &quot;&quot;&quot; &amp; [.A114] &amp; &quot;&quot;&quot;,0         ; level &quot; &amp; [.N114]" office:value-type="string" office:string-value=".byte &quot;TIME LORD&quot;,0         ; level 12">
            <text:p>.byte "TIME LORD",0 <text:s text:c="8"/>; level 12</text:p>
          </table:table-cell>
          <table:table-cell table:formula="of:=&quot;.byte &quot; &amp; [.B114] &amp; &quot;,&quot; &amp; [.C114] &amp; &quot;,&quot; &amp; [.D114] &amp; &quot;,&quot; &amp; [.E114]+25 &amp; &quot;,&quot; &amp; [.F114] &amp; &quot;,&quot; &amp; [.G114] &amp; &quot;,&quot; &amp; [.H114] &amp; &quot;,&quot; &amp; [.I114] &amp; &quot;,&quot; &amp; [.J114] &amp; &quot;,&quot; &amp; [.K114] &amp; &quot;,&quot; &amp; [.L114] &amp; &quot;                ; &quot; &amp; [.A114]" office:value-type="string" office:string-value=".byte 10,50,4,28,1,10,12,0,0,9,9                ; TIME LORD">
            <text:p>.byte 10,50,4,28,1,10,12,0,0,9,9 <text:s text:c="15"/>; TIME LORD</text:p>
          </table:table-cell>
          <table:table-cell table:formula="of:=LEN([.A114])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15]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5]*3" office:value-type="float" office:value="0">
            <text:p>0</text:p>
          </table:table-cell>
          <table:table-cell table:formula="of:=[.AB115]" office:value-type="float" office:value="2">
            <text:p>2</text:p>
          </table:table-cell>
          <table:table-cell table:formula="of:=[.AB115]*10" office:value-type="float" office:value="20">
            <text:p>20</text:p>
          </table:table-cell>
          <table:table-cell table:formula="of:=10+[.AB115]*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15]+[.C115]/6)^1.3*(20-[.E115])/10)*([.F115]*[.G115]/2+[.I115]+[.J115]+[.K115]+[.L115]))" office:value-type="float" office:value="5872">
            <text:p>5872</text:p>
          </table:table-cell>
          <table:table-cell table:formula="of:=RIGHT(&quot; &quot; &amp; [.H115];2)" office:value-type="string" office:string-value="14">
            <text:p>14</text:p>
          </table:table-cell>
          <table:table-cell table:formula="of:=LEFT([.A115] &amp; &quot; &quot; &amp; MID(&quot;   (A)(U)(D)&quot;;[.D115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15];2)" office:value-type="string" office:string-value="14">
            <text:p>14</text:p>
          </table:table-cell>
          <table:table-cell table:formula="of:=LEFT(&quot;    &quot; &amp; [.B115] &amp; &quot;-&quot; &amp; [.B115]*[.C115] &amp; &quot;      &quot;;11)" office:value-type="string" office:string-value="    20-1000">
            <text:p><text:s text:c="4"/>20-1000</text:p>
          </table:table-cell>
          <table:table-cell table:formula="of:=RIGHT(&quot;    &quot; &amp; [.E115];4)" office:value-type="string" office:string-value="   0">
            <text:p><text:s text:c="3"/>0</text:p>
          </table:table-cell>
          <table:table-cell table:formula="of:=&quot;   &quot; &amp; LEFT([.F115] &amp; &quot;     &quot;;3)" office:value-type="string" office:string-value="   2  ">
            <text:p><text:s text:c="3"/>2 <text:s/></text:p>
          </table:table-cell>
          <table:table-cell table:formula="of:=&quot; &quot; &amp; LEFT(1 &amp; &quot;-&quot; &amp; [.G115] &amp; &quot;        &quot;;7)" office:value-type="string" office:string-value=" 1-20   ">
            <text:p><text:s/>1-20 <text:s text:c="2"/></text:p>
          </table:table-cell>
          <table:table-cell table:formula="of:=&quot; &quot; &amp; LEFT((MID(&quot;SWING    HEAL     CAST     POISON   SUMMON   STUN     CHARM    GAZE     BREATHE  DEATH    ERODE    DRAIN    &quot;;[.I115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5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5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15]*9+1;9)) &amp; &quot;    &quot;;7)" office:value-type="string" office:string-value="DEATH  ">
            <text:p>DEATH <text:s/></text:p>
          </table:table-cell>
          <table:table-cell table:formula="of:=&quot;.byte &quot;&quot;&quot; &amp; [.A115] &amp; &quot;&quot;&quot;,0         ; level &quot; &amp; [.N115]" office:value-type="string" office:string-value=".byte &quot;TIME LORD&quot;,0         ; level 14">
            <text:p>.byte "TIME LORD",0 <text:s text:c="8"/>; level 14</text:p>
          </table:table-cell>
          <table:table-cell table:formula="of:=&quot;.byte &quot; &amp; [.B115] &amp; &quot;,&quot; &amp; [.C115] &amp; &quot;,&quot; &amp; [.D115] &amp; &quot;,&quot; &amp; [.E115]+25 &amp; &quot;,&quot; &amp; [.F115] &amp; &quot;,&quot; &amp; [.G115] &amp; &quot;,&quot; &amp; [.H115] &amp; &quot;,&quot; &amp; [.I115] &amp; &quot;,&quot; &amp; [.J115] &amp; &quot;,&quot; &amp; [.K115] &amp; &quot;,&quot; &amp; [.L115] &amp; &quot;                ; &quot; &amp; [.A115]" office:value-type="string" office:string-value=".byte 20,50,4,25,2,20,14,0,0,9,9                ; TIME LORD">
            <text:p>.byte 20,50,4,25,2,20,14,0,0,9,9 <text:s text:c="15"/>; TIME LORD</text:p>
          </table:table-cell>
          <table:table-cell table:formula="of:=LEN([.A115])"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16]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6]*3" office:value-type="float" office:value="-3">
            <text:p>-3</text:p>
          </table:table-cell>
          <table:table-cell table:formula="of:=[.AB116]" office:value-type="float" office:value="3">
            <text:p>3</text:p>
          </table:table-cell>
          <table:table-cell table:formula="of:=[.AB116]*10" office:value-type="float" office:value="30">
            <text:p>30</text:p>
          </table:table-cell>
          <table:table-cell table:formula="of:=10+[.AB116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16]+[.C116]/6)^1.3*(20-[.E116])/10)*([.F116]*[.G116]/2+[.I116]+[.J116]+[.K116]+[.L116]))" office:value-type="float" office:value="16585">
            <text:p>16585</text:p>
          </table:table-cell>
          <table:table-cell table:formula="of:=RIGHT(&quot; &quot; &amp; [.H116];2)" office:value-type="string" office:string-value="16">
            <text:p>16</text:p>
          </table:table-cell>
          <table:table-cell table:formula="of:=LEFT([.A116] &amp; &quot; &quot; &amp; MID(&quot;   (A)(U)(D)&quot;;[.D116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16];2)" office:value-type="string" office:string-value="16">
            <text:p>16</text:p>
          </table:table-cell>
          <table:table-cell table:formula="of:=LEFT(&quot;    &quot; &amp; [.B116] &amp; &quot;-&quot; &amp; [.B116]*[.C116] &amp; &quot;      &quot;;11)" office:value-type="string" office:string-value="    30-1500">
            <text:p><text:s text:c="4"/>30-1500</text:p>
          </table:table-cell>
          <table:table-cell table:formula="of:=RIGHT(&quot;    &quot; &amp; [.E116];4)" office:value-type="string" office:string-value="  -3">
            <text:p><text:s text:c="2"/>-3</text:p>
          </table:table-cell>
          <table:table-cell table:formula="of:=&quot;   &quot; &amp; LEFT([.F116] &amp; &quot;     &quot;;3)" office:value-type="string" office:string-value="   3  ">
            <text:p><text:s text:c="3"/>3 <text:s/></text:p>
          </table:table-cell>
          <table:table-cell table:formula="of:=&quot; &quot; &amp; LEFT(1 &amp; &quot;-&quot; &amp; [.G116] &amp; &quot;        &quot;;7)" office:value-type="string" office:string-value=" 1-30   ">
            <text:p><text:s/>1-30 <text:s text:c="2"/></text:p>
          </table:table-cell>
          <table:table-cell table:formula="of:=&quot; &quot; &amp; LEFT((MID(&quot;SWING    HEAL     CAST     POISON   SUMMON   STUN     CHARM    GAZE     BREATHE  DEATH    ERODE    DRAIN    &quot;;[.I116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6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6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16]*9+1;9)) &amp; &quot;    &quot;;7)" office:value-type="string" office:string-value="DEATH  ">
            <text:p>DEATH <text:s/></text:p>
          </table:table-cell>
          <table:table-cell table:formula="of:=&quot;.byte &quot;&quot;&quot; &amp; [.A116] &amp; &quot;&quot;&quot;,0         ; level &quot; &amp; [.N116]" office:value-type="string" office:string-value=".byte &quot;TIME LORD&quot;,0         ; level 16">
            <text:p>.byte "TIME LORD",0 <text:s text:c="8"/>; level 16</text:p>
          </table:table-cell>
          <table:table-cell table:formula="of:=&quot;.byte &quot; &amp; [.B116] &amp; &quot;,&quot; &amp; [.C116] &amp; &quot;,&quot; &amp; [.D116] &amp; &quot;,&quot; &amp; [.E116]+25 &amp; &quot;,&quot; &amp; [.F116] &amp; &quot;,&quot; &amp; [.G116] &amp; &quot;,&quot; &amp; [.H116] &amp; &quot;,&quot; &amp; [.I116] &amp; &quot;,&quot; &amp; [.J116] &amp; &quot;,&quot; &amp; [.K116] &amp; &quot;,&quot; &amp; [.L116] &amp; &quot;                ; &quot; &amp; [.A116]" office:value-type="string" office:string-value=".byte 30,50,4,22,3,30,16,0,0,9,9                ; TIME LORD">
            <text:p>.byte 30,50,4,22,3,30,16,0,0,9,9 <text:s text:c="15"/>; TIME LORD</text:p>
          </table:table-cell>
          <table:table-cell table:formula="of:=LEN([.A116])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17]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7]*3" office:value-type="float" office:value="-6">
            <text:p>-6</text:p>
          </table:table-cell>
          <table:table-cell table:formula="of:=[.AB117]" office:value-type="float" office:value="4">
            <text:p>4</text:p>
          </table:table-cell>
          <table:table-cell table:formula="of:=[.AB117]*10" office:value-type="float" office:value="40">
            <text:p>40</text:p>
          </table:table-cell>
          <table:table-cell table:formula="of:=10+[.AB117]*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17]+[.C117]/6)^1.3*(20-[.E117])/10)*([.F117]*[.G117]/2+[.I117]+[.J117]+[.K117]+[.L117]))" office:value-type="float" office:value="39420">
            <text:p>39420</text:p>
          </table:table-cell>
          <table:table-cell table:formula="of:=RIGHT(&quot; &quot; &amp; [.H117];2)" office:value-type="string" office:string-value="18">
            <text:p>18</text:p>
          </table:table-cell>
          <table:table-cell table:formula="of:=LEFT([.A117] &amp; &quot; &quot; &amp; MID(&quot;   (A)(U)(D)&quot;;[.D117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17];2)" office:value-type="string" office:string-value="18">
            <text:p>18</text:p>
          </table:table-cell>
          <table:table-cell table:formula="of:=LEFT(&quot;    &quot; &amp; [.B117] &amp; &quot;-&quot; &amp; [.B117]*[.C117] &amp; &quot;      &quot;;11)" office:value-type="string" office:string-value="    40-2000">
            <text:p><text:s text:c="4"/>40-2000</text:p>
          </table:table-cell>
          <table:table-cell table:formula="of:=RIGHT(&quot;    &quot; &amp; [.E117];4)" office:value-type="string" office:string-value="  -6">
            <text:p><text:s text:c="2"/>-6</text:p>
          </table:table-cell>
          <table:table-cell table:formula="of:=&quot;   &quot; &amp; LEFT([.F117] &amp; &quot;     &quot;;3)" office:value-type="string" office:string-value="   4  ">
            <text:p><text:s text:c="3"/>4 <text:s/></text:p>
          </table:table-cell>
          <table:table-cell table:formula="of:=&quot; &quot; &amp; LEFT(1 &amp; &quot;-&quot; &amp; [.G117] &amp; &quot;        &quot;;7)" office:value-type="string" office:string-value=" 1-40   ">
            <text:p><text:s/>1-40 <text:s text:c="2"/></text:p>
          </table:table-cell>
          <table:table-cell table:formula="of:=&quot; &quot; &amp; LEFT((MID(&quot;SWING    HEAL     CAST     POISON   SUMMON   STUN     CHARM    GAZE     BREATHE  DEATH    ERODE    DRAIN    &quot;;[.I117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7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7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17]*9+1;9)) &amp; &quot;    &quot;;7)" office:value-type="string" office:string-value="DEATH  ">
            <text:p>DEATH <text:s/></text:p>
          </table:table-cell>
          <table:table-cell table:formula="of:=&quot;.byte &quot;&quot;&quot; &amp; [.A117] &amp; &quot;&quot;&quot;,0         ; level &quot; &amp; [.N117]" office:value-type="string" office:string-value=".byte &quot;TIME LORD&quot;,0         ; level 18">
            <text:p>.byte "TIME LORD",0 <text:s text:c="8"/>; level 18</text:p>
          </table:table-cell>
          <table:table-cell table:formula="of:=&quot;.byte &quot; &amp; [.B117] &amp; &quot;,&quot; &amp; [.C117] &amp; &quot;,&quot; &amp; [.D117] &amp; &quot;,&quot; &amp; [.E117]+25 &amp; &quot;,&quot; &amp; [.F117] &amp; &quot;,&quot; &amp; [.G117] &amp; &quot;,&quot; &amp; [.H117] &amp; &quot;,&quot; &amp; [.I117] &amp; &quot;,&quot; &amp; [.J117] &amp; &quot;,&quot; &amp; [.K117] &amp; &quot;,&quot; &amp; [.L117] &amp; &quot;                ; &quot; &amp; [.A117]" office:value-type="string" office:string-value=".byte 40,50,4,19,4,40,18,0,0,9,9                ; TIME LORD">
            <text:p>.byte 40,50,4,19,4,40,18,0,0,9,9 <text:s text:c="15"/>; TIME LORD</text:p>
          </table:table-cell>
          <table:table-cell table:formula="of:=LEN([.A117])"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18]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8]*3" office:value-type="float" office:value="-9">
            <text:p>-9</text:p>
          </table:table-cell>
          <table:table-cell table:formula="of:=[.AB118]" office:value-type="float" office:value="5">
            <text:p>5</text:p>
          </table:table-cell>
          <table:table-cell table:formula="of:=[.AB118]*10" office:value-type="float" office:value="50">
            <text:p>50</text:p>
          </table:table-cell>
          <table:table-cell table:formula="of:=10+[.AB118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18]+[.C118]/6)^1.3*(20-[.E118])/10)*([.F118]*[.G118]/2+[.I118]+[.J118]+[.K118]+[.L118]))" office:value-type="float" office:value="81926">
            <text:p>81926</text:p>
          </table:table-cell>
          <table:table-cell table:formula="of:=RIGHT(&quot; &quot; &amp; [.H118];2)" office:value-type="string" office:string-value="20">
            <text:p>20</text:p>
          </table:table-cell>
          <table:table-cell table:formula="of:=LEFT([.A118] &amp; &quot; &quot; &amp; MID(&quot;   (A)(U)(D)&quot;;[.D118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18];2)" office:value-type="string" office:string-value="20">
            <text:p>20</text:p>
          </table:table-cell>
          <table:table-cell table:formula="of:=LEFT(&quot;    &quot; &amp; [.B118] &amp; &quot;-&quot; &amp; [.B118]*[.C118] &amp; &quot;      &quot;;11)" office:value-type="string" office:string-value="    50-2500">
            <text:p><text:s text:c="4"/>50-2500</text:p>
          </table:table-cell>
          <table:table-cell table:formula="of:=RIGHT(&quot;    &quot; &amp; [.E118];4)" office:value-type="string" office:string-value="  -9">
            <text:p><text:s text:c="2"/>-9</text:p>
          </table:table-cell>
          <table:table-cell table:formula="of:=&quot;   &quot; &amp; LEFT([.F118] &amp; &quot;     &quot;;3)" office:value-type="string" office:string-value="   5  ">
            <text:p><text:s text:c="3"/>5 <text:s/></text:p>
          </table:table-cell>
          <table:table-cell table:formula="of:=&quot; &quot; &amp; LEFT(1 &amp; &quot;-&quot; &amp; [.G118] &amp; &quot;        &quot;;7)" office:value-type="string" office:string-value=" 1-50   ">
            <text:p><text:s/>1-50 <text:s text:c="2"/></text:p>
          </table:table-cell>
          <table:table-cell table:formula="of:=&quot; &quot; &amp; LEFT((MID(&quot;SWING    HEAL     CAST     POISON   SUMMON   STUN     CHARM    GAZE     BREATHE  DEATH    ERODE    DRAIN    &quot;;[.I118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8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8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18]*9+1;9)) &amp; &quot;    &quot;;7)" office:value-type="string" office:string-value="DEATH  ">
            <text:p>DEATH <text:s/></text:p>
          </table:table-cell>
          <table:table-cell table:formula="of:=&quot;.byte &quot;&quot;&quot; &amp; [.A118] &amp; &quot;&quot;&quot;,0         ; level &quot; &amp; [.N118]" office:value-type="string" office:string-value=".byte &quot;TIME LORD&quot;,0         ; level 20">
            <text:p>.byte "TIME LORD",0 <text:s text:c="8"/>; level 20</text:p>
          </table:table-cell>
          <table:table-cell table:formula="of:=&quot;.byte &quot; &amp; [.B118] &amp; &quot;,&quot; &amp; [.C118] &amp; &quot;,&quot; &amp; [.D118] &amp; &quot;,&quot; &amp; [.E118]+25 &amp; &quot;,&quot; &amp; [.F118] &amp; &quot;,&quot; &amp; [.G118] &amp; &quot;,&quot; &amp; [.H118] &amp; &quot;,&quot; &amp; [.I118] &amp; &quot;,&quot; &amp; [.J118] &amp; &quot;,&quot; &amp; [.K118] &amp; &quot;,&quot; &amp; [.L118] &amp; &quot;                ; &quot; &amp; [.A118]" office:value-type="string" office:string-value=".byte 50,50,4,16,5,50,20,0,0,9,9                ; TIME LORD">
            <text:p>.byte 50,50,4,16,5,50,20,0,0,9,9 <text:s text:c="15"/>; TIME LORD</text:p>
          </table:table-cell>
          <table:table-cell table:formula="of:=LEN([.A118])"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19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19]*3" office:value-type="float" office:value="-12">
            <text:p>-12</text:p>
          </table:table-cell>
          <table:table-cell table:formula="of:=[.AB119]" office:value-type="float" office:value="6">
            <text:p>6</text:p>
          </table:table-cell>
          <table:table-cell table:formula="of:=[.AB119]*10" office:value-type="float" office:value="60">
            <text:p>60</text:p>
          </table:table-cell>
          <table:table-cell table:formula="of:=10+[.AB119]*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19]+[.C119]/6)^1.3*(20-[.E119])/10)*([.F119]*[.G119]/2+[.I119]+[.J119]+[.K119]+[.L119]))" office:value-type="float" office:value="153757">
            <text:p>153757</text:p>
          </table:table-cell>
          <table:table-cell table:formula="of:=RIGHT(&quot; &quot; &amp; [.H119];2)" office:value-type="string" office:string-value="22">
            <text:p>22</text:p>
          </table:table-cell>
          <table:table-cell table:formula="of:=LEFT([.A119] &amp; &quot; &quot; &amp; MID(&quot;   (A)(U)(D)&quot;;[.D119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19];2)" office:value-type="string" office:string-value="22">
            <text:p>22</text:p>
          </table:table-cell>
          <table:table-cell table:formula="of:=LEFT(&quot;    &quot; &amp; [.B119] &amp; &quot;-&quot; &amp; [.B119]*[.C119] &amp; &quot;      &quot;;11)" office:value-type="string" office:string-value="    60-3000">
            <text:p><text:s text:c="4"/>60-3000</text:p>
          </table:table-cell>
          <table:table-cell table:formula="of:=RIGHT(&quot;    &quot; &amp; [.E119];4)" office:value-type="string" office:string-value=" -12">
            <text:p><text:s/>-12</text:p>
          </table:table-cell>
          <table:table-cell table:formula="of:=&quot;   &quot; &amp; LEFT([.F119] &amp; &quot;     &quot;;3)" office:value-type="string" office:string-value="   6  ">
            <text:p><text:s text:c="3"/>6 <text:s/></text:p>
          </table:table-cell>
          <table:table-cell table:formula="of:=&quot; &quot; &amp; LEFT(1 &amp; &quot;-&quot; &amp; [.G119] &amp; &quot;        &quot;;7)" office:value-type="string" office:string-value=" 1-60   ">
            <text:p><text:s/>1-60 <text:s text:c="2"/></text:p>
          </table:table-cell>
          <table:table-cell table:formula="of:=&quot; &quot; &amp; LEFT((MID(&quot;SWING    HEAL     CAST     POISON   SUMMON   STUN     CHARM    GAZE     BREATHE  DEATH    ERODE    DRAIN    &quot;;[.I119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19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19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19]*9+1;9)) &amp; &quot;    &quot;;7)" office:value-type="string" office:string-value="DEATH  ">
            <text:p>DEATH <text:s/></text:p>
          </table:table-cell>
          <table:table-cell table:formula="of:=&quot;.byte &quot;&quot;&quot; &amp; [.A119] &amp; &quot;&quot;&quot;,0         ; level &quot; &amp; [.N119]" office:value-type="string" office:string-value=".byte &quot;TIME LORD&quot;,0         ; level 22">
            <text:p>.byte "TIME LORD",0 <text:s text:c="8"/>; level 22</text:p>
          </table:table-cell>
          <table:table-cell table:formula="of:=&quot;.byte &quot; &amp; [.B119] &amp; &quot;,&quot; &amp; [.C119] &amp; &quot;,&quot; &amp; [.D119] &amp; &quot;,&quot; &amp; [.E119]+25 &amp; &quot;,&quot; &amp; [.F119] &amp; &quot;,&quot; &amp; [.G119] &amp; &quot;,&quot; &amp; [.H119] &amp; &quot;,&quot; &amp; [.I119] &amp; &quot;,&quot; &amp; [.J119] &amp; &quot;,&quot; &amp; [.K119] &amp; &quot;,&quot; &amp; [.L119] &amp; &quot;                ; &quot; &amp; [.A119]" office:value-type="string" office:string-value=".byte 60,50,4,13,6,60,22,0,0,9,9                ; TIME LORD">
            <text:p>.byte 60,50,4,13,6,60,22,0,0,9,9 <text:s text:c="15"/>; TIME LORD</text:p>
          </table:table-cell>
          <table:table-cell table:formula="of:=LEN([.A119])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20]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0]*3" office:value-type="float" office:value="-15">
            <text:p>-15</text:p>
          </table:table-cell>
          <table:table-cell table:formula="of:=[.AB120]" office:value-type="float" office:value="7">
            <text:p>7</text:p>
          </table:table-cell>
          <table:table-cell table:formula="of:=[.AB120]*10" office:value-type="float" office:value="70">
            <text:p>70</text:p>
          </table:table-cell>
          <table:table-cell table:formula="of:=10+[.AB120]*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20]+[.C120]/6)^1.3*(20-[.E120])/10)*([.F120]*[.G120]/2+[.I120]+[.J120]+[.K120]+[.L120]))" office:value-type="float" office:value="266780">
            <text:p>266780</text:p>
          </table:table-cell>
          <table:table-cell table:formula="of:=RIGHT(&quot; &quot; &amp; [.H120];2)" office:value-type="string" office:string-value="24">
            <text:p>24</text:p>
          </table:table-cell>
          <table:table-cell table:formula="of:=LEFT([.A120] &amp; &quot; &quot; &amp; MID(&quot;   (A)(U)(D)&quot;;[.D120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20];2)" office:value-type="string" office:string-value="24">
            <text:p>24</text:p>
          </table:table-cell>
          <table:table-cell table:formula="of:=LEFT(&quot;    &quot; &amp; [.B120] &amp; &quot;-&quot; &amp; [.B120]*[.C120] &amp; &quot;      &quot;;11)" office:value-type="string" office:string-value="    70-3500">
            <text:p><text:s text:c="4"/>70-3500</text:p>
          </table:table-cell>
          <table:table-cell table:formula="of:=RIGHT(&quot;    &quot; &amp; [.E120];4)" office:value-type="string" office:string-value=" -15">
            <text:p><text:s/>-15</text:p>
          </table:table-cell>
          <table:table-cell table:formula="of:=&quot;   &quot; &amp; LEFT([.F120] &amp; &quot;     &quot;;3)" office:value-type="string" office:string-value="   7  ">
            <text:p><text:s text:c="3"/>7 <text:s/></text:p>
          </table:table-cell>
          <table:table-cell table:formula="of:=&quot; &quot; &amp; LEFT(1 &amp; &quot;-&quot; &amp; [.G120] &amp; &quot;        &quot;;7)" office:value-type="string" office:string-value=" 1-70   ">
            <text:p><text:s/>1-70 <text:s text:c="2"/></text:p>
          </table:table-cell>
          <table:table-cell table:formula="of:=&quot; &quot; &amp; LEFT((MID(&quot;SWING    HEAL     CAST     POISON   SUMMON   STUN     CHARM    GAZE     BREATHE  DEATH    ERODE    DRAIN    &quot;;[.I120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20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20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20]*9+1;9)) &amp; &quot;    &quot;;7)" office:value-type="string" office:string-value="DEATH  ">
            <text:p>DEATH <text:s/></text:p>
          </table:table-cell>
          <table:table-cell table:formula="of:=&quot;.byte &quot;&quot;&quot; &amp; [.A120] &amp; &quot;&quot;&quot;,0         ; level &quot; &amp; [.N120]" office:value-type="string" office:string-value=".byte &quot;TIME LORD&quot;,0         ; level 24">
            <text:p>.byte "TIME LORD",0 <text:s text:c="8"/>; level 24</text:p>
          </table:table-cell>
          <table:table-cell table:formula="of:=&quot;.byte &quot; &amp; [.B120] &amp; &quot;,&quot; &amp; [.C120] &amp; &quot;,&quot; &amp; [.D120] &amp; &quot;,&quot; &amp; [.E120]+25 &amp; &quot;,&quot; &amp; [.F120] &amp; &quot;,&quot; &amp; [.G120] &amp; &quot;,&quot; &amp; [.H120] &amp; &quot;,&quot; &amp; [.I120] &amp; &quot;,&quot; &amp; [.J120] &amp; &quot;,&quot; &amp; [.K120] &amp; &quot;,&quot; &amp; [.L120] &amp; &quot;                ; &quot; &amp; [.A120]" office:value-type="string" office:string-value=".byte 70,50,4,10,7,70,24,0,0,9,9                ; TIME LORD">
            <text:p>.byte 70,50,4,10,7,70,24,0,0,9,9 <text:s text:c="15"/>; TIME LORD</text:p>
          </table:table-cell>
          <table:table-cell table:formula="of:=LEN([.A120])"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2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1]*3" office:value-type="float" office:value="-18">
            <text:p>-18</text:p>
          </table:table-cell>
          <table:table-cell table:formula="of:=[.AB121]" office:value-type="float" office:value="8">
            <text:p>8</text:p>
          </table:table-cell>
          <table:table-cell table:formula="of:=[.AB121]*10" office:value-type="float" office:value="80">
            <text:p>80</text:p>
          </table:table-cell>
          <table:table-cell table:formula="of:=10+[.AB121]*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21]+[.C121]/6)^1.3*(20-[.E121])/10)*([.F121]*[.G121]/2+[.I121]+[.J121]+[.K121]+[.L121]))" office:value-type="float" office:value="435173">
            <text:p>435173</text:p>
          </table:table-cell>
          <table:table-cell table:formula="of:=RIGHT(&quot; &quot; &amp; [.H121];2)" office:value-type="string" office:string-value="26">
            <text:p>26</text:p>
          </table:table-cell>
          <table:table-cell table:formula="of:=LEFT([.A121] &amp; &quot; &quot; &amp; MID(&quot;   (A)(U)(D)&quot;;[.D121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21];2)" office:value-type="string" office:string-value="26">
            <text:p>26</text:p>
          </table:table-cell>
          <table:table-cell table:formula="of:=LEFT(&quot;    &quot; &amp; [.B121] &amp; &quot;-&quot; &amp; [.B121]*[.C121] &amp; &quot;      &quot;;11)" office:value-type="string" office:string-value="    80-4000">
            <text:p><text:s text:c="4"/>80-4000</text:p>
          </table:table-cell>
          <table:table-cell table:formula="of:=RIGHT(&quot;    &quot; &amp; [.E121];4)" office:value-type="string" office:string-value=" -18">
            <text:p><text:s/>-18</text:p>
          </table:table-cell>
          <table:table-cell table:formula="of:=&quot;   &quot; &amp; LEFT([.F121] &amp; &quot;     &quot;;3)" office:value-type="string" office:string-value="   8  ">
            <text:p><text:s text:c="3"/>8 <text:s/></text:p>
          </table:table-cell>
          <table:table-cell table:formula="of:=&quot; &quot; &amp; LEFT(1 &amp; &quot;-&quot; &amp; [.G121] &amp; &quot;        &quot;;7)" office:value-type="string" office:string-value=" 1-80   ">
            <text:p><text:s/>1-80 <text:s text:c="2"/></text:p>
          </table:table-cell>
          <table:table-cell table:formula="of:=&quot; &quot; &amp; LEFT((MID(&quot;SWING    HEAL     CAST     POISON   SUMMON   STUN     CHARM    GAZE     BREATHE  DEATH    ERODE    DRAIN    &quot;;[.I121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21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21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21]*9+1;9)) &amp; &quot;    &quot;;7)" office:value-type="string" office:string-value="DEATH  ">
            <text:p>DEATH <text:s/></text:p>
          </table:table-cell>
          <table:table-cell table:formula="of:=&quot;.byte &quot;&quot;&quot; &amp; [.A121] &amp; &quot;&quot;&quot;,0         ; level &quot; &amp; [.N121]" office:value-type="string" office:string-value=".byte &quot;TIME LORD&quot;,0         ; level 26">
            <text:p>.byte "TIME LORD",0 <text:s text:c="8"/>; level 26</text:p>
          </table:table-cell>
          <table:table-cell table:formula="of:=&quot;.byte &quot; &amp; [.B121] &amp; &quot;,&quot; &amp; [.C121] &amp; &quot;,&quot; &amp; [.D121] &amp; &quot;,&quot; &amp; [.E121]+25 &amp; &quot;,&quot; &amp; [.F121] &amp; &quot;,&quot; &amp; [.G121] &amp; &quot;,&quot; &amp; [.H121] &amp; &quot;,&quot; &amp; [.I121] &amp; &quot;,&quot; &amp; [.J121] &amp; &quot;,&quot; &amp; [.K121] &amp; &quot;,&quot; &amp; [.L121] &amp; &quot;                ; &quot; &amp; [.A121]" office:value-type="string" office:string-value=".byte 80,50,4,7,8,80,26,0,0,9,9                ; TIME LORD">
            <text:p>.byte 80,50,4,7,8,80,26,0,0,9,9 <text:s text:c="15"/>; TIME LORD</text:p>
          </table:table-cell>
          <table:table-cell table:formula="of:=LEN([.A121])"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22]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2]*3" office:value-type="float" office:value="-21">
            <text:p>-21</text:p>
          </table:table-cell>
          <table:table-cell table:formula="of:=[.AB122]" office:value-type="float" office:value="9">
            <text:p>9</text:p>
          </table:table-cell>
          <table:table-cell table:formula="of:=[.AB122]*10" office:value-type="float" office:value="90">
            <text:p>90</text:p>
          </table:table-cell>
          <table:table-cell table:formula="of:=10+[.AB122]*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22]+[.C122]/6)^1.3*(20-[.E122])/10)*([.F122]*[.G122]/2+[.I122]+[.J122]+[.K122]+[.L122]))" office:value-type="float" office:value="675515">
            <text:p>675515</text:p>
          </table:table-cell>
          <table:table-cell table:formula="of:=RIGHT(&quot; &quot; &amp; [.H122];2)" office:value-type="string" office:string-value="28">
            <text:p>28</text:p>
          </table:table-cell>
          <table:table-cell table:formula="of:=LEFT([.A122] &amp; &quot; &quot; &amp; MID(&quot;   (A)(U)(D)&quot;;[.D122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22];2)" office:value-type="string" office:string-value="28">
            <text:p>28</text:p>
          </table:table-cell>
          <table:table-cell table:formula="of:=LEFT(&quot;    &quot; &amp; [.B122] &amp; &quot;-&quot; &amp; [.B122]*[.C122] &amp; &quot;      &quot;;11)" office:value-type="string" office:string-value="    90-4500">
            <text:p><text:s text:c="4"/>90-4500</text:p>
          </table:table-cell>
          <table:table-cell table:formula="of:=RIGHT(&quot;    &quot; &amp; [.E122];4)" office:value-type="string" office:string-value=" -21">
            <text:p><text:s/>-21</text:p>
          </table:table-cell>
          <table:table-cell table:formula="of:=&quot;   &quot; &amp; LEFT([.F122] &amp; &quot;     &quot;;3)" office:value-type="string" office:string-value="   9  ">
            <text:p><text:s text:c="3"/>9 <text:s/></text:p>
          </table:table-cell>
          <table:table-cell table:formula="of:=&quot; &quot; &amp; LEFT(1 &amp; &quot;-&quot; &amp; [.G122] &amp; &quot;        &quot;;7)" office:value-type="string" office:string-value=" 1-90   ">
            <text:p><text:s/>1-90 <text:s text:c="2"/></text:p>
          </table:table-cell>
          <table:table-cell table:formula="of:=&quot; &quot; &amp; LEFT((MID(&quot;SWING    HEAL     CAST     POISON   SUMMON   STUN     CHARM    GAZE     BREATHE  DEATH    ERODE    DRAIN    &quot;;[.I122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22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22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22]*9+1;9)) &amp; &quot;    &quot;;7)" office:value-type="string" office:string-value="DEATH  ">
            <text:p>DEATH <text:s/></text:p>
          </table:table-cell>
          <table:table-cell table:formula="of:=&quot;.byte &quot;&quot;&quot; &amp; [.A122] &amp; &quot;&quot;&quot;,0         ; level &quot; &amp; [.N122]" office:value-type="string" office:string-value=".byte &quot;TIME LORD&quot;,0         ; level 28">
            <text:p>.byte "TIME LORD",0 <text:s text:c="8"/>; level 28</text:p>
          </table:table-cell>
          <table:table-cell table:formula="of:=&quot;.byte &quot; &amp; [.B122] &amp; &quot;,&quot; &amp; [.C122] &amp; &quot;,&quot; &amp; [.D122] &amp; &quot;,&quot; &amp; [.E122]+25 &amp; &quot;,&quot; &amp; [.F122] &amp; &quot;,&quot; &amp; [.G122] &amp; &quot;,&quot; &amp; [.H122] &amp; &quot;,&quot; &amp; [.I122] &amp; &quot;,&quot; &amp; [.J122] &amp; &quot;,&quot; &amp; [.K122] &amp; &quot;,&quot; &amp; [.L122] &amp; &quot;                ; &quot; &amp; [.A122]" office:value-type="string" office:string-value=".byte 90,50,4,4,9,90,28,0,0,9,9                ; TIME LORD">
            <text:p>.byte 90,50,4,4,9,90,28,0,0,9,9 <text:s text:c="15"/>; TIME LORD</text:p>
          </table:table-cell>
          <table:table-cell table:formula="of:=LEN([.A122]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TIME LORD</text:p>
          </table:table-cell>
          <table:table-cell table:style-name="ce36" table:formula="of:=10*[.AB123]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6-[.AB123]*3" office:value-type="float" office:value="-24">
            <text:p>-24</text:p>
          </table:table-cell>
          <table:table-cell table:formula="of:=[.AB123]" office:value-type="float" office:value="10">
            <text:p>10</text:p>
          </table:table-cell>
          <table:table-cell table:formula="of:=[.AB123]*10" office:value-type="float" office:value="100">
            <text:p>100</text:p>
          </table:table-cell>
          <table:table-cell table:formula="of:=10+[.AB123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formula="of:=INT((([.B123]+[.C123]/6)^1.3*(20-[.E123])/10)*([.F123]*[.G123]/2+[.I123]+[.J123]+[.K123]+[.L123]))" office:value-type="float" office:value="1006869">
            <text:p>1006869</text:p>
          </table:table-cell>
          <table:table-cell table:formula="of:=RIGHT(&quot; &quot; &amp; [.H123];2)" office:value-type="string" office:string-value="30">
            <text:p>30</text:p>
          </table:table-cell>
          <table:table-cell table:formula="of:=LEFT([.A123] &amp; &quot; &quot; &amp; MID(&quot;   (A)(U)(D)&quot;;[.D123]*3+1;3) &amp; &quot;                               &quot;;19)" office:value-type="string" office:string-value="TIME LORD          ">
            <text:p>TIME LORD <text:s text:c="9"/></text:p>
          </table:table-cell>
          <table:table-cell table:formula="of:=RIGHT(&quot; &quot; &amp; [.H123];2)" office:value-type="string" office:string-value="30">
            <text:p>30</text:p>
          </table:table-cell>
          <table:table-cell table:formula="of:=LEFT(&quot;    &quot; &amp; [.B123] &amp; &quot;-&quot; &amp; [.B123]*[.C123] &amp; &quot;      &quot;;11)" office:value-type="string" office:string-value="    100-500">
            <text:p><text:s text:c="4"/>100-500</text:p>
          </table:table-cell>
          <table:table-cell table:formula="of:=RIGHT(&quot;    &quot; &amp; [.E123];4)" office:value-type="string" office:string-value=" -24">
            <text:p><text:s/>-24</text:p>
          </table:table-cell>
          <table:table-cell table:formula="of:=&quot;   &quot; &amp; LEFT([.F123] &amp; &quot;     &quot;;3)" office:value-type="string" office:string-value="   10 ">
            <text:p><text:s text:c="3"/>10 </text:p>
          </table:table-cell>
          <table:table-cell table:formula="of:=&quot; &quot; &amp; LEFT(1 &amp; &quot;-&quot; &amp; [.G123] &amp; &quot;        &quot;;7)" office:value-type="string" office:string-value=" 1-100  ">
            <text:p><text:s/>1-100 <text:s/></text:p>
          </table:table-cell>
          <table:table-cell table:formula="of:=&quot; &quot; &amp; LEFT((MID(&quot;SWING    HEAL     CAST     POISON   SUMMON   STUN     CHARM    GAZE     BREATHE  DEATH    ERODE    DRAIN    &quot;;[.I123]*9+1;9)) &amp; &quot;    &quot;;11)" office:value-type="string" office:string-value=" SWING      ">
            <text:p><text:s/>SWING <text:s text:c="5"/></text:p>
          </table:table-cell>
          <table:table-cell table:formula="of:=LEFT((MID(&quot;SWING    HEAL     CAST     POISON   SUMMON   STUN     CHARM    GAZE     BREATHE  DEATH    ERODE    DRAIN    &quot;;[.J123]*9+1;9)) &amp; &quot;    &quot;;11)" office:value-type="string" office:string-value="SWING      ">
            <text:p>SWING <text:s text:c="5"/></text:p>
          </table:table-cell>
          <table:table-cell table:formula="of:=LEFT((MID(&quot;SWING    HEAL     CAST     POISON   SUMMON   STUN     CHARM    GAZE     BREATHE  DEATH    ERODE    DRAIN    &quot;;[.K123]*9+1;9)) &amp; &quot;    &quot;;11)" office:value-type="string" office:string-value="DEATH      ">
            <text:p>DEATH <text:s text:c="5"/></text:p>
          </table:table-cell>
          <table:table-cell table:formula="of:=LEFT((MID(&quot;SWING    HEAL     CAST     POISON   SUMMON   STUN     CHARM    GAZE     BREATHE  DEATH    ERODE    DRAIN    &quot;;[.L123]*9+1;9)) &amp; &quot;    &quot;;7)" office:value-type="string" office:string-value="DEATH  ">
            <text:p>DEATH <text:s/></text:p>
          </table:table-cell>
          <table:table-cell table:formula="of:=&quot;.byte &quot;&quot;&quot; &amp; [.A123] &amp; &quot;&quot;&quot;,0         ; level &quot; &amp; [.N123]" office:value-type="string" office:string-value=".byte &quot;TIME LORD&quot;,0         ; level 30">
            <text:p>.byte "TIME LORD",0 <text:s text:c="8"/>; level 30</text:p>
          </table:table-cell>
          <table:table-cell table:formula="of:=&quot;.byte &quot; &amp; [.B123] &amp; &quot;,&quot; &amp; [.C123] &amp; &quot;,&quot; &amp; [.D123] &amp; &quot;,&quot; &amp; [.E123]+25 &amp; &quot;,&quot; &amp; [.F123] &amp; &quot;,&quot; &amp; [.G123] &amp; &quot;,&quot; &amp; [.H123] &amp; &quot;,&quot; &amp; [.I123] &amp; &quot;,&quot; &amp; [.J123] &amp; &quot;,&quot; &amp; [.K123] &amp; &quot;,&quot; &amp; [.L123] &amp; &quot;                ; &quot; &amp; [.A123]" office:value-type="string" office:string-value=".byte 100,50,4,1,10,100,30,0,0,9,9                ; TIME LORD">
            <text:p>.byte 100,50,4,1,10,100,30,0,0,9,9 <text:s text:c="15"/>; TIME LORD</text:p>
          </table:table-cell>
          <table:table-cell table:formula="of:=LEN([.A123])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4" table:number-rows-repeated="1048452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EXP" table:style-name="ta4" table:print="false">
        <office:forms form:automatic-focus="false" form:apply-design-mode="false"/>
        <table:table-column table:style-name="co91" table:default-cell-style-name="Default"/>
        <table:table-column table:style-name="co75" table:default-cell-style-name="Default"/>
        <table:table-column table:style-name="co4" table:number-columns-repeated="9" table:default-cell-style-name="Default"/>
        <table:table-column table:style-name="co92" table:default-cell-style-name="Default"/>
        <table:table-column table:style-name="co93" table:default-cell-style-name="ce32"/>
        <table:table-column table:style-name="co94" table:default-cell-style-name="ce32"/>
        <table:table-column table:style-name="co34" table:default-cell-style-name="Default"/>
        <table:table-column table:style-name="co95" table:default-cell-style-name="ce32"/>
        <table:table-row table:style-name="ro4">
          <table:table-cell table:style-name="ce14" office:value-type="string">
            <text:p>CHAR LEVEL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/>
          <table:table-cell table:style-name="ce31" office:value-type="string">
            <text:p>RACE/CLASS</text:p>
          </table:table-cell>
          <table:table-cell table:style-name="ce31"/>
          <table:table-cell table:style-name="ce14" office:value-type="string">
            <text:p>RACE</text:p>
          </table:table-cell>
          <table:table-cell table:style-name="ce31" office:value-type="string">
            <text:p>VALUE</text:p>
          </table:table-cell>
        </table:table-row>
        <table:table-row table:style-name="ro4">
          <table:table-cell table:style-name="ce32" office:value-type="float" office:value="1">
            <text:p>1</text:p>
          </table:table-cell>
          <table:table-cell table:style-name="ce44" table:formula="of:=INT([.B$1]/[.$A2]/([.$M$2]+10)*1000+[.$M$5])/10" office:value-type="float" office:value="8.4">
            <text:p>8.4</text:p>
          </table:table-cell>
          <table:table-cell table:style-name="ce44" table:formula="of:=INT([.C$1]/[.$A2]/([.$M$2]+10)*1000+[.$M$5])/10" office:value-type="float" office:value="16.7">
            <text:p>16.7</text:p>
          </table:table-cell>
          <table:table-cell table:style-name="ce44" table:formula="of:=INT([.D$1]/[.$A2]/([.$M$2]+10)*1000+[.$M$5])/10" office:value-type="float" office:value="25.1">
            <text:p>25.1</text:p>
          </table:table-cell>
          <table:table-cell table:style-name="ce44" table:formula="of:=INT([.E$1]/[.$A2]/([.$M$2]+10)*1000+[.$M$5])/10" office:value-type="float" office:value="33.4">
            <text:p>33.4</text:p>
          </table:table-cell>
          <table:table-cell table:style-name="ce44" table:formula="of:=INT([.F$1]/[.$A2]/([.$M$2]+10)*1000+[.$M$5])/10" office:value-type="float" office:value="41.7">
            <text:p>41.7</text:p>
          </table:table-cell>
          <table:table-cell table:style-name="ce44" table:formula="of:=INT([.G$1]/[.$A2]/([.$M$2]+10)*1000+[.$M$5])/10" office:value-type="float" office:value="50.1">
            <text:p>50.1</text:p>
          </table:table-cell>
          <table:table-cell table:style-name="ce44" table:formula="of:=INT([.H$1]/[.$A2]/([.$M$2]+10)*1000+[.$M$5])/10" office:value-type="float" office:value="58.4">
            <text:p>58.4</text:p>
          </table:table-cell>
          <table:table-cell table:style-name="ce44" table:formula="of:=INT([.I$1]/[.$A2]/([.$M$2]+10)*1000+[.$M$5])/10" office:value-type="float" office:value="66.7">
            <text:p>66.7</text:p>
          </table:table-cell>
          <table:table-cell table:style-name="ce44" table:formula="of:=INT([.J$1]/[.$A2]/([.$M$2]+10)*1000+[.$M$5])/10" office:value-type="float" office:value="75.1">
            <text:p>75.1</text:p>
          </table:table-cell>
          <table:table-cell table:style-name="ce44" table:formula="of:=INT([.K$1]/[.$A2]/([.$M$2]+10)*1000+[.$M$5])/10" office:value-type="float" office:value="83.4">
            <text:p>83.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uman 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32" office:value-type="float" office:value="2">
            <text:p>2</text:p>
          </table:table-cell>
          <table:table-cell table:style-name="ce44" table:formula="of:=INT([.B$1]/[.$A3]/([.$M$2]+10)*1000+[.$M$5])/10" office:value-type="float" office:value="4.2">
            <text:p>4.2</text:p>
          </table:table-cell>
          <table:table-cell table:style-name="ce44" table:formula="of:=INT([.C$1]/[.$A3]/([.$M$2]+10)*1000+[.$M$5])/10" office:value-type="float" office:value="8.4">
            <text:p>8.4</text:p>
          </table:table-cell>
          <table:table-cell table:style-name="ce44" table:formula="of:=INT([.D$1]/[.$A3]/([.$M$2]+10)*1000+[.$M$5])/10" office:value-type="float" office:value="12.6">
            <text:p>12.6</text:p>
          </table:table-cell>
          <table:table-cell table:style-name="ce44" table:formula="of:=INT([.E$1]/[.$A3]/([.$M$2]+10)*1000+[.$M$5])/10" office:value-type="float" office:value="16.7">
            <text:p>16.7</text:p>
          </table:table-cell>
          <table:table-cell table:style-name="ce44" table:formula="of:=INT([.F$1]/[.$A3]/([.$M$2]+10)*1000+[.$M$5])/10" office:value-type="float" office:value="20.9">
            <text:p>20.9</text:p>
          </table:table-cell>
          <table:table-cell table:style-name="ce44" table:formula="of:=INT([.G$1]/[.$A3]/([.$M$2]+10)*1000+[.$M$5])/10" office:value-type="float" office:value="25.1">
            <text:p>25.1</text:p>
          </table:table-cell>
          <table:table-cell table:style-name="ce44" table:formula="of:=INT([.H$1]/[.$A3]/([.$M$2]+10)*1000+[.$M$5])/10" office:value-type="float" office:value="29.2">
            <text:p>29.2</text:p>
          </table:table-cell>
          <table:table-cell table:style-name="ce44" table:formula="of:=INT([.I$1]/[.$A3]/([.$M$2]+10)*1000+[.$M$5])/10" office:value-type="float" office:value="33.4">
            <text:p>33.4</text:p>
          </table:table-cell>
          <table:table-cell table:style-name="ce44" table:formula="of:=INT([.J$1]/[.$A3]/([.$M$2]+10)*1000+[.$M$5])/10" office:value-type="float" office:value="37.6">
            <text:p>37.6</text:p>
          </table:table-cell>
          <table:table-cell table:style-name="ce44" table:formula="of:=INT([.K$1]/[.$A3]/([.$M$2]+10)*1000+[.$M$5])/10" office:value-type="float" office:value="41.7">
            <text:p>41.7</text:p>
          </table:table-cell>
          <table:table-cell table:number-columns-repeated="3"/>
          <table:table-cell office:value-type="string">
            <text:p>Elf <text:s text:c="2"/>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32" office:value-type="float" office:value="3">
            <text:p>3</text:p>
          </table:table-cell>
          <table:table-cell table:style-name="ce44" table:formula="of:=INT([.B$1]/[.$A4]/([.$M$2]+10)*1000+[.$M$5])/10" office:value-type="float" office:value="2.8">
            <text:p>2.8</text:p>
          </table:table-cell>
          <table:table-cell table:style-name="ce44" table:formula="of:=INT([.C$1]/[.$A4]/([.$M$2]+10)*1000+[.$M$5])/10" office:value-type="float" office:value="5.6">
            <text:p>5.6</text:p>
          </table:table-cell>
          <table:table-cell table:style-name="ce44" table:formula="of:=INT([.D$1]/[.$A4]/([.$M$2]+10)*1000+[.$M$5])/10" office:value-type="float" office:value="8.4">
            <text:p>8.4</text:p>
          </table:table-cell>
          <table:table-cell table:style-name="ce44" table:formula="of:=INT([.E$1]/[.$A4]/([.$M$2]+10)*1000+[.$M$5])/10" office:value-type="float" office:value="11.2">
            <text:p>11.2</text:p>
          </table:table-cell>
          <table:table-cell table:style-name="ce44" table:formula="of:=INT([.F$1]/[.$A4]/([.$M$2]+10)*1000+[.$M$5])/10" office:value-type="float" office:value="13.9">
            <text:p>13.9</text:p>
          </table:table-cell>
          <table:table-cell table:style-name="ce44" table:formula="of:=INT([.G$1]/[.$A4]/([.$M$2]+10)*1000+[.$M$5])/10" office:value-type="float" office:value="16.7">
            <text:p>16.7</text:p>
          </table:table-cell>
          <table:table-cell table:style-name="ce44" table:formula="of:=INT([.H$1]/[.$A4]/([.$M$2]+10)*1000+[.$M$5])/10" office:value-type="float" office:value="19.5">
            <text:p>19.5</text:p>
          </table:table-cell>
          <table:table-cell table:style-name="ce44" table:formula="of:=INT([.I$1]/[.$A4]/([.$M$2]+10)*1000+[.$M$5])/10" office:value-type="float" office:value="22.3">
            <text:p>22.3</text:p>
          </table:table-cell>
          <table:table-cell table:style-name="ce44" table:formula="of:=INT([.J$1]/[.$A4]/([.$M$2]+10)*1000+[.$M$5])/10" office:value-type="float" office:value="25.1">
            <text:p>25.1</text:p>
          </table:table-cell>
          <table:table-cell table:style-name="ce44" table:formula="of:=INT([.K$1]/[.$A4]/([.$M$2]+10)*1000+[.$M$5])/10" office:value-type="float" office:value="27.8">
            <text:p>27.8</text:p>
          </table:table-cell>
          <table:table-cell/>
          <table:table-cell table:style-name="ce31" office:value-type="string">
            <text:p>DUNGEON LEVEL</text:p>
          </table:table-cell>
          <table:table-cell/>
          <table:table-cell office:value-type="string">
            <text:p>Dwarf 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32" office:value-type="float" office:value="4">
            <text:p>4</text:p>
          </table:table-cell>
          <table:table-cell table:style-name="ce44" table:formula="of:=INT([.B$1]/[.$A5]/([.$M$2]+10)*1000+[.$M$5])/10" office:value-type="float" office:value="2.1">
            <text:p>2.1</text:p>
          </table:table-cell>
          <table:table-cell table:style-name="ce44" table:formula="of:=INT([.C$1]/[.$A5]/([.$M$2]+10)*1000+[.$M$5])/10" office:value-type="float" office:value="4.2">
            <text:p>4.2</text:p>
          </table:table-cell>
          <table:table-cell table:style-name="ce44" table:formula="of:=INT([.D$1]/[.$A5]/([.$M$2]+10)*1000+[.$M$5])/10" office:value-type="float" office:value="6.3">
            <text:p>6.3</text:p>
          </table:table-cell>
          <table:table-cell table:style-name="ce44" table:formula="of:=INT([.E$1]/[.$A5]/([.$M$2]+10)*1000+[.$M$5])/10" office:value-type="float" office:value="8.4">
            <text:p>8.4</text:p>
          </table:table-cell>
          <table:table-cell table:style-name="ce44" table:formula="of:=INT([.F$1]/[.$A5]/([.$M$2]+10)*1000+[.$M$5])/10" office:value-type="float" office:value="10.5">
            <text:p>10.5</text:p>
          </table:table-cell>
          <table:table-cell table:style-name="ce44" table:formula="of:=INT([.G$1]/[.$A5]/([.$M$2]+10)*1000+[.$M$5])/10" office:value-type="float" office:value="12.6">
            <text:p>12.6</text:p>
          </table:table-cell>
          <table:table-cell table:style-name="ce44" table:formula="of:=INT([.H$1]/[.$A5]/([.$M$2]+10)*1000+[.$M$5])/10" office:value-type="float" office:value="14.6">
            <text:p>14.6</text:p>
          </table:table-cell>
          <table:table-cell table:style-name="ce44" table:formula="of:=INT([.I$1]/[.$A5]/([.$M$2]+10)*1000+[.$M$5])/10" office:value-type="float" office:value="16.7">
            <text:p>16.7</text:p>
          </table:table-cell>
          <table:table-cell table:style-name="ce44" table:formula="of:=INT([.J$1]/[.$A5]/([.$M$2]+10)*1000+[.$M$5])/10" office:value-type="float" office:value="18.8">
            <text:p>18.8</text:p>
          </table:table-cell>
          <table:table-cell table:style-name="ce44" table:formula="of:=INT([.K$1]/[.$A5]/([.$M$2]+10)*1000+[.$M$5])/10" office:value-type="float" office:value="20.9">
            <text:p>20.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bbit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32" office:value-type="float" office:value="5">
            <text:p>5</text:p>
          </table:table-cell>
          <table:table-cell table:style-name="ce44" table:formula="of:=INT([.B$1]/[.$A6]/([.$M$2]+10)*1000+[.$M$5])/10" office:value-type="float" office:value="1.7">
            <text:p>1.7</text:p>
          </table:table-cell>
          <table:table-cell table:style-name="ce44" table:formula="of:=INT([.C$1]/[.$A6]/([.$M$2]+10)*1000+[.$M$5])/10" office:value-type="float" office:value="3.4">
            <text:p>3.4</text:p>
          </table:table-cell>
          <table:table-cell table:style-name="ce44" table:formula="of:=INT([.D$1]/[.$A6]/([.$M$2]+10)*1000+[.$M$5])/10" office:value-type="float" office:value="5.1">
            <text:p>5.1</text:p>
          </table:table-cell>
          <table:table-cell table:style-name="ce44" table:formula="of:=INT([.E$1]/[.$A6]/([.$M$2]+10)*1000+[.$M$5])/10" office:value-type="float" office:value="6.7">
            <text:p>6.7</text:p>
          </table:table-cell>
          <table:table-cell table:style-name="ce44" table:formula="of:=INT([.F$1]/[.$A6]/([.$M$2]+10)*1000+[.$M$5])/10" office:value-type="float" office:value="8.4">
            <text:p>8.4</text:p>
          </table:table-cell>
          <table:table-cell table:style-name="ce44" table:formula="of:=INT([.G$1]/[.$A6]/([.$M$2]+10)*1000+[.$M$5])/10" office:value-type="float" office:value="10.1">
            <text:p>10.1</text:p>
          </table:table-cell>
          <table:table-cell table:style-name="ce44" table:formula="of:=INT([.H$1]/[.$A6]/([.$M$2]+10)*1000+[.$M$5])/10" office:value-type="float" office:value="11.7">
            <text:p>11.7</text:p>
          </table:table-cell>
          <table:table-cell table:style-name="ce44" table:formula="of:=INT([.I$1]/[.$A6]/([.$M$2]+10)*1000+[.$M$5])/10" office:value-type="float" office:value="13.4">
            <text:p>13.4</text:p>
          </table:table-cell>
          <table:table-cell table:style-name="ce44" table:formula="of:=INT([.J$1]/[.$A6]/([.$M$2]+10)*1000+[.$M$5])/10" office:value-type="float" office:value="15.1">
            <text:p>15.1</text:p>
          </table:table-cell>
          <table:table-cell table:style-name="ce44" table:formula="of:=INT([.K$1]/[.$A6]/([.$M$2]+10)*1000+[.$M$5])/10" office:value-type="float" office:value="16.7">
            <text:p>16.7</text:p>
          </table:table-cell>
          <table:table-cell table:number-columns-repeated="3"/>
          <table:table-cell office:value-type="string">
            <text:p>Gnoll </text:p>
          </table:table-cell>
          <table:table-cell office:value-type="float" office:value="-1">
            <text:p>-1</text:p>
          </table:table-cell>
        </table:table-row>
        <table:table-row table:style-name="ro4">
          <table:table-cell table:style-name="ce32" office:value-type="float" office:value="6">
            <text:p>6</text:p>
          </table:table-cell>
          <table:table-cell table:style-name="ce44" table:formula="of:=INT([.B$1]/[.$A7]/([.$M$2]+10)*1000+[.$M$5])/10" office:value-type="float" office:value="1.4">
            <text:p>1.4</text:p>
          </table:table-cell>
          <table:table-cell table:style-name="ce44" table:formula="of:=INT([.C$1]/[.$A7]/([.$M$2]+10)*1000+[.$M$5])/10" office:value-type="float" office:value="2.8">
            <text:p>2.8</text:p>
          </table:table-cell>
          <table:table-cell table:style-name="ce44" table:formula="of:=INT([.D$1]/[.$A7]/([.$M$2]+10)*1000+[.$M$5])/10" office:value-type="float" office:value="4.2">
            <text:p>4.2</text:p>
          </table:table-cell>
          <table:table-cell table:style-name="ce44" table:formula="of:=INT([.E$1]/[.$A7]/([.$M$2]+10)*1000+[.$M$5])/10" office:value-type="float" office:value="5.6">
            <text:p>5.6</text:p>
          </table:table-cell>
          <table:table-cell table:style-name="ce44" table:formula="of:=INT([.F$1]/[.$A7]/([.$M$2]+10)*1000+[.$M$5])/10" office:value-type="float" office:value="7">
            <text:p>7.0</text:p>
          </table:table-cell>
          <table:table-cell table:style-name="ce44" table:formula="of:=INT([.G$1]/[.$A7]/([.$M$2]+10)*1000+[.$M$5])/10" office:value-type="float" office:value="8.4">
            <text:p>8.4</text:p>
          </table:table-cell>
          <table:table-cell table:style-name="ce44" table:formula="of:=INT([.H$1]/[.$A7]/([.$M$2]+10)*1000+[.$M$5])/10" office:value-type="float" office:value="9.8">
            <text:p>9.8</text:p>
          </table:table-cell>
          <table:table-cell table:style-name="ce44" table:formula="of:=INT([.I$1]/[.$A7]/([.$M$2]+10)*1000+[.$M$5])/10" office:value-type="float" office:value="11.2">
            <text:p>11.2</text:p>
          </table:table-cell>
          <table:table-cell table:style-name="ce44" table:formula="of:=INT([.J$1]/[.$A7]/([.$M$2]+10)*1000+[.$M$5])/10" office:value-type="float" office:value="12.6">
            <text:p>12.6</text:p>
          </table:table-cell>
          <table:table-cell table:style-name="ce44" table:formula="of:=INT([.K$1]/[.$A7]/([.$M$2]+10)*1000+[.$M$5])/10" office:value-type="float" office:value="13.9">
            <text:p>13.9</text:p>
          </table:table-cell>
          <table:table-cell table:number-columns-repeated="3"/>
          <table:table-cell office:value-type="string">
            <text:p>Gnome 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style-name="ce32" office:value-type="float" office:value="7">
            <text:p>7</text:p>
          </table:table-cell>
          <table:table-cell table:style-name="ce44" table:formula="of:=INT([.B$1]/[.$A8]/([.$M$2]+10)*1000+[.$M$5])/10" office:value-type="float" office:value="1.2">
            <text:p>1.2</text:p>
          </table:table-cell>
          <table:table-cell table:style-name="ce44" table:formula="of:=INT([.C$1]/[.$A8]/([.$M$2]+10)*1000+[.$M$5])/10" office:value-type="float" office:value="2.4">
            <text:p>2.4</text:p>
          </table:table-cell>
          <table:table-cell table:style-name="ce44" table:formula="of:=INT([.D$1]/[.$A8]/([.$M$2]+10)*1000+[.$M$5])/10" office:value-type="float" office:value="3.6">
            <text:p>3.6</text:p>
          </table:table-cell>
          <table:table-cell table:style-name="ce44" table:formula="of:=INT([.E$1]/[.$A8]/([.$M$2]+10)*1000+[.$M$5])/10" office:value-type="float" office:value="4.8">
            <text:p>4.8</text:p>
          </table:table-cell>
          <table:table-cell table:style-name="ce44" table:formula="of:=INT([.F$1]/[.$A8]/([.$M$2]+10)*1000+[.$M$5])/10" office:value-type="float" office:value="6">
            <text:p>6.0</text:p>
          </table:table-cell>
          <table:table-cell table:style-name="ce44" table:formula="of:=INT([.G$1]/[.$A8]/([.$M$2]+10)*1000+[.$M$5])/10" office:value-type="float" office:value="7.2">
            <text:p>7.2</text:p>
          </table:table-cell>
          <table:table-cell table:style-name="ce44" table:formula="of:=INT([.H$1]/[.$A8]/([.$M$2]+10)*1000+[.$M$5])/10" office:value-type="float" office:value="8.4">
            <text:p>8.4</text:p>
          </table:table-cell>
          <table:table-cell table:style-name="ce44" table:formula="of:=INT([.I$1]/[.$A8]/([.$M$2]+10)*1000+[.$M$5])/10" office:value-type="float" office:value="9.6">
            <text:p>9.6</text:p>
          </table:table-cell>
          <table:table-cell table:style-name="ce44" table:formula="of:=INT([.J$1]/[.$A8]/([.$M$2]+10)*1000+[.$M$5])/10" office:value-type="float" office:value="10.8">
            <text:p>10.8</text:p>
          </table:table-cell>
          <table:table-cell table:style-name="ce44" table:formula="of:=INT([.K$1]/[.$A8]/([.$M$2]+10)*1000+[.$M$5])/10" office:value-type="float" office:value="12">
            <text:p>12.0</text:p>
          </table:table-cell>
          <table:table-cell table:number-columns-repeated="3"/>
          <table:table-cell office:value-type="string">
            <text:p>Kobold</text:p>
          </table:table-cell>
          <table:table-cell office:value-type="float" office:value="-4">
            <text:p>-4</text:p>
          </table:table-cell>
        </table:table-row>
        <table:table-row table:style-name="ro4">
          <table:table-cell table:style-name="ce32" office:value-type="float" office:value="8">
            <text:p>8</text:p>
          </table:table-cell>
          <table:table-cell table:style-name="ce44" table:formula="of:=INT([.B$1]/[.$A9]/([.$M$2]+10)*1000+[.$M$5])/10" office:value-type="float" office:value="1.1">
            <text:p>1.1</text:p>
          </table:table-cell>
          <table:table-cell table:style-name="ce44" table:formula="of:=INT([.C$1]/[.$A9]/([.$M$2]+10)*1000+[.$M$5])/10" office:value-type="float" office:value="2.1">
            <text:p>2.1</text:p>
          </table:table-cell>
          <table:table-cell table:style-name="ce44" table:formula="of:=INT([.D$1]/[.$A9]/([.$M$2]+10)*1000+[.$M$5])/10" office:value-type="float" office:value="3.2">
            <text:p>3.2</text:p>
          </table:table-cell>
          <table:table-cell table:style-name="ce44" table:formula="of:=INT([.E$1]/[.$A9]/([.$M$2]+10)*1000+[.$M$5])/10" office:value-type="float" office:value="4.2">
            <text:p>4.2</text:p>
          </table:table-cell>
          <table:table-cell table:style-name="ce44" table:formula="of:=INT([.F$1]/[.$A9]/([.$M$2]+10)*1000+[.$M$5])/10" office:value-type="float" office:value="5.3">
            <text:p>5.3</text:p>
          </table:table-cell>
          <table:table-cell table:style-name="ce44" table:formula="of:=INT([.G$1]/[.$A9]/([.$M$2]+10)*1000+[.$M$5])/10" office:value-type="float" office:value="6.3">
            <text:p>6.3</text:p>
          </table:table-cell>
          <table:table-cell table:style-name="ce44" table:formula="of:=INT([.H$1]/[.$A9]/([.$M$2]+10)*1000+[.$M$5])/10" office:value-type="float" office:value="7.3">
            <text:p>7.3</text:p>
          </table:table-cell>
          <table:table-cell table:style-name="ce44" table:formula="of:=INT([.I$1]/[.$A9]/([.$M$2]+10)*1000+[.$M$5])/10" office:value-type="float" office:value="8.4">
            <text:p>8.4</text:p>
          </table:table-cell>
          <table:table-cell table:style-name="ce44" table:formula="of:=INT([.J$1]/[.$A9]/([.$M$2]+10)*1000+[.$M$5])/10" office:value-type="float" office:value="9.4">
            <text:p>9.4</text:p>
          </table:table-cell>
          <table:table-cell table:style-name="ce44" table:formula="of:=INT([.K$1]/[.$A9]/([.$M$2]+10)*1000+[.$M$5])/10" office:value-type="float" office:value="10.5">
            <text:p>10.5</text:p>
          </table:table-cell>
          <table:table-cell table:number-columns-repeated="3"/>
          <table:table-cell office:value-type="string">
            <text:p>Ogre <text:s/></text:p>
          </table:table-cell>
          <table:table-cell office:value-type="float" office:value="-2">
            <text:p>-2</text:p>
          </table:table-cell>
        </table:table-row>
        <table:table-row table:style-name="ro4">
          <table:table-cell table:style-name="ce32" office:value-type="float" office:value="9">
            <text:p>9</text:p>
          </table:table-cell>
          <table:table-cell table:style-name="ce44" table:formula="of:=INT([.B$1]/[.$A10]/([.$M$2]+10)*1000+[.$M$5])/10" office:value-type="float" office:value="1">
            <text:p>1.0</text:p>
          </table:table-cell>
          <table:table-cell table:style-name="ce44" table:formula="of:=INT([.C$1]/[.$A10]/([.$M$2]+10)*1000+[.$M$5])/10" office:value-type="float" office:value="1.9">
            <text:p>1.9</text:p>
          </table:table-cell>
          <table:table-cell table:style-name="ce44" table:formula="of:=INT([.D$1]/[.$A10]/([.$M$2]+10)*1000+[.$M$5])/10" office:value-type="float" office:value="2.8">
            <text:p>2.8</text:p>
          </table:table-cell>
          <table:table-cell table:style-name="ce44" table:formula="of:=INT([.E$1]/[.$A10]/([.$M$2]+10)*1000+[.$M$5])/10" office:value-type="float" office:value="3.8">
            <text:p>3.8</text:p>
          </table:table-cell>
          <table:table-cell table:style-name="ce44" table:formula="of:=INT([.F$1]/[.$A10]/([.$M$2]+10)*1000+[.$M$5])/10" office:value-type="float" office:value="4.7">
            <text:p>4.7</text:p>
          </table:table-cell>
          <table:table-cell table:style-name="ce44" table:formula="of:=INT([.G$1]/[.$A10]/([.$M$2]+10)*1000+[.$M$5])/10" office:value-type="float" office:value="5.6">
            <text:p>5.6</text:p>
          </table:table-cell>
          <table:table-cell table:style-name="ce44" table:formula="of:=INT([.H$1]/[.$A10]/([.$M$2]+10)*1000+[.$M$5])/10" office:value-type="float" office:value="6.5">
            <text:p>6.5</text:p>
          </table:table-cell>
          <table:table-cell table:style-name="ce44" table:formula="of:=INT([.I$1]/[.$A10]/([.$M$2]+10)*1000+[.$M$5])/10" office:value-type="float" office:value="7.5">
            <text:p>7.5</text:p>
          </table:table-cell>
          <table:table-cell table:style-name="ce44" table:formula="of:=INT([.J$1]/[.$A10]/([.$M$2]+10)*1000+[.$M$5])/10" office:value-type="float" office:value="8.4">
            <text:p>8.4</text:p>
          </table:table-cell>
          <table:table-cell table:style-name="ce44" table:formula="of:=INT([.K$1]/[.$A10]/([.$M$2]+10)*1000+[.$M$5])/10" office:value-type="float" office:value="9.3">
            <text:p>9.3</text:p>
          </table:table-cell>
          <table:table-cell table:number-columns-repeated="3"/>
          <table:table-cell office:value-type="string">
            <text:p>Orc <text:s text:c="2"/></text:p>
          </table:table-cell>
          <table:table-cell office:value-type="float" office:value="-3">
            <text:p>-3</text:p>
          </table:table-cell>
        </table:table-row>
        <table:table-row table:style-name="ro4">
          <table:table-cell table:style-name="ce32" office:value-type="float" office:value="10">
            <text:p>10</text:p>
          </table:table-cell>
          <table:table-cell table:style-name="ce44" table:formula="of:=INT([.B$1]/[.$A11]/([.$M$2]+10)*1000+[.$M$5])/10" office:value-type="float" office:value="0.9">
            <text:p>0.9</text:p>
          </table:table-cell>
          <table:table-cell table:style-name="ce44" table:formula="of:=INT([.C$1]/[.$A11]/([.$M$2]+10)*1000+[.$M$5])/10" office:value-type="float" office:value="1.7">
            <text:p>1.7</text:p>
          </table:table-cell>
          <table:table-cell table:style-name="ce44" table:formula="of:=INT([.D$1]/[.$A11]/([.$M$2]+10)*1000+[.$M$5])/10" office:value-type="float" office:value="2.6">
            <text:p>2.6</text:p>
          </table:table-cell>
          <table:table-cell table:style-name="ce44" table:formula="of:=INT([.E$1]/[.$A11]/([.$M$2]+10)*1000+[.$M$5])/10" office:value-type="float" office:value="3.4">
            <text:p>3.4</text:p>
          </table:table-cell>
          <table:table-cell table:style-name="ce44" table:formula="of:=INT([.F$1]/[.$A11]/([.$M$2]+10)*1000+[.$M$5])/10" office:value-type="float" office:value="4.2">
            <text:p>4.2</text:p>
          </table:table-cell>
          <table:table-cell table:style-name="ce44" table:formula="of:=INT([.G$1]/[.$A11]/([.$M$2]+10)*1000+[.$M$5])/10" office:value-type="float" office:value="5.1">
            <text:p>5.1</text:p>
          </table:table-cell>
          <table:table-cell table:style-name="ce44" table:formula="of:=INT([.H$1]/[.$A11]/([.$M$2]+10)*1000+[.$M$5])/10" office:value-type="float" office:value="5.9">
            <text:p>5.9</text:p>
          </table:table-cell>
          <table:table-cell table:style-name="ce44" table:formula="of:=INT([.I$1]/[.$A11]/([.$M$2]+10)*1000+[.$M$5])/10" office:value-type="float" office:value="6.7">
            <text:p>6.7</text:p>
          </table:table-cell>
          <table:table-cell table:style-name="ce44" table:formula="of:=INT([.J$1]/[.$A11]/([.$M$2]+10)*1000+[.$M$5])/10" office:value-type="float" office:value="7.6">
            <text:p>7.6</text:p>
          </table:table-cell>
          <table:table-cell table:style-name="ce44" table:formula="of:=INT([.K$1]/[.$A11]/([.$M$2]+10)*1000+[.$M$5])/10" office:value-type="float" office:value="8.4">
            <text:p>8.4</text:p>
          </table:table-cell>
          <table:table-cell table:number-columns-repeated="3"/>
          <table:table-cell office:value-type="string">
            <text:p>Sprit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style-name="ce32" office:value-type="float" office:value="11">
            <text:p>11</text:p>
          </table:table-cell>
          <table:table-cell table:style-name="ce44" table:formula="of:=INT([.B$1]/[.$A12]/([.$M$2]+10)*1000+[.$M$5])/10" office:value-type="float" office:value="0.8">
            <text:p>0.8</text:p>
          </table:table-cell>
          <table:table-cell table:style-name="ce44" table:formula="of:=INT([.C$1]/[.$A12]/([.$M$2]+10)*1000+[.$M$5])/10" office:value-type="float" office:value="1.6">
            <text:p>1.6</text:p>
          </table:table-cell>
          <table:table-cell table:style-name="ce44" table:formula="of:=INT([.D$1]/[.$A12]/([.$M$2]+10)*1000+[.$M$5])/10" office:value-type="float" office:value="2.3">
            <text:p>2.3</text:p>
          </table:table-cell>
          <table:table-cell table:style-name="ce44" table:formula="of:=INT([.E$1]/[.$A12]/([.$M$2]+10)*1000+[.$M$5])/10" office:value-type="float" office:value="3.1">
            <text:p>3.1</text:p>
          </table:table-cell>
          <table:table-cell table:style-name="ce44" table:formula="of:=INT([.F$1]/[.$A12]/([.$M$2]+10)*1000+[.$M$5])/10" office:value-type="float" office:value="3.8">
            <text:p>3.8</text:p>
          </table:table-cell>
          <table:table-cell table:style-name="ce44" table:formula="of:=INT([.G$1]/[.$A12]/([.$M$2]+10)*1000+[.$M$5])/10" office:value-type="float" office:value="4.6">
            <text:p>4.6</text:p>
          </table:table-cell>
          <table:table-cell table:style-name="ce44" table:formula="of:=INT([.H$1]/[.$A12]/([.$M$2]+10)*1000+[.$M$5])/10" office:value-type="float" office:value="5.4">
            <text:p>5.4</text:p>
          </table:table-cell>
          <table:table-cell table:style-name="ce44" table:formula="of:=INT([.I$1]/[.$A12]/([.$M$2]+10)*1000+[.$M$5])/10" office:value-type="float" office:value="6.1">
            <text:p>6.1</text:p>
          </table:table-cell>
          <table:table-cell table:style-name="ce44" table:formula="of:=INT([.J$1]/[.$A12]/([.$M$2]+10)*1000+[.$M$5])/10" office:value-type="float" office:value="6.9">
            <text:p>6.9</text:p>
          </table:table-cell>
          <table:table-cell table:style-name="ce44" table:formula="of:=INT([.K$1]/[.$A12]/([.$M$2]+10)*1000+[.$M$5])/10" office:value-type="float" office:value="7.6">
            <text:p>7.6</text:p>
          </table:table-cell>
          <table:table-cell table:number-columns-repeated="5"/>
        </table:table-row>
        <table:table-row table:style-name="ro4">
          <table:table-cell table:style-name="ce32" office:value-type="float" office:value="12">
            <text:p>12</text:p>
          </table:table-cell>
          <table:table-cell table:style-name="ce44" table:formula="of:=INT([.B$1]/[.$A13]/([.$M$2]+10)*1000+[.$M$5])/10" office:value-type="float" office:value="0.7">
            <text:p>0.7</text:p>
          </table:table-cell>
          <table:table-cell table:style-name="ce44" table:formula="of:=INT([.C$1]/[.$A13]/([.$M$2]+10)*1000+[.$M$5])/10" office:value-type="float" office:value="1.4">
            <text:p>1.4</text:p>
          </table:table-cell>
          <table:table-cell table:style-name="ce44" table:formula="of:=INT([.D$1]/[.$A13]/([.$M$2]+10)*1000+[.$M$5])/10" office:value-type="float" office:value="2.1">
            <text:p>2.1</text:p>
          </table:table-cell>
          <table:table-cell table:style-name="ce44" table:formula="of:=INT([.E$1]/[.$A13]/([.$M$2]+10)*1000+[.$M$5])/10" office:value-type="float" office:value="2.8">
            <text:p>2.8</text:p>
          </table:table-cell>
          <table:table-cell table:style-name="ce44" table:formula="of:=INT([.F$1]/[.$A13]/([.$M$2]+10)*1000+[.$M$5])/10" office:value-type="float" office:value="3.5">
            <text:p>3.5</text:p>
          </table:table-cell>
          <table:table-cell table:style-name="ce44" table:formula="of:=INT([.G$1]/[.$A13]/([.$M$2]+10)*1000+[.$M$5])/10" office:value-type="float" office:value="4.2">
            <text:p>4.2</text:p>
          </table:table-cell>
          <table:table-cell table:style-name="ce44" table:formula="of:=INT([.H$1]/[.$A13]/([.$M$2]+10)*1000+[.$M$5])/10" office:value-type="float" office:value="4.9">
            <text:p>4.9</text:p>
          </table:table-cell>
          <table:table-cell table:style-name="ce44" table:formula="of:=INT([.I$1]/[.$A13]/([.$M$2]+10)*1000+[.$M$5])/10" office:value-type="float" office:value="5.6">
            <text:p>5.6</text:p>
          </table:table-cell>
          <table:table-cell table:style-name="ce44" table:formula="of:=INT([.J$1]/[.$A13]/([.$M$2]+10)*1000+[.$M$5])/10" office:value-type="float" office:value="6.3">
            <text:p>6.3</text:p>
          </table:table-cell>
          <table:table-cell table:style-name="ce44" table:formula="of:=INT([.K$1]/[.$A13]/([.$M$2]+10)*1000+[.$M$5])/10" office:value-type="float" office:value="7">
            <text:p>7.0</text:p>
          </table:table-cell>
          <table:table-cell table:number-columns-repeated="3"/>
          <table:table-cell table:style-name="ce14" office:value-type="string">
            <text:p>CLASS</text:p>
          </table:table-cell>
          <table:table-cell table:style-name="ce31" office:value-type="string">
            <text:p>VALUE</text:p>
          </table:table-cell>
        </table:table-row>
        <table:table-row table:style-name="ro4">
          <table:table-cell table:style-name="ce32" office:value-type="float" office:value="13">
            <text:p>13</text:p>
          </table:table-cell>
          <table:table-cell table:style-name="ce44" table:formula="of:=INT([.B$1]/[.$A14]/([.$M$2]+10)*1000+[.$M$5])/10" office:value-type="float" office:value="0.7">
            <text:p>0.7</text:p>
          </table:table-cell>
          <table:table-cell table:style-name="ce44" table:formula="of:=INT([.C$1]/[.$A14]/([.$M$2]+10)*1000+[.$M$5])/10" office:value-type="float" office:value="1.3">
            <text:p>1.3</text:p>
          </table:table-cell>
          <table:table-cell table:style-name="ce44" table:formula="of:=INT([.D$1]/[.$A14]/([.$M$2]+10)*1000+[.$M$5])/10" office:value-type="float" office:value="2">
            <text:p>2.0</text:p>
          </table:table-cell>
          <table:table-cell table:style-name="ce44" table:formula="of:=INT([.E$1]/[.$A14]/([.$M$2]+10)*1000+[.$M$5])/10" office:value-type="float" office:value="2.6">
            <text:p>2.6</text:p>
          </table:table-cell>
          <table:table-cell table:style-name="ce44" table:formula="of:=INT([.F$1]/[.$A14]/([.$M$2]+10)*1000+[.$M$5])/10" office:value-type="float" office:value="3.3">
            <text:p>3.3</text:p>
          </table:table-cell>
          <table:table-cell table:style-name="ce44" table:formula="of:=INT([.G$1]/[.$A14]/([.$M$2]+10)*1000+[.$M$5])/10" office:value-type="float" office:value="3.9">
            <text:p>3.9</text:p>
          </table:table-cell>
          <table:table-cell table:style-name="ce44" table:formula="of:=INT([.H$1]/[.$A14]/([.$M$2]+10)*1000+[.$M$5])/10" office:value-type="float" office:value="4.5">
            <text:p>4.5</text:p>
          </table:table-cell>
          <table:table-cell table:style-name="ce44" table:formula="of:=INT([.I$1]/[.$A14]/([.$M$2]+10)*1000+[.$M$5])/10" office:value-type="float" office:value="5.2">
            <text:p>5.2</text:p>
          </table:table-cell>
          <table:table-cell table:style-name="ce44" table:formula="of:=INT([.J$1]/[.$A14]/([.$M$2]+10)*1000+[.$M$5])/10" office:value-type="float" office:value="5.8">
            <text:p>5.8</text:p>
          </table:table-cell>
          <table:table-cell table:style-name="ce44" table:formula="of:=INT([.K$1]/[.$A14]/([.$M$2]+10)*1000+[.$M$5])/10" office:value-type="float" office:value="6.5">
            <text:p>6.5</text:p>
          </table:table-cell>
          <table:table-cell table:number-columns-repeated="3"/>
          <table:table-cell office:value-type="string">
            <text:p>Fighter</text:p>
          </table:table-cell>
          <table:table-cell office:value-type="float" office:value="-2">
            <text:p>-2</text:p>
          </table:table-cell>
        </table:table-row>
        <table:table-row table:style-name="ro4">
          <table:table-cell table:style-name="ce32" office:value-type="float" office:value="14">
            <text:p>14</text:p>
          </table:table-cell>
          <table:table-cell table:style-name="ce44" table:formula="of:=INT([.B$1]/[.$A15]/([.$M$2]+10)*1000+[.$M$5])/10" office:value-type="float" office:value="0.6">
            <text:p>0.6</text:p>
          </table:table-cell>
          <table:table-cell table:style-name="ce44" table:formula="of:=INT([.C$1]/[.$A15]/([.$M$2]+10)*1000+[.$M$5])/10" office:value-type="float" office:value="1.2">
            <text:p>1.2</text:p>
          </table:table-cell>
          <table:table-cell table:style-name="ce44" table:formula="of:=INT([.D$1]/[.$A15]/([.$M$2]+10)*1000+[.$M$5])/10" office:value-type="float" office:value="1.8">
            <text:p>1.8</text:p>
          </table:table-cell>
          <table:table-cell table:style-name="ce44" table:formula="of:=INT([.E$1]/[.$A15]/([.$M$2]+10)*1000+[.$M$5])/10" office:value-type="float" office:value="2.4">
            <text:p>2.4</text:p>
          </table:table-cell>
          <table:table-cell table:style-name="ce44" table:formula="of:=INT([.F$1]/[.$A15]/([.$M$2]+10)*1000+[.$M$5])/10" office:value-type="float" office:value="3">
            <text:p>3.0</text:p>
          </table:table-cell>
          <table:table-cell table:style-name="ce44" table:formula="of:=INT([.G$1]/[.$A15]/([.$M$2]+10)*1000+[.$M$5])/10" office:value-type="float" office:value="3.6">
            <text:p>3.6</text:p>
          </table:table-cell>
          <table:table-cell table:style-name="ce44" table:formula="of:=INT([.H$1]/[.$A15]/([.$M$2]+10)*1000+[.$M$5])/10" office:value-type="float" office:value="4.2">
            <text:p>4.2</text:p>
          </table:table-cell>
          <table:table-cell table:style-name="ce44" table:formula="of:=INT([.I$1]/[.$A15]/([.$M$2]+10)*1000+[.$M$5])/10" office:value-type="float" office:value="4.8">
            <text:p>4.8</text:p>
          </table:table-cell>
          <table:table-cell table:style-name="ce44" table:formula="of:=INT([.J$1]/[.$A15]/([.$M$2]+10)*1000+[.$M$5])/10" office:value-type="float" office:value="5.4">
            <text:p>5.4</text:p>
          </table:table-cell>
          <table:table-cell table:style-name="ce44" table:formula="of:=INT([.K$1]/[.$A15]/([.$M$2]+10)*1000+[.$M$5])/10" office:value-type="float" office:value="6">
            <text:p>6.0</text:p>
          </table:table-cell>
          <table:table-cell table:number-columns-repeated="3"/>
          <table:table-cell office:value-type="string">
            <text:p>Wizard 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32" office:value-type="float" office:value="15">
            <text:p>15</text:p>
          </table:table-cell>
          <table:table-cell table:style-name="ce44" table:formula="of:=INT([.B$1]/[.$A16]/([.$M$2]+10)*1000+[.$M$5])/10" office:value-type="float" office:value="0.6">
            <text:p>0.6</text:p>
          </table:table-cell>
          <table:table-cell table:style-name="ce44" table:formula="of:=INT([.C$1]/[.$A16]/([.$M$2]+10)*1000+[.$M$5])/10" office:value-type="float" office:value="1.2">
            <text:p>1.2</text:p>
          </table:table-cell>
          <table:table-cell table:style-name="ce44" table:formula="of:=INT([.D$1]/[.$A16]/([.$M$2]+10)*1000+[.$M$5])/10" office:value-type="float" office:value="1.7">
            <text:p>1.7</text:p>
          </table:table-cell>
          <table:table-cell table:style-name="ce44" table:formula="of:=INT([.E$1]/[.$A16]/([.$M$2]+10)*1000+[.$M$5])/10" office:value-type="float" office:value="2.3">
            <text:p>2.3</text:p>
          </table:table-cell>
          <table:table-cell table:style-name="ce44" table:formula="of:=INT([.F$1]/[.$A16]/([.$M$2]+10)*1000+[.$M$5])/10" office:value-type="float" office:value="2.8">
            <text:p>2.8</text:p>
          </table:table-cell>
          <table:table-cell table:style-name="ce44" table:formula="of:=INT([.G$1]/[.$A16]/([.$M$2]+10)*1000+[.$M$5])/10" office:value-type="float" office:value="3.4">
            <text:p>3.4</text:p>
          </table:table-cell>
          <table:table-cell table:style-name="ce44" table:formula="of:=INT([.H$1]/[.$A16]/([.$M$2]+10)*1000+[.$M$5])/10" office:value-type="float" office:value="3.9">
            <text:p>3.9</text:p>
          </table:table-cell>
          <table:table-cell table:style-name="ce44" table:formula="of:=INT([.I$1]/[.$A16]/([.$M$2]+10)*1000+[.$M$5])/10" office:value-type="float" office:value="4.5">
            <text:p>4.5</text:p>
          </table:table-cell>
          <table:table-cell table:style-name="ce44" table:formula="of:=INT([.J$1]/[.$A16]/([.$M$2]+10)*1000+[.$M$5])/10" office:value-type="float" office:value="5.1">
            <text:p>5.1</text:p>
          </table:table-cell>
          <table:table-cell table:style-name="ce44" table:formula="of:=INT([.K$1]/[.$A16]/([.$M$2]+10)*1000+[.$M$5])/10" office:value-type="float" office:value="5.6">
            <text:p>5.6</text:p>
          </table:table-cell>
          <table:table-cell table:number-columns-repeated="3"/>
          <table:table-cell office:value-type="string">
            <text:p>Priest </text:p>
          </table:table-cell>
          <table:table-cell office:value-type="float" office:value="-1">
            <text:p>-1</text:p>
          </table:table-cell>
        </table:table-row>
        <table:table-row table:style-name="ro4">
          <table:table-cell table:style-name="ce32" office:value-type="float" office:value="16">
            <text:p>16</text:p>
          </table:table-cell>
          <table:table-cell table:style-name="ce44" table:formula="of:=INT([.B$1]/[.$A17]/([.$M$2]+10)*1000+[.$M$5])/10" office:value-type="float" office:value="0.6">
            <text:p>0.6</text:p>
          </table:table-cell>
          <table:table-cell table:style-name="ce44" table:formula="of:=INT([.C$1]/[.$A17]/([.$M$2]+10)*1000+[.$M$5])/10" office:value-type="float" office:value="1.1">
            <text:p>1.1</text:p>
          </table:table-cell>
          <table:table-cell table:style-name="ce44" table:formula="of:=INT([.D$1]/[.$A17]/([.$M$2]+10)*1000+[.$M$5])/10" office:value-type="float" office:value="1.6">
            <text:p>1.6</text:p>
          </table:table-cell>
          <table:table-cell table:style-name="ce44" table:formula="of:=INT([.E$1]/[.$A17]/([.$M$2]+10)*1000+[.$M$5])/10" office:value-type="float" office:value="2.1">
            <text:p>2.1</text:p>
          </table:table-cell>
          <table:table-cell table:style-name="ce44" table:formula="of:=INT([.F$1]/[.$A17]/([.$M$2]+10)*1000+[.$M$5])/10" office:value-type="float" office:value="2.7">
            <text:p>2.7</text:p>
          </table:table-cell>
          <table:table-cell table:style-name="ce44" table:formula="of:=INT([.G$1]/[.$A17]/([.$M$2]+10)*1000+[.$M$5])/10" office:value-type="float" office:value="3.2">
            <text:p>3.2</text:p>
          </table:table-cell>
          <table:table-cell table:style-name="ce44" table:formula="of:=INT([.H$1]/[.$A17]/([.$M$2]+10)*1000+[.$M$5])/10" office:value-type="float" office:value="3.7">
            <text:p>3.7</text:p>
          </table:table-cell>
          <table:table-cell table:style-name="ce44" table:formula="of:=INT([.I$1]/[.$A17]/([.$M$2]+10)*1000+[.$M$5])/10" office:value-type="float" office:value="4.2">
            <text:p>4.2</text:p>
          </table:table-cell>
          <table:table-cell table:style-name="ce44" table:formula="of:=INT([.J$1]/[.$A17]/([.$M$2]+10)*1000+[.$M$5])/10" office:value-type="float" office:value="4.7">
            <text:p>4.7</text:p>
          </table:table-cell>
          <table:table-cell table:style-name="ce44" table:formula="of:=INT([.K$1]/[.$A17]/([.$M$2]+10)*1000+[.$M$5])/10" office:value-type="float" office:value="5.3">
            <text:p>5.3</text:p>
          </table:table-cell>
          <table:table-cell table:number-columns-repeated="3"/>
          <table:table-cell office:value-type="string">
            <text:p>Thief <text:s/></text:p>
          </table:table-cell>
          <table:table-cell office:value-type="float" office:value="-3">
            <text:p>-3</text:p>
          </table:table-cell>
        </table:table-row>
        <table:table-row table:style-name="ro4">
          <table:table-cell table:style-name="ce32" office:value-type="float" office:value="17">
            <text:p>17</text:p>
          </table:table-cell>
          <table:table-cell table:style-name="ce44" table:formula="of:=INT([.B$1]/[.$A18]/([.$M$2]+10)*1000+[.$M$5])/10" office:value-type="float" office:value="0.5">
            <text:p>0.5</text:p>
          </table:table-cell>
          <table:table-cell table:style-name="ce44" table:formula="of:=INT([.C$1]/[.$A18]/([.$M$2]+10)*1000+[.$M$5])/10" office:value-type="float" office:value="1">
            <text:p>1.0</text:p>
          </table:table-cell>
          <table:table-cell table:style-name="ce44" table:formula="of:=INT([.D$1]/[.$A18]/([.$M$2]+10)*1000+[.$M$5])/10" office:value-type="float" office:value="1.5">
            <text:p>1.5</text:p>
          </table:table-cell>
          <table:table-cell table:style-name="ce44" table:formula="of:=INT([.E$1]/[.$A18]/([.$M$2]+10)*1000+[.$M$5])/10" office:value-type="float" office:value="2">
            <text:p>2.0</text:p>
          </table:table-cell>
          <table:table-cell table:style-name="ce44" table:formula="of:=INT([.F$1]/[.$A18]/([.$M$2]+10)*1000+[.$M$5])/10" office:value-type="float" office:value="2.5">
            <text:p>2.5</text:p>
          </table:table-cell>
          <table:table-cell table:style-name="ce44" table:formula="of:=INT([.G$1]/[.$A18]/([.$M$2]+10)*1000+[.$M$5])/10" office:value-type="float" office:value="3">
            <text:p>3.0</text:p>
          </table:table-cell>
          <table:table-cell table:style-name="ce44" table:formula="of:=INT([.H$1]/[.$A18]/([.$M$2]+10)*1000+[.$M$5])/10" office:value-type="float" office:value="3.5">
            <text:p>3.5</text:p>
          </table:table-cell>
          <table:table-cell table:style-name="ce44" table:formula="of:=INT([.I$1]/[.$A18]/([.$M$2]+10)*1000+[.$M$5])/10" office:value-type="float" office:value="4">
            <text:p>4.0</text:p>
          </table:table-cell>
          <table:table-cell table:style-name="ce44" table:formula="of:=INT([.J$1]/[.$A18]/([.$M$2]+10)*1000+[.$M$5])/10" office:value-type="float" office:value="4.5">
            <text:p>4.5</text:p>
          </table:table-cell>
          <table:table-cell table:style-name="ce44" table:formula="of:=INT([.K$1]/[.$A18]/([.$M$2]+10)*1000+[.$M$5])/10" office:value-type="float" office:value="5">
            <text:p>5.0</text:p>
          </table:table-cell>
          <table:table-cell table:number-columns-repeated="3"/>
          <table:table-cell office:value-type="string">
            <text:p>Bard <text:s text:c="2"/>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32" office:value-type="float" office:value="18">
            <text:p>18</text:p>
          </table:table-cell>
          <table:table-cell table:style-name="ce44" table:formula="of:=INT([.B$1]/[.$A19]/([.$M$2]+10)*1000+[.$M$5])/10" office:value-type="float" office:value="0.5">
            <text:p>0.5</text:p>
          </table:table-cell>
          <table:table-cell table:style-name="ce44" table:formula="of:=INT([.C$1]/[.$A19]/([.$M$2]+10)*1000+[.$M$5])/10" office:value-type="float" office:value="1">
            <text:p>1.0</text:p>
          </table:table-cell>
          <table:table-cell table:style-name="ce44" table:formula="of:=INT([.D$1]/[.$A19]/([.$M$2]+10)*1000+[.$M$5])/10" office:value-type="float" office:value="1.4">
            <text:p>1.4</text:p>
          </table:table-cell>
          <table:table-cell table:style-name="ce44" table:formula="of:=INT([.E$1]/[.$A19]/([.$M$2]+10)*1000+[.$M$5])/10" office:value-type="float" office:value="1.9">
            <text:p>1.9</text:p>
          </table:table-cell>
          <table:table-cell table:style-name="ce44" table:formula="of:=INT([.F$1]/[.$A19]/([.$M$2]+10)*1000+[.$M$5])/10" office:value-type="float" office:value="2.4">
            <text:p>2.4</text:p>
          </table:table-cell>
          <table:table-cell table:style-name="ce44" table:formula="of:=INT([.G$1]/[.$A19]/([.$M$2]+10)*1000+[.$M$5])/10" office:value-type="float" office:value="2.8">
            <text:p>2.8</text:p>
          </table:table-cell>
          <table:table-cell table:style-name="ce44" table:formula="of:=INT([.H$1]/[.$A19]/([.$M$2]+10)*1000+[.$M$5])/10" office:value-type="float" office:value="3.3">
            <text:p>3.3</text:p>
          </table:table-cell>
          <table:table-cell table:style-name="ce44" table:formula="of:=INT([.I$1]/[.$A19]/([.$M$2]+10)*1000+[.$M$5])/10" office:value-type="float" office:value="3.8">
            <text:p>3.8</text:p>
          </table:table-cell>
          <table:table-cell table:style-name="ce44" table:formula="of:=INT([.J$1]/[.$A19]/([.$M$2]+10)*1000+[.$M$5])/10" office:value-type="float" office:value="4.2">
            <text:p>4.2</text:p>
          </table:table-cell>
          <table:table-cell table:style-name="ce44" table:formula="of:=INT([.K$1]/[.$A19]/([.$M$2]+10)*1000+[.$M$5])/10" office:value-type="float" office:value="4.7">
            <text:p>4.7</text:p>
          </table:table-cell>
          <table:table-cell table:number-columns-repeated="3"/>
          <table:table-cell office:value-type="string">
            <text:p>Lord <text:s text:c="2"/>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style-name="ce32" office:value-type="float" office:value="19">
            <text:p>19</text:p>
          </table:table-cell>
          <table:table-cell table:style-name="ce44" table:formula="of:=INT([.B$1]/[.$A20]/([.$M$2]+10)*1000+[.$M$5])/10" office:value-type="float" office:value="0.5">
            <text:p>0.5</text:p>
          </table:table-cell>
          <table:table-cell table:style-name="ce44" table:formula="of:=INT([.C$1]/[.$A20]/([.$M$2]+10)*1000+[.$M$5])/10" office:value-type="float" office:value="0.9">
            <text:p>0.9</text:p>
          </table:table-cell>
          <table:table-cell table:style-name="ce44" table:formula="of:=INT([.D$1]/[.$A20]/([.$M$2]+10)*1000+[.$M$5])/10" office:value-type="float" office:value="1.4">
            <text:p>1.4</text:p>
          </table:table-cell>
          <table:table-cell table:style-name="ce44" table:formula="of:=INT([.E$1]/[.$A20]/([.$M$2]+10)*1000+[.$M$5])/10" office:value-type="float" office:value="1.8">
            <text:p>1.8</text:p>
          </table:table-cell>
          <table:table-cell table:style-name="ce44" table:formula="of:=INT([.F$1]/[.$A20]/([.$M$2]+10)*1000+[.$M$5])/10" office:value-type="float" office:value="2.2">
            <text:p>2.2</text:p>
          </table:table-cell>
          <table:table-cell table:style-name="ce44" table:formula="of:=INT([.G$1]/[.$A20]/([.$M$2]+10)*1000+[.$M$5])/10" office:value-type="float" office:value="2.7">
            <text:p>2.7</text:p>
          </table:table-cell>
          <table:table-cell table:style-name="ce44" table:formula="of:=INT([.H$1]/[.$A20]/([.$M$2]+10)*1000+[.$M$5])/10" office:value-type="float" office:value="3.1">
            <text:p>3.1</text:p>
          </table:table-cell>
          <table:table-cell table:style-name="ce44" table:formula="of:=INT([.I$1]/[.$A20]/([.$M$2]+10)*1000+[.$M$5])/10" office:value-type="float" office:value="3.6">
            <text:p>3.6</text:p>
          </table:table-cell>
          <table:table-cell table:style-name="ce44" table:formula="of:=INT([.J$1]/[.$A20]/([.$M$2]+10)*1000+[.$M$5])/10" office:value-type="float" office:value="4">
            <text:p>4.0</text:p>
          </table:table-cell>
          <table:table-cell table:style-name="ce44" table:formula="of:=INT([.K$1]/[.$A20]/([.$M$2]+10)*1000+[.$M$5])/10" office:value-type="float" office:value="4.4">
            <text:p>4.4</text:p>
          </table:table-cell>
          <table:table-cell table:number-columns-repeated="3"/>
          <table:table-cell office:value-type="string">
            <text:p>Monk <text:s text:c="2"/></text:p>
          </table:table-cell>
          <table:table-cell office:value-type="float" office:value="-2">
            <text:p>-2</text:p>
          </table:table-cell>
        </table:table-row>
        <table:table-row table:style-name="ro4">
          <table:table-cell table:style-name="ce32" office:value-type="float" office:value="20">
            <text:p>20</text:p>
          </table:table-cell>
          <table:table-cell table:style-name="ce44" table:formula="of:=INT([.B$1]/[.$A21]/([.$M$2]+10)*1000+[.$M$5])/10" office:value-type="float" office:value="0.5">
            <text:p>0.5</text:p>
          </table:table-cell>
          <table:table-cell table:style-name="ce44" table:formula="of:=INT([.C$1]/[.$A21]/([.$M$2]+10)*1000+[.$M$5])/10" office:value-type="float" office:value="0.9">
            <text:p>0.9</text:p>
          </table:table-cell>
          <table:table-cell table:style-name="ce44" table:formula="of:=INT([.D$1]/[.$A21]/([.$M$2]+10)*1000+[.$M$5])/10" office:value-type="float" office:value="1.3">
            <text:p>1.3</text:p>
          </table:table-cell>
          <table:table-cell table:style-name="ce44" table:formula="of:=INT([.E$1]/[.$A21]/([.$M$2]+10)*1000+[.$M$5])/10" office:value-type="float" office:value="1.7">
            <text:p>1.7</text:p>
          </table:table-cell>
          <table:table-cell table:style-name="ce44" table:formula="of:=INT([.F$1]/[.$A21]/([.$M$2]+10)*1000+[.$M$5])/10" office:value-type="float" office:value="2.1">
            <text:p>2.1</text:p>
          </table:table-cell>
          <table:table-cell table:style-name="ce44" table:formula="of:=INT([.G$1]/[.$A21]/([.$M$2]+10)*1000+[.$M$5])/10" office:value-type="float" office:value="2.6">
            <text:p>2.6</text:p>
          </table:table-cell>
          <table:table-cell table:style-name="ce44" table:formula="of:=INT([.H$1]/[.$A21]/([.$M$2]+10)*1000+[.$M$5])/10" office:value-type="float" office:value="3">
            <text:p>3.0</text:p>
          </table:table-cell>
          <table:table-cell table:style-name="ce44" table:formula="of:=INT([.I$1]/[.$A21]/([.$M$2]+10)*1000+[.$M$5])/10" office:value-type="float" office:value="3.4">
            <text:p>3.4</text:p>
          </table:table-cell>
          <table:table-cell table:style-name="ce44" table:formula="of:=INT([.J$1]/[.$A21]/([.$M$2]+10)*1000+[.$M$5])/10" office:value-type="float" office:value="3.8">
            <text:p>3.8</text:p>
          </table:table-cell>
          <table:table-cell table:style-name="ce44" table:formula="of:=INT([.K$1]/[.$A21]/([.$M$2]+10)*1000+[.$M$5])/10" office:value-type="float" office:value="4.2">
            <text:p>4.2</text:p>
          </table:table-cell>
          <table:table-cell table:number-columns-repeated="3"/>
          <table:table-cell office:value-type="string">
            <text:p>Ninja <text:s/>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32" office:value-type="float" office:value="21">
            <text:p>21</text:p>
          </table:table-cell>
          <table:table-cell table:style-name="ce44" table:formula="of:=INT([.B$1]/[.$A22]/([.$M$2]+10)*1000+[.$M$5])/10" office:value-type="float" office:value="0.4">
            <text:p>0.4</text:p>
          </table:table-cell>
          <table:table-cell table:style-name="ce44" table:formula="of:=INT([.C$1]/[.$A22]/([.$M$2]+10)*1000+[.$M$5])/10" office:value-type="float" office:value="0.8">
            <text:p>0.8</text:p>
          </table:table-cell>
          <table:table-cell table:style-name="ce44" table:formula="of:=INT([.D$1]/[.$A22]/([.$M$2]+10)*1000+[.$M$5])/10" office:value-type="float" office:value="1.2">
            <text:p>1.2</text:p>
          </table:table-cell>
          <table:table-cell table:style-name="ce44" table:formula="of:=INT([.E$1]/[.$A22]/([.$M$2]+10)*1000+[.$M$5])/10" office:value-type="float" office:value="1.6">
            <text:p>1.6</text:p>
          </table:table-cell>
          <table:table-cell table:style-name="ce44" table:formula="of:=INT([.F$1]/[.$A22]/([.$M$2]+10)*1000+[.$M$5])/10" office:value-type="float" office:value="2">
            <text:p>2.0</text:p>
          </table:table-cell>
          <table:table-cell table:style-name="ce44" table:formula="of:=INT([.G$1]/[.$A22]/([.$M$2]+10)*1000+[.$M$5])/10" office:value-type="float" office:value="2.4">
            <text:p>2.4</text:p>
          </table:table-cell>
          <table:table-cell table:style-name="ce44" table:formula="of:=INT([.H$1]/[.$A22]/([.$M$2]+10)*1000+[.$M$5])/10" office:value-type="float" office:value="2.8">
            <text:p>2.8</text:p>
          </table:table-cell>
          <table:table-cell table:style-name="ce44" table:formula="of:=INT([.I$1]/[.$A22]/([.$M$2]+10)*1000+[.$M$5])/10" office:value-type="float" office:value="3.2">
            <text:p>3.2</text:p>
          </table:table-cell>
          <table:table-cell table:style-name="ce44" table:formula="of:=INT([.J$1]/[.$A22]/([.$M$2]+10)*1000+[.$M$5])/10" office:value-type="float" office:value="3.6">
            <text:p>3.6</text:p>
          </table:table-cell>
          <table:table-cell table:style-name="ce44" table:formula="of:=INT([.K$1]/[.$A22]/([.$M$2]+10)*1000+[.$M$5])/10" office:value-type="float" office:value="4">
            <text:p>4.0</text:p>
          </table:table-cell>
          <table:table-cell table:number-columns-repeated="3"/>
          <table:table-cell office:value-type="string">
            <text:p>Paladin</text:p>
          </table:table-cell>
          <table:table-cell office:value-type="float" office:value="-1">
            <text:p>-1</text:p>
          </table:table-cell>
        </table:table-row>
        <table:table-row table:style-name="ro4">
          <table:table-cell table:style-name="ce32" office:value-type="float" office:value="22">
            <text:p>22</text:p>
          </table:table-cell>
          <table:table-cell table:style-name="ce44" table:formula="of:=INT([.B$1]/[.$A23]/([.$M$2]+10)*1000+[.$M$5])/10" office:value-type="float" office:value="0.4">
            <text:p>0.4</text:p>
          </table:table-cell>
          <table:table-cell table:style-name="ce44" table:formula="of:=INT([.C$1]/[.$A23]/([.$M$2]+10)*1000+[.$M$5])/10" office:value-type="float" office:value="0.8">
            <text:p>0.8</text:p>
          </table:table-cell>
          <table:table-cell table:style-name="ce44" table:formula="of:=INT([.D$1]/[.$A23]/([.$M$2]+10)*1000+[.$M$5])/10" office:value-type="float" office:value="1.2">
            <text:p>1.2</text:p>
          </table:table-cell>
          <table:table-cell table:style-name="ce44" table:formula="of:=INT([.E$1]/[.$A23]/([.$M$2]+10)*1000+[.$M$5])/10" office:value-type="float" office:value="1.6">
            <text:p>1.6</text:p>
          </table:table-cell>
          <table:table-cell table:style-name="ce44" table:formula="of:=INT([.F$1]/[.$A23]/([.$M$2]+10)*1000+[.$M$5])/10" office:value-type="float" office:value="1.9">
            <text:p>1.9</text:p>
          </table:table-cell>
          <table:table-cell table:style-name="ce44" table:formula="of:=INT([.G$1]/[.$A23]/([.$M$2]+10)*1000+[.$M$5])/10" office:value-type="float" office:value="2.3">
            <text:p>2.3</text:p>
          </table:table-cell>
          <table:table-cell table:style-name="ce44" table:formula="of:=INT([.H$1]/[.$A23]/([.$M$2]+10)*1000+[.$M$5])/10" office:value-type="float" office:value="2.7">
            <text:p>2.7</text:p>
          </table:table-cell>
          <table:table-cell table:style-name="ce44" table:formula="of:=INT([.I$1]/[.$A23]/([.$M$2]+10)*1000+[.$M$5])/10" office:value-type="float" office:value="3.1">
            <text:p>3.1</text:p>
          </table:table-cell>
          <table:table-cell table:style-name="ce44" table:formula="of:=INT([.J$1]/[.$A23]/([.$M$2]+10)*1000+[.$M$5])/10" office:value-type="float" office:value="3.5">
            <text:p>3.5</text:p>
          </table:table-cell>
          <table:table-cell table:style-name="ce44" table:formula="of:=INT([.K$1]/[.$A23]/([.$M$2]+10)*1000+[.$M$5])/10" office:value-type="float" office:value="3.8">
            <text:p>3.8</text:p>
          </table:table-cell>
          <table:table-cell table:number-columns-repeated="3"/>
          <table:table-cell office:value-type="string">
            <text:p>Peasant</text:p>
          </table:table-cell>
          <table:table-cell office:value-type="float" office:value="-4">
            <text:p>-4</text:p>
          </table:table-cell>
        </table:table-row>
        <table:table-row table:style-name="ro4">
          <table:table-cell table:style-name="ce32" office:value-type="float" office:value="23">
            <text:p>23</text:p>
          </table:table-cell>
          <table:table-cell table:style-name="ce44" table:formula="of:=INT([.B$1]/[.$A24]/([.$M$2]+10)*1000+[.$M$5])/10" office:value-type="float" office:value="0.4">
            <text:p>0.4</text:p>
          </table:table-cell>
          <table:table-cell table:style-name="ce44" table:formula="of:=INT([.C$1]/[.$A24]/([.$M$2]+10)*1000+[.$M$5])/10" office:value-type="float" office:value="0.8">
            <text:p>0.8</text:p>
          </table:table-cell>
          <table:table-cell table:style-name="ce44" table:formula="of:=INT([.D$1]/[.$A24]/([.$M$2]+10)*1000+[.$M$5])/10" office:value-type="float" office:value="1.1">
            <text:p>1.1</text:p>
          </table:table-cell>
          <table:table-cell table:style-name="ce44" table:formula="of:=INT([.E$1]/[.$A24]/([.$M$2]+10)*1000+[.$M$5])/10" office:value-type="float" office:value="1.5">
            <text:p>1.5</text:p>
          </table:table-cell>
          <table:table-cell table:style-name="ce44" table:formula="of:=INT([.F$1]/[.$A24]/([.$M$2]+10)*1000+[.$M$5])/10" office:value-type="float" office:value="1.9">
            <text:p>1.9</text:p>
          </table:table-cell>
          <table:table-cell table:style-name="ce44" table:formula="of:=INT([.G$1]/[.$A24]/([.$M$2]+10)*1000+[.$M$5])/10" office:value-type="float" office:value="2.2">
            <text:p>2.2</text:p>
          </table:table-cell>
          <table:table-cell table:style-name="ce44" table:formula="of:=INT([.H$1]/[.$A24]/([.$M$2]+10)*1000+[.$M$5])/10" office:value-type="float" office:value="2.6">
            <text:p>2.6</text:p>
          </table:table-cell>
          <table:table-cell table:style-name="ce44" table:formula="of:=INT([.I$1]/[.$A24]/([.$M$2]+10)*1000+[.$M$5])/10" office:value-type="float" office:value="2.9">
            <text:p>2.9</text:p>
          </table:table-cell>
          <table:table-cell table:style-name="ce44" table:formula="of:=INT([.J$1]/[.$A24]/([.$M$2]+10)*1000+[.$M$5])/10" office:value-type="float" office:value="3.3">
            <text:p>3.3</text:p>
          </table:table-cell>
          <table:table-cell table:style-name="ce44" table:formula="of:=INT([.K$1]/[.$A24]/([.$M$2]+10)*1000+[.$M$5])/10" office:value-type="float" office:value="3.7">
            <text:p>3.7</text:p>
          </table:table-cell>
          <table:table-cell table:number-columns-repeated="3"/>
          <table:table-cell office:value-type="string">
            <text:p>Ranger 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32" office:value-type="float" office:value="24">
            <text:p>24</text:p>
          </table:table-cell>
          <table:table-cell table:style-name="ce44" table:formula="of:=INT([.B$1]/[.$A25]/([.$M$2]+10)*1000+[.$M$5])/10" office:value-type="float" office:value="0.4">
            <text:p>0.4</text:p>
          </table:table-cell>
          <table:table-cell table:style-name="ce44" table:formula="of:=INT([.C$1]/[.$A25]/([.$M$2]+10)*1000+[.$M$5])/10" office:value-type="float" office:value="0.7">
            <text:p>0.7</text:p>
          </table:table-cell>
          <table:table-cell table:style-name="ce44" table:formula="of:=INT([.D$1]/[.$A25]/([.$M$2]+10)*1000+[.$M$5])/10" office:value-type="float" office:value="1.1">
            <text:p>1.1</text:p>
          </table:table-cell>
          <table:table-cell table:style-name="ce44" table:formula="of:=INT([.E$1]/[.$A25]/([.$M$2]+10)*1000+[.$M$5])/10" office:value-type="float" office:value="1.4">
            <text:p>1.4</text:p>
          </table:table-cell>
          <table:table-cell table:style-name="ce44" table:formula="of:=INT([.F$1]/[.$A25]/([.$M$2]+10)*1000+[.$M$5])/10" office:value-type="float" office:value="1.8">
            <text:p>1.8</text:p>
          </table:table-cell>
          <table:table-cell table:style-name="ce44" table:formula="of:=INT([.G$1]/[.$A25]/([.$M$2]+10)*1000+[.$M$5])/10" office:value-type="float" office:value="2.1">
            <text:p>2.1</text:p>
          </table:table-cell>
          <table:table-cell table:style-name="ce44" table:formula="of:=INT([.H$1]/[.$A25]/([.$M$2]+10)*1000+[.$M$5])/10" office:value-type="float" office:value="2.5">
            <text:p>2.5</text:p>
          </table:table-cell>
          <table:table-cell table:style-name="ce44" table:formula="of:=INT([.I$1]/[.$A25]/([.$M$2]+10)*1000+[.$M$5])/10" office:value-type="float" office:value="2.8">
            <text:p>2.8</text:p>
          </table:table-cell>
          <table:table-cell table:style-name="ce44" table:formula="of:=INT([.J$1]/[.$A25]/([.$M$2]+10)*1000+[.$M$5])/10" office:value-type="float" office:value="3.2">
            <text:p>3.2</text:p>
          </table:table-cell>
          <table:table-cell table:style-name="ce44" table:formula="of:=INT([.K$1]/[.$A25]/([.$M$2]+10)*1000+[.$M$5])/10" office:value-type="float" office:value="3.5">
            <text:p>3.5</text:p>
          </table:table-cell>
          <table:table-cell table:number-columns-repeated="3"/>
          <table:table-cell office:value-type="string">
            <text:p>Sage <text:s text:c="2"/>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style-name="ce32" office:value-type="float" office:value="25">
            <text:p>25</text:p>
          </table:table-cell>
          <table:table-cell table:style-name="ce44" table:formula="of:=INT([.B$1]/[.$A26]/([.$M$2]+10)*1000+[.$M$5])/10" office:value-type="float" office:value="0.4">
            <text:p>0.4</text:p>
          </table:table-cell>
          <table:table-cell table:style-name="ce44" table:formula="of:=INT([.C$1]/[.$A26]/([.$M$2]+10)*1000+[.$M$5])/10" office:value-type="float" office:value="0.7">
            <text:p>0.7</text:p>
          </table:table-cell>
          <table:table-cell table:style-name="ce44" table:formula="of:=INT([.D$1]/[.$A26]/([.$M$2]+10)*1000+[.$M$5])/10" office:value-type="float" office:value="1.1">
            <text:p>1.1</text:p>
          </table:table-cell>
          <table:table-cell table:style-name="ce44" table:formula="of:=INT([.E$1]/[.$A26]/([.$M$2]+10)*1000+[.$M$5])/10" office:value-type="float" office:value="1.4">
            <text:p>1.4</text:p>
          </table:table-cell>
          <table:table-cell table:style-name="ce44" table:formula="of:=INT([.F$1]/[.$A26]/([.$M$2]+10)*1000+[.$M$5])/10" office:value-type="float" office:value="1.7">
            <text:p>1.7</text:p>
          </table:table-cell>
          <table:table-cell table:style-name="ce44" table:formula="of:=INT([.G$1]/[.$A26]/([.$M$2]+10)*1000+[.$M$5])/10" office:value-type="float" office:value="2.1">
            <text:p>2.1</text:p>
          </table:table-cell>
          <table:table-cell table:style-name="ce44" table:formula="of:=INT([.H$1]/[.$A26]/([.$M$2]+10)*1000+[.$M$5])/10" office:value-type="float" office:value="2.4">
            <text:p>2.4</text:p>
          </table:table-cell>
          <table:table-cell table:style-name="ce44" table:formula="of:=INT([.I$1]/[.$A26]/([.$M$2]+10)*1000+[.$M$5])/10" office:value-type="float" office:value="2.7">
            <text:p>2.7</text:p>
          </table:table-cell>
          <table:table-cell table:style-name="ce44" table:formula="of:=INT([.J$1]/[.$A26]/([.$M$2]+10)*1000+[.$M$5])/10" office:value-type="float" office:value="3.1">
            <text:p>3.1</text:p>
          </table:table-cell>
          <table:table-cell table:style-name="ce44" table:formula="of:=INT([.K$1]/[.$A26]/([.$M$2]+10)*1000+[.$M$5])/10" office:value-type="float" office:value="3.4">
            <text:p>3.4</text:p>
          </table:table-cell>
          <table:table-cell table:number-columns-repeated="5"/>
        </table:table-row>
        <table:table-row table:style-name="ro4">
          <table:table-cell table:style-name="ce32" office:value-type="float" office:value="26">
            <text:p>26</text:p>
          </table:table-cell>
          <table:table-cell table:style-name="ce44" table:formula="of:=INT([.B$1]/[.$A27]/([.$M$2]+10)*1000+[.$M$5])/10" office:value-type="float" office:value="0.4">
            <text:p>0.4</text:p>
          </table:table-cell>
          <table:table-cell table:style-name="ce44" table:formula="of:=INT([.C$1]/[.$A27]/([.$M$2]+10)*1000+[.$M$5])/10" office:value-type="float" office:value="0.7">
            <text:p>0.7</text:p>
          </table:table-cell>
          <table:table-cell table:style-name="ce44" table:formula="of:=INT([.D$1]/[.$A27]/([.$M$2]+10)*1000+[.$M$5])/10" office:value-type="float" office:value="1">
            <text:p>1.0</text:p>
          </table:table-cell>
          <table:table-cell table:style-name="ce44" table:formula="of:=INT([.E$1]/[.$A27]/([.$M$2]+10)*1000+[.$M$5])/10" office:value-type="float" office:value="1.3">
            <text:p>1.3</text:p>
          </table:table-cell>
          <table:table-cell table:style-name="ce44" table:formula="of:=INT([.F$1]/[.$A27]/([.$M$2]+10)*1000+[.$M$5])/10" office:value-type="float" office:value="1.7">
            <text:p>1.7</text:p>
          </table:table-cell>
          <table:table-cell table:style-name="ce44" table:formula="of:=INT([.G$1]/[.$A27]/([.$M$2]+10)*1000+[.$M$5])/10" office:value-type="float" office:value="2">
            <text:p>2.0</text:p>
          </table:table-cell>
          <table:table-cell table:style-name="ce44" table:formula="of:=INT([.H$1]/[.$A27]/([.$M$2]+10)*1000+[.$M$5])/10" office:value-type="float" office:value="2.3">
            <text:p>2.3</text:p>
          </table:table-cell>
          <table:table-cell table:style-name="ce44" table:formula="of:=INT([.I$1]/[.$A27]/([.$M$2]+10)*1000+[.$M$5])/10" office:value-type="float" office:value="2.6">
            <text:p>2.6</text:p>
          </table:table-cell>
          <table:table-cell table:style-name="ce44" table:formula="of:=INT([.J$1]/[.$A27]/([.$M$2]+10)*1000+[.$M$5])/10" office:value-type="float" office:value="2.9">
            <text:p>2.9</text:p>
          </table:table-cell>
          <table:table-cell table:style-name="ce44" table:formula="of:=INT([.K$1]/[.$A27]/([.$M$2]+10)*1000+[.$M$5])/10" office:value-type="float" office:value="3.3">
            <text:p>3.3</text:p>
          </table:table-cell>
          <table:table-cell table:number-columns-repeated="5"/>
        </table:table-row>
        <table:table-row table:style-name="ro4">
          <table:table-cell table:style-name="ce32" office:value-type="float" office:value="27">
            <text:p>27</text:p>
          </table:table-cell>
          <table:table-cell table:style-name="ce44" table:formula="of:=INT([.B$1]/[.$A28]/([.$M$2]+10)*1000+[.$M$5])/10" office:value-type="float" office:value="0.4">
            <text:p>0.4</text:p>
          </table:table-cell>
          <table:table-cell table:style-name="ce44" table:formula="of:=INT([.C$1]/[.$A28]/([.$M$2]+10)*1000+[.$M$5])/10" office:value-type="float" office:value="0.7">
            <text:p>0.7</text:p>
          </table:table-cell>
          <table:table-cell table:style-name="ce44" table:formula="of:=INT([.D$1]/[.$A28]/([.$M$2]+10)*1000+[.$M$5])/10" office:value-type="float" office:value="1">
            <text:p>1.0</text:p>
          </table:table-cell>
          <table:table-cell table:style-name="ce44" table:formula="of:=INT([.E$1]/[.$A28]/([.$M$2]+10)*1000+[.$M$5])/10" office:value-type="float" office:value="1.3">
            <text:p>1.3</text:p>
          </table:table-cell>
          <table:table-cell table:style-name="ce44" table:formula="of:=INT([.F$1]/[.$A28]/([.$M$2]+10)*1000+[.$M$5])/10" office:value-type="float" office:value="1.6">
            <text:p>1.6</text:p>
          </table:table-cell>
          <table:table-cell table:style-name="ce44" table:formula="of:=INT([.G$1]/[.$A28]/([.$M$2]+10)*1000+[.$M$5])/10" office:value-type="float" office:value="1.9">
            <text:p>1.9</text:p>
          </table:table-cell>
          <table:table-cell table:style-name="ce44" table:formula="of:=INT([.H$1]/[.$A28]/([.$M$2]+10)*1000+[.$M$5])/10" office:value-type="float" office:value="2.2">
            <text:p>2.2</text:p>
          </table:table-cell>
          <table:table-cell table:style-name="ce44" table:formula="of:=INT([.I$1]/[.$A28]/([.$M$2]+10)*1000+[.$M$5])/10" office:value-type="float" office:value="2.5">
            <text:p>2.5</text:p>
          </table:table-cell>
          <table:table-cell table:style-name="ce44" table:formula="of:=INT([.J$1]/[.$A28]/([.$M$2]+10)*1000+[.$M$5])/10" office:value-type="float" office:value="2.8">
            <text:p>2.8</text:p>
          </table:table-cell>
          <table:table-cell table:style-name="ce44" table:formula="of:=INT([.K$1]/[.$A28]/([.$M$2]+10)*1000+[.$M$5])/10" office:value-type="float" office:value="3.1">
            <text:p>3.1</text:p>
          </table:table-cell>
          <table:table-cell table:number-columns-repeated="5"/>
        </table:table-row>
        <table:table-row table:style-name="ro4">
          <table:table-cell table:style-name="ce32" office:value-type="float" office:value="28">
            <text:p>28</text:p>
          </table:table-cell>
          <table:table-cell table:style-name="ce44" table:formula="of:=INT([.B$1]/[.$A29]/([.$M$2]+10)*1000+[.$M$5])/10" office:value-type="float" office:value="0.3">
            <text:p>0.3</text:p>
          </table:table-cell>
          <table:table-cell table:style-name="ce44" table:formula="of:=INT([.C$1]/[.$A29]/([.$M$2]+10)*1000+[.$M$5])/10" office:value-type="float" office:value="0.6">
            <text:p>0.6</text:p>
          </table:table-cell>
          <table:table-cell table:style-name="ce44" table:formula="of:=INT([.D$1]/[.$A29]/([.$M$2]+10)*1000+[.$M$5])/10" office:value-type="float" office:value="0.9">
            <text:p>0.9</text:p>
          </table:table-cell>
          <table:table-cell table:style-name="ce44" table:formula="of:=INT([.E$1]/[.$A29]/([.$M$2]+10)*1000+[.$M$5])/10" office:value-type="float" office:value="1.2">
            <text:p>1.2</text:p>
          </table:table-cell>
          <table:table-cell table:style-name="ce44" table:formula="of:=INT([.F$1]/[.$A29]/([.$M$2]+10)*1000+[.$M$5])/10" office:value-type="float" office:value="1.5">
            <text:p>1.5</text:p>
          </table:table-cell>
          <table:table-cell table:style-name="ce44" table:formula="of:=INT([.G$1]/[.$A29]/([.$M$2]+10)*1000+[.$M$5])/10" office:value-type="float" office:value="1.8">
            <text:p>1.8</text:p>
          </table:table-cell>
          <table:table-cell table:style-name="ce44" table:formula="of:=INT([.H$1]/[.$A29]/([.$M$2]+10)*1000+[.$M$5])/10" office:value-type="float" office:value="2.1">
            <text:p>2.1</text:p>
          </table:table-cell>
          <table:table-cell table:style-name="ce44" table:formula="of:=INT([.I$1]/[.$A29]/([.$M$2]+10)*1000+[.$M$5])/10" office:value-type="float" office:value="2.4">
            <text:p>2.4</text:p>
          </table:table-cell>
          <table:table-cell table:style-name="ce44" table:formula="of:=INT([.J$1]/[.$A29]/([.$M$2]+10)*1000+[.$M$5])/10" office:value-type="float" office:value="2.7">
            <text:p>2.7</text:p>
          </table:table-cell>
          <table:table-cell table:style-name="ce44" table:formula="of:=INT([.K$1]/[.$A29]/([.$M$2]+10)*1000+[.$M$5])/10" office:value-type="float" office:value="3">
            <text:p>3.0</text:p>
          </table:table-cell>
          <table:table-cell table:number-columns-repeated="5"/>
        </table:table-row>
        <table:table-row table:style-name="ro4">
          <table:table-cell table:style-name="ce32" office:value-type="float" office:value="29">
            <text:p>29</text:p>
          </table:table-cell>
          <table:table-cell table:style-name="ce44" table:formula="of:=INT([.B$1]/[.$A30]/([.$M$2]+10)*1000+[.$M$5])/10" office:value-type="float" office:value="0.3">
            <text:p>0.3</text:p>
          </table:table-cell>
          <table:table-cell table:style-name="ce44" table:formula="of:=INT([.C$1]/[.$A30]/([.$M$2]+10)*1000+[.$M$5])/10" office:value-type="float" office:value="0.6">
            <text:p>0.6</text:p>
          </table:table-cell>
          <table:table-cell table:style-name="ce44" table:formula="of:=INT([.D$1]/[.$A30]/([.$M$2]+10)*1000+[.$M$5])/10" office:value-type="float" office:value="0.9">
            <text:p>0.9</text:p>
          </table:table-cell>
          <table:table-cell table:style-name="ce44" table:formula="of:=INT([.E$1]/[.$A30]/([.$M$2]+10)*1000+[.$M$5])/10" office:value-type="float" office:value="1.2">
            <text:p>1.2</text:p>
          </table:table-cell>
          <table:table-cell table:style-name="ce44" table:formula="of:=INT([.F$1]/[.$A30]/([.$M$2]+10)*1000+[.$M$5])/10" office:value-type="float" office:value="1.5">
            <text:p>1.5</text:p>
          </table:table-cell>
          <table:table-cell table:style-name="ce44" table:formula="of:=INT([.G$1]/[.$A30]/([.$M$2]+10)*1000+[.$M$5])/10" office:value-type="float" office:value="1.8">
            <text:p>1.8</text:p>
          </table:table-cell>
          <table:table-cell table:style-name="ce44" table:formula="of:=INT([.H$1]/[.$A30]/([.$M$2]+10)*1000+[.$M$5])/10" office:value-type="float" office:value="2.1">
            <text:p>2.1</text:p>
          </table:table-cell>
          <table:table-cell table:style-name="ce44" table:formula="of:=INT([.I$1]/[.$A30]/([.$M$2]+10)*1000+[.$M$5])/10" office:value-type="float" office:value="2.3">
            <text:p>2.3</text:p>
          </table:table-cell>
          <table:table-cell table:style-name="ce44" table:formula="of:=INT([.J$1]/[.$A30]/([.$M$2]+10)*1000+[.$M$5])/10" office:value-type="float" office:value="2.6">
            <text:p>2.6</text:p>
          </table:table-cell>
          <table:table-cell table:style-name="ce44" table:formula="of:=INT([.K$1]/[.$A30]/([.$M$2]+10)*1000+[.$M$5])/10" office:value-type="float" office:value="2.9">
            <text:p>2.9</text:p>
          </table:table-cell>
          <table:table-cell table:number-columns-repeated="5"/>
        </table:table-row>
        <table:table-row table:style-name="ro4">
          <table:table-cell table:style-name="ce32" office:value-type="float" office:value="30">
            <text:p>30</text:p>
          </table:table-cell>
          <table:table-cell table:style-name="ce44" table:formula="of:=INT([.B$1]/[.$A31]/([.$M$2]+10)*1000+[.$M$5])/10" office:value-type="float" office:value="0.3">
            <text:p>0.3</text:p>
          </table:table-cell>
          <table:table-cell table:style-name="ce44" table:formula="of:=INT([.C$1]/[.$A31]/([.$M$2]+10)*1000+[.$M$5])/10" office:value-type="float" office:value="0.6">
            <text:p>0.6</text:p>
          </table:table-cell>
          <table:table-cell table:style-name="ce44" table:formula="of:=INT([.D$1]/[.$A31]/([.$M$2]+10)*1000+[.$M$5])/10" office:value-type="float" office:value="0.9">
            <text:p>0.9</text:p>
          </table:table-cell>
          <table:table-cell table:style-name="ce44" table:formula="of:=INT([.E$1]/[.$A31]/([.$M$2]+10)*1000+[.$M$5])/10" office:value-type="float" office:value="1.2">
            <text:p>1.2</text:p>
          </table:table-cell>
          <table:table-cell table:style-name="ce44" table:formula="of:=INT([.F$1]/[.$A31]/([.$M$2]+10)*1000+[.$M$5])/10" office:value-type="float" office:value="1.4">
            <text:p>1.4</text:p>
          </table:table-cell>
          <table:table-cell table:style-name="ce44" table:formula="of:=INT([.G$1]/[.$A31]/([.$M$2]+10)*1000+[.$M$5])/10" office:value-type="float" office:value="1.7">
            <text:p>1.7</text:p>
          </table:table-cell>
          <table:table-cell table:style-name="ce44" table:formula="of:=INT([.H$1]/[.$A31]/([.$M$2]+10)*1000+[.$M$5])/10" office:value-type="float" office:value="2">
            <text:p>2.0</text:p>
          </table:table-cell>
          <table:table-cell table:style-name="ce44" table:formula="of:=INT([.I$1]/[.$A31]/([.$M$2]+10)*1000+[.$M$5])/10" office:value-type="float" office:value="2.3">
            <text:p>2.3</text:p>
          </table:table-cell>
          <table:table-cell table:style-name="ce44" table:formula="of:=INT([.J$1]/[.$A31]/([.$M$2]+10)*1000+[.$M$5])/10" office:value-type="float" office:value="2.6">
            <text:p>2.6</text:p>
          </table:table-cell>
          <table:table-cell table:style-name="ce44" table:formula="of:=INT([.K$1]/[.$A31]/([.$M$2]+10)*1000+[.$M$5])/10" office:value-type="float" office:value="2.8">
            <text:p>2.8</text:p>
          </table:table-cell>
          <table:table-cell table:number-columns-repeated="5"/>
        </table:table-row>
        <table:table-row table:style-name="ro4">
          <table:table-cell table:style-name="ce32" office:value-type="float" office:value="31">
            <text:p>31</text:p>
          </table:table-cell>
          <table:table-cell table:style-name="ce44" table:formula="of:=INT([.B$1]/[.$A32]/([.$M$2]+10)*1000+[.$M$5])/10" office:value-type="float" office:value="0.3">
            <text:p>0.3</text:p>
          </table:table-cell>
          <table:table-cell table:style-name="ce44" table:formula="of:=INT([.C$1]/[.$A32]/([.$M$2]+10)*1000+[.$M$5])/10" office:value-type="float" office:value="0.6">
            <text:p>0.6</text:p>
          </table:table-cell>
          <table:table-cell table:style-name="ce44" table:formula="of:=INT([.D$1]/[.$A32]/([.$M$2]+10)*1000+[.$M$5])/10" office:value-type="float" office:value="0.9">
            <text:p>0.9</text:p>
          </table:table-cell>
          <table:table-cell table:style-name="ce44" table:formula="of:=INT([.E$1]/[.$A32]/([.$M$2]+10)*1000+[.$M$5])/10" office:value-type="float" office:value="1.1">
            <text:p>1.1</text:p>
          </table:table-cell>
          <table:table-cell table:style-name="ce44" table:formula="of:=INT([.F$1]/[.$A32]/([.$M$2]+10)*1000+[.$M$5])/10" office:value-type="float" office:value="1.4">
            <text:p>1.4</text:p>
          </table:table-cell>
          <table:table-cell table:style-name="ce44" table:formula="of:=INT([.G$1]/[.$A32]/([.$M$2]+10)*1000+[.$M$5])/10" office:value-type="float" office:value="1.7">
            <text:p>1.7</text:p>
          </table:table-cell>
          <table:table-cell table:style-name="ce44" table:formula="of:=INT([.H$1]/[.$A32]/([.$M$2]+10)*1000+[.$M$5])/10" office:value-type="float" office:value="1.9">
            <text:p>1.9</text:p>
          </table:table-cell>
          <table:table-cell table:style-name="ce44" table:formula="of:=INT([.I$1]/[.$A32]/([.$M$2]+10)*1000+[.$M$5])/10" office:value-type="float" office:value="2.2">
            <text:p>2.2</text:p>
          </table:table-cell>
          <table:table-cell table:style-name="ce44" table:formula="of:=INT([.J$1]/[.$A32]/([.$M$2]+10)*1000+[.$M$5])/10" office:value-type="float" office:value="2.5">
            <text:p>2.5</text:p>
          </table:table-cell>
          <table:table-cell table:style-name="ce44" table:formula="of:=INT([.K$1]/[.$A32]/([.$M$2]+10)*1000+[.$M$5])/10" office:value-type="float" office:value="2.7">
            <text:p>2.7</text:p>
          </table:table-cell>
          <table:table-cell table:number-columns-repeated="5"/>
        </table:table-row>
        <table:table-row table:style-name="ro4">
          <table:table-cell table:style-name="ce32" office:value-type="float" office:value="32">
            <text:p>32</text:p>
          </table:table-cell>
          <table:table-cell table:style-name="ce44" table:formula="of:=INT([.B$1]/[.$A33]/([.$M$2]+10)*1000+[.$M$5])/10" office:value-type="float" office:value="0.3">
            <text:p>0.3</text:p>
          </table:table-cell>
          <table:table-cell table:style-name="ce44" table:formula="of:=INT([.C$1]/[.$A33]/([.$M$2]+10)*1000+[.$M$5])/10" office:value-type="float" office:value="0.6">
            <text:p>0.6</text:p>
          </table:table-cell>
          <table:table-cell table:style-name="ce44" table:formula="of:=INT([.D$1]/[.$A33]/([.$M$2]+10)*1000+[.$M$5])/10" office:value-type="float" office:value="0.8">
            <text:p>0.8</text:p>
          </table:table-cell>
          <table:table-cell table:style-name="ce44" table:formula="of:=INT([.E$1]/[.$A33]/([.$M$2]+10)*1000+[.$M$5])/10" office:value-type="float" office:value="1.1">
            <text:p>1.1</text:p>
          </table:table-cell>
          <table:table-cell table:style-name="ce44" table:formula="of:=INT([.F$1]/[.$A33]/([.$M$2]+10)*1000+[.$M$5])/10" office:value-type="float" office:value="1.4">
            <text:p>1.4</text:p>
          </table:table-cell>
          <table:table-cell table:style-name="ce44" table:formula="of:=INT([.G$1]/[.$A33]/([.$M$2]+10)*1000+[.$M$5])/10" office:value-type="float" office:value="1.6">
            <text:p>1.6</text:p>
          </table:table-cell>
          <table:table-cell table:style-name="ce44" table:formula="of:=INT([.H$1]/[.$A33]/([.$M$2]+10)*1000+[.$M$5])/10" office:value-type="float" office:value="1.9">
            <text:p>1.9</text:p>
          </table:table-cell>
          <table:table-cell table:style-name="ce44" table:formula="of:=INT([.I$1]/[.$A33]/([.$M$2]+10)*1000+[.$M$5])/10" office:value-type="float" office:value="2.1">
            <text:p>2.1</text:p>
          </table:table-cell>
          <table:table-cell table:style-name="ce44" table:formula="of:=INT([.J$1]/[.$A33]/([.$M$2]+10)*1000+[.$M$5])/10" office:value-type="float" office:value="2.4">
            <text:p>2.4</text:p>
          </table:table-cell>
          <table:table-cell table:style-name="ce44" table:formula="of:=INT([.K$1]/[.$A33]/([.$M$2]+10)*1000+[.$M$5])/10" office:value-type="float" office:value="2.7">
            <text:p>2.7</text:p>
          </table:table-cell>
          <table:table-cell table:number-columns-repeated="5"/>
        </table:table-row>
        <table:table-row table:style-name="ro4">
          <table:table-cell table:style-name="ce32" office:value-type="float" office:value="33">
            <text:p>33</text:p>
          </table:table-cell>
          <table:table-cell table:style-name="ce44" table:formula="of:=INT([.B$1]/[.$A34]/([.$M$2]+10)*1000+[.$M$5])/10" office:value-type="float" office:value="0.3">
            <text:p>0.3</text:p>
          </table:table-cell>
          <table:table-cell table:style-name="ce44" table:formula="of:=INT([.C$1]/[.$A34]/([.$M$2]+10)*1000+[.$M$5])/10" office:value-type="float" office:value="0.6">
            <text:p>0.6</text:p>
          </table:table-cell>
          <table:table-cell table:style-name="ce44" table:formula="of:=INT([.D$1]/[.$A34]/([.$M$2]+10)*1000+[.$M$5])/10" office:value-type="float" office:value="0.8">
            <text:p>0.8</text:p>
          </table:table-cell>
          <table:table-cell table:style-name="ce44" table:formula="of:=INT([.E$1]/[.$A34]/([.$M$2]+10)*1000+[.$M$5])/10" office:value-type="float" office:value="1.1">
            <text:p>1.1</text:p>
          </table:table-cell>
          <table:table-cell table:style-name="ce44" table:formula="of:=INT([.F$1]/[.$A34]/([.$M$2]+10)*1000+[.$M$5])/10" office:value-type="float" office:value="1.3">
            <text:p>1.3</text:p>
          </table:table-cell>
          <table:table-cell table:style-name="ce44" table:formula="of:=INT([.G$1]/[.$A34]/([.$M$2]+10)*1000+[.$M$5])/10" office:value-type="float" office:value="1.6">
            <text:p>1.6</text:p>
          </table:table-cell>
          <table:table-cell table:style-name="ce44" table:formula="of:=INT([.H$1]/[.$A34]/([.$M$2]+10)*1000+[.$M$5])/10" office:value-type="float" office:value="1.8">
            <text:p>1.8</text:p>
          </table:table-cell>
          <table:table-cell table:style-name="ce44" table:formula="of:=INT([.I$1]/[.$A34]/([.$M$2]+10)*1000+[.$M$5])/10" office:value-type="float" office:value="2.1">
            <text:p>2.1</text:p>
          </table:table-cell>
          <table:table-cell table:style-name="ce44" table:formula="of:=INT([.J$1]/[.$A34]/([.$M$2]+10)*1000+[.$M$5])/10" office:value-type="float" office:value="2.3">
            <text:p>2.3</text:p>
          </table:table-cell>
          <table:table-cell table:style-name="ce44" table:formula="of:=INT([.K$1]/[.$A34]/([.$M$2]+10)*1000+[.$M$5])/10" office:value-type="float" office:value="2.6">
            <text:p>2.6</text:p>
          </table:table-cell>
          <table:table-cell table:number-columns-repeated="5"/>
        </table:table-row>
        <table:table-row table:style-name="ro4">
          <table:table-cell table:style-name="ce32" office:value-type="float" office:value="34">
            <text:p>34</text:p>
          </table:table-cell>
          <table:table-cell table:style-name="ce44" table:formula="of:=INT([.B$1]/[.$A35]/([.$M$2]+10)*1000+[.$M$5])/10" office:value-type="float" office:value="0.3">
            <text:p>0.3</text:p>
          </table:table-cell>
          <table:table-cell table:style-name="ce44" table:formula="of:=INT([.C$1]/[.$A35]/([.$M$2]+10)*1000+[.$M$5])/10" office:value-type="float" office:value="0.5">
            <text:p>0.5</text:p>
          </table:table-cell>
          <table:table-cell table:style-name="ce44" table:formula="of:=INT([.D$1]/[.$A35]/([.$M$2]+10)*1000+[.$M$5])/10" office:value-type="float" office:value="0.8">
            <text:p>0.8</text:p>
          </table:table-cell>
          <table:table-cell table:style-name="ce44" table:formula="of:=INT([.E$1]/[.$A35]/([.$M$2]+10)*1000+[.$M$5])/10" office:value-type="float" office:value="1">
            <text:p>1.0</text:p>
          </table:table-cell>
          <table:table-cell table:style-name="ce44" table:formula="of:=INT([.F$1]/[.$A35]/([.$M$2]+10)*1000+[.$M$5])/10" office:value-type="float" office:value="1.3">
            <text:p>1.3</text:p>
          </table:table-cell>
          <table:table-cell table:style-name="ce44" table:formula="of:=INT([.G$1]/[.$A35]/([.$M$2]+10)*1000+[.$M$5])/10" office:value-type="float" office:value="1.5">
            <text:p>1.5</text:p>
          </table:table-cell>
          <table:table-cell table:style-name="ce44" table:formula="of:=INT([.H$1]/[.$A35]/([.$M$2]+10)*1000+[.$M$5])/10" office:value-type="float" office:value="1.8">
            <text:p>1.8</text:p>
          </table:table-cell>
          <table:table-cell table:style-name="ce44" table:formula="of:=INT([.I$1]/[.$A35]/([.$M$2]+10)*1000+[.$M$5])/10" office:value-type="float" office:value="2">
            <text:p>2.0</text:p>
          </table:table-cell>
          <table:table-cell table:style-name="ce44" table:formula="of:=INT([.J$1]/[.$A35]/([.$M$2]+10)*1000+[.$M$5])/10" office:value-type="float" office:value="2.3">
            <text:p>2.3</text:p>
          </table:table-cell>
          <table:table-cell table:style-name="ce44" table:formula="of:=INT([.K$1]/[.$A35]/([.$M$2]+10)*1000+[.$M$5])/10" office:value-type="float" office:value="2.5">
            <text:p>2.5</text:p>
          </table:table-cell>
          <table:table-cell table:number-columns-repeated="5"/>
        </table:table-row>
        <table:table-row table:style-name="ro4">
          <table:table-cell table:style-name="ce32" office:value-type="float" office:value="35">
            <text:p>35</text:p>
          </table:table-cell>
          <table:table-cell table:style-name="ce44" table:formula="of:=INT([.B$1]/[.$A36]/([.$M$2]+10)*1000+[.$M$5])/10" office:value-type="float" office:value="0.3">
            <text:p>0.3</text:p>
          </table:table-cell>
          <table:table-cell table:style-name="ce44" table:formula="of:=INT([.C$1]/[.$A36]/([.$M$2]+10)*1000+[.$M$5])/10" office:value-type="float" office:value="0.5">
            <text:p>0.5</text:p>
          </table:table-cell>
          <table:table-cell table:style-name="ce44" table:formula="of:=INT([.D$1]/[.$A36]/([.$M$2]+10)*1000+[.$M$5])/10" office:value-type="float" office:value="0.8">
            <text:p>0.8</text:p>
          </table:table-cell>
          <table:table-cell table:style-name="ce44" table:formula="of:=INT([.E$1]/[.$A36]/([.$M$2]+10)*1000+[.$M$5])/10" office:value-type="float" office:value="1">
            <text:p>1.0</text:p>
          </table:table-cell>
          <table:table-cell table:style-name="ce44" table:formula="of:=INT([.F$1]/[.$A36]/([.$M$2]+10)*1000+[.$M$5])/10" office:value-type="float" office:value="1.2">
            <text:p>1.2</text:p>
          </table:table-cell>
          <table:table-cell table:style-name="ce44" table:formula="of:=INT([.G$1]/[.$A36]/([.$M$2]+10)*1000+[.$M$5])/10" office:value-type="float" office:value="1.5">
            <text:p>1.5</text:p>
          </table:table-cell>
          <table:table-cell table:style-name="ce44" table:formula="of:=INT([.H$1]/[.$A36]/([.$M$2]+10)*1000+[.$M$5])/10" office:value-type="float" office:value="1.7">
            <text:p>1.7</text:p>
          </table:table-cell>
          <table:table-cell table:style-name="ce44" table:formula="of:=INT([.I$1]/[.$A36]/([.$M$2]+10)*1000+[.$M$5])/10" office:value-type="float" office:value="2">
            <text:p>2.0</text:p>
          </table:table-cell>
          <table:table-cell table:style-name="ce44" table:formula="of:=INT([.J$1]/[.$A36]/([.$M$2]+10)*1000+[.$M$5])/10" office:value-type="float" office:value="2.2">
            <text:p>2.2</text:p>
          </table:table-cell>
          <table:table-cell table:style-name="ce44" table:formula="of:=INT([.K$1]/[.$A36]/([.$M$2]+10)*1000+[.$M$5])/10" office:value-type="float" office:value="2.4">
            <text:p>2.4</text:p>
          </table:table-cell>
          <table:table-cell table:number-columns-repeated="5"/>
        </table:table-row>
        <table:table-row table:style-name="ro4">
          <table:table-cell table:style-name="ce32" office:value-type="float" office:value="36">
            <text:p>36</text:p>
          </table:table-cell>
          <table:table-cell table:style-name="ce44" table:formula="of:=INT([.B$1]/[.$A37]/([.$M$2]+10)*1000+[.$M$5])/10" office:value-type="float" office:value="0.3">
            <text:p>0.3</text:p>
          </table:table-cell>
          <table:table-cell table:style-name="ce44" table:formula="of:=INT([.C$1]/[.$A37]/([.$M$2]+10)*1000+[.$M$5])/10" office:value-type="float" office:value="0.5">
            <text:p>0.5</text:p>
          </table:table-cell>
          <table:table-cell table:style-name="ce44" table:formula="of:=INT([.D$1]/[.$A37]/([.$M$2]+10)*1000+[.$M$5])/10" office:value-type="float" office:value="0.7">
            <text:p>0.7</text:p>
          </table:table-cell>
          <table:table-cell table:style-name="ce44" table:formula="of:=INT([.E$1]/[.$A37]/([.$M$2]+10)*1000+[.$M$5])/10" office:value-type="float" office:value="1">
            <text:p>1.0</text:p>
          </table:table-cell>
          <table:table-cell table:style-name="ce44" table:formula="of:=INT([.F$1]/[.$A37]/([.$M$2]+10)*1000+[.$M$5])/10" office:value-type="float" office:value="1.2">
            <text:p>1.2</text:p>
          </table:table-cell>
          <table:table-cell table:style-name="ce44" table:formula="of:=INT([.G$1]/[.$A37]/([.$M$2]+10)*1000+[.$M$5])/10" office:value-type="float" office:value="1.4">
            <text:p>1.4</text:p>
          </table:table-cell>
          <table:table-cell table:style-name="ce44" table:formula="of:=INT([.H$1]/[.$A37]/([.$M$2]+10)*1000+[.$M$5])/10" office:value-type="float" office:value="1.7">
            <text:p>1.7</text:p>
          </table:table-cell>
          <table:table-cell table:style-name="ce44" table:formula="of:=INT([.I$1]/[.$A37]/([.$M$2]+10)*1000+[.$M$5])/10" office:value-type="float" office:value="1.9">
            <text:p>1.9</text:p>
          </table:table-cell>
          <table:table-cell table:style-name="ce44" table:formula="of:=INT([.J$1]/[.$A37]/([.$M$2]+10)*1000+[.$M$5])/10" office:value-type="float" office:value="2.1">
            <text:p>2.1</text:p>
          </table:table-cell>
          <table:table-cell table:style-name="ce44" table:formula="of:=INT([.K$1]/[.$A37]/([.$M$2]+10)*1000+[.$M$5])/10" office:value-type="float" office:value="2.4">
            <text:p>2.4</text:p>
          </table:table-cell>
          <table:table-cell table:number-columns-repeated="5"/>
        </table:table-row>
        <table:table-row table:style-name="ro4">
          <table:table-cell table:style-name="ce32" office:value-type="float" office:value="37">
            <text:p>37</text:p>
          </table:table-cell>
          <table:table-cell table:style-name="ce44" table:formula="of:=INT([.B$1]/[.$A38]/([.$M$2]+10)*1000+[.$M$5])/10" office:value-type="float" office:value="0.3">
            <text:p>0.3</text:p>
          </table:table-cell>
          <table:table-cell table:style-name="ce44" table:formula="of:=INT([.C$1]/[.$A38]/([.$M$2]+10)*1000+[.$M$5])/10" office:value-type="float" office:value="0.5">
            <text:p>0.5</text:p>
          </table:table-cell>
          <table:table-cell table:style-name="ce44" table:formula="of:=INT([.D$1]/[.$A38]/([.$M$2]+10)*1000+[.$M$5])/10" office:value-type="float" office:value="0.7">
            <text:p>0.7</text:p>
          </table:table-cell>
          <table:table-cell table:style-name="ce44" table:formula="of:=INT([.E$1]/[.$A38]/([.$M$2]+10)*1000+[.$M$5])/10" office:value-type="float" office:value="1">
            <text:p>1.0</text:p>
          </table:table-cell>
          <table:table-cell table:style-name="ce44" table:formula="of:=INT([.F$1]/[.$A38]/([.$M$2]+10)*1000+[.$M$5])/10" office:value-type="float" office:value="1.2">
            <text:p>1.2</text:p>
          </table:table-cell>
          <table:table-cell table:style-name="ce44" table:formula="of:=INT([.G$1]/[.$A38]/([.$M$2]+10)*1000+[.$M$5])/10" office:value-type="float" office:value="1.4">
            <text:p>1.4</text:p>
          </table:table-cell>
          <table:table-cell table:style-name="ce44" table:formula="of:=INT([.H$1]/[.$A38]/([.$M$2]+10)*1000+[.$M$5])/10" office:value-type="float" office:value="1.6">
            <text:p>1.6</text:p>
          </table:table-cell>
          <table:table-cell table:style-name="ce44" table:formula="of:=INT([.I$1]/[.$A38]/([.$M$2]+10)*1000+[.$M$5])/10" office:value-type="float" office:value="1.9">
            <text:p>1.9</text:p>
          </table:table-cell>
          <table:table-cell table:style-name="ce44" table:formula="of:=INT([.J$1]/[.$A38]/([.$M$2]+10)*1000+[.$M$5])/10" office:value-type="float" office:value="2.1">
            <text:p>2.1</text:p>
          </table:table-cell>
          <table:table-cell table:style-name="ce44" table:formula="of:=INT([.K$1]/[.$A38]/([.$M$2]+10)*1000+[.$M$5])/10" office:value-type="float" office:value="2.3">
            <text:p>2.3</text:p>
          </table:table-cell>
          <table:table-cell table:number-columns-repeated="5"/>
        </table:table-row>
        <table:table-row table:style-name="ro4">
          <table:table-cell table:style-name="ce32" office:value-type="float" office:value="38">
            <text:p>38</text:p>
          </table:table-cell>
          <table:table-cell table:style-name="ce44" table:formula="of:=INT([.B$1]/[.$A39]/([.$M$2]+10)*1000+[.$M$5])/10" office:value-type="float" office:value="0.3">
            <text:p>0.3</text:p>
          </table:table-cell>
          <table:table-cell table:style-name="ce44" table:formula="of:=INT([.C$1]/[.$A39]/([.$M$2]+10)*1000+[.$M$5])/10" office:value-type="float" office:value="0.5">
            <text:p>0.5</text:p>
          </table:table-cell>
          <table:table-cell table:style-name="ce44" table:formula="of:=INT([.D$1]/[.$A39]/([.$M$2]+10)*1000+[.$M$5])/10" office:value-type="float" office:value="0.7">
            <text:p>0.7</text:p>
          </table:table-cell>
          <table:table-cell table:style-name="ce44" table:formula="of:=INT([.E$1]/[.$A39]/([.$M$2]+10)*1000+[.$M$5])/10" office:value-type="float" office:value="0.9">
            <text:p>0.9</text:p>
          </table:table-cell>
          <table:table-cell table:style-name="ce44" table:formula="of:=INT([.F$1]/[.$A39]/([.$M$2]+10)*1000+[.$M$5])/10" office:value-type="float" office:value="1.1">
            <text:p>1.1</text:p>
          </table:table-cell>
          <table:table-cell table:style-name="ce44" table:formula="of:=INT([.G$1]/[.$A39]/([.$M$2]+10)*1000+[.$M$5])/10" office:value-type="float" office:value="1.4">
            <text:p>1.4</text:p>
          </table:table-cell>
          <table:table-cell table:style-name="ce44" table:formula="of:=INT([.H$1]/[.$A39]/([.$M$2]+10)*1000+[.$M$5])/10" office:value-type="float" office:value="1.6">
            <text:p>1.6</text:p>
          </table:table-cell>
          <table:table-cell table:style-name="ce44" table:formula="of:=INT([.I$1]/[.$A39]/([.$M$2]+10)*1000+[.$M$5])/10" office:value-type="float" office:value="1.8">
            <text:p>1.8</text:p>
          </table:table-cell>
          <table:table-cell table:style-name="ce44" table:formula="of:=INT([.J$1]/[.$A39]/([.$M$2]+10)*1000+[.$M$5])/10" office:value-type="float" office:value="2">
            <text:p>2.0</text:p>
          </table:table-cell>
          <table:table-cell table:style-name="ce44" table:formula="of:=INT([.K$1]/[.$A39]/([.$M$2]+10)*1000+[.$M$5])/10" office:value-type="float" office:value="2.2">
            <text:p>2.2</text:p>
          </table:table-cell>
          <table:table-cell table:number-columns-repeated="5"/>
        </table:table-row>
        <table:table-row table:style-name="ro4">
          <table:table-cell table:style-name="ce32" office:value-type="float" office:value="39">
            <text:p>39</text:p>
          </table:table-cell>
          <table:table-cell table:style-name="ce44" table:formula="of:=INT([.B$1]/[.$A40]/([.$M$2]+10)*1000+[.$M$5])/10" office:value-type="float" office:value="0.3">
            <text:p>0.3</text:p>
          </table:table-cell>
          <table:table-cell table:style-name="ce44" table:formula="of:=INT([.C$1]/[.$A40]/([.$M$2]+10)*1000+[.$M$5])/10" office:value-type="float" office:value="0.5">
            <text:p>0.5</text:p>
          </table:table-cell>
          <table:table-cell table:style-name="ce44" table:formula="of:=INT([.D$1]/[.$A40]/([.$M$2]+10)*1000+[.$M$5])/10" office:value-type="float" office:value="0.7">
            <text:p>0.7</text:p>
          </table:table-cell>
          <table:table-cell table:style-name="ce44" table:formula="of:=INT([.E$1]/[.$A40]/([.$M$2]+10)*1000+[.$M$5])/10" office:value-type="float" office:value="0.9">
            <text:p>0.9</text:p>
          </table:table-cell>
          <table:table-cell table:style-name="ce44" table:formula="of:=INT([.F$1]/[.$A40]/([.$M$2]+10)*1000+[.$M$5])/10" office:value-type="float" office:value="1.1">
            <text:p>1.1</text:p>
          </table:table-cell>
          <table:table-cell table:style-name="ce44" table:formula="of:=INT([.G$1]/[.$A40]/([.$M$2]+10)*1000+[.$M$5])/10" office:value-type="float" office:value="1.3">
            <text:p>1.3</text:p>
          </table:table-cell>
          <table:table-cell table:style-name="ce44" table:formula="of:=INT([.H$1]/[.$A40]/([.$M$2]+10)*1000+[.$M$5])/10" office:value-type="float" office:value="1.5">
            <text:p>1.5</text:p>
          </table:table-cell>
          <table:table-cell table:style-name="ce44" table:formula="of:=INT([.I$1]/[.$A40]/([.$M$2]+10)*1000+[.$M$5])/10" office:value-type="float" office:value="1.8">
            <text:p>1.8</text:p>
          </table:table-cell>
          <table:table-cell table:style-name="ce44" table:formula="of:=INT([.J$1]/[.$A40]/([.$M$2]+10)*1000+[.$M$5])/10" office:value-type="float" office:value="2">
            <text:p>2.0</text:p>
          </table:table-cell>
          <table:table-cell table:style-name="ce44" table:formula="of:=INT([.K$1]/[.$A40]/([.$M$2]+10)*1000+[.$M$5])/10" office:value-type="float" office:value="2.2">
            <text:p>2.2</text:p>
          </table:table-cell>
          <table:table-cell table:number-columns-repeated="5"/>
        </table:table-row>
        <table:table-row table:style-name="ro4">
          <table:table-cell table:style-name="ce32" office:value-type="float" office:value="40">
            <text:p>40</text:p>
          </table:table-cell>
          <table:table-cell table:style-name="ce44" table:formula="of:=INT([.B$1]/[.$A41]/([.$M$2]+10)*1000+[.$M$5])/10" office:value-type="float" office:value="0.3">
            <text:p>0.3</text:p>
          </table:table-cell>
          <table:table-cell table:style-name="ce44" table:formula="of:=INT([.C$1]/[.$A41]/([.$M$2]+10)*1000+[.$M$5])/10" office:value-type="float" office:value="0.5">
            <text:p>0.5</text:p>
          </table:table-cell>
          <table:table-cell table:style-name="ce44" table:formula="of:=INT([.D$1]/[.$A41]/([.$M$2]+10)*1000+[.$M$5])/10" office:value-type="float" office:value="0.7">
            <text:p>0.7</text:p>
          </table:table-cell>
          <table:table-cell table:style-name="ce44" table:formula="of:=INT([.E$1]/[.$A41]/([.$M$2]+10)*1000+[.$M$5])/10" office:value-type="float" office:value="0.9">
            <text:p>0.9</text:p>
          </table:table-cell>
          <table:table-cell table:style-name="ce44" table:formula="of:=INT([.F$1]/[.$A41]/([.$M$2]+10)*1000+[.$M$5])/10" office:value-type="float" office:value="1.1">
            <text:p>1.1</text:p>
          </table:table-cell>
          <table:table-cell table:style-name="ce44" table:formula="of:=INT([.G$1]/[.$A41]/([.$M$2]+10)*1000+[.$M$5])/10" office:value-type="float" office:value="1.3">
            <text:p>1.3</text:p>
          </table:table-cell>
          <table:table-cell table:style-name="ce44" table:formula="of:=INT([.H$1]/[.$A41]/([.$M$2]+10)*1000+[.$M$5])/10" office:value-type="float" office:value="1.5">
            <text:p>1.5</text:p>
          </table:table-cell>
          <table:table-cell table:style-name="ce44" table:formula="of:=INT([.I$1]/[.$A41]/([.$M$2]+10)*1000+[.$M$5])/10" office:value-type="float" office:value="1.7">
            <text:p>1.7</text:p>
          </table:table-cell>
          <table:table-cell table:style-name="ce44" table:formula="of:=INT([.J$1]/[.$A41]/([.$M$2]+10)*1000+[.$M$5])/10" office:value-type="float" office:value="1.9">
            <text:p>1.9</text:p>
          </table:table-cell>
          <table:table-cell table:style-name="ce44" table:formula="of:=INT([.K$1]/[.$A41]/([.$M$2]+10)*1000+[.$M$5])/10" office:value-type="float" office:value="2.1">
            <text:p>2.1</text:p>
          </table:table-cell>
          <table:table-cell table:number-columns-repeated="5"/>
        </table:table-row>
        <table:table-row table:style-name="ro4">
          <table:table-cell table:style-name="ce32" office:value-type="float" office:value="41">
            <text:p>41</text:p>
          </table:table-cell>
          <table:table-cell table:style-name="ce44" table:formula="of:=INT([.B$1]/[.$A42]/([.$M$2]+10)*1000+[.$M$5])/10" office:value-type="float" office:value="0.3">
            <text:p>0.3</text:p>
          </table:table-cell>
          <table:table-cell table:style-name="ce44" table:formula="of:=INT([.C$1]/[.$A42]/([.$M$2]+10)*1000+[.$M$5])/10" office:value-type="float" office:value="0.5">
            <text:p>0.5</text:p>
          </table:table-cell>
          <table:table-cell table:style-name="ce44" table:formula="of:=INT([.D$1]/[.$A42]/([.$M$2]+10)*1000+[.$M$5])/10" office:value-type="float" office:value="0.7">
            <text:p>0.7</text:p>
          </table:table-cell>
          <table:table-cell table:style-name="ce44" table:formula="of:=INT([.E$1]/[.$A42]/([.$M$2]+10)*1000+[.$M$5])/10" office:value-type="float" office:value="0.9">
            <text:p>0.9</text:p>
          </table:table-cell>
          <table:table-cell table:style-name="ce44" table:formula="of:=INT([.F$1]/[.$A42]/([.$M$2]+10)*1000+[.$M$5])/10" office:value-type="float" office:value="1.1">
            <text:p>1.1</text:p>
          </table:table-cell>
          <table:table-cell table:style-name="ce44" table:formula="of:=INT([.G$1]/[.$A42]/([.$M$2]+10)*1000+[.$M$5])/10" office:value-type="float" office:value="1.3">
            <text:p>1.3</text:p>
          </table:table-cell>
          <table:table-cell table:style-name="ce44" table:formula="of:=INT([.H$1]/[.$A42]/([.$M$2]+10)*1000+[.$M$5])/10" office:value-type="float" office:value="1.5">
            <text:p>1.5</text:p>
          </table:table-cell>
          <table:table-cell table:style-name="ce44" table:formula="of:=INT([.I$1]/[.$A42]/([.$M$2]+10)*1000+[.$M$5])/10" office:value-type="float" office:value="1.7">
            <text:p>1.7</text:p>
          </table:table-cell>
          <table:table-cell table:style-name="ce44" table:formula="of:=INT([.J$1]/[.$A42]/([.$M$2]+10)*1000+[.$M$5])/10" office:value-type="float" office:value="1.9">
            <text:p>1.9</text:p>
          </table:table-cell>
          <table:table-cell table:style-name="ce44" table:formula="of:=INT([.K$1]/[.$A42]/([.$M$2]+10)*1000+[.$M$5])/10" office:value-type="float" office:value="2.1">
            <text:p>2.1</text:p>
          </table:table-cell>
          <table:table-cell table:number-columns-repeated="5"/>
        </table:table-row>
        <table:table-row table:style-name="ro4">
          <table:table-cell table:style-name="ce32" office:value-type="float" office:value="42">
            <text:p>42</text:p>
          </table:table-cell>
          <table:table-cell table:style-name="ce44" table:formula="of:=INT([.B$1]/[.$A43]/([.$M$2]+10)*1000+[.$M$5])/10" office:value-type="float" office:value="0.2">
            <text:p>0.2</text:p>
          </table:table-cell>
          <table:table-cell table:style-name="ce44" table:formula="of:=INT([.C$1]/[.$A43]/([.$M$2]+10)*1000+[.$M$5])/10" office:value-type="float" office:value="0.4">
            <text:p>0.4</text:p>
          </table:table-cell>
          <table:table-cell table:style-name="ce44" table:formula="of:=INT([.D$1]/[.$A43]/([.$M$2]+10)*1000+[.$M$5])/10" office:value-type="float" office:value="0.6">
            <text:p>0.6</text:p>
          </table:table-cell>
          <table:table-cell table:style-name="ce44" table:formula="of:=INT([.E$1]/[.$A43]/([.$M$2]+10)*1000+[.$M$5])/10" office:value-type="float" office:value="0.8">
            <text:p>0.8</text:p>
          </table:table-cell>
          <table:table-cell table:style-name="ce44" table:formula="of:=INT([.F$1]/[.$A43]/([.$M$2]+10)*1000+[.$M$5])/10" office:value-type="float" office:value="1">
            <text:p>1.0</text:p>
          </table:table-cell>
          <table:table-cell table:style-name="ce44" table:formula="of:=INT([.G$1]/[.$A43]/([.$M$2]+10)*1000+[.$M$5])/10" office:value-type="float" office:value="1.2">
            <text:p>1.2</text:p>
          </table:table-cell>
          <table:table-cell table:style-name="ce44" table:formula="of:=INT([.H$1]/[.$A43]/([.$M$2]+10)*1000+[.$M$5])/10" office:value-type="float" office:value="1.4">
            <text:p>1.4</text:p>
          </table:table-cell>
          <table:table-cell table:style-name="ce44" table:formula="of:=INT([.I$1]/[.$A43]/([.$M$2]+10)*1000+[.$M$5])/10" office:value-type="float" office:value="1.6">
            <text:p>1.6</text:p>
          </table:table-cell>
          <table:table-cell table:style-name="ce44" table:formula="of:=INT([.J$1]/[.$A43]/([.$M$2]+10)*1000+[.$M$5])/10" office:value-type="float" office:value="1.8">
            <text:p>1.8</text:p>
          </table:table-cell>
          <table:table-cell table:style-name="ce44" table:formula="of:=INT([.K$1]/[.$A43]/([.$M$2]+10)*1000+[.$M$5])/10" office:value-type="float" office:value="2">
            <text:p>2.0</text:p>
          </table:table-cell>
          <table:table-cell table:number-columns-repeated="5"/>
        </table:table-row>
        <table:table-row table:style-name="ro4">
          <table:table-cell table:style-name="ce32" office:value-type="float" office:value="43">
            <text:p>43</text:p>
          </table:table-cell>
          <table:table-cell table:style-name="ce44" table:formula="of:=INT([.B$1]/[.$A44]/([.$M$2]+10)*1000+[.$M$5])/10" office:value-type="float" office:value="0.2">
            <text:p>0.2</text:p>
          </table:table-cell>
          <table:table-cell table:style-name="ce44" table:formula="of:=INT([.C$1]/[.$A44]/([.$M$2]+10)*1000+[.$M$5])/10" office:value-type="float" office:value="0.4">
            <text:p>0.4</text:p>
          </table:table-cell>
          <table:table-cell table:style-name="ce44" table:formula="of:=INT([.D$1]/[.$A44]/([.$M$2]+10)*1000+[.$M$5])/10" office:value-type="float" office:value="0.6">
            <text:p>0.6</text:p>
          </table:table-cell>
          <table:table-cell table:style-name="ce44" table:formula="of:=INT([.E$1]/[.$A44]/([.$M$2]+10)*1000+[.$M$5])/10" office:value-type="float" office:value="0.8">
            <text:p>0.8</text:p>
          </table:table-cell>
          <table:table-cell table:style-name="ce44" table:formula="of:=INT([.F$1]/[.$A44]/([.$M$2]+10)*1000+[.$M$5])/10" office:value-type="float" office:value="1">
            <text:p>1.0</text:p>
          </table:table-cell>
          <table:table-cell table:style-name="ce44" table:formula="of:=INT([.G$1]/[.$A44]/([.$M$2]+10)*1000+[.$M$5])/10" office:value-type="float" office:value="1.2">
            <text:p>1.2</text:p>
          </table:table-cell>
          <table:table-cell table:style-name="ce44" table:formula="of:=INT([.H$1]/[.$A44]/([.$M$2]+10)*1000+[.$M$5])/10" office:value-type="float" office:value="1.4">
            <text:p>1.4</text:p>
          </table:table-cell>
          <table:table-cell table:style-name="ce44" table:formula="of:=INT([.I$1]/[.$A44]/([.$M$2]+10)*1000+[.$M$5])/10" office:value-type="float" office:value="1.6">
            <text:p>1.6</text:p>
          </table:table-cell>
          <table:table-cell table:style-name="ce44" table:formula="of:=INT([.J$1]/[.$A44]/([.$M$2]+10)*1000+[.$M$5])/10" office:value-type="float" office:value="1.8">
            <text:p>1.8</text:p>
          </table:table-cell>
          <table:table-cell table:style-name="ce44" table:formula="of:=INT([.K$1]/[.$A44]/([.$M$2]+10)*1000+[.$M$5])/10" office:value-type="float" office:value="2">
            <text:p>2.0</text:p>
          </table:table-cell>
          <table:table-cell table:number-columns-repeated="5"/>
        </table:table-row>
        <table:table-row table:style-name="ro4">
          <table:table-cell table:style-name="ce32" office:value-type="float" office:value="44">
            <text:p>44</text:p>
          </table:table-cell>
          <table:table-cell table:style-name="ce44" table:formula="of:=INT([.B$1]/[.$A45]/([.$M$2]+10)*1000+[.$M$5])/10" office:value-type="float" office:value="0.2">
            <text:p>0.2</text:p>
          </table:table-cell>
          <table:table-cell table:style-name="ce44" table:formula="of:=INT([.C$1]/[.$A45]/([.$M$2]+10)*1000+[.$M$5])/10" office:value-type="float" office:value="0.4">
            <text:p>0.4</text:p>
          </table:table-cell>
          <table:table-cell table:style-name="ce44" table:formula="of:=INT([.D$1]/[.$A45]/([.$M$2]+10)*1000+[.$M$5])/10" office:value-type="float" office:value="0.6">
            <text:p>0.6</text:p>
          </table:table-cell>
          <table:table-cell table:style-name="ce44" table:formula="of:=INT([.E$1]/[.$A45]/([.$M$2]+10)*1000+[.$M$5])/10" office:value-type="float" office:value="0.8">
            <text:p>0.8</text:p>
          </table:table-cell>
          <table:table-cell table:style-name="ce44" table:formula="of:=INT([.F$1]/[.$A45]/([.$M$2]+10)*1000+[.$M$5])/10" office:value-type="float" office:value="1">
            <text:p>1.0</text:p>
          </table:table-cell>
          <table:table-cell table:style-name="ce44" table:formula="of:=INT([.G$1]/[.$A45]/([.$M$2]+10)*1000+[.$M$5])/10" office:value-type="float" office:value="1.2">
            <text:p>1.2</text:p>
          </table:table-cell>
          <table:table-cell table:style-name="ce44" table:formula="of:=INT([.H$1]/[.$A45]/([.$M$2]+10)*1000+[.$M$5])/10" office:value-type="float" office:value="1.4">
            <text:p>1.4</text:p>
          </table:table-cell>
          <table:table-cell table:style-name="ce44" table:formula="of:=INT([.I$1]/[.$A45]/([.$M$2]+10)*1000+[.$M$5])/10" office:value-type="float" office:value="1.6">
            <text:p>1.6</text:p>
          </table:table-cell>
          <table:table-cell table:style-name="ce44" table:formula="of:=INT([.J$1]/[.$A45]/([.$M$2]+10)*1000+[.$M$5])/10" office:value-type="float" office:value="1.8">
            <text:p>1.8</text:p>
          </table:table-cell>
          <table:table-cell table:style-name="ce44" table:formula="of:=INT([.K$1]/[.$A45]/([.$M$2]+10)*1000+[.$M$5])/10" office:value-type="float" office:value="1.9">
            <text:p>1.9</text:p>
          </table:table-cell>
          <table:table-cell table:number-columns-repeated="5"/>
        </table:table-row>
        <table:table-row table:style-name="ro4">
          <table:table-cell table:style-name="ce32" office:value-type="float" office:value="45">
            <text:p>45</text:p>
          </table:table-cell>
          <table:table-cell table:style-name="ce44" table:formula="of:=INT([.B$1]/[.$A46]/([.$M$2]+10)*1000+[.$M$5])/10" office:value-type="float" office:value="0.2">
            <text:p>0.2</text:p>
          </table:table-cell>
          <table:table-cell table:style-name="ce44" table:formula="of:=INT([.C$1]/[.$A46]/([.$M$2]+10)*1000+[.$M$5])/10" office:value-type="float" office:value="0.4">
            <text:p>0.4</text:p>
          </table:table-cell>
          <table:table-cell table:style-name="ce44" table:formula="of:=INT([.D$1]/[.$A46]/([.$M$2]+10)*1000+[.$M$5])/10" office:value-type="float" office:value="0.6">
            <text:p>0.6</text:p>
          </table:table-cell>
          <table:table-cell table:style-name="ce44" table:formula="of:=INT([.E$1]/[.$A46]/([.$M$2]+10)*1000+[.$M$5])/10" office:value-type="float" office:value="0.8">
            <text:p>0.8</text:p>
          </table:table-cell>
          <table:table-cell table:style-name="ce44" table:formula="of:=INT([.F$1]/[.$A46]/([.$M$2]+10)*1000+[.$M$5])/10" office:value-type="float" office:value="1">
            <text:p>1.0</text:p>
          </table:table-cell>
          <table:table-cell table:style-name="ce44" table:formula="of:=INT([.G$1]/[.$A46]/([.$M$2]+10)*1000+[.$M$5])/10" office:value-type="float" office:value="1.2">
            <text:p>1.2</text:p>
          </table:table-cell>
          <table:table-cell table:style-name="ce44" table:formula="of:=INT([.H$1]/[.$A46]/([.$M$2]+10)*1000+[.$M$5])/10" office:value-type="float" office:value="1.3">
            <text:p>1.3</text:p>
          </table:table-cell>
          <table:table-cell table:style-name="ce44" table:formula="of:=INT([.I$1]/[.$A46]/([.$M$2]+10)*1000+[.$M$5])/10" office:value-type="float" office:value="1.5">
            <text:p>1.5</text:p>
          </table:table-cell>
          <table:table-cell table:style-name="ce44" table:formula="of:=INT([.J$1]/[.$A46]/([.$M$2]+10)*1000+[.$M$5])/10" office:value-type="float" office:value="1.7">
            <text:p>1.7</text:p>
          </table:table-cell>
          <table:table-cell table:style-name="ce44" table:formula="of:=INT([.K$1]/[.$A46]/([.$M$2]+10)*1000+[.$M$5])/10" office:value-type="float" office:value="1.9">
            <text:p>1.9</text:p>
          </table:table-cell>
          <table:table-cell table:number-columns-repeated="5"/>
        </table:table-row>
        <table:table-row table:style-name="ro4">
          <table:table-cell table:style-name="ce32" office:value-type="float" office:value="46">
            <text:p>46</text:p>
          </table:table-cell>
          <table:table-cell table:style-name="ce44" table:formula="of:=INT([.B$1]/[.$A47]/([.$M$2]+10)*1000+[.$M$5])/10" office:value-type="float" office:value="0.2">
            <text:p>0.2</text:p>
          </table:table-cell>
          <table:table-cell table:style-name="ce44" table:formula="of:=INT([.C$1]/[.$A47]/([.$M$2]+10)*1000+[.$M$5])/10" office:value-type="float" office:value="0.4">
            <text:p>0.4</text:p>
          </table:table-cell>
          <table:table-cell table:style-name="ce44" table:formula="of:=INT([.D$1]/[.$A47]/([.$M$2]+10)*1000+[.$M$5])/10" office:value-type="float" office:value="0.6">
            <text:p>0.6</text:p>
          </table:table-cell>
          <table:table-cell table:style-name="ce44" table:formula="of:=INT([.E$1]/[.$A47]/([.$M$2]+10)*1000+[.$M$5])/10" office:value-type="float" office:value="0.8">
            <text:p>0.8</text:p>
          </table:table-cell>
          <table:table-cell table:style-name="ce44" table:formula="of:=INT([.F$1]/[.$A47]/([.$M$2]+10)*1000+[.$M$5])/10" office:value-type="float" office:value="1">
            <text:p>1.0</text:p>
          </table:table-cell>
          <table:table-cell table:style-name="ce44" table:formula="of:=INT([.G$1]/[.$A47]/([.$M$2]+10)*1000+[.$M$5])/10" office:value-type="float" office:value="1.1">
            <text:p>1.1</text:p>
          </table:table-cell>
          <table:table-cell table:style-name="ce44" table:formula="of:=INT([.H$1]/[.$A47]/([.$M$2]+10)*1000+[.$M$5])/10" office:value-type="float" office:value="1.3">
            <text:p>1.3</text:p>
          </table:table-cell>
          <table:table-cell table:style-name="ce44" table:formula="of:=INT([.I$1]/[.$A47]/([.$M$2]+10)*1000+[.$M$5])/10" office:value-type="float" office:value="1.5">
            <text:p>1.5</text:p>
          </table:table-cell>
          <table:table-cell table:style-name="ce44" table:formula="of:=INT([.J$1]/[.$A47]/([.$M$2]+10)*1000+[.$M$5])/10" office:value-type="float" office:value="1.7">
            <text:p>1.7</text:p>
          </table:table-cell>
          <table:table-cell table:style-name="ce44" table:formula="of:=INT([.K$1]/[.$A47]/([.$M$2]+10)*1000+[.$M$5])/10" office:value-type="float" office:value="1.9">
            <text:p>1.9</text:p>
          </table:table-cell>
          <table:table-cell table:number-columns-repeated="5"/>
        </table:table-row>
        <table:table-row table:style-name="ro4">
          <table:table-cell table:style-name="ce32" office:value-type="float" office:value="47">
            <text:p>47</text:p>
          </table:table-cell>
          <table:table-cell table:style-name="ce44" table:formula="of:=INT([.B$1]/[.$A48]/([.$M$2]+10)*1000+[.$M$5])/10" office:value-type="float" office:value="0.2">
            <text:p>0.2</text:p>
          </table:table-cell>
          <table:table-cell table:style-name="ce44" table:formula="of:=INT([.C$1]/[.$A48]/([.$M$2]+10)*1000+[.$M$5])/10" office:value-type="float" office:value="0.4">
            <text:p>0.4</text:p>
          </table:table-cell>
          <table:table-cell table:style-name="ce44" table:formula="of:=INT([.D$1]/[.$A48]/([.$M$2]+10)*1000+[.$M$5])/10" office:value-type="float" office:value="0.6">
            <text:p>0.6</text:p>
          </table:table-cell>
          <table:table-cell table:style-name="ce44" table:formula="of:=INT([.E$1]/[.$A48]/([.$M$2]+10)*1000+[.$M$5])/10" office:value-type="float" office:value="0.8">
            <text:p>0.8</text:p>
          </table:table-cell>
          <table:table-cell table:style-name="ce44" table:formula="of:=INT([.F$1]/[.$A48]/([.$M$2]+10)*1000+[.$M$5])/10" office:value-type="float" office:value="0.9">
            <text:p>0.9</text:p>
          </table:table-cell>
          <table:table-cell table:style-name="ce44" table:formula="of:=INT([.G$1]/[.$A48]/([.$M$2]+10)*1000+[.$M$5])/10" office:value-type="float" office:value="1.1">
            <text:p>1.1</text:p>
          </table:table-cell>
          <table:table-cell table:style-name="ce44" table:formula="of:=INT([.H$1]/[.$A48]/([.$M$2]+10)*1000+[.$M$5])/10" office:value-type="float" office:value="1.3">
            <text:p>1.3</text:p>
          </table:table-cell>
          <table:table-cell table:style-name="ce44" table:formula="of:=INT([.I$1]/[.$A48]/([.$M$2]+10)*1000+[.$M$5])/10" office:value-type="float" office:value="1.5">
            <text:p>1.5</text:p>
          </table:table-cell>
          <table:table-cell table:style-name="ce44" table:formula="of:=INT([.J$1]/[.$A48]/([.$M$2]+10)*1000+[.$M$5])/10" office:value-type="float" office:value="1.6">
            <text:p>1.6</text:p>
          </table:table-cell>
          <table:table-cell table:style-name="ce44" table:formula="of:=INT([.K$1]/[.$A48]/([.$M$2]+10)*1000+[.$M$5])/10" office:value-type="float" office:value="1.8">
            <text:p>1.8</text:p>
          </table:table-cell>
          <table:table-cell table:number-columns-repeated="5"/>
        </table:table-row>
        <table:table-row table:style-name="ro4" table:number-rows-repeated="1048527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24Kmaze" table:style-name="ta4" table:print="false">
        <office:forms form:automatic-focus="false" form:apply-design-mode="false"/>
        <table:table-column table:style-name="co42" table:default-cell-style-name="Default"/>
        <table:table-column table:style-name="co80" table:default-cell-style-name="Default"/>
        <table:table-column table:style-name="co81" table:number-columns-repeated="10" table:default-cell-style-name="ce19"/>
        <table:table-column table:style-name="co82" table:default-cell-style-name="ce19"/>
        <table:table-column table:style-name="co60" table:default-cell-style-name="ce19"/>
        <table:table-column table:style-name="co75" table:number-columns-repeated="2" table:default-cell-style-name="ce19"/>
        <table:table-column table:style-name="co83" table:default-cell-style-name="ce19"/>
        <table:table-column table:style-name="co84" table:default-cell-style-name="ce19"/>
        <table:table-column table:style-name="co85" table:default-cell-style-name="ce19"/>
        <table:table-column table:style-name="co86" table:number-columns-repeated="3" table:default-cell-style-name="ce19"/>
        <table:table-column table:style-name="co87" table:default-cell-style-name="ce19"/>
        <table:table-column table:style-name="co88" table:default-cell-style-name="ce19"/>
        <table:table-column table:style-name="co60" table:default-cell-style-name="ce19"/>
        <table:table-column table:style-name="co4" table:default-cell-style-name="ce19"/>
        <table:table-column table:style-name="co89" table:default-cell-style-name="ce19"/>
        <table:table-column table:style-name="co60" table:default-cell-style-name="ce19"/>
        <table:table-column table:style-name="co84" table:default-cell-style-name="ce19"/>
        <table:table-column table:style-name="co4" table:default-cell-style-name="ce19"/>
        <table:table-column table:style-name="co89" table:default-cell-style-name="ce19"/>
        <table:table-column table:style-name="co90" table:default-cell-style-name="ce19"/>
        <table:table-column table:style-name="co89" table:default-cell-style-name="ce19"/>
        <table:table-column table:style-name="co4" table:default-cell-style-name="ce19"/>
        <table:table-row table:style-name="ro4">
          <table:table-cell table:style-name="ce14" office:value-type="string">
            <text:p>#</text:p>
          </table:table-cell>
          <table:table-cell table:style-name="ce14" office:value-type="string">
            <text:p>Element</text:p>
          </table:table-cell>
          <table:table-cell table:style-name="ce34" office:value-type="string">
            <text:p>P0</text:p>
          </table:table-cell>
          <table:table-cell table:style-name="ce34" office:value-type="string">
            <text:p>P1</text:p>
          </table:table-cell>
          <table:table-cell table:style-name="ce34" office:value-type="string">
            <text:p>P2</text:p>
          </table:table-cell>
          <table:table-cell table:style-name="ce34" office:value-type="string">
            <text:p>P3</text:p>
          </table:table-cell>
          <table:table-cell table:style-name="ce34" office:value-type="string">
            <text:p>P4</text:p>
          </table:table-cell>
          <table:table-cell table:style-name="ce34" office:value-type="string">
            <text:p>P5</text:p>
          </table:table-cell>
          <table:table-cell table:style-name="ce34" office:value-type="string">
            <text:p>P6</text:p>
          </table:table-cell>
          <table:table-cell table:style-name="ce34" office:value-type="string">
            <text:p>P7</text:p>
          </table:table-cell>
          <table:table-cell table:style-name="ce34" office:value-type="string">
            <text:p>P8</text:p>
          </table:table-cell>
          <table:table-cell table:style-name="ce34" office:value-type="string">
            <text:p>P9</text:p>
          </table:table-cell>
          <table:table-cell/>
          <table:table-cell table:style-name="ce34" office:value-type="string">
            <text:p>W0</text:p>
          </table:table-cell>
          <table:table-cell table:style-name="ce34" office:value-type="string">
            <text:p>W1</text:p>
          </table:table-cell>
          <table:table-cell table:style-name="ce34" office:value-type="string">
            <text:p>W2</text:p>
          </table:table-cell>
          <table:table-cell table:style-name="ce34" office:value-type="string">
            <text:p>W3</text:p>
          </table:table-cell>
          <table:table-cell table:style-name="ce34" office:value-type="string">
            <text:p>W4</text:p>
          </table:table-cell>
          <table:table-cell table:style-name="ce34" office:value-type="string">
            <text:p>W5</text:p>
          </table:table-cell>
          <table:table-cell table:style-name="ce34" office:value-type="string">
            <text:p>W6</text:p>
          </table:table-cell>
          <table:table-cell table:style-name="ce34" office:value-type="string">
            <text:p>W7</text:p>
          </table:table-cell>
          <table:table-cell table:style-name="ce34" office:value-type="string">
            <text:p>W8</text:p>
          </table:table-cell>
          <table:table-cell table:style-name="ce34" office:value-type="string">
            <text:p>W9</text:p>
          </table:table-cell>
          <table:table-cell/>
          <table:table-cell table:style-name="ce34" office:value-type="string">
            <text:p>D0</text:p>
          </table:table-cell>
          <table:table-cell table:style-name="ce34" office:value-type="string">
            <text:p>D1</text:p>
          </table:table-cell>
          <table:table-cell table:style-name="ce34" office:value-type="string">
            <text:p>D2</text:p>
          </table:table-cell>
          <table:table-cell table:style-name="ce34" office:value-type="string">
            <text:p>D3</text:p>
          </table:table-cell>
          <table:table-cell table:style-name="ce34" office:value-type="string">
            <text:p>D4</text:p>
          </table:table-cell>
          <table:table-cell table:style-name="ce34" office:value-type="string">
            <text:p>D5</text:p>
          </table:table-cell>
          <table:table-cell table:style-name="ce34" office:value-type="string">
            <text:p>D6</text:p>
          </table:table-cell>
          <table:table-cell table:style-name="ce34" office:value-type="string">
            <text:p>D7</text:p>
          </table:table-cell>
          <table:table-cell table:style-name="ce34" office:value-type="string">
            <text:p>D8</text:p>
          </table:table-cell>
          <table:table-cell table:style-name="ce34" office:value-type="string">
            <text:p>D9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FLW2</text:p>
          </table:table-cell>
          <table:table-cell office:value-type="float" office:value="255">
            <text:p>255</text:p>
          </table:table-cell>
          <table:table-cell office:value-type="float" office:value="66">
            <text:p>66</text:p>
          </table:table-cell>
          <table:table-cell office:value-type="float" office:value="255">
            <text:p>255</text:p>
          </table:table-cell>
          <table:table-cell office:value-type="float" office:value="88">
            <text:p>88</text:p>
          </table:table-cell>
          <table:table-cell table:number-columns-repeated="6" office:value-type="float" office:value="255">
            <text:p>255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BLC</text:p>
          </table:table-cell>
          <table:table-cell office:value-type="string">
            <text:p>BRC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DA1</text:p>
          </table:table-cell>
          <table:table-cell office:value-type="string">
            <text:p>DA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W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number-columns-repeated="6" office:value-type="float" office:value="255">
            <text:p>255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BLC</text:p>
          </table:table-cell>
          <table:table-cell office:value-type="string">
            <text:p>BRC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DA1</text:p>
          </table:table-cell>
          <table:table-cell office:value-type="string">
            <text:p>DA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W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6" office:value-type="float" office:value="255">
            <text:p>255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BLC</text:p>
          </table:table-cell>
          <table:table-cell office:value-type="string">
            <text:p>BRC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DA1</text:p>
          </table:table-cell>
          <table:table-cell office:value-type="string">
            <text:p>DA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W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6" office:value-type="float" office:value="255">
            <text:p>255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BLC</text:p>
          </table:table-cell>
          <table:table-cell office:value-type="string">
            <text:p>BRC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DA1</text:p>
          </table:table-cell>
          <table:table-cell office:value-type="string">
            <text:p>DA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FRW2</text:p>
          </table:table-cell>
          <table:table-cell office:value-type="float" office:value="73">
            <text:p>73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 table:number-columns-repeated="7" office:value-type="float" office:value="255">
            <text:p>255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BLC</text:p>
          </table:table-cell>
          <table:table-cell office:value-type="string">
            <text:p>BRC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TLC</text:p>
          </table:table-cell>
          <table:table-cell office:value-type="string">
            <text:p>TRC</text:p>
          </table:table-cell>
          <table:table-cell office:value-type="string">
            <text:p>DA1</text:p>
          </table:table-cell>
          <table:table-cell office:value-type="string">
            <text:p>DA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L1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table:number-columns-repeated="6" office:value-type="float" office:value="255">
            <text:p>255</text:p>
          </table:table-cell>
          <table:table-cell/>
          <table:table-cell office:value-type="string">
            <text:p>BS</text:p>
          </table:table-cell>
          <table:table-cell table:number-columns-repeated="2" office:value-type="string">
            <text:p>RB</text:p>
          </table:table-cell>
          <table:table-cell office:value-type="string">
            <text:p>FS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BS</text:p>
          </table:table-cell>
          <table:table-cell office:value-type="string">
            <text:p>DT2L</text:p>
          </table:table-cell>
          <table:table-cell office:value-type="string">
            <text:p>MBR</text:p>
          </table:table-cell>
          <table:table-cell office:value-type="string">
            <text:p>DB2L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1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BSBL</text:p>
          </table:table-cell>
          <table:table-cell table:number-columns-repeated="4" office:value-type="string">
            <text:p>LB</text:p>
          </table:table-cell>
          <table:table-cell office:value-type="string">
            <text:p>FSBL</text:p>
          </table:table-cell>
          <table:table-cell office:value-type="string">
            <text:p>BS</text:p>
          </table:table-cell>
          <table:table-cell table:number-columns-repeated="2" office:value-type="string">
            <text:p>RB</text:p>
          </table:table-cell>
          <table:table-cell office:value-type="string">
            <text:p>FS</text:p>
          </table:table-cell>
          <table:table-cell/>
          <table:table-cell office:value-type="string">
            <text:p>BSBL</text:p>
          </table:table-cell>
          <table:table-cell office:value-type="string">
            <text:p>DT1L</text:p>
          </table:table-cell>
          <table:table-cell table:number-columns-repeated="3" office:value-type="string">
            <text:p>MBL</text:p>
          </table:table-cell>
          <table:table-cell office:value-type="string">
            <text:p>DB1L</text:p>
          </table:table-cell>
          <table:table-cell office:value-type="string">
            <text:p>BS</text:p>
          </table:table-cell>
          <table:table-cell office:value-type="string">
            <text:p>DT2L</text:p>
          </table:table-cell>
          <table:table-cell office:value-type="string">
            <text:p>MBR</text:p>
          </table:table-cell>
          <table:table-cell office:value-type="string">
            <text:p>DB2L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1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FS</text:p>
          </table:table-cell>
          <table:table-cell table:number-columns-repeated="2" office:value-type="string">
            <text:p>LB</text:p>
          </table:table-cell>
          <table:table-cell office:value-type="string">
            <text:p>BS</text:p>
          </table:table-cell>
          <table:table-cell office:value-type="string">
            <text:p>FSBR</text:p>
          </table:table-cell>
          <table:table-cell table:number-columns-repeated="4" office:value-type="string">
            <text:p>RB</text:p>
          </table:table-cell>
          <table:table-cell office:value-type="string">
            <text:p>BSBR</text:p>
          </table:table-cell>
          <table:table-cell/>
          <table:table-cell office:value-type="string">
            <text:p>FS</text:p>
          </table:table-cell>
          <table:table-cell office:value-type="string">
            <text:p>DT2R</text:p>
          </table:table-cell>
          <table:table-cell office:value-type="string">
            <text:p>MBL</text:p>
          </table:table-cell>
          <table:table-cell office:value-type="string">
            <text:p>DB2R</text:p>
          </table:table-cell>
          <table:table-cell office:value-type="string">
            <text:p>FSBR</text:p>
          </table:table-cell>
          <table:table-cell office:value-type="string">
            <text:p>DT1R</text:p>
          </table:table-cell>
          <table:table-cell table:number-columns-repeated="3" office:value-type="string">
            <text:p>MBR</text:p>
          </table:table-cell>
          <table:table-cell office:value-type="string">
            <text:p>DB1R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R1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table:number-columns-repeated="6" office:value-type="float" office:value="255">
            <text:p>255</text:p>
          </table:table-cell>
          <table:table-cell/>
          <table:table-cell office:value-type="string">
            <text:p>FS</text:p>
          </table:table-cell>
          <table:table-cell table:number-columns-repeated="2" office:value-type="string">
            <text:p>LB</text:p>
          </table:table-cell>
          <table:table-cell office:value-type="string">
            <text:p>BS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FS</text:p>
          </table:table-cell>
          <table:table-cell office:value-type="string">
            <text:p>DT2R</text:p>
          </table:table-cell>
          <table:table-cell office:value-type="string">
            <text:p>MBL</text:p>
          </table:table-cell>
          <table:table-cell office:value-type="string">
            <text:p>DB2R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LW1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table:number-columns-repeated="4" office:value-type="float" office:value="255">
            <text:p>255</text:p>
          </table:table-cell>
          <table:table-cell/>
          <table:table-cell office:value-type="string">
            <text:p>TRC</text:p>
          </table:table-cell>
          <table:table-cell table:number-columns-repeated="4" office:value-type="string">
            <text:p>RB</text:p>
          </table:table-cell>
          <table:table-cell office:value-type="string">
            <text:p>BRC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TRC</text:p>
          </table:table-cell>
          <table:table-cell table:number-columns-repeated="4" office:value-type="string">
            <text:p>RB</text:p>
          </table:table-cell>
          <table:table-cell office:value-type="string">
            <text:p>BRC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W1</text:p>
          </table:table-cell>
          <table:table-cell table:number-columns-repeated="10" office:value-type="float" office:value="255">
            <text:p>255</text:p>
          </table:table-cell>
          <table:table-cell/>
          <table:table-cell table:number-columns-repeated="10" office:value-type="float" office:value="0">
            <text:p>0</text:p>
          </table:table-cell>
          <table:table-cell/>
          <table:table-cell table:number-columns-repeated="10" office:value-type="float" office:value="0">
            <text:p>0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W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table:number-columns-repeated="4" office:value-type="float" office:value="255">
            <text:p>255</text:p>
          </table:table-cell>
          <table:table-cell/>
          <table:table-cell office:value-type="string">
            <text:p>TLC</text:p>
          </table:table-cell>
          <table:table-cell table:number-columns-repeated="4" office:value-type="string">
            <text:p>LB</text:p>
          </table:table-cell>
          <table:table-cell office:value-type="string">
            <text:p>BLC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TLC</text:p>
          </table:table-cell>
          <table:table-cell table:number-columns-repeated="4" office:value-type="string">
            <text:p>LB</text:p>
          </table:table-cell>
          <table:table-cell office:value-type="string">
            <text:p>BLC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255">
            <text:p>255</text:p>
          </table:table-cell>
          <table:table-cell/>
          <table:table-cell office:value-type="string">
            <text:p>BS</text:p>
          </table:table-cell>
          <table:table-cell table:number-columns-repeated="6" office:value-type="string">
            <text:p>RB</text:p>
          </table:table-cell>
          <table:table-cell office:value-type="string">
            <text:p>F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S</text:p>
          </table:table-cell>
          <table:table-cell office:value-type="string">
            <text:p>DT2L</text:p>
          </table:table-cell>
          <table:table-cell table:number-columns-repeated="5" office:value-type="string">
            <text:p>MBR</text:p>
          </table:table-cell>
          <table:table-cell office:value-type="string">
            <text:p>DB2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61">
            <text:p>161</text:p>
          </table:table-cell>
          <table:table-cell table:number-columns-repeated="2" office:value-type="float" office:value="255">
            <text:p>255</text:p>
          </table:table-cell>
          <table:table-cell/>
          <table:table-cell office:value-type="string">
            <text:p>FS</text:p>
          </table:table-cell>
          <table:table-cell table:number-columns-repeated="6" office:value-type="string">
            <text:p>LB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S</text:p>
          </table:table-cell>
          <table:table-cell office:value-type="string">
            <text:p>DT2R</text:p>
          </table:table-cell>
          <table:table-cell table:number-columns-repeated="5" office:value-type="string">
            <text:p>MBL</text:p>
          </table:table-cell>
          <table:table-cell office:value-type="string">
            <text:p>DB2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I0</text:p>
          </table:table-cell>
          <table:table-cell table:number-columns-repeated="3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I1</text:p>
          </table:table-cell>
          <table:table-cell table:number-columns-repeated="32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2</text:p>
          </table:table-cell>
          <table:table-cell table:number-columns-repeated="32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I3</text:p>
          </table:table-cell>
          <table:table-cell table:number-columns-repeated="32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I4</text:p>
          </table:table-cell>
          <table:table-cell table:number-columns-repeated="32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I5</text:p>
          </table:table-cell>
          <table:table-cell table:number-columns-repeated="32"/>
        </table:table-row>
        <table:table-row table:style-name="ro4">
          <table:table-cell table:number-columns-repeated="34"/>
        </table:table-row>
        <table:table-row table:style-name="ro4">
          <table:table-cell table:number-columns-repeated="2"/>
          <table:table-cell table:formula="of:=&quot;.byte &quot; &amp; [.C2] &amp; &quot;,&quot; &amp; [.C3] &amp; &quot;,&quot; &amp; [.C4] &amp; &quot;,&quot; &amp; [.C5] &amp; &quot;,&quot; &amp; [.C6] &amp; &quot;,&quot; &amp; [.C7] &amp; &quot;,&quot; &amp; [.C8] &amp; &quot;,&quot; &amp; [.C9] &amp; &quot;,&quot; &amp; [.C10] &amp; &quot;,&quot; &amp; [.C11] &amp; &quot;,&quot; &amp; [.C12] &amp; &quot;,&quot; &amp; [.C13] &amp; &quot;,&quot; &amp; [.C14] &amp; &quot;,&quot; &amp; [.C15] &amp; &quot;      ; &quot; &amp; [.C1]" office:value-type="string" office:string-value=".byte 255,67,69,71,73,44,23,49,51,22,255,29,0,7      ; P0">
            <text:p>.byte 255,67,69,71,73,44,23,49,51,22,255,29,0,7 <text:s text:c="5"/>; P0</text:p>
          </table:table-cell>
          <table:table-cell table:formula="of:=&quot;.byte &quot; &amp; [.D2] &amp; &quot;,&quot; &amp; [.D3] &amp; &quot;,&quot; &amp; [.D4] &amp; &quot;,&quot; &amp; [.D5] &amp; &quot;,&quot; &amp; [.D6] &amp; &quot;,&quot; &amp; [.D7] &amp; &quot;,&quot; &amp; [.D8] &amp; &quot;,&quot; &amp; [.D9] &amp; &quot;,&quot; &amp; [.D10] &amp; &quot;,&quot; &amp; [.D11] &amp; &quot;,&quot; &amp; [.D12] &amp; &quot;,&quot; &amp; [.D13] &amp; &quot;,&quot; &amp; [.D14] &amp; &quot;,&quot; &amp; [.D15] &amp; &quot;      ; &quot; &amp; [.D1]" office:value-type="string" office:string-value=".byte 66,68,70,72,255,66,45,71,73,44,255,51,22,29      ; P1">
            <text:p>.byte 66,68,70,72,255,66,45,71,73,44,255,51,22,29 <text:s text:c="5"/>; P1</text:p>
          </table:table-cell>
          <table:table-cell table:formula="of:=&quot;.byte &quot; &amp; [.E2] &amp; &quot;,&quot; &amp; [.E3] &amp; &quot;,&quot; &amp; [.E4] &amp; &quot;,&quot; &amp; [.E5] &amp; &quot;,&quot; &amp; [.E6] &amp; &quot;,&quot; &amp; [.E7] &amp; &quot;,&quot; &amp; [.E8] &amp; &quot;,&quot; &amp; [.E9] &amp; &quot;,&quot; &amp; [.E10] &amp; &quot;,&quot; &amp; [.E11] &amp; &quot;,&quot; &amp; [.E12] &amp; &quot;,&quot; &amp; [.E13] &amp; &quot;,&quot; &amp; [.E14] &amp; &quot;,&quot; &amp; [.E15] &amp; &quot;      ; &quot; &amp; [.E1]" office:value-type="string" office:string-value=".byte 255,89,91,93,95,88,67,93,95,66,255,73,44,51      ; P2">
            <text:p>.byte 255,89,91,93,95,88,67,93,95,66,255,73,44,51 <text:s text:c="5"/>; P2</text:p>
          </table:table-cell>
          <table:table-cell table:formula="of:=&quot;.byte &quot; &amp; [.F2] &amp; &quot;,&quot; &amp; [.F3] &amp; &quot;,&quot; &amp; [.F4] &amp; &quot;,&quot; &amp; [.F5] &amp; &quot;,&quot; &amp; [.F6] &amp; &quot;,&quot; &amp; [.F7] &amp; &quot;,&quot; &amp; [.F8] &amp; &quot;,&quot; &amp; [.F9] &amp; &quot;,&quot; &amp; [.F10] &amp; &quot;,&quot; &amp; [.F11] &amp; &quot;,&quot; &amp; [.F12] &amp; &quot;,&quot; &amp; [.F13] &amp; &quot;,&quot; &amp; [.F14] &amp; &quot;,&quot; &amp; [.F15] &amp; &quot;      ; &quot; &amp; [.F1]" office:value-type="string" office:string-value=".byte 88,90,92,94,255,110,89,115,117,88,255,95,66,73      ; P3">
            <text:p>.byte 88,90,92,94,255,110,89,115,117,88,255,95,66,73 <text:s text:c="5"/>; P3</text:p>
          </table:table-cell>
          <table:table-cell table:formula="of:=&quot;.byte &quot; &amp; [.G2] &amp; &quot;,&quot; &amp; [.G3] &amp; &quot;,&quot; &amp; [.G4] &amp; &quot;,&quot; &amp; [.G5] &amp; &quot;,&quot; &amp; [.G6] &amp; &quot;,&quot; &amp; [.G7] &amp; &quot;,&quot; &amp; [.G8] &amp; &quot;,&quot; &amp; [.G9] &amp; &quot;,&quot; &amp; [.G10] &amp; &quot;,&quot; &amp; [.G11] &amp; &quot;,&quot; &amp; [.G12] &amp; &quot;,&quot; &amp; [.G13] &amp; &quot;,&quot; &amp; [.G14] &amp; &quot;,&quot; &amp; [.G15] &amp; &quot;      ; &quot; &amp; [.G1]" office:value-type="string" office:string-value=".byte 255,255,255,255,255,255,111,28,255,110,255,117,88,95      ; P4">
            <text:p>.byte 255,255,255,255,255,255,111,28,255,110,255,117,88,95 <text:s text:c="5"/>; P4</text:p>
          </table:table-cell>
          <table:table-cell table:formula="of:=&quot;.byte &quot; &amp; [.H2] &amp; &quot;,&quot; &amp; [.H3] &amp; &quot;,&quot; &amp; [.H4] &amp; &quot;,&quot; &amp; [.H5] &amp; &quot;,&quot; &amp; [.H6] &amp; &quot;,&quot; &amp; [.H7] &amp; &quot;,&quot; &amp; [.H8] &amp; &quot;,&quot; &amp; [.H9] &amp; &quot;,&quot; &amp; [.H10] &amp; &quot;,&quot; &amp; [.H11] &amp; &quot;,&quot; &amp; [.H12] &amp; &quot;,&quot; &amp; [.H13] &amp; &quot;,&quot; &amp; [.H14] &amp; &quot;,&quot; &amp; [.H15] &amp; &quot;      ; &quot; &amp; [.H1]" office:value-type="string" office:string-value=".byte 255,255,255,255,255,255,133,50,255,132,255,139,110,117      ; P5">
            <text:p>.byte 255,255,255,255,255,255,133,50,255,132,255,139,110,117 <text:s text:c="5"/>; P5</text:p>
          </table:table-cell>
          <table:table-cell table:formula="of:=&quot;.byte &quot; &amp; [.I2] &amp; &quot;,&quot; &amp; [.I3] &amp; &quot;,&quot; &amp; [.I4] &amp; &quot;,&quot; &amp; [.I5] &amp; &quot;,&quot; &amp; [.I6] &amp; &quot;,&quot; &amp; [.I7] &amp; &quot;,&quot; &amp; [.I8] &amp; &quot;,&quot; &amp; [.I9] &amp; &quot;,&quot; &amp; [.I10] &amp; &quot;,&quot; &amp; [.I11] &amp; &quot;,&quot; &amp; [.I12] &amp; &quot;,&quot; &amp; [.I13] &amp; &quot;,&quot; &amp; [.I14] &amp; &quot;,&quot; &amp; [.I15] &amp; &quot;      ; &quot; &amp; [.I1]" office:value-type="string" office:string-value=".byte 255,255,255,255,255,255,46,72,255,255,255,255,132,139      ; P6">
            <text:p>.byte 255,255,255,255,255,255,46,72,255,255,255,255,132,139 <text:s text:c="5"/>; P6</text:p>
          </table:table-cell>
          <table:table-cell table:formula="of:=&quot;.byte &quot; &amp; [.J2] &amp; &quot;,&quot; &amp; [.J3] &amp; &quot;,&quot; &amp; [.J4] &amp; &quot;,&quot; &amp; [.J5] &amp; &quot;,&quot; &amp; [.J6] &amp; &quot;,&quot; &amp; [.J7] &amp; &quot;,&quot; &amp; [.J8] &amp; &quot;,&quot; &amp; [.J9] &amp; &quot;,&quot; &amp; [.J10] &amp; &quot;,&quot; &amp; [.J11] &amp; &quot;,&quot; &amp; [.J12] &amp; &quot;,&quot; &amp; [.J13] &amp; &quot;,&quot; &amp; [.J14] &amp; &quot;,&quot; &amp; [.J15] &amp; &quot;      ; &quot; &amp; [.J1]" office:value-type="string" office:string-value=".byte 255,255,255,255,255,255,68,94,255,255,255,255,154,161      ; P7">
            <text:p>.byte 255,255,255,255,255,255,68,94,255,255,255,255,154,161 <text:s text:c="5"/>; P7</text:p>
          </table:table-cell>
          <table:table-cell table:formula="of:=&quot;.byte &quot; &amp; [.K2] &amp; &quot;,&quot; &amp; [.K3] &amp; &quot;,&quot; &amp; [.K4] &amp; &quot;,&quot; &amp; [.K5] &amp; &quot;,&quot; &amp; [.K6] &amp; &quot;,&quot; &amp; [.K7] &amp; &quot;,&quot; &amp; [.K8] &amp; &quot;,&quot; &amp; [.K9] &amp; &quot;,&quot; &amp; [.K10] &amp; &quot;,&quot; &amp; [.K11] &amp; &quot;,&quot; &amp; [.K12] &amp; &quot;,&quot; &amp; [.K13] &amp; &quot;,&quot; &amp; [.K14] &amp; &quot;,&quot; &amp; [.K15] &amp; &quot;      ; &quot; &amp; [.K1]" office:value-type="string" office:string-value=".byte 255,255,255,255,255,255,90,116,255,255,255,255,255,255      ; P8">
            <text:p>.byte 255,255,255,255,255,255,90,116,255,255,255,255,255,255 <text:s text:c="5"/>; P8</text:p>
          </table:table-cell>
          <table:table-cell table:formula="of:=&quot;.byte &quot; &amp; [.L2] &amp; &quot;,&quot; &amp; [.L3] &amp; &quot;,&quot; &amp; [.L4] &amp; &quot;,&quot; &amp; [.L5] &amp; &quot;,&quot; &amp; [.L6] &amp; &quot;,&quot; &amp; [.L7] &amp; &quot;,&quot; &amp; [.L8] &amp; &quot;,&quot; &amp; [.L9] &amp; &quot;,&quot; &amp; [.L10] &amp; &quot;,&quot; &amp; [.L11] &amp; &quot;,&quot; &amp; [.L12] &amp; &quot;,&quot; &amp; [.L13] &amp; &quot;,&quot; &amp; [.L14] &amp; &quot;,&quot; &amp; [.L15] &amp; &quot;      ; &quot; &amp; [.L1]" office:value-type="string" office:string-value=".byte 255,255,255,255,255,255,112,138,255,255,255,255,255,255      ; P9">
            <text:p>.byte 255,255,255,255,255,255,112,138,255,255,255,255,255,255 <text:s text:c="5"/>; P9</text:p>
          </table:table-cell>
          <table:table-cell/>
          <table:table-cell table:formula="of:=&quot;.byte &quot; &amp; [.N2] &amp; &quot;,&quot; &amp; [.N3] &amp; &quot;,&quot; &amp; [.N4] &amp; &quot;,&quot; &amp; [.N5] &amp; &quot;,&quot; &amp; [.N6] &amp; &quot;,&quot; &amp; [.N7] &amp; &quot;,&quot; &amp; [.N8] &amp; &quot;,&quot; &amp; [.N9] &amp; &quot;,&quot; &amp; [.N10] &amp; &quot;,&quot; &amp; [.N11] &amp; &quot;,&quot; &amp; [.N12] &amp; &quot;,&quot; &amp; [.N13] &amp; &quot;,&quot; &amp; [.N14] &amp; &quot;,&quot; &amp; [.N15] &amp; &quot;      ; &quot; &amp; [.N1]" office:value-type="string" office:string-value=".byte TLC,TLC,TLC,TLC,TLC,BS,BSBL,FS,FS,TRC,0,TLC,BS,FS      ; W0">
            <text:p>.byte TLC,TLC,TLC,TLC,TLC,BS,BSBL,FS,FS,TRC,0,TLC,BS,FS <text:s text:c="5"/>; W0</text:p>
          </table:table-cell>
          <table:table-cell table:formula="of:=&quot;.byte &quot; &amp; [.O2] &amp; &quot;,&quot; &amp; [.O3] &amp; &quot;,&quot; &amp; [.O4] &amp; &quot;,&quot; &amp; [.O5] &amp; &quot;,&quot; &amp; [.O6] &amp; &quot;,&quot; &amp; [.O7] &amp; &quot;,&quot; &amp; [.O8] &amp; &quot;,&quot; &amp; [.O9] &amp; &quot;,&quot; &amp; [.O10] &amp; &quot;,&quot; &amp; [.O11] &amp; &quot;,&quot; &amp; [.O12] &amp; &quot;,&quot; &amp; [.O13] &amp; &quot;,&quot; &amp; [.O14] &amp; &quot;,&quot; &amp; [.O15] &amp; &quot;      ; &quot; &amp; [.O1]" office:value-type="string" office:string-value=".byte TRC,TRC,TRC,TRC,TRC,RB,LB,LB,LB,RB,0,LB,RB,LB      ; W1">
            <text:p>.byte TRC,TRC,TRC,TRC,TRC,RB,LB,LB,LB,RB,0,LB,RB,LB <text:s text:c="5"/>; W1</text:p>
          </table:table-cell>
          <table:table-cell table:formula="of:=&quot;.byte &quot; &amp; [.P2] &amp; &quot;,&quot; &amp; [.P3] &amp; &quot;,&quot; &amp; [.P4] &amp; &quot;,&quot; &amp; [.P5] &amp; &quot;,&quot; &amp; [.P6] &amp; &quot;,&quot; &amp; [.P7] &amp; &quot;,&quot; &amp; [.P8] &amp; &quot;,&quot; &amp; [.P9] &amp; &quot;,&quot; &amp; [.P10] &amp; &quot;,&quot; &amp; [.P11] &amp; &quot;,&quot; &amp; [.P12] &amp; &quot;,&quot; &amp; [.P13] &amp; &quot;,&quot; &amp; [.P14] &amp; &quot;,&quot; &amp; [.P15] &amp; &quot;      ; &quot; &amp; [.P1]" office:value-type="string" office:string-value=".byte BLC,BLC,BLC,BLC,BLC,RB,LB,LB,LB,RB,0,LB,RB,LB      ; W2">
            <text:p>.byte BLC,BLC,BLC,BLC,BLC,RB,LB,LB,LB,RB,0,LB,RB,LB <text:s text:c="5"/>; W2</text:p>
          </table:table-cell>
          <table:table-cell table:formula="of:=&quot;.byte &quot; &amp; [.Q2] &amp; &quot;,&quot; &amp; [.Q3] &amp; &quot;,&quot; &amp; [.Q4] &amp; &quot;,&quot; &amp; [.Q5] &amp; &quot;,&quot; &amp; [.Q6] &amp; &quot;,&quot; &amp; [.Q7] &amp; &quot;,&quot; &amp; [.Q8] &amp; &quot;,&quot; &amp; [.Q9] &amp; &quot;,&quot; &amp; [.Q10] &amp; &quot;,&quot; &amp; [.Q11] &amp; &quot;,&quot; &amp; [.Q12] &amp; &quot;,&quot; &amp; [.Q13] &amp; &quot;,&quot; &amp; [.Q14] &amp; &quot;,&quot; &amp; [.Q15] &amp; &quot;      ; &quot; &amp; [.Q1]" office:value-type="string" office:string-value=".byte BRC,BRC,BRC,BRC,BRC,FS,LB,BS,BS,RB,0,LB,RB,LB      ; W3">
            <text:p>.byte BRC,BRC,BRC,BRC,BRC,FS,LB,BS,BS,RB,0,LB,RB,LB <text:s text:c="5"/>; W3</text:p>
          </table:table-cell>
          <table:table-cell table:formula="of:=&quot;.byte &quot; &amp; [.R2] &amp; &quot;,&quot; &amp; [.R3] &amp; &quot;,&quot; &amp; [.R4] &amp; &quot;,&quot; &amp; [.R5] &amp; &quot;,&quot; &amp; [.R6] &amp; &quot;,&quot; &amp; [.R7] &amp; &quot;,&quot; &amp; [.R8] &amp; &quot;,&quot; &amp; [.R9] &amp; &quot;,&quot; &amp; [.R10] &amp; &quot;,&quot; &amp; [.R11] &amp; &quot;,&quot; &amp; [.R12] &amp; &quot;,&quot; &amp; [.R13] &amp; &quot;,&quot; &amp; [.R14] &amp; &quot;,&quot; &amp; [.R15] &amp; &quot;      ; &quot; &amp; [.R1]" office:value-type="string" office:string-value=".byte 0,0,0,0,0,0,LB,FSBR,0,RB,0,LB,RB,LB      ; W4">
            <text:p>.byte 0,0,0,0,0,0,LB,FSBR,0,RB,0,LB,RB,LB <text:s text:c="5"/>; W4</text:p>
          </table:table-cell>
          <table:table-cell table:formula="of:=&quot;.byte &quot; &amp; [.S2] &amp; &quot;,&quot; &amp; [.S3] &amp; &quot;,&quot; &amp; [.S4] &amp; &quot;,&quot; &amp; [.S5] &amp; &quot;,&quot; &amp; [.S6] &amp; &quot;,&quot; &amp; [.S7] &amp; &quot;,&quot; &amp; [.S8] &amp; &quot;,&quot; &amp; [.S9] &amp; &quot;,&quot; &amp; [.S10] &amp; &quot;,&quot; &amp; [.S11] &amp; &quot;,&quot; &amp; [.S12] &amp; &quot;,&quot; &amp; [.S13] &amp; &quot;,&quot; &amp; [.S14] &amp; &quot;,&quot; &amp; [.S15] &amp; &quot;      ; &quot; &amp; [.S1]" office:value-type="string" office:string-value=".byte 0,0,0,0,0,0,FSBL,RB,0,BRC,0,BLC,RB,LB      ; W5">
            <text:p>.byte 0,0,0,0,0,0,FSBL,RB,0,BRC,0,BLC,RB,LB <text:s text:c="5"/>; W5</text:p>
          </table:table-cell>
          <table:table-cell table:formula="of:=&quot;.byte &quot; &amp; [.T2] &amp; &quot;,&quot; &amp; [.T3] &amp; &quot;,&quot; &amp; [.T4] &amp; &quot;,&quot; &amp; [.T5] &amp; &quot;,&quot; &amp; [.T6] &amp; &quot;,&quot; &amp; [.T7] &amp; &quot;,&quot; &amp; [.T8] &amp; &quot;,&quot; &amp; [.T9] &amp; &quot;,&quot; &amp; [.T10] &amp; &quot;,&quot; &amp; [.T11] &amp; &quot;,&quot; &amp; [.T12] &amp; &quot;,&quot; &amp; [.T13] &amp; &quot;,&quot; &amp; [.T14] &amp; &quot;,&quot; &amp; [.T15] &amp; &quot;      ; &quot; &amp; [.T1]" office:value-type="string" office:string-value=".byte 0,0,0,0,0,0,BS,RB,0,0,0,0,RB,LB      ; W6">
            <text:p>.byte 0,0,0,0,0,0,BS,RB,0,0,0,0,RB,LB <text:s text:c="5"/>; W6</text:p>
          </table:table-cell>
          <table:table-cell table:formula="of:=&quot;.byte &quot; &amp; [.U2] &amp; &quot;,&quot; &amp; [.U3] &amp; &quot;,&quot; &amp; [.U4] &amp; &quot;,&quot; &amp; [.U5] &amp; &quot;,&quot; &amp; [.U6] &amp; &quot;,&quot; &amp; [.U7] &amp; &quot;,&quot; &amp; [.U8] &amp; &quot;,&quot; &amp; [.U9] &amp; &quot;,&quot; &amp; [.U10] &amp; &quot;,&quot; &amp; [.U11] &amp; &quot;,&quot; &amp; [.U12] &amp; &quot;,&quot; &amp; [.U13] &amp; &quot;,&quot; &amp; [.U14] &amp; &quot;,&quot; &amp; [.U15] &amp; &quot;      ; &quot; &amp; [.U1]" office:value-type="string" office:string-value=".byte 0,0,0,0,0,0,RB,RB,0,0,0,0,FS,BS      ; W7">
            <text:p>.byte 0,0,0,0,0,0,RB,RB,0,0,0,0,FS,BS <text:s text:c="5"/>; W7</text:p>
          </table:table-cell>
          <table:table-cell table:formula="of:=&quot;.byte &quot; &amp; [.V2] &amp; &quot;,&quot; &amp; [.V3] &amp; &quot;,&quot; &amp; [.V4] &amp; &quot;,&quot; &amp; [.V5] &amp; &quot;,&quot; &amp; [.V6] &amp; &quot;,&quot; &amp; [.V7] &amp; &quot;,&quot; &amp; [.V8] &amp; &quot;,&quot; &amp; [.V9] &amp; &quot;,&quot; &amp; [.V10] &amp; &quot;,&quot; &amp; [.V11] &amp; &quot;,&quot; &amp; [.V12] &amp; &quot;,&quot; &amp; [.V13] &amp; &quot;,&quot; &amp; [.V14] &amp; &quot;,&quot; &amp; [.V15] &amp; &quot;      ; &quot; &amp; [.V1]" office:value-type="string" office:string-value=".byte 0,0,0,0,0,0,RB,RB,0,0,0,0,0,0      ; W8">
            <text:p>.byte 0,0,0,0,0,0,RB,RB,0,0,0,0,0,0 <text:s text:c="5"/>; W8</text:p>
          </table:table-cell>
          <table:table-cell table:formula="of:=&quot;.byte &quot; &amp; [.W2] &amp; &quot;,&quot; &amp; [.W3] &amp; &quot;,&quot; &amp; [.W4] &amp; &quot;,&quot; &amp; [.W5] &amp; &quot;,&quot; &amp; [.W6] &amp; &quot;,&quot; &amp; [.W7] &amp; &quot;,&quot; &amp; [.W8] &amp; &quot;,&quot; &amp; [.W9] &amp; &quot;,&quot; &amp; [.W10] &amp; &quot;,&quot; &amp; [.W11] &amp; &quot;,&quot; &amp; [.W12] &amp; &quot;,&quot; &amp; [.W13] &amp; &quot;,&quot; &amp; [.W14] &amp; &quot;,&quot; &amp; [.W15] &amp; &quot;      ; &quot; &amp; [.W1]" office:value-type="string" office:string-value=".byte 0,0,0,0,0,0,FS,BSBR,0,0,0,0,0,0      ; W9">
            <text:p>.byte 0,0,0,0,0,0,FS,BSBR,0,0,0,0,0,0 <text:s text:c="5"/>; W9</text:p>
          </table:table-cell>
          <table:table-cell/>
          <table:table-cell table:formula="of:=&quot;.byte &quot; &amp; [.Y2] &amp; &quot;,&quot; &amp; [.Y3] &amp; &quot;,&quot; &amp; [.Y4] &amp; &quot;,&quot; &amp; [.Y5] &amp; &quot;,&quot; &amp; [.Y6] &amp; &quot;,&quot; &amp; [.Y7] &amp; &quot;,&quot; &amp; [.Y8] &amp; &quot;,&quot; &amp; [.Y9] &amp; &quot;,&quot; &amp; [.Y10] &amp; &quot;,&quot; &amp; [.Y11] &amp; &quot;,&quot; &amp; [.Y12] &amp; &quot;,&quot; &amp; [.Y13] &amp; &quot;,&quot; &amp; [.Y14] &amp; &quot;,&quot; &amp; [.Y15] &amp; &quot;      ; &quot; &amp; [.Y1]" office:value-type="string" office:string-value=".byte TLC,TLC,TLC,TLC,TLC,BS,BSBL,FS,FS,TRC,0,TLC,BS,FS      ; D0">
            <text:p>.byte TLC,TLC,TLC,TLC,TLC,BS,BSBL,FS,FS,TRC,0,TLC,BS,FS <text:s text:c="5"/>; D0</text:p>
          </table:table-cell>
          <table:table-cell table:formula="of:=&quot;.byte &quot; &amp; [.Z2] &amp; &quot;,&quot; &amp; [.Z3] &amp; &quot;,&quot; &amp; [.Z4] &amp; &quot;,&quot; &amp; [.Z5] &amp; &quot;,&quot; &amp; [.Z6] &amp; &quot;,&quot; &amp; [.Z7] &amp; &quot;,&quot; &amp; [.Z8] &amp; &quot;,&quot; &amp; [.Z9] &amp; &quot;,&quot; &amp; [.Z10] &amp; &quot;,&quot; &amp; [.Z11] &amp; &quot;,&quot; &amp; [.Z12] &amp; &quot;,&quot; &amp; [.Z13] &amp; &quot;,&quot; &amp; [.Z14] &amp; &quot;,&quot; &amp; [.Z15] &amp; &quot;      ; &quot; &amp; [.Z1]" office:value-type="string" office:string-value=".byte TRC,TRC,TRC,TRC,TRC,DT2L,DT1L,DT2R,DT2R,RB,0,LB,DT2L,DT2R      ; D1">
            <text:p>.byte TRC,TRC,TRC,TRC,TRC,DT2L,DT1L,DT2R,DT2R,RB,0,LB,DT2L,DT2R <text:s text:c="5"/>; D1</text:p>
          </table:table-cell>
          <table:table-cell table:formula="of:=&quot;.byte &quot; &amp; [.AA2] &amp; &quot;,&quot; &amp; [.AA3] &amp; &quot;,&quot; &amp; [.AA4] &amp; &quot;,&quot; &amp; [.AA5] &amp; &quot;,&quot; &amp; [.AA6] &amp; &quot;,&quot; &amp; [.AA7] &amp; &quot;,&quot; &amp; [.AA8] &amp; &quot;,&quot; &amp; [.AA9] &amp; &quot;,&quot; &amp; [.AA10] &amp; &quot;,&quot; &amp; [.AA11] &amp; &quot;,&quot; &amp; [.AA12] &amp; &quot;,&quot; &amp; [.AA13] &amp; &quot;,&quot; &amp; [.AA14] &amp; &quot;,&quot; &amp; [.AA15] &amp; &quot;      ; &quot; &amp; [.AA1]" office:value-type="string" office:string-value=".byte DA1,DA1,DA1,DA1,DA1,MBR,MBL,MBL,MBL,RB,0,LB,MBR,MBL      ; D2">
            <text:p>.byte DA1,DA1,DA1,DA1,DA1,MBR,MBL,MBL,MBL,RB,0,LB,MBR,MBL <text:s text:c="5"/>; D2</text:p>
          </table:table-cell>
          <table:table-cell table:formula="of:=&quot;.byte &quot; &amp; [.AB2] &amp; &quot;,&quot; &amp; [.AB3] &amp; &quot;,&quot; &amp; [.AB4] &amp; &quot;,&quot; &amp; [.AB5] &amp; &quot;,&quot; &amp; [.AB6] &amp; &quot;,&quot; &amp; [.AB7] &amp; &quot;,&quot; &amp; [.AB8] &amp; &quot;,&quot; &amp; [.AB9] &amp; &quot;,&quot; &amp; [.AB10] &amp; &quot;,&quot; &amp; [.AB11] &amp; &quot;,&quot; &amp; [.AB12] &amp; &quot;,&quot; &amp; [.AB13] &amp; &quot;,&quot; &amp; [.AB14] &amp; &quot;,&quot; &amp; [.AB15] &amp; &quot;      ; &quot; &amp; [.AB1]" office:value-type="string" office:string-value=".byte DA2,DA2,DA2,DA2,DA2,DB2L,MBL,DB2R,DB2R,RB,0,LB,MBR,MBL      ; D3">
            <text:p>.byte DA2,DA2,DA2,DA2,DA2,DB2L,MBL,DB2R,DB2R,RB,0,LB,MBR,MBL <text:s text:c="5"/>; D3</text:p>
          </table:table-cell>
          <table:table-cell table:formula="of:=&quot;.byte &quot; &amp; [.AC2] &amp; &quot;,&quot; &amp; [.AC3] &amp; &quot;,&quot; &amp; [.AC4] &amp; &quot;,&quot; &amp; [.AC5] &amp; &quot;,&quot; &amp; [.AC6] &amp; &quot;,&quot; &amp; [.AC7] &amp; &quot;,&quot; &amp; [.AC8] &amp; &quot;,&quot; &amp; [.AC9] &amp; &quot;,&quot; &amp; [.AC10] &amp; &quot;,&quot; &amp; [.AC11] &amp; &quot;,&quot; &amp; [.AC12] &amp; &quot;,&quot; &amp; [.AC13] &amp; &quot;,&quot; &amp; [.AC14] &amp; &quot;,&quot; &amp; [.AC15] &amp; &quot;      ; &quot; &amp; [.AC1]" office:value-type="string" office:string-value=".byte 0,0,0,0,0,0,MBL,FSBR,0,RB,0,LB,MBR,MBL      ; D4">
            <text:p>.byte 0,0,0,0,0,0,MBL,FSBR,0,RB,0,LB,MBR,MBL <text:s text:c="5"/>; D4</text:p>
          </table:table-cell>
          <table:table-cell table:formula="of:=&quot;.byte &quot; &amp; [.AD2] &amp; &quot;,&quot; &amp; [.AD3] &amp; &quot;,&quot; &amp; [.AD4] &amp; &quot;,&quot; &amp; [.AD5] &amp; &quot;,&quot; &amp; [.AD6] &amp; &quot;,&quot; &amp; [.AD7] &amp; &quot;,&quot; &amp; [.AD8] &amp; &quot;,&quot; &amp; [.AD9] &amp; &quot;,&quot; &amp; [.AD10] &amp; &quot;,&quot; &amp; [.AD11] &amp; &quot;,&quot; &amp; [.AD12] &amp; &quot;,&quot; &amp; [.AD13] &amp; &quot;,&quot; &amp; [.AD14] &amp; &quot;,&quot; &amp; [.AD15] &amp; &quot;      ; &quot; &amp; [.AD1]" office:value-type="string" office:string-value=".byte 0,0,0,0,0,0,DB1L,DT1R,0,BRC,0,BLC,MBR,MBL      ; D5">
            <text:p>.byte 0,0,0,0,0,0,DB1L,DT1R,0,BRC,0,BLC,MBR,MBL <text:s text:c="5"/>; D5</text:p>
          </table:table-cell>
          <table:table-cell table:formula="of:=&quot;.byte &quot; &amp; [.AE2] &amp; &quot;,&quot; &amp; [.AE3] &amp; &quot;,&quot; &amp; [.AE4] &amp; &quot;,&quot; &amp; [.AE5] &amp; &quot;,&quot; &amp; [.AE6] &amp; &quot;,&quot; &amp; [.AE7] &amp; &quot;,&quot; &amp; [.AE8] &amp; &quot;,&quot; &amp; [.AE9] &amp; &quot;,&quot; &amp; [.AE10] &amp; &quot;,&quot; &amp; [.AE11] &amp; &quot;,&quot; &amp; [.AE12] &amp; &quot;,&quot; &amp; [.AE13] &amp; &quot;,&quot; &amp; [.AE14] &amp; &quot;,&quot; &amp; [.AE15] &amp; &quot;      ; &quot; &amp; [.AE1]" office:value-type="string" office:string-value=".byte 0,0,0,0,0,0,BS,MBR,0,0,0,0,MBR,MBL      ; D6">
            <text:p>.byte 0,0,0,0,0,0,BS,MBR,0,0,0,0,MBR,MBL <text:s text:c="5"/>; D6</text:p>
          </table:table-cell>
          <table:table-cell table:formula="of:=&quot;.byte &quot; &amp; [.AF2] &amp; &quot;,&quot; &amp; [.AF3] &amp; &quot;,&quot; &amp; [.AF4] &amp; &quot;,&quot; &amp; [.AF5] &amp; &quot;,&quot; &amp; [.AF6] &amp; &quot;,&quot; &amp; [.AF7] &amp; &quot;,&quot; &amp; [.AF8] &amp; &quot;,&quot; &amp; [.AF9] &amp; &quot;,&quot; &amp; [.AF10] &amp; &quot;,&quot; &amp; [.AF11] &amp; &quot;,&quot; &amp; [.AF12] &amp; &quot;,&quot; &amp; [.AF13] &amp; &quot;,&quot; &amp; [.AF14] &amp; &quot;,&quot; &amp; [.AF15] &amp; &quot;      ; &quot; &amp; [.AF1]" office:value-type="string" office:string-value=".byte 0,0,0,0,0,0,DT2L,MBR,0,0,0,0,DB2L,DB2R      ; D7">
            <text:p>.byte 0,0,0,0,0,0,DT2L,MBR,0,0,0,0,DB2L,DB2R <text:s text:c="5"/>; D7</text:p>
          </table:table-cell>
          <table:table-cell table:formula="of:=&quot;.byte &quot; &amp; [.AG2] &amp; &quot;,&quot; &amp; [.AG3] &amp; &quot;,&quot; &amp; [.AG4] &amp; &quot;,&quot; &amp; [.AG5] &amp; &quot;,&quot; &amp; [.AG6] &amp; &quot;,&quot; &amp; [.AG7] &amp; &quot;,&quot; &amp; [.AG8] &amp; &quot;,&quot; &amp; [.AG9] &amp; &quot;,&quot; &amp; [.AG10] &amp; &quot;,&quot; &amp; [.AG11] &amp; &quot;,&quot; &amp; [.AG12] &amp; &quot;,&quot; &amp; [.AG13] &amp; &quot;,&quot; &amp; [.AG14] &amp; &quot;,&quot; &amp; [.AG15] &amp; &quot;      ; &quot; &amp; [.AG1]" office:value-type="string" office:string-value=".byte 0,0,0,0,0,0,MBR,MBR,0,0,0,0,0,0      ; D8">
            <text:p>.byte 0,0,0,0,0,0,MBR,MBR,0,0,0,0,0,0 <text:s text:c="5"/>; D8</text:p>
          </table:table-cell>
          <table:table-cell table:formula="of:=&quot;.byte &quot; &amp; [.AH2] &amp; &quot;,&quot; &amp; [.AH3] &amp; &quot;,&quot; &amp; [.AH4] &amp; &quot;,&quot; &amp; [.AH5] &amp; &quot;,&quot; &amp; [.AH6] &amp; &quot;,&quot; &amp; [.AH7] &amp; &quot;,&quot; &amp; [.AH8] &amp; &quot;,&quot; &amp; [.AH9] &amp; &quot;,&quot; &amp; [.AH10] &amp; &quot;,&quot; &amp; [.AH11] &amp; &quot;,&quot; &amp; [.AH12] &amp; &quot;,&quot; &amp; [.AH13] &amp; &quot;,&quot; &amp; [.AH14] &amp; &quot;,&quot; &amp; [.AH15] &amp; &quot;      ; &quot; &amp; [.AH1]" office:value-type="string" office:string-value=".byte 0,0,0,0,0,0,DB2L,DB1R,0,0,0,0,0,0      ; D9">
            <text:p>.byte 0,0,0,0,0,0,DB2L,DB1R,0,0,0,0,0,0 <text:s text:c="5"/>; D9</text:p>
          </table:table-cell>
        </table:table-row>
        <table:table-row table:style-name="ro4">
          <table:table-cell table:number-columns-repeated="34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FLW2</text:p>
          </table:table-cell>
          <table:table-cell table:formula="of:=&quot;   .byte &quot; &amp; [.C2] &amp; &quot;,&quot; &amp; [.D2] &amp; &quot;,&quot; &amp; [.E2] &amp; &quot;,&quot; &amp; [.F2] &amp; &quot;,&quot; &amp; [.G2] &amp; &quot;,&quot; &amp; [.H2] &amp; &quot;,&quot; &amp; [.I2] &amp; &quot;,&quot; &amp; [.J2] &amp; &quot;,&quot; &amp; [.K2] &amp; &quot;,&quot; &amp; [.L2] &amp; &quot;      ; &quot; &amp; [.$B25]" office:value-type="string" office:string-value="   .byte 255,66,255,88,255,255,255,255,255,255      ; FLW2">
            <text:p><text:s text:c="3"/>.byte 255,66,255,88,255,255,255,255,255,255 <text:s text:c="5"/>; FLW2</text:p>
          </table:table-cell>
          <table:table-cell table:number-columns-repeated="10"/>
          <table:table-cell table:formula="of:=&quot;   .byte &quot; &amp; [.N2] &amp; &quot;,&quot; &amp; [.O2] &amp; &quot;,&quot; &amp; [.P2] &amp; &quot;,&quot; &amp; [.Q2] &amp; &quot;,&quot; &amp; [.R2] &amp; &quot;,&quot; &amp; [.S2] &amp; &quot;,&quot; &amp; [.T2] &amp; &quot;,&quot; &amp; [.U2] &amp; &quot;,&quot; &amp; [.V2] &amp; &quot;,&quot; &amp; [.W2] &amp; &quot;      ; &quot; &amp; [.$B25]" office:value-type="string" office:string-value="   .byte TLC,TRC,BLC,BRC,0,0,0,0,0,0      ; FLW2">
            <text:p><text:s text:c="3"/>.byte TLC,TRC,BLC,BRC,0,0,0,0,0,0 <text:s text:c="5"/>; FLW2</text:p>
          </table:table-cell>
          <table:table-cell table:number-columns-repeated="10"/>
          <table:table-cell table:formula="of:=&quot;   .byte &quot; &amp; [.Y2] &amp; &quot;,&quot; &amp; [.Z2] &amp; &quot;,&quot; &amp; [.AA2] &amp; &quot;,&quot; &amp; [.AB2] &amp; &quot;,&quot; &amp; [.AC2] &amp; &quot;,&quot; &amp; [.AD2] &amp; &quot;,&quot; &amp; [.AE2] &amp; &quot;,&quot; &amp; [.AF2] &amp; &quot;,&quot; &amp; [.AG2] &amp; &quot;,&quot; &amp; [.AH2] &amp; &quot;      ; &quot; &amp; [.$B25]" office:value-type="string" office:string-value="   .byte TLC,TRC,DA1,DA2,0,0,0,0,0,0      ; FLW2">
            <text:p><text:s text:c="3"/>.byte TLC,TRC,DA1,DA2,0,0,0,0,0,0 <text:s text:c="5"/>; FLW2</text:p>
          </table:table-cell>
          <table:table-cell table:number-columns-repeated="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W2</text:p>
          </table:table-cell>
          <table:table-cell table:formula="of:=&quot;   .byte &quot; &amp; [.C3] &amp; &quot;,&quot; &amp; [.D3] &amp; &quot;,&quot; &amp; [.E3] &amp; &quot;,&quot; &amp; [.F3] &amp; &quot;,&quot; &amp; [.G3] &amp; &quot;,&quot; &amp; [.H3] &amp; &quot;,&quot; &amp; [.I3] &amp; &quot;,&quot; &amp; [.J3] &amp; &quot;,&quot; &amp; [.K3] &amp; &quot;,&quot; &amp; [.L3] &amp; &quot;      ; &quot; &amp; [.$B26]" office:value-type="string" office:string-value="   .byte 67,68,89,90,255,255,255,255,255,255      ; LW2">
            <text:p><text:s text:c="3"/>.byte 67,68,89,90,255,255,255,255,255,255 <text:s text:c="5"/>; LW2</text:p>
          </table:table-cell>
          <table:table-cell table:number-columns-repeated="10"/>
          <table:table-cell table:formula="of:=&quot;   .byte &quot; &amp; [.N3] &amp; &quot;,&quot; &amp; [.O3] &amp; &quot;,&quot; &amp; [.P3] &amp; &quot;,&quot; &amp; [.Q3] &amp; &quot;,&quot; &amp; [.R3] &amp; &quot;,&quot; &amp; [.S3] &amp; &quot;,&quot; &amp; [.T3] &amp; &quot;,&quot; &amp; [.U3] &amp; &quot;,&quot; &amp; [.V3] &amp; &quot;,&quot; &amp; [.W3] &amp; &quot;      ; &quot; &amp; [.$B26]" office:value-type="string" office:string-value="   .byte TLC,TRC,BLC,BRC,0,0,0,0,0,0      ; LW2">
            <text:p><text:s text:c="3"/>.byte TLC,TRC,BLC,BRC,0,0,0,0,0,0 <text:s text:c="5"/>; LW2</text:p>
          </table:table-cell>
          <table:table-cell table:number-columns-repeated="10"/>
          <table:table-cell table:formula="of:=&quot;   .byte &quot; &amp; [.Y3] &amp; &quot;,&quot; &amp; [.Z3] &amp; &quot;,&quot; &amp; [.AA3] &amp; &quot;,&quot; &amp; [.AB3] &amp; &quot;,&quot; &amp; [.AC3] &amp; &quot;,&quot; &amp; [.AD3] &amp; &quot;,&quot; &amp; [.AE3] &amp; &quot;,&quot; &amp; [.AF3] &amp; &quot;,&quot; &amp; [.AG3] &amp; &quot;,&quot; &amp; [.AH3] &amp; &quot;      ; &quot; &amp; [.$B26]" office:value-type="string" office:string-value="   .byte TLC,TRC,DA1,DA2,0,0,0,0,0,0      ; LW2">
            <text:p><text:s text:c="3"/>.byte TLC,TRC,DA1,DA2,0,0,0,0,0,0 <text:s text:c="5"/>; LW2</text:p>
          </table:table-cell>
          <table:table-cell table:number-columns-repeated="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W2</text:p>
          </table:table-cell>
          <table:table-cell table:formula="of:=&quot;   .byte &quot; &amp; [.C4] &amp; &quot;,&quot; &amp; [.D4] &amp; &quot;,&quot; &amp; [.E4] &amp; &quot;,&quot; &amp; [.F4] &amp; &quot;,&quot; &amp; [.G4] &amp; &quot;,&quot; &amp; [.H4] &amp; &quot;,&quot; &amp; [.I4] &amp; &quot;,&quot; &amp; [.J4] &amp; &quot;,&quot; &amp; [.K4] &amp; &quot;,&quot; &amp; [.L4] &amp; &quot;      ; &quot; &amp; [.$B27]" office:value-type="string" office:string-value="   .byte 69,70,91,92,255,255,255,255,255,255      ; AW2">
            <text:p><text:s text:c="3"/>.byte 69,70,91,92,255,255,255,255,255,255 <text:s text:c="5"/>; AW2</text:p>
          </table:table-cell>
          <table:table-cell table:number-columns-repeated="10"/>
          <table:table-cell table:formula="of:=&quot;   .byte &quot; &amp; [.N4] &amp; &quot;,&quot; &amp; [.O4] &amp; &quot;,&quot; &amp; [.P4] &amp; &quot;,&quot; &amp; [.Q4] &amp; &quot;,&quot; &amp; [.R4] &amp; &quot;,&quot; &amp; [.S4] &amp; &quot;,&quot; &amp; [.T4] &amp; &quot;,&quot; &amp; [.U4] &amp; &quot;,&quot; &amp; [.V4] &amp; &quot;,&quot; &amp; [.W4] &amp; &quot;      ; &quot; &amp; [.$B27]" office:value-type="string" office:string-value="   .byte TLC,TRC,BLC,BRC,0,0,0,0,0,0      ; AW2">
            <text:p><text:s text:c="3"/>.byte TLC,TRC,BLC,BRC,0,0,0,0,0,0 <text:s text:c="5"/>; AW2</text:p>
          </table:table-cell>
          <table:table-cell table:number-columns-repeated="10"/>
          <table:table-cell table:formula="of:=&quot;   .byte &quot; &amp; [.Y4] &amp; &quot;,&quot; &amp; [.Z4] &amp; &quot;,&quot; &amp; [.AA4] &amp; &quot;,&quot; &amp; [.AB4] &amp; &quot;,&quot; &amp; [.AC4] &amp; &quot;,&quot; &amp; [.AD4] &amp; &quot;,&quot; &amp; [.AE4] &amp; &quot;,&quot; &amp; [.AF4] &amp; &quot;,&quot; &amp; [.AG4] &amp; &quot;,&quot; &amp; [.AH4] &amp; &quot;      ; &quot; &amp; [.$B27]" office:value-type="string" office:string-value="   .byte TLC,TRC,DA1,DA2,0,0,0,0,0,0      ; AW2">
            <text:p><text:s text:c="3"/>.byte TLC,TRC,DA1,DA2,0,0,0,0,0,0 <text:s text:c="5"/>; AW2</text:p>
          </table:table-cell>
          <table:table-cell table:number-columns-repeated="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W2</text:p>
          </table:table-cell>
          <table:table-cell table:formula="of:=&quot;   .byte &quot; &amp; [.C5] &amp; &quot;,&quot; &amp; [.D5] &amp; &quot;,&quot; &amp; [.E5] &amp; &quot;,&quot; &amp; [.F5] &amp; &quot;,&quot; &amp; [.G5] &amp; &quot;,&quot; &amp; [.H5] &amp; &quot;,&quot; &amp; [.I5] &amp; &quot;,&quot; &amp; [.J5] &amp; &quot;,&quot; &amp; [.K5] &amp; &quot;,&quot; &amp; [.L5] &amp; &quot;      ; &quot; &amp; [.$B28]" office:value-type="string" office:string-value="   .byte 71,72,93,94,255,255,255,255,255,255      ; RW2">
            <text:p><text:s text:c="3"/>.byte 71,72,93,94,255,255,255,255,255,255 <text:s text:c="5"/>; RW2</text:p>
          </table:table-cell>
          <table:table-cell table:number-columns-repeated="10"/>
          <table:table-cell table:formula="of:=&quot;   .byte &quot; &amp; [.N5] &amp; &quot;,&quot; &amp; [.O5] &amp; &quot;,&quot; &amp; [.P5] &amp; &quot;,&quot; &amp; [.Q5] &amp; &quot;,&quot; &amp; [.R5] &amp; &quot;,&quot; &amp; [.S5] &amp; &quot;,&quot; &amp; [.T5] &amp; &quot;,&quot; &amp; [.U5] &amp; &quot;,&quot; &amp; [.V5] &amp; &quot;,&quot; &amp; [.W5] &amp; &quot;      ; &quot; &amp; [.$B28]" office:value-type="string" office:string-value="   .byte TLC,TRC,BLC,BRC,0,0,0,0,0,0      ; RW2">
            <text:p><text:s text:c="3"/>.byte TLC,TRC,BLC,BRC,0,0,0,0,0,0 <text:s text:c="5"/>; RW2</text:p>
          </table:table-cell>
          <table:table-cell table:number-columns-repeated="10"/>
          <table:table-cell table:formula="of:=&quot;   .byte &quot; &amp; [.Y5] &amp; &quot;,&quot; &amp; [.Z5] &amp; &quot;,&quot; &amp; [.AA5] &amp; &quot;,&quot; &amp; [.AB5] &amp; &quot;,&quot; &amp; [.AC5] &amp; &quot;,&quot; &amp; [.AD5] &amp; &quot;,&quot; &amp; [.AE5] &amp; &quot;,&quot; &amp; [.AF5] &amp; &quot;,&quot; &amp; [.AG5] &amp; &quot;,&quot; &amp; [.AH5] &amp; &quot;      ; &quot; &amp; [.$B28]" office:value-type="string" office:string-value="   .byte TLC,TRC,DA1,DA2,0,0,0,0,0,0      ; RW2">
            <text:p><text:s text:c="3"/>.byte TLC,TRC,DA1,DA2,0,0,0,0,0,0 <text:s text:c="5"/>; RW2</text:p>
          </table:table-cell>
          <table:table-cell table:number-columns-repeated="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FRW2</text:p>
          </table:table-cell>
          <table:table-cell table:formula="of:=&quot;   .byte &quot; &amp; [.C6] &amp; &quot;,&quot; &amp; [.D6] &amp; &quot;,&quot; &amp; [.E6] &amp; &quot;,&quot; &amp; [.F6] &amp; &quot;,&quot; &amp; [.G6] &amp; &quot;,&quot; &amp; [.H6] &amp; &quot;,&quot; &amp; [.I6] &amp; &quot;,&quot; &amp; [.J6] &amp; &quot;,&quot; &amp; [.K6] &amp; &quot;,&quot; &amp; [.L6] &amp; &quot;      ; &quot; &amp; [.$B29]" office:value-type="string" office:string-value="   .byte 73,255,95,255,255,255,255,255,255,255      ; FRW2">
            <text:p><text:s text:c="3"/>.byte 73,255,95,255,255,255,255,255,255,255 <text:s text:c="5"/>; FRW2</text:p>
          </table:table-cell>
          <table:table-cell table:number-columns-repeated="10"/>
          <table:table-cell table:formula="of:=&quot;   .byte &quot; &amp; [.N6] &amp; &quot;,&quot; &amp; [.O6] &amp; &quot;,&quot; &amp; [.P6] &amp; &quot;,&quot; &amp; [.Q6] &amp; &quot;,&quot; &amp; [.R6] &amp; &quot;,&quot; &amp; [.S6] &amp; &quot;,&quot; &amp; [.T6] &amp; &quot;,&quot; &amp; [.U6] &amp; &quot;,&quot; &amp; [.V6] &amp; &quot;,&quot; &amp; [.W6] &amp; &quot;      ; &quot; &amp; [.$B29]" office:value-type="string" office:string-value="   .byte TLC,TRC,BLC,BRC,0,0,0,0,0,0      ; FRW2">
            <text:p><text:s text:c="3"/>.byte TLC,TRC,BLC,BRC,0,0,0,0,0,0 <text:s text:c="5"/>; FRW2</text:p>
          </table:table-cell>
          <table:table-cell table:number-columns-repeated="10"/>
          <table:table-cell table:formula="of:=&quot;   .byte &quot; &amp; [.Y6] &amp; &quot;,&quot; &amp; [.Z6] &amp; &quot;,&quot; &amp; [.AA6] &amp; &quot;,&quot; &amp; [.AB6] &amp; &quot;,&quot; &amp; [.AC6] &amp; &quot;,&quot; &amp; [.AD6] &amp; &quot;,&quot; &amp; [.AE6] &amp; &quot;,&quot; &amp; [.AF6] &amp; &quot;,&quot; &amp; [.AG6] &amp; &quot;,&quot; &amp; [.AH6] &amp; &quot;      ; &quot; &amp; [.$B29]" office:value-type="string" office:string-value="   .byte TLC,TRC,DA1,DA2,0,0,0,0,0,0      ; FRW2">
            <text:p><text:s text:c="3"/>.byte TLC,TRC,DA1,DA2,0,0,0,0,0,0 <text:s text:c="5"/>; FRW2</text:p>
          </table:table-cell>
          <table:table-cell table:number-columns-repeated="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L1</text:p>
          </table:table-cell>
          <table:table-cell table:formula="of:=&quot;   .byte &quot; &amp; [.C7] &amp; &quot;,&quot; &amp; [.D7] &amp; &quot;,&quot; &amp; [.E7] &amp; &quot;,&quot; &amp; [.F7] &amp; &quot;,&quot; &amp; [.G7] &amp; &quot;,&quot; &amp; [.H7] &amp; &quot;,&quot; &amp; [.I7] &amp; &quot;,&quot; &amp; [.J7] &amp; &quot;,&quot; &amp; [.K7] &amp; &quot;,&quot; &amp; [.L7] &amp; &quot;      ; &quot; &amp; [.$B30]" office:value-type="string" office:string-value="   .byte 44,66,88,110,255,255,255,255,255,255      ; FL1">
            <text:p><text:s text:c="3"/>.byte 44,66,88,110,255,255,255,255,255,255 <text:s text:c="5"/>; FL1</text:p>
          </table:table-cell>
          <table:table-cell table:number-columns-repeated="10"/>
          <table:table-cell table:formula="of:=&quot;   .byte &quot; &amp; [.N7] &amp; &quot;,&quot; &amp; [.O7] &amp; &quot;,&quot; &amp; [.P7] &amp; &quot;,&quot; &amp; [.Q7] &amp; &quot;,&quot; &amp; [.R7] &amp; &quot;,&quot; &amp; [.S7] &amp; &quot;,&quot; &amp; [.T7] &amp; &quot;,&quot; &amp; [.U7] &amp; &quot;,&quot; &amp; [.V7] &amp; &quot;,&quot; &amp; [.W7] &amp; &quot;      ; &quot; &amp; [.$B30]" office:value-type="string" office:string-value="   .byte BS,RB,RB,FS,0,0,0,0,0,0      ; FL1">
            <text:p><text:s text:c="3"/>.byte BS,RB,RB,FS,0,0,0,0,0,0 <text:s text:c="5"/>; FL1</text:p>
          </table:table-cell>
          <table:table-cell table:number-columns-repeated="10"/>
          <table:table-cell table:formula="of:=&quot;   .byte &quot; &amp; [.Y7] &amp; &quot;,&quot; &amp; [.Z7] &amp; &quot;,&quot; &amp; [.AA7] &amp; &quot;,&quot; &amp; [.AB7] &amp; &quot;,&quot; &amp; [.AC7] &amp; &quot;,&quot; &amp; [.AD7] &amp; &quot;,&quot; &amp; [.AE7] &amp; &quot;,&quot; &amp; [.AF7] &amp; &quot;,&quot; &amp; [.AG7] &amp; &quot;,&quot; &amp; [.AH7] &amp; &quot;      ; &quot; &amp; [.$B30]" office:value-type="string" office:string-value="   .byte BS,DT2L,MBR,DB2L,0,0,0,0,0,0      ; FL1">
            <text:p><text:s text:c="3"/>.byte BS,DT2L,MBR,DB2L,0,0,0,0,0,0 <text:s text:c="5"/>; FL1</text:p>
          </table:table-cell>
          <table:table-cell table:number-columns-repeated="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1</text:p>
          </table:table-cell>
          <table:table-cell table:formula="of:=&quot;   .byte &quot; &amp; [.C8] &amp; &quot;,&quot; &amp; [.D8] &amp; &quot;,&quot; &amp; [.E8] &amp; &quot;,&quot; &amp; [.F8] &amp; &quot;,&quot; &amp; [.G8] &amp; &quot;,&quot; &amp; [.H8] &amp; &quot;,&quot; &amp; [.I8] &amp; &quot;,&quot; &amp; [.J8] &amp; &quot;,&quot; &amp; [.K8] &amp; &quot;,&quot; &amp; [.L8] &amp; &quot;      ; &quot; &amp; [.$B31]" office:value-type="string" office:string-value="   .byte 23,45,67,89,111,133,46,68,90,112      ; L1">
            <text:p><text:s text:c="3"/>.byte 23,45,67,89,111,133,46,68,90,112 <text:s text:c="5"/>; L1</text:p>
          </table:table-cell>
          <table:table-cell table:number-columns-repeated="10"/>
          <table:table-cell table:formula="of:=&quot;   .byte &quot; &amp; [.N8] &amp; &quot;,&quot; &amp; [.O8] &amp; &quot;,&quot; &amp; [.P8] &amp; &quot;,&quot; &amp; [.Q8] &amp; &quot;,&quot; &amp; [.R8] &amp; &quot;,&quot; &amp; [.S8] &amp; &quot;,&quot; &amp; [.T8] &amp; &quot;,&quot; &amp; [.U8] &amp; &quot;,&quot; &amp; [.V8] &amp; &quot;,&quot; &amp; [.W8] &amp; &quot;      ; &quot; &amp; [.$B31]" office:value-type="string" office:string-value="   .byte BSBL,LB,LB,LB,LB,FSBL,BS,RB,RB,FS      ; L1">
            <text:p><text:s text:c="3"/>.byte BSBL,LB,LB,LB,LB,FSBL,BS,RB,RB,FS <text:s text:c="5"/>; L1</text:p>
          </table:table-cell>
          <table:table-cell table:number-columns-repeated="10"/>
          <table:table-cell table:formula="of:=&quot;   .byte &quot; &amp; [.Y8] &amp; &quot;,&quot; &amp; [.Z8] &amp; &quot;,&quot; &amp; [.AA8] &amp; &quot;,&quot; &amp; [.AB8] &amp; &quot;,&quot; &amp; [.AC8] &amp; &quot;,&quot; &amp; [.AD8] &amp; &quot;,&quot; &amp; [.AE8] &amp; &quot;,&quot; &amp; [.AF8] &amp; &quot;,&quot; &amp; [.AG8] &amp; &quot;,&quot; &amp; [.AH8] &amp; &quot;      ; &quot; &amp; [.$B31]" office:value-type="string" office:string-value="   .byte BSBL,DT1L,MBL,MBL,MBL,DB1L,BS,DT2L,MBR,DB2L      ; L1">
            <text:p><text:s text:c="3"/>.byte BSBL,DT1L,MBL,MBL,MBL,DB1L,BS,DT2L,MBR,DB2L <text:s text:c="5"/>; L1</text:p>
          </table:table-cell>
          <table:table-cell table:number-columns-repeated="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1</text:p>
          </table:table-cell>
          <table:table-cell table:formula="of:=&quot;   .byte &quot; &amp; [.C9] &amp; &quot;,&quot; &amp; [.D9] &amp; &quot;,&quot; &amp; [.E9] &amp; &quot;,&quot; &amp; [.F9] &amp; &quot;,&quot; &amp; [.G9] &amp; &quot;,&quot; &amp; [.H9] &amp; &quot;,&quot; &amp; [.I9] &amp; &quot;,&quot; &amp; [.J9] &amp; &quot;,&quot; &amp; [.K9] &amp; &quot;,&quot; &amp; [.L9] &amp; &quot;      ; &quot; &amp; [.$B32]" office:value-type="string" office:string-value="   .byte 49,71,93,115,28,50,72,94,116,138      ; R1">
            <text:p><text:s text:c="3"/>.byte 49,71,93,115,28,50,72,94,116,138 <text:s text:c="5"/>; R1</text:p>
          </table:table-cell>
          <table:table-cell table:number-columns-repeated="10"/>
          <table:table-cell table:formula="of:=&quot;   .byte &quot; &amp; [.N9] &amp; &quot;,&quot; &amp; [.O9] &amp; &quot;,&quot; &amp; [.P9] &amp; &quot;,&quot; &amp; [.Q9] &amp; &quot;,&quot; &amp; [.R9] &amp; &quot;,&quot; &amp; [.S9] &amp; &quot;,&quot; &amp; [.T9] &amp; &quot;,&quot; &amp; [.U9] &amp; &quot;,&quot; &amp; [.V9] &amp; &quot;,&quot; &amp; [.W9] &amp; &quot;      ; &quot; &amp; [.$B32]" office:value-type="string" office:string-value="   .byte FS,LB,LB,BS,FSBR,RB,RB,RB,RB,BSBR      ; R1">
            <text:p><text:s text:c="3"/>.byte FS,LB,LB,BS,FSBR,RB,RB,RB,RB,BSBR <text:s text:c="5"/>; R1</text:p>
          </table:table-cell>
          <table:table-cell table:number-columns-repeated="10"/>
          <table:table-cell table:formula="of:=&quot;   .byte &quot; &amp; [.Y9] &amp; &quot;,&quot; &amp; [.Z9] &amp; &quot;,&quot; &amp; [.AA9] &amp; &quot;,&quot; &amp; [.AB9] &amp; &quot;,&quot; &amp; [.AC9] &amp; &quot;,&quot; &amp; [.AD9] &amp; &quot;,&quot; &amp; [.AE9] &amp; &quot;,&quot; &amp; [.AF9] &amp; &quot;,&quot; &amp; [.AG9] &amp; &quot;,&quot; &amp; [.AH9] &amp; &quot;      ; &quot; &amp; [.$B32]" office:value-type="string" office:string-value="   .byte FS,DT2R,MBL,DB2R,FSBR,DT1R,MBR,MBR,MBR,DB1R      ; R1">
            <text:p><text:s text:c="3"/>.byte FS,DT2R,MBL,DB2R,FSBR,DT1R,MBR,MBR,MBR,DB1R <text:s text:c="5"/>; R1</text:p>
          </table:table-cell>
          <table:table-cell table:number-columns-repeated="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R1</text:p>
          </table:table-cell>
          <table:table-cell table:formula="of:=&quot;   .byte &quot; &amp; [.C10] &amp; &quot;,&quot; &amp; [.D10] &amp; &quot;,&quot; &amp; [.E10] &amp; &quot;,&quot; &amp; [.F10] &amp; &quot;,&quot; &amp; [.G10] &amp; &quot;,&quot; &amp; [.H10] &amp; &quot;,&quot; &amp; [.I10] &amp; &quot;,&quot; &amp; [.J10] &amp; &quot;,&quot; &amp; [.K10] &amp; &quot;,&quot; &amp; [.L10] &amp; &quot;      ; &quot; &amp; [.$B33]" office:value-type="string" office:string-value="   .byte 51,73,95,117,255,255,255,255,255,255      ; FR1">
            <text:p><text:s text:c="3"/>.byte 51,73,95,117,255,255,255,255,255,255 <text:s text:c="5"/>; FR1</text:p>
          </table:table-cell>
          <table:table-cell table:number-columns-repeated="10"/>
          <table:table-cell table:formula="of:=&quot;   .byte &quot; &amp; [.N10] &amp; &quot;,&quot; &amp; [.O10] &amp; &quot;,&quot; &amp; [.P10] &amp; &quot;,&quot; &amp; [.Q10] &amp; &quot;,&quot; &amp; [.R10] &amp; &quot;,&quot; &amp; [.S10] &amp; &quot;,&quot; &amp; [.T10] &amp; &quot;,&quot; &amp; [.U10] &amp; &quot;,&quot; &amp; [.V10] &amp; &quot;,&quot; &amp; [.W10] &amp; &quot;      ; &quot; &amp; [.$B33]" office:value-type="string" office:string-value="   .byte FS,LB,LB,BS,0,0,0,0,0,0      ; FR1">
            <text:p><text:s text:c="3"/>.byte FS,LB,LB,BS,0,0,0,0,0,0 <text:s text:c="5"/>; FR1</text:p>
          </table:table-cell>
          <table:table-cell table:number-columns-repeated="10"/>
          <table:table-cell table:formula="of:=&quot;   .byte &quot; &amp; [.Y10] &amp; &quot;,&quot; &amp; [.Z10] &amp; &quot;,&quot; &amp; [.AA10] &amp; &quot;,&quot; &amp; [.AB10] &amp; &quot;,&quot; &amp; [.AC10] &amp; &quot;,&quot; &amp; [.AD10] &amp; &quot;,&quot; &amp; [.AE10] &amp; &quot;,&quot; &amp; [.AF10] &amp; &quot;,&quot; &amp; [.AG10] &amp; &quot;,&quot; &amp; [.AH10] &amp; &quot;      ; &quot; &amp; [.$B33]" office:value-type="string" office:string-value="   .byte FS,DT2R,MBL,DB2R,0,0,0,0,0,0      ; FR1">
            <text:p><text:s text:c="3"/>.byte FS,DT2R,MBL,DB2R,0,0,0,0,0,0 <text:s text:c="5"/>; FR1</text:p>
          </table:table-cell>
          <table:table-cell table:number-columns-repeated="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LW1</text:p>
          </table:table-cell>
          <table:table-cell table:formula="of:=&quot;   .byte &quot; &amp; [.C11] &amp; &quot;,&quot; &amp; [.D11] &amp; &quot;,&quot; &amp; [.E11] &amp; &quot;,&quot; &amp; [.F11] &amp; &quot;,&quot; &amp; [.G11] &amp; &quot;,&quot; &amp; [.H11] &amp; &quot;,&quot; &amp; [.I11] &amp; &quot;,&quot; &amp; [.J11] &amp; &quot;,&quot; &amp; [.K11] &amp; &quot;,&quot; &amp; [.L11] &amp; &quot;      ; &quot; &amp; [.$B34]" office:value-type="string" office:string-value="   .byte 22,44,66,88,110,132,255,255,255,255      ; LW1">
            <text:p><text:s text:c="3"/>.byte 22,44,66,88,110,132,255,255,255,255 <text:s text:c="5"/>; LW1</text:p>
          </table:table-cell>
          <table:table-cell table:number-columns-repeated="10"/>
          <table:table-cell table:formula="of:=&quot;   .byte &quot; &amp; [.N11] &amp; &quot;,&quot; &amp; [.O11] &amp; &quot;,&quot; &amp; [.P11] &amp; &quot;,&quot; &amp; [.Q11] &amp; &quot;,&quot; &amp; [.R11] &amp; &quot;,&quot; &amp; [.S11] &amp; &quot;,&quot; &amp; [.T11] &amp; &quot;,&quot; &amp; [.U11] &amp; &quot;,&quot; &amp; [.V11] &amp; &quot;,&quot; &amp; [.W11] &amp; &quot;      ; &quot; &amp; [.$B34]" office:value-type="string" office:string-value="   .byte TRC,RB,RB,RB,RB,BRC,0,0,0,0      ; LW1">
            <text:p><text:s text:c="3"/>.byte TRC,RB,RB,RB,RB,BRC,0,0,0,0 <text:s text:c="5"/>; LW1</text:p>
          </table:table-cell>
          <table:table-cell table:number-columns-repeated="10"/>
          <table:table-cell table:formula="of:=&quot;   .byte &quot; &amp; [.Y11] &amp; &quot;,&quot; &amp; [.Z11] &amp; &quot;,&quot; &amp; [.AA11] &amp; &quot;,&quot; &amp; [.AB11] &amp; &quot;,&quot; &amp; [.AC11] &amp; &quot;,&quot; &amp; [.AD11] &amp; &quot;,&quot; &amp; [.AE11] &amp; &quot;,&quot; &amp; [.AF11] &amp; &quot;,&quot; &amp; [.AG11] &amp; &quot;,&quot; &amp; [.AH11] &amp; &quot;      ; &quot; &amp; [.$B34]" office:value-type="string" office:string-value="   .byte TRC,RB,RB,RB,RB,BRC,0,0,0,0      ; LW1">
            <text:p><text:s text:c="3"/>.byte TRC,RB,RB,RB,RB,BRC,0,0,0,0 <text:s text:c="5"/>; LW1</text:p>
          </table:table-cell>
          <table:table-cell table:number-columns-repeated="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W1</text:p>
          </table:table-cell>
          <table:table-cell table:formula="of:=&quot;   .byte &quot; &amp; [.C12] &amp; &quot;,&quot; &amp; [.D12] &amp; &quot;,&quot; &amp; [.E12] &amp; &quot;,&quot; &amp; [.F12] &amp; &quot;,&quot; &amp; [.G12] &amp; &quot;,&quot; &amp; [.H12] &amp; &quot;,&quot; &amp; [.I12] &amp; &quot;,&quot; &amp; [.J12] &amp; &quot;,&quot; &amp; [.K12] &amp; &quot;,&quot; &amp; [.L12] &amp; &quot;      ; &quot; &amp; [.$B35]" office:value-type="string" office:string-value="   .byte 255,255,255,255,255,255,255,255,255,255      ; AW1">
            <text:p><text:s text:c="3"/>.byte 255,255,255,255,255,255,255,255,255,255 <text:s text:c="5"/>; AW1</text:p>
          </table:table-cell>
          <table:table-cell table:number-columns-repeated="10"/>
          <table:table-cell table:formula="of:=&quot;   .byte &quot; &amp; [.N12] &amp; &quot;,&quot; &amp; [.O12] &amp; &quot;,&quot; &amp; [.P12] &amp; &quot;,&quot; &amp; [.Q12] &amp; &quot;,&quot; &amp; [.R12] &amp; &quot;,&quot; &amp; [.S12] &amp; &quot;,&quot; &amp; [.T12] &amp; &quot;,&quot; &amp; [.U12] &amp; &quot;,&quot; &amp; [.V12] &amp; &quot;,&quot; &amp; [.W12] &amp; &quot;      ; &quot; &amp; [.$B35]" office:value-type="string" office:string-value="   .byte 0,0,0,0,0,0,0,0,0,0      ; AW1">
            <text:p><text:s text:c="3"/>.byte 0,0,0,0,0,0,0,0,0,0 <text:s text:c="5"/>; AW1</text:p>
          </table:table-cell>
          <table:table-cell table:number-columns-repeated="10"/>
          <table:table-cell table:formula="of:=&quot;   .byte &quot; &amp; [.Y12] &amp; &quot;,&quot; &amp; [.Z12] &amp; &quot;,&quot; &amp; [.AA12] &amp; &quot;,&quot; &amp; [.AB12] &amp; &quot;,&quot; &amp; [.AC12] &amp; &quot;,&quot; &amp; [.AD12] &amp; &quot;,&quot; &amp; [.AE12] &amp; &quot;,&quot; &amp; [.AF12] &amp; &quot;,&quot; &amp; [.AG12] &amp; &quot;,&quot; &amp; [.AH12] &amp; &quot;      ; &quot; &amp; [.$B35]" office:value-type="string" office:string-value="   .byte 0,0,0,0,0,0,0,0,0,0      ; AW1">
            <text:p><text:s text:c="3"/>.byte 0,0,0,0,0,0,0,0,0,0 <text:s text:c="5"/>; AW1</text:p>
          </table:table-cell>
          <table:table-cell table:number-columns-repeated="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W1</text:p>
          </table:table-cell>
          <table:table-cell table:formula="of:=&quot;   .byte &quot; &amp; [.C13] &amp; &quot;,&quot; &amp; [.D13] &amp; &quot;,&quot; &amp; [.E13] &amp; &quot;,&quot; &amp; [.F13] &amp; &quot;,&quot; &amp; [.G13] &amp; &quot;,&quot; &amp; [.H13] &amp; &quot;,&quot; &amp; [.I13] &amp; &quot;,&quot; &amp; [.J13] &amp; &quot;,&quot; &amp; [.K13] &amp; &quot;,&quot; &amp; [.L13] &amp; &quot;      ; &quot; &amp; [.$B36]" office:value-type="string" office:string-value="   .byte 29,51,73,95,117,139,255,255,255,255      ; RW1">
            <text:p><text:s text:c="3"/>.byte 29,51,73,95,117,139,255,255,255,255 <text:s text:c="5"/>; RW1</text:p>
          </table:table-cell>
          <table:table-cell table:number-columns-repeated="10"/>
          <table:table-cell table:formula="of:=&quot;   .byte &quot; &amp; [.N13] &amp; &quot;,&quot; &amp; [.O13] &amp; &quot;,&quot; &amp; [.P13] &amp; &quot;,&quot; &amp; [.Q13] &amp; &quot;,&quot; &amp; [.R13] &amp; &quot;,&quot; &amp; [.S13] &amp; &quot;,&quot; &amp; [.T13] &amp; &quot;,&quot; &amp; [.U13] &amp; &quot;,&quot; &amp; [.V13] &amp; &quot;,&quot; &amp; [.W13] &amp; &quot;      ; &quot; &amp; [.$B36]" office:value-type="string" office:string-value="   .byte TLC,LB,LB,LB,LB,BLC,0,0,0,0      ; RW1">
            <text:p><text:s text:c="3"/>.byte TLC,LB,LB,LB,LB,BLC,0,0,0,0 <text:s text:c="5"/>; RW1</text:p>
          </table:table-cell>
          <table:table-cell table:number-columns-repeated="10"/>
          <table:table-cell table:formula="of:=&quot;   .byte &quot; &amp; [.Y13] &amp; &quot;,&quot; &amp; [.Z13] &amp; &quot;,&quot; &amp; [.AA13] &amp; &quot;,&quot; &amp; [.AB13] &amp; &quot;,&quot; &amp; [.AC13] &amp; &quot;,&quot; &amp; [.AD13] &amp; &quot;,&quot; &amp; [.AE13] &amp; &quot;,&quot; &amp; [.AF13] &amp; &quot;,&quot; &amp; [.AG13] &amp; &quot;,&quot; &amp; [.AH13] &amp; &quot;      ; &quot; &amp; [.$B36]" office:value-type="string" office:string-value="   .byte TLC,LB,LB,LB,LB,BLC,0,0,0,0      ; RW1">
            <text:p><text:s text:c="3"/>.byte TLC,LB,LB,LB,LB,BLC,0,0,0,0 <text:s text:c="5"/>; RW1</text:p>
          </table:table-cell>
          <table:table-cell table:number-columns-repeated="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0</text:p>
          </table:table-cell>
          <table:table-cell table:formula="of:=&quot;   .byte &quot; &amp; [.C14] &amp; &quot;,&quot; &amp; [.D14] &amp; &quot;,&quot; &amp; [.E14] &amp; &quot;,&quot; &amp; [.F14] &amp; &quot;,&quot; &amp; [.G14] &amp; &quot;,&quot; &amp; [.H14] &amp; &quot;,&quot; &amp; [.I14] &amp; &quot;,&quot; &amp; [.J14] &amp; &quot;,&quot; &amp; [.K14] &amp; &quot;,&quot; &amp; [.L14] &amp; &quot;      ; &quot; &amp; [.$B37]" office:value-type="string" office:string-value="   .byte 0,22,44,66,88,110,132,154,255,255      ; L0">
            <text:p><text:s text:c="3"/>.byte 0,22,44,66,88,110,132,154,255,255 <text:s text:c="5"/>; L0</text:p>
          </table:table-cell>
          <table:table-cell table:number-columns-repeated="10"/>
          <table:table-cell table:formula="of:=&quot;   .byte &quot; &amp; [.N14] &amp; &quot;,&quot; &amp; [.O14] &amp; &quot;,&quot; &amp; [.P14] &amp; &quot;,&quot; &amp; [.Q14] &amp; &quot;,&quot; &amp; [.R14] &amp; &quot;,&quot; &amp; [.S14] &amp; &quot;,&quot; &amp; [.T14] &amp; &quot;,&quot; &amp; [.U14] &amp; &quot;,&quot; &amp; [.V14] &amp; &quot;,&quot; &amp; [.W14] &amp; &quot;      ; &quot; &amp; [.$B37]" office:value-type="string" office:string-value="   .byte BS,RB,RB,RB,RB,RB,RB,FS,0,0      ; L0">
            <text:p><text:s text:c="3"/>.byte BS,RB,RB,RB,RB,RB,RB,FS,0,0 <text:s text:c="5"/>; L0</text:p>
          </table:table-cell>
          <table:table-cell table:number-columns-repeated="10"/>
          <table:table-cell table:formula="of:=&quot;   .byte &quot; &amp; [.Y14] &amp; &quot;,&quot; &amp; [.Z14] &amp; &quot;,&quot; &amp; [.AA14] &amp; &quot;,&quot; &amp; [.AB14] &amp; &quot;,&quot; &amp; [.AC14] &amp; &quot;,&quot; &amp; [.AD14] &amp; &quot;,&quot; &amp; [.AE14] &amp; &quot;,&quot; &amp; [.AF14] &amp; &quot;,&quot; &amp; [.AG14] &amp; &quot;,&quot; &amp; [.AH14] &amp; &quot;      ; &quot; &amp; [.$B37]" office:value-type="string" office:string-value="   .byte BS,DT2L,MBR,MBR,MBR,MBR,MBR,DB2L,0,0      ; L0">
            <text:p><text:s text:c="3"/>.byte BS,DT2L,MBR,MBR,MBR,MBR,MBR,DB2L,0,0 <text:s text:c="5"/>; L0</text:p>
          </table:table-cell>
          <table:table-cell table:number-columns-repeated="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0</text:p>
          </table:table-cell>
          <table:table-cell table:formula="of:=&quot;   .byte &quot; &amp; [.C15] &amp; &quot;,&quot; &amp; [.D15] &amp; &quot;,&quot; &amp; [.E15] &amp; &quot;,&quot; &amp; [.F15] &amp; &quot;,&quot; &amp; [.G15] &amp; &quot;,&quot; &amp; [.H15] &amp; &quot;,&quot; &amp; [.I15] &amp; &quot;,&quot; &amp; [.J15] &amp; &quot;,&quot; &amp; [.K15] &amp; &quot;,&quot; &amp; [.L15] &amp; &quot;      ; &quot; &amp; [.$B38]" office:value-type="string" office:string-value="   .byte 7,29,51,73,95,117,139,161,255,255      ; R0">
            <text:p><text:s text:c="3"/>.byte 7,29,51,73,95,117,139,161,255,255 <text:s text:c="5"/>; R0</text:p>
          </table:table-cell>
          <table:table-cell table:number-columns-repeated="10"/>
          <table:table-cell table:formula="of:=&quot;   .byte &quot; &amp; [.N15] &amp; &quot;,&quot; &amp; [.O15] &amp; &quot;,&quot; &amp; [.P15] &amp; &quot;,&quot; &amp; [.Q15] &amp; &quot;,&quot; &amp; [.R15] &amp; &quot;,&quot; &amp; [.S15] &amp; &quot;,&quot; &amp; [.T15] &amp; &quot;,&quot; &amp; [.U15] &amp; &quot;,&quot; &amp; [.V15] &amp; &quot;,&quot; &amp; [.W15] &amp; &quot;      ; &quot; &amp; [.$B38]" office:value-type="string" office:string-value="   .byte FS,LB,LB,LB,LB,LB,LB,BS,0,0      ; R0">
            <text:p><text:s text:c="3"/>.byte FS,LB,LB,LB,LB,LB,LB,BS,0,0 <text:s text:c="5"/>; R0</text:p>
          </table:table-cell>
          <table:table-cell table:number-columns-repeated="10"/>
          <table:table-cell table:formula="of:=&quot;   .byte &quot; &amp; [.Y15] &amp; &quot;,&quot; &amp; [.Z15] &amp; &quot;,&quot; &amp; [.AA15] &amp; &quot;,&quot; &amp; [.AB15] &amp; &quot;,&quot; &amp; [.AC15] &amp; &quot;,&quot; &amp; [.AD15] &amp; &quot;,&quot; &amp; [.AE15] &amp; &quot;,&quot; &amp; [.AF15] &amp; &quot;,&quot; &amp; [.AG15] &amp; &quot;,&quot; &amp; [.AH15] &amp; &quot;      ; &quot; &amp; [.$B38]" office:value-type="string" office:string-value="   .byte FS,DT2R,MBL,MBL,MBL,MBL,MBL,DB2R,0,0      ; R0">
            <text:p><text:s text:c="3"/>.byte FS,DT2R,MBL,MBL,MBL,MBL,MBL,DB2R,0,0 <text:s text:c="5"/>; R0</text:p>
          </table:table-cell>
          <table:table-cell table:number-columns-repeated="9"/>
        </table:table-row>
        <table:table-row table:style-name="ro4">
          <table:table-cell table:number-columns-repeated="34"/>
        </table:table-row>
        <table:table-row table:style-name="ro4">
          <table:table-cell table:number-columns-repeated="3"/>
          <table:table-cell table:formula="of:=&quot;    .byte &quot; &amp; 10" office:value-type="string" office:string-value="    .byte 10">
            <text:p><text:s text:c="4"/>.byte 10</text:p>
          </table:table-cell>
          <table:table-cell table:number-columns-repeated="30"/>
        </table:table-row>
        <table:table-row table:style-name="ro4">
          <table:table-cell table:number-columns-repeated="3"/>
          <table:table-cell table:formula="of:=&quot;    .byte &quot; &amp; 20" office:value-type="string" office:string-value="    .byte 20">
            <text:p><text:s text:c="4"/>.byte 20</text:p>
          </table:table-cell>
          <table:table-cell table:number-columns-repeated="30"/>
        </table:table-row>
        <table:table-row table:style-name="ro4" table:number-rows-repeated="1048534">
          <table:table-cell table:number-columns-repeated="34"/>
        </table:table-row>
        <table:table-row table:style-name="ro4">
          <table:table-cell table:number-columns-repeated="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8/24/2013</text:date>, <text:time>20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CES" style:display-name="PageStyle_R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4T20:43:17.58</dc:date>
    <meta:generator>OpenOffice.org/3.4.1$Win32 OpenOffice.org_project/341m1$Build-9593</meta:generator>
    <meta:editing-duration>P15DT18H9M34S</meta:editing-duration>
    <meta:editing-cycles>462</meta:editing-cycles>
    <meta:document-statistic meta:table-count="12" meta:cell-count="12957" meta:object-count="0"/>
  </office:meta>
</office:document-meta>
</file>